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6" table:default-cell-style-name="Default"/>
        <table:table-row table:style-name="ro1">
          <table:table-cell office:value-type="string">
            <text:p>Optimal</text:p>
          </table:table-cell>
          <table:table-cell office:value-type="string">
            <text:p>A*</text:p>
          </table:table-cell>
          <table:table-cell office:value-type="string">
            <text:p>A* Ratio</text:p>
          </table:table-cell>
          <table:table-cell office:value-type="string">
            <text:p>A* PS</text:p>
          </table:table-cell>
          <table:table-cell office:value-type="string">
            <text:p>A* PS Ratio</text:p>
          </table:table-cell>
          <table:table-cell office:value-type="string">
            <text:p>Theta*</text:p>
          </table:table-cell>
          <table:table-cell office:value-type="string">
            <text:p>Theta* Ratio</text:p>
          </table:table-cell>
          <table:table-cell office:value-type="string">
            <text:p>RDP</text:p>
          </table:table-cell>
          <table:table-cell office:value-type="string">
            <text:p>RDP Ratio</text:p>
          </table:table-cell>
          <table:table-cell office:value-type="string">
            <text:p>RPF</text:p>
          </table:table-cell>
          <table:table-cell office:value-type="string">
            <text:p>RPF Ratio</text:p>
          </table:table-cell>
          <table:table-cell/>
          <table:table-cell office:value-type="string">
            <text:p>vs. A*</text:p>
          </table:table-cell>
          <table:table-cell office:value-type="string">
            <text:p>vs. A* PS</text:p>
          </table:table-cell>
          <table:table-cell office:value-type="string">
            <text:p>vs. Theta*</text:p>
          </table:table-cell>
          <table:table-cell office:value-type="string">
            <text:p>vs. RDP</text:p>
          </table:table-cell>
        </table:table-row>
        <table:table-row table:style-name="ro1">
          <table:table-cell office:value-type="float" office:value="16.9">
            <text:p>16.9</text:p>
          </table:table-cell>
          <table:table-cell office:value-type="float" office:value="28.56">
            <text:p>28.56</text:p>
          </table:table-cell>
          <table:table-cell table:formula="of:=[.B2]/[.A2]" office:value-type="float" office:value="1.68994082840237">
            <text:p>1.69</text:p>
          </table:table-cell>
          <table:table-cell office:value-type="float" office:value="16.9">
            <text:p>16.9</text:p>
          </table:table-cell>
          <table:table-cell table:formula="of:=[.D2]/[.A2]" office:value-type="float" office:value="1">
            <text:p>1</text:p>
          </table:table-cell>
          <table:table-cell office:value-type="float" office:value="16.9">
            <text:p>16.9</text:p>
          </table:table-cell>
          <table:table-cell table:formula="of:=[.F2]/[.A2]" office:value-type="float" office:value="1">
            <text:p>1</text:p>
          </table:table-cell>
          <table:table-cell office:value-type="float" office:value="16.9">
            <text:p>16.9</text:p>
          </table:table-cell>
          <table:table-cell table:formula="of:=[.H2]/[.A2]" office:value-type="float" office:value="1">
            <text:p>1</text:p>
          </table:table-cell>
          <table:table-cell office:value-type="float" office:value="16.9">
            <text:p>16.9</text:p>
          </table:table-cell>
          <table:table-cell table:formula="of:=[.J2]/[.A2]" office:value-type="float" office:value="1">
            <text:p>1</text:p>
          </table:table-cell>
          <table:table-cell/>
          <table:table-cell table:formula="of:=TTEST([.C2:.C1264];[.K2:.K1264];2;2)" office:value-type="float" office:value="1.772308391449E-046">
            <text:p>0</text:p>
          </table:table-cell>
          <table:table-cell table:formula="of:=TTEST([.D2:.D1264];[.K2:.K1264];2;2)" office:value-type="float" office:value="0">
            <text:p>0</text:p>
          </table:table-cell>
          <table:table-cell table:formula="of:=TTEST([.E2:.E1264];[.K2:.K1264];2;2)" office:value-type="float" office:value="0.21144906787817">
            <text:p>0.21</text:p>
          </table:table-cell>
          <table:table-cell table:formula="of:=TTEST([.F2:.F1264];[.K2:.K1264];2;2)" office:value-type="float" office:value="0">
            <text:p>0</text:p>
          </table:table-cell>
        </table:table-row>
        <table:table-row table:style-name="ro1">
          <table:table-cell office:value-type="float" office:value="450.58">
            <text:p>450.58</text:p>
          </table:table-cell>
          <table:table-cell office:value-type="float" office:value="462.24">
            <text:p>462.24</text:p>
          </table:table-cell>
          <table:table-cell table:formula="of:=[.B3]/[.A3]" office:value-type="float" office:value="1.02587775755693">
            <text:p>1.03</text:p>
          </table:table-cell>
          <table:table-cell office:value-type="float" office:value="455.85">
            <text:p>455.85</text:p>
          </table:table-cell>
          <table:table-cell table:formula="of:=[.D3]/[.A3]" office:value-type="float" office:value="1.01169603621998">
            <text:p>1.01</text:p>
          </table:table-cell>
          <table:table-cell office:value-type="float" office:value="454.68">
            <text:p>454.68</text:p>
          </table:table-cell>
          <table:table-cell table:formula="of:=[.F3]/[.A3]" office:value-type="float" office:value="1.00909938301744">
            <text:p>1.01</text:p>
          </table:table-cell>
          <table:table-cell office:value-type="float" office:value="462.24">
            <text:p>462.24</text:p>
          </table:table-cell>
          <table:table-cell table:formula="of:=[.H3]/[.A3]" office:value-type="float" office:value="1.02587775755693">
            <text:p>1.03</text:p>
          </table:table-cell>
          <table:table-cell office:value-type="float" office:value="455.27">
            <text:p>455.27</text:p>
          </table:table-cell>
          <table:table-cell table:formula="of:=[.J3]/[.A3]" office:value-type="float" office:value="1.01040880642727">
            <text:p>1.01</text:p>
          </table:table-cell>
          <table:table-cell table:number-columns-repeated="5"/>
        </table:table-row>
        <table:table-row table:style-name="ro1">
          <table:table-cell office:value-type="float" office:value="269.78">
            <text:p>269.78</text:p>
          </table:table-cell>
          <table:table-cell office:value-type="float" office:value="286.81">
            <text:p>286.81</text:p>
          </table:table-cell>
          <table:table-cell table:formula="of:=[.B4]/[.A4]" office:value-type="float" office:value="1.06312550967455">
            <text:p>1.06</text:p>
          </table:table-cell>
          <table:table-cell office:value-type="float" office:value="272.71">
            <text:p>272.71</text:p>
          </table:table-cell>
          <table:table-cell table:formula="of:=[.D4]/[.A4]" office:value-type="float" office:value="1.01086070131218">
            <text:p>1.01</text:p>
          </table:table-cell>
          <table:table-cell office:value-type="float" office:value="273.29">
            <text:p>273.29</text:p>
          </table:table-cell>
          <table:table-cell table:formula="of:=[.F4]/[.A4]" office:value-type="float" office:value="1.01301060123063">
            <text:p>1.01</text:p>
          </table:table-cell>
          <table:table-cell office:value-type="float" office:value="286.81">
            <text:p>286.81</text:p>
          </table:table-cell>
          <table:table-cell table:formula="of:=[.H4]/[.A4]" office:value-type="float" office:value="1.06312550967455">
            <text:p>1.06</text:p>
          </table:table-cell>
          <table:table-cell office:value-type="float" office:value="272.71">
            <text:p>272.71</text:p>
          </table:table-cell>
          <table:table-cell table:formula="of:=[.J4]/[.A4]" office:value-type="float" office:value="1.01086070131218">
            <text:p>1.01</text:p>
          </table:table-cell>
          <table:table-cell table:number-columns-repeated="5"/>
        </table:table-row>
        <table:table-row table:style-name="ro1">
          <table:table-cell office:value-type="float" office:value="445.52">
            <text:p>445.52</text:p>
          </table:table-cell>
          <table:table-cell office:value-type="float" office:value="472.69">
            <text:p>472.69</text:p>
          </table:table-cell>
          <table:table-cell table:formula="of:=[.B5]/[.A5]" office:value-type="float" office:value="1.06098491650207">
            <text:p>1.06</text:p>
          </table:table-cell>
          <table:table-cell office:value-type="float" office:value="458.83">
            <text:p>458.83</text:p>
          </table:table-cell>
          <table:table-cell table:formula="of:=[.D5]/[.A5]" office:value-type="float" office:value="1.02987520201113">
            <text:p>1.03</text:p>
          </table:table-cell>
          <table:table-cell office:value-type="float" office:value="459.48">
            <text:p>459.48</text:p>
          </table:table-cell>
          <table:table-cell table:formula="of:=[.F5]/[.A5]" office:value-type="float" office:value="1.03133417130544">
            <text:p>1.03</text:p>
          </table:table-cell>
          <table:table-cell office:value-type="float" office:value="472.69">
            <text:p>472.69</text:p>
          </table:table-cell>
          <table:table-cell table:formula="of:=[.H5]/[.A5]" office:value-type="float" office:value="1.06098491650207">
            <text:p>1.06</text:p>
          </table:table-cell>
          <table:table-cell office:value-type="float" office:value="458.83">
            <text:p>458.83</text:p>
          </table:table-cell>
          <table:table-cell table:formula="of:=[.J5]/[.A5]" office:value-type="float" office:value="1.02987520201113">
            <text:p>1.03</text:p>
          </table:table-cell>
          <table:table-cell table:number-columns-repeated="5"/>
        </table:table-row>
        <table:table-row table:style-name="ro1">
          <table:table-cell office:value-type="float" office:value="137.47">
            <text:p>137.47</text:p>
          </table:table-cell>
          <table:table-cell office:value-type="float" office:value="148.15">
            <text:p>148.15</text:p>
          </table:table-cell>
          <table:table-cell table:formula="of:=[.B6]/[.A6]" office:value-type="float" office:value="1.07768967774787">
            <text:p>1.08</text:p>
          </table:table-cell>
          <table:table-cell office:value-type="float" office:value="139.23">
            <text:p>139.23</text:p>
          </table:table-cell>
          <table:table-cell table:formula="of:=[.D6]/[.A6]" office:value-type="float" office:value="1.01280279333673">
            <text:p>1.01</text:p>
          </table:table-cell>
          <table:table-cell office:value-type="float" office:value="139.23">
            <text:p>139.23</text:p>
          </table:table-cell>
          <table:table-cell table:formula="of:=[.F6]/[.A6]" office:value-type="float" office:value="1.01280279333673">
            <text:p>1.01</text:p>
          </table:table-cell>
          <table:table-cell office:value-type="float" office:value="148.15">
            <text:p>148.15</text:p>
          </table:table-cell>
          <table:table-cell table:formula="of:=[.H6]/[.A6]" office:value-type="float" office:value="1.07768967774787">
            <text:p>1.08</text:p>
          </table:table-cell>
          <table:table-cell office:value-type="float" office:value="139.23">
            <text:p>139.23</text:p>
          </table:table-cell>
          <table:table-cell table:formula="of:=[.J6]/[.A6]" office:value-type="float" office:value="1.01280279333673">
            <text:p>1.01</text:p>
          </table:table-cell>
          <table:table-cell table:number-columns-repeated="5"/>
        </table:table-row>
        <table:table-row table:style-name="ro1">
          <table:table-cell office:value-type="float" office:value="442.71">
            <text:p>442.71</text:p>
          </table:table-cell>
          <table:table-cell office:value-type="float" office:value="459.05">
            <text:p>459.05</text:p>
          </table:table-cell>
          <table:table-cell table:formula="of:=[.B7]/[.A7]" office:value-type="float" office:value="1.03690903751892">
            <text:p>1.04</text:p>
          </table:table-cell>
          <table:table-cell office:value-type="float" office:value="453.88">
            <text:p>453.88</text:p>
          </table:table-cell>
          <table:table-cell table:formula="of:=[.D7]/[.A7]" office:value-type="float" office:value="1.02523096383637">
            <text:p>1.03</text:p>
          </table:table-cell>
          <table:table-cell office:value-type="float" office:value="449.88">
            <text:p>449.88</text:p>
          </table:table-cell>
          <table:table-cell table:formula="of:=[.F7]/[.A7]" office:value-type="float" office:value="1.01619570373382">
            <text:p>1.02</text:p>
          </table:table-cell>
          <table:table-cell office:value-type="float" office:value="459.05">
            <text:p>459.05</text:p>
          </table:table-cell>
          <table:table-cell table:formula="of:=[.H7]/[.A7]" office:value-type="float" office:value="1.03690903751892">
            <text:p>1.04</text:p>
          </table:table-cell>
          <table:table-cell office:value-type="float" office:value="453.88">
            <text:p>453.88</text:p>
          </table:table-cell>
          <table:table-cell table:formula="of:=[.J7]/[.A7]" office:value-type="float" office:value="1.02523096383637">
            <text:p>1.03</text:p>
          </table:table-cell>
          <table:table-cell table:number-columns-repeated="5"/>
        </table:table-row>
        <table:table-row table:style-name="ro1">
          <table:table-cell office:value-type="float" office:value="370.95">
            <text:p>370.95</text:p>
          </table:table-cell>
          <table:table-cell office:value-type="float" office:value="382.95">
            <text:p>382.95</text:p>
          </table:table-cell>
          <table:table-cell table:formula="of:=[.B8]/[.A8]" office:value-type="float" office:value="1.03234937323089">
            <text:p>1.03</text:p>
          </table:table-cell>
          <table:table-cell office:value-type="float" office:value="377.44">
            <text:p>377.44</text:p>
          </table:table-cell>
          <table:table-cell table:formula="of:=[.D8]/[.A8]" office:value-type="float" office:value="1.01749561935571">
            <text:p>1.02</text:p>
          </table:table-cell>
          <table:table-cell office:value-type="float" office:value="376.02">
            <text:p>376.02</text:p>
          </table:table-cell>
          <table:table-cell table:formula="of:=[.F8]/[.A8]" office:value-type="float" office:value="1.01366761019005">
            <text:p>1.01</text:p>
          </table:table-cell>
          <table:table-cell office:value-type="float" office:value="380.95">
            <text:p>380.95</text:p>
          </table:table-cell>
          <table:table-cell table:formula="of:=[.H8]/[.A8]" office:value-type="float" office:value="1.02695781102574">
            <text:p>1.03</text:p>
          </table:table-cell>
          <table:table-cell office:value-type="float" office:value="375.78">
            <text:p>375.78</text:p>
          </table:table-cell>
          <table:table-cell table:formula="of:=[.J8]/[.A8]" office:value-type="float" office:value="1.01302062272543">
            <text:p>1.01</text:p>
          </table:table-cell>
          <table:table-cell table:number-columns-repeated="5"/>
        </table:table-row>
        <table:table-row table:style-name="ro1">
          <table:table-cell office:value-type="float" office:value="238.82">
            <text:p>238.82</text:p>
          </table:table-cell>
          <table:table-cell office:value-type="float" office:value="249.37">
            <text:p>249.37</text:p>
          </table:table-cell>
          <table:table-cell table:formula="of:=[.B9]/[.A9]" office:value-type="float" office:value="1.04417552968763">
            <text:p>1.04</text:p>
          </table:table-cell>
          <table:table-cell office:value-type="float" office:value="238.58">
            <text:p>238.58</text:p>
          </table:table-cell>
          <table:table-cell table:formula="of:=[.D9]/[.A9]" office:value-type="float" office:value="0.998995059040282">
            <text:p>1</text:p>
          </table:table-cell>
          <table:table-cell office:value-type="float" office:value="238.58">
            <text:p>238.58</text:p>
          </table:table-cell>
          <table:table-cell table:formula="of:=[.F9]/[.A9]" office:value-type="float" office:value="0.998995059040282">
            <text:p>1</text:p>
          </table:table-cell>
          <table:table-cell office:value-type="float" office:value="249.37">
            <text:p>249.37</text:p>
          </table:table-cell>
          <table:table-cell table:formula="of:=[.H9]/[.A9]" office:value-type="float" office:value="1.04417552968763">
            <text:p>1.04</text:p>
          </table:table-cell>
          <table:table-cell office:value-type="float" office:value="238.58">
            <text:p>238.58</text:p>
          </table:table-cell>
          <table:table-cell table:formula="of:=[.J9]/[.A9]" office:value-type="float" office:value="0.998995059040282">
            <text:p>1</text:p>
          </table:table-cell>
          <table:table-cell table:number-columns-repeated="5"/>
        </table:table-row>
        <table:table-row table:style-name="ro1">
          <table:table-cell office:value-type="float" office:value="277.53">
            <text:p>277.53</text:p>
          </table:table-cell>
          <table:table-cell office:value-type="float" office:value="294.66">
            <text:p>294.66</text:p>
          </table:table-cell>
          <table:table-cell table:formula="of:=[.B10]/[.A10]" office:value-type="float" office:value="1.06172305696681">
            <text:p>1.06</text:p>
          </table:table-cell>
          <table:table-cell office:value-type="float" office:value="286.08">
            <text:p>286.08</text:p>
          </table:table-cell>
          <table:table-cell table:formula="of:=[.D10]/[.A10]" office:value-type="float" office:value="1.0308074802724">
            <text:p>1.03</text:p>
          </table:table-cell>
          <table:table-cell office:value-type="float" office:value="284.91">
            <text:p>284.91</text:p>
          </table:table-cell>
          <table:table-cell table:formula="of:=[.F10]/[.A10]" office:value-type="float" office:value="1.02659171981407">
            <text:p>1.03</text:p>
          </table:table-cell>
          <table:table-cell office:value-type="float" office:value="294.66">
            <text:p>294.66</text:p>
          </table:table-cell>
          <table:table-cell table:formula="of:=[.H10]/[.A10]" office:value-type="float" office:value="1.06172305696681">
            <text:p>1.06</text:p>
          </table:table-cell>
          <table:table-cell office:value-type="float" office:value="284.91">
            <text:p>284.91</text:p>
          </table:table-cell>
          <table:table-cell table:formula="of:=[.J10]/[.A10]" office:value-type="float" office:value="1.02659171981407">
            <text:p>1.03</text:p>
          </table:table-cell>
          <table:table-cell table:number-columns-repeated="5"/>
        </table:table-row>
        <table:table-row table:style-name="ro1">
          <table:table-cell office:value-type="float" office:value="511.6">
            <text:p>511.6</text:p>
          </table:table-cell>
          <table:table-cell office:value-type="float" office:value="532.14">
            <text:p>532.14</text:p>
          </table:table-cell>
          <table:table-cell table:formula="of:=[.B11]/[.A11]" office:value-type="float" office:value="1.04014855355747">
            <text:p>1.04</text:p>
          </table:table-cell>
          <table:table-cell office:value-type="float" office:value="528.04">
            <text:p>528.04</text:p>
          </table:table-cell>
          <table:table-cell table:formula="of:=[.D11]/[.A11]" office:value-type="float" office:value="1.03213448006255">
            <text:p>1.03</text:p>
          </table:table-cell>
          <table:table-cell office:value-type="float" office:value="518.14">
            <text:p>518.14</text:p>
          </table:table-cell>
          <table:table-cell table:formula="of:=[.F11]/[.A11]" office:value-type="float" office:value="1.01278342455043">
            <text:p>1.01</text:p>
          </table:table-cell>
          <table:table-cell office:value-type="float" office:value="532.14">
            <text:p>532.14</text:p>
          </table:table-cell>
          <table:table-cell table:formula="of:=[.H11]/[.A11]" office:value-type="float" office:value="1.04014855355747">
            <text:p>1.04</text:p>
          </table:table-cell>
          <table:table-cell office:value-type="float" office:value="516.38">
            <text:p>516.38</text:p>
          </table:table-cell>
          <table:table-cell table:formula="of:=[.J11]/[.A11]" office:value-type="float" office:value="1.00934323690383">
            <text:p>1.01</text:p>
          </table:table-cell>
          <table:table-cell table:number-columns-repeated="5"/>
        </table:table-row>
        <table:table-row table:style-name="ro1">
          <table:table-cell office:value-type="float" office:value="287.98">
            <text:p>287.98</text:p>
          </table:table-cell>
          <table:table-cell office:value-type="float" office:value="303.74">
            <text:p>303.74</text:p>
          </table:table-cell>
          <table:table-cell table:formula="of:=[.B12]/[.A12]" office:value-type="float" office:value="1.05472602264046">
            <text:p>1.05</text:p>
          </table:table-cell>
          <table:table-cell office:value-type="float" office:value="304.32">
            <text:p>304.32</text:p>
          </table:table-cell>
          <table:table-cell table:formula="of:=[.D12]/[.A12]" office:value-type="float" office:value="1.05674005139246">
            <text:p>1.06</text:p>
          </table:table-cell>
          <table:table-cell office:value-type="float" office:value="296.52">
            <text:p>296.52</text:p>
          </table:table-cell>
          <table:table-cell table:formula="of:=[.F12]/[.A12]" office:value-type="float" office:value="1.02965483714147">
            <text:p>1.03</text:p>
          </table:table-cell>
          <table:table-cell office:value-type="float" office:value="303.15">
            <text:p>303.15</text:p>
          </table:table-cell>
          <table:table-cell table:formula="of:=[.H12]/[.A12]" office:value-type="float" office:value="1.05267726925481">
            <text:p>1.05</text:p>
          </table:table-cell>
          <table:table-cell office:value-type="float" office:value="297.88">
            <text:p>297.88</text:p>
          </table:table-cell>
          <table:table-cell table:formula="of:=[.J12]/[.A12]" office:value-type="float" office:value="1.03437738731856">
            <text:p>1.03</text:p>
          </table:table-cell>
          <table:table-cell table:number-columns-repeated="5"/>
        </table:table-row>
        <table:table-row table:style-name="ro1">
          <table:table-cell office:value-type="float" office:value="499.75">
            <text:p>499.75</text:p>
          </table:table-cell>
          <table:table-cell office:value-type="float" office:value="513.75">
            <text:p>513.75</text:p>
          </table:table-cell>
          <table:table-cell table:formula="of:=[.B13]/[.A13]" office:value-type="float" office:value="1.0280140070035">
            <text:p>1.03</text:p>
          </table:table-cell>
          <table:table-cell office:value-type="float" office:value="511.99">
            <text:p>511.99</text:p>
          </table:table-cell>
          <table:table-cell table:formula="of:=[.D13]/[.A13]" office:value-type="float" office:value="1.02449224612306">
            <text:p>1.02</text:p>
          </table:table-cell>
          <table:table-cell office:value-type="float" office:value="509.85">
            <text:p>509.85</text:p>
          </table:table-cell>
          <table:table-cell table:formula="of:=[.F13]/[.A13]" office:value-type="float" office:value="1.02021010505253">
            <text:p>1.02</text:p>
          </table:table-cell>
          <table:table-cell office:value-type="float" office:value="511.4">
            <text:p>511.4</text:p>
          </table:table-cell>
          <table:table-cell table:formula="of:=[.H13]/[.A13]" office:value-type="float" office:value="1.02331165582791">
            <text:p>1.02</text:p>
          </table:table-cell>
          <table:table-cell office:value-type="float" office:value="511.99">
            <text:p>511.99</text:p>
          </table:table-cell>
          <table:table-cell table:formula="of:=[.J13]/[.A13]" office:value-type="float" office:value="1.02449224612306">
            <text:p>1.02</text:p>
          </table:table-cell>
          <table:table-cell table:number-columns-repeated="5"/>
        </table:table-row>
        <table:table-row table:style-name="ro1">
          <table:table-cell office:value-type="float" office:value="173.35">
            <text:p>173.35</text:p>
          </table:table-cell>
          <table:table-cell office:value-type="float" office:value="186.38">
            <text:p>186.38</text:p>
          </table:table-cell>
          <table:table-cell table:formula="of:=[.B14]/[.A14]" office:value-type="float" office:value="1.07516584943755">
            <text:p>1.08</text:p>
          </table:table-cell>
          <table:table-cell office:value-type="float" office:value="176.87">
            <text:p>176.87</text:p>
          </table:table-cell>
          <table:table-cell table:formula="of:=[.D14]/[.A14]" office:value-type="float" office:value="1.02030573983271">
            <text:p>1.02</text:p>
          </table:table-cell>
          <table:table-cell office:value-type="float" office:value="180.38">
            <text:p>180.38</text:p>
          </table:table-cell>
          <table:table-cell table:formula="of:=[.F14]/[.A14]" office:value-type="float" office:value="1.04055379290453">
            <text:p>1.04</text:p>
          </table:table-cell>
          <table:table-cell office:value-type="float" office:value="186.38">
            <text:p>186.38</text:p>
          </table:table-cell>
          <table:table-cell table:formula="of:=[.H14]/[.A14]" office:value-type="float" office:value="1.07516584943755">
            <text:p>1.08</text:p>
          </table:table-cell>
          <table:table-cell office:value-type="float" office:value="178.62">
            <text:p>178.62</text:p>
          </table:table-cell>
          <table:table-cell table:formula="of:=[.J14]/[.A14]" office:value-type="float" office:value="1.03040092298817">
            <text:p>1.03</text:p>
          </table:table-cell>
          <table:table-cell table:number-columns-repeated="5"/>
        </table:table-row>
        <table:table-row table:style-name="ro1">
          <table:table-cell office:value-type="float" office:value="197.81">
            <text:p>197.81</text:p>
          </table:table-cell>
          <table:table-cell office:value-type="float" office:value="212.63">
            <text:p>212.63</text:p>
          </table:table-cell>
          <table:table-cell table:formula="of:=[.B15]/[.A15]" office:value-type="float" office:value="1.07492037814064">
            <text:p>1.07</text:p>
          </table:table-cell>
          <table:table-cell office:value-type="float" office:value="200.74">
            <text:p>200.74</text:p>
          </table:table-cell>
          <table:table-cell table:formula="of:=[.D15]/[.A15]" office:value-type="float" office:value="1.01481219351903">
            <text:p>1.01</text:p>
          </table:table-cell>
          <table:table-cell office:value-type="float" office:value="198.98">
            <text:p>198.98</text:p>
          </table:table-cell>
          <table:table-cell table:formula="of:=[.F15]/[.A15]" office:value-type="float" office:value="1.00591476669531">
            <text:p>1.01</text:p>
          </table:table-cell>
          <table:table-cell office:value-type="float" office:value="205.56">
            <text:p>205.56</text:p>
          </table:table-cell>
          <table:table-cell table:formula="of:=[.H15]/[.A15]" office:value-type="float" office:value="1.03917901016127">
            <text:p>1.04</text:p>
          </table:table-cell>
          <table:table-cell office:value-type="float" office:value="200.74">
            <text:p>200.74</text:p>
          </table:table-cell>
          <table:table-cell table:formula="of:=[.J15]/[.A15]" office:value-type="float" office:value="1.01481219351903">
            <text:p>1.01</text:p>
          </table:table-cell>
          <table:table-cell table:number-columns-repeated="5"/>
        </table:table-row>
        <table:table-row table:style-name="ro1">
          <table:table-cell office:value-type="float" office:value="71.67">
            <text:p>71.67</text:p>
          </table:table-cell>
          <table:table-cell office:value-type="float" office:value="76.11">
            <text:p>76.11</text:p>
          </table:table-cell>
          <table:table-cell table:formula="of:=[.B16]/[.A16]" office:value-type="float" office:value="1.06195060694851">
            <text:p>1.06</text:p>
          </table:table-cell>
          <table:table-cell office:value-type="float" office:value="76.11">
            <text:p>76.11</text:p>
          </table:table-cell>
          <table:table-cell table:formula="of:=[.D16]/[.A16]" office:value-type="float" office:value="1.06195060694851">
            <text:p>1.06</text:p>
          </table:table-cell>
          <table:table-cell office:value-type="float" office:value="74.94">
            <text:p>74.94</text:p>
          </table:table-cell>
          <table:table-cell table:formula="of:=[.F16]/[.A16]" office:value-type="float" office:value="1.04562578484722">
            <text:p>1.05</text:p>
          </table:table-cell>
          <table:table-cell office:value-type="float" office:value="76.11">
            <text:p>76.11</text:p>
          </table:table-cell>
          <table:table-cell table:formula="of:=[.H16]/[.A16]" office:value-type="float" office:value="1.06195060694851">
            <text:p>1.06</text:p>
          </table:table-cell>
          <table:table-cell office:value-type="float" office:value="75.53">
            <text:p>75.53</text:p>
          </table:table-cell>
          <table:table-cell table:formula="of:=[.J16]/[.A16]" office:value-type="float" office:value="1.05385796009488">
            <text:p>1.05</text:p>
          </table:table-cell>
          <table:table-cell table:number-columns-repeated="5"/>
        </table:table-row>
        <table:table-row table:style-name="ro1">
          <table:table-cell office:value-type="float" office:value="438.46">
            <text:p>438.46</text:p>
          </table:table-cell>
          <table:table-cell office:value-type="float" office:value="452.66">
            <text:p>452.66</text:p>
          </table:table-cell>
          <table:table-cell table:formula="of:=[.B17]/[.A17]" office:value-type="float" office:value="1.03238607854764">
            <text:p>1.03</text:p>
          </table:table-cell>
          <table:table-cell office:value-type="float" office:value="442.22">
            <text:p>442.22</text:p>
          </table:table-cell>
          <table:table-cell table:formula="of:=[.D17]/[.A17]" office:value-type="float" office:value="1.00857546868586">
            <text:p>1.01</text:p>
          </table:table-cell>
          <table:table-cell office:value-type="float" office:value="441.49">
            <text:p>441.49</text:p>
          </table:table-cell>
          <table:table-cell table:formula="of:=[.F17]/[.A17]" office:value-type="float" office:value="1.00691055056334">
            <text:p>1.01</text:p>
          </table:table-cell>
          <table:table-cell office:value-type="float" office:value="452.66">
            <text:p>452.66</text:p>
          </table:table-cell>
          <table:table-cell table:formula="of:=[.H17]/[.A17]" office:value-type="float" office:value="1.03238607854764">
            <text:p>1.03</text:p>
          </table:table-cell>
          <table:table-cell office:value-type="float" office:value="443.98">
            <text:p>443.98</text:p>
          </table:table-cell>
          <table:table-cell table:formula="of:=[.J17]/[.A17]" office:value-type="float" office:value="1.01258951785796">
            <text:p>1.01</text:p>
          </table:table-cell>
          <table:table-cell table:number-columns-repeated="5"/>
        </table:table-row>
        <table:table-row table:style-name="ro1">
          <table:table-cell office:value-type="float" office:value="279.19">
            <text:p>279.19</text:p>
          </table:table-cell>
          <table:table-cell office:value-type="float" office:value="304.08">
            <text:p>304.08</text:p>
          </table:table-cell>
          <table:table-cell table:formula="of:=[.B18]/[.A18]" office:value-type="float" office:value="1.08915075754862">
            <text:p>1.09</text:p>
          </table:table-cell>
          <table:table-cell office:value-type="float" office:value="283.88">
            <text:p>283.88</text:p>
          </table:table-cell>
          <table:table-cell table:formula="of:=[.D18]/[.A18]" office:value-type="float" office:value="1.01679859593825">
            <text:p>1.02</text:p>
          </table:table-cell>
          <table:table-cell office:value-type="float" office:value="283.29">
            <text:p>283.29</text:p>
          </table:table-cell>
          <table:table-cell table:formula="of:=[.F18]/[.A18]" office:value-type="float" office:value="1.0146853397328">
            <text:p>1.01</text:p>
          </table:table-cell>
          <table:table-cell office:value-type="float" office:value="304.08">
            <text:p>304.08</text:p>
          </table:table-cell>
          <table:table-cell table:formula="of:=[.H18]/[.A18]" office:value-type="float" office:value="1.08915075754862">
            <text:p>1.09</text:p>
          </table:table-cell>
          <table:table-cell office:value-type="float" office:value="283.88">
            <text:p>283.88</text:p>
          </table:table-cell>
          <table:table-cell table:formula="of:=[.J18]/[.A18]" office:value-type="float" office:value="1.01679859593825">
            <text:p>1.02</text:p>
          </table:table-cell>
          <table:table-cell table:number-columns-repeated="5"/>
        </table:table-row>
        <table:table-row table:style-name="ro1">
          <table:table-cell office:value-type="float" office:value="222.42">
            <text:p>222.42</text:p>
          </table:table-cell>
          <table:table-cell office:value-type="float" office:value="227.69">
            <text:p>227.69</text:p>
          </table:table-cell>
          <table:table-cell table:formula="of:=[.B19]/[.A19]" office:value-type="float" office:value="1.02369391241795">
            <text:p>1.02</text:p>
          </table:table-cell>
          <table:table-cell office:value-type="float" office:value="223.94">
            <text:p>223.94</text:p>
          </table:table-cell>
          <table:table-cell table:formula="of:=[.D19]/[.A19]" office:value-type="float" office:value="1.00683391781315">
            <text:p>1.01</text:p>
          </table:table-cell>
          <table:table-cell office:value-type="float" office:value="223.35">
            <text:p>223.35</text:p>
          </table:table-cell>
          <table:table-cell table:formula="of:=[.F19]/[.A19]" office:value-type="float" office:value="1.00418127866199">
            <text:p>1</text:p>
          </table:table-cell>
          <table:table-cell office:value-type="float" office:value="227.69">
            <text:p>227.69</text:p>
          </table:table-cell>
          <table:table-cell table:formula="of:=[.H19]/[.A19]" office:value-type="float" office:value="1.02369391241795">
            <text:p>1.02</text:p>
          </table:table-cell>
          <table:table-cell office:value-type="float" office:value="223.94">
            <text:p>223.94</text:p>
          </table:table-cell>
          <table:table-cell table:formula="of:=[.J19]/[.A19]" office:value-type="float" office:value="1.00683391781315">
            <text:p>1.01</text:p>
          </table:table-cell>
          <table:table-cell table:number-columns-repeated="5"/>
        </table:table-row>
        <table:table-row table:style-name="ro1">
          <table:table-cell office:value-type="float" office:value="232.99">
            <text:p>232.99</text:p>
          </table:table-cell>
          <table:table-cell office:value-type="float" office:value="249.34">
            <text:p>249.34</text:p>
          </table:table-cell>
          <table:table-cell table:formula="of:=[.B20]/[.A20]" office:value-type="float" office:value="1.07017468560882">
            <text:p>1.07</text:p>
          </table:table-cell>
          <table:table-cell office:value-type="float" office:value="237.97">
            <text:p>237.97</text:p>
          </table:table-cell>
          <table:table-cell table:formula="of:=[.D20]/[.A20]" office:value-type="float" office:value="1.02137430791021">
            <text:p>1.02</text:p>
          </table:table-cell>
          <table:table-cell office:value-type="float" office:value="238.55">
            <text:p>238.55</text:p>
          </table:table-cell>
          <table:table-cell table:formula="of:=[.F20]/[.A20]" office:value-type="float" office:value="1.0238636851367">
            <text:p>1.02</text:p>
          </table:table-cell>
          <table:table-cell office:value-type="float" office:value="243.48">
            <text:p>243.48</text:p>
          </table:table-cell>
          <table:table-cell table:formula="of:=[.H20]/[.A20]" office:value-type="float" office:value="1.04502339156187">
            <text:p>1.05</text:p>
          </table:table-cell>
          <table:table-cell office:value-type="float" office:value="243.82">
            <text:p>243.82</text:p>
          </table:table-cell>
          <table:table-cell table:formula="of:=[.J20]/[.A20]" office:value-type="float" office:value="1.04648268166016">
            <text:p>1.05</text:p>
          </table:table-cell>
          <table:table-cell table:number-columns-repeated="5"/>
        </table:table-row>
        <table:table-row table:style-name="ro1">
          <table:table-cell office:value-type="float" office:value="340.02">
            <text:p>340.02</text:p>
          </table:table-cell>
          <table:table-cell office:value-type="float" office:value="350.99">
            <text:p>350.99</text:p>
          </table:table-cell>
          <table:table-cell table:formula="of:=[.B21]/[.A21]" office:value-type="float" office:value="1.03226280807011">
            <text:p>1.03</text:p>
          </table:table-cell>
          <table:table-cell office:value-type="float" office:value="351.33">
            <text:p>351.33</text:p>
          </table:table-cell>
          <table:table-cell table:formula="of:=[.D21]/[.A21]" office:value-type="float" office:value="1.03326274925004">
            <text:p>1.03</text:p>
          </table:table-cell>
          <table:table-cell office:value-type="float" office:value="352.46">
            <text:p>352.46</text:p>
          </table:table-cell>
          <table:table-cell table:formula="of:=[.F21]/[.A21]" office:value-type="float" office:value="1.03658608317158">
            <text:p>1.04</text:p>
          </table:table-cell>
          <table:table-cell office:value-type="float" office:value="350.99">
            <text:p>350.99</text:p>
          </table:table-cell>
          <table:table-cell table:formula="of:=[.H21]/[.A21]" office:value-type="float" office:value="1.03226280807011">
            <text:p>1.03</text:p>
          </table:table-cell>
          <table:table-cell office:value-type="float" office:value="351.92">
            <text:p>351.92</text:p>
          </table:table-cell>
          <table:table-cell table:formula="of:=[.J21]/[.A21]" office:value-type="float" office:value="1.03499794129757">
            <text:p>1.03</text:p>
          </table:table-cell>
          <table:table-cell table:number-columns-repeated="5"/>
        </table:table-row>
        <table:table-row table:style-name="ro1">
          <table:table-cell office:value-type="float" office:value="363.94">
            <text:p>363.94</text:p>
          </table:table-cell>
          <table:table-cell office:value-type="float" office:value="384.28">
            <text:p>384.28</text:p>
          </table:table-cell>
          <table:table-cell table:formula="of:=[.B22]/[.A22]" office:value-type="float" office:value="1.05588833324174">
            <text:p>1.06</text:p>
          </table:table-cell>
          <table:table-cell office:value-type="float" office:value="377.01">
            <text:p>377.01</text:p>
          </table:table-cell>
          <table:table-cell table:formula="of:=[.D22]/[.A22]" office:value-type="float" office:value="1.0359125130516">
            <text:p>1.04</text:p>
          </table:table-cell>
          <table:table-cell office:value-type="float" office:value="376.42">
            <text:p>376.42</text:p>
          </table:table-cell>
          <table:table-cell table:formula="of:=[.F22]/[.A22]" office:value-type="float" office:value="1.0342913667088">
            <text:p>1.03</text:p>
          </table:table-cell>
          <table:table-cell office:value-type="float" office:value="381.11">
            <text:p>381.11</text:p>
          </table:table-cell>
          <table:table-cell table:formula="of:=[.H22]/[.A22]" office:value-type="float" office:value="1.04717810628126">
            <text:p>1.05</text:p>
          </table:table-cell>
          <table:table-cell office:value-type="float" office:value="373.69">
            <text:p>373.69</text:p>
          </table:table-cell>
          <table:table-cell table:formula="of:=[.J22]/[.A22]" office:value-type="float" office:value="1.02679013024125">
            <text:p>1.03</text:p>
          </table:table-cell>
          <table:table-cell table:number-columns-repeated="5"/>
        </table:table-row>
        <table:table-row table:style-name="ro1">
          <table:table-cell office:value-type="float" office:value="494.31">
            <text:p>494.31</text:p>
          </table:table-cell>
          <table:table-cell office:value-type="float" office:value="497.97">
            <text:p>497.97</text:p>
          </table:table-cell>
          <table:table-cell table:formula="of:=[.B23]/[.A23]" office:value-type="float" office:value="1.00740426048431">
            <text:p>1.01</text:p>
          </table:table-cell>
          <table:table-cell office:value-type="float" office:value="494.9">
            <text:p>494.9</text:p>
          </table:table-cell>
          <table:table-cell table:formula="of:=[.D23]/[.A23]" office:value-type="float" office:value="1.00119358297425">
            <text:p>1</text:p>
          </table:table-cell>
          <table:table-cell office:value-type="float" office:value="497.83">
            <text:p>497.83</text:p>
          </table:table-cell>
          <table:table-cell table:formula="of:=[.F23]/[.A23]" office:value-type="float" office:value="1.00712103740568">
            <text:p>1.01</text:p>
          </table:table-cell>
          <table:table-cell office:value-type="float" office:value="497.97">
            <text:p>497.97</text:p>
          </table:table-cell>
          <table:table-cell table:formula="of:=[.H23]/[.A23]" office:value-type="float" office:value="1.00740426048431">
            <text:p>1.01</text:p>
          </table:table-cell>
          <table:table-cell office:value-type="float" office:value="495.48">
            <text:p>495.48</text:p>
          </table:table-cell>
          <table:table-cell table:formula="of:=[.J23]/[.A23]" office:value-type="float" office:value="1.00236693572859">
            <text:p>1</text:p>
          </table:table-cell>
          <table:table-cell table:number-columns-repeated="5"/>
        </table:table-row>
        <table:table-row table:style-name="ro1">
          <table:table-cell office:value-type="float" office:value="473.53">
            <text:p>473.53</text:p>
          </table:table-cell>
          <table:table-cell office:value-type="float" office:value="479.39">
            <text:p>479.39</text:p>
          </table:table-cell>
          <table:table-cell table:formula="of:=[.B24]/[.A24]" office:value-type="float" office:value="1.01237513990666">
            <text:p>1.01</text:p>
          </table:table-cell>
          <table:table-cell office:value-type="float" office:value="475.87">
            <text:p>475.87</text:p>
          </table:table-cell>
          <table:table-cell table:formula="of:=[.D24]/[.A24]" office:value-type="float" office:value="1.00494160876819">
            <text:p>1</text:p>
          </table:table-cell>
          <table:table-cell office:value-type="float" office:value="478.22">
            <text:p>478.22</text:p>
          </table:table-cell>
          <table:table-cell table:formula="of:=[.F24]/[.A24]" office:value-type="float" office:value="1.00990433552256">
            <text:p>1.01</text:p>
          </table:table-cell>
          <table:table-cell office:value-type="float" office:value="479.39">
            <text:p>479.39</text:p>
          </table:table-cell>
          <table:table-cell table:formula="of:=[.H24]/[.A24]" office:value-type="float" office:value="1.01237513990666">
            <text:p>1.01</text:p>
          </table:table-cell>
          <table:table-cell office:value-type="float" office:value="475.87">
            <text:p>475.87</text:p>
          </table:table-cell>
          <table:table-cell table:formula="of:=[.J24]/[.A24]" office:value-type="float" office:value="1.00494160876819">
            <text:p>1</text:p>
          </table:table-cell>
          <table:table-cell table:number-columns-repeated="5"/>
        </table:table-row>
        <table:table-row table:style-name="ro1">
          <table:table-cell office:value-type="float" office:value="300.82">
            <text:p>300.82</text:p>
          </table:table-cell>
          <table:table-cell office:value-type="float" office:value="333.55">
            <text:p>333.55</text:p>
          </table:table-cell>
          <table:table-cell table:formula="of:=[.B25]/[.A25]" office:value-type="float" office:value="1.10880260620969">
            <text:p>1.11</text:p>
          </table:table-cell>
          <table:table-cell office:value-type="float" office:value="322.23">
            <text:p>322.23</text:p>
          </table:table-cell>
          <table:table-cell table:formula="of:=[.D25]/[.A25]" office:value-type="float" office:value="1.07117212951267">
            <text:p>1.07</text:p>
          </table:table-cell>
          <table:table-cell office:value-type="float" office:value="322.48">
            <text:p>322.48</text:p>
          </table:table-cell>
          <table:table-cell table:formula="of:=[.F25]/[.A25]" office:value-type="float" office:value="1.07200319127718">
            <text:p>1.07</text:p>
          </table:table-cell>
          <table:table-cell office:value-type="float" office:value="322.23">
            <text:p>322.23</text:p>
          </table:table-cell>
          <table:table-cell table:formula="of:=[.H25]/[.A25]" office:value-type="float" office:value="1.07117212951267">
            <text:p>1.07</text:p>
          </table:table-cell>
          <table:table-cell office:value-type="float" office:value="320.48">
            <text:p>320.48</text:p>
          </table:table-cell>
          <table:table-cell table:formula="of:=[.J25]/[.A25]" office:value-type="float" office:value="1.06535469716109">
            <text:p>1.07</text:p>
          </table:table-cell>
          <table:table-cell table:number-columns-repeated="5"/>
        </table:table-row>
        <table:table-row table:style-name="ro1">
          <table:table-cell office:value-type="float" office:value="230.75">
            <text:p>230.75</text:p>
          </table:table-cell>
          <table:table-cell office:value-type="float" office:value="243.2">
            <text:p>243.2</text:p>
          </table:table-cell>
          <table:table-cell table:formula="of:=[.B26]/[.A26]" office:value-type="float" office:value="1.05395449620802">
            <text:p>1.05</text:p>
          </table:table-cell>
          <table:table-cell office:value-type="float" office:value="236.61">
            <text:p>236.61</text:p>
          </table:table-cell>
          <table:table-cell table:formula="of:=[.D26]/[.A26]" office:value-type="float" office:value="1.0253954496208">
            <text:p>1.03</text:p>
          </table:table-cell>
          <table:table-cell office:value-type="float" office:value="234.27">
            <text:p>234.27</text:p>
          </table:table-cell>
          <table:table-cell table:formula="of:=[.F26]/[.A26]" office:value-type="float" office:value="1.01525460455038">
            <text:p>1.02</text:p>
          </table:table-cell>
          <table:table-cell office:value-type="float" office:value="243.2">
            <text:p>243.2</text:p>
          </table:table-cell>
          <table:table-cell table:formula="of:=[.H26]/[.A26]" office:value-type="float" office:value="1.05395449620802">
            <text:p>1.05</text:p>
          </table:table-cell>
          <table:table-cell office:value-type="float" office:value="236.61">
            <text:p>236.61</text:p>
          </table:table-cell>
          <table:table-cell table:formula="of:=[.J26]/[.A26]" office:value-type="float" office:value="1.0253954496208">
            <text:p>1.03</text:p>
          </table:table-cell>
          <table:table-cell table:number-columns-repeated="5"/>
        </table:table-row>
        <table:table-row table:style-name="ro1">
          <table:table-cell office:value-type="float" office:value="358.41">
            <text:p>358.41</text:p>
          </table:table-cell>
          <table:table-cell office:value-type="float" office:value="378.85">
            <text:p>378.85</text:p>
          </table:table-cell>
          <table:table-cell table:formula="of:=[.B27]/[.A27]" office:value-type="float" office:value="1.05702965877068">
            <text:p>1.06</text:p>
          </table:table-cell>
          <table:table-cell office:value-type="float" office:value="362.31">
            <text:p>362.31</text:p>
          </table:table-cell>
          <table:table-cell table:formula="of:=[.D27]/[.A27]" office:value-type="float" office:value="1.01088139281828">
            <text:p>1.01</text:p>
          </table:table-cell>
          <table:table-cell office:value-type="float" office:value="360.17">
            <text:p>360.17</text:p>
          </table:table-cell>
          <table:table-cell table:formula="of:=[.F27]/[.A27]" office:value-type="float" office:value="1.00491057727184">
            <text:p>1</text:p>
          </table:table-cell>
          <table:table-cell office:value-type="float" office:value="378.85">
            <text:p>378.85</text:p>
          </table:table-cell>
          <table:table-cell table:formula="of:=[.H27]/[.A27]" office:value-type="float" office:value="1.05702965877068">
            <text:p>1.06</text:p>
          </table:table-cell>
          <table:table-cell office:value-type="float" office:value="369.92">
            <text:p>369.92</text:p>
          </table:table-cell>
          <table:table-cell table:formula="of:=[.J27]/[.A27]" office:value-type="float" office:value="1.03211405931754">
            <text:p>1.03</text:p>
          </table:table-cell>
          <table:table-cell table:number-columns-repeated="5"/>
        </table:table-row>
        <table:table-row table:style-name="ro1">
          <table:table-cell office:value-type="float" office:value="400.21">
            <text:p>400.21</text:p>
          </table:table-cell>
          <table:table-cell office:value-type="float" office:value="422.89">
            <text:p>422.89</text:p>
          </table:table-cell>
          <table:table-cell table:formula="of:=[.B28]/[.A28]" office:value-type="float" office:value="1.05667024811974">
            <text:p>1.06</text:p>
          </table:table-cell>
          <table:table-cell office:value-type="float" office:value="411.76">
            <text:p>411.76</text:p>
          </table:table-cell>
          <table:table-cell table:formula="of:=[.D28]/[.A28]" office:value-type="float" office:value="1.0288598485795">
            <text:p>1.03</text:p>
          </table:table-cell>
          <table:table-cell office:value-type="float" office:value="408.45">
            <text:p>408.45</text:p>
          </table:table-cell>
          <table:table-cell table:formula="of:=[.F28]/[.A28]" office:value-type="float" office:value="1.0205891906749">
            <text:p>1.02</text:p>
          </table:table-cell>
          <table:table-cell office:value-type="float" office:value="422.89">
            <text:p>422.89</text:p>
          </table:table-cell>
          <table:table-cell table:formula="of:=[.H28]/[.A28]" office:value-type="float" office:value="1.05667024811974">
            <text:p>1.06</text:p>
          </table:table-cell>
          <table:table-cell office:value-type="float" office:value="409.62">
            <text:p>409.62</text:p>
          </table:table-cell>
          <table:table-cell table:formula="of:=[.J28]/[.A28]" office:value-type="float" office:value="1.02351265585568">
            <text:p>1.02</text:p>
          </table:table-cell>
          <table:table-cell table:number-columns-repeated="5"/>
        </table:table-row>
        <table:table-row table:style-name="ro1">
          <table:table-cell office:value-type="float" office:value="165.84">
            <text:p>165.84</text:p>
          </table:table-cell>
          <table:table-cell office:value-type="float" office:value="179.55">
            <text:p>179.55</text:p>
          </table:table-cell>
          <table:table-cell table:formula="of:=[.B29]/[.A29]" office:value-type="float" office:value="1.08267004341534">
            <text:p>1.08</text:p>
          </table:table-cell>
          <table:table-cell office:value-type="float" office:value="168.76">
            <text:p>168.76</text:p>
          </table:table-cell>
          <table:table-cell table:formula="of:=[.D29]/[.A29]" office:value-type="float" office:value="1.01760733236855">
            <text:p>1.02</text:p>
          </table:table-cell>
          <table:table-cell office:value-type="float" office:value="168.76">
            <text:p>168.76</text:p>
          </table:table-cell>
          <table:table-cell table:formula="of:=[.F29]/[.A29]" office:value-type="float" office:value="1.01760733236855">
            <text:p>1.02</text:p>
          </table:table-cell>
          <table:table-cell office:value-type="float" office:value="179.55">
            <text:p>179.55</text:p>
          </table:table-cell>
          <table:table-cell table:formula="of:=[.H29]/[.A29]" office:value-type="float" office:value="1.08267004341534">
            <text:p>1.08</text:p>
          </table:table-cell>
          <table:table-cell office:value-type="float" office:value="170.52">
            <text:p>170.52</text:p>
          </table:table-cell>
          <table:table-cell table:formula="of:=[.J29]/[.A29]" office:value-type="float" office:value="1.02821997105644">
            <text:p>1.03</text:p>
          </table:table-cell>
          <table:table-cell table:number-columns-repeated="5"/>
        </table:table-row>
        <table:table-row table:style-name="ro1">
          <table:table-cell office:value-type="float" office:value="239.36">
            <text:p>239.36</text:p>
          </table:table-cell>
          <table:table-cell office:value-type="float" office:value="248.88">
            <text:p>248.88</text:p>
          </table:table-cell>
          <table:table-cell table:formula="of:=[.B30]/[.A30]" office:value-type="float" office:value="1.03977272727273">
            <text:p>1.04</text:p>
          </table:table-cell>
          <table:table-cell office:value-type="float" office:value="243.46">
            <text:p>243.46</text:p>
          </table:table-cell>
          <table:table-cell table:formula="of:=[.D30]/[.A30]" office:value-type="float" office:value="1.01712901069519">
            <text:p>1.02</text:p>
          </table:table-cell>
          <table:table-cell office:value-type="float" office:value="241.12">
            <text:p>241.12</text:p>
          </table:table-cell>
          <table:table-cell table:formula="of:=[.F30]/[.A30]" office:value-type="float" office:value="1.00735294117647">
            <text:p>1.01</text:p>
          </table:table-cell>
          <table:table-cell office:value-type="float" office:value="244.05">
            <text:p>244.05</text:p>
          </table:table-cell>
          <table:table-cell table:formula="of:=[.H30]/[.A30]" office:value-type="float" office:value="1.0195939171123">
            <text:p>1.02</text:p>
          </table:table-cell>
          <table:table-cell office:value-type="float" office:value="242.88">
            <text:p>242.88</text:p>
          </table:table-cell>
          <table:table-cell table:formula="of:=[.J30]/[.A30]" office:value-type="float" office:value="1.01470588235294">
            <text:p>1.01</text:p>
          </table:table-cell>
          <table:table-cell table:number-columns-repeated="5"/>
        </table:table-row>
        <table:table-row table:style-name="ro1">
          <table:table-cell office:value-type="float" office:value="150.54">
            <text:p>150.54</text:p>
          </table:table-cell>
          <table:table-cell office:value-type="float" office:value="163.08">
            <text:p>163.08</text:p>
          </table:table-cell>
          <table:table-cell table:formula="of:=[.B31]/[.A31]" office:value-type="float" office:value="1.08330011956955">
            <text:p>1.08</text:p>
          </table:table-cell>
          <table:table-cell office:value-type="float" office:value="160.15">
            <text:p>160.15</text:p>
          </table:table-cell>
          <table:table-cell table:formula="of:=[.D31]/[.A31]" office:value-type="float" office:value="1.06383685399229">
            <text:p>1.06</text:p>
          </table:table-cell>
          <table:table-cell office:value-type="float" office:value="154.88">
            <text:p>154.88</text:p>
          </table:table-cell>
          <table:table-cell table:formula="of:=[.F31]/[.A31]" office:value-type="float" office:value="1.02882954696426">
            <text:p>1.03</text:p>
          </table:table-cell>
          <table:table-cell office:value-type="float" office:value="163.08">
            <text:p>163.08</text:p>
          </table:table-cell>
          <table:table-cell table:formula="of:=[.H31]/[.A31]" office:value-type="float" office:value="1.08330011956955">
            <text:p>1.08</text:p>
          </table:table-cell>
          <table:table-cell office:value-type="float" office:value="160.15">
            <text:p>160.15</text:p>
          </table:table-cell>
          <table:table-cell table:formula="of:=[.J31]/[.A31]" office:value-type="float" office:value="1.06383685399229">
            <text:p>1.06</text:p>
          </table:table-cell>
          <table:table-cell table:number-columns-repeated="5"/>
        </table:table-row>
        <table:table-row table:style-name="ro1">
          <table:table-cell office:value-type="float" office:value="351.66">
            <text:p>351.66</text:p>
          </table:table-cell>
          <table:table-cell office:value-type="float" office:value="395.48">
            <text:p>395.48</text:p>
          </table:table-cell>
          <table:table-cell table:formula="of:=[.B32]/[.A32]" office:value-type="float" office:value="1.12460899732696">
            <text:p>1.12</text:p>
          </table:table-cell>
          <table:table-cell office:value-type="float" office:value="356.59">
            <text:p>356.59</text:p>
          </table:table-cell>
          <table:table-cell table:formula="of:=[.D32]/[.A32]" office:value-type="float" office:value="1.01401922311323">
            <text:p>1.01</text:p>
          </table:table-cell>
          <table:table-cell office:value-type="float" office:value="367.13">
            <text:p>367.13</text:p>
          </table:table-cell>
          <table:table-cell table:formula="of:=[.F32]/[.A32]" office:value-type="float" office:value="1.04399135528636">
            <text:p>1.04</text:p>
          </table:table-cell>
          <table:table-cell office:value-type="float" office:value="388.45">
            <text:p>388.45</text:p>
          </table:table-cell>
          <table:table-cell table:formula="of:=[.H32]/[.A32]" office:value-type="float" office:value="1.10461809702554">
            <text:p>1.1</text:p>
          </table:table-cell>
          <table:table-cell office:value-type="float" office:value="356">
            <text:p>356</text:p>
          </table:table-cell>
          <table:table-cell table:formula="of:=[.J32]/[.A32]" office:value-type="float" office:value="1.01234146618893">
            <text:p>1.01</text:p>
          </table:table-cell>
          <table:table-cell table:number-columns-repeated="5"/>
        </table:table-row>
        <table:table-row table:style-name="ro1">
          <table:table-cell office:value-type="float" office:value="326.66">
            <text:p>326.66</text:p>
          </table:table-cell>
          <table:table-cell office:value-type="float" office:value="348.04">
            <text:p>348.04</text:p>
          </table:table-cell>
          <table:table-cell table:formula="of:=[.B33]/[.A33]" office:value-type="float" office:value="1.06545031531256">
            <text:p>1.07</text:p>
          </table:table-cell>
          <table:table-cell office:value-type="float" office:value="333.25">
            <text:p>333.25</text:p>
          </table:table-cell>
          <table:table-cell table:formula="of:=[.D33]/[.A33]" office:value-type="float" office:value="1.02017388109961">
            <text:p>1.02</text:p>
          </table:table-cell>
          <table:table-cell office:value-type="float" office:value="330.66">
            <text:p>330.66</text:p>
          </table:table-cell>
          <table:table-cell table:formula="of:=[.F33]/[.A33]" office:value-type="float" office:value="1.01224514786016">
            <text:p>1.01</text:p>
          </table:table-cell>
          <table:table-cell office:value-type="float" office:value="345.69">
            <text:p>345.69</text:p>
          </table:table-cell>
          <table:table-cell table:formula="of:=[.H33]/[.A33]" office:value-type="float" office:value="1.05825629094471">
            <text:p>1.06</text:p>
          </table:table-cell>
          <table:table-cell office:value-type="float" office:value="331.59">
            <text:p>331.59</text:p>
          </table:table-cell>
          <table:table-cell table:formula="of:=[.J33]/[.A33]" office:value-type="float" office:value="1.01509214473765">
            <text:p>1.02</text:p>
          </table:table-cell>
          <table:table-cell table:number-columns-repeated="5"/>
        </table:table-row>
        <table:table-row table:style-name="ro1">
          <table:table-cell office:value-type="float" office:value="127.37">
            <text:p>127.37</text:p>
          </table:table-cell>
          <table:table-cell office:value-type="float" office:value="152.05">
            <text:p>152.05</text:p>
          </table:table-cell>
          <table:table-cell table:formula="of:=[.B34]/[.A34]" office:value-type="float" office:value="1.19376619298108">
            <text:p>1.19</text:p>
          </table:table-cell>
          <table:table-cell office:value-type="float" office:value="129.71">
            <text:p>129.71</text:p>
          </table:table-cell>
          <table:table-cell table:formula="of:=[.D34]/[.A34]" office:value-type="float" office:value="1.01837167307843">
            <text:p>1.02</text:p>
          </table:table-cell>
          <table:table-cell office:value-type="float" office:value="129.12">
            <text:p>129.12</text:p>
          </table:table-cell>
          <table:table-cell table:formula="of:=[.F34]/[.A34]" office:value-type="float" office:value="1.01373949909712">
            <text:p>1.01</text:p>
          </table:table-cell>
          <table:table-cell office:value-type="float" office:value="132.05">
            <text:p>132.05</text:p>
          </table:table-cell>
          <table:table-cell table:formula="of:=[.H34]/[.A34]" office:value-type="float" office:value="1.03674334615687">
            <text:p>1.04</text:p>
          </table:table-cell>
          <table:table-cell office:value-type="float" office:value="129.71">
            <text:p>129.71</text:p>
          </table:table-cell>
          <table:table-cell table:formula="of:=[.J34]/[.A34]" office:value-type="float" office:value="1.01837167307843">
            <text:p>1.02</text:p>
          </table:table-cell>
          <table:table-cell table:number-columns-repeated="5"/>
        </table:table-row>
        <table:table-row table:style-name="ro1">
          <table:table-cell office:value-type="float" office:value="282.75">
            <text:p>282.75</text:p>
          </table:table-cell>
          <table:table-cell office:value-type="float" office:value="298.12">
            <text:p>298.12</text:p>
          </table:table-cell>
          <table:table-cell table:formula="of:=[.B35]/[.A35]" office:value-type="float" office:value="1.05435897435897">
            <text:p>1.05</text:p>
          </table:table-cell>
          <table:table-cell office:value-type="float" office:value="290.95">
            <text:p>290.95</text:p>
          </table:table-cell>
          <table:table-cell table:formula="of:=[.D35]/[.A35]" office:value-type="float" office:value="1.0290008841733">
            <text:p>1.03</text:p>
          </table:table-cell>
          <table:table-cell office:value-type="float" office:value="292.71">
            <text:p>292.71</text:p>
          </table:table-cell>
          <table:table-cell table:formula="of:=[.F35]/[.A35]" office:value-type="float" office:value="1.03522546419098">
            <text:p>1.04</text:p>
          </table:table-cell>
          <table:table-cell office:value-type="float" office:value="298.12">
            <text:p>298.12</text:p>
          </table:table-cell>
          <table:table-cell table:formula="of:=[.H35]/[.A35]" office:value-type="float" office:value="1.05435897435897">
            <text:p>1.05</text:p>
          </table:table-cell>
          <table:table-cell office:value-type="float" office:value="290.95">
            <text:p>290.95</text:p>
          </table:table-cell>
          <table:table-cell table:formula="of:=[.J35]/[.A35]" office:value-type="float" office:value="1.0290008841733">
            <text:p>1.03</text:p>
          </table:table-cell>
          <table:table-cell table:number-columns-repeated="5"/>
        </table:table-row>
        <table:table-row table:style-name="ro1">
          <table:table-cell office:value-type="float" office:value="200.58">
            <text:p>200.58</text:p>
          </table:table-cell>
          <table:table-cell office:value-type="float" office:value="207.27">
            <text:p>207.27</text:p>
          </table:table-cell>
          <table:table-cell table:formula="of:=[.B36]/[.A36]" office:value-type="float" office:value="1.03335327550105">
            <text:p>1.03</text:p>
          </table:table-cell>
          <table:table-cell office:value-type="float" office:value="203.17">
            <text:p>203.17</text:p>
          </table:table-cell>
          <table:table-cell table:formula="of:=[.D36]/[.A36]" office:value-type="float" office:value="1.01291255359458">
            <text:p>1.01</text:p>
          </table:table-cell>
          <table:table-cell office:value-type="float" office:value="205.51">
            <text:p>205.51</text:p>
          </table:table-cell>
          <table:table-cell table:formula="of:=[.F36]/[.A36]" office:value-type="float" office:value="1.02457872170705">
            <text:p>1.02</text:p>
          </table:table-cell>
          <table:table-cell office:value-type="float" office:value="207.27">
            <text:p>207.27</text:p>
          </table:table-cell>
          <table:table-cell table:formula="of:=[.H36]/[.A36]" office:value-type="float" office:value="1.03335327550105">
            <text:p>1.03</text:p>
          </table:table-cell>
          <table:table-cell office:value-type="float" office:value="203.75">
            <text:p>203.75</text:p>
          </table:table-cell>
          <table:table-cell table:formula="of:=[.J36]/[.A36]" office:value-type="float" office:value="1.01580416791305">
            <text:p>1.02</text:p>
          </table:table-cell>
          <table:table-cell table:number-columns-repeated="5"/>
        </table:table-row>
        <table:table-row table:style-name="ro1">
          <table:table-cell office:value-type="float" office:value="312.25">
            <text:p>312.25</text:p>
          </table:table-cell>
          <table:table-cell office:value-type="float" office:value="317.76">
            <text:p>317.76</text:p>
          </table:table-cell>
          <table:table-cell table:formula="of:=[.B37]/[.A37]" office:value-type="float" office:value="1.01764611689351">
            <text:p>1.02</text:p>
          </table:table-cell>
          <table:table-cell office:value-type="float" office:value="316.35">
            <text:p>316.35</text:p>
          </table:table-cell>
          <table:table-cell table:formula="of:=[.D37]/[.A37]" office:value-type="float" office:value="1.01313050440352">
            <text:p>1.01</text:p>
          </table:table-cell>
          <table:table-cell office:value-type="float" office:value="316.11">
            <text:p>316.11</text:p>
          </table:table-cell>
          <table:table-cell table:formula="of:=[.F37]/[.A37]" office:value-type="float" office:value="1.01236188951161">
            <text:p>1.01</text:p>
          </table:table-cell>
          <table:table-cell office:value-type="float" office:value="317.76">
            <text:p>317.76</text:p>
          </table:table-cell>
          <table:table-cell table:formula="of:=[.H37]/[.A37]" office:value-type="float" office:value="1.01764611689351">
            <text:p>1.02</text:p>
          </table:table-cell>
          <table:table-cell office:value-type="float" office:value="316.94">
            <text:p>316.94</text:p>
          </table:table-cell>
          <table:table-cell table:formula="of:=[.J37]/[.A37]" office:value-type="float" office:value="1.01502001601281">
            <text:p>1.02</text:p>
          </table:table-cell>
          <table:table-cell table:number-columns-repeated="5"/>
        </table:table-row>
        <table:table-row table:style-name="ro1">
          <table:table-cell office:value-type="float" office:value="214.72">
            <text:p>214.72</text:p>
          </table:table-cell>
          <table:table-cell office:value-type="float" office:value="220.87">
            <text:p>220.87</text:p>
          </table:table-cell>
          <table:table-cell table:formula="of:=[.B38]/[.A38]" office:value-type="float" office:value="1.02864195230999">
            <text:p>1.03</text:p>
          </table:table-cell>
          <table:table-cell office:value-type="float" office:value="219.69">
            <text:p>219.69</text:p>
          </table:table-cell>
          <table:table-cell table:formula="of:=[.D38]/[.A38]" office:value-type="float" office:value="1.02314642324888">
            <text:p>1.02</text:p>
          </table:table-cell>
          <table:table-cell office:value-type="float" office:value="220.87">
            <text:p>220.87</text:p>
          </table:table-cell>
          <table:table-cell table:formula="of:=[.F38]/[.A38]" office:value-type="float" office:value="1.02864195230999">
            <text:p>1.03</text:p>
          </table:table-cell>
          <table:table-cell office:value-type="float" office:value="219.69">
            <text:p>219.69</text:p>
          </table:table-cell>
          <table:table-cell table:formula="of:=[.H38]/[.A38]" office:value-type="float" office:value="1.02314642324888">
            <text:p>1.02</text:p>
          </table:table-cell>
          <table:table-cell office:value-type="float" office:value="220.28">
            <text:p>220.28</text:p>
          </table:table-cell>
          <table:table-cell table:formula="of:=[.J38]/[.A38]" office:value-type="float" office:value="1.02589418777943">
            <text:p>1.03</text:p>
          </table:table-cell>
          <table:table-cell table:number-columns-repeated="5"/>
        </table:table-row>
        <table:table-row table:style-name="ro1">
          <table:table-cell office:value-type="float" office:value="273.54">
            <text:p>273.54</text:p>
          </table:table-cell>
          <table:table-cell office:value-type="float" office:value="297.2">
            <text:p>297.2</text:p>
          </table:table-cell>
          <table:table-cell table:formula="of:=[.B39]/[.A39]" office:value-type="float" office:value="1.08649557651532">
            <text:p>1.09</text:p>
          </table:table-cell>
          <table:table-cell office:value-type="float" office:value="282.27">
            <text:p>282.27</text:p>
          </table:table-cell>
          <table:table-cell table:formula="of:=[.D39]/[.A39]" office:value-type="float" office:value="1.03191489361702">
            <text:p>1.03</text:p>
          </table:table-cell>
          <table:table-cell office:value-type="float" office:value="283.34">
            <text:p>283.34</text:p>
          </table:table-cell>
          <table:table-cell table:formula="of:=[.F39]/[.A39]" office:value-type="float" office:value="1.03582657015427">
            <text:p>1.04</text:p>
          </table:table-cell>
          <table:table-cell office:value-type="float" office:value="297.2">
            <text:p>297.2</text:p>
          </table:table-cell>
          <table:table-cell table:formula="of:=[.H39]/[.A39]" office:value-type="float" office:value="1.08649557651532">
            <text:p>1.09</text:p>
          </table:table-cell>
          <table:table-cell office:value-type="float" office:value="278.95">
            <text:p>278.95</text:p>
          </table:table-cell>
          <table:table-cell table:formula="of:=[.J39]/[.A39]" office:value-type="float" office:value="1.01977772903414">
            <text:p>1.02</text:p>
          </table:table-cell>
          <table:table-cell table:number-columns-repeated="5"/>
        </table:table-row>
        <table:table-row table:style-name="ro1">
          <table:table-cell office:value-type="float" office:value="412.15">
            <text:p>412.15</text:p>
          </table:table-cell>
          <table:table-cell office:value-type="float" office:value="426.25">
            <text:p>426.25</text:p>
          </table:table-cell>
          <table:table-cell table:formula="of:=[.B40]/[.A40]" office:value-type="float" office:value="1.03421084556594">
            <text:p>1.03</text:p>
          </table:table-cell>
          <table:table-cell office:value-type="float" office:value="415.91">
            <text:p>415.91</text:p>
          </table:table-cell>
          <table:table-cell table:formula="of:=[.D40]/[.A40]" office:value-type="float" office:value="1.00912289215092">
            <text:p>1.01</text:p>
          </table:table-cell>
          <table:table-cell office:value-type="float" office:value="421.66">
            <text:p>421.66</text:p>
          </table:table-cell>
          <table:table-cell table:formula="of:=[.F40]/[.A40]" office:value-type="float" office:value="1.02307412349873">
            <text:p>1.02</text:p>
          </table:table-cell>
          <table:table-cell office:value-type="float" office:value="426.25">
            <text:p>426.25</text:p>
          </table:table-cell>
          <table:table-cell table:formula="of:=[.H40]/[.A40]" office:value-type="float" office:value="1.03421084556594">
            <text:p>1.03</text:p>
          </table:table-cell>
          <table:table-cell office:value-type="float" office:value="417.08">
            <text:p>417.08</text:p>
          </table:table-cell>
          <table:table-cell table:formula="of:=[.J40]/[.A40]" office:value-type="float" office:value="1.01196166444256">
            <text:p>1.01</text:p>
          </table:table-cell>
          <table:table-cell table:number-columns-repeated="5"/>
        </table:table-row>
        <table:table-row table:style-name="ro1">
          <table:table-cell office:value-type="float" office:value="185.18">
            <text:p>185.18</text:p>
          </table:table-cell>
          <table:table-cell office:value-type="float" office:value="236.45">
            <text:p>236.45</text:p>
          </table:table-cell>
          <table:table-cell table:formula="of:=[.B41]/[.A41]" office:value-type="float" office:value="1.27686575224106">
            <text:p>1.28</text:p>
          </table:table-cell>
          <table:table-cell office:value-type="float" office:value="192.21">
            <text:p>192.21</text:p>
          </table:table-cell>
          <table:table-cell table:formula="of:=[.D41]/[.A41]" office:value-type="float" office:value="1.03796306296576">
            <text:p>1.04</text:p>
          </table:table-cell>
          <table:table-cell office:value-type="float" office:value="187.52">
            <text:p>187.52</text:p>
          </table:table-cell>
          <table:table-cell table:formula="of:=[.F41]/[.A41]" office:value-type="float" office:value="1.01263635381791">
            <text:p>1.01</text:p>
          </table:table-cell>
          <table:table-cell office:value-type="float" office:value="236.45">
            <text:p>236.45</text:p>
          </table:table-cell>
          <table:table-cell table:formula="of:=[.H41]/[.A41]" office:value-type="float" office:value="1.27686575224106">
            <text:p>1.28</text:p>
          </table:table-cell>
          <table:table-cell office:value-type="float" office:value="186.94">
            <text:p>186.94</text:p>
          </table:table-cell>
          <table:table-cell table:formula="of:=[.J41]/[.A41]" office:value-type="float" office:value="1.00950426611945">
            <text:p>1.01</text:p>
          </table:table-cell>
          <table:table-cell table:number-columns-repeated="5"/>
        </table:table-row>
        <table:table-row table:style-name="ro1">
          <table:table-cell office:value-type="float" office:value="216.78">
            <text:p>216.78</text:p>
          </table:table-cell>
          <table:table-cell office:value-type="float" office:value="226.05">
            <text:p>226.05</text:p>
          </table:table-cell>
          <table:table-cell table:formula="of:=[.B42]/[.A42]" office:value-type="float" office:value="1.0427622474398">
            <text:p>1.04</text:p>
          </table:table-cell>
          <table:table-cell office:value-type="float" office:value="220.88">
            <text:p>220.88</text:p>
          </table:table-cell>
          <table:table-cell table:formula="of:=[.D42]/[.A42]" office:value-type="float" office:value="1.01891318387305">
            <text:p>1.02</text:p>
          </table:table-cell>
          <table:table-cell office:value-type="float" office:value="219.71">
            <text:p>219.71</text:p>
          </table:table-cell>
          <table:table-cell table:formula="of:=[.F42]/[.A42]" office:value-type="float" office:value="1.01351600701172">
            <text:p>1.01</text:p>
          </table:table-cell>
          <table:table-cell office:value-type="float" office:value="226.05">
            <text:p>226.05</text:p>
          </table:table-cell>
          <table:table-cell table:formula="of:=[.H42]/[.A42]" office:value-type="float" office:value="1.0427622474398">
            <text:p>1.04</text:p>
          </table:table-cell>
          <table:table-cell office:value-type="float" office:value="220.29">
            <text:p>220.29</text:p>
          </table:table-cell>
          <table:table-cell table:formula="of:=[.J42]/[.A42]" office:value-type="float" office:value="1.016191530584">
            <text:p>1.02</text:p>
          </table:table-cell>
          <table:table-cell table:number-columns-repeated="5"/>
        </table:table-row>
        <table:table-row table:style-name="ro1">
          <table:table-cell office:value-type="float" office:value="100.57">
            <text:p>100.57</text:p>
          </table:table-cell>
          <table:table-cell office:value-type="float" office:value="113.36">
            <text:p>113.36</text:p>
          </table:table-cell>
          <table:table-cell table:formula="of:=[.B43]/[.A43]" office:value-type="float" office:value="1.12717510191906">
            <text:p>1.13</text:p>
          </table:table-cell>
          <table:table-cell office:value-type="float" office:value="103.15">
            <text:p>103.15</text:p>
          </table:table-cell>
          <table:table-cell table:formula="of:=[.D43]/[.A43]" office:value-type="float" office:value="1.0256537734911">
            <text:p>1.03</text:p>
          </table:table-cell>
          <table:table-cell office:value-type="float" office:value="104.33">
            <text:p>104.33</text:p>
          </table:table-cell>
          <table:table-cell table:formula="of:=[.F43]/[.A43]" office:value-type="float" office:value="1.03738689470021">
            <text:p>1.04</text:p>
          </table:table-cell>
          <table:table-cell office:value-type="float" office:value="104.57">
            <text:p>104.57</text:p>
          </table:table-cell>
          <table:table-cell table:formula="of:=[.H43]/[.A43]" office:value-type="float" office:value="1.03977329223426">
            <text:p>1.04</text:p>
          </table:table-cell>
          <table:table-cell office:value-type="float" office:value="102.57">
            <text:p>102.57</text:p>
          </table:table-cell>
          <table:table-cell table:formula="of:=[.J43]/[.A43]" office:value-type="float" office:value="1.01988664611713">
            <text:p>1.02</text:p>
          </table:table-cell>
          <table:table-cell table:number-columns-repeated="5"/>
        </table:table-row>
        <table:table-row table:style-name="ro1">
          <table:table-cell office:value-type="float" office:value="307.76">
            <text:p>307.76</text:p>
          </table:table-cell>
          <table:table-cell office:value-type="float" office:value="322.4">
            <text:p>322.4</text:p>
          </table:table-cell>
          <table:table-cell table:formula="of:=[.B44]/[.A44]" office:value-type="float" office:value="1.04756953470237">
            <text:p>1.05</text:p>
          </table:table-cell>
          <table:table-cell office:value-type="float" office:value="316.89">
            <text:p>316.89</text:p>
          </table:table-cell>
          <table:table-cell table:formula="of:=[.D44]/[.A44]" office:value-type="float" office:value="1.02966597348583">
            <text:p>1.03</text:p>
          </table:table-cell>
          <table:table-cell office:value-type="float" office:value="315.13">
            <text:p>315.13</text:p>
          </table:table-cell>
          <table:table-cell table:formula="of:=[.F44]/[.A44]" office:value-type="float" office:value="1.02394723160905">
            <text:p>1.02</text:p>
          </table:table-cell>
          <table:table-cell office:value-type="float" office:value="322.4">
            <text:p>322.4</text:p>
          </table:table-cell>
          <table:table-cell table:formula="of:=[.H44]/[.A44]" office:value-type="float" office:value="1.04756953470237">
            <text:p>1.05</text:p>
          </table:table-cell>
          <table:table-cell office:value-type="float" office:value="316.3">
            <text:p>316.3</text:p>
          </table:table-cell>
          <table:table-cell table:formula="of:=[.J44]/[.A44]" office:value-type="float" office:value="1.02774889524305">
            <text:p>1.03</text:p>
          </table:table-cell>
          <table:table-cell table:number-columns-repeated="5"/>
        </table:table-row>
        <table:table-row table:style-name="ro1">
          <table:table-cell office:value-type="float" office:value="322.28">
            <text:p>322.28</text:p>
          </table:table-cell>
          <table:table-cell office:value-type="float" office:value="343.07">
            <text:p>343.07</text:p>
          </table:table-cell>
          <table:table-cell table:formula="of:=[.B45]/[.A45]" office:value-type="float" office:value="1.06450912250217">
            <text:p>1.06</text:p>
          </table:table-cell>
          <table:table-cell office:value-type="float" office:value="331.41">
            <text:p>331.41</text:p>
          </table:table-cell>
          <table:table-cell table:formula="of:=[.D45]/[.A45]" office:value-type="float" office:value="1.0283294030036">
            <text:p>1.03</text:p>
          </table:table-cell>
          <table:table-cell office:value-type="float" office:value="332.38">
            <text:p>332.38</text:p>
          </table:table-cell>
          <table:table-cell table:formula="of:=[.F45]/[.A45]" office:value-type="float" office:value="1.03133920814199">
            <text:p>1.03</text:p>
          </table:table-cell>
          <table:table-cell office:value-type="float" office:value="343.07">
            <text:p>343.07</text:p>
          </table:table-cell>
          <table:table-cell table:formula="of:=[.H45]/[.A45]" office:value-type="float" office:value="1.06450912250217">
            <text:p>1.06</text:p>
          </table:table-cell>
          <table:table-cell office:value-type="float" office:value="331.41">
            <text:p>331.41</text:p>
          </table:table-cell>
          <table:table-cell table:formula="of:=[.J45]/[.A45]" office:value-type="float" office:value="1.0283294030036">
            <text:p>1.03</text:p>
          </table:table-cell>
          <table:table-cell table:number-columns-repeated="5"/>
        </table:table-row>
        <table:table-row table:style-name="ro1">
          <table:table-cell office:value-type="float" office:value="116.05">
            <text:p>116.05</text:p>
          </table:table-cell>
          <table:table-cell office:value-type="float" office:value="126.74">
            <text:p>126.74</text:p>
          </table:table-cell>
          <table:table-cell table:formula="of:=[.B46]/[.A46]" office:value-type="float" office:value="1.09211546747092">
            <text:p>1.09</text:p>
          </table:table-cell>
          <table:table-cell office:value-type="float" office:value="118.64">
            <text:p>118.64</text:p>
          </table:table-cell>
          <table:table-cell table:formula="of:=[.D46]/[.A46]" office:value-type="float" office:value="1.0223179663938">
            <text:p>1.02</text:p>
          </table:table-cell>
          <table:table-cell office:value-type="float" office:value="119.81">
            <text:p>119.81</text:p>
          </table:table-cell>
          <table:table-cell table:formula="of:=[.F46]/[.A46]" office:value-type="float" office:value="1.03239982766049">
            <text:p>1.03</text:p>
          </table:table-cell>
          <table:table-cell office:value-type="float" office:value="118.88">
            <text:p>118.88</text:p>
          </table:table-cell>
          <table:table-cell table:formula="of:=[.H46]/[.A46]" office:value-type="float" office:value="1.02438604049978">
            <text:p>1.02</text:p>
          </table:table-cell>
          <table:table-cell office:value-type="float" office:value="117.47">
            <text:p>117.47</text:p>
          </table:table-cell>
          <table:table-cell table:formula="of:=[.J46]/[.A46]" office:value-type="float" office:value="1.0122361051271">
            <text:p>1.01</text:p>
          </table:table-cell>
          <table:table-cell table:number-columns-repeated="5"/>
        </table:table-row>
        <table:table-row table:style-name="ro1">
          <table:table-cell office:value-type="float" office:value="403.7">
            <text:p>403.7</text:p>
          </table:table-cell>
          <table:table-cell office:value-type="float" office:value="416.35">
            <text:p>416.35</text:p>
          </table:table-cell>
          <table:table-cell table:formula="of:=[.B47]/[.A47]" office:value-type="float" office:value="1.03133514986376">
            <text:p>1.03</text:p>
          </table:table-cell>
          <table:table-cell office:value-type="float" office:value="409.9">
            <text:p>409.9</text:p>
          </table:table-cell>
          <table:table-cell table:formula="of:=[.D47]/[.A47]" office:value-type="float" office:value="1.01535793906366">
            <text:p>1.02</text:p>
          </table:table-cell>
          <table:table-cell office:value-type="float" office:value="410.49">
            <text:p>410.49</text:p>
          </table:table-cell>
          <table:table-cell table:formula="of:=[.F47]/[.A47]" office:value-type="float" office:value="1.01681942036165">
            <text:p>1.02</text:p>
          </table:table-cell>
          <table:table-cell office:value-type="float" office:value="416.35">
            <text:p>416.35</text:p>
          </table:table-cell>
          <table:table-cell table:formula="of:=[.H47]/[.A47]" office:value-type="float" office:value="1.03133514986376">
            <text:p>1.03</text:p>
          </table:table-cell>
          <table:table-cell office:value-type="float" office:value="415.17">
            <text:p>415.17</text:p>
          </table:table-cell>
          <table:table-cell table:formula="of:=[.J47]/[.A47]" office:value-type="float" office:value="1.02841218726777">
            <text:p>1.03</text:p>
          </table:table-cell>
          <table:table-cell table:number-columns-repeated="5"/>
        </table:table-row>
        <table:table-row table:style-name="ro1">
          <table:table-cell office:value-type="float" office:value="298.57">
            <text:p>298.57</text:p>
          </table:table-cell>
          <table:table-cell office:value-type="float" office:value="310.12">
            <text:p>310.12</text:p>
          </table:table-cell>
          <table:table-cell table:formula="of:=[.B48]/[.A48]" office:value-type="float" office:value="1.03868439561912">
            <text:p>1.04</text:p>
          </table:table-cell>
          <table:table-cell office:value-type="float" office:value="301.74">
            <text:p>301.74</text:p>
          </table:table-cell>
          <table:table-cell table:formula="of:=[.D48]/[.A48]" office:value-type="float" office:value="1.01061727568075">
            <text:p>1.01</text:p>
          </table:table-cell>
          <table:table-cell office:value-type="float" office:value="304.57">
            <text:p>304.57</text:p>
          </table:table-cell>
          <table:table-cell table:formula="of:=[.F48]/[.A48]" office:value-type="float" office:value="1.02009578993201">
            <text:p>1.02</text:p>
          </table:table-cell>
          <table:table-cell office:value-type="float" office:value="310.12">
            <text:p>310.12</text:p>
          </table:table-cell>
          <table:table-cell table:formula="of:=[.H48]/[.A48]" office:value-type="float" office:value="1.03868439561912">
            <text:p>1.04</text:p>
          </table:table-cell>
          <table:table-cell office:value-type="float" office:value="302.81">
            <text:p>302.81</text:p>
          </table:table-cell>
          <table:table-cell table:formula="of:=[.J48]/[.A48]" office:value-type="float" office:value="1.01420102488529">
            <text:p>1.01</text:p>
          </table:table-cell>
          <table:table-cell table:number-columns-repeated="5"/>
        </table:table-row>
        <table:table-row table:style-name="ro1">
          <table:table-cell office:value-type="float" office:value="449.29">
            <text:p>449.29</text:p>
          </table:table-cell>
          <table:table-cell office:value-type="float" office:value="462.36">
            <text:p>462.36</text:p>
          </table:table-cell>
          <table:table-cell table:formula="of:=[.B49]/[.A49]" office:value-type="float" office:value="1.02909034254045">
            <text:p>1.03</text:p>
          </table:table-cell>
          <table:table-cell office:value-type="float" office:value="453.19">
            <text:p>453.19</text:p>
          </table:table-cell>
          <table:table-cell table:formula="of:=[.D49]/[.A49]" office:value-type="float" office:value="1.00868036234948">
            <text:p>1.01</text:p>
          </table:table-cell>
          <table:table-cell office:value-type="float" office:value="453.04">
            <text:p>453.04</text:p>
          </table:table-cell>
          <table:table-cell table:formula="of:=[.F49]/[.A49]" office:value-type="float" office:value="1.00834650225912">
            <text:p>1.01</text:p>
          </table:table-cell>
          <table:table-cell office:value-type="float" office:value="460.36">
            <text:p>460.36</text:p>
          </table:table-cell>
          <table:table-cell table:formula="of:=[.H49]/[.A49]" office:value-type="float" office:value="1.02463887466892">
            <text:p>1.02</text:p>
          </table:table-cell>
          <table:table-cell office:value-type="float" office:value="454.36">
            <text:p>454.36</text:p>
          </table:table-cell>
          <table:table-cell table:formula="of:=[.J49]/[.A49]" office:value-type="float" office:value="1.01128447105433">
            <text:p>1.01</text:p>
          </table:table-cell>
          <table:table-cell table:number-columns-repeated="5"/>
        </table:table-row>
        <table:table-row table:style-name="ro1">
          <table:table-cell office:value-type="float" office:value="220.1">
            <text:p>220.1</text:p>
          </table:table-cell>
          <table:table-cell office:value-type="float" office:value="236.02">
            <text:p>236.02</text:p>
          </table:table-cell>
          <table:table-cell table:formula="of:=[.B50]/[.A50]" office:value-type="float" office:value="1.07233075874602">
            <text:p>1.07</text:p>
          </table:table-cell>
          <table:table-cell office:value-type="float" office:value="229.98">
            <text:p>229.98</text:p>
          </table:table-cell>
          <table:table-cell table:formula="of:=[.D50]/[.A50]" office:value-type="float" office:value="1.04488868696047">
            <text:p>1.04</text:p>
          </table:table-cell>
          <table:table-cell office:value-type="float" office:value="230.2">
            <text:p>230.2</text:p>
          </table:table-cell>
          <table:table-cell table:formula="of:=[.F50]/[.A50]" office:value-type="float" office:value="1.04588823262154">
            <text:p>1.05</text:p>
          </table:table-cell>
          <table:table-cell office:value-type="float" office:value="236.02">
            <text:p>236.02</text:p>
          </table:table-cell>
          <table:table-cell table:formula="of:=[.H50]/[.A50]" office:value-type="float" office:value="1.07233075874602">
            <text:p>1.07</text:p>
          </table:table-cell>
          <table:table-cell office:value-type="float" office:value="229.98">
            <text:p>229.98</text:p>
          </table:table-cell>
          <table:table-cell table:formula="of:=[.J50]/[.A50]" office:value-type="float" office:value="1.04488868696047">
            <text:p>1.04</text:p>
          </table:table-cell>
          <table:table-cell table:number-columns-repeated="5"/>
        </table:table-row>
        <table:table-row table:style-name="ro1">
          <table:table-cell office:value-type="float" office:value="188.76">
            <text:p>188.76</text:p>
          </table:table-cell>
          <table:table-cell office:value-type="float" office:value="196.97">
            <text:p>196.97</text:p>
          </table:table-cell>
          <table:table-cell table:formula="of:=[.B51]/[.A51]" office:value-type="float" office:value="1.04349438440348">
            <text:p>1.04</text:p>
          </table:table-cell>
          <table:table-cell office:value-type="float" office:value="189.69">
            <text:p>189.69</text:p>
          </table:table-cell>
          <table:table-cell table:formula="of:=[.D51]/[.A51]" office:value-type="float" office:value="1.00492689129053">
            <text:p>1</text:p>
          </table:table-cell>
          <table:table-cell office:value-type="float" office:value="189.69">
            <text:p>189.69</text:p>
          </table:table-cell>
          <table:table-cell table:formula="of:=[.F51]/[.A51]" office:value-type="float" office:value="1.00492689129053">
            <text:p>1</text:p>
          </table:table-cell>
          <table:table-cell office:value-type="float" office:value="196.97">
            <text:p>196.97</text:p>
          </table:table-cell>
          <table:table-cell table:formula="of:=[.H51]/[.A51]" office:value-type="float" office:value="1.04349438440348">
            <text:p>1.04</text:p>
          </table:table-cell>
          <table:table-cell office:value-type="float" office:value="191.45">
            <text:p>191.45</text:p>
          </table:table-cell>
          <table:table-cell table:formula="of:=[.J51]/[.A51]" office:value-type="float" office:value="1.01425090061454">
            <text:p>1.01</text:p>
          </table:table-cell>
          <table:table-cell table:number-columns-repeated="5"/>
        </table:table-row>
        <table:table-row table:style-name="ro1">
          <table:table-cell office:value-type="float" office:value="321.13">
            <text:p>321.13</text:p>
          </table:table-cell>
          <table:table-cell office:value-type="float" office:value="338.85">
            <text:p>338.85</text:p>
          </table:table-cell>
          <table:table-cell table:formula="of:=[.B52]/[.A52]" office:value-type="float" office:value="1.05518014511257">
            <text:p>1.06</text:p>
          </table:table-cell>
          <table:table-cell office:value-type="float" office:value="327.58">
            <text:p>327.58</text:p>
          </table:table-cell>
          <table:table-cell table:formula="of:=[.D52]/[.A52]" office:value-type="float" office:value="1.02008532370068">
            <text:p>1.02</text:p>
          </table:table-cell>
          <table:table-cell office:value-type="float" office:value="334.02">
            <text:p>334.02</text:p>
          </table:table-cell>
          <table:table-cell table:formula="of:=[.F52]/[.A52]" office:value-type="float" office:value="1.04013950736462">
            <text:p>1.04</text:p>
          </table:table-cell>
          <table:table-cell office:value-type="float" office:value="336.02">
            <text:p>336.02</text:p>
          </table:table-cell>
          <table:table-cell table:formula="of:=[.H52]/[.A52]" office:value-type="float" office:value="1.04636751471367">
            <text:p>1.05</text:p>
          </table:table-cell>
          <table:table-cell office:value-type="float" office:value="326.99">
            <text:p>326.99</text:p>
          </table:table-cell>
          <table:table-cell table:formula="of:=[.J52]/[.A52]" office:value-type="float" office:value="1.01824806153271">
            <text:p>1.02</text:p>
          </table:table-cell>
          <table:table-cell table:number-columns-repeated="5"/>
        </table:table-row>
        <table:table-row table:style-name="ro1">
          <table:table-cell office:value-type="float" office:value="364.67">
            <text:p>364.67</text:p>
          </table:table-cell>
          <table:table-cell office:value-type="float" office:value="383.84">
            <text:p>383.84</text:p>
          </table:table-cell>
          <table:table-cell table:formula="of:=[.B53]/[.A53]" office:value-type="float" office:value="1.05256807524611">
            <text:p>1.05</text:p>
          </table:table-cell>
          <table:table-cell office:value-type="float" office:value="377.94">
            <text:p>377.94</text:p>
          </table:table-cell>
          <table:table-cell table:formula="of:=[.D53]/[.A53]" office:value-type="float" office:value="1.03638906408534">
            <text:p>1.04</text:p>
          </table:table-cell>
          <table:table-cell office:value-type="float" office:value="384.14">
            <text:p>384.14</text:p>
          </table:table-cell>
          <table:table-cell table:formula="of:=[.F53]/[.A53]" office:value-type="float" office:value="1.05339073683056">
            <text:p>1.05</text:p>
          </table:table-cell>
          <table:table-cell office:value-type="float" office:value="383.84">
            <text:p>383.84</text:p>
          </table:table-cell>
          <table:table-cell table:formula="of:=[.H53]/[.A53]" office:value-type="float" office:value="1.05256807524611">
            <text:p>1.05</text:p>
          </table:table-cell>
          <table:table-cell office:value-type="float" office:value="377.94">
            <text:p>377.94</text:p>
          </table:table-cell>
          <table:table-cell table:formula="of:=[.J53]/[.A53]" office:value-type="float" office:value="1.03638906408534">
            <text:p>1.04</text:p>
          </table:table-cell>
          <table:table-cell table:number-columns-repeated="5"/>
        </table:table-row>
        <table:table-row table:style-name="ro1">
          <table:table-cell office:value-type="float" office:value="168.27">
            <text:p>168.27</text:p>
          </table:table-cell>
          <table:table-cell office:value-type="float" office:value="177.44">
            <text:p>177.44</text:p>
          </table:table-cell>
          <table:table-cell table:formula="of:=[.B54]/[.A54]" office:value-type="float" office:value="1.05449575087657">
            <text:p>1.05</text:p>
          </table:table-cell>
          <table:table-cell office:value-type="float" office:value="170.27">
            <text:p>170.27</text:p>
          </table:table-cell>
          <table:table-cell table:formula="of:=[.D54]/[.A54]" office:value-type="float" office:value="1.01188565995127">
            <text:p>1.01</text:p>
          </table:table-cell>
          <table:table-cell office:value-type="float" office:value="170.27">
            <text:p>170.27</text:p>
          </table:table-cell>
          <table:table-cell table:formula="of:=[.F54]/[.A54]" office:value-type="float" office:value="1.01188565995127">
            <text:p>1.01</text:p>
          </table:table-cell>
          <table:table-cell office:value-type="float" office:value="177.44">
            <text:p>177.44</text:p>
          </table:table-cell>
          <table:table-cell table:formula="of:=[.H54]/[.A54]" office:value-type="float" office:value="1.05449575087657">
            <text:p>1.05</text:p>
          </table:table-cell>
          <table:table-cell office:value-type="float" office:value="170.27">
            <text:p>170.27</text:p>
          </table:table-cell>
          <table:table-cell table:formula="of:=[.J54]/[.A54]" office:value-type="float" office:value="1.01188565995127">
            <text:p>1.01</text:p>
          </table:table-cell>
          <table:table-cell table:number-columns-repeated="5"/>
        </table:table-row>
        <table:table-row table:style-name="ro1">
          <table:table-cell office:value-type="float" office:value="98.85">
            <text:p>98.85</text:p>
          </table:table-cell>
          <table:table-cell office:value-type="float" office:value="103.54">
            <text:p>103.54</text:p>
          </table:table-cell>
          <table:table-cell table:formula="of:=[.B55]/[.A55]" office:value-type="float" office:value="1.04744562468386">
            <text:p>1.05</text:p>
          </table:table-cell>
          <table:table-cell office:value-type="float" office:value="98.85">
            <text:p>98.85</text:p>
          </table:table-cell>
          <table:table-cell table:formula="of:=[.D55]/[.A55]" office:value-type="float" office:value="1">
            <text:p>1</text:p>
          </table:table-cell>
          <table:table-cell office:value-type="float" office:value="98.85">
            <text:p>98.85</text:p>
          </table:table-cell>
          <table:table-cell table:formula="of:=[.F55]/[.A55]" office:value-type="float" office:value="1">
            <text:p>1</text:p>
          </table:table-cell>
          <table:table-cell office:value-type="float" office:value="98.85">
            <text:p>98.85</text:p>
          </table:table-cell>
          <table:table-cell table:formula="of:=[.H55]/[.A55]" office:value-type="float" office:value="1">
            <text:p>1</text:p>
          </table:table-cell>
          <table:table-cell office:value-type="float" office:value="98.85">
            <text:p>98.85</text:p>
          </table:table-cell>
          <table:table-cell table:formula="of:=[.J55]/[.A5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49.24">
            <text:p>449.24</text:p>
          </table:table-cell>
          <table:table-cell office:value-type="float" office:value="468.17">
            <text:p>468.17</text:p>
          </table:table-cell>
          <table:table-cell table:formula="of:=[.B56]/[.A56]" office:value-type="float" office:value="1.04213783278426">
            <text:p>1.04</text:p>
          </table:table-cell>
          <table:table-cell office:value-type="float" office:value="462.52">
            <text:p>462.52</text:p>
          </table:table-cell>
          <table:table-cell table:formula="of:=[.D56]/[.A56]" office:value-type="float" office:value="1.02956103641706">
            <text:p>1.03</text:p>
          </table:table-cell>
          <table:table-cell office:value-type="float" office:value="460.76">
            <text:p>460.76</text:p>
          </table:table-cell>
          <table:table-cell table:formula="of:=[.F56]/[.A56]" office:value-type="float" office:value="1.02564330869914">
            <text:p>1.03</text:p>
          </table:table-cell>
          <table:table-cell office:value-type="float" office:value="467.59">
            <text:p>467.59</text:p>
          </table:table-cell>
          <table:table-cell table:formula="of:=[.H56]/[.A56]" office:value-type="float" office:value="1.04084676342267">
            <text:p>1.04</text:p>
          </table:table-cell>
          <table:table-cell office:value-type="float" office:value="463.1">
            <text:p>463.1</text:p>
          </table:table-cell>
          <table:table-cell table:formula="of:=[.J56]/[.A56]" office:value-type="float" office:value="1.03085210577865">
            <text:p>1.03</text:p>
          </table:table-cell>
          <table:table-cell table:number-columns-repeated="5"/>
        </table:table-row>
        <table:table-row table:style-name="ro1">
          <table:table-cell office:value-type="float" office:value="286.15">
            <text:p>286.15</text:p>
          </table:table-cell>
          <table:table-cell office:value-type="float" office:value="304.98">
            <text:p>304.98</text:p>
          </table:table-cell>
          <table:table-cell table:formula="of:=[.B57]/[.A57]" office:value-type="float" office:value="1.06580464791193">
            <text:p>1.07</text:p>
          </table:table-cell>
          <table:table-cell office:value-type="float" office:value="296.63">
            <text:p>296.63</text:p>
          </table:table-cell>
          <table:table-cell table:formula="of:=[.D57]/[.A57]" office:value-type="float" office:value="1.03662414817403">
            <text:p>1.04</text:p>
          </table:table-cell>
          <table:table-cell office:value-type="float" office:value="291.18">
            <text:p>291.18</text:p>
          </table:table-cell>
          <table:table-cell table:formula="of:=[.F57]/[.A57]" office:value-type="float" office:value="1.01757819325529">
            <text:p>1.02</text:p>
          </table:table-cell>
          <table:table-cell office:value-type="float" office:value="304.39">
            <text:p>304.39</text:p>
          </table:table-cell>
          <table:table-cell table:formula="of:=[.H57]/[.A57]" office:value-type="float" office:value="1.06374279224183">
            <text:p>1.06</text:p>
          </table:table-cell>
          <table:table-cell office:value-type="float" office:value="295.46">
            <text:p>295.46</text:p>
          </table:table-cell>
          <table:table-cell table:formula="of:=[.J57]/[.A57]" office:value-type="float" office:value="1.0325353835401">
            <text:p>1.03</text:p>
          </table:table-cell>
          <table:table-cell table:number-columns-repeated="5"/>
        </table:table-row>
        <table:table-row table:style-name="ro1">
          <table:table-cell office:value-type="float" office:value="202.18">
            <text:p>202.18</text:p>
          </table:table-cell>
          <table:table-cell office:value-type="float" office:value="209.6">
            <text:p>209.6</text:p>
          </table:table-cell>
          <table:table-cell table:formula="of:=[.B58]/[.A58]" office:value-type="float" office:value="1.03669997032347">
            <text:p>1.04</text:p>
          </table:table-cell>
          <table:table-cell office:value-type="float" office:value="204.18">
            <text:p>204.18</text:p>
          </table:table-cell>
          <table:table-cell table:formula="of:=[.D58]/[.A58]" office:value-type="float" office:value="1.00989217528935">
            <text:p>1.01</text:p>
          </table:table-cell>
          <table:table-cell office:value-type="float" office:value="205.36">
            <text:p>205.36</text:p>
          </table:table-cell>
          <table:table-cell table:formula="of:=[.F58]/[.A58]" office:value-type="float" office:value="1.01572855871006">
            <text:p>1.02</text:p>
          </table:table-cell>
          <table:table-cell office:value-type="float" office:value="209.6">
            <text:p>209.6</text:p>
          </table:table-cell>
          <table:table-cell table:formula="of:=[.H58]/[.A58]" office:value-type="float" office:value="1.03669997032347">
            <text:p>1.04</text:p>
          </table:table-cell>
          <table:table-cell office:value-type="float" office:value="204.18">
            <text:p>204.18</text:p>
          </table:table-cell>
          <table:table-cell table:formula="of:=[.J58]/[.A58]" office:value-type="float" office:value="1.00989217528935">
            <text:p>1.01</text:p>
          </table:table-cell>
          <table:table-cell table:number-columns-repeated="5"/>
        </table:table-row>
        <table:table-row table:style-name="ro1">
          <table:table-cell office:value-type="float" office:value="274.29">
            <text:p>274.29</text:p>
          </table:table-cell>
          <table:table-cell office:value-type="float" office:value="289.32">
            <text:p>289.32</text:p>
          </table:table-cell>
          <table:table-cell table:formula="of:=[.B59]/[.A59]" office:value-type="float" office:value="1.05479601881221">
            <text:p>1.05</text:p>
          </table:table-cell>
          <table:table-cell office:value-type="float" office:value="275.46">
            <text:p>275.46</text:p>
          </table:table-cell>
          <table:table-cell table:formula="of:=[.D59]/[.A59]" office:value-type="float" office:value="1.00426555835065">
            <text:p>1</text:p>
          </table:table-cell>
          <table:table-cell office:value-type="float" office:value="278.39">
            <text:p>278.39</text:p>
          </table:table-cell>
          <table:table-cell table:formula="of:=[.F59]/[.A59]" office:value-type="float" office:value="1.01494768310912">
            <text:p>1.01</text:p>
          </table:table-cell>
          <table:table-cell office:value-type="float" office:value="289.32">
            <text:p>289.32</text:p>
          </table:table-cell>
          <table:table-cell table:formula="of:=[.H59]/[.A59]" office:value-type="float" office:value="1.05479601881221">
            <text:p>1.05</text:p>
          </table:table-cell>
          <table:table-cell office:value-type="float" office:value="278.98">
            <text:p>278.98</text:p>
          </table:table-cell>
          <table:table-cell table:formula="of:=[.J59]/[.A59]" office:value-type="float" office:value="1.01709869116628">
            <text:p>1.02</text:p>
          </table:table-cell>
          <table:table-cell table:number-columns-repeated="5"/>
        </table:table-row>
        <table:table-row table:style-name="ro1">
          <table:table-cell office:value-type="float" office:value="210.53">
            <text:p>210.53</text:p>
          </table:table-cell>
          <table:table-cell office:value-type="float" office:value="227.32">
            <text:p>227.32</text:p>
          </table:table-cell>
          <table:table-cell table:formula="of:=[.B60]/[.A60]" office:value-type="float" office:value="1.07975110435567">
            <text:p>1.08</text:p>
          </table:table-cell>
          <table:table-cell office:value-type="float" office:value="212.88">
            <text:p>212.88</text:p>
          </table:table-cell>
          <table:table-cell table:formula="of:=[.D60]/[.A60]" office:value-type="float" office:value="1.01116230465967">
            <text:p>1.01</text:p>
          </table:table-cell>
          <table:table-cell office:value-type="float" office:value="212.29">
            <text:p>212.29</text:p>
          </table:table-cell>
          <table:table-cell table:formula="of:=[.F60]/[.A60]" office:value-type="float" office:value="1.00835985370256">
            <text:p>1.01</text:p>
          </table:table-cell>
          <table:table-cell office:value-type="float" office:value="227.32">
            <text:p>227.32</text:p>
          </table:table-cell>
          <table:table-cell table:formula="of:=[.H60]/[.A60]" office:value-type="float" office:value="1.07975110435567">
            <text:p>1.08</text:p>
          </table:table-cell>
          <table:table-cell office:value-type="float" office:value="212.88">
            <text:p>212.88</text:p>
          </table:table-cell>
          <table:table-cell table:formula="of:=[.J60]/[.A60]" office:value-type="float" office:value="1.01116230465967">
            <text:p>1.01</text:p>
          </table:table-cell>
          <table:table-cell table:number-columns-repeated="5"/>
        </table:table-row>
        <table:table-row table:style-name="ro1">
          <table:table-cell office:value-type="float" office:value="302.33">
            <text:p>302.33</text:p>
          </table:table-cell>
          <table:table-cell office:value-type="float" office:value="328.09">
            <text:p>328.09</text:p>
          </table:table-cell>
          <table:table-cell table:formula="of:=[.B61]/[.A61]" office:value-type="float" office:value="1.08520490854364">
            <text:p>1.09</text:p>
          </table:table-cell>
          <table:table-cell office:value-type="float" office:value="309.75">
            <text:p>309.75</text:p>
          </table:table-cell>
          <table:table-cell table:formula="of:=[.D61]/[.A61]" office:value-type="float" office:value="1.02454271822181">
            <text:p>1.02</text:p>
          </table:table-cell>
          <table:table-cell office:value-type="float" office:value="305.26">
            <text:p>305.26</text:p>
          </table:table-cell>
          <table:table-cell table:formula="of:=[.F61]/[.A61]" office:value-type="float" office:value="1.00969139681805">
            <text:p>1.01</text:p>
          </table:table-cell>
          <table:table-cell office:value-type="float" office:value="328.09">
            <text:p>328.09</text:p>
          </table:table-cell>
          <table:table-cell table:formula="of:=[.H61]/[.A61]" office:value-type="float" office:value="1.08520490854364">
            <text:p>1.09</text:p>
          </table:table-cell>
          <table:table-cell office:value-type="float" office:value="309.16">
            <text:p>309.16</text:p>
          </table:table-cell>
          <table:table-cell table:formula="of:=[.J61]/[.A61]" office:value-type="float" office:value="1.02259120828234">
            <text:p>1.02</text:p>
          </table:table-cell>
          <table:table-cell table:number-columns-repeated="5"/>
        </table:table-row>
        <table:table-row table:style-name="ro1">
          <table:table-cell office:value-type="float" office:value="169.77">
            <text:p>169.77</text:p>
          </table:table-cell>
          <table:table-cell office:value-type="float" office:value="184.88">
            <text:p>184.88</text:p>
          </table:table-cell>
          <table:table-cell table:formula="of:=[.B62]/[.A62]" office:value-type="float" office:value="1.08900276845143">
            <text:p>1.09</text:p>
          </table:table-cell>
          <table:table-cell office:value-type="float" office:value="181.71">
            <text:p>181.71</text:p>
          </table:table-cell>
          <table:table-cell table:formula="of:=[.D62]/[.A62]" office:value-type="float" office:value="1.07033044707546">
            <text:p>1.07</text:p>
          </table:table-cell>
          <table:table-cell office:value-type="float" office:value="183.81">
            <text:p>183.81</text:p>
          </table:table-cell>
          <table:table-cell table:formula="of:=[.F62]/[.A62]" office:value-type="float" office:value="1.08270012369677">
            <text:p>1.08</text:p>
          </table:table-cell>
          <table:table-cell office:value-type="float" office:value="184.88">
            <text:p>184.88</text:p>
          </table:table-cell>
          <table:table-cell table:formula="of:=[.H62]/[.A62]" office:value-type="float" office:value="1.08900276845143">
            <text:p>1.09</text:p>
          </table:table-cell>
          <table:table-cell office:value-type="float" office:value="181.71">
            <text:p>181.71</text:p>
          </table:table-cell>
          <table:table-cell table:formula="of:=[.J62]/[.A62]" office:value-type="float" office:value="1.07033044707546">
            <text:p>1.07</text:p>
          </table:table-cell>
          <table:table-cell table:number-columns-repeated="5"/>
        </table:table-row>
        <table:table-row table:style-name="ro1">
          <table:table-cell office:value-type="float" office:value="329.02">
            <text:p>329.02</text:p>
          </table:table-cell>
          <table:table-cell office:value-type="float" office:value="335.12">
            <text:p>335.12</text:p>
          </table:table-cell>
          <table:table-cell table:formula="of:=[.B63]/[.A63]" office:value-type="float" office:value="1.01853990638867">
            <text:p>1.02</text:p>
          </table:table-cell>
          <table:table-cell office:value-type="float" office:value="329.61">
            <text:p>329.61</text:p>
          </table:table-cell>
          <table:table-cell table:formula="of:=[.D63]/[.A63]" office:value-type="float" office:value="1.00179320406054">
            <text:p>1</text:p>
          </table:table-cell>
          <table:table-cell office:value-type="float" office:value="331.36">
            <text:p>331.36</text:p>
          </table:table-cell>
          <table:table-cell table:formula="of:=[.F63]/[.A63]" office:value-type="float" office:value="1.00711202966385">
            <text:p>1.01</text:p>
          </table:table-cell>
          <table:table-cell office:value-type="float" office:value="333.95">
            <text:p>333.95</text:p>
          </table:table-cell>
          <table:table-cell table:formula="of:=[.H63]/[.A63]" office:value-type="float" office:value="1.01498389155674">
            <text:p>1.01</text:p>
          </table:table-cell>
          <table:table-cell office:value-type="float" office:value="330.78">
            <text:p>330.78</text:p>
          </table:table-cell>
          <table:table-cell table:formula="of:=[.J63]/[.A63]" office:value-type="float" office:value="1.00534921889247">
            <text:p>1.01</text:p>
          </table:table-cell>
          <table:table-cell table:number-columns-repeated="5"/>
        </table:table-row>
        <table:table-row table:style-name="ro1">
          <table:table-cell office:value-type="float" office:value="361.89">
            <text:p>361.89</text:p>
          </table:table-cell>
          <table:table-cell office:value-type="float" office:value="368.58">
            <text:p>368.58</text:p>
          </table:table-cell>
          <table:table-cell table:formula="of:=[.B64]/[.A64]" office:value-type="float" office:value="1.01848628036144">
            <text:p>1.02</text:p>
          </table:table-cell>
          <table:table-cell office:value-type="float" office:value="367.75">
            <text:p>367.75</text:p>
          </table:table-cell>
          <table:table-cell table:formula="of:=[.D64]/[.A64]" office:value-type="float" office:value="1.01619276575755">
            <text:p>1.02</text:p>
          </table:table-cell>
          <table:table-cell office:value-type="float" office:value="367.75">
            <text:p>367.75</text:p>
          </table:table-cell>
          <table:table-cell table:formula="of:=[.F64]/[.A64]" office:value-type="float" office:value="1.01619276575755">
            <text:p>1.02</text:p>
          </table:table-cell>
          <table:table-cell office:value-type="float" office:value="368.58">
            <text:p>368.58</text:p>
          </table:table-cell>
          <table:table-cell table:formula="of:=[.H64]/[.A64]" office:value-type="float" office:value="1.01848628036144">
            <text:p>1.02</text:p>
          </table:table-cell>
          <table:table-cell office:value-type="float" office:value="367.75">
            <text:p>367.75</text:p>
          </table:table-cell>
          <table:table-cell table:formula="of:=[.J64]/[.A64]" office:value-type="float" office:value="1.01619276575755">
            <text:p>1.02</text:p>
          </table:table-cell>
          <table:table-cell table:number-columns-repeated="5"/>
        </table:table-row>
        <table:table-row table:style-name="ro1">
          <table:table-cell office:value-type="float" office:value="314.17">
            <text:p>314.17</text:p>
          </table:table-cell>
          <table:table-cell office:value-type="float" office:value="334.02">
            <text:p>334.02</text:p>
          </table:table-cell>
          <table:table-cell table:formula="of:=[.B65]/[.A65]" office:value-type="float" office:value="1.06318235350288">
            <text:p>1.06</text:p>
          </table:table-cell>
          <table:table-cell office:value-type="float" office:value="317.2">
            <text:p>317.2</text:p>
          </table:table-cell>
          <table:table-cell table:formula="of:=[.D65]/[.A65]" office:value-type="float" office:value="1.00964446000573">
            <text:p>1.01</text:p>
          </table:table-cell>
          <table:table-cell office:value-type="float" office:value="319.68">
            <text:p>319.68</text:p>
          </table:table-cell>
          <table:table-cell table:formula="of:=[.F65]/[.A65]" office:value-type="float" office:value="1.01753827545596">
            <text:p>1.02</text:p>
          </table:table-cell>
          <table:table-cell office:value-type="float" office:value="334.02">
            <text:p>334.02</text:p>
          </table:table-cell>
          <table:table-cell table:formula="of:=[.H65]/[.A65]" office:value-type="float" office:value="1.06318235350288">
            <text:p>1.06</text:p>
          </table:table-cell>
          <table:table-cell office:value-type="float" office:value="317.78">
            <text:p>317.78</text:p>
          </table:table-cell>
          <table:table-cell table:formula="of:=[.J65]/[.A65]" office:value-type="float" office:value="1.01149059426425">
            <text:p>1.01</text:p>
          </table:table-cell>
          <table:table-cell table:number-columns-repeated="5"/>
        </table:table-row>
        <table:table-row table:style-name="ro1">
          <table:table-cell office:value-type="float" office:value="408.11">
            <text:p>408.11</text:p>
          </table:table-cell>
          <table:table-cell office:value-type="float" office:value="411.14">
            <text:p>411.14</text:p>
          </table:table-cell>
          <table:table-cell table:formula="of:=[.B66]/[.A66]" office:value-type="float" office:value="1.00742446889319">
            <text:p>1.01</text:p>
          </table:table-cell>
          <table:table-cell office:value-type="float" office:value="408.8">
            <text:p>408.8</text:p>
          </table:table-cell>
          <table:table-cell table:formula="of:=[.D66]/[.A66]" office:value-type="float" office:value="1.00169072063904">
            <text:p>1</text:p>
          </table:table-cell>
          <table:table-cell office:value-type="float" office:value="409.97">
            <text:p>409.97</text:p>
          </table:table-cell>
          <table:table-cell table:formula="of:=[.F66]/[.A66]" office:value-type="float" office:value="1.00455759476612">
            <text:p>1</text:p>
          </table:table-cell>
          <table:table-cell office:value-type="float" office:value="411.14">
            <text:p>411.14</text:p>
          </table:table-cell>
          <table:table-cell table:formula="of:=[.H66]/[.A66]" office:value-type="float" office:value="1.00742446889319">
            <text:p>1.01</text:p>
          </table:table-cell>
          <table:table-cell office:value-type="float" office:value="408.8">
            <text:p>408.8</text:p>
          </table:table-cell>
          <table:table-cell table:formula="of:=[.J66]/[.A66]" office:value-type="float" office:value="1.00169072063904">
            <text:p>1</text:p>
          </table:table-cell>
          <table:table-cell table:number-columns-repeated="5"/>
        </table:table-row>
        <table:table-row table:style-name="ro1">
          <table:table-cell office:value-type="float" office:value="49.01">
            <text:p>49.01</text:p>
          </table:table-cell>
          <table:table-cell office:value-type="float" office:value="53.36">
            <text:p>53.36</text:p>
          </table:table-cell>
          <table:table-cell table:formula="of:=[.B67]/[.A67]" office:value-type="float" office:value="1.0887573964497">
            <text:p>1.09</text:p>
          </table:table-cell>
          <table:table-cell office:value-type="float" office:value="49.6">
            <text:p>49.6</text:p>
          </table:table-cell>
          <table:table-cell table:formula="of:=[.D67]/[.A67]" office:value-type="float" office:value="1.01203835951847">
            <text:p>1.01</text:p>
          </table:table-cell>
          <table:table-cell office:value-type="float" office:value="49.6">
            <text:p>49.6</text:p>
          </table:table-cell>
          <table:table-cell table:formula="of:=[.F67]/[.A67]" office:value-type="float" office:value="1.01203835951847">
            <text:p>1.01</text:p>
          </table:table-cell>
          <table:table-cell office:value-type="float" office:value="53.36">
            <text:p>53.36</text:p>
          </table:table-cell>
          <table:table-cell table:formula="of:=[.H67]/[.A67]" office:value-type="float" office:value="1.0887573964497">
            <text:p>1.09</text:p>
          </table:table-cell>
          <table:table-cell office:value-type="float" office:value="49.6">
            <text:p>49.6</text:p>
          </table:table-cell>
          <table:table-cell table:formula="of:=[.J67]/[.A67]" office:value-type="float" office:value="1.01203835951847">
            <text:p>1.01</text:p>
          </table:table-cell>
          <table:table-cell table:number-columns-repeated="5"/>
        </table:table-row>
        <table:table-row table:style-name="ro1">
          <table:table-cell office:value-type="float" office:value="242.25">
            <text:p>242.25</text:p>
          </table:table-cell>
          <table:table-cell office:value-type="float" office:value="257.28">
            <text:p>257.28</text:p>
          </table:table-cell>
          <table:table-cell table:formula="of:=[.B68]/[.A68]" office:value-type="float" office:value="1.06204334365325">
            <text:p>1.06</text:p>
          </table:table-cell>
          <table:table-cell office:value-type="float" office:value="243.18">
            <text:p>243.18</text:p>
          </table:table-cell>
          <table:table-cell table:formula="of:=[.D68]/[.A68]" office:value-type="float" office:value="1.00383900928793">
            <text:p>1</text:p>
          </table:table-cell>
          <table:table-cell office:value-type="float" office:value="246.11">
            <text:p>246.11</text:p>
          </table:table-cell>
          <table:table-cell table:formula="of:=[.F68]/[.A68]" office:value-type="float" office:value="1.01593395252838">
            <text:p>1.02</text:p>
          </table:table-cell>
          <table:table-cell office:value-type="float" office:value="257.28">
            <text:p>257.28</text:p>
          </table:table-cell>
          <table:table-cell table:formula="of:=[.H68]/[.A68]" office:value-type="float" office:value="1.06204334365325">
            <text:p>1.06</text:p>
          </table:table-cell>
          <table:table-cell office:value-type="float" office:value="243.18">
            <text:p>243.18</text:p>
          </table:table-cell>
          <table:table-cell table:formula="of:=[.J68]/[.A68]" office:value-type="float" office:value="1.00383900928793">
            <text:p>1</text:p>
          </table:table-cell>
          <table:table-cell table:number-columns-repeated="5"/>
        </table:table-row>
        <table:table-row table:style-name="ro1">
          <table:table-cell office:value-type="float" office:value="218.23">
            <text:p>218.23</text:p>
          </table:table-cell>
          <table:table-cell office:value-type="float" office:value="240.47">
            <text:p>240.47</text:p>
          </table:table-cell>
          <table:table-cell table:formula="of:=[.B69]/[.A69]" office:value-type="float" office:value="1.10191082802548">
            <text:p>1.1</text:p>
          </table:table-cell>
          <table:table-cell office:value-type="float" office:value="231.64">
            <text:p>231.64</text:p>
          </table:table-cell>
          <table:table-cell table:formula="of:=[.D69]/[.A69]" office:value-type="float" office:value="1.06144893002795">
            <text:p>1.06</text:p>
          </table:table-cell>
          <table:table-cell office:value-type="float" office:value="231.44">
            <text:p>231.44</text:p>
          </table:table-cell>
          <table:table-cell table:formula="of:=[.F69]/[.A69]" office:value-type="float" office:value="1.06053246574715">
            <text:p>1.06</text:p>
          </table:table-cell>
          <table:table-cell office:value-type="float" office:value="240.47">
            <text:p>240.47</text:p>
          </table:table-cell>
          <table:table-cell table:formula="of:=[.H69]/[.A69]" office:value-type="float" office:value="1.10191082802548">
            <text:p>1.1</text:p>
          </table:table-cell>
          <table:table-cell office:value-type="float" office:value="231.44">
            <text:p>231.44</text:p>
          </table:table-cell>
          <table:table-cell table:formula="of:=[.J69]/[.A69]" office:value-type="float" office:value="1.06053246574715">
            <text:p>1.06</text:p>
          </table:table-cell>
          <table:table-cell table:number-columns-repeated="5"/>
        </table:table-row>
        <table:table-row table:style-name="ro1">
          <table:table-cell office:value-type="float" office:value="333.09">
            <text:p>333.09</text:p>
          </table:table-cell>
          <table:table-cell office:value-type="float" office:value="353.05">
            <text:p>353.05</text:p>
          </table:table-cell>
          <table:table-cell table:formula="of:=[.B70]/[.A70]" office:value-type="float" office:value="1.05992374433336">
            <text:p>1.06</text:p>
          </table:table-cell>
          <table:table-cell office:value-type="float" office:value="337.53">
            <text:p>337.53</text:p>
          </table:table-cell>
          <table:table-cell table:formula="of:=[.D70]/[.A70]" office:value-type="float" office:value="1.01332973070341">
            <text:p>1.01</text:p>
          </table:table-cell>
          <table:table-cell office:value-type="float" office:value="337.53">
            <text:p>337.53</text:p>
          </table:table-cell>
          <table:table-cell table:formula="of:=[.F70]/[.A70]" office:value-type="float" office:value="1.01332973070341">
            <text:p>1.01</text:p>
          </table:table-cell>
          <table:table-cell office:value-type="float" office:value="351.63">
            <text:p>351.63</text:p>
          </table:table-cell>
          <table:table-cell table:formula="of:=[.H70]/[.A70]" office:value-type="float" office:value="1.05566063226155">
            <text:p>1.06</text:p>
          </table:table-cell>
          <table:table-cell office:value-type="float" office:value="336.95">
            <text:p>336.95</text:p>
          </table:table-cell>
          <table:table-cell table:formula="of:=[.J70]/[.A70]" office:value-type="float" office:value="1.01158845957549">
            <text:p>1.01</text:p>
          </table:table-cell>
          <table:table-cell table:number-columns-repeated="5"/>
        </table:table-row>
        <table:table-row table:style-name="ro1">
          <table:table-cell office:value-type="float" office:value="98.08">
            <text:p>98.08</text:p>
          </table:table-cell>
          <table:table-cell office:value-type="float" office:value="103.11">
            <text:p>103.11</text:p>
          </table:table-cell>
          <table:table-cell table:formula="of:=[.B71]/[.A71]" office:value-type="float" office:value="1.05128466557912">
            <text:p>1.05</text:p>
          </table:table-cell>
          <table:table-cell office:value-type="float" office:value="101.36">
            <text:p>101.36</text:p>
          </table:table-cell>
          <table:table-cell table:formula="of:=[.D71]/[.A71]" office:value-type="float" office:value="1.03344208809135">
            <text:p>1.03</text:p>
          </table:table-cell>
          <table:table-cell office:value-type="float" office:value="101.94">
            <text:p>101.94</text:p>
          </table:table-cell>
          <table:table-cell table:formula="of:=[.F71]/[.A71]" office:value-type="float" office:value="1.03935562805873">
            <text:p>1.04</text:p>
          </table:table-cell>
          <table:table-cell office:value-type="float" office:value="103.11">
            <text:p>103.11</text:p>
          </table:table-cell>
          <table:table-cell table:formula="of:=[.H71]/[.A71]" office:value-type="float" office:value="1.05128466557912">
            <text:p>1.05</text:p>
          </table:table-cell>
          <table:table-cell office:value-type="float" office:value="101.36">
            <text:p>101.36</text:p>
          </table:table-cell>
          <table:table-cell table:formula="of:=[.J71]/[.A71]" office:value-type="float" office:value="1.03344208809135">
            <text:p>1.03</text:p>
          </table:table-cell>
          <table:table-cell table:number-columns-repeated="5"/>
        </table:table-row>
        <table:table-row table:style-name="ro1">
          <table:table-cell office:value-type="float" office:value="300.61">
            <text:p>300.61</text:p>
          </table:table-cell>
          <table:table-cell office:value-type="float" office:value="310.46">
            <text:p>310.46</text:p>
          </table:table-cell>
          <table:table-cell table:formula="of:=[.B72]/[.A72]" office:value-type="float" office:value="1.03276670769435">
            <text:p>1.03</text:p>
          </table:table-cell>
          <table:table-cell office:value-type="float" office:value="302.12">
            <text:p>302.12</text:p>
          </table:table-cell>
          <table:table-cell table:formula="of:=[.D72]/[.A72]" office:value-type="float" office:value="1.0050231196567">
            <text:p>1.01</text:p>
          </table:table-cell>
          <table:table-cell office:value-type="float" office:value="300.95">
            <text:p>300.95</text:p>
          </table:table-cell>
          <table:table-cell table:formula="of:=[.F72]/[.A72]" office:value-type="float" office:value="1.00113103356508">
            <text:p>1</text:p>
          </table:table-cell>
          <table:table-cell office:value-type="float" office:value="310.46">
            <text:p>310.46</text:p>
          </table:table-cell>
          <table:table-cell table:formula="of:=[.H72]/[.A72]" office:value-type="float" office:value="1.03276670769435">
            <text:p>1.03</text:p>
          </table:table-cell>
          <table:table-cell office:value-type="float" office:value="300.36">
            <text:p>300.36</text:p>
          </table:table-cell>
          <table:table-cell table:formula="of:=[.J72]/[.A72]" office:value-type="float" office:value="0.999168357672732">
            <text:p>1</text:p>
          </table:table-cell>
          <table:table-cell table:number-columns-repeated="5"/>
        </table:table-row>
        <table:table-row table:style-name="ro1">
          <table:table-cell office:value-type="float" office:value="288.43">
            <text:p>288.43</text:p>
          </table:table-cell>
          <table:table-cell office:value-type="float" office:value="303.91">
            <text:p>303.91</text:p>
          </table:table-cell>
          <table:table-cell table:formula="of:=[.B73]/[.A73]" office:value-type="float" office:value="1.05366986790556">
            <text:p>1.05</text:p>
          </table:table-cell>
          <table:table-cell office:value-type="float" office:value="298.39">
            <text:p>298.39</text:p>
          </table:table-cell>
          <table:table-cell table:formula="of:=[.D73]/[.A73]" office:value-type="float" office:value="1.03453177547412">
            <text:p>1.03</text:p>
          </table:table-cell>
          <table:table-cell office:value-type="float" office:value="297.95">
            <text:p>297.95</text:p>
          </table:table-cell>
          <table:table-cell table:formula="of:=[.F73]/[.A73]" office:value-type="float" office:value="1.03300627535277">
            <text:p>1.03</text:p>
          </table:table-cell>
          <table:table-cell office:value-type="float" office:value="303.91">
            <text:p>303.91</text:p>
          </table:table-cell>
          <table:table-cell table:formula="of:=[.H73]/[.A73]" office:value-type="float" office:value="1.05366986790556">
            <text:p>1.05</text:p>
          </table:table-cell>
          <table:table-cell office:value-type="float" office:value="298.39">
            <text:p>298.39</text:p>
          </table:table-cell>
          <table:table-cell table:formula="of:=[.J73]/[.A73]" office:value-type="float" office:value="1.03453177547412">
            <text:p>1.03</text:p>
          </table:table-cell>
          <table:table-cell table:number-columns-repeated="5"/>
        </table:table-row>
        <table:table-row table:style-name="ro1">
          <table:table-cell office:value-type="float" office:value="201.17">
            <text:p>201.17</text:p>
          </table:table-cell>
          <table:table-cell office:value-type="float" office:value="221.02">
            <text:p>221.02</text:p>
          </table:table-cell>
          <table:table-cell table:formula="of:=[.B74]/[.A74]" office:value-type="float" office:value="1.09867276432868">
            <text:p>1.1</text:p>
          </table:table-cell>
          <table:table-cell office:value-type="float" office:value="201.51">
            <text:p>201.51</text:p>
          </table:table-cell>
          <table:table-cell table:formula="of:=[.D74]/[.A74]" office:value-type="float" office:value="1.00169011283989">
            <text:p>1</text:p>
          </table:table-cell>
          <table:table-cell office:value-type="float" office:value="204.34">
            <text:p>204.34</text:p>
          </table:table-cell>
          <table:table-cell table:formula="of:=[.F74]/[.A74]" office:value-type="float" office:value="1.01575781677188">
            <text:p>1.02</text:p>
          </table:table-cell>
          <table:table-cell office:value-type="float" office:value="221.02">
            <text:p>221.02</text:p>
          </table:table-cell>
          <table:table-cell table:formula="of:=[.H74]/[.A74]" office:value-type="float" office:value="1.09867276432868">
            <text:p>1.1</text:p>
          </table:table-cell>
          <table:table-cell office:value-type="float" office:value="203.27">
            <text:p>203.27</text:p>
          </table:table-cell>
          <table:table-cell table:formula="of:=[.J74]/[.A74]" office:value-type="float" office:value="1.01043893224636">
            <text:p>1.01</text:p>
          </table:table-cell>
          <table:table-cell table:number-columns-repeated="5"/>
        </table:table-row>
        <table:table-row table:style-name="ro1">
          <table:table-cell office:value-type="float" office:value="113.41">
            <text:p>113.41</text:p>
          </table:table-cell>
          <table:table-cell office:value-type="float" office:value="115.65">
            <text:p>115.65</text:p>
          </table:table-cell>
          <table:table-cell table:formula="of:=[.B75]/[.A75]" office:value-type="float" office:value="1.0197513446786">
            <text:p>1.02</text:p>
          </table:table-cell>
          <table:table-cell office:value-type="float" office:value="114.58">
            <text:p>114.58</text:p>
          </table:table-cell>
          <table:table-cell table:formula="of:=[.D75]/[.A75]" office:value-type="float" office:value="1.01031655056873">
            <text:p>1.01</text:p>
          </table:table-cell>
          <table:table-cell office:value-type="float" office:value="114.58">
            <text:p>114.58</text:p>
          </table:table-cell>
          <table:table-cell table:formula="of:=[.F75]/[.A75]" office:value-type="float" office:value="1.01031655056873">
            <text:p>1.01</text:p>
          </table:table-cell>
          <table:table-cell office:value-type="float" office:value="115.65">
            <text:p>115.65</text:p>
          </table:table-cell>
          <table:table-cell table:formula="of:=[.H75]/[.A75]" office:value-type="float" office:value="1.0197513446786">
            <text:p>1.02</text:p>
          </table:table-cell>
          <table:table-cell office:value-type="float" office:value="114.58">
            <text:p>114.58</text:p>
          </table:table-cell>
          <table:table-cell table:formula="of:=[.J75]/[.A75]" office:value-type="float" office:value="1.01031655056873">
            <text:p>1.01</text:p>
          </table:table-cell>
          <table:table-cell table:number-columns-repeated="5"/>
        </table:table-row>
        <table:table-row table:style-name="ro1">
          <table:table-cell office:value-type="float" office:value="134.55">
            <text:p>134.55</text:p>
          </table:table-cell>
          <table:table-cell office:value-type="float" office:value="135.14">
            <text:p>135.14</text:p>
          </table:table-cell>
          <table:table-cell table:formula="of:=[.B76]/[.A76]" office:value-type="float" office:value="1.00438498699368">
            <text:p>1</text:p>
          </table:table-cell>
          <table:table-cell office:value-type="float" office:value="137.48">
            <text:p>137.48</text:p>
          </table:table-cell>
          <table:table-cell table:formula="of:=[.D76]/[.A76]" office:value-type="float" office:value="1.02177629134151">
            <text:p>1.02</text:p>
          </table:table-cell>
          <table:table-cell office:value-type="float" office:value="137.48">
            <text:p>137.48</text:p>
          </table:table-cell>
          <table:table-cell table:formula="of:=[.F76]/[.A76]" office:value-type="float" office:value="1.02177629134151">
            <text:p>1.02</text:p>
          </table:table-cell>
          <table:table-cell office:value-type="float" office:value="135.14">
            <text:p>135.14</text:p>
          </table:table-cell>
          <table:table-cell table:formula="of:=[.H76]/[.A76]" office:value-type="float" office:value="1.00438498699368">
            <text:p>1</text:p>
          </table:table-cell>
          <table:table-cell office:value-type="float" office:value="137.48">
            <text:p>137.48</text:p>
          </table:table-cell>
          <table:table-cell table:formula="of:=[.J76]/[.A76]" office:value-type="float" office:value="1.02177629134151">
            <text:p>1.02</text:p>
          </table:table-cell>
          <table:table-cell table:number-columns-repeated="5"/>
        </table:table-row>
        <table:table-row table:style-name="ro1">
          <table:table-cell office:value-type="float" office:value="428.57">
            <text:p>428.57</text:p>
          </table:table-cell>
          <table:table-cell office:value-type="float" office:value="445.16">
            <text:p>445.16</text:p>
          </table:table-cell>
          <table:table-cell table:formula="of:=[.B77]/[.A77]" office:value-type="float" office:value="1.03871012903376">
            <text:p>1.04</text:p>
          </table:table-cell>
          <table:table-cell office:value-type="float" office:value="433.84">
            <text:p>433.84</text:p>
          </table:table-cell>
          <table:table-cell table:formula="of:=[.D77]/[.A77]" office:value-type="float" office:value="1.01229670765569">
            <text:p>1.01</text:p>
          </table:table-cell>
          <table:table-cell office:value-type="float" office:value="430.91">
            <text:p>430.91</text:p>
          </table:table-cell>
          <table:table-cell table:formula="of:=[.F77]/[.A77]" office:value-type="float" office:value="1.00546001820006">
            <text:p>1.01</text:p>
          </table:table-cell>
          <table:table-cell office:value-type="float" office:value="433.84">
            <text:p>433.84</text:p>
          </table:table-cell>
          <table:table-cell table:formula="of:=[.H77]/[.A77]" office:value-type="float" office:value="1.01229670765569">
            <text:p>1.01</text:p>
          </table:table-cell>
          <table:table-cell office:value-type="float" office:value="435.01">
            <text:p>435.01</text:p>
          </table:table-cell>
          <table:table-cell table:formula="of:=[.J77]/[.A77]" office:value-type="float" office:value="1.01502671675572">
            <text:p>1.02</text:p>
          </table:table-cell>
          <table:table-cell table:number-columns-repeated="5"/>
        </table:table-row>
        <table:table-row table:style-name="ro1">
          <table:table-cell office:value-type="float" office:value="418.61">
            <text:p>418.61</text:p>
          </table:table-cell>
          <table:table-cell office:value-type="float" office:value="451.98">
            <text:p>451.98</text:p>
          </table:table-cell>
          <table:table-cell table:formula="of:=[.B78]/[.A78]" office:value-type="float" office:value="1.07971620362629">
            <text:p>1.08</text:p>
          </table:table-cell>
          <table:table-cell office:value-type="float" office:value="418.61">
            <text:p>418.61</text:p>
          </table:table-cell>
          <table:table-cell table:formula="of:=[.D78]/[.A78]" office:value-type="float" office:value="1">
            <text:p>1</text:p>
          </table:table-cell>
          <table:table-cell office:value-type="float" office:value="418.61">
            <text:p>418.61</text:p>
          </table:table-cell>
          <table:table-cell table:formula="of:=[.F78]/[.A78]" office:value-type="float" office:value="1">
            <text:p>1</text:p>
          </table:table-cell>
          <table:table-cell office:value-type="float" office:value="426.61">
            <text:p>426.61</text:p>
          </table:table-cell>
          <table:table-cell table:formula="of:=[.H78]/[.A78]" office:value-type="float" office:value="1.0191108669167">
            <text:p>1.02</text:p>
          </table:table-cell>
          <table:table-cell office:value-type="float" office:value="419.78">
            <text:p>419.78</text:p>
          </table:table-cell>
          <table:table-cell table:formula="of:=[.J78]/[.A78]" office:value-type="float" office:value="1.00279496428657">
            <text:p>1</text:p>
          </table:table-cell>
          <table:table-cell table:number-columns-repeated="5"/>
        </table:table-row>
        <table:table-row table:style-name="ro1">
          <table:table-cell office:value-type="float" office:value="355.77">
            <text:p>355.77</text:p>
          </table:table-cell>
          <table:table-cell office:value-type="float" office:value="376.42">
            <text:p>376.42</text:p>
          </table:table-cell>
          <table:table-cell table:formula="of:=[.B79]/[.A79]" office:value-type="float" office:value="1.05804311774461">
            <text:p>1.06</text:p>
          </table:table-cell>
          <table:table-cell office:value-type="float" office:value="367.39">
            <text:p>367.39</text:p>
          </table:table-cell>
          <table:table-cell table:formula="of:=[.D79]/[.A79]" office:value-type="float" office:value="1.03266155100205">
            <text:p>1.03</text:p>
          </table:table-cell>
          <table:table-cell office:value-type="float" office:value="366.42">
            <text:p>366.42</text:p>
          </table:table-cell>
          <table:table-cell table:formula="of:=[.F79]/[.A79]" office:value-type="float" office:value="1.02993507041066">
            <text:p>1.03</text:p>
          </table:table-cell>
          <table:table-cell office:value-type="float" office:value="376.42">
            <text:p>376.42</text:p>
          </table:table-cell>
          <table:table-cell table:formula="of:=[.H79]/[.A79]" office:value-type="float" office:value="1.05804311774461">
            <text:p>1.06</text:p>
          </table:table-cell>
          <table:table-cell office:value-type="float" office:value="367.39">
            <text:p>367.39</text:p>
          </table:table-cell>
          <table:table-cell table:formula="of:=[.J79]/[.A79]" office:value-type="float" office:value="1.03266155100205">
            <text:p>1.03</text:p>
          </table:table-cell>
          <table:table-cell table:number-columns-repeated="5"/>
        </table:table-row>
        <table:table-row table:style-name="ro1">
          <table:table-cell office:value-type="float" office:value="136.95">
            <text:p>136.95</text:p>
          </table:table-cell>
          <table:table-cell office:value-type="float" office:value="166.51">
            <text:p>166.51</text:p>
          </table:table-cell>
          <table:table-cell table:formula="of:=[.B80]/[.A80]" office:value-type="float" office:value="1.21584519897773">
            <text:p>1.22</text:p>
          </table:table-cell>
          <table:table-cell office:value-type="float" office:value="160.17">
            <text:p>160.17</text:p>
          </table:table-cell>
          <table:table-cell table:formula="of:=[.D80]/[.A80]" office:value-type="float" office:value="1.16955093099671">
            <text:p>1.17</text:p>
          </table:table-cell>
          <table:table-cell office:value-type="float" office:value="154.65">
            <text:p>154.65</text:p>
          </table:table-cell>
          <table:table-cell table:formula="of:=[.F80]/[.A80]" office:value-type="float" office:value="1.12924424972618">
            <text:p>1.13</text:p>
          </table:table-cell>
          <table:table-cell office:value-type="float" office:value="166.51">
            <text:p>166.51</text:p>
          </table:table-cell>
          <table:table-cell table:formula="of:=[.H80]/[.A80]" office:value-type="float" office:value="1.21584519897773">
            <text:p>1.22</text:p>
          </table:table-cell>
          <table:table-cell office:value-type="float" office:value="160.17">
            <text:p>160.17</text:p>
          </table:table-cell>
          <table:table-cell table:formula="of:=[.J80]/[.A80]" office:value-type="float" office:value="1.16955093099671">
            <text:p>1.17</text:p>
          </table:table-cell>
          <table:table-cell table:number-columns-repeated="5"/>
        </table:table-row>
        <table:table-row table:style-name="ro1">
          <table:table-cell office:value-type="float" office:value="361.3">
            <text:p>361.3</text:p>
          </table:table-cell>
          <table:table-cell office:value-type="float" office:value="389.02">
            <text:p>389.02</text:p>
          </table:table-cell>
          <table:table-cell table:formula="of:=[.B81]/[.A81]" office:value-type="float" office:value="1.07672294492112">
            <text:p>1.08</text:p>
          </table:table-cell>
          <table:table-cell office:value-type="float" office:value="365.06">
            <text:p>365.06</text:p>
          </table:table-cell>
          <table:table-cell table:formula="of:=[.D81]/[.A81]" office:value-type="float" office:value="1.01040686410185">
            <text:p>1.01</text:p>
          </table:table-cell>
          <table:table-cell office:value-type="float" office:value="365.4">
            <text:p>365.4</text:p>
          </table:table-cell>
          <table:table-cell table:formula="of:=[.F81]/[.A81]" office:value-type="float" office:value="1.01134791032383">
            <text:p>1.01</text:p>
          </table:table-cell>
          <table:table-cell office:value-type="float" office:value="389.02">
            <text:p>389.02</text:p>
          </table:table-cell>
          <table:table-cell table:formula="of:=[.H81]/[.A81]" office:value-type="float" office:value="1.07672294492112">
            <text:p>1.08</text:p>
          </table:table-cell>
          <table:table-cell office:value-type="float" office:value="361.4">
            <text:p>361.4</text:p>
          </table:table-cell>
          <table:table-cell table:formula="of:=[.J81]/[.A81]" office:value-type="float" office:value="1.00027677830058">
            <text:p>1</text:p>
          </table:table-cell>
          <table:table-cell table:number-columns-repeated="5"/>
        </table:table-row>
        <table:table-row table:style-name="ro1">
          <table:table-cell office:value-type="float" office:value="162.27">
            <text:p>162.27</text:p>
          </table:table-cell>
          <table:table-cell office:value-type="float" office:value="177.88">
            <text:p>177.88</text:p>
          </table:table-cell>
          <table:table-cell table:formula="of:=[.B82]/[.A82]" office:value-type="float" office:value="1.09619769519936">
            <text:p>1.1</text:p>
          </table:table-cell>
          <table:table-cell office:value-type="float" office:value="171.54">
            <text:p>171.54</text:p>
          </table:table-cell>
          <table:table-cell table:formula="of:=[.D82]/[.A82]" office:value-type="float" office:value="1.05712701053799">
            <text:p>1.06</text:p>
          </table:table-cell>
          <table:table-cell office:value-type="float" office:value="165.3">
            <text:p>165.3</text:p>
          </table:table-cell>
          <table:table-cell table:formula="of:=[.F82]/[.A82]" office:value-type="float" office:value="1.01867258273248">
            <text:p>1.02</text:p>
          </table:table-cell>
          <table:table-cell office:value-type="float" office:value="177.88">
            <text:p>177.88</text:p>
          </table:table-cell>
          <table:table-cell table:formula="of:=[.H82]/[.A82]" office:value-type="float" office:value="1.09619769519936">
            <text:p>1.1</text:p>
          </table:table-cell>
          <table:table-cell office:value-type="float" office:value="171.54">
            <text:p>171.54</text:p>
          </table:table-cell>
          <table:table-cell table:formula="of:=[.J82]/[.A82]" office:value-type="float" office:value="1.05712701053799">
            <text:p>1.06</text:p>
          </table:table-cell>
          <table:table-cell table:number-columns-repeated="5"/>
        </table:table-row>
        <table:table-row table:style-name="ro1">
          <table:table-cell office:value-type="float" office:value="69.33">
            <text:p>69.33</text:p>
          </table:table-cell>
          <table:table-cell office:value-type="float" office:value="77.81">
            <text:p>77.81</text:p>
          </table:table-cell>
          <table:table-cell table:formula="of:=[.B83]/[.A83]" office:value-type="float" office:value="1.12231357276792">
            <text:p>1.12</text:p>
          </table:table-cell>
          <table:table-cell office:value-type="float" office:value="69.33">
            <text:p>69.33</text:p>
          </table:table-cell>
          <table:table-cell table:formula="of:=[.D83]/[.A83]" office:value-type="float" office:value="1">
            <text:p>1</text:p>
          </table:table-cell>
          <table:table-cell office:value-type="float" office:value="69.91">
            <text:p>69.91</text:p>
          </table:table-cell>
          <table:table-cell table:formula="of:=[.F83]/[.A83]" office:value-type="float" office:value="1.00836578681667">
            <text:p>1.01</text:p>
          </table:table-cell>
          <table:table-cell office:value-type="float" office:value="77.81">
            <text:p>77.81</text:p>
          </table:table-cell>
          <table:table-cell table:formula="of:=[.H83]/[.A83]" office:value-type="float" office:value="1.12231357276792">
            <text:p>1.12</text:p>
          </table:table-cell>
          <table:table-cell office:value-type="float" office:value="69.33">
            <text:p>69.33</text:p>
          </table:table-cell>
          <table:table-cell table:formula="of:=[.J83]/[.A8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92.18">
            <text:p>192.18</text:p>
          </table:table-cell>
          <table:table-cell office:value-type="float" office:value="206.72">
            <text:p>206.72</text:p>
          </table:table-cell>
          <table:table-cell table:formula="of:=[.B84]/[.A84]" office:value-type="float" office:value="1.07565823706941">
            <text:p>1.08</text:p>
          </table:table-cell>
          <table:table-cell office:value-type="float" office:value="193.94">
            <text:p>193.94</text:p>
          </table:table-cell>
          <table:table-cell table:formula="of:=[.D84]/[.A84]" office:value-type="float" office:value="1.00915808096576">
            <text:p>1.01</text:p>
          </table:table-cell>
          <table:table-cell office:value-type="float" office:value="196.28">
            <text:p>196.28</text:p>
          </table:table-cell>
          <table:table-cell table:formula="of:=[.F84]/[.A84]" office:value-type="float" office:value="1.02133416588615">
            <text:p>1.02</text:p>
          </table:table-cell>
          <table:table-cell office:value-type="float" office:value="206.72">
            <text:p>206.72</text:p>
          </table:table-cell>
          <table:table-cell table:formula="of:=[.H84]/[.A84]" office:value-type="float" office:value="1.07565823706941">
            <text:p>1.08</text:p>
          </table:table-cell>
          <table:table-cell office:value-type="float" office:value="193.94">
            <text:p>193.94</text:p>
          </table:table-cell>
          <table:table-cell table:formula="of:=[.J84]/[.A84]" office:value-type="float" office:value="1.00915808096576">
            <text:p>1.01</text:p>
          </table:table-cell>
          <table:table-cell table:number-columns-repeated="5"/>
        </table:table-row>
        <table:table-row table:style-name="ro1">
          <table:table-cell office:value-type="float" office:value="424.2">
            <text:p>424.2</text:p>
          </table:table-cell>
          <table:table-cell office:value-type="float" office:value="447.37">
            <text:p>447.37</text:p>
          </table:table-cell>
          <table:table-cell table:formula="of:=[.B85]/[.A85]" office:value-type="float" office:value="1.0546204620462">
            <text:p>1.05</text:p>
          </table:table-cell>
          <table:table-cell office:value-type="float" office:value="441.62">
            <text:p>441.62</text:p>
          </table:table-cell>
          <table:table-cell table:formula="of:=[.D85]/[.A85]" office:value-type="float" office:value="1.04106553512494">
            <text:p>1.04</text:p>
          </table:table-cell>
          <table:table-cell office:value-type="float" office:value="442.2">
            <text:p>442.2</text:p>
          </table:table-cell>
          <table:table-cell table:formula="of:=[.F85]/[.A85]" office:value-type="float" office:value="1.04243281471004">
            <text:p>1.04</text:p>
          </table:table-cell>
          <table:table-cell office:value-type="float" office:value="443.37">
            <text:p>443.37</text:p>
          </table:table-cell>
          <table:table-cell table:formula="of:=[.H85]/[.A85]" office:value-type="float" office:value="1.0451909476662">
            <text:p>1.05</text:p>
          </table:table-cell>
          <table:table-cell office:value-type="float" office:value="441.62">
            <text:p>441.62</text:p>
          </table:table-cell>
          <table:table-cell table:formula="of:=[.J85]/[.A85]" office:value-type="float" office:value="1.04106553512494">
            <text:p>1.04</text:p>
          </table:table-cell>
          <table:table-cell table:number-columns-repeated="5"/>
        </table:table-row>
        <table:table-row table:style-name="ro1">
          <table:table-cell office:value-type="float" office:value="249.16">
            <text:p>249.16</text:p>
          </table:table-cell>
          <table:table-cell office:value-type="float" office:value="268.39">
            <text:p>268.39</text:p>
          </table:table-cell>
          <table:table-cell table:formula="of:=[.B86]/[.A86]" office:value-type="float" office:value="1.07717932252368">
            <text:p>1.08</text:p>
          </table:table-cell>
          <table:table-cell office:value-type="float" office:value="259.95">
            <text:p>259.95</text:p>
          </table:table-cell>
          <table:table-cell table:formula="of:=[.D86]/[.A86]" office:value-type="float" office:value="1.04330550650185">
            <text:p>1.04</text:p>
          </table:table-cell>
          <table:table-cell office:value-type="float" office:value="255.02">
            <text:p>255.02</text:p>
          </table:table-cell>
          <table:table-cell table:formula="of:=[.F86]/[.A86]" office:value-type="float" office:value="1.02351902392037">
            <text:p>1.02</text:p>
          </table:table-cell>
          <table:table-cell office:value-type="float" office:value="268.39">
            <text:p>268.39</text:p>
          </table:table-cell>
          <table:table-cell table:formula="of:=[.H86]/[.A86]" office:value-type="float" office:value="1.07717932252368">
            <text:p>1.08</text:p>
          </table:table-cell>
          <table:table-cell office:value-type="float" office:value="259.95">
            <text:p>259.95</text:p>
          </table:table-cell>
          <table:table-cell table:formula="of:=[.J86]/[.A86]" office:value-type="float" office:value="1.04330550650185">
            <text:p>1.04</text:p>
          </table:table-cell>
          <table:table-cell table:number-columns-repeated="5"/>
        </table:table-row>
        <table:table-row table:style-name="ro1">
          <table:table-cell office:value-type="float" office:value="264.3">
            <text:p>264.3</text:p>
          </table:table-cell>
          <table:table-cell office:value-type="float" office:value="290.24">
            <text:p>290.24</text:p>
          </table:table-cell>
          <table:table-cell table:formula="of:=[.B87]/[.A87]" office:value-type="float" office:value="1.09814604615967">
            <text:p>1.1</text:p>
          </table:table-cell>
          <table:table-cell office:value-type="float" office:value="269.37">
            <text:p>269.37</text:p>
          </table:table-cell>
          <table:table-cell table:formula="of:=[.D87]/[.A87]" office:value-type="float" office:value="1.01918274687855">
            <text:p>1.02</text:p>
          </table:table-cell>
          <table:table-cell office:value-type="float" office:value="263.23">
            <text:p>263.23</text:p>
          </table:table-cell>
          <table:table-cell table:formula="of:=[.F87]/[.A87]" office:value-type="float" office:value="0.995951570185395">
            <text:p>1</text:p>
          </table:table-cell>
          <table:table-cell office:value-type="float" office:value="290.24">
            <text:p>290.24</text:p>
          </table:table-cell>
          <table:table-cell table:formula="of:=[.H87]/[.A87]" office:value-type="float" office:value="1.09814604615967">
            <text:p>1.1</text:p>
          </table:table-cell>
          <table:table-cell office:value-type="float" office:value="279.31">
            <text:p>279.31</text:p>
          </table:table-cell>
          <table:table-cell table:formula="of:=[.J87]/[.A87]" office:value-type="float" office:value="1.05679152478244">
            <text:p>1.06</text:p>
          </table:table-cell>
          <table:table-cell table:number-columns-repeated="5"/>
        </table:table-row>
        <table:table-row table:style-name="ro1">
          <table:table-cell office:value-type="float" office:value="470.85">
            <text:p>470.85</text:p>
          </table:table-cell>
          <table:table-cell office:value-type="float" office:value="510.53">
            <text:p>510.53</text:p>
          </table:table-cell>
          <table:table-cell table:formula="of:=[.B88]/[.A88]" office:value-type="float" office:value="1.08427312307529">
            <text:p>1.08</text:p>
          </table:table-cell>
          <table:table-cell office:value-type="float" office:value="479.88">
            <text:p>479.88</text:p>
          </table:table-cell>
          <table:table-cell table:formula="of:=[.D88]/[.A88]" office:value-type="float" office:value="1.01917808219178">
            <text:p>1.02</text:p>
          </table:table-cell>
          <table:table-cell office:value-type="float" office:value="481.64">
            <text:p>481.64</text:p>
          </table:table-cell>
          <table:table-cell table:formula="of:=[.F88]/[.A88]" office:value-type="float" office:value="1.02291600297335">
            <text:p>1.02</text:p>
          </table:table-cell>
          <table:table-cell office:value-type="float" office:value="487.98">
            <text:p>487.98</text:p>
          </table:table-cell>
          <table:table-cell table:formula="of:=[.H88]/[.A88]" office:value-type="float" office:value="1.03638101306148">
            <text:p>1.04</text:p>
          </table:table-cell>
          <table:table-cell office:value-type="float" office:value="482.23">
            <text:p>482.23</text:p>
          </table:table-cell>
          <table:table-cell table:formula="of:=[.J88]/[.A88]" office:value-type="float" office:value="1.02416905596262">
            <text:p>1.02</text:p>
          </table:table-cell>
          <table:table-cell table:number-columns-repeated="5"/>
        </table:table-row>
        <table:table-row table:style-name="ro1">
          <table:table-cell office:value-type="float" office:value="425.09">
            <text:p>425.09</text:p>
          </table:table-cell>
          <table:table-cell office:value-type="float" office:value="447.19">
            <text:p>447.19</text:p>
          </table:table-cell>
          <table:table-cell table:formula="of:=[.B89]/[.A89]" office:value-type="float" office:value="1.0519889905667">
            <text:p>1.05</text:p>
          </table:table-cell>
          <table:table-cell office:value-type="float" office:value="441.92">
            <text:p>441.92</text:p>
          </table:table-cell>
          <table:table-cell table:formula="of:=[.D89]/[.A89]" office:value-type="float" office:value="1.03959161589311">
            <text:p>1.04</text:p>
          </table:table-cell>
          <table:table-cell office:value-type="float" office:value="447.58">
            <text:p>447.58</text:p>
          </table:table-cell>
          <table:table-cell table:formula="of:=[.F89]/[.A89]" office:value-type="float" office:value="1.05290644334141">
            <text:p>1.05</text:p>
          </table:table-cell>
          <table:table-cell office:value-type="float" office:value="444.85">
            <text:p>444.85</text:p>
          </table:table-cell>
          <table:table-cell table:formula="of:=[.H89]/[.A89]" office:value-type="float" office:value="1.04648427391846">
            <text:p>1.05</text:p>
          </table:table-cell>
          <table:table-cell office:value-type="float" office:value="438.02">
            <text:p>438.02</text:p>
          </table:table-cell>
          <table:table-cell table:formula="of:=[.J89]/[.A89]" office:value-type="float" office:value="1.03041708814604">
            <text:p>1.03</text:p>
          </table:table-cell>
          <table:table-cell table:number-columns-repeated="5"/>
        </table:table-row>
        <table:table-row table:style-name="ro1">
          <table:table-cell office:value-type="float" office:value="400.1">
            <text:p>400.1</text:p>
          </table:table-cell>
          <table:table-cell office:value-type="float" office:value="422.1">
            <text:p>422.1</text:p>
          </table:table-cell>
          <table:table-cell table:formula="of:=[.B90]/[.A90]" office:value-type="float" office:value="1.05498625343664">
            <text:p>1.05</text:p>
          </table:table-cell>
          <table:table-cell office:value-type="float" office:value="401.37">
            <text:p>401.37</text:p>
          </table:table-cell>
          <table:table-cell table:formula="of:=[.D90]/[.A90]" office:value-type="float" office:value="1.00317420644839">
            <text:p>1</text:p>
          </table:table-cell>
          <table:table-cell office:value-type="float" office:value="408.1">
            <text:p>408.1</text:p>
          </table:table-cell>
          <table:table-cell table:formula="of:=[.F90]/[.A90]" office:value-type="float" office:value="1.01999500124969">
            <text:p>1.02</text:p>
          </table:table-cell>
          <table:table-cell office:value-type="float" office:value="422.1">
            <text:p>422.1</text:p>
          </table:table-cell>
          <table:table-cell table:formula="of:=[.H90]/[.A90]" office:value-type="float" office:value="1.05498625343664">
            <text:p>1.05</text:p>
          </table:table-cell>
          <table:table-cell office:value-type="float" office:value="400.79">
            <text:p>400.79</text:p>
          </table:table-cell>
          <table:table-cell table:formula="of:=[.J90]/[.A90]" office:value-type="float" office:value="1.00172456885779">
            <text:p>1</text:p>
          </table:table-cell>
          <table:table-cell table:number-columns-repeated="5"/>
        </table:table-row>
        <table:table-row table:style-name="ro1">
          <table:table-cell office:value-type="float" office:value="301.01">
            <text:p>301.01</text:p>
          </table:table-cell>
          <table:table-cell office:value-type="float" office:value="321.45">
            <text:p>321.45</text:p>
          </table:table-cell>
          <table:table-cell table:formula="of:=[.B91]/[.A91]" office:value-type="float" office:value="1.0679047207734">
            <text:p>1.07</text:p>
          </table:table-cell>
          <table:table-cell office:value-type="float" office:value="309.01">
            <text:p>309.01</text:p>
          </table:table-cell>
          <table:table-cell table:formula="of:=[.D91]/[.A91]" office:value-type="float" office:value="1.02657719012657">
            <text:p>1.03</text:p>
          </table:table-cell>
          <table:table-cell office:value-type="float" office:value="307.69">
            <text:p>307.69</text:p>
          </table:table-cell>
          <table:table-cell table:formula="of:=[.F91]/[.A91]" office:value-type="float" office:value="1.02219195375569">
            <text:p>1.02</text:p>
          </table:table-cell>
          <table:table-cell office:value-type="float" office:value="321.45">
            <text:p>321.45</text:p>
          </table:table-cell>
          <table:table-cell table:formula="of:=[.H91]/[.A91]" office:value-type="float" office:value="1.0679047207734">
            <text:p>1.07</text:p>
          </table:table-cell>
          <table:table-cell office:value-type="float" office:value="307.94">
            <text:p>307.94</text:p>
          </table:table-cell>
          <table:table-cell table:formula="of:=[.J91]/[.A91]" office:value-type="float" office:value="1.02302249094714">
            <text:p>1.02</text:p>
          </table:table-cell>
          <table:table-cell table:number-columns-repeated="5"/>
        </table:table-row>
        <table:table-row table:style-name="ro1">
          <table:table-cell office:value-type="float" office:value="79.47">
            <text:p>79.47</text:p>
          </table:table-cell>
          <table:table-cell office:value-type="float" office:value="95.77">
            <text:p>95.77</text:p>
          </table:table-cell>
          <table:table-cell table:formula="of:=[.B92]/[.A92]" office:value-type="float" office:value="1.20510884610545">
            <text:p>1.21</text:p>
          </table:table-cell>
          <table:table-cell office:value-type="float" office:value="82.4">
            <text:p>82.4</text:p>
          </table:table-cell>
          <table:table-cell table:formula="of:=[.D92]/[.A92]" office:value-type="float" office:value="1.03686925883981">
            <text:p>1.04</text:p>
          </table:table-cell>
          <table:table-cell office:value-type="float" office:value="82.4">
            <text:p>82.4</text:p>
          </table:table-cell>
          <table:table-cell table:formula="of:=[.F92]/[.A92]" office:value-type="float" office:value="1.03686925883981">
            <text:p>1.04</text:p>
          </table:table-cell>
          <table:table-cell office:value-type="float" office:value="95.77">
            <text:p>95.77</text:p>
          </table:table-cell>
          <table:table-cell table:formula="of:=[.H92]/[.A92]" office:value-type="float" office:value="1.20510884610545">
            <text:p>1.21</text:p>
          </table:table-cell>
          <table:table-cell office:value-type="float" office:value="81.23">
            <text:p>81.23</text:p>
          </table:table-cell>
          <table:table-cell table:formula="of:=[.J92]/[.A92]" office:value-type="float" office:value="1.02214672203347">
            <text:p>1.02</text:p>
          </table:table-cell>
          <table:table-cell table:number-columns-repeated="5"/>
        </table:table-row>
        <table:table-row table:style-name="ro1">
          <table:table-cell office:value-type="float" office:value="348.17">
            <text:p>348.17</text:p>
          </table:table-cell>
          <table:table-cell office:value-type="float" office:value="364.99">
            <text:p>364.99</text:p>
          </table:table-cell>
          <table:table-cell table:formula="of:=[.B93]/[.A93]" office:value-type="float" office:value="1.04830973375075">
            <text:p>1.05</text:p>
          </table:table-cell>
          <table:table-cell office:value-type="float" office:value="352.27">
            <text:p>352.27</text:p>
          </table:table-cell>
          <table:table-cell table:formula="of:=[.D93]/[.A93]" office:value-type="float" office:value="1.01177585662177">
            <text:p>1.01</text:p>
          </table:table-cell>
          <table:table-cell office:value-type="float" office:value="351.1">
            <text:p>351.1</text:p>
          </table:table-cell>
          <table:table-cell table:formula="of:=[.F93]/[.A93]" office:value-type="float" office:value="1.00841542924433">
            <text:p>1.01</text:p>
          </table:table-cell>
          <table:table-cell office:value-type="float" office:value="364.99">
            <text:p>364.99</text:p>
          </table:table-cell>
          <table:table-cell table:formula="of:=[.H93]/[.A93]" office:value-type="float" office:value="1.04830973375075">
            <text:p>1.05</text:p>
          </table:table-cell>
          <table:table-cell office:value-type="float" office:value="350.51">
            <text:p>350.51</text:p>
          </table:table-cell>
          <table:table-cell table:formula="of:=[.J93]/[.A93]" office:value-type="float" office:value="1.00672085475486">
            <text:p>1.01</text:p>
          </table:table-cell>
          <table:table-cell table:number-columns-repeated="5"/>
        </table:table-row>
        <table:table-row table:style-name="ro1">
          <table:table-cell office:value-type="float" office:value="257.45">
            <text:p>257.45</text:p>
          </table:table-cell>
          <table:table-cell office:value-type="float" office:value="285.95">
            <text:p>285.95</text:p>
          </table:table-cell>
          <table:table-cell table:formula="of:=[.B94]/[.A94]" office:value-type="float" office:value="1.11070110701107">
            <text:p>1.11</text:p>
          </table:table-cell>
          <table:table-cell office:value-type="float" office:value="280.88">
            <text:p>280.88</text:p>
          </table:table-cell>
          <table:table-cell table:formula="of:=[.D94]/[.A94]" office:value-type="float" office:value="1.09100796271121">
            <text:p>1.09</text:p>
          </table:table-cell>
          <table:table-cell office:value-type="float" office:value="265.06">
            <text:p>265.06</text:p>
          </table:table-cell>
          <table:table-cell table:formula="of:=[.F94]/[.A94]" office:value-type="float" office:value="1.02955913769664">
            <text:p>1.03</text:p>
          </table:table-cell>
          <table:table-cell office:value-type="float" office:value="285.95">
            <text:p>285.95</text:p>
          </table:table-cell>
          <table:table-cell table:formula="of:=[.H94]/[.A94]" office:value-type="float" office:value="1.11070110701107">
            <text:p>1.11</text:p>
          </table:table-cell>
          <table:table-cell office:value-type="float" office:value="277.36">
            <text:p>277.36</text:p>
          </table:table-cell>
          <table:table-cell table:formula="of:=[.J94]/[.A94]" office:value-type="float" office:value="1.077335404933">
            <text:p>1.08</text:p>
          </table:table-cell>
          <table:table-cell table:number-columns-repeated="5"/>
        </table:table-row>
        <table:table-row table:style-name="ro1">
          <table:table-cell office:value-type="float" office:value="293.76">
            <text:p>293.76</text:p>
          </table:table-cell>
          <table:table-cell office:value-type="float" office:value="320.85">
            <text:p>320.85</text:p>
          </table:table-cell>
          <table:table-cell table:formula="of:=[.B95]/[.A95]" office:value-type="float" office:value="1.0922181372549">
            <text:p>1.09</text:p>
          </table:table-cell>
          <table:table-cell office:value-type="float" office:value="314.85">
            <text:p>314.85</text:p>
          </table:table-cell>
          <table:table-cell table:formula="of:=[.D95]/[.A95]" office:value-type="float" office:value="1.0717933006536">
            <text:p>1.07</text:p>
          </table:table-cell>
          <table:table-cell office:value-type="float" office:value="300.2">
            <text:p>300.2</text:p>
          </table:table-cell>
          <table:table-cell table:formula="of:=[.F95]/[.A95]" office:value-type="float" office:value="1.02192265795207">
            <text:p>1.02</text:p>
          </table:table-cell>
          <table:table-cell office:value-type="float" office:value="320.85">
            <text:p>320.85</text:p>
          </table:table-cell>
          <table:table-cell table:formula="of:=[.H95]/[.A95]" office:value-type="float" office:value="1.0922181372549">
            <text:p>1.09</text:p>
          </table:table-cell>
          <table:table-cell office:value-type="float" office:value="312.5">
            <text:p>312.5</text:p>
          </table:table-cell>
          <table:table-cell table:formula="of:=[.J95]/[.A95]" office:value-type="float" office:value="1.06379357298475">
            <text:p>1.06</text:p>
          </table:table-cell>
          <table:table-cell table:number-columns-repeated="5"/>
        </table:table-row>
        <table:table-row table:style-name="ro1">
          <table:table-cell office:value-type="float" office:value="187.98">
            <text:p>187.98</text:p>
          </table:table-cell>
          <table:table-cell office:value-type="float" office:value="192.47">
            <text:p>192.47</text:p>
          </table:table-cell>
          <table:table-cell table:formula="of:=[.B96]/[.A96]" office:value-type="float" office:value="1.02388551973614">
            <text:p>1.02</text:p>
          </table:table-cell>
          <table:table-cell office:value-type="float" office:value="189.88">
            <text:p>189.88</text:p>
          </table:table-cell>
          <table:table-cell table:formula="of:=[.D96]/[.A96]" office:value-type="float" office:value="1.01010745824024">
            <text:p>1.01</text:p>
          </table:table-cell>
          <table:table-cell office:value-type="float" office:value="191.64">
            <text:p>191.64</text:p>
          </table:table-cell>
          <table:table-cell table:formula="of:=[.F96]/[.A96]" office:value-type="float" office:value="1.01947015639962">
            <text:p>1.02</text:p>
          </table:table-cell>
          <table:table-cell office:value-type="float" office:value="192.47">
            <text:p>192.47</text:p>
          </table:table-cell>
          <table:table-cell table:formula="of:=[.H96]/[.A96]" office:value-type="float" office:value="1.02388551973614">
            <text:p>1.02</text:p>
          </table:table-cell>
          <table:table-cell office:value-type="float" office:value="189.88">
            <text:p>189.88</text:p>
          </table:table-cell>
          <table:table-cell table:formula="of:=[.J96]/[.A96]" office:value-type="float" office:value="1.01010745824024">
            <text:p>1.01</text:p>
          </table:table-cell>
          <table:table-cell table:number-columns-repeated="5"/>
        </table:table-row>
        <table:table-row table:style-name="ro1">
          <table:table-cell office:value-type="float" office:value="59.01">
            <text:p>59.01</text:p>
          </table:table-cell>
          <table:table-cell office:value-type="float" office:value="117.15">
            <text:p>117.15</text:p>
          </table:table-cell>
          <table:table-cell table:formula="of:=[.B97]/[.A97]" office:value-type="float" office:value="1.98525673614642">
            <text:p>1.99</text:p>
          </table:table-cell>
          <table:table-cell office:value-type="float" office:value="68.91">
            <text:p>68.91</text:p>
          </table:table-cell>
          <table:table-cell table:formula="of:=[.D97]/[.A97]" office:value-type="float" office:value="1.16776817488561">
            <text:p>1.17</text:p>
          </table:table-cell>
          <table:table-cell office:value-type="float" office:value="60.77">
            <text:p>60.77</text:p>
          </table:table-cell>
          <table:table-cell table:formula="of:=[.F97]/[.A97]" office:value-type="float" office:value="1.029825453313">
            <text:p>1.03</text:p>
          </table:table-cell>
          <table:table-cell office:value-type="float" office:value="109.3">
            <text:p>109.3</text:p>
          </table:table-cell>
          <table:table-cell table:formula="of:=[.H97]/[.A97]" office:value-type="float" office:value="1.85222843585833">
            <text:p>1.85</text:p>
          </table:table-cell>
          <table:table-cell office:value-type="float" office:value="68.91">
            <text:p>68.91</text:p>
          </table:table-cell>
          <table:table-cell table:formula="of:=[.J97]/[.A97]" office:value-type="float" office:value="1.16776817488561">
            <text:p>1.17</text:p>
          </table:table-cell>
          <table:table-cell table:number-columns-repeated="5"/>
        </table:table-row>
        <table:table-row table:style-name="ro1">
          <table:table-cell office:value-type="float" office:value="317.88">
            <text:p>317.88</text:p>
          </table:table-cell>
          <table:table-cell office:value-type="float" office:value="337.49">
            <text:p>337.49</text:p>
          </table:table-cell>
          <table:table-cell table:formula="of:=[.B98]/[.A98]" office:value-type="float" office:value="1.06168994589153">
            <text:p>1.06</text:p>
          </table:table-cell>
          <table:table-cell office:value-type="float" office:value="325.84">
            <text:p>325.84</text:p>
          </table:table-cell>
          <table:table-cell table:formula="of:=[.D98]/[.A98]" office:value-type="float" office:value="1.02504089593557">
            <text:p>1.03</text:p>
          </table:table-cell>
          <table:table-cell office:value-type="float" office:value="325.25">
            <text:p>325.25</text:p>
          </table:table-cell>
          <table:table-cell table:formula="of:=[.F98]/[.A98]" office:value-type="float" office:value="1.02318484962879">
            <text:p>1.02</text:p>
          </table:table-cell>
          <table:table-cell office:value-type="float" office:value="330.56">
            <text:p>330.56</text:p>
          </table:table-cell>
          <table:table-cell table:formula="of:=[.H98]/[.A98]" office:value-type="float" office:value="1.03988926638983">
            <text:p>1.04</text:p>
          </table:table-cell>
          <table:table-cell office:value-type="float" office:value="321.74">
            <text:p>321.74</text:p>
          </table:table-cell>
          <table:table-cell table:formula="of:=[.J98]/[.A98]" office:value-type="float" office:value="1.01214294702403">
            <text:p>1.01</text:p>
          </table:table-cell>
          <table:table-cell table:number-columns-repeated="5"/>
        </table:table-row>
        <table:table-row table:style-name="ro1">
          <table:table-cell office:value-type="float" office:value="395.01">
            <text:p>395.01</text:p>
          </table:table-cell>
          <table:table-cell office:value-type="float" office:value="412.14">
            <text:p>412.14</text:p>
          </table:table-cell>
          <table:table-cell table:formula="of:=[.B99]/[.A99]" office:value-type="float" office:value="1.04336599073441">
            <text:p>1.04</text:p>
          </table:table-cell>
          <table:table-cell office:value-type="float" office:value="403.56">
            <text:p>403.56</text:p>
          </table:table-cell>
          <table:table-cell table:formula="of:=[.D99]/[.A99]" office:value-type="float" office:value="1.02164502164502">
            <text:p>1.02</text:p>
          </table:table-cell>
          <table:table-cell office:value-type="float" office:value="405.32">
            <text:p>405.32</text:p>
          </table:table-cell>
          <table:table-cell table:formula="of:=[.F99]/[.A99]" office:value-type="float" office:value="1.02610060504797">
            <text:p>1.03</text:p>
          </table:table-cell>
          <table:table-cell office:value-type="float" office:value="412.14">
            <text:p>412.14</text:p>
          </table:table-cell>
          <table:table-cell table:formula="of:=[.H99]/[.A99]" office:value-type="float" office:value="1.04336599073441">
            <text:p>1.04</text:p>
          </table:table-cell>
          <table:table-cell office:value-type="float" office:value="400.63">
            <text:p>400.63</text:p>
          </table:table-cell>
          <table:table-cell table:formula="of:=[.J99]/[.A99]" office:value-type="float" office:value="1.0142274879117">
            <text:p>1.01</text:p>
          </table:table-cell>
          <table:table-cell table:number-columns-repeated="5"/>
        </table:table-row>
        <table:table-row table:style-name="ro1">
          <table:table-cell office:value-type="float" office:value="464.59">
            <text:p>464.59</text:p>
          </table:table-cell>
          <table:table-cell office:value-type="float" office:value="477.23">
            <text:p>477.23</text:p>
          </table:table-cell>
          <table:table-cell table:formula="of:=[.B100]/[.A100]" office:value-type="float" office:value="1.02720678447664">
            <text:p>1.03</text:p>
          </table:table-cell>
          <table:table-cell office:value-type="float" office:value="471.96">
            <text:p>471.96</text:p>
          </table:table-cell>
          <table:table-cell table:formula="of:=[.D100]/[.A100]" office:value-type="float" office:value="1.0158634494931">
            <text:p>1.02</text:p>
          </table:table-cell>
          <table:table-cell office:value-type="float" office:value="469.03">
            <text:p>469.03</text:p>
          </table:table-cell>
          <table:table-cell table:formula="of:=[.F100]/[.A100]" office:value-type="float" office:value="1.00955681353451">
            <text:p>1.01</text:p>
          </table:table-cell>
          <table:table-cell office:value-type="float" office:value="478.4">
            <text:p>478.4</text:p>
          </table:table-cell>
          <table:table-cell table:formula="of:=[.H100]/[.A100]" office:value-type="float" office:value="1.02972513398911">
            <text:p>1.03</text:p>
          </table:table-cell>
          <table:table-cell office:value-type="float" office:value="470.2">
            <text:p>470.2</text:p>
          </table:table-cell>
          <table:table-cell table:formula="of:=[.J100]/[.A100]" office:value-type="float" office:value="1.01207516304699">
            <text:p>1.01</text:p>
          </table:table-cell>
          <table:table-cell table:number-columns-repeated="5"/>
        </table:table-row>
        <table:table-row table:style-name="ro1">
          <table:table-cell office:value-type="float" office:value="261.46">
            <text:p>261.46</text:p>
          </table:table-cell>
          <table:table-cell office:value-type="float" office:value="266.63">
            <text:p>266.63</text:p>
          </table:table-cell>
          <table:table-cell table:formula="of:=[.B101]/[.A101]" office:value-type="float" office:value="1.01977357913256">
            <text:p>1.02</text:p>
          </table:table-cell>
          <table:table-cell office:value-type="float" office:value="263.91">
            <text:p>263.91</text:p>
          </table:table-cell>
          <table:table-cell table:formula="of:=[.D101]/[.A101]" office:value-type="float" office:value="1.00937045819628">
            <text:p>1.01</text:p>
          </table:table-cell>
          <table:table-cell office:value-type="float" office:value="264.98">
            <text:p>264.98</text:p>
          </table:table-cell>
          <table:table-cell table:formula="of:=[.F101]/[.A101]" office:value-type="float" office:value="1.01346286238813">
            <text:p>1.01</text:p>
          </table:table-cell>
          <table:table-cell office:value-type="float" office:value="266.63">
            <text:p>266.63</text:p>
          </table:table-cell>
          <table:table-cell table:formula="of:=[.H101]/[.A101]" office:value-type="float" office:value="1.01977357913256">
            <text:p>1.02</text:p>
          </table:table-cell>
          <table:table-cell office:value-type="float" office:value="263.91">
            <text:p>263.91</text:p>
          </table:table-cell>
          <table:table-cell table:formula="of:=[.J101]/[.A101]" office:value-type="float" office:value="1.00937045819628">
            <text:p>1.01</text:p>
          </table:table-cell>
          <table:table-cell table:number-columns-repeated="5"/>
        </table:table-row>
        <table:table-row table:style-name="ro1">
          <table:table-cell office:value-type="float" office:value="167.07">
            <text:p>167.07</text:p>
          </table:table-cell>
          <table:table-cell office:value-type="float" office:value="188.68">
            <text:p>188.68</text:p>
          </table:table-cell>
          <table:table-cell table:formula="of:=[.B102]/[.A102]" office:value-type="float" office:value="1.12934698030766">
            <text:p>1.13</text:p>
          </table:table-cell>
          <table:table-cell office:value-type="float" office:value="175.41">
            <text:p>175.41</text:p>
          </table:table-cell>
          <table:table-cell table:formula="of:=[.D102]/[.A102]" office:value-type="float" office:value="1.04991919554678">
            <text:p>1.05</text:p>
          </table:table-cell>
          <table:table-cell office:value-type="float" office:value="175.41">
            <text:p>175.41</text:p>
          </table:table-cell>
          <table:table-cell table:formula="of:=[.F102]/[.A102]" office:value-type="float" office:value="1.04991919554678">
            <text:p>1.05</text:p>
          </table:table-cell>
          <table:table-cell office:value-type="float" office:value="177.99">
            <text:p>177.99</text:p>
          </table:table-cell>
          <table:table-cell table:formula="of:=[.H102]/[.A102]" office:value-type="float" office:value="1.06536182438499">
            <text:p>1.07</text:p>
          </table:table-cell>
          <table:table-cell office:value-type="float" office:value="175.41">
            <text:p>175.41</text:p>
          </table:table-cell>
          <table:table-cell table:formula="of:=[.J102]/[.A102]" office:value-type="float" office:value="1.04991919554678">
            <text:p>1.05</text:p>
          </table:table-cell>
          <table:table-cell table:number-columns-repeated="5"/>
        </table:table-row>
        <table:table-row table:style-name="ro1">
          <table:table-cell office:value-type="float" office:value="466.2">
            <text:p>466.2</text:p>
          </table:table-cell>
          <table:table-cell office:value-type="float" office:value="475.48">
            <text:p>475.48</text:p>
          </table:table-cell>
          <table:table-cell table:formula="of:=[.B103]/[.A103]" office:value-type="float" office:value="1.01990561990562">
            <text:p>1.02</text:p>
          </table:table-cell>
          <table:table-cell office:value-type="float" office:value="471.72">
            <text:p>471.72</text:p>
          </table:table-cell>
          <table:table-cell table:formula="of:=[.D103]/[.A103]" office:value-type="float" office:value="1.01184041184041">
            <text:p>1.01</text:p>
          </table:table-cell>
          <table:table-cell office:value-type="float" office:value="472.75">
            <text:p>472.75</text:p>
          </table:table-cell>
          <table:table-cell table:formula="of:=[.F103]/[.A103]" office:value-type="float" office:value="1.01404976404976">
            <text:p>1.01</text:p>
          </table:table-cell>
          <table:table-cell office:value-type="float" office:value="475.48">
            <text:p>475.48</text:p>
          </table:table-cell>
          <table:table-cell table:formula="of:=[.H103]/[.A103]" office:value-type="float" office:value="1.01990561990562">
            <text:p>1.02</text:p>
          </table:table-cell>
          <table:table-cell office:value-type="float" office:value="471.72">
            <text:p>471.72</text:p>
          </table:table-cell>
          <table:table-cell table:formula="of:=[.J103]/[.A103]" office:value-type="float" office:value="1.01184041184041">
            <text:p>1.01</text:p>
          </table:table-cell>
          <table:table-cell table:number-columns-repeated="5"/>
        </table:table-row>
        <table:table-row table:style-name="ro1">
          <table:table-cell office:value-type="float" office:value="368.19">
            <text:p>368.19</text:p>
          </table:table-cell>
          <table:table-cell office:value-type="float" office:value="389.07">
            <text:p>389.07</text:p>
          </table:table-cell>
          <table:table-cell table:formula="of:=[.B104]/[.A104]" office:value-type="float" office:value="1.0567098508922">
            <text:p>1.06</text:p>
          </table:table-cell>
          <table:table-cell office:value-type="float" office:value="381.9">
            <text:p>381.9</text:p>
          </table:table-cell>
          <table:table-cell table:formula="of:=[.D104]/[.A104]" office:value-type="float" office:value="1.03723620956571">
            <text:p>1.04</text:p>
          </table:table-cell>
          <table:table-cell office:value-type="float" office:value="376.39">
            <text:p>376.39</text:p>
          </table:table-cell>
          <table:table-cell table:formula="of:=[.F104]/[.A104]" office:value-type="float" office:value="1.02227111002472">
            <text:p>1.02</text:p>
          </table:table-cell>
          <table:table-cell office:value-type="float" office:value="380.39">
            <text:p>380.39</text:p>
          </table:table-cell>
          <table:table-cell table:formula="of:=[.H104]/[.A104]" office:value-type="float" office:value="1.03313506613433">
            <text:p>1.03</text:p>
          </table:table-cell>
          <table:table-cell office:value-type="float" office:value="378.39">
            <text:p>378.39</text:p>
          </table:table-cell>
          <table:table-cell table:formula="of:=[.J104]/[.A104]" office:value-type="float" office:value="1.02770308807952">
            <text:p>1.03</text:p>
          </table:table-cell>
          <table:table-cell table:number-columns-repeated="5"/>
        </table:table-row>
        <table:table-row table:style-name="ro1">
          <table:table-cell office:value-type="float" office:value="375.56">
            <text:p>375.56</text:p>
          </table:table-cell>
          <table:table-cell office:value-type="float" office:value="401.08">
            <text:p>401.08</text:p>
          </table:table-cell>
          <table:table-cell table:formula="of:=[.B105]/[.A105]" office:value-type="float" office:value="1.06795185855789">
            <text:p>1.07</text:p>
          </table:table-cell>
          <table:table-cell office:value-type="float" office:value="394.15">
            <text:p>394.15</text:p>
          </table:table-cell>
          <table:table-cell table:formula="of:=[.D105]/[.A105]" office:value-type="float" office:value="1.04949941420812">
            <text:p>1.05</text:p>
          </table:table-cell>
          <table:table-cell office:value-type="float" office:value="391.32">
            <text:p>391.32</text:p>
          </table:table-cell>
          <table:table-cell table:formula="of:=[.F105]/[.A105]" office:value-type="float" office:value="1.04196400042603">
            <text:p>1.04</text:p>
          </table:table-cell>
          <table:table-cell office:value-type="float" office:value="401.08">
            <text:p>401.08</text:p>
          </table:table-cell>
          <table:table-cell table:formula="of:=[.H105]/[.A105]" office:value-type="float" office:value="1.06795185855789">
            <text:p>1.07</text:p>
          </table:table-cell>
          <table:table-cell office:value-type="float" office:value="395.32">
            <text:p>395.32</text:p>
          </table:table-cell>
          <table:table-cell table:formula="of:=[.J105]/[.A105]" office:value-type="float" office:value="1.05261476195548">
            <text:p>1.05</text:p>
          </table:table-cell>
          <table:table-cell table:number-columns-repeated="5"/>
        </table:table-row>
        <table:table-row table:style-name="ro1">
          <table:table-cell office:value-type="float" office:value="495.83">
            <text:p>495.83</text:p>
          </table:table-cell>
          <table:table-cell office:value-type="float" office:value="506.9">
            <text:p>506.9</text:p>
          </table:table-cell>
          <table:table-cell table:formula="of:=[.B106]/[.A106]" office:value-type="float" office:value="1.02232620051227">
            <text:p>1.02</text:p>
          </table:table-cell>
          <table:table-cell office:value-type="float" office:value="506.32">
            <text:p>506.32</text:p>
          </table:table-cell>
          <table:table-cell table:formula="of:=[.D106]/[.A106]" office:value-type="float" office:value="1.02115644474921">
            <text:p>1.02</text:p>
          </table:table-cell>
          <table:table-cell office:value-type="float" office:value="498.52">
            <text:p>498.52</text:p>
          </table:table-cell>
          <table:table-cell table:formula="of:=[.F106]/[.A106]" office:value-type="float" office:value="1.00542524655628">
            <text:p>1.01</text:p>
          </table:table-cell>
          <table:table-cell office:value-type="float" office:value="506.9">
            <text:p>506.9</text:p>
          </table:table-cell>
          <table:table-cell table:formula="of:=[.H106]/[.A106]" office:value-type="float" office:value="1.02232620051227">
            <text:p>1.02</text:p>
          </table:table-cell>
          <table:table-cell office:value-type="float" office:value="504.56">
            <text:p>504.56</text:p>
          </table:table-cell>
          <table:table-cell table:formula="of:=[.J106]/[.A106]" office:value-type="float" office:value="1.01760684105439">
            <text:p>1.02</text:p>
          </table:table-cell>
          <table:table-cell table:number-columns-repeated="5"/>
        </table:table-row>
        <table:table-row table:style-name="ro1">
          <table:table-cell office:value-type="float" office:value="439.03">
            <text:p>439.03</text:p>
          </table:table-cell>
          <table:table-cell office:value-type="float" office:value="476.36">
            <text:p>476.36</text:p>
          </table:table-cell>
          <table:table-cell table:formula="of:=[.B107]/[.A107]" office:value-type="float" office:value="1.08502835797098">
            <text:p>1.09</text:p>
          </table:table-cell>
          <table:table-cell office:value-type="float" office:value="467.58">
            <text:p>467.58</text:p>
          </table:table-cell>
          <table:table-cell table:formula="of:=[.D107]/[.A107]" office:value-type="float" office:value="1.06502972462019">
            <text:p>1.07</text:p>
          </table:table-cell>
          <table:table-cell office:value-type="float" office:value="460.5">
            <text:p>460.5</text:p>
          </table:table-cell>
          <table:table-cell table:formula="of:=[.F107]/[.A107]" office:value-type="float" office:value="1.04890326401385">
            <text:p>1.05</text:p>
          </table:table-cell>
          <table:table-cell office:value-type="float" office:value="476.36">
            <text:p>476.36</text:p>
          </table:table-cell>
          <table:table-cell table:formula="of:=[.H107]/[.A107]" office:value-type="float" office:value="1.08502835797098">
            <text:p>1.09</text:p>
          </table:table-cell>
          <table:table-cell office:value-type="float" office:value="462.02">
            <text:p>462.02</text:p>
          </table:table-cell>
          <table:table-cell table:formula="of:=[.J107]/[.A107]" office:value-type="float" office:value="1.05236544199713">
            <text:p>1.05</text:p>
          </table:table-cell>
          <table:table-cell table:number-columns-repeated="5"/>
        </table:table-row>
        <table:table-row table:style-name="ro1">
          <table:table-cell office:value-type="float" office:value="138.37">
            <text:p>138.37</text:p>
          </table:table-cell>
          <table:table-cell office:value-type="float" office:value="160.47">
            <text:p>160.47</text:p>
          </table:table-cell>
          <table:table-cell table:formula="of:=[.B108]/[.A108]" office:value-type="float" office:value="1.15971670159717">
            <text:p>1.16</text:p>
          </table:table-cell>
          <table:table-cell office:value-type="float" office:value="146.61">
            <text:p>146.61</text:p>
          </table:table-cell>
          <table:table-cell table:formula="of:=[.D108]/[.A108]" office:value-type="float" office:value="1.05955048059551">
            <text:p>1.06</text:p>
          </table:table-cell>
          <table:table-cell office:value-type="float" office:value="146.23">
            <text:p>146.23</text:p>
          </table:table-cell>
          <table:table-cell table:formula="of:=[.F108]/[.A108]" office:value-type="float" office:value="1.05680422056804">
            <text:p>1.06</text:p>
          </table:table-cell>
          <table:table-cell office:value-type="float" office:value="160.47">
            <text:p>160.47</text:p>
          </table:table-cell>
          <table:table-cell table:formula="of:=[.H108]/[.A108]" office:value-type="float" office:value="1.15971670159717">
            <text:p>1.16</text:p>
          </table:table-cell>
          <table:table-cell office:value-type="float" office:value="146.61">
            <text:p>146.61</text:p>
          </table:table-cell>
          <table:table-cell table:formula="of:=[.J108]/[.A108]" office:value-type="float" office:value="1.05955048059551">
            <text:p>1.06</text:p>
          </table:table-cell>
          <table:table-cell table:number-columns-repeated="5"/>
        </table:table-row>
        <table:table-row table:style-name="ro1">
          <table:table-cell office:value-type="float" office:value="171.48">
            <text:p>171.48</text:p>
          </table:table-cell>
          <table:table-cell office:value-type="float" office:value="177.14">
            <text:p>177.14</text:p>
          </table:table-cell>
          <table:table-cell table:formula="of:=[.B109]/[.A109]" office:value-type="float" office:value="1.03300676463728">
            <text:p>1.03</text:p>
          </table:table-cell>
          <table:table-cell office:value-type="float" office:value="174.31">
            <text:p>174.31</text:p>
          </table:table-cell>
          <table:table-cell table:formula="of:=[.D109]/[.A109]" office:value-type="float" office:value="1.01650338231864">
            <text:p>1.02</text:p>
          </table:table-cell>
          <table:table-cell office:value-type="float" office:value="176.07">
            <text:p>176.07</text:p>
          </table:table-cell>
          <table:table-cell table:formula="of:=[.F109]/[.A109]" office:value-type="float" office:value="1.02676696990903">
            <text:p>1.03</text:p>
          </table:table-cell>
          <table:table-cell office:value-type="float" office:value="177.14">
            <text:p>177.14</text:p>
          </table:table-cell>
          <table:table-cell table:formula="of:=[.H109]/[.A109]" office:value-type="float" office:value="1.03300676463728">
            <text:p>1.03</text:p>
          </table:table-cell>
          <table:table-cell office:value-type="float" office:value="174.31">
            <text:p>174.31</text:p>
          </table:table-cell>
          <table:table-cell table:formula="of:=[.J109]/[.A109]" office:value-type="float" office:value="1.01650338231864">
            <text:p>1.02</text:p>
          </table:table-cell>
          <table:table-cell table:number-columns-repeated="5"/>
        </table:table-row>
        <table:table-row table:style-name="ro1">
          <table:table-cell office:value-type="float" office:value="449.79">
            <text:p>449.79</text:p>
          </table:table-cell>
          <table:table-cell office:value-type="float" office:value="469.3">
            <text:p>469.3</text:p>
          </table:table-cell>
          <table:table-cell table:formula="of:=[.B110]/[.A110]" office:value-type="float" office:value="1.04337579759443">
            <text:p>1.04</text:p>
          </table:table-cell>
          <table:table-cell office:value-type="float" office:value="458.23">
            <text:p>458.23</text:p>
          </table:table-cell>
          <table:table-cell table:formula="of:=[.D110]/[.A110]" office:value-type="float" office:value="1.0187643122346">
            <text:p>1.02</text:p>
          </table:table-cell>
          <table:table-cell office:value-type="float" office:value="460.58">
            <text:p>460.58</text:p>
          </table:table-cell>
          <table:table-cell table:formula="of:=[.F110]/[.A110]" office:value-type="float" office:value="1.02398897263167">
            <text:p>1.02</text:p>
          </table:table-cell>
          <table:table-cell office:value-type="float" office:value="469.3">
            <text:p>469.3</text:p>
          </table:table-cell>
          <table:table-cell table:formula="of:=[.H110]/[.A110]" office:value-type="float" office:value="1.04337579759443">
            <text:p>1.04</text:p>
          </table:table-cell>
          <table:table-cell office:value-type="float" office:value="458.23">
            <text:p>458.23</text:p>
          </table:table-cell>
          <table:table-cell table:formula="of:=[.J110]/[.A110]" office:value-type="float" office:value="1.0187643122346">
            <text:p>1.02</text:p>
          </table:table-cell>
          <table:table-cell table:number-columns-repeated="5"/>
        </table:table-row>
        <table:table-row table:style-name="ro1">
          <table:table-cell office:value-type="float" office:value="336.05">
            <text:p>336.05</text:p>
          </table:table-cell>
          <table:table-cell office:value-type="float" office:value="354.49">
            <text:p>354.49</text:p>
          </table:table-cell>
          <table:table-cell table:formula="of:=[.B111]/[.A111]" office:value-type="float" office:value="1.05487278678768">
            <text:p>1.05</text:p>
          </table:table-cell>
          <table:table-cell office:value-type="float" office:value="342.88">
            <text:p>342.88</text:p>
          </table:table-cell>
          <table:table-cell table:formula="of:=[.D111]/[.A111]" office:value-type="float" office:value="1.02032435649457">
            <text:p>1.02</text:p>
          </table:table-cell>
          <table:table-cell office:value-type="float" office:value="339.56">
            <text:p>339.56</text:p>
          </table:table-cell>
          <table:table-cell table:formula="of:=[.F111]/[.A111]" office:value-type="float" office:value="1.01044487427466">
            <text:p>1.01</text:p>
          </table:table-cell>
          <table:table-cell office:value-type="float" office:value="354.49">
            <text:p>354.49</text:p>
          </table:table-cell>
          <table:table-cell table:formula="of:=[.H111]/[.A111]" office:value-type="float" office:value="1.05487278678768">
            <text:p>1.05</text:p>
          </table:table-cell>
          <table:table-cell office:value-type="float" office:value="342.88">
            <text:p>342.88</text:p>
          </table:table-cell>
          <table:table-cell table:formula="of:=[.J111]/[.A111]" office:value-type="float" office:value="1.02032435649457">
            <text:p>1.02</text:p>
          </table:table-cell>
          <table:table-cell table:number-columns-repeated="5"/>
        </table:table-row>
        <table:table-row table:style-name="ro1">
          <table:table-cell office:value-type="float" office:value="143.17">
            <text:p>143.17</text:p>
          </table:table-cell>
          <table:table-cell office:value-type="float" office:value="154.38">
            <text:p>154.38</text:p>
          </table:table-cell>
          <table:table-cell table:formula="of:=[.B112]/[.A112]" office:value-type="float" office:value="1.07829852622756">
            <text:p>1.08</text:p>
          </table:table-cell>
          <table:table-cell office:value-type="float" office:value="148.14">
            <text:p>148.14</text:p>
          </table:table-cell>
          <table:table-cell table:formula="of:=[.D112]/[.A112]" office:value-type="float" office:value="1.0347139763917">
            <text:p>1.03</text:p>
          </table:table-cell>
          <table:table-cell office:value-type="float" office:value="148.14">
            <text:p>148.14</text:p>
          </table:table-cell>
          <table:table-cell table:formula="of:=[.F112]/[.A112]" office:value-type="float" office:value="1.0347139763917">
            <text:p>1.03</text:p>
          </table:table-cell>
          <table:table-cell office:value-type="float" office:value="148.14">
            <text:p>148.14</text:p>
          </table:table-cell>
          <table:table-cell table:formula="of:=[.H112]/[.A112]" office:value-type="float" office:value="1.0347139763917">
            <text:p>1.03</text:p>
          </table:table-cell>
          <table:table-cell office:value-type="float" office:value="148.14">
            <text:p>148.14</text:p>
          </table:table-cell>
          <table:table-cell table:formula="of:=[.J112]/[.A112]" office:value-type="float" office:value="1.0347139763917">
            <text:p>1.03</text:p>
          </table:table-cell>
          <table:table-cell table:number-columns-repeated="5"/>
        </table:table-row>
        <table:table-row table:style-name="ro1">
          <table:table-cell office:value-type="float" office:value="213.68">
            <text:p>213.68</text:p>
          </table:table-cell>
          <table:table-cell office:value-type="float" office:value="228.02">
            <text:p>228.02</text:p>
          </table:table-cell>
          <table:table-cell table:formula="of:=[.B113]/[.A113]" office:value-type="float" office:value="1.06710969674279">
            <text:p>1.07</text:p>
          </table:table-cell>
          <table:table-cell office:value-type="float" office:value="224.85">
            <text:p>224.85</text:p>
          </table:table-cell>
          <table:table-cell table:formula="of:=[.D113]/[.A113]" office:value-type="float" office:value="1.05227442905279">
            <text:p>1.05</text:p>
          </table:table-cell>
          <table:table-cell office:value-type="float" office:value="216.61">
            <text:p>216.61</text:p>
          </table:table-cell>
          <table:table-cell table:formula="of:=[.F113]/[.A113]" office:value-type="float" office:value="1.01371209284912">
            <text:p>1.01</text:p>
          </table:table-cell>
          <table:table-cell office:value-type="float" office:value="228.02">
            <text:p>228.02</text:p>
          </table:table-cell>
          <table:table-cell table:formula="of:=[.H113]/[.A113]" office:value-type="float" office:value="1.06710969674279">
            <text:p>1.07</text:p>
          </table:table-cell>
          <table:table-cell office:value-type="float" office:value="223.54">
            <text:p>223.54</text:p>
          </table:table-cell>
          <table:table-cell table:formula="of:=[.J113]/[.A113]" office:value-type="float" office:value="1.04614376637963">
            <text:p>1.05</text:p>
          </table:table-cell>
          <table:table-cell table:number-columns-repeated="5"/>
        </table:table-row>
        <table:table-row table:style-name="ro1">
          <table:table-cell office:value-type="float" office:value="267.89">
            <text:p>267.89</text:p>
          </table:table-cell>
          <table:table-cell office:value-type="float" office:value="281.3">
            <text:p>281.3</text:p>
          </table:table-cell>
          <table:table-cell table:formula="of:=[.B114]/[.A114]" office:value-type="float" office:value="1.05005785956923">
            <text:p>1.05</text:p>
          </table:table-cell>
          <table:table-cell office:value-type="float" office:value="275.5">
            <text:p>275.5</text:p>
          </table:table-cell>
          <table:table-cell table:formula="of:=[.D114]/[.A114]" office:value-type="float" office:value="1.02840718205234">
            <text:p>1.03</text:p>
          </table:table-cell>
          <table:table-cell office:value-type="float" office:value="269.85">
            <text:p>269.85</text:p>
          </table:table-cell>
          <table:table-cell table:formula="of:=[.F114]/[.A114]" office:value-type="float" office:value="1.00731643585054">
            <text:p>1.01</text:p>
          </table:table-cell>
          <table:table-cell office:value-type="float" office:value="281.89">
            <text:p>281.89</text:p>
          </table:table-cell>
          <table:table-cell table:formula="of:=[.H114]/[.A114]" office:value-type="float" office:value="1.05226025607525">
            <text:p>1.05</text:p>
          </table:table-cell>
          <table:table-cell office:value-type="float" office:value="275.5">
            <text:p>275.5</text:p>
          </table:table-cell>
          <table:table-cell table:formula="of:=[.J114]/[.A114]" office:value-type="float" office:value="1.02840718205234">
            <text:p>1.03</text:p>
          </table:table-cell>
          <table:table-cell table:number-columns-repeated="5"/>
        </table:table-row>
        <table:table-row table:style-name="ro1">
          <table:table-cell office:value-type="float" office:value="363.52">
            <text:p>363.52</text:p>
          </table:table-cell>
          <table:table-cell office:value-type="float" office:value="389.91">
            <text:p>389.91</text:p>
          </table:table-cell>
          <table:table-cell table:formula="of:=[.B115]/[.A115]" office:value-type="float" office:value="1.0725957306338">
            <text:p>1.07</text:p>
          </table:table-cell>
          <table:table-cell office:value-type="float" office:value="379.71">
            <text:p>379.71</text:p>
          </table:table-cell>
          <table:table-cell table:formula="of:=[.D115]/[.A115]" office:value-type="float" office:value="1.04453675176056">
            <text:p>1.04</text:p>
          </table:table-cell>
          <table:table-cell office:value-type="float" office:value="364.89">
            <text:p>364.89</text:p>
          </table:table-cell>
          <table:table-cell table:formula="of:=[.F115]/[.A115]" office:value-type="float" office:value="1.00376870598592">
            <text:p>1</text:p>
          </table:table-cell>
          <table:table-cell office:value-type="float" office:value="389.91">
            <text:p>389.91</text:p>
          </table:table-cell>
          <table:table-cell table:formula="of:=[.H115]/[.A115]" office:value-type="float" office:value="1.0725957306338">
            <text:p>1.07</text:p>
          </table:table-cell>
          <table:table-cell office:value-type="float" office:value="380.29">
            <text:p>380.29</text:p>
          </table:table-cell>
          <table:table-cell table:formula="of:=[.J115]/[.A115]" office:value-type="float" office:value="1.04613226232394">
            <text:p>1.05</text:p>
          </table:table-cell>
          <table:table-cell table:number-columns-repeated="5"/>
        </table:table-row>
        <table:table-row table:style-name="ro1">
          <table:table-cell office:value-type="float" office:value="217.55">
            <text:p>217.55</text:p>
          </table:table-cell>
          <table:table-cell office:value-type="float" office:value="219.55">
            <text:p>219.55</text:p>
          </table:table-cell>
          <table:table-cell table:formula="of:=[.B116]/[.A116]" office:value-type="float" office:value="1.0091932888991">
            <text:p>1.01</text:p>
          </table:table-cell>
          <table:table-cell office:value-type="float" office:value="219.07">
            <text:p>219.07</text:p>
          </table:table-cell>
          <table:table-cell table:formula="of:=[.D116]/[.A116]" office:value-type="float" office:value="1.00698689956332">
            <text:p>1.01</text:p>
          </table:table-cell>
          <table:table-cell office:value-type="float" office:value="218.48">
            <text:p>218.48</text:p>
          </table:table-cell>
          <table:table-cell table:formula="of:=[.F116]/[.A116]" office:value-type="float" office:value="1.00427487933808">
            <text:p>1</text:p>
          </table:table-cell>
          <table:table-cell office:value-type="float" office:value="219.55">
            <text:p>219.55</text:p>
          </table:table-cell>
          <table:table-cell table:formula="of:=[.H116]/[.A116]" office:value-type="float" office:value="1.0091932888991">
            <text:p>1.01</text:p>
          </table:table-cell>
          <table:table-cell office:value-type="float" office:value="219.07">
            <text:p>219.07</text:p>
          </table:table-cell>
          <table:table-cell table:formula="of:=[.J116]/[.A116]" office:value-type="float" office:value="1.00698689956332">
            <text:p>1.01</text:p>
          </table:table-cell>
          <table:table-cell table:number-columns-repeated="5"/>
        </table:table-row>
        <table:table-row table:style-name="ro1">
          <table:table-cell office:value-type="float" office:value="390.84">
            <text:p>390.84</text:p>
          </table:table-cell>
          <table:table-cell office:value-type="float" office:value="419.14">
            <text:p>419.14</text:p>
          </table:table-cell>
          <table:table-cell table:formula="of:=[.B117]/[.A117]" office:value-type="float" office:value="1.07240814655614">
            <text:p>1.07</text:p>
          </table:table-cell>
          <table:table-cell office:value-type="float" office:value="397.29">
            <text:p>397.29</text:p>
          </table:table-cell>
          <table:table-cell table:formula="of:=[.D117]/[.A117]" office:value-type="float" office:value="1.0165029167946">
            <text:p>1.02</text:p>
          </table:table-cell>
          <table:table-cell office:value-type="float" office:value="398.46">
            <text:p>398.46</text:p>
          </table:table-cell>
          <table:table-cell table:formula="of:=[.F117]/[.A117]" office:value-type="float" office:value="1.01949646914338">
            <text:p>1.02</text:p>
          </table:table-cell>
          <table:table-cell office:value-type="float" office:value="419.14">
            <text:p>419.14</text:p>
          </table:table-cell>
          <table:table-cell table:formula="of:=[.H117]/[.A117]" office:value-type="float" office:value="1.07240814655614">
            <text:p>1.07</text:p>
          </table:table-cell>
          <table:table-cell office:value-type="float" office:value="397.29">
            <text:p>397.29</text:p>
          </table:table-cell>
          <table:table-cell table:formula="of:=[.J117]/[.A117]" office:value-type="float" office:value="1.0165029167946">
            <text:p>1.02</text:p>
          </table:table-cell>
          <table:table-cell table:number-columns-repeated="5"/>
        </table:table-row>
        <table:table-row table:style-name="ro1">
          <table:table-cell office:value-type="float" office:value="250.12">
            <text:p>250.12</text:p>
          </table:table-cell>
          <table:table-cell office:value-type="float" office:value="270.08">
            <text:p>270.08</text:p>
          </table:table-cell>
          <table:table-cell table:formula="of:=[.B118]/[.A118]" office:value-type="float" office:value="1.07980169518631">
            <text:p>1.08</text:p>
          </table:table-cell>
          <table:table-cell office:value-type="float" office:value="256.32">
            <text:p>256.32</text:p>
          </table:table-cell>
          <table:table-cell table:formula="of:=[.D118]/[.A118]" office:value-type="float" office:value="1.02478810171118">
            <text:p>1.02</text:p>
          </table:table-cell>
          <table:table-cell office:value-type="float" office:value="254.56">
            <text:p>254.56</text:p>
          </table:table-cell>
          <table:table-cell table:formula="of:=[.F118]/[.A118]" office:value-type="float" office:value="1.01775147928994">
            <text:p>1.02</text:p>
          </table:table-cell>
          <table:table-cell office:value-type="float" office:value="270.08">
            <text:p>270.08</text:p>
          </table:table-cell>
          <table:table-cell table:formula="of:=[.H118]/[.A118]" office:value-type="float" office:value="1.07980169518631">
            <text:p>1.08</text:p>
          </table:table-cell>
          <table:table-cell office:value-type="float" office:value="256.32">
            <text:p>256.32</text:p>
          </table:table-cell>
          <table:table-cell table:formula="of:=[.J118]/[.A118]" office:value-type="float" office:value="1.02478810171118">
            <text:p>1.02</text:p>
          </table:table-cell>
          <table:table-cell table:number-columns-repeated="5"/>
        </table:table-row>
        <table:table-row table:style-name="ro1">
          <table:table-cell office:value-type="float" office:value="318.5">
            <text:p>318.5</text:p>
          </table:table-cell>
          <table:table-cell office:value-type="float" office:value="326.12">
            <text:p>326.12</text:p>
          </table:table-cell>
          <table:table-cell table:formula="of:=[.B119]/[.A119]" office:value-type="float" office:value="1.02392464678179">
            <text:p>1.02</text:p>
          </table:table-cell>
          <table:table-cell office:value-type="float" office:value="320.02">
            <text:p>320.02</text:p>
          </table:table-cell>
          <table:table-cell table:formula="of:=[.D119]/[.A119]" office:value-type="float" office:value="1.00477237048666">
            <text:p>1</text:p>
          </table:table-cell>
          <table:table-cell office:value-type="float" office:value="321.19">
            <text:p>321.19</text:p>
          </table:table-cell>
          <table:table-cell table:formula="of:=[.F119]/[.A119]" office:value-type="float" office:value="1.00844583987441">
            <text:p>1.01</text:p>
          </table:table-cell>
          <table:table-cell office:value-type="float" office:value="326.12">
            <text:p>326.12</text:p>
          </table:table-cell>
          <table:table-cell table:formula="of:=[.H119]/[.A119]" office:value-type="float" office:value="1.02392464678179">
            <text:p>1.02</text:p>
          </table:table-cell>
          <table:table-cell office:value-type="float" office:value="319.43">
            <text:p>319.43</text:p>
          </table:table-cell>
          <table:table-cell table:formula="of:=[.J119]/[.A119]" office:value-type="float" office:value="1.00291993720565">
            <text:p>1</text:p>
          </table:table-cell>
          <table:table-cell table:number-columns-repeated="5"/>
        </table:table-row>
        <table:table-row table:style-name="ro1">
          <table:table-cell office:value-type="float" office:value="379.22">
            <text:p>379.22</text:p>
          </table:table-cell>
          <table:table-cell office:value-type="float" office:value="421.56">
            <text:p>421.56</text:p>
          </table:table-cell>
          <table:table-cell table:formula="of:=[.B120]/[.A120]" office:value-type="float" office:value="1.11165022941828">
            <text:p>1.11</text:p>
          </table:table-cell>
          <table:table-cell office:value-type="float" office:value="401.46">
            <text:p>401.46</text:p>
          </table:table-cell>
          <table:table-cell table:formula="of:=[.D120]/[.A120]" office:value-type="float" office:value="1.05864669584938">
            <text:p>1.06</text:p>
          </table:table-cell>
          <table:table-cell office:value-type="float" office:value="404.74">
            <text:p>404.74</text:p>
          </table:table-cell>
          <table:table-cell table:formula="of:=[.F120]/[.A120]" office:value-type="float" office:value="1.06729602869047">
            <text:p>1.07</text:p>
          </table:table-cell>
          <table:table-cell office:value-type="float" office:value="418.05">
            <text:p>418.05</text:p>
          </table:table-cell>
          <table:table-cell table:formula="of:=[.H120]/[.A120]" office:value-type="float" office:value="1.10239438848162">
            <text:p>1.1</text:p>
          </table:table-cell>
          <table:table-cell office:value-type="float" office:value="403.81">
            <text:p>403.81</text:p>
          </table:table-cell>
          <table:table-cell table:formula="of:=[.J120]/[.A120]" office:value-type="float" office:value="1.06484362639101">
            <text:p>1.06</text:p>
          </table:table-cell>
          <table:table-cell table:number-columns-repeated="5"/>
        </table:table-row>
        <table:table-row table:style-name="ro1">
          <table:table-cell office:value-type="float" office:value="386.59">
            <text:p>386.59</text:p>
          </table:table-cell>
          <table:table-cell office:value-type="float" office:value="408.39">
            <text:p>408.39</text:p>
          </table:table-cell>
          <table:table-cell table:formula="of:=[.B121]/[.A121]" office:value-type="float" office:value="1.05639049121809">
            <text:p>1.06</text:p>
          </table:table-cell>
          <table:table-cell office:value-type="float" office:value="392.24">
            <text:p>392.24</text:p>
          </table:table-cell>
          <table:table-cell table:formula="of:=[.D121]/[.A121]" office:value-type="float" office:value="1.01461496676065">
            <text:p>1.01</text:p>
          </table:table-cell>
          <table:table-cell office:value-type="float" office:value="388.93">
            <text:p>388.93</text:p>
          </table:table-cell>
          <table:table-cell table:formula="of:=[.F121]/[.A121]" office:value-type="float" office:value="1.00605292428671">
            <text:p>1.01</text:p>
          </table:table-cell>
          <table:table-cell office:value-type="float" office:value="406.73">
            <text:p>406.73</text:p>
          </table:table-cell>
          <table:table-cell table:formula="of:=[.H121]/[.A121]" office:value-type="float" office:value="1.05209653638221">
            <text:p>1.05</text:p>
          </table:table-cell>
          <table:table-cell office:value-type="float" office:value="392.83">
            <text:p>392.83</text:p>
          </table:table-cell>
          <table:table-cell table:formula="of:=[.J121]/[.A121]" office:value-type="float" office:value="1.01614113143123">
            <text:p>1.02</text:p>
          </table:table-cell>
          <table:table-cell table:number-columns-repeated="5"/>
        </table:table-row>
        <table:table-row table:style-name="ro1">
          <table:table-cell office:value-type="float" office:value="173.12">
            <text:p>173.12</text:p>
          </table:table-cell>
          <table:table-cell office:value-type="float" office:value="207.95">
            <text:p>207.95</text:p>
          </table:table-cell>
          <table:table-cell table:formula="of:=[.B122]/[.A122]" office:value-type="float" office:value="1.20118992606285">
            <text:p>1.2</text:p>
          </table:table-cell>
          <table:table-cell office:value-type="float" office:value="187.85">
            <text:p>187.85</text:p>
          </table:table-cell>
          <table:table-cell table:formula="of:=[.D122]/[.A122]" office:value-type="float" office:value="1.08508548983364">
            <text:p>1.09</text:p>
          </table:table-cell>
          <table:table-cell office:value-type="float" office:value="190.1">
            <text:p>190.1</text:p>
          </table:table-cell>
          <table:table-cell table:formula="of:=[.F122]/[.A122]" office:value-type="float" office:value="1.09808225508318">
            <text:p>1.1</text:p>
          </table:table-cell>
          <table:table-cell office:value-type="float" office:value="197.99">
            <text:p>197.99</text:p>
          </table:table-cell>
          <table:table-cell table:formula="of:=[.H122]/[.A122]" office:value-type="float" office:value="1.14365757855823">
            <text:p>1.14</text:p>
          </table:table-cell>
          <table:table-cell office:value-type="float" office:value="191.95">
            <text:p>191.95</text:p>
          </table:table-cell>
          <table:table-cell table:formula="of:=[.J122]/[.A122]" office:value-type="float" office:value="1.10876848428835">
            <text:p>1.11</text:p>
          </table:table-cell>
          <table:table-cell table:number-columns-repeated="5"/>
        </table:table-row>
        <table:table-row table:style-name="ro1">
          <table:table-cell office:value-type="float" office:value="264.99">
            <text:p>264.99</text:p>
          </table:table-cell>
          <table:table-cell office:value-type="float" office:value="299.15">
            <text:p>299.15</text:p>
          </table:table-cell>
          <table:table-cell table:formula="of:=[.B123]/[.A123]" office:value-type="float" office:value="1.12891052492547">
            <text:p>1.13</text:p>
          </table:table-cell>
          <table:table-cell office:value-type="float" office:value="294.32">
            <text:p>294.32</text:p>
          </table:table-cell>
          <table:table-cell table:formula="of:=[.D123]/[.A123]" office:value-type="float" office:value="1.11068342201593">
            <text:p>1.11</text:p>
          </table:table-cell>
          <table:table-cell office:value-type="float" office:value="272.02">
            <text:p>272.02</text:p>
          </table:table-cell>
          <table:table-cell table:formula="of:=[.F123]/[.A123]" office:value-type="float" office:value="1.02652930299257">
            <text:p>1.03</text:p>
          </table:table-cell>
          <table:table-cell office:value-type="float" office:value="299.15">
            <text:p>299.15</text:p>
          </table:table-cell>
          <table:table-cell table:formula="of:=[.H123]/[.A123]" office:value-type="float" office:value="1.12891052492547">
            <text:p>1.13</text:p>
          </table:table-cell>
          <table:table-cell office:value-type="float" office:value="283.15">
            <text:p>283.15</text:p>
          </table:table-cell>
          <table:table-cell table:formula="of:=[.J123]/[.A123]" office:value-type="float" office:value="1.06853088795804">
            <text:p>1.07</text:p>
          </table:table-cell>
          <table:table-cell table:number-columns-repeated="5"/>
        </table:table-row>
        <table:table-row table:style-name="ro1">
          <table:table-cell office:value-type="float" office:value="282.61">
            <text:p>282.61</text:p>
          </table:table-cell>
          <table:table-cell office:value-type="float" office:value="299.15">
            <text:p>299.15</text:p>
          </table:table-cell>
          <table:table-cell table:formula="of:=[.B124]/[.A124]" office:value-type="float" office:value="1.05852588372669">
            <text:p>1.06</text:p>
          </table:table-cell>
          <table:table-cell office:value-type="float" office:value="286.46">
            <text:p>286.46</text:p>
          </table:table-cell>
          <table:table-cell table:formula="of:=[.D124]/[.A124]" office:value-type="float" office:value="1.01362301404763">
            <text:p>1.01</text:p>
          </table:table-cell>
          <table:table-cell office:value-type="float" office:value="288.81">
            <text:p>288.81</text:p>
          </table:table-cell>
          <table:table-cell table:formula="of:=[.F124]/[.A124]" office:value-type="float" office:value="1.02193836028449">
            <text:p>1.02</text:p>
          </table:table-cell>
          <table:table-cell office:value-type="float" office:value="299.15">
            <text:p>299.15</text:p>
          </table:table-cell>
          <table:table-cell table:formula="of:=[.H124]/[.A124]" office:value-type="float" office:value="1.05852588372669">
            <text:p>1.06</text:p>
          </table:table-cell>
          <table:table-cell office:value-type="float" office:value="286.46">
            <text:p>286.46</text:p>
          </table:table-cell>
          <table:table-cell table:formula="of:=[.J124]/[.A124]" office:value-type="float" office:value="1.01362301404763">
            <text:p>1.01</text:p>
          </table:table-cell>
          <table:table-cell table:number-columns-repeated="5"/>
        </table:table-row>
        <table:table-row table:style-name="ro1">
          <table:table-cell office:value-type="float" office:value="423.56">
            <text:p>423.56</text:p>
          </table:table-cell>
          <table:table-cell office:value-type="float" office:value="431.8">
            <text:p>431.8</text:p>
          </table:table-cell>
          <table:table-cell table:formula="of:=[.B125]/[.A125]" office:value-type="float" office:value="1.01945415053357">
            <text:p>1.02</text:p>
          </table:table-cell>
          <table:table-cell office:value-type="float" office:value="427.07">
            <text:p>427.07</text:p>
          </table:table-cell>
          <table:table-cell table:formula="of:=[.D125]/[.A125]" office:value-type="float" office:value="1.00828690150156">
            <text:p>1.01</text:p>
          </table:table-cell>
          <table:table-cell office:value-type="float" office:value="425.32">
            <text:p>425.32</text:p>
          </table:table-cell>
          <table:table-cell table:formula="of:=[.F125]/[.A125]" office:value-type="float" office:value="1.00415525545377">
            <text:p>1</text:p>
          </table:table-cell>
          <table:table-cell office:value-type="float" office:value="431.22">
            <text:p>431.22</text:p>
          </table:table-cell>
          <table:table-cell table:formula="of:=[.H125]/[.A125]" office:value-type="float" office:value="1.01808480498631">
            <text:p>1.02</text:p>
          </table:table-cell>
          <table:table-cell office:value-type="float" office:value="427.07">
            <text:p>427.07</text:p>
          </table:table-cell>
          <table:table-cell table:formula="of:=[.J125]/[.A125]" office:value-type="float" office:value="1.00828690150156">
            <text:p>1.01</text:p>
          </table:table-cell>
          <table:table-cell table:number-columns-repeated="5"/>
        </table:table-row>
        <table:table-row table:style-name="ro1">
          <table:table-cell office:value-type="float" office:value="225.74">
            <text:p>225.74</text:p>
          </table:table-cell>
          <table:table-cell office:value-type="float" office:value="239.4">
            <text:p>239.4</text:p>
          </table:table-cell>
          <table:table-cell table:formula="of:=[.B126]/[.A126]" office:value-type="float" office:value="1.06051209355896">
            <text:p>1.06</text:p>
          </table:table-cell>
          <table:table-cell office:value-type="float" office:value="232.12">
            <text:p>232.12</text:p>
          </table:table-cell>
          <table:table-cell table:formula="of:=[.D126]/[.A126]" office:value-type="float" office:value="1.0282626029946">
            <text:p>1.03</text:p>
          </table:table-cell>
          <table:table-cell office:value-type="float" office:value="231.3">
            <text:p>231.3</text:p>
          </table:table-cell>
          <table:table-cell table:formula="of:=[.F126]/[.A126]" office:value-type="float" office:value="1.02463010543103">
            <text:p>1.02</text:p>
          </table:table-cell>
          <table:table-cell office:value-type="float" office:value="239.4">
            <text:p>239.4</text:p>
          </table:table-cell>
          <table:table-cell table:formula="of:=[.H126]/[.A126]" office:value-type="float" office:value="1.06051209355896">
            <text:p>1.06</text:p>
          </table:table-cell>
          <table:table-cell office:value-type="float" office:value="232.12">
            <text:p>232.12</text:p>
          </table:table-cell>
          <table:table-cell table:formula="of:=[.J126]/[.A126]" office:value-type="float" office:value="1.0282626029946">
            <text:p>1.03</text:p>
          </table:table-cell>
          <table:table-cell table:number-columns-repeated="5"/>
        </table:table-row>
        <table:table-row table:style-name="ro1">
          <table:table-cell office:value-type="float" office:value="216.12">
            <text:p>216.12</text:p>
          </table:table-cell>
          <table:table-cell office:value-type="float" office:value="228.12">
            <text:p>228.12</text:p>
          </table:table-cell>
          <table:table-cell table:formula="of:=[.B127]/[.A127]" office:value-type="float" office:value="1.05552470849528">
            <text:p>1.06</text:p>
          </table:table-cell>
          <table:table-cell office:value-type="float" office:value="218.71">
            <text:p>218.71</text:p>
          </table:table-cell>
          <table:table-cell table:formula="of:=[.D127]/[.A127]" office:value-type="float" office:value="1.0119840829169">
            <text:p>1.01</text:p>
          </table:table-cell>
          <table:table-cell office:value-type="float" office:value="216.22">
            <text:p>216.22</text:p>
          </table:table-cell>
          <table:table-cell table:formula="of:=[.F127]/[.A127]" office:value-type="float" office:value="1.00046270590413">
            <text:p>1</text:p>
          </table:table-cell>
          <table:table-cell office:value-type="float" office:value="228.12">
            <text:p>228.12</text:p>
          </table:table-cell>
          <table:table-cell table:formula="of:=[.H127]/[.A127]" office:value-type="float" office:value="1.05552470849528">
            <text:p>1.06</text:p>
          </table:table-cell>
          <table:table-cell office:value-type="float" office:value="219.53">
            <text:p>219.53</text:p>
          </table:table-cell>
          <table:table-cell table:formula="of:=[.J127]/[.A127]" office:value-type="float" office:value="1.01577827133074">
            <text:p>1.02</text:p>
          </table:table-cell>
          <table:table-cell table:number-columns-repeated="5"/>
        </table:table-row>
        <table:table-row table:style-name="ro1">
          <table:table-cell office:value-type="float" office:value="127.46">
            <text:p>127.46</text:p>
          </table:table-cell>
          <table:table-cell office:value-type="float" office:value="139.36">
            <text:p>139.36</text:p>
          </table:table-cell>
          <table:table-cell table:formula="of:=[.B128]/[.A128]" office:value-type="float" office:value="1.09336262356818">
            <text:p>1.09</text:p>
          </table:table-cell>
          <table:table-cell office:value-type="float" office:value="134.53">
            <text:p>134.53</text:p>
          </table:table-cell>
          <table:table-cell table:formula="of:=[.D128]/[.A128]" office:value-type="float" office:value="1.05546838223756">
            <text:p>1.06</text:p>
          </table:table-cell>
          <table:table-cell office:value-type="float" office:value="131.21">
            <text:p>131.21</text:p>
          </table:table-cell>
          <table:table-cell table:formula="of:=[.F128]/[.A128]" office:value-type="float" office:value="1.02942099482191">
            <text:p>1.03</text:p>
          </table:table-cell>
          <table:table-cell office:value-type="float" office:value="139.36">
            <text:p>139.36</text:p>
          </table:table-cell>
          <table:table-cell table:formula="of:=[.H128]/[.A128]" office:value-type="float" office:value="1.09336262356818">
            <text:p>1.09</text:p>
          </table:table-cell>
          <table:table-cell office:value-type="float" office:value="134.53">
            <text:p>134.53</text:p>
          </table:table-cell>
          <table:table-cell table:formula="of:=[.J128]/[.A128]" office:value-type="float" office:value="1.05546838223756">
            <text:p>1.06</text:p>
          </table:table-cell>
          <table:table-cell table:number-columns-repeated="5"/>
        </table:table-row>
        <table:table-row table:style-name="ro1">
          <table:table-cell office:value-type="float" office:value="67.56">
            <text:p>67.56</text:p>
          </table:table-cell>
          <table:table-cell office:value-type="float" office:value="77.9">
            <text:p>77.9</text:p>
          </table:table-cell>
          <table:table-cell table:formula="of:=[.B129]/[.A129]" office:value-type="float" office:value="1.15304914150385">
            <text:p>1.15</text:p>
          </table:table-cell>
          <table:table-cell office:value-type="float" office:value="68.14">
            <text:p>68.14</text:p>
          </table:table-cell>
          <table:table-cell table:formula="of:=[.D129]/[.A129]" office:value-type="float" office:value="1.00858496151569">
            <text:p>1.01</text:p>
          </table:table-cell>
          <table:table-cell office:value-type="float" office:value="68.14">
            <text:p>68.14</text:p>
          </table:table-cell>
          <table:table-cell table:formula="of:=[.F129]/[.A129]" office:value-type="float" office:value="1.00858496151569">
            <text:p>1.01</text:p>
          </table:table-cell>
          <table:table-cell office:value-type="float" office:value="77.9">
            <text:p>77.9</text:p>
          </table:table-cell>
          <table:table-cell table:formula="of:=[.H129]/[.A129]" office:value-type="float" office:value="1.15304914150385">
            <text:p>1.15</text:p>
          </table:table-cell>
          <table:table-cell office:value-type="float" office:value="67.31">
            <text:p>67.31</text:p>
          </table:table-cell>
          <table:table-cell table:formula="of:=[.J129]/[.A129]" office:value-type="float" office:value="0.996299585553582">
            <text:p>1</text:p>
          </table:table-cell>
          <table:table-cell table:number-columns-repeated="5"/>
        </table:table-row>
        <table:table-row table:style-name="ro1">
          <table:table-cell office:value-type="float" office:value="472.24">
            <text:p>472.24</text:p>
          </table:table-cell>
          <table:table-cell office:value-type="float" office:value="501.09">
            <text:p>501.09</text:p>
          </table:table-cell>
          <table:table-cell table:formula="of:=[.B130]/[.A130]" office:value-type="float" office:value="1.0610918177198">
            <text:p>1.06</text:p>
          </table:table-cell>
          <table:table-cell office:value-type="float" office:value="491.57">
            <text:p>491.57</text:p>
          </table:table-cell>
          <table:table-cell table:formula="of:=[.D130]/[.A130]" office:value-type="float" office:value="1.04093257665594">
            <text:p>1.04</text:p>
          </table:table-cell>
          <table:table-cell office:value-type="float" office:value="494.5">
            <text:p>494.5</text:p>
          </table:table-cell>
          <table:table-cell table:formula="of:=[.F130]/[.A130]" office:value-type="float" office:value="1.04713704895816">
            <text:p>1.05</text:p>
          </table:table-cell>
          <table:table-cell office:value-type="float" office:value="501.09">
            <text:p>501.09</text:p>
          </table:table-cell>
          <table:table-cell table:formula="of:=[.H130]/[.A130]" office:value-type="float" office:value="1.0610918177198">
            <text:p>1.06</text:p>
          </table:table-cell>
          <table:table-cell office:value-type="float" office:value="490.98">
            <text:p>490.98</text:p>
          </table:table-cell>
          <table:table-cell table:formula="of:=[.J130]/[.A130]" office:value-type="float" office:value="1.03968321192614">
            <text:p>1.04</text:p>
          </table:table-cell>
          <table:table-cell table:number-columns-repeated="5"/>
        </table:table-row>
        <table:table-row table:style-name="ro1">
          <table:table-cell office:value-type="float" office:value="224.36">
            <text:p>224.36</text:p>
          </table:table-cell>
          <table:table-cell office:value-type="float" office:value="246.36">
            <text:p>246.36</text:p>
          </table:table-cell>
          <table:table-cell table:formula="of:=[.B131]/[.A131]" office:value-type="float" office:value="1.09805669459797">
            <text:p>1.1</text:p>
          </table:table-cell>
          <table:table-cell office:value-type="float" office:value="226.12">
            <text:p>226.12</text:p>
          </table:table-cell>
          <table:table-cell table:formula="of:=[.D131]/[.A131]" office:value-type="float" office:value="1.00784453556784">
            <text:p>1.01</text:p>
          </table:table-cell>
          <table:table-cell office:value-type="float" office:value="226.71">
            <text:p>226.71</text:p>
          </table:table-cell>
          <table:table-cell table:formula="of:=[.F131]/[.A131]" office:value-type="float" office:value="1.01047423783206">
            <text:p>1.01</text:p>
          </table:table-cell>
          <table:table-cell office:value-type="float" office:value="246.36">
            <text:p>246.36</text:p>
          </table:table-cell>
          <table:table-cell table:formula="of:=[.H131]/[.A131]" office:value-type="float" office:value="1.09805669459797">
            <text:p>1.1</text:p>
          </table:table-cell>
          <table:table-cell office:value-type="float" office:value="226.12">
            <text:p>226.12</text:p>
          </table:table-cell>
          <table:table-cell table:formula="of:=[.J131]/[.A131]" office:value-type="float" office:value="1.00784453556784">
            <text:p>1.01</text:p>
          </table:table-cell>
          <table:table-cell table:number-columns-repeated="5"/>
        </table:table-row>
        <table:table-row table:style-name="ro1">
          <table:table-cell office:value-type="float" office:value="44.7">
            <text:p>44.7</text:p>
          </table:table-cell>
          <table:table-cell office:value-type="float" office:value="49.28">
            <text:p>49.28</text:p>
          </table:table-cell>
          <table:table-cell table:formula="of:=[.B132]/[.A132]" office:value-type="float" office:value="1.10246085011186">
            <text:p>1.1</text:p>
          </table:table-cell>
          <table:table-cell office:value-type="float" office:value="44.7">
            <text:p>44.7</text:p>
          </table:table-cell>
          <table:table-cell table:formula="of:=[.D132]/[.A132]" office:value-type="float" office:value="1">
            <text:p>1</text:p>
          </table:table-cell>
          <table:table-cell office:value-type="float" office:value="44.7">
            <text:p>44.7</text:p>
          </table:table-cell>
          <table:table-cell table:formula="of:=[.F132]/[.A132]" office:value-type="float" office:value="1">
            <text:p>1</text:p>
          </table:table-cell>
          <table:table-cell office:value-type="float" office:value="44.7">
            <text:p>44.7</text:p>
          </table:table-cell>
          <table:table-cell table:formula="of:=[.H132]/[.A132]" office:value-type="float" office:value="1">
            <text:p>1</text:p>
          </table:table-cell>
          <table:table-cell office:value-type="float" office:value="44.7">
            <text:p>44.7</text:p>
          </table:table-cell>
          <table:table-cell table:formula="of:=[.J132]/[.A13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30.2">
            <text:p>430.2</text:p>
          </table:table-cell>
          <table:table-cell office:value-type="float" office:value="460.74">
            <text:p>460.74</text:p>
          </table:table-cell>
          <table:table-cell table:formula="of:=[.B133]/[.A133]" office:value-type="float" office:value="1.07099023709902">
            <text:p>1.07</text:p>
          </table:table-cell>
          <table:table-cell office:value-type="float" office:value="445.57">
            <text:p>445.57</text:p>
          </table:table-cell>
          <table:table-cell table:formula="of:=[.D133]/[.A133]" office:value-type="float" office:value="1.03572756857276">
            <text:p>1.04</text:p>
          </table:table-cell>
          <table:table-cell office:value-type="float" office:value="444.4">
            <text:p>444.4</text:p>
          </table:table-cell>
          <table:table-cell table:formula="of:=[.F133]/[.A133]" office:value-type="float" office:value="1.03300790330079">
            <text:p>1.03</text:p>
          </table:table-cell>
          <table:table-cell office:value-type="float" office:value="460.74">
            <text:p>460.74</text:p>
          </table:table-cell>
          <table:table-cell table:formula="of:=[.H133]/[.A133]" office:value-type="float" office:value="1.07099023709902">
            <text:p>1.07</text:p>
          </table:table-cell>
          <table:table-cell office:value-type="float" office:value="446.16">
            <text:p>446.16</text:p>
          </table:table-cell>
          <table:table-cell table:formula="of:=[.J133]/[.A133]" office:value-type="float" office:value="1.0370990237099">
            <text:p>1.04</text:p>
          </table:table-cell>
          <table:table-cell table:number-columns-repeated="5"/>
        </table:table-row>
        <table:table-row table:style-name="ro1">
          <table:table-cell office:value-type="float" office:value="223.01">
            <text:p>223.01</text:p>
          </table:table-cell>
          <table:table-cell office:value-type="float" office:value="231.88">
            <text:p>231.88</text:p>
          </table:table-cell>
          <table:table-cell table:formula="of:=[.B134]/[.A134]" office:value-type="float" office:value="1.03977400116587">
            <text:p>1.04</text:p>
          </table:table-cell>
          <table:table-cell office:value-type="float" office:value="226.95">
            <text:p>226.95</text:p>
          </table:table-cell>
          <table:table-cell table:formula="of:=[.D134]/[.A134]" office:value-type="float" office:value="1.01766736917627">
            <text:p>1.02</text:p>
          </table:table-cell>
          <table:table-cell office:value-type="float" office:value="226.95">
            <text:p>226.95</text:p>
          </table:table-cell>
          <table:table-cell table:formula="of:=[.F134]/[.A134]" office:value-type="float" office:value="1.01766736917627">
            <text:p>1.02</text:p>
          </table:table-cell>
          <table:table-cell office:value-type="float" office:value="231.88">
            <text:p>231.88</text:p>
          </table:table-cell>
          <table:table-cell table:formula="of:=[.H134]/[.A134]" office:value-type="float" office:value="1.03977400116587">
            <text:p>1.04</text:p>
          </table:table-cell>
          <table:table-cell office:value-type="float" office:value="226.95">
            <text:p>226.95</text:p>
          </table:table-cell>
          <table:table-cell table:formula="of:=[.J134]/[.A134]" office:value-type="float" office:value="1.01766736917627">
            <text:p>1.02</text:p>
          </table:table-cell>
          <table:table-cell table:number-columns-repeated="5"/>
        </table:table-row>
        <table:table-row table:style-name="ro1">
          <table:table-cell office:value-type="float" office:value="291.31">
            <text:p>291.31</text:p>
          </table:table-cell>
          <table:table-cell office:value-type="float" office:value="344.91">
            <text:p>344.91</text:p>
          </table:table-cell>
          <table:table-cell table:formula="of:=[.B135]/[.A135]" office:value-type="float" office:value="1.18399642992002">
            <text:p>1.18</text:p>
          </table:table-cell>
          <table:table-cell office:value-type="float" office:value="302.14">
            <text:p>302.14</text:p>
          </table:table-cell>
          <table:table-cell table:formula="of:=[.D135]/[.A135]" office:value-type="float" office:value="1.03717689059765">
            <text:p>1.04</text:p>
          </table:table-cell>
          <table:table-cell office:value-type="float" office:value="306.78">
            <text:p>306.78</text:p>
          </table:table-cell>
          <table:table-cell table:formula="of:=[.F135]/[.A135]" office:value-type="float" office:value="1.0531049397549">
            <text:p>1.05</text:p>
          </table:table-cell>
          <table:table-cell office:value-type="float" office:value="340.32">
            <text:p>340.32</text:p>
          </table:table-cell>
          <table:table-cell table:formula="of:=[.H135]/[.A135]" office:value-type="float" office:value="1.16824001922351">
            <text:p>1.17</text:p>
          </table:table-cell>
          <table:table-cell office:value-type="float" office:value="302.14">
            <text:p>302.14</text:p>
          </table:table-cell>
          <table:table-cell table:formula="of:=[.J135]/[.A135]" office:value-type="float" office:value="1.03717689059765">
            <text:p>1.04</text:p>
          </table:table-cell>
          <table:table-cell table:number-columns-repeated="5"/>
        </table:table-row>
        <table:table-row table:style-name="ro1">
          <table:table-cell office:value-type="float" office:value="61.63">
            <text:p>61.63</text:p>
          </table:table-cell>
          <table:table-cell office:value-type="float" office:value="83.04">
            <text:p>83.04</text:p>
          </table:table-cell>
          <table:table-cell table:formula="of:=[.B136]/[.A136]" office:value-type="float" office:value="1.34739574882363">
            <text:p>1.35</text:p>
          </table:table-cell>
          <table:table-cell office:value-type="float" office:value="61.63">
            <text:p>61.63</text:p>
          </table:table-cell>
          <table:table-cell table:formula="of:=[.D136]/[.A136]" office:value-type="float" office:value="1">
            <text:p>1</text:p>
          </table:table-cell>
          <table:table-cell office:value-type="float" office:value="61.63">
            <text:p>61.63</text:p>
          </table:table-cell>
          <table:table-cell table:formula="of:=[.F136]/[.A136]" office:value-type="float" office:value="1">
            <text:p>1</text:p>
          </table:table-cell>
          <table:table-cell office:value-type="float" office:value="61.63">
            <text:p>61.63</text:p>
          </table:table-cell>
          <table:table-cell table:formula="of:=[.H136]/[.A136]" office:value-type="float" office:value="1">
            <text:p>1</text:p>
          </table:table-cell>
          <table:table-cell office:value-type="float" office:value="61.63">
            <text:p>61.63</text:p>
          </table:table-cell>
          <table:table-cell table:formula="of:=[.J136]/[.A13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87.85">
            <text:p>187.85</text:p>
          </table:table-cell>
          <table:table-cell office:value-type="float" office:value="193.61">
            <text:p>193.61</text:p>
          </table:table-cell>
          <table:table-cell table:formula="of:=[.B137]/[.A137]" office:value-type="float" office:value="1.03066276284269">
            <text:p>1.03</text:p>
          </table:table-cell>
          <table:table-cell office:value-type="float" office:value="191.85">
            <text:p>191.85</text:p>
          </table:table-cell>
          <table:table-cell table:formula="of:=[.D137]/[.A137]" office:value-type="float" office:value="1.02129358530743">
            <text:p>1.02</text:p>
          </table:table-cell>
          <table:table-cell office:value-type="float" office:value="191.02">
            <text:p>191.02</text:p>
          </table:table-cell>
          <table:table-cell table:formula="of:=[.F137]/[.A137]" office:value-type="float" office:value="1.01687516635614">
            <text:p>1.02</text:p>
          </table:table-cell>
          <table:table-cell office:value-type="float" office:value="193.61">
            <text:p>193.61</text:p>
          </table:table-cell>
          <table:table-cell table:formula="of:=[.H137]/[.A137]" office:value-type="float" office:value="1.03066276284269">
            <text:p>1.03</text:p>
          </table:table-cell>
          <table:table-cell office:value-type="float" office:value="190.1">
            <text:p>190.1</text:p>
          </table:table-cell>
          <table:table-cell table:formula="of:=[.J137]/[.A137]" office:value-type="float" office:value="1.01197764173543">
            <text:p>1.01</text:p>
          </table:table-cell>
          <table:table-cell table:number-columns-repeated="5"/>
        </table:table-row>
        <table:table-row table:style-name="ro1">
          <table:table-cell office:value-type="float" office:value="215.72">
            <text:p>215.72</text:p>
          </table:table-cell>
          <table:table-cell office:value-type="float" office:value="235.14">
            <text:p>235.14</text:p>
          </table:table-cell>
          <table:table-cell table:formula="of:=[.B138]/[.A138]" office:value-type="float" office:value="1.09002410532171">
            <text:p>1.09</text:p>
          </table:table-cell>
          <table:table-cell office:value-type="float" office:value="222.65">
            <text:p>222.65</text:p>
          </table:table-cell>
          <table:table-cell table:formula="of:=[.D138]/[.A138]" office:value-type="float" office:value="1.03212497682181">
            <text:p>1.03</text:p>
          </table:table-cell>
          <table:table-cell office:value-type="float" office:value="219.44">
            <text:p>219.44</text:p>
          </table:table-cell>
          <table:table-cell table:formula="of:=[.F138]/[.A138]" office:value-type="float" office:value="1.01724457630261">
            <text:p>1.02</text:p>
          </table:table-cell>
          <table:table-cell office:value-type="float" office:value="235.14">
            <text:p>235.14</text:p>
          </table:table-cell>
          <table:table-cell table:formula="of:=[.H138]/[.A138]" office:value-type="float" office:value="1.09002410532171">
            <text:p>1.09</text:p>
          </table:table-cell>
          <table:table-cell office:value-type="float" office:value="222.65">
            <text:p>222.65</text:p>
          </table:table-cell>
          <table:table-cell table:formula="of:=[.J138]/[.A138]" office:value-type="float" office:value="1.03212497682181">
            <text:p>1.03</text:p>
          </table:table-cell>
          <table:table-cell table:number-columns-repeated="5"/>
        </table:table-row>
        <table:table-row table:style-name="ro1">
          <table:table-cell office:value-type="float" office:value="279.87">
            <text:p>279.87</text:p>
          </table:table-cell>
          <table:table-cell office:value-type="float" office:value="296.89">
            <text:p>296.89</text:p>
          </table:table-cell>
          <table:table-cell table:formula="of:=[.B139]/[.A139]" office:value-type="float" office:value="1.06081394933362">
            <text:p>1.06</text:p>
          </table:table-cell>
          <table:table-cell office:value-type="float" office:value="290.79">
            <text:p>290.79</text:p>
          </table:table-cell>
          <table:table-cell table:formula="of:=[.D139]/[.A139]" office:value-type="float" office:value="1.03901811555365">
            <text:p>1.04</text:p>
          </table:table-cell>
          <table:table-cell office:value-type="float" office:value="291.38">
            <text:p>291.38</text:p>
          </table:table-cell>
          <table:table-cell table:formula="of:=[.F139]/[.A139]" office:value-type="float" office:value="1.04112623718155">
            <text:p>1.04</text:p>
          </table:table-cell>
          <table:table-cell office:value-type="float" office:value="296.89">
            <text:p>296.89</text:p>
          </table:table-cell>
          <table:table-cell table:formula="of:=[.H139]/[.A139]" office:value-type="float" office:value="1.06081394933362">
            <text:p>1.06</text:p>
          </table:table-cell>
          <table:table-cell office:value-type="float" office:value="286.89">
            <text:p>286.89</text:p>
          </table:table-cell>
          <table:table-cell table:formula="of:=[.J139]/[.A139]" office:value-type="float" office:value="1.02508307428449">
            <text:p>1.03</text:p>
          </table:table-cell>
          <table:table-cell table:number-columns-repeated="5"/>
        </table:table-row>
        <table:table-row table:style-name="ro1">
          <table:table-cell office:value-type="float" office:value="228.19">
            <text:p>228.19</text:p>
          </table:table-cell>
          <table:table-cell office:value-type="float" office:value="237.81">
            <text:p>237.81</text:p>
          </table:table-cell>
          <table:table-cell table:formula="of:=[.B140]/[.A140]" office:value-type="float" office:value="1.04215785091371">
            <text:p>1.04</text:p>
          </table:table-cell>
          <table:table-cell office:value-type="float" office:value="232.63">
            <text:p>232.63</text:p>
          </table:table-cell>
          <table:table-cell table:formula="of:=[.D140]/[.A140]" office:value-type="float" office:value="1.01945746965248">
            <text:p>1.02</text:p>
          </table:table-cell>
          <table:table-cell office:value-type="float" office:value="232.63">
            <text:p>232.63</text:p>
          </table:table-cell>
          <table:table-cell table:formula="of:=[.F140]/[.A140]" office:value-type="float" office:value="1.01945746965248">
            <text:p>1.02</text:p>
          </table:table-cell>
          <table:table-cell office:value-type="float" office:value="237.81">
            <text:p>237.81</text:p>
          </table:table-cell>
          <table:table-cell table:formula="of:=[.H140]/[.A140]" office:value-type="float" office:value="1.04215785091371">
            <text:p>1.04</text:p>
          </table:table-cell>
          <table:table-cell office:value-type="float" office:value="233.22">
            <text:p>233.22</text:p>
          </table:table-cell>
          <table:table-cell table:formula="of:=[.J140]/[.A140]" office:value-type="float" office:value="1.02204303431351">
            <text:p>1.02</text:p>
          </table:table-cell>
          <table:table-cell table:number-columns-repeated="5"/>
        </table:table-row>
        <table:table-row table:style-name="ro1">
          <table:table-cell office:value-type="float" office:value="185.07">
            <text:p>185.07</text:p>
          </table:table-cell>
          <table:table-cell office:value-type="float" office:value="195.17">
            <text:p>195.17</text:p>
          </table:table-cell>
          <table:table-cell table:formula="of:=[.B141]/[.A141]" office:value-type="float" office:value="1.05457394499379">
            <text:p>1.05</text:p>
          </table:table-cell>
          <table:table-cell office:value-type="float" office:value="192.68">
            <text:p>192.68</text:p>
          </table:table-cell>
          <table:table-cell table:formula="of:=[.D141]/[.A141]" office:value-type="float" office:value="1.04111957637651">
            <text:p>1.04</text:p>
          </table:table-cell>
          <table:table-cell office:value-type="float" office:value="194.1">
            <text:p>194.1</text:p>
          </table:table-cell>
          <table:table-cell table:formula="of:=[.F141]/[.A141]" office:value-type="float" office:value="1.04879234884098">
            <text:p>1.05</text:p>
          </table:table-cell>
          <table:table-cell office:value-type="float" office:value="193.75">
            <text:p>193.75</text:p>
          </table:table-cell>
          <table:table-cell table:formula="of:=[.H141]/[.A141]" office:value-type="float" office:value="1.04690117252931">
            <text:p>1.05</text:p>
          </table:table-cell>
          <table:table-cell office:value-type="float" office:value="192.68">
            <text:p>192.68</text:p>
          </table:table-cell>
          <table:table-cell table:formula="of:=[.J141]/[.A141]" office:value-type="float" office:value="1.04111957637651">
            <text:p>1.04</text:p>
          </table:table-cell>
          <table:table-cell table:number-columns-repeated="5"/>
        </table:table-row>
        <table:table-row table:style-name="ro1">
          <table:table-cell office:value-type="float" office:value="367.06">
            <text:p>367.06</text:p>
          </table:table-cell>
          <table:table-cell office:value-type="float" office:value="397.7">
            <text:p>397.7</text:p>
          </table:table-cell>
          <table:table-cell table:formula="of:=[.B142]/[.A142]" office:value-type="float" office:value="1.08347409142919">
            <text:p>1.08</text:p>
          </table:table-cell>
          <table:table-cell office:value-type="float" office:value="376.77">
            <text:p>376.77</text:p>
          </table:table-cell>
          <table:table-cell table:formula="of:=[.D142]/[.A142]" office:value-type="float" office:value="1.02645344085436">
            <text:p>1.03</text:p>
          </table:table-cell>
          <table:table-cell office:value-type="float" office:value="387.32">
            <text:p>387.32</text:p>
          </table:table-cell>
          <table:table-cell table:formula="of:=[.F142]/[.A142]" office:value-type="float" office:value="1.05519533591239">
            <text:p>1.06</text:p>
          </table:table-cell>
          <table:table-cell office:value-type="float" office:value="388.29">
            <text:p>388.29</text:p>
          </table:table-cell>
          <table:table-cell table:formula="of:=[.H142]/[.A142]" office:value-type="float" office:value="1.05783795564758">
            <text:p>1.06</text:p>
          </table:table-cell>
          <table:table-cell office:value-type="float" office:value="377.36">
            <text:p>377.36</text:p>
          </table:table-cell>
          <table:table-cell table:formula="of:=[.J142]/[.A142]" office:value-type="float" office:value="1.02806080749741">
            <text:p>1.03</text:p>
          </table:table-cell>
          <table:table-cell table:number-columns-repeated="5"/>
        </table:table-row>
        <table:table-row table:style-name="ro1">
          <table:table-cell office:value-type="float" office:value="45.41">
            <text:p>45.41</text:p>
          </table:table-cell>
          <table:table-cell office:value-type="float" office:value="50.83">
            <text:p>50.83</text:p>
          </table:table-cell>
          <table:table-cell table:formula="of:=[.B143]/[.A143]" office:value-type="float" office:value="1.11935696983043">
            <text:p>1.12</text:p>
          </table:table-cell>
          <table:table-cell office:value-type="float" office:value="45.41">
            <text:p>45.41</text:p>
          </table:table-cell>
          <table:table-cell table:formula="of:=[.D143]/[.A143]" office:value-type="float" office:value="1">
            <text:p>1</text:p>
          </table:table-cell>
          <table:table-cell office:value-type="float" office:value="45.41">
            <text:p>45.41</text:p>
          </table:table-cell>
          <table:table-cell table:formula="of:=[.F143]/[.A143]" office:value-type="float" office:value="1">
            <text:p>1</text:p>
          </table:table-cell>
          <table:table-cell office:value-type="float" office:value="45.41">
            <text:p>45.41</text:p>
          </table:table-cell>
          <table:table-cell table:formula="of:=[.H143]/[.A143]" office:value-type="float" office:value="1">
            <text:p>1</text:p>
          </table:table-cell>
          <table:table-cell office:value-type="float" office:value="45.41">
            <text:p>45.41</text:p>
          </table:table-cell>
          <table:table-cell table:formula="of:=[.J143]/[.A14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00.35">
            <text:p>400.35</text:p>
          </table:table-cell>
          <table:table-cell office:value-type="float" office:value="420.94">
            <text:p>420.94</text:p>
          </table:table-cell>
          <table:table-cell table:formula="of:=[.B144]/[.A144]" office:value-type="float" office:value="1.05142999875109">
            <text:p>1.05</text:p>
          </table:table-cell>
          <table:table-cell office:value-type="float" office:value="412.49">
            <text:p>412.49</text:p>
          </table:table-cell>
          <table:table-cell table:formula="of:=[.D144]/[.A144]" office:value-type="float" office:value="1.0303234669664">
            <text:p>1.03</text:p>
          </table:table-cell>
          <table:table-cell office:value-type="float" office:value="412.49">
            <text:p>412.49</text:p>
          </table:table-cell>
          <table:table-cell table:formula="of:=[.F144]/[.A144]" office:value-type="float" office:value="1.0303234669664">
            <text:p>1.03</text:p>
          </table:table-cell>
          <table:table-cell office:value-type="float" office:value="420.94">
            <text:p>420.94</text:p>
          </table:table-cell>
          <table:table-cell table:formula="of:=[.H144]/[.A144]" office:value-type="float" office:value="1.05142999875109">
            <text:p>1.05</text:p>
          </table:table-cell>
          <table:table-cell office:value-type="float" office:value="408.59">
            <text:p>408.59</text:p>
          </table:table-cell>
          <table:table-cell table:formula="of:=[.J144]/[.A144]" office:value-type="float" office:value="1.02058199075809">
            <text:p>1.02</text:p>
          </table:table-cell>
          <table:table-cell table:number-columns-repeated="5"/>
        </table:table-row>
        <table:table-row table:style-name="ro1">
          <table:table-cell office:value-type="float" office:value="345.86">
            <text:p>345.86</text:p>
          </table:table-cell>
          <table:table-cell office:value-type="float" office:value="368.3">
            <text:p>368.3</text:p>
          </table:table-cell>
          <table:table-cell table:formula="of:=[.B145]/[.A145]" office:value-type="float" office:value="1.06488174405829">
            <text:p>1.06</text:p>
          </table:table-cell>
          <table:table-cell office:value-type="float" office:value="354.89">
            <text:p>354.89</text:p>
          </table:table-cell>
          <table:table-cell table:formula="of:=[.D145]/[.A145]" office:value-type="float" office:value="1.02610883016249">
            <text:p>1.03</text:p>
          </table:table-cell>
          <table:table-cell office:value-type="float" office:value="353.13">
            <text:p>353.13</text:p>
          </table:table-cell>
          <table:table-cell table:formula="of:=[.F145]/[.A145]" office:value-type="float" office:value="1.02102006592263">
            <text:p>1.02</text:p>
          </table:table-cell>
          <table:table-cell office:value-type="float" office:value="361.72">
            <text:p>361.72</text:p>
          </table:table-cell>
          <table:table-cell table:formula="of:=[.H145]/[.A145]" office:value-type="float" office:value="1.04585670502515">
            <text:p>1.05</text:p>
          </table:table-cell>
          <table:table-cell office:value-type="float" office:value="349.62">
            <text:p>349.62</text:p>
          </table:table-cell>
          <table:table-cell table:formula="of:=[.J145]/[.A145]" office:value-type="float" office:value="1.01087145087608">
            <text:p>1.01</text:p>
          </table:table-cell>
          <table:table-cell table:number-columns-repeated="5"/>
        </table:table-row>
        <table:table-row table:style-name="ro1">
          <table:table-cell office:value-type="float" office:value="289.46">
            <text:p>289.46</text:p>
          </table:table-cell>
          <table:table-cell office:value-type="float" office:value="305.18">
            <text:p>305.18</text:p>
          </table:table-cell>
          <table:table-cell table:formula="of:=[.B146]/[.A146]" office:value-type="float" office:value="1.05430802183376">
            <text:p>1.05</text:p>
          </table:table-cell>
          <table:table-cell office:value-type="float" office:value="295.42">
            <text:p>295.42</text:p>
          </table:table-cell>
          <table:table-cell table:formula="of:=[.D146]/[.A146]" office:value-type="float" office:value="1.02059006425758">
            <text:p>1.02</text:p>
          </table:table-cell>
          <table:table-cell office:value-type="float" office:value="292.74">
            <text:p>292.74</text:p>
          </table:table-cell>
          <table:table-cell table:formula="of:=[.F146]/[.A146]" office:value-type="float" office:value="1.01133144475921">
            <text:p>1.01</text:p>
          </table:table-cell>
          <table:table-cell office:value-type="float" office:value="305.18">
            <text:p>305.18</text:p>
          </table:table-cell>
          <table:table-cell table:formula="of:=[.H146]/[.A146]" office:value-type="float" office:value="1.05430802183376">
            <text:p>1.05</text:p>
          </table:table-cell>
          <table:table-cell office:value-type="float" office:value="295.42">
            <text:p>295.42</text:p>
          </table:table-cell>
          <table:table-cell table:formula="of:=[.J146]/[.A146]" office:value-type="float" office:value="1.02059006425758">
            <text:p>1.02</text:p>
          </table:table-cell>
          <table:table-cell table:number-columns-repeated="5"/>
        </table:table-row>
        <table:table-row table:style-name="ro1">
          <table:table-cell office:value-type="float" office:value="310.56">
            <text:p>310.56</text:p>
          </table:table-cell>
          <table:table-cell office:value-type="float" office:value="321.19">
            <text:p>321.19</text:p>
          </table:table-cell>
          <table:table-cell table:formula="of:=[.B147]/[.A147]" office:value-type="float" office:value="1.03422849046883">
            <text:p>1.03</text:p>
          </table:table-cell>
          <table:table-cell office:value-type="float" office:value="318.02">
            <text:p>318.02</text:p>
          </table:table-cell>
          <table:table-cell table:formula="of:=[.D147]/[.A147]" office:value-type="float" office:value="1.02402112313241">
            <text:p>1.02</text:p>
          </table:table-cell>
          <table:table-cell office:value-type="float" office:value="318.82">
            <text:p>318.82</text:p>
          </table:table-cell>
          <table:table-cell table:formula="of:=[.F147]/[.A147]" office:value-type="float" office:value="1.02659711488923">
            <text:p>1.03</text:p>
          </table:table-cell>
          <table:table-cell office:value-type="float" office:value="320.02">
            <text:p>320.02</text:p>
          </table:table-cell>
          <table:table-cell table:formula="of:=[.H147]/[.A147]" office:value-type="float" office:value="1.03046110252447">
            <text:p>1.03</text:p>
          </table:table-cell>
          <table:table-cell office:value-type="float" office:value="319.19">
            <text:p>319.19</text:p>
          </table:table-cell>
          <table:table-cell table:formula="of:=[.J147]/[.A147]" office:value-type="float" office:value="1.02778851107676">
            <text:p>1.03</text:p>
          </table:table-cell>
          <table:table-cell table:number-columns-repeated="5"/>
        </table:table-row>
        <table:table-row table:style-name="ro1">
          <table:table-cell office:value-type="float" office:value="470.74">
            <text:p>470.74</text:p>
          </table:table-cell>
          <table:table-cell office:value-type="float" office:value="491.71">
            <text:p>491.71</text:p>
          </table:table-cell>
          <table:table-cell table:formula="of:=[.B148]/[.A148]" office:value-type="float" office:value="1.04454688363003">
            <text:p>1.04</text:p>
          </table:table-cell>
          <table:table-cell office:value-type="float" office:value="487.02">
            <text:p>487.02</text:p>
          </table:table-cell>
          <table:table-cell table:formula="of:=[.D148]/[.A148]" office:value-type="float" office:value="1.03458384670944">
            <text:p>1.03</text:p>
          </table:table-cell>
          <table:table-cell office:value-type="float" office:value="475.08">
            <text:p>475.08</text:p>
          </table:table-cell>
          <table:table-cell table:formula="of:=[.F148]/[.A148]" office:value-type="float" office:value="1.00921952670264">
            <text:p>1.01</text:p>
          </table:table-cell>
          <table:table-cell office:value-type="float" office:value="491.71">
            <text:p>491.71</text:p>
          </table:table-cell>
          <table:table-cell table:formula="of:=[.H148]/[.A148]" office:value-type="float" office:value="1.04454688363003">
            <text:p>1.04</text:p>
          </table:table-cell>
          <table:table-cell office:value-type="float" office:value="483.12">
            <text:p>483.12</text:p>
          </table:table-cell>
          <table:table-cell table:formula="of:=[.J148]/[.A148]" office:value-type="float" office:value="1.02629901856651">
            <text:p>1.03</text:p>
          </table:table-cell>
          <table:table-cell table:number-columns-repeated="5"/>
        </table:table-row>
        <table:table-row table:style-name="ro1">
          <table:table-cell office:value-type="float" office:value="35.63">
            <text:p>35.63</text:p>
          </table:table-cell>
          <table:table-cell office:value-type="float" office:value="50.66">
            <text:p>50.66</text:p>
          </table:table-cell>
          <table:table-cell table:formula="of:=[.B149]/[.A149]" office:value-type="float" office:value="1.42183553185518">
            <text:p>1.42</text:p>
          </table:table-cell>
          <table:table-cell office:value-type="float" office:value="39.73">
            <text:p>39.73</text:p>
          </table:table-cell>
          <table:table-cell table:formula="of:=[.D149]/[.A149]" office:value-type="float" office:value="1.11507156890261">
            <text:p>1.12</text:p>
          </table:table-cell>
          <table:table-cell office:value-type="float" office:value="37.38">
            <text:p>37.38</text:p>
          </table:table-cell>
          <table:table-cell table:formula="of:=[.F149]/[.A149]" office:value-type="float" office:value="1.04911591355599">
            <text:p>1.05</text:p>
          </table:table-cell>
          <table:table-cell office:value-type="float" office:value="50.66">
            <text:p>50.66</text:p>
          </table:table-cell>
          <table:table-cell table:formula="of:=[.H149]/[.A149]" office:value-type="float" office:value="1.42183553185518">
            <text:p>1.42</text:p>
          </table:table-cell>
          <table:table-cell office:value-type="float" office:value="39.73">
            <text:p>39.73</text:p>
          </table:table-cell>
          <table:table-cell table:formula="of:=[.J149]/[.A149]" office:value-type="float" office:value="1.11507156890261">
            <text:p>1.12</text:p>
          </table:table-cell>
          <table:table-cell table:number-columns-repeated="5"/>
        </table:table-row>
        <table:table-row table:style-name="ro1">
          <table:table-cell office:value-type="float" office:value="167.75">
            <text:p>167.75</text:p>
          </table:table-cell>
          <table:table-cell office:value-type="float" office:value="177.37">
            <text:p>177.37</text:p>
          </table:table-cell>
          <table:table-cell table:formula="of:=[.B150]/[.A150]" office:value-type="float" office:value="1.05734724292101">
            <text:p>1.06</text:p>
          </table:table-cell>
          <table:table-cell office:value-type="float" office:value="174.54">
            <text:p>174.54</text:p>
          </table:table-cell>
          <table:table-cell table:formula="of:=[.D150]/[.A150]" office:value-type="float" office:value="1.04047690014903">
            <text:p>1.04</text:p>
          </table:table-cell>
          <table:table-cell office:value-type="float" office:value="174.54">
            <text:p>174.54</text:p>
          </table:table-cell>
          <table:table-cell table:formula="of:=[.F150]/[.A150]" office:value-type="float" office:value="1.04047690014903">
            <text:p>1.04</text:p>
          </table:table-cell>
          <table:table-cell office:value-type="float" office:value="177.37">
            <text:p>177.37</text:p>
          </table:table-cell>
          <table:table-cell table:formula="of:=[.H150]/[.A150]" office:value-type="float" office:value="1.05734724292101">
            <text:p>1.06</text:p>
          </table:table-cell>
          <table:table-cell office:value-type="float" office:value="174.54">
            <text:p>174.54</text:p>
          </table:table-cell>
          <table:table-cell table:formula="of:=[.J150]/[.A150]" office:value-type="float" office:value="1.04047690014903">
            <text:p>1.04</text:p>
          </table:table-cell>
          <table:table-cell table:number-columns-repeated="5"/>
        </table:table-row>
        <table:table-row table:style-name="ro1">
          <table:table-cell office:value-type="float" office:value="266.49">
            <text:p>266.49</text:p>
          </table:table-cell>
          <table:table-cell office:value-type="float" office:value="278.69">
            <text:p>278.69</text:p>
          </table:table-cell>
          <table:table-cell table:formula="of:=[.B151]/[.A151]" office:value-type="float" office:value="1.04578032946827">
            <text:p>1.05</text:p>
          </table:table-cell>
          <table:table-cell office:value-type="float" office:value="274.11">
            <text:p>274.11</text:p>
          </table:table-cell>
          <table:table-cell table:formula="of:=[.D151]/[.A151]" office:value-type="float" office:value="1.02859394348756">
            <text:p>1.03</text:p>
          </table:table-cell>
          <table:table-cell office:value-type="float" office:value="273.52">
            <text:p>273.52</text:p>
          </table:table-cell>
          <table:table-cell table:formula="of:=[.F151]/[.A151]" office:value-type="float" office:value="1.02637997673459">
            <text:p>1.03</text:p>
          </table:table-cell>
          <table:table-cell office:value-type="float" office:value="274.69">
            <text:p>274.69</text:p>
          </table:table-cell>
          <table:table-cell table:formula="of:=[.H151]/[.A151]" office:value-type="float" office:value="1.03077038538031">
            <text:p>1.03</text:p>
          </table:table-cell>
          <table:table-cell office:value-type="float" office:value="272.94">
            <text:p>272.94</text:p>
          </table:table-cell>
          <table:table-cell table:formula="of:=[.J151]/[.A151]" office:value-type="float" office:value="1.02420353484183">
            <text:p>1.02</text:p>
          </table:table-cell>
          <table:table-cell table:number-columns-repeated="5"/>
        </table:table-row>
        <table:table-row table:style-name="ro1">
          <table:table-cell office:value-type="float" office:value="292.99">
            <text:p>292.99</text:p>
          </table:table-cell>
          <table:table-cell office:value-type="float" office:value="307.68">
            <text:p>307.68</text:p>
          </table:table-cell>
          <table:table-cell table:formula="of:=[.B152]/[.A152]" office:value-type="float" office:value="1.05013822997372">
            <text:p>1.05</text:p>
          </table:table-cell>
          <table:table-cell office:value-type="float" office:value="299.34">
            <text:p>299.34</text:p>
          </table:table-cell>
          <table:table-cell table:formula="of:=[.D152]/[.A152]" office:value-type="float" office:value="1.02167309464487">
            <text:p>1.02</text:p>
          </table:table-cell>
          <table:table-cell office:value-type="float" office:value="294.75">
            <text:p>294.75</text:p>
          </table:table-cell>
          <table:table-cell table:formula="of:=[.F152]/[.A152]" office:value-type="float" office:value="1.00600703095669">
            <text:p>1.01</text:p>
          </table:table-cell>
          <table:table-cell office:value-type="float" office:value="299.34">
            <text:p>299.34</text:p>
          </table:table-cell>
          <table:table-cell table:formula="of:=[.H152]/[.A152]" office:value-type="float" office:value="1.02167309464487">
            <text:p>1.02</text:p>
          </table:table-cell>
          <table:table-cell office:value-type="float" office:value="300.99">
            <text:p>300.99</text:p>
          </table:table-cell>
          <table:table-cell table:formula="of:=[.J152]/[.A152]" office:value-type="float" office:value="1.02730468616676">
            <text:p>1.03</text:p>
          </table:table-cell>
          <table:table-cell table:number-columns-repeated="5"/>
        </table:table-row>
        <table:table-row table:style-name="ro1">
          <table:table-cell office:value-type="float" office:value="324.83">
            <text:p>324.83</text:p>
          </table:table-cell>
          <table:table-cell office:value-type="float" office:value="336.2">
            <text:p>336.2</text:p>
          </table:table-cell>
          <table:table-cell table:formula="of:=[.B153]/[.A153]" office:value-type="float" office:value="1.03500292460672">
            <text:p>1.04</text:p>
          </table:table-cell>
          <table:table-cell office:value-type="float" office:value="330.79">
            <text:p>330.79</text:p>
          </table:table-cell>
          <table:table-cell table:formula="of:=[.D153]/[.A153]" office:value-type="float" office:value="1.0183480589847">
            <text:p>1.02</text:p>
          </table:table-cell>
          <table:table-cell office:value-type="float" office:value="333.72">
            <text:p>333.72</text:p>
          </table:table-cell>
          <table:table-cell table:formula="of:=[.F153]/[.A153]" office:value-type="float" office:value="1.02736816180771">
            <text:p>1.03</text:p>
          </table:table-cell>
          <table:table-cell office:value-type="float" office:value="336.2">
            <text:p>336.2</text:p>
          </table:table-cell>
          <table:table-cell table:formula="of:=[.H153]/[.A153]" office:value-type="float" office:value="1.03500292460672">
            <text:p>1.04</text:p>
          </table:table-cell>
          <table:table-cell office:value-type="float" office:value="330.79">
            <text:p>330.79</text:p>
          </table:table-cell>
          <table:table-cell table:formula="of:=[.J153]/[.A153]" office:value-type="float" office:value="1.0183480589847">
            <text:p>1.02</text:p>
          </table:table-cell>
          <table:table-cell table:number-columns-repeated="5"/>
        </table:table-row>
        <table:table-row table:style-name="ro1">
          <table:table-cell office:value-type="float" office:value="155.98">
            <text:p>155.98</text:p>
          </table:table-cell>
          <table:table-cell office:value-type="float" office:value="166.23">
            <text:p>166.23</text:p>
          </table:table-cell>
          <table:table-cell table:formula="of:=[.B154]/[.A154]" office:value-type="float" office:value="1.06571355301962">
            <text:p>1.07</text:p>
          </table:table-cell>
          <table:table-cell office:value-type="float" office:value="159.64">
            <text:p>159.64</text:p>
          </table:table-cell>
          <table:table-cell table:formula="of:=[.D154]/[.A154]" office:value-type="float" office:value="1.02346454673676">
            <text:p>1.02</text:p>
          </table:table-cell>
          <table:table-cell office:value-type="float" office:value="155.25">
            <text:p>155.25</text:p>
          </table:table-cell>
          <table:table-cell table:formula="of:=[.F154]/[.A154]" office:value-type="float" office:value="0.995319912809335">
            <text:p>1</text:p>
          </table:table-cell>
          <table:table-cell office:value-type="float" office:value="166.23">
            <text:p>166.23</text:p>
          </table:table-cell>
          <table:table-cell table:formula="of:=[.H154]/[.A154]" office:value-type="float" office:value="1.06571355301962">
            <text:p>1.07</text:p>
          </table:table-cell>
          <table:table-cell office:value-type="float" office:value="160.23">
            <text:p>160.23</text:p>
          </table:table-cell>
          <table:table-cell table:formula="of:=[.J154]/[.A154]" office:value-type="float" office:value="1.02724708295935">
            <text:p>1.03</text:p>
          </table:table-cell>
          <table:table-cell table:number-columns-repeated="5"/>
        </table:table-row>
        <table:table-row table:style-name="ro1">
          <table:table-cell office:value-type="float" office:value="274.91">
            <text:p>274.91</text:p>
          </table:table-cell>
          <table:table-cell office:value-type="float" office:value="294.91">
            <text:p>294.91</text:p>
          </table:table-cell>
          <table:table-cell table:formula="of:=[.B155]/[.A155]" office:value-type="float" office:value="1.07275108217235">
            <text:p>1.07</text:p>
          </table:table-cell>
          <table:table-cell office:value-type="float" office:value="283.15">
            <text:p>283.15</text:p>
          </table:table-cell>
          <table:table-cell table:formula="of:=[.D155]/[.A155]" office:value-type="float" office:value="1.02997344585501">
            <text:p>1.03</text:p>
          </table:table-cell>
          <table:table-cell office:value-type="float" office:value="284.91">
            <text:p>284.91</text:p>
          </table:table-cell>
          <table:table-cell table:formula="of:=[.F155]/[.A155]" office:value-type="float" office:value="1.03637554108617">
            <text:p>1.04</text:p>
          </table:table-cell>
          <table:table-cell office:value-type="float" office:value="285.15">
            <text:p>285.15</text:p>
          </table:table-cell>
          <table:table-cell table:formula="of:=[.H155]/[.A155]" office:value-type="float" office:value="1.03724855407224">
            <text:p>1.04</text:p>
          </table:table-cell>
          <table:table-cell office:value-type="float" office:value="282.56">
            <text:p>282.56</text:p>
          </table:table-cell>
          <table:table-cell table:formula="of:=[.J155]/[.A155]" office:value-type="float" office:value="1.02782728893092">
            <text:p>1.03</text:p>
          </table:table-cell>
          <table:table-cell table:number-columns-repeated="5"/>
        </table:table-row>
        <table:table-row table:style-name="ro1">
          <table:table-cell office:value-type="float" office:value="285.95">
            <text:p>285.95</text:p>
          </table:table-cell>
          <table:table-cell office:value-type="float" office:value="292.98">
            <text:p>292.98</text:p>
          </table:table-cell>
          <table:table-cell table:formula="of:=[.B156]/[.A156]" office:value-type="float" office:value="1.02458471760797">
            <text:p>1.02</text:p>
          </table:table-cell>
          <table:table-cell office:value-type="float" office:value="292.39">
            <text:p>292.39</text:p>
          </table:table-cell>
          <table:table-cell table:formula="of:=[.D156]/[.A156]" office:value-type="float" office:value="1.02252141982864">
            <text:p>1.02</text:p>
          </table:table-cell>
          <table:table-cell office:value-type="float" office:value="291.22">
            <text:p>291.22</text:p>
          </table:table-cell>
          <table:table-cell table:formula="of:=[.F156]/[.A156]" office:value-type="float" office:value="1.01842979541878">
            <text:p>1.02</text:p>
          </table:table-cell>
          <table:table-cell office:value-type="float" office:value="292.98">
            <text:p>292.98</text:p>
          </table:table-cell>
          <table:table-cell table:formula="of:=[.H156]/[.A156]" office:value-type="float" office:value="1.02458471760797">
            <text:p>1.02</text:p>
          </table:table-cell>
          <table:table-cell office:value-type="float" office:value="288.88">
            <text:p>288.88</text:p>
          </table:table-cell>
          <table:table-cell table:formula="of:=[.J156]/[.A156]" office:value-type="float" office:value="1.01024654659906">
            <text:p>1.01</text:p>
          </table:table-cell>
          <table:table-cell table:number-columns-repeated="5"/>
        </table:table-row>
        <table:table-row table:style-name="ro1">
          <table:table-cell office:value-type="float" office:value="53.43">
            <text:p>53.43</text:p>
          </table:table-cell>
          <table:table-cell office:value-type="float" office:value="56.25">
            <text:p>56.25</text:p>
          </table:table-cell>
          <table:table-cell table:formula="of:=[.B157]/[.A157]" office:value-type="float" office:value="1.05277933745087">
            <text:p>1.05</text:p>
          </table:table-cell>
          <table:table-cell office:value-type="float" office:value="53.43">
            <text:p>53.43</text:p>
          </table:table-cell>
          <table:table-cell table:formula="of:=[.D157]/[.A157]" office:value-type="float" office:value="1">
            <text:p>1</text:p>
          </table:table-cell>
          <table:table-cell office:value-type="float" office:value="53.43">
            <text:p>53.43</text:p>
          </table:table-cell>
          <table:table-cell table:formula="of:=[.F157]/[.A157]" office:value-type="float" office:value="1">
            <text:p>1</text:p>
          </table:table-cell>
          <table:table-cell office:value-type="float" office:value="53.43">
            <text:p>53.43</text:p>
          </table:table-cell>
          <table:table-cell table:formula="of:=[.H157]/[.A157]" office:value-type="float" office:value="1">
            <text:p>1</text:p>
          </table:table-cell>
          <table:table-cell office:value-type="float" office:value="53.43">
            <text:p>53.43</text:p>
          </table:table-cell>
          <table:table-cell table:formula="of:=[.J157]/[.A15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97.01">
            <text:p>197.01</text:p>
          </table:table-cell>
          <table:table-cell office:value-type="float" office:value="205.35">
            <text:p>205.35</text:p>
          </table:table-cell>
          <table:table-cell table:formula="of:=[.B158]/[.A158]" office:value-type="float" office:value="1.04233287650373">
            <text:p>1.04</text:p>
          </table:table-cell>
          <table:table-cell office:value-type="float" office:value="197.84">
            <text:p>197.84</text:p>
          </table:table-cell>
          <table:table-cell table:formula="of:=[.D158]/[.A158]" office:value-type="float" office:value="1.00421298411248">
            <text:p>1</text:p>
          </table:table-cell>
          <table:table-cell office:value-type="float" office:value="199.01">
            <text:p>199.01</text:p>
          </table:table-cell>
          <table:table-cell table:formula="of:=[.F158]/[.A158]" office:value-type="float" office:value="1.01015176894574">
            <text:p>1.01</text:p>
          </table:table-cell>
          <table:table-cell office:value-type="float" office:value="200.42">
            <text:p>200.42</text:p>
          </table:table-cell>
          <table:table-cell table:formula="of:=[.H158]/[.A158]" office:value-type="float" office:value="1.01730876605248">
            <text:p>1.02</text:p>
          </table:table-cell>
          <table:table-cell office:value-type="float" office:value="198.42">
            <text:p>198.42</text:p>
          </table:table-cell>
          <table:table-cell table:formula="of:=[.J158]/[.A158]" office:value-type="float" office:value="1.00715699710675">
            <text:p>1.01</text:p>
          </table:table-cell>
          <table:table-cell table:number-columns-repeated="5"/>
        </table:table-row>
        <table:table-row table:style-name="ro1">
          <table:table-cell office:value-type="float" office:value="249.46">
            <text:p>249.46</text:p>
          </table:table-cell>
          <table:table-cell office:value-type="float" office:value="266.15">
            <text:p>266.15</text:p>
          </table:table-cell>
          <table:table-cell table:formula="of:=[.B159]/[.A159]" office:value-type="float" office:value="1.0669045137497">
            <text:p>1.07</text:p>
          </table:table-cell>
          <table:table-cell office:value-type="float" office:value="255.91">
            <text:p>255.91</text:p>
          </table:table-cell>
          <table:table-cell table:formula="of:=[.D159]/[.A159]" office:value-type="float" office:value="1.02585584863305">
            <text:p>1.03</text:p>
          </table:table-cell>
          <table:table-cell office:value-type="float" office:value="253.56">
            <text:p>253.56</text:p>
          </table:table-cell>
          <table:table-cell table:formula="of:=[.F159]/[.A159]" office:value-type="float" office:value="1.01643550068147">
            <text:p>1.02</text:p>
          </table:table-cell>
          <table:table-cell office:value-type="float" office:value="266.15">
            <text:p>266.15</text:p>
          </table:table-cell>
          <table:table-cell table:formula="of:=[.H159]/[.A159]" office:value-type="float" office:value="1.0669045137497">
            <text:p>1.07</text:p>
          </table:table-cell>
          <table:table-cell office:value-type="float" office:value="255.91">
            <text:p>255.91</text:p>
          </table:table-cell>
          <table:table-cell table:formula="of:=[.J159]/[.A159]" office:value-type="float" office:value="1.02585584863305">
            <text:p>1.03</text:p>
          </table:table-cell>
          <table:table-cell table:number-columns-repeated="5"/>
        </table:table-row>
        <table:table-row table:style-name="ro1">
          <table:table-cell office:value-type="float" office:value="163.64">
            <text:p>163.64</text:p>
          </table:table-cell>
          <table:table-cell office:value-type="float" office:value="176.37">
            <text:p>176.37</text:p>
          </table:table-cell>
          <table:table-cell table:formula="of:=[.B160]/[.A160]" office:value-type="float" office:value="1.07779271571743">
            <text:p>1.08</text:p>
          </table:table-cell>
          <table:table-cell office:value-type="float" office:value="171.3">
            <text:p>171.3</text:p>
          </table:table-cell>
          <table:table-cell table:formula="of:=[.D160]/[.A160]" office:value-type="float" office:value="1.04681007088731">
            <text:p>1.05</text:p>
          </table:table-cell>
          <table:table-cell office:value-type="float" office:value="171.88">
            <text:p>171.88</text:p>
          </table:table-cell>
          <table:table-cell table:formula="of:=[.F160]/[.A160]" office:value-type="float" office:value="1.05035443656808">
            <text:p>1.05</text:p>
          </table:table-cell>
          <table:table-cell office:value-type="float" office:value="176.37">
            <text:p>176.37</text:p>
          </table:table-cell>
          <table:table-cell table:formula="of:=[.H160]/[.A160]" office:value-type="float" office:value="1.07779271571743">
            <text:p>1.08</text:p>
          </table:table-cell>
          <table:table-cell office:value-type="float" office:value="171.88">
            <text:p>171.88</text:p>
          </table:table-cell>
          <table:table-cell table:formula="of:=[.J160]/[.A160]" office:value-type="float" office:value="1.05035443656808">
            <text:p>1.05</text:p>
          </table:table-cell>
          <table:table-cell table:number-columns-repeated="5"/>
        </table:table-row>
        <table:table-row table:style-name="ro1">
          <table:table-cell office:value-type="float" office:value="313.85">
            <text:p>313.85</text:p>
          </table:table-cell>
          <table:table-cell office:value-type="float" office:value="326.88">
            <text:p>326.88</text:p>
          </table:table-cell>
          <table:table-cell table:formula="of:=[.B161]/[.A161]" office:value-type="float" office:value="1.04151664808029">
            <text:p>1.04</text:p>
          </table:table-cell>
          <table:table-cell office:value-type="float" office:value="325.81">
            <text:p>325.81</text:p>
          </table:table-cell>
          <table:table-cell table:formula="of:=[.D161]/[.A161]" office:value-type="float" office:value="1.0381073761351">
            <text:p>1.04</text:p>
          </table:table-cell>
          <table:table-cell office:value-type="float" office:value="321.81">
            <text:p>321.81</text:p>
          </table:table-cell>
          <table:table-cell table:formula="of:=[.F161]/[.A161]" office:value-type="float" office:value="1.02536243428389">
            <text:p>1.03</text:p>
          </table:table-cell>
          <table:table-cell office:value-type="float" office:value="326.88">
            <text:p>326.88</text:p>
          </table:table-cell>
          <table:table-cell table:formula="of:=[.H161]/[.A161]" office:value-type="float" office:value="1.04151664808029">
            <text:p>1.04</text:p>
          </table:table-cell>
          <table:table-cell office:value-type="float" office:value="320.53">
            <text:p>320.53</text:p>
          </table:table-cell>
          <table:table-cell table:formula="of:=[.J161]/[.A161]" office:value-type="float" office:value="1.02128405289151">
            <text:p>1.02</text:p>
          </table:table-cell>
          <table:table-cell table:number-columns-repeated="5"/>
        </table:table-row>
        <table:table-row table:style-name="ro1">
          <table:table-cell office:value-type="float" office:value="224.08">
            <text:p>224.08</text:p>
          </table:table-cell>
          <table:table-cell office:value-type="float" office:value="226.56">
            <text:p>226.56</text:p>
          </table:table-cell>
          <table:table-cell table:formula="of:=[.B162]/[.A162]" office:value-type="float" office:value="1.01106747590146">
            <text:p>1.01</text:p>
          </table:table-cell>
          <table:table-cell office:value-type="float" office:value="226.56">
            <text:p>226.56</text:p>
          </table:table-cell>
          <table:table-cell table:formula="of:=[.D162]/[.A162]" office:value-type="float" office:value="1.01106747590146">
            <text:p>1.01</text:p>
          </table:table-cell>
          <table:table-cell office:value-type="float" office:value="227.74">
            <text:p>227.74</text:p>
          </table:table-cell>
          <table:table-cell table:formula="of:=[.F162]/[.A162]" office:value-type="float" office:value="1.01633345233845">
            <text:p>1.02</text:p>
          </table:table-cell>
          <table:table-cell office:value-type="float" office:value="226.56">
            <text:p>226.56</text:p>
          </table:table-cell>
          <table:table-cell table:formula="of:=[.H162]/[.A162]" office:value-type="float" office:value="1.01106747590146">
            <text:p>1.01</text:p>
          </table:table-cell>
          <table:table-cell office:value-type="float" office:value="226.56">
            <text:p>226.56</text:p>
          </table:table-cell>
          <table:table-cell table:formula="of:=[.J162]/[.A162]" office:value-type="float" office:value="1.01106747590146">
            <text:p>1.01</text:p>
          </table:table-cell>
          <table:table-cell table:number-columns-repeated="5"/>
        </table:table-row>
        <table:table-row table:style-name="ro1">
          <table:table-cell office:value-type="float" office:value="129.15">
            <text:p>129.15</text:p>
          </table:table-cell>
          <table:table-cell office:value-type="float" office:value="141.3">
            <text:p>141.3</text:p>
          </table:table-cell>
          <table:table-cell table:formula="of:=[.B163]/[.A163]" office:value-type="float" office:value="1.09407665505227">
            <text:p>1.09</text:p>
          </table:table-cell>
          <table:table-cell office:value-type="float" office:value="139.05">
            <text:p>139.05</text:p>
          </table:table-cell>
          <table:table-cell table:formula="of:=[.D163]/[.A163]" office:value-type="float" office:value="1.07665505226481">
            <text:p>1.08</text:p>
          </table:table-cell>
          <table:table-cell office:value-type="float" office:value="138.27">
            <text:p>138.27</text:p>
          </table:table-cell>
          <table:table-cell table:formula="of:=[.F163]/[.A163]" office:value-type="float" office:value="1.07061556329849">
            <text:p>1.07</text:p>
          </table:table-cell>
          <table:table-cell office:value-type="float" office:value="138.37">
            <text:p>138.37</text:p>
          </table:table-cell>
          <table:table-cell table:formula="of:=[.H163]/[.A163]" office:value-type="float" office:value="1.07138985675571">
            <text:p>1.07</text:p>
          </table:table-cell>
          <table:table-cell office:value-type="float" office:value="132.12">
            <text:p>132.12</text:p>
          </table:table-cell>
          <table:table-cell table:formula="of:=[.J163]/[.A163]" office:value-type="float" office:value="1.02299651567944">
            <text:p>1.02</text:p>
          </table:table-cell>
          <table:table-cell table:number-columns-repeated="5"/>
        </table:table-row>
        <table:table-row table:style-name="ro1">
          <table:table-cell office:value-type="float" office:value="56.5">
            <text:p>56.5</text:p>
          </table:table-cell>
          <table:table-cell office:value-type="float" office:value="75.91">
            <text:p>75.91</text:p>
          </table:table-cell>
          <table:table-cell table:formula="of:=[.B164]/[.A164]" office:value-type="float" office:value="1.34353982300885">
            <text:p>1.34</text:p>
          </table:table-cell>
          <table:table-cell office:value-type="float" office:value="56.5">
            <text:p>56.5</text:p>
          </table:table-cell>
          <table:table-cell table:formula="of:=[.D164]/[.A164]" office:value-type="float" office:value="1">
            <text:p>1</text:p>
          </table:table-cell>
          <table:table-cell office:value-type="float" office:value="56.5">
            <text:p>56.5</text:p>
          </table:table-cell>
          <table:table-cell table:formula="of:=[.F164]/[.A164]" office:value-type="float" office:value="1">
            <text:p>1</text:p>
          </table:table-cell>
          <table:table-cell office:value-type="float" office:value="56.5">
            <text:p>56.5</text:p>
          </table:table-cell>
          <table:table-cell table:formula="of:=[.H164]/[.A164]" office:value-type="float" office:value="1">
            <text:p>1</text:p>
          </table:table-cell>
          <table:table-cell office:value-type="float" office:value="56.5">
            <text:p>56.5</text:p>
          </table:table-cell>
          <table:table-cell table:formula="of:=[.J164]/[.A16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78.98">
            <text:p>478.98</text:p>
          </table:table-cell>
          <table:table-cell office:value-type="float" office:value="488.35">
            <text:p>488.35</text:p>
          </table:table-cell>
          <table:table-cell table:formula="of:=[.B165]/[.A165]" office:value-type="float" office:value="1.01956240344064">
            <text:p>1.02</text:p>
          </table:table-cell>
          <table:table-cell office:value-type="float" office:value="486.59">
            <text:p>486.59</text:p>
          </table:table-cell>
          <table:table-cell table:formula="of:=[.D165]/[.A165]" office:value-type="float" office:value="1.01588792851476">
            <text:p>1.02</text:p>
          </table:table-cell>
          <table:table-cell office:value-type="float" office:value="481.91">
            <text:p>481.91</text:p>
          </table:table-cell>
          <table:table-cell table:formula="of:=[.F165]/[.A165]" office:value-type="float" office:value="1.00611716564366">
            <text:p>1.01</text:p>
          </table:table-cell>
          <table:table-cell office:value-type="float" office:value="483.08">
            <text:p>483.08</text:p>
          </table:table-cell>
          <table:table-cell table:formula="of:=[.H165]/[.A165]" office:value-type="float" office:value="1.00855985636143">
            <text:p>1.01</text:p>
          </table:table-cell>
          <table:table-cell office:value-type="float" office:value="482.49">
            <text:p>482.49</text:p>
          </table:table-cell>
          <table:table-cell table:formula="of:=[.J165]/[.A165]" office:value-type="float" office:value="1.00732807215333">
            <text:p>1.01</text:p>
          </table:table-cell>
          <table:table-cell table:number-columns-repeated="5"/>
        </table:table-row>
        <table:table-row table:style-name="ro1">
          <table:table-cell office:value-type="float" office:value="397.34">
            <text:p>397.34</text:p>
          </table:table-cell>
          <table:table-cell office:value-type="float" office:value="418.17">
            <text:p>418.17</text:p>
          </table:table-cell>
          <table:table-cell table:formula="of:=[.B166]/[.A166]" office:value-type="float" office:value="1.05242361705341">
            <text:p>1.05</text:p>
          </table:table-cell>
          <table:table-cell office:value-type="float" office:value="413.58">
            <text:p>413.58</text:p>
          </table:table-cell>
          <table:table-cell table:formula="of:=[.D166]/[.A166]" office:value-type="float" office:value="1.04087179745306">
            <text:p>1.04</text:p>
          </table:table-cell>
          <table:table-cell office:value-type="float" office:value="415.34">
            <text:p>415.34</text:p>
          </table:table-cell>
          <table:table-cell table:formula="of:=[.F166]/[.A166]" office:value-type="float" office:value="1.04530125333468">
            <text:p>1.05</text:p>
          </table:table-cell>
          <table:table-cell office:value-type="float" office:value="417.34">
            <text:p>417.34</text:p>
          </table:table-cell>
          <table:table-cell table:formula="of:=[.H166]/[.A166]" office:value-type="float" office:value="1.05033472592742">
            <text:p>1.05</text:p>
          </table:table-cell>
          <table:table-cell office:value-type="float" office:value="413.58">
            <text:p>413.58</text:p>
          </table:table-cell>
          <table:table-cell table:formula="of:=[.J166]/[.A166]" office:value-type="float" office:value="1.04087179745306">
            <text:p>1.04</text:p>
          </table:table-cell>
          <table:table-cell table:number-columns-repeated="5"/>
        </table:table-row>
        <table:table-row table:style-name="ro1">
          <table:table-cell office:value-type="float" office:value="5.66">
            <text:p>5.66</text:p>
          </table:table-cell>
          <table:table-cell office:value-type="float" office:value="16.83">
            <text:p>16.83</text:p>
          </table:table-cell>
          <table:table-cell table:formula="of:=[.B167]/[.A167]" office:value-type="float" office:value="2.97349823321555">
            <text:p>2.97</text:p>
          </table:table-cell>
          <table:table-cell office:value-type="float" office:value="5.66">
            <text:p>5.66</text:p>
          </table:table-cell>
          <table:table-cell table:formula="of:=[.D167]/[.A167]" office:value-type="float" office:value="1">
            <text:p>1</text:p>
          </table:table-cell>
          <table:table-cell office:value-type="float" office:value="5.66">
            <text:p>5.66</text:p>
          </table:table-cell>
          <table:table-cell table:formula="of:=[.F167]/[.A167]" office:value-type="float" office:value="1">
            <text:p>1</text:p>
          </table:table-cell>
          <table:table-cell office:value-type="float" office:value="5.66">
            <text:p>5.66</text:p>
          </table:table-cell>
          <table:table-cell table:formula="of:=[.H167]/[.A167]" office:value-type="float" office:value="1">
            <text:p>1</text:p>
          </table:table-cell>
          <table:table-cell office:value-type="float" office:value="5.66">
            <text:p>5.66</text:p>
          </table:table-cell>
          <table:table-cell table:formula="of:=[.J167]/[.A16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97.56">
            <text:p>97.56</text:p>
          </table:table-cell>
          <table:table-cell office:value-type="float" office:value="112.87">
            <text:p>112.87</text:p>
          </table:table-cell>
          <table:table-cell table:formula="of:=[.B168]/[.A168]" office:value-type="float" office:value="1.15692906929069">
            <text:p>1.16</text:p>
          </table:table-cell>
          <table:table-cell office:value-type="float" office:value="97.56">
            <text:p>97.56</text:p>
          </table:table-cell>
          <table:table-cell table:formula="of:=[.D168]/[.A168]" office:value-type="float" office:value="1">
            <text:p>1</text:p>
          </table:table-cell>
          <table:table-cell office:value-type="float" office:value="97.56">
            <text:p>97.56</text:p>
          </table:table-cell>
          <table:table-cell table:formula="of:=[.F168]/[.A168]" office:value-type="float" office:value="1">
            <text:p>1</text:p>
          </table:table-cell>
          <table:table-cell office:value-type="float" office:value="97.56">
            <text:p>97.56</text:p>
          </table:table-cell>
          <table:table-cell table:formula="of:=[.H168]/[.A168]" office:value-type="float" office:value="1">
            <text:p>1</text:p>
          </table:table-cell>
          <table:table-cell office:value-type="float" office:value="97.56">
            <text:p>97.56</text:p>
          </table:table-cell>
          <table:table-cell table:formula="of:=[.J168]/[.A16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83.88">
            <text:p>83.88</text:p>
          </table:table-cell>
          <table:table-cell office:value-type="float" office:value="130.81">
            <text:p>130.81</text:p>
          </table:table-cell>
          <table:table-cell table:formula="of:=[.B169]/[.A169]" office:value-type="float" office:value="1.55948974725799">
            <text:p>1.56</text:p>
          </table:table-cell>
          <table:table-cell office:value-type="float" office:value="105.05">
            <text:p>105.05</text:p>
          </table:table-cell>
          <table:table-cell table:formula="of:=[.D169]/[.A169]" office:value-type="float" office:value="1.25238435860753">
            <text:p>1.25</text:p>
          </table:table-cell>
          <table:table-cell office:value-type="float" office:value="85.64">
            <text:p>85.64</text:p>
          </table:table-cell>
          <table:table-cell table:formula="of:=[.F169]/[.A169]" office:value-type="float" office:value="1.0209823557463">
            <text:p>1.02</text:p>
          </table:table-cell>
          <table:table-cell office:value-type="float" office:value="130.81">
            <text:p>130.81</text:p>
          </table:table-cell>
          <table:table-cell table:formula="of:=[.H169]/[.A169]" office:value-type="float" office:value="1.55948974725799">
            <text:p>1.56</text:p>
          </table:table-cell>
          <table:table-cell office:value-type="float" office:value="102.12">
            <text:p>102.12</text:p>
          </table:table-cell>
          <table:table-cell table:formula="of:=[.J169]/[.A169]" office:value-type="float" office:value="1.21745350500715">
            <text:p>1.22</text:p>
          </table:table-cell>
          <table:table-cell table:number-columns-repeated="5"/>
        </table:table-row>
        <table:table-row table:style-name="ro1">
          <table:table-cell office:value-type="float" office:value="324.93">
            <text:p>324.93</text:p>
          </table:table-cell>
          <table:table-cell office:value-type="float" office:value="337.17">
            <text:p>337.17</text:p>
          </table:table-cell>
          <table:table-cell table:formula="of:=[.B170]/[.A170]" office:value-type="float" office:value="1.03766965192503">
            <text:p>1.04</text:p>
          </table:table-cell>
          <table:table-cell office:value-type="float" office:value="330.59">
            <text:p>330.59</text:p>
          </table:table-cell>
          <table:table-cell table:formula="of:=[.D170]/[.A170]" office:value-type="float" office:value="1.01741913642938">
            <text:p>1.02</text:p>
          </table:table-cell>
          <table:table-cell office:value-type="float" office:value="330">
            <text:p>330</text:p>
          </table:table-cell>
          <table:table-cell table:formula="of:=[.F170]/[.A170]" office:value-type="float" office:value="1.01560336072385">
            <text:p>1.02</text:p>
          </table:table-cell>
          <table:table-cell office:value-type="float" office:value="337.17">
            <text:p>337.17</text:p>
          </table:table-cell>
          <table:table-cell table:formula="of:=[.H170]/[.A170]" office:value-type="float" office:value="1.03766965192503">
            <text:p>1.04</text:p>
          </table:table-cell>
          <table:table-cell office:value-type="float" office:value="330">
            <text:p>330</text:p>
          </table:table-cell>
          <table:table-cell table:formula="of:=[.J170]/[.A170]" office:value-type="float" office:value="1.01560336072385">
            <text:p>1.02</text:p>
          </table:table-cell>
          <table:table-cell table:number-columns-repeated="5"/>
        </table:table-row>
        <table:table-row table:style-name="ro1">
          <table:table-cell office:value-type="float" office:value="281.79">
            <text:p>281.79</text:p>
          </table:table-cell>
          <table:table-cell office:value-type="float" office:value="295.4">
            <text:p>295.4</text:p>
          </table:table-cell>
          <table:table-cell table:formula="of:=[.B171]/[.A171]" office:value-type="float" office:value="1.04829837822492">
            <text:p>1.05</text:p>
          </table:table-cell>
          <table:table-cell office:value-type="float" office:value="285.3">
            <text:p>285.3</text:p>
          </table:table-cell>
          <table:table-cell table:formula="of:=[.D171]/[.A171]" office:value-type="float" office:value="1.01245608431811">
            <text:p>1.01</text:p>
          </table:table-cell>
          <table:table-cell office:value-type="float" office:value="284.23">
            <text:p>284.23</text:p>
          </table:table-cell>
          <table:table-cell table:formula="of:=[.F171]/[.A171]" office:value-type="float" office:value="1.00865893040917">
            <text:p>1.01</text:p>
          </table:table-cell>
          <table:table-cell office:value-type="float" office:value="294.82">
            <text:p>294.82</text:p>
          </table:table-cell>
          <table:table-cell table:formula="of:=[.H171]/[.A171]" office:value-type="float" office:value="1.04624010788176">
            <text:p>1.05</text:p>
          </table:table-cell>
          <table:table-cell office:value-type="float" office:value="285.3">
            <text:p>285.3</text:p>
          </table:table-cell>
          <table:table-cell table:formula="of:=[.J171]/[.A171]" office:value-type="float" office:value="1.01245608431811">
            <text:p>1.01</text:p>
          </table:table-cell>
          <table:table-cell table:number-columns-repeated="5"/>
        </table:table-row>
        <table:table-row table:style-name="ro1">
          <table:table-cell office:value-type="float" office:value="160.79">
            <text:p>160.79</text:p>
          </table:table-cell>
          <table:table-cell office:value-type="float" office:value="177.1">
            <text:p>177.1</text:p>
          </table:table-cell>
          <table:table-cell table:formula="of:=[.B172]/[.A172]" office:value-type="float" office:value="1.10143665650849">
            <text:p>1.1</text:p>
          </table:table-cell>
          <table:table-cell office:value-type="float" office:value="164.31">
            <text:p>164.31</text:p>
          </table:table-cell>
          <table:table-cell table:formula="of:=[.D172]/[.A172]" office:value-type="float" office:value="1.02189190870079">
            <text:p>1.02</text:p>
          </table:table-cell>
          <table:table-cell office:value-type="float" office:value="169.58">
            <text:p>169.58</text:p>
          </table:table-cell>
          <table:table-cell table:formula="of:=[.F172]/[.A172]" office:value-type="float" office:value="1.05466757882953">
            <text:p>1.05</text:p>
          </table:table-cell>
          <table:table-cell office:value-type="float" office:value="175.1">
            <text:p>175.1</text:p>
          </table:table-cell>
          <table:table-cell table:formula="of:=[.H172]/[.A172]" office:value-type="float" office:value="1.0889980720194">
            <text:p>1.09</text:p>
          </table:table-cell>
          <table:table-cell office:value-type="float" office:value="164.31">
            <text:p>164.31</text:p>
          </table:table-cell>
          <table:table-cell table:formula="of:=[.J172]/[.A172]" office:value-type="float" office:value="1.02189190870079">
            <text:p>1.02</text:p>
          </table:table-cell>
          <table:table-cell table:number-columns-repeated="5"/>
        </table:table-row>
        <table:table-row table:style-name="ro1">
          <table:table-cell office:value-type="float" office:value="305.86">
            <text:p>305.86</text:p>
          </table:table-cell>
          <table:table-cell office:value-type="float" office:value="324">
            <text:p>324</text:p>
          </table:table-cell>
          <table:table-cell table:formula="of:=[.B173]/[.A173]" office:value-type="float" office:value="1.05930818021317">
            <text:p>1.06</text:p>
          </table:table-cell>
          <table:table-cell office:value-type="float" office:value="308.55">
            <text:p>308.55</text:p>
          </table:table-cell>
          <table:table-cell table:formula="of:=[.D173]/[.A173]" office:value-type="float" office:value="1.00879487347152">
            <text:p>1.01</text:p>
          </table:table-cell>
          <table:table-cell office:value-type="float" office:value="312.65">
            <text:p>312.65</text:p>
          </table:table-cell>
          <table:table-cell table:formula="of:=[.F173]/[.A173]" office:value-type="float" office:value="1.02219969920879">
            <text:p>1.02</text:p>
          </table:table-cell>
          <table:table-cell office:value-type="float" office:value="324">
            <text:p>324</text:p>
          </table:table-cell>
          <table:table-cell table:formula="of:=[.H173]/[.A173]" office:value-type="float" office:value="1.05930818021317">
            <text:p>1.06</text:p>
          </table:table-cell>
          <table:table-cell office:value-type="float" office:value="307.96">
            <text:p>307.96</text:p>
          </table:table-cell>
          <table:table-cell table:formula="of:=[.J173]/[.A173]" office:value-type="float" office:value="1.00686588635323">
            <text:p>1.01</text:p>
          </table:table-cell>
          <table:table-cell table:number-columns-repeated="5"/>
        </table:table-row>
        <table:table-row table:style-name="ro1">
          <table:table-cell office:value-type="float" office:value="441.67">
            <text:p>441.67</text:p>
          </table:table-cell>
          <table:table-cell office:value-type="float" office:value="457.63">
            <text:p>457.63</text:p>
          </table:table-cell>
          <table:table-cell table:formula="of:=[.B174]/[.A174]" office:value-type="float" office:value="1.03613557633527">
            <text:p>1.04</text:p>
          </table:table-cell>
          <table:table-cell office:value-type="float" office:value="446.11">
            <text:p>446.11</text:p>
          </table:table-cell>
          <table:table-cell table:formula="of:=[.D174]/[.A174]" office:value-type="float" office:value="1.01005275431884">
            <text:p>1.01</text:p>
          </table:table-cell>
          <table:table-cell office:value-type="float" office:value="452.56">
            <text:p>452.56</text:p>
          </table:table-cell>
          <table:table-cell table:formula="of:=[.F174]/[.A174]" office:value-type="float" office:value="1.02465641768741">
            <text:p>1.02</text:p>
          </table:table-cell>
          <table:table-cell office:value-type="float" office:value="457.63">
            <text:p>457.63</text:p>
          </table:table-cell>
          <table:table-cell table:formula="of:=[.H174]/[.A174]" office:value-type="float" office:value="1.03613557633527">
            <text:p>1.04</text:p>
          </table:table-cell>
          <table:table-cell office:value-type="float" office:value="446.7">
            <text:p>446.7</text:p>
          </table:table-cell>
          <table:table-cell table:formula="of:=[.J174]/[.A174]" office:value-type="float" office:value="1.01138859329364">
            <text:p>1.01</text:p>
          </table:table-cell>
          <table:table-cell table:number-columns-repeated="5"/>
        </table:table-row>
        <table:table-row table:style-name="ro1">
          <table:table-cell office:value-type="float" office:value="395.16">
            <text:p>395.16</text:p>
          </table:table-cell>
          <table:table-cell office:value-type="float" office:value="419.06">
            <text:p>419.06</text:p>
          </table:table-cell>
          <table:table-cell table:formula="of:=[.B175]/[.A175]" office:value-type="float" office:value="1.06048183014475">
            <text:p>1.06</text:p>
          </table:table-cell>
          <table:table-cell office:value-type="float" office:value="413.89">
            <text:p>413.89</text:p>
          </table:table-cell>
          <table:table-cell table:formula="of:=[.D175]/[.A175]" office:value-type="float" office:value="1.04739852211762">
            <text:p>1.05</text:p>
          </table:table-cell>
          <table:table-cell office:value-type="float" office:value="410.58">
            <text:p>410.58</text:p>
          </table:table-cell>
          <table:table-cell table:formula="of:=[.F175]/[.A175]" office:value-type="float" office:value="1.03902216823565">
            <text:p>1.04</text:p>
          </table:table-cell>
          <table:table-cell office:value-type="float" office:value="419.06">
            <text:p>419.06</text:p>
          </table:table-cell>
          <table:table-cell table:formula="of:=[.H175]/[.A175]" office:value-type="float" office:value="1.06048183014475">
            <text:p>1.06</text:p>
          </table:table-cell>
          <table:table-cell office:value-type="float" office:value="413.89">
            <text:p>413.89</text:p>
          </table:table-cell>
          <table:table-cell table:formula="of:=[.J175]/[.A175]" office:value-type="float" office:value="1.04739852211762">
            <text:p>1.05</text:p>
          </table:table-cell>
          <table:table-cell table:number-columns-repeated="5"/>
        </table:table-row>
        <table:table-row table:style-name="ro1">
          <table:table-cell office:value-type="float" office:value="292.74">
            <text:p>292.74</text:p>
          </table:table-cell>
          <table:table-cell office:value-type="float" office:value="305.12">
            <text:p>305.12</text:p>
          </table:table-cell>
          <table:table-cell table:formula="of:=[.B176]/[.A176]" office:value-type="float" office:value="1.04229008676641">
            <text:p>1.04</text:p>
          </table:table-cell>
          <table:table-cell office:value-type="float" office:value="301.71">
            <text:p>301.71</text:p>
          </table:table-cell>
          <table:table-cell table:formula="of:=[.D176]/[.A176]" office:value-type="float" office:value="1.03064152490264">
            <text:p>1.03</text:p>
          </table:table-cell>
          <table:table-cell office:value-type="float" office:value="298.15">
            <text:p>298.15</text:p>
          </table:table-cell>
          <table:table-cell table:formula="of:=[.F176]/[.A176]" office:value-type="float" office:value="1.01848056295689">
            <text:p>1.02</text:p>
          </table:table-cell>
          <table:table-cell office:value-type="float" office:value="305.12">
            <text:p>305.12</text:p>
          </table:table-cell>
          <table:table-cell table:formula="of:=[.H176]/[.A176]" office:value-type="float" office:value="1.04229008676641">
            <text:p>1.04</text:p>
          </table:table-cell>
          <table:table-cell office:value-type="float" office:value="299.95">
            <text:p>299.95</text:p>
          </table:table-cell>
          <table:table-cell table:formula="of:=[.J176]/[.A176]" office:value-type="float" office:value="1.0246293639407">
            <text:p>1.02</text:p>
          </table:table-cell>
          <table:table-cell table:number-columns-repeated="5"/>
        </table:table-row>
        <table:table-row table:style-name="ro1">
          <table:table-cell office:value-type="float" office:value="164.72">
            <text:p>164.72</text:p>
          </table:table-cell>
          <table:table-cell office:value-type="float" office:value="177.55">
            <text:p>177.55</text:p>
          </table:table-cell>
          <table:table-cell table:formula="of:=[.B177]/[.A177]" office:value-type="float" office:value="1.07788975230695">
            <text:p>1.08</text:p>
          </table:table-cell>
          <table:table-cell office:value-type="float" office:value="167.21">
            <text:p>167.21</text:p>
          </table:table-cell>
          <table:table-cell table:formula="of:=[.D177]/[.A177]" office:value-type="float" office:value="1.01511656143759">
            <text:p>1.02</text:p>
          </table:table-cell>
          <table:table-cell office:value-type="float" office:value="167.21">
            <text:p>167.21</text:p>
          </table:table-cell>
          <table:table-cell table:formula="of:=[.F177]/[.A177]" office:value-type="float" office:value="1.01511656143759">
            <text:p>1.02</text:p>
          </table:table-cell>
          <table:table-cell office:value-type="float" office:value="177.55">
            <text:p>177.55</text:p>
          </table:table-cell>
          <table:table-cell table:formula="of:=[.H177]/[.A177]" office:value-type="float" office:value="1.07788975230695">
            <text:p>1.08</text:p>
          </table:table-cell>
          <table:table-cell office:value-type="float" office:value="167.21">
            <text:p>167.21</text:p>
          </table:table-cell>
          <table:table-cell table:formula="of:=[.J177]/[.A177]" office:value-type="float" office:value="1.01511656143759">
            <text:p>1.02</text:p>
          </table:table-cell>
          <table:table-cell table:number-columns-repeated="5"/>
        </table:table-row>
        <table:table-row table:style-name="ro1">
          <table:table-cell office:value-type="float" office:value="147.35">
            <text:p>147.35</text:p>
          </table:table-cell>
          <table:table-cell office:value-type="float" office:value="159.01">
            <text:p>159.01</text:p>
          </table:table-cell>
          <table:table-cell table:formula="of:=[.B178]/[.A178]" office:value-type="float" office:value="1.07913131998643">
            <text:p>1.08</text:p>
          </table:table-cell>
          <table:table-cell office:value-type="float" office:value="147.94">
            <text:p>147.94</text:p>
          </table:table-cell>
          <table:table-cell table:formula="of:=[.D178]/[.A178]" office:value-type="float" office:value="1.00400407193756">
            <text:p>1</text:p>
          </table:table-cell>
          <table:table-cell office:value-type="float" office:value="147.94">
            <text:p>147.94</text:p>
          </table:table-cell>
          <table:table-cell table:formula="of:=[.F178]/[.A178]" office:value-type="float" office:value="1.00400407193756">
            <text:p>1</text:p>
          </table:table-cell>
          <table:table-cell office:value-type="float" office:value="159.01">
            <text:p>159.01</text:p>
          </table:table-cell>
          <table:table-cell table:formula="of:=[.H178]/[.A178]" office:value-type="float" office:value="1.07913131998643">
            <text:p>1.08</text:p>
          </table:table-cell>
          <table:table-cell office:value-type="float" office:value="147.94">
            <text:p>147.94</text:p>
          </table:table-cell>
          <table:table-cell table:formula="of:=[.J178]/[.A178]" office:value-type="float" office:value="1.00400407193756">
            <text:p>1</text:p>
          </table:table-cell>
          <table:table-cell table:number-columns-repeated="5"/>
        </table:table-row>
        <table:table-row table:style-name="ro1">
          <table:table-cell office:value-type="float" office:value="283.79">
            <text:p>283.79</text:p>
          </table:table-cell>
          <table:table-cell office:value-type="float" office:value="324.08">
            <text:p>324.08</text:p>
          </table:table-cell>
          <table:table-cell table:formula="of:=[.B179]/[.A179]" office:value-type="float" office:value="1.14197117586948">
            <text:p>1.14</text:p>
          </table:table-cell>
          <table:table-cell office:value-type="float" office:value="314.32">
            <text:p>314.32</text:p>
          </table:table-cell>
          <table:table-cell table:formula="of:=[.D179]/[.A179]" office:value-type="float" office:value="1.10757954825751">
            <text:p>1.11</text:p>
          </table:table-cell>
          <table:table-cell office:value-type="float" office:value="299.45">
            <text:p>299.45</text:p>
          </table:table-cell>
          <table:table-cell table:formula="of:=[.F179]/[.A179]" office:value-type="float" office:value="1.05518164840199">
            <text:p>1.06</text:p>
          </table:table-cell>
          <table:table-cell office:value-type="float" office:value="324.08">
            <text:p>324.08</text:p>
          </table:table-cell>
          <table:table-cell table:formula="of:=[.H179]/[.A179]" office:value-type="float" office:value="1.14197117586948">
            <text:p>1.14</text:p>
          </table:table-cell>
          <table:table-cell office:value-type="float" office:value="313.15">
            <text:p>313.15</text:p>
          </table:table-cell>
          <table:table-cell table:formula="of:=[.J179]/[.A179]" office:value-type="float" office:value="1.10345678142288">
            <text:p>1.1</text:p>
          </table:table-cell>
          <table:table-cell table:number-columns-repeated="5"/>
        </table:table-row>
        <table:table-row table:style-name="ro1">
          <table:table-cell office:value-type="float" office:value="129.04">
            <text:p>129.04</text:p>
          </table:table-cell>
          <table:table-cell office:value-type="float" office:value="137.14">
            <text:p>137.14</text:p>
          </table:table-cell>
          <table:table-cell table:formula="of:=[.B180]/[.A180]" office:value-type="float" office:value="1.06277123372598">
            <text:p>1.06</text:p>
          </table:table-cell>
          <table:table-cell office:value-type="float" office:value="132.56">
            <text:p>132.56</text:p>
          </table:table-cell>
          <table:table-cell table:formula="of:=[.D180]/[.A180]" office:value-type="float" office:value="1.0272783632982">
            <text:p>1.03</text:p>
          </table:table-cell>
          <table:table-cell office:value-type="float" office:value="131.38">
            <text:p>131.38</text:p>
          </table:table-cell>
          <table:table-cell table:formula="of:=[.F180]/[.A180]" office:value-type="float" office:value="1.01813391196528">
            <text:p>1.02</text:p>
          </table:table-cell>
          <table:table-cell office:value-type="float" office:value="137.14">
            <text:p>137.14</text:p>
          </table:table-cell>
          <table:table-cell table:formula="of:=[.H180]/[.A180]" office:value-type="float" office:value="1.06277123372598">
            <text:p>1.06</text:p>
          </table:table-cell>
          <table:table-cell office:value-type="float" office:value="132.56">
            <text:p>132.56</text:p>
          </table:table-cell>
          <table:table-cell table:formula="of:=[.J180]/[.A180]" office:value-type="float" office:value="1.0272783632982">
            <text:p>1.03</text:p>
          </table:table-cell>
          <table:table-cell table:number-columns-repeated="5"/>
        </table:table-row>
        <table:table-row table:style-name="ro1">
          <table:table-cell office:value-type="float" office:value="105.97">
            <text:p>105.97</text:p>
          </table:table-cell>
          <table:table-cell office:value-type="float" office:value="129.08">
            <text:p>129.08</text:p>
          </table:table-cell>
          <table:table-cell table:formula="of:=[.B181]/[.A181]" office:value-type="float" office:value="1.2180805888459">
            <text:p>1.22</text:p>
          </table:table-cell>
          <table:table-cell office:value-type="float" office:value="119.08">
            <text:p>119.08</text:p>
          </table:table-cell>
          <table:table-cell table:formula="of:=[.D181]/[.A181]" office:value-type="float" office:value="1.12371425875248">
            <text:p>1.12</text:p>
          </table:table-cell>
          <table:table-cell office:value-type="float" office:value="111.04">
            <text:p>111.04</text:p>
          </table:table-cell>
          <table:table-cell table:formula="of:=[.F181]/[.A181]" office:value-type="float" office:value="1.04784372935737">
            <text:p>1.05</text:p>
          </table:table-cell>
          <table:table-cell office:value-type="float" office:value="129.08">
            <text:p>129.08</text:p>
          </table:table-cell>
          <table:table-cell table:formula="of:=[.H181]/[.A181]" office:value-type="float" office:value="1.2180805888459">
            <text:p>1.22</text:p>
          </table:table-cell>
          <table:table-cell office:value-type="float" office:value="118.5">
            <text:p>118.5</text:p>
          </table:table-cell>
          <table:table-cell table:formula="of:=[.J181]/[.A181]" office:value-type="float" office:value="1.11824101160706">
            <text:p>1.12</text:p>
          </table:table-cell>
          <table:table-cell table:number-columns-repeated="5"/>
        </table:table-row>
        <table:table-row table:style-name="ro1">
          <table:table-cell office:value-type="float" office:value="358.17">
            <text:p>358.17</text:p>
          </table:table-cell>
          <table:table-cell office:value-type="float" office:value="374.37">
            <text:p>374.37</text:p>
          </table:table-cell>
          <table:table-cell table:formula="of:=[.B182]/[.A182]" office:value-type="float" office:value="1.04522991875366">
            <text:p>1.05</text:p>
          </table:table-cell>
          <table:table-cell office:value-type="float" office:value="362.61">
            <text:p>362.61</text:p>
          </table:table-cell>
          <table:table-cell table:formula="of:=[.D182]/[.A182]" office:value-type="float" office:value="1.01239634810286">
            <text:p>1.01</text:p>
          </table:table-cell>
          <table:table-cell office:value-type="float" office:value="365.44">
            <text:p>365.44</text:p>
          </table:table-cell>
          <table:table-cell table:formula="of:=[.F182]/[.A182]" office:value-type="float" office:value="1.02029762403328">
            <text:p>1.02</text:p>
          </table:table-cell>
          <table:table-cell office:value-type="float" office:value="374.37">
            <text:p>374.37</text:p>
          </table:table-cell>
          <table:table-cell table:formula="of:=[.H182]/[.A182]" office:value-type="float" office:value="1.04522991875366">
            <text:p>1.05</text:p>
          </table:table-cell>
          <table:table-cell office:value-type="float" office:value="362.61">
            <text:p>362.61</text:p>
          </table:table-cell>
          <table:table-cell table:formula="of:=[.J182]/[.A182]" office:value-type="float" office:value="1.01239634810286">
            <text:p>1.01</text:p>
          </table:table-cell>
          <table:table-cell table:number-columns-repeated="5"/>
        </table:table-row>
        <table:table-row table:style-name="ro1">
          <table:table-cell office:value-type="float" office:value="189.95">
            <text:p>189.95</text:p>
          </table:table-cell>
          <table:table-cell office:value-type="float" office:value="196.01">
            <text:p>196.01</text:p>
          </table:table-cell>
          <table:table-cell table:formula="of:=[.B183]/[.A183]" office:value-type="float" office:value="1.03190313240326">
            <text:p>1.03</text:p>
          </table:table-cell>
          <table:table-cell office:value-type="float" office:value="193.08">
            <text:p>193.08</text:p>
          </table:table-cell>
          <table:table-cell table:formula="of:=[.D183]/[.A183]" office:value-type="float" office:value="1.01647802053172">
            <text:p>1.02</text:p>
          </table:table-cell>
          <table:table-cell office:value-type="float" office:value="190.5">
            <text:p>190.5</text:p>
          </table:table-cell>
          <table:table-cell table:formula="of:=[.F183]/[.A183]" office:value-type="float" office:value="1.00289549881548">
            <text:p>1</text:p>
          </table:table-cell>
          <table:table-cell office:value-type="float" office:value="196.01">
            <text:p>196.01</text:p>
          </table:table-cell>
          <table:table-cell table:formula="of:=[.H183]/[.A183]" office:value-type="float" office:value="1.03190313240326">
            <text:p>1.03</text:p>
          </table:table-cell>
          <table:table-cell office:value-type="float" office:value="194.25">
            <text:p>194.25</text:p>
          </table:table-cell>
          <table:table-cell table:formula="of:=[.J183]/[.A183]" office:value-type="float" office:value="1.02263753619374">
            <text:p>1.02</text:p>
          </table:table-cell>
          <table:table-cell table:number-columns-repeated="5"/>
        </table:table-row>
        <table:table-row table:style-name="ro1">
          <table:table-cell office:value-type="float" office:value="275.21">
            <text:p>275.21</text:p>
          </table:table-cell>
          <table:table-cell office:value-type="float" office:value="317.75">
            <text:p>317.75</text:p>
          </table:table-cell>
          <table:table-cell table:formula="of:=[.B184]/[.A184]" office:value-type="float" office:value="1.1545728716253">
            <text:p>1.15</text:p>
          </table:table-cell>
          <table:table-cell office:value-type="float" office:value="278.14">
            <text:p>278.14</text:p>
          </table:table-cell>
          <table:table-cell table:formula="of:=[.D184]/[.A184]" office:value-type="float" office:value="1.01064641546455">
            <text:p>1.01</text:p>
          </table:table-cell>
          <table:table-cell office:value-type="float" office:value="275.41">
            <text:p>275.41</text:p>
          </table:table-cell>
          <table:table-cell table:formula="of:=[.F184]/[.A184]" office:value-type="float" office:value="1.00072671777915">
            <text:p>1</text:p>
          </table:table-cell>
          <table:table-cell office:value-type="float" office:value="315.99">
            <text:p>315.99</text:p>
          </table:table-cell>
          <table:table-cell table:formula="of:=[.H184]/[.A184]" office:value-type="float" office:value="1.14817775516878">
            <text:p>1.15</text:p>
          </table:table-cell>
          <table:table-cell office:value-type="float" office:value="278.14">
            <text:p>278.14</text:p>
          </table:table-cell>
          <table:table-cell table:formula="of:=[.J184]/[.A184]" office:value-type="float" office:value="1.01064641546455">
            <text:p>1.01</text:p>
          </table:table-cell>
          <table:table-cell table:number-columns-repeated="5"/>
        </table:table-row>
        <table:table-row table:style-name="ro1">
          <table:table-cell office:value-type="float" office:value="280.3">
            <text:p>280.3</text:p>
          </table:table-cell>
          <table:table-cell office:value-type="float" office:value="310.38">
            <text:p>310.38</text:p>
          </table:table-cell>
          <table:table-cell table:formula="of:=[.B185]/[.A185]" office:value-type="float" office:value="1.10731359257938">
            <text:p>1.11</text:p>
          </table:table-cell>
          <table:table-cell office:value-type="float" office:value="302.58">
            <text:p>302.58</text:p>
          </table:table-cell>
          <table:table-cell table:formula="of:=[.D185]/[.A185]" office:value-type="float" office:value="1.07948626471638">
            <text:p>1.08</text:p>
          </table:table-cell>
          <table:table-cell office:value-type="float" office:value="303.59">
            <text:p>303.59</text:p>
          </table:table-cell>
          <table:table-cell table:formula="of:=[.F185]/[.A185]" office:value-type="float" office:value="1.08308954691402">
            <text:p>1.08</text:p>
          </table:table-cell>
          <table:table-cell office:value-type="float" office:value="310.38">
            <text:p>310.38</text:p>
          </table:table-cell>
          <table:table-cell table:formula="of:=[.H185]/[.A185]" office:value-type="float" office:value="1.10731359257938">
            <text:p>1.11</text:p>
          </table:table-cell>
          <table:table-cell office:value-type="float" office:value="299.07">
            <text:p>299.07</text:p>
          </table:table-cell>
          <table:table-cell table:formula="of:=[.J185]/[.A185]" office:value-type="float" office:value="1.06696396717802">
            <text:p>1.07</text:p>
          </table:table-cell>
          <table:table-cell table:number-columns-repeated="5"/>
        </table:table-row>
        <table:table-row table:style-name="ro1">
          <table:table-cell office:value-type="float" office:value="203.97">
            <text:p>203.97</text:p>
          </table:table-cell>
          <table:table-cell office:value-type="float" office:value="220.11">
            <text:p>220.11</text:p>
          </table:table-cell>
          <table:table-cell table:formula="of:=[.B186]/[.A186]" office:value-type="float" office:value="1.07912928371819">
            <text:p>1.08</text:p>
          </table:table-cell>
          <table:table-cell office:value-type="float" office:value="211.14">
            <text:p>211.14</text:p>
          </table:table-cell>
          <table:table-cell table:formula="of:=[.D186]/[.A186]" office:value-type="float" office:value="1.03515222826886">
            <text:p>1.04</text:p>
          </table:table-cell>
          <table:table-cell office:value-type="float" office:value="206.65">
            <text:p>206.65</text:p>
          </table:table-cell>
          <table:table-cell table:formula="of:=[.F186]/[.A186]" office:value-type="float" office:value="1.01313918713536">
            <text:p>1.01</text:p>
          </table:table-cell>
          <table:table-cell office:value-type="float" office:value="212.31">
            <text:p>212.31</text:p>
          </table:table-cell>
          <table:table-cell table:formula="of:=[.H186]/[.A186]" office:value-type="float" office:value="1.04088836593617">
            <text:p>1.04</text:p>
          </table:table-cell>
          <table:table-cell office:value-type="float" office:value="210.55">
            <text:p>210.55</text:p>
          </table:table-cell>
          <table:table-cell table:formula="of:=[.J186]/[.A186]" office:value-type="float" office:value="1.03225964602638">
            <text:p>1.03</text:p>
          </table:table-cell>
          <table:table-cell table:number-columns-repeated="5"/>
        </table:table-row>
        <table:table-row table:style-name="ro1">
          <table:table-cell office:value-type="float" office:value="443.33">
            <text:p>443.33</text:p>
          </table:table-cell>
          <table:table-cell office:value-type="float" office:value="459.43">
            <text:p>459.43</text:p>
          </table:table-cell>
          <table:table-cell table:formula="of:=[.B187]/[.A187]" office:value-type="float" office:value="1.03631606252679">
            <text:p>1.04</text:p>
          </table:table-cell>
          <table:table-cell office:value-type="float" office:value="446.5">
            <text:p>446.5</text:p>
          </table:table-cell>
          <table:table-cell table:formula="of:=[.D187]/[.A187]" office:value-type="float" office:value="1.00715042970248">
            <text:p>1.01</text:p>
          </table:table-cell>
          <table:table-cell office:value-type="float" office:value="449.43">
            <text:p>449.43</text:p>
          </table:table-cell>
          <table:table-cell table:formula="of:=[.F187]/[.A187]" office:value-type="float" office:value="1.01375950195114">
            <text:p>1.01</text:p>
          </table:table-cell>
          <table:table-cell office:value-type="float" office:value="447.09">
            <text:p>447.09</text:p>
          </table:table-cell>
          <table:table-cell table:formula="of:=[.H187]/[.A187]" office:value-type="float" office:value="1.00848126677644">
            <text:p>1.01</text:p>
          </table:table-cell>
          <table:table-cell office:value-type="float" office:value="446.5">
            <text:p>446.5</text:p>
          </table:table-cell>
          <table:table-cell table:formula="of:=[.J187]/[.A187]" office:value-type="float" office:value="1.00715042970248">
            <text:p>1.01</text:p>
          </table:table-cell>
          <table:table-cell table:number-columns-repeated="5"/>
        </table:table-row>
        <table:table-row table:style-name="ro1">
          <table:table-cell office:value-type="float" office:value="370.87">
            <text:p>370.87</text:p>
          </table:table-cell>
          <table:table-cell office:value-type="float" office:value="382.97">
            <text:p>382.97</text:p>
          </table:table-cell>
          <table:table-cell table:formula="of:=[.B188]/[.A188]" office:value-type="float" office:value="1.0326259875428">
            <text:p>1.03</text:p>
          </table:table-cell>
          <table:table-cell office:value-type="float" office:value="379.55">
            <text:p>379.55</text:p>
          </table:table-cell>
          <table:table-cell table:formula="of:=[.D188]/[.A188]" office:value-type="float" office:value="1.0234044274274">
            <text:p>1.02</text:p>
          </table:table-cell>
          <table:table-cell office:value-type="float" office:value="376.72">
            <text:p>376.72</text:p>
          </table:table-cell>
          <table:table-cell table:formula="of:=[.F188]/[.A188]" office:value-type="float" office:value="1.01577372125003">
            <text:p>1.02</text:p>
          </table:table-cell>
          <table:table-cell office:value-type="float" office:value="380.14">
            <text:p>380.14</text:p>
          </table:table-cell>
          <table:table-cell table:formula="of:=[.H188]/[.A188]" office:value-type="float" office:value="1.02499528136544">
            <text:p>1.02</text:p>
          </table:table-cell>
          <table:table-cell office:value-type="float" office:value="379.79">
            <text:p>379.79</text:p>
          </table:table-cell>
          <table:table-cell table:formula="of:=[.J188]/[.A188]" office:value-type="float" office:value="1.02405155445304">
            <text:p>1.02</text:p>
          </table:table-cell>
          <table:table-cell table:number-columns-repeated="5"/>
        </table:table-row>
        <table:table-row table:style-name="ro1">
          <table:table-cell office:value-type="float" office:value="292.1">
            <text:p>292.1</text:p>
          </table:table-cell>
          <table:table-cell office:value-type="float" office:value="310.05">
            <text:p>310.05</text:p>
          </table:table-cell>
          <table:table-cell table:formula="of:=[.B189]/[.A189]" office:value-type="float" office:value="1.06145155768572">
            <text:p>1.06</text:p>
          </table:table-cell>
          <table:table-cell office:value-type="float" office:value="295.17">
            <text:p>295.17</text:p>
          </table:table-cell>
          <table:table-cell table:formula="of:=[.D189]/[.A189]" office:value-type="float" office:value="1.01051009928107">
            <text:p>1.01</text:p>
          </table:table-cell>
          <table:table-cell office:value-type="float" office:value="294.1">
            <text:p>294.1</text:p>
          </table:table-cell>
          <table:table-cell table:formula="of:=[.F189]/[.A189]" office:value-type="float" office:value="1.00684697021568">
            <text:p>1.01</text:p>
          </table:table-cell>
          <table:table-cell office:value-type="float" office:value="310.05">
            <text:p>310.05</text:p>
          </table:table-cell>
          <table:table-cell table:formula="of:=[.H189]/[.A189]" office:value-type="float" office:value="1.06145155768572">
            <text:p>1.06</text:p>
          </table:table-cell>
          <table:table-cell office:value-type="float" office:value="292.44">
            <text:p>292.44</text:p>
          </table:table-cell>
          <table:table-cell table:formula="of:=[.J189]/[.A189]" office:value-type="float" office:value="1.00116398493667">
            <text:p>1</text:p>
          </table:table-cell>
          <table:table-cell table:number-columns-repeated="5"/>
        </table:table-row>
        <table:table-row table:style-name="ro1">
          <table:table-cell office:value-type="float" office:value="252.89">
            <text:p>252.89</text:p>
          </table:table-cell>
          <table:table-cell office:value-type="float" office:value="282.89">
            <text:p>282.89</text:p>
          </table:table-cell>
          <table:table-cell table:formula="of:=[.B190]/[.A190]" office:value-type="float" office:value="1.11862865277393">
            <text:p>1.12</text:p>
          </table:table-cell>
          <table:table-cell office:value-type="float" office:value="252.89">
            <text:p>252.89</text:p>
          </table:table-cell>
          <table:table-cell table:formula="of:=[.D190]/[.A190]" office:value-type="float" office:value="1">
            <text:p>1</text:p>
          </table:table-cell>
          <table:table-cell office:value-type="float" office:value="253.48">
            <text:p>253.48</text:p>
          </table:table-cell>
          <table:table-cell table:formula="of:=[.F190]/[.A190]" office:value-type="float" office:value="1.00233303017122">
            <text:p>1</text:p>
          </table:table-cell>
          <table:table-cell office:value-type="float" office:value="282.89">
            <text:p>282.89</text:p>
          </table:table-cell>
          <table:table-cell table:formula="of:=[.H190]/[.A190]" office:value-type="float" office:value="1.11862865277393">
            <text:p>1.12</text:p>
          </table:table-cell>
          <table:table-cell office:value-type="float" office:value="254.07">
            <text:p>254.07</text:p>
          </table:table-cell>
          <table:table-cell table:formula="of:=[.J190]/[.A190]" office:value-type="float" office:value="1.00466606034244">
            <text:p>1</text:p>
          </table:table-cell>
          <table:table-cell table:number-columns-repeated="5"/>
        </table:table-row>
        <table:table-row table:style-name="ro1">
          <table:table-cell office:value-type="float" office:value="304.18">
            <text:p>304.18</text:p>
          </table:table-cell>
          <table:table-cell office:value-type="float" office:value="322.97">
            <text:p>322.97</text:p>
          </table:table-cell>
          <table:table-cell table:formula="of:=[.B191]/[.A191]" office:value-type="float" office:value="1.06177263462424">
            <text:p>1.06</text:p>
          </table:table-cell>
          <table:table-cell office:value-type="float" office:value="306.87">
            <text:p>306.87</text:p>
          </table:table-cell>
          <table:table-cell table:formula="of:=[.D191]/[.A191]" office:value-type="float" office:value="1.00884344795845">
            <text:p>1.01</text:p>
          </table:table-cell>
          <table:table-cell office:value-type="float" office:value="307.94">
            <text:p>307.94</text:p>
          </table:table-cell>
          <table:table-cell table:formula="of:=[.F191]/[.A191]" office:value-type="float" office:value="1.01236110197909">
            <text:p>1.01</text:p>
          </table:table-cell>
          <table:table-cell office:value-type="float" office:value="322.97">
            <text:p>322.97</text:p>
          </table:table-cell>
          <table:table-cell table:formula="of:=[.H191]/[.A191]" office:value-type="float" office:value="1.06177263462424">
            <text:p>1.06</text:p>
          </table:table-cell>
          <table:table-cell office:value-type="float" office:value="307.45">
            <text:p>307.45</text:p>
          </table:table-cell>
          <table:table-cell table:formula="of:=[.J191]/[.A191]" office:value-type="float" office:value="1.01075021368926">
            <text:p>1.01</text:p>
          </table:table-cell>
          <table:table-cell table:number-columns-repeated="5"/>
        </table:table-row>
        <table:table-row table:style-name="ro1">
          <table:table-cell office:value-type="float" office:value="437.26">
            <text:p>437.26</text:p>
          </table:table-cell>
          <table:table-cell office:value-type="float" office:value="460.24">
            <text:p>460.24</text:p>
          </table:table-cell>
          <table:table-cell table:formula="of:=[.B192]/[.A192]" office:value-type="float" office:value="1.05255454420711">
            <text:p>1.05</text:p>
          </table:table-cell>
          <table:table-cell office:value-type="float" office:value="448.29">
            <text:p>448.29</text:p>
          </table:table-cell>
          <table:table-cell table:formula="of:=[.D192]/[.A192]" office:value-type="float" office:value="1.02522526643187">
            <text:p>1.03</text:p>
          </table:table-cell>
          <table:table-cell office:value-type="float" office:value="442.29">
            <text:p>442.29</text:p>
          </table:table-cell>
          <table:table-cell table:formula="of:=[.F192]/[.A192]" office:value-type="float" office:value="1.01150345332297">
            <text:p>1.01</text:p>
          </table:table-cell>
          <table:table-cell office:value-type="float" office:value="460.24">
            <text:p>460.24</text:p>
          </table:table-cell>
          <table:table-cell table:formula="of:=[.H192]/[.A192]" office:value-type="float" office:value="1.05255454420711">
            <text:p>1.05</text:p>
          </table:table-cell>
          <table:table-cell office:value-type="float" office:value="447.7">
            <text:p>447.7</text:p>
          </table:table-cell>
          <table:table-cell table:formula="of:=[.J192]/[.A192]" office:value-type="float" office:value="1.0238759548095">
            <text:p>1.02</text:p>
          </table:table-cell>
          <table:table-cell table:number-columns-repeated="5"/>
        </table:table-row>
        <table:table-row table:style-name="ro1">
          <table:table-cell office:value-type="float" office:value="475.01">
            <text:p>475.01</text:p>
          </table:table-cell>
          <table:table-cell office:value-type="float" office:value="491.9">
            <text:p>491.9</text:p>
          </table:table-cell>
          <table:table-cell table:formula="of:=[.B193]/[.A193]" office:value-type="float" office:value="1.03555714616534">
            <text:p>1.04</text:p>
          </table:table-cell>
          <table:table-cell office:value-type="float" office:value="483.9">
            <text:p>483.9</text:p>
          </table:table-cell>
          <table:table-cell table:formula="of:=[.D193]/[.A193]" office:value-type="float" office:value="1.01871539546536">
            <text:p>1.02</text:p>
          </table:table-cell>
          <table:table-cell office:value-type="float" office:value="485.65">
            <text:p>485.65</text:p>
          </table:table-cell>
          <table:table-cell table:formula="of:=[.F193]/[.A193]" office:value-type="float" office:value="1.02239952843098">
            <text:p>1.02</text:p>
          </table:table-cell>
          <table:table-cell office:value-type="float" office:value="491.9">
            <text:p>491.9</text:p>
          </table:table-cell>
          <table:table-cell table:formula="of:=[.H193]/[.A193]" office:value-type="float" office:value="1.03555714616534">
            <text:p>1.04</text:p>
          </table:table-cell>
          <table:table-cell office:value-type="float" office:value="483.9">
            <text:p>483.9</text:p>
          </table:table-cell>
          <table:table-cell table:formula="of:=[.J193]/[.A193]" office:value-type="float" office:value="1.01871539546536">
            <text:p>1.02</text:p>
          </table:table-cell>
          <table:table-cell table:number-columns-repeated="5"/>
        </table:table-row>
        <table:table-row table:style-name="ro1">
          <table:table-cell office:value-type="float" office:value="226.54">
            <text:p>226.54</text:p>
          </table:table-cell>
          <table:table-cell office:value-type="float" office:value="237.81">
            <text:p>237.81</text:p>
          </table:table-cell>
          <table:table-cell table:formula="of:=[.B194]/[.A194]" office:value-type="float" office:value="1.04974838880551">
            <text:p>1.05</text:p>
          </table:table-cell>
          <table:table-cell office:value-type="float" office:value="225.47">
            <text:p>225.47</text:p>
          </table:table-cell>
          <table:table-cell table:formula="of:=[.D194]/[.A194]" office:value-type="float" office:value="0.99527677231394">
            <text:p>1</text:p>
          </table:table-cell>
          <table:table-cell office:value-type="float" office:value="227.71">
            <text:p>227.71</text:p>
          </table:table-cell>
          <table:table-cell table:formula="of:=[.F194]/[.A194]" office:value-type="float" office:value="1.00516465083429">
            <text:p>1.01</text:p>
          </table:table-cell>
          <table:table-cell office:value-type="float" office:value="237.81">
            <text:p>237.81</text:p>
          </table:table-cell>
          <table:table-cell table:formula="of:=[.H194]/[.A194]" office:value-type="float" office:value="1.04974838880551">
            <text:p>1.05</text:p>
          </table:table-cell>
          <table:table-cell office:value-type="float" office:value="225.47">
            <text:p>225.47</text:p>
          </table:table-cell>
          <table:table-cell table:formula="of:=[.J194]/[.A194]" office:value-type="float" office:value="0.99527677231394">
            <text:p>1</text:p>
          </table:table-cell>
          <table:table-cell table:number-columns-repeated="5"/>
        </table:table-row>
        <table:table-row table:style-name="ro1">
          <table:table-cell office:value-type="float" office:value="319.74">
            <text:p>319.74</text:p>
          </table:table-cell>
          <table:table-cell office:value-type="float" office:value="347.35">
            <text:p>347.35</text:p>
          </table:table-cell>
          <table:table-cell table:formula="of:=[.B195]/[.A195]" office:value-type="float" office:value="1.08635141052105">
            <text:p>1.09</text:p>
          </table:table-cell>
          <table:table-cell office:value-type="float" office:value="333.25">
            <text:p>333.25</text:p>
          </table:table-cell>
          <table:table-cell table:formula="of:=[.D195]/[.A195]" office:value-type="float" office:value="1.04225308062801">
            <text:p>1.04</text:p>
          </table:table-cell>
          <table:table-cell office:value-type="float" office:value="330.18">
            <text:p>330.18</text:p>
          </table:table-cell>
          <table:table-cell table:formula="of:=[.F195]/[.A195]" office:value-type="float" office:value="1.03265152936761">
            <text:p>1.03</text:p>
          </table:table-cell>
          <table:table-cell office:value-type="float" office:value="347.35">
            <text:p>347.35</text:p>
          </table:table-cell>
          <table:table-cell table:formula="of:=[.H195]/[.A195]" office:value-type="float" office:value="1.08635141052105">
            <text:p>1.09</text:p>
          </table:table-cell>
          <table:table-cell office:value-type="float" office:value="333.25">
            <text:p>333.25</text:p>
          </table:table-cell>
          <table:table-cell table:formula="of:=[.J195]/[.A195]" office:value-type="float" office:value="1.04225308062801">
            <text:p>1.04</text:p>
          </table:table-cell>
          <table:table-cell table:number-columns-repeated="5"/>
        </table:table-row>
        <table:table-row table:style-name="ro1">
          <table:table-cell office:value-type="float" office:value="297.99">
            <text:p>297.99</text:p>
          </table:table-cell>
          <table:table-cell office:value-type="float" office:value="307.26">
            <text:p>307.26</text:p>
          </table:table-cell>
          <table:table-cell table:formula="of:=[.B196]/[.A196]" office:value-type="float" office:value="1.03110842645726">
            <text:p>1.03</text:p>
          </table:table-cell>
          <table:table-cell office:value-type="float" office:value="302.33">
            <text:p>302.33</text:p>
          </table:table-cell>
          <table:table-cell table:formula="of:=[.D196]/[.A196]" office:value-type="float" office:value="1.01456424712239">
            <text:p>1.01</text:p>
          </table:table-cell>
          <table:table-cell office:value-type="float" office:value="305.61">
            <text:p>305.61</text:p>
          </table:table-cell>
          <table:table-cell table:formula="of:=[.F196]/[.A196]" office:value-type="float" office:value="1.02557132789691">
            <text:p>1.03</text:p>
          </table:table-cell>
          <table:table-cell office:value-type="float" office:value="304.09">
            <text:p>304.09</text:p>
          </table:table-cell>
          <table:table-cell table:formula="of:=[.H196]/[.A196]" office:value-type="float" office:value="1.02047048558676">
            <text:p>1.02</text:p>
          </table:table-cell>
          <table:table-cell office:value-type="float" office:value="302.92">
            <text:p>302.92</text:p>
          </table:table-cell>
          <table:table-cell table:formula="of:=[.J196]/[.A196]" office:value-type="float" office:value="1.01654417933488">
            <text:p>1.02</text:p>
          </table:table-cell>
          <table:table-cell table:number-columns-repeated="5"/>
        </table:table-row>
        <table:table-row table:style-name="ro1">
          <table:table-cell office:value-type="float" office:value="343.09">
            <text:p>343.09</text:p>
          </table:table-cell>
          <table:table-cell office:value-type="float" office:value="371.04">
            <text:p>371.04</text:p>
          </table:table-cell>
          <table:table-cell table:formula="of:=[.B197]/[.A197]" office:value-type="float" office:value="1.08146550467807">
            <text:p>1.08</text:p>
          </table:table-cell>
          <table:table-cell office:value-type="float" office:value="360.5">
            <text:p>360.5</text:p>
          </table:table-cell>
          <table:table-cell table:formula="of:=[.D197]/[.A197]" office:value-type="float" office:value="1.05074470255618">
            <text:p>1.05</text:p>
          </table:table-cell>
          <table:table-cell office:value-type="float" office:value="351.29">
            <text:p>351.29</text:p>
          </table:table-cell>
          <table:table-cell table:formula="of:=[.F197]/[.A197]" office:value-type="float" office:value="1.02390043428838">
            <text:p>1.02</text:p>
          </table:table-cell>
          <table:table-cell office:value-type="float" office:value="371.04">
            <text:p>371.04</text:p>
          </table:table-cell>
          <table:table-cell table:formula="of:=[.H197]/[.A197]" office:value-type="float" office:value="1.08146550467807">
            <text:p>1.08</text:p>
          </table:table-cell>
          <table:table-cell office:value-type="float" office:value="354.22">
            <text:p>354.22</text:p>
          </table:table-cell>
          <table:table-cell table:formula="of:=[.J197]/[.A197]" office:value-type="float" office:value="1.03244046751581">
            <text:p>1.03</text:p>
          </table:table-cell>
          <table:table-cell table:number-columns-repeated="5"/>
        </table:table-row>
        <table:table-row table:style-name="ro1">
          <table:table-cell office:value-type="float" office:value="231.68">
            <text:p>231.68</text:p>
          </table:table-cell>
          <table:table-cell office:value-type="float" office:value="242.37">
            <text:p>242.37</text:p>
          </table:table-cell>
          <table:table-cell table:formula="of:=[.B198]/[.A198]" office:value-type="float" office:value="1.04614122928177">
            <text:p>1.05</text:p>
          </table:table-cell>
          <table:table-cell office:value-type="float" office:value="237.1">
            <text:p>237.1</text:p>
          </table:table-cell>
          <table:table-cell table:formula="of:=[.D198]/[.A198]" office:value-type="float" office:value="1.02339433701657">
            <text:p>1.02</text:p>
          </table:table-cell>
          <table:table-cell office:value-type="float" office:value="232.02">
            <text:p>232.02</text:p>
          </table:table-cell>
          <table:table-cell table:formula="of:=[.F198]/[.A198]" office:value-type="float" office:value="1.00146754143646">
            <text:p>1</text:p>
          </table:table-cell>
          <table:table-cell office:value-type="float" office:value="240.02">
            <text:p>240.02</text:p>
          </table:table-cell>
          <table:table-cell table:formula="of:=[.H198]/[.A198]" office:value-type="float" office:value="1.0359979281768">
            <text:p>1.04</text:p>
          </table:table-cell>
          <table:table-cell office:value-type="float" office:value="237.1">
            <text:p>237.1</text:p>
          </table:table-cell>
          <table:table-cell table:formula="of:=[.J198]/[.A198]" office:value-type="float" office:value="1.02339433701657">
            <text:p>1.02</text:p>
          </table:table-cell>
          <table:table-cell table:number-columns-repeated="5"/>
        </table:table-row>
        <table:table-row table:style-name="ro1">
          <table:table-cell office:value-type="float" office:value="125.41">
            <text:p>125.41</text:p>
          </table:table-cell>
          <table:table-cell office:value-type="float" office:value="138.78">
            <text:p>138.78</text:p>
          </table:table-cell>
          <table:table-cell table:formula="of:=[.B199]/[.A199]" office:value-type="float" office:value="1.10661031815645">
            <text:p>1.11</text:p>
          </table:table-cell>
          <table:table-cell office:value-type="float" office:value="126.92">
            <text:p>126.92</text:p>
          </table:table-cell>
          <table:table-cell table:formula="of:=[.D199]/[.A199]" office:value-type="float" office:value="1.01204050713659">
            <text:p>1.01</text:p>
          </table:table-cell>
          <table:table-cell office:value-type="float" office:value="126.92">
            <text:p>126.92</text:p>
          </table:table-cell>
          <table:table-cell table:formula="of:=[.F199]/[.A199]" office:value-type="float" office:value="1.01204050713659">
            <text:p>1.01</text:p>
          </table:table-cell>
          <table:table-cell office:value-type="float" office:value="128.34">
            <text:p>128.34</text:p>
          </table:table-cell>
          <table:table-cell table:formula="of:=[.H199]/[.A199]" office:value-type="float" office:value="1.02336336815246">
            <text:p>1.02</text:p>
          </table:table-cell>
          <table:table-cell office:value-type="float" office:value="128.92">
            <text:p>128.92</text:p>
          </table:table-cell>
          <table:table-cell table:formula="of:=[.J199]/[.A199]" office:value-type="float" office:value="1.02798819870824">
            <text:p>1.03</text:p>
          </table:table-cell>
          <table:table-cell table:number-columns-repeated="5"/>
        </table:table-row>
        <table:table-row table:style-name="ro1">
          <table:table-cell office:value-type="float" office:value="210.2">
            <text:p>210.2</text:p>
          </table:table-cell>
          <table:table-cell office:value-type="float" office:value="255.95">
            <text:p>255.95</text:p>
          </table:table-cell>
          <table:table-cell table:formula="of:=[.B200]/[.A200]" office:value-type="float" office:value="1.21764985727878">
            <text:p>1.22</text:p>
          </table:table-cell>
          <table:table-cell office:value-type="float" office:value="219.51">
            <text:p>219.51</text:p>
          </table:table-cell>
          <table:table-cell table:formula="of:=[.D200]/[.A200]" office:value-type="float" office:value="1.04429115128449">
            <text:p>1.04</text:p>
          </table:table-cell>
          <table:table-cell office:value-type="float" office:value="218.92">
            <text:p>218.92</text:p>
          </table:table-cell>
          <table:table-cell table:formula="of:=[.F200]/[.A200]" office:value-type="float" office:value="1.04148430066603">
            <text:p>1.04</text:p>
          </table:table-cell>
          <table:table-cell office:value-type="float" office:value="247.02">
            <text:p>247.02</text:p>
          </table:table-cell>
          <table:table-cell table:formula="of:=[.H200]/[.A200]" office:value-type="float" office:value="1.17516650808754">
            <text:p>1.18</text:p>
          </table:table-cell>
          <table:table-cell office:value-type="float" office:value="220.1">
            <text:p>220.1</text:p>
          </table:table-cell>
          <table:table-cell table:formula="of:=[.J200]/[.A200]" office:value-type="float" office:value="1.04709800190295">
            <text:p>1.05</text:p>
          </table:table-cell>
          <table:table-cell table:number-columns-repeated="5"/>
        </table:table-row>
        <table:table-row table:style-name="ro1">
          <table:table-cell office:value-type="float" office:value="102.51">
            <text:p>102.51</text:p>
          </table:table-cell>
          <table:table-cell office:value-type="float" office:value="127.1">
            <text:p>127.1</text:p>
          </table:table-cell>
          <table:table-cell table:formula="of:=[.B201]/[.A201]" office:value-type="float" office:value="1.23987903619159">
            <text:p>1.24</text:p>
          </table:table-cell>
          <table:table-cell office:value-type="float" office:value="108.37">
            <text:p>108.37</text:p>
          </table:table-cell>
          <table:table-cell table:formula="of:=[.D201]/[.A201]" office:value-type="float" office:value="1.05716515461906">
            <text:p>1.06</text:p>
          </table:table-cell>
          <table:table-cell office:value-type="float" office:value="107.82">
            <text:p>107.82</text:p>
          </table:table-cell>
          <table:table-cell table:formula="of:=[.F201]/[.A201]" office:value-type="float" office:value="1.05179982440737">
            <text:p>1.05</text:p>
          </table:table-cell>
          <table:table-cell office:value-type="float" office:value="127.1">
            <text:p>127.1</text:p>
          </table:table-cell>
          <table:table-cell table:formula="of:=[.H201]/[.A201]" office:value-type="float" office:value="1.23987903619159">
            <text:p>1.24</text:p>
          </table:table-cell>
          <table:table-cell office:value-type="float" office:value="108.37">
            <text:p>108.37</text:p>
          </table:table-cell>
          <table:table-cell table:formula="of:=[.J201]/[.A201]" office:value-type="float" office:value="1.05716515461906">
            <text:p>1.06</text:p>
          </table:table-cell>
          <table:table-cell table:number-columns-repeated="5"/>
        </table:table-row>
        <table:table-row table:style-name="ro1">
          <table:table-cell office:value-type="float" office:value="409.85">
            <text:p>409.85</text:p>
          </table:table-cell>
          <table:table-cell office:value-type="float" office:value="433.91">
            <text:p>433.91</text:p>
          </table:table-cell>
          <table:table-cell table:formula="of:=[.B202]/[.A202]" office:value-type="float" office:value="1.05870440405026">
            <text:p>1.06</text:p>
          </table:table-cell>
          <table:table-cell office:value-type="float" office:value="427.56">
            <text:p>427.56</text:p>
          </table:table-cell>
          <table:table-cell table:formula="of:=[.D202]/[.A202]" office:value-type="float" office:value="1.04321093082835">
            <text:p>1.04</text:p>
          </table:table-cell>
          <table:table-cell office:value-type="float" office:value="416.98">
            <text:p>416.98</text:p>
          </table:table-cell>
          <table:table-cell table:formula="of:=[.F202]/[.A202]" office:value-type="float" office:value="1.01739660851531">
            <text:p>1.02</text:p>
          </table:table-cell>
          <table:table-cell office:value-type="float" office:value="433.91">
            <text:p>433.91</text:p>
          </table:table-cell>
          <table:table-cell table:formula="of:=[.H202]/[.A202]" office:value-type="float" office:value="1.05870440405026">
            <text:p>1.06</text:p>
          </table:table-cell>
          <table:table-cell office:value-type="float" office:value="425.22">
            <text:p>425.22</text:p>
          </table:table-cell>
          <table:table-cell table:formula="of:=[.J202]/[.A202]" office:value-type="float" office:value="1.03750152494815">
            <text:p>1.04</text:p>
          </table:table-cell>
          <table:table-cell table:number-columns-repeated="5"/>
        </table:table-row>
        <table:table-row table:style-name="ro1">
          <table:table-cell office:value-type="float" office:value="4.41">
            <text:p>4.41</text:p>
          </table:table-cell>
          <table:table-cell office:value-type="float" office:value="8.41">
            <text:p>8.41</text:p>
          </table:table-cell>
          <table:table-cell table:formula="of:=[.B203]/[.A203]" office:value-type="float" office:value="1.90702947845805">
            <text:p>1.91</text:p>
          </table:table-cell>
          <table:table-cell office:value-type="float" office:value="4.41">
            <text:p>4.41</text:p>
          </table:table-cell>
          <table:table-cell table:formula="of:=[.D203]/[.A203]" office:value-type="float" office:value="1">
            <text:p>1</text:p>
          </table:table-cell>
          <table:table-cell office:value-type="float" office:value="4.41">
            <text:p>4.41</text:p>
          </table:table-cell>
          <table:table-cell table:formula="of:=[.F203]/[.A203]" office:value-type="float" office:value="1">
            <text:p>1</text:p>
          </table:table-cell>
          <table:table-cell office:value-type="float" office:value="4.41">
            <text:p>4.41</text:p>
          </table:table-cell>
          <table:table-cell table:formula="of:=[.H203]/[.A203]" office:value-type="float" office:value="1">
            <text:p>1</text:p>
          </table:table-cell>
          <table:table-cell office:value-type="float" office:value="4.41">
            <text:p>4.41</text:p>
          </table:table-cell>
          <table:table-cell table:formula="of:=[.J203]/[.A20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92.02">
            <text:p>292.02</text:p>
          </table:table-cell>
          <table:table-cell office:value-type="float" office:value="319.39">
            <text:p>319.39</text:p>
          </table:table-cell>
          <table:table-cell table:formula="of:=[.B204]/[.A204]" office:value-type="float" office:value="1.09372645709198">
            <text:p>1.09</text:p>
          </table:table-cell>
          <table:table-cell office:value-type="float" office:value="299.63">
            <text:p>299.63</text:p>
          </table:table-cell>
          <table:table-cell table:formula="of:=[.D204]/[.A204]" office:value-type="float" office:value="1.02605985891377">
            <text:p>1.03</text:p>
          </table:table-cell>
          <table:table-cell office:value-type="float" office:value="297.29">
            <text:p>297.29</text:p>
          </table:table-cell>
          <table:table-cell table:formula="of:=[.F204]/[.A204]" office:value-type="float" office:value="1.01804670912951">
            <text:p>1.02</text:p>
          </table:table-cell>
          <table:table-cell office:value-type="float" office:value="311.53">
            <text:p>311.53</text:p>
          </table:table-cell>
          <table:table-cell table:formula="of:=[.H204]/[.A204]" office:value-type="float" office:value="1.06681049243203">
            <text:p>1.07</text:p>
          </table:table-cell>
          <table:table-cell office:value-type="float" office:value="300.81">
            <text:p>300.81</text:p>
          </table:table-cell>
          <table:table-cell table:formula="of:=[.J204]/[.A204]" office:value-type="float" office:value="1.03010067803575">
            <text:p>1.03</text:p>
          </table:table-cell>
          <table:table-cell table:number-columns-repeated="5"/>
        </table:table-row>
        <table:table-row table:style-name="ro1">
          <table:table-cell office:value-type="float" office:value="500.04">
            <text:p>500.04</text:p>
          </table:table-cell>
          <table:table-cell office:value-type="float" office:value="526.04">
            <text:p>526.04</text:p>
          </table:table-cell>
          <table:table-cell table:formula="of:=[.B205]/[.A205]" office:value-type="float" office:value="1.05199584033277">
            <text:p>1.05</text:p>
          </table:table-cell>
          <table:table-cell office:value-type="float" office:value="520.39">
            <text:p>520.39</text:p>
          </table:table-cell>
          <table:table-cell table:formula="of:=[.D205]/[.A205]" office:value-type="float" office:value="1.04069674426046">
            <text:p>1.04</text:p>
          </table:table-cell>
          <table:table-cell office:value-type="float" office:value="511.32">
            <text:p>511.32</text:p>
          </table:table-cell>
          <table:table-cell table:formula="of:=[.F205]/[.A205]" office:value-type="float" office:value="1.02255819534437">
            <text:p>1.02</text:p>
          </table:table-cell>
          <table:table-cell office:value-type="float" office:value="526.04">
            <text:p>526.04</text:p>
          </table:table-cell>
          <table:table-cell table:formula="of:=[.H205]/[.A205]" office:value-type="float" office:value="1.05199584033277">
            <text:p>1.05</text:p>
          </table:table-cell>
          <table:table-cell office:value-type="float" office:value="516.29">
            <text:p>516.29</text:p>
          </table:table-cell>
          <table:table-cell table:formula="of:=[.J205]/[.A205]" office:value-type="float" office:value="1.03249740020798">
            <text:p>1.03</text:p>
          </table:table-cell>
          <table:table-cell table:number-columns-repeated="5"/>
        </table:table-row>
        <table:table-row table:style-name="ro1">
          <table:table-cell office:value-type="float" office:value="262.85">
            <text:p>262.85</text:p>
          </table:table-cell>
          <table:table-cell office:value-type="float" office:value="269.33">
            <text:p>269.33</text:p>
          </table:table-cell>
          <table:table-cell table:formula="of:=[.B206]/[.A206]" office:value-type="float" office:value="1.02465284382728">
            <text:p>1.02</text:p>
          </table:table-cell>
          <table:table-cell office:value-type="float" office:value="266.02">
            <text:p>266.02</text:p>
          </table:table-cell>
          <table:table-cell table:formula="of:=[.D206]/[.A206]" office:value-type="float" office:value="1.01206011032909">
            <text:p>1.01</text:p>
          </table:table-cell>
          <table:table-cell office:value-type="float" office:value="266.61">
            <text:p>266.61</text:p>
          </table:table-cell>
          <table:table-cell table:formula="of:=[.F206]/[.A206]" office:value-type="float" office:value="1.01430473654175">
            <text:p>1.01</text:p>
          </table:table-cell>
          <table:table-cell office:value-type="float" office:value="269.33">
            <text:p>269.33</text:p>
          </table:table-cell>
          <table:table-cell table:formula="of:=[.H206]/[.A206]" office:value-type="float" office:value="1.02465284382728">
            <text:p>1.02</text:p>
          </table:table-cell>
          <table:table-cell office:value-type="float" office:value="267.19">
            <text:p>267.19</text:p>
          </table:table-cell>
          <table:table-cell table:formula="of:=[.J206]/[.A206]" office:value-type="float" office:value="1.01651131824234">
            <text:p>1.02</text:p>
          </table:table-cell>
          <table:table-cell table:number-columns-repeated="5"/>
        </table:table-row>
        <table:table-row table:style-name="ro1">
          <table:table-cell office:value-type="float" office:value="158.95">
            <text:p>158.95</text:p>
          </table:table-cell>
          <table:table-cell office:value-type="float" office:value="180.71">
            <text:p>180.71</text:p>
          </table:table-cell>
          <table:table-cell table:formula="of:=[.B207]/[.A207]" office:value-type="float" office:value="1.13689839572193">
            <text:p>1.14</text:p>
          </table:table-cell>
          <table:table-cell office:value-type="float" office:value="173.54">
            <text:p>173.54</text:p>
          </table:table-cell>
          <table:table-cell table:formula="of:=[.D207]/[.A207]" office:value-type="float" office:value="1.09178987102863">
            <text:p>1.09</text:p>
          </table:table-cell>
          <table:table-cell office:value-type="float" office:value="173.54">
            <text:p>173.54</text:p>
          </table:table-cell>
          <table:table-cell table:formula="of:=[.F207]/[.A207]" office:value-type="float" office:value="1.09178987102863">
            <text:p>1.09</text:p>
          </table:table-cell>
          <table:table-cell office:value-type="float" office:value="180.71">
            <text:p>180.71</text:p>
          </table:table-cell>
          <table:table-cell table:formula="of:=[.H207]/[.A207]" office:value-type="float" office:value="1.13689839572193">
            <text:p>1.14</text:p>
          </table:table-cell>
          <table:table-cell office:value-type="float" office:value="161.88">
            <text:p>161.88</text:p>
          </table:table-cell>
          <table:table-cell table:formula="of:=[.J207]/[.A207]" office:value-type="float" office:value="1.01843346964454">
            <text:p>1.02</text:p>
          </table:table-cell>
          <table:table-cell table:number-columns-repeated="5"/>
        </table:table-row>
        <table:table-row table:style-name="ro1">
          <table:table-cell office:value-type="float" office:value="278.68">
            <text:p>278.68</text:p>
          </table:table-cell>
          <table:table-cell office:value-type="float" office:value="291.22">
            <text:p>291.22</text:p>
          </table:table-cell>
          <table:table-cell table:formula="of:=[.B208]/[.A208]" office:value-type="float" office:value="1.04499784699297">
            <text:p>1.04</text:p>
          </table:table-cell>
          <table:table-cell office:value-type="float" office:value="283.95">
            <text:p>283.95</text:p>
          </table:table-cell>
          <table:table-cell table:formula="of:=[.D208]/[.A208]" office:value-type="float" office:value="1.01891057844122">
            <text:p>1.02</text:p>
          </table:table-cell>
          <table:table-cell office:value-type="float" office:value="284.53">
            <text:p>284.53</text:p>
          </table:table-cell>
          <table:table-cell table:formula="of:=[.F208]/[.A208]" office:value-type="float" office:value="1.02099181857327">
            <text:p>1.02</text:p>
          </table:table-cell>
          <table:table-cell office:value-type="float" office:value="291.22">
            <text:p>291.22</text:p>
          </table:table-cell>
          <table:table-cell table:formula="of:=[.H208]/[.A208]" office:value-type="float" office:value="1.04499784699297">
            <text:p>1.04</text:p>
          </table:table-cell>
          <table:table-cell office:value-type="float" office:value="283.95">
            <text:p>283.95</text:p>
          </table:table-cell>
          <table:table-cell table:formula="of:=[.J208]/[.A208]" office:value-type="float" office:value="1.01891057844122">
            <text:p>1.02</text:p>
          </table:table-cell>
          <table:table-cell table:number-columns-repeated="5"/>
        </table:table-row>
        <table:table-row table:style-name="ro1">
          <table:table-cell office:value-type="float" office:value="401.15">
            <text:p>401.15</text:p>
          </table:table-cell>
          <table:table-cell office:value-type="float" office:value="421.39">
            <text:p>421.39</text:p>
          </table:table-cell>
          <table:table-cell table:formula="of:=[.B209]/[.A209]" office:value-type="float" office:value="1.05045494204163">
            <text:p>1.05</text:p>
          </table:table-cell>
          <table:table-cell office:value-type="float" office:value="413.88">
            <text:p>413.88</text:p>
          </table:table-cell>
          <table:table-cell table:formula="of:=[.D209]/[.A209]" office:value-type="float" office:value="1.03173376542441">
            <text:p>1.03</text:p>
          </table:table-cell>
          <table:table-cell office:value-type="float" office:value="408.08">
            <text:p>408.08</text:p>
          </table:table-cell>
          <table:table-cell table:formula="of:=[.F209]/[.A209]" office:value-type="float" office:value="1.01727533341643">
            <text:p>1.02</text:p>
          </table:table-cell>
          <table:table-cell office:value-type="float" office:value="421.39">
            <text:p>421.39</text:p>
          </table:table-cell>
          <table:table-cell table:formula="of:=[.H209]/[.A209]" office:value-type="float" office:value="1.05045494204163">
            <text:p>1.05</text:p>
          </table:table-cell>
          <table:table-cell office:value-type="float" office:value="414.46">
            <text:p>414.46</text:p>
          </table:table-cell>
          <table:table-cell table:formula="of:=[.J209]/[.A209]" office:value-type="float" office:value="1.0331796086252">
            <text:p>1.03</text:p>
          </table:table-cell>
          <table:table-cell table:number-columns-repeated="5"/>
        </table:table-row>
        <table:table-row table:style-name="ro1">
          <table:table-cell office:value-type="float" office:value="459.11">
            <text:p>459.11</text:p>
          </table:table-cell>
          <table:table-cell office:value-type="float" office:value="476">
            <text:p>476</text:p>
          </table:table-cell>
          <table:table-cell table:formula="of:=[.B210]/[.A210]" office:value-type="float" office:value="1.03678856918821">
            <text:p>1.04</text:p>
          </table:table-cell>
          <table:table-cell office:value-type="float" office:value="462.39">
            <text:p>462.39</text:p>
          </table:table-cell>
          <table:table-cell table:formula="of:=[.D210]/[.A210]" office:value-type="float" office:value="1.00714425736752">
            <text:p>1.01</text:p>
          </table:table-cell>
          <table:table-cell office:value-type="float" office:value="465.32">
            <text:p>465.32</text:p>
          </table:table-cell>
          <table:table-cell table:formula="of:=[.F210]/[.A210]" office:value-type="float" office:value="1.01352617019886">
            <text:p>1.01</text:p>
          </table:table-cell>
          <table:table-cell office:value-type="float" office:value="476">
            <text:p>476</text:p>
          </table:table-cell>
          <table:table-cell table:formula="of:=[.H210]/[.A210]" office:value-type="float" office:value="1.03678856918821">
            <text:p>1.04</text:p>
          </table:table-cell>
          <table:table-cell office:value-type="float" office:value="461.8">
            <text:p>461.8</text:p>
          </table:table-cell>
          <table:table-cell table:formula="of:=[.J210]/[.A210]" office:value-type="float" office:value="1.00585916229226">
            <text:p>1.01</text:p>
          </table:table-cell>
          <table:table-cell table:number-columns-repeated="5"/>
        </table:table-row>
        <table:table-row table:style-name="ro1">
          <table:table-cell office:value-type="float" office:value="126.5">
            <text:p>126.5</text:p>
          </table:table-cell>
          <table:table-cell office:value-type="float" office:value="135.77">
            <text:p>135.77</text:p>
          </table:table-cell>
          <table:table-cell table:formula="of:=[.B211]/[.A211]" office:value-type="float" office:value="1.07328063241107">
            <text:p>1.07</text:p>
          </table:table-cell>
          <table:table-cell office:value-type="float" office:value="132.6">
            <text:p>132.6</text:p>
          </table:table-cell>
          <table:table-cell table:formula="of:=[.D211]/[.A211]" office:value-type="float" office:value="1.04822134387352">
            <text:p>1.05</text:p>
          </table:table-cell>
          <table:table-cell office:value-type="float" office:value="130.25">
            <text:p>130.25</text:p>
          </table:table-cell>
          <table:table-cell table:formula="of:=[.F211]/[.A211]" office:value-type="float" office:value="1.0296442687747">
            <text:p>1.03</text:p>
          </table:table-cell>
          <table:table-cell office:value-type="float" office:value="135.77">
            <text:p>135.77</text:p>
          </table:table-cell>
          <table:table-cell table:formula="of:=[.H211]/[.A211]" office:value-type="float" office:value="1.07328063241107">
            <text:p>1.07</text:p>
          </table:table-cell>
          <table:table-cell office:value-type="float" office:value="133.77">
            <text:p>133.77</text:p>
          </table:table-cell>
          <table:table-cell table:formula="of:=[.J211]/[.A211]" office:value-type="float" office:value="1.05747035573123">
            <text:p>1.06</text:p>
          </table:table-cell>
          <table:table-cell table:number-columns-repeated="5"/>
        </table:table-row>
        <table:table-row table:style-name="ro1">
          <table:table-cell office:value-type="float" office:value="390.02">
            <text:p>390.02</text:p>
          </table:table-cell>
          <table:table-cell office:value-type="float" office:value="405.23">
            <text:p>405.23</text:p>
          </table:table-cell>
          <table:table-cell table:formula="of:=[.B212]/[.A212]" office:value-type="float" office:value="1.03899800010256">
            <text:p>1.04</text:p>
          </table:table-cell>
          <table:table-cell office:value-type="float" office:value="400.4">
            <text:p>400.4</text:p>
          </table:table-cell>
          <table:table-cell table:formula="of:=[.D212]/[.A212]" office:value-type="float" office:value="1.02661401979386">
            <text:p>1.03</text:p>
          </table:table-cell>
          <table:table-cell office:value-type="float" office:value="400.16">
            <text:p>400.16</text:p>
          </table:table-cell>
          <table:table-cell table:formula="of:=[.F212]/[.A212]" office:value-type="float" office:value="1.02599866673504">
            <text:p>1.03</text:p>
          </table:table-cell>
          <table:table-cell office:value-type="float" office:value="405.23">
            <text:p>405.23</text:p>
          </table:table-cell>
          <table:table-cell table:formula="of:=[.H212]/[.A212]" office:value-type="float" office:value="1.03899800010256">
            <text:p>1.04</text:p>
          </table:table-cell>
          <table:table-cell office:value-type="float" office:value="400.4">
            <text:p>400.4</text:p>
          </table:table-cell>
          <table:table-cell table:formula="of:=[.J212]/[.A212]" office:value-type="float" office:value="1.02661401979386">
            <text:p>1.03</text:p>
          </table:table-cell>
          <table:table-cell table:number-columns-repeated="5"/>
        </table:table-row>
        <table:table-row table:style-name="ro1">
          <table:table-cell office:value-type="float" office:value="480.3">
            <text:p>480.3</text:p>
          </table:table-cell>
          <table:table-cell office:value-type="float" office:value="492.98">
            <text:p>492.98</text:p>
          </table:table-cell>
          <table:table-cell table:formula="of:=[.B213]/[.A213]" office:value-type="float" office:value="1.02640016656257">
            <text:p>1.03</text:p>
          </table:table-cell>
          <table:table-cell office:value-type="float" office:value="485.57">
            <text:p>485.57</text:p>
          </table:table-cell>
          <table:table-cell table:formula="of:=[.D213]/[.A213]" office:value-type="float" office:value="1.01097230897356">
            <text:p>1.01</text:p>
          </table:table-cell>
          <table:table-cell office:value-type="float" office:value="487.33">
            <text:p>487.33</text:p>
          </table:table-cell>
          <table:table-cell table:formula="of:=[.F213]/[.A213]" office:value-type="float" office:value="1.01463668540496">
            <text:p>1.01</text:p>
          </table:table-cell>
          <table:table-cell office:value-type="float" office:value="492.98">
            <text:p>492.98</text:p>
          </table:table-cell>
          <table:table-cell table:formula="of:=[.H213]/[.A213]" office:value-type="float" office:value="1.02640016656257">
            <text:p>1.03</text:p>
          </table:table-cell>
          <table:table-cell office:value-type="float" office:value="486.16">
            <text:p>486.16</text:p>
          </table:table-cell>
          <table:table-cell table:formula="of:=[.J213]/[.A213]" office:value-type="float" office:value="1.0122007078909">
            <text:p>1.01</text:p>
          </table:table-cell>
          <table:table-cell table:number-columns-repeated="5"/>
        </table:table-row>
        <table:table-row table:style-name="ro1">
          <table:table-cell office:value-type="float" office:value="257.75">
            <text:p>257.75</text:p>
          </table:table-cell>
          <table:table-cell office:value-type="float" office:value="272.34">
            <text:p>272.34</text:p>
          </table:table-cell>
          <table:table-cell table:formula="of:=[.B214]/[.A214]" office:value-type="float" office:value="1.05660523763337">
            <text:p>1.06</text:p>
          </table:table-cell>
          <table:table-cell office:value-type="float" office:value="258.68">
            <text:p>258.68</text:p>
          </table:table-cell>
          <table:table-cell table:formula="of:=[.D214]/[.A214]" office:value-type="float" office:value="1.00360814742968">
            <text:p>1</text:p>
          </table:table-cell>
          <table:table-cell office:value-type="float" office:value="261.02">
            <text:p>261.02</text:p>
          </table:table-cell>
          <table:table-cell table:formula="of:=[.F214]/[.A214]" office:value-type="float" office:value="1.01268671193016">
            <text:p>1.01</text:p>
          </table:table-cell>
          <table:table-cell office:value-type="float" office:value="272.34">
            <text:p>272.34</text:p>
          </table:table-cell>
          <table:table-cell table:formula="of:=[.H214]/[.A214]" office:value-type="float" office:value="1.05660523763337">
            <text:p>1.06</text:p>
          </table:table-cell>
          <table:table-cell office:value-type="float" office:value="258.68">
            <text:p>258.68</text:p>
          </table:table-cell>
          <table:table-cell table:formula="of:=[.J214]/[.A214]" office:value-type="float" office:value="1.00360814742968">
            <text:p>1</text:p>
          </table:table-cell>
          <table:table-cell table:number-columns-repeated="5"/>
        </table:table-row>
        <table:table-row table:style-name="ro1">
          <table:table-cell office:value-type="float" office:value="377.52">
            <text:p>377.52</text:p>
          </table:table-cell>
          <table:table-cell office:value-type="float" office:value="400.45">
            <text:p>400.45</text:p>
          </table:table-cell>
          <table:table-cell table:formula="of:=[.B215]/[.A215]" office:value-type="float" office:value="1.06073850392032">
            <text:p>1.06</text:p>
          </table:table-cell>
          <table:table-cell office:value-type="float" office:value="390.93">
            <text:p>390.93</text:p>
          </table:table-cell>
          <table:table-cell table:formula="of:=[.D215]/[.A215]" office:value-type="float" office:value="1.03552129688493">
            <text:p>1.04</text:p>
          </table:table-cell>
          <table:table-cell office:value-type="float" office:value="384.89">
            <text:p>384.89</text:p>
          </table:table-cell>
          <table:table-cell table:formula="of:=[.F215]/[.A215]" office:value-type="float" office:value="1.01952214452214">
            <text:p>1.02</text:p>
          </table:table-cell>
          <table:table-cell office:value-type="float" office:value="400.45">
            <text:p>400.45</text:p>
          </table:table-cell>
          <table:table-cell table:formula="of:=[.H215]/[.A215]" office:value-type="float" office:value="1.06073850392032">
            <text:p>1.06</text:p>
          </table:table-cell>
          <table:table-cell office:value-type="float" office:value="391.52">
            <text:p>391.52</text:p>
          </table:table-cell>
          <table:table-cell table:formula="of:=[.J215]/[.A215]" office:value-type="float" office:value="1.03708412799322">
            <text:p>1.04</text:p>
          </table:table-cell>
          <table:table-cell table:number-columns-repeated="5"/>
        </table:table-row>
        <table:table-row table:style-name="ro1">
          <table:table-cell office:value-type="float" office:value="428.43">
            <text:p>428.43</text:p>
          </table:table-cell>
          <table:table-cell office:value-type="float" office:value="449.8">
            <text:p>449.8</text:p>
          </table:table-cell>
          <table:table-cell table:formula="of:=[.B216]/[.A216]" office:value-type="float" office:value="1.04987979366524">
            <text:p>1.05</text:p>
          </table:table-cell>
          <table:table-cell office:value-type="float" office:value="432.87">
            <text:p>432.87</text:p>
          </table:table-cell>
          <table:table-cell table:formula="of:=[.D216]/[.A216]" office:value-type="float" office:value="1.01036341992858">
            <text:p>1.01</text:p>
          </table:table-cell>
          <table:table-cell office:value-type="float" office:value="434.97">
            <text:p>434.97</text:p>
          </table:table-cell>
          <table:table-cell table:formula="of:=[.F216]/[.A216]" office:value-type="float" office:value="1.01526503746236">
            <text:p>1.02</text:p>
          </table:table-cell>
          <table:table-cell office:value-type="float" office:value="449.8">
            <text:p>449.8</text:p>
          </table:table-cell>
          <table:table-cell table:formula="of:=[.H216]/[.A216]" office:value-type="float" office:value="1.04987979366524">
            <text:p>1.05</text:p>
          </table:table-cell>
          <table:table-cell office:value-type="float" office:value="432.87">
            <text:p>432.87</text:p>
          </table:table-cell>
          <table:table-cell table:formula="of:=[.J216]/[.A216]" office:value-type="float" office:value="1.01036341992858">
            <text:p>1.01</text:p>
          </table:table-cell>
          <table:table-cell table:number-columns-repeated="5"/>
        </table:table-row>
        <table:table-row table:style-name="ro1">
          <table:table-cell office:value-type="float" office:value="217.44">
            <text:p>217.44</text:p>
          </table:table-cell>
          <table:table-cell office:value-type="float" office:value="223.68">
            <text:p>223.68</text:p>
          </table:table-cell>
          <table:table-cell table:formula="of:=[.B217]/[.A217]" office:value-type="float" office:value="1.02869757174393">
            <text:p>1.03</text:p>
          </table:table-cell>
          <table:table-cell office:value-type="float" office:value="218.02">
            <text:p>218.02</text:p>
          </table:table-cell>
          <table:table-cell table:formula="of:=[.D217]/[.A217]" office:value-type="float" office:value="1.00266740250184">
            <text:p>1</text:p>
          </table:table-cell>
          <table:table-cell office:value-type="float" office:value="217.44">
            <text:p>217.44</text:p>
          </table:table-cell>
          <table:table-cell table:formula="of:=[.F217]/[.A217]" office:value-type="float" office:value="1">
            <text:p>1</text:p>
          </table:table-cell>
          <table:table-cell office:value-type="float" office:value="223.68">
            <text:p>223.68</text:p>
          </table:table-cell>
          <table:table-cell table:formula="of:=[.H217]/[.A217]" office:value-type="float" office:value="1.02869757174393">
            <text:p>1.03</text:p>
          </table:table-cell>
          <table:table-cell office:value-type="float" office:value="222.51">
            <text:p>222.51</text:p>
          </table:table-cell>
          <table:table-cell table:formula="of:=[.J217]/[.A217]" office:value-type="float" office:value="1.02331677704194">
            <text:p>1.02</text:p>
          </table:table-cell>
          <table:table-cell table:number-columns-repeated="5"/>
        </table:table-row>
        <table:table-row table:style-name="ro1">
          <table:table-cell office:value-type="float" office:value="89.12">
            <text:p>89.12</text:p>
          </table:table-cell>
          <table:table-cell office:value-type="float" office:value="107.47">
            <text:p>107.47</text:p>
          </table:table-cell>
          <table:table-cell table:formula="of:=[.B218]/[.A218]" office:value-type="float" office:value="1.20590215439856">
            <text:p>1.21</text:p>
          </table:table-cell>
          <table:table-cell office:value-type="float" office:value="93.81">
            <text:p>93.81</text:p>
          </table:table-cell>
          <table:table-cell table:formula="of:=[.D218]/[.A218]" office:value-type="float" office:value="1.05262567324955">
            <text:p>1.05</text:p>
          </table:table-cell>
          <table:table-cell office:value-type="float" office:value="91.47">
            <text:p>91.47</text:p>
          </table:table-cell>
          <table:table-cell table:formula="of:=[.F218]/[.A218]" office:value-type="float" office:value="1.02636894075404">
            <text:p>1.03</text:p>
          </table:table-cell>
          <table:table-cell office:value-type="float" office:value="107.47">
            <text:p>107.47</text:p>
          </table:table-cell>
          <table:table-cell table:formula="of:=[.H218]/[.A218]" office:value-type="float" office:value="1.20590215439856">
            <text:p>1.21</text:p>
          </table:table-cell>
          <table:table-cell office:value-type="float" office:value="93.81">
            <text:p>93.81</text:p>
          </table:table-cell>
          <table:table-cell table:formula="of:=[.J218]/[.A218]" office:value-type="float" office:value="1.05262567324955">
            <text:p>1.05</text:p>
          </table:table-cell>
          <table:table-cell table:number-columns-repeated="5"/>
        </table:table-row>
        <table:table-row table:style-name="ro1">
          <table:table-cell office:value-type="float" office:value="27.07">
            <text:p>27.07</text:p>
          </table:table-cell>
          <table:table-cell office:value-type="float" office:value="29.07">
            <text:p>29.07</text:p>
          </table:table-cell>
          <table:table-cell table:formula="of:=[.B219]/[.A219]" office:value-type="float" office:value="1.07388252678242">
            <text:p>1.07</text:p>
          </table:table-cell>
          <table:table-cell office:value-type="float" office:value="27.07">
            <text:p>27.07</text:p>
          </table:table-cell>
          <table:table-cell table:formula="of:=[.D219]/[.A219]" office:value-type="float" office:value="1">
            <text:p>1</text:p>
          </table:table-cell>
          <table:table-cell office:value-type="float" office:value="27.07">
            <text:p>27.07</text:p>
          </table:table-cell>
          <table:table-cell table:formula="of:=[.F219]/[.A219]" office:value-type="float" office:value="1">
            <text:p>1</text:p>
          </table:table-cell>
          <table:table-cell office:value-type="float" office:value="27.07">
            <text:p>27.07</text:p>
          </table:table-cell>
          <table:table-cell table:formula="of:=[.H219]/[.A219]" office:value-type="float" office:value="1">
            <text:p>1</text:p>
          </table:table-cell>
          <table:table-cell office:value-type="float" office:value="27.07">
            <text:p>27.07</text:p>
          </table:table-cell>
          <table:table-cell table:formula="of:=[.J219]/[.A21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78.79">
            <text:p>378.79</text:p>
          </table:table-cell>
          <table:table-cell office:value-type="float" office:value="436.67">
            <text:p>436.67</text:p>
          </table:table-cell>
          <table:table-cell table:formula="of:=[.B220]/[.A220]" office:value-type="float" office:value="1.15280234430687">
            <text:p>1.15</text:p>
          </table:table-cell>
          <table:table-cell office:value-type="float" office:value="431.84">
            <text:p>431.84</text:p>
          </table:table-cell>
          <table:table-cell table:formula="of:=[.D220]/[.A220]" office:value-type="float" office:value="1.14005121571319">
            <text:p>1.14</text:p>
          </table:table-cell>
          <table:table-cell office:value-type="float" office:value="390.2">
            <text:p>390.2</text:p>
          </table:table-cell>
          <table:table-cell table:formula="of:=[.F220]/[.A220]" office:value-type="float" office:value="1.0301222313155">
            <text:p>1.03</text:p>
          </table:table-cell>
          <table:table-cell office:value-type="float" office:value="436.67">
            <text:p>436.67</text:p>
          </table:table-cell>
          <table:table-cell table:formula="of:=[.H220]/[.A220]" office:value-type="float" office:value="1.15280234430687">
            <text:p>1.15</text:p>
          </table:table-cell>
          <table:table-cell office:value-type="float" office:value="425.5">
            <text:p>425.5</text:p>
          </table:table-cell>
          <table:table-cell table:formula="of:=[.J220]/[.A220]" office:value-type="float" office:value="1.12331370944323">
            <text:p>1.12</text:p>
          </table:table-cell>
          <table:table-cell table:number-columns-repeated="5"/>
        </table:table-row>
        <table:table-row table:style-name="ro1">
          <table:table-cell office:value-type="float" office:value="227.95">
            <text:p>227.95</text:p>
          </table:table-cell>
          <table:table-cell office:value-type="float" office:value="243.66">
            <text:p>243.66</text:p>
          </table:table-cell>
          <table:table-cell table:formula="of:=[.B221]/[.A221]" office:value-type="float" office:value="1.06891862250494">
            <text:p>1.07</text:p>
          </table:table-cell>
          <table:table-cell office:value-type="float" office:value="233.81">
            <text:p>233.81</text:p>
          </table:table-cell>
          <table:table-cell table:formula="of:=[.D221]/[.A221]" office:value-type="float" office:value="1.02570739197192">
            <text:p>1.03</text:p>
          </table:table-cell>
          <table:table-cell office:value-type="float" office:value="232.63">
            <text:p>232.63</text:p>
          </table:table-cell>
          <table:table-cell table:formula="of:=[.F221]/[.A221]" office:value-type="float" office:value="1.02053081816188">
            <text:p>1.02</text:p>
          </table:table-cell>
          <table:table-cell office:value-type="float" office:value="243.66">
            <text:p>243.66</text:p>
          </table:table-cell>
          <table:table-cell table:formula="of:=[.H221]/[.A221]" office:value-type="float" office:value="1.06891862250494">
            <text:p>1.07</text:p>
          </table:table-cell>
          <table:table-cell office:value-type="float" office:value="232.05">
            <text:p>232.05</text:p>
          </table:table-cell>
          <table:table-cell table:formula="of:=[.J221]/[.A221]" office:value-type="float" office:value="1.01798640052643">
            <text:p>1.02</text:p>
          </table:table-cell>
          <table:table-cell table:number-columns-repeated="5"/>
        </table:table-row>
        <table:table-row table:style-name="ro1">
          <table:table-cell office:value-type="float" office:value="107.65">
            <text:p>107.65</text:p>
          </table:table-cell>
          <table:table-cell office:value-type="float" office:value="120.82">
            <text:p>120.82</text:p>
          </table:table-cell>
          <table:table-cell table:formula="of:=[.B222]/[.A222]" office:value-type="float" office:value="1.122340919647">
            <text:p>1.12</text:p>
          </table:table-cell>
          <table:table-cell office:value-type="float" office:value="108.82">
            <text:p>108.82</text:p>
          </table:table-cell>
          <table:table-cell table:formula="of:=[.D222]/[.A222]" office:value-type="float" office:value="1.01086855550395">
            <text:p>1.01</text:p>
          </table:table-cell>
          <table:table-cell office:value-type="float" office:value="108.82">
            <text:p>108.82</text:p>
          </table:table-cell>
          <table:table-cell table:formula="of:=[.F222]/[.A222]" office:value-type="float" office:value="1.01086855550395">
            <text:p>1.01</text:p>
          </table:table-cell>
          <table:table-cell office:value-type="float" office:value="120.82">
            <text:p>120.82</text:p>
          </table:table-cell>
          <table:table-cell table:formula="of:=[.H222]/[.A222]" office:value-type="float" office:value="1.122340919647">
            <text:p>1.12</text:p>
          </table:table-cell>
          <table:table-cell office:value-type="float" office:value="108.82">
            <text:p>108.82</text:p>
          </table:table-cell>
          <table:table-cell table:formula="of:=[.J222]/[.A222]" office:value-type="float" office:value="1.01086855550395">
            <text:p>1.01</text:p>
          </table:table-cell>
          <table:table-cell table:number-columns-repeated="5"/>
        </table:table-row>
        <table:table-row table:style-name="ro1">
          <table:table-cell office:value-type="float" office:value="128.04">
            <text:p>128.04</text:p>
          </table:table-cell>
          <table:table-cell office:value-type="float" office:value="141.89">
            <text:p>141.89</text:p>
          </table:table-cell>
          <table:table-cell table:formula="of:=[.B223]/[.A223]" office:value-type="float" office:value="1.10816932208685">
            <text:p>1.11</text:p>
          </table:table-cell>
          <table:table-cell office:value-type="float" office:value="129.21">
            <text:p>129.21</text:p>
          </table:table-cell>
          <table:table-cell table:formula="of:=[.D223]/[.A223]" office:value-type="float" office:value="1.00913776944705">
            <text:p>1.01</text:p>
          </table:table-cell>
          <table:table-cell office:value-type="float" office:value="129.21">
            <text:p>129.21</text:p>
          </table:table-cell>
          <table:table-cell table:formula="of:=[.F223]/[.A223]" office:value-type="float" office:value="1.00913776944705">
            <text:p>1.01</text:p>
          </table:table-cell>
          <table:table-cell office:value-type="float" office:value="141.89">
            <text:p>141.89</text:p>
          </table:table-cell>
          <table:table-cell table:formula="of:=[.H223]/[.A223]" office:value-type="float" office:value="1.10816932208685">
            <text:p>1.11</text:p>
          </table:table-cell>
          <table:table-cell office:value-type="float" office:value="129.21">
            <text:p>129.21</text:p>
          </table:table-cell>
          <table:table-cell table:formula="of:=[.J223]/[.A223]" office:value-type="float" office:value="1.00913776944705">
            <text:p>1.01</text:p>
          </table:table-cell>
          <table:table-cell table:number-columns-repeated="5"/>
        </table:table-row>
        <table:table-row table:style-name="ro1">
          <table:table-cell office:value-type="float" office:value="201.68">
            <text:p>201.68</text:p>
          </table:table-cell>
          <table:table-cell office:value-type="float" office:value="213.54">
            <text:p>213.54</text:p>
          </table:table-cell>
          <table:table-cell table:formula="of:=[.B224]/[.A224]" office:value-type="float" office:value="1.05880602935343">
            <text:p>1.06</text:p>
          </table:table-cell>
          <table:table-cell office:value-type="float" office:value="208.12">
            <text:p>208.12</text:p>
          </table:table-cell>
          <table:table-cell table:formula="of:=[.D224]/[.A224]" office:value-type="float" office:value="1.03193177310591">
            <text:p>1.03</text:p>
          </table:table-cell>
          <table:table-cell office:value-type="float" office:value="208.71">
            <text:p>208.71</text:p>
          </table:table-cell>
          <table:table-cell table:formula="of:=[.F224]/[.A224]" office:value-type="float" office:value="1.034857199524">
            <text:p>1.03</text:p>
          </table:table-cell>
          <table:table-cell office:value-type="float" office:value="213.54">
            <text:p>213.54</text:p>
          </table:table-cell>
          <table:table-cell table:formula="of:=[.H224]/[.A224]" office:value-type="float" office:value="1.05880602935343">
            <text:p>1.06</text:p>
          </table:table-cell>
          <table:table-cell office:value-type="float" office:value="208.12">
            <text:p>208.12</text:p>
          </table:table-cell>
          <table:table-cell table:formula="of:=[.J224]/[.A224]" office:value-type="float" office:value="1.03193177310591">
            <text:p>1.03</text:p>
          </table:table-cell>
          <table:table-cell table:number-columns-repeated="5"/>
        </table:table-row>
        <table:table-row table:style-name="ro1">
          <table:table-cell office:value-type="float" office:value="261.99">
            <text:p>261.99</text:p>
          </table:table-cell>
          <table:table-cell office:value-type="float" office:value="268.92">
            <text:p>268.92</text:p>
          </table:table-cell>
          <table:table-cell table:formula="of:=[.B225]/[.A225]" office:value-type="float" office:value="1.02645139127448">
            <text:p>1.03</text:p>
          </table:table-cell>
          <table:table-cell office:value-type="float" office:value="263.4">
            <text:p>263.4</text:p>
          </table:table-cell>
          <table:table-cell table:formula="of:=[.D225]/[.A225]" office:value-type="float" office:value="1.00538188480476">
            <text:p>1.01</text:p>
          </table:table-cell>
          <table:table-cell office:value-type="float" office:value="263.4">
            <text:p>263.4</text:p>
          </table:table-cell>
          <table:table-cell table:formula="of:=[.F225]/[.A225]" office:value-type="float" office:value="1.00538188480476">
            <text:p>1.01</text:p>
          </table:table-cell>
          <table:table-cell office:value-type="float" office:value="268.92">
            <text:p>268.92</text:p>
          </table:table-cell>
          <table:table-cell table:formula="of:=[.H225]/[.A225]" office:value-type="float" office:value="1.02645139127448">
            <text:p>1.03</text:p>
          </table:table-cell>
          <table:table-cell office:value-type="float" office:value="262.23">
            <text:p>262.23</text:p>
          </table:table-cell>
          <table:table-cell table:formula="of:=[.J225]/[.A225]" office:value-type="float" office:value="1.00091606549868">
            <text:p>1</text:p>
          </table:table-cell>
          <table:table-cell table:number-columns-repeated="5"/>
        </table:table-row>
        <table:table-row table:style-name="ro1">
          <table:table-cell office:value-type="float" office:value="85.94">
            <text:p>85.94</text:p>
          </table:table-cell>
          <table:table-cell office:value-type="float" office:value="102.53">
            <text:p>102.53</text:p>
          </table:table-cell>
          <table:table-cell table:formula="of:=[.B226]/[.A226]" office:value-type="float" office:value="1.19304165696998">
            <text:p>1.19</text:p>
          </table:table-cell>
          <table:table-cell office:value-type="float" office:value="93.6">
            <text:p>93.6</text:p>
          </table:table-cell>
          <table:table-cell table:formula="of:=[.D226]/[.A226]" office:value-type="float" office:value="1.08913195252502">
            <text:p>1.09</text:p>
          </table:table-cell>
          <table:table-cell office:value-type="float" office:value="89.7">
            <text:p>89.7</text:p>
          </table:table-cell>
          <table:table-cell table:formula="of:=[.F226]/[.A226]" office:value-type="float" office:value="1.04375145450314">
            <text:p>1.04</text:p>
          </table:table-cell>
          <table:table-cell office:value-type="float" office:value="102.53">
            <text:p>102.53</text:p>
          </table:table-cell>
          <table:table-cell table:formula="of:=[.H226]/[.A226]" office:value-type="float" office:value="1.19304165696998">
            <text:p>1.19</text:p>
          </table:table-cell>
          <table:table-cell office:value-type="float" office:value="90.28">
            <text:p>90.28</text:p>
          </table:table-cell>
          <table:table-cell table:formula="of:=[.J226]/[.A226]" office:value-type="float" office:value="1.05050034908075">
            <text:p>1.05</text:p>
          </table:table-cell>
          <table:table-cell table:number-columns-repeated="5"/>
        </table:table-row>
        <table:table-row table:style-name="ro1">
          <table:table-cell office:value-type="float" office:value="425.46">
            <text:p>425.46</text:p>
          </table:table-cell>
          <table:table-cell office:value-type="float" office:value="442.15">
            <text:p>442.15</text:p>
          </table:table-cell>
          <table:table-cell table:formula="of:=[.B227]/[.A227]" office:value-type="float" office:value="1.03922812955389">
            <text:p>1.04</text:p>
          </table:table-cell>
          <table:table-cell office:value-type="float" office:value="434.05">
            <text:p>434.05</text:p>
          </table:table-cell>
          <table:table-cell table:formula="of:=[.D227]/[.A227]" office:value-type="float" office:value="1.02018991209514">
            <text:p>1.02</text:p>
          </table:table-cell>
          <table:table-cell office:value-type="float" office:value="433.32">
            <text:p>433.32</text:p>
          </table:table-cell>
          <table:table-cell table:formula="of:=[.F227]/[.A227]" office:value-type="float" office:value="1.01847412212664">
            <text:p>1.02</text:p>
          </table:table-cell>
          <table:table-cell office:value-type="float" office:value="442.15">
            <text:p>442.15</text:p>
          </table:table-cell>
          <table:table-cell table:formula="of:=[.H227]/[.A227]" office:value-type="float" office:value="1.03922812955389">
            <text:p>1.04</text:p>
          </table:table-cell>
          <table:table-cell office:value-type="float" office:value="430.74">
            <text:p>430.74</text:p>
          </table:table-cell>
          <table:table-cell table:formula="of:=[.J227]/[.A227]" office:value-type="float" office:value="1.01241009730645">
            <text:p>1.01</text:p>
          </table:table-cell>
          <table:table-cell table:number-columns-repeated="5"/>
        </table:table-row>
        <table:table-row table:style-name="ro1">
          <table:table-cell office:value-type="float" office:value="270.25">
            <text:p>270.25</text:p>
          </table:table-cell>
          <table:table-cell office:value-type="float" office:value="287.42">
            <text:p>287.42</text:p>
          </table:table-cell>
          <table:table-cell table:formula="of:=[.B228]/[.A228]" office:value-type="float" office:value="1.06353376503238">
            <text:p>1.06</text:p>
          </table:table-cell>
          <table:table-cell office:value-type="float" office:value="278.25">
            <text:p>278.25</text:p>
          </table:table-cell>
          <table:table-cell table:formula="of:=[.D228]/[.A228]" office:value-type="float" office:value="1.02960222016651">
            <text:p>1.03</text:p>
          </table:table-cell>
          <table:table-cell office:value-type="float" office:value="279.52">
            <text:p>279.52</text:p>
          </table:table-cell>
          <table:table-cell table:formula="of:=[.F228]/[.A228]" office:value-type="float" office:value="1.03430157261795">
            <text:p>1.03</text:p>
          </table:table-cell>
          <table:table-cell office:value-type="float" office:value="278.25">
            <text:p>278.25</text:p>
          </table:table-cell>
          <table:table-cell table:formula="of:=[.H228]/[.A228]" office:value-type="float" office:value="1.02960222016651">
            <text:p>1.03</text:p>
          </table:table-cell>
          <table:table-cell office:value-type="float" office:value="280.59">
            <text:p>280.59</text:p>
          </table:table-cell>
          <table:table-cell table:formula="of:=[.J228]/[.A228]" office:value-type="float" office:value="1.03826086956522">
            <text:p>1.04</text:p>
          </table:table-cell>
          <table:table-cell table:number-columns-repeated="5"/>
        </table:table-row>
        <table:table-row table:style-name="ro1">
          <table:table-cell office:value-type="float" office:value="296.33">
            <text:p>296.33</text:p>
          </table:table-cell>
          <table:table-cell office:value-type="float" office:value="316.43">
            <text:p>316.43</text:p>
          </table:table-cell>
          <table:table-cell table:formula="of:=[.B229]/[.A229]" office:value-type="float" office:value="1.06782978436203">
            <text:p>1.07</text:p>
          </table:table-cell>
          <table:table-cell office:value-type="float" office:value="308.92">
            <text:p>308.92</text:p>
          </table:table-cell>
          <table:table-cell table:formula="of:=[.D229]/[.A229]" office:value-type="float" office:value="1.04248641717005">
            <text:p>1.04</text:p>
          </table:table-cell>
          <table:table-cell office:value-type="float" office:value="299.06">
            <text:p>299.06</text:p>
          </table:table-cell>
          <table:table-cell table:formula="of:=[.F229]/[.A229]" office:value-type="float" office:value="1.00921270205514">
            <text:p>1.01</text:p>
          </table:table-cell>
          <table:table-cell office:value-type="float" office:value="316.43">
            <text:p>316.43</text:p>
          </table:table-cell>
          <table:table-cell table:formula="of:=[.H229]/[.A229]" office:value-type="float" office:value="1.06782978436203">
            <text:p>1.07</text:p>
          </table:table-cell>
          <table:table-cell office:value-type="float" office:value="308.92">
            <text:p>308.92</text:p>
          </table:table-cell>
          <table:table-cell table:formula="of:=[.J229]/[.A229]" office:value-type="float" office:value="1.04248641717005">
            <text:p>1.04</text:p>
          </table:table-cell>
          <table:table-cell table:number-columns-repeated="5"/>
        </table:table-row>
        <table:table-row table:style-name="ro1">
          <table:table-cell office:value-type="float" office:value="444.19">
            <text:p>444.19</text:p>
          </table:table-cell>
          <table:table-cell office:value-type="float" office:value="472.15">
            <text:p>472.15</text:p>
          </table:table-cell>
          <table:table-cell table:formula="of:=[.B230]/[.A230]" office:value-type="float" office:value="1.06294603660596">
            <text:p>1.06</text:p>
          </table:table-cell>
          <table:table-cell office:value-type="float" office:value="449.71">
            <text:p>449.71</text:p>
          </table:table-cell>
          <table:table-cell table:formula="of:=[.D230]/[.A230]" office:value-type="float" office:value="1.01242711452306">
            <text:p>1.01</text:p>
          </table:table-cell>
          <table:table-cell office:value-type="float" office:value="450.53">
            <text:p>450.53</text:p>
          </table:table-cell>
          <table:table-cell table:formula="of:=[.F230]/[.A230]" office:value-type="float" office:value="1.01427317139062">
            <text:p>1.01</text:p>
          </table:table-cell>
          <table:table-cell office:value-type="float" office:value="472.15">
            <text:p>472.15</text:p>
          </table:table-cell>
          <table:table-cell table:formula="of:=[.H230]/[.A230]" office:value-type="float" office:value="1.06294603660596">
            <text:p>1.06</text:p>
          </table:table-cell>
          <table:table-cell office:value-type="float" office:value="450.78">
            <text:p>450.78</text:p>
          </table:table-cell>
          <table:table-cell table:formula="of:=[.J230]/[.A230]" office:value-type="float" office:value="1.01483599360634">
            <text:p>1.01</text:p>
          </table:table-cell>
          <table:table-cell table:number-columns-repeated="5"/>
        </table:table-row>
        <table:table-row table:style-name="ro1">
          <table:table-cell office:value-type="float" office:value="366.12">
            <text:p>366.12</text:p>
          </table:table-cell>
          <table:table-cell office:value-type="float" office:value="378.56">
            <text:p>378.56</text:p>
          </table:table-cell>
          <table:table-cell table:formula="of:=[.B231]/[.A231]" office:value-type="float" office:value="1.03397793073309">
            <text:p>1.03</text:p>
          </table:table-cell>
          <table:table-cell office:value-type="float" office:value="374.91">
            <text:p>374.91</text:p>
          </table:table-cell>
          <table:table-cell table:formula="of:=[.D231]/[.A231]" office:value-type="float" office:value="1.02400852179613">
            <text:p>1.02</text:p>
          </table:table-cell>
          <table:table-cell office:value-type="float" office:value="373.74">
            <text:p>373.74</text:p>
          </table:table-cell>
          <table:table-cell table:formula="of:=[.F231]/[.A231]" office:value-type="float" office:value="1.02081284824648">
            <text:p>1.02</text:p>
          </table:table-cell>
          <table:table-cell office:value-type="float" office:value="378.56">
            <text:p>378.56</text:p>
          </table:table-cell>
          <table:table-cell table:formula="of:=[.H231]/[.A231]" office:value-type="float" office:value="1.03397793073309">
            <text:p>1.03</text:p>
          </table:table-cell>
          <table:table-cell office:value-type="float" office:value="373.74">
            <text:p>373.74</text:p>
          </table:table-cell>
          <table:table-cell table:formula="of:=[.J231]/[.A231]" office:value-type="float" office:value="1.02081284824648">
            <text:p>1.02</text:p>
          </table:table-cell>
          <table:table-cell table:number-columns-repeated="5"/>
        </table:table-row>
        <table:table-row table:style-name="ro1">
          <table:table-cell office:value-type="float" office:value="210.15">
            <text:p>210.15</text:p>
          </table:table-cell>
          <table:table-cell office:value-type="float" office:value="210.98">
            <text:p>210.98</text:p>
          </table:table-cell>
          <table:table-cell table:formula="of:=[.B232]/[.A232]" office:value-type="float" office:value="1.00394955983821">
            <text:p>1</text:p>
          </table:table-cell>
          <table:table-cell office:value-type="float" office:value="212.15">
            <text:p>212.15</text:p>
          </table:table-cell>
          <table:table-cell table:formula="of:=[.D232]/[.A232]" office:value-type="float" office:value="1.00951701165834">
            <text:p>1.01</text:p>
          </table:table-cell>
          <table:table-cell office:value-type="float" office:value="211.56">
            <text:p>211.56</text:p>
          </table:table-cell>
          <table:table-cell table:formula="of:=[.F232]/[.A232]" office:value-type="float" office:value="1.00670949321913">
            <text:p>1.01</text:p>
          </table:table-cell>
          <table:table-cell office:value-type="float" office:value="210.98">
            <text:p>210.98</text:p>
          </table:table-cell>
          <table:table-cell table:formula="of:=[.H232]/[.A232]" office:value-type="float" office:value="1.00394955983821">
            <text:p>1</text:p>
          </table:table-cell>
          <table:table-cell office:value-type="float" office:value="212.15">
            <text:p>212.15</text:p>
          </table:table-cell>
          <table:table-cell table:formula="of:=[.J232]/[.A232]" office:value-type="float" office:value="1.00951701165834">
            <text:p>1.01</text:p>
          </table:table-cell>
          <table:table-cell table:number-columns-repeated="5"/>
        </table:table-row>
        <table:table-row table:style-name="ro1">
          <table:table-cell office:value-type="float" office:value="86.74">
            <text:p>86.74</text:p>
          </table:table-cell>
          <table:table-cell office:value-type="float" office:value="93.43">
            <text:p>93.43</text:p>
          </table:table-cell>
          <table:table-cell table:formula="of:=[.B233]/[.A233]" office:value-type="float" office:value="1.0771270463454">
            <text:p>1.08</text:p>
          </table:table-cell>
          <table:table-cell office:value-type="float" office:value="88.84">
            <text:p>88.84</text:p>
          </table:table-cell>
          <table:table-cell table:formula="of:=[.D233]/[.A233]" office:value-type="float" office:value="1.02421028360618">
            <text:p>1.02</text:p>
          </table:table-cell>
          <table:table-cell office:value-type="float" office:value="89.43">
            <text:p>89.43</text:p>
          </table:table-cell>
          <table:table-cell table:formula="of:=[.F233]/[.A233]" office:value-type="float" office:value="1.03101222042887">
            <text:p>1.03</text:p>
          </table:table-cell>
          <table:table-cell office:value-type="float" office:value="93.43">
            <text:p>93.43</text:p>
          </table:table-cell>
          <table:table-cell table:formula="of:=[.H233]/[.A233]" office:value-type="float" office:value="1.0771270463454">
            <text:p>1.08</text:p>
          </table:table-cell>
          <table:table-cell office:value-type="float" office:value="88.84">
            <text:p>88.84</text:p>
          </table:table-cell>
          <table:table-cell table:formula="of:=[.J233]/[.A233]" office:value-type="float" office:value="1.02421028360618">
            <text:p>1.02</text:p>
          </table:table-cell>
          <table:table-cell table:number-columns-repeated="5"/>
        </table:table-row>
        <table:table-row table:style-name="ro1">
          <table:table-cell office:value-type="float" office:value="373.24">
            <text:p>373.24</text:p>
          </table:table-cell>
          <table:table-cell office:value-type="float" office:value="382.55">
            <text:p>382.55</text:p>
          </table:table-cell>
          <table:table-cell table:formula="of:=[.B234]/[.A234]" office:value-type="float" office:value="1.02494373593398">
            <text:p>1.02</text:p>
          </table:table-cell>
          <table:table-cell office:value-type="float" office:value="379.24">
            <text:p>379.24</text:p>
          </table:table-cell>
          <table:table-cell table:formula="of:=[.D234]/[.A234]" office:value-type="float" office:value="1.01607544743329">
            <text:p>1.02</text:p>
          </table:table-cell>
          <table:table-cell office:value-type="float" office:value="377.34">
            <text:p>377.34</text:p>
          </table:table-cell>
          <table:table-cell table:formula="of:=[.F234]/[.A234]" office:value-type="float" office:value="1.01098488907941">
            <text:p>1.01</text:p>
          </table:table-cell>
          <table:table-cell office:value-type="float" office:value="382.55">
            <text:p>382.55</text:p>
          </table:table-cell>
          <table:table-cell table:formula="of:=[.H234]/[.A234]" office:value-type="float" office:value="1.02494373593398">
            <text:p>1.02</text:p>
          </table:table-cell>
          <table:table-cell office:value-type="float" office:value="378.65">
            <text:p>378.65</text:p>
          </table:table-cell>
          <table:table-cell table:formula="of:=[.J234]/[.A234]" office:value-type="float" office:value="1.01449469510235">
            <text:p>1.01</text:p>
          </table:table-cell>
          <table:table-cell table:number-columns-repeated="5"/>
        </table:table-row>
        <table:table-row table:style-name="ro1">
          <table:table-cell office:value-type="float" office:value="284.53">
            <text:p>284.53</text:p>
          </table:table-cell>
          <table:table-cell office:value-type="float" office:value="295.56">
            <text:p>295.56</text:p>
          </table:table-cell>
          <table:table-cell table:formula="of:=[.B235]/[.A235]" office:value-type="float" office:value="1.03876568375918">
            <text:p>1.04</text:p>
          </table:table-cell>
          <table:table-cell office:value-type="float" office:value="288.63">
            <text:p>288.63</text:p>
          </table:table-cell>
          <table:table-cell table:formula="of:=[.D235]/[.A235]" office:value-type="float" office:value="1.0144097283239">
            <text:p>1.01</text:p>
          </table:table-cell>
          <table:table-cell office:value-type="float" office:value="290.39">
            <text:p>290.39</text:p>
          </table:table-cell>
          <table:table-cell table:formula="of:=[.F235]/[.A235]" office:value-type="float" office:value="1.02059536779953">
            <text:p>1.02</text:p>
          </table:table-cell>
          <table:table-cell office:value-type="float" office:value="295.56">
            <text:p>295.56</text:p>
          </table:table-cell>
          <table:table-cell table:formula="of:=[.H235]/[.A235]" office:value-type="float" office:value="1.03876568375918">
            <text:p>1.04</text:p>
          </table:table-cell>
          <table:table-cell office:value-type="float" office:value="290.98">
            <text:p>290.98</text:p>
          </table:table-cell>
          <table:table-cell table:formula="of:=[.J235]/[.A235]" office:value-type="float" office:value="1.02266896285102">
            <text:p>1.02</text:p>
          </table:table-cell>
          <table:table-cell table:number-columns-repeated="5"/>
        </table:table-row>
        <table:table-row table:style-name="ro1">
          <table:table-cell office:value-type="float" office:value="459.43">
            <text:p>459.43</text:p>
          </table:table-cell>
          <table:table-cell office:value-type="float" office:value="467.63">
            <text:p>467.63</text:p>
          </table:table-cell>
          <table:table-cell table:formula="of:=[.B236]/[.A236]" office:value-type="float" office:value="1.01784820320832">
            <text:p>1.02</text:p>
          </table:table-cell>
          <table:table-cell office:value-type="float" office:value="463.87">
            <text:p>463.87</text:p>
          </table:table-cell>
          <table:table-cell table:formula="of:=[.D236]/[.A236]" office:value-type="float" office:value="1.00966414905426">
            <text:p>1.01</text:p>
          </table:table-cell>
          <table:table-cell office:value-type="float" office:value="464.46">
            <text:p>464.46</text:p>
          </table:table-cell>
          <table:table-cell table:formula="of:=[.F236]/[.A236]" office:value-type="float" office:value="1.0109483490412">
            <text:p>1.01</text:p>
          </table:table-cell>
          <table:table-cell office:value-type="float" office:value="467.63">
            <text:p>467.63</text:p>
          </table:table-cell>
          <table:table-cell table:formula="of:=[.H236]/[.A236]" office:value-type="float" office:value="1.01784820320832">
            <text:p>1.02</text:p>
          </table:table-cell>
          <table:table-cell office:value-type="float" office:value="462.11">
            <text:p>462.11</text:p>
          </table:table-cell>
          <table:table-cell table:formula="of:=[.J236]/[.A236]" office:value-type="float" office:value="1.00583331519492">
            <text:p>1.01</text:p>
          </table:table-cell>
          <table:table-cell table:number-columns-repeated="5"/>
        </table:table-row>
        <table:table-row table:style-name="ro1">
          <table:table-cell office:value-type="float" office:value="296.58">
            <text:p>296.58</text:p>
          </table:table-cell>
          <table:table-cell office:value-type="float" office:value="335.55">
            <text:p>335.55</text:p>
          </table:table-cell>
          <table:table-cell table:formula="of:=[.B237]/[.A237]" office:value-type="float" office:value="1.13139793647582">
            <text:p>1.13</text:p>
          </table:table-cell>
          <table:table-cell office:value-type="float" office:value="297.99">
            <text:p>297.99</text:p>
          </table:table-cell>
          <table:table-cell table:formula="of:=[.D237]/[.A237]" office:value-type="float" office:value="1.00475419785555">
            <text:p>1</text:p>
          </table:table-cell>
          <table:table-cell office:value-type="float" office:value="299.75">
            <text:p>299.75</text:p>
          </table:table-cell>
          <table:table-cell table:formula="of:=[.F237]/[.A237]" office:value-type="float" office:value="1.01068851574617">
            <text:p>1.01</text:p>
          </table:table-cell>
          <table:table-cell office:value-type="float" office:value="335.55">
            <text:p>335.55</text:p>
          </table:table-cell>
          <table:table-cell table:formula="of:=[.H237]/[.A237]" office:value-type="float" office:value="1.13139793647582">
            <text:p>1.13</text:p>
          </table:table-cell>
          <table:table-cell office:value-type="float" office:value="297.41">
            <text:p>297.41</text:p>
          </table:table-cell>
          <table:table-cell table:formula="of:=[.J237]/[.A237]" office:value-type="float" office:value="1.00279857036887">
            <text:p>1</text:p>
          </table:table-cell>
          <table:table-cell table:number-columns-repeated="5"/>
        </table:table-row>
        <table:table-row table:style-name="ro1">
          <table:table-cell office:value-type="float" office:value="189.12">
            <text:p>189.12</text:p>
          </table:table-cell>
          <table:table-cell office:value-type="float" office:value="204.74">
            <text:p>204.74</text:p>
          </table:table-cell>
          <table:table-cell table:formula="of:=[.B238]/[.A238]" office:value-type="float" office:value="1.08259306260575">
            <text:p>1.08</text:p>
          </table:table-cell>
          <table:table-cell office:value-type="float" office:value="198.05">
            <text:p>198.05</text:p>
          </table:table-cell>
          <table:table-cell table:formula="of:=[.D238]/[.A238]" office:value-type="float" office:value="1.04721869712352">
            <text:p>1.05</text:p>
          </table:table-cell>
          <table:table-cell office:value-type="float" office:value="197.47">
            <text:p>197.47</text:p>
          </table:table-cell>
          <table:table-cell table:formula="of:=[.F238]/[.A238]" office:value-type="float" office:value="1.04415186125212">
            <text:p>1.04</text:p>
          </table:table-cell>
          <table:table-cell office:value-type="float" office:value="204.74">
            <text:p>204.74</text:p>
          </table:table-cell>
          <table:table-cell table:formula="of:=[.H238]/[.A238]" office:value-type="float" office:value="1.08259306260575">
            <text:p>1.08</text:p>
          </table:table-cell>
          <table:table-cell office:value-type="float" office:value="194.74">
            <text:p>194.74</text:p>
          </table:table-cell>
          <table:table-cell table:formula="of:=[.J238]/[.A238]" office:value-type="float" office:value="1.0297165820643">
            <text:p>1.03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08.88">
            <text:p>108.88</text:p>
          </table:table-cell>
          <table:table-cell table:formula="of:=[.B239]/[.A239]" office:value-type="float" office:value="1">
            <text:p>1</text:p>
          </table:table-cell>
          <table:table-cell office:value-type="float" office:value="108.88">
            <text:p>108.88</text:p>
          </table:table-cell>
          <table:table-cell table:formula="of:=[.D239]/[.A239]" office:value-type="float" office:value="1">
            <text:p>1</text:p>
          </table:table-cell>
          <table:table-cell office:value-type="float" office:value="110.05">
            <text:p>110.05</text:p>
          </table:table-cell>
          <table:table-cell table:formula="of:=[.F239]/[.A239]" office:value-type="float" office:value="1.01074577516532">
            <text:p>1.01</text:p>
          </table:table-cell>
          <table:table-cell office:value-type="float" office:value="108.88">
            <text:p>108.88</text:p>
          </table:table-cell>
          <table:table-cell table:formula="of:=[.H239]/[.A239]" office:value-type="float" office:value="1">
            <text:p>1</text:p>
          </table:table-cell>
          <table:table-cell office:value-type="float" office:value="108.88">
            <text:p>108.88</text:p>
          </table:table-cell>
          <table:table-cell table:formula="of:=[.J239]/[.A23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50.14">
            <text:p>250.14</text:p>
          </table:table-cell>
          <table:table-cell office:value-type="float" office:value="262.24">
            <text:p>262.24</text:p>
          </table:table-cell>
          <table:table-cell table:formula="of:=[.B240]/[.A240]" office:value-type="float" office:value="1.04837291116975">
            <text:p>1.05</text:p>
          </table:table-cell>
          <table:table-cell office:value-type="float" office:value="251.65">
            <text:p>251.65</text:p>
          </table:table-cell>
          <table:table-cell table:formula="of:=[.D240]/[.A240]" office:value-type="float" office:value="1.00603661949308">
            <text:p>1.01</text:p>
          </table:table-cell>
          <table:table-cell office:value-type="float" office:value="255.31">
            <text:p>255.31</text:p>
          </table:table-cell>
          <table:table-cell table:formula="of:=[.F240]/[.A240]" office:value-type="float" office:value="1.02066842568162">
            <text:p>1.02</text:p>
          </table:table-cell>
          <table:table-cell office:value-type="float" office:value="262.24">
            <text:p>262.24</text:p>
          </table:table-cell>
          <table:table-cell table:formula="of:=[.H240]/[.A240]" office:value-type="float" office:value="1.04837291116975">
            <text:p>1.05</text:p>
          </table:table-cell>
          <table:table-cell office:value-type="float" office:value="251.65">
            <text:p>251.65</text:p>
          </table:table-cell>
          <table:table-cell table:formula="of:=[.J240]/[.A240]" office:value-type="float" office:value="1.00603661949308">
            <text:p>1.01</text:p>
          </table:table-cell>
          <table:table-cell table:number-columns-repeated="5"/>
        </table:table-row>
        <table:table-row table:style-name="ro1">
          <table:table-cell office:value-type="float" office:value="400.79">
            <text:p>400.79</text:p>
          </table:table-cell>
          <table:table-cell office:value-type="float" office:value="427.32">
            <text:p>427.32</text:p>
          </table:table-cell>
          <table:table-cell table:formula="of:=[.B241]/[.A241]" office:value-type="float" office:value="1.06619426632401">
            <text:p>1.07</text:p>
          </table:table-cell>
          <table:table-cell office:value-type="float" office:value="420.97">
            <text:p>420.97</text:p>
          </table:table-cell>
          <table:table-cell table:formula="of:=[.D241]/[.A241]" office:value-type="float" office:value="1.05035055764864">
            <text:p>1.05</text:p>
          </table:table-cell>
          <table:table-cell office:value-type="float" office:value="412.4">
            <text:p>412.4</text:p>
          </table:table-cell>
          <table:table-cell table:formula="of:=[.F241]/[.A241]" office:value-type="float" office:value="1.02896778861748">
            <text:p>1.03</text:p>
          </table:table-cell>
          <table:table-cell office:value-type="float" office:value="427.32">
            <text:p>427.32</text:p>
          </table:table-cell>
          <table:table-cell table:formula="of:=[.H241]/[.A241]" office:value-type="float" office:value="1.06619426632401">
            <text:p>1.07</text:p>
          </table:table-cell>
          <table:table-cell office:value-type="float" office:value="414.63">
            <text:p>414.63</text:p>
          </table:table-cell>
          <table:table-cell table:formula="of:=[.J241]/[.A241]" office:value-type="float" office:value="1.0345317996956">
            <text:p>1.03</text:p>
          </table:table-cell>
          <table:table-cell table:number-columns-repeated="5"/>
        </table:table-row>
        <table:table-row table:style-name="ro1">
          <table:table-cell office:value-type="float" office:value="174.48">
            <text:p>174.48</text:p>
          </table:table-cell>
          <table:table-cell office:value-type="float" office:value="192.24">
            <text:p>192.24</text:p>
          </table:table-cell>
          <table:table-cell table:formula="of:=[.B242]/[.A242]" office:value-type="float" office:value="1.10178817056396">
            <text:p>1.1</text:p>
          </table:table-cell>
          <table:table-cell office:value-type="float" office:value="184.97">
            <text:p>184.97</text:p>
          </table:table-cell>
          <table:table-cell table:formula="of:=[.D242]/[.A242]" office:value-type="float" office:value="1.06012150389729">
            <text:p>1.06</text:p>
          </table:table-cell>
          <table:table-cell office:value-type="float" office:value="175.07">
            <text:p>175.07</text:p>
          </table:table-cell>
          <table:table-cell table:formula="of:=[.F242]/[.A242]" office:value-type="float" office:value="1.00338147638698">
            <text:p>1</text:p>
          </table:table-cell>
          <table:table-cell office:value-type="float" office:value="189.89">
            <text:p>189.89</text:p>
          </table:table-cell>
          <table:table-cell table:formula="of:=[.H242]/[.A242]" office:value-type="float" office:value="1.08831957817515">
            <text:p>1.09</text:p>
          </table:table-cell>
          <table:table-cell office:value-type="float" office:value="183.31">
            <text:p>183.31</text:p>
          </table:table-cell>
          <table:table-cell table:formula="of:=[.J242]/[.A242]" office:value-type="float" office:value="1.05060751948647">
            <text:p>1.05</text:p>
          </table:table-cell>
          <table:table-cell table:number-columns-repeated="5"/>
        </table:table-row>
        <table:table-row table:style-name="ro1">
          <table:table-cell office:value-type="float" office:value="103.01">
            <text:p>103.01</text:p>
          </table:table-cell>
          <table:table-cell office:value-type="float" office:value="119.88">
            <text:p>119.88</text:p>
          </table:table-cell>
          <table:table-cell table:formula="of:=[.B243]/[.A243]" office:value-type="float" office:value="1.1637705077177">
            <text:p>1.16</text:p>
          </table:table-cell>
          <table:table-cell office:value-type="float" office:value="116.47">
            <text:p>116.47</text:p>
          </table:table-cell>
          <table:table-cell table:formula="of:=[.D243]/[.A243]" office:value-type="float" office:value="1.13066692554121">
            <text:p>1.13</text:p>
          </table:table-cell>
          <table:table-cell office:value-type="float" office:value="117.64">
            <text:p>117.64</text:p>
          </table:table-cell>
          <table:table-cell table:formula="of:=[.F243]/[.A243]" office:value-type="float" office:value="1.14202504611203">
            <text:p>1.14</text:p>
          </table:table-cell>
          <table:table-cell office:value-type="float" office:value="119.88">
            <text:p>119.88</text:p>
          </table:table-cell>
          <table:table-cell table:formula="of:=[.H243]/[.A243]" office:value-type="float" office:value="1.1637705077177">
            <text:p>1.16</text:p>
          </table:table-cell>
          <table:table-cell office:value-type="float" office:value="116.47">
            <text:p>116.47</text:p>
          </table:table-cell>
          <table:table-cell table:formula="of:=[.J243]/[.A243]" office:value-type="float" office:value="1.13066692554121">
            <text:p>1.13</text:p>
          </table:table-cell>
          <table:table-cell table:number-columns-repeated="5"/>
        </table:table-row>
        <table:table-row table:style-name="ro1">
          <table:table-cell office:value-type="float" office:value="292.85">
            <text:p>292.85</text:p>
          </table:table-cell>
          <table:table-cell office:value-type="float" office:value="311.68">
            <text:p>311.68</text:p>
          </table:table-cell>
          <table:table-cell table:formula="of:=[.B244]/[.A244]" office:value-type="float" office:value="1.06429912924705">
            <text:p>1.06</text:p>
          </table:table-cell>
          <table:table-cell office:value-type="float" office:value="297.78">
            <text:p>297.78</text:p>
          </table:table-cell>
          <table:table-cell table:formula="of:=[.D244]/[.A244]" office:value-type="float" office:value="1.01683455694041">
            <text:p>1.02</text:p>
          </table:table-cell>
          <table:table-cell office:value-type="float" office:value="299.05">
            <text:p>299.05</text:p>
          </table:table-cell>
          <table:table-cell table:formula="of:=[.F244]/[.A244]" office:value-type="float" office:value="1.02117124807922">
            <text:p>1.02</text:p>
          </table:table-cell>
          <table:table-cell office:value-type="float" office:value="311.68">
            <text:p>311.68</text:p>
          </table:table-cell>
          <table:table-cell table:formula="of:=[.H244]/[.A244]" office:value-type="float" office:value="1.06429912924705">
            <text:p>1.06</text:p>
          </table:table-cell>
          <table:table-cell office:value-type="float" office:value="297.78">
            <text:p>297.78</text:p>
          </table:table-cell>
          <table:table-cell table:formula="of:=[.J244]/[.A244]" office:value-type="float" office:value="1.01683455694041">
            <text:p>1.02</text:p>
          </table:table-cell>
          <table:table-cell table:number-columns-repeated="5"/>
        </table:table-row>
        <table:table-row table:style-name="ro1">
          <table:table-cell office:value-type="float" office:value="406.68">
            <text:p>406.68</text:p>
          </table:table-cell>
          <table:table-cell office:value-type="float" office:value="424.43">
            <text:p>424.43</text:p>
          </table:table-cell>
          <table:table-cell table:formula="of:=[.B245]/[.A245]" office:value-type="float" office:value="1.04364610996361">
            <text:p>1.04</text:p>
          </table:table-cell>
          <table:table-cell office:value-type="float" office:value="419.5">
            <text:p>419.5</text:p>
          </table:table-cell>
          <table:table-cell table:formula="of:=[.D245]/[.A245]" office:value-type="float" office:value="1.0315235566047">
            <text:p>1.03</text:p>
          </table:table-cell>
          <table:table-cell office:value-type="float" office:value="421.26">
            <text:p>421.26</text:p>
          </table:table-cell>
          <table:table-cell table:formula="of:=[.F245]/[.A245]" office:value-type="float" office:value="1.03585128356447">
            <text:p>1.04</text:p>
          </table:table-cell>
          <table:table-cell office:value-type="float" office:value="424.43">
            <text:p>424.43</text:p>
          </table:table-cell>
          <table:table-cell table:formula="of:=[.H245]/[.A245]" office:value-type="float" office:value="1.04364610996361">
            <text:p>1.04</text:p>
          </table:table-cell>
          <table:table-cell office:value-type="float" office:value="417.75">
            <text:p>417.75</text:p>
          </table:table-cell>
          <table:table-cell table:formula="of:=[.J245]/[.A245]" office:value-type="float" office:value="1.02722041900266">
            <text:p>1.03</text:p>
          </table:table-cell>
          <table:table-cell table:number-columns-repeated="5"/>
        </table:table-row>
        <table:table-row table:style-name="ro1">
          <table:table-cell office:value-type="float" office:value="98.6">
            <text:p>98.6</text:p>
          </table:table-cell>
          <table:table-cell office:value-type="float" office:value="103.28">
            <text:p>103.28</text:p>
          </table:table-cell>
          <table:table-cell table:formula="of:=[.B246]/[.A246]" office:value-type="float" office:value="1.0474645030426">
            <text:p>1.05</text:p>
          </table:table-cell>
          <table:table-cell office:value-type="float" office:value="100.7">
            <text:p>100.7</text:p>
          </table:table-cell>
          <table:table-cell table:formula="of:=[.D246]/[.A246]" office:value-type="float" office:value="1.02129817444219">
            <text:p>1.02</text:p>
          </table:table-cell>
          <table:table-cell office:value-type="float" office:value="99.53">
            <text:p>99.53</text:p>
          </table:table-cell>
          <table:table-cell table:formula="of:=[.F246]/[.A246]" office:value-type="float" office:value="1.00943204868154">
            <text:p>1.01</text:p>
          </table:table-cell>
          <table:table-cell office:value-type="float" office:value="103.28">
            <text:p>103.28</text:p>
          </table:table-cell>
          <table:table-cell table:formula="of:=[.H246]/[.A246]" office:value-type="float" office:value="1.0474645030426">
            <text:p>1.05</text:p>
          </table:table-cell>
          <table:table-cell office:value-type="float" office:value="100.7">
            <text:p>100.7</text:p>
          </table:table-cell>
          <table:table-cell table:formula="of:=[.J246]/[.A246]" office:value-type="float" office:value="1.02129817444219">
            <text:p>1.02</text:p>
          </table:table-cell>
          <table:table-cell table:number-columns-repeated="5"/>
        </table:table-row>
        <table:table-row table:style-name="ro1">
          <table:table-cell office:value-type="float" office:value="343.1">
            <text:p>343.1</text:p>
          </table:table-cell>
          <table:table-cell office:value-type="float" office:value="352.48">
            <text:p>352.48</text:p>
          </table:table-cell>
          <table:table-cell table:formula="of:=[.B247]/[.A247]" office:value-type="float" office:value="1.02733896823084">
            <text:p>1.03</text:p>
          </table:table-cell>
          <table:table-cell office:value-type="float" office:value="347.89">
            <text:p>347.89</text:p>
          </table:table-cell>
          <table:table-cell table:formula="of:=[.D247]/[.A247]" office:value-type="float" office:value="1.0139609443311">
            <text:p>1.01</text:p>
          </table:table-cell>
          <table:table-cell office:value-type="float" office:value="348.48">
            <text:p>348.48</text:p>
          </table:table-cell>
          <table:table-cell table:formula="of:=[.F247]/[.A247]" office:value-type="float" office:value="1.01568055960361">
            <text:p>1.02</text:p>
          </table:table-cell>
          <table:table-cell office:value-type="float" office:value="352.48">
            <text:p>352.48</text:p>
          </table:table-cell>
          <table:table-cell table:formula="of:=[.H247]/[.A247]" office:value-type="float" office:value="1.02733896823084">
            <text:p>1.03</text:p>
          </table:table-cell>
          <table:table-cell office:value-type="float" office:value="344.37">
            <text:p>344.37</text:p>
          </table:table-cell>
          <table:table-cell table:formula="of:=[.J247]/[.A247]" office:value-type="float" office:value="1.00370154473914">
            <text:p>1</text:p>
          </table:table-cell>
          <table:table-cell table:number-columns-repeated="5"/>
        </table:table-row>
        <table:table-row table:style-name="ro1">
          <table:table-cell office:value-type="float" office:value="362.63">
            <text:p>362.63</text:p>
          </table:table-cell>
          <table:table-cell office:value-type="float" office:value="398.78">
            <text:p>398.78</text:p>
          </table:table-cell>
          <table:table-cell table:formula="of:=[.B248]/[.A248]" office:value-type="float" office:value="1.09968838761272">
            <text:p>1.1</text:p>
          </table:table-cell>
          <table:table-cell office:value-type="float" office:value="391.5">
            <text:p>391.5</text:p>
          </table:table-cell>
          <table:table-cell table:formula="of:=[.D248]/[.A248]" office:value-type="float" office:value="1.07961282850288">
            <text:p>1.08</text:p>
          </table:table-cell>
          <table:table-cell office:value-type="float" office:value="388.58">
            <text:p>388.58</text:p>
          </table:table-cell>
          <table:table-cell table:formula="of:=[.F248]/[.A248]" office:value-type="float" office:value="1.07156054380498">
            <text:p>1.07</text:p>
          </table:table-cell>
          <table:table-cell office:value-type="float" office:value="398.78">
            <text:p>398.78</text:p>
          </table:table-cell>
          <table:table-cell table:formula="of:=[.H248]/[.A248]" office:value-type="float" office:value="1.09968838761272">
            <text:p>1.1</text:p>
          </table:table-cell>
          <table:table-cell office:value-type="float" office:value="389.75">
            <text:p>389.75</text:p>
          </table:table-cell>
          <table:table-cell table:formula="of:=[.J248]/[.A248]" office:value-type="float" office:value="1.07478697294763">
            <text:p>1.07</text:p>
          </table:table-cell>
          <table:table-cell table:number-columns-repeated="5"/>
        </table:table-row>
        <table:table-row table:style-name="ro1">
          <table:table-cell office:value-type="float" office:value="250.52">
            <text:p>250.52</text:p>
          </table:table-cell>
          <table:table-cell office:value-type="float" office:value="273.01">
            <text:p>273.01</text:p>
          </table:table-cell>
          <table:table-cell table:formula="of:=[.B249]/[.A249]" office:value-type="float" office:value="1.08977327159508">
            <text:p>1.09</text:p>
          </table:table-cell>
          <table:table-cell office:value-type="float" office:value="261.01">
            <text:p>261.01</text:p>
          </table:table-cell>
          <table:table-cell table:formula="of:=[.D249]/[.A249]" office:value-type="float" office:value="1.04187290435893">
            <text:p>1.04</text:p>
          </table:table-cell>
          <table:table-cell office:value-type="float" office:value="253.45">
            <text:p>253.45</text:p>
          </table:table-cell>
          <table:table-cell table:formula="of:=[.F249]/[.A249]" office:value-type="float" office:value="1.01169567300016">
            <text:p>1.01</text:p>
          </table:table-cell>
          <table:table-cell office:value-type="float" office:value="271.25">
            <text:p>271.25</text:p>
          </table:table-cell>
          <table:table-cell table:formula="of:=[.H249]/[.A249]" office:value-type="float" office:value="1.08274788440045">
            <text:p>1.08</text:p>
          </table:table-cell>
          <table:table-cell office:value-type="float" office:value="261.01">
            <text:p>261.01</text:p>
          </table:table-cell>
          <table:table-cell table:formula="of:=[.J249]/[.A249]" office:value-type="float" office:value="1.04187290435893">
            <text:p>1.04</text:p>
          </table:table-cell>
          <table:table-cell table:number-columns-repeated="5"/>
        </table:table-row>
        <table:table-row table:style-name="ro1">
          <table:table-cell office:value-type="float" office:value="430.93">
            <text:p>430.93</text:p>
          </table:table-cell>
          <table:table-cell office:value-type="float" office:value="448.35">
            <text:p>448.35</text:p>
          </table:table-cell>
          <table:table-cell table:formula="of:=[.B250]/[.A250]" office:value-type="float" office:value="1.0404241988258">
            <text:p>1.04</text:p>
          </table:table-cell>
          <table:table-cell office:value-type="float" office:value="434.45">
            <text:p>434.45</text:p>
          </table:table-cell>
          <table:table-cell table:formula="of:=[.D250]/[.A250]" office:value-type="float" office:value="1.00816838001532">
            <text:p>1.01</text:p>
          </table:table-cell>
          <table:table-cell office:value-type="float" office:value="436.2">
            <text:p>436.2</text:p>
          </table:table-cell>
          <table:table-cell table:formula="of:=[.F250]/[.A250]" office:value-type="float" office:value="1.01222936439793">
            <text:p>1.01</text:p>
          </table:table-cell>
          <table:table-cell office:value-type="float" office:value="447.17">
            <text:p>447.17</text:p>
          </table:table-cell>
          <table:table-cell table:formula="of:=[.H250]/[.A250]" office:value-type="float" office:value="1.03768593507066">
            <text:p>1.04</text:p>
          </table:table-cell>
          <table:table-cell office:value-type="float" office:value="433.86">
            <text:p>433.86</text:p>
          </table:table-cell>
          <table:table-cell table:formula="of:=[.J250]/[.A250]" office:value-type="float" office:value="1.00679924813775">
            <text:p>1.01</text:p>
          </table:table-cell>
          <table:table-cell table:number-columns-repeated="5"/>
        </table:table-row>
        <table:table-row table:style-name="ro1">
          <table:table-cell office:value-type="float" office:value="223.52">
            <text:p>223.52</text:p>
          </table:table-cell>
          <table:table-cell office:value-type="float" office:value="230.55">
            <text:p>230.55</text:p>
          </table:table-cell>
          <table:table-cell table:formula="of:=[.B251]/[.A251]" office:value-type="float" office:value="1.03145132426628">
            <text:p>1.03</text:p>
          </table:table-cell>
          <table:table-cell office:value-type="float" office:value="224.79">
            <text:p>224.79</text:p>
          </table:table-cell>
          <table:table-cell table:formula="of:=[.D251]/[.A251]" office:value-type="float" office:value="1.00568181818182">
            <text:p>1.01</text:p>
          </table:table-cell>
          <table:table-cell office:value-type="float" office:value="225.38">
            <text:p>225.38</text:p>
          </table:table-cell>
          <table:table-cell table:formula="of:=[.F251]/[.A251]" office:value-type="float" office:value="1.00832140300644">
            <text:p>1.01</text:p>
          </table:table-cell>
          <table:table-cell office:value-type="float" office:value="230.55">
            <text:p>230.55</text:p>
          </table:table-cell>
          <table:table-cell table:formula="of:=[.H251]/[.A251]" office:value-type="float" office:value="1.03145132426628">
            <text:p>1.03</text:p>
          </table:table-cell>
          <table:table-cell office:value-type="float" office:value="225.38">
            <text:p>225.38</text:p>
          </table:table-cell>
          <table:table-cell table:formula="of:=[.J251]/[.A251]" office:value-type="float" office:value="1.00832140300644">
            <text:p>1.01</text:p>
          </table:table-cell>
          <table:table-cell table:number-columns-repeated="5"/>
        </table:table-row>
        <table:table-row table:style-name="ro1">
          <table:table-cell office:value-type="float" office:value="333.53">
            <text:p>333.53</text:p>
          </table:table-cell>
          <table:table-cell office:value-type="float" office:value="366.75">
            <text:p>366.75</text:p>
          </table:table-cell>
          <table:table-cell table:formula="of:=[.B252]/[.A252]" office:value-type="float" office:value="1.09960123527119">
            <text:p>1.1</text:p>
          </table:table-cell>
          <table:table-cell office:value-type="float" office:value="360.4">
            <text:p>360.4</text:p>
          </table:table-cell>
          <table:table-cell table:formula="of:=[.D252]/[.A252]" office:value-type="float" office:value="1.0805624681438">
            <text:p>1.08</text:p>
          </table:table-cell>
          <table:table-cell office:value-type="float" office:value="358.26">
            <text:p>358.26</text:p>
          </table:table-cell>
          <table:table-cell table:formula="of:=[.F252]/[.A252]" office:value-type="float" office:value="1.07414625371031">
            <text:p>1.07</text:p>
          </table:table-cell>
          <table:table-cell office:value-type="float" office:value="366.75">
            <text:p>366.75</text:p>
          </table:table-cell>
          <table:table-cell table:formula="of:=[.H252]/[.A252]" office:value-type="float" office:value="1.09960123527119">
            <text:p>1.1</text:p>
          </table:table-cell>
          <table:table-cell office:value-type="float" office:value="360.4">
            <text:p>360.4</text:p>
          </table:table-cell>
          <table:table-cell table:formula="of:=[.J252]/[.A252]" office:value-type="float" office:value="1.0805624681438">
            <text:p>1.08</text:p>
          </table:table-cell>
          <table:table-cell table:number-columns-repeated="5"/>
        </table:table-row>
        <table:table-row table:style-name="ro1">
          <table:table-cell office:value-type="float" office:value="218.35">
            <text:p>218.35</text:p>
          </table:table-cell>
          <table:table-cell office:value-type="float" office:value="221.87">
            <text:p>221.87</text:p>
          </table:table-cell>
          <table:table-cell table:formula="of:=[.B253]/[.A253]" office:value-type="float" office:value="1.01612090680101">
            <text:p>1.02</text:p>
          </table:table-cell>
          <table:table-cell office:value-type="float" office:value="219.52">
            <text:p>219.52</text:p>
          </table:table-cell>
          <table:table-cell table:formula="of:=[.D253]/[.A253]" office:value-type="float" office:value="1.00535836959011">
            <text:p>1.01</text:p>
          </table:table-cell>
          <table:table-cell office:value-type="float" office:value="220.69">
            <text:p>220.69</text:p>
          </table:table-cell>
          <table:table-cell table:formula="of:=[.F253]/[.A253]" office:value-type="float" office:value="1.01071673918022">
            <text:p>1.01</text:p>
          </table:table-cell>
          <table:table-cell office:value-type="float" office:value="221.87">
            <text:p>221.87</text:p>
          </table:table-cell>
          <table:table-cell table:formula="of:=[.H253]/[.A253]" office:value-type="float" office:value="1.01612090680101">
            <text:p>1.02</text:p>
          </table:table-cell>
          <table:table-cell office:value-type="float" office:value="219.52">
            <text:p>219.52</text:p>
          </table:table-cell>
          <table:table-cell table:formula="of:=[.J253]/[.A253]" office:value-type="float" office:value="1.00535836959011">
            <text:p>1.01</text:p>
          </table:table-cell>
          <table:table-cell table:number-columns-repeated="5"/>
        </table:table-row>
        <table:table-row table:style-name="ro1">
          <table:table-cell office:value-type="float" office:value="133.57">
            <text:p>133.57</text:p>
          </table:table-cell>
          <table:table-cell office:value-type="float" office:value="147.08">
            <text:p>147.08</text:p>
          </table:table-cell>
          <table:table-cell table:formula="of:=[.B254]/[.A254]" office:value-type="float" office:value="1.10114546679644">
            <text:p>1.1</text:p>
          </table:table-cell>
          <table:table-cell office:value-type="float" office:value="142.6">
            <text:p>142.6</text:p>
          </table:table-cell>
          <table:table-cell table:formula="of:=[.D254]/[.A254]" office:value-type="float" office:value="1.06760500112301">
            <text:p>1.07</text:p>
          </table:table-cell>
          <table:table-cell office:value-type="float" office:value="139.77">
            <text:p>139.77</text:p>
          </table:table-cell>
          <table:table-cell table:formula="of:=[.F254]/[.A254]" office:value-type="float" office:value="1.04641760874448">
            <text:p>1.05</text:p>
          </table:table-cell>
          <table:table-cell office:value-type="float" office:value="147.08">
            <text:p>147.08</text:p>
          </table:table-cell>
          <table:table-cell table:formula="of:=[.H254]/[.A254]" office:value-type="float" office:value="1.10114546679644">
            <text:p>1.1</text:p>
          </table:table-cell>
          <table:table-cell office:value-type="float" office:value="142.6">
            <text:p>142.6</text:p>
          </table:table-cell>
          <table:table-cell table:formula="of:=[.J254]/[.A254]" office:value-type="float" office:value="1.06760500112301">
            <text:p>1.07</text:p>
          </table:table-cell>
          <table:table-cell table:number-columns-repeated="5"/>
        </table:table-row>
        <table:table-row table:style-name="ro1">
          <table:table-cell office:value-type="float" office:value="332.77">
            <text:p>332.77</text:p>
          </table:table-cell>
          <table:table-cell office:value-type="float" office:value="356.35">
            <text:p>356.35</text:p>
          </table:table-cell>
          <table:table-cell table:formula="of:=[.B255]/[.A255]" office:value-type="float" office:value="1.07085975298254">
            <text:p>1.07</text:p>
          </table:table-cell>
          <table:table-cell office:value-type="float" office:value="340.04">
            <text:p>340.04</text:p>
          </table:table-cell>
          <table:table-cell table:formula="of:=[.D255]/[.A255]" office:value-type="float" office:value="1.02184692129699">
            <text:p>1.02</text:p>
          </table:table-cell>
          <table:table-cell office:value-type="float" office:value="344.73">
            <text:p>344.73</text:p>
          </table:table-cell>
          <table:table-cell table:formula="of:=[.F255]/[.A255]" office:value-type="float" office:value="1.03594073985035">
            <text:p>1.04</text:p>
          </table:table-cell>
          <table:table-cell office:value-type="float" office:value="356.35">
            <text:p>356.35</text:p>
          </table:table-cell>
          <table:table-cell table:formula="of:=[.H255]/[.A255]" office:value-type="float" office:value="1.07085975298254">
            <text:p>1.07</text:p>
          </table:table-cell>
          <table:table-cell office:value-type="float" office:value="340.04">
            <text:p>340.04</text:p>
          </table:table-cell>
          <table:table-cell table:formula="of:=[.J255]/[.A255]" office:value-type="float" office:value="1.02184692129699">
            <text:p>1.02</text:p>
          </table:table-cell>
          <table:table-cell table:number-columns-repeated="5"/>
        </table:table-row>
        <table:table-row table:style-name="ro1">
          <table:table-cell office:value-type="float" office:value="318.46">
            <text:p>318.46</text:p>
          </table:table-cell>
          <table:table-cell office:value-type="float" office:value="357.53">
            <text:p>357.53</text:p>
          </table:table-cell>
          <table:table-cell table:formula="of:=[.B256]/[.A256]" office:value-type="float" office:value="1.12268416755637">
            <text:p>1.12</text:p>
          </table:table-cell>
          <table:table-cell office:value-type="float" office:value="328.36">
            <text:p>328.36</text:p>
          </table:table-cell>
          <table:table-cell table:formula="of:=[.D256]/[.A256]" office:value-type="float" office:value="1.031087106701">
            <text:p>1.03</text:p>
          </table:table-cell>
          <table:table-cell office:value-type="float" office:value="329.74">
            <text:p>329.74</text:p>
          </table:table-cell>
          <table:table-cell table:formula="of:=[.F256]/[.A256]" office:value-type="float" office:value="1.03542046096841">
            <text:p>1.04</text:p>
          </table:table-cell>
          <table:table-cell office:value-type="float" office:value="357.53">
            <text:p>357.53</text:p>
          </table:table-cell>
          <table:table-cell table:formula="of:=[.H256]/[.A256]" office:value-type="float" office:value="1.12268416755637">
            <text:p>1.12</text:p>
          </table:table-cell>
          <table:table-cell office:value-type="float" office:value="329.53">
            <text:p>329.53</text:p>
          </table:table-cell>
          <table:table-cell table:formula="of:=[.J256]/[.A256]" office:value-type="float" office:value="1.03476103749293">
            <text:p>1.03</text:p>
          </table:table-cell>
          <table:table-cell table:number-columns-repeated="5"/>
        </table:table-row>
        <table:table-row table:style-name="ro1">
          <table:table-cell office:value-type="float" office:value="460.07">
            <text:p>460.07</text:p>
          </table:table-cell>
          <table:table-cell office:value-type="float" office:value="498.52">
            <text:p>498.52</text:p>
          </table:table-cell>
          <table:table-cell table:formula="of:=[.B257]/[.A257]" office:value-type="float" office:value="1.08357423870281">
            <text:p>1.08</text:p>
          </table:table-cell>
          <table:table-cell office:value-type="float" office:value="466.62">
            <text:p>466.62</text:p>
          </table:table-cell>
          <table:table-cell table:formula="of:=[.D257]/[.A257]" office:value-type="float" office:value="1.01423696394027">
            <text:p>1.01</text:p>
          </table:table-cell>
          <table:table-cell office:value-type="float" office:value="467.59">
            <text:p>467.59</text:p>
          </table:table-cell>
          <table:table-cell table:formula="of:=[.F257]/[.A257]" office:value-type="float" office:value="1.0163453387528">
            <text:p>1.02</text:p>
          </table:table-cell>
          <table:table-cell office:value-type="float" office:value="474.72">
            <text:p>474.72</text:p>
          </table:table-cell>
          <table:table-cell table:formula="of:=[.H257]/[.A257]" office:value-type="float" office:value="1.03184298041602">
            <text:p>1.03</text:p>
          </table:table-cell>
          <table:table-cell office:value-type="float" office:value="466.62">
            <text:p>466.62</text:p>
          </table:table-cell>
          <table:table-cell table:formula="of:=[.J257]/[.A257]" office:value-type="float" office:value="1.01423696394027">
            <text:p>1.01</text:p>
          </table:table-cell>
          <table:table-cell table:number-columns-repeated="5"/>
        </table:table-row>
        <table:table-row table:style-name="ro1">
          <table:table-cell office:value-type="float" office:value="138.99">
            <text:p>138.99</text:p>
          </table:table-cell>
          <table:table-cell office:value-type="float" office:value="149.1">
            <text:p>149.1</text:p>
          </table:table-cell>
          <table:table-cell table:formula="of:=[.B258]/[.A258]" office:value-type="float" office:value="1.07273904597453">
            <text:p>1.07</text:p>
          </table:table-cell>
          <table:table-cell office:value-type="float" office:value="139.58">
            <text:p>139.58</text:p>
          </table:table-cell>
          <table:table-cell table:formula="of:=[.D258]/[.A258]" office:value-type="float" office:value="1.00424490970573">
            <text:p>1</text:p>
          </table:table-cell>
          <table:table-cell office:value-type="float" office:value="139.58">
            <text:p>139.58</text:p>
          </table:table-cell>
          <table:table-cell table:formula="of:=[.F258]/[.A258]" office:value-type="float" office:value="1.00424490970573">
            <text:p>1</text:p>
          </table:table-cell>
          <table:table-cell office:value-type="float" office:value="149.1">
            <text:p>149.1</text:p>
          </table:table-cell>
          <table:table-cell table:formula="of:=[.H258]/[.A258]" office:value-type="float" office:value="1.07273904597453">
            <text:p>1.07</text:p>
          </table:table-cell>
          <table:table-cell office:value-type="float" office:value="139.58">
            <text:p>139.58</text:p>
          </table:table-cell>
          <table:table-cell table:formula="of:=[.J258]/[.A258]" office:value-type="float" office:value="1.00424490970573">
            <text:p>1</text:p>
          </table:table-cell>
          <table:table-cell table:number-columns-repeated="5"/>
        </table:table-row>
        <table:table-row table:style-name="ro1">
          <table:table-cell office:value-type="float" office:value="224.63">
            <text:p>224.63</text:p>
          </table:table-cell>
          <table:table-cell office:value-type="float" office:value="235.46">
            <text:p>235.46</text:p>
          </table:table-cell>
          <table:table-cell table:formula="of:=[.B259]/[.A259]" office:value-type="float" office:value="1.04821261630236">
            <text:p>1.05</text:p>
          </table:table-cell>
          <table:table-cell office:value-type="float" office:value="228.39">
            <text:p>228.39</text:p>
          </table:table-cell>
          <table:table-cell table:formula="of:=[.D259]/[.A259]" office:value-type="float" office:value="1.01673863686952">
            <text:p>1.02</text:p>
          </table:table-cell>
          <table:table-cell office:value-type="float" office:value="224.98">
            <text:p>224.98</text:p>
          </table:table-cell>
          <table:table-cell table:formula="of:=[.F259]/[.A259]" office:value-type="float" office:value="1.00155811779371">
            <text:p>1</text:p>
          </table:table-cell>
          <table:table-cell office:value-type="float" office:value="235.46">
            <text:p>235.46</text:p>
          </table:table-cell>
          <table:table-cell table:formula="of:=[.H259]/[.A259]" office:value-type="float" office:value="1.04821261630236">
            <text:p>1.05</text:p>
          </table:table-cell>
          <table:table-cell office:value-type="float" office:value="228.39">
            <text:p>228.39</text:p>
          </table:table-cell>
          <table:table-cell table:formula="of:=[.J259]/[.A259]" office:value-type="float" office:value="1.01673863686952">
            <text:p>1.02</text:p>
          </table:table-cell>
          <table:table-cell table:number-columns-repeated="5"/>
        </table:table-row>
        <table:table-row table:style-name="ro1">
          <table:table-cell office:value-type="float" office:value="413.3">
            <text:p>413.3</text:p>
          </table:table-cell>
          <table:table-cell office:value-type="float" office:value="434.91">
            <text:p>434.91</text:p>
          </table:table-cell>
          <table:table-cell table:formula="of:=[.B260]/[.A260]" office:value-type="float" office:value="1.0522864747157">
            <text:p>1.05</text:p>
          </table:table-cell>
          <table:table-cell office:value-type="float" office:value="420.91">
            <text:p>420.91</text:p>
          </table:table-cell>
          <table:table-cell table:formula="of:=[.D260]/[.A260]" office:value-type="float" office:value="1.01841277522381">
            <text:p>1.02</text:p>
          </table:table-cell>
          <table:table-cell office:value-type="float" office:value="419.16">
            <text:p>419.16</text:p>
          </table:table-cell>
          <table:table-cell table:formula="of:=[.F260]/[.A260]" office:value-type="float" office:value="1.01417856278732">
            <text:p>1.01</text:p>
          </table:table-cell>
          <table:table-cell office:value-type="float" office:value="430.57">
            <text:p>430.57</text:p>
          </table:table-cell>
          <table:table-cell table:formula="of:=[.H260]/[.A260]" office:value-type="float" office:value="1.04178562787322">
            <text:p>1.04</text:p>
          </table:table-cell>
          <table:table-cell office:value-type="float" office:value="417.4">
            <text:p>417.4</text:p>
          </table:table-cell>
          <table:table-cell table:formula="of:=[.J260]/[.A260]" office:value-type="float" office:value="1.0099201548512">
            <text:p>1.01</text:p>
          </table:table-cell>
          <table:table-cell table:number-columns-repeated="5"/>
        </table:table-row>
        <table:table-row table:style-name="ro1">
          <table:table-cell office:value-type="float" office:value="12.31">
            <text:p>12.31</text:p>
          </table:table-cell>
          <table:table-cell office:value-type="float" office:value="19.14">
            <text:p>19.14</text:p>
          </table:table-cell>
          <table:table-cell table:formula="of:=[.B261]/[.A261]" office:value-type="float" office:value="1.55483346872461">
            <text:p>1.55</text:p>
          </table:table-cell>
          <table:table-cell office:value-type="float" office:value="12.31">
            <text:p>12.31</text:p>
          </table:table-cell>
          <table:table-cell table:formula="of:=[.D261]/[.A261]" office:value-type="float" office:value="1">
            <text:p>1</text:p>
          </table:table-cell>
          <table:table-cell office:value-type="float" office:value="12.31">
            <text:p>12.31</text:p>
          </table:table-cell>
          <table:table-cell table:formula="of:=[.F261]/[.A261]" office:value-type="float" office:value="1">
            <text:p>1</text:p>
          </table:table-cell>
          <table:table-cell office:value-type="float" office:value="12.31">
            <text:p>12.31</text:p>
          </table:table-cell>
          <table:table-cell table:formula="of:=[.H261]/[.A261]" office:value-type="float" office:value="1">
            <text:p>1</text:p>
          </table:table-cell>
          <table:table-cell office:value-type="float" office:value="12.31">
            <text:p>12.31</text:p>
          </table:table-cell>
          <table:table-cell table:formula="of:=[.J261]/[.A26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25.18">
            <text:p>125.18</text:p>
          </table:table-cell>
          <table:table-cell office:value-type="float" office:value="131.77">
            <text:p>131.77</text:p>
          </table:table-cell>
          <table:table-cell table:formula="of:=[.B262]/[.A262]" office:value-type="float" office:value="1.052644192363">
            <text:p>1.05</text:p>
          </table:table-cell>
          <table:table-cell office:value-type="float" office:value="128.6">
            <text:p>128.6</text:p>
          </table:table-cell>
          <table:table-cell table:formula="of:=[.D262]/[.A262]" office:value-type="float" office:value="1.02732065825212">
            <text:p>1.03</text:p>
          </table:table-cell>
          <table:table-cell office:value-type="float" office:value="126.94">
            <text:p>126.94</text:p>
          </table:table-cell>
          <table:table-cell table:formula="of:=[.F262]/[.A262]" office:value-type="float" office:value="1.01405975395431">
            <text:p>1.01</text:p>
          </table:table-cell>
          <table:table-cell office:value-type="float" office:value="131.77">
            <text:p>131.77</text:p>
          </table:table-cell>
          <table:table-cell table:formula="of:=[.H262]/[.A262]" office:value-type="float" office:value="1.052644192363">
            <text:p>1.05</text:p>
          </table:table-cell>
          <table:table-cell office:value-type="float" office:value="128.6">
            <text:p>128.6</text:p>
          </table:table-cell>
          <table:table-cell table:formula="of:=[.J262]/[.A262]" office:value-type="float" office:value="1.02732065825212">
            <text:p>1.03</text:p>
          </table:table-cell>
          <table:table-cell table:number-columns-repeated="5"/>
        </table:table-row>
        <table:table-row table:style-name="ro1">
          <table:table-cell office:value-type="float" office:value="385.4">
            <text:p>385.4</text:p>
          </table:table-cell>
          <table:table-cell office:value-type="float" office:value="393.74">
            <text:p>393.74</text:p>
          </table:table-cell>
          <table:table-cell table:formula="of:=[.B263]/[.A263]" office:value-type="float" office:value="1.02163985469642">
            <text:p>1.02</text:p>
          </table:table-cell>
          <table:table-cell office:value-type="float" office:value="393.16">
            <text:p>393.16</text:p>
          </table:table-cell>
          <table:table-cell table:formula="of:=[.D263]/[.A263]" office:value-type="float" office:value="1.0201349247535">
            <text:p>1.02</text:p>
          </table:table-cell>
          <table:table-cell office:value-type="float" office:value="393.36">
            <text:p>393.36</text:p>
          </table:table-cell>
          <table:table-cell table:formula="of:=[.F263]/[.A263]" office:value-type="float" office:value="1.02065386611313">
            <text:p>1.02</text:p>
          </table:table-cell>
          <table:table-cell office:value-type="float" office:value="393.16">
            <text:p>393.16</text:p>
          </table:table-cell>
          <table:table-cell table:formula="of:=[.H263]/[.A263]" office:value-type="float" office:value="1.0201349247535">
            <text:p>1.02</text:p>
          </table:table-cell>
          <table:table-cell office:value-type="float" office:value="393.74">
            <text:p>393.74</text:p>
          </table:table-cell>
          <table:table-cell table:formula="of:=[.J263]/[.A263]" office:value-type="float" office:value="1.02163985469642">
            <text:p>1.02</text:p>
          </table:table-cell>
          <table:table-cell table:number-columns-repeated="5"/>
        </table:table-row>
        <table:table-row table:style-name="ro1">
          <table:table-cell office:value-type="float" office:value="247.78">
            <text:p>247.78</text:p>
          </table:table-cell>
          <table:table-cell office:value-type="float" office:value="255.88">
            <text:p>255.88</text:p>
          </table:table-cell>
          <table:table-cell table:formula="of:=[.B264]/[.A264]" office:value-type="float" office:value="1.03269028977319">
            <text:p>1.03</text:p>
          </table:table-cell>
          <table:table-cell office:value-type="float" office:value="251.88">
            <text:p>251.88</text:p>
          </table:table-cell>
          <table:table-cell table:formula="of:=[.D264]/[.A264]" office:value-type="float" office:value="1.01654693679877">
            <text:p>1.02</text:p>
          </table:table-cell>
          <table:table-cell office:value-type="float" office:value="250.95">
            <text:p>250.95</text:p>
          </table:table-cell>
          <table:table-cell table:formula="of:=[.F264]/[.A264]" office:value-type="float" office:value="1.01279360723222">
            <text:p>1.01</text:p>
          </table:table-cell>
          <table:table-cell office:value-type="float" office:value="255.88">
            <text:p>255.88</text:p>
          </table:table-cell>
          <table:table-cell table:formula="of:=[.H264]/[.A264]" office:value-type="float" office:value="1.03269028977319">
            <text:p>1.03</text:p>
          </table:table-cell>
          <table:table-cell office:value-type="float" office:value="249.53">
            <text:p>249.53</text:p>
          </table:table-cell>
          <table:table-cell table:formula="of:=[.J264]/[.A264]" office:value-type="float" office:value="1.00706271692631">
            <text:p>1.01</text:p>
          </table:table-cell>
          <table:table-cell table:number-columns-repeated="5"/>
        </table:table-row>
        <table:table-row table:style-name="ro1">
          <table:table-cell office:value-type="float" office:value="246.76">
            <text:p>246.76</text:p>
          </table:table-cell>
          <table:table-cell office:value-type="float" office:value="260.72">
            <text:p>260.72</text:p>
          </table:table-cell>
          <table:table-cell table:formula="of:=[.B265]/[.A265]" office:value-type="float" office:value="1.05657318852326">
            <text:p>1.06</text:p>
          </table:table-cell>
          <table:table-cell office:value-type="float" office:value="252.28">
            <text:p>252.28</text:p>
          </table:table-cell>
          <table:table-cell table:formula="of:=[.D265]/[.A265]" office:value-type="float" office:value="1.02236991408656">
            <text:p>1.02</text:p>
          </table:table-cell>
          <table:table-cell office:value-type="float" office:value="252.28">
            <text:p>252.28</text:p>
          </table:table-cell>
          <table:table-cell table:formula="of:=[.F265]/[.A265]" office:value-type="float" office:value="1.02236991408656">
            <text:p>1.02</text:p>
          </table:table-cell>
          <table:table-cell office:value-type="float" office:value="256.04">
            <text:p>256.04</text:p>
          </table:table-cell>
          <table:table-cell table:formula="of:=[.H265]/[.A265]" office:value-type="float" office:value="1.0376073917977">
            <text:p>1.04</text:p>
          </table:table-cell>
          <table:table-cell office:value-type="float" office:value="252.28">
            <text:p>252.28</text:p>
          </table:table-cell>
          <table:table-cell table:formula="of:=[.J265]/[.A265]" office:value-type="float" office:value="1.02236991408656">
            <text:p>1.02</text:p>
          </table:table-cell>
          <table:table-cell table:number-columns-repeated="5"/>
        </table:table-row>
        <table:table-row table:style-name="ro1">
          <table:table-cell office:value-type="float" office:value="285.58">
            <text:p>285.58</text:p>
          </table:table-cell>
          <table:table-cell office:value-type="float" office:value="306.32">
            <text:p>306.32</text:p>
          </table:table-cell>
          <table:table-cell table:formula="of:=[.B266]/[.A266]" office:value-type="float" office:value="1.07262413334267">
            <text:p>1.07</text:p>
          </table:table-cell>
          <table:table-cell office:value-type="float" office:value="297.29">
            <text:p>297.29</text:p>
          </table:table-cell>
          <table:table-cell table:formula="of:=[.D266]/[.A266]" office:value-type="float" office:value="1.04100427200784">
            <text:p>1.04</text:p>
          </table:table-cell>
          <table:table-cell office:value-type="float" office:value="291.78">
            <text:p>291.78</text:p>
          </table:table-cell>
          <table:table-cell table:formula="of:=[.F266]/[.A266]" office:value-type="float" office:value="1.02171020379578">
            <text:p>1.02</text:p>
          </table:table-cell>
          <table:table-cell office:value-type="float" office:value="303.15">
            <text:p>303.15</text:p>
          </table:table-cell>
          <table:table-cell table:formula="of:=[.H266]/[.A266]" office:value-type="float" office:value="1.06152391624063">
            <text:p>1.06</text:p>
          </table:table-cell>
          <table:table-cell office:value-type="float" office:value="298.46">
            <text:p>298.46</text:p>
          </table:table-cell>
          <table:table-cell table:formula="of:=[.J266]/[.A266]" office:value-type="float" office:value="1.04510119756285">
            <text:p>1.05</text:p>
          </table:table-cell>
          <table:table-cell table:number-columns-repeated="5"/>
        </table:table-row>
        <table:table-row table:style-name="ro1">
          <table:table-cell office:value-type="float" office:value="27.83">
            <text:p>27.83</text:p>
          </table:table-cell>
          <table:table-cell office:value-type="float" office:value="53.83">
            <text:p>53.83</text:p>
          </table:table-cell>
          <table:table-cell table:formula="of:=[.B267]/[.A267]" office:value-type="float" office:value="1.93424362199066">
            <text:p>1.93</text:p>
          </table:table-cell>
          <table:table-cell office:value-type="float" office:value="27.83">
            <text:p>27.83</text:p>
          </table:table-cell>
          <table:table-cell table:formula="of:=[.D267]/[.A267]" office:value-type="float" office:value="1">
            <text:p>1</text:p>
          </table:table-cell>
          <table:table-cell office:value-type="float" office:value="27.83">
            <text:p>27.83</text:p>
          </table:table-cell>
          <table:table-cell table:formula="of:=[.F267]/[.A267]" office:value-type="float" office:value="1">
            <text:p>1</text:p>
          </table:table-cell>
          <table:table-cell office:value-type="float" office:value="27.83">
            <text:p>27.83</text:p>
          </table:table-cell>
          <table:table-cell table:formula="of:=[.H267]/[.A267]" office:value-type="float" office:value="1">
            <text:p>1</text:p>
          </table:table-cell>
          <table:table-cell office:value-type="float" office:value="27.83">
            <text:p>27.83</text:p>
          </table:table-cell>
          <table:table-cell table:formula="of:=[.J267]/[.A26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13.63">
            <text:p>413.63</text:p>
          </table:table-cell>
          <table:table-cell office:value-type="float" office:value="430.17">
            <text:p>430.17</text:p>
          </table:table-cell>
          <table:table-cell table:formula="of:=[.B268]/[.A268]" office:value-type="float" office:value="1.03998742837802">
            <text:p>1.04</text:p>
          </table:table-cell>
          <table:table-cell office:value-type="float" office:value="415.14">
            <text:p>415.14</text:p>
          </table:table-cell>
          <table:table-cell table:formula="of:=[.D268]/[.A268]" office:value-type="float" office:value="1.00365060561371">
            <text:p>1</text:p>
          </table:table-cell>
          <table:table-cell office:value-type="float" office:value="417.49">
            <text:p>417.49</text:p>
          </table:table-cell>
          <table:table-cell table:formula="of:=[.F268]/[.A268]" office:value-type="float" office:value="1.00933201170128">
            <text:p>1.01</text:p>
          </table:table-cell>
          <table:table-cell office:value-type="float" office:value="421.24">
            <text:p>421.24</text:p>
          </table:table-cell>
          <table:table-cell table:formula="of:=[.H268]/[.A268]" office:value-type="float" office:value="1.01839808524527">
            <text:p>1.02</text:p>
          </table:table-cell>
          <table:table-cell office:value-type="float" office:value="414.56">
            <text:p>414.56</text:p>
          </table:table-cell>
          <table:table-cell table:formula="of:=[.J268]/[.A268]" office:value-type="float" office:value="1.00224838623891">
            <text:p>1</text:p>
          </table:table-cell>
          <table:table-cell table:number-columns-repeated="5"/>
        </table:table-row>
        <table:table-row table:style-name="ro1">
          <table:table-cell office:value-type="float" office:value="114.98">
            <text:p>114.98</text:p>
          </table:table-cell>
          <table:table-cell office:value-type="float" office:value="125.57">
            <text:p>125.57</text:p>
          </table:table-cell>
          <table:table-cell table:formula="of:=[.B269]/[.A269]" office:value-type="float" office:value="1.09210297443034">
            <text:p>1.09</text:p>
          </table:table-cell>
          <table:table-cell office:value-type="float" office:value="123.57">
            <text:p>123.57</text:p>
          </table:table-cell>
          <table:table-cell table:formula="of:=[.D269]/[.A269]" office:value-type="float" office:value="1.07470864498174">
            <text:p>1.07</text:p>
          </table:table-cell>
          <table:table-cell office:value-type="float" office:value="120.25">
            <text:p>120.25</text:p>
          </table:table-cell>
          <table:table-cell table:formula="of:=[.F269]/[.A269]" office:value-type="float" office:value="1.04583405809706">
            <text:p>1.05</text:p>
          </table:table-cell>
          <table:table-cell office:value-type="float" office:value="125.57">
            <text:p>125.57</text:p>
          </table:table-cell>
          <table:table-cell table:formula="of:=[.H269]/[.A269]" office:value-type="float" office:value="1.09210297443034">
            <text:p>1.09</text:p>
          </table:table-cell>
          <table:table-cell office:value-type="float" office:value="123.57">
            <text:p>123.57</text:p>
          </table:table-cell>
          <table:table-cell table:formula="of:=[.J269]/[.A269]" office:value-type="float" office:value="1.07470864498174">
            <text:p>1.07</text:p>
          </table:table-cell>
          <table:table-cell table:number-columns-repeated="5"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450.24">
            <text:p>450.24</text:p>
          </table:table-cell>
          <table:table-cell table:formula="of:=[.B270]/[.A270]" office:value-type="float" office:value="1.03266055045872">
            <text:p>1.03</text:p>
          </table:table-cell>
          <table:table-cell office:value-type="float" office:value="447.07">
            <text:p>447.07</text:p>
          </table:table-cell>
          <table:table-cell table:formula="of:=[.D270]/[.A270]" office:value-type="float" office:value="1.02538990825688">
            <text:p>1.03</text:p>
          </table:table-cell>
          <table:table-cell office:value-type="float" office:value="443.96">
            <text:p>443.96</text:p>
          </table:table-cell>
          <table:table-cell table:formula="of:=[.F270]/[.A270]" office:value-type="float" office:value="1.01825688073395">
            <text:p>1.02</text:p>
          </table:table-cell>
          <table:table-cell office:value-type="float" office:value="450.24">
            <text:p>450.24</text:p>
          </table:table-cell>
          <table:table-cell table:formula="of:=[.H270]/[.A270]" office:value-type="float" office:value="1.03266055045872">
            <text:p>1.03</text:p>
          </table:table-cell>
          <table:table-cell office:value-type="float" office:value="448.24">
            <text:p>448.24</text:p>
          </table:table-cell>
          <table:table-cell table:formula="of:=[.J270]/[.A270]" office:value-type="float" office:value="1.02807339449541">
            <text:p>1.03</text:p>
          </table:table-cell>
          <table:table-cell table:number-columns-repeated="5"/>
        </table:table-row>
        <table:table-row table:style-name="ro1">
          <table:table-cell office:value-type="float" office:value="296.52">
            <text:p>296.52</text:p>
          </table:table-cell>
          <table:table-cell office:value-type="float" office:value="325.49">
            <text:p>325.49</text:p>
          </table:table-cell>
          <table:table-cell table:formula="of:=[.B271]/[.A271]" office:value-type="float" office:value="1.09769998651018">
            <text:p>1.1</text:p>
          </table:table-cell>
          <table:table-cell office:value-type="float" office:value="305.84">
            <text:p>305.84</text:p>
          </table:table-cell>
          <table:table-cell table:formula="of:=[.D271]/[.A271]" office:value-type="float" office:value="1.03143126939161">
            <text:p>1.03</text:p>
          </table:table-cell>
          <table:table-cell office:value-type="float" office:value="302.52">
            <text:p>302.52</text:p>
          </table:table-cell>
          <table:table-cell table:formula="of:=[.F271]/[.A271]" office:value-type="float" office:value="1.0202347227843">
            <text:p>1.02</text:p>
          </table:table-cell>
          <table:table-cell office:value-type="float" office:value="323.15">
            <text:p>323.15</text:p>
          </table:table-cell>
          <table:table-cell table:formula="of:=[.H271]/[.A271]" office:value-type="float" office:value="1.08980844462431">
            <text:p>1.09</text:p>
          </table:table-cell>
          <table:table-cell office:value-type="float" office:value="305.84">
            <text:p>305.84</text:p>
          </table:table-cell>
          <table:table-cell table:formula="of:=[.J271]/[.A271]" office:value-type="float" office:value="1.03143126939161">
            <text:p>1.03</text:p>
          </table:table-cell>
          <table:table-cell table:number-columns-repeated="5"/>
        </table:table-row>
        <table:table-row table:style-name="ro1">
          <table:table-cell office:value-type="float" office:value="421.74">
            <text:p>421.74</text:p>
          </table:table-cell>
          <table:table-cell office:value-type="float" office:value="442.04">
            <text:p>442.04</text:p>
          </table:table-cell>
          <table:table-cell table:formula="of:=[.B272]/[.A272]" office:value-type="float" office:value="1.04813392137336">
            <text:p>1.05</text:p>
          </table:table-cell>
          <table:table-cell office:value-type="float" office:value="439.69">
            <text:p>439.69</text:p>
          </table:table-cell>
          <table:table-cell table:formula="of:=[.D272]/[.A272]" office:value-type="float" office:value="1.04256176791388">
            <text:p>1.04</text:p>
          </table:table-cell>
          <table:table-cell office:value-type="float" office:value="423.59">
            <text:p>423.59</text:p>
          </table:table-cell>
          <table:table-cell table:formula="of:=[.F272]/[.A272]" office:value-type="float" office:value="1.00438658889363">
            <text:p>1</text:p>
          </table:table-cell>
          <table:table-cell office:value-type="float" office:value="442.04">
            <text:p>442.04</text:p>
          </table:table-cell>
          <table:table-cell table:formula="of:=[.H272]/[.A272]" office:value-type="float" office:value="1.04813392137336">
            <text:p>1.05</text:p>
          </table:table-cell>
          <table:table-cell office:value-type="float" office:value="430.18">
            <text:p>430.18</text:p>
          </table:table-cell>
          <table:table-cell table:formula="of:=[.J272]/[.A272]" office:value-type="float" office:value="1.02001232987148">
            <text:p>1.02</text:p>
          </table:table-cell>
          <table:table-cell table:number-columns-repeated="5"/>
        </table:table-row>
        <table:table-row table:style-name="ro1">
          <table:table-cell office:value-type="float" office:value="225.49">
            <text:p>225.49</text:p>
          </table:table-cell>
          <table:table-cell office:value-type="float" office:value="239.21">
            <text:p>239.21</text:p>
          </table:table-cell>
          <table:table-cell table:formula="of:=[.B273]/[.A273]" office:value-type="float" office:value="1.06084527030024">
            <text:p>1.06</text:p>
          </table:table-cell>
          <table:table-cell office:value-type="float" office:value="235.45">
            <text:p>235.45</text:p>
          </table:table-cell>
          <table:table-cell table:formula="of:=[.D273]/[.A273]" office:value-type="float" office:value="1.04417047319172">
            <text:p>1.04</text:p>
          </table:table-cell>
          <table:table-cell office:value-type="float" office:value="234.28">
            <text:p>234.28</text:p>
          </table:table-cell>
          <table:table-cell table:formula="of:=[.F273]/[.A273]" office:value-type="float" office:value="1.03898177302763">
            <text:p>1.04</text:p>
          </table:table-cell>
          <table:table-cell office:value-type="float" office:value="239.21">
            <text:p>239.21</text:p>
          </table:table-cell>
          <table:table-cell table:formula="of:=[.H273]/[.A273]" office:value-type="float" office:value="1.06084527030024">
            <text:p>1.06</text:p>
          </table:table-cell>
          <table:table-cell office:value-type="float" office:value="231.35">
            <text:p>231.35</text:p>
          </table:table-cell>
          <table:table-cell table:formula="of:=[.J273]/[.A273]" office:value-type="float" office:value="1.02598784868509">
            <text:p>1.03</text:p>
          </table:table-cell>
          <table:table-cell table:number-columns-repeated="5"/>
        </table:table-row>
        <table:table-row table:style-name="ro1">
          <table:table-cell office:value-type="float" office:value="424.22">
            <text:p>424.22</text:p>
          </table:table-cell>
          <table:table-cell office:value-type="float" office:value="442.36">
            <text:p>442.36</text:p>
          </table:table-cell>
          <table:table-cell table:formula="of:=[.B274]/[.A274]" office:value-type="float" office:value="1.04276083164396">
            <text:p>1.04</text:p>
          </table:table-cell>
          <table:table-cell office:value-type="float" office:value="433.29">
            <text:p>433.29</text:p>
          </table:table-cell>
          <table:table-cell table:formula="of:=[.D274]/[.A274]" office:value-type="float" office:value="1.02138041582198">
            <text:p>1.02</text:p>
          </table:table-cell>
          <table:table-cell office:value-type="float" office:value="435.04">
            <text:p>435.04</text:p>
          </table:table-cell>
          <table:table-cell table:formula="of:=[.F274]/[.A274]" office:value-type="float" office:value="1.02550563386922">
            <text:p>1.03</text:p>
          </table:table-cell>
          <table:table-cell office:value-type="float" office:value="436.7">
            <text:p>436.7</text:p>
          </table:table-cell>
          <table:table-cell table:formula="of:=[.H274]/[.A274]" office:value-type="float" office:value="1.02941869784546">
            <text:p>1.03</text:p>
          </table:table-cell>
          <table:table-cell office:value-type="float" office:value="433.29">
            <text:p>433.29</text:p>
          </table:table-cell>
          <table:table-cell table:formula="of:=[.J274]/[.A274]" office:value-type="float" office:value="1.02138041582198">
            <text:p>1.02</text:p>
          </table:table-cell>
          <table:table-cell table:number-columns-repeated="5"/>
        </table:table-row>
        <table:table-row table:style-name="ro1">
          <table:table-cell office:value-type="float" office:value="343.22">
            <text:p>343.22</text:p>
          </table:table-cell>
          <table:table-cell office:value-type="float" office:value="365.66">
            <text:p>365.66</text:p>
          </table:table-cell>
          <table:table-cell table:formula="of:=[.B275]/[.A275]" office:value-type="float" office:value="1.06538080531438">
            <text:p>1.07</text:p>
          </table:table-cell>
          <table:table-cell office:value-type="float" office:value="351.46">
            <text:p>351.46</text:p>
          </table:table-cell>
          <table:table-cell table:formula="of:=[.D275]/[.A275]" office:value-type="float" office:value="1.0240079249461">
            <text:p>1.02</text:p>
          </table:table-cell>
          <table:table-cell office:value-type="float" office:value="350.88">
            <text:p>350.88</text:p>
          </table:table-cell>
          <table:table-cell table:formula="of:=[.F275]/[.A275]" office:value-type="float" office:value="1.02231804673387">
            <text:p>1.02</text:p>
          </table:table-cell>
          <table:table-cell office:value-type="float" office:value="359.66">
            <text:p>359.66</text:p>
          </table:table-cell>
          <table:table-cell table:formula="of:=[.H275]/[.A275]" office:value-type="float" office:value="1.04789930656722">
            <text:p>1.05</text:p>
          </table:table-cell>
          <table:table-cell office:value-type="float" office:value="351.46">
            <text:p>351.46</text:p>
          </table:table-cell>
          <table:table-cell table:formula="of:=[.J275]/[.A275]" office:value-type="float" office:value="1.0240079249461">
            <text:p>1.02</text:p>
          </table:table-cell>
          <table:table-cell table:number-columns-repeated="5"/>
        </table:table-row>
        <table:table-row table:style-name="ro1">
          <table:table-cell office:value-type="float" office:value="294.01">
            <text:p>294.01</text:p>
          </table:table-cell>
          <table:table-cell office:value-type="float" office:value="310.05">
            <text:p>310.05</text:p>
          </table:table-cell>
          <table:table-cell table:formula="of:=[.B276]/[.A276]" office:value-type="float" office:value="1.0545559674841">
            <text:p>1.05</text:p>
          </table:table-cell>
          <table:table-cell office:value-type="float" office:value="301.56">
            <text:p>301.56</text:p>
          </table:table-cell>
          <table:table-cell table:formula="of:=[.D276]/[.A276]" office:value-type="float" office:value="1.02567939865991">
            <text:p>1.03</text:p>
          </table:table-cell>
          <table:table-cell office:value-type="float" office:value="304.11">
            <text:p>304.11</text:p>
          </table:table-cell>
          <table:table-cell table:formula="of:=[.F276]/[.A276]" office:value-type="float" office:value="1.03435257304173">
            <text:p>1.03</text:p>
          </table:table-cell>
          <table:table-cell office:value-type="float" office:value="310.05">
            <text:p>310.05</text:p>
          </table:table-cell>
          <table:table-cell table:formula="of:=[.H276]/[.A276]" office:value-type="float" office:value="1.0545559674841">
            <text:p>1.05</text:p>
          </table:table-cell>
          <table:table-cell office:value-type="float" office:value="302.74">
            <text:p>302.74</text:p>
          </table:table-cell>
          <table:table-cell table:formula="of:=[.J276]/[.A276]" office:value-type="float" office:value="1.02969286758954">
            <text:p>1.03</text:p>
          </table:table-cell>
          <table:table-cell table:number-columns-repeated="5"/>
        </table:table-row>
        <table:table-row table:style-name="ro1">
          <table:table-cell office:value-type="float" office:value="340.39">
            <text:p>340.39</text:p>
          </table:table-cell>
          <table:table-cell office:value-type="float" office:value="363.97">
            <text:p>363.97</text:p>
          </table:table-cell>
          <table:table-cell table:formula="of:=[.B277]/[.A277]" office:value-type="float" office:value="1.06927348041952">
            <text:p>1.07</text:p>
          </table:table-cell>
          <table:table-cell office:value-type="float" office:value="351.08">
            <text:p>351.08</text:p>
          </table:table-cell>
          <table:table-cell table:formula="of:=[.D277]/[.A277]" office:value-type="float" office:value="1.03140515291284">
            <text:p>1.03</text:p>
          </table:table-cell>
          <table:table-cell office:value-type="float" office:value="343.42">
            <text:p>343.42</text:p>
          </table:table-cell>
          <table:table-cell table:formula="of:=[.F277]/[.A277]" office:value-type="float" office:value="1.00890155409971">
            <text:p>1.01</text:p>
          </table:table-cell>
          <table:table-cell office:value-type="float" office:value="363.97">
            <text:p>363.97</text:p>
          </table:table-cell>
          <table:table-cell table:formula="of:=[.H277]/[.A277]" office:value-type="float" office:value="1.06927348041952">
            <text:p>1.07</text:p>
          </table:table-cell>
          <table:table-cell office:value-type="float" office:value="352.25">
            <text:p>352.25</text:p>
          </table:table-cell>
          <table:table-cell table:formula="of:=[.J277]/[.A277]" office:value-type="float" office:value="1.03484238667411">
            <text:p>1.03</text:p>
          </table:table-cell>
          <table:table-cell table:number-columns-repeated="5"/>
        </table:table-row>
        <table:table-row table:style-name="ro1">
          <table:table-cell office:value-type="float" office:value="305.04">
            <text:p>305.04</text:p>
          </table:table-cell>
          <table:table-cell office:value-type="float" office:value="318.76">
            <text:p>318.76</text:p>
          </table:table-cell>
          <table:table-cell table:formula="of:=[.B278]/[.A278]" office:value-type="float" office:value="1.04497770784159">
            <text:p>1.04</text:p>
          </table:table-cell>
          <table:table-cell office:value-type="float" office:value="306.8">
            <text:p>306.8</text:p>
          </table:table-cell>
          <table:table-cell table:formula="of:=[.D278]/[.A278]" office:value-type="float" office:value="1.00576973511671">
            <text:p>1.01</text:p>
          </table:table-cell>
          <table:table-cell office:value-type="float" office:value="306.22">
            <text:p>306.22</text:p>
          </table:table-cell>
          <table:table-cell table:formula="of:=[.F278]/[.A278]" office:value-type="float" office:value="1.00386834513506">
            <text:p>1</text:p>
          </table:table-cell>
          <table:table-cell office:value-type="float" office:value="312.9">
            <text:p>312.9</text:p>
          </table:table-cell>
          <table:table-cell table:formula="of:=[.H278]/[.A278]" office:value-type="float" office:value="1.02576711250983">
            <text:p>1.03</text:p>
          </table:table-cell>
          <table:table-cell office:value-type="float" office:value="315.59">
            <text:p>315.59</text:p>
          </table:table-cell>
          <table:table-cell table:formula="of:=[.J278]/[.A278]" office:value-type="float" office:value="1.03458562811435">
            <text:p>1.03</text:p>
          </table:table-cell>
          <table:table-cell table:number-columns-repeated="5"/>
        </table:table-row>
        <table:table-row table:style-name="ro1">
          <table:table-cell office:value-type="float" office:value="464.68">
            <text:p>464.68</text:p>
          </table:table-cell>
          <table:table-cell office:value-type="float" office:value="479.89">
            <text:p>479.89</text:p>
          </table:table-cell>
          <table:table-cell table:formula="of:=[.B279]/[.A279]" office:value-type="float" office:value="1.03273220280623">
            <text:p>1.03</text:p>
          </table:table-cell>
          <table:table-cell office:value-type="float" office:value="475.89">
            <text:p>475.89</text:p>
          </table:table-cell>
          <table:table-cell table:formula="of:=[.D279]/[.A279]" office:value-type="float" office:value="1.02412412843247">
            <text:p>1.02</text:p>
          </table:table-cell>
          <table:table-cell office:value-type="float" office:value="469.75">
            <text:p>469.75</text:p>
          </table:table-cell>
          <table:table-cell table:formula="of:=[.F279]/[.A279]" office:value-type="float" office:value="1.01091073426874">
            <text:p>1.01</text:p>
          </table:table-cell>
          <table:table-cell office:value-type="float" office:value="479.89">
            <text:p>479.89</text:p>
          </table:table-cell>
          <table:table-cell table:formula="of:=[.H279]/[.A279]" office:value-type="float" office:value="1.03273220280623">
            <text:p>1.03</text:p>
          </table:table-cell>
          <table:table-cell office:value-type="float" office:value="475.89">
            <text:p>475.89</text:p>
          </table:table-cell>
          <table:table-cell table:formula="of:=[.J279]/[.A279]" office:value-type="float" office:value="1.02412412843247">
            <text:p>1.02</text:p>
          </table:table-cell>
          <table:table-cell table:number-columns-repeated="5"/>
        </table:table-row>
        <table:table-row table:style-name="ro1">
          <table:table-cell office:value-type="float" office:value="146.21">
            <text:p>146.21</text:p>
          </table:table-cell>
          <table:table-cell office:value-type="float" office:value="160.79">
            <text:p>160.79</text:p>
          </table:table-cell>
          <table:table-cell table:formula="of:=[.B280]/[.A280]" office:value-type="float" office:value="1.09971958142398">
            <text:p>1.1</text:p>
          </table:table-cell>
          <table:table-cell office:value-type="float" office:value="146.79">
            <text:p>146.79</text:p>
          </table:table-cell>
          <table:table-cell table:formula="of:=[.D280]/[.A280]" office:value-type="float" office:value="1.00396689692907">
            <text:p>1</text:p>
          </table:table-cell>
          <table:table-cell office:value-type="float" office:value="146.79">
            <text:p>146.79</text:p>
          </table:table-cell>
          <table:table-cell table:formula="of:=[.F280]/[.A280]" office:value-type="float" office:value="1.00396689692907">
            <text:p>1</text:p>
          </table:table-cell>
          <table:table-cell office:value-type="float" office:value="160.79">
            <text:p>160.79</text:p>
          </table:table-cell>
          <table:table-cell table:formula="of:=[.H280]/[.A280]" office:value-type="float" office:value="1.09971958142398">
            <text:p>1.1</text:p>
          </table:table-cell>
          <table:table-cell office:value-type="float" office:value="146.21">
            <text:p>146.21</text:p>
          </table:table-cell>
          <table:table-cell table:formula="of:=[.J280]/[.A28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07.67">
            <text:p>507.67</text:p>
          </table:table-cell>
          <table:table-cell office:value-type="float" office:value="530.7">
            <text:p>530.7</text:p>
          </table:table-cell>
          <table:table-cell table:formula="of:=[.B281]/[.A281]" office:value-type="float" office:value="1.04536411448382">
            <text:p>1.05</text:p>
          </table:table-cell>
          <table:table-cell office:value-type="float" office:value="522.94">
            <text:p>522.94</text:p>
          </table:table-cell>
          <table:table-cell table:formula="of:=[.D281]/[.A281]" office:value-type="float" office:value="1.03007859436248">
            <text:p>1.03</text:p>
          </table:table-cell>
          <table:table-cell office:value-type="float" office:value="525.29">
            <text:p>525.29</text:p>
          </table:table-cell>
          <table:table-cell table:formula="of:=[.F281]/[.A281]" office:value-type="float" office:value="1.03470758563634">
            <text:p>1.03</text:p>
          </table:table-cell>
          <table:table-cell office:value-type="float" office:value="526.46">
            <text:p>526.46</text:p>
          </table:table-cell>
          <table:table-cell table:formula="of:=[.H281]/[.A281]" office:value-type="float" office:value="1.03701223235566">
            <text:p>1.04</text:p>
          </table:table-cell>
          <table:table-cell office:value-type="float" office:value="521.19">
            <text:p>521.19</text:p>
          </table:table-cell>
          <table:table-cell table:formula="of:=[.J281]/[.A281]" office:value-type="float" office:value="1.0266314732011">
            <text:p>1.03</text:p>
          </table:table-cell>
          <table:table-cell table:number-columns-repeated="5"/>
        </table:table-row>
        <table:table-row table:style-name="ro1">
          <table:table-cell office:value-type="float" office:value="381.01">
            <text:p>381.01</text:p>
          </table:table-cell>
          <table:table-cell office:value-type="float" office:value="415.33">
            <text:p>415.33</text:p>
          </table:table-cell>
          <table:table-cell table:formula="of:=[.B282]/[.A282]" office:value-type="float" office:value="1.09007637594814">
            <text:p>1.09</text:p>
          </table:table-cell>
          <table:table-cell office:value-type="float" office:value="404.5">
            <text:p>404.5</text:p>
          </table:table-cell>
          <table:table-cell table:formula="of:=[.D282]/[.A282]" office:value-type="float" office:value="1.06165192514632">
            <text:p>1.06</text:p>
          </table:table-cell>
          <table:table-cell office:value-type="float" office:value="386.28">
            <text:p>386.28</text:p>
          </table:table-cell>
          <table:table-cell table:formula="of:=[.F282]/[.A282]" office:value-type="float" office:value="1.01383165796173">
            <text:p>1.01</text:p>
          </table:table-cell>
          <table:table-cell office:value-type="float" office:value="409.68">
            <text:p>409.68</text:p>
          </table:table-cell>
          <table:table-cell table:formula="of:=[.H282]/[.A282]" office:value-type="float" office:value="1.07524736883546">
            <text:p>1.08</text:p>
          </table:table-cell>
          <table:table-cell office:value-type="float" office:value="404.5">
            <text:p>404.5</text:p>
          </table:table-cell>
          <table:table-cell table:formula="of:=[.J282]/[.A282]" office:value-type="float" office:value="1.06165192514632">
            <text:p>1.06</text:p>
          </table:table-cell>
          <table:table-cell table:number-columns-repeated="5"/>
        </table:table-row>
        <table:table-row table:style-name="ro1">
          <table:table-cell office:value-type="float" office:value="99.15">
            <text:p>99.15</text:p>
          </table:table-cell>
          <table:table-cell office:value-type="float" office:value="109.3">
            <text:p>109.3</text:p>
          </table:table-cell>
          <table:table-cell table:formula="of:=[.B283]/[.A283]" office:value-type="float" office:value="1.10237014624307">
            <text:p>1.1</text:p>
          </table:table-cell>
          <table:table-cell office:value-type="float" office:value="106.71">
            <text:p>106.71</text:p>
          </table:table-cell>
          <table:table-cell table:formula="of:=[.D283]/[.A283]" office:value-type="float" office:value="1.07624810892587">
            <text:p>1.08</text:p>
          </table:table-cell>
          <table:table-cell office:value-type="float" office:value="106.43">
            <text:p>106.43</text:p>
          </table:table-cell>
          <table:table-cell table:formula="of:=[.F283]/[.A283]" office:value-type="float" office:value="1.07342410489158">
            <text:p>1.07</text:p>
          </table:table-cell>
          <table:table-cell office:value-type="float" office:value="109.3">
            <text:p>109.3</text:p>
          </table:table-cell>
          <table:table-cell table:formula="of:=[.H283]/[.A283]" office:value-type="float" office:value="1.10237014624307">
            <text:p>1.1</text:p>
          </table:table-cell>
          <table:table-cell office:value-type="float" office:value="106.71">
            <text:p>106.71</text:p>
          </table:table-cell>
          <table:table-cell table:formula="of:=[.J283]/[.A283]" office:value-type="float" office:value="1.07624810892587">
            <text:p>1.08</text:p>
          </table:table-cell>
          <table:table-cell table:number-columns-repeated="5"/>
        </table:table-row>
        <table:table-row table:style-name="ro1">
          <table:table-cell office:value-type="float" office:value="30.7">
            <text:p>30.7</text:p>
          </table:table-cell>
          <table:table-cell office:value-type="float" office:value="38.46">
            <text:p>38.46</text:p>
          </table:table-cell>
          <table:table-cell table:formula="of:=[.B284]/[.A284]" office:value-type="float" office:value="1.25276872964169">
            <text:p>1.25</text:p>
          </table:table-cell>
          <table:table-cell office:value-type="float" office:value="30.7">
            <text:p>30.7</text:p>
          </table:table-cell>
          <table:table-cell table:formula="of:=[.D284]/[.A284]" office:value-type="float" office:value="1">
            <text:p>1</text:p>
          </table:table-cell>
          <table:table-cell office:value-type="float" office:value="30.7">
            <text:p>30.7</text:p>
          </table:table-cell>
          <table:table-cell table:formula="of:=[.F284]/[.A284]" office:value-type="float" office:value="1">
            <text:p>1</text:p>
          </table:table-cell>
          <table:table-cell office:value-type="float" office:value="30.7">
            <text:p>30.7</text:p>
          </table:table-cell>
          <table:table-cell table:formula="of:=[.H284]/[.A284]" office:value-type="float" office:value="1">
            <text:p>1</text:p>
          </table:table-cell>
          <table:table-cell office:value-type="float" office:value="30.7">
            <text:p>30.7</text:p>
          </table:table-cell>
          <table:table-cell table:formula="of:=[.J284]/[.A28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80.65">
            <text:p>280.65</text:p>
          </table:table-cell>
          <table:table-cell office:value-type="float" office:value="296.51">
            <text:p>296.51</text:p>
          </table:table-cell>
          <table:table-cell table:formula="of:=[.B285]/[.A285]" office:value-type="float" office:value="1.05651166933903">
            <text:p>1.06</text:p>
          </table:table-cell>
          <table:table-cell office:value-type="float" office:value="281.24">
            <text:p>281.24</text:p>
          </table:table-cell>
          <table:table-cell table:formula="of:=[.D285]/[.A285]" office:value-type="float" office:value="1.00210226260467">
            <text:p>1</text:p>
          </table:table-cell>
          <table:table-cell office:value-type="float" office:value="280.75">
            <text:p>280.75</text:p>
          </table:table-cell>
          <table:table-cell table:formula="of:=[.F285]/[.A285]" office:value-type="float" office:value="1.00035631569571">
            <text:p>1</text:p>
          </table:table-cell>
          <table:table-cell office:value-type="float" office:value="296.51">
            <text:p>296.51</text:p>
          </table:table-cell>
          <table:table-cell table:formula="of:=[.H285]/[.A285]" office:value-type="float" office:value="1.05651166933903">
            <text:p>1.06</text:p>
          </table:table-cell>
          <table:table-cell office:value-type="float" office:value="278.99">
            <text:p>278.99</text:p>
          </table:table-cell>
          <table:table-cell table:formula="of:=[.J285]/[.A285]" office:value-type="float" office:value="0.994085159451274">
            <text:p>0.99</text:p>
          </table:table-cell>
          <table:table-cell table:number-columns-repeated="5"/>
        </table:table-row>
        <table:table-row table:style-name="ro1">
          <table:table-cell office:value-type="float" office:value="331.11">
            <text:p>331.11</text:p>
          </table:table-cell>
          <table:table-cell office:value-type="float" office:value="343.25">
            <text:p>343.25</text:p>
          </table:table-cell>
          <table:table-cell table:formula="of:=[.B286]/[.A286]" office:value-type="float" office:value="1.03666455256561">
            <text:p>1.04</text:p>
          </table:table-cell>
          <table:table-cell office:value-type="float" office:value="335.35">
            <text:p>335.35</text:p>
          </table:table-cell>
          <table:table-cell table:formula="of:=[.D286]/[.A286]" office:value-type="float" office:value="1.0128054120987">
            <text:p>1.01</text:p>
          </table:table-cell>
          <table:table-cell office:value-type="float" office:value="334.97">
            <text:p>334.97</text:p>
          </table:table-cell>
          <table:table-cell table:formula="of:=[.F286]/[.A286]" office:value-type="float" office:value="1.0116577572408">
            <text:p>1.01</text:p>
          </table:table-cell>
          <table:table-cell office:value-type="float" office:value="336.18">
            <text:p>336.18</text:p>
          </table:table-cell>
          <table:table-cell table:formula="of:=[.H286]/[.A286]" office:value-type="float" office:value="1.01531213191991">
            <text:p>1.02</text:p>
          </table:table-cell>
          <table:table-cell office:value-type="float" office:value="334.76">
            <text:p>334.76</text:p>
          </table:table-cell>
          <table:table-cell table:formula="of:=[.J286]/[.A286]" office:value-type="float" office:value="1.01102352692459">
            <text:p>1.01</text:p>
          </table:table-cell>
          <table:table-cell table:number-columns-repeated="5"/>
        </table:table-row>
        <table:table-row table:style-name="ro1">
          <table:table-cell office:value-type="float" office:value="261.95">
            <text:p>261.95</text:p>
          </table:table-cell>
          <table:table-cell office:value-type="float" office:value="274.4">
            <text:p>274.4</text:p>
          </table:table-cell>
          <table:table-cell table:formula="of:=[.B287]/[.A287]" office:value-type="float" office:value="1.04752815422791">
            <text:p>1.05</text:p>
          </table:table-cell>
          <table:table-cell office:value-type="float" office:value="267.57">
            <text:p>267.57</text:p>
          </table:table-cell>
          <table:table-cell table:formula="of:=[.D287]/[.A287]" office:value-type="float" office:value="1.02145447604505">
            <text:p>1.02</text:p>
          </table:table-cell>
          <table:table-cell office:value-type="float" office:value="264.05">
            <text:p>264.05</text:p>
          </table:table-cell>
          <table:table-cell table:formula="of:=[.F287]/[.A287]" office:value-type="float" office:value="1.00801679709868">
            <text:p>1.01</text:p>
          </table:table-cell>
          <table:table-cell office:value-type="float" office:value="270.15">
            <text:p>270.15</text:p>
          </table:table-cell>
          <table:table-cell table:formula="of:=[.H287]/[.A287]" office:value-type="float" office:value="1.03130368390914">
            <text:p>1.03</text:p>
          </table:table-cell>
          <table:table-cell office:value-type="float" office:value="267.57">
            <text:p>267.57</text:p>
          </table:table-cell>
          <table:table-cell table:formula="of:=[.J287]/[.A287]" office:value-type="float" office:value="1.02145447604505">
            <text:p>1.02</text:p>
          </table:table-cell>
          <table:table-cell table:number-columns-repeated="5"/>
        </table:table-row>
        <table:table-row table:style-name="ro1">
          <table:table-cell office:value-type="float" office:value="265.59">
            <text:p>265.59</text:p>
          </table:table-cell>
          <table:table-cell office:value-type="float" office:value="307.65">
            <text:p>307.65</text:p>
          </table:table-cell>
          <table:table-cell table:formula="of:=[.B288]/[.A288]" office:value-type="float" office:value="1.15836439624986">
            <text:p>1.16</text:p>
          </table:table-cell>
          <table:table-cell office:value-type="float" office:value="288.43">
            <text:p>288.43</text:p>
          </table:table-cell>
          <table:table-cell table:formula="of:=[.D288]/[.A288]" office:value-type="float" office:value="1.08599721375052">
            <text:p>1.09</text:p>
          </table:table-cell>
          <table:table-cell office:value-type="float" office:value="290.58">
            <text:p>290.58</text:p>
          </table:table-cell>
          <table:table-cell table:formula="of:=[.F288]/[.A288]" office:value-type="float" office:value="1.09409239805716">
            <text:p>1.09</text:p>
          </table:table-cell>
          <table:table-cell office:value-type="float" office:value="307.65">
            <text:p>307.65</text:p>
          </table:table-cell>
          <table:table-cell table:formula="of:=[.H288]/[.A288]" office:value-type="float" office:value="1.15836439624986">
            <text:p>1.16</text:p>
          </table:table-cell>
          <table:table-cell office:value-type="float" office:value="269.1">
            <text:p>269.1</text:p>
          </table:table-cell>
          <table:table-cell table:formula="of:=[.J288]/[.A288]" office:value-type="float" office:value="1.01321585903084">
            <text:p>1.01</text:p>
          </table:table-cell>
          <table:table-cell table:number-columns-repeated="5"/>
        </table:table-row>
        <table:table-row table:style-name="ro1">
          <table:table-cell office:value-type="float" office:value="371.08">
            <text:p>371.08</text:p>
          </table:table-cell>
          <table:table-cell office:value-type="float" office:value="395.56">
            <text:p>395.56</text:p>
          </table:table-cell>
          <table:table-cell table:formula="of:=[.B289]/[.A289]" office:value-type="float" office:value="1.0659696022421">
            <text:p>1.07</text:p>
          </table:table-cell>
          <table:table-cell office:value-type="float" office:value="376.84">
            <text:p>376.84</text:p>
          </table:table-cell>
          <table:table-cell table:formula="of:=[.D289]/[.A289]" office:value-type="float" office:value="1.01552225935108">
            <text:p>1.02</text:p>
          </table:table-cell>
          <table:table-cell office:value-type="float" office:value="373.91">
            <text:p>373.91</text:p>
          </table:table-cell>
          <table:table-cell table:formula="of:=[.F289]/[.A289]" office:value-type="float" office:value="1.0076263878409">
            <text:p>1.01</text:p>
          </table:table-cell>
          <table:table-cell office:value-type="float" office:value="376.84">
            <text:p>376.84</text:p>
          </table:table-cell>
          <table:table-cell table:formula="of:=[.H289]/[.A289]" office:value-type="float" office:value="1.01552225935108">
            <text:p>1.02</text:p>
          </table:table-cell>
          <table:table-cell office:value-type="float" office:value="376.84">
            <text:p>376.84</text:p>
          </table:table-cell>
          <table:table-cell table:formula="of:=[.J289]/[.A289]" office:value-type="float" office:value="1.01552225935108">
            <text:p>1.02</text:p>
          </table:table-cell>
          <table:table-cell table:number-columns-repeated="5"/>
        </table:table-row>
        <table:table-row table:style-name="ro1">
          <table:table-cell office:value-type="float" office:value="55.6">
            <text:p>55.6</text:p>
          </table:table-cell>
          <table:table-cell office:value-type="float" office:value="67.15">
            <text:p>67.15</text:p>
          </table:table-cell>
          <table:table-cell table:formula="of:=[.B290]/[.A290]" office:value-type="float" office:value="1.20773381294964">
            <text:p>1.21</text:p>
          </table:table-cell>
          <table:table-cell office:value-type="float" office:value="55.6">
            <text:p>55.6</text:p>
          </table:table-cell>
          <table:table-cell table:formula="of:=[.D290]/[.A290]" office:value-type="float" office:value="1">
            <text:p>1</text:p>
          </table:table-cell>
          <table:table-cell office:value-type="float" office:value="55.6">
            <text:p>55.6</text:p>
          </table:table-cell>
          <table:table-cell table:formula="of:=[.F290]/[.A290]" office:value-type="float" office:value="1">
            <text:p>1</text:p>
          </table:table-cell>
          <table:table-cell office:value-type="float" office:value="55.6">
            <text:p>55.6</text:p>
          </table:table-cell>
          <table:table-cell table:formula="of:=[.H290]/[.A290]" office:value-type="float" office:value="1">
            <text:p>1</text:p>
          </table:table-cell>
          <table:table-cell office:value-type="float" office:value="55.6">
            <text:p>55.6</text:p>
          </table:table-cell>
          <table:table-cell table:formula="of:=[.J290]/[.A29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07.35">
            <text:p>507.35</text:p>
          </table:table-cell>
          <table:table-cell office:value-type="float" office:value="533.39">
            <text:p>533.39</text:p>
          </table:table-cell>
          <table:table-cell table:formula="of:=[.B291]/[.A291]" office:value-type="float" office:value="1.05132551493052">
            <text:p>1.05</text:p>
          </table:table-cell>
          <table:table-cell office:value-type="float" office:value="517.24">
            <text:p>517.24</text:p>
          </table:table-cell>
          <table:table-cell table:formula="of:=[.D291]/[.A291]" office:value-type="float" office:value="1.01949344633882">
            <text:p>1.02</text:p>
          </table:table-cell>
          <table:table-cell office:value-type="float" office:value="520.03">
            <text:p>520.03</text:p>
          </table:table-cell>
          <table:table-cell table:formula="of:=[.F291]/[.A291]" office:value-type="float" office:value="1.0249926086528">
            <text:p>1.02</text:p>
          </table:table-cell>
          <table:table-cell office:value-type="float" office:value="533.39">
            <text:p>533.39</text:p>
          </table:table-cell>
          <table:table-cell table:formula="of:=[.H291]/[.A291]" office:value-type="float" office:value="1.05132551493052">
            <text:p>1.05</text:p>
          </table:table-cell>
          <table:table-cell office:value-type="float" office:value="517.59">
            <text:p>517.59</text:p>
          </table:table-cell>
          <table:table-cell table:formula="of:=[.J291]/[.A291]" office:value-type="float" office:value="1.02018330541047">
            <text:p>1.02</text:p>
          </table:table-cell>
          <table:table-cell table:number-columns-repeated="5"/>
        </table:table-row>
        <table:table-row table:style-name="ro1">
          <table:table-cell office:value-type="float" office:value="174.72">
            <text:p>174.72</text:p>
          </table:table-cell>
          <table:table-cell office:value-type="float" office:value="183.75">
            <text:p>183.75</text:p>
          </table:table-cell>
          <table:table-cell table:formula="of:=[.B292]/[.A292]" office:value-type="float" office:value="1.05168269230769">
            <text:p>1.05</text:p>
          </table:table-cell>
          <table:table-cell office:value-type="float" office:value="178.24">
            <text:p>178.24</text:p>
          </table:table-cell>
          <table:table-cell table:formula="of:=[.D292]/[.A292]" office:value-type="float" office:value="1.02014652014652">
            <text:p>1.02</text:p>
          </table:table-cell>
          <table:table-cell office:value-type="float" office:value="177.65">
            <text:p>177.65</text:p>
          </table:table-cell>
          <table:table-cell table:formula="of:=[.F292]/[.A292]" office:value-type="float" office:value="1.01676968864469">
            <text:p>1.02</text:p>
          </table:table-cell>
          <table:table-cell office:value-type="float" office:value="183.75">
            <text:p>183.75</text:p>
          </table:table-cell>
          <table:table-cell table:formula="of:=[.H292]/[.A292]" office:value-type="float" office:value="1.05168269230769">
            <text:p>1.05</text:p>
          </table:table-cell>
          <table:table-cell office:value-type="float" office:value="176.24">
            <text:p>176.24</text:p>
          </table:table-cell>
          <table:table-cell table:formula="of:=[.J292]/[.A292]" office:value-type="float" office:value="1.00869963369963">
            <text:p>1.01</text:p>
          </table:table-cell>
          <table:table-cell table:number-columns-repeated="5"/>
        </table:table-row>
        <table:table-row table:style-name="ro1">
          <table:table-cell office:value-type="float" office:value="213.13">
            <text:p>213.13</text:p>
          </table:table-cell>
          <table:table-cell office:value-type="float" office:value="240.06">
            <text:p>240.06</text:p>
          </table:table-cell>
          <table:table-cell table:formula="of:=[.B293]/[.A293]" office:value-type="float" office:value="1.12635480692535">
            <text:p>1.13</text:p>
          </table:table-cell>
          <table:table-cell office:value-type="float" office:value="213.13">
            <text:p>213.13</text:p>
          </table:table-cell>
          <table:table-cell table:formula="of:=[.D293]/[.A293]" office:value-type="float" office:value="1">
            <text:p>1</text:p>
          </table:table-cell>
          <table:table-cell office:value-type="float" office:value="213.13">
            <text:p>213.13</text:p>
          </table:table-cell>
          <table:table-cell table:formula="of:=[.F293]/[.A293]" office:value-type="float" office:value="1">
            <text:p>1</text:p>
          </table:table-cell>
          <table:table-cell office:value-type="float" office:value="213.13">
            <text:p>213.13</text:p>
          </table:table-cell>
          <table:table-cell table:formula="of:=[.H293]/[.A293]" office:value-type="float" office:value="1">
            <text:p>1</text:p>
          </table:table-cell>
          <table:table-cell office:value-type="float" office:value="213.13">
            <text:p>213.13</text:p>
          </table:table-cell>
          <table:table-cell table:formula="of:=[.J293]/[.A29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53.34">
            <text:p>153.34</text:p>
          </table:table-cell>
          <table:table-cell office:value-type="float" office:value="162.61">
            <text:p>162.61</text:p>
          </table:table-cell>
          <table:table-cell table:formula="of:=[.B294]/[.A294]" office:value-type="float" office:value="1.06045389330899">
            <text:p>1.06</text:p>
          </table:table-cell>
          <table:table-cell office:value-type="float" office:value="159.2">
            <text:p>159.2</text:p>
          </table:table-cell>
          <table:table-cell table:formula="of:=[.D294]/[.A294]" office:value-type="float" office:value="1.03821572975088">
            <text:p>1.04</text:p>
          </table:table-cell>
          <table:table-cell office:value-type="float" office:value="155.44">
            <text:p>155.44</text:p>
          </table:table-cell>
          <table:table-cell table:formula="of:=[.F294]/[.A294]" office:value-type="float" office:value="1.01369505673666">
            <text:p>1.01</text:p>
          </table:table-cell>
          <table:table-cell office:value-type="float" office:value="162.61">
            <text:p>162.61</text:p>
          </table:table-cell>
          <table:table-cell table:formula="of:=[.H294]/[.A294]" office:value-type="float" office:value="1.06045389330899">
            <text:p>1.06</text:p>
          </table:table-cell>
          <table:table-cell office:value-type="float" office:value="158.02">
            <text:p>158.02</text:p>
          </table:table-cell>
          <table:table-cell table:formula="of:=[.J294]/[.A294]" office:value-type="float" office:value="1.03052041215599">
            <text:p>1.03</text:p>
          </table:table-cell>
          <table:table-cell table:number-columns-repeated="5"/>
        </table:table-row>
        <table:table-row table:style-name="ro1">
          <table:table-cell office:value-type="float" office:value="367.91">
            <text:p>367.91</text:p>
          </table:table-cell>
          <table:table-cell office:value-type="float" office:value="386.25">
            <text:p>386.25</text:p>
          </table:table-cell>
          <table:table-cell table:formula="of:=[.B295]/[.A295]" office:value-type="float" office:value="1.04984914788943">
            <text:p>1.05</text:p>
          </table:table-cell>
          <table:table-cell office:value-type="float" office:value="375.91">
            <text:p>375.91</text:p>
          </table:table-cell>
          <table:table-cell table:formula="of:=[.D295]/[.A295]" office:value-type="float" office:value="1.02174444837053">
            <text:p>1.02</text:p>
          </table:table-cell>
          <table:table-cell office:value-type="float" office:value="375.42">
            <text:p>375.42</text:p>
          </table:table-cell>
          <table:table-cell table:formula="of:=[.F295]/[.A295]" office:value-type="float" office:value="1.02041260090783">
            <text:p>1.02</text:p>
          </table:table-cell>
          <table:table-cell office:value-type="float" office:value="385.08">
            <text:p>385.08</text:p>
          </table:table-cell>
          <table:table-cell table:formula="of:=[.H295]/[.A295]" office:value-type="float" office:value="1.04666902231524">
            <text:p>1.05</text:p>
          </table:table-cell>
          <table:table-cell office:value-type="float" office:value="372.59">
            <text:p>372.59</text:p>
          </table:table-cell>
          <table:table-cell table:formula="of:=[.J295]/[.A295]" office:value-type="float" office:value="1.01272050229676">
            <text:p>1.01</text:p>
          </table:table-cell>
          <table:table-cell table:number-columns-repeated="5"/>
        </table:table-row>
        <table:table-row table:style-name="ro1">
          <table:table-cell office:value-type="float" office:value="184.34">
            <text:p>184.34</text:p>
          </table:table-cell>
          <table:table-cell office:value-type="float" office:value="195.85">
            <text:p>195.85</text:p>
          </table:table-cell>
          <table:table-cell table:formula="of:=[.B296]/[.A296]" office:value-type="float" office:value="1.06243897146577">
            <text:p>1.06</text:p>
          </table:table-cell>
          <table:table-cell office:value-type="float" office:value="190.92">
            <text:p>190.92</text:p>
          </table:table-cell>
          <table:table-cell table:formula="of:=[.D296]/[.A296]" office:value-type="float" office:value="1.03569491157643">
            <text:p>1.04</text:p>
          </table:table-cell>
          <table:table-cell office:value-type="float" office:value="188.1">
            <text:p>188.1</text:p>
          </table:table-cell>
          <table:table-cell table:formula="of:=[.F296]/[.A296]" office:value-type="float" office:value="1.02039709232939">
            <text:p>1.02</text:p>
          </table:table-cell>
          <table:table-cell office:value-type="float" office:value="191.51">
            <text:p>191.51</text:p>
          </table:table-cell>
          <table:table-cell table:formula="of:=[.H296]/[.A296]" office:value-type="float" office:value="1.0388955191494">
            <text:p>1.04</text:p>
          </table:table-cell>
          <table:table-cell office:value-type="float" office:value="188.58">
            <text:p>188.58</text:p>
          </table:table-cell>
          <table:table-cell table:formula="of:=[.J296]/[.A296]" office:value-type="float" office:value="1.02300097645655">
            <text:p>1.02</text:p>
          </table:table-cell>
          <table:table-cell table:number-columns-repeated="5"/>
        </table:table-row>
        <table:table-row table:style-name="ro1">
          <table:table-cell office:value-type="float" office:value="207.54">
            <text:p>207.54</text:p>
          </table:table-cell>
          <table:table-cell office:value-type="float" office:value="219.3">
            <text:p>219.3</text:p>
          </table:table-cell>
          <table:table-cell table:formula="of:=[.B297]/[.A297]" office:value-type="float" office:value="1.0566637756577">
            <text:p>1.06</text:p>
          </table:table-cell>
          <table:table-cell office:value-type="float" office:value="215.74">
            <text:p>215.74</text:p>
          </table:table-cell>
          <table:table-cell table:formula="of:=[.D297]/[.A297]" office:value-type="float" office:value="1.03951045581575">
            <text:p>1.04</text:p>
          </table:table-cell>
          <table:table-cell office:value-type="float" office:value="212.23">
            <text:p>212.23</text:p>
          </table:table-cell>
          <table:table-cell table:formula="of:=[.F297]/[.A297]" office:value-type="float" office:value="1.0225980533873">
            <text:p>1.02</text:p>
          </table:table-cell>
          <table:table-cell office:value-type="float" office:value="216.47">
            <text:p>216.47</text:p>
          </table:table-cell>
          <table:table-cell table:formula="of:=[.H297]/[.A297]" office:value-type="float" office:value="1.043027850053">
            <text:p>1.04</text:p>
          </table:table-cell>
          <table:table-cell office:value-type="float" office:value="215.74">
            <text:p>215.74</text:p>
          </table:table-cell>
          <table:table-cell table:formula="of:=[.J297]/[.A297]" office:value-type="float" office:value="1.03951045581575">
            <text:p>1.04</text:p>
          </table:table-cell>
          <table:table-cell table:number-columns-repeated="5"/>
        </table:table-row>
        <table:table-row table:style-name="ro1">
          <table:table-cell office:value-type="float" office:value="416.69">
            <text:p>416.69</text:p>
          </table:table-cell>
          <table:table-cell office:value-type="float" office:value="452.53">
            <text:p>452.53</text:p>
          </table:table-cell>
          <table:table-cell table:formula="of:=[.B298]/[.A298]" office:value-type="float" office:value="1.08601118337373">
            <text:p>1.09</text:p>
          </table:table-cell>
          <table:table-cell office:value-type="float" office:value="439.36">
            <text:p>439.36</text:p>
          </table:table-cell>
          <table:table-cell table:formula="of:=[.D298]/[.A298]" office:value-type="float" office:value="1.05440495332261">
            <text:p>1.05</text:p>
          </table:table-cell>
          <table:table-cell office:value-type="float" office:value="421.38">
            <text:p>421.38</text:p>
          </table:table-cell>
          <table:table-cell table:formula="of:=[.F298]/[.A298]" office:value-type="float" office:value="1.0112553696993">
            <text:p>1.01</text:p>
          </table:table-cell>
          <table:table-cell office:value-type="float" office:value="452.53">
            <text:p>452.53</text:p>
          </table:table-cell>
          <table:table-cell table:formula="of:=[.H298]/[.A298]" office:value-type="float" office:value="1.08601118337373">
            <text:p>1.09</text:p>
          </table:table-cell>
          <table:table-cell office:value-type="float" office:value="440.53">
            <text:p>440.53</text:p>
          </table:table-cell>
          <table:table-cell table:formula="of:=[.J298]/[.A298]" office:value-type="float" office:value="1.05721279608342">
            <text:p>1.06</text:p>
          </table:table-cell>
          <table:table-cell table:number-columns-repeated="5"/>
        </table:table-row>
        <table:table-row table:style-name="ro1">
          <table:table-cell office:value-type="float" office:value="257.53">
            <text:p>257.53</text:p>
          </table:table-cell>
          <table:table-cell office:value-type="float" office:value="285.98">
            <text:p>285.98</text:p>
          </table:table-cell>
          <table:table-cell table:formula="of:=[.B299]/[.A299]" office:value-type="float" office:value="1.11047256630296">
            <text:p>1.11</text:p>
          </table:table-cell>
          <table:table-cell office:value-type="float" office:value="267.25">
            <text:p>267.25</text:p>
          </table:table-cell>
          <table:table-cell table:formula="of:=[.D299]/[.A299]" office:value-type="float" office:value="1.03774317555236">
            <text:p>1.04</text:p>
          </table:table-cell>
          <table:table-cell office:value-type="float" office:value="261.98">
            <text:p>261.98</text:p>
          </table:table-cell>
          <table:table-cell table:formula="of:=[.F299]/[.A299]" office:value-type="float" office:value="1.01727954024774">
            <text:p>1.02</text:p>
          </table:table-cell>
          <table:table-cell office:value-type="float" office:value="285.98">
            <text:p>285.98</text:p>
          </table:table-cell>
          <table:table-cell table:formula="of:=[.H299]/[.A299]" office:value-type="float" office:value="1.11047256630296">
            <text:p>1.11</text:p>
          </table:table-cell>
          <table:table-cell office:value-type="float" office:value="267.25">
            <text:p>267.25</text:p>
          </table:table-cell>
          <table:table-cell table:formula="of:=[.J299]/[.A299]" office:value-type="float" office:value="1.03774317555236">
            <text:p>1.04</text:p>
          </table:table-cell>
          <table:table-cell table:number-columns-repeated="5"/>
        </table:table-row>
        <table:table-row table:style-name="ro1">
          <table:table-cell office:value-type="float" office:value="103.6">
            <text:p>103.6</text:p>
          </table:table-cell>
          <table:table-cell office:value-type="float" office:value="132.18">
            <text:p>132.18</text:p>
          </table:table-cell>
          <table:table-cell table:formula="of:=[.B300]/[.A300]" office:value-type="float" office:value="1.27586872586873">
            <text:p>1.28</text:p>
          </table:table-cell>
          <table:table-cell office:value-type="float" office:value="105.25">
            <text:p>105.25</text:p>
          </table:table-cell>
          <table:table-cell table:formula="of:=[.D300]/[.A300]" office:value-type="float" office:value="1.01592664092664">
            <text:p>1.02</text:p>
          </table:table-cell>
          <table:table-cell office:value-type="float" office:value="105.25">
            <text:p>105.25</text:p>
          </table:table-cell>
          <table:table-cell table:formula="of:=[.F300]/[.A300]" office:value-type="float" office:value="1.01592664092664">
            <text:p>1.02</text:p>
          </table:table-cell>
          <table:table-cell office:value-type="float" office:value="132.18">
            <text:p>132.18</text:p>
          </table:table-cell>
          <table:table-cell table:formula="of:=[.H300]/[.A300]" office:value-type="float" office:value="1.27586872586873">
            <text:p>1.28</text:p>
          </table:table-cell>
          <table:table-cell office:value-type="float" office:value="105.84">
            <text:p>105.84</text:p>
          </table:table-cell>
          <table:table-cell table:formula="of:=[.J300]/[.A300]" office:value-type="float" office:value="1.02162162162162">
            <text:p>1.02</text:p>
          </table:table-cell>
          <table:table-cell table:number-columns-repeated="5"/>
        </table:table-row>
        <table:table-row table:style-name="ro1">
          <table:table-cell office:value-type="float" office:value="290.37">
            <text:p>290.37</text:p>
          </table:table-cell>
          <table:table-cell office:value-type="float" office:value="302.72">
            <text:p>302.72</text:p>
          </table:table-cell>
          <table:table-cell table:formula="of:=[.B301]/[.A301]" office:value-type="float" office:value="1.04253194200503">
            <text:p>1.04</text:p>
          </table:table-cell>
          <table:table-cell office:value-type="float" office:value="298.92">
            <text:p>298.92</text:p>
          </table:table-cell>
          <table:table-cell table:formula="of:=[.D301]/[.A301]" office:value-type="float" office:value="1.02944519061887">
            <text:p>1.03</text:p>
          </table:table-cell>
          <table:table-cell office:value-type="float" office:value="297.4">
            <text:p>297.4</text:p>
          </table:table-cell>
          <table:table-cell table:formula="of:=[.F301]/[.A301]" office:value-type="float" office:value="1.0242104900644">
            <text:p>1.02</text:p>
          </table:table-cell>
          <table:table-cell office:value-type="float" office:value="302.72">
            <text:p>302.72</text:p>
          </table:table-cell>
          <table:table-cell table:formula="of:=[.H301]/[.A301]" office:value-type="float" office:value="1.04253194200503">
            <text:p>1.04</text:p>
          </table:table-cell>
          <table:table-cell office:value-type="float" office:value="297.4">
            <text:p>297.4</text:p>
          </table:table-cell>
          <table:table-cell table:formula="of:=[.J301]/[.A301]" office:value-type="float" office:value="1.0242104900644">
            <text:p>1.02</text:p>
          </table:table-cell>
          <table:table-cell table:number-columns-repeated="5"/>
        </table:table-row>
        <table:table-row table:style-name="ro1">
          <table:table-cell office:value-type="float" office:value="310.36">
            <text:p>310.36</text:p>
          </table:table-cell>
          <table:table-cell office:value-type="float" office:value="317.29">
            <text:p>317.29</text:p>
          </table:table-cell>
          <table:table-cell table:formula="of:=[.B302]/[.A302]" office:value-type="float" office:value="1.02232890836448">
            <text:p>1.02</text:p>
          </table:table-cell>
          <table:table-cell office:value-type="float" office:value="312.71">
            <text:p>312.71</text:p>
          </table:table-cell>
          <table:table-cell table:formula="of:=[.D302]/[.A302]" office:value-type="float" office:value="1.00757185204279">
            <text:p>1.01</text:p>
          </table:table-cell>
          <table:table-cell office:value-type="float" office:value="313.88">
            <text:p>313.88</text:p>
          </table:table-cell>
          <table:table-cell table:formula="of:=[.F302]/[.A302]" office:value-type="float" office:value="1.01134166774069">
            <text:p>1.01</text:p>
          </table:table-cell>
          <table:table-cell office:value-type="float" office:value="317.29">
            <text:p>317.29</text:p>
          </table:table-cell>
          <table:table-cell table:formula="of:=[.H302]/[.A302]" office:value-type="float" office:value="1.02232890836448">
            <text:p>1.02</text:p>
          </table:table-cell>
          <table:table-cell office:value-type="float" office:value="312.12">
            <text:p>312.12</text:p>
          </table:table-cell>
          <table:table-cell table:formula="of:=[.J302]/[.A302]" office:value-type="float" office:value="1.00567083387034">
            <text:p>1.01</text:p>
          </table:table-cell>
          <table:table-cell table:number-columns-repeated="5"/>
        </table:table-row>
        <table:table-row table:style-name="ro1">
          <table:table-cell office:value-type="float" office:value="215.67">
            <text:p>215.67</text:p>
          </table:table-cell>
          <table:table-cell office:value-type="float" office:value="232.3">
            <text:p>232.3</text:p>
          </table:table-cell>
          <table:table-cell table:formula="of:=[.B303]/[.A303]" office:value-type="float" office:value="1.07710854546298">
            <text:p>1.08</text:p>
          </table:table-cell>
          <table:table-cell office:value-type="float" office:value="221.23">
            <text:p>221.23</text:p>
          </table:table-cell>
          <table:table-cell table:formula="of:=[.D303]/[.A303]" office:value-type="float" office:value="1.02578012704595">
            <text:p>1.03</text:p>
          </table:table-cell>
          <table:table-cell office:value-type="float" office:value="222.4">
            <text:p>222.4</text:p>
          </table:table-cell>
          <table:table-cell table:formula="of:=[.F303]/[.A303]" office:value-type="float" office:value="1.03120508183799">
            <text:p>1.03</text:p>
          </table:table-cell>
          <table:table-cell office:value-type="float" office:value="232.3">
            <text:p>232.3</text:p>
          </table:table-cell>
          <table:table-cell table:formula="of:=[.H303]/[.A303]" office:value-type="float" office:value="1.07710854546298">
            <text:p>1.08</text:p>
          </table:table-cell>
          <table:table-cell office:value-type="float" office:value="216.84">
            <text:p>216.84</text:p>
          </table:table-cell>
          <table:table-cell table:formula="of:=[.J303]/[.A303]" office:value-type="float" office:value="1.00542495479204">
            <text:p>1.01</text:p>
          </table:table-cell>
          <table:table-cell table:number-columns-repeated="5"/>
        </table:table-row>
        <table:table-row table:style-name="ro1">
          <table:table-cell office:value-type="float" office:value="510.67">
            <text:p>510.67</text:p>
          </table:table-cell>
          <table:table-cell office:value-type="float" office:value="533.3">
            <text:p>533.3</text:p>
          </table:table-cell>
          <table:table-cell table:formula="of:=[.B304]/[.A304]" office:value-type="float" office:value="1.04431433215188">
            <text:p>1.04</text:p>
          </table:table-cell>
          <table:table-cell office:value-type="float" office:value="525.4">
            <text:p>525.4</text:p>
          </table:table-cell>
          <table:table-cell table:formula="of:=[.D304]/[.A304]" office:value-type="float" office:value="1.02884445923982">
            <text:p>1.03</text:p>
          </table:table-cell>
          <table:table-cell office:value-type="float" office:value="520.53">
            <text:p>520.53</text:p>
          </table:table-cell>
          <table:table-cell table:formula="of:=[.F304]/[.A304]" office:value-type="float" office:value="1.01930796796366">
            <text:p>1.02</text:p>
          </table:table-cell>
          <table:table-cell office:value-type="float" office:value="533.3">
            <text:p>533.3</text:p>
          </table:table-cell>
          <table:table-cell table:formula="of:=[.H304]/[.A304]" office:value-type="float" office:value="1.04431433215188">
            <text:p>1.04</text:p>
          </table:table-cell>
          <table:table-cell office:value-type="float" office:value="521.5">
            <text:p>521.5</text:p>
          </table:table-cell>
          <table:table-cell table:formula="of:=[.J304]/[.A304]" office:value-type="float" office:value="1.02120743337184">
            <text:p>1.02</text:p>
          </table:table-cell>
          <table:table-cell table:number-columns-repeated="5"/>
        </table:table-row>
        <table:table-row table:style-name="ro1">
          <table:table-cell office:value-type="float" office:value="418.61">
            <text:p>418.61</text:p>
          </table:table-cell>
          <table:table-cell office:value-type="float" office:value="438.33">
            <text:p>438.33</text:p>
          </table:table-cell>
          <table:table-cell table:formula="of:=[.B305]/[.A305]" office:value-type="float" office:value="1.04710828694967">
            <text:p>1.05</text:p>
          </table:table-cell>
          <table:table-cell office:value-type="float" office:value="433.98">
            <text:p>433.98</text:p>
          </table:table-cell>
          <table:table-cell table:formula="of:=[.D305]/[.A305]" office:value-type="float" office:value="1.03671675306371">
            <text:p>1.04</text:p>
          </table:table-cell>
          <table:table-cell office:value-type="float" office:value="430.87">
            <text:p>430.87</text:p>
          </table:table-cell>
          <table:table-cell table:formula="of:=[.F305]/[.A305]" office:value-type="float" office:value="1.02928740354984">
            <text:p>1.03</text:p>
          </table:table-cell>
          <table:table-cell office:value-type="float" office:value="438.33">
            <text:p>438.33</text:p>
          </table:table-cell>
          <table:table-cell table:formula="of:=[.H305]/[.A305]" office:value-type="float" office:value="1.04710828694967">
            <text:p>1.05</text:p>
          </table:table-cell>
          <table:table-cell office:value-type="float" office:value="434.57">
            <text:p>434.57</text:p>
          </table:table-cell>
          <table:table-cell table:formula="of:=[.J305]/[.A305]" office:value-type="float" office:value="1.03812617949882">
            <text:p>1.04</text:p>
          </table:table-cell>
          <table:table-cell table:number-columns-repeated="5"/>
        </table:table-row>
        <table:table-row table:style-name="ro1">
          <table:table-cell office:value-type="float" office:value="87.36">
            <text:p>87.36</text:p>
          </table:table-cell>
          <table:table-cell office:value-type="float" office:value="94.91">
            <text:p>94.91</text:p>
          </table:table-cell>
          <table:table-cell table:formula="of:=[.B306]/[.A306]" office:value-type="float" office:value="1.08642399267399">
            <text:p>1.09</text:p>
          </table:table-cell>
          <table:table-cell office:value-type="float" office:value="91.5">
            <text:p>91.5</text:p>
          </table:table-cell>
          <table:table-cell table:formula="of:=[.D306]/[.A306]" office:value-type="float" office:value="1.04739010989011">
            <text:p>1.05</text:p>
          </table:table-cell>
          <table:table-cell office:value-type="float" office:value="91.5">
            <text:p>91.5</text:p>
          </table:table-cell>
          <table:table-cell table:formula="of:=[.F306]/[.A306]" office:value-type="float" office:value="1.04739010989011">
            <text:p>1.05</text:p>
          </table:table-cell>
          <table:table-cell office:value-type="float" office:value="94.91">
            <text:p>94.91</text:p>
          </table:table-cell>
          <table:table-cell table:formula="of:=[.H306]/[.A306]" office:value-type="float" office:value="1.08642399267399">
            <text:p>1.09</text:p>
          </table:table-cell>
          <table:table-cell office:value-type="float" office:value="91.5">
            <text:p>91.5</text:p>
          </table:table-cell>
          <table:table-cell table:formula="of:=[.J306]/[.A306]" office:value-type="float" office:value="1.04739010989011">
            <text:p>1.05</text:p>
          </table:table-cell>
          <table:table-cell table:number-columns-repeated="5"/>
        </table:table-row>
        <table:table-row table:style-name="ro1">
          <table:table-cell office:value-type="float" office:value="424.92">
            <text:p>424.92</text:p>
          </table:table-cell>
          <table:table-cell office:value-type="float" office:value="436.43">
            <text:p>436.43</text:p>
          </table:table-cell>
          <table:table-cell table:formula="of:=[.B307]/[.A307]" office:value-type="float" office:value="1.02708745175562">
            <text:p>1.03</text:p>
          </table:table-cell>
          <table:table-cell office:value-type="float" office:value="427.61">
            <text:p>427.61</text:p>
          </table:table-cell>
          <table:table-cell table:formula="of:=[.D307]/[.A307]" office:value-type="float" office:value="1.0063306034077">
            <text:p>1.01</text:p>
          </table:table-cell>
          <table:table-cell office:value-type="float" office:value="426.43">
            <text:p>426.43</text:p>
          </table:table-cell>
          <table:table-cell table:formula="of:=[.F307]/[.A307]" office:value-type="float" office:value="1.00355361009131">
            <text:p>1</text:p>
          </table:table-cell>
          <table:table-cell office:value-type="float" office:value="424.68">
            <text:p>424.68</text:p>
          </table:table-cell>
          <table:table-cell table:formula="of:=[.H307]/[.A307]" office:value-type="float" office:value="0.999435187800057">
            <text:p>1</text:p>
          </table:table-cell>
          <table:table-cell office:value-type="float" office:value="425.85">
            <text:p>425.85</text:p>
          </table:table-cell>
          <table:table-cell table:formula="of:=[.J307]/[.A307]" office:value-type="float" office:value="1.00218864727478">
            <text:p>1</text:p>
          </table:table-cell>
          <table:table-cell table:number-columns-repeated="5"/>
        </table:table-row>
        <table:table-row table:style-name="ro1">
          <table:table-cell office:value-type="float" office:value="345.38">
            <text:p>345.38</text:p>
          </table:table-cell>
          <table:table-cell office:value-type="float" office:value="370.59">
            <text:p>370.59</text:p>
          </table:table-cell>
          <table:table-cell table:formula="of:=[.B308]/[.A308]" office:value-type="float" office:value="1.07299206670913">
            <text:p>1.07</text:p>
          </table:table-cell>
          <table:table-cell office:value-type="float" office:value="349.87">
            <text:p>349.87</text:p>
          </table:table-cell>
          <table:table-cell table:formula="of:=[.D308]/[.A308]" office:value-type="float" office:value="1.0130001737217">
            <text:p>1.01</text:p>
          </table:table-cell>
          <table:table-cell office:value-type="float" office:value="349.87">
            <text:p>349.87</text:p>
          </table:table-cell>
          <table:table-cell table:formula="of:=[.F308]/[.A308]" office:value-type="float" office:value="1.0130001737217">
            <text:p>1.01</text:p>
          </table:table-cell>
          <table:table-cell office:value-type="float" office:value="362.59">
            <text:p>362.59</text:p>
          </table:table-cell>
          <table:table-cell table:formula="of:=[.H308]/[.A308]" office:value-type="float" office:value="1.04982917366379">
            <text:p>1.05</text:p>
          </table:table-cell>
          <table:table-cell office:value-type="float" office:value="349.28">
            <text:p>349.28</text:p>
          </table:table-cell>
          <table:table-cell table:formula="of:=[.J308]/[.A308]" office:value-type="float" office:value="1.0112919103596">
            <text:p>1.01</text:p>
          </table:table-cell>
          <table:table-cell table:number-columns-repeated="5"/>
        </table:table-row>
        <table:table-row table:style-name="ro1">
          <table:table-cell office:value-type="float" office:value="104.33">
            <text:p>104.33</text:p>
          </table:table-cell>
          <table:table-cell office:value-type="float" office:value="117.6">
            <text:p>117.6</text:p>
          </table:table-cell>
          <table:table-cell table:formula="of:=[.B309]/[.A309]" office:value-type="float" office:value="1.12719256206269">
            <text:p>1.13</text:p>
          </table:table-cell>
          <table:table-cell office:value-type="float" office:value="115.84">
            <text:p>115.84</text:p>
          </table:table-cell>
          <table:table-cell table:formula="of:=[.D309]/[.A309]" office:value-type="float" office:value="1.11032301351481">
            <text:p>1.11</text:p>
          </table:table-cell>
          <table:table-cell office:value-type="float" office:value="107.84">
            <text:p>107.84</text:p>
          </table:table-cell>
          <table:table-cell table:formula="of:=[.F309]/[.A309]" office:value-type="float" office:value="1.0336432473881">
            <text:p>1.03</text:p>
          </table:table-cell>
          <table:table-cell office:value-type="float" office:value="117.6">
            <text:p>117.6</text:p>
          </table:table-cell>
          <table:table-cell table:formula="of:=[.H309]/[.A309]" office:value-type="float" office:value="1.12719256206269">
            <text:p>1.13</text:p>
          </table:table-cell>
          <table:table-cell office:value-type="float" office:value="115.84">
            <text:p>115.84</text:p>
          </table:table-cell>
          <table:table-cell table:formula="of:=[.J309]/[.A309]" office:value-type="float" office:value="1.11032301351481">
            <text:p>1.11</text:p>
          </table:table-cell>
          <table:table-cell table:number-columns-repeated="5"/>
        </table:table-row>
        <table:table-row table:style-name="ro1">
          <table:table-cell office:value-type="float" office:value="180.24">
            <text:p>180.24</text:p>
          </table:table-cell>
          <table:table-cell office:value-type="float" office:value="187.41">
            <text:p>187.41</text:p>
          </table:table-cell>
          <table:table-cell table:formula="of:=[.B310]/[.A310]" office:value-type="float" office:value="1.03978029294274">
            <text:p>1.04</text:p>
          </table:table-cell>
          <table:table-cell office:value-type="float" office:value="184.24">
            <text:p>184.24</text:p>
          </table:table-cell>
          <table:table-cell table:formula="of:=[.D310]/[.A310]" office:value-type="float" office:value="1.02219263204616">
            <text:p>1.02</text:p>
          </table:table-cell>
          <table:table-cell office:value-type="float" office:value="188.44">
            <text:p>188.44</text:p>
          </table:table-cell>
          <table:table-cell table:formula="of:=[.F310]/[.A310]" office:value-type="float" office:value="1.04549489569463">
            <text:p>1.05</text:p>
          </table:table-cell>
          <table:table-cell office:value-type="float" office:value="187.41">
            <text:p>187.41</text:p>
          </table:table-cell>
          <table:table-cell table:formula="of:=[.H310]/[.A310]" office:value-type="float" office:value="1.03978029294274">
            <text:p>1.04</text:p>
          </table:table-cell>
          <table:table-cell office:value-type="float" office:value="184.24">
            <text:p>184.24</text:p>
          </table:table-cell>
          <table:table-cell table:formula="of:=[.J310]/[.A310]" office:value-type="float" office:value="1.02219263204616">
            <text:p>1.02</text:p>
          </table:table-cell>
          <table:table-cell table:number-columns-repeated="5"/>
        </table:table-row>
        <table:table-row table:style-name="ro1">
          <table:table-cell office:value-type="float" office:value="370.71">
            <text:p>370.71</text:p>
          </table:table-cell>
          <table:table-cell office:value-type="float" office:value="388.56">
            <text:p>388.56</text:p>
          </table:table-cell>
          <table:table-cell table:formula="of:=[.B311]/[.A311]" office:value-type="float" office:value="1.04815084567452">
            <text:p>1.05</text:p>
          </table:table-cell>
          <table:table-cell office:value-type="float" office:value="371.29">
            <text:p>371.29</text:p>
          </table:table-cell>
          <table:table-cell table:formula="of:=[.D311]/[.A311]" office:value-type="float" office:value="1.00156456529363">
            <text:p>1</text:p>
          </table:table-cell>
          <table:table-cell office:value-type="float" office:value="375.29">
            <text:p>375.29</text:p>
          </table:table-cell>
          <table:table-cell table:formula="of:=[.F311]/[.A311]" office:value-type="float" office:value="1.01235467076691">
            <text:p>1.01</text:p>
          </table:table-cell>
          <table:table-cell office:value-type="float" office:value="383.63">
            <text:p>383.63</text:p>
          </table:table-cell>
          <table:table-cell table:formula="of:=[.H311]/[.A311]" office:value-type="float" office:value="1.0348520406787">
            <text:p>1.03</text:p>
          </table:table-cell>
          <table:table-cell office:value-type="float" office:value="373.63">
            <text:p>373.63</text:p>
          </table:table-cell>
          <table:table-cell table:formula="of:=[.J311]/[.A311]" office:value-type="float" office:value="1.0078767769955">
            <text:p>1.01</text:p>
          </table:table-cell>
          <table:table-cell table:number-columns-repeated="5"/>
        </table:table-row>
        <table:table-row table:style-name="ro1">
          <table:table-cell office:value-type="float" office:value="270.45">
            <text:p>270.45</text:p>
          </table:table-cell>
          <table:table-cell office:value-type="float" office:value="281.62">
            <text:p>281.62</text:p>
          </table:table-cell>
          <table:table-cell table:formula="of:=[.B312]/[.A312]" office:value-type="float" office:value="1.04130153447957">
            <text:p>1.04</text:p>
          </table:table-cell>
          <table:table-cell office:value-type="float" office:value="271.86">
            <text:p>271.86</text:p>
          </table:table-cell>
          <table:table-cell table:formula="of:=[.D312]/[.A312]" office:value-type="float" office:value="1.00521353300055">
            <text:p>1.01</text:p>
          </table:table-cell>
          <table:table-cell office:value-type="float" office:value="274.79">
            <text:p>274.79</text:p>
          </table:table-cell>
          <table:table-cell table:formula="of:=[.F312]/[.A312]" office:value-type="float" office:value="1.01604732852653">
            <text:p>1.02</text:p>
          </table:table-cell>
          <table:table-cell office:value-type="float" office:value="281.62">
            <text:p>281.62</text:p>
          </table:table-cell>
          <table:table-cell table:formula="of:=[.H312]/[.A312]" office:value-type="float" office:value="1.04130153447957">
            <text:p>1.04</text:p>
          </table:table-cell>
          <table:table-cell office:value-type="float" office:value="273.37">
            <text:p>273.37</text:p>
          </table:table-cell>
          <table:table-cell table:formula="of:=[.J312]/[.A312]" office:value-type="float" office:value="1.01079682011462">
            <text:p>1.01</text:p>
          </table:table-cell>
          <table:table-cell table:number-columns-repeated="5"/>
        </table:table-row>
        <table:table-row table:style-name="ro1">
          <table:table-cell office:value-type="float" office:value="263.69">
            <text:p>263.69</text:p>
          </table:table-cell>
          <table:table-cell office:value-type="float" office:value="277.21">
            <text:p>277.21</text:p>
          </table:table-cell>
          <table:table-cell table:formula="of:=[.B313]/[.A313]" office:value-type="float" office:value="1.05127232735409">
            <text:p>1.05</text:p>
          </table:table-cell>
          <table:table-cell office:value-type="float" office:value="270.52">
            <text:p>270.52</text:p>
          </table:table-cell>
          <table:table-cell table:formula="of:=[.D313]/[.A313]" office:value-type="float" office:value="1.02590162691039">
            <text:p>1.03</text:p>
          </table:table-cell>
          <table:table-cell office:value-type="float" office:value="264.28">
            <text:p>264.28</text:p>
          </table:table-cell>
          <table:table-cell table:formula="of:=[.F313]/[.A313]" office:value-type="float" office:value="1.00223747582388">
            <text:p>1</text:p>
          </table:table-cell>
          <table:table-cell office:value-type="float" office:value="275.21">
            <text:p>275.21</text:p>
          </table:table-cell>
          <table:table-cell table:formula="of:=[.H313]/[.A313]" office:value-type="float" office:value="1.04368766354431">
            <text:p>1.04</text:p>
          </table:table-cell>
          <table:table-cell office:value-type="float" office:value="271.11">
            <text:p>271.11</text:p>
          </table:table-cell>
          <table:table-cell table:formula="of:=[.J313]/[.A313]" office:value-type="float" office:value="1.02813910273427">
            <text:p>1.03</text:p>
          </table:table-cell>
          <table:table-cell table:number-columns-repeated="5"/>
        </table:table-row>
        <table:table-row table:style-name="ro1">
          <table:table-cell office:value-type="float" office:value="461.98">
            <text:p>461.98</text:p>
          </table:table-cell>
          <table:table-cell office:value-type="float" office:value="471.74">
            <text:p>471.74</text:p>
          </table:table-cell>
          <table:table-cell table:formula="of:=[.B314]/[.A314]" office:value-type="float" office:value="1.02112645569072">
            <text:p>1.02</text:p>
          </table:table-cell>
          <table:table-cell office:value-type="float" office:value="462.91">
            <text:p>462.91</text:p>
          </table:table-cell>
          <table:table-cell table:formula="of:=[.D314]/[.A314]" office:value-type="float" office:value="1.00201307415905">
            <text:p>1</text:p>
          </table:table-cell>
          <table:table-cell office:value-type="float" office:value="464.67">
            <text:p>464.67</text:p>
          </table:table-cell>
          <table:table-cell table:formula="of:=[.F314]/[.A314]" office:value-type="float" office:value="1.00582276289017">
            <text:p>1.01</text:p>
          </table:table-cell>
          <table:table-cell office:value-type="float" office:value="471.74">
            <text:p>471.74</text:p>
          </table:table-cell>
          <table:table-cell table:formula="of:=[.H314]/[.A314]" office:value-type="float" office:value="1.02112645569072">
            <text:p>1.02</text:p>
          </table:table-cell>
          <table:table-cell office:value-type="float" office:value="463.5">
            <text:p>463.5</text:p>
          </table:table-cell>
          <table:table-cell table:formula="of:=[.J314]/[.A314]" office:value-type="float" office:value="1.00329018572233">
            <text:p>1</text:p>
          </table:table-cell>
          <table:table-cell table:number-columns-repeated="5"/>
        </table:table-row>
        <table:table-row table:style-name="ro1">
          <table:table-cell office:value-type="float" office:value="349.23">
            <text:p>349.23</text:p>
          </table:table-cell>
          <table:table-cell office:value-type="float" office:value="352.99">
            <text:p>352.99</text:p>
          </table:table-cell>
          <table:table-cell table:formula="of:=[.B315]/[.A315]" office:value-type="float" office:value="1.01076654353864">
            <text:p>1.01</text:p>
          </table:table-cell>
          <table:table-cell office:value-type="float" office:value="351.58">
            <text:p>351.58</text:p>
          </table:table-cell>
          <table:table-cell table:formula="of:=[.D315]/[.A315]" office:value-type="float" office:value="1.00672908971165">
            <text:p>1.01</text:p>
          </table:table-cell>
          <table:table-cell office:value-type="float" office:value="369.88">
            <text:p>369.88</text:p>
          </table:table-cell>
          <table:table-cell table:formula="of:=[.F315]/[.A315]" office:value-type="float" office:value="1.05913008618962">
            <text:p>1.06</text:p>
          </table:table-cell>
          <table:table-cell office:value-type="float" office:value="352.99">
            <text:p>352.99</text:p>
          </table:table-cell>
          <table:table-cell table:formula="of:=[.H315]/[.A315]" office:value-type="float" office:value="1.01076654353864">
            <text:p>1.01</text:p>
          </table:table-cell>
          <table:table-cell office:value-type="float" office:value="350.99">
            <text:p>350.99</text:p>
          </table:table-cell>
          <table:table-cell table:formula="of:=[.J315]/[.A315]" office:value-type="float" office:value="1.00503965867766">
            <text:p>1.01</text:p>
          </table:table-cell>
          <table:table-cell table:number-columns-repeated="5"/>
        </table:table-row>
        <table:table-row table:style-name="ro1">
          <table:table-cell office:value-type="float" office:value="378.37">
            <text:p>378.37</text:p>
          </table:table-cell>
          <table:table-cell office:value-type="float" office:value="394.96">
            <text:p>394.96</text:p>
          </table:table-cell>
          <table:table-cell table:formula="of:=[.B316]/[.A316]" office:value-type="float" office:value="1.04384597087507">
            <text:p>1.04</text:p>
          </table:table-cell>
          <table:table-cell office:value-type="float" office:value="388.27">
            <text:p>388.27</text:p>
          </table:table-cell>
          <table:table-cell table:formula="of:=[.D316]/[.A316]" office:value-type="float" office:value="1.02616486507916">
            <text:p>1.03</text:p>
          </table:table-cell>
          <table:table-cell office:value-type="float" office:value="384.37">
            <text:p>384.37</text:p>
          </table:table-cell>
          <table:table-cell table:formula="of:=[.F316]/[.A316]" office:value-type="float" office:value="1.01585749398737">
            <text:p>1.02</text:p>
          </table:table-cell>
          <table:table-cell office:value-type="float" office:value="394.96">
            <text:p>394.96</text:p>
          </table:table-cell>
          <table:table-cell table:formula="of:=[.H316]/[.A316]" office:value-type="float" office:value="1.04384597087507">
            <text:p>1.04</text:p>
          </table:table-cell>
          <table:table-cell office:value-type="float" office:value="388.86">
            <text:p>388.86</text:p>
          </table:table-cell>
          <table:table-cell table:formula="of:=[.J316]/[.A316]" office:value-type="float" office:value="1.02772418532125">
            <text:p>1.03</text:p>
          </table:table-cell>
          <table:table-cell table:number-columns-repeated="5"/>
        </table:table-row>
        <table:table-row table:style-name="ro1">
          <table:table-cell office:value-type="float" office:value="235.31">
            <text:p>235.31</text:p>
          </table:table-cell>
          <table:table-cell office:value-type="float" office:value="241.31">
            <text:p>241.31</text:p>
          </table:table-cell>
          <table:table-cell table:formula="of:=[.B317]/[.A317]" office:value-type="float" office:value="1.02549827886618">
            <text:p>1.03</text:p>
          </table:table-cell>
          <table:table-cell office:value-type="float" office:value="236.14">
            <text:p>236.14</text:p>
          </table:table-cell>
          <table:table-cell table:formula="of:=[.D317]/[.A317]" office:value-type="float" office:value="1.00352726190982">
            <text:p>1</text:p>
          </table:table-cell>
          <table:table-cell office:value-type="float" office:value="237.89">
            <text:p>237.89</text:p>
          </table:table-cell>
          <table:table-cell table:formula="of:=[.F317]/[.A317]" office:value-type="float" office:value="1.01096425991246">
            <text:p>1.01</text:p>
          </table:table-cell>
          <table:table-cell office:value-type="float" office:value="241.31">
            <text:p>241.31</text:p>
          </table:table-cell>
          <table:table-cell table:formula="of:=[.H317]/[.A317]" office:value-type="float" office:value="1.02549827886618">
            <text:p>1.03</text:p>
          </table:table-cell>
          <table:table-cell office:value-type="float" office:value="236.72">
            <text:p>236.72</text:p>
          </table:table-cell>
          <table:table-cell table:formula="of:=[.J317]/[.A317]" office:value-type="float" office:value="1.00599209553355">
            <text:p>1.01</text:p>
          </table:table-cell>
          <table:table-cell table:number-columns-repeated="5"/>
        </table:table-row>
        <table:table-row table:style-name="ro1">
          <table:table-cell office:value-type="float" office:value="192.6">
            <text:p>192.6</text:p>
          </table:table-cell>
          <table:table-cell office:value-type="float" office:value="201.04">
            <text:p>201.04</text:p>
          </table:table-cell>
          <table:table-cell table:formula="of:=[.B318]/[.A318]" office:value-type="float" office:value="1.04382139148494">
            <text:p>1.04</text:p>
          </table:table-cell>
          <table:table-cell office:value-type="float" office:value="197.87">
            <text:p>197.87</text:p>
          </table:table-cell>
          <table:table-cell table:formula="of:=[.D318]/[.A318]" office:value-type="float" office:value="1.02736240913811">
            <text:p>1.03</text:p>
          </table:table-cell>
          <table:table-cell office:value-type="float" office:value="197.87">
            <text:p>197.87</text:p>
          </table:table-cell>
          <table:table-cell table:formula="of:=[.F318]/[.A318]" office:value-type="float" office:value="1.02736240913811">
            <text:p>1.03</text:p>
          </table:table-cell>
          <table:table-cell office:value-type="float" office:value="201.04">
            <text:p>201.04</text:p>
          </table:table-cell>
          <table:table-cell table:formula="of:=[.H318]/[.A318]" office:value-type="float" office:value="1.04382139148494">
            <text:p>1.04</text:p>
          </table:table-cell>
          <table:table-cell office:value-type="float" office:value="197.87">
            <text:p>197.87</text:p>
          </table:table-cell>
          <table:table-cell table:formula="of:=[.J318]/[.A318]" office:value-type="float" office:value="1.02736240913811">
            <text:p>1.03</text:p>
          </table:table-cell>
          <table:table-cell table:number-columns-repeated="5"/>
        </table:table-row>
        <table:table-row table:style-name="ro1">
          <table:table-cell office:value-type="float" office:value="226.26">
            <text:p>226.26</text:p>
          </table:table-cell>
          <table:table-cell office:value-type="float" office:value="236.85">
            <text:p>236.85</text:p>
          </table:table-cell>
          <table:table-cell table:formula="of:=[.B319]/[.A319]" office:value-type="float" office:value="1.04680456112437">
            <text:p>1.05</text:p>
          </table:table-cell>
          <table:table-cell office:value-type="float" office:value="231.19">
            <text:p>231.19</text:p>
          </table:table-cell>
          <table:table-cell table:formula="of:=[.D319]/[.A319]" office:value-type="float" office:value="1.02178909219482">
            <text:p>1.02</text:p>
          </table:table-cell>
          <table:table-cell office:value-type="float" office:value="230.61">
            <text:p>230.61</text:p>
          </table:table-cell>
          <table:table-cell table:formula="of:=[.F319]/[.A319]" office:value-type="float" office:value="1.01922566958367">
            <text:p>1.02</text:p>
          </table:table-cell>
          <table:table-cell office:value-type="float" office:value="235.19">
            <text:p>235.19</text:p>
          </table:table-cell>
          <table:table-cell table:formula="of:=[.H319]/[.A319]" office:value-type="float" office:value="1.03946786882348">
            <text:p>1.04</text:p>
          </table:table-cell>
          <table:table-cell office:value-type="float" office:value="231.19">
            <text:p>231.19</text:p>
          </table:table-cell>
          <table:table-cell table:formula="of:=[.J319]/[.A319]" office:value-type="float" office:value="1.02178909219482">
            <text:p>1.02</text:p>
          </table:table-cell>
          <table:table-cell table:number-columns-repeated="5"/>
        </table:table-row>
        <table:table-row table:style-name="ro1">
          <table:table-cell office:value-type="float" office:value="421.39">
            <text:p>421.39</text:p>
          </table:table-cell>
          <table:table-cell office:value-type="float" office:value="427.63">
            <text:p>427.63</text:p>
          </table:table-cell>
          <table:table-cell table:formula="of:=[.B320]/[.A320]" office:value-type="float" office:value="1.01480813498185">
            <text:p>1.01</text:p>
          </table:table-cell>
          <table:table-cell office:value-type="float" office:value="426.46">
            <text:p>426.46</text:p>
          </table:table-cell>
          <table:table-cell table:formula="of:=[.D320]/[.A320]" office:value-type="float" office:value="1.01203160967275">
            <text:p>1.01</text:p>
          </table:table-cell>
          <table:table-cell office:value-type="float" office:value="427">
            <text:p>427</text:p>
          </table:table-cell>
          <table:table-cell table:formula="of:=[.F320]/[.A320]" office:value-type="float" office:value="1.01331308289233">
            <text:p>1.01</text:p>
          </table:table-cell>
          <table:table-cell office:value-type="float" office:value="427.63">
            <text:p>427.63</text:p>
          </table:table-cell>
          <table:table-cell table:formula="of:=[.H320]/[.A320]" office:value-type="float" office:value="1.01480813498185">
            <text:p>1.01</text:p>
          </table:table-cell>
          <table:table-cell office:value-type="float" office:value="427.39">
            <text:p>427.39</text:p>
          </table:table-cell>
          <table:table-cell table:formula="of:=[.J320]/[.A320]" office:value-type="float" office:value="1.0142385913287">
            <text:p>1.01</text:p>
          </table:table-cell>
          <table:table-cell table:number-columns-repeated="5"/>
        </table:table-row>
        <table:table-row table:style-name="ro1">
          <table:table-cell office:value-type="float" office:value="299.65">
            <text:p>299.65</text:p>
          </table:table-cell>
          <table:table-cell office:value-type="float" office:value="320.82">
            <text:p>320.82</text:p>
          </table:table-cell>
          <table:table-cell table:formula="of:=[.B321]/[.A321]" office:value-type="float" office:value="1.07064909060571">
            <text:p>1.07</text:p>
          </table:table-cell>
          <table:table-cell office:value-type="float" office:value="301.51">
            <text:p>301.51</text:p>
          </table:table-cell>
          <table:table-cell table:formula="of:=[.D321]/[.A321]" office:value-type="float" office:value="1.00620724178208">
            <text:p>1.01</text:p>
          </table:table-cell>
          <table:table-cell office:value-type="float" office:value="307.17">
            <text:p>307.17</text:p>
          </table:table-cell>
          <table:table-cell table:formula="of:=[.F321]/[.A321]" office:value-type="float" office:value="1.02509594526948">
            <text:p>1.03</text:p>
          </table:table-cell>
          <table:table-cell office:value-type="float" office:value="320.82">
            <text:p>320.82</text:p>
          </table:table-cell>
          <table:table-cell table:formula="of:=[.H321]/[.A321]" office:value-type="float" office:value="1.07064909060571">
            <text:p>1.07</text:p>
          </table:table-cell>
          <table:table-cell office:value-type="float" office:value="301.51">
            <text:p>301.51</text:p>
          </table:table-cell>
          <table:table-cell table:formula="of:=[.J321]/[.A321]" office:value-type="float" office:value="1.00620724178208">
            <text:p>1.01</text:p>
          </table:table-cell>
          <table:table-cell table:number-columns-repeated="5"/>
        </table:table-row>
        <table:table-row table:style-name="ro1">
          <table:table-cell office:value-type="float" office:value="131.4">
            <text:p>131.4</text:p>
          </table:table-cell>
          <table:table-cell office:value-type="float" office:value="152.47">
            <text:p>152.47</text:p>
          </table:table-cell>
          <table:table-cell table:formula="of:=[.B322]/[.A322]" office:value-type="float" office:value="1.1603500761035">
            <text:p>1.16</text:p>
          </table:table-cell>
          <table:table-cell office:value-type="float" office:value="138.57">
            <text:p>138.57</text:p>
          </table:table-cell>
          <table:table-cell table:formula="of:=[.D322]/[.A322]" office:value-type="float" office:value="1.05456621004566">
            <text:p>1.05</text:p>
          </table:table-cell>
          <table:table-cell office:value-type="float" office:value="133.2">
            <text:p>133.2</text:p>
          </table:table-cell>
          <table:table-cell table:formula="of:=[.F322]/[.A322]" office:value-type="float" office:value="1.01369863013699">
            <text:p>1.01</text:p>
          </table:table-cell>
          <table:table-cell office:value-type="float" office:value="141.74">
            <text:p>141.74</text:p>
          </table:table-cell>
          <table:table-cell table:formula="of:=[.H322]/[.A322]" office:value-type="float" office:value="1.07869101978691">
            <text:p>1.08</text:p>
          </table:table-cell>
          <table:table-cell office:value-type="float" office:value="138.57">
            <text:p>138.57</text:p>
          </table:table-cell>
          <table:table-cell table:formula="of:=[.J322]/[.A322]" office:value-type="float" office:value="1.05456621004566">
            <text:p>1.05</text:p>
          </table:table-cell>
          <table:table-cell table:number-columns-repeated="5"/>
        </table:table-row>
        <table:table-row table:style-name="ro1">
          <table:table-cell office:value-type="float" office:value="357.69">
            <text:p>357.69</text:p>
          </table:table-cell>
          <table:table-cell office:value-type="float" office:value="372.04">
            <text:p>372.04</text:p>
          </table:table-cell>
          <table:table-cell table:formula="of:=[.B323]/[.A323]" office:value-type="float" office:value="1.04011853839917">
            <text:p>1.04</text:p>
          </table:table-cell>
          <table:table-cell office:value-type="float" office:value="363.69">
            <text:p>363.69</text:p>
          </table:table-cell>
          <table:table-cell table:formula="of:=[.D323]/[.A323]" office:value-type="float" office:value="1.01677430176969">
            <text:p>1.02</text:p>
          </table:table-cell>
          <table:table-cell office:value-type="float" office:value="363.21">
            <text:p>363.21</text:p>
          </table:table-cell>
          <table:table-cell table:formula="of:=[.F323]/[.A323]" office:value-type="float" office:value="1.01543235762811">
            <text:p>1.02</text:p>
          </table:table-cell>
          <table:table-cell office:value-type="float" office:value="372.04">
            <text:p>372.04</text:p>
          </table:table-cell>
          <table:table-cell table:formula="of:=[.H323]/[.A323]" office:value-type="float" office:value="1.04011853839917">
            <text:p>1.04</text:p>
          </table:table-cell>
          <table:table-cell office:value-type="float" office:value="360.38">
            <text:p>360.38</text:p>
          </table:table-cell>
          <table:table-cell table:formula="of:=[.J323]/[.A323]" office:value-type="float" office:value="1.00752047862674">
            <text:p>1.01</text:p>
          </table:table-cell>
          <table:table-cell table:number-columns-repeated="5"/>
        </table:table-row>
        <table:table-row table:style-name="ro1">
          <table:table-cell office:value-type="float" office:value="321.35">
            <text:p>321.35</text:p>
          </table:table-cell>
          <table:table-cell office:value-type="float" office:value="353.4">
            <text:p>353.4</text:p>
          </table:table-cell>
          <table:table-cell table:formula="of:=[.B324]/[.A324]" office:value-type="float" office:value="1.09973549089777">
            <text:p>1.1</text:p>
          </table:table-cell>
          <table:table-cell office:value-type="float" office:value="328.03">
            <text:p>328.03</text:p>
          </table:table-cell>
          <table:table-cell table:formula="of:=[.D324]/[.A324]" office:value-type="float" office:value="1.02078730356309">
            <text:p>1.02</text:p>
          </table:table-cell>
          <table:table-cell office:value-type="float" office:value="328.03">
            <text:p>328.03</text:p>
          </table:table-cell>
          <table:table-cell table:formula="of:=[.F324]/[.A324]" office:value-type="float" office:value="1.02078730356309">
            <text:p>1.02</text:p>
          </table:table-cell>
          <table:table-cell office:value-type="float" office:value="332.72">
            <text:p>332.72</text:p>
          </table:table-cell>
          <table:table-cell table:formula="of:=[.H324]/[.A324]" office:value-type="float" office:value="1.03538198226233">
            <text:p>1.04</text:p>
          </table:table-cell>
          <table:table-cell office:value-type="float" office:value="328.03">
            <text:p>328.03</text:p>
          </table:table-cell>
          <table:table-cell table:formula="of:=[.J324]/[.A324]" office:value-type="float" office:value="1.02078730356309">
            <text:p>1.02</text:p>
          </table:table-cell>
          <table:table-cell table:number-columns-repeated="5"/>
        </table:table-row>
        <table:table-row table:style-name="ro1">
          <table:table-cell office:value-type="float" office:value="450.4">
            <text:p>450.4</text:p>
          </table:table-cell>
          <table:table-cell office:value-type="float" office:value="463.53">
            <text:p>463.53</text:p>
          </table:table-cell>
          <table:table-cell table:formula="of:=[.B325]/[.A325]" office:value-type="float" office:value="1.02915186500888">
            <text:p>1.03</text:p>
          </table:table-cell>
          <table:table-cell office:value-type="float" office:value="457.67">
            <text:p>457.67</text:p>
          </table:table-cell>
          <table:table-cell table:formula="of:=[.D325]/[.A325]" office:value-type="float" office:value="1.01614120781528">
            <text:p>1.02</text:p>
          </table:table-cell>
          <table:table-cell office:value-type="float" office:value="456.84">
            <text:p>456.84</text:p>
          </table:table-cell>
          <table:table-cell table:formula="of:=[.F325]/[.A325]" office:value-type="float" office:value="1.01429840142096">
            <text:p>1.01</text:p>
          </table:table-cell>
          <table:table-cell office:value-type="float" office:value="463.53">
            <text:p>463.53</text:p>
          </table:table-cell>
          <table:table-cell table:formula="of:=[.H325]/[.A325]" office:value-type="float" office:value="1.02915186500888">
            <text:p>1.03</text:p>
          </table:table-cell>
          <table:table-cell office:value-type="float" office:value="459.43">
            <text:p>459.43</text:p>
          </table:table-cell>
          <table:table-cell table:formula="of:=[.J325]/[.A325]" office:value-type="float" office:value="1.02004884547069">
            <text:p>1.02</text:p>
          </table:table-cell>
          <table:table-cell table:number-columns-repeated="5"/>
        </table:table-row>
        <table:table-row table:style-name="ro1">
          <table:table-cell office:value-type="float" office:value="469.87">
            <text:p>469.87</text:p>
          </table:table-cell>
          <table:table-cell office:value-type="float" office:value="507.26">
            <text:p>507.26</text:p>
          </table:table-cell>
          <table:table-cell table:formula="of:=[.B326]/[.A326]" office:value-type="float" office:value="1.07957520165152">
            <text:p>1.08</text:p>
          </table:table-cell>
          <table:table-cell office:value-type="float" office:value="498.33">
            <text:p>498.33</text:p>
          </table:table-cell>
          <table:table-cell table:formula="of:=[.D326]/[.A326]" office:value-type="float" office:value="1.06056994487837">
            <text:p>1.06</text:p>
          </table:table-cell>
          <table:table-cell office:value-type="float" office:value="503.26">
            <text:p>503.26</text:p>
          </table:table-cell>
          <table:table-cell table:formula="of:=[.F326]/[.A326]" office:value-type="float" office:value="1.07106220869602">
            <text:p>1.07</text:p>
          </table:table-cell>
          <table:table-cell office:value-type="float" office:value="506.67">
            <text:p>506.67</text:p>
          </table:table-cell>
          <table:table-cell table:formula="of:=[.H326]/[.A326]" office:value-type="float" office:value="1.07831953519058">
            <text:p>1.08</text:p>
          </table:table-cell>
          <table:table-cell office:value-type="float" office:value="497.74">
            <text:p>497.74</text:p>
          </table:table-cell>
          <table:table-cell table:formula="of:=[.J326]/[.A326]" office:value-type="float" office:value="1.05931427841743">
            <text:p>1.06</text:p>
          </table:table-cell>
          <table:table-cell table:number-columns-repeated="5"/>
        </table:table-row>
        <table:table-row table:style-name="ro1">
          <table:table-cell office:value-type="float" office:value="52.67">
            <text:p>52.67</text:p>
          </table:table-cell>
          <table:table-cell office:value-type="float" office:value="61.01">
            <text:p>61.01</text:p>
          </table:table-cell>
          <table:table-cell table:formula="of:=[.B327]/[.A327]" office:value-type="float" office:value="1.15834440858174">
            <text:p>1.16</text:p>
          </table:table-cell>
          <table:table-cell office:value-type="float" office:value="52.67">
            <text:p>52.67</text:p>
          </table:table-cell>
          <table:table-cell table:formula="of:=[.D327]/[.A327]" office:value-type="float" office:value="1">
            <text:p>1</text:p>
          </table:table-cell>
          <table:table-cell office:value-type="float" office:value="52.67">
            <text:p>52.67</text:p>
          </table:table-cell>
          <table:table-cell table:formula="of:=[.F327]/[.A327]" office:value-type="float" office:value="1">
            <text:p>1</text:p>
          </table:table-cell>
          <table:table-cell office:value-type="float" office:value="61.01">
            <text:p>61.01</text:p>
          </table:table-cell>
          <table:table-cell table:formula="of:=[.H327]/[.A327]" office:value-type="float" office:value="1.15834440858174">
            <text:p>1.16</text:p>
          </table:table-cell>
          <table:table-cell office:value-type="float" office:value="52.67">
            <text:p>52.67</text:p>
          </table:table-cell>
          <table:table-cell table:formula="of:=[.J327]/[.A32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61.82">
            <text:p>161.82</text:p>
          </table:table-cell>
          <table:table-cell office:value-type="float" office:value="177.48">
            <text:p>177.48</text:p>
          </table:table-cell>
          <table:table-cell table:formula="of:=[.B328]/[.A328]" office:value-type="float" office:value="1.09677419354839">
            <text:p>1.1</text:p>
          </table:table-cell>
          <table:table-cell office:value-type="float" office:value="164.89">
            <text:p>164.89</text:p>
          </table:table-cell>
          <table:table-cell table:formula="of:=[.D328]/[.A328]" office:value-type="float" office:value="1.01897169694723">
            <text:p>1.02</text:p>
          </table:table-cell>
          <table:table-cell office:value-type="float" office:value="166.41">
            <text:p>166.41</text:p>
          </table:table-cell>
          <table:table-cell table:formula="of:=[.F328]/[.A328]" office:value-type="float" office:value="1.02836484983315">
            <text:p>1.03</text:p>
          </table:table-cell>
          <table:table-cell office:value-type="float" office:value="174.89">
            <text:p>174.89</text:p>
          </table:table-cell>
          <table:table-cell table:formula="of:=[.H328]/[.A328]" office:value-type="float" office:value="1.08076875540724">
            <text:p>1.08</text:p>
          </table:table-cell>
          <table:table-cell office:value-type="float" office:value="165.82">
            <text:p>165.82</text:p>
          </table:table-cell>
          <table:table-cell table:formula="of:=[.J328]/[.A328]" office:value-type="float" office:value="1.02471882338401">
            <text:p>1.02</text:p>
          </table:table-cell>
          <table:table-cell table:number-columns-repeated="5"/>
        </table:table-row>
        <table:table-row table:style-name="ro1">
          <table:table-cell office:value-type="float" office:value="299.18">
            <text:p>299.18</text:p>
          </table:table-cell>
          <table:table-cell office:value-type="float" office:value="310.79">
            <text:p>310.79</text:p>
          </table:table-cell>
          <table:table-cell table:formula="of:=[.B329]/[.A329]" office:value-type="float" office:value="1.03880606992446">
            <text:p>1.04</text:p>
          </table:table-cell>
          <table:table-cell office:value-type="float" office:value="303.04">
            <text:p>303.04</text:p>
          </table:table-cell>
          <table:table-cell table:formula="of:=[.D329]/[.A329]" office:value-type="float" office:value="1.01290193194732">
            <text:p>1.01</text:p>
          </table:table-cell>
          <table:table-cell office:value-type="float" office:value="303.04">
            <text:p>303.04</text:p>
          </table:table-cell>
          <table:table-cell table:formula="of:=[.F329]/[.A329]" office:value-type="float" office:value="1.01290193194732">
            <text:p>1.01</text:p>
          </table:table-cell>
          <table:table-cell office:value-type="float" office:value="310.79">
            <text:p>310.79</text:p>
          </table:table-cell>
          <table:table-cell table:formula="of:=[.H329]/[.A329]" office:value-type="float" office:value="1.03880606992446">
            <text:p>1.04</text:p>
          </table:table-cell>
          <table:table-cell office:value-type="float" office:value="303.04">
            <text:p>303.04</text:p>
          </table:table-cell>
          <table:table-cell table:formula="of:=[.J329]/[.A329]" office:value-type="float" office:value="1.01290193194732">
            <text:p>1.01</text:p>
          </table:table-cell>
          <table:table-cell table:number-columns-repeated="5"/>
        </table:table-row>
        <table:table-row table:style-name="ro1">
          <table:table-cell office:value-type="float" office:value="318.67">
            <text:p>318.67</text:p>
          </table:table-cell>
          <table:table-cell office:value-type="float" office:value="330.33">
            <text:p>330.33</text:p>
          </table:table-cell>
          <table:table-cell table:formula="of:=[.B330]/[.A330]" office:value-type="float" office:value="1.03658957542285">
            <text:p>1.04</text:p>
          </table:table-cell>
          <table:table-cell office:value-type="float" office:value="323.6">
            <text:p>323.6</text:p>
          </table:table-cell>
          <table:table-cell table:formula="of:=[.D330]/[.A330]" office:value-type="float" office:value="1.01547054947124">
            <text:p>1.02</text:p>
          </table:table-cell>
          <table:table-cell office:value-type="float" office:value="329.74">
            <text:p>329.74</text:p>
          </table:table-cell>
          <table:table-cell table:formula="of:=[.F330]/[.A330]" office:value-type="float" office:value="1.03473813035429">
            <text:p>1.03</text:p>
          </table:table-cell>
          <table:table-cell office:value-type="float" office:value="330.33">
            <text:p>330.33</text:p>
          </table:table-cell>
          <table:table-cell table:formula="of:=[.H330]/[.A330]" office:value-type="float" office:value="1.03658957542285">
            <text:p>1.04</text:p>
          </table:table-cell>
          <table:table-cell office:value-type="float" office:value="330.91">
            <text:p>330.91</text:p>
          </table:table-cell>
          <table:table-cell table:formula="of:=[.J330]/[.A330]" office:value-type="float" office:value="1.03840964006653">
            <text:p>1.04</text:p>
          </table:table-cell>
          <table:table-cell table:number-columns-repeated="5"/>
        </table:table-row>
        <table:table-row table:style-name="ro1">
          <table:table-cell office:value-type="float" office:value="497.49">
            <text:p>497.49</text:p>
          </table:table-cell>
          <table:table-cell office:value-type="float" office:value="531.19">
            <text:p>531.19</text:p>
          </table:table-cell>
          <table:table-cell table:formula="of:=[.B331]/[.A331]" office:value-type="float" office:value="1.06774005507648">
            <text:p>1.07</text:p>
          </table:table-cell>
          <table:table-cell office:value-type="float" office:value="522.84">
            <text:p>522.84</text:p>
          </table:table-cell>
          <table:table-cell table:formula="of:=[.D331]/[.A331]" office:value-type="float" office:value="1.05095579810649">
            <text:p>1.05</text:p>
          </table:table-cell>
          <table:table-cell office:value-type="float" office:value="527.73">
            <text:p>527.73</text:p>
          </table:table-cell>
          <table:table-cell table:formula="of:=[.F331]/[.A331]" office:value-type="float" office:value="1.06078514140988">
            <text:p>1.06</text:p>
          </table:table-cell>
          <table:table-cell office:value-type="float" office:value="531.19">
            <text:p>531.19</text:p>
          </table:table-cell>
          <table:table-cell table:formula="of:=[.H331]/[.A331]" office:value-type="float" office:value="1.06774005507648">
            <text:p>1.07</text:p>
          </table:table-cell>
          <table:table-cell office:value-type="float" office:value="522.84">
            <text:p>522.84</text:p>
          </table:table-cell>
          <table:table-cell table:formula="of:=[.J331]/[.A331]" office:value-type="float" office:value="1.05095579810649">
            <text:p>1.05</text:p>
          </table:table-cell>
          <table:table-cell table:number-columns-repeated="5"/>
        </table:table-row>
        <table:table-row table:style-name="ro1">
          <table:table-cell office:value-type="float" office:value="483.86">
            <text:p>483.86</text:p>
          </table:table-cell>
          <table:table-cell office:value-type="float" office:value="494.49">
            <text:p>494.49</text:p>
          </table:table-cell>
          <table:table-cell table:formula="of:=[.B332]/[.A332]" office:value-type="float" office:value="1.0219691646344">
            <text:p>1.02</text:p>
          </table:table-cell>
          <table:table-cell office:value-type="float" office:value="491.9">
            <text:p>491.9</text:p>
          </table:table-cell>
          <table:table-cell table:formula="of:=[.D332]/[.A332]" office:value-type="float" office:value="1.01661637663787">
            <text:p>1.02</text:p>
          </table:table-cell>
          <table:table-cell office:value-type="float" office:value="488.59">
            <text:p>488.59</text:p>
          </table:table-cell>
          <table:table-cell table:formula="of:=[.F332]/[.A332]" office:value-type="float" office:value="1.00977555491258">
            <text:p>1.01</text:p>
          </table:table-cell>
          <table:table-cell office:value-type="float" office:value="493.66">
            <text:p>493.66</text:p>
          </table:table-cell>
          <table:table-cell table:formula="of:=[.H332]/[.A332]" office:value-type="float" office:value="1.0202537924193">
            <text:p>1.02</text:p>
          </table:table-cell>
          <table:table-cell office:value-type="float" office:value="491.9">
            <text:p>491.9</text:p>
          </table:table-cell>
          <table:table-cell table:formula="of:=[.J332]/[.A332]" office:value-type="float" office:value="1.01661637663787">
            <text:p>1.02</text:p>
          </table:table-cell>
          <table:table-cell table:number-columns-repeated="5"/>
        </table:table-row>
        <table:table-row table:style-name="ro1">
          <table:table-cell office:value-type="float" office:value="207.98">
            <text:p>207.98</text:p>
          </table:table-cell>
          <table:table-cell office:value-type="float" office:value="215.88">
            <text:p>215.88</text:p>
          </table:table-cell>
          <table:table-cell table:formula="of:=[.B333]/[.A333]" office:value-type="float" office:value="1.037984421579">
            <text:p>1.04</text:p>
          </table:table-cell>
          <table:table-cell office:value-type="float" office:value="211.88">
            <text:p>211.88</text:p>
          </table:table-cell>
          <table:table-cell table:formula="of:=[.D333]/[.A333]" office:value-type="float" office:value="1.01875180305799">
            <text:p>1.02</text:p>
          </table:table-cell>
          <table:table-cell office:value-type="float" office:value="213.05">
            <text:p>213.05</text:p>
          </table:table-cell>
          <table:table-cell table:formula="of:=[.F333]/[.A333]" office:value-type="float" office:value="1.02437734397538">
            <text:p>1.02</text:p>
          </table:table-cell>
          <table:table-cell office:value-type="float" office:value="215.64">
            <text:p>215.64</text:p>
          </table:table-cell>
          <table:table-cell table:formula="of:=[.H333]/[.A333]" office:value-type="float" office:value="1.03683046446774">
            <text:p>1.04</text:p>
          </table:table-cell>
          <table:table-cell office:value-type="float" office:value="211.3">
            <text:p>211.3</text:p>
          </table:table-cell>
          <table:table-cell table:formula="of:=[.J333]/[.A333]" office:value-type="float" office:value="1.01596307337244">
            <text:p>1.02</text:p>
          </table:table-cell>
          <table:table-cell table:number-columns-repeated="5"/>
        </table:table-row>
        <table:table-row table:style-name="ro1">
          <table:table-cell office:value-type="float" office:value="330.29">
            <text:p>330.29</text:p>
          </table:table-cell>
          <table:table-cell office:value-type="float" office:value="339.81">
            <text:p>339.81</text:p>
          </table:table-cell>
          <table:table-cell table:formula="of:=[.B334]/[.A334]" office:value-type="float" office:value="1.02882315540888">
            <text:p>1.03</text:p>
          </table:table-cell>
          <table:table-cell office:value-type="float" office:value="333.46">
            <text:p>333.46</text:p>
          </table:table-cell>
          <table:table-cell table:formula="of:=[.D334]/[.A334]" office:value-type="float" office:value="1.00959762632838">
            <text:p>1.01</text:p>
          </table:table-cell>
          <table:table-cell office:value-type="float" office:value="334.74">
            <text:p>334.74</text:p>
          </table:table-cell>
          <table:table-cell table:formula="of:=[.F334]/[.A334]" office:value-type="float" office:value="1.01347300856823">
            <text:p>1.01</text:p>
          </table:table-cell>
          <table:table-cell office:value-type="float" office:value="338.63">
            <text:p>338.63</text:p>
          </table:table-cell>
          <table:table-cell table:formula="of:=[.H334]/[.A334]" office:value-type="float" office:value="1.02525053740652">
            <text:p>1.03</text:p>
          </table:table-cell>
          <table:table-cell office:value-type="float" office:value="332.88">
            <text:p>332.88</text:p>
          </table:table-cell>
          <table:table-cell table:formula="of:=[.J334]/[.A334]" office:value-type="float" office:value="1.00784159375095">
            <text:p>1.01</text:p>
          </table:table-cell>
          <table:table-cell table:number-columns-repeated="5"/>
        </table:table-row>
        <table:table-row table:style-name="ro1">
          <table:table-cell office:value-type="float" office:value="363.21">
            <text:p>363.21</text:p>
          </table:table-cell>
          <table:table-cell office:value-type="float" office:value="384.62">
            <text:p>384.62</text:p>
          </table:table-cell>
          <table:table-cell table:formula="of:=[.B335]/[.A335]" office:value-type="float" office:value="1.05894661490598">
            <text:p>1.06</text:p>
          </table:table-cell>
          <table:table-cell office:value-type="float" office:value="368.14">
            <text:p>368.14</text:p>
          </table:table-cell>
          <table:table-cell table:formula="of:=[.D335]/[.A335]" office:value-type="float" office:value="1.01357341482889">
            <text:p>1.01</text:p>
          </table:table-cell>
          <table:table-cell office:value-type="float" office:value="367.79">
            <text:p>367.79</text:p>
          </table:table-cell>
          <table:table-cell table:formula="of:=[.F335]/[.A335]" office:value-type="float" office:value="1.01260978497288">
            <text:p>1.01</text:p>
          </table:table-cell>
          <table:table-cell office:value-type="float" office:value="382.28">
            <text:p>382.28</text:p>
          </table:table-cell>
          <table:table-cell table:formula="of:=[.H335]/[.A335]" office:value-type="float" office:value="1.05250406101154">
            <text:p>1.05</text:p>
          </table:table-cell>
          <table:table-cell office:value-type="float" office:value="369.79">
            <text:p>369.79</text:p>
          </table:table-cell>
          <table:table-cell table:formula="of:=[.J335]/[.A335]" office:value-type="float" office:value="1.01811624129292">
            <text:p>1.02</text:p>
          </table:table-cell>
          <table:table-cell table:number-columns-repeated="5"/>
        </table:table-row>
        <table:table-row table:style-name="ro1">
          <table:table-cell office:value-type="float" office:value="235.71">
            <text:p>235.71</text:p>
          </table:table-cell>
          <table:table-cell office:value-type="float" office:value="244.54">
            <text:p>244.54</text:p>
          </table:table-cell>
          <table:table-cell table:formula="of:=[.B336]/[.A336]" office:value-type="float" office:value="1.03746128717492">
            <text:p>1.04</text:p>
          </table:table-cell>
          <table:table-cell office:value-type="float" office:value="240.3">
            <text:p>240.3</text:p>
          </table:table-cell>
          <table:table-cell table:formula="of:=[.D336]/[.A336]" office:value-type="float" office:value="1.01947308132875">
            <text:p>1.02</text:p>
          </table:table-cell>
          <table:table-cell office:value-type="float" office:value="238.54">
            <text:p>238.54</text:p>
          </table:table-cell>
          <table:table-cell table:formula="of:=[.F336]/[.A336]" office:value-type="float" office:value="1.01200627890204">
            <text:p>1.01</text:p>
          </table:table-cell>
          <table:table-cell office:value-type="float" office:value="240.3">
            <text:p>240.3</text:p>
          </table:table-cell>
          <table:table-cell table:formula="of:=[.H336]/[.A336]" office:value-type="float" office:value="1.01947308132875">
            <text:p>1.02</text:p>
          </table:table-cell>
          <table:table-cell office:value-type="float" office:value="238.54">
            <text:p>238.54</text:p>
          </table:table-cell>
          <table:table-cell table:formula="of:=[.J336]/[.A336]" office:value-type="float" office:value="1.01200627890204">
            <text:p>1.01</text:p>
          </table:table-cell>
          <table:table-cell table:number-columns-repeated="5"/>
        </table:table-row>
        <table:table-row table:style-name="ro1">
          <table:table-cell office:value-type="float" office:value="263.98">
            <text:p>263.98</text:p>
          </table:table-cell>
          <table:table-cell office:value-type="float" office:value="269.39">
            <text:p>269.39</text:p>
          </table:table-cell>
          <table:table-cell table:formula="of:=[.B337]/[.A337]" office:value-type="float" office:value="1.02049397681643">
            <text:p>1.02</text:p>
          </table:table-cell>
          <table:table-cell office:value-type="float" office:value="264.56">
            <text:p>264.56</text:p>
          </table:table-cell>
          <table:table-cell table:formula="of:=[.D337]/[.A337]" office:value-type="float" office:value="1.00219713614668">
            <text:p>1</text:p>
          </table:table-cell>
          <table:table-cell office:value-type="float" office:value="266.91">
            <text:p>266.91</text:p>
          </table:table-cell>
          <table:table-cell table:formula="of:=[.F337]/[.A337]" office:value-type="float" office:value="1.01109932570649">
            <text:p>1.01</text:p>
          </table:table-cell>
          <table:table-cell office:value-type="float" office:value="269.39">
            <text:p>269.39</text:p>
          </table:table-cell>
          <table:table-cell table:formula="of:=[.H337]/[.A337]" office:value-type="float" office:value="1.02049397681643">
            <text:p>1.02</text:p>
          </table:table-cell>
          <table:table-cell office:value-type="float" office:value="263.98">
            <text:p>263.98</text:p>
          </table:table-cell>
          <table:table-cell table:formula="of:=[.J337]/[.A33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10.65">
            <text:p>310.65</text:p>
          </table:table-cell>
          <table:table-cell office:value-type="float" office:value="318.5">
            <text:p>318.5</text:p>
          </table:table-cell>
          <table:table-cell table:formula="of:=[.B338]/[.A338]" office:value-type="float" office:value="1.02526959600837">
            <text:p>1.03</text:p>
          </table:table-cell>
          <table:table-cell office:value-type="float" office:value="314.99">
            <text:p>314.99</text:p>
          </table:table-cell>
          <table:table-cell table:formula="of:=[.D338]/[.A338]" office:value-type="float" office:value="1.01397070658297">
            <text:p>1.01</text:p>
          </table:table-cell>
          <table:table-cell office:value-type="float" office:value="314.99">
            <text:p>314.99</text:p>
          </table:table-cell>
          <table:table-cell table:formula="of:=[.F338]/[.A338]" office:value-type="float" office:value="1.01397070658297">
            <text:p>1.01</text:p>
          </table:table-cell>
          <table:table-cell office:value-type="float" office:value="318.5">
            <text:p>318.5</text:p>
          </table:table-cell>
          <table:table-cell table:formula="of:=[.H338]/[.A338]" office:value-type="float" office:value="1.02526959600837">
            <text:p>1.03</text:p>
          </table:table-cell>
          <table:table-cell office:value-type="float" office:value="314.99">
            <text:p>314.99</text:p>
          </table:table-cell>
          <table:table-cell table:formula="of:=[.J338]/[.A338]" office:value-type="float" office:value="1.01397070658297">
            <text:p>1.01</text:p>
          </table:table-cell>
          <table:table-cell table:number-columns-repeated="5"/>
        </table:table-row>
        <table:table-row table:style-name="ro1">
          <table:table-cell office:value-type="float" office:value="504.16">
            <text:p>504.16</text:p>
          </table:table-cell>
          <table:table-cell office:value-type="float" office:value="535.73">
            <text:p>535.73</text:p>
          </table:table-cell>
          <table:table-cell table:formula="of:=[.B339]/[.A339]" office:value-type="float" office:value="1.06261900983815">
            <text:p>1.06</text:p>
          </table:table-cell>
          <table:table-cell office:value-type="float" office:value="520.66">
            <text:p>520.66</text:p>
          </table:table-cell>
          <table:table-cell table:formula="of:=[.D339]/[.A339]" office:value-type="float" office:value="1.03272770549032">
            <text:p>1.03</text:p>
          </table:table-cell>
          <table:table-cell office:value-type="float" office:value="516.07">
            <text:p>516.07</text:p>
          </table:table-cell>
          <table:table-cell table:formula="of:=[.F339]/[.A339]" office:value-type="float" office:value="1.0236234528721">
            <text:p>1.02</text:p>
          </table:table-cell>
          <table:table-cell office:value-type="float" office:value="535.73">
            <text:p>535.73</text:p>
          </table:table-cell>
          <table:table-cell table:formula="of:=[.H339]/[.A339]" office:value-type="float" office:value="1.06261900983815">
            <text:p>1.06</text:p>
          </table:table-cell>
          <table:table-cell office:value-type="float" office:value="520.07">
            <text:p>520.07</text:p>
          </table:table-cell>
          <table:table-cell table:formula="of:=[.J339]/[.A339]" office:value-type="float" office:value="1.03155744208188">
            <text:p>1.03</text:p>
          </table:table-cell>
          <table:table-cell table:number-columns-repeated="5"/>
        </table:table-row>
        <table:table-row table:style-name="ro1">
          <table:table-cell office:value-type="float" office:value="319.45">
            <text:p>319.45</text:p>
          </table:table-cell>
          <table:table-cell office:value-type="float" office:value="336.62">
            <text:p>336.62</text:p>
          </table:table-cell>
          <table:table-cell table:formula="of:=[.B340]/[.A340]" office:value-type="float" office:value="1.0537486304586">
            <text:p>1.05</text:p>
          </table:table-cell>
          <table:table-cell office:value-type="float" office:value="326.72">
            <text:p>326.72</text:p>
          </table:table-cell>
          <table:table-cell table:formula="of:=[.D340]/[.A340]" office:value-type="float" office:value="1.02275786508061">
            <text:p>1.02</text:p>
          </table:table-cell>
          <table:table-cell office:value-type="float" office:value="322.37">
            <text:p>322.37</text:p>
          </table:table-cell>
          <table:table-cell table:formula="of:=[.F340]/[.A340]" office:value-type="float" office:value="1.00914071059634">
            <text:p>1.01</text:p>
          </table:table-cell>
          <table:table-cell office:value-type="float" office:value="324.62">
            <text:p>324.62</text:p>
          </table:table-cell>
          <table:table-cell table:formula="of:=[.H340]/[.A340]" office:value-type="float" office:value="1.01618406636406">
            <text:p>1.02</text:p>
          </table:table-cell>
          <table:table-cell office:value-type="float" office:value="321.45">
            <text:p>321.45</text:p>
          </table:table-cell>
          <table:table-cell table:formula="of:=[.J340]/[.A340]" office:value-type="float" office:value="1.00626076068242">
            <text:p>1.01</text:p>
          </table:table-cell>
          <table:table-cell table:number-columns-repeated="5"/>
        </table:table-row>
        <table:table-row table:style-name="ro1">
          <table:table-cell office:value-type="float" office:value="172.51">
            <text:p>172.51</text:p>
          </table:table-cell>
          <table:table-cell office:value-type="float" office:value="185.92">
            <text:p>185.92</text:p>
          </table:table-cell>
          <table:table-cell table:formula="of:=[.B341]/[.A341]" office:value-type="float" office:value="1.07773462407976">
            <text:p>1.08</text:p>
          </table:table-cell>
          <table:table-cell office:value-type="float" office:value="174.27">
            <text:p>174.27</text:p>
          </table:table-cell>
          <table:table-cell table:formula="of:=[.D341]/[.A341]" office:value-type="float" office:value="1.01020230711263">
            <text:p>1.01</text:p>
          </table:table-cell>
          <table:table-cell office:value-type="float" office:value="173.68">
            <text:p>173.68</text:p>
          </table:table-cell>
          <table:table-cell table:formula="of:=[.F341]/[.A341]" office:value-type="float" office:value="1.00678221552374">
            <text:p>1.01</text:p>
          </table:table-cell>
          <table:table-cell office:value-type="float" office:value="185.92">
            <text:p>185.92</text:p>
          </table:table-cell>
          <table:table-cell table:formula="of:=[.H341]/[.A341]" office:value-type="float" office:value="1.07773462407976">
            <text:p>1.08</text:p>
          </table:table-cell>
          <table:table-cell office:value-type="float" office:value="173.68">
            <text:p>173.68</text:p>
          </table:table-cell>
          <table:table-cell table:formula="of:=[.J341]/[.A341]" office:value-type="float" office:value="1.00678221552374">
            <text:p>1.01</text:p>
          </table:table-cell>
          <table:table-cell table:number-columns-repeated="5"/>
        </table:table-row>
        <table:table-row table:style-name="ro1">
          <table:table-cell office:value-type="float" office:value="302.5">
            <text:p>302.5</text:p>
          </table:table-cell>
          <table:table-cell office:value-type="float" office:value="331.43">
            <text:p>331.43</text:p>
          </table:table-cell>
          <table:table-cell table:formula="of:=[.B342]/[.A342]" office:value-type="float" office:value="1.09563636363636">
            <text:p>1.1</text:p>
          </table:table-cell>
          <table:table-cell office:value-type="float" office:value="322.85">
            <text:p>322.85</text:p>
          </table:table-cell>
          <table:table-cell table:formula="of:=[.D342]/[.A342]" office:value-type="float" office:value="1.06727272727273">
            <text:p>1.07</text:p>
          </table:table-cell>
          <table:table-cell office:value-type="float" office:value="310.12">
            <text:p>310.12</text:p>
          </table:table-cell>
          <table:table-cell table:formula="of:=[.F342]/[.A342]" office:value-type="float" office:value="1.02519008264463">
            <text:p>1.03</text:p>
          </table:table-cell>
          <table:table-cell office:value-type="float" office:value="328.5">
            <text:p>328.5</text:p>
          </table:table-cell>
          <table:table-cell table:formula="of:=[.H342]/[.A342]" office:value-type="float" office:value="1.08595041322314">
            <text:p>1.09</text:p>
          </table:table-cell>
          <table:table-cell office:value-type="float" office:value="322.85">
            <text:p>322.85</text:p>
          </table:table-cell>
          <table:table-cell table:formula="of:=[.J342]/[.A342]" office:value-type="float" office:value="1.06727272727273">
            <text:p>1.07</text:p>
          </table:table-cell>
          <table:table-cell table:number-columns-repeated="5"/>
        </table:table-row>
        <table:table-row table:style-name="ro1">
          <table:table-cell office:value-type="float" office:value="335.85">
            <text:p>335.85</text:p>
          </table:table-cell>
          <table:table-cell office:value-type="float" office:value="363.35">
            <text:p>363.35</text:p>
          </table:table-cell>
          <table:table-cell table:formula="of:=[.B343]/[.A343]" office:value-type="float" office:value="1.08188179246688">
            <text:p>1.08</text:p>
          </table:table-cell>
          <table:table-cell office:value-type="float" office:value="335.61">
            <text:p>335.61</text:p>
          </table:table-cell>
          <table:table-cell table:formula="of:=[.D343]/[.A343]" office:value-type="float" office:value="0.999285395265744">
            <text:p>1</text:p>
          </table:table-cell>
          <table:table-cell office:value-type="float" office:value="335.61">
            <text:p>335.61</text:p>
          </table:table-cell>
          <table:table-cell table:formula="of:=[.F343]/[.A343]" office:value-type="float" office:value="0.999285395265744">
            <text:p>1</text:p>
          </table:table-cell>
          <table:table-cell office:value-type="float" office:value="363.35">
            <text:p>363.35</text:p>
          </table:table-cell>
          <table:table-cell table:formula="of:=[.H343]/[.A343]" office:value-type="float" office:value="1.08188179246688">
            <text:p>1.08</text:p>
          </table:table-cell>
          <table:table-cell office:value-type="float" office:value="348.87">
            <text:p>348.87</text:p>
          </table:table-cell>
          <table:table-cell table:formula="of:=[.J343]/[.A343]" office:value-type="float" office:value="1.03876730683341">
            <text:p>1.04</text:p>
          </table:table-cell>
          <table:table-cell table:number-columns-repeated="5"/>
        </table:table-row>
        <table:table-row table:style-name="ro1">
          <table:table-cell office:value-type="float" office:value="82.66">
            <text:p>82.66</text:p>
          </table:table-cell>
          <table:table-cell office:value-type="float" office:value="86.07">
            <text:p>86.07</text:p>
          </table:table-cell>
          <table:table-cell table:formula="of:=[.B344]/[.A344]" office:value-type="float" office:value="1.0412533268812">
            <text:p>1.04</text:p>
          </table:table-cell>
          <table:table-cell office:value-type="float" office:value="82.66">
            <text:p>82.66</text:p>
          </table:table-cell>
          <table:table-cell table:formula="of:=[.D344]/[.A344]" office:value-type="float" office:value="1">
            <text:p>1</text:p>
          </table:table-cell>
          <table:table-cell office:value-type="float" office:value="82.66">
            <text:p>82.66</text:p>
          </table:table-cell>
          <table:table-cell table:formula="of:=[.F344]/[.A344]" office:value-type="float" office:value="1">
            <text:p>1</text:p>
          </table:table-cell>
          <table:table-cell office:value-type="float" office:value="82.66">
            <text:p>82.66</text:p>
          </table:table-cell>
          <table:table-cell table:formula="of:=[.H344]/[.A344]" office:value-type="float" office:value="1">
            <text:p>1</text:p>
          </table:table-cell>
          <table:table-cell office:value-type="float" office:value="82.66">
            <text:p>82.66</text:p>
          </table:table-cell>
          <table:table-cell table:formula="of:=[.J344]/[.A34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16.99">
            <text:p>216.99</text:p>
          </table:table-cell>
          <table:table-cell office:value-type="float" office:value="239.92">
            <text:p>239.92</text:p>
          </table:table-cell>
          <table:table-cell table:formula="of:=[.B345]/[.A345]" office:value-type="float" office:value="1.10567307249182">
            <text:p>1.11</text:p>
          </table:table-cell>
          <table:table-cell office:value-type="float" office:value="223.1">
            <text:p>223.1</text:p>
          </table:table-cell>
          <table:table-cell table:formula="of:=[.D345]/[.A345]" office:value-type="float" office:value="1.0281579796304">
            <text:p>1.03</text:p>
          </table:table-cell>
          <table:table-cell office:value-type="float" office:value="220.27">
            <text:p>220.27</text:p>
          </table:table-cell>
          <table:table-cell table:formula="of:=[.F345]/[.A345]" office:value-type="float" office:value="1.01511590395871">
            <text:p>1.02</text:p>
          </table:table-cell>
          <table:table-cell office:value-type="float" office:value="239.92">
            <text:p>239.92</text:p>
          </table:table-cell>
          <table:table-cell table:formula="of:=[.H345]/[.A345]" office:value-type="float" office:value="1.10567307249182">
            <text:p>1.11</text:p>
          </table:table-cell>
          <table:table-cell office:value-type="float" office:value="223.1">
            <text:p>223.1</text:p>
          </table:table-cell>
          <table:table-cell table:formula="of:=[.J345]/[.A345]" office:value-type="float" office:value="1.0281579796304">
            <text:p>1.03</text:p>
          </table:table-cell>
          <table:table-cell table:number-columns-repeated="5"/>
        </table:table-row>
        <table:table-row table:style-name="ro1">
          <table:table-cell office:value-type="float" office:value="337.86">
            <text:p>337.86</text:p>
          </table:table-cell>
          <table:table-cell office:value-type="float" office:value="371.78">
            <text:p>371.78</text:p>
          </table:table-cell>
          <table:table-cell table:formula="of:=[.B346]/[.A346]" office:value-type="float" office:value="1.10039661398212">
            <text:p>1.1</text:p>
          </table:table-cell>
          <table:table-cell office:value-type="float" office:value="369.43">
            <text:p>369.43</text:p>
          </table:table-cell>
          <table:table-cell table:formula="of:=[.D346]/[.A346]" office:value-type="float" office:value="1.09344107026579">
            <text:p>1.09</text:p>
          </table:table-cell>
          <table:table-cell office:value-type="float" office:value="355.33">
            <text:p>355.33</text:p>
          </table:table-cell>
          <table:table-cell table:formula="of:=[.F346]/[.A346]" office:value-type="float" office:value="1.0517078079678">
            <text:p>1.05</text:p>
          </table:table-cell>
          <table:table-cell office:value-type="float" office:value="357.19">
            <text:p>357.19</text:p>
          </table:table-cell>
          <table:table-cell table:formula="of:=[.H346]/[.A346]" office:value-type="float" office:value="1.05721304682413">
            <text:p>1.06</text:p>
          </table:table-cell>
          <table:table-cell office:value-type="float" office:value="357.78">
            <text:p>357.78</text:p>
          </table:table-cell>
          <table:table-cell table:formula="of:=[.J346]/[.A346]" office:value-type="float" office:value="1.0589593322678">
            <text:p>1.06</text:p>
          </table:table-cell>
          <table:table-cell table:number-columns-repeated="5"/>
        </table:table-row>
        <table:table-row table:style-name="ro1">
          <table:table-cell office:value-type="float" office:value="226.94">
            <text:p>226.94</text:p>
          </table:table-cell>
          <table:table-cell office:value-type="float" office:value="234.21">
            <text:p>234.21</text:p>
          </table:table-cell>
          <table:table-cell table:formula="of:=[.B347]/[.A347]" office:value-type="float" office:value="1.03203489909227">
            <text:p>1.03</text:p>
          </table:table-cell>
          <table:table-cell office:value-type="float" office:value="232.79">
            <text:p>232.79</text:p>
          </table:table-cell>
          <table:table-cell table:formula="of:=[.D347]/[.A347]" office:value-type="float" office:value="1.02577773860932">
            <text:p>1.03</text:p>
          </table:table-cell>
          <table:table-cell office:value-type="float" office:value="232.21">
            <text:p>232.21</text:p>
          </table:table-cell>
          <table:table-cell table:formula="of:=[.F347]/[.A347]" office:value-type="float" office:value="1.02322199700361">
            <text:p>1.02</text:p>
          </table:table-cell>
          <table:table-cell office:value-type="float" office:value="232.79">
            <text:p>232.79</text:p>
          </table:table-cell>
          <table:table-cell table:formula="of:=[.H347]/[.A347]" office:value-type="float" office:value="1.02577773860932">
            <text:p>1.03</text:p>
          </table:table-cell>
          <table:table-cell office:value-type="float" office:value="232.21">
            <text:p>232.21</text:p>
          </table:table-cell>
          <table:table-cell table:formula="of:=[.J347]/[.A347]" office:value-type="float" office:value="1.02322199700361">
            <text:p>1.02</text:p>
          </table:table-cell>
          <table:table-cell table:number-columns-repeated="5"/>
        </table:table-row>
        <table:table-row table:style-name="ro1">
          <table:table-cell office:value-type="float" office:value="351.99">
            <text:p>351.99</text:p>
          </table:table-cell>
          <table:table-cell office:value-type="float" office:value="400.04">
            <text:p>400.04</text:p>
          </table:table-cell>
          <table:table-cell table:formula="of:=[.B348]/[.A348]" office:value-type="float" office:value="1.13650955993068">
            <text:p>1.14</text:p>
          </table:table-cell>
          <table:table-cell office:value-type="float" office:value="362.92">
            <text:p>362.92</text:p>
          </table:table-cell>
          <table:table-cell table:formula="of:=[.D348]/[.A348]" office:value-type="float" office:value="1.03105201852325">
            <text:p>1.03</text:p>
          </table:table-cell>
          <table:table-cell office:value-type="float" office:value="362.68">
            <text:p>362.68</text:p>
          </table:table-cell>
          <table:table-cell table:formula="of:=[.F348]/[.A348]" office:value-type="float" office:value="1.03037018097105">
            <text:p>1.03</text:p>
          </table:table-cell>
          <table:table-cell office:value-type="float" office:value="400.04">
            <text:p>400.04</text:p>
          </table:table-cell>
          <table:table-cell table:formula="of:=[.H348]/[.A348]" office:value-type="float" office:value="1.13650955993068">
            <text:p>1.14</text:p>
          </table:table-cell>
          <table:table-cell office:value-type="float" office:value="362.92">
            <text:p>362.92</text:p>
          </table:table-cell>
          <table:table-cell table:formula="of:=[.J348]/[.A348]" office:value-type="float" office:value="1.03105201852325">
            <text:p>1.03</text:p>
          </table:table-cell>
          <table:table-cell table:number-columns-repeated="5"/>
        </table:table-row>
        <table:table-row table:style-name="ro1">
          <table:table-cell office:value-type="float" office:value="193.07">
            <text:p>193.07</text:p>
          </table:table-cell>
          <table:table-cell office:value-type="float" office:value="198.58">
            <text:p>198.58</text:p>
          </table:table-cell>
          <table:table-cell table:formula="of:=[.B349]/[.A349]" office:value-type="float" office:value="1.02853887191174">
            <text:p>1.03</text:p>
          </table:table-cell>
          <table:table-cell office:value-type="float" office:value="197.17">
            <text:p>197.17</text:p>
          </table:table-cell>
          <table:table-cell table:formula="of:=[.D349]/[.A349]" office:value-type="float" office:value="1.02123582120474">
            <text:p>1.02</text:p>
          </table:table-cell>
          <table:table-cell office:value-type="float" office:value="197.17">
            <text:p>197.17</text:p>
          </table:table-cell>
          <table:table-cell table:formula="of:=[.F349]/[.A349]" office:value-type="float" office:value="1.02123582120474">
            <text:p>1.02</text:p>
          </table:table-cell>
          <table:table-cell office:value-type="float" office:value="198.58">
            <text:p>198.58</text:p>
          </table:table-cell>
          <table:table-cell table:formula="of:=[.H349]/[.A349]" office:value-type="float" office:value="1.02853887191174">
            <text:p>1.03</text:p>
          </table:table-cell>
          <table:table-cell office:value-type="float" office:value="197.17">
            <text:p>197.17</text:p>
          </table:table-cell>
          <table:table-cell table:formula="of:=[.J349]/[.A349]" office:value-type="float" office:value="1.02123582120474">
            <text:p>1.02</text:p>
          </table:table-cell>
          <table:table-cell table:number-columns-repeated="5"/>
        </table:table-row>
        <table:table-row table:style-name="ro1">
          <table:table-cell office:value-type="float" office:value="231.68">
            <text:p>231.68</text:p>
          </table:table-cell>
          <table:table-cell office:value-type="float" office:value="261.3">
            <text:p>261.3</text:p>
          </table:table-cell>
          <table:table-cell table:formula="of:=[.B350]/[.A350]" office:value-type="float" office:value="1.12784875690608">
            <text:p>1.13</text:p>
          </table:table-cell>
          <table:table-cell office:value-type="float" office:value="250.12">
            <text:p>250.12</text:p>
          </table:table-cell>
          <table:table-cell table:formula="of:=[.D350]/[.A350]" office:value-type="float" office:value="1.07959254143646">
            <text:p>1.08</text:p>
          </table:table-cell>
          <table:table-cell office:value-type="float" office:value="249.44">
            <text:p>249.44</text:p>
          </table:table-cell>
          <table:table-cell table:formula="of:=[.F350]/[.A350]" office:value-type="float" office:value="1.07665745856354">
            <text:p>1.08</text:p>
          </table:table-cell>
          <table:table-cell office:value-type="float" office:value="261.3">
            <text:p>261.3</text:p>
          </table:table-cell>
          <table:table-cell table:formula="of:=[.H350]/[.A350]" office:value-type="float" office:value="1.12784875690608">
            <text:p>1.13</text:p>
          </table:table-cell>
          <table:table-cell office:value-type="float" office:value="231.78">
            <text:p>231.78</text:p>
          </table:table-cell>
          <table:table-cell table:formula="of:=[.J350]/[.A350]" office:value-type="float" office:value="1.00043162983425">
            <text:p>1</text:p>
          </table:table-cell>
          <table:table-cell table:number-columns-repeated="5"/>
        </table:table-row>
        <table:table-row table:style-name="ro1">
          <table:table-cell office:value-type="float" office:value="8.24">
            <text:p>8.24</text:p>
          </table:table-cell>
          <table:table-cell office:value-type="float" office:value="14.24">
            <text:p>14.24</text:p>
          </table:table-cell>
          <table:table-cell table:formula="of:=[.B351]/[.A351]" office:value-type="float" office:value="1.72815533980583">
            <text:p>1.73</text:p>
          </table:table-cell>
          <table:table-cell office:value-type="float" office:value="8.24">
            <text:p>8.24</text:p>
          </table:table-cell>
          <table:table-cell table:formula="of:=[.D351]/[.A351]" office:value-type="float" office:value="1">
            <text:p>1</text:p>
          </table:table-cell>
          <table:table-cell office:value-type="float" office:value="8.24">
            <text:p>8.24</text:p>
          </table:table-cell>
          <table:table-cell table:formula="of:=[.F351]/[.A351]" office:value-type="float" office:value="1">
            <text:p>1</text:p>
          </table:table-cell>
          <table:table-cell office:value-type="float" office:value="8.24">
            <text:p>8.24</text:p>
          </table:table-cell>
          <table:table-cell table:formula="of:=[.H351]/[.A351]" office:value-type="float" office:value="1">
            <text:p>1</text:p>
          </table:table-cell>
          <table:table-cell office:value-type="float" office:value="8.24">
            <text:p>8.24</text:p>
          </table:table-cell>
          <table:table-cell table:formula="of:=[.J351]/[.A35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44.02">
            <text:p>244.02</text:p>
          </table:table-cell>
          <table:table-cell office:value-type="float" office:value="250.71">
            <text:p>250.71</text:p>
          </table:table-cell>
          <table:table-cell table:formula="of:=[.B352]/[.A352]" office:value-type="float" office:value="1.02741578559135">
            <text:p>1.03</text:p>
          </table:table-cell>
          <table:table-cell office:value-type="float" office:value="244.61">
            <text:p>244.61</text:p>
          </table:table-cell>
          <table:table-cell table:formula="of:=[.D352]/[.A352]" office:value-type="float" office:value="1.00241783460372">
            <text:p>1</text:p>
          </table:table-cell>
          <table:table-cell office:value-type="float" office:value="245.2">
            <text:p>245.2</text:p>
          </table:table-cell>
          <table:table-cell table:formula="of:=[.F352]/[.A352]" office:value-type="float" office:value="1.00483566920744">
            <text:p>1</text:p>
          </table:table-cell>
          <table:table-cell office:value-type="float" office:value="250.71">
            <text:p>250.71</text:p>
          </table:table-cell>
          <table:table-cell table:formula="of:=[.H352]/[.A352]" office:value-type="float" office:value="1.02741578559135">
            <text:p>1.03</text:p>
          </table:table-cell>
          <table:table-cell office:value-type="float" office:value="244.61">
            <text:p>244.61</text:p>
          </table:table-cell>
          <table:table-cell table:formula="of:=[.J352]/[.A352]" office:value-type="float" office:value="1.00241783460372">
            <text:p>1</text:p>
          </table:table-cell>
          <table:table-cell table:number-columns-repeated="5"/>
        </table:table-row>
        <table:table-row table:style-name="ro1">
          <table:table-cell office:value-type="float" office:value="129.91">
            <text:p>129.91</text:p>
          </table:table-cell>
          <table:table-cell office:value-type="float" office:value="136.84">
            <text:p>136.84</text:p>
          </table:table-cell>
          <table:table-cell table:formula="of:=[.B353]/[.A353]" office:value-type="float" office:value="1.05334462320068">
            <text:p>1.05</text:p>
          </table:table-cell>
          <table:table-cell office:value-type="float" office:value="129.91">
            <text:p>129.91</text:p>
          </table:table-cell>
          <table:table-cell table:formula="of:=[.D353]/[.A353]" office:value-type="float" office:value="1">
            <text:p>1</text:p>
          </table:table-cell>
          <table:table-cell office:value-type="float" office:value="130.5">
            <text:p>130.5</text:p>
          </table:table-cell>
          <table:table-cell table:formula="of:=[.F353]/[.A353]" office:value-type="float" office:value="1.00454160572704">
            <text:p>1</text:p>
          </table:table-cell>
          <table:table-cell office:value-type="float" office:value="129.91">
            <text:p>129.91</text:p>
          </table:table-cell>
          <table:table-cell table:formula="of:=[.H353]/[.A353]" office:value-type="float" office:value="1">
            <text:p>1</text:p>
          </table:table-cell>
          <table:table-cell office:value-type="float" office:value="130.5">
            <text:p>130.5</text:p>
          </table:table-cell>
          <table:table-cell table:formula="of:=[.J353]/[.A353]" office:value-type="float" office:value="1.00454160572704">
            <text:p>1</text:p>
          </table:table-cell>
          <table:table-cell table:number-columns-repeated="5"/>
        </table:table-row>
        <table:table-row table:style-name="ro1">
          <table:table-cell office:value-type="float" office:value="161.38">
            <text:p>161.38</text:p>
          </table:table-cell>
          <table:table-cell office:value-type="float" office:value="171.87">
            <text:p>171.87</text:p>
          </table:table-cell>
          <table:table-cell table:formula="of:=[.B354]/[.A354]" office:value-type="float" office:value="1.06500185896641">
            <text:p>1.07</text:p>
          </table:table-cell>
          <table:table-cell office:value-type="float" office:value="162.21">
            <text:p>162.21</text:p>
          </table:table-cell>
          <table:table-cell table:formula="of:=[.D354]/[.A354]" office:value-type="float" office:value="1.00514314041393">
            <text:p>1.01</text:p>
          </table:table-cell>
          <table:table-cell office:value-type="float" office:value="162.79">
            <text:p>162.79</text:p>
          </table:table-cell>
          <table:table-cell table:formula="of:=[.F354]/[.A354]" office:value-type="float" office:value="1.00873714214897">
            <text:p>1.01</text:p>
          </table:table-cell>
          <table:table-cell office:value-type="float" office:value="167.38">
            <text:p>167.38</text:p>
          </table:table-cell>
          <table:table-cell table:formula="of:=[.H354]/[.A354]" office:value-type="float" office:value="1.03717932829347">
            <text:p>1.04</text:p>
          </table:table-cell>
          <table:table-cell office:value-type="float" office:value="163.38">
            <text:p>163.38</text:p>
          </table:table-cell>
          <table:table-cell table:formula="of:=[.J354]/[.A354]" office:value-type="float" office:value="1.01239310943116">
            <text:p>1.01</text:p>
          </table:table-cell>
          <table:table-cell table:number-columns-repeated="5"/>
        </table:table-row>
        <table:table-row table:style-name="ro1">
          <table:table-cell office:value-type="float" office:value="220.46">
            <text:p>220.46</text:p>
          </table:table-cell>
          <table:table-cell office:value-type="float" office:value="247.19">
            <text:p>247.19</text:p>
          </table:table-cell>
          <table:table-cell table:formula="of:=[.B355]/[.A355]" office:value-type="float" office:value="1.12124648462306">
            <text:p>1.12</text:p>
          </table:table-cell>
          <table:table-cell office:value-type="float" office:value="221.29">
            <text:p>221.29</text:p>
          </table:table-cell>
          <table:table-cell table:formula="of:=[.D355]/[.A355]" office:value-type="float" office:value="1.00376485530255">
            <text:p>1</text:p>
          </table:table-cell>
          <table:table-cell office:value-type="float" office:value="221.29">
            <text:p>221.29</text:p>
          </table:table-cell>
          <table:table-cell table:formula="of:=[.F355]/[.A355]" office:value-type="float" office:value="1.00376485530255">
            <text:p>1</text:p>
          </table:table-cell>
          <table:table-cell office:value-type="float" office:value="221.29">
            <text:p>221.29</text:p>
          </table:table-cell>
          <table:table-cell table:formula="of:=[.H355]/[.A355]" office:value-type="float" office:value="1.00376485530255">
            <text:p>1</text:p>
          </table:table-cell>
          <table:table-cell office:value-type="float" office:value="221.29">
            <text:p>221.29</text:p>
          </table:table-cell>
          <table:table-cell table:formula="of:=[.J355]/[.A355]" office:value-type="float" office:value="1.00376485530255">
            <text:p>1</text:p>
          </table:table-cell>
          <table:table-cell table:number-columns-repeated="5"/>
        </table:table-row>
        <table:table-row table:style-name="ro1">
          <table:table-cell office:value-type="float" office:value="312.95">
            <text:p>312.95</text:p>
          </table:table-cell>
          <table:table-cell office:value-type="float" office:value="336.18">
            <text:p>336.18</text:p>
          </table:table-cell>
          <table:table-cell table:formula="of:=[.B356]/[.A356]" office:value-type="float" office:value="1.07422911008148">
            <text:p>1.07</text:p>
          </table:table-cell>
          <table:table-cell office:value-type="float" office:value="325.84">
            <text:p>325.84</text:p>
          </table:table-cell>
          <table:table-cell table:formula="of:=[.D356]/[.A356]" office:value-type="float" office:value="1.04118868828886">
            <text:p>1.04</text:p>
          </table:table-cell>
          <table:table-cell office:value-type="float" office:value="317.63">
            <text:p>317.63</text:p>
          </table:table-cell>
          <table:table-cell table:formula="of:=[.F356]/[.A356]" office:value-type="float" office:value="1.01495446556958">
            <text:p>1.01</text:p>
          </table:table-cell>
          <table:table-cell office:value-type="float" office:value="327.25">
            <text:p>327.25</text:p>
          </table:table-cell>
          <table:table-cell table:formula="of:=[.H356]/[.A356]" office:value-type="float" office:value="1.04569420035149">
            <text:p>1.05</text:p>
          </table:table-cell>
          <table:table-cell office:value-type="float" office:value="325.84">
            <text:p>325.84</text:p>
          </table:table-cell>
          <table:table-cell table:formula="of:=[.J356]/[.A356]" office:value-type="float" office:value="1.04118868828886">
            <text:p>1.04</text:p>
          </table:table-cell>
          <table:table-cell table:number-columns-repeated="5"/>
        </table:table-row>
        <table:table-row table:style-name="ro1">
          <table:table-cell office:value-type="float" office:value="352.33">
            <text:p>352.33</text:p>
          </table:table-cell>
          <table:table-cell office:value-type="float" office:value="386.86">
            <text:p>386.86</text:p>
          </table:table-cell>
          <table:table-cell table:formula="of:=[.B357]/[.A357]" office:value-type="float" office:value="1.09800471149207">
            <text:p>1.1</text:p>
          </table:table-cell>
          <table:table-cell office:value-type="float" office:value="368.68">
            <text:p>368.68</text:p>
          </table:table-cell>
          <table:table-cell table:formula="of:=[.D357]/[.A357]" office:value-type="float" office:value="1.04640535861266">
            <text:p>1.05</text:p>
          </table:table-cell>
          <table:table-cell office:value-type="float" office:value="365.75">
            <text:p>365.75</text:p>
          </table:table-cell>
          <table:table-cell table:formula="of:=[.F357]/[.A357]" office:value-type="float" office:value="1.03808929128942">
            <text:p>1.04</text:p>
          </table:table-cell>
          <table:table-cell office:value-type="float" office:value="380.23">
            <text:p>380.23</text:p>
          </table:table-cell>
          <table:table-cell table:formula="of:=[.H357]/[.A357]" office:value-type="float" office:value="1.07918712570601">
            <text:p>1.08</text:p>
          </table:table-cell>
          <table:table-cell office:value-type="float" office:value="367.5">
            <text:p>367.5</text:p>
          </table:table-cell>
          <table:table-cell table:formula="of:=[.J357]/[.A357]" office:value-type="float" office:value="1.0430562256975">
            <text:p>1.04</text:p>
          </table:table-cell>
          <table:table-cell table:number-columns-repeated="5"/>
        </table:table-row>
        <table:table-row table:style-name="ro1">
          <table:table-cell office:value-type="float" office:value="393.3">
            <text:p>393.3</text:p>
          </table:table-cell>
          <table:table-cell office:value-type="float" office:value="415.5">
            <text:p>415.5</text:p>
          </table:table-cell>
          <table:table-cell table:formula="of:=[.B358]/[.A358]" office:value-type="float" office:value="1.05644546147979">
            <text:p>1.06</text:p>
          </table:table-cell>
          <table:table-cell office:value-type="float" office:value="403.06">
            <text:p>403.06</text:p>
          </table:table-cell>
          <table:table-cell table:formula="of:=[.D358]/[.A358]" office:value-type="float" office:value="1.02481566234427">
            <text:p>1.02</text:p>
          </table:table-cell>
          <table:table-cell office:value-type="float" office:value="412.29">
            <text:p>412.29</text:p>
          </table:table-cell>
          <table:table-cell table:formula="of:=[.F358]/[.A358]" office:value-type="float" office:value="1.04828375286041">
            <text:p>1.05</text:p>
          </table:table-cell>
          <table:table-cell office:value-type="float" office:value="415.5">
            <text:p>415.5</text:p>
          </table:table-cell>
          <table:table-cell table:formula="of:=[.H358]/[.A358]" office:value-type="float" office:value="1.05644546147979">
            <text:p>1.06</text:p>
          </table:table-cell>
          <table:table-cell office:value-type="float" office:value="401.89">
            <text:p>401.89</text:p>
          </table:table-cell>
          <table:table-cell table:formula="of:=[.J358]/[.A358]" office:value-type="float" office:value="1.02184083396898">
            <text:p>1.02</text:p>
          </table:table-cell>
          <table:table-cell table:number-columns-repeated="5"/>
        </table:table-row>
        <table:table-row table:style-name="ro1">
          <table:table-cell office:value-type="float" office:value="223.07">
            <text:p>223.07</text:p>
          </table:table-cell>
          <table:table-cell office:value-type="float" office:value="236.1">
            <text:p>236.1</text:p>
          </table:table-cell>
          <table:table-cell table:formula="of:=[.B359]/[.A359]" office:value-type="float" office:value="1.05841215761868">
            <text:p>1.06</text:p>
          </table:table-cell>
          <table:table-cell office:value-type="float" office:value="233.27">
            <text:p>233.27</text:p>
          </table:table-cell>
          <table:table-cell table:formula="of:=[.D359]/[.A359]" office:value-type="float" office:value="1.04572555700005">
            <text:p>1.05</text:p>
          </table:table-cell>
          <table:table-cell office:value-type="float" office:value="229.99">
            <text:p>229.99</text:p>
          </table:table-cell>
          <table:table-cell table:formula="of:=[.F359]/[.A359]" office:value-type="float" office:value="1.03102165239611">
            <text:p>1.03</text:p>
          </table:table-cell>
          <table:table-cell office:value-type="float" office:value="233.27">
            <text:p>233.27</text:p>
          </table:table-cell>
          <table:table-cell table:formula="of:=[.H359]/[.A359]" office:value-type="float" office:value="1.04572555700005">
            <text:p>1.05</text:p>
          </table:table-cell>
          <table:table-cell office:value-type="float" office:value="233.27">
            <text:p>233.27</text:p>
          </table:table-cell>
          <table:table-cell table:formula="of:=[.J359]/[.A359]" office:value-type="float" office:value="1.04572555700005">
            <text:p>1.05</text:p>
          </table:table-cell>
          <table:table-cell table:number-columns-repeated="5"/>
        </table:table-row>
        <table:table-row table:style-name="ro1">
          <table:table-cell office:value-type="float" office:value="191.79">
            <text:p>191.79</text:p>
          </table:table-cell>
          <table:table-cell office:value-type="float" office:value="197.65">
            <text:p>197.65</text:p>
          </table:table-cell>
          <table:table-cell table:formula="of:=[.B360]/[.A360]" office:value-type="float" office:value="1.03055425204651">
            <text:p>1.03</text:p>
          </table:table-cell>
          <table:table-cell office:value-type="float" office:value="194.14">
            <text:p>194.14</text:p>
          </table:table-cell>
          <table:table-cell table:formula="of:=[.D360]/[.A360]" office:value-type="float" office:value="1.01225298503572">
            <text:p>1.01</text:p>
          </table:table-cell>
          <table:table-cell office:value-type="float" office:value="194.72">
            <text:p>194.72</text:p>
          </table:table-cell>
          <table:table-cell table:formula="of:=[.F360]/[.A360]" office:value-type="float" office:value="1.01527712602325">
            <text:p>1.02</text:p>
          </table:table-cell>
          <table:table-cell office:value-type="float" office:value="197.07">
            <text:p>197.07</text:p>
          </table:table-cell>
          <table:table-cell table:formula="of:=[.H360]/[.A360]" office:value-type="float" office:value="1.02753011105897">
            <text:p>1.03</text:p>
          </table:table-cell>
          <table:table-cell office:value-type="float" office:value="196.48">
            <text:p>196.48</text:p>
          </table:table-cell>
          <table:table-cell table:formula="of:=[.J360]/[.A360]" office:value-type="float" office:value="1.02445382970958">
            <text:p>1.02</text:p>
          </table:table-cell>
          <table:table-cell table:number-columns-repeated="5"/>
        </table:table-row>
        <table:table-row table:style-name="ro1">
          <table:table-cell office:value-type="float" office:value="458.06">
            <text:p>458.06</text:p>
          </table:table-cell>
          <table:table-cell office:value-type="float" office:value="462.4">
            <text:p>462.4</text:p>
          </table:table-cell>
          <table:table-cell table:formula="of:=[.B361]/[.A361]" office:value-type="float" office:value="1.00947474130027">
            <text:p>1.01</text:p>
          </table:table-cell>
          <table:table-cell office:value-type="float" office:value="460.98">
            <text:p>460.98</text:p>
          </table:table-cell>
          <table:table-cell table:formula="of:=[.D361]/[.A361]" office:value-type="float" office:value="1.00637471073658">
            <text:p>1.01</text:p>
          </table:table-cell>
          <table:table-cell office:value-type="float" office:value="460.98">
            <text:p>460.98</text:p>
          </table:table-cell>
          <table:table-cell table:formula="of:=[.F361]/[.A361]" office:value-type="float" office:value="1.00637471073658">
            <text:p>1.01</text:p>
          </table:table-cell>
          <table:table-cell office:value-type="float" office:value="461.81">
            <text:p>461.81</text:p>
          </table:table-cell>
          <table:table-cell table:formula="of:=[.H361]/[.A361]" office:value-type="float" office:value="1.00818670043226">
            <text:p>1.01</text:p>
          </table:table-cell>
          <table:table-cell office:value-type="float" office:value="460.98">
            <text:p>460.98</text:p>
          </table:table-cell>
          <table:table-cell table:formula="of:=[.J361]/[.A361]" office:value-type="float" office:value="1.00637471073658">
            <text:p>1.01</text:p>
          </table:table-cell>
          <table:table-cell table:number-columns-repeated="5"/>
        </table:table-row>
        <table:table-row table:style-name="ro1">
          <table:table-cell office:value-type="float" office:value="161.47">
            <text:p>161.47</text:p>
          </table:table-cell>
          <table:table-cell office:value-type="float" office:value="176.88">
            <text:p>176.88</text:p>
          </table:table-cell>
          <table:table-cell table:formula="of:=[.B362]/[.A362]" office:value-type="float" office:value="1.0954356846473">
            <text:p>1.1</text:p>
          </table:table-cell>
          <table:table-cell office:value-type="float" office:value="165.23">
            <text:p>165.23</text:p>
          </table:table-cell>
          <table:table-cell table:formula="of:=[.D362]/[.A362]" office:value-type="float" office:value="1.02328605932991">
            <text:p>1.02</text:p>
          </table:table-cell>
          <table:table-cell office:value-type="float" office:value="165.23">
            <text:p>165.23</text:p>
          </table:table-cell>
          <table:table-cell table:formula="of:=[.F362]/[.A362]" office:value-type="float" office:value="1.02328605932991">
            <text:p>1.02</text:p>
          </table:table-cell>
          <table:table-cell office:value-type="float" office:value="176.88">
            <text:p>176.88</text:p>
          </table:table-cell>
          <table:table-cell table:formula="of:=[.H362]/[.A362]" office:value-type="float" office:value="1.0954356846473">
            <text:p>1.1</text:p>
          </table:table-cell>
          <table:table-cell office:value-type="float" office:value="165.23">
            <text:p>165.23</text:p>
          </table:table-cell>
          <table:table-cell table:formula="of:=[.J362]/[.A362]" office:value-type="float" office:value="1.02328605932991">
            <text:p>1.02</text:p>
          </table:table-cell>
          <table:table-cell table:number-columns-repeated="5"/>
        </table:table-row>
        <table:table-row table:style-name="ro1">
          <table:table-cell office:value-type="float" office:value="469.68">
            <text:p>469.68</text:p>
          </table:table-cell>
          <table:table-cell office:value-type="float" office:value="511.59">
            <text:p>511.59</text:p>
          </table:table-cell>
          <table:table-cell table:formula="of:=[.B363]/[.A363]" office:value-type="float" office:value="1.08923096576392">
            <text:p>1.09</text:p>
          </table:table-cell>
          <table:table-cell office:value-type="float" office:value="477.78">
            <text:p>477.78</text:p>
          </table:table-cell>
          <table:table-cell table:formula="of:=[.D363]/[.A363]" office:value-type="float" office:value="1.01724578436382">
            <text:p>1.02</text:p>
          </table:table-cell>
          <table:table-cell office:value-type="float" office:value="470.75">
            <text:p>470.75</text:p>
          </table:table-cell>
          <table:table-cell table:formula="of:=[.F363]/[.A363]" office:value-type="float" office:value="1.00227814682337">
            <text:p>1</text:p>
          </table:table-cell>
          <table:table-cell office:value-type="float" office:value="473.09">
            <text:p>473.09</text:p>
          </table:table-cell>
          <table:table-cell table:formula="of:=[.H363]/[.A363]" office:value-type="float" office:value="1.00726026230625">
            <text:p>1.01</text:p>
          </table:table-cell>
          <table:table-cell office:value-type="float" office:value="471.33">
            <text:p>471.33</text:p>
          </table:table-cell>
          <table:table-cell table:formula="of:=[.J363]/[.A363]" office:value-type="float" office:value="1.00351303014819">
            <text:p>1</text:p>
          </table:table-cell>
          <table:table-cell table:number-columns-repeated="5"/>
        </table:table-row>
        <table:table-row table:style-name="ro1">
          <table:table-cell office:value-type="float" office:value="137.34">
            <text:p>137.34</text:p>
          </table:table-cell>
          <table:table-cell office:value-type="float" office:value="167.54">
            <text:p>167.54</text:p>
          </table:table-cell>
          <table:table-cell table:formula="of:=[.B364]/[.A364]" office:value-type="float" office:value="1.21989223824086">
            <text:p>1.22</text:p>
          </table:table-cell>
          <table:table-cell office:value-type="float" office:value="143.2">
            <text:p>143.2</text:p>
          </table:table-cell>
          <table:table-cell table:formula="of:=[.D364]/[.A364]" office:value-type="float" office:value="1.04266783165866">
            <text:p>1.04</text:p>
          </table:table-cell>
          <table:table-cell office:value-type="float" office:value="137.92">
            <text:p>137.92</text:p>
          </table:table-cell>
          <table:table-cell table:formula="of:=[.F364]/[.A364]" office:value-type="float" office:value="1.00422309596622">
            <text:p>1</text:p>
          </table:table-cell>
          <table:table-cell office:value-type="float" office:value="143.2">
            <text:p>143.2</text:p>
          </table:table-cell>
          <table:table-cell table:formula="of:=[.H364]/[.A364]" office:value-type="float" office:value="1.04266783165866">
            <text:p>1.04</text:p>
          </table:table-cell>
          <table:table-cell office:value-type="float" office:value="143.2">
            <text:p>143.2</text:p>
          </table:table-cell>
          <table:table-cell table:formula="of:=[.J364]/[.A364]" office:value-type="float" office:value="1.04266783165866">
            <text:p>1.04</text:p>
          </table:table-cell>
          <table:table-cell table:number-columns-repeated="5"/>
        </table:table-row>
        <table:table-row table:style-name="ro1">
          <table:table-cell office:value-type="float" office:value="92.15">
            <text:p>92.15</text:p>
          </table:table-cell>
          <table:table-cell office:value-type="float" office:value="119.33">
            <text:p>119.33</text:p>
          </table:table-cell>
          <table:table-cell table:formula="of:=[.B365]/[.A365]" office:value-type="float" office:value="1.29495387954422">
            <text:p>1.29</text:p>
          </table:table-cell>
          <table:table-cell office:value-type="float" office:value="93.33">
            <text:p>93.33</text:p>
          </table:table-cell>
          <table:table-cell table:formula="of:=[.D365]/[.A365]" office:value-type="float" office:value="1.01280520889853">
            <text:p>1.01</text:p>
          </table:table-cell>
          <table:table-cell office:value-type="float" office:value="92.74">
            <text:p>92.74</text:p>
          </table:table-cell>
          <table:table-cell table:formula="of:=[.F365]/[.A365]" office:value-type="float" office:value="1.00640260444927">
            <text:p>1.01</text:p>
          </table:table-cell>
          <table:table-cell office:value-type="float" office:value="92.74">
            <text:p>92.74</text:p>
          </table:table-cell>
          <table:table-cell table:formula="of:=[.H365]/[.A365]" office:value-type="float" office:value="1.00640260444927">
            <text:p>1.01</text:p>
          </table:table-cell>
          <table:table-cell office:value-type="float" office:value="92.74">
            <text:p>92.74</text:p>
          </table:table-cell>
          <table:table-cell table:formula="of:=[.J365]/[.A365]" office:value-type="float" office:value="1.00640260444927">
            <text:p>1.01</text:p>
          </table:table-cell>
          <table:table-cell table:number-columns-repeated="5"/>
        </table:table-row>
        <table:table-row table:style-name="ro1">
          <table:table-cell office:value-type="float" office:value="386.33">
            <text:p>386.33</text:p>
          </table:table-cell>
          <table:table-cell office:value-type="float" office:value="401.85">
            <text:p>401.85</text:p>
          </table:table-cell>
          <table:table-cell table:formula="of:=[.B366]/[.A366]" office:value-type="float" office:value="1.04017290917092">
            <text:p>1.04</text:p>
          </table:table-cell>
          <table:table-cell office:value-type="float" office:value="398.09">
            <text:p>398.09</text:p>
          </table:table-cell>
          <table:table-cell table:formula="of:=[.D366]/[.A366]" office:value-type="float" office:value="1.03044029715528">
            <text:p>1.03</text:p>
          </table:table-cell>
          <table:table-cell office:value-type="float" office:value="398.09">
            <text:p>398.09</text:p>
          </table:table-cell>
          <table:table-cell table:formula="of:=[.F366]/[.A366]" office:value-type="float" office:value="1.03044029715528">
            <text:p>1.03</text:p>
          </table:table-cell>
          <table:table-cell office:value-type="float" office:value="396.33">
            <text:p>396.33</text:p>
          </table:table-cell>
          <table:table-cell table:formula="of:=[.H366]/[.A366]" office:value-type="float" office:value="1.02588460642456">
            <text:p>1.03</text:p>
          </table:table-cell>
          <table:table-cell office:value-type="float" office:value="397.5">
            <text:p>397.5</text:p>
          </table:table-cell>
          <table:table-cell table:formula="of:=[.J366]/[.A366]" office:value-type="float" office:value="1.02891310537623">
            <text:p>1.03</text:p>
          </table:table-cell>
          <table:table-cell table:number-columns-repeated="5"/>
        </table:table-row>
        <table:table-row table:style-name="ro1">
          <table:table-cell office:value-type="float" office:value="389.84">
            <text:p>389.84</text:p>
          </table:table-cell>
          <table:table-cell office:value-type="float" office:value="428.28">
            <text:p>428.28</text:p>
          </table:table-cell>
          <table:table-cell table:formula="of:=[.B367]/[.A367]" office:value-type="float" office:value="1.09860455571517">
            <text:p>1.1</text:p>
          </table:table-cell>
          <table:table-cell office:value-type="float" office:value="404.62">
            <text:p>404.62</text:p>
          </table:table-cell>
          <table:table-cell table:formula="of:=[.D367]/[.A367]" office:value-type="float" office:value="1.03791298994459">
            <text:p>1.04</text:p>
          </table:table-cell>
          <table:table-cell office:value-type="float" office:value="402.28">
            <text:p>402.28</text:p>
          </table:table-cell>
          <table:table-cell table:formula="of:=[.F367]/[.A367]" office:value-type="float" office:value="1.03191052739585">
            <text:p>1.03</text:p>
          </table:table-cell>
          <table:table-cell office:value-type="float" office:value="409.11">
            <text:p>409.11</text:p>
          </table:table-cell>
          <table:table-cell table:formula="of:=[.H367]/[.A367]" office:value-type="float" office:value="1.04943053560435">
            <text:p>1.05</text:p>
          </table:table-cell>
          <table:table-cell office:value-type="float" office:value="404.62">
            <text:p>404.62</text:p>
          </table:table-cell>
          <table:table-cell table:formula="of:=[.J367]/[.A367]" office:value-type="float" office:value="1.03791298994459">
            <text:p>1.04</text:p>
          </table:table-cell>
          <table:table-cell table:number-columns-repeated="5"/>
        </table:table-row>
        <table:table-row table:style-name="ro1">
          <table:table-cell office:value-type="float" office:value="449.81">
            <text:p>449.81</text:p>
          </table:table-cell>
          <table:table-cell office:value-type="float" office:value="477.66">
            <text:p>477.66</text:p>
          </table:table-cell>
          <table:table-cell table:formula="of:=[.B368]/[.A368]" office:value-type="float" office:value="1.06191503079078">
            <text:p>1.06</text:p>
          </table:table-cell>
          <table:table-cell office:value-type="float" office:value="462.88">
            <text:p>462.88</text:p>
          </table:table-cell>
          <table:table-cell table:formula="of:=[.D368]/[.A368]" office:value-type="float" office:value="1.02905671283431">
            <text:p>1.03</text:p>
          </table:table-cell>
          <table:table-cell office:value-type="float" office:value="457.32">
            <text:p>457.32</text:p>
          </table:table-cell>
          <table:table-cell table:formula="of:=[.F368]/[.A368]" office:value-type="float" office:value="1.01669593828505">
            <text:p>1.02</text:p>
          </table:table-cell>
          <table:table-cell office:value-type="float" office:value="477.66">
            <text:p>477.66</text:p>
          </table:table-cell>
          <table:table-cell table:formula="of:=[.H368]/[.A368]" office:value-type="float" office:value="1.06191503079078">
            <text:p>1.06</text:p>
          </table:table-cell>
          <table:table-cell office:value-type="float" office:value="458.39">
            <text:p>458.39</text:p>
          </table:table-cell>
          <table:table-cell table:formula="of:=[.J368]/[.A368]" office:value-type="float" office:value="1.01907472043752">
            <text:p>1.02</text:p>
          </table:table-cell>
          <table:table-cell table:number-columns-repeated="5"/>
        </table:table-row>
        <table:table-row table:style-name="ro1">
          <table:table-cell office:value-type="float" office:value="166.27">
            <text:p>166.27</text:p>
          </table:table-cell>
          <table:table-cell office:value-type="float" office:value="179.92">
            <text:p>179.92</text:p>
          </table:table-cell>
          <table:table-cell table:formula="of:=[.B369]/[.A369]" office:value-type="float" office:value="1.08209538702111">
            <text:p>1.08</text:p>
          </table:table-cell>
          <table:table-cell office:value-type="float" office:value="166.85">
            <text:p>166.85</text:p>
          </table:table-cell>
          <table:table-cell table:formula="of:=[.D369]/[.A369]" office:value-type="float" office:value="1.00348830215914">
            <text:p>1</text:p>
          </table:table-cell>
          <table:table-cell office:value-type="float" office:value="167.44">
            <text:p>167.44</text:p>
          </table:table-cell>
          <table:table-cell table:formula="of:=[.F369]/[.A369]" office:value-type="float" office:value="1.00703674745895">
            <text:p>1.01</text:p>
          </table:table-cell>
          <table:table-cell office:value-type="float" office:value="179.92">
            <text:p>179.92</text:p>
          </table:table-cell>
          <table:table-cell table:formula="of:=[.H369]/[.A369]" office:value-type="float" office:value="1.08209538702111">
            <text:p>1.08</text:p>
          </table:table-cell>
          <table:table-cell office:value-type="float" office:value="166.85">
            <text:p>166.85</text:p>
          </table:table-cell>
          <table:table-cell table:formula="of:=[.J369]/[.A369]" office:value-type="float" office:value="1.00348830215914">
            <text:p>1</text:p>
          </table:table-cell>
          <table:table-cell table:number-columns-repeated="5"/>
        </table:table-row>
        <table:table-row table:style-name="ro1">
          <table:table-cell office:value-type="float" office:value="404.91">
            <text:p>404.91</text:p>
          </table:table-cell>
          <table:table-cell office:value-type="float" office:value="427.26">
            <text:p>427.26</text:p>
          </table:table-cell>
          <table:table-cell table:formula="of:=[.B370]/[.A370]" office:value-type="float" office:value="1.05519745128547">
            <text:p>1.06</text:p>
          </table:table-cell>
          <table:table-cell office:value-type="float" office:value="407.01">
            <text:p>407.01</text:p>
          </table:table-cell>
          <table:table-cell table:formula="of:=[.D370]/[.A370]" office:value-type="float" office:value="1.00518633770468">
            <text:p>1.01</text:p>
          </table:table-cell>
          <table:table-cell office:value-type="float" office:value="407.01">
            <text:p>407.01</text:p>
          </table:table-cell>
          <table:table-cell table:formula="of:=[.F370]/[.A370]" office:value-type="float" office:value="1.00518633770468">
            <text:p>1.01</text:p>
          </table:table-cell>
          <table:table-cell office:value-type="float" office:value="426.09">
            <text:p>426.09</text:p>
          </table:table-cell>
          <table:table-cell table:formula="of:=[.H370]/[.A370]" office:value-type="float" office:value="1.05230792027858">
            <text:p>1.05</text:p>
          </table:table-cell>
          <table:table-cell office:value-type="float" office:value="404.67">
            <text:p>404.67</text:p>
          </table:table-cell>
          <table:table-cell table:formula="of:=[.J370]/[.A370]" office:value-type="float" office:value="0.999407275690894">
            <text:p>1</text:p>
          </table:table-cell>
          <table:table-cell table:number-columns-repeated="5"/>
        </table:table-row>
        <table:table-row table:style-name="ro1">
          <table:table-cell office:value-type="float" office:value="473.02">
            <text:p>473.02</text:p>
          </table:table-cell>
          <table:table-cell office:value-type="float" office:value="514.03">
            <text:p>514.03</text:p>
          </table:table-cell>
          <table:table-cell table:formula="of:=[.B371]/[.A371]" office:value-type="float" office:value="1.08669823686102">
            <text:p>1.09</text:p>
          </table:table-cell>
          <table:table-cell office:value-type="float" office:value="509.35">
            <text:p>509.35</text:p>
          </table:table-cell>
          <table:table-cell table:formula="of:=[.D371]/[.A371]" office:value-type="float" office:value="1.07680436345186">
            <text:p>1.08</text:p>
          </table:table-cell>
          <table:table-cell office:value-type="float" office:value="499.75">
            <text:p>499.75</text:p>
          </table:table-cell>
          <table:table-cell table:formula="of:=[.F371]/[.A371]" office:value-type="float" office:value="1.05650923851">
            <text:p>1.06</text:p>
          </table:table-cell>
          <table:table-cell office:value-type="float" office:value="514.03">
            <text:p>514.03</text:p>
          </table:table-cell>
          <table:table-cell table:formula="of:=[.H371]/[.A371]" office:value-type="float" office:value="1.08669823686102">
            <text:p>1.09</text:p>
          </table:table-cell>
          <table:table-cell office:value-type="float" office:value="510.52">
            <text:p>510.52</text:p>
          </table:table-cell>
          <table:table-cell table:formula="of:=[.J371]/[.A371]" office:value-type="float" office:value="1.07927783180415">
            <text:p>1.08</text:p>
          </table:table-cell>
          <table:table-cell table:number-columns-repeated="5"/>
        </table:table-row>
        <table:table-row table:style-name="ro1">
          <table:table-cell office:value-type="float" office:value="253.88">
            <text:p>253.88</text:p>
          </table:table-cell>
          <table:table-cell office:value-type="float" office:value="274.94">
            <text:p>274.94</text:p>
          </table:table-cell>
          <table:table-cell table:formula="of:=[.B372]/[.A372]" office:value-type="float" office:value="1.08295257602017">
            <text:p>1.08</text:p>
          </table:table-cell>
          <table:table-cell office:value-type="float" office:value="266.94">
            <text:p>266.94</text:p>
          </table:table-cell>
          <table:table-cell table:formula="of:=[.D372]/[.A372]" office:value-type="float" office:value="1.05144162596502">
            <text:p>1.05</text:p>
          </table:table-cell>
          <table:table-cell office:value-type="float" office:value="263.64">
            <text:p>263.64</text:p>
          </table:table-cell>
          <table:table-cell table:formula="of:=[.F372]/[.A372]" office:value-type="float" office:value="1.03844335906728">
            <text:p>1.04</text:p>
          </table:table-cell>
          <table:table-cell office:value-type="float" office:value="274.94">
            <text:p>274.94</text:p>
          </table:table-cell>
          <table:table-cell table:formula="of:=[.H372]/[.A372]" office:value-type="float" office:value="1.08295257602017">
            <text:p>1.08</text:p>
          </table:table-cell>
          <table:table-cell office:value-type="float" office:value="262.69">
            <text:p>262.69</text:p>
          </table:table-cell>
          <table:table-cell table:formula="of:=[.J372]/[.A372]" office:value-type="float" office:value="1.03470143374823">
            <text:p>1.03</text:p>
          </table:table-cell>
          <table:table-cell table:number-columns-repeated="5"/>
        </table:table-row>
        <table:table-row table:style-name="ro1">
          <table:table-cell office:value-type="float" office:value="477.49">
            <text:p>477.49</text:p>
          </table:table-cell>
          <table:table-cell office:value-type="float" office:value="498.72">
            <text:p>498.72</text:p>
          </table:table-cell>
          <table:table-cell table:formula="of:=[.B373]/[.A373]" office:value-type="float" office:value="1.04446166411862">
            <text:p>1.04</text:p>
          </table:table-cell>
          <table:table-cell office:value-type="float" office:value="495.65">
            <text:p>495.65</text:p>
          </table:table-cell>
          <table:table-cell table:formula="of:=[.D373]/[.A373]" office:value-type="float" office:value="1.03803221009864">
            <text:p>1.04</text:p>
          </table:table-cell>
          <table:table-cell office:value-type="float" office:value="493.9">
            <text:p>493.9</text:p>
          </table:table-cell>
          <table:table-cell table:formula="of:=[.F373]/[.A373]" office:value-type="float" office:value="1.03436721187878">
            <text:p>1.03</text:p>
          </table:table-cell>
          <table:table-cell office:value-type="float" office:value="495.9">
            <text:p>495.9</text:p>
          </table:table-cell>
          <table:table-cell table:formula="of:=[.H373]/[.A373]" office:value-type="float" office:value="1.03855578127291">
            <text:p>1.04</text:p>
          </table:table-cell>
          <table:table-cell office:value-type="float" office:value="496.24">
            <text:p>496.24</text:p>
          </table:table-cell>
          <table:table-cell table:formula="of:=[.J373]/[.A373]" office:value-type="float" office:value="1.03926783806991">
            <text:p>1.04</text:p>
          </table:table-cell>
          <table:table-cell table:number-columns-repeated="5"/>
        </table:table-row>
        <table:table-row table:style-name="ro1">
          <table:table-cell office:value-type="float" office:value="419.63">
            <text:p>419.63</text:p>
          </table:table-cell>
          <table:table-cell office:value-type="float" office:value="437.69">
            <text:p>437.69</text:p>
          </table:table-cell>
          <table:table-cell table:formula="of:=[.B374]/[.A374]" office:value-type="float" office:value="1.04303791435312">
            <text:p>1.04</text:p>
          </table:table-cell>
          <table:table-cell office:value-type="float" office:value="426.32">
            <text:p>426.32</text:p>
          </table:table-cell>
          <table:table-cell table:formula="of:=[.D374]/[.A374]" office:value-type="float" office:value="1.0159426161142">
            <text:p>1.02</text:p>
          </table:table-cell>
          <table:table-cell office:value-type="float" office:value="431.1">
            <text:p>431.1</text:p>
          </table:table-cell>
          <table:table-cell table:formula="of:=[.F374]/[.A374]" office:value-type="float" office:value="1.02733360341253">
            <text:p>1.03</text:p>
          </table:table-cell>
          <table:table-cell office:value-type="float" office:value="434.52">
            <text:p>434.52</text:p>
          </table:table-cell>
          <table:table-cell table:formula="of:=[.H374]/[.A374]" office:value-type="float" office:value="1.03548364034983">
            <text:p>1.04</text:p>
          </table:table-cell>
          <table:table-cell office:value-type="float" office:value="429.24">
            <text:p>429.24</text:p>
          </table:table-cell>
          <table:table-cell table:formula="of:=[.J374]/[.A374]" office:value-type="float" office:value="1.02290112718347">
            <text:p>1.02</text:p>
          </table:table-cell>
          <table:table-cell table:number-columns-repeated="5"/>
        </table:table-row>
        <table:table-row table:style-name="ro1">
          <table:table-cell office:value-type="float" office:value="323.88">
            <text:p>323.88</text:p>
          </table:table-cell>
          <table:table-cell office:value-type="float" office:value="328.57">
            <text:p>328.57</text:p>
          </table:table-cell>
          <table:table-cell table:formula="of:=[.B375]/[.A375]" office:value-type="float" office:value="1.01448067185377">
            <text:p>1.01</text:p>
          </table:table-cell>
          <table:table-cell office:value-type="float" office:value="324.47">
            <text:p>324.47</text:p>
          </table:table-cell>
          <table:table-cell table:formula="of:=[.D375]/[.A375]" office:value-type="float" office:value="1.00182166234408">
            <text:p>1</text:p>
          </table:table-cell>
          <table:table-cell office:value-type="float" office:value="324.47">
            <text:p>324.47</text:p>
          </table:table-cell>
          <table:table-cell table:formula="of:=[.F375]/[.A375]" office:value-type="float" office:value="1.00182166234408">
            <text:p>1</text:p>
          </table:table-cell>
          <table:table-cell office:value-type="float" office:value="327.98">
            <text:p>327.98</text:p>
          </table:table-cell>
          <table:table-cell table:formula="of:=[.H375]/[.A375]" office:value-type="float" office:value="1.0126590095097">
            <text:p>1.01</text:p>
          </table:table-cell>
          <table:table-cell office:value-type="float" office:value="323.88">
            <text:p>323.88</text:p>
          </table:table-cell>
          <table:table-cell table:formula="of:=[.J375]/[.A37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08.02">
            <text:p>308.02</text:p>
          </table:table-cell>
          <table:table-cell office:value-type="float" office:value="318.12">
            <text:p>318.12</text:p>
          </table:table-cell>
          <table:table-cell table:formula="of:=[.B376]/[.A376]" office:value-type="float" office:value="1.03279007856633">
            <text:p>1.03</text:p>
          </table:table-cell>
          <table:table-cell office:value-type="float" office:value="319.05">
            <text:p>319.05</text:p>
          </table:table-cell>
          <table:table-cell table:formula="of:=[.D376]/[.A376]" office:value-type="float" office:value="1.03580936302838">
            <text:p>1.04</text:p>
          </table:table-cell>
          <table:table-cell office:value-type="float" office:value="316.71">
            <text:p>316.71</text:p>
          </table:table-cell>
          <table:table-cell table:formula="of:=[.F376]/[.A376]" office:value-type="float" office:value="1.02821245373677">
            <text:p>1.03</text:p>
          </table:table-cell>
          <table:table-cell office:value-type="float" office:value="318.12">
            <text:p>318.12</text:p>
          </table:table-cell>
          <table:table-cell table:formula="of:=[.H376]/[.A376]" office:value-type="float" office:value="1.03279007856633">
            <text:p>1.03</text:p>
          </table:table-cell>
          <table:table-cell office:value-type="float" office:value="317.88">
            <text:p>317.88</text:p>
          </table:table-cell>
          <table:table-cell table:formula="of:=[.J376]/[.A376]" office:value-type="float" office:value="1.03201090838257">
            <text:p>1.03</text:p>
          </table:table-cell>
          <table:table-cell table:number-columns-repeated="5"/>
        </table:table-row>
        <table:table-row table:style-name="ro1">
          <table:table-cell office:value-type="float" office:value="301.85">
            <text:p>301.85</text:p>
          </table:table-cell>
          <table:table-cell office:value-type="float" office:value="312.68">
            <text:p>312.68</text:p>
          </table:table-cell>
          <table:table-cell table:formula="of:=[.B377]/[.A377]" office:value-type="float" office:value="1.03587874772238">
            <text:p>1.04</text:p>
          </table:table-cell>
          <table:table-cell office:value-type="float" office:value="306.19">
            <text:p>306.19</text:p>
          </table:table-cell>
          <table:table-cell table:formula="of:=[.D377]/[.A377]" office:value-type="float" office:value="1.01437800231903">
            <text:p>1.01</text:p>
          </table:table-cell>
          <table:table-cell office:value-type="float" office:value="328.45">
            <text:p>328.45</text:p>
          </table:table-cell>
          <table:table-cell table:formula="of:=[.F377]/[.A377]" office:value-type="float" office:value="1.08812324001988">
            <text:p>1.09</text:p>
          </table:table-cell>
          <table:table-cell office:value-type="float" office:value="312.68">
            <text:p>312.68</text:p>
          </table:table-cell>
          <table:table-cell table:formula="of:=[.H377]/[.A377]" office:value-type="float" office:value="1.03587874772238">
            <text:p>1.04</text:p>
          </table:table-cell>
          <table:table-cell office:value-type="float" office:value="303.36">
            <text:p>303.36</text:p>
          </table:table-cell>
          <table:table-cell table:formula="of:=[.J377]/[.A377]" office:value-type="float" office:value="1.00500248467782">
            <text:p>1.01</text:p>
          </table:table-cell>
          <table:table-cell table:number-columns-repeated="5"/>
        </table:table-row>
        <table:table-row table:style-name="ro1">
          <table:table-cell office:value-type="float" office:value="16.73">
            <text:p>16.73</text:p>
          </table:table-cell>
          <table:table-cell office:value-type="float" office:value="38.87">
            <text:p>38.87</text:p>
          </table:table-cell>
          <table:table-cell table:formula="of:=[.B378]/[.A378]" office:value-type="float" office:value="2.32337118947998">
            <text:p>2.32</text:p>
          </table:table-cell>
          <table:table-cell office:value-type="float" office:value="16.73">
            <text:p>16.73</text:p>
          </table:table-cell>
          <table:table-cell table:formula="of:=[.D378]/[.A378]" office:value-type="float" office:value="1">
            <text:p>1</text:p>
          </table:table-cell>
          <table:table-cell office:value-type="float" office:value="16.73">
            <text:p>16.73</text:p>
          </table:table-cell>
          <table:table-cell table:formula="of:=[.F378]/[.A378]" office:value-type="float" office:value="1">
            <text:p>1</text:p>
          </table:table-cell>
          <table:table-cell office:value-type="float" office:value="16.73">
            <text:p>16.73</text:p>
          </table:table-cell>
          <table:table-cell table:formula="of:=[.H378]/[.A378]" office:value-type="float" office:value="1">
            <text:p>1</text:p>
          </table:table-cell>
          <table:table-cell office:value-type="float" office:value="16.73">
            <text:p>16.73</text:p>
          </table:table-cell>
          <table:table-cell table:formula="of:=[.J378]/[.A37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71.54">
            <text:p>171.54</text:p>
          </table:table-cell>
          <table:table-cell office:value-type="float" office:value="191.74">
            <text:p>191.74</text:p>
          </table:table-cell>
          <table:table-cell table:formula="of:=[.B379]/[.A379]" office:value-type="float" office:value="1.11775679141891">
            <text:p>1.12</text:p>
          </table:table-cell>
          <table:table-cell office:value-type="float" office:value="179.64">
            <text:p>179.64</text:p>
          </table:table-cell>
          <table:table-cell table:formula="of:=[.D379]/[.A379]" office:value-type="float" office:value="1.04721930745016">
            <text:p>1.05</text:p>
          </table:table-cell>
          <table:table-cell office:value-type="float" office:value="173.3">
            <text:p>173.3</text:p>
          </table:table-cell>
          <table:table-cell table:formula="of:=[.F379]/[.A379]" office:value-type="float" office:value="1.01025999766818">
            <text:p>1.01</text:p>
          </table:table-cell>
          <table:table-cell office:value-type="float" office:value="191.74">
            <text:p>191.74</text:p>
          </table:table-cell>
          <table:table-cell table:formula="of:=[.H379]/[.A379]" office:value-type="float" office:value="1.11775679141891">
            <text:p>1.12</text:p>
          </table:table-cell>
          <table:table-cell office:value-type="float" office:value="179.64">
            <text:p>179.64</text:p>
          </table:table-cell>
          <table:table-cell table:formula="of:=[.J379]/[.A379]" office:value-type="float" office:value="1.04721930745016">
            <text:p>1.05</text:p>
          </table:table-cell>
          <table:table-cell table:number-columns-repeated="5"/>
        </table:table-row>
        <table:table-row table:style-name="ro1">
          <table:table-cell office:value-type="float" office:value="293.02">
            <text:p>293.02</text:p>
          </table:table-cell>
          <table:table-cell office:value-type="float" office:value="0">
            <text:p>0</text:p>
          </table:table-cell>
          <table:table-cell table:formula="of:=[.B380]/[.A38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D380]/[.A38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380]/[.A38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H380]/[.A38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380]/[.A38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79.02">
            <text:p>179.02</text:p>
          </table:table-cell>
          <table:table-cell office:value-type="float" office:value="204.24">
            <text:p>204.24</text:p>
          </table:table-cell>
          <table:table-cell table:formula="of:=[.B381]/[.A381]" office:value-type="float" office:value="1.14087811417719">
            <text:p>1.14</text:p>
          </table:table-cell>
          <table:table-cell office:value-type="float" office:value="187.65">
            <text:p>187.65</text:p>
          </table:table-cell>
          <table:table-cell table:formula="of:=[.D381]/[.A381]" office:value-type="float" office:value="1.04820690425651">
            <text:p>1.05</text:p>
          </table:table-cell>
          <table:table-cell office:value-type="float" office:value="191.65">
            <text:p>191.65</text:p>
          </table:table-cell>
          <table:table-cell table:formula="of:=[.F381]/[.A381]" office:value-type="float" office:value="1.07055077644956">
            <text:p>1.07</text:p>
          </table:table-cell>
          <table:table-cell office:value-type="float" office:value="198.97">
            <text:p>198.97</text:p>
          </table:table-cell>
          <table:table-cell table:formula="of:=[.H381]/[.A381]" office:value-type="float" office:value="1.11144006256284">
            <text:p>1.11</text:p>
          </table:table-cell>
          <table:table-cell office:value-type="float" office:value="179.37">
            <text:p>179.37</text:p>
          </table:table-cell>
          <table:table-cell table:formula="of:=[.J381]/[.A381]" office:value-type="float" office:value="1.00195508881689">
            <text:p>1</text:p>
          </table:table-cell>
          <table:table-cell table:number-columns-repeated="5"/>
        </table:table-row>
        <table:table-row table:style-name="ro1">
          <table:table-cell office:value-type="float" office:value="365.52">
            <text:p>365.52</text:p>
          </table:table-cell>
          <table:table-cell office:value-type="float" office:value="383.48">
            <text:p>383.48</text:p>
          </table:table-cell>
          <table:table-cell table:formula="of:=[.B382]/[.A382]" office:value-type="float" office:value="1.04913547822281">
            <text:p>1.05</text:p>
          </table:table-cell>
          <table:table-cell office:value-type="float" office:value="373.04">
            <text:p>373.04</text:p>
          </table:table-cell>
          <table:table-cell table:formula="of:=[.D382]/[.A382]" office:value-type="float" office:value="1.02057342963449">
            <text:p>1.02</text:p>
          </table:table-cell>
          <table:table-cell office:value-type="float" office:value="375.97">
            <text:p>375.97</text:p>
          </table:table-cell>
          <table:table-cell table:formula="of:=[.F382]/[.A382]" office:value-type="float" office:value="1.0285894068724">
            <text:p>1.03</text:p>
          </table:table-cell>
          <table:table-cell office:value-type="float" office:value="383.48">
            <text:p>383.48</text:p>
          </table:table-cell>
          <table:table-cell table:formula="of:=[.H382]/[.A382]" office:value-type="float" office:value="1.04913547822281">
            <text:p>1.05</text:p>
          </table:table-cell>
          <table:table-cell office:value-type="float" office:value="373.62">
            <text:p>373.62</text:p>
          </table:table-cell>
          <table:table-cell table:formula="of:=[.J382]/[.A382]" office:value-type="float" office:value="1.02216021011162">
            <text:p>1.02</text:p>
          </table:table-cell>
          <table:table-cell table:number-columns-repeated="5"/>
        </table:table-row>
        <table:table-row table:style-name="ro1">
          <table:table-cell office:value-type="float" office:value="369.1">
            <text:p>369.1</text:p>
          </table:table-cell>
          <table:table-cell office:value-type="float" office:value="409.34">
            <text:p>409.34</text:p>
          </table:table-cell>
          <table:table-cell table:formula="of:=[.B383]/[.A383]" office:value-type="float" office:value="1.10902194527228">
            <text:p>1.11</text:p>
          </table:table-cell>
          <table:table-cell office:value-type="float" office:value="371.68">
            <text:p>371.68</text:p>
          </table:table-cell>
          <table:table-cell table:formula="of:=[.D383]/[.A383]" office:value-type="float" office:value="1.00698997561636">
            <text:p>1.01</text:p>
          </table:table-cell>
          <table:table-cell office:value-type="float" office:value="380.85">
            <text:p>380.85</text:p>
          </table:table-cell>
          <table:table-cell table:formula="of:=[.F383]/[.A383]" office:value-type="float" office:value="1.03183419127608">
            <text:p>1.03</text:p>
          </table:table-cell>
          <table:table-cell office:value-type="float" office:value="409.34">
            <text:p>409.34</text:p>
          </table:table-cell>
          <table:table-cell table:formula="of:=[.H383]/[.A383]" office:value-type="float" office:value="1.10902194527228">
            <text:p>1.11</text:p>
          </table:table-cell>
          <table:table-cell office:value-type="float" office:value="378.31">
            <text:p>378.31</text:p>
          </table:table-cell>
          <table:table-cell table:formula="of:=[.J383]/[.A383]" office:value-type="float" office:value="1.0249525873747">
            <text:p>1.02</text:p>
          </table:table-cell>
          <table:table-cell table:number-columns-repeated="5"/>
        </table:table-row>
        <table:table-row table:style-name="ro1">
          <table:table-cell office:value-type="float" office:value="167.34">
            <text:p>167.34</text:p>
          </table:table-cell>
          <table:table-cell office:value-type="float" office:value="174.02">
            <text:p>174.02</text:p>
          </table:table-cell>
          <table:table-cell table:formula="of:=[.B384]/[.A384]" office:value-type="float" office:value="1.03991872833752">
            <text:p>1.04</text:p>
          </table:table-cell>
          <table:table-cell office:value-type="float" office:value="167.68">
            <text:p>167.68</text:p>
          </table:table-cell>
          <table:table-cell table:formula="of:=[.D384]/[.A384]" office:value-type="float" office:value="1.00203179156209">
            <text:p>1</text:p>
          </table:table-cell>
          <table:table-cell office:value-type="float" office:value="167.68">
            <text:p>167.68</text:p>
          </table:table-cell>
          <table:table-cell table:formula="of:=[.F384]/[.A384]" office:value-type="float" office:value="1.00203179156209">
            <text:p>1</text:p>
          </table:table-cell>
          <table:table-cell office:value-type="float" office:value="174.02">
            <text:p>174.02</text:p>
          </table:table-cell>
          <table:table-cell table:formula="of:=[.H384]/[.A384]" office:value-type="float" office:value="1.03991872833752">
            <text:p>1.04</text:p>
          </table:table-cell>
          <table:table-cell office:value-type="float" office:value="168.85">
            <text:p>168.85</text:p>
          </table:table-cell>
          <table:table-cell table:formula="of:=[.J384]/[.A384]" office:value-type="float" office:value="1.00902354487869">
            <text:p>1.01</text:p>
          </table:table-cell>
          <table:table-cell table:number-columns-repeated="5"/>
        </table:table-row>
        <table:table-row table:style-name="ro1">
          <table:table-cell office:value-type="float" office:value="432.5">
            <text:p>432.5</text:p>
          </table:table-cell>
          <table:table-cell office:value-type="float" office:value="450.8">
            <text:p>450.8</text:p>
          </table:table-cell>
          <table:table-cell table:formula="of:=[.B385]/[.A385]" office:value-type="float" office:value="1.04231213872832">
            <text:p>1.04</text:p>
          </table:table-cell>
          <table:table-cell office:value-type="float" office:value="440.36">
            <text:p>440.36</text:p>
          </table:table-cell>
          <table:table-cell table:formula="of:=[.D385]/[.A385]" office:value-type="float" office:value="1.01817341040462">
            <text:p>1.02</text:p>
          </table:table-cell>
          <table:table-cell office:value-type="float" office:value="439.19">
            <text:p>439.19</text:p>
          </table:table-cell>
          <table:table-cell table:formula="of:=[.F385]/[.A385]" office:value-type="float" office:value="1.01546820809249">
            <text:p>1.02</text:p>
          </table:table-cell>
          <table:table-cell office:value-type="float" office:value="450.8">
            <text:p>450.8</text:p>
          </table:table-cell>
          <table:table-cell table:formula="of:=[.H385]/[.A385]" office:value-type="float" office:value="1.04231213872832">
            <text:p>1.04</text:p>
          </table:table-cell>
          <table:table-cell office:value-type="float" office:value="440.36">
            <text:p>440.36</text:p>
          </table:table-cell>
          <table:table-cell table:formula="of:=[.J385]/[.A385]" office:value-type="float" office:value="1.01817341040462">
            <text:p>1.02</text:p>
          </table:table-cell>
          <table:table-cell table:number-columns-repeated="5"/>
        </table:table-row>
        <table:table-row table:style-name="ro1">
          <table:table-cell office:value-type="float" office:value="345.5">
            <text:p>345.5</text:p>
          </table:table-cell>
          <table:table-cell office:value-type="float" office:value="358.09">
            <text:p>358.09</text:p>
          </table:table-cell>
          <table:table-cell table:formula="of:=[.B386]/[.A386]" office:value-type="float" office:value="1.03643994211288">
            <text:p>1.04</text:p>
          </table:table-cell>
          <table:table-cell office:value-type="float" office:value="348.09">
            <text:p>348.09</text:p>
          </table:table-cell>
          <table:table-cell table:formula="of:=[.D386]/[.A386]" office:value-type="float" office:value="1.00749638205499">
            <text:p>1.01</text:p>
          </table:table-cell>
          <table:table-cell office:value-type="float" office:value="347.85">
            <text:p>347.85</text:p>
          </table:table-cell>
          <table:table-cell table:formula="of:=[.F386]/[.A386]" office:value-type="float" office:value="1.0068017366136">
            <text:p>1.01</text:p>
          </table:table-cell>
          <table:table-cell office:value-type="float" office:value="347.5">
            <text:p>347.5</text:p>
          </table:table-cell>
          <table:table-cell table:formula="of:=[.H386]/[.A386]" office:value-type="float" office:value="1.00578871201158">
            <text:p>1.01</text:p>
          </table:table-cell>
          <table:table-cell office:value-type="float" office:value="348.09">
            <text:p>348.09</text:p>
          </table:table-cell>
          <table:table-cell table:formula="of:=[.J386]/[.A386]" office:value-type="float" office:value="1.00749638205499">
            <text:p>1.01</text:p>
          </table:table-cell>
          <table:table-cell table:number-columns-repeated="5"/>
        </table:table-row>
        <table:table-row table:style-name="ro1">
          <table:table-cell office:value-type="float" office:value="290.01">
            <text:p>290.01</text:p>
          </table:table-cell>
          <table:table-cell office:value-type="float" office:value="313.48">
            <text:p>313.48</text:p>
          </table:table-cell>
          <table:table-cell table:formula="of:=[.B387]/[.A387]" office:value-type="float" office:value="1.08092824385366">
            <text:p>1.08</text:p>
          </table:table-cell>
          <table:table-cell office:value-type="float" office:value="299.14">
            <text:p>299.14</text:p>
          </table:table-cell>
          <table:table-cell table:formula="of:=[.D387]/[.A387]" office:value-type="float" office:value="1.03148167304576">
            <text:p>1.03</text:p>
          </table:table-cell>
          <table:table-cell office:value-type="float" office:value="302.07">
            <text:p>302.07</text:p>
          </table:table-cell>
          <table:table-cell table:formula="of:=[.F387]/[.A387]" office:value-type="float" office:value="1.04158477293886">
            <text:p>1.04</text:p>
          </table:table-cell>
          <table:table-cell office:value-type="float" office:value="308.79">
            <text:p>308.79</text:p>
          </table:table-cell>
          <table:table-cell table:formula="of:=[.H387]/[.A387]" office:value-type="float" office:value="1.06475638771077">
            <text:p>1.06</text:p>
          </table:table-cell>
          <table:table-cell office:value-type="float" office:value="303.24">
            <text:p>303.24</text:p>
          </table:table-cell>
          <table:table-cell table:formula="of:=[.J387]/[.A387]" office:value-type="float" office:value="1.04561911658219">
            <text:p>1.05</text:p>
          </table:table-cell>
          <table:table-cell table:number-columns-repeated="5"/>
        </table:table-row>
        <table:table-row table:style-name="ro1">
          <table:table-cell office:value-type="float" office:value="204.21">
            <text:p>204.21</text:p>
          </table:table-cell>
          <table:table-cell office:value-type="float" office:value="209.14">
            <text:p>209.14</text:p>
          </table:table-cell>
          <table:table-cell table:formula="of:=[.B388]/[.A388]" office:value-type="float" office:value="1.02414181479849">
            <text:p>1.02</text:p>
          </table:table-cell>
          <table:table-cell office:value-type="float" office:value="206.21">
            <text:p>206.21</text:p>
          </table:table-cell>
          <table:table-cell table:formula="of:=[.D388]/[.A388]" office:value-type="float" office:value="1.00979383967484">
            <text:p>1.01</text:p>
          </table:table-cell>
          <table:table-cell office:value-type="float" office:value="207.97">
            <text:p>207.97</text:p>
          </table:table-cell>
          <table:table-cell table:formula="of:=[.F388]/[.A388]" office:value-type="float" office:value="1.01841241858871">
            <text:p>1.02</text:p>
          </table:table-cell>
          <table:table-cell office:value-type="float" office:value="209.14">
            <text:p>209.14</text:p>
          </table:table-cell>
          <table:table-cell table:formula="of:=[.H388]/[.A388]" office:value-type="float" office:value="1.02414181479849">
            <text:p>1.02</text:p>
          </table:table-cell>
          <table:table-cell office:value-type="float" office:value="206.21">
            <text:p>206.21</text:p>
          </table:table-cell>
          <table:table-cell table:formula="of:=[.J388]/[.A388]" office:value-type="float" office:value="1.00979383967484">
            <text:p>1.01</text:p>
          </table:table-cell>
          <table:table-cell table:number-columns-repeated="5"/>
        </table:table-row>
        <table:table-row table:style-name="ro1">
          <table:table-cell office:value-type="float" office:value="470.65">
            <text:p>470.65</text:p>
          </table:table-cell>
          <table:table-cell office:value-type="float" office:value="483.37">
            <text:p>483.37</text:p>
          </table:table-cell>
          <table:table-cell table:formula="of:=[.B389]/[.A389]" office:value-type="float" office:value="1.02702645277807">
            <text:p>1.03</text:p>
          </table:table-cell>
          <table:table-cell office:value-type="float" office:value="477.37">
            <text:p>477.37</text:p>
          </table:table-cell>
          <table:table-cell table:formula="of:=[.D389]/[.A389]" office:value-type="float" office:value="1.01427812599596">
            <text:p>1.01</text:p>
          </table:table-cell>
          <table:table-cell office:value-type="float" office:value="477.58">
            <text:p>477.58</text:p>
          </table:table-cell>
          <table:table-cell table:formula="of:=[.F389]/[.A389]" office:value-type="float" office:value="1.01472431743334">
            <text:p>1.01</text:p>
          </table:table-cell>
          <table:table-cell office:value-type="float" office:value="483.37">
            <text:p>483.37</text:p>
          </table:table-cell>
          <table:table-cell table:formula="of:=[.H389]/[.A389]" office:value-type="float" office:value="1.02702645277807">
            <text:p>1.03</text:p>
          </table:table-cell>
          <table:table-cell office:value-type="float" office:value="477.96">
            <text:p>477.96</text:p>
          </table:table-cell>
          <table:table-cell table:formula="of:=[.J389]/[.A389]" office:value-type="float" office:value="1.01553171146287">
            <text:p>1.02</text:p>
          </table:table-cell>
          <table:table-cell table:number-columns-repeated="5"/>
        </table:table-row>
        <table:table-row table:style-name="ro1">
          <table:table-cell office:value-type="float" office:value="107.64">
            <text:p>107.64</text:p>
          </table:table-cell>
          <table:table-cell office:value-type="float" office:value="111.15">
            <text:p>111.15</text:p>
          </table:table-cell>
          <table:table-cell table:formula="of:=[.B390]/[.A390]" office:value-type="float" office:value="1.03260869565217">
            <text:p>1.03</text:p>
          </table:table-cell>
          <table:table-cell office:value-type="float" office:value="108.81">
            <text:p>108.81</text:p>
          </table:table-cell>
          <table:table-cell table:formula="of:=[.D390]/[.A390]" office:value-type="float" office:value="1.01086956521739">
            <text:p>1.01</text:p>
          </table:table-cell>
          <table:table-cell office:value-type="float" office:value="108.23">
            <text:p>108.23</text:p>
          </table:table-cell>
          <table:table-cell table:formula="of:=[.F390]/[.A390]" office:value-type="float" office:value="1.0054812337421">
            <text:p>1.01</text:p>
          </table:table-cell>
          <table:table-cell office:value-type="float" office:value="111.15">
            <text:p>111.15</text:p>
          </table:table-cell>
          <table:table-cell table:formula="of:=[.H390]/[.A390]" office:value-type="float" office:value="1.03260869565217">
            <text:p>1.03</text:p>
          </table:table-cell>
          <table:table-cell office:value-type="float" office:value="109.4">
            <text:p>109.4</text:p>
          </table:table-cell>
          <table:table-cell table:formula="of:=[.J390]/[.A390]" office:value-type="float" office:value="1.01635079895949">
            <text:p>1.02</text:p>
          </table:table-cell>
          <table:table-cell table:number-columns-repeated="5"/>
        </table:table-row>
        <table:table-row table:style-name="ro1">
          <table:table-cell office:value-type="float" office:value="167.97">
            <text:p>167.97</text:p>
          </table:table-cell>
          <table:table-cell office:value-type="float" office:value="174.46">
            <text:p>174.46</text:p>
          </table:table-cell>
          <table:table-cell table:formula="of:=[.B391]/[.A391]" office:value-type="float" office:value="1.03863785199738">
            <text:p>1.04</text:p>
          </table:table-cell>
          <table:table-cell office:value-type="float" office:value="167.73">
            <text:p>167.73</text:p>
          </table:table-cell>
          <table:table-cell table:formula="of:=[.D391]/[.A391]" office:value-type="float" office:value="0.998571173423826">
            <text:p>1</text:p>
          </table:table-cell>
          <table:table-cell office:value-type="float" office:value="167.14">
            <text:p>167.14</text:p>
          </table:table-cell>
          <table:table-cell table:formula="of:=[.F391]/[.A391]" office:value-type="float" office:value="0.995058641424064">
            <text:p>1</text:p>
          </table:table-cell>
          <table:table-cell office:value-type="float" office:value="174.46">
            <text:p>174.46</text:p>
          </table:table-cell>
          <table:table-cell table:formula="of:=[.H391]/[.A391]" office:value-type="float" office:value="1.03863785199738">
            <text:p>1.04</text:p>
          </table:table-cell>
          <table:table-cell office:value-type="float" office:value="167.14">
            <text:p>167.14</text:p>
          </table:table-cell>
          <table:table-cell table:formula="of:=[.J391]/[.A391]" office:value-type="float" office:value="0.995058641424064">
            <text:p>1</text:p>
          </table:table-cell>
          <table:table-cell table:number-columns-repeated="5"/>
        </table:table-row>
        <table:table-row table:style-name="ro1">
          <table:table-cell office:value-type="float" office:value="422.16">
            <text:p>422.16</text:p>
          </table:table-cell>
          <table:table-cell office:value-type="float" office:value="439.33">
            <text:p>439.33</text:p>
          </table:table-cell>
          <table:table-cell table:formula="of:=[.B392]/[.A392]" office:value-type="float" office:value="1.04067178321016">
            <text:p>1.04</text:p>
          </table:table-cell>
          <table:table-cell office:value-type="float" office:value="425.82">
            <text:p>425.82</text:p>
          </table:table-cell>
          <table:table-cell table:formula="of:=[.D392]/[.A392]" office:value-type="float" office:value="1.00866969869244">
            <text:p>1.01</text:p>
          </table:table-cell>
          <table:table-cell office:value-type="float" office:value="430.71">
            <text:p>430.71</text:p>
          </table:table-cell>
          <table:table-cell table:formula="of:=[.F392]/[.A392]" office:value-type="float" office:value="1.02025298465037">
            <text:p>1.02</text:p>
          </table:table-cell>
          <table:table-cell office:value-type="float" office:value="439.33">
            <text:p>439.33</text:p>
          </table:table-cell>
          <table:table-cell table:formula="of:=[.H392]/[.A392]" office:value-type="float" office:value="1.04067178321016">
            <text:p>1.04</text:p>
          </table:table-cell>
          <table:table-cell office:value-type="float" office:value="425.23">
            <text:p>425.23</text:p>
          </table:table-cell>
          <table:table-cell table:formula="of:=[.J392]/[.A392]" office:value-type="float" office:value="1.00727212431306">
            <text:p>1.01</text:p>
          </table:table-cell>
          <table:table-cell table:number-columns-repeated="5"/>
        </table:table-row>
        <table:table-row table:style-name="ro1">
          <table:table-cell office:value-type="float" office:value="388.29">
            <text:p>388.29</text:p>
          </table:table-cell>
          <table:table-cell office:value-type="float" office:value="412.37">
            <text:p>412.37</text:p>
          </table:table-cell>
          <table:table-cell table:formula="of:=[.B393]/[.A393]" office:value-type="float" office:value="1.06201550387597">
            <text:p>1.06</text:p>
          </table:table-cell>
          <table:table-cell office:value-type="float" office:value="399.5">
            <text:p>399.5</text:p>
          </table:table-cell>
          <table:table-cell table:formula="of:=[.D393]/[.A393]" office:value-type="float" office:value="1.02887017435422">
            <text:p>1.03</text:p>
          </table:table-cell>
          <table:table-cell office:value-type="float" office:value="397.36">
            <text:p>397.36</text:p>
          </table:table-cell>
          <table:table-cell table:formula="of:=[.F393]/[.A393]" office:value-type="float" office:value="1.02335882974066">
            <text:p>1.02</text:p>
          </table:table-cell>
          <table:table-cell office:value-type="float" office:value="412.37">
            <text:p>412.37</text:p>
          </table:table-cell>
          <table:table-cell table:formula="of:=[.H393]/[.A393]" office:value-type="float" office:value="1.06201550387597">
            <text:p>1.06</text:p>
          </table:table-cell>
          <table:table-cell office:value-type="float" office:value="409.45">
            <text:p>409.45</text:p>
          </table:table-cell>
          <table:table-cell table:formula="of:=[.J393]/[.A393]" office:value-type="float" office:value="1.0544953514126">
            <text:p>1.05</text:p>
          </table:table-cell>
          <table:table-cell table:number-columns-repeated="5"/>
        </table:table-row>
        <table:table-row table:style-name="ro1">
          <table:table-cell office:value-type="float" office:value="74.87">
            <text:p>74.87</text:p>
          </table:table-cell>
          <table:table-cell office:value-type="float" office:value="78.04">
            <text:p>78.04</text:p>
          </table:table-cell>
          <table:table-cell table:formula="of:=[.B394]/[.A394]" office:value-type="float" office:value="1.04234005609724">
            <text:p>1.04</text:p>
          </table:table-cell>
          <table:table-cell office:value-type="float" office:value="74.87">
            <text:p>74.87</text:p>
          </table:table-cell>
          <table:table-cell table:formula="of:=[.D394]/[.A394]" office:value-type="float" office:value="1">
            <text:p>1</text:p>
          </table:table-cell>
          <table:table-cell office:value-type="float" office:value="74.87">
            <text:p>74.87</text:p>
          </table:table-cell>
          <table:table-cell table:formula="of:=[.F394]/[.A394]" office:value-type="float" office:value="1">
            <text:p>1</text:p>
          </table:table-cell>
          <table:table-cell office:value-type="float" office:value="74.87">
            <text:p>74.87</text:p>
          </table:table-cell>
          <table:table-cell table:formula="of:=[.H394]/[.A394]" office:value-type="float" office:value="1">
            <text:p>1</text:p>
          </table:table-cell>
          <table:table-cell office:value-type="float" office:value="74.87">
            <text:p>74.87</text:p>
          </table:table-cell>
          <table:table-cell table:formula="of:=[.J394]/[.A39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5.6">
            <text:p>75.6</text:p>
          </table:table-cell>
          <table:table-cell office:value-type="float" office:value="83.5">
            <text:p>83.5</text:p>
          </table:table-cell>
          <table:table-cell table:formula="of:=[.B395]/[.A395]" office:value-type="float" office:value="1.10449735449735">
            <text:p>1.1</text:p>
          </table:table-cell>
          <table:table-cell office:value-type="float" office:value="79.25">
            <text:p>79.25</text:p>
          </table:table-cell>
          <table:table-cell table:formula="of:=[.D395]/[.A395]" office:value-type="float" office:value="1.04828042328042">
            <text:p>1.05</text:p>
          </table:table-cell>
          <table:table-cell office:value-type="float" office:value="77.01">
            <text:p>77.01</text:p>
          </table:table-cell>
          <table:table-cell table:formula="of:=[.F395]/[.A395]" office:value-type="float" office:value="1.01865079365079">
            <text:p>1.02</text:p>
          </table:table-cell>
          <table:table-cell office:value-type="float" office:value="83.5">
            <text:p>83.5</text:p>
          </table:table-cell>
          <table:table-cell table:formula="of:=[.H395]/[.A395]" office:value-type="float" office:value="1.10449735449735">
            <text:p>1.1</text:p>
          </table:table-cell>
          <table:table-cell office:value-type="float" office:value="79.84">
            <text:p>79.84</text:p>
          </table:table-cell>
          <table:table-cell table:formula="of:=[.J395]/[.A395]" office:value-type="float" office:value="1.05608465608466">
            <text:p>1.06</text:p>
          </table:table-cell>
          <table:table-cell table:number-columns-repeated="5"/>
        </table:table-row>
        <table:table-row table:style-name="ro1">
          <table:table-cell office:value-type="float" office:value="225.21">
            <text:p>225.21</text:p>
          </table:table-cell>
          <table:table-cell office:value-type="float" office:value="239.69">
            <text:p>239.69</text:p>
          </table:table-cell>
          <table:table-cell table:formula="of:=[.B396]/[.A396]" office:value-type="float" office:value="1.06429554637894">
            <text:p>1.06</text:p>
          </table:table-cell>
          <table:table-cell office:value-type="float" office:value="235.21">
            <text:p>235.21</text:p>
          </table:table-cell>
          <table:table-cell table:formula="of:=[.D396]/[.A396]" office:value-type="float" office:value="1.04440300164291">
            <text:p>1.04</text:p>
          </table:table-cell>
          <table:table-cell office:value-type="float" office:value="234.62">
            <text:p>234.62</text:p>
          </table:table-cell>
          <table:table-cell table:formula="of:=[.F396]/[.A396]" office:value-type="float" office:value="1.04178322454598">
            <text:p>1.04</text:p>
          </table:table-cell>
          <table:table-cell office:value-type="float" office:value="239.69">
            <text:p>239.69</text:p>
          </table:table-cell>
          <table:table-cell table:formula="of:=[.H396]/[.A396]" office:value-type="float" office:value="1.06429554637894">
            <text:p>1.06</text:p>
          </table:table-cell>
          <table:table-cell office:value-type="float" office:value="236.97">
            <text:p>236.97</text:p>
          </table:table-cell>
          <table:table-cell table:formula="of:=[.J396]/[.A396]" office:value-type="float" office:value="1.05221792993206">
            <text:p>1.05</text:p>
          </table:table-cell>
          <table:table-cell table:number-columns-repeated="5"/>
        </table:table-row>
        <table:table-row table:style-name="ro1">
          <table:table-cell office:value-type="float" office:value="437.4">
            <text:p>437.4</text:p>
          </table:table-cell>
          <table:table-cell office:value-type="float" office:value="449.95">
            <text:p>449.95</text:p>
          </table:table-cell>
          <table:table-cell table:formula="of:=[.B397]/[.A397]" office:value-type="float" office:value="1.02869227251943">
            <text:p>1.03</text:p>
          </table:table-cell>
          <table:table-cell office:value-type="float" office:value="447.36">
            <text:p>447.36</text:p>
          </table:table-cell>
          <table:table-cell table:formula="of:=[.D397]/[.A397]" office:value-type="float" office:value="1.02277091906722">
            <text:p>1.02</text:p>
          </table:table-cell>
          <table:table-cell office:value-type="float" office:value="443.26">
            <text:p>443.26</text:p>
          </table:table-cell>
          <table:table-cell table:formula="of:=[.F397]/[.A397]" office:value-type="float" office:value="1.01339734796525">
            <text:p>1.01</text:p>
          </table:table-cell>
          <table:table-cell office:value-type="float" office:value="449.95">
            <text:p>449.95</text:p>
          </table:table-cell>
          <table:table-cell table:formula="of:=[.H397]/[.A397]" office:value-type="float" office:value="1.02869227251943">
            <text:p>1.03</text:p>
          </table:table-cell>
          <table:table-cell office:value-type="float" office:value="444.43">
            <text:p>444.43</text:p>
          </table:table-cell>
          <table:table-cell table:formula="of:=[.J397]/[.A397]" office:value-type="float" office:value="1.01607224508459">
            <text:p>1.02</text:p>
          </table:table-cell>
          <table:table-cell table:number-columns-repeated="5"/>
        </table:table-row>
        <table:table-row table:style-name="ro1">
          <table:table-cell office:value-type="float" office:value="288.04">
            <text:p>288.04</text:p>
          </table:table-cell>
          <table:table-cell office:value-type="float" office:value="304.42">
            <text:p>304.42</text:p>
          </table:table-cell>
          <table:table-cell table:formula="of:=[.B398]/[.A398]" office:value-type="float" office:value="1.05686710179142">
            <text:p>1.06</text:p>
          </table:table-cell>
          <table:table-cell office:value-type="float" office:value="293.11">
            <text:p>293.11</text:p>
          </table:table-cell>
          <table:table-cell table:formula="of:=[.D398]/[.A398]" office:value-type="float" office:value="1.01760172198306">
            <text:p>1.02</text:p>
          </table:table-cell>
          <table:table-cell office:value-type="float" office:value="316.2">
            <text:p>316.2</text:p>
          </table:table-cell>
          <table:table-cell table:formula="of:=[.F398]/[.A398]" office:value-type="float" office:value="1.09776419941675">
            <text:p>1.1</text:p>
          </table:table-cell>
          <table:table-cell office:value-type="float" office:value="304.42">
            <text:p>304.42</text:p>
          </table:table-cell>
          <table:table-cell table:formula="of:=[.H398]/[.A398]" office:value-type="float" office:value="1.05686710179142">
            <text:p>1.06</text:p>
          </table:table-cell>
          <table:table-cell office:value-type="float" office:value="292.52">
            <text:p>292.52</text:p>
          </table:table-cell>
          <table:table-cell table:formula="of:=[.J398]/[.A398]" office:value-type="float" office:value="1.01555339536176">
            <text:p>1.02</text:p>
          </table:table-cell>
          <table:table-cell table:number-columns-repeated="5"/>
        </table:table-row>
        <table:table-row table:style-name="ro1">
          <table:table-cell office:value-type="float" office:value="223.27">
            <text:p>223.27</text:p>
          </table:table-cell>
          <table:table-cell office:value-type="float" office:value="265.75">
            <text:p>265.75</text:p>
          </table:table-cell>
          <table:table-cell table:formula="of:=[.B399]/[.A399]" office:value-type="float" office:value="1.19026291037757">
            <text:p>1.19</text:p>
          </table:table-cell>
          <table:table-cell office:value-type="float" office:value="245.89">
            <text:p>245.89</text:p>
          </table:table-cell>
          <table:table-cell table:formula="of:=[.D399]/[.A399]" office:value-type="float" office:value="1.10131231244681">
            <text:p>1.1</text:p>
          </table:table-cell>
          <table:table-cell office:value-type="float" office:value="238.68">
            <text:p>238.68</text:p>
          </table:table-cell>
          <table:table-cell table:formula="of:=[.F399]/[.A399]" office:value-type="float" office:value="1.06901957271465">
            <text:p>1.07</text:p>
          </table:table-cell>
          <table:table-cell office:value-type="float" office:value="265.75">
            <text:p>265.75</text:p>
          </table:table-cell>
          <table:table-cell table:formula="of:=[.H399]/[.A399]" office:value-type="float" office:value="1.19026291037757">
            <text:p>1.19</text:p>
          </table:table-cell>
          <table:table-cell office:value-type="float" office:value="245.89">
            <text:p>245.89</text:p>
          </table:table-cell>
          <table:table-cell table:formula="of:=[.J399]/[.A399]" office:value-type="float" office:value="1.10131231244681">
            <text:p>1.1</text:p>
          </table:table-cell>
          <table:table-cell table:number-columns-repeated="5"/>
        </table:table-row>
        <table:table-row table:style-name="ro1">
          <table:table-cell office:value-type="float" office:value="192.74">
            <text:p>192.74</text:p>
          </table:table-cell>
          <table:table-cell office:value-type="float" office:value="200.5">
            <text:p>200.5</text:p>
          </table:table-cell>
          <table:table-cell table:formula="of:=[.B400]/[.A400]" office:value-type="float" office:value="1.04026149216561">
            <text:p>1.04</text:p>
          </table:table-cell>
          <table:table-cell office:value-type="float" office:value="197.67">
            <text:p>197.67</text:p>
          </table:table-cell>
          <table:table-cell table:formula="of:=[.D400]/[.A400]" office:value-type="float" office:value="1.02557849953305">
            <text:p>1.03</text:p>
          </table:table-cell>
          <table:table-cell office:value-type="float" office:value="197.08">
            <text:p>197.08</text:p>
          </table:table-cell>
          <table:table-cell table:formula="of:=[.F400]/[.A400]" office:value-type="float" office:value="1.02251738092767">
            <text:p>1.02</text:p>
          </table:table-cell>
          <table:table-cell office:value-type="float" office:value="200.5">
            <text:p>200.5</text:p>
          </table:table-cell>
          <table:table-cell table:formula="of:=[.H400]/[.A400]" office:value-type="float" office:value="1.04026149216561">
            <text:p>1.04</text:p>
          </table:table-cell>
          <table:table-cell office:value-type="float" office:value="198.25">
            <text:p>198.25</text:p>
          </table:table-cell>
          <table:table-cell table:formula="of:=[.J400]/[.A400]" office:value-type="float" office:value="1.02858773477223">
            <text:p>1.03</text:p>
          </table:table-cell>
          <table:table-cell table:number-columns-repeated="5"/>
        </table:table-row>
        <table:table-row table:style-name="ro1">
          <table:table-cell office:value-type="float" office:value="304.87">
            <text:p>304.87</text:p>
          </table:table-cell>
          <table:table-cell office:value-type="float" office:value="326.38">
            <text:p>326.38</text:p>
          </table:table-cell>
          <table:table-cell table:formula="of:=[.B401]/[.A401]" office:value-type="float" office:value="1.07055466264309">
            <text:p>1.07</text:p>
          </table:table-cell>
          <table:table-cell office:value-type="float" office:value="315.59">
            <text:p>315.59</text:p>
          </table:table-cell>
          <table:table-cell table:formula="of:=[.D401]/[.A401]" office:value-type="float" office:value="1.03516252829075">
            <text:p>1.04</text:p>
          </table:table-cell>
          <table:table-cell office:value-type="float" office:value="314.38">
            <text:p>314.38</text:p>
          </table:table-cell>
          <table:table-cell table:formula="of:=[.F401]/[.A401]" office:value-type="float" office:value="1.03119362351166">
            <text:p>1.03</text:p>
          </table:table-cell>
          <table:table-cell office:value-type="float" office:value="326.38">
            <text:p>326.38</text:p>
          </table:table-cell>
          <table:table-cell table:formula="of:=[.H401]/[.A401]" office:value-type="float" office:value="1.07055466264309">
            <text:p>1.07</text:p>
          </table:table-cell>
          <table:table-cell office:value-type="float" office:value="315.59">
            <text:p>315.59</text:p>
          </table:table-cell>
          <table:table-cell table:formula="of:=[.J401]/[.A401]" office:value-type="float" office:value="1.03516252829075">
            <text:p>1.04</text:p>
          </table:table-cell>
          <table:table-cell table:number-columns-repeated="5"/>
        </table:table-row>
        <table:table-row table:style-name="ro1">
          <table:table-cell office:value-type="float" office:value="511.41">
            <text:p>511.41</text:p>
          </table:table-cell>
          <table:table-cell office:value-type="float" office:value="528.72">
            <text:p>528.72</text:p>
          </table:table-cell>
          <table:table-cell table:formula="of:=[.B402]/[.A402]" office:value-type="float" office:value="1.0338475978178">
            <text:p>1.03</text:p>
          </table:table-cell>
          <table:table-cell office:value-type="float" office:value="520.58">
            <text:p>520.58</text:p>
          </table:table-cell>
          <table:table-cell table:formula="of:=[.D402]/[.A402]" office:value-type="float" office:value="1.01793081871688">
            <text:p>1.02</text:p>
          </table:table-cell>
          <table:table-cell office:value-type="float" office:value="525.85">
            <text:p>525.85</text:p>
          </table:table-cell>
          <table:table-cell table:formula="of:=[.F402]/[.A402]" office:value-type="float" office:value="1.02823566218885">
            <text:p>1.03</text:p>
          </table:table-cell>
          <table:table-cell office:value-type="float" office:value="527.9">
            <text:p>527.9</text:p>
          </table:table-cell>
          <table:table-cell table:formula="of:=[.H402]/[.A402]" office:value-type="float" office:value="1.0322441876381">
            <text:p>1.03</text:p>
          </table:table-cell>
          <table:table-cell office:value-type="float" office:value="520.58">
            <text:p>520.58</text:p>
          </table:table-cell>
          <table:table-cell table:formula="of:=[.J402]/[.A402]" office:value-type="float" office:value="1.01793081871688">
            <text:p>1.02</text:p>
          </table:table-cell>
          <table:table-cell table:number-columns-repeated="5"/>
        </table:table-row>
        <table:table-row table:style-name="ro1">
          <table:table-cell office:value-type="float" office:value="187.08">
            <text:p>187.08</text:p>
          </table:table-cell>
          <table:table-cell office:value-type="float" office:value="207.57">
            <text:p>207.57</text:p>
          </table:table-cell>
          <table:table-cell table:formula="of:=[.B403]/[.A403]" office:value-type="float" office:value="1.10952533675433">
            <text:p>1.11</text:p>
          </table:table-cell>
          <table:table-cell office:value-type="float" office:value="193.47">
            <text:p>193.47</text:p>
          </table:table-cell>
          <table:table-cell table:formula="of:=[.D403]/[.A403]" office:value-type="float" office:value="1.03415651058371">
            <text:p>1.03</text:p>
          </table:table-cell>
          <table:table-cell office:value-type="float" office:value="192.05">
            <text:p>192.05</text:p>
          </table:table-cell>
          <table:table-cell table:formula="of:=[.F403]/[.A403]" office:value-type="float" office:value="1.02656617489844">
            <text:p>1.03</text:p>
          </table:table-cell>
          <table:table-cell office:value-type="float" office:value="207.57">
            <text:p>207.57</text:p>
          </table:table-cell>
          <table:table-cell table:formula="of:=[.H403]/[.A403]" office:value-type="float" office:value="1.10952533675433">
            <text:p>1.11</text:p>
          </table:table-cell>
          <table:table-cell office:value-type="float" office:value="194.05">
            <text:p>194.05</text:p>
          </table:table-cell>
          <table:table-cell table:formula="of:=[.J403]/[.A403]" office:value-type="float" office:value="1.03725678853966">
            <text:p>1.04</text:p>
          </table:table-cell>
          <table:table-cell table:number-columns-repeated="5"/>
        </table:table-row>
        <table:table-row table:style-name="ro1">
          <table:table-cell office:value-type="float" office:value="168.95">
            <text:p>168.95</text:p>
          </table:table-cell>
          <table:table-cell office:value-type="float" office:value="207.97">
            <text:p>207.97</text:p>
          </table:table-cell>
          <table:table-cell table:formula="of:=[.B404]/[.A404]" office:value-type="float" office:value="1.23095590411364">
            <text:p>1.23</text:p>
          </table:table-cell>
          <table:table-cell office:value-type="float" office:value="202.21">
            <text:p>202.21</text:p>
          </table:table-cell>
          <table:table-cell table:formula="of:=[.D404]/[.A404]" office:value-type="float" office:value="1.19686297721219">
            <text:p>1.2</text:p>
          </table:table-cell>
          <table:table-cell office:value-type="float" office:value="171.64">
            <text:p>171.64</text:p>
          </table:table-cell>
          <table:table-cell table:formula="of:=[.F404]/[.A404]" office:value-type="float" office:value="1.01592187037585">
            <text:p>1.02</text:p>
          </table:table-cell>
          <table:table-cell office:value-type="float" office:value="207.97">
            <text:p>207.97</text:p>
          </table:table-cell>
          <table:table-cell table:formula="of:=[.H404]/[.A404]" office:value-type="float" office:value="1.23095590411364">
            <text:p>1.23</text:p>
          </table:table-cell>
          <table:table-cell office:value-type="float" office:value="202.21">
            <text:p>202.21</text:p>
          </table:table-cell>
          <table:table-cell table:formula="of:=[.J404]/[.A404]" office:value-type="float" office:value="1.19686297721219">
            <text:p>1.2</text:p>
          </table:table-cell>
          <table:table-cell table:number-columns-repeated="5"/>
        </table:table-row>
        <table:table-row table:style-name="ro1">
          <table:table-cell office:value-type="float" office:value="195.3">
            <text:p>195.3</text:p>
          </table:table-cell>
          <table:table-cell office:value-type="float" office:value="209.4">
            <text:p>209.4</text:p>
          </table:table-cell>
          <table:table-cell table:formula="of:=[.B405]/[.A405]" office:value-type="float" office:value="1.07219662058372">
            <text:p>1.07</text:p>
          </table:table-cell>
          <table:table-cell office:value-type="float" office:value="198.37">
            <text:p>198.37</text:p>
          </table:table-cell>
          <table:table-cell table:formula="of:=[.D405]/[.A405]" office:value-type="float" office:value="1.01571940604199">
            <text:p>1.02</text:p>
          </table:table-cell>
          <table:table-cell office:value-type="float" office:value="197.88">
            <text:p>197.88</text:p>
          </table:table-cell>
          <table:table-cell table:formula="of:=[.F405]/[.A405]" office:value-type="float" office:value="1.01321044546851">
            <text:p>1.01</text:p>
          </table:table-cell>
          <table:table-cell office:value-type="float" office:value="209.4">
            <text:p>209.4</text:p>
          </table:table-cell>
          <table:table-cell table:formula="of:=[.H405]/[.A405]" office:value-type="float" office:value="1.07219662058372">
            <text:p>1.07</text:p>
          </table:table-cell>
          <table:table-cell office:value-type="float" office:value="195.05">
            <text:p>195.05</text:p>
          </table:table-cell>
          <table:table-cell table:formula="of:=[.J405]/[.A405]" office:value-type="float" office:value="0.998719918074757">
            <text:p>1</text:p>
          </table:table-cell>
          <table:table-cell table:number-columns-repeated="5"/>
        </table:table-row>
        <table:table-row table:style-name="ro1">
          <table:table-cell office:value-type="float" office:value="341.66">
            <text:p>341.66</text:p>
          </table:table-cell>
          <table:table-cell office:value-type="float" office:value="369.87">
            <text:p>369.87</text:p>
          </table:table-cell>
          <table:table-cell table:formula="of:=[.B406]/[.A406]" office:value-type="float" office:value="1.08256746473102">
            <text:p>1.08</text:p>
          </table:table-cell>
          <table:table-cell office:value-type="float" office:value="349.62">
            <text:p>349.62</text:p>
          </table:table-cell>
          <table:table-cell table:formula="of:=[.D406]/[.A406]" office:value-type="float" office:value="1.02329801557104">
            <text:p>1.02</text:p>
          </table:table-cell>
          <table:table-cell office:value-type="float" office:value="344.35">
            <text:p>344.35</text:p>
          </table:table-cell>
          <table:table-cell table:formula="of:=[.F406]/[.A406]" office:value-type="float" office:value="1.00787332435755">
            <text:p>1.01</text:p>
          </table:table-cell>
          <table:table-cell office:value-type="float" office:value="369.87">
            <text:p>369.87</text:p>
          </table:table-cell>
          <table:table-cell table:formula="of:=[.H406]/[.A406]" office:value-type="float" office:value="1.08256746473102">
            <text:p>1.08</text:p>
          </table:table-cell>
          <table:table-cell office:value-type="float" office:value="344.35">
            <text:p>344.35</text:p>
          </table:table-cell>
          <table:table-cell table:formula="of:=[.J406]/[.A406]" office:value-type="float" office:value="1.00787332435755">
            <text:p>1.01</text:p>
          </table:table-cell>
          <table:table-cell table:number-columns-repeated="5"/>
        </table:table-row>
        <table:table-row table:style-name="ro1">
          <table:table-cell office:value-type="float" office:value="385.48">
            <text:p>385.48</text:p>
          </table:table-cell>
          <table:table-cell office:value-type="float" office:value="406.36">
            <text:p>406.36</text:p>
          </table:table-cell>
          <table:table-cell table:formula="of:=[.B407]/[.A407]" office:value-type="float" office:value="1.05416623430528">
            <text:p>1.05</text:p>
          </table:table-cell>
          <table:table-cell office:value-type="float" office:value="388.3">
            <text:p>388.3</text:p>
          </table:table-cell>
          <table:table-cell table:formula="of:=[.D407]/[.A407]" office:value-type="float" office:value="1.00731555463318">
            <text:p>1.01</text:p>
          </table:table-cell>
          <table:table-cell office:value-type="float" office:value="387.48">
            <text:p>387.48</text:p>
          </table:table-cell>
          <table:table-cell table:formula="of:=[.F407]/[.A407]" office:value-type="float" office:value="1.00518833661928">
            <text:p>1.01</text:p>
          </table:table-cell>
          <table:table-cell office:value-type="float" office:value="406.36">
            <text:p>406.36</text:p>
          </table:table-cell>
          <table:table-cell table:formula="of:=[.H407]/[.A407]" office:value-type="float" office:value="1.05416623430528">
            <text:p>1.05</text:p>
          </table:table-cell>
          <table:table-cell office:value-type="float" office:value="386.4">
            <text:p>386.4</text:p>
          </table:table-cell>
          <table:table-cell table:formula="of:=[.J407]/[.A407]" office:value-type="float" office:value="1.00238663484487">
            <text:p>1</text:p>
          </table:table-cell>
          <table:table-cell table:number-columns-repeated="5"/>
        </table:table-row>
        <table:table-row table:style-name="ro1">
          <table:table-cell office:value-type="float" office:value="282.27">
            <text:p>282.27</text:p>
          </table:table-cell>
          <table:table-cell office:value-type="float" office:value="313.14">
            <text:p>313.14</text:p>
          </table:table-cell>
          <table:table-cell table:formula="of:=[.B408]/[.A408]" office:value-type="float" office:value="1.10936337549155">
            <text:p>1.11</text:p>
          </table:table-cell>
          <table:table-cell office:value-type="float" office:value="288.37">
            <text:p>288.37</text:p>
          </table:table-cell>
          <table:table-cell table:formula="of:=[.D408]/[.A408]" office:value-type="float" office:value="1.02161051475538">
            <text:p>1.02</text:p>
          </table:table-cell>
          <table:table-cell office:value-type="float" office:value="292.75">
            <text:p>292.75</text:p>
          </table:table-cell>
          <table:table-cell table:formula="of:=[.F408]/[.A408]" office:value-type="float" office:value="1.0371275728912">
            <text:p>1.04</text:p>
          </table:table-cell>
          <table:table-cell office:value-type="float" office:value="304.21">
            <text:p>304.21</text:p>
          </table:table-cell>
          <table:table-cell table:formula="of:=[.H408]/[.A408]" office:value-type="float" office:value="1.07772699897261">
            <text:p>1.08</text:p>
          </table:table-cell>
          <table:table-cell office:value-type="float" office:value="288.37">
            <text:p>288.37</text:p>
          </table:table-cell>
          <table:table-cell table:formula="of:=[.J408]/[.A408]" office:value-type="float" office:value="1.02161051475538">
            <text:p>1.02</text:p>
          </table:table-cell>
          <table:table-cell table:number-columns-repeated="5"/>
        </table:table-row>
        <table:table-row table:style-name="ro1">
          <table:table-cell office:value-type="float" office:value="496.75">
            <text:p>496.75</text:p>
          </table:table-cell>
          <table:table-cell office:value-type="float" office:value="526.99">
            <text:p>526.99</text:p>
          </table:table-cell>
          <table:table-cell table:formula="of:=[.B409]/[.A409]" office:value-type="float" office:value="1.06087569199799">
            <text:p>1.06</text:p>
          </table:table-cell>
          <table:table-cell office:value-type="float" office:value="513.48">
            <text:p>513.48</text:p>
          </table:table-cell>
          <table:table-cell table:formula="of:=[.D409]/[.A409]" office:value-type="float" office:value="1.03367891293407">
            <text:p>1.03</text:p>
          </table:table-cell>
          <table:table-cell office:value-type="float" office:value="504.71">
            <text:p>504.71</text:p>
          </table:table-cell>
          <table:table-cell table:formula="of:=[.F409]/[.A409]" office:value-type="float" office:value="1.01602415702063">
            <text:p>1.02</text:p>
          </table:table-cell>
          <table:table-cell office:value-type="float" office:value="526.99">
            <text:p>526.99</text:p>
          </table:table-cell>
          <table:table-cell table:formula="of:=[.H409]/[.A409]" office:value-type="float" office:value="1.06087569199799">
            <text:p>1.06</text:p>
          </table:table-cell>
          <table:table-cell office:value-type="float" office:value="508.79">
            <text:p>508.79</text:p>
          </table:table-cell>
          <table:table-cell table:formula="of:=[.J409]/[.A409]" office:value-type="float" office:value="1.02423754403624">
            <text:p>1.02</text:p>
          </table:table-cell>
          <table:table-cell table:number-columns-repeated="5"/>
        </table:table-row>
        <table:table-row table:style-name="ro1">
          <table:table-cell office:value-type="float" office:value="270.53">
            <text:p>270.53</text:p>
          </table:table-cell>
          <table:table-cell office:value-type="float" office:value="284.53">
            <text:p>284.53</text:p>
          </table:table-cell>
          <table:table-cell table:formula="of:=[.B410]/[.A410]" office:value-type="float" office:value="1.05175026799246">
            <text:p>1.05</text:p>
          </table:table-cell>
          <table:table-cell office:value-type="float" office:value="276.78">
            <text:p>276.78</text:p>
          </table:table-cell>
          <table:table-cell table:formula="of:=[.D410]/[.A410]" office:value-type="float" office:value="1.02310279821092">
            <text:p>1.02</text:p>
          </table:table-cell>
          <table:table-cell office:value-type="float" office:value="278.53">
            <text:p>278.53</text:p>
          </table:table-cell>
          <table:table-cell table:formula="of:=[.F410]/[.A410]" office:value-type="float" office:value="1.02957158170998">
            <text:p>1.03</text:p>
          </table:table-cell>
          <table:table-cell office:value-type="float" office:value="284.53">
            <text:p>284.53</text:p>
          </table:table-cell>
          <table:table-cell table:formula="of:=[.H410]/[.A410]" office:value-type="float" office:value="1.05175026799246">
            <text:p>1.05</text:p>
          </table:table-cell>
          <table:table-cell office:value-type="float" office:value="276.78">
            <text:p>276.78</text:p>
          </table:table-cell>
          <table:table-cell table:formula="of:=[.J410]/[.A410]" office:value-type="float" office:value="1.02310279821092">
            <text:p>1.02</text:p>
          </table:table-cell>
          <table:table-cell table:number-columns-repeated="5"/>
        </table:table-row>
        <table:table-row table:style-name="ro1">
          <table:table-cell office:value-type="float" office:value="356.28">
            <text:p>356.28</text:p>
          </table:table-cell>
          <table:table-cell office:value-type="float" office:value="418.04">
            <text:p>418.04</text:p>
          </table:table-cell>
          <table:table-cell table:formula="of:=[.B411]/[.A411]" office:value-type="float" office:value="1.17334680588301">
            <text:p>1.17</text:p>
          </table:table-cell>
          <table:table-cell office:value-type="float" office:value="360.97">
            <text:p>360.97</text:p>
          </table:table-cell>
          <table:table-cell table:formula="of:=[.D411]/[.A411]" office:value-type="float" office:value="1.01316380374986">
            <text:p>1.01</text:p>
          </table:table-cell>
          <table:table-cell office:value-type="float" office:value="363.31">
            <text:p>363.31</text:p>
          </table:table-cell>
          <table:table-cell table:formula="of:=[.F411]/[.A411]" office:value-type="float" office:value="1.01973167171887">
            <text:p>1.02</text:p>
          </table:table-cell>
          <table:table-cell office:value-type="float" office:value="386.04">
            <text:p>386.04</text:p>
          </table:table-cell>
          <table:table-cell table:formula="of:=[.H411]/[.A411]" office:value-type="float" office:value="1.08352980801617">
            <text:p>1.08</text:p>
          </table:table-cell>
          <table:table-cell office:value-type="float" office:value="358.04">
            <text:p>358.04</text:p>
          </table:table-cell>
          <table:table-cell table:formula="of:=[.J411]/[.A411]" office:value-type="float" office:value="1.00493993488268">
            <text:p>1</text:p>
          </table:table-cell>
          <table:table-cell table:number-columns-repeated="5"/>
        </table:table-row>
        <table:table-row table:style-name="ro1">
          <table:table-cell office:value-type="float" office:value="250.24">
            <text:p>250.24</text:p>
          </table:table-cell>
          <table:table-cell office:value-type="float" office:value="259.37">
            <text:p>259.37</text:p>
          </table:table-cell>
          <table:table-cell table:formula="of:=[.B412]/[.A412]" office:value-type="float" office:value="1.03648497442455">
            <text:p>1.04</text:p>
          </table:table-cell>
          <table:table-cell office:value-type="float" office:value="250.58">
            <text:p>250.58</text:p>
          </table:table-cell>
          <table:table-cell table:formula="of:=[.D412]/[.A412]" office:value-type="float" office:value="1.00135869565217">
            <text:p>1</text:p>
          </table:table-cell>
          <table:table-cell office:value-type="float" office:value="251.17">
            <text:p>251.17</text:p>
          </table:table-cell>
          <table:table-cell table:formula="of:=[.F412]/[.A412]" office:value-type="float" office:value="1.00371643222506">
            <text:p>1</text:p>
          </table:table-cell>
          <table:table-cell office:value-type="float" office:value="259.37">
            <text:p>259.37</text:p>
          </table:table-cell>
          <table:table-cell table:formula="of:=[.H412]/[.A412]" office:value-type="float" office:value="1.03648497442455">
            <text:p>1.04</text:p>
          </table:table-cell>
          <table:table-cell office:value-type="float" office:value="251.17">
            <text:p>251.17</text:p>
          </table:table-cell>
          <table:table-cell table:formula="of:=[.J412]/[.A412]" office:value-type="float" office:value="1.00371643222506">
            <text:p>1</text:p>
          </table:table-cell>
          <table:table-cell table:number-columns-repeated="5"/>
        </table:table-row>
        <table:table-row table:style-name="ro1">
          <table:table-cell office:value-type="float" office:value="22.24">
            <text:p>22.24</text:p>
          </table:table-cell>
          <table:table-cell office:value-type="float" office:value="33.41">
            <text:p>33.41</text:p>
          </table:table-cell>
          <table:table-cell table:formula="of:=[.B413]/[.A413]" office:value-type="float" office:value="1.50224820143885">
            <text:p>1.5</text:p>
          </table:table-cell>
          <table:table-cell office:value-type="float" office:value="22.24">
            <text:p>22.24</text:p>
          </table:table-cell>
          <table:table-cell table:formula="of:=[.D413]/[.A413]" office:value-type="float" office:value="1">
            <text:p>1</text:p>
          </table:table-cell>
          <table:table-cell office:value-type="float" office:value="22.24">
            <text:p>22.24</text:p>
          </table:table-cell>
          <table:table-cell table:formula="of:=[.F413]/[.A413]" office:value-type="float" office:value="1">
            <text:p>1</text:p>
          </table:table-cell>
          <table:table-cell office:value-type="float" office:value="22.24">
            <text:p>22.24</text:p>
          </table:table-cell>
          <table:table-cell table:formula="of:=[.H413]/[.A413]" office:value-type="float" office:value="1">
            <text:p>1</text:p>
          </table:table-cell>
          <table:table-cell office:value-type="float" office:value="22.24">
            <text:p>22.24</text:p>
          </table:table-cell>
          <table:table-cell table:formula="of:=[.J413]/[.A41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55.79">
            <text:p>355.79</text:p>
          </table:table-cell>
          <table:table-cell office:value-type="float" office:value="391.91">
            <text:p>391.91</text:p>
          </table:table-cell>
          <table:table-cell table:formula="of:=[.B414]/[.A414]" office:value-type="float" office:value="1.10152055988083">
            <text:p>1.1</text:p>
          </table:table-cell>
          <table:table-cell office:value-type="float" office:value="375.12">
            <text:p>375.12</text:p>
          </table:table-cell>
          <table:table-cell table:formula="of:=[.D414]/[.A414]" office:value-type="float" office:value="1.05432980128728">
            <text:p>1.05</text:p>
          </table:table-cell>
          <table:table-cell office:value-type="float" office:value="368.68">
            <text:p>368.68</text:p>
          </table:table-cell>
          <table:table-cell table:formula="of:=[.F414]/[.A414]" office:value-type="float" office:value="1.03622923634728">
            <text:p>1.04</text:p>
          </table:table-cell>
          <table:table-cell office:value-type="float" office:value="387.22">
            <text:p>387.22</text:p>
          </table:table-cell>
          <table:table-cell table:formula="of:=[.H414]/[.A414]" office:value-type="float" office:value="1.08833862671801">
            <text:p>1.09</text:p>
          </table:table-cell>
          <table:table-cell office:value-type="float" office:value="375.12">
            <text:p>375.12</text:p>
          </table:table-cell>
          <table:table-cell table:formula="of:=[.J414]/[.A414]" office:value-type="float" office:value="1.05432980128728">
            <text:p>1.05</text:p>
          </table:table-cell>
          <table:table-cell table:number-columns-repeated="5"/>
        </table:table-row>
        <table:table-row table:style-name="ro1">
          <table:table-cell office:value-type="float" office:value="271.79">
            <text:p>271.79</text:p>
          </table:table-cell>
          <table:table-cell office:value-type="float" office:value="289.16">
            <text:p>289.16</text:p>
          </table:table-cell>
          <table:table-cell table:formula="of:=[.B415]/[.A415]" office:value-type="float" office:value="1.06390963611612">
            <text:p>1.06</text:p>
          </table:table-cell>
          <table:table-cell office:value-type="float" office:value="275.89">
            <text:p>275.89</text:p>
          </table:table-cell>
          <table:table-cell table:formula="of:=[.D415]/[.A415]" office:value-type="float" office:value="1.01508517605504">
            <text:p>1.02</text:p>
          </table:table-cell>
          <table:table-cell office:value-type="float" office:value="273.55">
            <text:p>273.55</text:p>
          </table:table-cell>
          <table:table-cell table:formula="of:=[.F415]/[.A415]" office:value-type="float" office:value="1.00647558776997">
            <text:p>1.01</text:p>
          </table:table-cell>
          <table:table-cell office:value-type="float" office:value="289.16">
            <text:p>289.16</text:p>
          </table:table-cell>
          <table:table-cell table:formula="of:=[.H415]/[.A415]" office:value-type="float" office:value="1.06390963611612">
            <text:p>1.06</text:p>
          </table:table-cell>
          <table:table-cell office:value-type="float" office:value="284.68">
            <text:p>284.68</text:p>
          </table:table-cell>
          <table:table-cell table:formula="of:=[.J415]/[.A415]" office:value-type="float" office:value="1.04742632179256">
            <text:p>1.05</text:p>
          </table:table-cell>
          <table:table-cell table:number-columns-repeated="5"/>
        </table:table-row>
        <table:table-row table:style-name="ro1">
          <table:table-cell office:value-type="float" office:value="267.02">
            <text:p>267.02</text:p>
          </table:table-cell>
          <table:table-cell office:value-type="float" office:value="283.95">
            <text:p>283.95</text:p>
          </table:table-cell>
          <table:table-cell table:formula="of:=[.B416]/[.A416]" office:value-type="float" office:value="1.06340349037525">
            <text:p>1.06</text:p>
          </table:table-cell>
          <table:table-cell office:value-type="float" office:value="270.88">
            <text:p>270.88</text:p>
          </table:table-cell>
          <table:table-cell table:formula="of:=[.D416]/[.A416]" office:value-type="float" office:value="1.01445584600404">
            <text:p>1.01</text:p>
          </table:table-cell>
          <table:table-cell office:value-type="float" office:value="273.22">
            <text:p>273.22</text:p>
          </table:table-cell>
          <table:table-cell table:formula="of:=[.F416]/[.A416]" office:value-type="float" office:value="1.02321923451427">
            <text:p>1.02</text:p>
          </table:table-cell>
          <table:table-cell office:value-type="float" office:value="283.95">
            <text:p>283.95</text:p>
          </table:table-cell>
          <table:table-cell table:formula="of:=[.H416]/[.A416]" office:value-type="float" office:value="1.06340349037525">
            <text:p>1.06</text:p>
          </table:table-cell>
          <table:table-cell office:value-type="float" office:value="270.29">
            <text:p>270.29</text:p>
          </table:table-cell>
          <table:table-cell table:formula="of:=[.J416]/[.A416]" office:value-type="float" office:value="1.01224627368736">
            <text:p>1.01</text:p>
          </table:table-cell>
          <table:table-cell table:number-columns-repeated="5"/>
        </table:table-row>
        <table:table-row table:style-name="ro1">
          <table:table-cell office:value-type="float" office:value="159.68">
            <text:p>159.68</text:p>
          </table:table-cell>
          <table:table-cell office:value-type="float" office:value="193.92">
            <text:p>193.92</text:p>
          </table:table-cell>
          <table:table-cell table:formula="of:=[.B417]/[.A417]" office:value-type="float" office:value="1.21442885771543">
            <text:p>1.21</text:p>
          </table:table-cell>
          <table:table-cell office:value-type="float" office:value="164.12">
            <text:p>164.12</text:p>
          </table:table-cell>
          <table:table-cell table:formula="of:=[.D417]/[.A417]" office:value-type="float" office:value="1.02780561122245">
            <text:p>1.03</text:p>
          </table:table-cell>
          <table:table-cell office:value-type="float" office:value="163.54">
            <text:p>163.54</text:p>
          </table:table-cell>
          <table:table-cell table:formula="of:=[.F417]/[.A417]" office:value-type="float" office:value="1.02417334669339">
            <text:p>1.02</text:p>
          </table:table-cell>
          <table:table-cell office:value-type="float" office:value="193.92">
            <text:p>193.92</text:p>
          </table:table-cell>
          <table:table-cell table:formula="of:=[.H417]/[.A417]" office:value-type="float" office:value="1.21442885771543">
            <text:p>1.21</text:p>
          </table:table-cell>
          <table:table-cell office:value-type="float" office:value="163.54">
            <text:p>163.54</text:p>
          </table:table-cell>
          <table:table-cell table:formula="of:=[.J417]/[.A417]" office:value-type="float" office:value="1.02417334669339">
            <text:p>1.02</text:p>
          </table:table-cell>
          <table:table-cell table:number-columns-repeated="5"/>
        </table:table-row>
        <table:table-row table:style-name="ro1">
          <table:table-cell office:value-type="float" office:value="441.03">
            <text:p>441.03</text:p>
          </table:table-cell>
          <table:table-cell office:value-type="float" office:value="446.06">
            <text:p>446.06</text:p>
          </table:table-cell>
          <table:table-cell table:formula="of:=[.B418]/[.A418]" office:value-type="float" office:value="1.01140511983312">
            <text:p>1.01</text:p>
          </table:table-cell>
          <table:table-cell office:value-type="float" office:value="446.06">
            <text:p>446.06</text:p>
          </table:table-cell>
          <table:table-cell table:formula="of:=[.D418]/[.A418]" office:value-type="float" office:value="1.01140511983312">
            <text:p>1.01</text:p>
          </table:table-cell>
          <table:table-cell office:value-type="float" office:value="445.48">
            <text:p>445.48</text:p>
          </table:table-cell>
          <table:table-cell table:formula="of:=[.F418]/[.A418]" office:value-type="float" office:value="1.01009001655216">
            <text:p>1.01</text:p>
          </table:table-cell>
          <table:table-cell office:value-type="float" office:value="446.06">
            <text:p>446.06</text:p>
          </table:table-cell>
          <table:table-cell table:formula="of:=[.H418]/[.A418]" office:value-type="float" office:value="1.01140511983312">
            <text:p>1.01</text:p>
          </table:table-cell>
          <table:table-cell office:value-type="float" office:value="444.89">
            <text:p>444.89</text:p>
          </table:table-cell>
          <table:table-cell table:formula="of:=[.J418]/[.A418]" office:value-type="float" office:value="1.00875223907671">
            <text:p>1.01</text:p>
          </table:table-cell>
          <table:table-cell table:number-columns-repeated="5"/>
        </table:table-row>
        <table:table-row table:style-name="ro1">
          <table:table-cell office:value-type="float" office:value="161.11">
            <text:p>161.11</text:p>
          </table:table-cell>
          <table:table-cell office:value-type="float" office:value="169.94">
            <text:p>169.94</text:p>
          </table:table-cell>
          <table:table-cell table:formula="of:=[.B419]/[.A419]" office:value-type="float" office:value="1.05480727453293">
            <text:p>1.05</text:p>
          </table:table-cell>
          <table:table-cell office:value-type="float" office:value="161.69">
            <text:p>161.69</text:p>
          </table:table-cell>
          <table:table-cell table:formula="of:=[.D419]/[.A419]" office:value-type="float" office:value="1.00360002482776">
            <text:p>1</text:p>
          </table:table-cell>
          <table:table-cell office:value-type="float" office:value="161.11">
            <text:p>161.11</text:p>
          </table:table-cell>
          <table:table-cell table:formula="of:=[.F419]/[.A419]" office:value-type="float" office:value="1">
            <text:p>1</text:p>
          </table:table-cell>
          <table:table-cell office:value-type="float" office:value="169.94">
            <text:p>169.94</text:p>
          </table:table-cell>
          <table:table-cell table:formula="of:=[.H419]/[.A419]" office:value-type="float" office:value="1.05480727453293">
            <text:p>1.05</text:p>
          </table:table-cell>
          <table:table-cell office:value-type="float" office:value="162.28">
            <text:p>162.28</text:p>
          </table:table-cell>
          <table:table-cell table:formula="of:=[.J419]/[.A419]" office:value-type="float" office:value="1.0072621190491">
            <text:p>1.01</text:p>
          </table:table-cell>
          <table:table-cell table:number-columns-repeated="5"/>
        </table:table-row>
        <table:table-row table:style-name="ro1">
          <table:table-cell office:value-type="float" office:value="411.22">
            <text:p>411.22</text:p>
          </table:table-cell>
          <table:table-cell office:value-type="float" office:value="434.97">
            <text:p>434.97</text:p>
          </table:table-cell>
          <table:table-cell table:formula="of:=[.B420]/[.A420]" office:value-type="float" office:value="1.05775497300715">
            <text:p>1.06</text:p>
          </table:table-cell>
          <table:table-cell office:value-type="float" office:value="427.46">
            <text:p>427.46</text:p>
          </table:table-cell>
          <table:table-cell table:formula="of:=[.D420]/[.A420]" office:value-type="float" office:value="1.0394922425952">
            <text:p>1.04</text:p>
          </table:table-cell>
          <table:table-cell office:value-type="float" office:value="424.59">
            <text:p>424.59</text:p>
          </table:table-cell>
          <table:table-cell table:formula="of:=[.F420]/[.A420]" office:value-type="float" office:value="1.0325130100676">
            <text:p>1.03</text:p>
          </table:table-cell>
          <table:table-cell office:value-type="float" office:value="434.97">
            <text:p>434.97</text:p>
          </table:table-cell>
          <table:table-cell table:formula="of:=[.H420]/[.A420]" office:value-type="float" office:value="1.05775497300715">
            <text:p>1.06</text:p>
          </table:table-cell>
          <table:table-cell office:value-type="float" office:value="426.29">
            <text:p>426.29</text:p>
          </table:table-cell>
          <table:table-cell table:formula="of:=[.J420]/[.A420]" office:value-type="float" office:value="1.03664705024075">
            <text:p>1.04</text:p>
          </table:table-cell>
          <table:table-cell table:number-columns-repeated="5"/>
        </table:table-row>
        <table:table-row table:style-name="ro1">
          <table:table-cell office:value-type="float" office:value="502.27">
            <text:p>502.27</text:p>
          </table:table-cell>
          <table:table-cell office:value-type="float" office:value="528.23">
            <text:p>528.23</text:p>
          </table:table-cell>
          <table:table-cell table:formula="of:=[.B421]/[.A421]" office:value-type="float" office:value="1.05168534851773">
            <text:p>1.05</text:p>
          </table:table-cell>
          <table:table-cell office:value-type="float" office:value="508.86">
            <text:p>508.86</text:p>
          </table:table-cell>
          <table:table-cell table:formula="of:=[.D421]/[.A421]" office:value-type="float" office:value="1.01312043323312">
            <text:p>1.01</text:p>
          </table:table-cell>
          <table:table-cell office:value-type="float" office:value="512.03">
            <text:p>512.03</text:p>
          </table:table-cell>
          <table:table-cell table:formula="of:=[.F421]/[.A421]" office:value-type="float" office:value="1.01943177972007">
            <text:p>1.02</text:p>
          </table:table-cell>
          <table:table-cell office:value-type="float" office:value="515.69">
            <text:p>515.69</text:p>
          </table:table-cell>
          <table:table-cell table:formula="of:=[.H421]/[.A421]" office:value-type="float" office:value="1.0267186971151">
            <text:p>1.03</text:p>
          </table:table-cell>
          <table:table-cell office:value-type="float" office:value="518.72">
            <text:p>518.72</text:p>
          </table:table-cell>
          <table:table-cell table:formula="of:=[.J421]/[.A421]" office:value-type="float" office:value="1.03275130905688">
            <text:p>1.03</text:p>
          </table:table-cell>
          <table:table-cell table:number-columns-repeated="5"/>
        </table:table-row>
        <table:table-row table:style-name="ro1">
          <table:table-cell office:value-type="float" office:value="171.82">
            <text:p>171.82</text:p>
          </table:table-cell>
          <table:table-cell office:value-type="float" office:value="175.68">
            <text:p>175.68</text:p>
          </table:table-cell>
          <table:table-cell table:formula="of:=[.B422]/[.A422]" office:value-type="float" office:value="1.02246537073682">
            <text:p>1.02</text:p>
          </table:table-cell>
          <table:table-cell office:value-type="float" office:value="172.17">
            <text:p>172.17</text:p>
          </table:table-cell>
          <table:table-cell table:formula="of:=[.D422]/[.A422]" office:value-type="float" office:value="1.00203701548132">
            <text:p>1</text:p>
          </table:table-cell>
          <table:table-cell office:value-type="float" office:value="173.92">
            <text:p>173.92</text:p>
          </table:table-cell>
          <table:table-cell table:formula="of:=[.F422]/[.A422]" office:value-type="float" office:value="1.01222209288791">
            <text:p>1.01</text:p>
          </table:table-cell>
          <table:table-cell office:value-type="float" office:value="175.68">
            <text:p>175.68</text:p>
          </table:table-cell>
          <table:table-cell table:formula="of:=[.H422]/[.A422]" office:value-type="float" office:value="1.02246537073682">
            <text:p>1.02</text:p>
          </table:table-cell>
          <table:table-cell office:value-type="float" office:value="173.92">
            <text:p>173.92</text:p>
          </table:table-cell>
          <table:table-cell table:formula="of:=[.J422]/[.A422]" office:value-type="float" office:value="1.01222209288791">
            <text:p>1.01</text:p>
          </table:table-cell>
          <table:table-cell table:number-columns-repeated="5"/>
        </table:table-row>
        <table:table-row table:style-name="ro1">
          <table:table-cell office:value-type="float" office:value="404.05">
            <text:p>404.05</text:p>
          </table:table-cell>
          <table:table-cell office:value-type="float" office:value="418.84">
            <text:p>418.84</text:p>
          </table:table-cell>
          <table:table-cell table:formula="of:=[.B423]/[.A423]" office:value-type="float" office:value="1.03660438064596">
            <text:p>1.04</text:p>
          </table:table-cell>
          <table:table-cell office:value-type="float" office:value="410.15">
            <text:p>410.15</text:p>
          </table:table-cell>
          <table:table-cell table:formula="of:=[.D423]/[.A423]" office:value-type="float" office:value="1.01509714144289">
            <text:p>1.02</text:p>
          </table:table-cell>
          <table:table-cell office:value-type="float" office:value="411.56">
            <text:p>411.56</text:p>
          </table:table-cell>
          <table:table-cell table:formula="of:=[.F423]/[.A423]" office:value-type="float" office:value="1.0185868085633">
            <text:p>1.02</text:p>
          </table:table-cell>
          <table:table-cell office:value-type="float" office:value="410.05">
            <text:p>410.05</text:p>
          </table:table-cell>
          <table:table-cell table:formula="of:=[.H423]/[.A423]" office:value-type="float" office:value="1.01484964732088">
            <text:p>1.01</text:p>
          </table:table-cell>
          <table:table-cell office:value-type="float" office:value="410.05">
            <text:p>410.05</text:p>
          </table:table-cell>
          <table:table-cell table:formula="of:=[.J423]/[.A423]" office:value-type="float" office:value="1.01484964732088">
            <text:p>1.01</text:p>
          </table:table-cell>
          <table:table-cell table:number-columns-repeated="5"/>
        </table:table-row>
        <table:table-row table:style-name="ro1">
          <table:table-cell office:value-type="float" office:value="321.69">
            <text:p>321.69</text:p>
          </table:table-cell>
          <table:table-cell office:value-type="float" office:value="341.4">
            <text:p>341.4</text:p>
          </table:table-cell>
          <table:table-cell table:formula="of:=[.B424]/[.A424]" office:value-type="float" office:value="1.0612701669309">
            <text:p>1.06</text:p>
          </table:table-cell>
          <table:table-cell office:value-type="float" office:value="337.26">
            <text:p>337.26</text:p>
          </table:table-cell>
          <table:table-cell table:formula="of:=[.D424]/[.A424]" office:value-type="float" office:value="1.04840063415089">
            <text:p>1.05</text:p>
          </table:table-cell>
          <table:table-cell office:value-type="float" office:value="334.92">
            <text:p>334.92</text:p>
          </table:table-cell>
          <table:table-cell table:formula="of:=[.F424]/[.A424]" office:value-type="float" office:value="1.04112655040567">
            <text:p>1.04</text:p>
          </table:table-cell>
          <table:table-cell office:value-type="float" office:value="341.4">
            <text:p>341.4</text:p>
          </table:table-cell>
          <table:table-cell table:formula="of:=[.H424]/[.A424]" office:value-type="float" office:value="1.0612701669309">
            <text:p>1.06</text:p>
          </table:table-cell>
          <table:table-cell office:value-type="float" office:value="334.92">
            <text:p>334.92</text:p>
          </table:table-cell>
          <table:table-cell table:formula="of:=[.J424]/[.A424]" office:value-type="float" office:value="1.04112655040567">
            <text:p>1.04</text:p>
          </table:table-cell>
          <table:table-cell table:number-columns-repeated="5"/>
        </table:table-row>
        <table:table-row table:style-name="ro1">
          <table:table-cell office:value-type="float" office:value="368.39">
            <text:p>368.39</text:p>
          </table:table-cell>
          <table:table-cell office:value-type="float" office:value="390.59">
            <text:p>390.59</text:p>
          </table:table-cell>
          <table:table-cell table:formula="of:=[.B425]/[.A425]" office:value-type="float" office:value="1.06026222210158">
            <text:p>1.06</text:p>
          </table:table-cell>
          <table:table-cell office:value-type="float" office:value="374.05">
            <text:p>374.05</text:p>
          </table:table-cell>
          <table:table-cell table:formula="of:=[.D425]/[.A425]" office:value-type="float" office:value="1.01536415212139">
            <text:p>1.02</text:p>
          </table:table-cell>
          <table:table-cell office:value-type="float" office:value="367.42">
            <text:p>367.42</text:p>
          </table:table-cell>
          <table:table-cell table:formula="of:=[.F425]/[.A425]" office:value-type="float" office:value="0.997366920926192">
            <text:p>1</text:p>
          </table:table-cell>
          <table:table-cell office:value-type="float" office:value="390.59">
            <text:p>390.59</text:p>
          </table:table-cell>
          <table:table-cell table:formula="of:=[.H425]/[.A425]" office:value-type="float" office:value="1.06026222210158">
            <text:p>1.06</text:p>
          </table:table-cell>
          <table:table-cell office:value-type="float" office:value="374.63">
            <text:p>374.63</text:p>
          </table:table-cell>
          <table:table-cell table:formula="of:=[.J425]/[.A425]" office:value-type="float" office:value="1.01693857053666">
            <text:p>1.02</text:p>
          </table:table-cell>
          <table:table-cell table:number-columns-repeated="5"/>
        </table:table-row>
        <table:table-row table:style-name="ro1">
          <table:table-cell office:value-type="float" office:value="386.76">
            <text:p>386.76</text:p>
          </table:table-cell>
          <table:table-cell office:value-type="float" office:value="415">
            <text:p>415</text:p>
          </table:table-cell>
          <table:table-cell table:formula="of:=[.B426]/[.A426]" office:value-type="float" office:value="1.07301685799979">
            <text:p>1.07</text:p>
          </table:table-cell>
          <table:table-cell office:value-type="float" office:value="389.1">
            <text:p>389.1</text:p>
          </table:table-cell>
          <table:table-cell table:formula="of:=[.D426]/[.A426]" office:value-type="float" office:value="1.00605026372944">
            <text:p>1.01</text:p>
          </table:table-cell>
          <table:table-cell office:value-type="float" office:value="390.86">
            <text:p>390.86</text:p>
          </table:table-cell>
          <table:table-cell table:formula="of:=[.F426]/[.A426]" office:value-type="float" office:value="1.01060088944048">
            <text:p>1.01</text:p>
          </table:table-cell>
          <table:table-cell office:value-type="float" office:value="396.07">
            <text:p>396.07</text:p>
          </table:table-cell>
          <table:table-cell table:formula="of:=[.H426]/[.A426]" office:value-type="float" office:value="1.02407177577826">
            <text:p>1.02</text:p>
          </table:table-cell>
          <table:table-cell office:value-type="float" office:value="389.1">
            <text:p>389.1</text:p>
          </table:table-cell>
          <table:table-cell table:formula="of:=[.J426]/[.A426]" office:value-type="float" office:value="1.00605026372944">
            <text:p>1.01</text:p>
          </table:table-cell>
          <table:table-cell table:number-columns-repeated="5"/>
        </table:table-row>
        <table:table-row table:style-name="ro1">
          <table:table-cell office:value-type="float" office:value="394.5">
            <text:p>394.5</text:p>
          </table:table-cell>
          <table:table-cell office:value-type="float" office:value="415.98">
            <text:p>415.98</text:p>
          </table:table-cell>
          <table:table-cell table:formula="of:=[.B427]/[.A427]" office:value-type="float" office:value="1.05444866920152">
            <text:p>1.05</text:p>
          </table:table-cell>
          <table:table-cell office:value-type="float" office:value="399.68">
            <text:p>399.68</text:p>
          </table:table-cell>
          <table:table-cell table:formula="of:=[.D427]/[.A427]" office:value-type="float" office:value="1.01313054499366">
            <text:p>1.01</text:p>
          </table:table-cell>
          <table:table-cell office:value-type="float" office:value="394.81">
            <text:p>394.81</text:p>
          </table:table-cell>
          <table:table-cell table:formula="of:=[.F427]/[.A427]" office:value-type="float" office:value="1.00078580481622">
            <text:p>1</text:p>
          </table:table-cell>
          <table:table-cell office:value-type="float" office:value="415.98">
            <text:p>415.98</text:p>
          </table:table-cell>
          <table:table-cell table:formula="of:=[.H427]/[.A427]" office:value-type="float" office:value="1.05444866920152">
            <text:p>1.05</text:p>
          </table:table-cell>
          <table:table-cell office:value-type="float" office:value="400.26">
            <text:p>400.26</text:p>
          </table:table-cell>
          <table:table-cell table:formula="of:=[.J427]/[.A427]" office:value-type="float" office:value="1.01460076045627">
            <text:p>1.01</text:p>
          </table:table-cell>
          <table:table-cell table:number-columns-repeated="5"/>
        </table:table-row>
        <table:table-row table:style-name="ro1">
          <table:table-cell office:value-type="float" office:value="175.62">
            <text:p>175.62</text:p>
          </table:table-cell>
          <table:table-cell office:value-type="float" office:value="185.66">
            <text:p>185.66</text:p>
          </table:table-cell>
          <table:table-cell table:formula="of:=[.B428]/[.A428]" office:value-type="float" office:value="1.05716888737046">
            <text:p>1.06</text:p>
          </table:table-cell>
          <table:table-cell office:value-type="float" office:value="176.79">
            <text:p>176.79</text:p>
          </table:table-cell>
          <table:table-cell table:formula="of:=[.D428]/[.A428]" office:value-type="float" office:value="1.00666211137684">
            <text:p>1.01</text:p>
          </table:table-cell>
          <table:table-cell office:value-type="float" office:value="176.79">
            <text:p>176.79</text:p>
          </table:table-cell>
          <table:table-cell table:formula="of:=[.F428]/[.A428]" office:value-type="float" office:value="1.00666211137684">
            <text:p>1.01</text:p>
          </table:table-cell>
          <table:table-cell office:value-type="float" office:value="179.04">
            <text:p>179.04</text:p>
          </table:table-cell>
          <table:table-cell table:formula="of:=[.H428]/[.A428]" office:value-type="float" office:value="1.0194738640246">
            <text:p>1.02</text:p>
          </table:table-cell>
          <table:table-cell office:value-type="float" office:value="176.79">
            <text:p>176.79</text:p>
          </table:table-cell>
          <table:table-cell table:formula="of:=[.J428]/[.A428]" office:value-type="float" office:value="1.00666211137684">
            <text:p>1.01</text:p>
          </table:table-cell>
          <table:table-cell table:number-columns-repeated="5"/>
        </table:table-row>
        <table:table-row table:style-name="ro1">
          <table:table-cell office:value-type="float" office:value="410.88">
            <text:p>410.88</text:p>
          </table:table-cell>
          <table:table-cell office:value-type="float" office:value="428.19">
            <text:p>428.19</text:p>
          </table:table-cell>
          <table:table-cell table:formula="of:=[.B429]/[.A429]" office:value-type="float" office:value="1.04212908878505">
            <text:p>1.04</text:p>
          </table:table-cell>
          <table:table-cell office:value-type="float" office:value="416.53">
            <text:p>416.53</text:p>
          </table:table-cell>
          <table:table-cell table:formula="of:=[.D429]/[.A429]" office:value-type="float" office:value="1.01375097352025">
            <text:p>1.01</text:p>
          </table:table-cell>
          <table:table-cell office:value-type="float" office:value="417.71">
            <text:p>417.71</text:p>
          </table:table-cell>
          <table:table-cell table:formula="of:=[.F429]/[.A429]" office:value-type="float" office:value="1.01662285825545">
            <text:p>1.02</text:p>
          </table:table-cell>
          <table:table-cell office:value-type="float" office:value="420.05">
            <text:p>420.05</text:p>
          </table:table-cell>
          <table:table-cell table:formula="of:=[.H429]/[.A429]" office:value-type="float" office:value="1.0223179517134">
            <text:p>1.02</text:p>
          </table:table-cell>
          <table:table-cell office:value-type="float" office:value="416.53">
            <text:p>416.53</text:p>
          </table:table-cell>
          <table:table-cell table:formula="of:=[.J429]/[.A429]" office:value-type="float" office:value="1.01375097352025">
            <text:p>1.01</text:p>
          </table:table-cell>
          <table:table-cell table:number-columns-repeated="5"/>
        </table:table-row>
        <table:table-row table:style-name="ro1">
          <table:table-cell office:value-type="float" office:value="477.06">
            <text:p>477.06</text:p>
          </table:table-cell>
          <table:table-cell office:value-type="float" office:value="504.48">
            <text:p>504.48</text:p>
          </table:table-cell>
          <table:table-cell table:formula="of:=[.B430]/[.A430]" office:value-type="float" office:value="1.05747704691234">
            <text:p>1.06</text:p>
          </table:table-cell>
          <table:table-cell office:value-type="float" office:value="481.75">
            <text:p>481.75</text:p>
          </table:table-cell>
          <table:table-cell table:formula="of:=[.D430]/[.A430]" office:value-type="float" office:value="1.00983104850543">
            <text:p>1.01</text:p>
          </table:table-cell>
          <table:table-cell office:value-type="float" office:value="479.61">
            <text:p>479.61</text:p>
          </table:table-cell>
          <table:table-cell table:formula="of:=[.F430]/[.A430]" office:value-type="float" office:value="1.0053452395925">
            <text:p>1.01</text:p>
          </table:table-cell>
          <table:table-cell office:value-type="float" office:value="504.48">
            <text:p>504.48</text:p>
          </table:table-cell>
          <table:table-cell table:formula="of:=[.H430]/[.A430]" office:value-type="float" office:value="1.05747704691234">
            <text:p>1.06</text:p>
          </table:table-cell>
          <table:table-cell office:value-type="float" office:value="481.75">
            <text:p>481.75</text:p>
          </table:table-cell>
          <table:table-cell table:formula="of:=[.J430]/[.A430]" office:value-type="float" office:value="1.00983104850543">
            <text:p>1.01</text:p>
          </table:table-cell>
          <table:table-cell table:number-columns-repeated="5"/>
        </table:table-row>
        <table:table-row table:style-name="ro1">
          <table:table-cell office:value-type="float" office:value="180.07">
            <text:p>180.07</text:p>
          </table:table-cell>
          <table:table-cell office:value-type="float" office:value="192.02">
            <text:p>192.02</text:p>
          </table:table-cell>
          <table:table-cell table:formula="of:=[.B431]/[.A431]" office:value-type="float" office:value="1.06636308102405">
            <text:p>1.07</text:p>
          </table:table-cell>
          <table:table-cell office:value-type="float" office:value="183.58">
            <text:p>183.58</text:p>
          </table:table-cell>
          <table:table-cell table:formula="of:=[.D431]/[.A431]" office:value-type="float" office:value="1.01949241961459">
            <text:p>1.02</text:p>
          </table:table-cell>
          <table:table-cell office:value-type="float" office:value="182.41">
            <text:p>182.41</text:p>
          </table:table-cell>
          <table:table-cell table:formula="of:=[.F431]/[.A431]" office:value-type="float" office:value="1.01299494640973">
            <text:p>1.01</text:p>
          </table:table-cell>
          <table:table-cell office:value-type="float" office:value="185.92">
            <text:p>185.92</text:p>
          </table:table-cell>
          <table:table-cell table:formula="of:=[.H431]/[.A431]" office:value-type="float" office:value="1.03248736602432">
            <text:p>1.03</text:p>
          </table:table-cell>
          <table:table-cell office:value-type="float" office:value="183.58">
            <text:p>183.58</text:p>
          </table:table-cell>
          <table:table-cell table:formula="of:=[.J431]/[.A431]" office:value-type="float" office:value="1.01949241961459">
            <text:p>1.02</text:p>
          </table:table-cell>
          <table:table-cell table:number-columns-repeated="5"/>
        </table:table-row>
        <table:table-row table:style-name="ro1">
          <table:table-cell office:value-type="float" office:value="374.09">
            <text:p>374.09</text:p>
          </table:table-cell>
          <table:table-cell office:value-type="float" office:value="385.26">
            <text:p>385.26</text:p>
          </table:table-cell>
          <table:table-cell table:formula="of:=[.B432]/[.A432]" office:value-type="float" office:value="1.02985912480954">
            <text:p>1.03</text:p>
          </table:table-cell>
          <table:table-cell office:value-type="float" office:value="382.43">
            <text:p>382.43</text:p>
          </table:table-cell>
          <table:table-cell table:formula="of:=[.D432]/[.A432]" office:value-type="float" office:value="1.02229410035018">
            <text:p>1.02</text:p>
          </table:table-cell>
          <table:table-cell office:value-type="float" office:value="381.22">
            <text:p>381.22</text:p>
          </table:table-cell>
          <table:table-cell table:formula="of:=[.F432]/[.A432]" office:value-type="float" office:value="1.01905958459194">
            <text:p>1.02</text:p>
          </table:table-cell>
          <table:table-cell office:value-type="float" office:value="385.26">
            <text:p>385.26</text:p>
          </table:table-cell>
          <table:table-cell table:formula="of:=[.H432]/[.A432]" office:value-type="float" office:value="1.02985912480954">
            <text:p>1.03</text:p>
          </table:table-cell>
          <table:table-cell office:value-type="float" office:value="382.43">
            <text:p>382.43</text:p>
          </table:table-cell>
          <table:table-cell table:formula="of:=[.J432]/[.A432]" office:value-type="float" office:value="1.02229410035018">
            <text:p>1.02</text:p>
          </table:table-cell>
          <table:table-cell table:number-columns-repeated="5"/>
        </table:table-row>
        <table:table-row table:style-name="ro1">
          <table:table-cell office:value-type="float" office:value="174.62">
            <text:p>174.62</text:p>
          </table:table-cell>
          <table:table-cell office:value-type="float" office:value="183.45">
            <text:p>183.45</text:p>
          </table:table-cell>
          <table:table-cell table:formula="of:=[.B433]/[.A433]" office:value-type="float" office:value="1.05056694536708">
            <text:p>1.05</text:p>
          </table:table-cell>
          <table:table-cell office:value-type="float" office:value="174.62">
            <text:p>174.62</text:p>
          </table:table-cell>
          <table:table-cell table:formula="of:=[.D433]/[.A433]" office:value-type="float" office:value="1">
            <text:p>1</text:p>
          </table:table-cell>
          <table:table-cell office:value-type="float" office:value="175.21">
            <text:p>175.21</text:p>
          </table:table-cell>
          <table:table-cell table:formula="of:=[.F433]/[.A433]" office:value-type="float" office:value="1.00337876531898">
            <text:p>1</text:p>
          </table:table-cell>
          <table:table-cell office:value-type="float" office:value="183.45">
            <text:p>183.45</text:p>
          </table:table-cell>
          <table:table-cell table:formula="of:=[.H433]/[.A433]" office:value-type="float" office:value="1.05056694536708">
            <text:p>1.05</text:p>
          </table:table-cell>
          <table:table-cell office:value-type="float" office:value="175.79">
            <text:p>175.79</text:p>
          </table:table-cell>
          <table:table-cell table:formula="of:=[.J433]/[.A433]" office:value-type="float" office:value="1.00670026342916">
            <text:p>1.01</text:p>
          </table:table-cell>
          <table:table-cell table:number-columns-repeated="5"/>
        </table:table-row>
        <table:table-row table:style-name="ro1">
          <table:table-cell office:value-type="float" office:value="476.23">
            <text:p>476.23</text:p>
          </table:table-cell>
          <table:table-cell office:value-type="float" office:value="492.82">
            <text:p>492.82</text:p>
          </table:table-cell>
          <table:table-cell table:formula="of:=[.B434]/[.A434]" office:value-type="float" office:value="1.03483610860299">
            <text:p>1.03</text:p>
          </table:table-cell>
          <table:table-cell office:value-type="float" office:value="491.65">
            <text:p>491.65</text:p>
          </table:table-cell>
          <table:table-cell table:formula="of:=[.D434]/[.A434]" office:value-type="float" office:value="1.03237931251706">
            <text:p>1.03</text:p>
          </table:table-cell>
          <table:table-cell office:value-type="float" office:value="488.09">
            <text:p>488.09</text:p>
          </table:table-cell>
          <table:table-cell table:formula="of:=[.F434]/[.A434]" office:value-type="float" office:value="1.02490393297356">
            <text:p>1.02</text:p>
          </table:table-cell>
          <table:table-cell office:value-type="float" office:value="492.82">
            <text:p>492.82</text:p>
          </table:table-cell>
          <table:table-cell table:formula="of:=[.H434]/[.A434]" office:value-type="float" office:value="1.03483610860299">
            <text:p>1.03</text:p>
          </table:table-cell>
          <table:table-cell office:value-type="float" office:value="491.06">
            <text:p>491.06</text:p>
          </table:table-cell>
          <table:table-cell table:formula="of:=[.J434]/[.A434]" office:value-type="float" office:value="1.03114041534553">
            <text:p>1.03</text:p>
          </table:table-cell>
          <table:table-cell table:number-columns-repeated="5"/>
        </table:table-row>
        <table:table-row table:style-name="ro1">
          <table:table-cell office:value-type="float" office:value="493.67">
            <text:p>493.67</text:p>
          </table:table-cell>
          <table:table-cell office:value-type="float" office:value="528.03">
            <text:p>528.03</text:p>
          </table:table-cell>
          <table:table-cell table:formula="of:=[.B435]/[.A435]" office:value-type="float" office:value="1.06960115056617">
            <text:p>1.07</text:p>
          </table:table-cell>
          <table:table-cell office:value-type="float" office:value="518.17">
            <text:p>518.17</text:p>
          </table:table-cell>
          <table:table-cell table:formula="of:=[.D435]/[.A435]" office:value-type="float" office:value="1.04962829420463">
            <text:p>1.05</text:p>
          </table:table-cell>
          <table:table-cell office:value-type="float" office:value="516.51">
            <text:p>516.51</text:p>
          </table:table-cell>
          <table:table-cell table:formula="of:=[.F435]/[.A435]" office:value-type="float" office:value="1.04626572406668">
            <text:p>1.05</text:p>
          </table:table-cell>
          <table:table-cell office:value-type="float" office:value="527.44">
            <text:p>527.44</text:p>
          </table:table-cell>
          <table:table-cell table:formula="of:=[.H435]/[.A435]" office:value-type="float" office:value="1.06840602021593">
            <text:p>1.07</text:p>
          </table:table-cell>
          <table:table-cell office:value-type="float" office:value="518.17">
            <text:p>518.17</text:p>
          </table:table-cell>
          <table:table-cell table:formula="of:=[.J435]/[.A435]" office:value-type="float" office:value="1.04962829420463">
            <text:p>1.05</text:p>
          </table:table-cell>
          <table:table-cell table:number-columns-repeated="5"/>
        </table:table-row>
        <table:table-row table:style-name="ro1">
          <table:table-cell office:value-type="float" office:value="315.92">
            <text:p>315.92</text:p>
          </table:table-cell>
          <table:table-cell office:value-type="float" office:value="333.54">
            <text:p>333.54</text:p>
          </table:table-cell>
          <table:table-cell table:formula="of:=[.B436]/[.A436]" office:value-type="float" office:value="1.05577361357306">
            <text:p>1.06</text:p>
          </table:table-cell>
          <table:table-cell office:value-type="float" office:value="323.3">
            <text:p>323.3</text:p>
          </table:table-cell>
          <table:table-cell table:formula="of:=[.D436]/[.A436]" office:value-type="float" office:value="1.02336034439099">
            <text:p>1.02</text:p>
          </table:table-cell>
          <table:table-cell office:value-type="float" office:value="323.78">
            <text:p>323.78</text:p>
          </table:table-cell>
          <table:table-cell table:formula="of:=[.F436]/[.A436]" office:value-type="float" office:value="1.02487971638389">
            <text:p>1.02</text:p>
          </table:table-cell>
          <table:table-cell office:value-type="float" office:value="333.54">
            <text:p>333.54</text:p>
          </table:table-cell>
          <table:table-cell table:formula="of:=[.H436]/[.A436]" office:value-type="float" office:value="1.05577361357306">
            <text:p>1.06</text:p>
          </table:table-cell>
          <table:table-cell office:value-type="float" office:value="323.88">
            <text:p>323.88</text:p>
          </table:table-cell>
          <table:table-cell table:formula="of:=[.J436]/[.A436]" office:value-type="float" office:value="1.02519625221575">
            <text:p>1.03</text:p>
          </table:table-cell>
          <table:table-cell table:number-columns-repeated="5"/>
        </table:table-row>
        <table:table-row table:style-name="ro1">
          <table:table-cell office:value-type="float" office:value="400.84">
            <text:p>400.84</text:p>
          </table:table-cell>
          <table:table-cell office:value-type="float" office:value="419">
            <text:p>419</text:p>
          </table:table-cell>
          <table:table-cell table:formula="of:=[.B437]/[.A437]" office:value-type="float" office:value="1.04530485979443">
            <text:p>1.05</text:p>
          </table:table-cell>
          <table:table-cell office:value-type="float" office:value="417.59">
            <text:p>417.59</text:p>
          </table:table-cell>
          <table:table-cell table:formula="of:=[.D437]/[.A437]" office:value-type="float" office:value="1.04178724678176">
            <text:p>1.04</text:p>
          </table:table-cell>
          <table:table-cell office:value-type="float" office:value="421.35">
            <text:p>421.35</text:p>
          </table:table-cell>
          <table:table-cell table:formula="of:=[.F437]/[.A437]" office:value-type="float" office:value="1.05116754814889">
            <text:p>1.05</text:p>
          </table:table-cell>
          <table:table-cell office:value-type="float" office:value="418.42">
            <text:p>418.42</text:p>
          </table:table-cell>
          <table:table-cell table:formula="of:=[.H437]/[.A437]" office:value-type="float" office:value="1.04385789841333">
            <text:p>1.04</text:p>
          </table:table-cell>
          <table:table-cell office:value-type="float" office:value="417">
            <text:p>417</text:p>
          </table:table-cell>
          <table:table-cell table:formula="of:=[.J437]/[.A437]" office:value-type="float" office:value="1.04031533779064">
            <text:p>1.04</text:p>
          </table:table-cell>
          <table:table-cell table:number-columns-repeated="5"/>
        </table:table-row>
        <table:table-row table:style-name="ro1">
          <table:table-cell office:value-type="float" office:value="59.36">
            <text:p>59.36</text:p>
          </table:table-cell>
          <table:table-cell office:value-type="float" office:value="71.25">
            <text:p>71.25</text:p>
          </table:table-cell>
          <table:table-cell table:formula="of:=[.B438]/[.A438]" office:value-type="float" office:value="1.20030323450135">
            <text:p>1.2</text:p>
          </table:table-cell>
          <table:table-cell office:value-type="float" office:value="59.36">
            <text:p>59.36</text:p>
          </table:table-cell>
          <table:table-cell table:formula="of:=[.D438]/[.A438]" office:value-type="float" office:value="1">
            <text:p>1</text:p>
          </table:table-cell>
          <table:table-cell office:value-type="float" office:value="59.36">
            <text:p>59.36</text:p>
          </table:table-cell>
          <table:table-cell table:formula="of:=[.F438]/[.A438]" office:value-type="float" office:value="1">
            <text:p>1</text:p>
          </table:table-cell>
          <table:table-cell office:value-type="float" office:value="59.36">
            <text:p>59.36</text:p>
          </table:table-cell>
          <table:table-cell table:formula="of:=[.H438]/[.A438]" office:value-type="float" office:value="1">
            <text:p>1</text:p>
          </table:table-cell>
          <table:table-cell office:value-type="float" office:value="59.36">
            <text:p>59.36</text:p>
          </table:table-cell>
          <table:table-cell table:formula="of:=[.J438]/[.A43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97.92">
            <text:p>497.92</text:p>
          </table:table-cell>
          <table:table-cell office:value-type="float" office:value="515.92">
            <text:p>515.92</text:p>
          </table:table-cell>
          <table:table-cell table:formula="of:=[.B439]/[.A439]" office:value-type="float" office:value="1.03615038560411">
            <text:p>1.04</text:p>
          </table:table-cell>
          <table:table-cell office:value-type="float" office:value="509.09">
            <text:p>509.09</text:p>
          </table:table-cell>
          <table:table-cell table:formula="of:=[.D439]/[.A439]" office:value-type="float" office:value="1.02243332262211">
            <text:p>1.02</text:p>
          </table:table-cell>
          <table:table-cell office:value-type="float" office:value="507.88">
            <text:p>507.88</text:p>
          </table:table-cell>
          <table:table-cell table:formula="of:=[.F439]/[.A439]" office:value-type="float" office:value="1.02000321336761">
            <text:p>1.02</text:p>
          </table:table-cell>
          <table:table-cell office:value-type="float" office:value="510.26">
            <text:p>510.26</text:p>
          </table:table-cell>
          <table:table-cell table:formula="of:=[.H439]/[.A439]" office:value-type="float" office:value="1.02478309768638">
            <text:p>1.02</text:p>
          </table:table-cell>
          <table:table-cell office:value-type="float" office:value="509.68">
            <text:p>509.68</text:p>
          </table:table-cell>
          <table:table-cell table:formula="of:=[.J439]/[.A439]" office:value-type="float" office:value="1.02361825192802">
            <text:p>1.02</text:p>
          </table:table-cell>
          <table:table-cell table:number-columns-repeated="5"/>
        </table:table-row>
        <table:table-row table:style-name="ro1">
          <table:table-cell office:value-type="float" office:value="213.61">
            <text:p>213.61</text:p>
          </table:table-cell>
          <table:table-cell office:value-type="float" office:value="224.92">
            <text:p>224.92</text:p>
          </table:table-cell>
          <table:table-cell table:formula="of:=[.B440]/[.A440]" office:value-type="float" office:value="1.05294695941201">
            <text:p>1.05</text:p>
          </table:table-cell>
          <table:table-cell office:value-type="float" office:value="219.02">
            <text:p>219.02</text:p>
          </table:table-cell>
          <table:table-cell table:formula="of:=[.D440]/[.A440]" office:value-type="float" office:value="1.02532652965685">
            <text:p>1.03</text:p>
          </table:table-cell>
          <table:table-cell office:value-type="float" office:value="213.37">
            <text:p>213.37</text:p>
          </table:table-cell>
          <table:table-cell table:formula="of:=[.F440]/[.A440]" office:value-type="float" office:value="0.998876457094705">
            <text:p>1</text:p>
          </table:table-cell>
          <table:table-cell office:value-type="float" office:value="224.92">
            <text:p>224.92</text:p>
          </table:table-cell>
          <table:table-cell table:formula="of:=[.H440]/[.A440]" office:value-type="float" office:value="1.05294695941201">
            <text:p>1.05</text:p>
          </table:table-cell>
          <table:table-cell office:value-type="float" office:value="218.44">
            <text:p>218.44</text:p>
          </table:table-cell>
          <table:table-cell table:formula="of:=[.J440]/[.A440]" office:value-type="float" office:value="1.02261130096906">
            <text:p>1.02</text:p>
          </table:table-cell>
          <table:table-cell table:number-columns-repeated="5"/>
        </table:table-row>
        <table:table-row table:style-name="ro1">
          <table:table-cell office:value-type="float" office:value="372.53">
            <text:p>372.53</text:p>
          </table:table-cell>
          <table:table-cell office:value-type="float" office:value="402.93">
            <text:p>402.93</text:p>
          </table:table-cell>
          <table:table-cell table:formula="of:=[.B441]/[.A441]" office:value-type="float" office:value="1.08160416610743">
            <text:p>1.08</text:p>
          </table:table-cell>
          <table:table-cell office:value-type="float" office:value="382.49">
            <text:p>382.49</text:p>
          </table:table-cell>
          <table:table-cell table:formula="of:=[.D441]/[.A441]" office:value-type="float" office:value="1.02673610179046">
            <text:p>1.03</text:p>
          </table:table-cell>
          <table:table-cell office:value-type="float" office:value="381.9">
            <text:p>381.9</text:p>
          </table:table-cell>
          <table:table-cell table:formula="of:=[.F441]/[.A441]" office:value-type="float" office:value="1.02515233672456">
            <text:p>1.03</text:p>
          </table:table-cell>
          <table:table-cell office:value-type="float" office:value="384.24">
            <text:p>384.24</text:p>
          </table:table-cell>
          <table:table-cell table:formula="of:=[.H441]/[.A441]" office:value-type="float" office:value="1.03143371003678">
            <text:p>1.03</text:p>
          </table:table-cell>
          <table:table-cell office:value-type="float" office:value="381.9">
            <text:p>381.9</text:p>
          </table:table-cell>
          <table:table-cell table:formula="of:=[.J441]/[.A441]" office:value-type="float" office:value="1.02515233672456">
            <text:p>1.03</text:p>
          </table:table-cell>
          <table:table-cell table:number-columns-repeated="5"/>
        </table:table-row>
        <table:table-row table:style-name="ro1">
          <table:table-cell office:value-type="float" office:value="358.94">
            <text:p>358.94</text:p>
          </table:table-cell>
          <table:table-cell office:value-type="float" office:value="373.43">
            <text:p>373.43</text:p>
          </table:table-cell>
          <table:table-cell table:formula="of:=[.B442]/[.A442]" office:value-type="float" office:value="1.04036886387697">
            <text:p>1.04</text:p>
          </table:table-cell>
          <table:table-cell office:value-type="float" office:value="362.8">
            <text:p>362.8</text:p>
          </table:table-cell>
          <table:table-cell table:formula="of:=[.D442]/[.A442]" office:value-type="float" office:value="1.01075388644342">
            <text:p>1.01</text:p>
          </table:table-cell>
          <table:table-cell office:value-type="float" office:value="363.97">
            <text:p>363.97</text:p>
          </table:table-cell>
          <table:table-cell table:formula="of:=[.F442]/[.A442]" office:value-type="float" office:value="1.01401348414777">
            <text:p>1.01</text:p>
          </table:table-cell>
          <table:table-cell office:value-type="float" office:value="373.43">
            <text:p>373.43</text:p>
          </table:table-cell>
          <table:table-cell table:formula="of:=[.H442]/[.A442]" office:value-type="float" office:value="1.04036886387697">
            <text:p>1.04</text:p>
          </table:table-cell>
          <table:table-cell office:value-type="float" office:value="362.8">
            <text:p>362.8</text:p>
          </table:table-cell>
          <table:table-cell table:formula="of:=[.J442]/[.A442]" office:value-type="float" office:value="1.01075388644342">
            <text:p>1.01</text:p>
          </table:table-cell>
          <table:table-cell table:number-columns-repeated="5"/>
        </table:table-row>
        <table:table-row table:style-name="ro1">
          <table:table-cell office:value-type="float" office:value="232.29">
            <text:p>232.29</text:p>
          </table:table-cell>
          <table:table-cell office:value-type="float" office:value="244.29">
            <text:p>244.29</text:p>
          </table:table-cell>
          <table:table-cell table:formula="of:=[.B443]/[.A443]" office:value-type="float" office:value="1.05165956347669">
            <text:p>1.05</text:p>
          </table:table-cell>
          <table:table-cell office:value-type="float" office:value="232.63">
            <text:p>232.63</text:p>
          </table:table-cell>
          <table:table-cell table:formula="of:=[.D443]/[.A443]" office:value-type="float" office:value="1.00146368763184">
            <text:p>1</text:p>
          </table:table-cell>
          <table:table-cell office:value-type="float" office:value="233.81">
            <text:p>233.81</text:p>
          </table:table-cell>
          <table:table-cell table:formula="of:=[.F443]/[.A443]" office:value-type="float" office:value="1.00654354470705">
            <text:p>1.01</text:p>
          </table:table-cell>
          <table:table-cell office:value-type="float" office:value="244.29">
            <text:p>244.29</text:p>
          </table:table-cell>
          <table:table-cell table:formula="of:=[.H443]/[.A443]" office:value-type="float" office:value="1.05165956347669">
            <text:p>1.05</text:p>
          </table:table-cell>
          <table:table-cell office:value-type="float" office:value="232.63">
            <text:p>232.63</text:p>
          </table:table-cell>
          <table:table-cell table:formula="of:=[.J443]/[.A443]" office:value-type="float" office:value="1.00146368763184">
            <text:p>1</text:p>
          </table:table-cell>
          <table:table-cell table:number-columns-repeated="5"/>
        </table:table-row>
        <table:table-row table:style-name="ro1">
          <table:table-cell office:value-type="float" office:value="169.89">
            <text:p>169.89</text:p>
          </table:table-cell>
          <table:table-cell office:value-type="float" office:value="189.02">
            <text:p>189.02</text:p>
          </table:table-cell>
          <table:table-cell table:formula="of:=[.B444]/[.A444]" office:value-type="float" office:value="1.11260227205839">
            <text:p>1.11</text:p>
          </table:table-cell>
          <table:table-cell office:value-type="float" office:value="175.99">
            <text:p>175.99</text:p>
          </table:table-cell>
          <table:table-cell table:formula="of:=[.D444]/[.A444]" office:value-type="float" office:value="1.03590558596739">
            <text:p>1.04</text:p>
          </table:table-cell>
          <table:table-cell office:value-type="float" office:value="177.75">
            <text:p>177.75</text:p>
          </table:table-cell>
          <table:table-cell table:formula="of:=[.F444]/[.A444]" office:value-type="float" office:value="1.04626523044323">
            <text:p>1.05</text:p>
          </table:table-cell>
          <table:table-cell office:value-type="float" office:value="189.02">
            <text:p>189.02</text:p>
          </table:table-cell>
          <table:table-cell table:formula="of:=[.H444]/[.A444]" office:value-type="float" office:value="1.11260227205839">
            <text:p>1.11</text:p>
          </table:table-cell>
          <table:table-cell office:value-type="float" office:value="175.99">
            <text:p>175.99</text:p>
          </table:table-cell>
          <table:table-cell table:formula="of:=[.J444]/[.A444]" office:value-type="float" office:value="1.03590558596739">
            <text:p>1.04</text:p>
          </table:table-cell>
          <table:table-cell table:number-columns-repeated="5"/>
        </table:table-row>
        <table:table-row table:style-name="ro1">
          <table:table-cell office:value-type="float" office:value="57.67">
            <text:p>57.67</text:p>
          </table:table-cell>
          <table:table-cell office:value-type="float" office:value="60.25">
            <text:p>60.25</text:p>
          </table:table-cell>
          <table:table-cell table:formula="of:=[.B445]/[.A445]" office:value-type="float" office:value="1.04473729842206">
            <text:p>1.04</text:p>
          </table:table-cell>
          <table:table-cell office:value-type="float" office:value="60.01">
            <text:p>60.01</text:p>
          </table:table-cell>
          <table:table-cell table:formula="of:=[.D445]/[.A445]" office:value-type="float" office:value="1.04057568926652">
            <text:p>1.04</text:p>
          </table:table-cell>
          <table:table-cell office:value-type="float" office:value="60.01">
            <text:p>60.01</text:p>
          </table:table-cell>
          <table:table-cell table:formula="of:=[.F445]/[.A445]" office:value-type="float" office:value="1.04057568926652">
            <text:p>1.04</text:p>
          </table:table-cell>
          <table:table-cell office:value-type="float" office:value="60.25">
            <text:p>60.25</text:p>
          </table:table-cell>
          <table:table-cell table:formula="of:=[.H445]/[.A445]" office:value-type="float" office:value="1.04473729842206">
            <text:p>1.04</text:p>
          </table:table-cell>
          <table:table-cell office:value-type="float" office:value="60.01">
            <text:p>60.01</text:p>
          </table:table-cell>
          <table:table-cell table:formula="of:=[.J445]/[.A445]" office:value-type="float" office:value="1.04057568926652">
            <text:p>1.04</text:p>
          </table:table-cell>
          <table:table-cell table:number-columns-repeated="5"/>
        </table:table-row>
        <table:table-row table:style-name="ro1">
          <table:table-cell office:value-type="float" office:value="218.92">
            <text:p>218.92</text:p>
          </table:table-cell>
          <table:table-cell office:value-type="float" office:value="230.78">
            <text:p>230.78</text:p>
          </table:table-cell>
          <table:table-cell table:formula="of:=[.B446]/[.A446]" office:value-type="float" office:value="1.05417504111091">
            <text:p>1.05</text:p>
          </table:table-cell>
          <table:table-cell office:value-type="float" office:value="225.95">
            <text:p>225.95</text:p>
          </table:table-cell>
          <table:table-cell table:formula="of:=[.D446]/[.A446]" office:value-type="float" office:value="1.03211218710031">
            <text:p>1.03</text:p>
          </table:table-cell>
          <table:table-cell office:value-type="float" office:value="221.02">
            <text:p>221.02</text:p>
          </table:table-cell>
          <table:table-cell table:formula="of:=[.F446]/[.A446]" office:value-type="float" office:value="1.009592545222">
            <text:p>1.01</text:p>
          </table:table-cell>
          <table:table-cell office:value-type="float" office:value="230.78">
            <text:p>230.78</text:p>
          </table:table-cell>
          <table:table-cell table:formula="of:=[.H446]/[.A446]" office:value-type="float" office:value="1.05417504111091">
            <text:p>1.05</text:p>
          </table:table-cell>
          <table:table-cell office:value-type="float" office:value="225.95">
            <text:p>225.95</text:p>
          </table:table-cell>
          <table:table-cell table:formula="of:=[.J446]/[.A446]" office:value-type="float" office:value="1.03211218710031">
            <text:p>1.03</text:p>
          </table:table-cell>
          <table:table-cell table:number-columns-repeated="5"/>
        </table:table-row>
        <table:table-row table:style-name="ro1">
          <table:table-cell office:value-type="float" office:value="136.23">
            <text:p>136.23</text:p>
          </table:table-cell>
          <table:table-cell office:value-type="float" office:value="143.5">
            <text:p>143.5</text:p>
          </table:table-cell>
          <table:table-cell table:formula="of:=[.B447]/[.A447]" office:value-type="float" office:value="1.05336563165235">
            <text:p>1.05</text:p>
          </table:table-cell>
          <table:table-cell office:value-type="float" office:value="140.08">
            <text:p>140.08</text:p>
          </table:table-cell>
          <table:table-cell table:formula="of:=[.D447]/[.A447]" office:value-type="float" office:value="1.02826102914189">
            <text:p>1.03</text:p>
          </table:table-cell>
          <table:table-cell office:value-type="float" office:value="140.08">
            <text:p>140.08</text:p>
          </table:table-cell>
          <table:table-cell table:formula="of:=[.F447]/[.A447]" office:value-type="float" office:value="1.02826102914189">
            <text:p>1.03</text:p>
          </table:table-cell>
          <table:table-cell office:value-type="float" office:value="142.91">
            <text:p>142.91</text:p>
          </table:table-cell>
          <table:table-cell table:formula="of:=[.H447]/[.A447]" office:value-type="float" office:value="1.04903472069295">
            <text:p>1.05</text:p>
          </table:table-cell>
          <table:table-cell office:value-type="float" office:value="139.5">
            <text:p>139.5</text:p>
          </table:table-cell>
          <table:table-cell table:formula="of:=[.J447]/[.A447]" office:value-type="float" office:value="1.02400352345298">
            <text:p>1.02</text:p>
          </table:table-cell>
          <table:table-cell table:number-columns-repeated="5"/>
        </table:table-row>
        <table:table-row table:style-name="ro1">
          <table:table-cell office:value-type="float" office:value="458.89">
            <text:p>458.89</text:p>
          </table:table-cell>
          <table:table-cell office:value-type="float" office:value="482.85">
            <text:p>482.85</text:p>
          </table:table-cell>
          <table:table-cell table:formula="of:=[.B448]/[.A448]" office:value-type="float" office:value="1.05221294863693">
            <text:p>1.05</text:p>
          </table:table-cell>
          <table:table-cell office:value-type="float" office:value="469.92">
            <text:p>469.92</text:p>
          </table:table-cell>
          <table:table-cell table:formula="of:=[.D448]/[.A448]" office:value-type="float" office:value="1.02403626141341">
            <text:p>1.02</text:p>
          </table:table-cell>
          <table:table-cell office:value-type="float" office:value="466.99">
            <text:p>466.99</text:p>
          </table:table-cell>
          <table:table-cell table:formula="of:=[.F448]/[.A448]" office:value-type="float" office:value="1.01765128897993">
            <text:p>1.02</text:p>
          </table:table-cell>
          <table:table-cell office:value-type="float" office:value="482.85">
            <text:p>482.85</text:p>
          </table:table-cell>
          <table:table-cell table:formula="of:=[.H448]/[.A448]" office:value-type="float" office:value="1.05221294863693">
            <text:p>1.05</text:p>
          </table:table-cell>
          <table:table-cell office:value-type="float" office:value="469.33">
            <text:p>469.33</text:p>
          </table:table-cell>
          <table:table-cell table:formula="of:=[.J448]/[.A448]" office:value-type="float" office:value="1.0227505502408">
            <text:p>1.02</text:p>
          </table:table-cell>
          <table:table-cell table:number-columns-repeated="5"/>
        </table:table-row>
        <table:table-row table:style-name="ro1">
          <table:table-cell office:value-type="float" office:value="417.77">
            <text:p>417.77</text:p>
          </table:table-cell>
          <table:table-cell office:value-type="float" office:value="449.77">
            <text:p>449.77</text:p>
          </table:table-cell>
          <table:table-cell table:formula="of:=[.B449]/[.A449]" office:value-type="float" office:value="1.07659717069201">
            <text:p>1.08</text:p>
          </table:table-cell>
          <table:table-cell office:value-type="float" office:value="428.6">
            <text:p>428.6</text:p>
          </table:table-cell>
          <table:table-cell table:formula="of:=[.D449]/[.A449]" office:value-type="float" office:value="1.02592335495608">
            <text:p>1.03</text:p>
          </table:table-cell>
          <table:table-cell office:value-type="float" office:value="428.8">
            <text:p>428.8</text:p>
          </table:table-cell>
          <table:table-cell table:formula="of:=[.F449]/[.A449]" office:value-type="float" office:value="1.0264020872729">
            <text:p>1.03</text:p>
          </table:table-cell>
          <table:table-cell office:value-type="float" office:value="449.77">
            <text:p>449.77</text:p>
          </table:table-cell>
          <table:table-cell table:formula="of:=[.H449]/[.A449]" office:value-type="float" office:value="1.07659717069201">
            <text:p>1.08</text:p>
          </table:table-cell>
          <table:table-cell office:value-type="float" office:value="428.6">
            <text:p>428.6</text:p>
          </table:table-cell>
          <table:table-cell table:formula="of:=[.J449]/[.A449]" office:value-type="float" office:value="1.02592335495608">
            <text:p>1.03</text:p>
          </table:table-cell>
          <table:table-cell table:number-columns-repeated="5"/>
        </table:table-row>
        <table:table-row table:style-name="ro1">
          <table:table-cell office:value-type="float" office:value="409.81">
            <text:p>409.81</text:p>
          </table:table-cell>
          <table:table-cell office:value-type="float" office:value="478.92">
            <text:p>478.92</text:p>
          </table:table-cell>
          <table:table-cell table:formula="of:=[.B450]/[.A450]" office:value-type="float" office:value="1.16863912544838">
            <text:p>1.17</text:p>
          </table:table-cell>
          <table:table-cell office:value-type="float" office:value="435.45">
            <text:p>435.45</text:p>
          </table:table-cell>
          <table:table-cell table:formula="of:=[.D450]/[.A450]" office:value-type="float" office:value="1.06256557917084">
            <text:p>1.06</text:p>
          </table:table-cell>
          <table:table-cell office:value-type="float" office:value="423.85">
            <text:p>423.85</text:p>
          </table:table-cell>
          <table:table-cell table:formula="of:=[.F450]/[.A450]" office:value-type="float" office:value="1.03425977892194">
            <text:p>1.03</text:p>
          </table:table-cell>
          <table:table-cell office:value-type="float" office:value="470.23">
            <text:p>470.23</text:p>
          </table:table-cell>
          <table:table-cell table:formula="of:=[.H450]/[.A450]" office:value-type="float" office:value="1.14743417681365">
            <text:p>1.15</text:p>
          </table:table-cell>
          <table:table-cell office:value-type="float" office:value="435.45">
            <text:p>435.45</text:p>
          </table:table-cell>
          <table:table-cell table:formula="of:=[.J450]/[.A450]" office:value-type="float" office:value="1.06256557917084">
            <text:p>1.06</text:p>
          </table:table-cell>
          <table:table-cell table:number-columns-repeated="5"/>
        </table:table-row>
        <table:table-row table:style-name="ro1">
          <table:table-cell office:value-type="float" office:value="141.58">
            <text:p>141.58</text:p>
          </table:table-cell>
          <table:table-cell office:value-type="float" office:value="149.68">
            <text:p>149.68</text:p>
          </table:table-cell>
          <table:table-cell table:formula="of:=[.B451]/[.A451]" office:value-type="float" office:value="1.05721147054669">
            <text:p>1.06</text:p>
          </table:table-cell>
          <table:table-cell office:value-type="float" office:value="145.34">
            <text:p>145.34</text:p>
          </table:table-cell>
          <table:table-cell table:formula="of:=[.D451]/[.A451]" office:value-type="float" office:value="1.02655742336488">
            <text:p>1.03</text:p>
          </table:table-cell>
          <table:table-cell office:value-type="float" office:value="144.17">
            <text:p>144.17</text:p>
          </table:table-cell>
          <table:table-cell table:formula="of:=[.F451]/[.A451]" office:value-type="float" office:value="1.01829354428592">
            <text:p>1.02</text:p>
          </table:table-cell>
          <table:table-cell office:value-type="float" office:value="149.68">
            <text:p>149.68</text:p>
          </table:table-cell>
          <table:table-cell table:formula="of:=[.H451]/[.A451]" office:value-type="float" office:value="1.05721147054669">
            <text:p>1.06</text:p>
          </table:table-cell>
          <table:table-cell office:value-type="float" office:value="145.34">
            <text:p>145.34</text:p>
          </table:table-cell>
          <table:table-cell table:formula="of:=[.J451]/[.A451]" office:value-type="float" office:value="1.02655742336488">
            <text:p>1.03</text:p>
          </table:table-cell>
          <table:table-cell table:number-columns-repeated="5"/>
        </table:table-row>
        <table:table-row table:style-name="ro1">
          <table:table-cell office:value-type="float" office:value="502.92">
            <text:p>502.92</text:p>
          </table:table-cell>
          <table:table-cell office:value-type="float" office:value="528.27">
            <text:p>528.27</text:p>
          </table:table-cell>
          <table:table-cell table:formula="of:=[.B452]/[.A452]" office:value-type="float" office:value="1.05040563111429">
            <text:p>1.05</text:p>
          </table:table-cell>
          <table:table-cell office:value-type="float" office:value="512.13">
            <text:p>512.13</text:p>
          </table:table-cell>
          <table:table-cell table:formula="of:=[.D452]/[.A452]" office:value-type="float" office:value="1.01831305177762">
            <text:p>1.02</text:p>
          </table:table-cell>
          <table:table-cell office:value-type="float" office:value="516.43">
            <text:p>516.43</text:p>
          </table:table-cell>
          <table:table-cell table:formula="of:=[.F452]/[.A452]" office:value-type="float" office:value="1.0268631193828">
            <text:p>1.03</text:p>
          </table:table-cell>
          <table:table-cell office:value-type="float" office:value="524.27">
            <text:p>524.27</text:p>
          </table:table-cell>
          <table:table-cell table:formula="of:=[.H452]/[.A452]" office:value-type="float" office:value="1.04245207985365">
            <text:p>1.04</text:p>
          </table:table-cell>
          <table:table-cell office:value-type="float" office:value="515.65">
            <text:p>515.65</text:p>
          </table:table-cell>
          <table:table-cell table:formula="of:=[.J452]/[.A452]" office:value-type="float" office:value="1.02531217688698">
            <text:p>1.03</text:p>
          </table:table-cell>
          <table:table-cell table:number-columns-repeated="5"/>
        </table:table-row>
        <table:table-row table:style-name="ro1">
          <table:table-cell office:value-type="float" office:value="269.28">
            <text:p>269.28</text:p>
          </table:table-cell>
          <table:table-cell office:value-type="float" office:value="277.14">
            <text:p>277.14</text:p>
          </table:table-cell>
          <table:table-cell table:formula="of:=[.B453]/[.A453]" office:value-type="float" office:value="1.0291889483066">
            <text:p>1.03</text:p>
          </table:table-cell>
          <table:table-cell office:value-type="float" office:value="275.72">
            <text:p>275.72</text:p>
          </table:table-cell>
          <table:table-cell table:formula="of:=[.D453]/[.A453]" office:value-type="float" office:value="1.0239156268568">
            <text:p>1.02</text:p>
          </table:table-cell>
          <table:table-cell office:value-type="float" office:value="275.72">
            <text:p>275.72</text:p>
          </table:table-cell>
          <table:table-cell table:formula="of:=[.F453]/[.A453]" office:value-type="float" office:value="1.0239156268568">
            <text:p>1.02</text:p>
          </table:table-cell>
          <table:table-cell office:value-type="float" office:value="277.14">
            <text:p>277.14</text:p>
          </table:table-cell>
          <table:table-cell table:formula="of:=[.H453]/[.A453]" office:value-type="float" office:value="1.0291889483066">
            <text:p>1.03</text:p>
          </table:table-cell>
          <table:table-cell office:value-type="float" office:value="275.72">
            <text:p>275.72</text:p>
          </table:table-cell>
          <table:table-cell table:formula="of:=[.J453]/[.A453]" office:value-type="float" office:value="1.0239156268568">
            <text:p>1.02</text:p>
          </table:table-cell>
          <table:table-cell table:number-columns-repeated="5"/>
        </table:table-row>
        <table:table-row table:style-name="ro1">
          <table:table-cell office:value-type="float" office:value="167.27">
            <text:p>167.27</text:p>
          </table:table-cell>
          <table:table-cell office:value-type="float" office:value="189.37">
            <text:p>189.37</text:p>
          </table:table-cell>
          <table:table-cell table:formula="of:=[.B454]/[.A454]" office:value-type="float" office:value="1.13212171937586">
            <text:p>1.13</text:p>
          </table:table-cell>
          <table:table-cell office:value-type="float" office:value="173.27">
            <text:p>173.27</text:p>
          </table:table-cell>
          <table:table-cell table:formula="of:=[.D454]/[.A454]" office:value-type="float" office:value="1.03587015005679">
            <text:p>1.04</text:p>
          </table:table-cell>
          <table:table-cell office:value-type="float" office:value="169.95">
            <text:p>169.95</text:p>
          </table:table-cell>
          <table:table-cell table:formula="of:=[.F454]/[.A454]" office:value-type="float" office:value="1.0160220003587">
            <text:p>1.02</text:p>
          </table:table-cell>
          <table:table-cell office:value-type="float" office:value="189.37">
            <text:p>189.37</text:p>
          </table:table-cell>
          <table:table-cell table:formula="of:=[.H454]/[.A454]" office:value-type="float" office:value="1.13212171937586">
            <text:p>1.13</text:p>
          </table:table-cell>
          <table:table-cell office:value-type="float" office:value="172.2">
            <text:p>172.2</text:p>
          </table:table-cell>
          <table:table-cell table:formula="of:=[.J454]/[.A454]" office:value-type="float" office:value="1.02947330663">
            <text:p>1.03</text:p>
          </table:table-cell>
          <table:table-cell table:number-columns-repeated="5"/>
        </table:table-row>
        <table:table-row table:style-name="ro1">
          <table:table-cell office:value-type="float" office:value="182.82">
            <text:p>182.82</text:p>
          </table:table-cell>
          <table:table-cell office:value-type="float" office:value="191.02">
            <text:p>191.02</text:p>
          </table:table-cell>
          <table:table-cell table:formula="of:=[.B455]/[.A455]" office:value-type="float" office:value="1.04485286073734">
            <text:p>1.04</text:p>
          </table:table-cell>
          <table:table-cell office:value-type="float" office:value="189.02">
            <text:p>189.02</text:p>
          </table:table-cell>
          <table:table-cell table:formula="of:=[.D455]/[.A455]" office:value-type="float" office:value="1.03391313860628">
            <text:p>1.03</text:p>
          </table:table-cell>
          <table:table-cell office:value-type="float" office:value="184.34">
            <text:p>184.34</text:p>
          </table:table-cell>
          <table:table-cell table:formula="of:=[.F455]/[.A455]" office:value-type="float" office:value="1.0083141888196">
            <text:p>1.01</text:p>
          </table:table-cell>
          <table:table-cell office:value-type="float" office:value="191.02">
            <text:p>191.02</text:p>
          </table:table-cell>
          <table:table-cell table:formula="of:=[.H455]/[.A455]" office:value-type="float" office:value="1.04485286073734">
            <text:p>1.04</text:p>
          </table:table-cell>
          <table:table-cell office:value-type="float" office:value="188.44">
            <text:p>188.44</text:p>
          </table:table-cell>
          <table:table-cell table:formula="of:=[.J455]/[.A455]" office:value-type="float" office:value="1.03074061918827">
            <text:p>1.03</text:p>
          </table:table-cell>
          <table:table-cell table:number-columns-repeated="5"/>
        </table:table-row>
        <table:table-row table:style-name="ro1">
          <table:table-cell office:value-type="float" office:value="194.52">
            <text:p>194.52</text:p>
          </table:table-cell>
          <table:table-cell office:value-type="float" office:value="197.45">
            <text:p>197.45</text:p>
          </table:table-cell>
          <table:table-cell table:formula="of:=[.B456]/[.A456]" office:value-type="float" office:value="1.01506271848653">
            <text:p>1.02</text:p>
          </table:table-cell>
          <table:table-cell office:value-type="float" office:value="195.11">
            <text:p>195.11</text:p>
          </table:table-cell>
          <table:table-cell table:formula="of:=[.D456]/[.A456]" office:value-type="float" office:value="1.00303310713551">
            <text:p>1</text:p>
          </table:table-cell>
          <table:table-cell office:value-type="float" office:value="196.28">
            <text:p>196.28</text:p>
          </table:table-cell>
          <table:table-cell table:formula="of:=[.F456]/[.A456]" office:value-type="float" office:value="1.00904791281102">
            <text:p>1.01</text:p>
          </table:table-cell>
          <table:table-cell office:value-type="float" office:value="197.45">
            <text:p>197.45</text:p>
          </table:table-cell>
          <table:table-cell table:formula="of:=[.H456]/[.A456]" office:value-type="float" office:value="1.01506271848653">
            <text:p>1.02</text:p>
          </table:table-cell>
          <table:table-cell office:value-type="float" office:value="194.52">
            <text:p>194.52</text:p>
          </table:table-cell>
          <table:table-cell table:formula="of:=[.J456]/[.A45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68.31">
            <text:p>368.31</text:p>
          </table:table-cell>
          <table:table-cell office:value-type="float" office:value="427.72">
            <text:p>427.72</text:p>
          </table:table-cell>
          <table:table-cell table:formula="of:=[.B457]/[.A457]" office:value-type="float" office:value="1.16130433602129">
            <text:p>1.16</text:p>
          </table:table-cell>
          <table:table-cell office:value-type="float" office:value="401.14">
            <text:p>401.14</text:p>
          </table:table-cell>
          <table:table-cell table:formula="of:=[.D457]/[.A457]" office:value-type="float" office:value="1.0891368683989">
            <text:p>1.09</text:p>
          </table:table-cell>
          <table:table-cell office:value-type="float" office:value="377.2">
            <text:p>377.2</text:p>
          </table:table-cell>
          <table:table-cell table:formula="of:=[.F457]/[.A457]" office:value-type="float" office:value="1.02413727566452">
            <text:p>1.02</text:p>
          </table:table-cell>
          <table:table-cell office:value-type="float" office:value="427.72">
            <text:p>427.72</text:p>
          </table:table-cell>
          <table:table-cell table:formula="of:=[.H457]/[.A457]" office:value-type="float" office:value="1.16130433602129">
            <text:p>1.16</text:p>
          </table:table-cell>
          <table:table-cell office:value-type="float" office:value="387.28">
            <text:p>387.28</text:p>
          </table:table-cell>
          <table:table-cell table:formula="of:=[.J457]/[.A457]" office:value-type="float" office:value="1.05150552523689">
            <text:p>1.05</text:p>
          </table:table-cell>
          <table:table-cell table:number-columns-repeated="5"/>
        </table:table-row>
        <table:table-row table:style-name="ro1">
          <table:table-cell office:value-type="float" office:value="468.92">
            <text:p>468.92</text:p>
          </table:table-cell>
          <table:table-cell office:value-type="float" office:value="490.58">
            <text:p>490.58</text:p>
          </table:table-cell>
          <table:table-cell table:formula="of:=[.B458]/[.A458]" office:value-type="float" office:value="1.04619124797407">
            <text:p>1.05</text:p>
          </table:table-cell>
          <table:table-cell office:value-type="float" office:value="480.58">
            <text:p>480.58</text:p>
          </table:table-cell>
          <table:table-cell table:formula="of:=[.D458]/[.A458]" office:value-type="float" office:value="1.02486564872473">
            <text:p>1.02</text:p>
          </table:table-cell>
          <table:table-cell office:value-type="float" office:value="476.58">
            <text:p>476.58</text:p>
          </table:table-cell>
          <table:table-cell table:formula="of:=[.F458]/[.A458]" office:value-type="float" office:value="1.01633540902499">
            <text:p>1.02</text:p>
          </table:table-cell>
          <table:table-cell office:value-type="float" office:value="485.4">
            <text:p>485.4</text:p>
          </table:table-cell>
          <table:table-cell table:formula="of:=[.H458]/[.A458]" office:value-type="float" office:value="1.03514458756291">
            <text:p>1.04</text:p>
          </table:table-cell>
          <table:table-cell office:value-type="float" office:value="480.58">
            <text:p>480.58</text:p>
          </table:table-cell>
          <table:table-cell table:formula="of:=[.J458]/[.A458]" office:value-type="float" office:value="1.02486564872473">
            <text:p>1.02</text:p>
          </table:table-cell>
          <table:table-cell table:number-columns-repeated="5"/>
        </table:table-row>
        <table:table-row table:style-name="ro1">
          <table:table-cell office:value-type="float" office:value="126.68">
            <text:p>126.68</text:p>
          </table:table-cell>
          <table:table-cell office:value-type="float" office:value="139.37">
            <text:p>139.37</text:p>
          </table:table-cell>
          <table:table-cell table:formula="of:=[.B459]/[.A459]" office:value-type="float" office:value="1.1001736659299">
            <text:p>1.1</text:p>
          </table:table-cell>
          <table:table-cell office:value-type="float" office:value="127.61">
            <text:p>127.61</text:p>
          </table:table-cell>
          <table:table-cell table:formula="of:=[.D459]/[.A459]" office:value-type="float" office:value="1.00734133249132">
            <text:p>1.01</text:p>
          </table:table-cell>
          <table:table-cell office:value-type="float" office:value="127.61">
            <text:p>127.61</text:p>
          </table:table-cell>
          <table:table-cell table:formula="of:=[.F459]/[.A459]" office:value-type="float" office:value="1.00734133249132">
            <text:p>1.01</text:p>
          </table:table-cell>
          <table:table-cell office:value-type="float" office:value="139.37">
            <text:p>139.37</text:p>
          </table:table-cell>
          <table:table-cell table:formula="of:=[.H459]/[.A459]" office:value-type="float" office:value="1.1001736659299">
            <text:p>1.1</text:p>
          </table:table-cell>
          <table:table-cell office:value-type="float" office:value="127.61">
            <text:p>127.61</text:p>
          </table:table-cell>
          <table:table-cell table:formula="of:=[.J459]/[.A459]" office:value-type="float" office:value="1.00734133249132">
            <text:p>1.01</text:p>
          </table:table-cell>
          <table:table-cell table:number-columns-repeated="5"/>
        </table:table-row>
        <table:table-row table:style-name="ro1">
          <table:table-cell office:value-type="float" office:value="217.23">
            <text:p>217.23</text:p>
          </table:table-cell>
          <table:table-cell office:value-type="float" office:value="226.98">
            <text:p>226.98</text:p>
          </table:table-cell>
          <table:table-cell table:formula="of:=[.B460]/[.A460]" office:value-type="float" office:value="1.04488330341113">
            <text:p>1.04</text:p>
          </table:table-cell>
          <table:table-cell office:value-type="float" office:value="217.57">
            <text:p>217.57</text:p>
          </table:table-cell>
          <table:table-cell table:formula="of:=[.D460]/[.A460]" office:value-type="float" office:value="1.00156516134972">
            <text:p>1</text:p>
          </table:table-cell>
          <table:table-cell office:value-type="float" office:value="219.23">
            <text:p>219.23</text:p>
          </table:table-cell>
          <table:table-cell table:formula="of:=[.F460]/[.A460]" office:value-type="float" office:value="1.00920683146895">
            <text:p>1.01</text:p>
          </table:table-cell>
          <table:table-cell office:value-type="float" office:value="226.98">
            <text:p>226.98</text:p>
          </table:table-cell>
          <table:table-cell table:formula="of:=[.H460]/[.A460]" office:value-type="float" office:value="1.04488330341113">
            <text:p>1.04</text:p>
          </table:table-cell>
          <table:table-cell office:value-type="float" office:value="217.57">
            <text:p>217.57</text:p>
          </table:table-cell>
          <table:table-cell table:formula="of:=[.J460]/[.A460]" office:value-type="float" office:value="1.00156516134972">
            <text:p>1</text:p>
          </table:table-cell>
          <table:table-cell table:number-columns-repeated="5"/>
        </table:table-row>
        <table:table-row table:style-name="ro1">
          <table:table-cell office:value-type="float" office:value="332.79">
            <text:p>332.79</text:p>
          </table:table-cell>
          <table:table-cell office:value-type="float" office:value="360.06">
            <text:p>360.06</text:p>
          </table:table-cell>
          <table:table-cell table:formula="of:=[.B461]/[.A461]" office:value-type="float" office:value="1.08194356801587">
            <text:p>1.08</text:p>
          </table:table-cell>
          <table:table-cell office:value-type="float" office:value="355.23">
            <text:p>355.23</text:p>
          </table:table-cell>
          <table:table-cell table:formula="of:=[.D461]/[.A461]" office:value-type="float" office:value="1.06742991075453">
            <text:p>1.07</text:p>
          </table:table-cell>
          <table:table-cell office:value-type="float" office:value="355.48">
            <text:p>355.48</text:p>
          </table:table-cell>
          <table:table-cell table:formula="of:=[.F461]/[.A461]" office:value-type="float" office:value="1.06818113525046">
            <text:p>1.07</text:p>
          </table:table-cell>
          <table:table-cell office:value-type="float" office:value="360.06">
            <text:p>360.06</text:p>
          </table:table-cell>
          <table:table-cell table:formula="of:=[.H461]/[.A461]" office:value-type="float" office:value="1.08194356801587">
            <text:p>1.08</text:p>
          </table:table-cell>
          <table:table-cell office:value-type="float" office:value="353.48">
            <text:p>353.48</text:p>
          </table:table-cell>
          <table:table-cell table:formula="of:=[.J461]/[.A461]" office:value-type="float" office:value="1.06217133928303">
            <text:p>1.06</text:p>
          </table:table-cell>
          <table:table-cell table:number-columns-repeated="5"/>
        </table:table-row>
        <table:table-row table:style-name="ro1">
          <table:table-cell office:value-type="float" office:value="456.96">
            <text:p>456.96</text:p>
          </table:table-cell>
          <table:table-cell office:value-type="float" office:value="478.97">
            <text:p>478.97</text:p>
          </table:table-cell>
          <table:table-cell table:formula="of:=[.B462]/[.A462]" office:value-type="float" office:value="1.04816614145658">
            <text:p>1.05</text:p>
          </table:table-cell>
          <table:table-cell office:value-type="float" office:value="474.29">
            <text:p>474.29</text:p>
          </table:table-cell>
          <table:table-cell table:formula="of:=[.D462]/[.A462]" office:value-type="float" office:value="1.03792454481793">
            <text:p>1.04</text:p>
          </table:table-cell>
          <table:table-cell office:value-type="float" office:value="463.16">
            <text:p>463.16</text:p>
          </table:table-cell>
          <table:table-cell table:formula="of:=[.F462]/[.A462]" office:value-type="float" office:value="1.01356792717087">
            <text:p>1.01</text:p>
          </table:table-cell>
          <table:table-cell office:value-type="float" office:value="474.29">
            <text:p>474.29</text:p>
          </table:table-cell>
          <table:table-cell table:formula="of:=[.H462]/[.A462]" office:value-type="float" office:value="1.03792454481793">
            <text:p>1.04</text:p>
          </table:table-cell>
          <table:table-cell office:value-type="float" office:value="473.7">
            <text:p>473.7</text:p>
          </table:table-cell>
          <table:table-cell table:formula="of:=[.J462]/[.A462]" office:value-type="float" office:value="1.03663340336134">
            <text:p>1.04</text:p>
          </table:table-cell>
          <table:table-cell table:number-columns-repeated="5"/>
        </table:table-row>
        <table:table-row table:style-name="ro1">
          <table:table-cell office:value-type="float" office:value="199.04">
            <text:p>199.04</text:p>
          </table:table-cell>
          <table:table-cell office:value-type="float" office:value="200.21">
            <text:p>200.21</text:p>
          </table:table-cell>
          <table:table-cell table:formula="of:=[.B463]/[.A463]" office:value-type="float" office:value="1.00587821543408">
            <text:p>1.01</text:p>
          </table:table-cell>
          <table:table-cell office:value-type="float" office:value="200.55">
            <text:p>200.55</text:p>
          </table:table-cell>
          <table:table-cell table:formula="of:=[.D463]/[.A463]" office:value-type="float" office:value="1.007586414791">
            <text:p>1.01</text:p>
          </table:table-cell>
          <table:table-cell office:value-type="float" office:value="199.97">
            <text:p>199.97</text:p>
          </table:table-cell>
          <table:table-cell table:formula="of:=[.F463]/[.A463]" office:value-type="float" office:value="1.00467242765273">
            <text:p>1</text:p>
          </table:table-cell>
          <table:table-cell office:value-type="float" office:value="200.21">
            <text:p>200.21</text:p>
          </table:table-cell>
          <table:table-cell table:formula="of:=[.H463]/[.A463]" office:value-type="float" office:value="1.00587821543408">
            <text:p>1.01</text:p>
          </table:table-cell>
          <table:table-cell office:value-type="float" office:value="200.55">
            <text:p>200.55</text:p>
          </table:table-cell>
          <table:table-cell table:formula="of:=[.J463]/[.A463]" office:value-type="float" office:value="1.007586414791">
            <text:p>1.01</text:p>
          </table:table-cell>
          <table:table-cell table:number-columns-repeated="5"/>
        </table:table-row>
        <table:table-row table:style-name="ro1">
          <table:table-cell office:value-type="float" office:value="437.65">
            <text:p>437.65</text:p>
          </table:table-cell>
          <table:table-cell office:value-type="float" office:value="453.3">
            <text:p>453.3</text:p>
          </table:table-cell>
          <table:table-cell table:formula="of:=[.B464]/[.A464]" office:value-type="float" office:value="1.03575916828516">
            <text:p>1.04</text:p>
          </table:table-cell>
          <table:table-cell office:value-type="float" office:value="447.55">
            <text:p>447.55</text:p>
          </table:table-cell>
          <table:table-cell table:formula="of:=[.D464]/[.A464]" office:value-type="float" office:value="1.02262081572032">
            <text:p>1.02</text:p>
          </table:table-cell>
          <table:table-cell office:value-type="float" office:value="439.75">
            <text:p>439.75</text:p>
          </table:table-cell>
          <table:table-cell table:formula="of:=[.F464]/[.A464]" office:value-type="float" office:value="1.00479835484977">
            <text:p>1</text:p>
          </table:table-cell>
          <table:table-cell office:value-type="float" office:value="452.13">
            <text:p>452.13</text:p>
          </table:table-cell>
          <table:table-cell table:formula="of:=[.H464]/[.A464]" office:value-type="float" office:value="1.03308579915458">
            <text:p>1.03</text:p>
          </table:table-cell>
          <table:table-cell office:value-type="float" office:value="445.79">
            <text:p>445.79</text:p>
          </table:table-cell>
          <table:table-cell table:formula="of:=[.J464]/[.A464]" office:value-type="float" office:value="1.01859933737004">
            <text:p>1.02</text:p>
          </table:table-cell>
          <table:table-cell table:number-columns-repeated="5"/>
        </table:table-row>
        <table:table-row table:style-name="ro1">
          <table:table-cell office:value-type="float" office:value="105.75">
            <text:p>105.75</text:p>
          </table:table-cell>
          <table:table-cell office:value-type="float" office:value="124.78">
            <text:p>124.78</text:p>
          </table:table-cell>
          <table:table-cell table:formula="of:=[.B465]/[.A465]" office:value-type="float" office:value="1.17995271867612">
            <text:p>1.18</text:p>
          </table:table-cell>
          <table:table-cell office:value-type="float" office:value="111.02">
            <text:p>111.02</text:p>
          </table:table-cell>
          <table:table-cell table:formula="of:=[.D465]/[.A465]" office:value-type="float" office:value="1.04983451536643">
            <text:p>1.05</text:p>
          </table:table-cell>
          <table:table-cell office:value-type="float" office:value="111.02">
            <text:p>111.02</text:p>
          </table:table-cell>
          <table:table-cell table:formula="of:=[.F465]/[.A465]" office:value-type="float" office:value="1.04983451536643">
            <text:p>1.05</text:p>
          </table:table-cell>
          <table:table-cell office:value-type="float" office:value="124.78">
            <text:p>124.78</text:p>
          </table:table-cell>
          <table:table-cell table:formula="of:=[.H465]/[.A465]" office:value-type="float" office:value="1.17995271867612">
            <text:p>1.18</text:p>
          </table:table-cell>
          <table:table-cell office:value-type="float" office:value="111.02">
            <text:p>111.02</text:p>
          </table:table-cell>
          <table:table-cell table:formula="of:=[.J465]/[.A465]" office:value-type="float" office:value="1.04983451536643">
            <text:p>1.05</text:p>
          </table:table-cell>
          <table:table-cell table:number-columns-repeated="5"/>
        </table:table-row>
        <table:table-row table:style-name="ro1">
          <table:table-cell office:value-type="float" office:value="387.13">
            <text:p>387.13</text:p>
          </table:table-cell>
          <table:table-cell office:value-type="float" office:value="401.58">
            <text:p>401.58</text:p>
          </table:table-cell>
          <table:table-cell table:formula="of:=[.B466]/[.A466]" office:value-type="float" office:value="1.03732596285486">
            <text:p>1.04</text:p>
          </table:table-cell>
          <table:table-cell office:value-type="float" office:value="390.65">
            <text:p>390.65</text:p>
          </table:table-cell>
          <table:table-cell table:formula="of:=[.D466]/[.A466]" office:value-type="float" office:value="1.00909255288921">
            <text:p>1.01</text:p>
          </table:table-cell>
          <table:table-cell office:value-type="float" office:value="390.06">
            <text:p>390.06</text:p>
          </table:table-cell>
          <table:table-cell table:formula="of:=[.F466]/[.A466]" office:value-type="float" office:value="1.00756851703562">
            <text:p>1.01</text:p>
          </table:table-cell>
          <table:table-cell office:value-type="float" office:value="401.58">
            <text:p>401.58</text:p>
          </table:table-cell>
          <table:table-cell table:formula="of:=[.H466]/[.A466]" office:value-type="float" office:value="1.03732596285486">
            <text:p>1.04</text:p>
          </table:table-cell>
          <table:table-cell office:value-type="float" office:value="390.89">
            <text:p>390.89</text:p>
          </table:table-cell>
          <table:table-cell table:formula="of:=[.J466]/[.A466]" office:value-type="float" office:value="1.00971249967711">
            <text:p>1.01</text:p>
          </table:table-cell>
          <table:table-cell table:number-columns-repeated="5"/>
        </table:table-row>
        <table:table-row table:style-name="ro1">
          <table:table-cell office:value-type="float" office:value="41.14">
            <text:p>41.14</text:p>
          </table:table-cell>
          <table:table-cell office:value-type="float" office:value="43.14">
            <text:p>43.14</text:p>
          </table:table-cell>
          <table:table-cell table:formula="of:=[.B467]/[.A467]" office:value-type="float" office:value="1.04861448711716">
            <text:p>1.05</text:p>
          </table:table-cell>
          <table:table-cell office:value-type="float" office:value="41.14">
            <text:p>41.14</text:p>
          </table:table-cell>
          <table:table-cell table:formula="of:=[.D467]/[.A467]" office:value-type="float" office:value="1">
            <text:p>1</text:p>
          </table:table-cell>
          <table:table-cell office:value-type="float" office:value="41.14">
            <text:p>41.14</text:p>
          </table:table-cell>
          <table:table-cell table:formula="of:=[.F467]/[.A467]" office:value-type="float" office:value="1">
            <text:p>1</text:p>
          </table:table-cell>
          <table:table-cell office:value-type="float" office:value="43.14">
            <text:p>43.14</text:p>
          </table:table-cell>
          <table:table-cell table:formula="of:=[.H467]/[.A467]" office:value-type="float" office:value="1.04861448711716">
            <text:p>1.05</text:p>
          </table:table-cell>
          <table:table-cell office:value-type="float" office:value="41.14">
            <text:p>41.14</text:p>
          </table:table-cell>
          <table:table-cell table:formula="of:=[.J467]/[.A46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83.28">
            <text:p>183.28</text:p>
          </table:table-cell>
          <table:table-cell office:value-type="float" office:value="194.31">
            <text:p>194.31</text:p>
          </table:table-cell>
          <table:table-cell table:formula="of:=[.B468]/[.A468]" office:value-type="float" office:value="1.06018114360541">
            <text:p>1.06</text:p>
          </table:table-cell>
          <table:table-cell office:value-type="float" office:value="187.97">
            <text:p>187.97</text:p>
          </table:table-cell>
          <table:table-cell table:formula="of:=[.D468]/[.A468]" office:value-type="float" office:value="1.02558926233086">
            <text:p>1.03</text:p>
          </table:table-cell>
          <table:table-cell office:value-type="float" office:value="189.72">
            <text:p>189.72</text:p>
          </table:table-cell>
          <table:table-cell table:formula="of:=[.F468]/[.A468]" office:value-type="float" office:value="1.03513749454387">
            <text:p>1.04</text:p>
          </table:table-cell>
          <table:table-cell office:value-type="float" office:value="194.31">
            <text:p>194.31</text:p>
          </table:table-cell>
          <table:table-cell table:formula="of:=[.H468]/[.A468]" office:value-type="float" office:value="1.06018114360541">
            <text:p>1.06</text:p>
          </table:table-cell>
          <table:table-cell office:value-type="float" office:value="187.97">
            <text:p>187.97</text:p>
          </table:table-cell>
          <table:table-cell table:formula="of:=[.J468]/[.A468]" office:value-type="float" office:value="1.02558926233086">
            <text:p>1.03</text:p>
          </table:table-cell>
          <table:table-cell table:number-columns-repeated="5"/>
        </table:table-row>
        <table:table-row table:style-name="ro1">
          <table:table-cell office:value-type="float" office:value="264.48">
            <text:p>264.48</text:p>
          </table:table-cell>
          <table:table-cell office:value-type="float" office:value="284.43">
            <text:p>284.43</text:p>
          </table:table-cell>
          <table:table-cell table:formula="of:=[.B469]/[.A469]" office:value-type="float" office:value="1.07543103448276">
            <text:p>1.08</text:p>
          </table:table-cell>
          <table:table-cell office:value-type="float" office:value="274.33">
            <text:p>274.33</text:p>
          </table:table-cell>
          <table:table-cell table:formula="of:=[.D469]/[.A469]" office:value-type="float" office:value="1.03724289171204">
            <text:p>1.04</text:p>
          </table:table-cell>
          <table:table-cell office:value-type="float" office:value="274.09">
            <text:p>274.09</text:p>
          </table:table-cell>
          <table:table-cell table:formula="of:=[.F469]/[.A469]" office:value-type="float" office:value="1.0363354506957">
            <text:p>1.04</text:p>
          </table:table-cell>
          <table:table-cell office:value-type="float" office:value="284.43">
            <text:p>284.43</text:p>
          </table:table-cell>
          <table:table-cell table:formula="of:=[.H469]/[.A469]" office:value-type="float" office:value="1.07543103448276">
            <text:p>1.08</text:p>
          </table:table-cell>
          <table:table-cell office:value-type="float" office:value="272.68">
            <text:p>272.68</text:p>
          </table:table-cell>
          <table:table-cell table:formula="of:=[.J469]/[.A469]" office:value-type="float" office:value="1.03100423472474">
            <text:p>1.03</text:p>
          </table:table-cell>
          <table:table-cell table:number-columns-repeated="5"/>
        </table:table-row>
        <table:table-row table:style-name="ro1">
          <table:table-cell office:value-type="float" office:value="78.57">
            <text:p>78.57</text:p>
          </table:table-cell>
          <table:table-cell office:value-type="float" office:value="81.98">
            <text:p>81.98</text:p>
          </table:table-cell>
          <table:table-cell table:formula="of:=[.B470]/[.A470]" office:value-type="float" office:value="1.04340078910526">
            <text:p>1.04</text:p>
          </table:table-cell>
          <table:table-cell office:value-type="float" office:value="78.57">
            <text:p>78.57</text:p>
          </table:table-cell>
          <table:table-cell table:formula="of:=[.D470]/[.A470]" office:value-type="float" office:value="1">
            <text:p>1</text:p>
          </table:table-cell>
          <table:table-cell office:value-type="float" office:value="78.57">
            <text:p>78.57</text:p>
          </table:table-cell>
          <table:table-cell table:formula="of:=[.F470]/[.A470]" office:value-type="float" office:value="1">
            <text:p>1</text:p>
          </table:table-cell>
          <table:table-cell office:value-type="float" office:value="78.57">
            <text:p>78.57</text:p>
          </table:table-cell>
          <table:table-cell table:formula="of:=[.H470]/[.A470]" office:value-type="float" office:value="1">
            <text:p>1</text:p>
          </table:table-cell>
          <table:table-cell office:value-type="float" office:value="78.57">
            <text:p>78.57</text:p>
          </table:table-cell>
          <table:table-cell table:formula="of:=[.J470]/[.A47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73.55">
            <text:p>173.55</text:p>
          </table:table-cell>
          <table:table-cell office:value-type="float" office:value="186.24">
            <text:p>186.24</text:p>
          </table:table-cell>
          <table:table-cell table:formula="of:=[.B471]/[.A471]" office:value-type="float" office:value="1.07312013828868">
            <text:p>1.07</text:p>
          </table:table-cell>
          <table:table-cell office:value-type="float" office:value="176.82">
            <text:p>176.82</text:p>
          </table:table-cell>
          <table:table-cell table:formula="of:=[.D471]/[.A471]" office:value-type="float" office:value="1.01884183232498">
            <text:p>1.02</text:p>
          </table:table-cell>
          <table:table-cell office:value-type="float" office:value="173.89">
            <text:p>173.89</text:p>
          </table:table-cell>
          <table:table-cell table:formula="of:=[.F471]/[.A471]" office:value-type="float" office:value="1.00195908959954">
            <text:p>1</text:p>
          </table:table-cell>
          <table:table-cell office:value-type="float" office:value="186.24">
            <text:p>186.24</text:p>
          </table:table-cell>
          <table:table-cell table:formula="of:=[.H471]/[.A471]" office:value-type="float" office:value="1.07312013828868">
            <text:p>1.07</text:p>
          </table:table-cell>
          <table:table-cell office:value-type="float" office:value="173.31">
            <text:p>173.31</text:p>
          </table:table-cell>
          <table:table-cell table:formula="of:=[.J471]/[.A471]" office:value-type="float" office:value="0.998617113223855">
            <text:p>1</text:p>
          </table:table-cell>
          <table:table-cell table:number-columns-repeated="5"/>
        </table:table-row>
        <table:table-row table:style-name="ro1">
          <table:table-cell office:value-type="float" office:value="182.44">
            <text:p>182.44</text:p>
          </table:table-cell>
          <table:table-cell office:value-type="float" office:value="189.71">
            <text:p>189.71</text:p>
          </table:table-cell>
          <table:table-cell table:formula="of:=[.B472]/[.A472]" office:value-type="float" office:value="1.03984871738654">
            <text:p>1.04</text:p>
          </table:table-cell>
          <table:table-cell office:value-type="float" office:value="184.2">
            <text:p>184.2</text:p>
          </table:table-cell>
          <table:table-cell table:formula="of:=[.D472]/[.A472]" office:value-type="float" office:value="1.00964700723526">
            <text:p>1.01</text:p>
          </table:table-cell>
          <table:table-cell office:value-type="float" office:value="183.61">
            <text:p>183.61</text:p>
          </table:table-cell>
          <table:table-cell table:formula="of:=[.F472]/[.A472]" office:value-type="float" office:value="1.0064130673098">
            <text:p>1.01</text:p>
          </table:table-cell>
          <table:table-cell office:value-type="float" office:value="188.54">
            <text:p>188.54</text:p>
          </table:table-cell>
          <table:table-cell table:formula="of:=[.H472]/[.A472]" office:value-type="float" office:value="1.03343565007674">
            <text:p>1.03</text:p>
          </table:table-cell>
          <table:table-cell office:value-type="float" office:value="184.2">
            <text:p>184.2</text:p>
          </table:table-cell>
          <table:table-cell table:formula="of:=[.J472]/[.A472]" office:value-type="float" office:value="1.00964700723526">
            <text:p>1.01</text:p>
          </table:table-cell>
          <table:table-cell table:number-columns-repeated="5"/>
        </table:table-row>
        <table:table-row table:style-name="ro1">
          <table:table-cell office:value-type="float" office:value="393.79">
            <text:p>393.79</text:p>
          </table:table-cell>
          <table:table-cell office:value-type="float" office:value="412.23">
            <text:p>412.23</text:p>
          </table:table-cell>
          <table:table-cell table:formula="of:=[.B473]/[.A473]" office:value-type="float" office:value="1.04682698900429">
            <text:p>1.05</text:p>
          </table:table-cell>
          <table:table-cell office:value-type="float" office:value="397.06">
            <text:p>397.06</text:p>
          </table:table-cell>
          <table:table-cell table:formula="of:=[.D473]/[.A473]" office:value-type="float" office:value="1.00830391833211">
            <text:p>1.01</text:p>
          </table:table-cell>
          <table:table-cell office:value-type="float" office:value="402.92">
            <text:p>402.92</text:p>
          </table:table-cell>
          <table:table-cell table:formula="of:=[.F473]/[.A473]" office:value-type="float" office:value="1.02318494629117">
            <text:p>1.02</text:p>
          </table:table-cell>
          <table:table-cell office:value-type="float" office:value="412.23">
            <text:p>412.23</text:p>
          </table:table-cell>
          <table:table-cell table:formula="of:=[.H473]/[.A473]" office:value-type="float" office:value="1.04682698900429">
            <text:p>1.05</text:p>
          </table:table-cell>
          <table:table-cell office:value-type="float" office:value="397.06">
            <text:p>397.06</text:p>
          </table:table-cell>
          <table:table-cell table:formula="of:=[.J473]/[.A473]" office:value-type="float" office:value="1.00830391833211">
            <text:p>1.01</text:p>
          </table:table-cell>
          <table:table-cell table:number-columns-repeated="5"/>
        </table:table-row>
        <table:table-row table:style-name="ro1">
          <table:table-cell office:value-type="float" office:value="122.67">
            <text:p>122.67</text:p>
          </table:table-cell>
          <table:table-cell office:value-type="float" office:value="128.33">
            <text:p>128.33</text:p>
          </table:table-cell>
          <table:table-cell table:formula="of:=[.B474]/[.A474]" office:value-type="float" office:value="1.04614005054211">
            <text:p>1.05</text:p>
          </table:table-cell>
          <table:table-cell office:value-type="float" office:value="127.74">
            <text:p>127.74</text:p>
          </table:table-cell>
          <table:table-cell table:formula="of:=[.D474]/[.A474]" office:value-type="float" office:value="1.04133039863047">
            <text:p>1.04</text:p>
          </table:table-cell>
          <table:table-cell office:value-type="float" office:value="127.15">
            <text:p>127.15</text:p>
          </table:table-cell>
          <table:table-cell table:formula="of:=[.F474]/[.A474]" office:value-type="float" office:value="1.03652074671884">
            <text:p>1.04</text:p>
          </table:table-cell>
          <table:table-cell office:value-type="float" office:value="128.33">
            <text:p>128.33</text:p>
          </table:table-cell>
          <table:table-cell table:formula="of:=[.H474]/[.A474]" office:value-type="float" office:value="1.04614005054211">
            <text:p>1.05</text:p>
          </table:table-cell>
          <table:table-cell office:value-type="float" office:value="127.15">
            <text:p>127.15</text:p>
          </table:table-cell>
          <table:table-cell table:formula="of:=[.J474]/[.A474]" office:value-type="float" office:value="1.03652074671884">
            <text:p>1.04</text:p>
          </table:table-cell>
          <table:table-cell table:number-columns-repeated="5"/>
        </table:table-row>
        <table:table-row table:style-name="ro1">
          <table:table-cell office:value-type="float" office:value="266.28">
            <text:p>266.28</text:p>
          </table:table-cell>
          <table:table-cell office:value-type="float" office:value="279.55">
            <text:p>279.55</text:p>
          </table:table-cell>
          <table:table-cell table:formula="of:=[.B475]/[.A475]" office:value-type="float" office:value="1.04983476040258">
            <text:p>1.05</text:p>
          </table:table-cell>
          <table:table-cell office:value-type="float" office:value="277.89">
            <text:p>277.89</text:p>
          </table:table-cell>
          <table:table-cell table:formula="of:=[.D475]/[.A475]" office:value-type="float" office:value="1.04360072104552">
            <text:p>1.04</text:p>
          </table:table-cell>
          <table:table-cell office:value-type="float" office:value="276.82">
            <text:p>276.82</text:p>
          </table:table-cell>
          <table:table-cell table:formula="of:=[.F475]/[.A475]" office:value-type="float" office:value="1.03958239447198">
            <text:p>1.04</text:p>
          </table:table-cell>
          <table:table-cell office:value-type="float" office:value="279.55">
            <text:p>279.55</text:p>
          </table:table-cell>
          <table:table-cell table:formula="of:=[.H475]/[.A475]" office:value-type="float" office:value="1.04983476040258">
            <text:p>1.05</text:p>
          </table:table-cell>
          <table:table-cell office:value-type="float" office:value="279.07">
            <text:p>279.07</text:p>
          </table:table-cell>
          <table:table-cell table:formula="of:=[.J475]/[.A475]" office:value-type="float" office:value="1.04803214661259">
            <text:p>1.05</text:p>
          </table:table-cell>
          <table:table-cell table:number-columns-repeated="5"/>
        </table:table-row>
        <table:table-row table:style-name="ro1">
          <table:table-cell office:value-type="float" office:value="382.68">
            <text:p>382.68</text:p>
          </table:table-cell>
          <table:table-cell office:value-type="float" office:value="418.23">
            <text:p>418.23</text:p>
          </table:table-cell>
          <table:table-cell table:formula="of:=[.B476]/[.A476]" office:value-type="float" office:value="1.09289746001881">
            <text:p>1.09</text:p>
          </table:table-cell>
          <table:table-cell office:value-type="float" office:value="392.58">
            <text:p>392.58</text:p>
          </table:table-cell>
          <table:table-cell table:formula="of:=[.D476]/[.A476]" office:value-type="float" office:value="1.02587017873942">
            <text:p>1.03</text:p>
          </table:table-cell>
          <table:table-cell office:value-type="float" office:value="395.71">
            <text:p>395.71</text:p>
          </table:table-cell>
          <table:table-cell table:formula="of:=[.F476]/[.A476]" office:value-type="float" office:value="1.03404933626006">
            <text:p>1.03</text:p>
          </table:table-cell>
          <table:table-cell office:value-type="float" office:value="418.23">
            <text:p>418.23</text:p>
          </table:table-cell>
          <table:table-cell table:formula="of:=[.H476]/[.A476]" office:value-type="float" office:value="1.09289746001881">
            <text:p>1.09</text:p>
          </table:table-cell>
          <table:table-cell office:value-type="float" office:value="393.75">
            <text:p>393.75</text:p>
          </table:table-cell>
          <table:table-cell table:formula="of:=[.J476]/[.A476]" office:value-type="float" office:value="1.02892756349953">
            <text:p>1.03</text:p>
          </table:table-cell>
          <table:table-cell table:number-columns-repeated="5"/>
        </table:table-row>
        <table:table-row table:style-name="ro1">
          <table:table-cell office:value-type="float" office:value="299.86">
            <text:p>299.86</text:p>
          </table:table-cell>
          <table:table-cell office:value-type="float" office:value="305.62">
            <text:p>305.62</text:p>
          </table:table-cell>
          <table:table-cell table:formula="of:=[.B477]/[.A477]" office:value-type="float" office:value="1.01920896418329">
            <text:p>1.02</text:p>
          </table:table-cell>
          <table:table-cell office:value-type="float" office:value="303.86">
            <text:p>303.86</text:p>
          </table:table-cell>
          <table:table-cell table:formula="of:=[.D477]/[.A477]" office:value-type="float" office:value="1.01333955846061">
            <text:p>1.01</text:p>
          </table:table-cell>
          <table:table-cell office:value-type="float" office:value="310.65">
            <text:p>310.65</text:p>
          </table:table-cell>
          <table:table-cell table:formula="of:=[.F477]/[.A477]" office:value-type="float" office:value="1.03598345894751">
            <text:p>1.04</text:p>
          </table:table-cell>
          <table:table-cell office:value-type="float" office:value="305.62">
            <text:p>305.62</text:p>
          </table:table-cell>
          <table:table-cell table:formula="of:=[.H477]/[.A477]" office:value-type="float" office:value="1.01920896418329">
            <text:p>1.02</text:p>
          </table:table-cell>
          <table:table-cell office:value-type="float" office:value="303.86">
            <text:p>303.86</text:p>
          </table:table-cell>
          <table:table-cell table:formula="of:=[.J477]/[.A477]" office:value-type="float" office:value="1.01333955846061">
            <text:p>1.01</text:p>
          </table:table-cell>
          <table:table-cell table:number-columns-repeated="5"/>
        </table:table-row>
        <table:table-row table:style-name="ro1">
          <table:table-cell office:value-type="float" office:value="45.9">
            <text:p>45.9</text:p>
          </table:table-cell>
          <table:table-cell office:value-type="float" office:value="64.14">
            <text:p>64.14</text:p>
          </table:table-cell>
          <table:table-cell table:formula="of:=[.B478]/[.A478]" office:value-type="float" office:value="1.39738562091503">
            <text:p>1.4</text:p>
          </table:table-cell>
          <table:table-cell office:value-type="float" office:value="45.9">
            <text:p>45.9</text:p>
          </table:table-cell>
          <table:table-cell table:formula="of:=[.D478]/[.A478]" office:value-type="float" office:value="1">
            <text:p>1</text:p>
          </table:table-cell>
          <table:table-cell office:value-type="float" office:value="45.9">
            <text:p>45.9</text:p>
          </table:table-cell>
          <table:table-cell table:formula="of:=[.F478]/[.A478]" office:value-type="float" office:value="1">
            <text:p>1</text:p>
          </table:table-cell>
          <table:table-cell office:value-type="float" office:value="45.9">
            <text:p>45.9</text:p>
          </table:table-cell>
          <table:table-cell table:formula="of:=[.H478]/[.A478]" office:value-type="float" office:value="1">
            <text:p>1</text:p>
          </table:table-cell>
          <table:table-cell office:value-type="float" office:value="45.9">
            <text:p>45.9</text:p>
          </table:table-cell>
          <table:table-cell table:formula="of:=[.J478]/[.A47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17.32">
            <text:p>217.32</text:p>
          </table:table-cell>
          <table:table-cell office:value-type="float" office:value="225.18">
            <text:p>225.18</text:p>
          </table:table-cell>
          <table:table-cell table:formula="of:=[.B479]/[.A479]" office:value-type="float" office:value="1.03616786305908">
            <text:p>1.04</text:p>
          </table:table-cell>
          <table:table-cell office:value-type="float" office:value="218.25">
            <text:p>218.25</text:p>
          </table:table-cell>
          <table:table-cell table:formula="of:=[.D479]/[.A479]" office:value-type="float" office:value="1.0042794036444">
            <text:p>1</text:p>
          </table:table-cell>
          <table:table-cell office:value-type="float" office:value="218.25">
            <text:p>218.25</text:p>
          </table:table-cell>
          <table:table-cell table:formula="of:=[.F479]/[.A479]" office:value-type="float" office:value="1.0042794036444">
            <text:p>1</text:p>
          </table:table-cell>
          <table:table-cell office:value-type="float" office:value="224.59">
            <text:p>224.59</text:p>
          </table:table-cell>
          <table:table-cell table:formula="of:=[.H479]/[.A479]" office:value-type="float" office:value="1.033452972575">
            <text:p>1.03</text:p>
          </table:table-cell>
          <table:table-cell office:value-type="float" office:value="218.84">
            <text:p>218.84</text:p>
          </table:table-cell>
          <table:table-cell table:formula="of:=[.J479]/[.A479]" office:value-type="float" office:value="1.00699429412847">
            <text:p>1.01</text:p>
          </table:table-cell>
          <table:table-cell table:number-columns-repeated="5"/>
        </table:table-row>
        <table:table-row table:style-name="ro1">
          <table:table-cell office:value-type="float" office:value="210.92">
            <text:p>210.92</text:p>
          </table:table-cell>
          <table:table-cell office:value-type="float" office:value="227.99">
            <text:p>227.99</text:p>
          </table:table-cell>
          <table:table-cell table:formula="of:=[.B480]/[.A480]" office:value-type="float" office:value="1.08093115873317">
            <text:p>1.08</text:p>
          </table:table-cell>
          <table:table-cell office:value-type="float" office:value="219.41">
            <text:p>219.41</text:p>
          </table:table-cell>
          <table:table-cell table:formula="of:=[.D480]/[.A480]" office:value-type="float" office:value="1.04025222833302">
            <text:p>1.04</text:p>
          </table:table-cell>
          <table:table-cell office:value-type="float" office:value="216.24">
            <text:p>216.24</text:p>
          </table:table-cell>
          <table:table-cell table:formula="of:=[.F480]/[.A480]" office:value-type="float" office:value="1.02522283330173">
            <text:p>1.03</text:p>
          </table:table-cell>
          <table:table-cell office:value-type="float" office:value="227.99">
            <text:p>227.99</text:p>
          </table:table-cell>
          <table:table-cell table:formula="of:=[.H480]/[.A480]" office:value-type="float" office:value="1.08093115873317">
            <text:p>1.08</text:p>
          </table:table-cell>
          <table:table-cell office:value-type="float" office:value="218.82">
            <text:p>218.82</text:p>
          </table:table-cell>
          <table:table-cell table:formula="of:=[.J480]/[.A480]" office:value-type="float" office:value="1.03745495922625">
            <text:p>1.04</text:p>
          </table:table-cell>
          <table:table-cell table:number-columns-repeated="5"/>
        </table:table-row>
        <table:table-row table:style-name="ro1">
          <table:table-cell office:value-type="float" office:value="492.18">
            <text:p>492.18</text:p>
          </table:table-cell>
          <table:table-cell office:value-type="float" office:value="512.93">
            <text:p>512.93</text:p>
          </table:table-cell>
          <table:table-cell table:formula="of:=[.B481]/[.A481]" office:value-type="float" office:value="1.04215937258726">
            <text:p>1.04</text:p>
          </table:table-cell>
          <table:table-cell office:value-type="float" office:value="507.17">
            <text:p>507.17</text:p>
          </table:table-cell>
          <table:table-cell table:formula="of:=[.D481]/[.A481]" office:value-type="float" office:value="1.03045633711244">
            <text:p>1.03</text:p>
          </table:table-cell>
          <table:table-cell office:value-type="float" office:value="504">
            <text:p>504</text:p>
          </table:table-cell>
          <table:table-cell table:formula="of:=[.F481]/[.A481]" office:value-type="float" office:value="1.0240156040473">
            <text:p>1.02</text:p>
          </table:table-cell>
          <table:table-cell office:value-type="float" office:value="508.24">
            <text:p>508.24</text:p>
          </table:table-cell>
          <table:table-cell table:formula="of:=[.H481]/[.A481]" office:value-type="float" office:value="1.03263033849405">
            <text:p>1.03</text:p>
          </table:table-cell>
          <table:table-cell office:value-type="float" office:value="503.07">
            <text:p>503.07</text:p>
          </table:table-cell>
          <table:table-cell table:formula="of:=[.J481]/[.A481]" office:value-type="float" office:value="1.02212605144459">
            <text:p>1.02</text:p>
          </table:table-cell>
          <table:table-cell table:number-columns-repeated="5"/>
        </table:table-row>
        <table:table-row table:style-name="ro1">
          <table:table-cell office:value-type="float" office:value="338.43">
            <text:p>338.43</text:p>
          </table:table-cell>
          <table:table-cell office:value-type="float" office:value="368.96">
            <text:p>368.96</text:p>
          </table:table-cell>
          <table:table-cell table:formula="of:=[.B482]/[.A482]" office:value-type="float" office:value="1.09021067872234">
            <text:p>1.09</text:p>
          </table:table-cell>
          <table:table-cell office:value-type="float" office:value="368.72">
            <text:p>368.72</text:p>
          </table:table-cell>
          <table:table-cell table:formula="of:=[.D482]/[.A482]" office:value-type="float" office:value="1.08950152173271">
            <text:p>1.09</text:p>
          </table:table-cell>
          <table:table-cell office:value-type="float" office:value="340.19">
            <text:p>340.19</text:p>
          </table:table-cell>
          <table:table-cell table:formula="of:=[.F482]/[.A482]" office:value-type="float" office:value="1.00520048459061">
            <text:p>1.01</text:p>
          </table:table-cell>
          <table:table-cell office:value-type="float" office:value="368.96">
            <text:p>368.96</text:p>
          </table:table-cell>
          <table:table-cell table:formula="of:=[.H482]/[.A482]" office:value-type="float" office:value="1.09021067872234">
            <text:p>1.09</text:p>
          </table:table-cell>
          <table:table-cell office:value-type="float" office:value="368.13">
            <text:p>368.13</text:p>
          </table:table-cell>
          <table:table-cell table:formula="of:=[.J482]/[.A482]" office:value-type="float" office:value="1.08775817746654">
            <text:p>1.09</text:p>
          </table:table-cell>
          <table:table-cell table:number-columns-repeated="5"/>
        </table:table-row>
        <table:table-row table:style-name="ro1">
          <table:table-cell office:value-type="float" office:value="69.8">
            <text:p>69.8</text:p>
          </table:table-cell>
          <table:table-cell office:value-type="float" office:value="80.73">
            <text:p>80.73</text:p>
          </table:table-cell>
          <table:table-cell table:formula="of:=[.B483]/[.A483]" office:value-type="float" office:value="1.15659025787966">
            <text:p>1.16</text:p>
          </table:table-cell>
          <table:table-cell office:value-type="float" office:value="78.73">
            <text:p>78.73</text:p>
          </table:table-cell>
          <table:table-cell table:formula="of:=[.D483]/[.A483]" office:value-type="float" office:value="1.12793696275072">
            <text:p>1.13</text:p>
          </table:table-cell>
          <table:table-cell office:value-type="float" office:value="75.21">
            <text:p>75.21</text:p>
          </table:table-cell>
          <table:table-cell table:formula="of:=[.F483]/[.A483]" office:value-type="float" office:value="1.07750716332378">
            <text:p>1.08</text:p>
          </table:table-cell>
          <table:table-cell office:value-type="float" office:value="80.73">
            <text:p>80.73</text:p>
          </table:table-cell>
          <table:table-cell table:formula="of:=[.H483]/[.A483]" office:value-type="float" office:value="1.15659025787966">
            <text:p>1.16</text:p>
          </table:table-cell>
          <table:table-cell office:value-type="float" office:value="78.73">
            <text:p>78.73</text:p>
          </table:table-cell>
          <table:table-cell table:formula="of:=[.J483]/[.A483]" office:value-type="float" office:value="1.12793696275072">
            <text:p>1.13</text:p>
          </table:table-cell>
          <table:table-cell table:number-columns-repeated="5"/>
        </table:table-row>
        <table:table-row table:style-name="ro1">
          <table:table-cell office:value-type="float" office:value="417.26">
            <text:p>417.26</text:p>
          </table:table-cell>
          <table:table-cell office:value-type="float" office:value="437.71">
            <text:p>437.71</text:p>
          </table:table-cell>
          <table:table-cell table:formula="of:=[.B484]/[.A484]" office:value-type="float" office:value="1.04901020946173">
            <text:p>1.05</text:p>
          </table:table-cell>
          <table:table-cell office:value-type="float" office:value="426.53">
            <text:p>426.53</text:p>
          </table:table-cell>
          <table:table-cell table:formula="of:=[.D484]/[.A484]" office:value-type="float" office:value="1.02221636389781">
            <text:p>1.02</text:p>
          </table:table-cell>
          <table:table-cell office:value-type="float" office:value="424.63">
            <text:p>424.63</text:p>
          </table:table-cell>
          <table:table-cell table:formula="of:=[.F484]/[.A484]" office:value-type="float" office:value="1.0176628481043">
            <text:p>1.02</text:p>
          </table:table-cell>
          <table:table-cell office:value-type="float" office:value="437.71">
            <text:p>437.71</text:p>
          </table:table-cell>
          <table:table-cell table:formula="of:=[.H484]/[.A484]" office:value-type="float" office:value="1.04901020946173">
            <text:p>1.05</text:p>
          </table:table-cell>
          <table:table-cell office:value-type="float" office:value="423.61">
            <text:p>423.61</text:p>
          </table:table-cell>
          <table:table-cell table:formula="of:=[.J484]/[.A484]" office:value-type="float" office:value="1.01521832909936">
            <text:p>1.02</text:p>
          </table:table-cell>
          <table:table-cell table:number-columns-repeated="5"/>
        </table:table-row>
        <table:table-row table:style-name="ro1">
          <table:table-cell office:value-type="float" office:value="358.45">
            <text:p>358.45</text:p>
          </table:table-cell>
          <table:table-cell office:value-type="float" office:value="373.24">
            <text:p>373.24</text:p>
          </table:table-cell>
          <table:table-cell table:formula="of:=[.B485]/[.A485]" office:value-type="float" office:value="1.04126098479565">
            <text:p>1.04</text:p>
          </table:table-cell>
          <table:table-cell office:value-type="float" office:value="368.07">
            <text:p>368.07</text:p>
          </table:table-cell>
          <table:table-cell table:formula="of:=[.D485]/[.A485]" office:value-type="float" office:value="1.02683777374808">
            <text:p>1.03</text:p>
          </table:table-cell>
          <table:table-cell office:value-type="float" office:value="360.31">
            <text:p>360.31</text:p>
          </table:table-cell>
          <table:table-cell table:formula="of:=[.F485]/[.A485]" office:value-type="float" office:value="1.00518900822988">
            <text:p>1.01</text:p>
          </table:table-cell>
          <table:table-cell office:value-type="float" office:value="368.07">
            <text:p>368.07</text:p>
          </table:table-cell>
          <table:table-cell table:formula="of:=[.H485]/[.A485]" office:value-type="float" office:value="1.02683777374808">
            <text:p>1.03</text:p>
          </table:table-cell>
          <table:table-cell office:value-type="float" office:value="362.79">
            <text:p>362.79</text:p>
          </table:table-cell>
          <table:table-cell table:formula="of:=[.J485]/[.A485]" office:value-type="float" office:value="1.01210768586972">
            <text:p>1.01</text:p>
          </table:table-cell>
          <table:table-cell table:number-columns-repeated="5"/>
        </table:table-row>
        <table:table-row table:style-name="ro1">
          <table:table-cell office:value-type="float" office:value="394.73">
            <text:p>394.73</text:p>
          </table:table-cell>
          <table:table-cell office:value-type="float" office:value="416.69">
            <text:p>416.69</text:p>
          </table:table-cell>
          <table:table-cell table:formula="of:=[.B486]/[.A486]" office:value-type="float" office:value="1.05563296430471">
            <text:p>1.06</text:p>
          </table:table-cell>
          <table:table-cell office:value-type="float" office:value="407.9">
            <text:p>407.9</text:p>
          </table:table-cell>
          <table:table-cell table:formula="of:=[.D486]/[.A486]" office:value-type="float" office:value="1.03336457831936">
            <text:p>1.03</text:p>
          </table:table-cell>
          <table:table-cell office:value-type="float" office:value="398.35">
            <text:p>398.35</text:p>
          </table:table-cell>
          <table:table-cell table:formula="of:=[.F486]/[.A486]" office:value-type="float" office:value="1.00917082562764">
            <text:p>1.01</text:p>
          </table:table-cell>
          <table:table-cell office:value-type="float" office:value="416.69">
            <text:p>416.69</text:p>
          </table:table-cell>
          <table:table-cell table:formula="of:=[.H486]/[.A486]" office:value-type="float" office:value="1.05563296430471">
            <text:p>1.06</text:p>
          </table:table-cell>
          <table:table-cell office:value-type="float" office:value="412">
            <text:p>412</text:p>
          </table:table-cell>
          <table:table-cell table:formula="of:=[.J486]/[.A486]" office:value-type="float" office:value="1.0437514250247">
            <text:p>1.04</text:p>
          </table:table-cell>
          <table:table-cell table:number-columns-repeated="5"/>
        </table:table-row>
        <table:table-row table:style-name="ro1">
          <table:table-cell office:value-type="float" office:value="281.62">
            <text:p>281.62</text:p>
          </table:table-cell>
          <table:table-cell office:value-type="float" office:value="292.89">
            <text:p>292.89</text:p>
          </table:table-cell>
          <table:table-cell table:formula="of:=[.B487]/[.A487]" office:value-type="float" office:value="1.04001846459768">
            <text:p>1.04</text:p>
          </table:table-cell>
          <table:table-cell office:value-type="float" office:value="287.38">
            <text:p>287.38</text:p>
          </table:table-cell>
          <table:table-cell table:formula="of:=[.D487]/[.A487]" office:value-type="float" office:value="1.02045309282011">
            <text:p>1.02</text:p>
          </table:table-cell>
          <table:table-cell office:value-type="float" office:value="285.72">
            <text:p>285.72</text:p>
          </table:table-cell>
          <table:table-cell table:formula="of:=[.F487]/[.A487]" office:value-type="float" office:value="1.01455862509765">
            <text:p>1.01</text:p>
          </table:table-cell>
          <table:table-cell office:value-type="float" office:value="292.89">
            <text:p>292.89</text:p>
          </table:table-cell>
          <table:table-cell table:formula="of:=[.H487]/[.A487]" office:value-type="float" office:value="1.04001846459768">
            <text:p>1.04</text:p>
          </table:table-cell>
          <table:table-cell office:value-type="float" office:value="283.87">
            <text:p>283.87</text:p>
          </table:table-cell>
          <table:table-cell table:formula="of:=[.J487]/[.A487]" office:value-type="float" office:value="1.00798948938286">
            <text:p>1.01</text:p>
          </table:table-cell>
          <table:table-cell table:number-columns-repeated="5"/>
        </table:table-row>
        <table:table-row table:style-name="ro1">
          <table:table-cell office:value-type="float" office:value="511.34">
            <text:p>511.34</text:p>
          </table:table-cell>
          <table:table-cell office:value-type="float" office:value="532.37">
            <text:p>532.37</text:p>
          </table:table-cell>
          <table:table-cell table:formula="of:=[.B488]/[.A488]" office:value-type="float" office:value="1.0411272343255">
            <text:p>1.04</text:p>
          </table:table-cell>
          <table:table-cell office:value-type="float" office:value="528.13">
            <text:p>528.13</text:p>
          </table:table-cell>
          <table:table-cell table:formula="of:=[.D488]/[.A488]" office:value-type="float" office:value="1.0328352954981">
            <text:p>1.03</text:p>
          </table:table-cell>
          <table:table-cell office:value-type="float" office:value="527.2">
            <text:p>527.2</text:p>
          </table:table-cell>
          <table:table-cell table:formula="of:=[.F488]/[.A488]" office:value-type="float" office:value="1.03101654476474">
            <text:p>1.03</text:p>
          </table:table-cell>
          <table:table-cell office:value-type="float" office:value="532.37">
            <text:p>532.37</text:p>
          </table:table-cell>
          <table:table-cell table:formula="of:=[.H488]/[.A488]" office:value-type="float" office:value="1.0411272343255">
            <text:p>1.04</text:p>
          </table:table-cell>
          <table:table-cell office:value-type="float" office:value="528.13">
            <text:p>528.13</text:p>
          </table:table-cell>
          <table:table-cell table:formula="of:=[.J488]/[.A488]" office:value-type="float" office:value="1.0328352954981">
            <text:p>1.03</text:p>
          </table:table-cell>
          <table:table-cell table:number-columns-repeated="5"/>
        </table:table-row>
        <table:table-row table:style-name="ro1">
          <table:table-cell office:value-type="float" office:value="322.36">
            <text:p>322.36</text:p>
          </table:table-cell>
          <table:table-cell office:value-type="float" office:value="336.81">
            <text:p>336.81</text:p>
          </table:table-cell>
          <table:table-cell table:formula="of:=[.B489]/[.A489]" office:value-type="float" office:value="1.04482566075195">
            <text:p>1.04</text:p>
          </table:table-cell>
          <table:table-cell office:value-type="float" office:value="323.78">
            <text:p>323.78</text:p>
          </table:table-cell>
          <table:table-cell table:formula="of:=[.D489]/[.A489]" office:value-type="float" office:value="1.00440501302891">
            <text:p>1</text:p>
          </table:table-cell>
          <table:table-cell office:value-type="float" office:value="326.32">
            <text:p>326.32</text:p>
          </table:table-cell>
          <table:table-cell table:formula="of:=[.F489]/[.A489]" office:value-type="float" office:value="1.01228440253133">
            <text:p>1.01</text:p>
          </table:table-cell>
          <table:table-cell office:value-type="float" office:value="334.22">
            <text:p>334.22</text:p>
          </table:table-cell>
          <table:table-cell table:formula="of:=[.H489]/[.A489]" office:value-type="float" office:value="1.03679116515697">
            <text:p>1.04</text:p>
          </table:table-cell>
          <table:table-cell office:value-type="float" office:value="323.78">
            <text:p>323.78</text:p>
          </table:table-cell>
          <table:table-cell table:formula="of:=[.J489]/[.A489]" office:value-type="float" office:value="1.00440501302891">
            <text:p>1</text:p>
          </table:table-cell>
          <table:table-cell table:number-columns-repeated="5"/>
        </table:table-row>
        <table:table-row table:style-name="ro1">
          <table:table-cell office:value-type="float" office:value="229.14">
            <text:p>229.14</text:p>
          </table:table-cell>
          <table:table-cell office:value-type="float" office:value="250.51">
            <text:p>250.51</text:p>
          </table:table-cell>
          <table:table-cell table:formula="of:=[.B490]/[.A490]" office:value-type="float" office:value="1.0932617613686">
            <text:p>1.09</text:p>
          </table:table-cell>
          <table:table-cell office:value-type="float" office:value="239.44">
            <text:p>239.44</text:p>
          </table:table-cell>
          <table:table-cell table:formula="of:=[.D490]/[.A490]" office:value-type="float" office:value="1.04495068517064">
            <text:p>1.04</text:p>
          </table:table-cell>
          <table:table-cell office:value-type="float" office:value="237.44">
            <text:p>237.44</text:p>
          </table:table-cell>
          <table:table-cell table:formula="of:=[.F490]/[.A490]" office:value-type="float" office:value="1.03622239678799">
            <text:p>1.04</text:p>
          </table:table-cell>
          <table:table-cell office:value-type="float" office:value="250.51">
            <text:p>250.51</text:p>
          </table:table-cell>
          <table:table-cell table:formula="of:=[.H490]/[.A490]" office:value-type="float" office:value="1.0932617613686">
            <text:p>1.09</text:p>
          </table:table-cell>
          <table:table-cell office:value-type="float" office:value="239.44">
            <text:p>239.44</text:p>
          </table:table-cell>
          <table:table-cell table:formula="of:=[.J490]/[.A490]" office:value-type="float" office:value="1.04495068517064">
            <text:p>1.04</text:p>
          </table:table-cell>
          <table:table-cell table:number-columns-repeated="5"/>
        </table:table-row>
        <table:table-row table:style-name="ro1">
          <table:table-cell office:value-type="float" office:value="262.41">
            <text:p>262.41</text:p>
          </table:table-cell>
          <table:table-cell office:value-type="float" office:value="281.34">
            <text:p>281.34</text:p>
          </table:table-cell>
          <table:table-cell table:formula="of:=[.B491]/[.A491]" office:value-type="float" office:value="1.07213901909226">
            <text:p>1.07</text:p>
          </table:table-cell>
          <table:table-cell office:value-type="float" office:value="276.51">
            <text:p>276.51</text:p>
          </table:table-cell>
          <table:table-cell table:formula="of:=[.D491]/[.A491]" office:value-type="float" office:value="1.05373270835715">
            <text:p>1.05</text:p>
          </table:table-cell>
          <table:table-cell office:value-type="float" office:value="270.27">
            <text:p>270.27</text:p>
          </table:table-cell>
          <table:table-cell table:formula="of:=[.F491]/[.A491]" office:value-type="float" office:value="1.02995312678633">
            <text:p>1.03</text:p>
          </table:table-cell>
          <table:table-cell office:value-type="float" office:value="281.34">
            <text:p>281.34</text:p>
          </table:table-cell>
          <table:table-cell table:formula="of:=[.H491]/[.A491]" office:value-type="float" office:value="1.07213901909226">
            <text:p>1.07</text:p>
          </table:table-cell>
          <table:table-cell office:value-type="float" office:value="272.99">
            <text:p>272.99</text:p>
          </table:table-cell>
          <table:table-cell table:formula="of:=[.J491]/[.A491]" office:value-type="float" office:value="1.04031858541976">
            <text:p>1.04</text:p>
          </table:table-cell>
          <table:table-cell table:number-columns-repeated="5"/>
        </table:table-row>
        <table:table-row table:style-name="ro1">
          <table:table-cell office:value-type="float" office:value="290.23">
            <text:p>290.23</text:p>
          </table:table-cell>
          <table:table-cell office:value-type="float" office:value="309.95">
            <text:p>309.95</text:p>
          </table:table-cell>
          <table:table-cell table:formula="of:=[.B492]/[.A492]" office:value-type="float" office:value="1.06794611170451">
            <text:p>1.07</text:p>
          </table:table-cell>
          <table:table-cell office:value-type="float" office:value="303.5">
            <text:p>303.5</text:p>
          </table:table-cell>
          <table:table-cell table:formula="of:=[.D492]/[.A492]" office:value-type="float" office:value="1.04572235812976">
            <text:p>1.05</text:p>
          </table:table-cell>
          <table:table-cell office:value-type="float" office:value="300.78">
            <text:p>300.78</text:p>
          </table:table-cell>
          <table:table-cell table:formula="of:=[.F492]/[.A492]" office:value-type="float" office:value="1.03635048065327">
            <text:p>1.04</text:p>
          </table:table-cell>
          <table:table-cell office:value-type="float" office:value="309.95">
            <text:p>309.95</text:p>
          </table:table-cell>
          <table:table-cell table:formula="of:=[.H492]/[.A492]" office:value-type="float" office:value="1.06794611170451">
            <text:p>1.07</text:p>
          </table:table-cell>
          <table:table-cell office:value-type="float" office:value="302.33">
            <text:p>302.33</text:p>
          </table:table-cell>
          <table:table-cell table:formula="of:=[.J492]/[.A492]" office:value-type="float" office:value="1.0416910725976">
            <text:p>1.04</text:p>
          </table:table-cell>
          <table:table-cell table:number-columns-repeated="5"/>
        </table:table-row>
        <table:table-row table:style-name="ro1">
          <table:table-cell office:value-type="float" office:value="448.81">
            <text:p>448.81</text:p>
          </table:table-cell>
          <table:table-cell office:value-type="float" office:value="475.11">
            <text:p>475.11</text:p>
          </table:table-cell>
          <table:table-cell table:formula="of:=[.B493]/[.A493]" office:value-type="float" office:value="1.05859940732158">
            <text:p>1.06</text:p>
          </table:table-cell>
          <table:table-cell office:value-type="float" office:value="452.91">
            <text:p>452.91</text:p>
          </table:table-cell>
          <table:table-cell table:formula="of:=[.D493]/[.A493]" office:value-type="float" office:value="1.009135268822">
            <text:p>1.01</text:p>
          </table:table-cell>
          <table:table-cell office:value-type="float" office:value="457.01">
            <text:p>457.01</text:p>
          </table:table-cell>
          <table:table-cell table:formula="of:=[.F493]/[.A493]" office:value-type="float" office:value="1.01827053764399">
            <text:p>1.02</text:p>
          </table:table-cell>
          <table:table-cell office:value-type="float" office:value="475.11">
            <text:p>475.11</text:p>
          </table:table-cell>
          <table:table-cell table:formula="of:=[.H493]/[.A493]" office:value-type="float" office:value="1.05859940732158">
            <text:p>1.06</text:p>
          </table:table-cell>
          <table:table-cell office:value-type="float" office:value="452.33">
            <text:p>452.33</text:p>
          </table:table-cell>
          <table:table-cell table:formula="of:=[.J493]/[.A493]" office:value-type="float" office:value="1.00784296250084">
            <text:p>1.01</text:p>
          </table:table-cell>
          <table:table-cell table:number-columns-repeated="5"/>
        </table:table-row>
        <table:table-row table:style-name="ro1">
          <table:table-cell office:value-type="float" office:value="63.28">
            <text:p>63.28</text:p>
          </table:table-cell>
          <table:table-cell office:value-type="float" office:value="74.6">
            <text:p>74.6</text:p>
          </table:table-cell>
          <table:table-cell table:formula="of:=[.B494]/[.A494]" office:value-type="float" office:value="1.17888748419722">
            <text:p>1.18</text:p>
          </table:table-cell>
          <table:table-cell office:value-type="float" office:value="63.28">
            <text:p>63.28</text:p>
          </table:table-cell>
          <table:table-cell table:formula="of:=[.D494]/[.A494]" office:value-type="float" office:value="1">
            <text:p>1</text:p>
          </table:table-cell>
          <table:table-cell office:value-type="float" office:value="63.28">
            <text:p>63.28</text:p>
          </table:table-cell>
          <table:table-cell table:formula="of:=[.F494]/[.A494]" office:value-type="float" office:value="1">
            <text:p>1</text:p>
          </table:table-cell>
          <table:table-cell office:value-type="float" office:value="74.6">
            <text:p>74.6</text:p>
          </table:table-cell>
          <table:table-cell table:formula="of:=[.H494]/[.A494]" office:value-type="float" office:value="1.17888748419722">
            <text:p>1.18</text:p>
          </table:table-cell>
          <table:table-cell office:value-type="float" office:value="64.7">
            <text:p>64.7</text:p>
          </table:table-cell>
          <table:table-cell table:formula="of:=[.J494]/[.A494]" office:value-type="float" office:value="1.0224399494311">
            <text:p>1.02</text:p>
          </table:table-cell>
          <table:table-cell table:number-columns-repeated="5"/>
        </table:table-row>
        <table:table-row table:style-name="ro1">
          <table:table-cell office:value-type="float" office:value="277.49">
            <text:p>277.49</text:p>
          </table:table-cell>
          <table:table-cell office:value-type="float" office:value="301.39">
            <text:p>301.39</text:p>
          </table:table-cell>
          <table:table-cell table:formula="of:=[.B495]/[.A495]" office:value-type="float" office:value="1.08612922988216">
            <text:p>1.09</text:p>
          </table:table-cell>
          <table:table-cell office:value-type="float" office:value="284.46">
            <text:p>284.46</text:p>
          </table:table-cell>
          <table:table-cell table:formula="of:=[.D495]/[.A495]" office:value-type="float" office:value="1.02511802227107">
            <text:p>1.03</text:p>
          </table:table-cell>
          <table:table-cell office:value-type="float" office:value="282.32">
            <text:p>282.32</text:p>
          </table:table-cell>
          <table:table-cell table:formula="of:=[.F495]/[.A495]" office:value-type="float" office:value="1.01740603264983">
            <text:p>1.02</text:p>
          </table:table-cell>
          <table:table-cell office:value-type="float" office:value="285.05">
            <text:p>285.05</text:p>
          </table:table-cell>
          <table:table-cell table:formula="of:=[.H495]/[.A495]" office:value-type="float" office:value="1.02724422501712">
            <text:p>1.03</text:p>
          </table:table-cell>
          <table:table-cell office:value-type="float" office:value="285.63">
            <text:p>285.63</text:p>
          </table:table-cell>
          <table:table-cell table:formula="of:=[.J495]/[.A495]" office:value-type="float" office:value="1.02933439042848">
            <text:p>1.03</text:p>
          </table:table-cell>
          <table:table-cell table:number-columns-repeated="5"/>
        </table:table-row>
        <table:table-row table:style-name="ro1">
          <table:table-cell office:value-type="float" office:value="392.14">
            <text:p>392.14</text:p>
          </table:table-cell>
          <table:table-cell office:value-type="float" office:value="413.9">
            <text:p>413.9</text:p>
          </table:table-cell>
          <table:table-cell table:formula="of:=[.B496]/[.A496]" office:value-type="float" office:value="1.0554903860866">
            <text:p>1.06</text:p>
          </table:table-cell>
          <table:table-cell office:value-type="float" office:value="404.73">
            <text:p>404.73</text:p>
          </table:table-cell>
          <table:table-cell table:formula="of:=[.D496]/[.A496]" office:value-type="float" office:value="1.03210588055286">
            <text:p>1.03</text:p>
          </table:table-cell>
          <table:table-cell office:value-type="float" office:value="403.56">
            <text:p>403.56</text:p>
          </table:table-cell>
          <table:table-cell table:formula="of:=[.F496]/[.A496]" office:value-type="float" office:value="1.02912225225685">
            <text:p>1.03</text:p>
          </table:table-cell>
          <table:table-cell office:value-type="float" office:value="405.32">
            <text:p>405.32</text:p>
          </table:table-cell>
          <table:table-cell table:formula="of:=[.H496]/[.A496]" office:value-type="float" office:value="1.03361044524915">
            <text:p>1.03</text:p>
          </table:table-cell>
          <table:table-cell office:value-type="float" office:value="404.14">
            <text:p>404.14</text:p>
          </table:table-cell>
          <table:table-cell table:formula="of:=[.J496]/[.A496]" office:value-type="float" office:value="1.03060131585658">
            <text:p>1.03</text:p>
          </table:table-cell>
          <table:table-cell table:number-columns-repeated="5"/>
        </table:table-row>
        <table:table-row table:style-name="ro1">
          <table:table-cell office:value-type="float" office:value="20.56">
            <text:p>20.56</text:p>
          </table:table-cell>
          <table:table-cell office:value-type="float" office:value="46.9">
            <text:p>46.9</text:p>
          </table:table-cell>
          <table:table-cell table:formula="of:=[.B497]/[.A497]" office:value-type="float" office:value="2.28112840466926">
            <text:p>2.28</text:p>
          </table:table-cell>
          <table:table-cell office:value-type="float" office:value="20.56">
            <text:p>20.56</text:p>
          </table:table-cell>
          <table:table-cell table:formula="of:=[.D497]/[.A497]" office:value-type="float" office:value="1">
            <text:p>1</text:p>
          </table:table-cell>
          <table:table-cell office:value-type="float" office:value="20.56">
            <text:p>20.56</text:p>
          </table:table-cell>
          <table:table-cell table:formula="of:=[.F497]/[.A497]" office:value-type="float" office:value="1">
            <text:p>1</text:p>
          </table:table-cell>
          <table:table-cell office:value-type="float" office:value="20.56">
            <text:p>20.56</text:p>
          </table:table-cell>
          <table:table-cell table:formula="of:=[.H497]/[.A497]" office:value-type="float" office:value="1">
            <text:p>1</text:p>
          </table:table-cell>
          <table:table-cell office:value-type="float" office:value="20.56">
            <text:p>20.56</text:p>
          </table:table-cell>
          <table:table-cell table:formula="of:=[.J497]/[.A49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65.35">
            <text:p>465.35</text:p>
          </table:table-cell>
          <table:table-cell office:value-type="float" office:value="498.78">
            <text:p>498.78</text:p>
          </table:table-cell>
          <table:table-cell table:formula="of:=[.B498]/[.A498]" office:value-type="float" office:value="1.0718384012034">
            <text:p>1.07</text:p>
          </table:table-cell>
          <table:table-cell office:value-type="float" office:value="485.51">
            <text:p>485.51</text:p>
          </table:table-cell>
          <table:table-cell table:formula="of:=[.D498]/[.A498]" office:value-type="float" office:value="1.04332223057913">
            <text:p>1.04</text:p>
          </table:table-cell>
          <table:table-cell office:value-type="float" office:value="485.17">
            <text:p>485.17</text:p>
          </table:table-cell>
          <table:table-cell table:formula="of:=[.F498]/[.A498]" office:value-type="float" office:value="1.04259159772214">
            <text:p>1.04</text:p>
          </table:table-cell>
          <table:table-cell office:value-type="float" office:value="490.2">
            <text:p>490.2</text:p>
          </table:table-cell>
          <table:table-cell table:formula="of:=[.H498]/[.A498]" office:value-type="float" office:value="1.05340066616525">
            <text:p>1.05</text:p>
          </table:table-cell>
          <table:table-cell office:value-type="float" office:value="486.1">
            <text:p>486.1</text:p>
          </table:table-cell>
          <table:table-cell table:formula="of:=[.J498]/[.A498]" office:value-type="float" office:value="1.04459009347803">
            <text:p>1.04</text:p>
          </table:table-cell>
          <table:table-cell table:number-columns-repeated="5"/>
        </table:table-row>
        <table:table-row table:style-name="ro1">
          <table:table-cell office:value-type="float" office:value="77.66">
            <text:p>77.66</text:p>
          </table:table-cell>
          <table:table-cell office:value-type="float" office:value="83.31">
            <text:p>83.31</text:p>
          </table:table-cell>
          <table:table-cell table:formula="of:=[.B499]/[.A499]" office:value-type="float" office:value="1.07275302601082">
            <text:p>1.07</text:p>
          </table:table-cell>
          <table:table-cell office:value-type="float" office:value="78.49">
            <text:p>78.49</text:p>
          </table:table-cell>
          <table:table-cell table:formula="of:=[.D499]/[.A499]" office:value-type="float" office:value="1.01068761267062">
            <text:p>1.01</text:p>
          </table:table-cell>
          <table:table-cell office:value-type="float" office:value="78.49">
            <text:p>78.49</text:p>
          </table:table-cell>
          <table:table-cell table:formula="of:=[.F499]/[.A499]" office:value-type="float" office:value="1.01068761267062">
            <text:p>1.01</text:p>
          </table:table-cell>
          <table:table-cell office:value-type="float" office:value="77.66">
            <text:p>77.66</text:p>
          </table:table-cell>
          <table:table-cell table:formula="of:=[.H499]/[.A499]" office:value-type="float" office:value="1">
            <text:p>1</text:p>
          </table:table-cell>
          <table:table-cell office:value-type="float" office:value="77.66">
            <text:p>77.66</text:p>
          </table:table-cell>
          <table:table-cell table:formula="of:=[.J499]/[.A49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17.55">
            <text:p>317.55</text:p>
          </table:table-cell>
          <table:table-cell office:value-type="float" office:value="320.14">
            <text:p>320.14</text:p>
          </table:table-cell>
          <table:table-cell table:formula="of:=[.B500]/[.A500]" office:value-type="float" office:value="1.00815619587467">
            <text:p>1.01</text:p>
          </table:table-cell>
          <table:table-cell office:value-type="float" office:value="320.14">
            <text:p>320.14</text:p>
          </table:table-cell>
          <table:table-cell table:formula="of:=[.D500]/[.A500]" office:value-type="float" office:value="1.00815619587467">
            <text:p>1.01</text:p>
          </table:table-cell>
          <table:table-cell office:value-type="float" office:value="323.41">
            <text:p>323.41</text:p>
          </table:table-cell>
          <table:table-cell table:formula="of:=[.F500]/[.A500]" office:value-type="float" office:value="1.01845378680523">
            <text:p>1.02</text:p>
          </table:table-cell>
          <table:table-cell office:value-type="float" office:value="320.14">
            <text:p>320.14</text:p>
          </table:table-cell>
          <table:table-cell table:formula="of:=[.H500]/[.A500]" office:value-type="float" office:value="1.00815619587467">
            <text:p>1.01</text:p>
          </table:table-cell>
          <table:table-cell office:value-type="float" office:value="320.14">
            <text:p>320.14</text:p>
          </table:table-cell>
          <table:table-cell table:formula="of:=[.J500]/[.A500]" office:value-type="float" office:value="1.00815619587467">
            <text:p>1.01</text:p>
          </table:table-cell>
          <table:table-cell table:number-columns-repeated="5"/>
        </table:table-row>
        <table:table-row table:style-name="ro1">
          <table:table-cell office:value-type="float" office:value="464.77">
            <text:p>464.77</text:p>
          </table:table-cell>
          <table:table-cell office:value-type="float" office:value="487.26">
            <text:p>487.26</text:p>
          </table:table-cell>
          <table:table-cell table:formula="of:=[.B501]/[.A501]" office:value-type="float" office:value="1.04838952600211">
            <text:p>1.05</text:p>
          </table:table-cell>
          <table:table-cell office:value-type="float" office:value="473.94">
            <text:p>473.94</text:p>
          </table:table-cell>
          <table:table-cell table:formula="of:=[.D501]/[.A501]" office:value-type="float" office:value="1.0197301891258">
            <text:p>1.02</text:p>
          </table:table-cell>
          <table:table-cell office:value-type="float" office:value="480.87">
            <text:p>480.87</text:p>
          </table:table-cell>
          <table:table-cell table:formula="of:=[.F501]/[.A501]" office:value-type="float" office:value="1.03464079006821">
            <text:p>1.03</text:p>
          </table:table-cell>
          <table:table-cell office:value-type="float" office:value="487.26">
            <text:p>487.26</text:p>
          </table:table-cell>
          <table:table-cell table:formula="of:=[.H501]/[.A501]" office:value-type="float" office:value="1.04838952600211">
            <text:p>1.05</text:p>
          </table:table-cell>
          <table:table-cell office:value-type="float" office:value="475.11">
            <text:p>475.11</text:p>
          </table:table-cell>
          <table:table-cell table:formula="of:=[.J501]/[.A501]" office:value-type="float" office:value="1.02224756331089">
            <text:p>1.02</text:p>
          </table:table-cell>
          <table:table-cell table:number-columns-repeated="5"/>
        </table:table-row>
        <table:table-row table:style-name="ro1">
          <table:table-cell office:value-type="float" office:value="197.21">
            <text:p>197.21</text:p>
          </table:table-cell>
          <table:table-cell office:value-type="float" office:value="224.4">
            <text:p>224.4</text:p>
          </table:table-cell>
          <table:table-cell table:formula="of:=[.B502]/[.A502]" office:value-type="float" office:value="1.13787333299528">
            <text:p>1.14</text:p>
          </table:table-cell>
          <table:table-cell office:value-type="float" office:value="216.54">
            <text:p>216.54</text:p>
          </table:table-cell>
          <table:table-cell table:formula="of:=[.D502]/[.A502]" office:value-type="float" office:value="1.09801734191978">
            <text:p>1.1</text:p>
          </table:table-cell>
          <table:table-cell office:value-type="float" office:value="201.31">
            <text:p>201.31</text:p>
          </table:table-cell>
          <table:table-cell table:formula="of:=[.F502]/[.A502]" office:value-type="float" office:value="1.02079002079002">
            <text:p>1.02</text:p>
          </table:table-cell>
          <table:table-cell office:value-type="float" office:value="224.4">
            <text:p>224.4</text:p>
          </table:table-cell>
          <table:table-cell table:formula="of:=[.H502]/[.A502]" office:value-type="float" office:value="1.13787333299528">
            <text:p>1.14</text:p>
          </table:table-cell>
          <table:table-cell office:value-type="float" office:value="198.97">
            <text:p>198.97</text:p>
          </table:table-cell>
          <table:table-cell table:formula="of:=[.J502]/[.A502]" office:value-type="float" office:value="1.00892449672937">
            <text:p>1.01</text:p>
          </table:table-cell>
          <table:table-cell table:number-columns-repeated="5"/>
        </table:table-row>
        <table:table-row table:style-name="ro1">
          <table:table-cell office:value-type="float" office:value="399.95">
            <text:p>399.95</text:p>
          </table:table-cell>
          <table:table-cell office:value-type="float" office:value="423.87">
            <text:p>423.87</text:p>
          </table:table-cell>
          <table:table-cell table:formula="of:=[.B503]/[.A503]" office:value-type="float" office:value="1.05980747593449">
            <text:p>1.06</text:p>
          </table:table-cell>
          <table:table-cell office:value-type="float" office:value="409.87">
            <text:p>409.87</text:p>
          </table:table-cell>
          <table:table-cell table:formula="of:=[.D503]/[.A503]" office:value-type="float" office:value="1.02480310038755">
            <text:p>1.02</text:p>
          </table:table-cell>
          <table:table-cell office:value-type="float" office:value="410.88">
            <text:p>410.88</text:p>
          </table:table-cell>
          <table:table-cell table:formula="of:=[.F503]/[.A503]" office:value-type="float" office:value="1.02732841605201">
            <text:p>1.03</text:p>
          </table:table-cell>
          <table:table-cell office:value-type="float" office:value="423.87">
            <text:p>423.87</text:p>
          </table:table-cell>
          <table:table-cell table:formula="of:=[.H503]/[.A503]" office:value-type="float" office:value="1.05980747593449">
            <text:p>1.06</text:p>
          </table:table-cell>
          <table:table-cell office:value-type="float" office:value="410.45">
            <text:p>410.45</text:p>
          </table:table-cell>
          <table:table-cell table:formula="of:=[.J503]/[.A503]" office:value-type="float" office:value="1.02625328166021">
            <text:p>1.03</text:p>
          </table:table-cell>
          <table:table-cell table:number-columns-repeated="5"/>
        </table:table-row>
        <table:table-row table:style-name="ro1">
          <table:table-cell office:value-type="float" office:value="392.06">
            <text:p>392.06</text:p>
          </table:table-cell>
          <table:table-cell office:value-type="float" office:value="406.5">
            <text:p>406.5</text:p>
          </table:table-cell>
          <table:table-cell table:formula="of:=[.B504]/[.A504]" office:value-type="float" office:value="1.03683109728103">
            <text:p>1.04</text:p>
          </table:table-cell>
          <table:table-cell office:value-type="float" office:value="400.99">
            <text:p>400.99</text:p>
          </table:table-cell>
          <table:table-cell table:formula="of:=[.D504]/[.A504]" office:value-type="float" office:value="1.02277712595011">
            <text:p>1.02</text:p>
          </table:table-cell>
          <table:table-cell office:value-type="float" office:value="400.26">
            <text:p>400.26</text:p>
          </table:table-cell>
          <table:table-cell table:formula="of:=[.F504]/[.A504]" office:value-type="float" office:value="1.02091516604601">
            <text:p>1.02</text:p>
          </table:table-cell>
          <table:table-cell office:value-type="float" office:value="406.5">
            <text:p>406.5</text:p>
          </table:table-cell>
          <table:table-cell table:formula="of:=[.H504]/[.A504]" office:value-type="float" office:value="1.03683109728103">
            <text:p>1.04</text:p>
          </table:table-cell>
          <table:table-cell office:value-type="float" office:value="397.09">
            <text:p>397.09</text:p>
          </table:table-cell>
          <table:table-cell table:formula="of:=[.J504]/[.A504]" office:value-type="float" office:value="1.01282966892823">
            <text:p>1.01</text:p>
          </table:table-cell>
          <table:table-cell table:number-columns-repeated="5"/>
        </table:table-row>
        <table:table-row table:style-name="ro1">
          <table:table-cell office:value-type="float" office:value="127.23">
            <text:p>127.23</text:p>
          </table:table-cell>
          <table:table-cell office:value-type="float" office:value="142.4">
            <text:p>142.4</text:p>
          </table:table-cell>
          <table:table-cell table:formula="of:=[.B505]/[.A505]" office:value-type="float" office:value="1.11923288532579">
            <text:p>1.12</text:p>
          </table:table-cell>
          <table:table-cell office:value-type="float" office:value="128.98">
            <text:p>128.98</text:p>
          </table:table-cell>
          <table:table-cell table:formula="of:=[.D505]/[.A505]" office:value-type="float" office:value="1.01375461762163">
            <text:p>1.01</text:p>
          </table:table-cell>
          <table:table-cell office:value-type="float" office:value="128.98">
            <text:p>128.98</text:p>
          </table:table-cell>
          <table:table-cell table:formula="of:=[.F505]/[.A505]" office:value-type="float" office:value="1.01375461762163">
            <text:p>1.01</text:p>
          </table:table-cell>
          <table:table-cell office:value-type="float" office:value="142.4">
            <text:p>142.4</text:p>
          </table:table-cell>
          <table:table-cell table:formula="of:=[.H505]/[.A505]" office:value-type="float" office:value="1.11923288532579">
            <text:p>1.12</text:p>
          </table:table-cell>
          <table:table-cell office:value-type="float" office:value="128.98">
            <text:p>128.98</text:p>
          </table:table-cell>
          <table:table-cell table:formula="of:=[.J505]/[.A505]" office:value-type="float" office:value="1.01375461762163">
            <text:p>1.01</text:p>
          </table:table-cell>
          <table:table-cell table:number-columns-repeated="5"/>
        </table:table-row>
        <table:table-row table:style-name="ro1">
          <table:table-cell office:value-type="float" office:value="170.64">
            <text:p>170.64</text:p>
          </table:table-cell>
          <table:table-cell office:value-type="float" office:value="190.15">
            <text:p>190.15</text:p>
          </table:table-cell>
          <table:table-cell table:formula="of:=[.B506]/[.A506]" office:value-type="float" office:value="1.11433427097984">
            <text:p>1.11</text:p>
          </table:table-cell>
          <table:table-cell office:value-type="float" office:value="171.23">
            <text:p>171.23</text:p>
          </table:table-cell>
          <table:table-cell table:formula="of:=[.D506]/[.A506]" office:value-type="float" office:value="1.00345757149555">
            <text:p>1</text:p>
          </table:table-cell>
          <table:table-cell office:value-type="float" office:value="170.98">
            <text:p>170.98</text:p>
          </table:table-cell>
          <table:table-cell table:formula="of:=[.F506]/[.A506]" office:value-type="float" office:value="1.00199249882794">
            <text:p>1</text:p>
          </table:table-cell>
          <table:table-cell office:value-type="float" office:value="190.15">
            <text:p>190.15</text:p>
          </table:table-cell>
          <table:table-cell table:formula="of:=[.H506]/[.A506]" office:value-type="float" office:value="1.11433427097984">
            <text:p>1.11</text:p>
          </table:table-cell>
          <table:table-cell office:value-type="float" office:value="171.23">
            <text:p>171.23</text:p>
          </table:table-cell>
          <table:table-cell table:formula="of:=[.J506]/[.A506]" office:value-type="float" office:value="1.00345757149555">
            <text:p>1</text:p>
          </table:table-cell>
          <table:table-cell table:number-columns-repeated="5"/>
        </table:table-row>
        <table:table-row table:style-name="ro1">
          <table:table-cell office:value-type="float" office:value="191.48">
            <text:p>191.48</text:p>
          </table:table-cell>
          <table:table-cell office:value-type="float" office:value="207.92">
            <text:p>207.92</text:p>
          </table:table-cell>
          <table:table-cell table:formula="of:=[.B507]/[.A507]" office:value-type="float" office:value="1.08585753081262">
            <text:p>1.09</text:p>
          </table:table-cell>
          <table:table-cell office:value-type="float" office:value="200.51">
            <text:p>200.51</text:p>
          </table:table-cell>
          <table:table-cell table:formula="of:=[.D507]/[.A507]" office:value-type="float" office:value="1.04715897221642">
            <text:p>1.05</text:p>
          </table:table-cell>
          <table:table-cell office:value-type="float" office:value="194.75">
            <text:p>194.75</text:p>
          </table:table-cell>
          <table:table-cell table:formula="of:=[.F507]/[.A507]" office:value-type="float" office:value="1.01707750156674">
            <text:p>1.02</text:p>
          </table:table-cell>
          <table:table-cell office:value-type="float" office:value="201.92">
            <text:p>201.92</text:p>
          </table:table-cell>
          <table:table-cell table:formula="of:=[.H507]/[.A507]" office:value-type="float" office:value="1.05452266555254">
            <text:p>1.05</text:p>
          </table:table-cell>
          <table:table-cell office:value-type="float" office:value="200.51">
            <text:p>200.51</text:p>
          </table:table-cell>
          <table:table-cell table:formula="of:=[.J507]/[.A507]" office:value-type="float" office:value="1.04715897221642">
            <text:p>1.05</text:p>
          </table:table-cell>
          <table:table-cell table:number-columns-repeated="5"/>
        </table:table-row>
        <table:table-row table:style-name="ro1">
          <table:table-cell office:value-type="float" office:value="261.71">
            <text:p>261.71</text:p>
          </table:table-cell>
          <table:table-cell office:value-type="float" office:value="286.1">
            <text:p>286.1</text:p>
          </table:table-cell>
          <table:table-cell table:formula="of:=[.B508]/[.A508]" office:value-type="float" office:value="1.09319475755607">
            <text:p>1.09</text:p>
          </table:table-cell>
          <table:table-cell office:value-type="float" office:value="262.54">
            <text:p>262.54</text:p>
          </table:table-cell>
          <table:table-cell table:formula="of:=[.D508]/[.A508]" office:value-type="float" office:value="1.00317144931413">
            <text:p>1</text:p>
          </table:table-cell>
          <table:table-cell office:value-type="float" office:value="263.12">
            <text:p>263.12</text:p>
          </table:table-cell>
          <table:table-cell table:formula="of:=[.F508]/[.A508]" office:value-type="float" office:value="1.00538764281074">
            <text:p>1.01</text:p>
          </table:table-cell>
          <table:table-cell office:value-type="float" office:value="286.1">
            <text:p>286.1</text:p>
          </table:table-cell>
          <table:table-cell table:formula="of:=[.H508]/[.A508]" office:value-type="float" office:value="1.09319475755607">
            <text:p>1.09</text:p>
          </table:table-cell>
          <table:table-cell office:value-type="float" office:value="263.12">
            <text:p>263.12</text:p>
          </table:table-cell>
          <table:table-cell table:formula="of:=[.J508]/[.A508]" office:value-type="float" office:value="1.00538764281074">
            <text:p>1.01</text:p>
          </table:table-cell>
          <table:table-cell table:number-columns-repeated="5"/>
        </table:table-row>
        <table:table-row table:style-name="ro1">
          <table:table-cell office:value-type="float" office:value="213.09">
            <text:p>213.09</text:p>
          </table:table-cell>
          <table:table-cell office:value-type="float" office:value="216.26">
            <text:p>216.26</text:p>
          </table:table-cell>
          <table:table-cell table:formula="of:=[.B509]/[.A509]" office:value-type="float" office:value="1.01487634332911">
            <text:p>1.01</text:p>
          </table:table-cell>
          <table:table-cell office:value-type="float" office:value="213.09">
            <text:p>213.09</text:p>
          </table:table-cell>
          <table:table-cell table:formula="of:=[.D509]/[.A509]" office:value-type="float" office:value="1">
            <text:p>1</text:p>
          </table:table-cell>
          <table:table-cell office:value-type="float" office:value="214.85">
            <text:p>214.85</text:p>
          </table:table-cell>
          <table:table-cell table:formula="of:=[.F509]/[.A509]" office:value-type="float" office:value="1.00825942090197">
            <text:p>1.01</text:p>
          </table:table-cell>
          <table:table-cell office:value-type="float" office:value="216.26">
            <text:p>216.26</text:p>
          </table:table-cell>
          <table:table-cell table:formula="of:=[.H509]/[.A509]" office:value-type="float" office:value="1.01487634332911">
            <text:p>1.01</text:p>
          </table:table-cell>
          <table:table-cell office:value-type="float" office:value="213.09">
            <text:p>213.09</text:p>
          </table:table-cell>
          <table:table-cell table:formula="of:=[.J509]/[.A50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90.13">
            <text:p>290.13</text:p>
          </table:table-cell>
          <table:table-cell office:value-type="float" office:value="313.3">
            <text:p>313.3</text:p>
          </table:table-cell>
          <table:table-cell table:formula="of:=[.B510]/[.A510]" office:value-type="float" office:value="1.07986075207666">
            <text:p>1.08</text:p>
          </table:table-cell>
          <table:table-cell office:value-type="float" office:value="297.16">
            <text:p>297.16</text:p>
          </table:table-cell>
          <table:table-cell table:formula="of:=[.D510]/[.A510]" office:value-type="float" office:value="1.02423051735429">
            <text:p>1.02</text:p>
          </table:table-cell>
          <table:table-cell office:value-type="float" office:value="298.33">
            <text:p>298.33</text:p>
          </table:table-cell>
          <table:table-cell table:formula="of:=[.F510]/[.A510]" office:value-type="float" office:value="1.02826319236204">
            <text:p>1.03</text:p>
          </table:table-cell>
          <table:table-cell office:value-type="float" office:value="297.16">
            <text:p>297.16</text:p>
          </table:table-cell>
          <table:table-cell table:formula="of:=[.H510]/[.A510]" office:value-type="float" office:value="1.02423051735429">
            <text:p>1.02</text:p>
          </table:table-cell>
          <table:table-cell office:value-type="float" office:value="297.16">
            <text:p>297.16</text:p>
          </table:table-cell>
          <table:table-cell table:formula="of:=[.J510]/[.A510]" office:value-type="float" office:value="1.02423051735429">
            <text:p>1.02</text:p>
          </table:table-cell>
          <table:table-cell table:number-columns-repeated="5"/>
        </table:table-row>
        <table:table-row table:style-name="ro1">
          <table:table-cell office:value-type="float" office:value="296.82">
            <text:p>296.82</text:p>
          </table:table-cell>
          <table:table-cell office:value-type="float" office:value="313.75">
            <text:p>313.75</text:p>
          </table:table-cell>
          <table:table-cell table:formula="of:=[.B511]/[.A511]" office:value-type="float" office:value="1.05703793544909">
            <text:p>1.06</text:p>
          </table:table-cell>
          <table:table-cell office:value-type="float" office:value="300.09">
            <text:p>300.09</text:p>
          </table:table-cell>
          <table:table-cell table:formula="of:=[.D511]/[.A511]" office:value-type="float" office:value="1.01101677784516">
            <text:p>1.01</text:p>
          </table:table-cell>
          <table:table-cell office:value-type="float" office:value="299.85">
            <text:p>299.85</text:p>
          </table:table-cell>
          <table:table-cell table:formula="of:=[.F511]/[.A511]" office:value-type="float" office:value="1.01020820699414">
            <text:p>1.01</text:p>
          </table:table-cell>
          <table:table-cell office:value-type="float" office:value="313.75">
            <text:p>313.75</text:p>
          </table:table-cell>
          <table:table-cell table:formula="of:=[.H511]/[.A511]" office:value-type="float" office:value="1.05703793544909">
            <text:p>1.06</text:p>
          </table:table-cell>
          <table:table-cell office:value-type="float" office:value="300.09">
            <text:p>300.09</text:p>
          </table:table-cell>
          <table:table-cell table:formula="of:=[.J511]/[.A511]" office:value-type="float" office:value="1.01101677784516">
            <text:p>1.01</text:p>
          </table:table-cell>
          <table:table-cell table:number-columns-repeated="5"/>
        </table:table-row>
        <table:table-row table:style-name="ro1">
          <table:table-cell office:value-type="float" office:value="372.85">
            <text:p>372.85</text:p>
          </table:table-cell>
          <table:table-cell office:value-type="float" office:value="409.35">
            <text:p>409.35</text:p>
          </table:table-cell>
          <table:table-cell table:formula="of:=[.B512]/[.A512]" office:value-type="float" office:value="1.09789459568191">
            <text:p>1.1</text:p>
          </table:table-cell>
          <table:table-cell office:value-type="float" office:value="391.98">
            <text:p>391.98</text:p>
          </table:table-cell>
          <table:table-cell table:formula="of:=[.D512]/[.A512]" office:value-type="float" office:value="1.05130749631219">
            <text:p>1.05</text:p>
          </table:table-cell>
          <table:table-cell office:value-type="float" office:value="388.56">
            <text:p>388.56</text:p>
          </table:table-cell>
          <table:table-cell table:formula="of:=[.F512]/[.A512]" office:value-type="float" office:value="1.04213490679898">
            <text:p>1.04</text:p>
          </table:table-cell>
          <table:table-cell office:value-type="float" office:value="409.35">
            <text:p>409.35</text:p>
          </table:table-cell>
          <table:table-cell table:formula="of:=[.H512]/[.A512]" office:value-type="float" office:value="1.09789459568191">
            <text:p>1.1</text:p>
          </table:table-cell>
          <table:table-cell office:value-type="float" office:value="391.98">
            <text:p>391.98</text:p>
          </table:table-cell>
          <table:table-cell table:formula="of:=[.J512]/[.A512]" office:value-type="float" office:value="1.05130749631219">
            <text:p>1.05</text:p>
          </table:table-cell>
          <table:table-cell table:number-columns-repeated="5"/>
        </table:table-row>
        <table:table-row table:style-name="ro1">
          <table:table-cell office:value-type="float" office:value="256.79">
            <text:p>256.79</text:p>
          </table:table-cell>
          <table:table-cell office:value-type="float" office:value="274.65">
            <text:p>274.65</text:p>
          </table:table-cell>
          <table:table-cell table:formula="of:=[.B513]/[.A513]" office:value-type="float" office:value="1.06955099497644">
            <text:p>1.07</text:p>
          </table:table-cell>
          <table:table-cell office:value-type="float" office:value="271.48">
            <text:p>271.48</text:p>
          </table:table-cell>
          <table:table-cell table:formula="of:=[.D513]/[.A513]" office:value-type="float" office:value="1.05720627750302">
            <text:p>1.06</text:p>
          </table:table-cell>
          <table:table-cell office:value-type="float" office:value="269.24">
            <text:p>269.24</text:p>
          </table:table-cell>
          <table:table-cell table:formula="of:=[.F513]/[.A513]" office:value-type="float" office:value="1.04848319638615">
            <text:p>1.05</text:p>
          </table:table-cell>
          <table:table-cell office:value-type="float" office:value="274.65">
            <text:p>274.65</text:p>
          </table:table-cell>
          <table:table-cell table:formula="of:=[.H513]/[.A513]" office:value-type="float" office:value="1.06955099497644">
            <text:p>1.07</text:p>
          </table:table-cell>
          <table:table-cell office:value-type="float" office:value="270.89">
            <text:p>270.89</text:p>
          </table:table-cell>
          <table:table-cell table:formula="of:=[.J513]/[.A513]" office:value-type="float" office:value="1.05490868024456">
            <text:p>1.05</text:p>
          </table:table-cell>
          <table:table-cell table:number-columns-repeated="5"/>
        </table:table-row>
        <table:table-row table:style-name="ro1">
          <table:table-cell office:value-type="float" office:value="295.27">
            <text:p>295.27</text:p>
          </table:table-cell>
          <table:table-cell office:value-type="float" office:value="308.06">
            <text:p>308.06</text:p>
          </table:table-cell>
          <table:table-cell table:formula="of:=[.B514]/[.A514]" office:value-type="float" office:value="1.04331628678836">
            <text:p>1.04</text:p>
          </table:table-cell>
          <table:table-cell office:value-type="float" office:value="302.2">
            <text:p>302.2</text:p>
          </table:table-cell>
          <table:table-cell table:formula="of:=[.D514]/[.A514]" office:value-type="float" office:value="1.02347004436617">
            <text:p>1.02</text:p>
          </table:table-cell>
          <table:table-cell office:value-type="float" office:value="297.72">
            <text:p>297.72</text:p>
          </table:table-cell>
          <table:table-cell table:formula="of:=[.F514]/[.A514]" office:value-type="float" office:value="1.00829749043249">
            <text:p>1.01</text:p>
          </table:table-cell>
          <table:table-cell office:value-type="float" office:value="308.06">
            <text:p>308.06</text:p>
          </table:table-cell>
          <table:table-cell table:formula="of:=[.H514]/[.A514]" office:value-type="float" office:value="1.04331628678836">
            <text:p>1.04</text:p>
          </table:table-cell>
          <table:table-cell office:value-type="float" office:value="302.2">
            <text:p>302.2</text:p>
          </table:table-cell>
          <table:table-cell table:formula="of:=[.J514]/[.A514]" office:value-type="float" office:value="1.02347004436617">
            <text:p>1.02</text:p>
          </table:table-cell>
          <table:table-cell table:number-columns-repeated="5"/>
        </table:table-row>
        <table:table-row table:style-name="ro1">
          <table:table-cell office:value-type="float" office:value="235.34">
            <text:p>235.34</text:p>
          </table:table-cell>
          <table:table-cell office:value-type="float" office:value="251.68">
            <text:p>251.68</text:p>
          </table:table-cell>
          <table:table-cell table:formula="of:=[.B515]/[.A515]" office:value-type="float" office:value="1.06943146086513">
            <text:p>1.07</text:p>
          </table:table-cell>
          <table:table-cell office:value-type="float" office:value="244.99">
            <text:p>244.99</text:p>
          </table:table-cell>
          <table:table-cell table:formula="of:=[.D515]/[.A515]" office:value-type="float" office:value="1.0410045041217">
            <text:p>1.04</text:p>
          </table:table-cell>
          <table:table-cell office:value-type="float" office:value="243.58">
            <text:p>243.58</text:p>
          </table:table-cell>
          <table:table-cell table:formula="of:=[.F515]/[.A515]" office:value-type="float" office:value="1.03501317243138">
            <text:p>1.04</text:p>
          </table:table-cell>
          <table:table-cell office:value-type="float" office:value="251.68">
            <text:p>251.68</text:p>
          </table:table-cell>
          <table:table-cell table:formula="of:=[.H515]/[.A515]" office:value-type="float" office:value="1.06943146086513">
            <text:p>1.07</text:p>
          </table:table-cell>
          <table:table-cell office:value-type="float" office:value="244.99">
            <text:p>244.99</text:p>
          </table:table-cell>
          <table:table-cell table:formula="of:=[.J515]/[.A515]" office:value-type="float" office:value="1.0410045041217">
            <text:p>1.04</text:p>
          </table:table-cell>
          <table:table-cell table:number-columns-repeated="5"/>
        </table:table-row>
        <table:table-row table:style-name="ro1">
          <table:table-cell office:value-type="float" office:value="244.48">
            <text:p>244.48</text:p>
          </table:table-cell>
          <table:table-cell office:value-type="float" office:value="259.27">
            <text:p>259.27</text:p>
          </table:table-cell>
          <table:table-cell table:formula="of:=[.B516]/[.A516]" office:value-type="float" office:value="1.0604957460733">
            <text:p>1.06</text:p>
          </table:table-cell>
          <table:table-cell office:value-type="float" office:value="253.95">
            <text:p>253.95</text:p>
          </table:table-cell>
          <table:table-cell table:formula="of:=[.D516]/[.A516]" office:value-type="float" office:value="1.03873527486911">
            <text:p>1.04</text:p>
          </table:table-cell>
          <table:table-cell office:value-type="float" office:value="256.2">
            <text:p>256.2</text:p>
          </table:table-cell>
          <table:table-cell table:formula="of:=[.F516]/[.A516]" office:value-type="float" office:value="1.04793848167539">
            <text:p>1.05</text:p>
          </table:table-cell>
          <table:table-cell office:value-type="float" office:value="259.27">
            <text:p>259.27</text:p>
          </table:table-cell>
          <table:table-cell table:formula="of:=[.H516]/[.A516]" office:value-type="float" office:value="1.0604957460733">
            <text:p>1.06</text:p>
          </table:table-cell>
          <table:table-cell office:value-type="float" office:value="254.54">
            <text:p>254.54</text:p>
          </table:table-cell>
          <table:table-cell table:formula="of:=[.J516]/[.A516]" office:value-type="float" office:value="1.04114856020942">
            <text:p>1.04</text:p>
          </table:table-cell>
          <table:table-cell table:number-columns-repeated="5"/>
        </table:table-row>
        <table:table-row table:style-name="ro1">
          <table:table-cell office:value-type="float" office:value="469.18">
            <text:p>469.18</text:p>
          </table:table-cell>
          <table:table-cell office:value-type="float" office:value="499.64">
            <text:p>499.64</text:p>
          </table:table-cell>
          <table:table-cell table:formula="of:=[.B517]/[.A517]" office:value-type="float" office:value="1.06492177842193">
            <text:p>1.06</text:p>
          </table:table-cell>
          <table:table-cell office:value-type="float" office:value="481.83">
            <text:p>481.83</text:p>
          </table:table-cell>
          <table:table-cell table:formula="of:=[.D517]/[.A517]" office:value-type="float" office:value="1.02696193358626">
            <text:p>1.03</text:p>
          </table:table-cell>
          <table:table-cell office:value-type="float" office:value="482.41">
            <text:p>482.41</text:p>
          </table:table-cell>
          <table:table-cell table:formula="of:=[.F517]/[.A517]" office:value-type="float" office:value="1.02819813291274">
            <text:p>1.03</text:p>
          </table:table-cell>
          <table:table-cell office:value-type="float" office:value="494.96">
            <text:p>494.96</text:p>
          </table:table-cell>
          <table:table-cell table:formula="of:=[.H517]/[.A517]" office:value-type="float" office:value="1.05494692868409">
            <text:p>1.05</text:p>
          </table:table-cell>
          <table:table-cell office:value-type="float" office:value="481.83">
            <text:p>481.83</text:p>
          </table:table-cell>
          <table:table-cell table:formula="of:=[.J517]/[.A517]" office:value-type="float" office:value="1.02696193358626">
            <text:p>1.03</text:p>
          </table:table-cell>
          <table:table-cell table:number-columns-repeated="5"/>
        </table:table-row>
        <table:table-row table:style-name="ro1">
          <table:table-cell office:value-type="float" office:value="84.02">
            <text:p>84.02</text:p>
          </table:table-cell>
          <table:table-cell office:value-type="float" office:value="92.61">
            <text:p>92.61</text:p>
          </table:table-cell>
          <table:table-cell table:formula="of:=[.B518]/[.A518]" office:value-type="float" office:value="1.10223756248512">
            <text:p>1.1</text:p>
          </table:table-cell>
          <table:table-cell office:value-type="float" office:value="84.02">
            <text:p>84.02</text:p>
          </table:table-cell>
          <table:table-cell table:formula="of:=[.D518]/[.A518]" office:value-type="float" office:value="1">
            <text:p>1</text:p>
          </table:table-cell>
          <table:table-cell office:value-type="float" office:value="84.02">
            <text:p>84.02</text:p>
          </table:table-cell>
          <table:table-cell table:formula="of:=[.F518]/[.A518]" office:value-type="float" office:value="1">
            <text:p>1</text:p>
          </table:table-cell>
          <table:table-cell office:value-type="float" office:value="84.02">
            <text:p>84.02</text:p>
          </table:table-cell>
          <table:table-cell table:formula="of:=[.H518]/[.A518]" office:value-type="float" office:value="1">
            <text:p>1</text:p>
          </table:table-cell>
          <table:table-cell office:value-type="float" office:value="84.02">
            <text:p>84.02</text:p>
          </table:table-cell>
          <table:table-cell table:formula="of:=[.J518]/[.A51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11.25">
            <text:p>211.25</text:p>
          </table:table-cell>
          <table:table-cell office:value-type="float" office:value="240.46">
            <text:p>240.46</text:p>
          </table:table-cell>
          <table:table-cell table:formula="of:=[.B519]/[.A519]" office:value-type="float" office:value="1.13827218934911">
            <text:p>1.14</text:p>
          </table:table-cell>
          <table:table-cell office:value-type="float" office:value="217.39">
            <text:p>217.39</text:p>
          </table:table-cell>
          <table:table-cell table:formula="of:=[.D519]/[.A519]" office:value-type="float" office:value="1.0290650887574">
            <text:p>1.03</text:p>
          </table:table-cell>
          <table:table-cell office:value-type="float" office:value="219.15">
            <text:p>219.15</text:p>
          </table:table-cell>
          <table:table-cell table:formula="of:=[.F519]/[.A519]" office:value-type="float" office:value="1.03739644970414">
            <text:p>1.04</text:p>
          </table:table-cell>
          <table:table-cell office:value-type="float" office:value="231.63">
            <text:p>231.63</text:p>
          </table:table-cell>
          <table:table-cell table:formula="of:=[.H519]/[.A519]" office:value-type="float" office:value="1.09647337278107">
            <text:p>1.1</text:p>
          </table:table-cell>
          <table:table-cell office:value-type="float" office:value="216.22">
            <text:p>216.22</text:p>
          </table:table-cell>
          <table:table-cell table:formula="of:=[.J519]/[.A519]" office:value-type="float" office:value="1.02352662721894">
            <text:p>1.02</text:p>
          </table:table-cell>
          <table:table-cell table:number-columns-repeated="5"/>
        </table:table-row>
        <table:table-row table:style-name="ro1">
          <table:table-cell office:value-type="float" office:value="51.01">
            <text:p>51.01</text:p>
          </table:table-cell>
          <table:table-cell office:value-type="float" office:value="56.28">
            <text:p>56.28</text:p>
          </table:table-cell>
          <table:table-cell table:formula="of:=[.B520]/[.A520]" office:value-type="float" office:value="1.10331307586748">
            <text:p>1.1</text:p>
          </table:table-cell>
          <table:table-cell office:value-type="float" office:value="55.7">
            <text:p>55.7</text:p>
          </table:table-cell>
          <table:table-cell table:formula="of:=[.D520]/[.A520]" office:value-type="float" office:value="1.09194275632229">
            <text:p>1.09</text:p>
          </table:table-cell>
          <table:table-cell office:value-type="float" office:value="53.94">
            <text:p>53.94</text:p>
          </table:table-cell>
          <table:table-cell table:formula="of:=[.F520]/[.A520]" office:value-type="float" office:value="1.05743971770241">
            <text:p>1.06</text:p>
          </table:table-cell>
          <table:table-cell office:value-type="float" office:value="56.28">
            <text:p>56.28</text:p>
          </table:table-cell>
          <table:table-cell table:formula="of:=[.H520]/[.A520]" office:value-type="float" office:value="1.10331307586748">
            <text:p>1.1</text:p>
          </table:table-cell>
          <table:table-cell office:value-type="float" office:value="53.94">
            <text:p>53.94</text:p>
          </table:table-cell>
          <table:table-cell table:formula="of:=[.J520]/[.A520]" office:value-type="float" office:value="1.05743971770241">
            <text:p>1.06</text:p>
          </table:table-cell>
          <table:table-cell table:number-columns-repeated="5"/>
        </table:table-row>
        <table:table-row table:style-name="ro1">
          <table:table-cell office:value-type="float" office:value="27.56">
            <text:p>27.56</text:p>
          </table:table-cell>
          <table:table-cell office:value-type="float" office:value="50.24">
            <text:p>50.24</text:p>
          </table:table-cell>
          <table:table-cell table:formula="of:=[.B521]/[.A521]" office:value-type="float" office:value="1.82293178519594">
            <text:p>1.82</text:p>
          </table:table-cell>
          <table:table-cell office:value-type="float" office:value="27.56">
            <text:p>27.56</text:p>
          </table:table-cell>
          <table:table-cell table:formula="of:=[.D521]/[.A521]" office:value-type="float" office:value="1">
            <text:p>1</text:p>
          </table:table-cell>
          <table:table-cell office:value-type="float" office:value="27.56">
            <text:p>27.56</text:p>
          </table:table-cell>
          <table:table-cell table:formula="of:=[.F521]/[.A521]" office:value-type="float" office:value="1">
            <text:p>1</text:p>
          </table:table-cell>
          <table:table-cell office:value-type="float" office:value="27.56">
            <text:p>27.56</text:p>
          </table:table-cell>
          <table:table-cell table:formula="of:=[.H521]/[.A521]" office:value-type="float" office:value="1">
            <text:p>1</text:p>
          </table:table-cell>
          <table:table-cell office:value-type="float" office:value="27.56">
            <text:p>27.56</text:p>
          </table:table-cell>
          <table:table-cell table:formula="of:=[.J521]/[.A52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08.16">
            <text:p>308.16</text:p>
          </table:table-cell>
          <table:table-cell office:value-type="float" office:value="321.78">
            <text:p>321.78</text:p>
          </table:table-cell>
          <table:table-cell table:formula="of:=[.B522]/[.A522]" office:value-type="float" office:value="1.04419781931464">
            <text:p>1.04</text:p>
          </table:table-cell>
          <table:table-cell office:value-type="float" office:value="309.92">
            <text:p>309.92</text:p>
          </table:table-cell>
          <table:table-cell table:formula="of:=[.D522]/[.A522]" office:value-type="float" office:value="1.00571131879543">
            <text:p>1.01</text:p>
          </table:table-cell>
          <table:table-cell office:value-type="float" office:value="309.09">
            <text:p>309.09</text:p>
          </table:table-cell>
          <table:table-cell table:formula="of:=[.F522]/[.A522]" office:value-type="float" office:value="1.00301791277259">
            <text:p>1</text:p>
          </table:table-cell>
          <table:table-cell office:value-type="float" office:value="309.33">
            <text:p>309.33</text:p>
          </table:table-cell>
          <table:table-cell table:formula="of:=[.H522]/[.A522]" office:value-type="float" office:value="1.00379672897196">
            <text:p>1</text:p>
          </table:table-cell>
          <table:table-cell office:value-type="float" office:value="309.33">
            <text:p>309.33</text:p>
          </table:table-cell>
          <table:table-cell table:formula="of:=[.J522]/[.A522]" office:value-type="float" office:value="1.00379672897196">
            <text:p>1</text:p>
          </table:table-cell>
          <table:table-cell table:number-columns-repeated="5"/>
        </table:table-row>
        <table:table-row table:style-name="ro1">
          <table:table-cell office:value-type="float" office:value="42.9">
            <text:p>42.9</text:p>
          </table:table-cell>
          <table:table-cell office:value-type="float" office:value="44.31">
            <text:p>44.31</text:p>
          </table:table-cell>
          <table:table-cell table:formula="of:=[.B523]/[.A523]" office:value-type="float" office:value="1.03286713286713">
            <text:p>1.03</text:p>
          </table:table-cell>
          <table:table-cell office:value-type="float" office:value="42.9">
            <text:p>42.9</text:p>
          </table:table-cell>
          <table:table-cell table:formula="of:=[.D523]/[.A523]" office:value-type="float" office:value="1">
            <text:p>1</text:p>
          </table:table-cell>
          <table:table-cell office:value-type="float" office:value="42.9">
            <text:p>42.9</text:p>
          </table:table-cell>
          <table:table-cell table:formula="of:=[.F523]/[.A523]" office:value-type="float" office:value="1">
            <text:p>1</text:p>
          </table:table-cell>
          <table:table-cell office:value-type="float" office:value="42.9">
            <text:p>42.9</text:p>
          </table:table-cell>
          <table:table-cell table:formula="of:=[.H523]/[.A523]" office:value-type="float" office:value="1">
            <text:p>1</text:p>
          </table:table-cell>
          <table:table-cell office:value-type="float" office:value="42.9">
            <text:p>42.9</text:p>
          </table:table-cell>
          <table:table-cell table:formula="of:=[.J523]/[.A52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4.36">
            <text:p>64.36</text:p>
          </table:table-cell>
          <table:table-cell office:value-type="float" office:value="67.53">
            <text:p>67.53</text:p>
          </table:table-cell>
          <table:table-cell table:formula="of:=[.B524]/[.A524]" office:value-type="float" office:value="1.04925419515227">
            <text:p>1.05</text:p>
          </table:table-cell>
          <table:table-cell office:value-type="float" office:value="63.53">
            <text:p>63.53</text:p>
          </table:table-cell>
          <table:table-cell table:formula="of:=[.D524]/[.A524]" office:value-type="float" office:value="0.987103791174643">
            <text:p>0.99</text:p>
          </table:table-cell>
          <table:table-cell office:value-type="float" office:value="63.53">
            <text:p>63.53</text:p>
          </table:table-cell>
          <table:table-cell table:formula="of:=[.F524]/[.A524]" office:value-type="float" office:value="0.987103791174643">
            <text:p>0.99</text:p>
          </table:table-cell>
          <table:table-cell office:value-type="float" office:value="67.53">
            <text:p>67.53</text:p>
          </table:table-cell>
          <table:table-cell table:formula="of:=[.H524]/[.A524]" office:value-type="float" office:value="1.04925419515227">
            <text:p>1.05</text:p>
          </table:table-cell>
          <table:table-cell office:value-type="float" office:value="63.53">
            <text:p>63.53</text:p>
          </table:table-cell>
          <table:table-cell table:formula="of:=[.J524]/[.A524]" office:value-type="float" office:value="0.987103791174643">
            <text:p>0.99</text:p>
          </table:table-cell>
          <table:table-cell table:number-columns-repeated="5"/>
        </table:table-row>
        <table:table-row table:style-name="ro1">
          <table:table-cell office:value-type="float" office:value="195.88">
            <text:p>195.88</text:p>
          </table:table-cell>
          <table:table-cell office:value-type="float" office:value="207.4">
            <text:p>207.4</text:p>
          </table:table-cell>
          <table:table-cell table:formula="of:=[.B525]/[.A525]" office:value-type="float" office:value="1.05881151725546">
            <text:p>1.06</text:p>
          </table:table-cell>
          <table:table-cell office:value-type="float" office:value="200.37">
            <text:p>200.37</text:p>
          </table:table-cell>
          <table:table-cell table:formula="of:=[.D525]/[.A525]" office:value-type="float" office:value="1.02292219726363">
            <text:p>1.02</text:p>
          </table:table-cell>
          <table:table-cell office:value-type="float" office:value="199.3">
            <text:p>199.3</text:p>
          </table:table-cell>
          <table:table-cell table:formula="of:=[.F525]/[.A525]" office:value-type="float" office:value="1.01745966918522">
            <text:p>1.02</text:p>
          </table:table-cell>
          <table:table-cell office:value-type="float" office:value="207.4">
            <text:p>207.4</text:p>
          </table:table-cell>
          <table:table-cell table:formula="of:=[.H525]/[.A525]" office:value-type="float" office:value="1.05881151725546">
            <text:p>1.06</text:p>
          </table:table-cell>
          <table:table-cell office:value-type="float" office:value="197.64">
            <text:p>197.64</text:p>
          </table:table-cell>
          <table:table-cell table:formula="of:=[.J525]/[.A525]" office:value-type="float" office:value="1.00898509291403">
            <text:p>1.01</text:p>
          </table:table-cell>
          <table:table-cell table:number-columns-repeated="5"/>
        </table:table-row>
        <table:table-row table:style-name="ro1">
          <table:table-cell office:value-type="float" office:value="147.45">
            <text:p>147.45</text:p>
          </table:table-cell>
          <table:table-cell office:value-type="float" office:value="175.71">
            <text:p>175.71</text:p>
          </table:table-cell>
          <table:table-cell table:formula="of:=[.B526]/[.A526]" office:value-type="float" office:value="1.19165818921668">
            <text:p>1.19</text:p>
          </table:table-cell>
          <table:table-cell office:value-type="float" office:value="167.61">
            <text:p>167.61</text:p>
          </table:table-cell>
          <table:table-cell table:formula="of:=[.D526]/[.A526]" office:value-type="float" office:value="1.13672431332655">
            <text:p>1.14</text:p>
          </table:table-cell>
          <table:table-cell office:value-type="float" office:value="172.64">
            <text:p>172.64</text:p>
          </table:table-cell>
          <table:table-cell table:formula="of:=[.F526]/[.A526]" office:value-type="float" office:value="1.17083757205832">
            <text:p>1.17</text:p>
          </table:table-cell>
          <table:table-cell office:value-type="float" office:value="175.71">
            <text:p>175.71</text:p>
          </table:table-cell>
          <table:table-cell table:formula="of:=[.H526]/[.A526]" office:value-type="float" office:value="1.19165818921668">
            <text:p>1.19</text:p>
          </table:table-cell>
          <table:table-cell office:value-type="float" office:value="155.07">
            <text:p>155.07</text:p>
          </table:table-cell>
          <table:table-cell table:formula="of:=[.J526]/[.A526]" office:value-type="float" office:value="1.05167853509664">
            <text:p>1.05</text:p>
          </table:table-cell>
          <table:table-cell table:number-columns-repeated="5"/>
        </table:table-row>
        <table:table-row table:style-name="ro1">
          <table:table-cell office:value-type="float" office:value="221.51">
            <text:p>221.51</text:p>
          </table:table-cell>
          <table:table-cell office:value-type="float" office:value="231.41">
            <text:p>231.41</text:p>
          </table:table-cell>
          <table:table-cell table:formula="of:=[.B527]/[.A527]" office:value-type="float" office:value="1.0446932418401">
            <text:p>1.04</text:p>
          </table:table-cell>
          <table:table-cell office:value-type="float" office:value="231.99">
            <text:p>231.99</text:p>
          </table:table-cell>
          <table:table-cell table:formula="of:=[.D527]/[.A527]" office:value-type="float" office:value="1.04731163378629">
            <text:p>1.05</text:p>
          </table:table-cell>
          <table:table-cell office:value-type="float" office:value="230.24">
            <text:p>230.24</text:p>
          </table:table-cell>
          <table:table-cell table:formula="of:=[.F527]/[.A527]" office:value-type="float" office:value="1.039411313259">
            <text:p>1.04</text:p>
          </table:table-cell>
          <table:table-cell office:value-type="float" office:value="231.41">
            <text:p>231.41</text:p>
          </table:table-cell>
          <table:table-cell table:formula="of:=[.H527]/[.A527]" office:value-type="float" office:value="1.0446932418401">
            <text:p>1.04</text:p>
          </table:table-cell>
          <table:table-cell office:value-type="float" office:value="231.99">
            <text:p>231.99</text:p>
          </table:table-cell>
          <table:table-cell table:formula="of:=[.J527]/[.A527]" office:value-type="float" office:value="1.04731163378629">
            <text:p>1.05</text:p>
          </table:table-cell>
          <table:table-cell table:number-columns-repeated="5"/>
        </table:table-row>
        <table:table-row table:style-name="ro1">
          <table:table-cell office:value-type="float" office:value="167.45">
            <text:p>167.45</text:p>
          </table:table-cell>
          <table:table-cell office:value-type="float" office:value="182.87">
            <text:p>182.87</text:p>
          </table:table-cell>
          <table:table-cell table:formula="of:=[.B528]/[.A528]" office:value-type="float" office:value="1.09208719020603">
            <text:p>1.09</text:p>
          </table:table-cell>
          <table:table-cell office:value-type="float" office:value="177.94">
            <text:p>177.94</text:p>
          </table:table-cell>
          <table:table-cell table:formula="of:=[.D528]/[.A528]" office:value-type="float" office:value="1.06264556584055">
            <text:p>1.06</text:p>
          </table:table-cell>
          <table:table-cell office:value-type="float" office:value="172.87">
            <text:p>172.87</text:p>
          </table:table-cell>
          <table:table-cell table:formula="of:=[.F528]/[.A528]" office:value-type="float" office:value="1.03236787100627">
            <text:p>1.03</text:p>
          </table:table-cell>
          <table:table-cell office:value-type="float" office:value="181.11">
            <text:p>181.11</text:p>
          </table:table-cell>
          <table:table-cell table:formula="of:=[.H528]/[.A528]" office:value-type="float" office:value="1.08157659002687">
            <text:p>1.08</text:p>
          </table:table-cell>
          <table:table-cell office:value-type="float" office:value="177.94">
            <text:p>177.94</text:p>
          </table:table-cell>
          <table:table-cell table:formula="of:=[.J528]/[.A528]" office:value-type="float" office:value="1.06264556584055">
            <text:p>1.06</text:p>
          </table:table-cell>
          <table:table-cell table:number-columns-repeated="5"/>
        </table:table-row>
        <table:table-row table:style-name="ro1">
          <table:table-cell office:value-type="float" office:value="511.55">
            <text:p>511.55</text:p>
          </table:table-cell>
          <table:table-cell office:value-type="float" office:value="526.34">
            <text:p>526.34</text:p>
          </table:table-cell>
          <table:table-cell table:formula="of:=[.B529]/[.A529]" office:value-type="float" office:value="1.02891212980158">
            <text:p>1.03</text:p>
          </table:table-cell>
          <table:table-cell office:value-type="float" office:value="524.34">
            <text:p>524.34</text:p>
          </table:table-cell>
          <table:table-cell table:formula="of:=[.D529]/[.A529]" office:value-type="float" office:value="1.02500244355391">
            <text:p>1.03</text:p>
          </table:table-cell>
          <table:table-cell office:value-type="float" office:value="518.1">
            <text:p>518.1</text:p>
          </table:table-cell>
          <table:table-cell table:formula="of:=[.F529]/[.A529]" office:value-type="float" office:value="1.01280422246115">
            <text:p>1.01</text:p>
          </table:table-cell>
          <table:table-cell office:value-type="float" office:value="522.58">
            <text:p>522.58</text:p>
          </table:table-cell>
          <table:table-cell table:formula="of:=[.H529]/[.A529]" office:value-type="float" office:value="1.02156191965595">
            <text:p>1.02</text:p>
          </table:table-cell>
          <table:table-cell office:value-type="float" office:value="524.93">
            <text:p>524.93</text:p>
          </table:table-cell>
          <table:table-cell table:formula="of:=[.J529]/[.A529]" office:value-type="float" office:value="1.02615580099697">
            <text:p>1.03</text:p>
          </table:table-cell>
          <table:table-cell table:number-columns-repeated="5"/>
        </table:table-row>
        <table:table-row table:style-name="ro1">
          <table:table-cell office:value-type="float" office:value="115.67">
            <text:p>115.67</text:p>
          </table:table-cell>
          <table:table-cell office:value-type="float" office:value="126.5">
            <text:p>126.5</text:p>
          </table:table-cell>
          <table:table-cell table:formula="of:=[.B530]/[.A530]" office:value-type="float" office:value="1.09362842569378">
            <text:p>1.09</text:p>
          </table:table-cell>
          <table:table-cell office:value-type="float" office:value="118.15">
            <text:p>118.15</text:p>
          </table:table-cell>
          <table:table-cell table:formula="of:=[.D530]/[.A530]" office:value-type="float" office:value="1.021440304314">
            <text:p>1.02</text:p>
          </table:table-cell>
          <table:table-cell office:value-type="float" office:value="119.67">
            <text:p>119.67</text:p>
          </table:table-cell>
          <table:table-cell table:formula="of:=[.F530]/[.A530]" office:value-type="float" office:value="1.03458113599032">
            <text:p>1.03</text:p>
          </table:table-cell>
          <table:table-cell office:value-type="float" office:value="126.5">
            <text:p>126.5</text:p>
          </table:table-cell>
          <table:table-cell table:formula="of:=[.H530]/[.A530]" office:value-type="float" office:value="1.09362842569378">
            <text:p>1.09</text:p>
          </table:table-cell>
          <table:table-cell office:value-type="float" office:value="118.15">
            <text:p>118.15</text:p>
          </table:table-cell>
          <table:table-cell table:formula="of:=[.J530]/[.A530]" office:value-type="float" office:value="1.021440304314">
            <text:p>1.02</text:p>
          </table:table-cell>
          <table:table-cell table:number-columns-repeated="5"/>
        </table:table-row>
        <table:table-row table:style-name="ro1">
          <table:table-cell office:value-type="float" office:value="397.69">
            <text:p>397.69</text:p>
          </table:table-cell>
          <table:table-cell office:value-type="float" office:value="413.31">
            <text:p>413.31</text:p>
          </table:table-cell>
          <table:table-cell table:formula="of:=[.B531]/[.A531]" office:value-type="float" office:value="1.03927682365662">
            <text:p>1.04</text:p>
          </table:table-cell>
          <table:table-cell office:value-type="float" office:value="402.72">
            <text:p>402.72</text:p>
          </table:table-cell>
          <table:table-cell table:formula="of:=[.D531]/[.A531]" office:value-type="float" office:value="1.01264804244512">
            <text:p>1.01</text:p>
          </table:table-cell>
          <table:table-cell office:value-type="float" office:value="404.28">
            <text:p>404.28</text:p>
          </table:table-cell>
          <table:table-cell table:formula="of:=[.F531]/[.A531]" office:value-type="float" office:value="1.01657069576806">
            <text:p>1.02</text:p>
          </table:table-cell>
          <table:table-cell office:value-type="float" office:value="413.31">
            <text:p>413.31</text:p>
          </table:table-cell>
          <table:table-cell table:formula="of:=[.H531]/[.A531]" office:value-type="float" office:value="1.03927682365662">
            <text:p>1.04</text:p>
          </table:table-cell>
          <table:table-cell office:value-type="float" office:value="402.72">
            <text:p>402.72</text:p>
          </table:table-cell>
          <table:table-cell table:formula="of:=[.J531]/[.A531]" office:value-type="float" office:value="1.01264804244512">
            <text:p>1.01</text:p>
          </table:table-cell>
          <table:table-cell table:number-columns-repeated="5"/>
        </table:table-row>
        <table:table-row table:style-name="ro1">
          <table:table-cell office:value-type="float" office:value="236.51">
            <text:p>236.51</text:p>
          </table:table-cell>
          <table:table-cell office:value-type="float" office:value="248.75">
            <text:p>248.75</text:p>
          </table:table-cell>
          <table:table-cell table:formula="of:=[.B532]/[.A532]" office:value-type="float" office:value="1.05175256860175">
            <text:p>1.05</text:p>
          </table:table-cell>
          <table:table-cell office:value-type="float" office:value="239.1">
            <text:p>239.1</text:p>
          </table:table-cell>
          <table:table-cell table:formula="of:=[.D532]/[.A532]" office:value-type="float" office:value="1.01095091116655">
            <text:p>1.01</text:p>
          </table:table-cell>
          <table:table-cell office:value-type="float" office:value="240.85">
            <text:p>240.85</text:p>
          </table:table-cell>
          <table:table-cell table:formula="of:=[.F532]/[.A532]" office:value-type="float" office:value="1.01835017546827">
            <text:p>1.02</text:p>
          </table:table-cell>
          <table:table-cell office:value-type="float" office:value="248.75">
            <text:p>248.75</text:p>
          </table:table-cell>
          <table:table-cell table:formula="of:=[.H532]/[.A532]" office:value-type="float" office:value="1.05175256860175">
            <text:p>1.05</text:p>
          </table:table-cell>
          <table:table-cell office:value-type="float" office:value="239.1">
            <text:p>239.1</text:p>
          </table:table-cell>
          <table:table-cell table:formula="of:=[.J532]/[.A532]" office:value-type="float" office:value="1.01095091116655">
            <text:p>1.01</text:p>
          </table:table-cell>
          <table:table-cell table:number-columns-repeated="5"/>
        </table:table-row>
        <table:table-row table:style-name="ro1">
          <table:table-cell office:value-type="float" office:value="122.81">
            <text:p>122.81</text:p>
          </table:table-cell>
          <table:table-cell office:value-type="float" office:value="129.15">
            <text:p>129.15</text:p>
          </table:table-cell>
          <table:table-cell table:formula="of:=[.B533]/[.A533]" office:value-type="float" office:value="1.05162446054882">
            <text:p>1.05</text:p>
          </table:table-cell>
          <table:table-cell office:value-type="float" office:value="124.81">
            <text:p>124.81</text:p>
          </table:table-cell>
          <table:table-cell table:formula="of:=[.D533]/[.A533]" office:value-type="float" office:value="1.01628531878512">
            <text:p>1.02</text:p>
          </table:table-cell>
          <table:table-cell office:value-type="float" office:value="124.81">
            <text:p>124.81</text:p>
          </table:table-cell>
          <table:table-cell table:formula="of:=[.F533]/[.A533]" office:value-type="float" office:value="1.01628531878512">
            <text:p>1.02</text:p>
          </table:table-cell>
          <table:table-cell office:value-type="float" office:value="129.15">
            <text:p>129.15</text:p>
          </table:table-cell>
          <table:table-cell table:formula="of:=[.H533]/[.A533]" office:value-type="float" office:value="1.05162446054882">
            <text:p>1.05</text:p>
          </table:table-cell>
          <table:table-cell office:value-type="float" office:value="124.81">
            <text:p>124.81</text:p>
          </table:table-cell>
          <table:table-cell table:formula="of:=[.J533]/[.A533]" office:value-type="float" office:value="1.01628531878512">
            <text:p>1.02</text:p>
          </table:table-cell>
          <table:table-cell table:number-columns-repeated="5"/>
        </table:table-row>
        <table:table-row table:style-name="ro1">
          <table:table-cell office:value-type="float" office:value="347.53">
            <text:p>347.53</text:p>
          </table:table-cell>
          <table:table-cell office:value-type="float" office:value="364.32">
            <text:p>364.32</text:p>
          </table:table-cell>
          <table:table-cell table:formula="of:=[.B534]/[.A534]" office:value-type="float" office:value="1.04831237590999">
            <text:p>1.05</text:p>
          </table:table-cell>
          <table:table-cell office:value-type="float" office:value="351.39">
            <text:p>351.39</text:p>
          </table:table-cell>
          <table:table-cell table:formula="of:=[.D534]/[.A534]" office:value-type="float" office:value="1.01110695479527">
            <text:p>1.01</text:p>
          </table:table-cell>
          <table:table-cell office:value-type="float" office:value="350.22">
            <text:p>350.22</text:p>
          </table:table-cell>
          <table:table-cell table:formula="of:=[.F534]/[.A534]" office:value-type="float" office:value="1.00774033896354">
            <text:p>1.01</text:p>
          </table:table-cell>
          <table:table-cell office:value-type="float" office:value="355.97">
            <text:p>355.97</text:p>
          </table:table-cell>
          <table:table-cell table:formula="of:=[.H534]/[.A534]" office:value-type="float" office:value="1.02428567317929">
            <text:p>1.02</text:p>
          </table:table-cell>
          <table:table-cell office:value-type="float" office:value="351.97">
            <text:p>351.97</text:p>
          </table:table-cell>
          <table:table-cell table:formula="of:=[.J534]/[.A534]" office:value-type="float" office:value="1.01277587546399">
            <text:p>1.01</text:p>
          </table:table-cell>
          <table:table-cell table:number-columns-repeated="5"/>
        </table:table-row>
        <table:table-row table:style-name="ro1">
          <table:table-cell office:value-type="float" office:value="4.41">
            <text:p>4.41</text:p>
          </table:table-cell>
          <table:table-cell office:value-type="float" office:value="5.83">
            <text:p>5.83</text:p>
          </table:table-cell>
          <table:table-cell table:formula="of:=[.B535]/[.A535]" office:value-type="float" office:value="1.32199546485261">
            <text:p>1.32</text:p>
          </table:table-cell>
          <table:table-cell office:value-type="float" office:value="4.41">
            <text:p>4.41</text:p>
          </table:table-cell>
          <table:table-cell table:formula="of:=[.D535]/[.A535]" office:value-type="float" office:value="1">
            <text:p>1</text:p>
          </table:table-cell>
          <table:table-cell office:value-type="float" office:value="4.41">
            <text:p>4.41</text:p>
          </table:table-cell>
          <table:table-cell table:formula="of:=[.F535]/[.A535]" office:value-type="float" office:value="1">
            <text:p>1</text:p>
          </table:table-cell>
          <table:table-cell office:value-type="float" office:value="4.41">
            <text:p>4.41</text:p>
          </table:table-cell>
          <table:table-cell table:formula="of:=[.H535]/[.A535]" office:value-type="float" office:value="1">
            <text:p>1</text:p>
          </table:table-cell>
          <table:table-cell office:value-type="float" office:value="4.41">
            <text:p>4.41</text:p>
          </table:table-cell>
          <table:table-cell table:formula="of:=[.J535]/[.A53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14.98">
            <text:p>414.98</text:p>
          </table:table-cell>
          <table:table-cell office:value-type="float" office:value="464.6">
            <text:p>464.6</text:p>
          </table:table-cell>
          <table:table-cell table:formula="of:=[.B536]/[.A536]" office:value-type="float" office:value="1.11957202756759">
            <text:p>1.12</text:p>
          </table:table-cell>
          <table:table-cell office:value-type="float" office:value="415.67">
            <text:p>415.67</text:p>
          </table:table-cell>
          <table:table-cell table:formula="of:=[.D536]/[.A536]" office:value-type="float" office:value="1.00166273073401">
            <text:p>1</text:p>
          </table:table-cell>
          <table:table-cell office:value-type="float" office:value="417.43">
            <text:p>417.43</text:p>
          </table:table-cell>
          <table:table-cell table:formula="of:=[.F536]/[.A536]" office:value-type="float" office:value="1.00590389898308">
            <text:p>1.01</text:p>
          </table:table-cell>
          <table:table-cell office:value-type="float" office:value="464.6">
            <text:p>464.6</text:p>
          </table:table-cell>
          <table:table-cell table:formula="of:=[.H536]/[.A536]" office:value-type="float" office:value="1.11957202756759">
            <text:p>1.12</text:p>
          </table:table-cell>
          <table:table-cell office:value-type="float" office:value="415.67">
            <text:p>415.67</text:p>
          </table:table-cell>
          <table:table-cell table:formula="of:=[.J536]/[.A536]" office:value-type="float" office:value="1.00166273073401">
            <text:p>1</text:p>
          </table:table-cell>
          <table:table-cell table:number-columns-repeated="5"/>
        </table:table-row>
        <table:table-row table:style-name="ro1">
          <table:table-cell office:value-type="float" office:value="410.91">
            <text:p>410.91</text:p>
          </table:table-cell>
          <table:table-cell office:value-type="float" office:value="441.98">
            <text:p>441.98</text:p>
          </table:table-cell>
          <table:table-cell table:formula="of:=[.B537]/[.A537]" office:value-type="float" office:value="1.07561266457375">
            <text:p>1.08</text:p>
          </table:table-cell>
          <table:table-cell office:value-type="float" office:value="430.09">
            <text:p>430.09</text:p>
          </table:table-cell>
          <table:table-cell table:formula="of:=[.D537]/[.A537]" office:value-type="float" office:value="1.04667688788299">
            <text:p>1.05</text:p>
          </table:table-cell>
          <table:table-cell office:value-type="float" office:value="425.74">
            <text:p>425.74</text:p>
          </table:table-cell>
          <table:table-cell table:formula="of:=[.F537]/[.A537]" office:value-type="float" office:value="1.03609062811808">
            <text:p>1.04</text:p>
          </table:table-cell>
          <table:table-cell office:value-type="float" office:value="441.98">
            <text:p>441.98</text:p>
          </table:table-cell>
          <table:table-cell table:formula="of:=[.H537]/[.A537]" office:value-type="float" office:value="1.07561266457375">
            <text:p>1.08</text:p>
          </table:table-cell>
          <table:table-cell office:value-type="float" office:value="426.57">
            <text:p>426.57</text:p>
          </table:table-cell>
          <table:table-cell table:formula="of:=[.J537]/[.A537]" office:value-type="float" office:value="1.03811053515368">
            <text:p>1.04</text:p>
          </table:table-cell>
          <table:table-cell table:number-columns-repeated="5"/>
        </table:table-row>
        <table:table-row table:style-name="ro1">
          <table:table-cell office:value-type="float" office:value="174.68">
            <text:p>174.68</text:p>
          </table:table-cell>
          <table:table-cell office:value-type="float" office:value="194.82">
            <text:p>194.82</text:p>
          </table:table-cell>
          <table:table-cell table:formula="of:=[.B538]/[.A538]" office:value-type="float" office:value="1.11529654224868">
            <text:p>1.12</text:p>
          </table:table-cell>
          <table:table-cell office:value-type="float" office:value="175.27">
            <text:p>175.27</text:p>
          </table:table-cell>
          <table:table-cell table:formula="of:=[.D538]/[.A538]" office:value-type="float" office:value="1.003377604763">
            <text:p>1</text:p>
          </table:table-cell>
          <table:table-cell office:value-type="float" office:value="174.87">
            <text:p>174.87</text:p>
          </table:table-cell>
          <table:table-cell table:formula="of:=[.F538]/[.A538]" office:value-type="float" office:value="1.00108770322876">
            <text:p>1</text:p>
          </table:table-cell>
          <table:table-cell office:value-type="float" office:value="194.82">
            <text:p>194.82</text:p>
          </table:table-cell>
          <table:table-cell table:formula="of:=[.H538]/[.A538]" office:value-type="float" office:value="1.11529654224868">
            <text:p>1.12</text:p>
          </table:table-cell>
          <table:table-cell office:value-type="float" office:value="175.27">
            <text:p>175.27</text:p>
          </table:table-cell>
          <table:table-cell table:formula="of:=[.J538]/[.A538]" office:value-type="float" office:value="1.003377604763">
            <text:p>1</text:p>
          </table:table-cell>
          <table:table-cell table:number-columns-repeated="5"/>
        </table:table-row>
        <table:table-row table:style-name="ro1">
          <table:table-cell office:value-type="float" office:value="162.48">
            <text:p>162.48</text:p>
          </table:table-cell>
          <table:table-cell office:value-type="float" office:value="203.71">
            <text:p>203.71</text:p>
          </table:table-cell>
          <table:table-cell table:formula="of:=[.B539]/[.A539]" office:value-type="float" office:value="1.25375430822255">
            <text:p>1.25</text:p>
          </table:table-cell>
          <table:table-cell office:value-type="float" office:value="185.51">
            <text:p>185.51</text:p>
          </table:table-cell>
          <table:table-cell table:formula="of:=[.D539]/[.A539]" office:value-type="float" office:value="1.14174052191039">
            <text:p>1.14</text:p>
          </table:table-cell>
          <table:table-cell office:value-type="float" office:value="173.27">
            <text:p>173.27</text:p>
          </table:table-cell>
          <table:table-cell table:formula="of:=[.F539]/[.A539]" office:value-type="float" office:value="1.06640817331364">
            <text:p>1.07</text:p>
          </table:table-cell>
          <table:table-cell office:value-type="float" office:value="203.71">
            <text:p>203.71</text:p>
          </table:table-cell>
          <table:table-cell table:formula="of:=[.H539]/[.A539]" office:value-type="float" office:value="1.25375430822255">
            <text:p>1.25</text:p>
          </table:table-cell>
          <table:table-cell office:value-type="float" office:value="178.58">
            <text:p>178.58</text:p>
          </table:table-cell>
          <table:table-cell table:formula="of:=[.J539]/[.A539]" office:value-type="float" office:value="1.09908911866076">
            <text:p>1.1</text:p>
          </table:table-cell>
          <table:table-cell table:number-columns-repeated="5"/>
        </table:table-row>
        <table:table-row table:style-name="ro1">
          <table:table-cell office:value-type="float" office:value="333.38">
            <text:p>333.38</text:p>
          </table:table-cell>
          <table:table-cell office:value-type="float" office:value="363.81">
            <text:p>363.81</text:p>
          </table:table-cell>
          <table:table-cell table:formula="of:=[.B540]/[.A540]" office:value-type="float" office:value="1.09127722118903">
            <text:p>1.09</text:p>
          </table:table-cell>
          <table:table-cell office:value-type="float" office:value="355.22">
            <text:p>355.22</text:p>
          </table:table-cell>
          <table:table-cell table:formula="of:=[.D540]/[.A540]" office:value-type="float" office:value="1.06551082848401">
            <text:p>1.07</text:p>
          </table:table-cell>
          <table:table-cell office:value-type="float" office:value="350.59">
            <text:p>350.59</text:p>
          </table:table-cell>
          <table:table-cell table:formula="of:=[.F540]/[.A540]" office:value-type="float" office:value="1.05162277281181">
            <text:p>1.05</text:p>
          </table:table-cell>
          <table:table-cell office:value-type="float" office:value="355.81">
            <text:p>355.81</text:p>
          </table:table-cell>
          <table:table-cell table:formula="of:=[.H540]/[.A540]" office:value-type="float" office:value="1.0672805807187">
            <text:p>1.07</text:p>
          </table:table-cell>
          <table:table-cell office:value-type="float" office:value="355.22">
            <text:p>355.22</text:p>
          </table:table-cell>
          <table:table-cell table:formula="of:=[.J540]/[.A540]" office:value-type="float" office:value="1.06551082848401">
            <text:p>1.07</text:p>
          </table:table-cell>
          <table:table-cell table:number-columns-repeated="5"/>
        </table:table-row>
        <table:table-row table:style-name="ro1">
          <table:table-cell office:value-type="float" office:value="420.62">
            <text:p>420.62</text:p>
          </table:table-cell>
          <table:table-cell office:value-type="float" office:value="448.86">
            <text:p>448.86</text:p>
          </table:table-cell>
          <table:table-cell table:formula="of:=[.B541]/[.A541]" office:value-type="float" office:value="1.0671389853074">
            <text:p>1.07</text:p>
          </table:table-cell>
          <table:table-cell office:value-type="float" office:value="436.76">
            <text:p>436.76</text:p>
          </table:table-cell>
          <table:table-cell table:formula="of:=[.D541]/[.A541]" office:value-type="float" office:value="1.03837192715515">
            <text:p>1.04</text:p>
          </table:table-cell>
          <table:table-cell office:value-type="float" office:value="425.65">
            <text:p>425.65</text:p>
          </table:table-cell>
          <table:table-cell table:formula="of:=[.F541]/[.A541]" office:value-type="float" office:value="1.01195853739718">
            <text:p>1.01</text:p>
          </table:table-cell>
          <table:table-cell office:value-type="float" office:value="448.86">
            <text:p>448.86</text:p>
          </table:table-cell>
          <table:table-cell table:formula="of:=[.H541]/[.A541]" office:value-type="float" office:value="1.0671389853074">
            <text:p>1.07</text:p>
          </table:table-cell>
          <table:table-cell office:value-type="float" office:value="436.76">
            <text:p>436.76</text:p>
          </table:table-cell>
          <table:table-cell table:formula="of:=[.J541]/[.A541]" office:value-type="float" office:value="1.03837192715515">
            <text:p>1.04</text:p>
          </table:table-cell>
          <table:table-cell table:number-columns-repeated="5"/>
        </table:table-row>
        <table:table-row table:style-name="ro1">
          <table:table-cell office:value-type="float" office:value="261.19">
            <text:p>261.19</text:p>
          </table:table-cell>
          <table:table-cell office:value-type="float" office:value="279.39">
            <text:p>279.39</text:p>
          </table:table-cell>
          <table:table-cell table:formula="of:=[.B542]/[.A542]" office:value-type="float" office:value="1.06968107507944">
            <text:p>1.07</text:p>
          </table:table-cell>
          <table:table-cell office:value-type="float" office:value="270.95">
            <text:p>270.95</text:p>
          </table:table-cell>
          <table:table-cell table:formula="of:=[.D542]/[.A542]" office:value-type="float" office:value="1.03736743366898">
            <text:p>1.04</text:p>
          </table:table-cell>
          <table:table-cell office:value-type="float" office:value="269.98">
            <text:p>269.98</text:p>
          </table:table-cell>
          <table:table-cell table:formula="of:=[.F542]/[.A542]" office:value-type="float" office:value="1.03365366208507">
            <text:p>1.03</text:p>
          </table:table-cell>
          <table:table-cell office:value-type="float" office:value="279.39">
            <text:p>279.39</text:p>
          </table:table-cell>
          <table:table-cell table:formula="of:=[.H542]/[.A542]" office:value-type="float" office:value="1.06968107507944">
            <text:p>1.07</text:p>
          </table:table-cell>
          <table:table-cell office:value-type="float" office:value="266.46">
            <text:p>266.46</text:p>
          </table:table-cell>
          <table:table-cell table:formula="of:=[.J542]/[.A542]" office:value-type="float" office:value="1.02017688272905">
            <text:p>1.02</text:p>
          </table:table-cell>
          <table:table-cell table:number-columns-repeated="5"/>
        </table:table-row>
        <table:table-row table:style-name="ro1">
          <table:table-cell office:value-type="float" office:value="366.93">
            <text:p>366.93</text:p>
          </table:table-cell>
          <table:table-cell office:value-type="float" office:value="391.03">
            <text:p>391.03</text:p>
          </table:table-cell>
          <table:table-cell table:formula="of:=[.B543]/[.A543]" office:value-type="float" office:value="1.06568010247186">
            <text:p>1.07</text:p>
          </table:table-cell>
          <table:table-cell office:value-type="float" office:value="379.03">
            <text:p>379.03</text:p>
          </table:table-cell>
          <table:table-cell table:formula="of:=[.D543]/[.A543]" office:value-type="float" office:value="1.03297631700869">
            <text:p>1.03</text:p>
          </table:table-cell>
          <table:table-cell office:value-type="float" office:value="377.86">
            <text:p>377.86</text:p>
          </table:table-cell>
          <table:table-cell table:formula="of:=[.F543]/[.A543]" office:value-type="float" office:value="1.02978769792604">
            <text:p>1.03</text:p>
          </table:table-cell>
          <table:table-cell office:value-type="float" office:value="391.03">
            <text:p>391.03</text:p>
          </table:table-cell>
          <table:table-cell table:formula="of:=[.H543]/[.A543]" office:value-type="float" office:value="1.06568010247186">
            <text:p>1.07</text:p>
          </table:table-cell>
          <table:table-cell office:value-type="float" office:value="379.03">
            <text:p>379.03</text:p>
          </table:table-cell>
          <table:table-cell table:formula="of:=[.J543]/[.A543]" office:value-type="float" office:value="1.03297631700869">
            <text:p>1.03</text:p>
          </table:table-cell>
          <table:table-cell table:number-columns-repeated="5"/>
        </table:table-row>
        <table:table-row table:style-name="ro1">
          <table:table-cell office:value-type="float" office:value="195.28">
            <text:p>195.28</text:p>
          </table:table-cell>
          <table:table-cell office:value-type="float" office:value="203.87">
            <text:p>203.87</text:p>
          </table:table-cell>
          <table:table-cell table:formula="of:=[.B544]/[.A544]" office:value-type="float" office:value="1.04398811962311">
            <text:p>1.04</text:p>
          </table:table-cell>
          <table:table-cell office:value-type="float" office:value="196.11">
            <text:p>196.11</text:p>
          </table:table-cell>
          <table:table-cell table:formula="of:=[.D544]/[.A544]" office:value-type="float" office:value="1.00425030725113">
            <text:p>1</text:p>
          </table:table-cell>
          <table:table-cell office:value-type="float" office:value="194.69">
            <text:p>194.69</text:p>
          </table:table-cell>
          <table:table-cell table:formula="of:=[.F544]/[.A544]" office:value-type="float" office:value="0.996978697255223">
            <text:p>1</text:p>
          </table:table-cell>
          <table:table-cell office:value-type="float" office:value="203.87">
            <text:p>203.87</text:p>
          </table:table-cell>
          <table:table-cell table:formula="of:=[.H544]/[.A544]" office:value-type="float" office:value="1.04398811962311">
            <text:p>1.04</text:p>
          </table:table-cell>
          <table:table-cell office:value-type="float" office:value="196.11">
            <text:p>196.11</text:p>
          </table:table-cell>
          <table:table-cell table:formula="of:=[.J544]/[.A544]" office:value-type="float" office:value="1.00425030725113">
            <text:p>1</text:p>
          </table:table-cell>
          <table:table-cell table:number-columns-repeated="5"/>
        </table:table-row>
        <table:table-row table:style-name="ro1">
          <table:table-cell office:value-type="float" office:value="380.42">
            <text:p>380.42</text:p>
          </table:table-cell>
          <table:table-cell office:value-type="float" office:value="405.01">
            <text:p>405.01</text:p>
          </table:table-cell>
          <table:table-cell table:formula="of:=[.B545]/[.A545]" office:value-type="float" office:value="1.06463908311866">
            <text:p>1.06</text:p>
          </table:table-cell>
          <table:table-cell office:value-type="float" office:value="386.42">
            <text:p>386.42</text:p>
          </table:table-cell>
          <table:table-cell table:formula="of:=[.D545]/[.A545]" office:value-type="float" office:value="1.0157720414279">
            <text:p>1.02</text:p>
          </table:table-cell>
          <table:table-cell office:value-type="float" office:value="384.52">
            <text:p>384.52</text:p>
          </table:table-cell>
          <table:table-cell table:formula="of:=[.F545]/[.A545]" office:value-type="float" office:value="1.0107775616424">
            <text:p>1.01</text:p>
          </table:table-cell>
          <table:table-cell office:value-type="float" office:value="405.01">
            <text:p>405.01</text:p>
          </table:table-cell>
          <table:table-cell table:formula="of:=[.H545]/[.A545]" office:value-type="float" office:value="1.06463908311866">
            <text:p>1.06</text:p>
          </table:table-cell>
          <table:table-cell office:value-type="float" office:value="385.84">
            <text:p>385.84</text:p>
          </table:table-cell>
          <table:table-cell table:formula="of:=[.J545]/[.A545]" office:value-type="float" office:value="1.01424741075653">
            <text:p>1.01</text:p>
          </table:table-cell>
          <table:table-cell table:number-columns-repeated="5"/>
        </table:table-row>
        <table:table-row table:style-name="ro1">
          <table:table-cell office:value-type="float" office:value="325.03">
            <text:p>325.03</text:p>
          </table:table-cell>
          <table:table-cell office:value-type="float" office:value="337.96">
            <text:p>337.96</text:p>
          </table:table-cell>
          <table:table-cell table:formula="of:=[.B546]/[.A546]" office:value-type="float" office:value="1.03978094329754">
            <text:p>1.04</text:p>
          </table:table-cell>
          <table:table-cell office:value-type="float" office:value="336.79">
            <text:p>336.79</text:p>
          </table:table-cell>
          <table:table-cell table:formula="of:=[.D546]/[.A546]" office:value-type="float" office:value="1.03618127557456">
            <text:p>1.04</text:p>
          </table:table-cell>
          <table:table-cell office:value-type="float" office:value="336.2">
            <text:p>336.2</text:p>
          </table:table-cell>
          <table:table-cell table:formula="of:=[.F546]/[.A546]" office:value-type="float" office:value="1.03436605851768">
            <text:p>1.03</text:p>
          </table:table-cell>
          <table:table-cell office:value-type="float" office:value="332.06">
            <text:p>332.06</text:p>
          </table:table-cell>
          <table:table-cell table:formula="of:=[.H546]/[.A546]" office:value-type="float" office:value="1.02162877272867">
            <text:p>1.02</text:p>
          </table:table-cell>
          <table:table-cell office:value-type="float" office:value="336.79">
            <text:p>336.79</text:p>
          </table:table-cell>
          <table:table-cell table:formula="of:=[.J546]/[.A546]" office:value-type="float" office:value="1.03618127557456">
            <text:p>1.04</text:p>
          </table:table-cell>
          <table:table-cell table:number-columns-repeated="5"/>
        </table:table-row>
        <table:table-row table:style-name="ro1">
          <table:table-cell office:value-type="float" office:value="351.07">
            <text:p>351.07</text:p>
          </table:table-cell>
          <table:table-cell office:value-type="float" office:value="371.62">
            <text:p>371.62</text:p>
          </table:table-cell>
          <table:table-cell table:formula="of:=[.B547]/[.A547]" office:value-type="float" office:value="1.05853533483351">
            <text:p>1.06</text:p>
          </table:table-cell>
          <table:table-cell office:value-type="float" office:value="352.35">
            <text:p>352.35</text:p>
          </table:table-cell>
          <table:table-cell table:formula="of:=[.D547]/[.A547]" office:value-type="float" office:value="1.00364599652491">
            <text:p>1</text:p>
          </table:table-cell>
          <table:table-cell office:value-type="float" office:value="358.2">
            <text:p>358.2</text:p>
          </table:table-cell>
          <table:table-cell table:formula="of:=[.F547]/[.A547]" office:value-type="float" office:value="1.02030934001766">
            <text:p>1.02</text:p>
          </table:table-cell>
          <table:table-cell office:value-type="float" office:value="371.62">
            <text:p>371.62</text:p>
          </table:table-cell>
          <table:table-cell table:formula="of:=[.H547]/[.A547]" office:value-type="float" office:value="1.05853533483351">
            <text:p>1.06</text:p>
          </table:table-cell>
          <table:table-cell office:value-type="float" office:value="352.35">
            <text:p>352.35</text:p>
          </table:table-cell>
          <table:table-cell table:formula="of:=[.J547]/[.A547]" office:value-type="float" office:value="1.00364599652491">
            <text:p>1</text:p>
          </table:table-cell>
          <table:table-cell table:number-columns-repeated="5"/>
        </table:table-row>
        <table:table-row table:style-name="ro1">
          <table:table-cell office:value-type="float" office:value="154.92">
            <text:p>154.92</text:p>
          </table:table-cell>
          <table:table-cell office:value-type="float" office:value="163.85">
            <text:p>163.85</text:p>
          </table:table-cell>
          <table:table-cell table:formula="of:=[.B548]/[.A548]" office:value-type="float" office:value="1.05764265427317">
            <text:p>1.06</text:p>
          </table:table-cell>
          <table:table-cell office:value-type="float" office:value="155.75">
            <text:p>155.75</text:p>
          </table:table-cell>
          <table:table-cell table:formula="of:=[.D548]/[.A548]" office:value-type="float" office:value="1.00535760392461">
            <text:p>1.01</text:p>
          </table:table-cell>
          <table:table-cell office:value-type="float" office:value="156.34">
            <text:p>156.34</text:p>
          </table:table-cell>
          <table:table-cell table:formula="of:=[.F548]/[.A548]" office:value-type="float" office:value="1.00916602117222">
            <text:p>1.01</text:p>
          </table:table-cell>
          <table:table-cell office:value-type="float" office:value="159.51">
            <text:p>159.51</text:p>
          </table:table-cell>
          <table:table-cell table:formula="of:=[.H548]/[.A548]" office:value-type="float" office:value="1.02962819519752">
            <text:p>1.03</text:p>
          </table:table-cell>
          <table:table-cell office:value-type="float" office:value="155.75">
            <text:p>155.75</text:p>
          </table:table-cell>
          <table:table-cell table:formula="of:=[.J548]/[.A548]" office:value-type="float" office:value="1.00535760392461">
            <text:p>1.01</text:p>
          </table:table-cell>
          <table:table-cell table:number-columns-repeated="5"/>
        </table:table-row>
        <table:table-row table:style-name="ro1">
          <table:table-cell office:value-type="float" office:value="185.95">
            <text:p>185.95</text:p>
          </table:table-cell>
          <table:table-cell office:value-type="float" office:value="190.54">
            <text:p>190.54</text:p>
          </table:table-cell>
          <table:table-cell table:formula="of:=[.B549]/[.A549]" office:value-type="float" office:value="1.02468405485346">
            <text:p>1.02</text:p>
          </table:table-cell>
          <table:table-cell office:value-type="float" office:value="185.95">
            <text:p>185.95</text:p>
          </table:table-cell>
          <table:table-cell table:formula="of:=[.D549]/[.A549]" office:value-type="float" office:value="1">
            <text:p>1</text:p>
          </table:table-cell>
          <table:table-cell office:value-type="float" office:value="186.3">
            <text:p>186.3</text:p>
          </table:table-cell>
          <table:table-cell table:formula="of:=[.F549]/[.A549]" office:value-type="float" office:value="1.00188222640495">
            <text:p>1</text:p>
          </table:table-cell>
          <table:table-cell office:value-type="float" office:value="188.54">
            <text:p>188.54</text:p>
          </table:table-cell>
          <table:table-cell table:formula="of:=[.H549]/[.A549]" office:value-type="float" office:value="1.01392847539661">
            <text:p>1.01</text:p>
          </table:table-cell>
          <table:table-cell office:value-type="float" office:value="185.95">
            <text:p>185.95</text:p>
          </table:table-cell>
          <table:table-cell table:formula="of:=[.J549]/[.A54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04.44">
            <text:p>504.44</text:p>
          </table:table-cell>
          <table:table-cell office:value-type="float" office:value="512.54">
            <text:p>512.54</text:p>
          </table:table-cell>
          <table:table-cell table:formula="of:=[.B550]/[.A550]" office:value-type="float" office:value="1.01605741019745">
            <text:p>1.02</text:p>
          </table:table-cell>
          <table:table-cell office:value-type="float" office:value="509.47">
            <text:p>509.47</text:p>
          </table:table-cell>
          <table:table-cell table:formula="of:=[.D550]/[.A550]" office:value-type="float" office:value="1.00997145349298">
            <text:p>1.01</text:p>
          </table:table-cell>
          <table:table-cell office:value-type="float" office:value="504.74">
            <text:p>504.74</text:p>
          </table:table-cell>
          <table:table-cell table:formula="of:=[.F550]/[.A550]" office:value-type="float" office:value="1.0005947188962">
            <text:p>1</text:p>
          </table:table-cell>
          <table:table-cell office:value-type="float" office:value="511.96">
            <text:p>511.96</text:p>
          </table:table-cell>
          <table:table-cell table:formula="of:=[.H550]/[.A550]" office:value-type="float" office:value="1.01490762033146">
            <text:p>1.01</text:p>
          </table:table-cell>
          <table:table-cell office:value-type="float" office:value="509.47">
            <text:p>509.47</text:p>
          </table:table-cell>
          <table:table-cell table:formula="of:=[.J550]/[.A550]" office:value-type="float" office:value="1.00997145349298">
            <text:p>1.01</text:p>
          </table:table-cell>
          <table:table-cell table:number-columns-repeated="5"/>
        </table:table-row>
        <table:table-row table:style-name="ro1">
          <table:table-cell office:value-type="float" office:value="151.41">
            <text:p>151.41</text:p>
          </table:table-cell>
          <table:table-cell office:value-type="float" office:value="172.1">
            <text:p>172.1</text:p>
          </table:table-cell>
          <table:table-cell table:formula="of:=[.B551]/[.A551]" office:value-type="float" office:value="1.136648834291">
            <text:p>1.14</text:p>
          </table:table-cell>
          <table:table-cell office:value-type="float" office:value="157.51">
            <text:p>157.51</text:p>
          </table:table-cell>
          <table:table-cell table:formula="of:=[.D551]/[.A551]" office:value-type="float" office:value="1.04028795984413">
            <text:p>1.04</text:p>
          </table:table-cell>
          <table:table-cell office:value-type="float" office:value="156.92">
            <text:p>156.92</text:p>
          </table:table-cell>
          <table:table-cell table:formula="of:=[.F551]/[.A551]" office:value-type="float" office:value="1.03639125553134">
            <text:p>1.04</text:p>
          </table:table-cell>
          <table:table-cell office:value-type="float" office:value="158.92">
            <text:p>158.92</text:p>
          </table:table-cell>
          <table:table-cell table:formula="of:=[.H551]/[.A551]" office:value-type="float" office:value="1.04960042269335">
            <text:p>1.05</text:p>
          </table:table-cell>
          <table:table-cell office:value-type="float" office:value="158.1">
            <text:p>158.1</text:p>
          </table:table-cell>
          <table:table-cell table:formula="of:=[.J551]/[.A551]" office:value-type="float" office:value="1.04418466415692">
            <text:p>1.04</text:p>
          </table:table-cell>
          <table:table-cell table:number-columns-repeated="5"/>
        </table:table-row>
        <table:table-row table:style-name="ro1">
          <table:table-cell office:value-type="float" office:value="142.81">
            <text:p>142.81</text:p>
          </table:table-cell>
          <table:table-cell office:value-type="float" office:value="149.5">
            <text:p>149.5</text:p>
          </table:table-cell>
          <table:table-cell table:formula="of:=[.B552]/[.A552]" office:value-type="float" office:value="1.04684545900147">
            <text:p>1.05</text:p>
          </table:table-cell>
          <table:table-cell office:value-type="float" office:value="146.33">
            <text:p>146.33</text:p>
          </table:table-cell>
          <table:table-cell table:formula="of:=[.D552]/[.A552]" office:value-type="float" office:value="1.02464813388418">
            <text:p>1.02</text:p>
          </table:table-cell>
          <table:table-cell office:value-type="float" office:value="144.57">
            <text:p>144.57</text:p>
          </table:table-cell>
          <table:table-cell table:formula="of:=[.F552]/[.A552]" office:value-type="float" office:value="1.01232406694209">
            <text:p>1.01</text:p>
          </table:table-cell>
          <table:table-cell office:value-type="float" office:value="149.5">
            <text:p>149.5</text:p>
          </table:table-cell>
          <table:table-cell table:formula="of:=[.H552]/[.A552]" office:value-type="float" office:value="1.04684545900147">
            <text:p>1.05</text:p>
          </table:table-cell>
          <table:table-cell office:value-type="float" office:value="147.5">
            <text:p>147.5</text:p>
          </table:table-cell>
          <table:table-cell table:formula="of:=[.J552]/[.A552]" office:value-type="float" office:value="1.03284083747637">
            <text:p>1.03</text:p>
          </table:table-cell>
          <table:table-cell table:number-columns-repeated="5"/>
        </table:table-row>
        <table:table-row table:style-name="ro1">
          <table:table-cell office:value-type="float" office:value="383.3">
            <text:p>383.3</text:p>
          </table:table-cell>
          <table:table-cell office:value-type="float" office:value="405.89">
            <text:p>405.89</text:p>
          </table:table-cell>
          <table:table-cell table:formula="of:=[.B553]/[.A553]" office:value-type="float" office:value="1.05893555961388">
            <text:p>1.06</text:p>
          </table:table-cell>
          <table:table-cell office:value-type="float" office:value="392.13">
            <text:p>392.13</text:p>
          </table:table-cell>
          <table:table-cell table:formula="of:=[.D553]/[.A553]" office:value-type="float" office:value="1.02303678580746">
            <text:p>1.02</text:p>
          </table:table-cell>
          <table:table-cell office:value-type="float" office:value="387.99">
            <text:p>387.99</text:p>
          </table:table-cell>
          <table:table-cell table:formula="of:=[.F553]/[.A553]" office:value-type="float" office:value="1.01223584659536">
            <text:p>1.01</text:p>
          </table:table-cell>
          <table:table-cell office:value-type="float" office:value="394.13">
            <text:p>394.13</text:p>
          </table:table-cell>
          <table:table-cell table:formula="of:=[.H553]/[.A553]" office:value-type="float" office:value="1.02825463083746">
            <text:p>1.03</text:p>
          </table:table-cell>
          <table:table-cell office:value-type="float" office:value="389.79">
            <text:p>389.79</text:p>
          </table:table-cell>
          <table:table-cell table:formula="of:=[.J553]/[.A553]" office:value-type="float" office:value="1.01693190712236">
            <text:p>1.02</text:p>
          </table:table-cell>
          <table:table-cell table:number-columns-repeated="5"/>
        </table:table-row>
        <table:table-row table:style-name="ro1">
          <table:table-cell office:value-type="float" office:value="344.78">
            <text:p>344.78</text:p>
          </table:table-cell>
          <table:table-cell office:value-type="float" office:value="362.63">
            <text:p>362.63</text:p>
          </table:table-cell>
          <table:table-cell table:formula="of:=[.B554]/[.A554]" office:value-type="float" office:value="1.05177214455595">
            <text:p>1.05</text:p>
          </table:table-cell>
          <table:table-cell office:value-type="float" office:value="351.36">
            <text:p>351.36</text:p>
          </table:table-cell>
          <table:table-cell table:formula="of:=[.D554]/[.A554]" office:value-type="float" office:value="1.01908463367945">
            <text:p>1.02</text:p>
          </table:table-cell>
          <table:table-cell office:value-type="float" office:value="351.56">
            <text:p>351.56</text:p>
          </table:table-cell>
          <table:table-cell table:formula="of:=[.F554]/[.A554]" office:value-type="float" office:value="1.01966471373049">
            <text:p>1.02</text:p>
          </table:table-cell>
          <table:table-cell office:value-type="float" office:value="362.63">
            <text:p>362.63</text:p>
          </table:table-cell>
          <table:table-cell table:formula="of:=[.H554]/[.A554]" office:value-type="float" office:value="1.05177214455595">
            <text:p>1.05</text:p>
          </table:table-cell>
          <table:table-cell office:value-type="float" office:value="351.36">
            <text:p>351.36</text:p>
          </table:table-cell>
          <table:table-cell table:formula="of:=[.J554]/[.A554]" office:value-type="float" office:value="1.01908463367945">
            <text:p>1.02</text:p>
          </table:table-cell>
          <table:table-cell table:number-columns-repeated="5"/>
        </table:table-row>
        <table:table-row table:style-name="ro1">
          <table:table-cell office:value-type="float" office:value="432.95">
            <text:p>432.95</text:p>
          </table:table-cell>
          <table:table-cell office:value-type="float" office:value="443.74">
            <text:p>443.74</text:p>
          </table:table-cell>
          <table:table-cell table:formula="of:=[.B555]/[.A555]" office:value-type="float" office:value="1.02492204642568">
            <text:p>1.02</text:p>
          </table:table-cell>
          <table:table-cell office:value-type="float" office:value="437.05">
            <text:p>437.05</text:p>
          </table:table-cell>
          <table:table-cell table:formula="of:=[.D555]/[.A555]" office:value-type="float" office:value="1.00946991569465">
            <text:p>1.01</text:p>
          </table:table-cell>
          <table:table-cell office:value-type="float" office:value="435.63">
            <text:p>435.63</text:p>
          </table:table-cell>
          <table:table-cell table:formula="of:=[.F555]/[.A555]" office:value-type="float" office:value="1.00619009123455">
            <text:p>1.01</text:p>
          </table:table-cell>
          <table:table-cell office:value-type="float" office:value="443.15">
            <text:p>443.15</text:p>
          </table:table-cell>
          <table:table-cell table:formula="of:=[.H555]/[.A555]" office:value-type="float" office:value="1.02355930245987">
            <text:p>1.02</text:p>
          </table:table-cell>
          <table:table-cell office:value-type="float" office:value="436.46">
            <text:p>436.46</text:p>
          </table:table-cell>
          <table:table-cell table:formula="of:=[.J555]/[.A555]" office:value-type="float" office:value="1.00810717172884">
            <text:p>1.01</text:p>
          </table:table-cell>
          <table:table-cell table:number-columns-repeated="5"/>
        </table:table-row>
        <table:table-row table:style-name="ro1">
          <table:table-cell office:value-type="float" office:value="278.85">
            <text:p>278.85</text:p>
          </table:table-cell>
          <table:table-cell office:value-type="float" office:value="284.71">
            <text:p>284.71</text:p>
          </table:table-cell>
          <table:table-cell table:formula="of:=[.B556]/[.A556]" office:value-type="float" office:value="1.02101488255334">
            <text:p>1.02</text:p>
          </table:table-cell>
          <table:table-cell office:value-type="float" office:value="282.12">
            <text:p>282.12</text:p>
          </table:table-cell>
          <table:table-cell table:formula="of:=[.D556]/[.A556]" office:value-type="float" office:value="1.01172673480366">
            <text:p>1.01</text:p>
          </table:table-cell>
          <table:table-cell office:value-type="float" office:value="283.29">
            <text:p>283.29</text:p>
          </table:table-cell>
          <table:table-cell table:formula="of:=[.F556]/[.A556]" office:value-type="float" office:value="1.01592253899946">
            <text:p>1.02</text:p>
          </table:table-cell>
          <table:table-cell office:value-type="float" office:value="284.71">
            <text:p>284.71</text:p>
          </table:table-cell>
          <table:table-cell table:formula="of:=[.H556]/[.A556]" office:value-type="float" office:value="1.02101488255334">
            <text:p>1.02</text:p>
          </table:table-cell>
          <table:table-cell office:value-type="float" office:value="282.12">
            <text:p>282.12</text:p>
          </table:table-cell>
          <table:table-cell table:formula="of:=[.J556]/[.A556]" office:value-type="float" office:value="1.01172673480366">
            <text:p>1.01</text:p>
          </table:table-cell>
          <table:table-cell table:number-columns-repeated="5"/>
        </table:table-row>
        <table:table-row table:style-name="ro1">
          <table:table-cell office:value-type="float" office:value="118.07">
            <text:p>118.07</text:p>
          </table:table-cell>
          <table:table-cell office:value-type="float" office:value="129.68">
            <text:p>129.68</text:p>
          </table:table-cell>
          <table:table-cell table:formula="of:=[.B557]/[.A557]" office:value-type="float" office:value="1.09833149826374">
            <text:p>1.1</text:p>
          </table:table-cell>
          <table:table-cell office:value-type="float" office:value="119.82">
            <text:p>119.82</text:p>
          </table:table-cell>
          <table:table-cell table:formula="of:=[.D557]/[.A557]" office:value-type="float" office:value="1.01482171593123">
            <text:p>1.01</text:p>
          </table:table-cell>
          <table:table-cell office:value-type="float" office:value="119.82">
            <text:p>119.82</text:p>
          </table:table-cell>
          <table:table-cell table:formula="of:=[.F557]/[.A557]" office:value-type="float" office:value="1.01482171593123">
            <text:p>1.01</text:p>
          </table:table-cell>
          <table:table-cell office:value-type="float" office:value="118.07">
            <text:p>118.07</text:p>
          </table:table-cell>
          <table:table-cell table:formula="of:=[.H557]/[.A557]" office:value-type="float" office:value="1">
            <text:p>1</text:p>
          </table:table-cell>
          <table:table-cell office:value-type="float" office:value="118.65">
            <text:p>118.65</text:p>
          </table:table-cell>
          <table:table-cell table:formula="of:=[.J557]/[.A557]" office:value-type="float" office:value="1.00491234013721">
            <text:p>1</text:p>
          </table:table-cell>
          <table:table-cell table:number-columns-repeated="5"/>
        </table:table-row>
        <table:table-row table:style-name="ro1">
          <table:table-cell office:value-type="float" office:value="193.76">
            <text:p>193.76</text:p>
          </table:table-cell>
          <table:table-cell office:value-type="float" office:value="209.38">
            <text:p>209.38</text:p>
          </table:table-cell>
          <table:table-cell table:formula="of:=[.B558]/[.A558]" office:value-type="float" office:value="1.0806151940545">
            <text:p>1.08</text:p>
          </table:table-cell>
          <table:table-cell office:value-type="float" office:value="197.76">
            <text:p>197.76</text:p>
          </table:table-cell>
          <table:table-cell table:formula="of:=[.D558]/[.A558]" office:value-type="float" office:value="1.0206440957886">
            <text:p>1.02</text:p>
          </table:table-cell>
          <table:table-cell office:value-type="float" office:value="197.28">
            <text:p>197.28</text:p>
          </table:table-cell>
          <table:table-cell table:formula="of:=[.F558]/[.A558]" office:value-type="float" office:value="1.01816680429397">
            <text:p>1.02</text:p>
          </table:table-cell>
          <table:table-cell office:value-type="float" office:value="209.38">
            <text:p>209.38</text:p>
          </table:table-cell>
          <table:table-cell table:formula="of:=[.H558]/[.A558]" office:value-type="float" office:value="1.0806151940545">
            <text:p>1.08</text:p>
          </table:table-cell>
          <table:table-cell office:value-type="float" office:value="196.11">
            <text:p>196.11</text:p>
          </table:table-cell>
          <table:table-cell table:formula="of:=[.J558]/[.A558]" office:value-type="float" office:value="1.01212840627581">
            <text:p>1.01</text:p>
          </table:table-cell>
          <table:table-cell table:number-columns-repeated="5"/>
        </table:table-row>
        <table:table-row table:style-name="ro1">
          <table:table-cell office:value-type="float" office:value="189.02">
            <text:p>189.02</text:p>
          </table:table-cell>
          <table:table-cell office:value-type="float" office:value="213.12">
            <text:p>213.12</text:p>
          </table:table-cell>
          <table:table-cell table:formula="of:=[.B559]/[.A559]" office:value-type="float" office:value="1.12749973547773">
            <text:p>1.13</text:p>
          </table:table-cell>
          <table:table-cell office:value-type="float" office:value="189.61">
            <text:p>189.61</text:p>
          </table:table-cell>
          <table:table-cell table:formula="of:=[.D559]/[.A559]" office:value-type="float" office:value="1.00312136281875">
            <text:p>1</text:p>
          </table:table-cell>
          <table:table-cell office:value-type="float" office:value="189.61">
            <text:p>189.61</text:p>
          </table:table-cell>
          <table:table-cell table:formula="of:=[.F559]/[.A559]" office:value-type="float" office:value="1.00312136281875">
            <text:p>1</text:p>
          </table:table-cell>
          <table:table-cell office:value-type="float" office:value="213.12">
            <text:p>213.12</text:p>
          </table:table-cell>
          <table:table-cell table:formula="of:=[.H559]/[.A559]" office:value-type="float" office:value="1.12749973547773">
            <text:p>1.13</text:p>
          </table:table-cell>
          <table:table-cell office:value-type="float" office:value="189.61">
            <text:p>189.61</text:p>
          </table:table-cell>
          <table:table-cell table:formula="of:=[.J559]/[.A559]" office:value-type="float" office:value="1.00312136281875">
            <text:p>1</text:p>
          </table:table-cell>
          <table:table-cell table:number-columns-repeated="5"/>
        </table:table-row>
        <table:table-row table:style-name="ro1">
          <table:table-cell office:value-type="float" office:value="511.97">
            <text:p>511.97</text:p>
          </table:table-cell>
          <table:table-cell office:value-type="float" office:value="523.58">
            <text:p>523.58</text:p>
          </table:table-cell>
          <table:table-cell table:formula="of:=[.B560]/[.A560]" office:value-type="float" office:value="1.02267710998691">
            <text:p>1.02</text:p>
          </table:table-cell>
          <table:table-cell office:value-type="float" office:value="518.41">
            <text:p>518.41</text:p>
          </table:table-cell>
          <table:table-cell table:formula="of:=[.D560]/[.A560]" office:value-type="float" office:value="1.0125788620427">
            <text:p>1.01</text:p>
          </table:table-cell>
          <table:table-cell office:value-type="float" office:value="521.34">
            <text:p>521.34</text:p>
          </table:table-cell>
          <table:table-cell table:formula="of:=[.F560]/[.A560]" office:value-type="float" office:value="1.01830185362424">
            <text:p>1.02</text:p>
          </table:table-cell>
          <table:table-cell office:value-type="float" office:value="523.58">
            <text:p>523.58</text:p>
          </table:table-cell>
          <table:table-cell table:formula="of:=[.H560]/[.A560]" office:value-type="float" office:value="1.02267710998691">
            <text:p>1.02</text:p>
          </table:table-cell>
          <table:table-cell office:value-type="float" office:value="517.83">
            <text:p>517.83</text:p>
          </table:table-cell>
          <table:table-cell table:formula="of:=[.J560]/[.A560]" office:value-type="float" office:value="1.01144598316308">
            <text:p>1.01</text:p>
          </table:table-cell>
          <table:table-cell table:number-columns-repeated="5"/>
        </table:table-row>
        <table:table-row table:style-name="ro1">
          <table:table-cell office:value-type="float" office:value="342.62">
            <text:p>342.62</text:p>
          </table:table-cell>
          <table:table-cell office:value-type="float" office:value="348.62">
            <text:p>348.62</text:p>
          </table:table-cell>
          <table:table-cell table:formula="of:=[.B561]/[.A561]" office:value-type="float" office:value="1.01751211254451">
            <text:p>1.02</text:p>
          </table:table-cell>
          <table:table-cell office:value-type="float" office:value="342.62">
            <text:p>342.62</text:p>
          </table:table-cell>
          <table:table-cell table:formula="of:=[.D561]/[.A561]" office:value-type="float" office:value="1">
            <text:p>1</text:p>
          </table:table-cell>
          <table:table-cell office:value-type="float" office:value="345.79">
            <text:p>345.79</text:p>
          </table:table-cell>
          <table:table-cell table:formula="of:=[.F561]/[.A561]" office:value-type="float" office:value="1.00925223279435">
            <text:p>1.01</text:p>
          </table:table-cell>
          <table:table-cell office:value-type="float" office:value="346.62">
            <text:p>346.62</text:p>
          </table:table-cell>
          <table:table-cell table:formula="of:=[.H561]/[.A561]" office:value-type="float" office:value="1.01167474169634">
            <text:p>1.01</text:p>
          </table:table-cell>
          <table:table-cell office:value-type="float" office:value="342.62">
            <text:p>342.62</text:p>
          </table:table-cell>
          <table:table-cell table:formula="of:=[.J561]/[.A56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06.94">
            <text:p>306.94</text:p>
          </table:table-cell>
          <table:table-cell office:value-type="float" office:value="365.91">
            <text:p>365.91</text:p>
          </table:table-cell>
          <table:table-cell table:formula="of:=[.B562]/[.A562]" office:value-type="float" office:value="1.19212223887405">
            <text:p>1.19</text:p>
          </table:table-cell>
          <table:table-cell office:value-type="float" office:value="313.91">
            <text:p>313.91</text:p>
          </table:table-cell>
          <table:table-cell table:formula="of:=[.D562]/[.A562]" office:value-type="float" office:value="1.02270802111162">
            <text:p>1.02</text:p>
          </table:table-cell>
          <table:table-cell office:value-type="float" office:value="317.97">
            <text:p>317.97</text:p>
          </table:table-cell>
          <table:table-cell table:formula="of:=[.F562]/[.A562]" office:value-type="float" office:value="1.03593536195999">
            <text:p>1.04</text:p>
          </table:table-cell>
          <table:table-cell office:value-type="float" office:value="321.22">
            <text:p>321.22</text:p>
          </table:table-cell>
          <table:table-cell table:formula="of:=[.H562]/[.A562]" office:value-type="float" office:value="1.04652375057014">
            <text:p>1.05</text:p>
          </table:table-cell>
          <table:table-cell office:value-type="float" office:value="313.32">
            <text:p>313.32</text:p>
          </table:table-cell>
          <table:table-cell table:formula="of:=[.J562]/[.A562]" office:value-type="float" office:value="1.02078582133316">
            <text:p>1.02</text:p>
          </table:table-cell>
          <table:table-cell table:number-columns-repeated="5"/>
        </table:table-row>
        <table:table-row table:style-name="ro1">
          <table:table-cell office:value-type="float" office:value="136.15">
            <text:p>136.15</text:p>
          </table:table-cell>
          <table:table-cell office:value-type="float" office:value="142.15">
            <text:p>142.15</text:p>
          </table:table-cell>
          <table:table-cell table:formula="of:=[.B563]/[.A563]" office:value-type="float" office:value="1.04406904149835">
            <text:p>1.04</text:p>
          </table:table-cell>
          <table:table-cell office:value-type="float" office:value="140.98">
            <text:p>140.98</text:p>
          </table:table-cell>
          <table:table-cell table:formula="of:=[.D563]/[.A563]" office:value-type="float" office:value="1.03547557840617">
            <text:p>1.04</text:p>
          </table:table-cell>
          <table:table-cell office:value-type="float" office:value="140.98">
            <text:p>140.98</text:p>
          </table:table-cell>
          <table:table-cell table:formula="of:=[.F563]/[.A563]" office:value-type="float" office:value="1.03547557840617">
            <text:p>1.04</text:p>
          </table:table-cell>
          <table:table-cell office:value-type="float" office:value="142.15">
            <text:p>142.15</text:p>
          </table:table-cell>
          <table:table-cell table:formula="of:=[.H563]/[.A563]" office:value-type="float" office:value="1.04406904149835">
            <text:p>1.04</text:p>
          </table:table-cell>
          <table:table-cell office:value-type="float" office:value="141.57">
            <text:p>141.57</text:p>
          </table:table-cell>
          <table:table-cell table:formula="of:=[.J563]/[.A563]" office:value-type="float" office:value="1.03980903415351">
            <text:p>1.04</text:p>
          </table:table-cell>
          <table:table-cell table:number-columns-repeated="5"/>
        </table:table-row>
        <table:table-row table:style-name="ro1">
          <table:table-cell office:value-type="float" office:value="259.28">
            <text:p>259.28</text:p>
          </table:table-cell>
          <table:table-cell office:value-type="float" office:value="273.52">
            <text:p>273.52</text:p>
          </table:table-cell>
          <table:table-cell table:formula="of:=[.B564]/[.A564]" office:value-type="float" office:value="1.05492132058007">
            <text:p>1.05</text:p>
          </table:table-cell>
          <table:table-cell office:value-type="float" office:value="269.28">
            <text:p>269.28</text:p>
          </table:table-cell>
          <table:table-cell table:formula="of:=[.D564]/[.A564]" office:value-type="float" office:value="1.03856834310398">
            <text:p>1.04</text:p>
          </table:table-cell>
          <table:table-cell office:value-type="float" office:value="266.55">
            <text:p>266.55</text:p>
          </table:table-cell>
          <table:table-cell table:formula="of:=[.F564]/[.A564]" office:value-type="float" office:value="1.02803918543659">
            <text:p>1.03</text:p>
          </table:table-cell>
          <table:table-cell office:value-type="float" office:value="270.35">
            <text:p>270.35</text:p>
          </table:table-cell>
          <table:table-cell table:formula="of:=[.H564]/[.A564]" office:value-type="float" office:value="1.04269515581611">
            <text:p>1.04</text:p>
          </table:table-cell>
          <table:table-cell office:value-type="float" office:value="270.45">
            <text:p>270.45</text:p>
          </table:table-cell>
          <table:table-cell table:formula="of:=[.J564]/[.A564]" office:value-type="float" office:value="1.04308083924715">
            <text:p>1.04</text:p>
          </table:table-cell>
          <table:table-cell table:number-columns-repeated="5"/>
        </table:table-row>
        <table:table-row table:style-name="ro1">
          <table:table-cell office:value-type="float" office:value="381.81">
            <text:p>381.81</text:p>
          </table:table-cell>
          <table:table-cell office:value-type="float" office:value="402.46">
            <text:p>402.46</text:p>
          </table:table-cell>
          <table:table-cell table:formula="of:=[.B565]/[.A565]" office:value-type="float" office:value="1.05408449228674">
            <text:p>1.05</text:p>
          </table:table-cell>
          <table:table-cell office:value-type="float" office:value="391.53">
            <text:p>391.53</text:p>
          </table:table-cell>
          <table:table-cell table:formula="of:=[.D565]/[.A565]" office:value-type="float" office:value="1.02545768837904">
            <text:p>1.03</text:p>
          </table:table-cell>
          <table:table-cell office:value-type="float" office:value="389.77">
            <text:p>389.77</text:p>
          </table:table-cell>
          <table:table-cell table:formula="of:=[.F565]/[.A565]" office:value-type="float" office:value="1.02084806579189">
            <text:p>1.02</text:p>
          </table:table-cell>
          <table:table-cell office:value-type="float" office:value="390.6">
            <text:p>390.6</text:p>
          </table:table-cell>
          <table:table-cell table:formula="of:=[.H565]/[.A565]" office:value-type="float" office:value="1.02302192189833">
            <text:p>1.02</text:p>
          </table:table-cell>
          <table:table-cell office:value-type="float" office:value="386.84">
            <text:p>386.84</text:p>
          </table:table-cell>
          <table:table-cell table:formula="of:=[.J565]/[.A565]" office:value-type="float" office:value="1.01317409182578">
            <text:p>1.01</text:p>
          </table:table-cell>
          <table:table-cell table:number-columns-repeated="5"/>
        </table:table-row>
        <table:table-row table:style-name="ro1">
          <table:table-cell office:value-type="float" office:value="313.76">
            <text:p>313.76</text:p>
          </table:table-cell>
          <table:table-cell office:value-type="float" office:value="341.48">
            <text:p>341.48</text:p>
          </table:table-cell>
          <table:table-cell table:formula="of:=[.B566]/[.A566]" office:value-type="float" office:value="1.08834778174401">
            <text:p>1.09</text:p>
          </table:table-cell>
          <table:table-cell office:value-type="float" office:value="320.55">
            <text:p>320.55</text:p>
          </table:table-cell>
          <table:table-cell table:formula="of:=[.D566]/[.A566]" office:value-type="float" office:value="1.0216407445181">
            <text:p>1.02</text:p>
          </table:table-cell>
          <table:table-cell office:value-type="float" office:value="323.48">
            <text:p>323.48</text:p>
          </table:table-cell>
          <table:table-cell table:formula="of:=[.F566]/[.A566]" office:value-type="float" office:value="1.03097909229985">
            <text:p>1.03</text:p>
          </table:table-cell>
          <table:table-cell office:value-type="float" office:value="341.48">
            <text:p>341.48</text:p>
          </table:table-cell>
          <table:table-cell table:formula="of:=[.H566]/[.A566]" office:value-type="float" office:value="1.08834778174401">
            <text:p>1.09</text:p>
          </table:table-cell>
          <table:table-cell office:value-type="float" office:value="320.55">
            <text:p>320.55</text:p>
          </table:table-cell>
          <table:table-cell table:formula="of:=[.J566]/[.A566]" office:value-type="float" office:value="1.0216407445181">
            <text:p>1.02</text:p>
          </table:table-cell>
          <table:table-cell table:number-columns-repeated="5"/>
        </table:table-row>
        <table:table-row table:style-name="ro1">
          <table:table-cell office:value-type="float" office:value="375.56">
            <text:p>375.56</text:p>
          </table:table-cell>
          <table:table-cell office:value-type="float" office:value="400.59">
            <text:p>400.59</text:p>
          </table:table-cell>
          <table:table-cell table:formula="of:=[.B567]/[.A567]" office:value-type="float" office:value="1.06664714027053">
            <text:p>1.07</text:p>
          </table:table-cell>
          <table:table-cell office:value-type="float" office:value="388.49">
            <text:p>388.49</text:p>
          </table:table-cell>
          <table:table-cell table:formula="of:=[.D567]/[.A567]" office:value-type="float" office:value="1.03442858664395">
            <text:p>1.03</text:p>
          </table:table-cell>
          <table:table-cell office:value-type="float" office:value="384.01">
            <text:p>384.01</text:p>
          </table:table-cell>
          <table:table-cell table:formula="of:=[.F567]/[.A567]" office:value-type="float" office:value="1.02249973373096">
            <text:p>1.02</text:p>
          </table:table-cell>
          <table:table-cell office:value-type="float" office:value="400.59">
            <text:p>400.59</text:p>
          </table:table-cell>
          <table:table-cell table:formula="of:=[.H567]/[.A567]" office:value-type="float" office:value="1.06664714027053">
            <text:p>1.07</text:p>
          </table:table-cell>
          <table:table-cell office:value-type="float" office:value="388.49">
            <text:p>388.49</text:p>
          </table:table-cell>
          <table:table-cell table:formula="of:=[.J567]/[.A567]" office:value-type="float" office:value="1.03442858664395">
            <text:p>1.03</text:p>
          </table:table-cell>
          <table:table-cell table:number-columns-repeated="5"/>
        </table:table-row>
        <table:table-row table:style-name="ro1">
          <table:table-cell office:value-type="float" office:value="272.75">
            <text:p>272.75</text:p>
          </table:table-cell>
          <table:table-cell office:value-type="float" office:value="285.19">
            <text:p>285.19</text:p>
          </table:table-cell>
          <table:table-cell table:formula="of:=[.B568]/[.A568]" office:value-type="float" office:value="1.04560953253896">
            <text:p>1.05</text:p>
          </table:table-cell>
          <table:table-cell office:value-type="float" office:value="275.68">
            <text:p>275.68</text:p>
          </table:table-cell>
          <table:table-cell table:formula="of:=[.D568]/[.A568]" office:value-type="float" office:value="1.01074243813016">
            <text:p>1.01</text:p>
          </table:table-cell>
          <table:table-cell office:value-type="float" office:value="278.61">
            <text:p>278.61</text:p>
          </table:table-cell>
          <table:table-cell table:formula="of:=[.F568]/[.A568]" office:value-type="float" office:value="1.02148487626031">
            <text:p>1.02</text:p>
          </table:table-cell>
          <table:table-cell office:value-type="float" office:value="282.36">
            <text:p>282.36</text:p>
          </table:table-cell>
          <table:table-cell table:formula="of:=[.H568]/[.A568]" office:value-type="float" office:value="1.03523373052246">
            <text:p>1.04</text:p>
          </table:table-cell>
          <table:table-cell office:value-type="float" office:value="278.02">
            <text:p>278.02</text:p>
          </table:table-cell>
          <table:table-cell table:formula="of:=[.J568]/[.A568]" office:value-type="float" office:value="1.01932172318973">
            <text:p>1.02</text:p>
          </table:table-cell>
          <table:table-cell table:number-columns-repeated="5"/>
        </table:table-row>
        <table:table-row table:style-name="ro1">
          <table:table-cell office:value-type="float" office:value="209.22">
            <text:p>209.22</text:p>
          </table:table-cell>
          <table:table-cell office:value-type="float" office:value="217.08">
            <text:p>217.08</text:p>
          </table:table-cell>
          <table:table-cell table:formula="of:=[.B569]/[.A569]" office:value-type="float" office:value="1.03756811012332">
            <text:p>1.04</text:p>
          </table:table-cell>
          <table:table-cell office:value-type="float" office:value="212.49">
            <text:p>212.49</text:p>
          </table:table-cell>
          <table:table-cell table:formula="of:=[.D569]/[.A569]" office:value-type="float" office:value="1.01562948092917">
            <text:p>1.02</text:p>
          </table:table-cell>
          <table:table-cell office:value-type="float" office:value="213.66">
            <text:p>213.66</text:p>
          </table:table-cell>
          <table:table-cell table:formula="of:=[.F569]/[.A569]" office:value-type="float" office:value="1.02122168052767">
            <text:p>1.02</text:p>
          </table:table-cell>
          <table:table-cell office:value-type="float" office:value="217.08">
            <text:p>217.08</text:p>
          </table:table-cell>
          <table:table-cell table:formula="of:=[.H569]/[.A569]" office:value-type="float" office:value="1.03756811012332">
            <text:p>1.04</text:p>
          </table:table-cell>
          <table:table-cell office:value-type="float" office:value="213.08">
            <text:p>213.08</text:p>
          </table:table-cell>
          <table:table-cell table:formula="of:=[.J569]/[.A569]" office:value-type="float" office:value="1.0184494790173">
            <text:p>1.02</text:p>
          </table:table-cell>
          <table:table-cell table:number-columns-repeated="5"/>
        </table:table-row>
        <table:table-row table:style-name="ro1">
          <table:table-cell office:value-type="float" office:value="87.23">
            <text:p>87.23</text:p>
          </table:table-cell>
          <table:table-cell office:value-type="float" office:value="104.3">
            <text:p>104.3</text:p>
          </table:table-cell>
          <table:table-cell table:formula="of:=[.B570]/[.A570]" office:value-type="float" office:value="1.19568955634529">
            <text:p>1.2</text:p>
          </table:table-cell>
          <table:table-cell office:value-type="float" office:value="92.05">
            <text:p>92.05</text:p>
          </table:table-cell>
          <table:table-cell table:formula="of:=[.D570]/[.A570]" office:value-type="float" office:value="1.05525621919065">
            <text:p>1.06</text:p>
          </table:table-cell>
          <table:table-cell office:value-type="float" office:value="92.05">
            <text:p>92.05</text:p>
          </table:table-cell>
          <table:table-cell table:formula="of:=[.F570]/[.A570]" office:value-type="float" office:value="1.05525621919065">
            <text:p>1.06</text:p>
          </table:table-cell>
          <table:table-cell office:value-type="float" office:value="96.15">
            <text:p>96.15</text:p>
          </table:table-cell>
          <table:table-cell table:formula="of:=[.H570]/[.A570]" office:value-type="float" office:value="1.10225839734036">
            <text:p>1.1</text:p>
          </table:table-cell>
          <table:table-cell office:value-type="float" office:value="92.05">
            <text:p>92.05</text:p>
          </table:table-cell>
          <table:table-cell table:formula="of:=[.J570]/[.A570]" office:value-type="float" office:value="1.05525621919065">
            <text:p>1.06</text:p>
          </table:table-cell>
          <table:table-cell table:number-columns-repeated="5"/>
        </table:table-row>
        <table:table-row table:style-name="ro1">
          <table:table-cell office:value-type="float" office:value="365.92">
            <text:p>365.92</text:p>
          </table:table-cell>
          <table:table-cell office:value-type="float" office:value="388.06">
            <text:p>388.06</text:p>
          </table:table-cell>
          <table:table-cell table:formula="of:=[.B571]/[.A571]" office:value-type="float" office:value="1.06050502842151">
            <text:p>1.06</text:p>
          </table:table-cell>
          <table:table-cell office:value-type="float" office:value="371.09">
            <text:p>371.09</text:p>
          </table:table-cell>
          <table:table-cell table:formula="of:=[.D571]/[.A571]" office:value-type="float" office:value="1.01412877131613">
            <text:p>1.01</text:p>
          </table:table-cell>
          <table:table-cell office:value-type="float" office:value="375.82">
            <text:p>375.82</text:p>
          </table:table-cell>
          <table:table-cell table:formula="of:=[.F571]/[.A571]" office:value-type="float" office:value="1.02705509400962">
            <text:p>1.03</text:p>
          </table:table-cell>
          <table:table-cell office:value-type="float" office:value="388.06">
            <text:p>388.06</text:p>
          </table:table-cell>
          <table:table-cell table:formula="of:=[.H571]/[.A571]" office:value-type="float" office:value="1.06050502842151">
            <text:p>1.06</text:p>
          </table:table-cell>
          <table:table-cell office:value-type="float" office:value="371.68">
            <text:p>371.68</text:p>
          </table:table-cell>
          <table:table-cell table:formula="of:=[.J571]/[.A571]" office:value-type="float" office:value="1.0157411456056">
            <text:p>1.02</text:p>
          </table:table-cell>
          <table:table-cell table:number-columns-repeated="5"/>
        </table:table-row>
        <table:table-row table:style-name="ro1">
          <table:table-cell office:value-type="float" office:value="121.88">
            <text:p>121.88</text:p>
          </table:table-cell>
          <table:table-cell office:value-type="float" office:value="131.3">
            <text:p>131.3</text:p>
          </table:table-cell>
          <table:table-cell table:formula="of:=[.B572]/[.A572]" office:value-type="float" office:value="1.07728913685592">
            <text:p>1.08</text:p>
          </table:table-cell>
          <table:table-cell office:value-type="float" office:value="130.81">
            <text:p>130.81</text:p>
          </table:table-cell>
          <table:table-cell table:formula="of:=[.D572]/[.A572]" office:value-type="float" office:value="1.07326878897276">
            <text:p>1.07</text:p>
          </table:table-cell>
          <table:table-cell office:value-type="float" office:value="130.81">
            <text:p>130.81</text:p>
          </table:table-cell>
          <table:table-cell table:formula="of:=[.F572]/[.A572]" office:value-type="float" office:value="1.07326878897276">
            <text:p>1.07</text:p>
          </table:table-cell>
          <table:table-cell office:value-type="float" office:value="131.3">
            <text:p>131.3</text:p>
          </table:table-cell>
          <table:table-cell table:formula="of:=[.H572]/[.A572]" office:value-type="float" office:value="1.07728913685592">
            <text:p>1.08</text:p>
          </table:table-cell>
          <table:table-cell office:value-type="float" office:value="125.64">
            <text:p>125.64</text:p>
          </table:table-cell>
          <table:table-cell table:formula="of:=[.J572]/[.A572]" office:value-type="float" office:value="1.03085001640958">
            <text:p>1.03</text:p>
          </table:table-cell>
          <table:table-cell table:number-columns-repeated="5"/>
        </table:table-row>
        <table:table-row table:style-name="ro1">
          <table:table-cell office:value-type="float" office:value="71.23">
            <text:p>71.23</text:p>
          </table:table-cell>
          <table:table-cell office:value-type="float" office:value="83.67">
            <text:p>83.67</text:p>
          </table:table-cell>
          <table:table-cell table:formula="of:=[.B573]/[.A573]" office:value-type="float" office:value="1.17464551453039">
            <text:p>1.17</text:p>
          </table:table-cell>
          <table:table-cell office:value-type="float" office:value="71.23">
            <text:p>71.23</text:p>
          </table:table-cell>
          <table:table-cell table:formula="of:=[.D573]/[.A573]" office:value-type="float" office:value="1">
            <text:p>1</text:p>
          </table:table-cell>
          <table:table-cell office:value-type="float" office:value="71.23">
            <text:p>71.23</text:p>
          </table:table-cell>
          <table:table-cell table:formula="of:=[.F573]/[.A573]" office:value-type="float" office:value="1">
            <text:p>1</text:p>
          </table:table-cell>
          <table:table-cell office:value-type="float" office:value="71.23">
            <text:p>71.23</text:p>
          </table:table-cell>
          <table:table-cell table:formula="of:=[.H573]/[.A573]" office:value-type="float" office:value="1">
            <text:p>1</text:p>
          </table:table-cell>
          <table:table-cell office:value-type="float" office:value="71.23">
            <text:p>71.23</text:p>
          </table:table-cell>
          <table:table-cell table:formula="of:=[.J573]/[.A57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42.11">
            <text:p>242.11</text:p>
          </table:table-cell>
          <table:table-cell office:value-type="float" office:value="267.91">
            <text:p>267.91</text:p>
          </table:table-cell>
          <table:table-cell table:formula="of:=[.B574]/[.A574]" office:value-type="float" office:value="1.10656313246045">
            <text:p>1.11</text:p>
          </table:table-cell>
          <table:table-cell office:value-type="float" office:value="242.94">
            <text:p>242.94</text:p>
          </table:table-cell>
          <table:table-cell table:formula="of:=[.D574]/[.A574]" office:value-type="float" office:value="1.00342819379621">
            <text:p>1</text:p>
          </table:table-cell>
          <table:table-cell office:value-type="float" office:value="244.69">
            <text:p>244.69</text:p>
          </table:table-cell>
          <table:table-cell table:formula="of:=[.F574]/[.A574]" office:value-type="float" office:value="1.01065631324605">
            <text:p>1.01</text:p>
          </table:table-cell>
          <table:table-cell office:value-type="float" office:value="267.91">
            <text:p>267.91</text:p>
          </table:table-cell>
          <table:table-cell table:formula="of:=[.H574]/[.A574]" office:value-type="float" office:value="1.10656313246045">
            <text:p>1.11</text:p>
          </table:table-cell>
          <table:table-cell office:value-type="float" office:value="242.11">
            <text:p>242.11</text:p>
          </table:table-cell>
          <table:table-cell table:formula="of:=[.J574]/[.A57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47.87">
            <text:p>347.87</text:p>
          </table:table-cell>
          <table:table-cell office:value-type="float" office:value="370.55">
            <text:p>370.55</text:p>
          </table:table-cell>
          <table:table-cell table:formula="of:=[.B575]/[.A575]" office:value-type="float" office:value="1.06519676890793">
            <text:p>1.07</text:p>
          </table:table-cell>
          <table:table-cell office:value-type="float" office:value="351.97">
            <text:p>351.97</text:p>
          </table:table-cell>
          <table:table-cell table:formula="of:=[.D575]/[.A575]" office:value-type="float" office:value="1.01178601201598">
            <text:p>1.01</text:p>
          </table:table-cell>
          <table:table-cell office:value-type="float" office:value="354.89">
            <text:p>354.89</text:p>
          </table:table-cell>
          <table:table-cell table:formula="of:=[.F575]/[.A575]" office:value-type="float" office:value="1.02017995228102">
            <text:p>1.02</text:p>
          </table:table-cell>
          <table:table-cell office:value-type="float" office:value="370.55">
            <text:p>370.55</text:p>
          </table:table-cell>
          <table:table-cell table:formula="of:=[.H575]/[.A575]" office:value-type="float" office:value="1.06519676890793">
            <text:p>1.07</text:p>
          </table:table-cell>
          <table:table-cell office:value-type="float" office:value="352.55">
            <text:p>352.55</text:p>
          </table:table-cell>
          <table:table-cell table:formula="of:=[.J575]/[.A575]" office:value-type="float" office:value="1.01345330152068">
            <text:p>1.01</text:p>
          </table:table-cell>
          <table:table-cell table:number-columns-repeated="5"/>
        </table:table-row>
        <table:table-row table:style-name="ro1">
          <table:table-cell office:value-type="float" office:value="50.49">
            <text:p>50.49</text:p>
          </table:table-cell>
          <table:table-cell office:value-type="float" office:value="64.14">
            <text:p>64.14</text:p>
          </table:table-cell>
          <table:table-cell table:formula="of:=[.B576]/[.A576]" office:value-type="float" office:value="1.27035056446821">
            <text:p>1.27</text:p>
          </table:table-cell>
          <table:table-cell office:value-type="float" office:value="51.07">
            <text:p>51.07</text:p>
          </table:table-cell>
          <table:table-cell table:formula="of:=[.D576]/[.A576]" office:value-type="float" office:value="1.01148742325213">
            <text:p>1.01</text:p>
          </table:table-cell>
          <table:table-cell office:value-type="float" office:value="51.07">
            <text:p>51.07</text:p>
          </table:table-cell>
          <table:table-cell table:formula="of:=[.F576]/[.A576]" office:value-type="float" office:value="1.01148742325213">
            <text:p>1.01</text:p>
          </table:table-cell>
          <table:table-cell office:value-type="float" office:value="64.14">
            <text:p>64.14</text:p>
          </table:table-cell>
          <table:table-cell table:formula="of:=[.H576]/[.A576]" office:value-type="float" office:value="1.27035056446821">
            <text:p>1.27</text:p>
          </table:table-cell>
          <table:table-cell office:value-type="float" office:value="53.8">
            <text:p>53.8</text:p>
          </table:table-cell>
          <table:table-cell table:formula="of:=[.J576]/[.A576]" office:value-type="float" office:value="1.06555753614577">
            <text:p>1.07</text:p>
          </table:table-cell>
          <table:table-cell table:number-columns-repeated="5"/>
        </table:table-row>
        <table:table-row table:style-name="ro1">
          <table:table-cell office:value-type="float" office:value="356.19">
            <text:p>356.19</text:p>
          </table:table-cell>
          <table:table-cell office:value-type="float" office:value="391.01">
            <text:p>391.01</text:p>
          </table:table-cell>
          <table:table-cell table:formula="of:=[.B577]/[.A577]" office:value-type="float" office:value="1.09775681518291">
            <text:p>1.1</text:p>
          </table:table-cell>
          <table:table-cell office:value-type="float" office:value="363.8">
            <text:p>363.8</text:p>
          </table:table-cell>
          <table:table-cell table:formula="of:=[.D577]/[.A577]" office:value-type="float" office:value="1.02136500182487">
            <text:p>1.02</text:p>
          </table:table-cell>
          <table:table-cell office:value-type="float" office:value="364.73">
            <text:p>364.73</text:p>
          </table:table-cell>
          <table:table-cell table:formula="of:=[.F577]/[.A577]" office:value-type="float" office:value="1.02397596788231">
            <text:p>1.02</text:p>
          </table:table-cell>
          <table:table-cell office:value-type="float" office:value="374.04">
            <text:p>374.04</text:p>
          </table:table-cell>
          <table:table-cell table:formula="of:=[.H577]/[.A577]" office:value-type="float" office:value="1.05011370336057">
            <text:p>1.05</text:p>
          </table:table-cell>
          <table:table-cell office:value-type="float" office:value="360.04">
            <text:p>360.04</text:p>
          </table:table-cell>
          <table:table-cell table:formula="of:=[.J577]/[.A577]" office:value-type="float" office:value="1.01080883797973">
            <text:p>1.01</text:p>
          </table:table-cell>
          <table:table-cell table:number-columns-repeated="5"/>
        </table:table-row>
        <table:table-row table:style-name="ro1">
          <table:table-cell office:value-type="float" office:value="51.36">
            <text:p>51.36</text:p>
          </table:table-cell>
          <table:table-cell office:value-type="float" office:value="57.46">
            <text:p>57.46</text:p>
          </table:table-cell>
          <table:table-cell table:formula="of:=[.B578]/[.A578]" office:value-type="float" office:value="1.11876947040498">
            <text:p>1.12</text:p>
          </table:table-cell>
          <table:table-cell office:value-type="float" office:value="51.11">
            <text:p>51.11</text:p>
          </table:table-cell>
          <table:table-cell table:formula="of:=[.D578]/[.A578]" office:value-type="float" office:value="0.995132398753894">
            <text:p>1</text:p>
          </table:table-cell>
          <table:table-cell office:value-type="float" office:value="51.11">
            <text:p>51.11</text:p>
          </table:table-cell>
          <table:table-cell table:formula="of:=[.F578]/[.A578]" office:value-type="float" office:value="0.995132398753894">
            <text:p>1</text:p>
          </table:table-cell>
          <table:table-cell office:value-type="float" office:value="57.46">
            <text:p>57.46</text:p>
          </table:table-cell>
          <table:table-cell table:formula="of:=[.H578]/[.A578]" office:value-type="float" office:value="1.11876947040498">
            <text:p>1.12</text:p>
          </table:table-cell>
          <table:table-cell office:value-type="float" office:value="50.53">
            <text:p>50.53</text:p>
          </table:table-cell>
          <table:table-cell table:formula="of:=[.J578]/[.A578]" office:value-type="float" office:value="0.983839563862928">
            <text:p>0.98</text:p>
          </table:table-cell>
          <table:table-cell table:number-columns-repeated="5"/>
        </table:table-row>
        <table:table-row table:style-name="ro1">
          <table:table-cell office:value-type="float" office:value="345.06">
            <text:p>345.06</text:p>
          </table:table-cell>
          <table:table-cell office:value-type="float" office:value="362.68">
            <text:p>362.68</text:p>
          </table:table-cell>
          <table:table-cell table:formula="of:=[.B579]/[.A579]" office:value-type="float" office:value="1.05106358314496">
            <text:p>1.05</text:p>
          </table:table-cell>
          <table:table-cell office:value-type="float" office:value="348.33">
            <text:p>348.33</text:p>
          </table:table-cell>
          <table:table-cell table:formula="of:=[.D579]/[.A579]" office:value-type="float" office:value="1.009476612763">
            <text:p>1.01</text:p>
          </table:table-cell>
          <table:table-cell office:value-type="float" office:value="348.33">
            <text:p>348.33</text:p>
          </table:table-cell>
          <table:table-cell table:formula="of:=[.F579]/[.A579]" office:value-type="float" office:value="1.009476612763">
            <text:p>1.01</text:p>
          </table:table-cell>
          <table:table-cell office:value-type="float" office:value="362.68">
            <text:p>362.68</text:p>
          </table:table-cell>
          <table:table-cell table:formula="of:=[.H579]/[.A579]" office:value-type="float" office:value="1.05106358314496">
            <text:p>1.05</text:p>
          </table:table-cell>
          <table:table-cell office:value-type="float" office:value="348.33">
            <text:p>348.33</text:p>
          </table:table-cell>
          <table:table-cell table:formula="of:=[.J579]/[.A579]" office:value-type="float" office:value="1.009476612763">
            <text:p>1.01</text:p>
          </table:table-cell>
          <table:table-cell table:number-columns-repeated="5"/>
        </table:table-row>
        <table:table-row table:style-name="ro1">
          <table:table-cell office:value-type="float" office:value="321.01">
            <text:p>321.01</text:p>
          </table:table-cell>
          <table:table-cell office:value-type="float" office:value="331.63">
            <text:p>331.63</text:p>
          </table:table-cell>
          <table:table-cell table:formula="of:=[.B580]/[.A580]" office:value-type="float" office:value="1.03308308152394">
            <text:p>1.03</text:p>
          </table:table-cell>
          <table:table-cell office:value-type="float" office:value="329.98">
            <text:p>329.98</text:p>
          </table:table-cell>
          <table:table-cell table:formula="of:=[.D580]/[.A580]" office:value-type="float" office:value="1.0279430547335">
            <text:p>1.03</text:p>
          </table:table-cell>
          <table:table-cell office:value-type="float" office:value="331.94">
            <text:p>331.94</text:p>
          </table:table-cell>
          <table:table-cell table:formula="of:=[.F580]/[.A580]" office:value-type="float" office:value="1.03404878352699">
            <text:p>1.03</text:p>
          </table:table-cell>
          <table:table-cell office:value-type="float" office:value="329.63">
            <text:p>329.63</text:p>
          </table:table-cell>
          <table:table-cell table:formula="of:=[.H580]/[.A580]" office:value-type="float" office:value="1.02685274602037">
            <text:p>1.03</text:p>
          </table:table-cell>
          <table:table-cell office:value-type="float" office:value="331.15">
            <text:p>331.15</text:p>
          </table:table-cell>
          <table:table-cell table:formula="of:=[.J580]/[.A580]" office:value-type="float" office:value="1.03158780100308">
            <text:p>1.03</text:p>
          </table:table-cell>
          <table:table-cell table:number-columns-repeated="5"/>
        </table:table-row>
        <table:table-row table:style-name="ro1">
          <table:table-cell office:value-type="float" office:value="474.14">
            <text:p>474.14</text:p>
          </table:table-cell>
          <table:table-cell office:value-type="float" office:value="494.35">
            <text:p>494.35</text:p>
          </table:table-cell>
          <table:table-cell table:formula="of:=[.B581]/[.A581]" office:value-type="float" office:value="1.04262454127473">
            <text:p>1.04</text:p>
          </table:table-cell>
          <table:table-cell office:value-type="float" office:value="492.93">
            <text:p>492.93</text:p>
          </table:table-cell>
          <table:table-cell table:formula="of:=[.D581]/[.A581]" office:value-type="float" office:value="1.03962964525246">
            <text:p>1.04</text:p>
          </table:table-cell>
          <table:table-cell office:value-type="float" office:value="480.83">
            <text:p>480.83</text:p>
          </table:table-cell>
          <table:table-cell table:formula="of:=[.F581]/[.A581]" office:value-type="float" office:value="1.01410975661197">
            <text:p>1.01</text:p>
          </table:table-cell>
          <table:table-cell office:value-type="float" office:value="494.35">
            <text:p>494.35</text:p>
          </table:table-cell>
          <table:table-cell table:formula="of:=[.H581]/[.A581]" office:value-type="float" office:value="1.04262454127473">
            <text:p>1.04</text:p>
          </table:table-cell>
          <table:table-cell office:value-type="float" office:value="492.93">
            <text:p>492.93</text:p>
          </table:table-cell>
          <table:table-cell table:formula="of:=[.J581]/[.A581]" office:value-type="float" office:value="1.03962964525246">
            <text:p>1.04</text:p>
          </table:table-cell>
          <table:table-cell table:number-columns-repeated="5"/>
        </table:table-row>
        <table:table-row table:style-name="ro1">
          <table:table-cell office:value-type="float" office:value="382.39">
            <text:p>382.39</text:p>
          </table:table-cell>
          <table:table-cell office:value-type="float" office:value="402.25">
            <text:p>402.25</text:p>
          </table:table-cell>
          <table:table-cell table:formula="of:=[.B582]/[.A582]" office:value-type="float" office:value="1.05193650461571">
            <text:p>1.05</text:p>
          </table:table-cell>
          <table:table-cell office:value-type="float" office:value="394.15">
            <text:p>394.15</text:p>
          </table:table-cell>
          <table:table-cell table:formula="of:=[.D582]/[.A582]" office:value-type="float" office:value="1.03075394231021">
            <text:p>1.03</text:p>
          </table:table-cell>
          <table:table-cell office:value-type="float" office:value="394.25">
            <text:p>394.25</text:p>
          </table:table-cell>
          <table:table-cell table:formula="of:=[.F582]/[.A582]" office:value-type="float" office:value="1.03101545542509">
            <text:p>1.03</text:p>
          </table:table-cell>
          <table:table-cell office:value-type="float" office:value="402.25">
            <text:p>402.25</text:p>
          </table:table-cell>
          <table:table-cell table:formula="of:=[.H582]/[.A582]" office:value-type="float" office:value="1.05193650461571">
            <text:p>1.05</text:p>
          </table:table-cell>
          <table:table-cell office:value-type="float" office:value="390.84">
            <text:p>390.84</text:p>
          </table:table-cell>
          <table:table-cell table:formula="of:=[.J582]/[.A582]" office:value-type="float" office:value="1.02209785820759">
            <text:p>1.02</text:p>
          </table:table-cell>
          <table:table-cell table:number-columns-repeated="5"/>
        </table:table-row>
        <table:table-row table:style-name="ro1">
          <table:table-cell office:value-type="float" office:value="45.77">
            <text:p>45.77</text:p>
          </table:table-cell>
          <table:table-cell office:value-type="float" office:value="60.01">
            <text:p>60.01</text:p>
          </table:table-cell>
          <table:table-cell table:formula="of:=[.B583]/[.A583]" office:value-type="float" office:value="1.3111208214988">
            <text:p>1.31</text:p>
          </table:table-cell>
          <table:table-cell office:value-type="float" office:value="45.77">
            <text:p>45.77</text:p>
          </table:table-cell>
          <table:table-cell table:formula="of:=[.D583]/[.A583]" office:value-type="float" office:value="1">
            <text:p>1</text:p>
          </table:table-cell>
          <table:table-cell office:value-type="float" office:value="45.77">
            <text:p>45.77</text:p>
          </table:table-cell>
          <table:table-cell table:formula="of:=[.F583]/[.A583]" office:value-type="float" office:value="1">
            <text:p>1</text:p>
          </table:table-cell>
          <table:table-cell office:value-type="float" office:value="45.77">
            <text:p>45.77</text:p>
          </table:table-cell>
          <table:table-cell table:formula="of:=[.H583]/[.A583]" office:value-type="float" office:value="1">
            <text:p>1</text:p>
          </table:table-cell>
          <table:table-cell office:value-type="float" office:value="45.77">
            <text:p>45.77</text:p>
          </table:table-cell>
          <table:table-cell table:formula="of:=[.J583]/[.A58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42.52">
            <text:p>242.52</text:p>
          </table:table-cell>
          <table:table-cell office:value-type="float" office:value="258.38">
            <text:p>258.38</text:p>
          </table:table-cell>
          <table:table-cell table:formula="of:=[.B584]/[.A584]" office:value-type="float" office:value="1.06539666831602">
            <text:p>1.07</text:p>
          </table:table-cell>
          <table:table-cell office:value-type="float" office:value="246.38">
            <text:p>246.38</text:p>
          </table:table-cell>
          <table:table-cell table:formula="of:=[.D584]/[.A584]" office:value-type="float" office:value="1.01591621309583">
            <text:p>1.02</text:p>
          </table:table-cell>
          <table:table-cell office:value-type="float" office:value="245.21">
            <text:p>245.21</text:p>
          </table:table-cell>
          <table:table-cell table:formula="of:=[.F584]/[.A584]" office:value-type="float" office:value="1.01109186871186">
            <text:p>1.01</text:p>
          </table:table-cell>
          <table:table-cell office:value-type="float" office:value="248.14">
            <text:p>248.14</text:p>
          </table:table-cell>
          <table:table-cell table:formula="of:=[.H584]/[.A584]" office:value-type="float" office:value="1.02317334652812">
            <text:p>1.02</text:p>
          </table:table-cell>
          <table:table-cell office:value-type="float" office:value="246.97">
            <text:p>246.97</text:p>
          </table:table-cell>
          <table:table-cell table:formula="of:=[.J584]/[.A584]" office:value-type="float" office:value="1.01834900214415">
            <text:p>1.02</text:p>
          </table:table-cell>
          <table:table-cell table:number-columns-repeated="5"/>
        </table:table-row>
        <table:table-row table:style-name="ro1">
          <table:table-cell office:value-type="float" office:value="404.52">
            <text:p>404.52</text:p>
          </table:table-cell>
          <table:table-cell office:value-type="float" office:value="430.95">
            <text:p>430.95</text:p>
          </table:table-cell>
          <table:table-cell table:formula="of:=[.B585]/[.A585]" office:value-type="float" office:value="1.06533669534263">
            <text:p>1.07</text:p>
          </table:table-cell>
          <table:table-cell office:value-type="float" office:value="428.36">
            <text:p>428.36</text:p>
          </table:table-cell>
          <table:table-cell table:formula="of:=[.D585]/[.A585]" office:value-type="float" office:value="1.05893404528824">
            <text:p>1.06</text:p>
          </table:table-cell>
          <table:table-cell office:value-type="float" office:value="410.38">
            <text:p>410.38</text:p>
          </table:table-cell>
          <table:table-cell table:formula="of:=[.F585]/[.A585]" office:value-type="float" office:value="1.01448630475625">
            <text:p>1.01</text:p>
          </table:table-cell>
          <table:table-cell office:value-type="float" office:value="430.95">
            <text:p>430.95</text:p>
          </table:table-cell>
          <table:table-cell table:formula="of:=[.H585]/[.A585]" office:value-type="float" office:value="1.06533669534263">
            <text:p>1.07</text:p>
          </table:table-cell>
          <table:table-cell office:value-type="float" office:value="428.36">
            <text:p>428.36</text:p>
          </table:table-cell>
          <table:table-cell table:formula="of:=[.J585]/[.A585]" office:value-type="float" office:value="1.05893404528824">
            <text:p>1.06</text:p>
          </table:table-cell>
          <table:table-cell table:number-columns-repeated="5"/>
        </table:table-row>
        <table:table-row table:style-name="ro1">
          <table:table-cell office:value-type="float" office:value="459.1">
            <text:p>459.1</text:p>
          </table:table-cell>
          <table:table-cell office:value-type="float" office:value="478.76">
            <text:p>478.76</text:p>
          </table:table-cell>
          <table:table-cell table:formula="of:=[.B586]/[.A586]" office:value-type="float" office:value="1.04282291439773">
            <text:p>1.04</text:p>
          </table:table-cell>
          <table:table-cell office:value-type="float" office:value="475.24">
            <text:p>475.24</text:p>
          </table:table-cell>
          <table:table-cell table:formula="of:=[.D586]/[.A586]" office:value-type="float" office:value="1.03515573949031">
            <text:p>1.04</text:p>
          </table:table-cell>
          <table:table-cell office:value-type="float" office:value="466.37">
            <text:p>466.37</text:p>
          </table:table-cell>
          <table:table-cell table:formula="of:=[.F586]/[.A586]" office:value-type="float" office:value="1.01583532999347">
            <text:p>1.02</text:p>
          </table:table-cell>
          <table:table-cell office:value-type="float" office:value="478.76">
            <text:p>478.76</text:p>
          </table:table-cell>
          <table:table-cell table:formula="of:=[.H586]/[.A586]" office:value-type="float" office:value="1.04282291439773">
            <text:p>1.04</text:p>
          </table:table-cell>
          <table:table-cell office:value-type="float" office:value="474.66">
            <text:p>474.66</text:p>
          </table:table-cell>
          <table:table-cell table:formula="of:=[.J586]/[.A586]" office:value-type="float" office:value="1.03389239817033">
            <text:p>1.03</text:p>
          </table:table-cell>
          <table:table-cell table:number-columns-repeated="5"/>
        </table:table-row>
        <table:table-row table:style-name="ro1">
          <table:table-cell office:value-type="float" office:value="463.24">
            <text:p>463.24</text:p>
          </table:table-cell>
          <table:table-cell office:value-type="float" office:value="481.69">
            <text:p>481.69</text:p>
          </table:table-cell>
          <table:table-cell table:formula="of:=[.B587]/[.A587]" office:value-type="float" office:value="1.03982816682497">
            <text:p>1.04</text:p>
          </table:table-cell>
          <table:table-cell office:value-type="float" office:value="478.17">
            <text:p>478.17</text:p>
          </table:table-cell>
          <table:table-cell table:formula="of:=[.D587]/[.A587]" office:value-type="float" office:value="1.03222951385891">
            <text:p>1.03</text:p>
          </table:table-cell>
          <table:table-cell office:value-type="float" office:value="470.37">
            <text:p>470.37</text:p>
          </table:table-cell>
          <table:table-cell table:formula="of:=[.F587]/[.A587]" office:value-type="float" office:value="1.01539158967274">
            <text:p>1.02</text:p>
          </table:table-cell>
          <table:table-cell office:value-type="float" office:value="481.69">
            <text:p>481.69</text:p>
          </table:table-cell>
          <table:table-cell table:formula="of:=[.H587]/[.A587]" office:value-type="float" office:value="1.03982816682497">
            <text:p>1.04</text:p>
          </table:table-cell>
          <table:table-cell office:value-type="float" office:value="478.17">
            <text:p>478.17</text:p>
          </table:table-cell>
          <table:table-cell table:formula="of:=[.J587]/[.A587]" office:value-type="float" office:value="1.03222951385891">
            <text:p>1.03</text:p>
          </table:table-cell>
          <table:table-cell table:number-columns-repeated="5"/>
        </table:table-row>
        <table:table-row table:style-name="ro1">
          <table:table-cell office:value-type="float" office:value="106.15">
            <text:p>106.15</text:p>
          </table:table-cell>
          <table:table-cell office:value-type="float" office:value="111.47">
            <text:p>111.47</text:p>
          </table:table-cell>
          <table:table-cell table:formula="of:=[.B588]/[.A588]" office:value-type="float" office:value="1.05011775788978">
            <text:p>1.05</text:p>
          </table:table-cell>
          <table:table-cell office:value-type="float" office:value="110.88">
            <text:p>110.88</text:p>
          </table:table-cell>
          <table:table-cell table:formula="of:=[.D588]/[.A588]" office:value-type="float" office:value="1.04455958549223">
            <text:p>1.04</text:p>
          </table:table-cell>
          <table:table-cell office:value-type="float" office:value="107.91">
            <text:p>107.91</text:p>
          </table:table-cell>
          <table:table-cell table:formula="of:=[.F588]/[.A588]" office:value-type="float" office:value="1.01658031088083">
            <text:p>1.02</text:p>
          </table:table-cell>
          <table:table-cell office:value-type="float" office:value="111.47">
            <text:p>111.47</text:p>
          </table:table-cell>
          <table:table-cell table:formula="of:=[.H588]/[.A588]" office:value-type="float" office:value="1.05011775788978">
            <text:p>1.05</text:p>
          </table:table-cell>
          <table:table-cell office:value-type="float" office:value="110.88">
            <text:p>110.88</text:p>
          </table:table-cell>
          <table:table-cell table:formula="of:=[.J588]/[.A588]" office:value-type="float" office:value="1.04455958549223">
            <text:p>1.04</text:p>
          </table:table-cell>
          <table:table-cell table:number-columns-repeated="5"/>
        </table:table-row>
        <table:table-row table:style-name="ro1">
          <table:table-cell office:value-type="float" office:value="101.3">
            <text:p>101.3</text:p>
          </table:table-cell>
          <table:table-cell office:value-type="float" office:value="112.61">
            <text:p>112.61</text:p>
          </table:table-cell>
          <table:table-cell table:formula="of:=[.B589]/[.A589]" office:value-type="float" office:value="1.11164856860809">
            <text:p>1.11</text:p>
          </table:table-cell>
          <table:table-cell office:value-type="float" office:value="104.61">
            <text:p>104.61</text:p>
          </table:table-cell>
          <table:table-cell table:formula="of:=[.D589]/[.A589]" office:value-type="float" office:value="1.03267522211254">
            <text:p>1.03</text:p>
          </table:table-cell>
          <table:table-cell office:value-type="float" office:value="104.61">
            <text:p>104.61</text:p>
          </table:table-cell>
          <table:table-cell table:formula="of:=[.F589]/[.A589]" office:value-type="float" office:value="1.03267522211254">
            <text:p>1.03</text:p>
          </table:table-cell>
          <table:table-cell office:value-type="float" office:value="112.61">
            <text:p>112.61</text:p>
          </table:table-cell>
          <table:table-cell table:formula="of:=[.H589]/[.A589]" office:value-type="float" office:value="1.11164856860809">
            <text:p>1.11</text:p>
          </table:table-cell>
          <table:table-cell office:value-type="float" office:value="104.61">
            <text:p>104.61</text:p>
          </table:table-cell>
          <table:table-cell table:formula="of:=[.J589]/[.A589]" office:value-type="float" office:value="1.03267522211254">
            <text:p>1.03</text:p>
          </table:table-cell>
          <table:table-cell table:number-columns-repeated="5"/>
        </table:table-row>
        <table:table-row table:style-name="ro1">
          <table:table-cell office:value-type="float" office:value="352.65">
            <text:p>352.65</text:p>
          </table:table-cell>
          <table:table-cell office:value-type="float" office:value="373.62">
            <text:p>373.62</text:p>
          </table:table-cell>
          <table:table-cell table:formula="of:=[.B590]/[.A590]" office:value-type="float" office:value="1.05946405784772">
            <text:p>1.06</text:p>
          </table:table-cell>
          <table:table-cell office:value-type="float" office:value="362.55">
            <text:p>362.55</text:p>
          </table:table-cell>
          <table:table-cell table:formula="of:=[.D590]/[.A590]" office:value-type="float" office:value="1.02807316035729">
            <text:p>1.03</text:p>
          </table:table-cell>
          <table:table-cell office:value-type="float" office:value="363.33">
            <text:p>363.33</text:p>
          </table:table-cell>
          <table:table-cell table:formula="of:=[.F590]/[.A590]" office:value-type="float" office:value="1.03028498511272">
            <text:p>1.03</text:p>
          </table:table-cell>
          <table:table-cell office:value-type="float" office:value="371.37">
            <text:p>371.37</text:p>
          </table:table-cell>
          <table:table-cell table:formula="of:=[.H590]/[.A590]" office:value-type="float" office:value="1.05308379413016">
            <text:p>1.05</text:p>
          </table:table-cell>
          <table:table-cell office:value-type="float" office:value="361.96">
            <text:p>361.96</text:p>
          </table:table-cell>
          <table:table-cell table:formula="of:=[.J590]/[.A590]" office:value-type="float" office:value="1.02640011342691">
            <text:p>1.03</text:p>
          </table:table-cell>
          <table:table-cell table:number-columns-repeated="5"/>
        </table:table-row>
        <table:table-row table:style-name="ro1">
          <table:table-cell office:value-type="float" office:value="303.27">
            <text:p>303.27</text:p>
          </table:table-cell>
          <table:table-cell office:value-type="float" office:value="311.37">
            <text:p>311.37</text:p>
          </table:table-cell>
          <table:table-cell table:formula="of:=[.B591]/[.A591]" office:value-type="float" office:value="1.02670887328123">
            <text:p>1.03</text:p>
          </table:table-cell>
          <table:table-cell office:value-type="float" office:value="307.72">
            <text:p>307.72</text:p>
          </table:table-cell>
          <table:table-cell table:formula="of:=[.D591]/[.A591]" office:value-type="float" office:value="1.01467339334586">
            <text:p>1.01</text:p>
          </table:table-cell>
          <table:table-cell office:value-type="float" office:value="308.3">
            <text:p>308.3</text:p>
          </table:table-cell>
          <table:table-cell table:formula="of:=[.F591]/[.A591]" office:value-type="float" office:value="1.01658588056847">
            <text:p>1.02</text:p>
          </table:table-cell>
          <table:table-cell office:value-type="float" office:value="311.37">
            <text:p>311.37</text:p>
          </table:table-cell>
          <table:table-cell table:formula="of:=[.H591]/[.A591]" office:value-type="float" office:value="1.02670887328123">
            <text:p>1.03</text:p>
          </table:table-cell>
          <table:table-cell office:value-type="float" office:value="307.72">
            <text:p>307.72</text:p>
          </table:table-cell>
          <table:table-cell table:formula="of:=[.J591]/[.A591]" office:value-type="float" office:value="1.01467339334586">
            <text:p>1.01</text:p>
          </table:table-cell>
          <table:table-cell table:number-columns-repeated="5"/>
        </table:table-row>
        <table:table-row table:style-name="ro1">
          <table:table-cell office:value-type="float" office:value="405.54">
            <text:p>405.54</text:p>
          </table:table-cell>
          <table:table-cell office:value-type="float" office:value="440.87">
            <text:p>440.87</text:p>
          </table:table-cell>
          <table:table-cell table:formula="of:=[.B592]/[.A592]" office:value-type="float" office:value="1.08711841002121">
            <text:p>1.09</text:p>
          </table:table-cell>
          <table:table-cell office:value-type="float" office:value="438.39">
            <text:p>438.39</text:p>
          </table:table-cell>
          <table:table-cell table:formula="of:=[.D592]/[.A592]" office:value-type="float" office:value="1.08100310696849">
            <text:p>1.08</text:p>
          </table:table-cell>
          <table:table-cell office:value-type="float" office:value="430.39">
            <text:p>430.39</text:p>
          </table:table-cell>
          <table:table-cell table:formula="of:=[.F592]/[.A592]" office:value-type="float" office:value="1.06127632292745">
            <text:p>1.06</text:p>
          </table:table-cell>
          <table:table-cell office:value-type="float" office:value="440.29">
            <text:p>440.29</text:p>
          </table:table-cell>
          <table:table-cell table:formula="of:=[.H592]/[.A592]" office:value-type="float" office:value="1.08568821817823">
            <text:p>1.09</text:p>
          </table:table-cell>
          <table:table-cell office:value-type="float" office:value="436.63">
            <text:p>436.63</text:p>
          </table:table-cell>
          <table:table-cell table:formula="of:=[.J592]/[.A592]" office:value-type="float" office:value="1.07666321447946">
            <text:p>1.08</text:p>
          </table:table-cell>
          <table:table-cell table:number-columns-repeated="5"/>
        </table:table-row>
        <table:table-row table:style-name="ro1">
          <table:table-cell office:value-type="float" office:value="407.48">
            <text:p>407.48</text:p>
          </table:table-cell>
          <table:table-cell office:value-type="float" office:value="436.01">
            <text:p>436.01</text:p>
          </table:table-cell>
          <table:table-cell table:formula="of:=[.B593]/[.A593]" office:value-type="float" office:value="1.07001570629233">
            <text:p>1.07</text:p>
          </table:table-cell>
          <table:table-cell office:value-type="float" office:value="411.48">
            <text:p>411.48</text:p>
          </table:table-cell>
          <table:table-cell table:formula="of:=[.D593]/[.A593]" office:value-type="float" office:value="1.00981643270835">
            <text:p>1.01</text:p>
          </table:table-cell>
          <table:table-cell office:value-type="float" office:value="417.97">
            <text:p>417.97</text:p>
          </table:table-cell>
          <table:table-cell table:formula="of:=[.F593]/[.A593]" office:value-type="float" office:value="1.02574359477766">
            <text:p>1.03</text:p>
          </table:table-cell>
          <table:table-cell office:value-type="float" office:value="436.01">
            <text:p>436.01</text:p>
          </table:table-cell>
          <table:table-cell table:formula="of:=[.H593]/[.A593]" office:value-type="float" office:value="1.07001570629233">
            <text:p>1.07</text:p>
          </table:table-cell>
          <table:table-cell office:value-type="float" office:value="422.84">
            <text:p>422.84</text:p>
          </table:table-cell>
          <table:table-cell table:formula="of:=[.J593]/[.A593]" office:value-type="float" office:value="1.03769510160008">
            <text:p>1.04</text:p>
          </table:table-cell>
          <table:table-cell table:number-columns-repeated="5"/>
        </table:table-row>
        <table:table-row table:style-name="ro1">
          <table:table-cell office:value-type="float" office:value="379.97">
            <text:p>379.97</text:p>
          </table:table-cell>
          <table:table-cell office:value-type="float" office:value="404.96">
            <text:p>404.96</text:p>
          </table:table-cell>
          <table:table-cell table:formula="of:=[.B594]/[.A594]" office:value-type="float" office:value="1.06576835013291">
            <text:p>1.07</text:p>
          </table:table-cell>
          <table:table-cell office:value-type="float" office:value="397.55">
            <text:p>397.55</text:p>
          </table:table-cell>
          <table:table-cell table:formula="of:=[.D594]/[.A594]" office:value-type="float" office:value="1.04626681053767">
            <text:p>1.05</text:p>
          </table:table-cell>
          <table:table-cell office:value-type="float" office:value="389.69">
            <text:p>389.69</text:p>
          </table:table-cell>
          <table:table-cell table:formula="of:=[.F594]/[.A594]" office:value-type="float" office:value="1.02558096691844">
            <text:p>1.03</text:p>
          </table:table-cell>
          <table:table-cell office:value-type="float" office:value="402.96">
            <text:p>402.96</text:p>
          </table:table-cell>
          <table:table-cell table:formula="of:=[.H594]/[.A594]" office:value-type="float" office:value="1.0605047766929">
            <text:p>1.06</text:p>
          </table:table-cell>
          <table:table-cell office:value-type="float" office:value="397.55">
            <text:p>397.55</text:p>
          </table:table-cell>
          <table:table-cell table:formula="of:=[.J594]/[.A594]" office:value-type="float" office:value="1.04626681053767">
            <text:p>1.05</text:p>
          </table:table-cell>
          <table:table-cell table:number-columns-repeated="5"/>
        </table:table-row>
        <table:table-row table:style-name="ro1">
          <table:table-cell office:value-type="float" office:value="163.05">
            <text:p>163.05</text:p>
          </table:table-cell>
          <table:table-cell office:value-type="float" office:value="176.71">
            <text:p>176.71</text:p>
          </table:table-cell>
          <table:table-cell table:formula="of:=[.B595]/[.A595]" office:value-type="float" office:value="1.08377798221404">
            <text:p>1.08</text:p>
          </table:table-cell>
          <table:table-cell office:value-type="float" office:value="170.12">
            <text:p>170.12</text:p>
          </table:table-cell>
          <table:table-cell table:formula="of:=[.D595]/[.A595]" office:value-type="float" office:value="1.04336093222938">
            <text:p>1.04</text:p>
          </table:table-cell>
          <table:table-cell office:value-type="float" office:value="171.44">
            <text:p>171.44</text:p>
          </table:table-cell>
          <table:table-cell table:formula="of:=[.F595]/[.A595]" office:value-type="float" office:value="1.05145660840233">
            <text:p>1.05</text:p>
          </table:table-cell>
          <table:table-cell office:value-type="float" office:value="176.71">
            <text:p>176.71</text:p>
          </table:table-cell>
          <table:table-cell table:formula="of:=[.H595]/[.A595]" office:value-type="float" office:value="1.08377798221404">
            <text:p>1.08</text:p>
          </table:table-cell>
          <table:table-cell office:value-type="float" office:value="166.47">
            <text:p>166.47</text:p>
          </table:table-cell>
          <table:table-cell table:formula="of:=[.J595]/[.A595]" office:value-type="float" office:value="1.02097516099356">
            <text:p>1.02</text:p>
          </table:table-cell>
          <table:table-cell table:number-columns-repeated="5"/>
        </table:table-row>
        <table:table-row table:style-name="ro1">
          <table:table-cell office:value-type="float" office:value="42.97">
            <text:p>42.97</text:p>
          </table:table-cell>
          <table:table-cell office:value-type="float" office:value="46.49">
            <text:p>46.49</text:p>
          </table:table-cell>
          <table:table-cell table:formula="of:=[.B596]/[.A596]" office:value-type="float" office:value="1.08191761694205">
            <text:p>1.08</text:p>
          </table:table-cell>
          <table:table-cell office:value-type="float" office:value="42.97">
            <text:p>42.97</text:p>
          </table:table-cell>
          <table:table-cell table:formula="of:=[.D596]/[.A596]" office:value-type="float" office:value="1">
            <text:p>1</text:p>
          </table:table-cell>
          <table:table-cell office:value-type="float" office:value="42.97">
            <text:p>42.97</text:p>
          </table:table-cell>
          <table:table-cell table:formula="of:=[.F596]/[.A596]" office:value-type="float" office:value="1">
            <text:p>1</text:p>
          </table:table-cell>
          <table:table-cell office:value-type="float" office:value="42.97">
            <text:p>42.97</text:p>
          </table:table-cell>
          <table:table-cell table:formula="of:=[.H596]/[.A596]" office:value-type="float" office:value="1">
            <text:p>1</text:p>
          </table:table-cell>
          <table:table-cell office:value-type="float" office:value="42.97">
            <text:p>42.97</text:p>
          </table:table-cell>
          <table:table-cell table:formula="of:=[.J596]/[.A59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01.04">
            <text:p>201.04</text:p>
          </table:table-cell>
          <table:table-cell office:value-type="float" office:value="211.48">
            <text:p>211.48</text:p>
          </table:table-cell>
          <table:table-cell table:formula="of:=[.B597]/[.A597]" office:value-type="float" office:value="1.05192996418623">
            <text:p>1.05</text:p>
          </table:table-cell>
          <table:table-cell office:value-type="float" office:value="203.97">
            <text:p>203.97</text:p>
          </table:table-cell>
          <table:table-cell table:formula="of:=[.D597]/[.A597]" office:value-type="float" office:value="1.01457421408675">
            <text:p>1.01</text:p>
          </table:table-cell>
          <table:table-cell office:value-type="float" office:value="201.62">
            <text:p>201.62</text:p>
          </table:table-cell>
          <table:table-cell table:formula="of:=[.F597]/[.A597]" office:value-type="float" office:value="1.00288499801035">
            <text:p>1</text:p>
          </table:table-cell>
          <table:table-cell office:value-type="float" office:value="211.48">
            <text:p>211.48</text:p>
          </table:table-cell>
          <table:table-cell table:formula="of:=[.H597]/[.A597]" office:value-type="float" office:value="1.05192996418623">
            <text:p>1.05</text:p>
          </table:table-cell>
          <table:table-cell office:value-type="float" office:value="203.97">
            <text:p>203.97</text:p>
          </table:table-cell>
          <table:table-cell table:formula="of:=[.J597]/[.A597]" office:value-type="float" office:value="1.01457421408675">
            <text:p>1.01</text:p>
          </table:table-cell>
          <table:table-cell table:number-columns-repeated="5"/>
        </table:table-row>
        <table:table-row table:style-name="ro1">
          <table:table-cell office:value-type="float" office:value="233.25">
            <text:p>233.25</text:p>
          </table:table-cell>
          <table:table-cell office:value-type="float" office:value="254.71">
            <text:p>254.71</text:p>
          </table:table-cell>
          <table:table-cell table:formula="of:=[.B598]/[.A598]" office:value-type="float" office:value="1.09200428724544">
            <text:p>1.09</text:p>
          </table:table-cell>
          <table:table-cell office:value-type="float" office:value="240.47">
            <text:p>240.47</text:p>
          </table:table-cell>
          <table:table-cell table:formula="of:=[.D598]/[.A598]" office:value-type="float" office:value="1.03095391211147">
            <text:p>1.03</text:p>
          </table:table-cell>
          <table:table-cell office:value-type="float" office:value="237.74">
            <text:p>237.74</text:p>
          </table:table-cell>
          <table:table-cell table:formula="of:=[.F598]/[.A598]" office:value-type="float" office:value="1.01924973204716">
            <text:p>1.02</text:p>
          </table:table-cell>
          <table:table-cell office:value-type="float" office:value="244.57">
            <text:p>244.57</text:p>
          </table:table-cell>
          <table:table-cell table:formula="of:=[.H598]/[.A598]" office:value-type="float" office:value="1.04853161843516">
            <text:p>1.05</text:p>
          </table:table-cell>
          <table:table-cell office:value-type="float" office:value="236.08">
            <text:p>236.08</text:p>
          </table:table-cell>
          <table:table-cell table:formula="of:=[.J598]/[.A598]" office:value-type="float" office:value="1.01213290460879">
            <text:p>1.01</text:p>
          </table:table-cell>
          <table:table-cell table:number-columns-repeated="5"/>
        </table:table-row>
        <table:table-row table:style-name="ro1">
          <table:table-cell office:value-type="float" office:value="383.49">
            <text:p>383.49</text:p>
          </table:table-cell>
          <table:table-cell office:value-type="float" office:value="396.07">
            <text:p>396.07</text:p>
          </table:table-cell>
          <table:table-cell table:formula="of:=[.B599]/[.A599]" office:value-type="float" office:value="1.03280398445853">
            <text:p>1.03</text:p>
          </table:table-cell>
          <table:table-cell office:value-type="float" office:value="388.8">
            <text:p>388.8</text:p>
          </table:table-cell>
          <table:table-cell table:formula="of:=[.D599]/[.A599]" office:value-type="float" office:value="1.01384651490261">
            <text:p>1.01</text:p>
          </table:table-cell>
          <table:table-cell office:value-type="float" office:value="393.83">
            <text:p>393.83</text:p>
          </table:table-cell>
          <table:table-cell table:formula="of:=[.F599]/[.A599]" office:value-type="float" office:value="1.02696289342617">
            <text:p>1.03</text:p>
          </table:table-cell>
          <table:table-cell office:value-type="float" office:value="391.73">
            <text:p>391.73</text:p>
          </table:table-cell>
          <table:table-cell table:formula="of:=[.H599]/[.A599]" office:value-type="float" office:value="1.02148687058333">
            <text:p>1.02</text:p>
          </table:table-cell>
          <table:table-cell office:value-type="float" office:value="389.39">
            <text:p>389.39</text:p>
          </table:table-cell>
          <table:table-cell table:formula="of:=[.J599]/[.A599]" office:value-type="float" office:value="1.01538501655845">
            <text:p>1.02</text:p>
          </table:table-cell>
          <table:table-cell table:number-columns-repeated="5"/>
        </table:table-row>
        <table:table-row table:style-name="ro1">
          <table:table-cell office:value-type="float" office:value="411.73">
            <text:p>411.73</text:p>
          </table:table-cell>
          <table:table-cell office:value-type="float" office:value="429.35">
            <text:p>429.35</text:p>
          </table:table-cell>
          <table:table-cell table:formula="of:=[.B600]/[.A600]" office:value-type="float" office:value="1.04279503558157">
            <text:p>1.04</text:p>
          </table:table-cell>
          <table:table-cell office:value-type="float" office:value="419.35">
            <text:p>419.35</text:p>
          </table:table-cell>
          <table:table-cell table:formula="of:=[.D600]/[.A600]" office:value-type="float" office:value="1.01850727418454">
            <text:p>1.02</text:p>
          </table:table-cell>
          <table:table-cell office:value-type="float" office:value="419.35">
            <text:p>419.35</text:p>
          </table:table-cell>
          <table:table-cell table:formula="of:=[.F600]/[.A600]" office:value-type="float" office:value="1.01850727418454">
            <text:p>1.02</text:p>
          </table:table-cell>
          <table:table-cell office:value-type="float" office:value="429.35">
            <text:p>429.35</text:p>
          </table:table-cell>
          <table:table-cell table:formula="of:=[.H600]/[.A600]" office:value-type="float" office:value="1.04279503558157">
            <text:p>1.04</text:p>
          </table:table-cell>
          <table:table-cell office:value-type="float" office:value="420.52">
            <text:p>420.52</text:p>
          </table:table-cell>
          <table:table-cell table:formula="of:=[.J600]/[.A600]" office:value-type="float" office:value="1.02134894226799">
            <text:p>1.02</text:p>
          </table:table-cell>
          <table:table-cell table:number-columns-repeated="5"/>
        </table:table-row>
        <table:table-row table:style-name="ro1">
          <table:table-cell office:value-type="float" office:value="434.84">
            <text:p>434.84</text:p>
          </table:table-cell>
          <table:table-cell office:value-type="float" office:value="450.55">
            <text:p>450.55</text:p>
          </table:table-cell>
          <table:table-cell table:formula="of:=[.B601]/[.A601]" office:value-type="float" office:value="1.0361282310735">
            <text:p>1.04</text:p>
          </table:table-cell>
          <table:table-cell office:value-type="float" office:value="444.55">
            <text:p>444.55</text:p>
          </table:table-cell>
          <table:table-cell table:formula="of:=[.D601]/[.A601]" office:value-type="float" office:value="1.02233005243308">
            <text:p>1.02</text:p>
          </table:table-cell>
          <table:table-cell office:value-type="float" office:value="438.69">
            <text:p>438.69</text:p>
          </table:table-cell>
          <table:table-cell table:formula="of:=[.F601]/[.A601]" office:value-type="float" office:value="1.00885383129427">
            <text:p>1.01</text:p>
          </table:table-cell>
          <table:table-cell office:value-type="float" office:value="446.31">
            <text:p>446.31</text:p>
          </table:table-cell>
          <table:table-cell table:formula="of:=[.H601]/[.A601]" office:value-type="float" office:value="1.0263775181676">
            <text:p>1.03</text:p>
          </table:table-cell>
          <table:table-cell office:value-type="float" office:value="442.79">
            <text:p>442.79</text:p>
          </table:table-cell>
          <table:table-cell table:formula="of:=[.J601]/[.A601]" office:value-type="float" office:value="1.01828258669856">
            <text:p>1.02</text:p>
          </table:table-cell>
          <table:table-cell table:number-columns-repeated="5"/>
        </table:table-row>
        <table:table-row table:style-name="ro1">
          <table:table-cell office:value-type="float" office:value="311.27">
            <text:p>311.27</text:p>
          </table:table-cell>
          <table:table-cell office:value-type="float" office:value="316.2">
            <text:p>316.2</text:p>
          </table:table-cell>
          <table:table-cell table:formula="of:=[.B602]/[.A602]" office:value-type="float" office:value="1.01583833970508">
            <text:p>1.02</text:p>
          </table:table-cell>
          <table:table-cell office:value-type="float" office:value="312.45">
            <text:p>312.45</text:p>
          </table:table-cell>
          <table:table-cell table:formula="of:=[.D602]/[.A602]" office:value-type="float" office:value="1.00379092106531">
            <text:p>1</text:p>
          </table:table-cell>
          <table:table-cell office:value-type="float" office:value="313.62">
            <text:p>313.62</text:p>
          </table:table-cell>
          <table:table-cell table:formula="of:=[.F602]/[.A602]" office:value-type="float" office:value="1.00754971568092">
            <text:p>1.01</text:p>
          </table:table-cell>
          <table:table-cell office:value-type="float" office:value="314.2">
            <text:p>314.2</text:p>
          </table:table-cell>
          <table:table-cell table:formula="of:=[.H602]/[.A602]" office:value-type="float" office:value="1.00941304976387">
            <text:p>1.01</text:p>
          </table:table-cell>
          <table:table-cell office:value-type="float" office:value="312.45">
            <text:p>312.45</text:p>
          </table:table-cell>
          <table:table-cell table:formula="of:=[.J602]/[.A602]" office:value-type="float" office:value="1.00379092106531">
            <text:p>1</text:p>
          </table:table-cell>
          <table:table-cell table:number-columns-repeated="5"/>
        </table:table-row>
        <table:table-row table:style-name="ro1">
          <table:table-cell office:value-type="float" office:value="90.87">
            <text:p>90.87</text:p>
          </table:table-cell>
          <table:table-cell office:value-type="float" office:value="95.8">
            <text:p>95.8</text:p>
          </table:table-cell>
          <table:table-cell table:formula="of:=[.B603]/[.A603]" office:value-type="float" office:value="1.05425332893144">
            <text:p>1.05</text:p>
          </table:table-cell>
          <table:table-cell office:value-type="float" office:value="90.87">
            <text:p>90.87</text:p>
          </table:table-cell>
          <table:table-cell table:formula="of:=[.D603]/[.A603]" office:value-type="float" office:value="1">
            <text:p>1</text:p>
          </table:table-cell>
          <table:table-cell office:value-type="float" office:value="90.87">
            <text:p>90.87</text:p>
          </table:table-cell>
          <table:table-cell table:formula="of:=[.F603]/[.A603]" office:value-type="float" office:value="1">
            <text:p>1</text:p>
          </table:table-cell>
          <table:table-cell office:value-type="float" office:value="95.8">
            <text:p>95.8</text:p>
          </table:table-cell>
          <table:table-cell table:formula="of:=[.H603]/[.A603]" office:value-type="float" office:value="1.05425332893144">
            <text:p>1.05</text:p>
          </table:table-cell>
          <table:table-cell office:value-type="float" office:value="90.87">
            <text:p>90.87</text:p>
          </table:table-cell>
          <table:table-cell table:formula="of:=[.J603]/[.A60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10.74">
            <text:p>210.74</text:p>
          </table:table-cell>
          <table:table-cell office:value-type="float" office:value="238.74">
            <text:p>238.74</text:p>
          </table:table-cell>
          <table:table-cell table:formula="of:=[.B604]/[.A604]" office:value-type="float" office:value="1.13286514188099">
            <text:p>1.13</text:p>
          </table:table-cell>
          <table:table-cell office:value-type="float" office:value="211.91">
            <text:p>211.91</text:p>
          </table:table-cell>
          <table:table-cell table:formula="of:=[.D604]/[.A604]" office:value-type="float" office:value="1.00555186485717">
            <text:p>1.01</text:p>
          </table:table-cell>
          <table:table-cell office:value-type="float" office:value="213.66">
            <text:p>213.66</text:p>
          </table:table-cell>
          <table:table-cell table:formula="of:=[.F604]/[.A604]" office:value-type="float" office:value="1.01385593622473">
            <text:p>1.01</text:p>
          </table:table-cell>
          <table:table-cell office:value-type="float" office:value="212.49">
            <text:p>212.49</text:p>
          </table:table-cell>
          <table:table-cell table:formula="of:=[.H604]/[.A604]" office:value-type="float" office:value="1.00830407136756">
            <text:p>1.01</text:p>
          </table:table-cell>
          <table:table-cell office:value-type="float" office:value="211.91">
            <text:p>211.91</text:p>
          </table:table-cell>
          <table:table-cell table:formula="of:=[.J604]/[.A604]" office:value-type="float" office:value="1.00555186485717">
            <text:p>1.01</text:p>
          </table:table-cell>
          <table:table-cell table:number-columns-repeated="5"/>
        </table:table-row>
        <table:table-row table:style-name="ro1">
          <table:table-cell office:value-type="float" office:value="134.4">
            <text:p>134.4</text:p>
          </table:table-cell>
          <table:table-cell office:value-type="float" office:value="149.33">
            <text:p>149.33</text:p>
          </table:table-cell>
          <table:table-cell table:formula="of:=[.B605]/[.A605]" office:value-type="float" office:value="1.11108630952381">
            <text:p>1.11</text:p>
          </table:table-cell>
          <table:table-cell office:value-type="float" office:value="134.4">
            <text:p>134.4</text:p>
          </table:table-cell>
          <table:table-cell table:formula="of:=[.D605]/[.A605]" office:value-type="float" office:value="1">
            <text:p>1</text:p>
          </table:table-cell>
          <table:table-cell office:value-type="float" office:value="134.4">
            <text:p>134.4</text:p>
          </table:table-cell>
          <table:table-cell table:formula="of:=[.F605]/[.A605]" office:value-type="float" office:value="1">
            <text:p>1</text:p>
          </table:table-cell>
          <table:table-cell office:value-type="float" office:value="149.33">
            <text:p>149.33</text:p>
          </table:table-cell>
          <table:table-cell table:formula="of:=[.H605]/[.A605]" office:value-type="float" office:value="1.11108630952381">
            <text:p>1.11</text:p>
          </table:table-cell>
          <table:table-cell office:value-type="float" office:value="134.4">
            <text:p>134.4</text:p>
          </table:table-cell>
          <table:table-cell table:formula="of:=[.J605]/[.A60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96.71">
            <text:p>196.71</text:p>
          </table:table-cell>
          <table:table-cell office:value-type="float" office:value="205.2">
            <text:p>205.2</text:p>
          </table:table-cell>
          <table:table-cell table:formula="of:=[.B606]/[.A606]" office:value-type="float" office:value="1.04315998169895">
            <text:p>1.04</text:p>
          </table:table-cell>
          <table:table-cell office:value-type="float" office:value="201.68">
            <text:p>201.68</text:p>
          </table:table-cell>
          <table:table-cell table:formula="of:=[.D606]/[.A606]" office:value-type="float" office:value="1.02526561943978">
            <text:p>1.03</text:p>
          </table:table-cell>
          <table:table-cell office:value-type="float" office:value="199.54">
            <text:p>199.54</text:p>
          </table:table-cell>
          <table:table-cell table:formula="of:=[.F606]/[.A606]" office:value-type="float" office:value="1.01438666056632">
            <text:p>1.01</text:p>
          </table:table-cell>
          <table:table-cell office:value-type="float" office:value="205.2">
            <text:p>205.2</text:p>
          </table:table-cell>
          <table:table-cell table:formula="of:=[.H606]/[.A606]" office:value-type="float" office:value="1.04315998169895">
            <text:p>1.04</text:p>
          </table:table-cell>
          <table:table-cell office:value-type="float" office:value="202.27">
            <text:p>202.27</text:p>
          </table:table-cell>
          <table:table-cell table:formula="of:=[.J606]/[.A606]" office:value-type="float" office:value="1.02826495856845">
            <text:p>1.03</text:p>
          </table:table-cell>
          <table:table-cell table:number-columns-repeated="5"/>
        </table:table-row>
        <table:table-row table:style-name="ro1">
          <table:table-cell office:value-type="float" office:value="328.14">
            <text:p>328.14</text:p>
          </table:table-cell>
          <table:table-cell office:value-type="float" office:value="357.76">
            <text:p>357.76</text:p>
          </table:table-cell>
          <table:table-cell table:formula="of:=[.B607]/[.A607]" office:value-type="float" office:value="1.09026634972877">
            <text:p>1.09</text:p>
          </table:table-cell>
          <table:table-cell office:value-type="float" office:value="338.35">
            <text:p>338.35</text:p>
          </table:table-cell>
          <table:table-cell table:formula="of:=[.D607]/[.A607]" office:value-type="float" office:value="1.03111476808679">
            <text:p>1.03</text:p>
          </table:table-cell>
          <table:table-cell office:value-type="float" office:value="348.3">
            <text:p>348.3</text:p>
          </table:table-cell>
          <table:table-cell table:formula="of:=[.F607]/[.A607]" office:value-type="float" office:value="1.06143719144268">
            <text:p>1.06</text:p>
          </table:table-cell>
          <table:table-cell office:value-type="float" office:value="357.76">
            <text:p>357.76</text:p>
          </table:table-cell>
          <table:table-cell table:formula="of:=[.H607]/[.A607]" office:value-type="float" office:value="1.09026634972877">
            <text:p>1.09</text:p>
          </table:table-cell>
          <table:table-cell office:value-type="float" office:value="338.35">
            <text:p>338.35</text:p>
          </table:table-cell>
          <table:table-cell table:formula="of:=[.J607]/[.A607]" office:value-type="float" office:value="1.03111476808679">
            <text:p>1.03</text:p>
          </table:table-cell>
          <table:table-cell table:number-columns-repeated="5"/>
        </table:table-row>
        <table:table-row table:style-name="ro1">
          <table:table-cell office:value-type="float" office:value="407.09">
            <text:p>407.09</text:p>
          </table:table-cell>
          <table:table-cell office:value-type="float" office:value="420.6">
            <text:p>420.6</text:p>
          </table:table-cell>
          <table:table-cell table:formula="of:=[.B608]/[.A608]" office:value-type="float" office:value="1.03318676459751">
            <text:p>1.03</text:p>
          </table:table-cell>
          <table:table-cell office:value-type="float" office:value="410.6">
            <text:p>410.6</text:p>
          </table:table-cell>
          <table:table-cell table:formula="of:=[.D608]/[.A608]" office:value-type="float" office:value="1.00862217200128">
            <text:p>1.01</text:p>
          </table:table-cell>
          <table:table-cell office:value-type="float" office:value="417.63">
            <text:p>417.63</text:p>
          </table:table-cell>
          <table:table-cell table:formula="of:=[.F608]/[.A608]" office:value-type="float" office:value="1.02589108059643">
            <text:p>1.03</text:p>
          </table:table-cell>
          <table:table-cell office:value-type="float" office:value="412.6">
            <text:p>412.6</text:p>
          </table:table-cell>
          <table:table-cell table:formula="of:=[.H608]/[.A608]" office:value-type="float" office:value="1.01353509052052">
            <text:p>1.01</text:p>
          </table:table-cell>
          <table:table-cell office:value-type="float" office:value="412.94">
            <text:p>412.94</text:p>
          </table:table-cell>
          <table:table-cell table:formula="of:=[.J608]/[.A608]" office:value-type="float" office:value="1.0143702866688">
            <text:p>1.01</text:p>
          </table:table-cell>
          <table:table-cell table:number-columns-repeated="5"/>
        </table:table-row>
        <table:table-row table:style-name="ro1">
          <table:table-cell office:value-type="float" office:value="301.26">
            <text:p>301.26</text:p>
          </table:table-cell>
          <table:table-cell office:value-type="float" office:value="309.36">
            <text:p>309.36</text:p>
          </table:table-cell>
          <table:table-cell table:formula="of:=[.B609]/[.A609]" office:value-type="float" office:value="1.02688707428799">
            <text:p>1.03</text:p>
          </table:table-cell>
          <table:table-cell office:value-type="float" office:value="307.36">
            <text:p>307.36</text:p>
          </table:table-cell>
          <table:table-cell table:formula="of:=[.D609]/[.A609]" office:value-type="float" office:value="1.02024829051318">
            <text:p>1.02</text:p>
          </table:table-cell>
          <table:table-cell office:value-type="float" office:value="307.71">
            <text:p>307.71</text:p>
          </table:table-cell>
          <table:table-cell table:formula="of:=[.F609]/[.A609]" office:value-type="float" office:value="1.02141007767377">
            <text:p>1.02</text:p>
          </table:table-cell>
          <table:table-cell office:value-type="float" office:value="307.36">
            <text:p>307.36</text:p>
          </table:table-cell>
          <table:table-cell table:formula="of:=[.H609]/[.A609]" office:value-type="float" office:value="1.02024829051318">
            <text:p>1.02</text:p>
          </table:table-cell>
          <table:table-cell office:value-type="float" office:value="307.36">
            <text:p>307.36</text:p>
          </table:table-cell>
          <table:table-cell table:formula="of:=[.J609]/[.A609]" office:value-type="float" office:value="1.02024829051318">
            <text:p>1.02</text:p>
          </table:table-cell>
          <table:table-cell table:number-columns-repeated="5"/>
        </table:table-row>
        <table:table-row table:style-name="ro1">
          <table:table-cell office:value-type="float" office:value="491.79">
            <text:p>491.79</text:p>
          </table:table-cell>
          <table:table-cell office:value-type="float" office:value="547.55">
            <text:p>547.55</text:p>
          </table:table-cell>
          <table:table-cell table:formula="of:=[.B610]/[.A610]" office:value-type="float" office:value="1.11338172797332">
            <text:p>1.11</text:p>
          </table:table-cell>
          <table:table-cell office:value-type="float" office:value="517.97">
            <text:p>517.97</text:p>
          </table:table-cell>
          <table:table-cell table:formula="of:=[.D610]/[.A610]" office:value-type="float" office:value="1.05323410398747">
            <text:p>1.05</text:p>
          </table:table-cell>
          <table:table-cell office:value-type="float" office:value="499.4">
            <text:p>499.4</text:p>
          </table:table-cell>
          <table:table-cell table:formula="of:=[.F610]/[.A610]" office:value-type="float" office:value="1.01547408446695">
            <text:p>1.02</text:p>
          </table:table-cell>
          <table:table-cell office:value-type="float" office:value="536.76">
            <text:p>536.76</text:p>
          </table:table-cell>
          <table:table-cell table:formula="of:=[.H610]/[.A610]" office:value-type="float" office:value="1.09144146891966">
            <text:p>1.09</text:p>
          </table:table-cell>
          <table:table-cell office:value-type="float" office:value="520.94">
            <text:p>520.94</text:p>
          </table:table-cell>
          <table:table-cell table:formula="of:=[.J610]/[.A610]" office:value-type="float" office:value="1.05927326704488">
            <text:p>1.06</text:p>
          </table:table-cell>
          <table:table-cell table:number-columns-repeated="5"/>
        </table:table-row>
        <table:table-row table:style-name="ro1">
          <table:table-cell office:value-type="float" office:value="262.42">
            <text:p>262.42</text:p>
          </table:table-cell>
          <table:table-cell office:value-type="float" office:value="274.38">
            <text:p>274.38</text:p>
          </table:table-cell>
          <table:table-cell table:formula="of:=[.B611]/[.A611]" office:value-type="float" office:value="1.04557579452786">
            <text:p>1.05</text:p>
          </table:table-cell>
          <table:table-cell office:value-type="float" office:value="267.69">
            <text:p>267.69</text:p>
          </table:table-cell>
          <table:table-cell table:formula="of:=[.D611]/[.A611]" office:value-type="float" office:value="1.02008231079948">
            <text:p>1.02</text:p>
          </table:table-cell>
          <table:table-cell office:value-type="float" office:value="266.52">
            <text:p>266.52</text:p>
          </table:table-cell>
          <table:table-cell table:formula="of:=[.F611]/[.A611]" office:value-type="float" office:value="1.01562380916089">
            <text:p>1.02</text:p>
          </table:table-cell>
          <table:table-cell office:value-type="float" office:value="274.38">
            <text:p>274.38</text:p>
          </table:table-cell>
          <table:table-cell table:formula="of:=[.H611]/[.A611]" office:value-type="float" office:value="1.04557579452786">
            <text:p>1.05</text:p>
          </table:table-cell>
          <table:table-cell office:value-type="float" office:value="266.76">
            <text:p>266.76</text:p>
          </table:table-cell>
          <table:table-cell table:formula="of:=[.J611]/[.A611]" office:value-type="float" office:value="1.01653837359957">
            <text:p>1.02</text:p>
          </table:table-cell>
          <table:table-cell table:number-columns-repeated="5"/>
        </table:table-row>
        <table:table-row table:style-name="ro1">
          <table:table-cell office:value-type="float" office:value="155.01">
            <text:p>155.01</text:p>
          </table:table-cell>
          <table:table-cell office:value-type="float" office:value="167.15">
            <text:p>167.15</text:p>
          </table:table-cell>
          <table:table-cell table:formula="of:=[.B612]/[.A612]" office:value-type="float" office:value="1.07831752790143">
            <text:p>1.08</text:p>
          </table:table-cell>
          <table:table-cell office:value-type="float" office:value="161.98">
            <text:p>161.98</text:p>
          </table:table-cell>
          <table:table-cell table:formula="of:=[.D612]/[.A612]" office:value-type="float" office:value="1.044964840978">
            <text:p>1.04</text:p>
          </table:table-cell>
          <table:table-cell office:value-type="float" office:value="155.6">
            <text:p>155.6</text:p>
          </table:table-cell>
          <table:table-cell table:formula="of:=[.F612]/[.A612]" office:value-type="float" office:value="1.00380620605122">
            <text:p>1</text:p>
          </table:table-cell>
          <table:table-cell office:value-type="float" office:value="167.15">
            <text:p>167.15</text:p>
          </table:table-cell>
          <table:table-cell table:formula="of:=[.H612]/[.A612]" office:value-type="float" office:value="1.07831752790143">
            <text:p>1.08</text:p>
          </table:table-cell>
          <table:table-cell office:value-type="float" office:value="155.01">
            <text:p>155.01</text:p>
          </table:table-cell>
          <table:table-cell table:formula="of:=[.J612]/[.A61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32.57">
            <text:p>432.57</text:p>
          </table:table-cell>
          <table:table-cell office:value-type="float" office:value="451.5">
            <text:p>451.5</text:p>
          </table:table-cell>
          <table:table-cell table:formula="of:=[.B613]/[.A613]" office:value-type="float" office:value="1.04376170330814">
            <text:p>1.04</text:p>
          </table:table-cell>
          <table:table-cell office:value-type="float" office:value="442.43">
            <text:p>442.43</text:p>
          </table:table-cell>
          <table:table-cell table:formula="of:=[.D613]/[.A613]" office:value-type="float" office:value="1.02279399865918">
            <text:p>1.02</text:p>
          </table:table-cell>
          <table:table-cell office:value-type="float" office:value="443.22">
            <text:p>443.22</text:p>
          </table:table-cell>
          <table:table-cell table:formula="of:=[.F613]/[.A613]" office:value-type="float" office:value="1.02462029266939">
            <text:p>1.02</text:p>
          </table:table-cell>
          <table:table-cell office:value-type="float" office:value="451.5">
            <text:p>451.5</text:p>
          </table:table-cell>
          <table:table-cell table:formula="of:=[.H613]/[.A613]" office:value-type="float" office:value="1.04376170330814">
            <text:p>1.04</text:p>
          </table:table-cell>
          <table:table-cell office:value-type="float" office:value="443.01">
            <text:p>443.01</text:p>
          </table:table-cell>
          <table:table-cell table:formula="of:=[.J613]/[.A613]" office:value-type="float" office:value="1.02413482210972">
            <text:p>1.02</text:p>
          </table:table-cell>
          <table:table-cell table:number-columns-repeated="5"/>
        </table:table-row>
        <table:table-row table:style-name="ro1">
          <table:table-cell office:value-type="float" office:value="340.21">
            <text:p>340.21</text:p>
          </table:table-cell>
          <table:table-cell office:value-type="float" office:value="345.62">
            <text:p>345.62</text:p>
          </table:table-cell>
          <table:table-cell table:formula="of:=[.B614]/[.A614]" office:value-type="float" office:value="1.01590194291761">
            <text:p>1.02</text:p>
          </table:table-cell>
          <table:table-cell office:value-type="float" office:value="345.04">
            <text:p>345.04</text:p>
          </table:table-cell>
          <table:table-cell table:formula="of:=[.D614]/[.A614]" office:value-type="float" office:value="1.01419711354752">
            <text:p>1.01</text:p>
          </table:table-cell>
          <table:table-cell office:value-type="float" office:value="341.97">
            <text:p>341.97</text:p>
          </table:table-cell>
          <table:table-cell table:formula="of:=[.F614]/[.A614]" office:value-type="float" office:value="1.00517327532994">
            <text:p>1.01</text:p>
          </table:table-cell>
          <table:table-cell office:value-type="float" office:value="345.62">
            <text:p>345.62</text:p>
          </table:table-cell>
          <table:table-cell table:formula="of:=[.H614]/[.A614]" office:value-type="float" office:value="1.01590194291761">
            <text:p>1.02</text:p>
          </table:table-cell>
          <table:table-cell office:value-type="float" office:value="344.45">
            <text:p>344.45</text:p>
          </table:table-cell>
          <table:table-cell table:formula="of:=[.J614]/[.A614]" office:value-type="float" office:value="1.01246289056759">
            <text:p>1.01</text:p>
          </table:table-cell>
          <table:table-cell table:number-columns-repeated="5"/>
        </table:table-row>
        <table:table-row table:style-name="ro1">
          <table:table-cell office:value-type="float" office:value="151.99">
            <text:p>151.99</text:p>
          </table:table-cell>
          <table:table-cell office:value-type="float" office:value="170.34">
            <text:p>170.34</text:p>
          </table:table-cell>
          <table:table-cell table:formula="of:=[.B615]/[.A615]" office:value-type="float" office:value="1.12073162708073">
            <text:p>1.12</text:p>
          </table:table-cell>
          <table:table-cell office:value-type="float" office:value="154.92">
            <text:p>154.92</text:p>
          </table:table-cell>
          <table:table-cell table:formula="of:=[.D615]/[.A615]" office:value-type="float" office:value="1.01927758405158">
            <text:p>1.02</text:p>
          </table:table-cell>
          <table:table-cell office:value-type="float" office:value="155.51">
            <text:p>155.51</text:p>
          </table:table-cell>
          <table:table-cell table:formula="of:=[.F615]/[.A615]" office:value-type="float" office:value="1.02315941838279">
            <text:p>1.02</text:p>
          </table:table-cell>
          <table:table-cell office:value-type="float" office:value="170.34">
            <text:p>170.34</text:p>
          </table:table-cell>
          <table:table-cell table:formula="of:=[.H615]/[.A615]" office:value-type="float" office:value="1.12073162708073">
            <text:p>1.12</text:p>
          </table:table-cell>
          <table:table-cell office:value-type="float" office:value="154.92">
            <text:p>154.92</text:p>
          </table:table-cell>
          <table:table-cell table:formula="of:=[.J615]/[.A615]" office:value-type="float" office:value="1.01927758405158">
            <text:p>1.02</text:p>
          </table:table-cell>
          <table:table-cell table:number-columns-repeated="5"/>
        </table:table-row>
        <table:table-row table:style-name="ro1">
          <table:table-cell office:value-type="float" office:value="106.15">
            <text:p>106.15</text:p>
          </table:table-cell>
          <table:table-cell office:value-type="float" office:value="113.71">
            <text:p>113.71</text:p>
          </table:table-cell>
          <table:table-cell table:formula="of:=[.B616]/[.A616]" office:value-type="float" office:value="1.07121997173811">
            <text:p>1.07</text:p>
          </table:table-cell>
          <table:table-cell office:value-type="float" office:value="111.47">
            <text:p>111.47</text:p>
          </table:table-cell>
          <table:table-cell table:formula="of:=[.D616]/[.A616]" office:value-type="float" office:value="1.05011775788978">
            <text:p>1.05</text:p>
          </table:table-cell>
          <table:table-cell office:value-type="float" office:value="105.33">
            <text:p>105.33</text:p>
          </table:table-cell>
          <table:table-cell table:formula="of:=[.F616]/[.A616]" office:value-type="float" office:value="0.992275082430523">
            <text:p>0.99</text:p>
          </table:table-cell>
          <table:table-cell office:value-type="float" office:value="113.71">
            <text:p>113.71</text:p>
          </table:table-cell>
          <table:table-cell table:formula="of:=[.H616]/[.A616]" office:value-type="float" office:value="1.07121997173811">
            <text:p>1.07</text:p>
          </table:table-cell>
          <table:table-cell office:value-type="float" office:value="111.47">
            <text:p>111.47</text:p>
          </table:table-cell>
          <table:table-cell table:formula="of:=[.J616]/[.A616]" office:value-type="float" office:value="1.05011775788978">
            <text:p>1.05</text:p>
          </table:table-cell>
          <table:table-cell table:number-columns-repeated="5"/>
        </table:table-row>
        <table:table-row table:style-name="ro1">
          <table:table-cell office:value-type="float" office:value="334.29">
            <text:p>334.29</text:p>
          </table:table-cell>
          <table:table-cell office:value-type="float" office:value="341.22">
            <text:p>341.22</text:p>
          </table:table-cell>
          <table:table-cell table:formula="of:=[.B617]/[.A617]" office:value-type="float" office:value="1.02073050345508">
            <text:p>1.02</text:p>
          </table:table-cell>
          <table:table-cell office:value-type="float" office:value="334.29">
            <text:p>334.29</text:p>
          </table:table-cell>
          <table:table-cell table:formula="of:=[.D617]/[.A617]" office:value-type="float" office:value="1">
            <text:p>1</text:p>
          </table:table-cell>
          <table:table-cell office:value-type="float" office:value="340.73">
            <text:p>340.73</text:p>
          </table:table-cell>
          <table:table-cell table:formula="of:=[.F617]/[.A617]" office:value-type="float" office:value="1.01926471028149">
            <text:p>1.02</text:p>
          </table:table-cell>
          <table:table-cell office:value-type="float" office:value="341.22">
            <text:p>341.22</text:p>
          </table:table-cell>
          <table:table-cell table:formula="of:=[.H617]/[.A617]" office:value-type="float" office:value="1.02073050345508">
            <text:p>1.02</text:p>
          </table:table-cell>
          <table:table-cell office:value-type="float" office:value="338.29">
            <text:p>338.29</text:p>
          </table:table-cell>
          <table:table-cell table:formula="of:=[.J617]/[.A617]" office:value-type="float" office:value="1.01196565855993">
            <text:p>1.01</text:p>
          </table:table-cell>
          <table:table-cell table:number-columns-repeated="5"/>
        </table:table-row>
        <table:table-row table:style-name="ro1">
          <table:table-cell office:value-type="float" office:value="364.33">
            <text:p>364.33</text:p>
          </table:table-cell>
          <table:table-cell office:value-type="float" office:value="403.36">
            <text:p>403.36</text:p>
          </table:table-cell>
          <table:table-cell table:formula="of:=[.B618]/[.A618]" office:value-type="float" office:value="1.10712815304806">
            <text:p>1.11</text:p>
          </table:table-cell>
          <table:table-cell office:value-type="float" office:value="371.61">
            <text:p>371.61</text:p>
          </table:table-cell>
          <table:table-cell table:formula="of:=[.D618]/[.A618]" office:value-type="float" office:value="1.01998188455521">
            <text:p>1.02</text:p>
          </table:table-cell>
          <table:table-cell office:value-type="float" office:value="365.71">
            <text:p>365.71</text:p>
          </table:table-cell>
          <table:table-cell table:formula="of:=[.F618]/[.A618]" office:value-type="float" office:value="1.00378777481953">
            <text:p>1</text:p>
          </table:table-cell>
          <table:table-cell office:value-type="float" office:value="379.81">
            <text:p>379.81</text:p>
          </table:table-cell>
          <table:table-cell table:formula="of:=[.H618]/[.A618]" office:value-type="float" office:value="1.04248895232344">
            <text:p>1.04</text:p>
          </table:table-cell>
          <table:table-cell office:value-type="float" office:value="373.36">
            <text:p>373.36</text:p>
          </table:table-cell>
          <table:table-cell table:formula="of:=[.J618]/[.A618]" office:value-type="float" office:value="1.02478522218868">
            <text:p>1.02</text:p>
          </table:table-cell>
          <table:table-cell table:number-columns-repeated="5"/>
        </table:table-row>
        <table:table-row table:style-name="ro1">
          <table:table-cell office:value-type="float" office:value="158.24">
            <text:p>158.24</text:p>
          </table:table-cell>
          <table:table-cell office:value-type="float" office:value="173.99">
            <text:p>173.99</text:p>
          </table:table-cell>
          <table:table-cell table:formula="of:=[.B619]/[.A619]" office:value-type="float" office:value="1.09953235591507">
            <text:p>1.1</text:p>
          </table:table-cell>
          <table:table-cell office:value-type="float" office:value="171.07">
            <text:p>171.07</text:p>
          </table:table-cell>
          <table:table-cell table:formula="of:=[.D619]/[.A619]" office:value-type="float" office:value="1.08107937310415">
            <text:p>1.08</text:p>
          </table:table-cell>
          <table:table-cell office:value-type="float" office:value="170.48">
            <text:p>170.48</text:p>
          </table:table-cell>
          <table:table-cell table:formula="of:=[.F619]/[.A619]" office:value-type="float" office:value="1.07735085945399">
            <text:p>1.08</text:p>
          </table:table-cell>
          <table:table-cell office:value-type="float" office:value="173.99">
            <text:p>173.99</text:p>
          </table:table-cell>
          <table:table-cell table:formula="of:=[.H619]/[.A619]" office:value-type="float" office:value="1.09953235591507">
            <text:p>1.1</text:p>
          </table:table-cell>
          <table:table-cell office:value-type="float" office:value="171.07">
            <text:p>171.07</text:p>
          </table:table-cell>
          <table:table-cell table:formula="of:=[.J619]/[.A619]" office:value-type="float" office:value="1.08107937310415">
            <text:p>1.08</text:p>
          </table:table-cell>
          <table:table-cell table:number-columns-repeated="5"/>
        </table:table-row>
        <table:table-row table:style-name="ro1">
          <table:table-cell office:value-type="float" office:value="198.07">
            <text:p>198.07</text:p>
          </table:table-cell>
          <table:table-cell office:value-type="float" office:value="221.24">
            <text:p>221.24</text:p>
          </table:table-cell>
          <table:table-cell table:formula="of:=[.B620]/[.A620]" office:value-type="float" office:value="1.11697884586257">
            <text:p>1.12</text:p>
          </table:table-cell>
          <table:table-cell office:value-type="float" office:value="213.72">
            <text:p>213.72</text:p>
          </table:table-cell>
          <table:table-cell table:formula="of:=[.D620]/[.A620]" office:value-type="float" office:value="1.07901247033877">
            <text:p>1.08</text:p>
          </table:table-cell>
          <table:table-cell office:value-type="float" office:value="213.72">
            <text:p>213.72</text:p>
          </table:table-cell>
          <table:table-cell table:formula="of:=[.F620]/[.A620]" office:value-type="float" office:value="1.07901247033877">
            <text:p>1.08</text:p>
          </table:table-cell>
          <table:table-cell office:value-type="float" office:value="221.24">
            <text:p>221.24</text:p>
          </table:table-cell>
          <table:table-cell table:formula="of:=[.H620]/[.A620]" office:value-type="float" office:value="1.11697884586257">
            <text:p>1.12</text:p>
          </table:table-cell>
          <table:table-cell office:value-type="float" office:value="212.89">
            <text:p>212.89</text:p>
          </table:table-cell>
          <table:table-cell table:formula="of:=[.J620]/[.A620]" office:value-type="float" office:value="1.07482203261473">
            <text:p>1.07</text:p>
          </table:table-cell>
          <table:table-cell table:number-columns-repeated="5"/>
        </table:table-row>
        <table:table-row table:style-name="ro1">
          <table:table-cell office:value-type="float" office:value="511.75">
            <text:p>511.75</text:p>
          </table:table-cell>
          <table:table-cell office:value-type="float" office:value="538.84">
            <text:p>538.84</text:p>
          </table:table-cell>
          <table:table-cell table:formula="of:=[.B621]/[.A621]" office:value-type="float" office:value="1.05293600390816">
            <text:p>1.05</text:p>
          </table:table-cell>
          <table:table-cell office:value-type="float" office:value="528.64">
            <text:p>528.64</text:p>
          </table:table-cell>
          <table:table-cell table:formula="of:=[.D621]/[.A621]" office:value-type="float" office:value="1.03300439667807">
            <text:p>1.03</text:p>
          </table:table-cell>
          <table:table-cell office:value-type="float" office:value="532.15">
            <text:p>532.15</text:p>
          </table:table-cell>
          <table:table-cell table:formula="of:=[.F621]/[.A621]" office:value-type="float" office:value="1.03986321446019">
            <text:p>1.04</text:p>
          </table:table-cell>
          <table:table-cell office:value-type="float" office:value="538.84">
            <text:p>538.84</text:p>
          </table:table-cell>
          <table:table-cell table:formula="of:=[.H621]/[.A621]" office:value-type="float" office:value="1.05293600390816">
            <text:p>1.05</text:p>
          </table:table-cell>
          <table:table-cell office:value-type="float" office:value="528.64">
            <text:p>528.64</text:p>
          </table:table-cell>
          <table:table-cell table:formula="of:=[.J621]/[.A621]" office:value-type="float" office:value="1.03300439667807">
            <text:p>1.03</text:p>
          </table:table-cell>
          <table:table-cell table:number-columns-repeated="5"/>
        </table:table-row>
        <table:table-row table:style-name="ro1">
          <table:table-cell office:value-type="float" office:value="223.67">
            <text:p>223.67</text:p>
          </table:table-cell>
          <table:table-cell office:value-type="float" office:value="253.99">
            <text:p>253.99</text:p>
          </table:table-cell>
          <table:table-cell table:formula="of:=[.B622]/[.A622]" office:value-type="float" office:value="1.13555684714088">
            <text:p>1.14</text:p>
          </table:table-cell>
          <table:table-cell office:value-type="float" office:value="233.91">
            <text:p>233.91</text:p>
          </table:table-cell>
          <table:table-cell table:formula="of:=[.D622]/[.A622]" office:value-type="float" office:value="1.04578173201592">
            <text:p>1.05</text:p>
          </table:table-cell>
          <table:table-cell office:value-type="float" office:value="239.61">
            <text:p>239.61</text:p>
          </table:table-cell>
          <table:table-cell table:formula="of:=[.F622]/[.A622]" office:value-type="float" office:value="1.07126570393884">
            <text:p>1.07</text:p>
          </table:table-cell>
          <table:table-cell office:value-type="float" office:value="253.99">
            <text:p>253.99</text:p>
          </table:table-cell>
          <table:table-cell table:formula="of:=[.H622]/[.A622]" office:value-type="float" office:value="1.13555684714088">
            <text:p>1.14</text:p>
          </table:table-cell>
          <table:table-cell office:value-type="float" office:value="230.01">
            <text:p>230.01</text:p>
          </table:table-cell>
          <table:table-cell table:formula="of:=[.J622]/[.A622]" office:value-type="float" office:value="1.02834533017392">
            <text:p>1.03</text:p>
          </table:table-cell>
          <table:table-cell table:number-columns-repeated="5"/>
        </table:table-row>
        <table:table-row table:style-name="ro1">
          <table:table-cell office:value-type="float" office:value="381.59">
            <text:p>381.59</text:p>
          </table:table-cell>
          <table:table-cell office:value-type="float" office:value="409.97">
            <text:p>409.97</text:p>
          </table:table-cell>
          <table:table-cell table:formula="of:=[.B623]/[.A623]" office:value-type="float" office:value="1.07437301816085">
            <text:p>1.07</text:p>
          </table:table-cell>
          <table:table-cell office:value-type="float" office:value="397.93">
            <text:p>397.93</text:p>
          </table:table-cell>
          <table:table-cell table:formula="of:=[.D623]/[.A623]" office:value-type="float" office:value="1.04282082863807">
            <text:p>1.04</text:p>
          </table:table-cell>
          <table:table-cell office:value-type="float" office:value="385.79">
            <text:p>385.79</text:p>
          </table:table-cell>
          <table:table-cell table:formula="of:=[.F623]/[.A623]" office:value-type="float" office:value="1.01100657774051">
            <text:p>1.01</text:p>
          </table:table-cell>
          <table:table-cell office:value-type="float" office:value="401.69">
            <text:p>401.69</text:p>
          </table:table-cell>
          <table:table-cell table:formula="of:=[.H623]/[.A623]" office:value-type="float" office:value="1.05267433632957">
            <text:p>1.05</text:p>
          </table:table-cell>
          <table:table-cell office:value-type="float" office:value="397.35">
            <text:p>397.35</text:p>
          </table:table-cell>
          <table:table-cell table:formula="of:=[.J623]/[.A623]" office:value-type="float" office:value="1.04130087266438">
            <text:p>1.04</text:p>
          </table:table-cell>
          <table:table-cell table:number-columns-repeated="5"/>
        </table:table-row>
        <table:table-row table:style-name="ro1">
          <table:table-cell office:value-type="float" office:value="412.08">
            <text:p>412.08</text:p>
          </table:table-cell>
          <table:table-cell office:value-type="float" office:value="457.78">
            <text:p>457.78</text:p>
          </table:table-cell>
          <table:table-cell table:formula="of:=[.B624]/[.A624]" office:value-type="float" office:value="1.11090079596195">
            <text:p>1.11</text:p>
          </table:table-cell>
          <table:table-cell office:value-type="float" office:value="443.09">
            <text:p>443.09</text:p>
          </table:table-cell>
          <table:table-cell table:formula="of:=[.D624]/[.A624]" office:value-type="float" office:value="1.07525237817899">
            <text:p>1.08</text:p>
          </table:table-cell>
          <table:table-cell office:value-type="float" office:value="429.63">
            <text:p>429.63</text:p>
          </table:table-cell>
          <table:table-cell table:formula="of:=[.F624]/[.A624]" office:value-type="float" office:value="1.0425888177053">
            <text:p>1.04</text:p>
          </table:table-cell>
          <table:table-cell office:value-type="float" office:value="457.78">
            <text:p>457.78</text:p>
          </table:table-cell>
          <table:table-cell table:formula="of:=[.H624]/[.A624]" office:value-type="float" office:value="1.11090079596195">
            <text:p>1.11</text:p>
          </table:table-cell>
          <table:table-cell office:value-type="float" office:value="436.61">
            <text:p>436.61</text:p>
          </table:table-cell>
          <table:table-cell table:formula="of:=[.J624]/[.A624]" office:value-type="float" office:value="1.05952727625704">
            <text:p>1.06</text:p>
          </table:table-cell>
          <table:table-cell table:number-columns-repeated="5"/>
        </table:table-row>
        <table:table-row table:style-name="ro1">
          <table:table-cell office:value-type="float" office:value="406.45">
            <text:p>406.45</text:p>
          </table:table-cell>
          <table:table-cell office:value-type="float" office:value="420.06">
            <text:p>420.06</text:p>
          </table:table-cell>
          <table:table-cell table:formula="of:=[.B625]/[.A625]" office:value-type="float" office:value="1.03348505351212">
            <text:p>1.03</text:p>
          </table:table-cell>
          <table:table-cell office:value-type="float" office:value="413.96">
            <text:p>413.96</text:p>
          </table:table-cell>
          <table:table-cell table:formula="of:=[.D625]/[.A625]" office:value-type="float" office:value="1.01847705744864">
            <text:p>1.02</text:p>
          </table:table-cell>
          <table:table-cell office:value-type="float" office:value="411.23">
            <text:p>411.23</text:p>
          </table:table-cell>
          <table:table-cell table:formula="of:=[.F625]/[.A625]" office:value-type="float" office:value="1.01176036412843">
            <text:p>1.01</text:p>
          </table:table-cell>
          <table:table-cell office:value-type="float" office:value="420.06">
            <text:p>420.06</text:p>
          </table:table-cell>
          <table:table-cell table:formula="of:=[.H625]/[.A625]" office:value-type="float" office:value="1.03348505351212">
            <text:p>1.03</text:p>
          </table:table-cell>
          <table:table-cell office:value-type="float" office:value="413.37">
            <text:p>413.37</text:p>
          </table:table-cell>
          <table:table-cell table:formula="of:=[.J625]/[.A625]" office:value-type="float" office:value="1.01702546438676">
            <text:p>1.02</text:p>
          </table:table-cell>
          <table:table-cell table:number-columns-repeated="5"/>
        </table:table-row>
        <table:table-row table:style-name="ro1">
          <table:table-cell office:value-type="float" office:value="443.09">
            <text:p>443.09</text:p>
          </table:table-cell>
          <table:table-cell office:value-type="float" office:value="461.81">
            <text:p>461.81</text:p>
          </table:table-cell>
          <table:table-cell table:formula="of:=[.B626]/[.A626]" office:value-type="float" office:value="1.042248753075">
            <text:p>1.04</text:p>
          </table:table-cell>
          <table:table-cell office:value-type="float" office:value="444.01">
            <text:p>444.01</text:p>
          </table:table-cell>
          <table:table-cell table:formula="of:=[.D626]/[.A626]" office:value-type="float" office:value="1.00207632760839">
            <text:p>1</text:p>
          </table:table-cell>
          <table:table-cell office:value-type="float" office:value="447.53">
            <text:p>447.53</text:p>
          </table:table-cell>
          <table:table-cell table:formula="of:=[.F626]/[.A626]" office:value-type="float" office:value="1.0100205375883">
            <text:p>1.01</text:p>
          </table:table-cell>
          <table:table-cell office:value-type="float" office:value="461.81">
            <text:p>461.81</text:p>
          </table:table-cell>
          <table:table-cell table:formula="of:=[.H626]/[.A626]" office:value-type="float" office:value="1.042248753075">
            <text:p>1.04</text:p>
          </table:table-cell>
          <table:table-cell office:value-type="float" office:value="443.43">
            <text:p>443.43</text:p>
          </table:table-cell>
          <table:table-cell table:formula="of:=[.J626]/[.A626]" office:value-type="float" office:value="1.00076733846397">
            <text:p>1</text:p>
          </table:table-cell>
          <table:table-cell table:number-columns-repeated="5"/>
        </table:table-row>
        <table:table-row table:style-name="ro1">
          <table:table-cell office:value-type="float" office:value="189.48">
            <text:p>189.48</text:p>
          </table:table-cell>
          <table:table-cell office:value-type="float" office:value="200.51">
            <text:p>200.51</text:p>
          </table:table-cell>
          <table:table-cell table:formula="of:=[.B627]/[.A627]" office:value-type="float" office:value="1.05821194849061">
            <text:p>1.06</text:p>
          </table:table-cell>
          <table:table-cell office:value-type="float" office:value="189.48">
            <text:p>189.48</text:p>
          </table:table-cell>
          <table:table-cell table:formula="of:=[.D627]/[.A627]" office:value-type="float" office:value="1">
            <text:p>1</text:p>
          </table:table-cell>
          <table:table-cell office:value-type="float" office:value="189.48">
            <text:p>189.48</text:p>
          </table:table-cell>
          <table:table-cell table:formula="of:=[.F627]/[.A627]" office:value-type="float" office:value="1">
            <text:p>1</text:p>
          </table:table-cell>
          <table:table-cell office:value-type="float" office:value="200.51">
            <text:p>200.51</text:p>
          </table:table-cell>
          <table:table-cell table:formula="of:=[.H627]/[.A627]" office:value-type="float" office:value="1.05821194849061">
            <text:p>1.06</text:p>
          </table:table-cell>
          <table:table-cell office:value-type="float" office:value="190.07">
            <text:p>190.07</text:p>
          </table:table-cell>
          <table:table-cell table:formula="of:=[.J627]/[.A627]" office:value-type="float" office:value="1.00311378509605">
            <text:p>1</text:p>
          </table:table-cell>
          <table:table-cell table:number-columns-repeated="5"/>
        </table:table-row>
        <table:table-row table:style-name="ro1">
          <table:table-cell office:value-type="float" office:value="181.15">
            <text:p>181.15</text:p>
          </table:table-cell>
          <table:table-cell office:value-type="float" office:value="187.84">
            <text:p>187.84</text:p>
          </table:table-cell>
          <table:table-cell table:formula="of:=[.B628]/[.A628]" office:value-type="float" office:value="1.03693072039746">
            <text:p>1.04</text:p>
          </table:table-cell>
          <table:table-cell office:value-type="float" office:value="185.59">
            <text:p>185.59</text:p>
          </table:table-cell>
          <table:table-cell table:formula="of:=[.D628]/[.A628]" office:value-type="float" office:value="1.02451007452388">
            <text:p>1.02</text:p>
          </table:table-cell>
          <table:table-cell office:value-type="float" office:value="183.84">
            <text:p>183.84</text:p>
          </table:table-cell>
          <table:table-cell table:formula="of:=[.F628]/[.A628]" office:value-type="float" office:value="1.01484957217775">
            <text:p>1.01</text:p>
          </table:table-cell>
          <table:table-cell office:value-type="float" office:value="187.84">
            <text:p>187.84</text:p>
          </table:table-cell>
          <table:table-cell table:formula="of:=[.H628]/[.A628]" office:value-type="float" office:value="1.03693072039746">
            <text:p>1.04</text:p>
          </table:table-cell>
          <table:table-cell office:value-type="float" office:value="185.59">
            <text:p>185.59</text:p>
          </table:table-cell>
          <table:table-cell table:formula="of:=[.J628]/[.A628]" office:value-type="float" office:value="1.02451007452388">
            <text:p>1.02</text:p>
          </table:table-cell>
          <table:table-cell table:number-columns-repeated="5"/>
        </table:table-row>
        <table:table-row table:style-name="ro1">
          <table:table-cell office:value-type="float" office:value="412.62">
            <text:p>412.62</text:p>
          </table:table-cell>
          <table:table-cell office:value-type="float" office:value="417.55">
            <text:p>417.55</text:p>
          </table:table-cell>
          <table:table-cell table:formula="of:=[.B629]/[.A629]" office:value-type="float" office:value="1.01194803935825">
            <text:p>1.01</text:p>
          </table:table-cell>
          <table:table-cell office:value-type="float" office:value="413.21">
            <text:p>413.21</text:p>
          </table:table-cell>
          <table:table-cell table:formula="of:=[.D629]/[.A629]" office:value-type="float" office:value="1.00142988706316">
            <text:p>1</text:p>
          </table:table-cell>
          <table:table-cell office:value-type="float" office:value="413.21">
            <text:p>413.21</text:p>
          </table:table-cell>
          <table:table-cell table:formula="of:=[.F629]/[.A629]" office:value-type="float" office:value="1.00142988706316">
            <text:p>1</text:p>
          </table:table-cell>
          <table:table-cell office:value-type="float" office:value="417.55">
            <text:p>417.55</text:p>
          </table:table-cell>
          <table:table-cell table:formula="of:=[.H629]/[.A629]" office:value-type="float" office:value="1.01194803935825">
            <text:p>1.01</text:p>
          </table:table-cell>
          <table:table-cell office:value-type="float" office:value="412.62">
            <text:p>412.62</text:p>
          </table:table-cell>
          <table:table-cell table:formula="of:=[.J629]/[.A62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97.87">
            <text:p>97.87</text:p>
          </table:table-cell>
          <table:table-cell office:value-type="float" office:value="113.77">
            <text:p>113.77</text:p>
          </table:table-cell>
          <table:table-cell table:formula="of:=[.B630]/[.A630]" office:value-type="float" office:value="1.1624604066619">
            <text:p>1.16</text:p>
          </table:table-cell>
          <table:table-cell office:value-type="float" office:value="98.8">
            <text:p>98.8</text:p>
          </table:table-cell>
          <table:table-cell table:formula="of:=[.D630]/[.A630]" office:value-type="float" office:value="1.00950240114438">
            <text:p>1.01</text:p>
          </table:table-cell>
          <table:table-cell office:value-type="float" office:value="98.8">
            <text:p>98.8</text:p>
          </table:table-cell>
          <table:table-cell table:formula="of:=[.F630]/[.A630]" office:value-type="float" office:value="1.00950240114438">
            <text:p>1.01</text:p>
          </table:table-cell>
          <table:table-cell office:value-type="float" office:value="113.77">
            <text:p>113.77</text:p>
          </table:table-cell>
          <table:table-cell table:formula="of:=[.H630]/[.A630]" office:value-type="float" office:value="1.1624604066619">
            <text:p>1.16</text:p>
          </table:table-cell>
          <table:table-cell office:value-type="float" office:value="99.38">
            <text:p>99.38</text:p>
          </table:table-cell>
          <table:table-cell table:formula="of:=[.J630]/[.A630]" office:value-type="float" office:value="1.01542862981506">
            <text:p>1.02</text:p>
          </table:table-cell>
          <table:table-cell table:number-columns-repeated="5"/>
        </table:table-row>
        <table:table-row table:style-name="ro1">
          <table:table-cell office:value-type="float" office:value="78.36">
            <text:p>78.36</text:p>
          </table:table-cell>
          <table:table-cell office:value-type="float" office:value="83.77">
            <text:p>83.77</text:p>
          </table:table-cell>
          <table:table-cell table:formula="of:=[.B631]/[.A631]" office:value-type="float" office:value="1.06904032669729">
            <text:p>1.07</text:p>
          </table:table-cell>
          <table:table-cell office:value-type="float" office:value="82.6">
            <text:p>82.6</text:p>
          </table:table-cell>
          <table:table-cell table:formula="of:=[.D631]/[.A631]" office:value-type="float" office:value="1.05410923940786">
            <text:p>1.05</text:p>
          </table:table-cell>
          <table:table-cell office:value-type="float" office:value="79.28">
            <text:p>79.28</text:p>
          </table:table-cell>
          <table:table-cell table:formula="of:=[.F631]/[.A631]" office:value-type="float" office:value="1.01174068402246">
            <text:p>1.01</text:p>
          </table:table-cell>
          <table:table-cell office:value-type="float" office:value="83.77">
            <text:p>83.77</text:p>
          </table:table-cell>
          <table:table-cell table:formula="of:=[.H631]/[.A631]" office:value-type="float" office:value="1.06904032669729">
            <text:p>1.07</text:p>
          </table:table-cell>
          <table:table-cell office:value-type="float" office:value="82.6">
            <text:p>82.6</text:p>
          </table:table-cell>
          <table:table-cell table:formula="of:=[.J631]/[.A631]" office:value-type="float" office:value="1.05410923940786">
            <text:p>1.05</text:p>
          </table:table-cell>
          <table:table-cell table:number-columns-repeated="5"/>
        </table:table-row>
        <table:table-row table:style-name="ro1">
          <table:table-cell office:value-type="float" office:value="372.87">
            <text:p>372.87</text:p>
          </table:table-cell>
          <table:table-cell office:value-type="float" office:value="401.36">
            <text:p>401.36</text:p>
          </table:table-cell>
          <table:table-cell table:formula="of:=[.B632]/[.A632]" office:value-type="float" office:value="1.07640732695041">
            <text:p>1.08</text:p>
          </table:table-cell>
          <table:table-cell office:value-type="float" office:value="375.8">
            <text:p>375.8</text:p>
          </table:table-cell>
          <table:table-cell table:formula="of:=[.D632]/[.A632]" office:value-type="float" office:value="1.00785796658353">
            <text:p>1.01</text:p>
          </table:table-cell>
          <table:table-cell office:value-type="float" office:value="378.73">
            <text:p>378.73</text:p>
          </table:table-cell>
          <table:table-cell table:formula="of:=[.F632]/[.A632]" office:value-type="float" office:value="1.01571593316706">
            <text:p>1.02</text:p>
          </table:table-cell>
          <table:table-cell office:value-type="float" office:value="376.97">
            <text:p>376.97</text:p>
          </table:table-cell>
          <table:table-cell table:formula="of:=[.H632]/[.A632]" office:value-type="float" office:value="1.01099578941722">
            <text:p>1.01</text:p>
          </table:table-cell>
          <table:table-cell office:value-type="float" office:value="375.8">
            <text:p>375.8</text:p>
          </table:table-cell>
          <table:table-cell table:formula="of:=[.J632]/[.A632]" office:value-type="float" office:value="1.00785796658353">
            <text:p>1.01</text:p>
          </table:table-cell>
          <table:table-cell table:number-columns-repeated="5"/>
        </table:table-row>
        <table:table-row table:style-name="ro1">
          <table:table-cell office:value-type="float" office:value="159.4">
            <text:p>159.4</text:p>
          </table:table-cell>
          <table:table-cell office:value-type="float" office:value="172.91">
            <text:p>172.91</text:p>
          </table:table-cell>
          <table:table-cell table:formula="of:=[.B633]/[.A633]" office:value-type="float" office:value="1.08475533249686">
            <text:p>1.08</text:p>
          </table:table-cell>
          <table:table-cell office:value-type="float" office:value="162.33">
            <text:p>162.33</text:p>
          </table:table-cell>
          <table:table-cell table:formula="of:=[.D633]/[.A633]" office:value-type="float" office:value="1.01838143036386">
            <text:p>1.02</text:p>
          </table:table-cell>
          <table:table-cell office:value-type="float" office:value="162.33">
            <text:p>162.33</text:p>
          </table:table-cell>
          <table:table-cell table:formula="of:=[.F633]/[.A633]" office:value-type="float" office:value="1.01838143036386">
            <text:p>1.02</text:p>
          </table:table-cell>
          <table:table-cell office:value-type="float" office:value="172.91">
            <text:p>172.91</text:p>
          </table:table-cell>
          <table:table-cell table:formula="of:=[.H633]/[.A633]" office:value-type="float" office:value="1.08475533249686">
            <text:p>1.08</text:p>
          </table:table-cell>
          <table:table-cell office:value-type="float" office:value="161.5">
            <text:p>161.5</text:p>
          </table:table-cell>
          <table:table-cell table:formula="of:=[.J633]/[.A633]" office:value-type="float" office:value="1.01317440401506">
            <text:p>1.01</text:p>
          </table:table-cell>
          <table:table-cell table:number-columns-repeated="5"/>
        </table:table-row>
        <table:table-row table:style-name="ro1">
          <table:table-cell office:value-type="float" office:value="147.64">
            <text:p>147.64</text:p>
          </table:table-cell>
          <table:table-cell office:value-type="float" office:value="172.71">
            <text:p>172.71</text:p>
          </table:table-cell>
          <table:table-cell table:formula="of:=[.B634]/[.A634]" office:value-type="float" office:value="1.16980493091303">
            <text:p>1.17</text:p>
          </table:table-cell>
          <table:table-cell office:value-type="float" office:value="146.81">
            <text:p>146.81</text:p>
          </table:table-cell>
          <table:table-cell table:formula="of:=[.D634]/[.A634]" office:value-type="float" office:value="0.994378217285289">
            <text:p>0.99</text:p>
          </table:table-cell>
          <table:table-cell office:value-type="float" office:value="147.4">
            <text:p>147.4</text:p>
          </table:table-cell>
          <table:table-cell table:formula="of:=[.F634]/[.A634]" office:value-type="float" office:value="0.998374424275264">
            <text:p>1</text:p>
          </table:table-cell>
          <table:table-cell office:value-type="float" office:value="172.71">
            <text:p>172.71</text:p>
          </table:table-cell>
          <table:table-cell table:formula="of:=[.H634]/[.A634]" office:value-type="float" office:value="1.16980493091303">
            <text:p>1.17</text:p>
          </table:table-cell>
          <table:table-cell office:value-type="float" office:value="146.81">
            <text:p>146.81</text:p>
          </table:table-cell>
          <table:table-cell table:formula="of:=[.J634]/[.A634]" office:value-type="float" office:value="0.994378217285289">
            <text:p>0.99</text:p>
          </table:table-cell>
          <table:table-cell table:number-columns-repeated="5"/>
        </table:table-row>
        <table:table-row table:style-name="ro1">
          <table:table-cell office:value-type="float" office:value="375.39">
            <text:p>375.39</text:p>
          </table:table-cell>
          <table:table-cell office:value-type="float" office:value="387.94">
            <text:p>387.94</text:p>
          </table:table-cell>
          <table:table-cell table:formula="of:=[.B635]/[.A635]" office:value-type="float" office:value="1.03343189749327">
            <text:p>1.03</text:p>
          </table:table-cell>
          <table:table-cell office:value-type="float" office:value="378.08">
            <text:p>378.08</text:p>
          </table:table-cell>
          <table:table-cell table:formula="of:=[.D635]/[.A635]" office:value-type="float" office:value="1.00716588081728">
            <text:p>1.01</text:p>
          </table:table-cell>
          <table:table-cell office:value-type="float" office:value="378.08">
            <text:p>378.08</text:p>
          </table:table-cell>
          <table:table-cell table:formula="of:=[.F635]/[.A635]" office:value-type="float" office:value="1.00716588081728">
            <text:p>1.01</text:p>
          </table:table-cell>
          <table:table-cell office:value-type="float" office:value="387.94">
            <text:p>387.94</text:p>
          </table:table-cell>
          <table:table-cell table:formula="of:=[.H635]/[.A635]" office:value-type="float" office:value="1.03343189749327">
            <text:p>1.03</text:p>
          </table:table-cell>
          <table:table-cell office:value-type="float" office:value="378.08">
            <text:p>378.08</text:p>
          </table:table-cell>
          <table:table-cell table:formula="of:=[.J635]/[.A635]" office:value-type="float" office:value="1.00716588081728">
            <text:p>1.01</text:p>
          </table:table-cell>
          <table:table-cell table:number-columns-repeated="5"/>
        </table:table-row>
        <table:table-row table:style-name="ro1">
          <table:table-cell office:value-type="float" office:value="117.56">
            <text:p>117.56</text:p>
          </table:table-cell>
          <table:table-cell office:value-type="float" office:value="141.9">
            <text:p>141.9</text:p>
          </table:table-cell>
          <table:table-cell table:formula="of:=[.B636]/[.A636]" office:value-type="float" office:value="1.20704321197686">
            <text:p>1.21</text:p>
          </table:table-cell>
          <table:table-cell office:value-type="float" office:value="117.56">
            <text:p>117.56</text:p>
          </table:table-cell>
          <table:table-cell table:formula="of:=[.D636]/[.A636]" office:value-type="float" office:value="1">
            <text:p>1</text:p>
          </table:table-cell>
          <table:table-cell office:value-type="float" office:value="121.56">
            <text:p>121.56</text:p>
          </table:table-cell>
          <table:table-cell table:formula="of:=[.F636]/[.A636]" office:value-type="float" office:value="1.03402517863219">
            <text:p>1.03</text:p>
          </table:table-cell>
          <table:table-cell office:value-type="float" office:value="141.9">
            <text:p>141.9</text:p>
          </table:table-cell>
          <table:table-cell table:formula="of:=[.H636]/[.A636]" office:value-type="float" office:value="1.20704321197686">
            <text:p>1.21</text:p>
          </table:table-cell>
          <table:table-cell office:value-type="float" office:value="117.56">
            <text:p>117.56</text:p>
          </table:table-cell>
          <table:table-cell table:formula="of:=[.J636]/[.A63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38.42">
            <text:p>338.42</text:p>
          </table:table-cell>
          <table:table-cell office:value-type="float" office:value="345.01">
            <text:p>345.01</text:p>
          </table:table-cell>
          <table:table-cell table:formula="of:=[.B637]/[.A637]" office:value-type="float" office:value="1.01947284439454">
            <text:p>1.02</text:p>
          </table:table-cell>
          <table:table-cell office:value-type="float" office:value="342.42">
            <text:p>342.42</text:p>
          </table:table-cell>
          <table:table-cell table:formula="of:=[.D637]/[.A637]" office:value-type="float" office:value="1.01181963240943">
            <text:p>1.01</text:p>
          </table:table-cell>
          <table:table-cell office:value-type="float" office:value="343.69">
            <text:p>343.69</text:p>
          </table:table-cell>
          <table:table-cell table:formula="of:=[.F637]/[.A637]" office:value-type="float" office:value="1.01557236569943">
            <text:p>1.02</text:p>
          </table:table-cell>
          <table:table-cell office:value-type="float" office:value="343.01">
            <text:p>343.01</text:p>
          </table:table-cell>
          <table:table-cell table:formula="of:=[.H637]/[.A637]" office:value-type="float" office:value="1.01356302818982">
            <text:p>1.01</text:p>
          </table:table-cell>
          <table:table-cell office:value-type="float" office:value="343.59">
            <text:p>343.59</text:p>
          </table:table-cell>
          <table:table-cell table:formula="of:=[.J637]/[.A637]" office:value-type="float" office:value="1.01527687488919">
            <text:p>1.02</text:p>
          </table:table-cell>
          <table:table-cell table:number-columns-repeated="5"/>
        </table:table-row>
        <table:table-row table:style-name="ro1">
          <table:table-cell office:value-type="float" office:value="413.08">
            <text:p>413.08</text:p>
          </table:table-cell>
          <table:table-cell office:value-type="float" office:value="419.66">
            <text:p>419.66</text:p>
          </table:table-cell>
          <table:table-cell table:formula="of:=[.B638]/[.A638]" office:value-type="float" office:value="1.01592911784642">
            <text:p>1.02</text:p>
          </table:table-cell>
          <table:table-cell office:value-type="float" office:value="413.08">
            <text:p>413.08</text:p>
          </table:table-cell>
          <table:table-cell table:formula="of:=[.D638]/[.A638]" office:value-type="float" office:value="1">
            <text:p>1</text:p>
          </table:table-cell>
          <table:table-cell office:value-type="float" office:value="414.25">
            <text:p>414.25</text:p>
          </table:table-cell>
          <table:table-cell table:formula="of:=[.F638]/[.A638]" office:value-type="float" office:value="1.00283238113683">
            <text:p>1</text:p>
          </table:table-cell>
          <table:table-cell office:value-type="float" office:value="415.42">
            <text:p>415.42</text:p>
          </table:table-cell>
          <table:table-cell table:formula="of:=[.H638]/[.A638]" office:value-type="float" office:value="1.00566476227365">
            <text:p>1.01</text:p>
          </table:table-cell>
          <table:table-cell office:value-type="float" office:value="413.66">
            <text:p>413.66</text:p>
          </table:table-cell>
          <table:table-cell table:formula="of:=[.J638]/[.A638]" office:value-type="float" office:value="1.00140408637552">
            <text:p>1</text:p>
          </table:table-cell>
          <table:table-cell table:number-columns-repeated="5"/>
        </table:table-row>
        <table:table-row table:style-name="ro1">
          <table:table-cell office:value-type="float" office:value="235.79">
            <text:p>235.79</text:p>
          </table:table-cell>
          <table:table-cell office:value-type="float" office:value="245.75">
            <text:p>245.75</text:p>
          </table:table-cell>
          <table:table-cell table:formula="of:=[.B639]/[.A639]" office:value-type="float" office:value="1.04224097714068">
            <text:p>1.04</text:p>
          </table:table-cell>
          <table:table-cell office:value-type="float" office:value="242.82">
            <text:p>242.82</text:p>
          </table:table-cell>
          <table:table-cell table:formula="of:=[.D639]/[.A639]" office:value-type="float" office:value="1.02981466559226">
            <text:p>1.03</text:p>
          </table:table-cell>
          <table:table-cell office:value-type="float" office:value="242.24">
            <text:p>242.24</text:p>
          </table:table-cell>
          <table:table-cell table:formula="of:=[.F639]/[.A639]" office:value-type="float" office:value="1.02735484965435">
            <text:p>1.03</text:p>
          </table:table-cell>
          <table:table-cell office:value-type="float" office:value="245.75">
            <text:p>245.75</text:p>
          </table:table-cell>
          <table:table-cell table:formula="of:=[.H639]/[.A639]" office:value-type="float" office:value="1.04224097714068">
            <text:p>1.04</text:p>
          </table:table-cell>
          <table:table-cell office:value-type="float" office:value="242.24">
            <text:p>242.24</text:p>
          </table:table-cell>
          <table:table-cell table:formula="of:=[.J639]/[.A639]" office:value-type="float" office:value="1.02735484965435">
            <text:p>1.03</text:p>
          </table:table-cell>
          <table:table-cell table:number-columns-repeated="5"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461.49">
            <text:p>461.49</text:p>
          </table:table-cell>
          <table:table-cell table:formula="of:=[.B640]/[.A640]" office:value-type="float" office:value="1.03705617977528">
            <text:p>1.04</text:p>
          </table:table-cell>
          <table:table-cell office:value-type="float" office:value="450.27">
            <text:p>450.27</text:p>
          </table:table-cell>
          <table:table-cell table:formula="of:=[.D640]/[.A640]" office:value-type="float" office:value="1.01184269662921">
            <text:p>1.01</text:p>
          </table:table-cell>
          <table:table-cell office:value-type="float" office:value="454.96">
            <text:p>454.96</text:p>
          </table:table-cell>
          <table:table-cell table:formula="of:=[.F640]/[.A640]" office:value-type="float" office:value="1.02238202247191">
            <text:p>1.02</text:p>
          </table:table-cell>
          <table:table-cell office:value-type="float" office:value="461.49">
            <text:p>461.49</text:p>
          </table:table-cell>
          <table:table-cell table:formula="of:=[.H640]/[.A640]" office:value-type="float" office:value="1.03705617977528">
            <text:p>1.04</text:p>
          </table:table-cell>
          <table:table-cell office:value-type="float" office:value="447.35">
            <text:p>447.35</text:p>
          </table:table-cell>
          <table:table-cell table:formula="of:=[.J640]/[.A640]" office:value-type="float" office:value="1.0052808988764">
            <text:p>1.01</text:p>
          </table:table-cell>
          <table:table-cell table:number-columns-repeated="5"/>
        </table:table-row>
        <table:table-row table:style-name="ro1">
          <table:table-cell office:value-type="float" office:value="127.24">
            <text:p>127.24</text:p>
          </table:table-cell>
          <table:table-cell office:value-type="float" office:value="134.41">
            <text:p>134.41</text:p>
          </table:table-cell>
          <table:table-cell table:formula="of:=[.B641]/[.A641]" office:value-type="float" office:value="1.05635020433826">
            <text:p>1.06</text:p>
          </table:table-cell>
          <table:table-cell office:value-type="float" office:value="128.41">
            <text:p>128.41</text:p>
          </table:table-cell>
          <table:table-cell table:formula="of:=[.D641]/[.A641]" office:value-type="float" office:value="1.00919522162842">
            <text:p>1.01</text:p>
          </table:table-cell>
          <table:table-cell office:value-type="float" office:value="128.41">
            <text:p>128.41</text:p>
          </table:table-cell>
          <table:table-cell table:formula="of:=[.F641]/[.A641]" office:value-type="float" office:value="1.00919522162842">
            <text:p>1.01</text:p>
          </table:table-cell>
          <table:table-cell office:value-type="float" office:value="134.41">
            <text:p>134.41</text:p>
          </table:table-cell>
          <table:table-cell table:formula="of:=[.H641]/[.A641]" office:value-type="float" office:value="1.05635020433826">
            <text:p>1.06</text:p>
          </table:table-cell>
          <table:table-cell office:value-type="float" office:value="128.41">
            <text:p>128.41</text:p>
          </table:table-cell>
          <table:table-cell table:formula="of:=[.J641]/[.A641]" office:value-type="float" office:value="1.00919522162842">
            <text:p>1.01</text:p>
          </table:table-cell>
          <table:table-cell table:number-columns-repeated="5"/>
        </table:table-row>
        <table:table-row table:style-name="ro1">
          <table:table-cell office:value-type="float" office:value="290.09">
            <text:p>290.09</text:p>
          </table:table-cell>
          <table:table-cell office:value-type="float" office:value="305.5">
            <text:p>305.5</text:p>
          </table:table-cell>
          <table:table-cell table:formula="of:=[.B642]/[.A642]" office:value-type="float" office:value="1.05312144506877">
            <text:p>1.05</text:p>
          </table:table-cell>
          <table:table-cell office:value-type="float" office:value="296.29">
            <text:p>296.29</text:p>
          </table:table-cell>
          <table:table-cell table:formula="of:=[.D642]/[.A642]" office:value-type="float" office:value="1.02137267744493">
            <text:p>1.02</text:p>
          </table:table-cell>
          <table:table-cell office:value-type="float" office:value="294.53">
            <text:p>294.53</text:p>
          </table:table-cell>
          <table:table-cell table:formula="of:=[.F642]/[.A642]" office:value-type="float" office:value="1.0153055948154">
            <text:p>1.02</text:p>
          </table:table-cell>
          <table:table-cell office:value-type="float" office:value="295.71">
            <text:p>295.71</text:p>
          </table:table-cell>
          <table:table-cell table:formula="of:=[.H642]/[.A642]" office:value-type="float" office:value="1.01937329794202">
            <text:p>1.02</text:p>
          </table:table-cell>
          <table:table-cell office:value-type="float" office:value="296.88">
            <text:p>296.88</text:p>
          </table:table-cell>
          <table:table-cell table:formula="of:=[.J642]/[.A642]" office:value-type="float" office:value="1.02340652900824">
            <text:p>1.02</text:p>
          </table:table-cell>
          <table:table-cell table:number-columns-repeated="5"/>
        </table:table-row>
        <table:table-row table:style-name="ro1">
          <table:table-cell office:value-type="float" office:value="10.49">
            <text:p>10.49</text:p>
          </table:table-cell>
          <table:table-cell office:value-type="float" office:value="14.14">
            <text:p>14.14</text:p>
          </table:table-cell>
          <table:table-cell table:formula="of:=[.B643]/[.A643]" office:value-type="float" office:value="1.34795042897998">
            <text:p>1.35</text:p>
          </table:table-cell>
          <table:table-cell office:value-type="float" office:value="10.49">
            <text:p>10.49</text:p>
          </table:table-cell>
          <table:table-cell table:formula="of:=[.D643]/[.A643]" office:value-type="float" office:value="1">
            <text:p>1</text:p>
          </table:table-cell>
          <table:table-cell office:value-type="float" office:value="10.49">
            <text:p>10.49</text:p>
          </table:table-cell>
          <table:table-cell table:formula="of:=[.F643]/[.A643]" office:value-type="float" office:value="1">
            <text:p>1</text:p>
          </table:table-cell>
          <table:table-cell office:value-type="float" office:value="10.49">
            <text:p>10.49</text:p>
          </table:table-cell>
          <table:table-cell table:formula="of:=[.H643]/[.A643]" office:value-type="float" office:value="1">
            <text:p>1</text:p>
          </table:table-cell>
          <table:table-cell office:value-type="float" office:value="10.49">
            <text:p>10.49</text:p>
          </table:table-cell>
          <table:table-cell table:formula="of:=[.J643]/[.A64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17.46">
            <text:p>317.46</text:p>
          </table:table-cell>
          <table:table-cell office:value-type="float" office:value="341.91">
            <text:p>341.91</text:p>
          </table:table-cell>
          <table:table-cell table:formula="of:=[.B644]/[.A644]" office:value-type="float" office:value="1.07701757701758">
            <text:p>1.08</text:p>
          </table:table-cell>
          <table:table-cell office:value-type="float" office:value="323.12">
            <text:p>323.12</text:p>
          </table:table-cell>
          <table:table-cell table:formula="of:=[.D644]/[.A644]" office:value-type="float" office:value="1.01782901782902">
            <text:p>1.02</text:p>
          </table:table-cell>
          <table:table-cell office:value-type="float" office:value="327.52">
            <text:p>327.52</text:p>
          </table:table-cell>
          <table:table-cell table:formula="of:=[.F644]/[.A644]" office:value-type="float" office:value="1.03168903168903">
            <text:p>1.03</text:p>
          </table:table-cell>
          <table:table-cell office:value-type="float" office:value="341.91">
            <text:p>341.91</text:p>
          </table:table-cell>
          <table:table-cell table:formula="of:=[.H644]/[.A644]" office:value-type="float" office:value="1.07701757701758">
            <text:p>1.08</text:p>
          </table:table-cell>
          <table:table-cell office:value-type="float" office:value="322.53">
            <text:p>322.53</text:p>
          </table:table-cell>
          <table:table-cell table:formula="of:=[.J644]/[.A644]" office:value-type="float" office:value="1.01597051597052">
            <text:p>1.02</text:p>
          </table:table-cell>
          <table:table-cell table:number-columns-repeated="5"/>
        </table:table-row>
        <table:table-row table:style-name="ro1">
          <table:table-cell office:value-type="float" office:value="178.98">
            <text:p>178.98</text:p>
          </table:table-cell>
          <table:table-cell office:value-type="float" office:value="184.5">
            <text:p>184.5</text:p>
          </table:table-cell>
          <table:table-cell table:formula="of:=[.B645]/[.A645]" office:value-type="float" office:value="1.03084143479718">
            <text:p>1.03</text:p>
          </table:table-cell>
          <table:table-cell office:value-type="float" office:value="183.33">
            <text:p>183.33</text:p>
          </table:table-cell>
          <table:table-cell table:formula="of:=[.D645]/[.A645]" office:value-type="float" office:value="1.02430439155213">
            <text:p>1.02</text:p>
          </table:table-cell>
          <table:table-cell office:value-type="float" office:value="180.98">
            <text:p>180.98</text:p>
          </table:table-cell>
          <table:table-cell table:formula="of:=[.F645]/[.A645]" office:value-type="float" office:value="1.01117443289753">
            <text:p>1.01</text:p>
          </table:table-cell>
          <table:table-cell office:value-type="float" office:value="184.5">
            <text:p>184.5</text:p>
          </table:table-cell>
          <table:table-cell table:formula="of:=[.H645]/[.A645]" office:value-type="float" office:value="1.03084143479718">
            <text:p>1.03</text:p>
          </table:table-cell>
          <table:table-cell office:value-type="float" office:value="183.33">
            <text:p>183.33</text:p>
          </table:table-cell>
          <table:table-cell table:formula="of:=[.J645]/[.A645]" office:value-type="float" office:value="1.02430439155213">
            <text:p>1.02</text:p>
          </table:table-cell>
          <table:table-cell table:number-columns-repeated="5"/>
        </table:table-row>
        <table:table-row table:style-name="ro1">
          <table:table-cell office:value-type="float" office:value="301.91">
            <text:p>301.91</text:p>
          </table:table-cell>
          <table:table-cell office:value-type="float" office:value="329.18">
            <text:p>329.18</text:p>
          </table:table-cell>
          <table:table-cell table:formula="of:=[.B646]/[.A646]" office:value-type="float" office:value="1.09032493127091">
            <text:p>1.09</text:p>
          </table:table-cell>
          <table:table-cell office:value-type="float" office:value="322.74">
            <text:p>322.74</text:p>
          </table:table-cell>
          <table:table-cell table:formula="of:=[.D646]/[.A646]" office:value-type="float" office:value="1.06899407108079">
            <text:p>1.07</text:p>
          </table:table-cell>
          <table:table-cell office:value-type="float" office:value="321.91">
            <text:p>321.91</text:p>
          </table:table-cell>
          <table:table-cell table:formula="of:=[.F646]/[.A646]" office:value-type="float" office:value="1.06624490742274">
            <text:p>1.07</text:p>
          </table:table-cell>
          <table:table-cell office:value-type="float" office:value="329.18">
            <text:p>329.18</text:p>
          </table:table-cell>
          <table:table-cell table:formula="of:=[.H646]/[.A646]" office:value-type="float" office:value="1.09032493127091">
            <text:p>1.09</text:p>
          </table:table-cell>
          <table:table-cell office:value-type="float" office:value="321.56">
            <text:p>321.56</text:p>
          </table:table-cell>
          <table:table-cell table:formula="of:=[.J646]/[.A646]" office:value-type="float" office:value="1.06508562154284">
            <text:p>1.07</text:p>
          </table:table-cell>
          <table:table-cell table:number-columns-repeated="5"/>
        </table:table-row>
        <table:table-row table:style-name="ro1">
          <table:table-cell office:value-type="float" office:value="396.29">
            <text:p>396.29</text:p>
          </table:table-cell>
          <table:table-cell office:value-type="float" office:value="412.29">
            <text:p>412.29</text:p>
          </table:table-cell>
          <table:table-cell table:formula="of:=[.B647]/[.A647]" office:value-type="float" office:value="1.04037447323929">
            <text:p>1.04</text:p>
          </table:table-cell>
          <table:table-cell office:value-type="float" office:value="400.53">
            <text:p>400.53</text:p>
          </table:table-cell>
          <table:table-cell table:formula="of:=[.D647]/[.A647]" office:value-type="float" office:value="1.01069923540841">
            <text:p>1.01</text:p>
          </table:table-cell>
          <table:table-cell office:value-type="float" office:value="397.22">
            <text:p>397.22</text:p>
          </table:table-cell>
          <table:table-cell table:formula="of:=[.F647]/[.A647]" office:value-type="float" office:value="1.00234676625703">
            <text:p>1</text:p>
          </table:table-cell>
          <table:table-cell office:value-type="float" office:value="412.29">
            <text:p>412.29</text:p>
          </table:table-cell>
          <table:table-cell table:formula="of:=[.H647]/[.A647]" office:value-type="float" office:value="1.04037447323929">
            <text:p>1.04</text:p>
          </table:table-cell>
          <table:table-cell office:value-type="float" office:value="399.94">
            <text:p>399.94</text:p>
          </table:table-cell>
          <table:table-cell table:formula="of:=[.J647]/[.A647]" office:value-type="float" office:value="1.00921042670771">
            <text:p>1.01</text:p>
          </table:table-cell>
          <table:table-cell table:number-columns-repeated="5"/>
        </table:table-row>
        <table:table-row table:style-name="ro1">
          <table:table-cell office:value-type="float" office:value="511.02">
            <text:p>511.02</text:p>
          </table:table-cell>
          <table:table-cell office:value-type="float" office:value="553.02">
            <text:p>553.02</text:p>
          </table:table-cell>
          <table:table-cell table:formula="of:=[.B648]/[.A648]" office:value-type="float" office:value="1.08218856404837">
            <text:p>1.08</text:p>
          </table:table-cell>
          <table:table-cell office:value-type="float" office:value="519.57">
            <text:p>519.57</text:p>
          </table:table-cell>
          <table:table-cell table:formula="of:=[.D648]/[.A648]" office:value-type="float" office:value="1.01673124339556">
            <text:p>1.02</text:p>
          </table:table-cell>
          <table:table-cell office:value-type="float" office:value="521.91">
            <text:p>521.91</text:p>
          </table:table-cell>
          <table:table-cell table:formula="of:=[.F648]/[.A648]" office:value-type="float" office:value="1.0213103205354">
            <text:p>1.02</text:p>
          </table:table-cell>
          <table:table-cell office:value-type="float" office:value="553.02">
            <text:p>553.02</text:p>
          </table:table-cell>
          <table:table-cell table:formula="of:=[.H648]/[.A648]" office:value-type="float" office:value="1.08218856404837">
            <text:p>1.08</text:p>
          </table:table-cell>
          <table:table-cell office:value-type="float" office:value="519.57">
            <text:p>519.57</text:p>
          </table:table-cell>
          <table:table-cell table:formula="of:=[.J648]/[.A648]" office:value-type="float" office:value="1.01673124339556">
            <text:p>1.02</text:p>
          </table:table-cell>
          <table:table-cell table:number-columns-repeated="5"/>
        </table:table-row>
        <table:table-row table:style-name="ro1">
          <table:table-cell office:value-type="float" office:value="159.17">
            <text:p>159.17</text:p>
          </table:table-cell>
          <table:table-cell office:value-type="float" office:value="180.58">
            <text:p>180.58</text:p>
          </table:table-cell>
          <table:table-cell table:formula="of:=[.B649]/[.A649]" office:value-type="float" office:value="1.13451027203619">
            <text:p>1.13</text:p>
          </table:table-cell>
          <table:table-cell office:value-type="float" office:value="176.1">
            <text:p>176.1</text:p>
          </table:table-cell>
          <table:table-cell table:formula="of:=[.D649]/[.A649]" office:value-type="float" office:value="1.10636426462273">
            <text:p>1.11</text:p>
          </table:table-cell>
          <table:table-cell office:value-type="float" office:value="176.1">
            <text:p>176.1</text:p>
          </table:table-cell>
          <table:table-cell table:formula="of:=[.F649]/[.A649]" office:value-type="float" office:value="1.10636426462273">
            <text:p>1.11</text:p>
          </table:table-cell>
          <table:table-cell office:value-type="float" office:value="180.58">
            <text:p>180.58</text:p>
          </table:table-cell>
          <table:table-cell table:formula="of:=[.H649]/[.A649]" office:value-type="float" office:value="1.13451027203619">
            <text:p>1.13</text:p>
          </table:table-cell>
          <table:table-cell office:value-type="float" office:value="162.1">
            <text:p>162.1</text:p>
          </table:table-cell>
          <table:table-cell table:formula="of:=[.J649]/[.A649]" office:value-type="float" office:value="1.01840799145568">
            <text:p>1.02</text:p>
          </table:table-cell>
          <table:table-cell table:number-columns-repeated="5"/>
        </table:table-row>
        <table:table-row table:style-name="ro1">
          <table:table-cell office:value-type="float" office:value="372.38">
            <text:p>372.38</text:p>
          </table:table-cell>
          <table:table-cell office:value-type="float" office:value="392.32">
            <text:p>392.32</text:p>
          </table:table-cell>
          <table:table-cell table:formula="of:=[.B650]/[.A650]" office:value-type="float" office:value="1.05354745152801">
            <text:p>1.05</text:p>
          </table:table-cell>
          <table:table-cell office:value-type="float" office:value="385.49">
            <text:p>385.49</text:p>
          </table:table-cell>
          <table:table-cell table:formula="of:=[.D650]/[.A650]" office:value-type="float" office:value="1.03520597239379">
            <text:p>1.04</text:p>
          </table:table-cell>
          <table:table-cell office:value-type="float" office:value="376.04">
            <text:p>376.04</text:p>
          </table:table-cell>
          <table:table-cell table:formula="of:=[.F650]/[.A650]" office:value-type="float" office:value="1.00982866963854">
            <text:p>1.01</text:p>
          </table:table-cell>
          <table:table-cell office:value-type="float" office:value="389.49">
            <text:p>389.49</text:p>
          </table:table-cell>
          <table:table-cell table:formula="of:=[.H650]/[.A650]" office:value-type="float" office:value="1.04594768784575">
            <text:p>1.05</text:p>
          </table:table-cell>
          <table:table-cell office:value-type="float" office:value="384.91">
            <text:p>384.91</text:p>
          </table:table-cell>
          <table:table-cell table:formula="of:=[.J650]/[.A650]" office:value-type="float" office:value="1.03364842365326">
            <text:p>1.03</text:p>
          </table:table-cell>
          <table:table-cell table:number-columns-repeated="5"/>
        </table:table-row>
        <table:table-row table:style-name="ro1">
          <table:table-cell office:value-type="float" office:value="223.17">
            <text:p>223.17</text:p>
          </table:table-cell>
          <table:table-cell office:value-type="float" office:value="236.78">
            <text:p>236.78</text:p>
          </table:table-cell>
          <table:table-cell table:formula="of:=[.B651]/[.A651]" office:value-type="float" office:value="1.06098489940404">
            <text:p>1.06</text:p>
          </table:table-cell>
          <table:table-cell office:value-type="float" office:value="226.44">
            <text:p>226.44</text:p>
          </table:table-cell>
          <table:table-cell table:formula="of:=[.D651]/[.A651]" office:value-type="float" office:value="1.0146525070574">
            <text:p>1.01</text:p>
          </table:table-cell>
          <table:table-cell office:value-type="float" office:value="238.24">
            <text:p>238.24</text:p>
          </table:table-cell>
          <table:table-cell table:formula="of:=[.F651]/[.A651]" office:value-type="float" office:value="1.06752699735628">
            <text:p>1.07</text:p>
          </table:table-cell>
          <table:table-cell office:value-type="float" office:value="236.78">
            <text:p>236.78</text:p>
          </table:table-cell>
          <table:table-cell table:formula="of:=[.H651]/[.A651]" office:value-type="float" office:value="1.06098489940404">
            <text:p>1.06</text:p>
          </table:table-cell>
          <table:table-cell office:value-type="float" office:value="226.44">
            <text:p>226.44</text:p>
          </table:table-cell>
          <table:table-cell table:formula="of:=[.J651]/[.A651]" office:value-type="float" office:value="1.0146525070574">
            <text:p>1.01</text:p>
          </table:table-cell>
          <table:table-cell table:number-columns-repeated="5"/>
        </table:table-row>
        <table:table-row table:style-name="ro1">
          <table:table-cell office:value-type="float" office:value="84.3">
            <text:p>84.3</text:p>
          </table:table-cell>
          <table:table-cell office:value-type="float" office:value="94.54">
            <text:p>94.54</text:p>
          </table:table-cell>
          <table:table-cell table:formula="of:=[.B652]/[.A652]" office:value-type="float" office:value="1.1214709371293">
            <text:p>1.12</text:p>
          </table:table-cell>
          <table:table-cell office:value-type="float" office:value="91.95">
            <text:p>91.95</text:p>
          </table:table-cell>
          <table:table-cell table:formula="of:=[.D652]/[.A652]" office:value-type="float" office:value="1.09074733096085">
            <text:p>1.09</text:p>
          </table:table-cell>
          <table:table-cell office:value-type="float" office:value="88.3">
            <text:p>88.3</text:p>
          </table:table-cell>
          <table:table-cell table:formula="of:=[.F652]/[.A652]" office:value-type="float" office:value="1.04744958481613">
            <text:p>1.05</text:p>
          </table:table-cell>
          <table:table-cell office:value-type="float" office:value="94.54">
            <text:p>94.54</text:p>
          </table:table-cell>
          <table:table-cell table:formula="of:=[.H652]/[.A652]" office:value-type="float" office:value="1.1214709371293">
            <text:p>1.12</text:p>
          </table:table-cell>
          <table:table-cell office:value-type="float" office:value="87.95">
            <text:p>87.95</text:p>
          </table:table-cell>
          <table:table-cell table:formula="of:=[.J652]/[.A652]" office:value-type="float" office:value="1.04329774614472">
            <text:p>1.04</text:p>
          </table:table-cell>
          <table:table-cell table:number-columns-repeated="5"/>
        </table:table-row>
        <table:table-row table:style-name="ro1">
          <table:table-cell office:value-type="float" office:value="421.03">
            <text:p>421.03</text:p>
          </table:table-cell>
          <table:table-cell office:value-type="float" office:value="442.79">
            <text:p>442.79</text:p>
          </table:table-cell>
          <table:table-cell table:formula="of:=[.B653]/[.A653]" office:value-type="float" office:value="1.05168277794932">
            <text:p>1.05</text:p>
          </table:table-cell>
          <table:table-cell office:value-type="float" office:value="432.79">
            <text:p>432.79</text:p>
          </table:table-cell>
          <table:table-cell table:formula="of:=[.D653]/[.A653]" office:value-type="float" office:value="1.0279315013182">
            <text:p>1.03</text:p>
          </table:table-cell>
          <table:table-cell office:value-type="float" office:value="432.79">
            <text:p>432.79</text:p>
          </table:table-cell>
          <table:table-cell table:formula="of:=[.F653]/[.A653]" office:value-type="float" office:value="1.0279315013182">
            <text:p>1.03</text:p>
          </table:table-cell>
          <table:table-cell office:value-type="float" office:value="438.2">
            <text:p>438.2</text:p>
          </table:table-cell>
          <table:table-cell table:formula="of:=[.H653]/[.A653]" office:value-type="float" office:value="1.04078094197563">
            <text:p>1.04</text:p>
          </table:table-cell>
          <table:table-cell office:value-type="float" office:value="432.79">
            <text:p>432.79</text:p>
          </table:table-cell>
          <table:table-cell table:formula="of:=[.J653]/[.A653]" office:value-type="float" office:value="1.0279315013182">
            <text:p>1.03</text:p>
          </table:table-cell>
          <table:table-cell table:number-columns-repeated="5"/>
        </table:table-row>
        <table:table-row table:style-name="ro1">
          <table:table-cell office:value-type="float" office:value="367.5">
            <text:p>367.5</text:p>
          </table:table-cell>
          <table:table-cell office:value-type="float" office:value="384.43">
            <text:p>384.43</text:p>
          </table:table-cell>
          <table:table-cell table:formula="of:=[.B654]/[.A654]" office:value-type="float" office:value="1.04606802721088">
            <text:p>1.05</text:p>
          </table:table-cell>
          <table:table-cell office:value-type="float" office:value="375.94">
            <text:p>375.94</text:p>
          </table:table-cell>
          <table:table-cell table:formula="of:=[.D654]/[.A654]" office:value-type="float" office:value="1.02296598639456">
            <text:p>1.02</text:p>
          </table:table-cell>
          <table:table-cell office:value-type="float" office:value="377.7">
            <text:p>377.7</text:p>
          </table:table-cell>
          <table:table-cell table:formula="of:=[.F654]/[.A654]" office:value-type="float" office:value="1.02775510204082">
            <text:p>1.03</text:p>
          </table:table-cell>
          <table:table-cell office:value-type="float" office:value="384.43">
            <text:p>384.43</text:p>
          </table:table-cell>
          <table:table-cell table:formula="of:=[.H654]/[.A654]" office:value-type="float" office:value="1.04606802721088">
            <text:p>1.05</text:p>
          </table:table-cell>
          <table:table-cell office:value-type="float" office:value="375.94">
            <text:p>375.94</text:p>
          </table:table-cell>
          <table:table-cell table:formula="of:=[.J654]/[.A654]" office:value-type="float" office:value="1.02296598639456">
            <text:p>1.02</text:p>
          </table:table-cell>
          <table:table-cell table:number-columns-repeated="5"/>
        </table:table-row>
        <table:table-row table:style-name="ro1">
          <table:table-cell office:value-type="float" office:value="298.79">
            <text:p>298.79</text:p>
          </table:table-cell>
          <table:table-cell office:value-type="float" office:value="304.65">
            <text:p>304.65</text:p>
          </table:table-cell>
          <table:table-cell table:formula="of:=[.B655]/[.A655]" office:value-type="float" office:value="1.01961243682854">
            <text:p>1.02</text:p>
          </table:table-cell>
          <table:table-cell office:value-type="float" office:value="304.06">
            <text:p>304.06</text:p>
          </table:table-cell>
          <table:table-cell table:formula="of:=[.D655]/[.A655]" office:value-type="float" office:value="1.01763780581679">
            <text:p>1.02</text:p>
          </table:table-cell>
          <table:table-cell office:value-type="float" office:value="302.89">
            <text:p>302.89</text:p>
          </table:table-cell>
          <table:table-cell table:formula="of:=[.F655]/[.A655]" office:value-type="float" office:value="1.01372201211553">
            <text:p>1.01</text:p>
          </table:table-cell>
          <table:table-cell office:value-type="float" office:value="304.65">
            <text:p>304.65</text:p>
          </table:table-cell>
          <table:table-cell table:formula="of:=[.H655]/[.A655]" office:value-type="float" office:value="1.01961243682854">
            <text:p>1.02</text:p>
          </table:table-cell>
          <table:table-cell office:value-type="float" office:value="303.48">
            <text:p>303.48</text:p>
          </table:table-cell>
          <table:table-cell table:formula="of:=[.J655]/[.A655]" office:value-type="float" office:value="1.01569664312728">
            <text:p>1.02</text:p>
          </table:table-cell>
          <table:table-cell table:number-columns-repeated="5"/>
        </table:table-row>
        <table:table-row table:style-name="ro1">
          <table:table-cell office:value-type="float" office:value="403.26">
            <text:p>403.26</text:p>
          </table:table-cell>
          <table:table-cell office:value-type="float" office:value="433.75">
            <text:p>433.75</text:p>
          </table:table-cell>
          <table:table-cell table:formula="of:=[.B656]/[.A656]" office:value-type="float" office:value="1.07560878837475">
            <text:p>1.08</text:p>
          </table:table-cell>
          <table:table-cell office:value-type="float" office:value="409.26">
            <text:p>409.26</text:p>
          </table:table-cell>
          <table:table-cell table:formula="of:=[.D656]/[.A656]" office:value-type="float" office:value="1.01487873828299">
            <text:p>1.01</text:p>
          </table:table-cell>
          <table:table-cell office:value-type="float" office:value="407.02">
            <text:p>407.02</text:p>
          </table:table-cell>
          <table:table-cell table:formula="of:=[.F656]/[.A656]" office:value-type="float" office:value="1.00932400932401">
            <text:p>1.01</text:p>
          </table:table-cell>
          <table:table-cell office:value-type="float" office:value="433.75">
            <text:p>433.75</text:p>
          </table:table-cell>
          <table:table-cell table:formula="of:=[.H656]/[.A656]" office:value-type="float" office:value="1.07560878837475">
            <text:p>1.08</text:p>
          </table:table-cell>
          <table:table-cell office:value-type="float" office:value="407.12">
            <text:p>407.12</text:p>
          </table:table-cell>
          <table:table-cell table:formula="of:=[.J656]/[.A656]" office:value-type="float" office:value="1.00957198829539">
            <text:p>1.01</text:p>
          </table:table-cell>
          <table:table-cell table:number-columns-repeated="5"/>
        </table:table-row>
        <table:table-row table:style-name="ro1">
          <table:table-cell office:value-type="float" office:value="215.57">
            <text:p>215.57</text:p>
          </table:table-cell>
          <table:table-cell office:value-type="float" office:value="226.6">
            <text:p>226.6</text:p>
          </table:table-cell>
          <table:table-cell table:formula="of:=[.B657]/[.A657]" office:value-type="float" office:value="1.05116667439811">
            <text:p>1.05</text:p>
          </table:table-cell>
          <table:table-cell office:value-type="float" office:value="222.25">
            <text:p>222.25</text:p>
          </table:table-cell>
          <table:table-cell table:formula="of:=[.D657]/[.A657]" office:value-type="float" office:value="1.03098761423204">
            <text:p>1.03</text:p>
          </table:table-cell>
          <table:table-cell office:value-type="float" office:value="220.5">
            <text:p>220.5</text:p>
          </table:table-cell>
          <table:table-cell table:formula="of:=[.F657]/[.A657]" office:value-type="float" office:value="1.02286960152155">
            <text:p>1.02</text:p>
          </table:table-cell>
          <table:table-cell office:value-type="float" office:value="226.6">
            <text:p>226.6</text:p>
          </table:table-cell>
          <table:table-cell table:formula="of:=[.H657]/[.A657]" office:value-type="float" office:value="1.05116667439811">
            <text:p>1.05</text:p>
          </table:table-cell>
          <table:table-cell office:value-type="float" office:value="222.25">
            <text:p>222.25</text:p>
          </table:table-cell>
          <table:table-cell table:formula="of:=[.J657]/[.A657]" office:value-type="float" office:value="1.03098761423204">
            <text:p>1.03</text:p>
          </table:table-cell>
          <table:table-cell table:number-columns-repeated="5"/>
        </table:table-row>
        <table:table-row table:style-name="ro1">
          <table:table-cell office:value-type="float" office:value="264.71">
            <text:p>264.71</text:p>
          </table:table-cell>
          <table:table-cell office:value-type="float" office:value="282.08">
            <text:p>282.08</text:p>
          </table:table-cell>
          <table:table-cell table:formula="of:=[.B658]/[.A658]" office:value-type="float" office:value="1.06561897926032">
            <text:p>1.07</text:p>
          </table:table-cell>
          <table:table-cell office:value-type="float" office:value="271.63">
            <text:p>271.63</text:p>
          </table:table-cell>
          <table:table-cell table:formula="of:=[.D658]/[.A658]" office:value-type="float" office:value="1.02614181557176">
            <text:p>1.03</text:p>
          </table:table-cell>
          <table:table-cell office:value-type="float" office:value="266.76">
            <text:p>266.76</text:p>
          </table:table-cell>
          <table:table-cell table:formula="of:=[.F658]/[.A658]" office:value-type="float" office:value="1.00774432397718">
            <text:p>1.01</text:p>
          </table:table-cell>
          <table:table-cell office:value-type="float" office:value="282.66">
            <text:p>282.66</text:p>
          </table:table-cell>
          <table:table-cell table:formula="of:=[.H658]/[.A658]" office:value-type="float" office:value="1.06781005628801">
            <text:p>1.07</text:p>
          </table:table-cell>
          <table:table-cell office:value-type="float" office:value="272.22">
            <text:p>272.22</text:p>
          </table:table-cell>
          <table:table-cell table:formula="of:=[.J658]/[.A658]" office:value-type="float" office:value="1.02837066978958">
            <text:p>1.03</text:p>
          </table:table-cell>
          <table:table-cell table:number-columns-repeated="5"/>
        </table:table-row>
        <table:table-row table:style-name="ro1">
          <table:table-cell office:value-type="float" office:value="177.63">
            <text:p>177.63</text:p>
          </table:table-cell>
          <table:table-cell office:value-type="float" office:value="191.11">
            <text:p>191.11</text:p>
          </table:table-cell>
          <table:table-cell table:formula="of:=[.B659]/[.A659]" office:value-type="float" office:value="1.07588808196814">
            <text:p>1.08</text:p>
          </table:table-cell>
          <table:table-cell office:value-type="float" office:value="184.66">
            <text:p>184.66</text:p>
          </table:table-cell>
          <table:table-cell table:formula="of:=[.D659]/[.A659]" office:value-type="float" office:value="1.03957664808872">
            <text:p>1.04</text:p>
          </table:table-cell>
          <table:table-cell office:value-type="float" office:value="180.56">
            <text:p>180.56</text:p>
          </table:table-cell>
          <table:table-cell table:formula="of:=[.F659]/[.A659]" office:value-type="float" office:value="1.01649496143669">
            <text:p>1.02</text:p>
          </table:table-cell>
          <table:table-cell office:value-type="float" office:value="185.25">
            <text:p>185.25</text:p>
          </table:table-cell>
          <table:table-cell table:formula="of:=[.H659]/[.A659]" office:value-type="float" office:value="1.04289815909475">
            <text:p>1.04</text:p>
          </table:table-cell>
          <table:table-cell office:value-type="float" office:value="184.66">
            <text:p>184.66</text:p>
          </table:table-cell>
          <table:table-cell table:formula="of:=[.J659]/[.A659]" office:value-type="float" office:value="1.03957664808872">
            <text:p>1.04</text:p>
          </table:table-cell>
          <table:table-cell table:number-columns-repeated="5"/>
        </table:table-row>
        <table:table-row table:style-name="ro1">
          <table:table-cell office:value-type="float" office:value="375.11">
            <text:p>375.11</text:p>
          </table:table-cell>
          <table:table-cell office:value-type="float" office:value="398.24">
            <text:p>398.24</text:p>
          </table:table-cell>
          <table:table-cell table:formula="of:=[.B660]/[.A660]" office:value-type="float" office:value="1.06166191250567">
            <text:p>1.06</text:p>
          </table:table-cell>
          <table:table-cell office:value-type="float" office:value="385.22">
            <text:p>385.22</text:p>
          </table:table-cell>
          <table:table-cell table:formula="of:=[.D660]/[.A660]" office:value-type="float" office:value="1.02695209405241">
            <text:p>1.03</text:p>
          </table:table-cell>
          <table:table-cell office:value-type="float" office:value="385.76">
            <text:p>385.76</text:p>
          </table:table-cell>
          <table:table-cell table:formula="of:=[.F660]/[.A660]" office:value-type="float" office:value="1.02839167177628">
            <text:p>1.03</text:p>
          </table:table-cell>
          <table:table-cell office:value-type="float" office:value="398.24">
            <text:p>398.24</text:p>
          </table:table-cell>
          <table:table-cell table:formula="of:=[.H660]/[.A660]" office:value-type="float" office:value="1.06166191250567">
            <text:p>1.06</text:p>
          </table:table-cell>
          <table:table-cell office:value-type="float" office:value="385.8">
            <text:p>385.8</text:p>
          </table:table-cell>
          <table:table-cell table:formula="of:=[.J660]/[.A660]" office:value-type="float" office:value="1.02849830716323">
            <text:p>1.03</text:p>
          </table:table-cell>
          <table:table-cell table:number-columns-repeated="5"/>
        </table:table-row>
        <table:table-row table:style-name="ro1">
          <table:table-cell office:value-type="float" office:value="166.54">
            <text:p>166.54</text:p>
          </table:table-cell>
          <table:table-cell office:value-type="float" office:value="181.85">
            <text:p>181.85</text:p>
          </table:table-cell>
          <table:table-cell table:formula="of:=[.B661]/[.A661]" office:value-type="float" office:value="1.09192986669869">
            <text:p>1.09</text:p>
          </table:table-cell>
          <table:table-cell office:value-type="float" office:value="169.12">
            <text:p>169.12</text:p>
          </table:table-cell>
          <table:table-cell table:formula="of:=[.D661]/[.A661]" office:value-type="float" office:value="1.01549177374805">
            <text:p>1.02</text:p>
          </table:table-cell>
          <table:table-cell office:value-type="float" office:value="169.23">
            <text:p>169.23</text:p>
          </table:table-cell>
          <table:table-cell table:formula="of:=[.F661]/[.A661]" office:value-type="float" office:value="1.01615227572955">
            <text:p>1.02</text:p>
          </table:table-cell>
          <table:table-cell office:value-type="float" office:value="181.85">
            <text:p>181.85</text:p>
          </table:table-cell>
          <table:table-cell table:formula="of:=[.H661]/[.A661]" office:value-type="float" office:value="1.09192986669869">
            <text:p>1.09</text:p>
          </table:table-cell>
          <table:table-cell office:value-type="float" office:value="169.12">
            <text:p>169.12</text:p>
          </table:table-cell>
          <table:table-cell table:formula="of:=[.J661]/[.A661]" office:value-type="float" office:value="1.01549177374805">
            <text:p>1.02</text:p>
          </table:table-cell>
          <table:table-cell table:number-columns-repeated="5"/>
        </table:table-row>
        <table:table-row table:style-name="ro1">
          <table:table-cell office:value-type="float" office:value="284.76">
            <text:p>284.76</text:p>
          </table:table-cell>
          <table:table-cell office:value-type="float" office:value="296.72">
            <text:p>296.72</text:p>
          </table:table-cell>
          <table:table-cell table:formula="of:=[.B662]/[.A662]" office:value-type="float" office:value="1.04200028093833">
            <text:p>1.04</text:p>
          </table:table-cell>
          <table:table-cell office:value-type="float" office:value="290.97">
            <text:p>290.97</text:p>
          </table:table-cell>
          <table:table-cell table:formula="of:=[.D662]/[.A662]" office:value-type="float" office:value="1.02180783817952">
            <text:p>1.02</text:p>
          </table:table-cell>
          <table:table-cell office:value-type="float" office:value="288.04">
            <text:p>288.04</text:p>
          </table:table-cell>
          <table:table-cell table:formula="of:=[.F662]/[.A662]" office:value-type="float" office:value="1.01151847169546">
            <text:p>1.01</text:p>
          </table:table-cell>
          <table:table-cell office:value-type="float" office:value="296.72">
            <text:p>296.72</text:p>
          </table:table-cell>
          <table:table-cell table:formula="of:=[.H662]/[.A662]" office:value-type="float" office:value="1.04200028093833">
            <text:p>1.04</text:p>
          </table:table-cell>
          <table:table-cell office:value-type="float" office:value="289.79">
            <text:p>289.79</text:p>
          </table:table-cell>
          <table:table-cell table:formula="of:=[.J662]/[.A662]" office:value-type="float" office:value="1.01766399775249">
            <text:p>1.02</text:p>
          </table:table-cell>
          <table:table-cell table:number-columns-repeated="5"/>
        </table:table-row>
        <table:table-row table:style-name="ro1">
          <table:table-cell office:value-type="float" office:value="64.73">
            <text:p>64.73</text:p>
          </table:table-cell>
          <table:table-cell office:value-type="float" office:value="89.66">
            <text:p>89.66</text:p>
          </table:table-cell>
          <table:table-cell table:formula="of:=[.B663]/[.A663]" office:value-type="float" office:value="1.38513826664607">
            <text:p>1.39</text:p>
          </table:table-cell>
          <table:table-cell office:value-type="float" office:value="73.66">
            <text:p>73.66</text:p>
          </table:table-cell>
          <table:table-cell table:formula="of:=[.D663]/[.A663]" office:value-type="float" office:value="1.13795767032288">
            <text:p>1.14</text:p>
          </table:table-cell>
          <table:table-cell office:value-type="float" office:value="73.66">
            <text:p>73.66</text:p>
          </table:table-cell>
          <table:table-cell table:formula="of:=[.F663]/[.A663]" office:value-type="float" office:value="1.13795767032288">
            <text:p>1.14</text:p>
          </table:table-cell>
          <table:table-cell office:value-type="float" office:value="89.66">
            <text:p>89.66</text:p>
          </table:table-cell>
          <table:table-cell table:formula="of:=[.H663]/[.A663]" office:value-type="float" office:value="1.38513826664607">
            <text:p>1.39</text:p>
          </table:table-cell>
          <table:table-cell office:value-type="float" office:value="73.66">
            <text:p>73.66</text:p>
          </table:table-cell>
          <table:table-cell table:formula="of:=[.J663]/[.A663]" office:value-type="float" office:value="1.13795767032288">
            <text:p>1.14</text:p>
          </table:table-cell>
          <table:table-cell table:number-columns-repeated="5"/>
        </table:table-row>
        <table:table-row table:style-name="ro1">
          <table:table-cell office:value-type="float" office:value="427.91">
            <text:p>427.91</text:p>
          </table:table-cell>
          <table:table-cell office:value-type="float" office:value="452.62">
            <text:p>452.62</text:p>
          </table:table-cell>
          <table:table-cell table:formula="of:=[.B664]/[.A664]" office:value-type="float" office:value="1.05774578766563">
            <text:p>1.06</text:p>
          </table:table-cell>
          <table:table-cell office:value-type="float" office:value="446.86">
            <text:p>446.86</text:p>
          </table:table-cell>
          <table:table-cell table:formula="of:=[.D664]/[.A664]" office:value-type="float" office:value="1.04428501320371">
            <text:p>1.04</text:p>
          </table:table-cell>
          <table:table-cell office:value-type="float" office:value="436.49">
            <text:p>436.49</text:p>
          </table:table-cell>
          <table:table-cell table:formula="of:=[.F664]/[.A664]" office:value-type="float" office:value="1.02005094529223">
            <text:p>1.02</text:p>
          </table:table-cell>
          <table:table-cell office:value-type="float" office:value="450.37">
            <text:p>450.37</text:p>
          </table:table-cell>
          <table:table-cell table:formula="of:=[.H664]/[.A664]" office:value-type="float" office:value="1.05248767264144">
            <text:p>1.05</text:p>
          </table:table-cell>
          <table:table-cell office:value-type="float" office:value="445.1">
            <text:p>445.1</text:p>
          </table:table-cell>
          <table:table-cell table:formula="of:=[.J664]/[.A664]" office:value-type="float" office:value="1.04017199878479">
            <text:p>1.04</text:p>
          </table:table-cell>
          <table:table-cell table:number-columns-repeated="5"/>
        </table:table-row>
        <table:table-row table:style-name="ro1">
          <table:table-cell office:value-type="float" office:value="215.65">
            <text:p>215.65</text:p>
          </table:table-cell>
          <table:table-cell office:value-type="float" office:value="228.92">
            <text:p>228.92</text:p>
          </table:table-cell>
          <table:table-cell table:formula="of:=[.B665]/[.A665]" office:value-type="float" office:value="1.06153489450499">
            <text:p>1.06</text:p>
          </table:table-cell>
          <table:table-cell office:value-type="float" office:value="215.41">
            <text:p>215.41</text:p>
          </table:table-cell>
          <table:table-cell table:formula="of:=[.D665]/[.A665]" office:value-type="float" office:value="0.998887085555298">
            <text:p>1</text:p>
          </table:table-cell>
          <table:table-cell office:value-type="float" office:value="215.99">
            <text:p>215.99</text:p>
          </table:table-cell>
          <table:table-cell table:formula="of:=[.F665]/[.A665]" office:value-type="float" office:value="1.00157662879666">
            <text:p>1</text:p>
          </table:table-cell>
          <table:table-cell office:value-type="float" office:value="228.92">
            <text:p>228.92</text:p>
          </table:table-cell>
          <table:table-cell table:formula="of:=[.H665]/[.A665]" office:value-type="float" office:value="1.06153489450499">
            <text:p>1.06</text:p>
          </table:table-cell>
          <table:table-cell office:value-type="float" office:value="215.41">
            <text:p>215.41</text:p>
          </table:table-cell>
          <table:table-cell table:formula="of:=[.J665]/[.A665]" office:value-type="float" office:value="0.998887085555298">
            <text:p>1</text:p>
          </table:table-cell>
          <table:table-cell table:number-columns-repeated="5"/>
        </table:table-row>
        <table:table-row table:style-name="ro1">
          <table:table-cell office:value-type="float" office:value="302.18">
            <text:p>302.18</text:p>
          </table:table-cell>
          <table:table-cell office:value-type="float" office:value="322.66">
            <text:p>322.66</text:p>
          </table:table-cell>
          <table:table-cell table:formula="of:=[.B666]/[.A666]" office:value-type="float" office:value="1.06777417433318">
            <text:p>1.07</text:p>
          </table:table-cell>
          <table:table-cell office:value-type="float" office:value="313.98">
            <text:p>313.98</text:p>
          </table:table-cell>
          <table:table-cell table:formula="of:=[.D666]/[.A666]" office:value-type="float" office:value="1.03904957310212">
            <text:p>1.04</text:p>
          </table:table-cell>
          <table:table-cell office:value-type="float" office:value="311.05">
            <text:p>311.05</text:p>
          </table:table-cell>
          <table:table-cell table:formula="of:=[.F666]/[.A666]" office:value-type="float" office:value="1.02935336554372">
            <text:p>1.03</text:p>
          </table:table-cell>
          <table:table-cell office:value-type="float" office:value="322.66">
            <text:p>322.66</text:p>
          </table:table-cell>
          <table:table-cell table:formula="of:=[.H666]/[.A666]" office:value-type="float" office:value="1.06777417433318">
            <text:p>1.07</text:p>
          </table:table-cell>
          <table:table-cell office:value-type="float" office:value="310.46">
            <text:p>310.46</text:p>
          </table:table-cell>
          <table:table-cell table:formula="of:=[.J666]/[.A666]" office:value-type="float" office:value="1.02740088688861">
            <text:p>1.03</text:p>
          </table:table-cell>
          <table:table-cell table:number-columns-repeated="5"/>
        </table:table-row>
        <table:table-row table:style-name="ro1">
          <table:table-cell office:value-type="float" office:value="59.57">
            <text:p>59.57</text:p>
          </table:table-cell>
          <table:table-cell office:value-type="float" office:value="79.08">
            <text:p>79.08</text:p>
          </table:table-cell>
          <table:table-cell table:formula="of:=[.B667]/[.A667]" office:value-type="float" office:value="1.32751384925298">
            <text:p>1.33</text:p>
          </table:table-cell>
          <table:table-cell office:value-type="float" office:value="60.15">
            <text:p>60.15</text:p>
          </table:table-cell>
          <table:table-cell table:formula="of:=[.D667]/[.A667]" office:value-type="float" office:value="1.00973644451905">
            <text:p>1.01</text:p>
          </table:table-cell>
          <table:table-cell office:value-type="float" office:value="60.15">
            <text:p>60.15</text:p>
          </table:table-cell>
          <table:table-cell table:formula="of:=[.F667]/[.A667]" office:value-type="float" office:value="1.00973644451905">
            <text:p>1.01</text:p>
          </table:table-cell>
          <table:table-cell office:value-type="float" office:value="60.74">
            <text:p>60.74</text:p>
          </table:table-cell>
          <table:table-cell table:formula="of:=[.H667]/[.A667]" office:value-type="float" office:value="1.01964075877119">
            <text:p>1.02</text:p>
          </table:table-cell>
          <table:table-cell office:value-type="float" office:value="60.74">
            <text:p>60.74</text:p>
          </table:table-cell>
          <table:table-cell table:formula="of:=[.J667]/[.A667]" office:value-type="float" office:value="1.01964075877119">
            <text:p>1.02</text:p>
          </table:table-cell>
          <table:table-cell table:number-columns-repeated="5"/>
        </table:table-row>
        <table:table-row table:style-name="ro1">
          <table:table-cell office:value-type="float" office:value="90.63">
            <text:p>90.63</text:p>
          </table:table-cell>
          <table:table-cell office:value-type="float" office:value="100.73">
            <text:p>100.73</text:p>
          </table:table-cell>
          <table:table-cell table:formula="of:=[.B668]/[.A668]" office:value-type="float" office:value="1.11144212733091">
            <text:p>1.11</text:p>
          </table:table-cell>
          <table:table-cell office:value-type="float" office:value="92.63">
            <text:p>92.63</text:p>
          </table:table-cell>
          <table:table-cell table:formula="of:=[.D668]/[.A668]" office:value-type="float" office:value="1.02206774798632">
            <text:p>1.02</text:p>
          </table:table-cell>
          <table:table-cell office:value-type="float" office:value="92.63">
            <text:p>92.63</text:p>
          </table:table-cell>
          <table:table-cell table:formula="of:=[.F668]/[.A668]" office:value-type="float" office:value="1.02206774798632">
            <text:p>1.02</text:p>
          </table:table-cell>
          <table:table-cell office:value-type="float" office:value="100.73">
            <text:p>100.73</text:p>
          </table:table-cell>
          <table:table-cell table:formula="of:=[.H668]/[.A668]" office:value-type="float" office:value="1.11144212733091">
            <text:p>1.11</text:p>
          </table:table-cell>
          <table:table-cell office:value-type="float" office:value="92.63">
            <text:p>92.63</text:p>
          </table:table-cell>
          <table:table-cell table:formula="of:=[.J668]/[.A668]" office:value-type="float" office:value="1.02206774798632">
            <text:p>1.02</text:p>
          </table:table-cell>
          <table:table-cell table:number-columns-repeated="5"/>
        </table:table-row>
        <table:table-row table:style-name="ro1">
          <table:table-cell office:value-type="float" office:value="489.23">
            <text:p>489.23</text:p>
          </table:table-cell>
          <table:table-cell office:value-type="float" office:value="505.81">
            <text:p>505.81</text:p>
          </table:table-cell>
          <table:table-cell table:formula="of:=[.B669]/[.A669]" office:value-type="float" office:value="1.03388999039307">
            <text:p>1.03</text:p>
          </table:table-cell>
          <table:table-cell office:value-type="float" office:value="493.67">
            <text:p>493.67</text:p>
          </table:table-cell>
          <table:table-cell table:formula="of:=[.D669]/[.A669]" office:value-type="float" office:value="1.00907548596775">
            <text:p>1.01</text:p>
          </table:table-cell>
          <table:table-cell office:value-type="float" office:value="491.91">
            <text:p>491.91</text:p>
          </table:table-cell>
          <table:table-cell table:formula="of:=[.F669]/[.A669]" office:value-type="float" office:value="1.00547799603459">
            <text:p>1.01</text:p>
          </table:table-cell>
          <table:table-cell office:value-type="float" office:value="505.81">
            <text:p>505.81</text:p>
          </table:table-cell>
          <table:table-cell table:formula="of:=[.H669]/[.A669]" office:value-type="float" office:value="1.03388999039307">
            <text:p>1.03</text:p>
          </table:table-cell>
          <table:table-cell office:value-type="float" office:value="493.09">
            <text:p>493.09</text:p>
          </table:table-cell>
          <table:table-cell table:formula="of:=[.J669]/[.A669]" office:value-type="float" office:value="1.0078899495125">
            <text:p>1.01</text:p>
          </table:table-cell>
          <table:table-cell table:number-columns-repeated="5"/>
        </table:table-row>
        <table:table-row table:style-name="ro1">
          <table:table-cell office:value-type="float" office:value="328.08">
            <text:p>328.08</text:p>
          </table:table-cell>
          <table:table-cell office:value-type="float" office:value="349.59">
            <text:p>349.59</text:p>
          </table:table-cell>
          <table:table-cell table:formula="of:=[.B670]/[.A670]" office:value-type="float" office:value="1.06556327724945">
            <text:p>1.07</text:p>
          </table:table-cell>
          <table:table-cell office:value-type="float" office:value="335.94">
            <text:p>335.94</text:p>
          </table:table-cell>
          <table:table-cell table:formula="of:=[.D670]/[.A670]" office:value-type="float" office:value="1.02395757132407">
            <text:p>1.02</text:p>
          </table:table-cell>
          <table:table-cell office:value-type="float" office:value="327.07">
            <text:p>327.07</text:p>
          </table:table-cell>
          <table:table-cell table:formula="of:=[.F670]/[.A670]" office:value-type="float" office:value="0.996921482565228">
            <text:p>1</text:p>
          </table:table-cell>
          <table:table-cell office:value-type="float" office:value="349.59">
            <text:p>349.59</text:p>
          </table:table-cell>
          <table:table-cell table:formula="of:=[.H670]/[.A670]" office:value-type="float" office:value="1.06556327724945">
            <text:p>1.07</text:p>
          </table:table-cell>
          <table:table-cell office:value-type="float" office:value="336.52">
            <text:p>336.52</text:p>
          </table:table-cell>
          <table:table-cell table:formula="of:=[.J670]/[.A670]" office:value-type="float" office:value="1.02572543282126">
            <text:p>1.03</text:p>
          </table:table-cell>
          <table:table-cell table:number-columns-repeated="5"/>
        </table:table-row>
        <table:table-row table:style-name="ro1">
          <table:table-cell office:value-type="float" office:value="293.99">
            <text:p>293.99</text:p>
          </table:table-cell>
          <table:table-cell office:value-type="float" office:value="307.27">
            <text:p>307.27</text:p>
          </table:table-cell>
          <table:table-cell table:formula="of:=[.B671]/[.A671]" office:value-type="float" office:value="1.04517160447634">
            <text:p>1.05</text:p>
          </table:table-cell>
          <table:table-cell office:value-type="float" office:value="305.85">
            <text:p>305.85</text:p>
          </table:table-cell>
          <table:table-cell table:formula="of:=[.D671]/[.A671]" office:value-type="float" office:value="1.04034150821457">
            <text:p>1.04</text:p>
          </table:table-cell>
          <table:table-cell office:value-type="float" office:value="299.41">
            <text:p>299.41</text:p>
          </table:table-cell>
          <table:table-cell table:formula="of:=[.F671]/[.A671]" office:value-type="float" office:value="1.01843600122453">
            <text:p>1.02</text:p>
          </table:table-cell>
          <table:table-cell office:value-type="float" office:value="305.85">
            <text:p>305.85</text:p>
          </table:table-cell>
          <table:table-cell table:formula="of:=[.H671]/[.A671]" office:value-type="float" office:value="1.04034150821457">
            <text:p>1.04</text:p>
          </table:table-cell>
          <table:table-cell office:value-type="float" office:value="305.85">
            <text:p>305.85</text:p>
          </table:table-cell>
          <table:table-cell table:formula="of:=[.J671]/[.A671]" office:value-type="float" office:value="1.04034150821457">
            <text:p>1.04</text:p>
          </table:table-cell>
          <table:table-cell table:number-columns-repeated="5"/>
        </table:table-row>
        <table:table-row table:style-name="ro1">
          <table:table-cell office:value-type="float" office:value="76.36">
            <text:p>76.36</text:p>
          </table:table-cell>
          <table:table-cell office:value-type="float" office:value="95.87">
            <text:p>95.87</text:p>
          </table:table-cell>
          <table:table-cell table:formula="of:=[.B672]/[.A672]" office:value-type="float" office:value="1.25550026191723">
            <text:p>1.26</text:p>
          </table:table-cell>
          <table:table-cell office:value-type="float" office:value="76.36">
            <text:p>76.36</text:p>
          </table:table-cell>
          <table:table-cell table:formula="of:=[.D672]/[.A672]" office:value-type="float" office:value="1">
            <text:p>1</text:p>
          </table:table-cell>
          <table:table-cell office:value-type="float" office:value="76.36">
            <text:p>76.36</text:p>
          </table:table-cell>
          <table:table-cell table:formula="of:=[.F672]/[.A672]" office:value-type="float" office:value="1">
            <text:p>1</text:p>
          </table:table-cell>
          <table:table-cell office:value-type="float" office:value="95.87">
            <text:p>95.87</text:p>
          </table:table-cell>
          <table:table-cell table:formula="of:=[.H672]/[.A672]" office:value-type="float" office:value="1.25550026191723">
            <text:p>1.26</text:p>
          </table:table-cell>
          <table:table-cell office:value-type="float" office:value="77.53">
            <text:p>77.53</text:p>
          </table:table-cell>
          <table:table-cell table:formula="of:=[.J672]/[.A672]" office:value-type="float" office:value="1.01532215819801">
            <text:p>1.02</text:p>
          </table:table-cell>
          <table:table-cell table:number-columns-repeated="5"/>
        </table:table-row>
        <table:table-row table:style-name="ro1">
          <table:table-cell office:value-type="float" office:value="119.77">
            <text:p>119.77</text:p>
          </table:table-cell>
          <table:table-cell office:value-type="float" office:value="137.43">
            <text:p>137.43</text:p>
          </table:table-cell>
          <table:table-cell table:formula="of:=[.B673]/[.A673]" office:value-type="float" office:value="1.14744927778242">
            <text:p>1.15</text:p>
          </table:table-cell>
          <table:table-cell office:value-type="float" office:value="122.11">
            <text:p>122.11</text:p>
          </table:table-cell>
          <table:table-cell table:formula="of:=[.D673]/[.A673]" office:value-type="float" office:value="1.01953744677298">
            <text:p>1.02</text:p>
          </table:table-cell>
          <table:table-cell office:value-type="float" office:value="121.53">
            <text:p>121.53</text:p>
          </table:table-cell>
          <table:table-cell table:formula="of:=[.F673]/[.A673]" office:value-type="float" office:value="1.01469483176088">
            <text:p>1.01</text:p>
          </table:table-cell>
          <table:table-cell office:value-type="float" office:value="137.43">
            <text:p>137.43</text:p>
          </table:table-cell>
          <table:table-cell table:formula="of:=[.H673]/[.A673]" office:value-type="float" office:value="1.14744927778242">
            <text:p>1.15</text:p>
          </table:table-cell>
          <table:table-cell office:value-type="float" office:value="119.77">
            <text:p>119.77</text:p>
          </table:table-cell>
          <table:table-cell table:formula="of:=[.J673]/[.A67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73.72">
            <text:p>173.72</text:p>
          </table:table-cell>
          <table:table-cell office:value-type="float" office:value="189.92">
            <text:p>189.92</text:p>
          </table:table-cell>
          <table:table-cell table:formula="of:=[.B674]/[.A674]" office:value-type="float" office:value="1.09325351139765">
            <text:p>1.09</text:p>
          </table:table-cell>
          <table:table-cell office:value-type="float" office:value="177.82">
            <text:p>177.82</text:p>
          </table:table-cell>
          <table:table-cell table:formula="of:=[.D674]/[.A674]" office:value-type="float" office:value="1.02360119732904">
            <text:p>1.02</text:p>
          </table:table-cell>
          <table:table-cell office:value-type="float" office:value="180.17">
            <text:p>180.17</text:p>
          </table:table-cell>
          <table:table-cell table:formula="of:=[.F674]/[.A674]" office:value-type="float" office:value="1.03712871287129">
            <text:p>1.04</text:p>
          </table:table-cell>
          <table:table-cell office:value-type="float" office:value="184.17">
            <text:p>184.17</text:p>
          </table:table-cell>
          <table:table-cell table:formula="of:=[.H674]/[.A674]" office:value-type="float" office:value="1.06015427124108">
            <text:p>1.06</text:p>
          </table:table-cell>
          <table:table-cell office:value-type="float" office:value="177.82">
            <text:p>177.82</text:p>
          </table:table-cell>
          <table:table-cell table:formula="of:=[.J674]/[.A674]" office:value-type="float" office:value="1.02360119732904">
            <text:p>1.02</text:p>
          </table:table-cell>
          <table:table-cell table:number-columns-repeated="5"/>
        </table:table-row>
        <table:table-row table:style-name="ro1">
          <table:table-cell office:value-type="float" office:value="481.56">
            <text:p>481.56</text:p>
          </table:table-cell>
          <table:table-cell office:value-type="float" office:value="502.83">
            <text:p>502.83</text:p>
          </table:table-cell>
          <table:table-cell table:formula="of:=[.B675]/[.A675]" office:value-type="float" office:value="1.04416895090954">
            <text:p>1.04</text:p>
          </table:table-cell>
          <table:table-cell office:value-type="float" office:value="498.83">
            <text:p>498.83</text:p>
          </table:table-cell>
          <table:table-cell table:formula="of:=[.D675]/[.A675]" office:value-type="float" office:value="1.03586261317385">
            <text:p>1.04</text:p>
          </table:table-cell>
          <table:table-cell office:value-type="float" office:value="497.07">
            <text:p>497.07</text:p>
          </table:table-cell>
          <table:table-cell table:formula="of:=[.F675]/[.A675]" office:value-type="float" office:value="1.03220782457015">
            <text:p>1.03</text:p>
          </table:table-cell>
          <table:table-cell office:value-type="float" office:value="502.83">
            <text:p>502.83</text:p>
          </table:table-cell>
          <table:table-cell table:formula="of:=[.H675]/[.A675]" office:value-type="float" office:value="1.04416895090954">
            <text:p>1.04</text:p>
          </table:table-cell>
          <table:table-cell office:value-type="float" office:value="498.24">
            <text:p>498.24</text:p>
          </table:table-cell>
          <table:table-cell table:formula="of:=[.J675]/[.A675]" office:value-type="float" office:value="1.03463742835784">
            <text:p>1.03</text:p>
          </table:table-cell>
          <table:table-cell table:number-columns-repeated="5"/>
        </table:table-row>
        <table:table-row table:style-name="ro1">
          <table:table-cell office:value-type="float" office:value="245.22">
            <text:p>245.22</text:p>
          </table:table-cell>
          <table:table-cell office:value-type="float" office:value="258.05">
            <text:p>258.05</text:p>
          </table:table-cell>
          <table:table-cell table:formula="of:=[.B676]/[.A676]" office:value-type="float" office:value="1.05232036538618">
            <text:p>1.05</text:p>
          </table:table-cell>
          <table:table-cell office:value-type="float" office:value="247.56">
            <text:p>247.56</text:p>
          </table:table-cell>
          <table:table-cell table:formula="of:=[.D676]/[.A676]" office:value-type="float" office:value="1.00954245167605">
            <text:p>1.01</text:p>
          </table:table-cell>
          <table:table-cell office:value-type="float" office:value="248.15">
            <text:p>248.15</text:p>
          </table:table-cell>
          <table:table-cell table:formula="of:=[.F676]/[.A676]" office:value-type="float" office:value="1.01194845444907">
            <text:p>1.01</text:p>
          </table:table-cell>
          <table:table-cell office:value-type="float" office:value="258.05">
            <text:p>258.05</text:p>
          </table:table-cell>
          <table:table-cell table:formula="of:=[.H676]/[.A676]" office:value-type="float" office:value="1.05232036538618">
            <text:p>1.05</text:p>
          </table:table-cell>
          <table:table-cell office:value-type="float" office:value="247.56">
            <text:p>247.56</text:p>
          </table:table-cell>
          <table:table-cell table:formula="of:=[.J676]/[.A676]" office:value-type="float" office:value="1.00954245167605">
            <text:p>1.01</text:p>
          </table:table-cell>
          <table:table-cell table:number-columns-repeated="5"/>
        </table:table-row>
        <table:table-row table:style-name="ro1">
          <table:table-cell office:value-type="float" office:value="496.61">
            <text:p>496.61</text:p>
          </table:table-cell>
          <table:table-cell office:value-type="float" office:value="523.94">
            <text:p>523.94</text:p>
          </table:table-cell>
          <table:table-cell table:formula="of:=[.B677]/[.A677]" office:value-type="float" office:value="1.05503312458468">
            <text:p>1.06</text:p>
          </table:table-cell>
          <table:table-cell office:value-type="float" office:value="515.11">
            <text:p>515.11</text:p>
          </table:table-cell>
          <table:table-cell table:formula="of:=[.D677]/[.A677]" office:value-type="float" office:value="1.03725257244115">
            <text:p>1.04</text:p>
          </table:table-cell>
          <table:table-cell office:value-type="float" office:value="522.04">
            <text:p>522.04</text:p>
          </table:table-cell>
          <table:table-cell table:formula="of:=[.F677]/[.A677]" office:value-type="float" office:value="1.05120718471235">
            <text:p>1.05</text:p>
          </table:table-cell>
          <table:table-cell office:value-type="float" office:value="523.94">
            <text:p>523.94</text:p>
          </table:table-cell>
          <table:table-cell table:formula="of:=[.H677]/[.A677]" office:value-type="float" office:value="1.05503312458468">
            <text:p>1.06</text:p>
          </table:table-cell>
          <table:table-cell office:value-type="float" office:value="515.7">
            <text:p>515.7</text:p>
          </table:table-cell>
          <table:table-cell table:formula="of:=[.J677]/[.A677]" office:value-type="float" office:value="1.03844062745414">
            <text:p>1.04</text:p>
          </table:table-cell>
          <table:table-cell table:number-columns-repeated="5"/>
        </table:table-row>
        <table:table-row table:style-name="ro1">
          <table:table-cell office:value-type="float" office:value="460.87">
            <text:p>460.87</text:p>
          </table:table-cell>
          <table:table-cell office:value-type="float" office:value="489.03">
            <text:p>489.03</text:p>
          </table:table-cell>
          <table:table-cell table:formula="of:=[.B678]/[.A678]" office:value-type="float" office:value="1.06110182914922">
            <text:p>1.06</text:p>
          </table:table-cell>
          <table:table-cell office:value-type="float" office:value="477.42">
            <text:p>477.42</text:p>
          </table:table-cell>
          <table:table-cell table:formula="of:=[.D678]/[.A678]" office:value-type="float" office:value="1.03591034348081">
            <text:p>1.04</text:p>
          </table:table-cell>
          <table:table-cell office:value-type="float" office:value="477.03">
            <text:p>477.03</text:p>
          </table:table-cell>
          <table:table-cell table:formula="of:=[.F678]/[.A678]" office:value-type="float" office:value="1.03506411786404">
            <text:p>1.04</text:p>
          </table:table-cell>
          <table:table-cell office:value-type="float" office:value="483.17">
            <text:p>483.17</text:p>
          </table:table-cell>
          <table:table-cell table:formula="of:=[.H678]/[.A678]" office:value-type="float" office:value="1.04838674680496">
            <text:p>1.05</text:p>
          </table:table-cell>
          <table:table-cell office:value-type="float" office:value="471.56">
            <text:p>471.56</text:p>
          </table:table-cell>
          <table:table-cell table:formula="of:=[.J678]/[.A678]" office:value-type="float" office:value="1.02319526113655">
            <text:p>1.02</text:p>
          </table:table-cell>
          <table:table-cell table:number-columns-repeated="5"/>
        </table:table-row>
        <table:table-row table:style-name="ro1">
          <table:table-cell office:value-type="float" office:value="161.79">
            <text:p>161.79</text:p>
          </table:table-cell>
          <table:table-cell office:value-type="float" office:value="172.28">
            <text:p>172.28</text:p>
          </table:table-cell>
          <table:table-cell table:formula="of:=[.B679]/[.A679]" office:value-type="float" office:value="1.06483713455714">
            <text:p>1.06</text:p>
          </table:table-cell>
          <table:table-cell office:value-type="float" office:value="168.62">
            <text:p>168.62</text:p>
          </table:table-cell>
          <table:table-cell table:formula="of:=[.D679]/[.A679]" office:value-type="float" office:value="1.04221521725694">
            <text:p>1.04</text:p>
          </table:table-cell>
          <table:table-cell office:value-type="float" office:value="168.62">
            <text:p>168.62</text:p>
          </table:table-cell>
          <table:table-cell table:formula="of:=[.F679]/[.A679]" office:value-type="float" office:value="1.04221521725694">
            <text:p>1.04</text:p>
          </table:table-cell>
          <table:table-cell office:value-type="float" office:value="172.28">
            <text:p>172.28</text:p>
          </table:table-cell>
          <table:table-cell table:formula="of:=[.H679]/[.A679]" office:value-type="float" office:value="1.06483713455714">
            <text:p>1.06</text:p>
          </table:table-cell>
          <table:table-cell office:value-type="float" office:value="167.45">
            <text:p>167.45</text:p>
          </table:table-cell>
          <table:table-cell table:formula="of:=[.J679]/[.A679]" office:value-type="float" office:value="1.03498362074294">
            <text:p>1.03</text:p>
          </table:table-cell>
          <table:table-cell table:number-columns-repeated="5"/>
        </table:table-row>
        <table:table-row table:style-name="ro1">
          <table:table-cell office:value-type="float" office:value="231.88">
            <text:p>231.88</text:p>
          </table:table-cell>
          <table:table-cell office:value-type="float" office:value="239.88">
            <text:p>239.88</text:p>
          </table:table-cell>
          <table:table-cell table:formula="of:=[.B680]/[.A680]" office:value-type="float" office:value="1.03450060376057">
            <text:p>1.03</text:p>
          </table:table-cell>
          <table:table-cell office:value-type="float" office:value="231.88">
            <text:p>231.88</text:p>
          </table:table-cell>
          <table:table-cell table:formula="of:=[.D680]/[.A680]" office:value-type="float" office:value="1">
            <text:p>1</text:p>
          </table:table-cell>
          <table:table-cell office:value-type="float" office:value="231.88">
            <text:p>231.88</text:p>
          </table:table-cell>
          <table:table-cell table:formula="of:=[.F680]/[.A680]" office:value-type="float" office:value="1">
            <text:p>1</text:p>
          </table:table-cell>
          <table:table-cell office:value-type="float" office:value="239.88">
            <text:p>239.88</text:p>
          </table:table-cell>
          <table:table-cell table:formula="of:=[.H680]/[.A680]" office:value-type="float" office:value="1.03450060376057">
            <text:p>1.03</text:p>
          </table:table-cell>
          <table:table-cell office:value-type="float" office:value="231.88">
            <text:p>231.88</text:p>
          </table:table-cell>
          <table:table-cell table:formula="of:=[.J680]/[.A68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05.4">
            <text:p>505.4</text:p>
          </table:table-cell>
          <table:table-cell office:value-type="float" office:value="532.82">
            <text:p>532.82</text:p>
          </table:table-cell>
          <table:table-cell table:formula="of:=[.B681]/[.A681]" office:value-type="float" office:value="1.05425405619311">
            <text:p>1.05</text:p>
          </table:table-cell>
          <table:table-cell office:value-type="float" office:value="525.55">
            <text:p>525.55</text:p>
          </table:table-cell>
          <table:table-cell table:formula="of:=[.D681]/[.A681]" office:value-type="float" office:value="1.03986941036803">
            <text:p>1.04</text:p>
          </table:table-cell>
          <table:table-cell office:value-type="float" office:value="522.48">
            <text:p>522.48</text:p>
          </table:table-cell>
          <table:table-cell table:formula="of:=[.F681]/[.A681]" office:value-type="float" office:value="1.03379501385042">
            <text:p>1.03</text:p>
          </table:table-cell>
          <table:table-cell office:value-type="float" office:value="532.82">
            <text:p>532.82</text:p>
          </table:table-cell>
          <table:table-cell table:formula="of:=[.H681]/[.A681]" office:value-type="float" office:value="1.05425405619311">
            <text:p>1.05</text:p>
          </table:table-cell>
          <table:table-cell office:value-type="float" office:value="525.55">
            <text:p>525.55</text:p>
          </table:table-cell>
          <table:table-cell table:formula="of:=[.J681]/[.A681]" office:value-type="float" office:value="1.03986941036803">
            <text:p>1.04</text:p>
          </table:table-cell>
          <table:table-cell table:number-columns-repeated="5"/>
        </table:table-row>
        <table:table-row table:style-name="ro1">
          <table:table-cell office:value-type="float" office:value="360.84">
            <text:p>360.84</text:p>
          </table:table-cell>
          <table:table-cell office:value-type="float" office:value="365.87">
            <text:p>365.87</text:p>
          </table:table-cell>
          <table:table-cell table:formula="of:=[.B682]/[.A682]" office:value-type="float" office:value="1.01393969626427">
            <text:p>1.01</text:p>
          </table:table-cell>
          <table:table-cell office:value-type="float" office:value="367.63">
            <text:p>367.63</text:p>
          </table:table-cell>
          <table:table-cell table:formula="of:=[.D682]/[.A682]" office:value-type="float" office:value="1.01881720430108">
            <text:p>1.02</text:p>
          </table:table-cell>
          <table:table-cell office:value-type="float" office:value="371.73">
            <text:p>371.73</text:p>
          </table:table-cell>
          <table:table-cell table:formula="of:=[.F682]/[.A682]" office:value-type="float" office:value="1.03017958097772">
            <text:p>1.03</text:p>
          </table:table-cell>
          <table:table-cell office:value-type="float" office:value="365.87">
            <text:p>365.87</text:p>
          </table:table-cell>
          <table:table-cell table:formula="of:=[.H682]/[.A682]" office:value-type="float" office:value="1.01393969626427">
            <text:p>1.01</text:p>
          </table:table-cell>
          <table:table-cell office:value-type="float" office:value="367.63">
            <text:p>367.63</text:p>
          </table:table-cell>
          <table:table-cell table:formula="of:=[.J682]/[.A682]" office:value-type="float" office:value="1.01881720430108">
            <text:p>1.02</text:p>
          </table:table-cell>
          <table:table-cell table:number-columns-repeated="5"/>
        </table:table-row>
        <table:table-row table:style-name="ro1">
          <table:table-cell office:value-type="float" office:value="132.01">
            <text:p>132.01</text:p>
          </table:table-cell>
          <table:table-cell office:value-type="float" office:value="134.25">
            <text:p>134.25</text:p>
          </table:table-cell>
          <table:table-cell table:formula="of:=[.B683]/[.A683]" office:value-type="float" office:value="1.01696841148398">
            <text:p>1.02</text:p>
          </table:table-cell>
          <table:table-cell office:value-type="float" office:value="134.01">
            <text:p>134.01</text:p>
          </table:table-cell>
          <table:table-cell table:formula="of:=[.D683]/[.A683]" office:value-type="float" office:value="1.01515036739641">
            <text:p>1.02</text:p>
          </table:table-cell>
          <table:table-cell office:value-type="float" office:value="134.01">
            <text:p>134.01</text:p>
          </table:table-cell>
          <table:table-cell table:formula="of:=[.F683]/[.A683]" office:value-type="float" office:value="1.01515036739641">
            <text:p>1.02</text:p>
          </table:table-cell>
          <table:table-cell office:value-type="float" office:value="134.25">
            <text:p>134.25</text:p>
          </table:table-cell>
          <table:table-cell table:formula="of:=[.H683]/[.A683]" office:value-type="float" office:value="1.01696841148398">
            <text:p>1.02</text:p>
          </table:table-cell>
          <table:table-cell office:value-type="float" office:value="134.01">
            <text:p>134.01</text:p>
          </table:table-cell>
          <table:table-cell table:formula="of:=[.J683]/[.A683]" office:value-type="float" office:value="1.01515036739641">
            <text:p>1.02</text:p>
          </table:table-cell>
          <table:table-cell table:number-columns-repeated="5"/>
        </table:table-row>
        <table:table-row table:style-name="ro1">
          <table:table-cell office:value-type="float" office:value="209.98">
            <text:p>209.98</text:p>
          </table:table-cell>
          <table:table-cell office:value-type="float" office:value="221.59">
            <text:p>221.59</text:p>
          </table:table-cell>
          <table:table-cell table:formula="of:=[.B684]/[.A684]" office:value-type="float" office:value="1.05529098009334">
            <text:p>1.06</text:p>
          </table:table-cell>
          <table:table-cell office:value-type="float" office:value="214.66">
            <text:p>214.66</text:p>
          </table:table-cell>
          <table:table-cell table:formula="of:=[.D684]/[.A684]" office:value-type="float" office:value="1.02228783693685">
            <text:p>1.02</text:p>
          </table:table-cell>
          <table:table-cell office:value-type="float" office:value="213.69">
            <text:p>213.69</text:p>
          </table:table-cell>
          <table:table-cell table:formula="of:=[.F684]/[.A684]" office:value-type="float" office:value="1.01766834936661">
            <text:p>1.02</text:p>
          </table:table-cell>
          <table:table-cell office:value-type="float" office:value="221.59">
            <text:p>221.59</text:p>
          </table:table-cell>
          <table:table-cell table:formula="of:=[.H684]/[.A684]" office:value-type="float" office:value="1.05529098009334">
            <text:p>1.06</text:p>
          </table:table-cell>
          <table:table-cell office:value-type="float" office:value="214.66">
            <text:p>214.66</text:p>
          </table:table-cell>
          <table:table-cell table:formula="of:=[.J684]/[.A684]" office:value-type="float" office:value="1.02228783693685">
            <text:p>1.02</text:p>
          </table:table-cell>
          <table:table-cell table:number-columns-repeated="5"/>
        </table:table-row>
        <table:table-row table:style-name="ro1">
          <table:table-cell office:value-type="float" office:value="203.68">
            <text:p>203.68</text:p>
          </table:table-cell>
          <table:table-cell office:value-type="float" office:value="221.3">
            <text:p>221.3</text:p>
          </table:table-cell>
          <table:table-cell table:formula="of:=[.B685]/[.A685]" office:value-type="float" office:value="1.08650824823252">
            <text:p>1.09</text:p>
          </table:table-cell>
          <table:table-cell office:value-type="float" office:value="205.78">
            <text:p>205.78</text:p>
          </table:table-cell>
          <table:table-cell table:formula="of:=[.D685]/[.A685]" office:value-type="float" office:value="1.010310290652">
            <text:p>1.01</text:p>
          </table:table-cell>
          <table:table-cell office:value-type="float" office:value="205.2">
            <text:p>205.2</text:p>
          </table:table-cell>
          <table:table-cell table:formula="of:=[.F685]/[.A685]" office:value-type="float" office:value="1.00746268656716">
            <text:p>1.01</text:p>
          </table:table-cell>
          <table:table-cell office:value-type="float" office:value="221.3">
            <text:p>221.3</text:p>
          </table:table-cell>
          <table:table-cell table:formula="of:=[.H685]/[.A685]" office:value-type="float" office:value="1.08650824823252">
            <text:p>1.09</text:p>
          </table:table-cell>
          <table:table-cell office:value-type="float" office:value="205.78">
            <text:p>205.78</text:p>
          </table:table-cell>
          <table:table-cell table:formula="of:=[.J685]/[.A685]" office:value-type="float" office:value="1.010310290652">
            <text:p>1.01</text:p>
          </table:table-cell>
          <table:table-cell table:number-columns-repeated="5"/>
        </table:table-row>
        <table:table-row table:style-name="ro1">
          <table:table-cell office:value-type="float" office:value="122.64">
            <text:p>122.64</text:p>
          </table:table-cell>
          <table:table-cell office:value-type="float" office:value="134.5">
            <text:p>134.5</text:p>
          </table:table-cell>
          <table:table-cell table:formula="of:=[.B686]/[.A686]" office:value-type="float" office:value="1.09670580560992">
            <text:p>1.1</text:p>
          </table:table-cell>
          <table:table-cell office:value-type="float" office:value="121.81">
            <text:p>121.81</text:p>
          </table:table-cell>
          <table:table-cell table:formula="of:=[.D686]/[.A686]" office:value-type="float" office:value="0.993232224396608">
            <text:p>0.99</text:p>
          </table:table-cell>
          <table:table-cell office:value-type="float" office:value="122.4">
            <text:p>122.4</text:p>
          </table:table-cell>
          <table:table-cell table:formula="of:=[.F686]/[.A686]" office:value-type="float" office:value="0.998043052837573">
            <text:p>1</text:p>
          </table:table-cell>
          <table:table-cell office:value-type="float" office:value="134.5">
            <text:p>134.5</text:p>
          </table:table-cell>
          <table:table-cell table:formula="of:=[.H686]/[.A686]" office:value-type="float" office:value="1.09670580560992">
            <text:p>1.1</text:p>
          </table:table-cell>
          <table:table-cell office:value-type="float" office:value="121.81">
            <text:p>121.81</text:p>
          </table:table-cell>
          <table:table-cell table:formula="of:=[.J686]/[.A686]" office:value-type="float" office:value="0.993232224396608">
            <text:p>0.99</text:p>
          </table:table-cell>
          <table:table-cell table:number-columns-repeated="5"/>
        </table:table-row>
        <table:table-row table:style-name="ro1">
          <table:table-cell office:value-type="float" office:value="149.47">
            <text:p>149.47</text:p>
          </table:table-cell>
          <table:table-cell office:value-type="float" office:value="154.4">
            <text:p>154.4</text:p>
          </table:table-cell>
          <table:table-cell table:formula="of:=[.B687]/[.A687]" office:value-type="float" office:value="1.03298320733258">
            <text:p>1.03</text:p>
          </table:table-cell>
          <table:table-cell office:value-type="float" office:value="152.64">
            <text:p>152.64</text:p>
          </table:table-cell>
          <table:table-cell table:formula="of:=[.D687]/[.A687]" office:value-type="float" office:value="1.0212082692179">
            <text:p>1.02</text:p>
          </table:table-cell>
          <table:table-cell office:value-type="float" office:value="152.64">
            <text:p>152.64</text:p>
          </table:table-cell>
          <table:table-cell table:formula="of:=[.F687]/[.A687]" office:value-type="float" office:value="1.0212082692179">
            <text:p>1.02</text:p>
          </table:table-cell>
          <table:table-cell office:value-type="float" office:value="154.4">
            <text:p>154.4</text:p>
          </table:table-cell>
          <table:table-cell table:formula="of:=[.H687]/[.A687]" office:value-type="float" office:value="1.03298320733258">
            <text:p>1.03</text:p>
          </table:table-cell>
          <table:table-cell office:value-type="float" office:value="153.23">
            <text:p>153.23</text:p>
          </table:table-cell>
          <table:table-cell table:formula="of:=[.J687]/[.A687]" office:value-type="float" office:value="1.02515554960862">
            <text:p>1.03</text:p>
          </table:table-cell>
          <table:table-cell table:number-columns-repeated="5"/>
        </table:table-row>
        <table:table-row table:style-name="ro1">
          <table:table-cell office:value-type="float" office:value="409.36">
            <text:p>409.36</text:p>
          </table:table-cell>
          <table:table-cell office:value-type="float" office:value="443.5">
            <text:p>443.5</text:p>
          </table:table-cell>
          <table:table-cell table:formula="of:=[.B688]/[.A688]" office:value-type="float" office:value="1.08339847566934">
            <text:p>1.08</text:p>
          </table:table-cell>
          <table:table-cell office:value-type="float" office:value="421.61">
            <text:p>421.61</text:p>
          </table:table-cell>
          <table:table-cell table:formula="of:=[.D688]/[.A688]" office:value-type="float" office:value="1.02992476060192">
            <text:p>1.03</text:p>
          </table:table-cell>
          <table:table-cell office:value-type="float" office:value="420.05">
            <text:p>420.05</text:p>
          </table:table-cell>
          <table:table-cell table:formula="of:=[.F688]/[.A688]" office:value-type="float" office:value="1.02611393394567">
            <text:p>1.03</text:p>
          </table:table-cell>
          <table:table-cell office:value-type="float" office:value="421.61">
            <text:p>421.61</text:p>
          </table:table-cell>
          <table:table-cell table:formula="of:=[.H688]/[.A688]" office:value-type="float" office:value="1.02992476060192">
            <text:p>1.03</text:p>
          </table:table-cell>
          <table:table-cell office:value-type="float" office:value="422.78">
            <text:p>422.78</text:p>
          </table:table-cell>
          <table:table-cell table:formula="of:=[.J688]/[.A688]" office:value-type="float" office:value="1.0327828805941">
            <text:p>1.03</text:p>
          </table:table-cell>
          <table:table-cell table:number-columns-repeated="5"/>
        </table:table-row>
        <table:table-row table:style-name="ro1">
          <table:table-cell office:value-type="float" office:value="355.93">
            <text:p>355.93</text:p>
          </table:table-cell>
          <table:table-cell office:value-type="float" office:value="374.03">
            <text:p>374.03</text:p>
          </table:table-cell>
          <table:table-cell table:formula="of:=[.B689]/[.A689]" office:value-type="float" office:value="1.05085269575478">
            <text:p>1.05</text:p>
          </table:table-cell>
          <table:table-cell office:value-type="float" office:value="362.37">
            <text:p>362.37</text:p>
          </table:table-cell>
          <table:table-cell table:formula="of:=[.D689]/[.A689]" office:value-type="float" office:value="1.01809344534038">
            <text:p>1.02</text:p>
          </table:table-cell>
          <table:table-cell office:value-type="float" office:value="361.79">
            <text:p>361.79</text:p>
          </table:table-cell>
          <table:table-cell table:formula="of:=[.F689]/[.A689]" office:value-type="float" office:value="1.01646391144326">
            <text:p>1.02</text:p>
          </table:table-cell>
          <table:table-cell office:value-type="float" office:value="374.03">
            <text:p>374.03</text:p>
          </table:table-cell>
          <table:table-cell table:formula="of:=[.H689]/[.A689]" office:value-type="float" office:value="1.05085269575478">
            <text:p>1.05</text:p>
          </table:table-cell>
          <table:table-cell office:value-type="float" office:value="363.55">
            <text:p>363.55</text:p>
          </table:table-cell>
          <table:table-cell table:formula="of:=[.J689]/[.A689]" office:value-type="float" office:value="1.02140870395864">
            <text:p>1.02</text:p>
          </table:table-cell>
          <table:table-cell table:number-columns-repeated="5"/>
        </table:table-row>
        <table:table-row table:style-name="ro1">
          <table:table-cell office:value-type="float" office:value="370.85">
            <text:p>370.85</text:p>
          </table:table-cell>
          <table:table-cell office:value-type="float" office:value="414.02">
            <text:p>414.02</text:p>
          </table:table-cell>
          <table:table-cell table:formula="of:=[.B690]/[.A690]" office:value-type="float" office:value="1.11640825131455">
            <text:p>1.12</text:p>
          </table:table-cell>
          <table:table-cell office:value-type="float" office:value="378.4">
            <text:p>378.4</text:p>
          </table:table-cell>
          <table:table-cell table:formula="of:=[.D690]/[.A690]" office:value-type="float" office:value="1.02035863556694">
            <text:p>1.02</text:p>
          </table:table-cell>
          <table:table-cell office:value-type="float" office:value="379.48">
            <text:p>379.48</text:p>
          </table:table-cell>
          <table:table-cell table:formula="of:=[.F690]/[.A690]" office:value-type="float" office:value="1.02327086423082">
            <text:p>1.02</text:p>
          </table:table-cell>
          <table:table-cell office:value-type="float" office:value="405.09">
            <text:p>405.09</text:p>
          </table:table-cell>
          <table:table-cell table:formula="of:=[.H690]/[.A690]" office:value-type="float" office:value="1.09232843467709">
            <text:p>1.09</text:p>
          </table:table-cell>
          <table:table-cell office:value-type="float" office:value="378.99">
            <text:p>378.99</text:p>
          </table:table-cell>
          <table:table-cell table:formula="of:=[.J690]/[.A690]" office:value-type="float" office:value="1.02194957529999">
            <text:p>1.02</text:p>
          </table:table-cell>
          <table:table-cell table:number-columns-repeated="5"/>
        </table:table-row>
        <table:table-row table:style-name="ro1">
          <table:table-cell office:value-type="float" office:value="388.68">
            <text:p>388.68</text:p>
          </table:table-cell>
          <table:table-cell office:value-type="float" office:value="410.43">
            <text:p>410.43</text:p>
          </table:table-cell>
          <table:table-cell table:formula="of:=[.B691]/[.A691]" office:value-type="float" office:value="1.05595862920655">
            <text:p>1.06</text:p>
          </table:table-cell>
          <table:table-cell office:value-type="float" office:value="400.19">
            <text:p>400.19</text:p>
          </table:table-cell>
          <table:table-cell table:formula="of:=[.D691]/[.A691]" office:value-type="float" office:value="1.02961304929505">
            <text:p>1.03</text:p>
          </table:table-cell>
          <table:table-cell office:value-type="float" office:value="397.02">
            <text:p>397.02</text:p>
          </table:table-cell>
          <table:table-cell table:formula="of:=[.F691]/[.A691]" office:value-type="float" office:value="1.02145723988885">
            <text:p>1.02</text:p>
          </table:table-cell>
          <table:table-cell office:value-type="float" office:value="410.43">
            <text:p>410.43</text:p>
          </table:table-cell>
          <table:table-cell table:formula="of:=[.H691]/[.A691]" office:value-type="float" office:value="1.05595862920655">
            <text:p>1.06</text:p>
          </table:table-cell>
          <table:table-cell office:value-type="float" office:value="391.12">
            <text:p>391.12</text:p>
          </table:table-cell>
          <table:table-cell table:formula="of:=[.J691]/[.A691]" office:value-type="float" office:value="1.00627765771329">
            <text:p>1.01</text:p>
          </table:table-cell>
          <table:table-cell table:number-columns-repeated="5"/>
        </table:table-row>
        <table:table-row table:style-name="ro1">
          <table:table-cell office:value-type="float" office:value="266.36">
            <text:p>266.36</text:p>
          </table:table-cell>
          <table:table-cell office:value-type="float" office:value="291.78">
            <text:p>291.78</text:p>
          </table:table-cell>
          <table:table-cell table:formula="of:=[.B692]/[.A692]" office:value-type="float" office:value="1.09543474996246">
            <text:p>1.1</text:p>
          </table:table-cell>
          <table:table-cell office:value-type="float" office:value="288.85">
            <text:p>288.85</text:p>
          </table:table-cell>
          <table:table-cell table:formula="of:=[.D692]/[.A692]" office:value-type="float" office:value="1.08443459978976">
            <text:p>1.08</text:p>
          </table:table-cell>
          <table:table-cell office:value-type="float" office:value="288.02">
            <text:p>288.02</text:p>
          </table:table-cell>
          <table:table-cell table:formula="of:=[.F692]/[.A692]" office:value-type="float" office:value="1.08131851629374">
            <text:p>1.08</text:p>
          </table:table-cell>
          <table:table-cell office:value-type="float" office:value="291.78">
            <text:p>291.78</text:p>
          </table:table-cell>
          <table:table-cell table:formula="of:=[.H692]/[.A692]" office:value-type="float" office:value="1.09543474996246">
            <text:p>1.1</text:p>
          </table:table-cell>
          <table:table-cell office:value-type="float" office:value="288.85">
            <text:p>288.85</text:p>
          </table:table-cell>
          <table:table-cell table:formula="of:=[.J692]/[.A692]" office:value-type="float" office:value="1.08443459978976">
            <text:p>1.08</text:p>
          </table:table-cell>
          <table:table-cell table:number-columns-repeated="5"/>
        </table:table-row>
        <table:table-row table:style-name="ro1">
          <table:table-cell office:value-type="float" office:value="291.16">
            <text:p>291.16</text:p>
          </table:table-cell>
          <table:table-cell office:value-type="float" office:value="300.78">
            <text:p>300.78</text:p>
          </table:table-cell>
          <table:table-cell table:formula="of:=[.B693]/[.A693]" office:value-type="float" office:value="1.03304025278198">
            <text:p>1.03</text:p>
          </table:table-cell>
          <table:table-cell office:value-type="float" office:value="295.02">
            <text:p>295.02</text:p>
          </table:table-cell>
          <table:table-cell table:formula="of:=[.D693]/[.A693]" office:value-type="float" office:value="1.01325731556532">
            <text:p>1.01</text:p>
          </table:table-cell>
          <table:table-cell office:value-type="float" office:value="295.02">
            <text:p>295.02</text:p>
          </table:table-cell>
          <table:table-cell table:formula="of:=[.F693]/[.A693]" office:value-type="float" office:value="1.01325731556532">
            <text:p>1.01</text:p>
          </table:table-cell>
          <table:table-cell office:value-type="float" office:value="300.78">
            <text:p>300.78</text:p>
          </table:table-cell>
          <table:table-cell table:formula="of:=[.H693]/[.A693]" office:value-type="float" office:value="1.03304025278198">
            <text:p>1.03</text:p>
          </table:table-cell>
          <table:table-cell office:value-type="float" office:value="295.02">
            <text:p>295.02</text:p>
          </table:table-cell>
          <table:table-cell table:formula="of:=[.J693]/[.A693]" office:value-type="float" office:value="1.01325731556532">
            <text:p>1.01</text:p>
          </table:table-cell>
          <table:table-cell table:number-columns-repeated="5"/>
        </table:table-row>
        <table:table-row table:style-name="ro1">
          <table:table-cell office:value-type="float" office:value="97.23">
            <text:p>97.23</text:p>
          </table:table-cell>
          <table:table-cell office:value-type="float" office:value="105.47">
            <text:p>105.47</text:p>
          </table:table-cell>
          <table:table-cell table:formula="of:=[.B694]/[.A694]" office:value-type="float" office:value="1.08474750591381">
            <text:p>1.08</text:p>
          </table:table-cell>
          <table:table-cell office:value-type="float" office:value="98.98">
            <text:p>98.98</text:p>
          </table:table-cell>
          <table:table-cell table:formula="of:=[.D694]/[.A694]" office:value-type="float" office:value="1.01799856011519">
            <text:p>1.02</text:p>
          </table:table-cell>
          <table:table-cell office:value-type="float" office:value="98.98">
            <text:p>98.98</text:p>
          </table:table-cell>
          <table:table-cell table:formula="of:=[.F694]/[.A694]" office:value-type="float" office:value="1.01799856011519">
            <text:p>1.02</text:p>
          </table:table-cell>
          <table:table-cell office:value-type="float" office:value="105.47">
            <text:p>105.47</text:p>
          </table:table-cell>
          <table:table-cell table:formula="of:=[.H694]/[.A694]" office:value-type="float" office:value="1.08474750591381">
            <text:p>1.08</text:p>
          </table:table-cell>
          <table:table-cell office:value-type="float" office:value="100.3">
            <text:p>100.3</text:p>
          </table:table-cell>
          <table:table-cell table:formula="of:=[.J694]/[.A694]" office:value-type="float" office:value="1.03157461688779">
            <text:p>1.03</text:p>
          </table:table-cell>
          <table:table-cell table:number-columns-repeated="5"/>
        </table:table-row>
        <table:table-row table:style-name="ro1">
          <table:table-cell office:value-type="float" office:value="69.64">
            <text:p>69.64</text:p>
          </table:table-cell>
          <table:table-cell office:value-type="float" office:value="87.5">
            <text:p>87.5</text:p>
          </table:table-cell>
          <table:table-cell table:formula="of:=[.B695]/[.A695]" office:value-type="float" office:value="1.25646180356117">
            <text:p>1.26</text:p>
          </table:table-cell>
          <table:table-cell office:value-type="float" office:value="70.23">
            <text:p>70.23</text:p>
          </table:table-cell>
          <table:table-cell table:formula="of:=[.D695]/[.A695]" office:value-type="float" office:value="1.00847214244687">
            <text:p>1.01</text:p>
          </table:table-cell>
          <table:table-cell office:value-type="float" office:value="77.5">
            <text:p>77.5</text:p>
          </table:table-cell>
          <table:table-cell table:formula="of:=[.F695]/[.A695]" office:value-type="float" office:value="1.11286616886847">
            <text:p>1.11</text:p>
          </table:table-cell>
          <table:table-cell office:value-type="float" office:value="69.64">
            <text:p>69.64</text:p>
          </table:table-cell>
          <table:table-cell table:formula="of:=[.H695]/[.A695]" office:value-type="float" office:value="1">
            <text:p>1</text:p>
          </table:table-cell>
          <table:table-cell office:value-type="float" office:value="69.64">
            <text:p>69.64</text:p>
          </table:table-cell>
          <table:table-cell table:formula="of:=[.J695]/[.A69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44.13">
            <text:p>444.13</text:p>
          </table:table-cell>
          <table:table-cell office:value-type="float" office:value="462.19">
            <text:p>462.19</text:p>
          </table:table-cell>
          <table:table-cell table:formula="of:=[.B696]/[.A696]" office:value-type="float" office:value="1.040663769617">
            <text:p>1.04</text:p>
          </table:table-cell>
          <table:table-cell office:value-type="float" office:value="451.98">
            <text:p>451.98</text:p>
          </table:table-cell>
          <table:table-cell table:formula="of:=[.D696]/[.A696]" office:value-type="float" office:value="1.01767500506608">
            <text:p>1.02</text:p>
          </table:table-cell>
          <table:table-cell office:value-type="float" office:value="452.57">
            <text:p>452.57</text:p>
          </table:table-cell>
          <table:table-cell table:formula="of:=[.F696]/[.A696]" office:value-type="float" office:value="1.01900344493729">
            <text:p>1.02</text:p>
          </table:table-cell>
          <table:table-cell office:value-type="float" office:value="462.19">
            <text:p>462.19</text:p>
          </table:table-cell>
          <table:table-cell table:formula="of:=[.H696]/[.A696]" office:value-type="float" office:value="1.040663769617">
            <text:p>1.04</text:p>
          </table:table-cell>
          <table:table-cell office:value-type="float" office:value="452.57">
            <text:p>452.57</text:p>
          </table:table-cell>
          <table:table-cell table:formula="of:=[.J696]/[.A696]" office:value-type="float" office:value="1.01900344493729">
            <text:p>1.02</text:p>
          </table:table-cell>
          <table:table-cell table:number-columns-repeated="5"/>
        </table:table-row>
        <table:table-row table:style-name="ro1">
          <table:table-cell office:value-type="float" office:value="424.83">
            <text:p>424.83</text:p>
          </table:table-cell>
          <table:table-cell office:value-type="float" office:value="448.45">
            <text:p>448.45</text:p>
          </table:table-cell>
          <table:table-cell table:formula="of:=[.B697]/[.A697]" office:value-type="float" office:value="1.05559871007226">
            <text:p>1.06</text:p>
          </table:table-cell>
          <table:table-cell office:value-type="float" office:value="439.76">
            <text:p>439.76</text:p>
          </table:table-cell>
          <table:table-cell table:formula="of:=[.D697]/[.A697]" office:value-type="float" office:value="1.03514346915237">
            <text:p>1.04</text:p>
          </table:table-cell>
          <table:table-cell office:value-type="float" office:value="437.23">
            <text:p>437.23</text:p>
          </table:table-cell>
          <table:table-cell table:formula="of:=[.F697]/[.A697]" office:value-type="float" office:value="1.02918814584657">
            <text:p>1.03</text:p>
          </table:table-cell>
          <table:table-cell office:value-type="float" office:value="448.45">
            <text:p>448.45</text:p>
          </table:table-cell>
          <table:table-cell table:formula="of:=[.H697]/[.A697]" office:value-type="float" office:value="1.05559871007226">
            <text:p>1.06</text:p>
          </table:table-cell>
          <table:table-cell office:value-type="float" office:value="438">
            <text:p>438</text:p>
          </table:table-cell>
          <table:table-cell table:formula="of:=[.J697]/[.A697]" office:value-type="float" office:value="1.03100063554834">
            <text:p>1.03</text:p>
          </table:table-cell>
          <table:table-cell table:number-columns-repeated="5"/>
        </table:table-row>
        <table:table-row table:style-name="ro1">
          <table:table-cell office:value-type="float" office:value="349.37">
            <text:p>349.37</text:p>
          </table:table-cell>
          <table:table-cell office:value-type="float" office:value="383.17">
            <text:p>383.17</text:p>
          </table:table-cell>
          <table:table-cell table:formula="of:=[.B698]/[.A698]" office:value-type="float" office:value="1.09674557059851">
            <text:p>1.1</text:p>
          </table:table-cell>
          <table:table-cell office:value-type="float" office:value="356.3">
            <text:p>356.3</text:p>
          </table:table-cell>
          <table:table-cell table:formula="of:=[.D698]/[.A698]" office:value-type="float" office:value="1.01983570426768">
            <text:p>1.02</text:p>
          </table:table-cell>
          <table:table-cell office:value-type="float" office:value="355.71">
            <text:p>355.71</text:p>
          </table:table-cell>
          <table:table-cell table:formula="of:=[.F698]/[.A698]" office:value-type="float" office:value="1.01814695022469">
            <text:p>1.02</text:p>
          </table:table-cell>
          <table:table-cell office:value-type="float" office:value="374.48">
            <text:p>374.48</text:p>
          </table:table-cell>
          <table:table-cell table:formula="of:=[.H698]/[.A698]" office:value-type="float" office:value="1.07187222715173">
            <text:p>1.07</text:p>
          </table:table-cell>
          <table:table-cell office:value-type="float" office:value="366.24">
            <text:p>366.24</text:p>
          </table:table-cell>
          <table:table-cell table:formula="of:=[.J698]/[.A698]" office:value-type="float" office:value="1.04828691644961">
            <text:p>1.05</text:p>
          </table:table-cell>
          <table:table-cell table:number-columns-repeated="5"/>
        </table:table-row>
        <table:table-row table:style-name="ro1">
          <table:table-cell office:value-type="float" office:value="158.38">
            <text:p>158.38</text:p>
          </table:table-cell>
          <table:table-cell office:value-type="float" office:value="160.72">
            <text:p>160.72</text:p>
          </table:table-cell>
          <table:table-cell table:formula="of:=[.B699]/[.A699]" office:value-type="float" office:value="1.01477459275161">
            <text:p>1.01</text:p>
          </table:table-cell>
          <table:table-cell office:value-type="float" office:value="159.55">
            <text:p>159.55</text:p>
          </table:table-cell>
          <table:table-cell table:formula="of:=[.D699]/[.A699]" office:value-type="float" office:value="1.00738729637581">
            <text:p>1.01</text:p>
          </table:table-cell>
          <table:table-cell office:value-type="float" office:value="160.14">
            <text:p>160.14</text:p>
          </table:table-cell>
          <table:table-cell table:formula="of:=[.F699]/[.A699]" office:value-type="float" office:value="1.01111251420634">
            <text:p>1.01</text:p>
          </table:table-cell>
          <table:table-cell office:value-type="float" office:value="160.72">
            <text:p>160.72</text:p>
          </table:table-cell>
          <table:table-cell table:formula="of:=[.H699]/[.A699]" office:value-type="float" office:value="1.01477459275161">
            <text:p>1.01</text:p>
          </table:table-cell>
          <table:table-cell office:value-type="float" office:value="160.72">
            <text:p>160.72</text:p>
          </table:table-cell>
          <table:table-cell table:formula="of:=[.J699]/[.A699]" office:value-type="float" office:value="1.01477459275161">
            <text:p>1.01</text:p>
          </table:table-cell>
          <table:table-cell table:number-columns-repeated="5"/>
        </table:table-row>
        <table:table-row table:style-name="ro1">
          <table:table-cell office:value-type="float" office:value="19.56">
            <text:p>19.56</text:p>
          </table:table-cell>
          <table:table-cell office:value-type="float" office:value="20.38">
            <text:p>20.38</text:p>
          </table:table-cell>
          <table:table-cell table:formula="of:=[.B700]/[.A700]" office:value-type="float" office:value="1.04192229038855">
            <text:p>1.04</text:p>
          </table:table-cell>
          <table:table-cell office:value-type="float" office:value="19.56">
            <text:p>19.56</text:p>
          </table:table-cell>
          <table:table-cell table:formula="of:=[.D700]/[.A700]" office:value-type="float" office:value="1">
            <text:p>1</text:p>
          </table:table-cell>
          <table:table-cell office:value-type="float" office:value="19.56">
            <text:p>19.56</text:p>
          </table:table-cell>
          <table:table-cell table:formula="of:=[.F700]/[.A700]" office:value-type="float" office:value="1">
            <text:p>1</text:p>
          </table:table-cell>
          <table:table-cell office:value-type="float" office:value="19.56">
            <text:p>19.56</text:p>
          </table:table-cell>
          <table:table-cell table:formula="of:=[.H700]/[.A700]" office:value-type="float" office:value="1">
            <text:p>1</text:p>
          </table:table-cell>
          <table:table-cell office:value-type="float" office:value="19.56">
            <text:p>19.56</text:p>
          </table:table-cell>
          <table:table-cell table:formula="of:=[.J700]/[.A70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85.22">
            <text:p>385.22</text:p>
          </table:table-cell>
          <table:table-cell office:value-type="float" office:value="399.66">
            <text:p>399.66</text:p>
          </table:table-cell>
          <table:table-cell table:formula="of:=[.B701]/[.A701]" office:value-type="float" office:value="1.03748507346451">
            <text:p>1.04</text:p>
          </table:table-cell>
          <table:table-cell office:value-type="float" office:value="392.25">
            <text:p>392.25</text:p>
          </table:table-cell>
          <table:table-cell table:formula="of:=[.D701]/[.A701]" office:value-type="float" office:value="1.01824931208141">
            <text:p>1.02</text:p>
          </table:table-cell>
          <table:table-cell office:value-type="float" office:value="392.25">
            <text:p>392.25</text:p>
          </table:table-cell>
          <table:table-cell table:formula="of:=[.F701]/[.A701]" office:value-type="float" office:value="1.01824931208141">
            <text:p>1.02</text:p>
          </table:table-cell>
          <table:table-cell office:value-type="float" office:value="399.66">
            <text:p>399.66</text:p>
          </table:table-cell>
          <table:table-cell table:formula="of:=[.H701]/[.A701]" office:value-type="float" office:value="1.03748507346451">
            <text:p>1.04</text:p>
          </table:table-cell>
          <table:table-cell office:value-type="float" office:value="392.25">
            <text:p>392.25</text:p>
          </table:table-cell>
          <table:table-cell table:formula="of:=[.J701]/[.A701]" office:value-type="float" office:value="1.01824931208141">
            <text:p>1.02</text:p>
          </table:table-cell>
          <table:table-cell table:number-columns-repeated="5"/>
        </table:table-row>
        <table:table-row table:style-name="ro1">
          <table:table-cell office:value-type="float" office:value="437.33">
            <text:p>437.33</text:p>
          </table:table-cell>
          <table:table-cell office:value-type="float" office:value="449.63">
            <text:p>449.63</text:p>
          </table:table-cell>
          <table:table-cell table:formula="of:=[.B702]/[.A702]" office:value-type="float" office:value="1.02812521436901">
            <text:p>1.03</text:p>
          </table:table-cell>
          <table:table-cell office:value-type="float" office:value="437.43">
            <text:p>437.43</text:p>
          </table:table-cell>
          <table:table-cell table:formula="of:=[.D702]/[.A702]" office:value-type="float" office:value="1.00022866027942">
            <text:p>1</text:p>
          </table:table-cell>
          <table:table-cell office:value-type="float" office:value="441.53">
            <text:p>441.53</text:p>
          </table:table-cell>
          <table:table-cell table:formula="of:=[.F702]/[.A702]" office:value-type="float" office:value="1.00960373173576">
            <text:p>1.01</text:p>
          </table:table-cell>
          <table:table-cell office:value-type="float" office:value="449.63">
            <text:p>449.63</text:p>
          </table:table-cell>
          <table:table-cell table:formula="of:=[.H702]/[.A702]" office:value-type="float" office:value="1.02812521436901">
            <text:p>1.03</text:p>
          </table:table-cell>
          <table:table-cell office:value-type="float" office:value="438.01">
            <text:p>438.01</text:p>
          </table:table-cell>
          <table:table-cell table:formula="of:=[.J702]/[.A702]" office:value-type="float" office:value="1.00155488990008">
            <text:p>1</text:p>
          </table:table-cell>
          <table:table-cell table:number-columns-repeated="5"/>
        </table:table-row>
        <table:table-row table:style-name="ro1">
          <table:table-cell office:value-type="float" office:value="381.22">
            <text:p>381.22</text:p>
          </table:table-cell>
          <table:table-cell office:value-type="float" office:value="393.81">
            <text:p>393.81</text:p>
          </table:table-cell>
          <table:table-cell table:formula="of:=[.B703]/[.A703]" office:value-type="float" office:value="1.03302554955144">
            <text:p>1.03</text:p>
          </table:table-cell>
          <table:table-cell office:value-type="float" office:value="391.81">
            <text:p>391.81</text:p>
          </table:table-cell>
          <table:table-cell table:formula="of:=[.D703]/[.A703]" office:value-type="float" office:value="1.02777923508735">
            <text:p>1.03</text:p>
          </table:table-cell>
          <table:table-cell office:value-type="float" office:value="391.22">
            <text:p>391.22</text:p>
          </table:table-cell>
          <table:table-cell table:formula="of:=[.F703]/[.A703]" office:value-type="float" office:value="1.02623157232045">
            <text:p>1.03</text:p>
          </table:table-cell>
          <table:table-cell office:value-type="float" office:value="393.81">
            <text:p>393.81</text:p>
          </table:table-cell>
          <table:table-cell table:formula="of:=[.H703]/[.A703]" office:value-type="float" office:value="1.03302554955144">
            <text:p>1.03</text:p>
          </table:table-cell>
          <table:table-cell office:value-type="float" office:value="392.39">
            <text:p>392.39</text:p>
          </table:table-cell>
          <table:table-cell table:formula="of:=[.J703]/[.A703]" office:value-type="float" office:value="1.02930066628194">
            <text:p>1.03</text:p>
          </table:table-cell>
          <table:table-cell table:number-columns-repeated="5"/>
        </table:table-row>
        <table:table-row table:style-name="ro1">
          <table:table-cell office:value-type="float" office:value="61.9">
            <text:p>61.9</text:p>
          </table:table-cell>
          <table:table-cell office:value-type="float" office:value="70.38">
            <text:p>70.38</text:p>
          </table:table-cell>
          <table:table-cell table:formula="of:=[.B704]/[.A704]" office:value-type="float" office:value="1.13699515347334">
            <text:p>1.14</text:p>
          </table:table-cell>
          <table:table-cell office:value-type="float" office:value="64.38">
            <text:p>64.38</text:p>
          </table:table-cell>
          <table:table-cell table:formula="of:=[.D704]/[.A704]" office:value-type="float" office:value="1.04006462035541">
            <text:p>1.04</text:p>
          </table:table-cell>
          <table:table-cell office:value-type="float" office:value="64.38">
            <text:p>64.38</text:p>
          </table:table-cell>
          <table:table-cell table:formula="of:=[.F704]/[.A704]" office:value-type="float" office:value="1.04006462035541">
            <text:p>1.04</text:p>
          </table:table-cell>
          <table:table-cell office:value-type="float" office:value="70.38">
            <text:p>70.38</text:p>
          </table:table-cell>
          <table:table-cell table:formula="of:=[.H704]/[.A704]" office:value-type="float" office:value="1.13699515347334">
            <text:p>1.14</text:p>
          </table:table-cell>
          <table:table-cell office:value-type="float" office:value="64.38">
            <text:p>64.38</text:p>
          </table:table-cell>
          <table:table-cell table:formula="of:=[.J704]/[.A704]" office:value-type="float" office:value="1.04006462035541">
            <text:p>1.04</text:p>
          </table:table-cell>
          <table:table-cell table:number-columns-repeated="5"/>
        </table:table-row>
        <table:table-row table:style-name="ro1">
          <table:table-cell office:value-type="float" office:value="214.69">
            <text:p>214.69</text:p>
          </table:table-cell>
          <table:table-cell office:value-type="float" office:value="229.24">
            <text:p>229.24</text:p>
          </table:table-cell>
          <table:table-cell table:formula="of:=[.B705]/[.A705]" office:value-type="float" office:value="1.06777213656901">
            <text:p>1.07</text:p>
          </table:table-cell>
          <table:table-cell office:value-type="float" office:value="221.14">
            <text:p>221.14</text:p>
          </table:table-cell>
          <table:table-cell table:formula="of:=[.D705]/[.A705]" office:value-type="float" office:value="1.03004331827286">
            <text:p>1.03</text:p>
          </table:table-cell>
          <table:table-cell office:value-type="float" office:value="215.87">
            <text:p>215.87</text:p>
          </table:table-cell>
          <table:table-cell table:formula="of:=[.F705]/[.A705]" office:value-type="float" office:value="1.00549629698635">
            <text:p>1.01</text:p>
          </table:table-cell>
          <table:table-cell office:value-type="float" office:value="221.72">
            <text:p>221.72</text:p>
          </table:table-cell>
          <table:table-cell table:formula="of:=[.H705]/[.A705]" office:value-type="float" office:value="1.03274488797801">
            <text:p>1.03</text:p>
          </table:table-cell>
          <table:table-cell office:value-type="float" office:value="221.14">
            <text:p>221.14</text:p>
          </table:table-cell>
          <table:table-cell table:formula="of:=[.J705]/[.A705]" office:value-type="float" office:value="1.03004331827286">
            <text:p>1.03</text:p>
          </table:table-cell>
          <table:table-cell table:number-columns-repeated="5"/>
        </table:table-row>
        <table:table-row table:style-name="ro1">
          <table:table-cell office:value-type="float" office:value="477.8">
            <text:p>477.8</text:p>
          </table:table-cell>
          <table:table-cell office:value-type="float" office:value="499.61">
            <text:p>499.61</text:p>
          </table:table-cell>
          <table:table-cell table:formula="of:=[.B706]/[.A706]" office:value-type="float" office:value="1.04564671410632">
            <text:p>1.05</text:p>
          </table:table-cell>
          <table:table-cell office:value-type="float" office:value="490.68">
            <text:p>490.68</text:p>
          </table:table-cell>
          <table:table-cell table:formula="of:=[.D706]/[.A706]" office:value-type="float" office:value="1.02695688572625">
            <text:p>1.03</text:p>
          </table:table-cell>
          <table:table-cell office:value-type="float" office:value="489.51">
            <text:p>489.51</text:p>
          </table:table-cell>
          <table:table-cell table:formula="of:=[.F706]/[.A706]" office:value-type="float" office:value="1.02450816241105">
            <text:p>1.02</text:p>
          </table:table-cell>
          <table:table-cell office:value-type="float" office:value="492.68">
            <text:p>492.68</text:p>
          </table:table-cell>
          <table:table-cell table:formula="of:=[.H706]/[.A706]" office:value-type="float" office:value="1.03114273754709">
            <text:p>1.03</text:p>
          </table:table-cell>
          <table:table-cell office:value-type="float" office:value="490.1">
            <text:p>490.1</text:p>
          </table:table-cell>
          <table:table-cell table:formula="of:=[.J706]/[.A706]" office:value-type="float" office:value="1.0257429886982">
            <text:p>1.03</text:p>
          </table:table-cell>
          <table:table-cell table:number-columns-repeated="5"/>
        </table:table-row>
        <table:table-row table:style-name="ro1">
          <table:table-cell office:value-type="float" office:value="259.32">
            <text:p>259.32</text:p>
          </table:table-cell>
          <table:table-cell office:value-type="float" office:value="265.81">
            <text:p>265.81</text:p>
          </table:table-cell>
          <table:table-cell table:formula="of:=[.B707]/[.A707]" office:value-type="float" office:value="1.02502699367577">
            <text:p>1.03</text:p>
          </table:table-cell>
          <table:table-cell office:value-type="float" office:value="259.32">
            <text:p>259.32</text:p>
          </table:table-cell>
          <table:table-cell table:formula="of:=[.D707]/[.A707]" office:value-type="float" office:value="1">
            <text:p>1</text:p>
          </table:table-cell>
          <table:table-cell office:value-type="float" office:value="259.32">
            <text:p>259.32</text:p>
          </table:table-cell>
          <table:table-cell table:formula="of:=[.F707]/[.A707]" office:value-type="float" office:value="1">
            <text:p>1</text:p>
          </table:table-cell>
          <table:table-cell office:value-type="float" office:value="262.98">
            <text:p>262.98</text:p>
          </table:table-cell>
          <table:table-cell table:formula="of:=[.H707]/[.A707]" office:value-type="float" office:value="1.01411383618695">
            <text:p>1.01</text:p>
          </table:table-cell>
          <table:table-cell office:value-type="float" office:value="260.49">
            <text:p>260.49</text:p>
          </table:table-cell>
          <table:table-cell table:formula="of:=[.J707]/[.A707]" office:value-type="float" office:value="1.00451180009255">
            <text:p>1</text:p>
          </table:table-cell>
          <table:table-cell table:number-columns-repeated="5"/>
        </table:table-row>
        <table:table-row table:style-name="ro1">
          <table:table-cell office:value-type="float" office:value="152.69">
            <text:p>152.69</text:p>
          </table:table-cell>
          <table:table-cell office:value-type="float" office:value="155.62">
            <text:p>155.62</text:p>
          </table:table-cell>
          <table:table-cell table:formula="of:=[.B708]/[.A708]" office:value-type="float" office:value="1.01918920688978">
            <text:p>1.02</text:p>
          </table:table-cell>
          <table:table-cell office:value-type="float" office:value="152.69">
            <text:p>152.69</text:p>
          </table:table-cell>
          <table:table-cell table:formula="of:=[.D708]/[.A708]" office:value-type="float" office:value="1">
            <text:p>1</text:p>
          </table:table-cell>
          <table:table-cell office:value-type="float" office:value="155.04">
            <text:p>155.04</text:p>
          </table:table-cell>
          <table:table-cell table:formula="of:=[.F708]/[.A708]" office:value-type="float" office:value="1.01539066081603">
            <text:p>1.02</text:p>
          </table:table-cell>
          <table:table-cell office:value-type="float" office:value="152.69">
            <text:p>152.69</text:p>
          </table:table-cell>
          <table:table-cell table:formula="of:=[.H708]/[.A708]" office:value-type="float" office:value="1">
            <text:p>1</text:p>
          </table:table-cell>
          <table:table-cell office:value-type="float" office:value="152.69">
            <text:p>152.69</text:p>
          </table:table-cell>
          <table:table-cell table:formula="of:=[.J708]/[.A70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58.68">
            <text:p>258.68</text:p>
          </table:table-cell>
          <table:table-cell office:value-type="float" office:value="278.63">
            <text:p>278.63</text:p>
          </table:table-cell>
          <table:table-cell table:formula="of:=[.B709]/[.A709]" office:value-type="float" office:value="1.07712231328282">
            <text:p>1.08</text:p>
          </table:table-cell>
          <table:table-cell office:value-type="float" office:value="267.22">
            <text:p>267.22</text:p>
          </table:table-cell>
          <table:table-cell table:formula="of:=[.D709]/[.A709]" office:value-type="float" office:value="1.03301376217721">
            <text:p>1.03</text:p>
          </table:table-cell>
          <table:table-cell office:value-type="float" office:value="264.29">
            <text:p>264.29</text:p>
          </table:table-cell>
          <table:table-cell table:formula="of:=[.F709]/[.A709]" office:value-type="float" office:value="1.02168702644194">
            <text:p>1.02</text:p>
          </table:table-cell>
          <table:table-cell office:value-type="float" office:value="275.22">
            <text:p>275.22</text:p>
          </table:table-cell>
          <table:table-cell table:formula="of:=[.H709]/[.A709]" office:value-type="float" office:value="1.06394000309262">
            <text:p>1.06</text:p>
          </table:table-cell>
          <table:table-cell office:value-type="float" office:value="268.39">
            <text:p>268.39</text:p>
          </table:table-cell>
          <table:table-cell table:formula="of:=[.J709]/[.A709]" office:value-type="float" office:value="1.03753672491109">
            <text:p>1.04</text:p>
          </table:table-cell>
          <table:table-cell table:number-columns-repeated="5"/>
        </table:table-row>
        <table:table-row table:style-name="ro1">
          <table:table-cell office:value-type="float" office:value="287.34">
            <text:p>287.34</text:p>
          </table:table-cell>
          <table:table-cell office:value-type="float" office:value="308.17">
            <text:p>308.17</text:p>
          </table:table-cell>
          <table:table-cell table:formula="of:=[.B710]/[.A710]" office:value-type="float" office:value="1.072492517575">
            <text:p>1.07</text:p>
          </table:table-cell>
          <table:table-cell office:value-type="float" office:value="292.75">
            <text:p>292.75</text:p>
          </table:table-cell>
          <table:table-cell table:formula="of:=[.D710]/[.A710]" office:value-type="float" office:value="1.01882786942298">
            <text:p>1.02</text:p>
          </table:table-cell>
          <table:table-cell office:value-type="float" office:value="290.85">
            <text:p>290.85</text:p>
          </table:table-cell>
          <table:table-cell table:formula="of:=[.F710]/[.A710]" office:value-type="float" office:value="1.01221549384005">
            <text:p>1.01</text:p>
          </table:table-cell>
          <table:table-cell office:value-type="float" office:value="308.17">
            <text:p>308.17</text:p>
          </table:table-cell>
          <table:table-cell table:formula="of:=[.H710]/[.A710]" office:value-type="float" office:value="1.072492517575">
            <text:p>1.07</text:p>
          </table:table-cell>
          <table:table-cell office:value-type="float" office:value="293.34">
            <text:p>293.34</text:p>
          </table:table-cell>
          <table:table-cell table:formula="of:=[.J710]/[.A710]" office:value-type="float" office:value="1.02088118605137">
            <text:p>1.02</text:p>
          </table:table-cell>
          <table:table-cell table:number-columns-repeated="5"/>
        </table:table-row>
        <table:table-row table:style-name="ro1">
          <table:table-cell office:value-type="float" office:value="460.23">
            <text:p>460.23</text:p>
          </table:table-cell>
          <table:table-cell office:value-type="float" office:value="497.8">
            <text:p>497.8</text:p>
          </table:table-cell>
          <table:table-cell table:formula="of:=[.B711]/[.A711]" office:value-type="float" office:value="1.08163309649523">
            <text:p>1.08</text:p>
          </table:table-cell>
          <table:table-cell office:value-type="float" office:value="463.74">
            <text:p>463.74</text:p>
          </table:table-cell>
          <table:table-cell table:formula="of:=[.D711]/[.A711]" office:value-type="float" office:value="1.00762662147187">
            <text:p>1.01</text:p>
          </table:table-cell>
          <table:table-cell office:value-type="float" office:value="467.84">
            <text:p>467.84</text:p>
          </table:table-cell>
          <table:table-cell table:formula="of:=[.F711]/[.A711]" office:value-type="float" office:value="1.01653521065554">
            <text:p>1.02</text:p>
          </table:table-cell>
          <table:table-cell office:value-type="float" office:value="474.53">
            <text:p>474.53</text:p>
          </table:table-cell>
          <table:table-cell table:formula="of:=[.H711]/[.A711]" office:value-type="float" office:value="1.03107142081133">
            <text:p>1.03</text:p>
          </table:table-cell>
          <table:table-cell office:value-type="float" office:value="463.16">
            <text:p>463.16</text:p>
          </table:table-cell>
          <table:table-cell table:formula="of:=[.J711]/[.A711]" office:value-type="float" office:value="1.00636638202638">
            <text:p>1.01</text:p>
          </table:table-cell>
          <table:table-cell table:number-columns-repeated="5"/>
        </table:table-row>
        <table:table-row table:style-name="ro1">
          <table:table-cell office:value-type="float" office:value="449.8">
            <text:p>449.8</text:p>
          </table:table-cell>
          <table:table-cell office:value-type="float" office:value="457.42">
            <text:p>457.42</text:p>
          </table:table-cell>
          <table:table-cell table:formula="of:=[.B712]/[.A712]" office:value-type="float" office:value="1.0169408626056">
            <text:p>1.02</text:p>
          </table:table-cell>
          <table:table-cell office:value-type="float" office:value="450.73">
            <text:p>450.73</text:p>
          </table:table-cell>
          <table:table-cell table:formula="of:=[.D712]/[.A712]" office:value-type="float" office:value="1.0020675855936">
            <text:p>1</text:p>
          </table:table-cell>
          <table:table-cell office:value-type="float" office:value="450.73">
            <text:p>450.73</text:p>
          </table:table-cell>
          <table:table-cell table:formula="of:=[.F712]/[.A712]" office:value-type="float" office:value="1.0020675855936">
            <text:p>1</text:p>
          </table:table-cell>
          <table:table-cell office:value-type="float" office:value="457.42">
            <text:p>457.42</text:p>
          </table:table-cell>
          <table:table-cell table:formula="of:=[.H712]/[.A712]" office:value-type="float" office:value="1.0169408626056">
            <text:p>1.02</text:p>
          </table:table-cell>
          <table:table-cell office:value-type="float" office:value="451.32">
            <text:p>451.32</text:p>
          </table:table-cell>
          <table:table-cell table:formula="of:=[.J712]/[.A712]" office:value-type="float" office:value="1.00337927967986">
            <text:p>1</text:p>
          </table:table-cell>
          <table:table-cell table:number-columns-repeated="5"/>
        </table:table-row>
        <table:table-row table:style-name="ro1">
          <table:table-cell office:value-type="float" office:value="470.07">
            <text:p>470.07</text:p>
          </table:table-cell>
          <table:table-cell office:value-type="float" office:value="509.06">
            <text:p>509.06</text:p>
          </table:table-cell>
          <table:table-cell table:formula="of:=[.B713]/[.A713]" office:value-type="float" office:value="1.08294509328398">
            <text:p>1.08</text:p>
          </table:table-cell>
          <table:table-cell office:value-type="float" office:value="487.4">
            <text:p>487.4</text:p>
          </table:table-cell>
          <table:table-cell table:formula="of:=[.D713]/[.A713]" office:value-type="float" office:value="1.03686684961814">
            <text:p>1.04</text:p>
          </table:table-cell>
          <table:table-cell office:value-type="float" office:value="480.96">
            <text:p>480.96</text:p>
          </table:table-cell>
          <table:table-cell table:formula="of:=[.F713]/[.A713]" office:value-type="float" office:value="1.02316676239709">
            <text:p>1.02</text:p>
          </table:table-cell>
          <table:table-cell office:value-type="float" office:value="498.67">
            <text:p>498.67</text:p>
          </table:table-cell>
          <table:table-cell table:formula="of:=[.H713]/[.A713]" office:value-type="float" office:value="1.06084200225498">
            <text:p>1.06</text:p>
          </table:table-cell>
          <table:table-cell office:value-type="float" office:value="487.4">
            <text:p>487.4</text:p>
          </table:table-cell>
          <table:table-cell table:formula="of:=[.J713]/[.A713]" office:value-type="float" office:value="1.03686684961814">
            <text:p>1.04</text:p>
          </table:table-cell>
          <table:table-cell table:number-columns-repeated="5"/>
        </table:table-row>
        <table:table-row table:style-name="ro1">
          <table:table-cell office:value-type="float" office:value="371.81">
            <text:p>371.81</text:p>
          </table:table-cell>
          <table:table-cell office:value-type="float" office:value="396.22">
            <text:p>396.22</text:p>
          </table:table-cell>
          <table:table-cell table:formula="of:=[.B714]/[.A714]" office:value-type="float" office:value="1.06565181140905">
            <text:p>1.07</text:p>
          </table:table-cell>
          <table:table-cell office:value-type="float" office:value="381.77">
            <text:p>381.77</text:p>
          </table:table-cell>
          <table:table-cell table:formula="of:=[.D714]/[.A714]" office:value-type="float" office:value="1.02678787552782">
            <text:p>1.03</text:p>
          </table:table-cell>
          <table:table-cell office:value-type="float" office:value="382.46">
            <text:p>382.46</text:p>
          </table:table-cell>
          <table:table-cell table:formula="of:=[.F714]/[.A714]" office:value-type="float" office:value="1.02864366208547">
            <text:p>1.03</text:p>
          </table:table-cell>
          <table:table-cell office:value-type="float" office:value="396.22">
            <text:p>396.22</text:p>
          </table:table-cell>
          <table:table-cell table:formula="of:=[.H714]/[.A714]" office:value-type="float" office:value="1.06565181140905">
            <text:p>1.07</text:p>
          </table:table-cell>
          <table:table-cell office:value-type="float" office:value="381.77">
            <text:p>381.77</text:p>
          </table:table-cell>
          <table:table-cell table:formula="of:=[.J714]/[.A714]" office:value-type="float" office:value="1.02678787552782">
            <text:p>1.03</text:p>
          </table:table-cell>
          <table:table-cell table:number-columns-repeated="5"/>
        </table:table-row>
        <table:table-row table:style-name="ro1">
          <table:table-cell office:value-type="float" office:value="183.85">
            <text:p>183.85</text:p>
          </table:table-cell>
          <table:table-cell office:value-type="float" office:value="201.37">
            <text:p>201.37</text:p>
          </table:table-cell>
          <table:table-cell table:formula="of:=[.B715]/[.A715]" office:value-type="float" office:value="1.09529507750884">
            <text:p>1.1</text:p>
          </table:table-cell>
          <table:table-cell office:value-type="float" office:value="183.85">
            <text:p>183.85</text:p>
          </table:table-cell>
          <table:table-cell table:formula="of:=[.D715]/[.A715]" office:value-type="float" office:value="1">
            <text:p>1</text:p>
          </table:table-cell>
          <table:table-cell office:value-type="float" office:value="185.02">
            <text:p>185.02</text:p>
          </table:table-cell>
          <table:table-cell table:formula="of:=[.F715]/[.A715]" office:value-type="float" office:value="1.00636388360076">
            <text:p>1.01</text:p>
          </table:table-cell>
          <table:table-cell office:value-type="float" office:value="201.37">
            <text:p>201.37</text:p>
          </table:table-cell>
          <table:table-cell table:formula="of:=[.H715]/[.A715]" office:value-type="float" office:value="1.09529507750884">
            <text:p>1.1</text:p>
          </table:table-cell>
          <table:table-cell office:value-type="float" office:value="183.85">
            <text:p>183.85</text:p>
          </table:table-cell>
          <table:table-cell table:formula="of:=[.J715]/[.A71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84.94">
            <text:p>184.94</text:p>
          </table:table-cell>
          <table:table-cell office:value-type="float" office:value="195.32">
            <text:p>195.32</text:p>
          </table:table-cell>
          <table:table-cell table:formula="of:=[.B716]/[.A716]" office:value-type="float" office:value="1.05612631123608">
            <text:p>1.06</text:p>
          </table:table-cell>
          <table:table-cell office:value-type="float" office:value="192.98">
            <text:p>192.98</text:p>
          </table:table-cell>
          <table:table-cell table:formula="of:=[.D716]/[.A716]" office:value-type="float" office:value="1.04347355899211">
            <text:p>1.04</text:p>
          </table:table-cell>
          <table:table-cell office:value-type="float" office:value="192.39">
            <text:p>192.39</text:p>
          </table:table-cell>
          <table:table-cell table:formula="of:=[.F716]/[.A716]" office:value-type="float" office:value="1.04028333513572">
            <text:p>1.04</text:p>
          </table:table-cell>
          <table:table-cell office:value-type="float" office:value="193.56">
            <text:p>193.56</text:p>
          </table:table-cell>
          <table:table-cell table:formula="of:=[.H716]/[.A716]" office:value-type="float" office:value="1.04660971125771">
            <text:p>1.05</text:p>
          </table:table-cell>
          <table:table-cell office:value-type="float" office:value="192.98">
            <text:p>192.98</text:p>
          </table:table-cell>
          <table:table-cell table:formula="of:=[.J716]/[.A716]" office:value-type="float" office:value="1.04347355899211">
            <text:p>1.04</text:p>
          </table:table-cell>
          <table:table-cell table:number-columns-repeated="5"/>
        </table:table-row>
        <table:table-row table:style-name="ro1">
          <table:table-cell office:value-type="float" office:value="462.87">
            <text:p>462.87</text:p>
          </table:table-cell>
          <table:table-cell office:value-type="float" office:value="480">
            <text:p>480</text:p>
          </table:table-cell>
          <table:table-cell table:formula="of:=[.B717]/[.A717]" office:value-type="float" office:value="1.03700823125284">
            <text:p>1.04</text:p>
          </table:table-cell>
          <table:table-cell office:value-type="float" office:value="466.97">
            <text:p>466.97</text:p>
          </table:table-cell>
          <table:table-cell table:formula="of:=[.D717]/[.A717]" office:value-type="float" office:value="1.00885777864195">
            <text:p>1.01</text:p>
          </table:table-cell>
          <table:table-cell office:value-type="float" office:value="467.66">
            <text:p>467.66</text:p>
          </table:table-cell>
          <table:table-cell table:formula="of:=[.F717]/[.A717]" office:value-type="float" office:value="1.01034847797438">
            <text:p>1.01</text:p>
          </table:table-cell>
          <table:table-cell office:value-type="float" office:value="480">
            <text:p>480</text:p>
          </table:table-cell>
          <table:table-cell table:formula="of:=[.H717]/[.A717]" office:value-type="float" office:value="1.03700823125284">
            <text:p>1.04</text:p>
          </table:table-cell>
          <table:table-cell office:value-type="float" office:value="468.73">
            <text:p>468.73</text:p>
          </table:table-cell>
          <table:table-cell table:formula="of:=[.J717]/[.A717]" office:value-type="float" office:value="1.01266014215655">
            <text:p>1.01</text:p>
          </table:table-cell>
          <table:table-cell table:number-columns-repeated="5"/>
        </table:table-row>
        <table:table-row table:style-name="ro1">
          <table:table-cell office:value-type="float" office:value="287.35">
            <text:p>287.35</text:p>
          </table:table-cell>
          <table:table-cell office:value-type="float" office:value="294.62">
            <text:p>294.62</text:p>
          </table:table-cell>
          <table:table-cell table:formula="of:=[.B718]/[.A718]" office:value-type="float" office:value="1.02530015660345">
            <text:p>1.03</text:p>
          </table:table-cell>
          <table:table-cell office:value-type="float" office:value="290.52">
            <text:p>290.52</text:p>
          </table:table-cell>
          <table:table-cell table:formula="of:=[.D718]/[.A718]" office:value-type="float" office:value="1.01103184270054">
            <text:p>1.01</text:p>
          </table:table-cell>
          <table:table-cell office:value-type="float" office:value="288.87">
            <text:p>288.87</text:p>
          </table:table-cell>
          <table:table-cell table:formula="of:=[.F718]/[.A718]" office:value-type="float" office:value="1.00528971637376">
            <text:p>1.01</text:p>
          </table:table-cell>
          <table:table-cell office:value-type="float" office:value="294.62">
            <text:p>294.62</text:p>
          </table:table-cell>
          <table:table-cell table:formula="of:=[.H718]/[.A718]" office:value-type="float" office:value="1.02530015660345">
            <text:p>1.03</text:p>
          </table:table-cell>
          <table:table-cell office:value-type="float" office:value="290.52">
            <text:p>290.52</text:p>
          </table:table-cell>
          <table:table-cell table:formula="of:=[.J718]/[.A718]" office:value-type="float" office:value="1.01103184270054">
            <text:p>1.01</text:p>
          </table:table-cell>
          <table:table-cell table:number-columns-repeated="5"/>
        </table:table-row>
        <table:table-row table:style-name="ro1">
          <table:table-cell office:value-type="float" office:value="511.61">
            <text:p>511.61</text:p>
          </table:table-cell>
          <table:table-cell office:value-type="float" office:value="521.91">
            <text:p>521.91</text:p>
          </table:table-cell>
          <table:table-cell table:formula="of:=[.B719]/[.A719]" office:value-type="float" office:value="1.02013252282012">
            <text:p>1.02</text:p>
          </table:table-cell>
          <table:table-cell office:value-type="float" office:value="518.15">
            <text:p>518.15</text:p>
          </table:table-cell>
          <table:table-cell table:formula="of:=[.D719]/[.A719]" office:value-type="float" office:value="1.01278317468384">
            <text:p>1.01</text:p>
          </table:table-cell>
          <table:table-cell office:value-type="float" office:value="528.11">
            <text:p>528.11</text:p>
          </table:table-cell>
          <table:table-cell table:formula="of:=[.F719]/[.A719]" office:value-type="float" office:value="1.03225112878951">
            <text:p>1.03</text:p>
          </table:table-cell>
          <table:table-cell office:value-type="float" office:value="521.91">
            <text:p>521.91</text:p>
          </table:table-cell>
          <table:table-cell table:formula="of:=[.H719]/[.A719]" office:value-type="float" office:value="1.02013252282012">
            <text:p>1.02</text:p>
          </table:table-cell>
          <table:table-cell office:value-type="float" office:value="518.15">
            <text:p>518.15</text:p>
          </table:table-cell>
          <table:table-cell table:formula="of:=[.J719]/[.A719]" office:value-type="float" office:value="1.01278317468384">
            <text:p>1.01</text:p>
          </table:table-cell>
          <table:table-cell table:number-columns-repeated="5"/>
        </table:table-row>
        <table:table-row table:style-name="ro1">
          <table:table-cell office:value-type="float" office:value="344.92">
            <text:p>344.92</text:p>
          </table:table-cell>
          <table:table-cell office:value-type="float" office:value="417.85">
            <text:p>417.85</text:p>
          </table:table-cell>
          <table:table-cell table:formula="of:=[.B720]/[.A720]" office:value-type="float" office:value="1.21144033399049">
            <text:p>1.21</text:p>
          </table:table-cell>
          <table:table-cell office:value-type="float" office:value="356.43">
            <text:p>356.43</text:p>
          </table:table-cell>
          <table:table-cell table:formula="of:=[.D720]/[.A720]" office:value-type="float" office:value="1.03337005682477">
            <text:p>1.03</text:p>
          </table:table-cell>
          <table:table-cell office:value-type="float" office:value="368.45">
            <text:p>368.45</text:p>
          </table:table-cell>
          <table:table-cell table:formula="of:=[.F720]/[.A720]" office:value-type="float" office:value="1.06821871738374">
            <text:p>1.07</text:p>
          </table:table-cell>
          <table:table-cell office:value-type="float" office:value="417.85">
            <text:p>417.85</text:p>
          </table:table-cell>
          <table:table-cell table:formula="of:=[.H720]/[.A720]" office:value-type="float" office:value="1.21144033399049">
            <text:p>1.21</text:p>
          </table:table-cell>
          <table:table-cell office:value-type="float" office:value="356.43">
            <text:p>356.43</text:p>
          </table:table-cell>
          <table:table-cell table:formula="of:=[.J720]/[.A720]" office:value-type="float" office:value="1.03337005682477">
            <text:p>1.03</text:p>
          </table:table-cell>
          <table:table-cell table:number-columns-repeated="5"/>
        </table:table-row>
        <table:table-row table:style-name="ro1">
          <table:table-cell office:value-type="float" office:value="194.14">
            <text:p>194.14</text:p>
          </table:table-cell>
          <table:table-cell office:value-type="float" office:value="205.07">
            <text:p>205.07</text:p>
          </table:table-cell>
          <table:table-cell table:formula="of:=[.B721]/[.A721]" office:value-type="float" office:value="1.05629957762439">
            <text:p>1.06</text:p>
          </table:table-cell>
          <table:table-cell office:value-type="float" office:value="197.65">
            <text:p>197.65</text:p>
          </table:table-cell>
          <table:table-cell table:formula="of:=[.D721]/[.A721]" office:value-type="float" office:value="1.01807973627279">
            <text:p>1.02</text:p>
          </table:table-cell>
          <table:table-cell office:value-type="float" office:value="198.82">
            <text:p>198.82</text:p>
          </table:table-cell>
          <table:table-cell table:formula="of:=[.F721]/[.A721]" office:value-type="float" office:value="1.02410631503039">
            <text:p>1.02</text:p>
          </table:table-cell>
          <table:table-cell office:value-type="float" office:value="205.07">
            <text:p>205.07</text:p>
          </table:table-cell>
          <table:table-cell table:formula="of:=[.H721]/[.A721]" office:value-type="float" office:value="1.05629957762439">
            <text:p>1.06</text:p>
          </table:table-cell>
          <table:table-cell office:value-type="float" office:value="197.65">
            <text:p>197.65</text:p>
          </table:table-cell>
          <table:table-cell table:formula="of:=[.J721]/[.A721]" office:value-type="float" office:value="1.01807973627279">
            <text:p>1.02</text:p>
          </table:table-cell>
          <table:table-cell table:number-columns-repeated="5"/>
        </table:table-row>
        <table:table-row table:style-name="ro1">
          <table:table-cell office:value-type="float" office:value="259.19">
            <text:p>259.19</text:p>
          </table:table-cell>
          <table:table-cell office:value-type="float" office:value="259.78">
            <text:p>259.78</text:p>
          </table:table-cell>
          <table:table-cell table:formula="of:=[.B722]/[.A722]" office:value-type="float" office:value="1.00227632238898">
            <text:p>1</text:p>
          </table:table-cell>
          <table:table-cell office:value-type="float" office:value="259.78">
            <text:p>259.78</text:p>
          </table:table-cell>
          <table:table-cell table:formula="of:=[.D722]/[.A722]" office:value-type="float" office:value="1.00227632238898">
            <text:p>1</text:p>
          </table:table-cell>
          <table:table-cell office:value-type="float" office:value="262.12">
            <text:p>262.12</text:p>
          </table:table-cell>
          <table:table-cell table:formula="of:=[.F722]/[.A722]" office:value-type="float" office:value="1.01130444847409">
            <text:p>1.01</text:p>
          </table:table-cell>
          <table:table-cell office:value-type="float" office:value="259.78">
            <text:p>259.78</text:p>
          </table:table-cell>
          <table:table-cell table:formula="of:=[.H722]/[.A722]" office:value-type="float" office:value="1.00227632238898">
            <text:p>1</text:p>
          </table:table-cell>
          <table:table-cell office:value-type="float" office:value="259.78">
            <text:p>259.78</text:p>
          </table:table-cell>
          <table:table-cell table:formula="of:=[.J722]/[.A722]" office:value-type="float" office:value="1.00227632238898">
            <text:p>1</text:p>
          </table:table-cell>
          <table:table-cell table:number-columns-repeated="5"/>
        </table:table-row>
        <table:table-row table:style-name="ro1">
          <table:table-cell office:value-type="float" office:value="377.33">
            <text:p>377.33</text:p>
          </table:table-cell>
          <table:table-cell office:value-type="float" office:value="403.63">
            <text:p>403.63</text:p>
          </table:table-cell>
          <table:table-cell table:formula="of:=[.B723]/[.A723]" office:value-type="float" office:value="1.06970026236981">
            <text:p>1.07</text:p>
          </table:table-cell>
          <table:table-cell office:value-type="float" office:value="381.77">
            <text:p>381.77</text:p>
          </table:table-cell>
          <table:table-cell table:formula="of:=[.D723]/[.A723]" office:value-type="float" office:value="1.01176688840007">
            <text:p>1.01</text:p>
          </table:table-cell>
          <table:table-cell office:value-type="float" office:value="383.53">
            <text:p>383.53</text:p>
          </table:table-cell>
          <table:table-cell table:formula="of:=[.F723]/[.A723]" office:value-type="float" office:value="1.01643124055866">
            <text:p>1.02</text:p>
          </table:table-cell>
          <table:table-cell office:value-type="float" office:value="403.63">
            <text:p>403.63</text:p>
          </table:table-cell>
          <table:table-cell table:formula="of:=[.H723]/[.A723]" office:value-type="float" office:value="1.06970026236981">
            <text:p>1.07</text:p>
          </table:table-cell>
          <table:table-cell office:value-type="float" office:value="381.77">
            <text:p>381.77</text:p>
          </table:table-cell>
          <table:table-cell table:formula="of:=[.J723]/[.A723]" office:value-type="float" office:value="1.01176688840007">
            <text:p>1.01</text:p>
          </table:table-cell>
          <table:table-cell table:number-columns-repeated="5"/>
        </table:table-row>
        <table:table-row table:style-name="ro1">
          <table:table-cell office:value-type="float" office:value="95.54">
            <text:p>95.54</text:p>
          </table:table-cell>
          <table:table-cell office:value-type="float" office:value="107.98">
            <text:p>107.98</text:p>
          </table:table-cell>
          <table:table-cell table:formula="of:=[.B724]/[.A724]" office:value-type="float" office:value="1.13020724303956">
            <text:p>1.13</text:p>
          </table:table-cell>
          <table:table-cell office:value-type="float" office:value="101.64">
            <text:p>101.64</text:p>
          </table:table-cell>
          <table:table-cell table:formula="of:=[.D724]/[.A724]" office:value-type="float" office:value="1.06384760309818">
            <text:p>1.06</text:p>
          </table:table-cell>
          <table:table-cell office:value-type="float" office:value="97.54">
            <text:p>97.54</text:p>
          </table:table-cell>
          <table:table-cell table:formula="of:=[.F724]/[.A724]" office:value-type="float" office:value="1.02093364036006">
            <text:p>1.02</text:p>
          </table:table-cell>
          <table:table-cell office:value-type="float" office:value="102.71">
            <text:p>102.71</text:p>
          </table:table-cell>
          <table:table-cell table:formula="of:=[.H724]/[.A724]" office:value-type="float" office:value="1.07504710069081">
            <text:p>1.08</text:p>
          </table:table-cell>
          <table:table-cell office:value-type="float" office:value="101.64">
            <text:p>101.64</text:p>
          </table:table-cell>
          <table:table-cell table:formula="of:=[.J724]/[.A724]" office:value-type="float" office:value="1.06384760309818">
            <text:p>1.06</text:p>
          </table:table-cell>
          <table:table-cell table:number-columns-repeated="5"/>
        </table:table-row>
        <table:table-row table:style-name="ro1">
          <table:table-cell office:value-type="float" office:value="211.78">
            <text:p>211.78</text:p>
          </table:table-cell>
          <table:table-cell office:value-type="float" office:value="241.48">
            <text:p>241.48</text:p>
          </table:table-cell>
          <table:table-cell table:formula="of:=[.B725]/[.A725]" office:value-type="float" office:value="1.14023987156483">
            <text:p>1.14</text:p>
          </table:table-cell>
          <table:table-cell office:value-type="float" office:value="229.68">
            <text:p>229.68</text:p>
          </table:table-cell>
          <table:table-cell table:formula="of:=[.D725]/[.A725]" office:value-type="float" office:value="1.0845216734347">
            <text:p>1.08</text:p>
          </table:table-cell>
          <table:table-cell office:value-type="float" office:value="226.51">
            <text:p>226.51</text:p>
          </table:table-cell>
          <table:table-cell table:formula="of:=[.F725]/[.A725]" office:value-type="float" office:value="1.06955331003872">
            <text:p>1.07</text:p>
          </table:table-cell>
          <table:table-cell office:value-type="float" office:value="241.48">
            <text:p>241.48</text:p>
          </table:table-cell>
          <table:table-cell table:formula="of:=[.H725]/[.A725]" office:value-type="float" office:value="1.14023987156483">
            <text:p>1.14</text:p>
          </table:table-cell>
          <table:table-cell office:value-type="float" office:value="239.48">
            <text:p>239.48</text:p>
          </table:table-cell>
          <table:table-cell table:formula="of:=[.J725]/[.A725]" office:value-type="float" office:value="1.13079610916989">
            <text:p>1.13</text:p>
          </table:table-cell>
          <table:table-cell table:number-columns-repeated="5"/>
        </table:table-row>
        <table:table-row table:style-name="ro1">
          <table:table-cell office:value-type="float" office:value="345.72">
            <text:p>345.72</text:p>
          </table:table-cell>
          <table:table-cell office:value-type="float" office:value="356.55">
            <text:p>356.55</text:p>
          </table:table-cell>
          <table:table-cell table:formula="of:=[.B726]/[.A726]" office:value-type="float" office:value="1.03132592849705">
            <text:p>1.03</text:p>
          </table:table-cell>
          <table:table-cell office:value-type="float" office:value="351.96">
            <text:p>351.96</text:p>
          </table:table-cell>
          <table:table-cell table:formula="of:=[.D726]/[.A726]" office:value-type="float" office:value="1.01804928844151">
            <text:p>1.02</text:p>
          </table:table-cell>
          <table:table-cell office:value-type="float" office:value="353.09">
            <text:p>353.09</text:p>
          </table:table-cell>
          <table:table-cell table:formula="of:=[.F726]/[.A726]" office:value-type="float" office:value="1.02131782945736">
            <text:p>1.02</text:p>
          </table:table-cell>
          <table:table-cell office:value-type="float" office:value="356.55">
            <text:p>356.55</text:p>
          </table:table-cell>
          <table:table-cell table:formula="of:=[.H726]/[.A726]" office:value-type="float" office:value="1.03132592849705">
            <text:p>1.03</text:p>
          </table:table-cell>
          <table:table-cell office:value-type="float" office:value="354.3">
            <text:p>354.3</text:p>
          </table:table-cell>
          <table:table-cell table:formula="of:=[.J726]/[.A726]" office:value-type="float" office:value="1.02481777160708">
            <text:p>1.02</text:p>
          </table:table-cell>
          <table:table-cell table:number-columns-repeated="5"/>
        </table:table-row>
        <table:table-row table:style-name="ro1">
          <table:table-cell office:value-type="float" office:value="481.83">
            <text:p>481.83</text:p>
          </table:table-cell>
          <table:table-cell office:value-type="float" office:value="522.33">
            <text:p>522.33</text:p>
          </table:table-cell>
          <table:table-cell table:formula="of:=[.B727]/[.A727]" office:value-type="float" office:value="1.0840545420584">
            <text:p>1.08</text:p>
          </table:table-cell>
          <table:table-cell office:value-type="float" office:value="499.98">
            <text:p>499.98</text:p>
          </table:table-cell>
          <table:table-cell table:formula="of:=[.D727]/[.A727]" office:value-type="float" office:value="1.03766888736691">
            <text:p>1.04</text:p>
          </table:table-cell>
          <table:table-cell office:value-type="float" office:value="496.47">
            <text:p>496.47</text:p>
          </table:table-cell>
          <table:table-cell table:formula="of:=[.F727]/[.A727]" office:value-type="float" office:value="1.03038416038852">
            <text:p>1.03</text:p>
          </table:table-cell>
          <table:table-cell office:value-type="float" office:value="513.26">
            <text:p>513.26</text:p>
          </table:table-cell>
          <table:table-cell table:formula="of:=[.H727]/[.A727]" office:value-type="float" office:value="1.0652304754789">
            <text:p>1.07</text:p>
          </table:table-cell>
          <table:table-cell office:value-type="float" office:value="497.64">
            <text:p>497.64</text:p>
          </table:table-cell>
          <table:table-cell table:formula="of:=[.J727]/[.A727]" office:value-type="float" office:value="1.03281240271465">
            <text:p>1.03</text:p>
          </table:table-cell>
          <table:table-cell table:number-columns-repeated="5"/>
        </table:table-row>
        <table:table-row table:style-name="ro1">
          <table:table-cell office:value-type="float" office:value="314.74">
            <text:p>314.74</text:p>
          </table:table-cell>
          <table:table-cell office:value-type="float" office:value="337.22">
            <text:p>337.22</text:p>
          </table:table-cell>
          <table:table-cell table:formula="of:=[.B728]/[.A728]" office:value-type="float" office:value="1.07142403253479">
            <text:p>1.07</text:p>
          </table:table-cell>
          <table:table-cell office:value-type="float" office:value="316.98">
            <text:p>316.98</text:p>
          </table:table-cell>
          <table:table-cell table:formula="of:=[.D728]/[.A728]" office:value-type="float" office:value="1.00711698544831">
            <text:p>1.01</text:p>
          </table:table-cell>
          <table:table-cell office:value-type="float" office:value="319.91">
            <text:p>319.91</text:p>
          </table:table-cell>
          <table:table-cell table:formula="of:=[.F728]/[.A728]" office:value-type="float" office:value="1.01642625659274">
            <text:p>1.02</text:p>
          </table:table-cell>
          <table:table-cell office:value-type="float" office:value="337.22">
            <text:p>337.22</text:p>
          </table:table-cell>
          <table:table-cell table:formula="of:=[.H728]/[.A728]" office:value-type="float" office:value="1.07142403253479">
            <text:p>1.07</text:p>
          </table:table-cell>
          <table:table-cell office:value-type="float" office:value="318.74">
            <text:p>318.74</text:p>
          </table:table-cell>
          <table:table-cell table:formula="of:=[.J728]/[.A728]" office:value-type="float" office:value="1.01270890258626">
            <text:p>1.01</text:p>
          </table:table-cell>
          <table:table-cell table:number-columns-repeated="5"/>
        </table:table-row>
        <table:table-row table:style-name="ro1">
          <table:table-cell office:value-type="float" office:value="475.04">
            <text:p>475.04</text:p>
          </table:table-cell>
          <table:table-cell office:value-type="float" office:value="481.87">
            <text:p>481.87</text:p>
          </table:table-cell>
          <table:table-cell table:formula="of:=[.B729]/[.A729]" office:value-type="float" office:value="1.01437773661165">
            <text:p>1.01</text:p>
          </table:table-cell>
          <table:table-cell office:value-type="float" office:value="478.7">
            <text:p>478.7</text:p>
          </table:table-cell>
          <table:table-cell table:formula="of:=[.D729]/[.A729]" office:value-type="float" office:value="1.00770461434827">
            <text:p>1.01</text:p>
          </table:table-cell>
          <table:table-cell office:value-type="float" office:value="479.87">
            <text:p>479.87</text:p>
          </table:table-cell>
          <table:table-cell table:formula="of:=[.F729]/[.A729]" office:value-type="float" office:value="1.01016756483665">
            <text:p>1.01</text:p>
          </table:table-cell>
          <table:table-cell office:value-type="float" office:value="481.28">
            <text:p>481.28</text:p>
          </table:table-cell>
          <table:table-cell table:formula="of:=[.H729]/[.A729]" office:value-type="float" office:value="1.01313573593803">
            <text:p>1.01</text:p>
          </table:table-cell>
          <table:table-cell office:value-type="float" office:value="478.7">
            <text:p>478.7</text:p>
          </table:table-cell>
          <table:table-cell table:formula="of:=[.J729]/[.A729]" office:value-type="float" office:value="1.00770461434827">
            <text:p>1.01</text:p>
          </table:table-cell>
          <table:table-cell table:number-columns-repeated="5"/>
        </table:table-row>
        <table:table-row table:style-name="ro1">
          <table:table-cell office:value-type="float" office:value="511.31">
            <text:p>511.31</text:p>
          </table:table-cell>
          <table:table-cell office:value-type="float" office:value="523.85">
            <text:p>523.85</text:p>
          </table:table-cell>
          <table:table-cell table:formula="of:=[.B730]/[.A730]" office:value-type="float" office:value="1.02452523909174">
            <text:p>1.02</text:p>
          </table:table-cell>
          <table:table-cell office:value-type="float" office:value="515.51">
            <text:p>515.51</text:p>
          </table:table-cell>
          <table:table-cell table:formula="of:=[.D730]/[.A730]" office:value-type="float" office:value="1.00821419491111">
            <text:p>1.01</text:p>
          </table:table-cell>
          <table:table-cell office:value-type="float" office:value="519.61">
            <text:p>519.61</text:p>
          </table:table-cell>
          <table:table-cell table:formula="of:=[.F730]/[.A730]" office:value-type="float" office:value="1.01623281375291">
            <text:p>1.02</text:p>
          </table:table-cell>
          <table:table-cell office:value-type="float" office:value="523.85">
            <text:p>523.85</text:p>
          </table:table-cell>
          <table:table-cell table:formula="of:=[.H730]/[.A730]" office:value-type="float" office:value="1.02452523909174">
            <text:p>1.02</text:p>
          </table:table-cell>
          <table:table-cell office:value-type="float" office:value="514.93">
            <text:p>514.93</text:p>
          </table:table-cell>
          <table:table-cell table:formula="of:=[.J730]/[.A730]" office:value-type="float" office:value="1.0070798537091">
            <text:p>1.01</text:p>
          </table:table-cell>
          <table:table-cell table:number-columns-repeated="5"/>
        </table:table-row>
        <table:table-row table:style-name="ro1">
          <table:table-cell office:value-type="float" office:value="156.11">
            <text:p>156.11</text:p>
          </table:table-cell>
          <table:table-cell office:value-type="float" office:value="178.45">
            <text:p>178.45</text:p>
          </table:table-cell>
          <table:table-cell table:formula="of:=[.B731]/[.A731]" office:value-type="float" office:value="1.14310422138236">
            <text:p>1.14</text:p>
          </table:table-cell>
          <table:table-cell office:value-type="float" office:value="156.69">
            <text:p>156.69</text:p>
          </table:table-cell>
          <table:table-cell table:formula="of:=[.D731]/[.A731]" office:value-type="float" office:value="1.00371532893473">
            <text:p>1</text:p>
          </table:table-cell>
          <table:table-cell office:value-type="float" office:value="156.69">
            <text:p>156.69</text:p>
          </table:table-cell>
          <table:table-cell table:formula="of:=[.F731]/[.A731]" office:value-type="float" office:value="1.00371532893473">
            <text:p>1</text:p>
          </table:table-cell>
          <table:table-cell office:value-type="float" office:value="178.45">
            <text:p>178.45</text:p>
          </table:table-cell>
          <table:table-cell table:formula="of:=[.H731]/[.A731]" office:value-type="float" office:value="1.14310422138236">
            <text:p>1.14</text:p>
          </table:table-cell>
          <table:table-cell office:value-type="float" office:value="161.38">
            <text:p>161.38</text:p>
          </table:table-cell>
          <table:table-cell table:formula="of:=[.J731]/[.A731]" office:value-type="float" office:value="1.03375824738966">
            <text:p>1.03</text:p>
          </table:table-cell>
          <table:table-cell table:number-columns-repeated="5"/>
        </table:table-row>
        <table:table-row table:style-name="ro1">
          <table:table-cell office:value-type="float" office:value="259.24">
            <text:p>259.24</text:p>
          </table:table-cell>
          <table:table-cell office:value-type="float" office:value="279.72">
            <text:p>279.72</text:p>
          </table:table-cell>
          <table:table-cell table:formula="of:=[.B732]/[.A732]" office:value-type="float" office:value="1.07900015429718">
            <text:p>1.08</text:p>
          </table:table-cell>
          <table:table-cell office:value-type="float" office:value="264.79">
            <text:p>264.79</text:p>
          </table:table-cell>
          <table:table-cell table:formula="of:=[.D732]/[.A732]" office:value-type="float" office:value="1.02140873322018">
            <text:p>1.02</text:p>
          </table:table-cell>
          <table:table-cell office:value-type="float" office:value="262.07">
            <text:p>262.07</text:p>
          </table:table-cell>
          <table:table-cell table:formula="of:=[.F732]/[.A732]" office:value-type="float" office:value="1.01091652522759">
            <text:p>1.01</text:p>
          </table:table-cell>
          <table:table-cell office:value-type="float" office:value="274.55">
            <text:p>274.55</text:p>
          </table:table-cell>
          <table:table-cell table:formula="of:=[.H732]/[.A732]" office:value-type="float" office:value="1.05905724425243">
            <text:p>1.06</text:p>
          </table:table-cell>
          <table:table-cell office:value-type="float" office:value="269.48">
            <text:p>269.48</text:p>
          </table:table-cell>
          <table:table-cell table:formula="of:=[.J732]/[.A732]" office:value-type="float" office:value="1.03950007714859">
            <text:p>1.04</text:p>
          </table:table-cell>
          <table:table-cell table:number-columns-repeated="5"/>
        </table:table-row>
        <table:table-row table:style-name="ro1">
          <table:table-cell office:value-type="float" office:value="197.05">
            <text:p>197.05</text:p>
          </table:table-cell>
          <table:table-cell office:value-type="float" office:value="206.33">
            <text:p>206.33</text:p>
          </table:table-cell>
          <table:table-cell table:formula="of:=[.B733]/[.A733]" office:value-type="float" office:value="1.04709464602893">
            <text:p>1.05</text:p>
          </table:table-cell>
          <table:table-cell office:value-type="float" office:value="203.5">
            <text:p>203.5</text:p>
          </table:table-cell>
          <table:table-cell table:formula="of:=[.D733]/[.A733]" office:value-type="float" office:value="1.03273280893174">
            <text:p>1.03</text:p>
          </table:table-cell>
          <table:table-cell office:value-type="float" office:value="201.74">
            <text:p>201.74</text:p>
          </table:table-cell>
          <table:table-cell table:formula="of:=[.F733]/[.A733]" office:value-type="float" office:value="1.02380106571936">
            <text:p>1.02</text:p>
          </table:table-cell>
          <table:table-cell office:value-type="float" office:value="206.33">
            <text:p>206.33</text:p>
          </table:table-cell>
          <table:table-cell table:formula="of:=[.H733]/[.A733]" office:value-type="float" office:value="1.04709464602893">
            <text:p>1.05</text:p>
          </table:table-cell>
          <table:table-cell office:value-type="float" office:value="204.08">
            <text:p>204.08</text:p>
          </table:table-cell>
          <table:table-cell table:formula="of:=[.J733]/[.A733]" office:value-type="float" office:value="1.03567622430855">
            <text:p>1.04</text:p>
          </table:table-cell>
          <table:table-cell table:number-columns-repeated="5"/>
        </table:table-row>
        <table:table-row table:style-name="ro1">
          <table:table-cell office:value-type="float" office:value="113.57">
            <text:p>113.57</text:p>
          </table:table-cell>
          <table:table-cell office:value-type="float" office:value="135.63">
            <text:p>135.63</text:p>
          </table:table-cell>
          <table:table-cell table:formula="of:=[.B734]/[.A734]" office:value-type="float" office:value="1.19424143699921">
            <text:p>1.19</text:p>
          </table:table-cell>
          <table:table-cell office:value-type="float" office:value="117.67">
            <text:p>117.67</text:p>
          </table:table-cell>
          <table:table-cell table:formula="of:=[.D734]/[.A734]" office:value-type="float" office:value="1.03610108303249">
            <text:p>1.04</text:p>
          </table:table-cell>
          <table:table-cell office:value-type="float" office:value="113.57">
            <text:p>113.57</text:p>
          </table:table-cell>
          <table:table-cell table:formula="of:=[.F734]/[.A734]" office:value-type="float" office:value="1">
            <text:p>1</text:p>
          </table:table-cell>
          <table:table-cell office:value-type="float" office:value="131.97">
            <text:p>131.97</text:p>
          </table:table-cell>
          <table:table-cell table:formula="of:=[.H734]/[.A734]" office:value-type="float" office:value="1.16201461653606">
            <text:p>1.16</text:p>
          </table:table-cell>
          <table:table-cell office:value-type="float" office:value="117.67">
            <text:p>117.67</text:p>
          </table:table-cell>
          <table:table-cell table:formula="of:=[.J734]/[.A734]" office:value-type="float" office:value="1.03610108303249">
            <text:p>1.04</text:p>
          </table:table-cell>
          <table:table-cell table:number-columns-repeated="5"/>
        </table:table-row>
        <table:table-row table:style-name="ro1">
          <table:table-cell office:value-type="float" office:value="329.94">
            <text:p>329.94</text:p>
          </table:table-cell>
          <table:table-cell office:value-type="float" office:value="332.76">
            <text:p>332.76</text:p>
          </table:table-cell>
          <table:table-cell table:formula="of:=[.B735]/[.A735]" office:value-type="float" office:value="1.00854700854701">
            <text:p>1.01</text:p>
          </table:table-cell>
          <table:table-cell office:value-type="float" office:value="332.18">
            <text:p>332.18</text:p>
          </table:table-cell>
          <table:table-cell table:formula="of:=[.D735]/[.A735]" office:value-type="float" office:value="1.00678911317209">
            <text:p>1.01</text:p>
          </table:table-cell>
          <table:table-cell office:value-type="float" office:value="334.52">
            <text:p>334.52</text:p>
          </table:table-cell>
          <table:table-cell table:formula="of:=[.F735]/[.A735]" office:value-type="float" office:value="1.01388131175365">
            <text:p>1.01</text:p>
          </table:table-cell>
          <table:table-cell office:value-type="float" office:value="332.18">
            <text:p>332.18</text:p>
          </table:table-cell>
          <table:table-cell table:formula="of:=[.H735]/[.A735]" office:value-type="float" office:value="1.00678911317209">
            <text:p>1.01</text:p>
          </table:table-cell>
          <table:table-cell office:value-type="float" office:value="331.59">
            <text:p>331.59</text:p>
          </table:table-cell>
          <table:table-cell table:formula="of:=[.J735]/[.A735]" office:value-type="float" office:value="1.00500090925623">
            <text:p>1.01</text:p>
          </table:table-cell>
          <table:table-cell table:number-columns-repeated="5"/>
        </table:table-row>
        <table:table-row table:style-name="ro1">
          <table:table-cell office:value-type="float" office:value="455.14">
            <text:p>455.14</text:p>
          </table:table-cell>
          <table:table-cell office:value-type="float" office:value="478.37">
            <text:p>478.37</text:p>
          </table:table-cell>
          <table:table-cell table:formula="of:=[.B736]/[.A736]" office:value-type="float" office:value="1.0510392406732">
            <text:p>1.05</text:p>
          </table:table-cell>
          <table:table-cell office:value-type="float" office:value="455.83">
            <text:p>455.83</text:p>
          </table:table-cell>
          <table:table-cell table:formula="of:=[.D736]/[.A736]" office:value-type="float" office:value="1.0015160170497">
            <text:p>1</text:p>
          </table:table-cell>
          <table:table-cell office:value-type="float" office:value="461.68">
            <text:p>461.68</text:p>
          </table:table-cell>
          <table:table-cell table:formula="of:=[.F736]/[.A736]" office:value-type="float" office:value="1.01436920507976">
            <text:p>1.01</text:p>
          </table:table-cell>
          <table:table-cell office:value-type="float" office:value="478.37">
            <text:p>478.37</text:p>
          </table:table-cell>
          <table:table-cell table:formula="of:=[.H736]/[.A736]" office:value-type="float" office:value="1.0510392406732">
            <text:p>1.05</text:p>
          </table:table-cell>
          <table:table-cell office:value-type="float" office:value="455.83">
            <text:p>455.83</text:p>
          </table:table-cell>
          <table:table-cell table:formula="of:=[.J736]/[.A736]" office:value-type="float" office:value="1.0015160170497">
            <text:p>1</text:p>
          </table:table-cell>
          <table:table-cell table:number-columns-repeated="5"/>
        </table:table-row>
        <table:table-row table:style-name="ro1">
          <table:table-cell office:value-type="float" office:value="507.45">
            <text:p>507.45</text:p>
          </table:table-cell>
          <table:table-cell office:value-type="float" office:value="514">
            <text:p>514</text:p>
          </table:table-cell>
          <table:table-cell table:formula="of:=[.B737]/[.A737]" office:value-type="float" office:value="1.01290767563307">
            <text:p>1.01</text:p>
          </table:table-cell>
          <table:table-cell office:value-type="float" office:value="514">
            <text:p>514</text:p>
          </table:table-cell>
          <table:table-cell table:formula="of:=[.D737]/[.A737]" office:value-type="float" office:value="1.01290767563307">
            <text:p>1.01</text:p>
          </table:table-cell>
          <table:table-cell office:value-type="float" office:value="515.75">
            <text:p>515.75</text:p>
          </table:table-cell>
          <table:table-cell table:formula="of:=[.F737]/[.A737]" office:value-type="float" office:value="1.01635629126022">
            <text:p>1.02</text:p>
          </table:table-cell>
          <table:table-cell office:value-type="float" office:value="514">
            <text:p>514</text:p>
          </table:table-cell>
          <table:table-cell table:formula="of:=[.H737]/[.A737]" office:value-type="float" office:value="1.01290767563307">
            <text:p>1.01</text:p>
          </table:table-cell>
          <table:table-cell office:value-type="float" office:value="514">
            <text:p>514</text:p>
          </table:table-cell>
          <table:table-cell table:formula="of:=[.J737]/[.A737]" office:value-type="float" office:value="1.01290767563307">
            <text:p>1.01</text:p>
          </table:table-cell>
          <table:table-cell table:number-columns-repeated="5"/>
        </table:table-row>
        <table:table-row table:style-name="ro1">
          <table:table-cell office:value-type="float" office:value="240.94">
            <text:p>240.94</text:p>
          </table:table-cell>
          <table:table-cell office:value-type="float" office:value="261.3">
            <text:p>261.3</text:p>
          </table:table-cell>
          <table:table-cell table:formula="of:=[.B738]/[.A738]" office:value-type="float" office:value="1.08450236573421">
            <text:p>1.08</text:p>
          </table:table-cell>
          <table:table-cell office:value-type="float" office:value="259.54">
            <text:p>259.54</text:p>
          </table:table-cell>
          <table:table-cell table:formula="of:=[.D738]/[.A738]" office:value-type="float" office:value="1.07719764256661">
            <text:p>1.08</text:p>
          </table:table-cell>
          <table:table-cell office:value-type="float" office:value="243.72">
            <text:p>243.72</text:p>
          </table:table-cell>
          <table:table-cell table:formula="of:=[.F738]/[.A738]" office:value-type="float" office:value="1.01153814227609">
            <text:p>1.01</text:p>
          </table:table-cell>
          <table:table-cell office:value-type="float" office:value="261.3">
            <text:p>261.3</text:p>
          </table:table-cell>
          <table:table-cell table:formula="of:=[.H738]/[.A738]" office:value-type="float" office:value="1.08450236573421">
            <text:p>1.08</text:p>
          </table:table-cell>
          <table:table-cell office:value-type="float" office:value="242.55">
            <text:p>242.55</text:p>
          </table:table-cell>
          <table:table-cell table:formula="of:=[.J738]/[.A738]" office:value-type="float" office:value="1.00668216153399">
            <text:p>1.01</text:p>
          </table:table-cell>
          <table:table-cell table:number-columns-repeated="5"/>
        </table:table-row>
        <table:table-row table:style-name="ro1">
          <table:table-cell office:value-type="float" office:value="76.87">
            <text:p>76.87</text:p>
          </table:table-cell>
          <table:table-cell office:value-type="float" office:value="90.14">
            <text:p>90.14</text:p>
          </table:table-cell>
          <table:table-cell table:formula="of:=[.B739]/[.A739]" office:value-type="float" office:value="1.17262911408872">
            <text:p>1.17</text:p>
          </table:table-cell>
          <table:table-cell office:value-type="float" office:value="79.8">
            <text:p>79.8</text:p>
          </table:table-cell>
          <table:table-cell table:formula="of:=[.D739]/[.A739]" office:value-type="float" office:value="1.03811630024717">
            <text:p>1.04</text:p>
          </table:table-cell>
          <table:table-cell office:value-type="float" office:value="79.8">
            <text:p>79.8</text:p>
          </table:table-cell>
          <table:table-cell table:formula="of:=[.F739]/[.A739]" office:value-type="float" office:value="1.03811630024717">
            <text:p>1.04</text:p>
          </table:table-cell>
          <table:table-cell office:value-type="float" office:value="90.14">
            <text:p>90.14</text:p>
          </table:table-cell>
          <table:table-cell table:formula="of:=[.H739]/[.A739]" office:value-type="float" office:value="1.17262911408872">
            <text:p>1.17</text:p>
          </table:table-cell>
          <table:table-cell office:value-type="float" office:value="79.8">
            <text:p>79.8</text:p>
          </table:table-cell>
          <table:table-cell table:formula="of:=[.J739]/[.A739]" office:value-type="float" office:value="1.03811630024717">
            <text:p>1.04</text:p>
          </table:table-cell>
          <table:table-cell table:number-columns-repeated="5"/>
        </table:table-row>
        <table:table-row table:style-name="ro1">
          <table:table-cell office:value-type="float" office:value="268.39">
            <text:p>268.39</text:p>
          </table:table-cell>
          <table:table-cell office:value-type="float" office:value="282.94">
            <text:p>282.94</text:p>
          </table:table-cell>
          <table:table-cell table:formula="of:=[.B740]/[.A740]" office:value-type="float" office:value="1.05421215395507">
            <text:p>1.05</text:p>
          </table:table-cell>
          <table:table-cell office:value-type="float" office:value="280.11">
            <text:p>280.11</text:p>
          </table:table-cell>
          <table:table-cell table:formula="of:=[.D740]/[.A740]" office:value-type="float" office:value="1.04366779686277">
            <text:p>1.04</text:p>
          </table:table-cell>
          <table:table-cell office:value-type="float" office:value="275.52">
            <text:p>275.52</text:p>
          </table:table-cell>
          <table:table-cell table:formula="of:=[.F740]/[.A740]" office:value-type="float" office:value="1.0265658183986">
            <text:p>1.03</text:p>
          </table:table-cell>
          <table:table-cell office:value-type="float" office:value="282.94">
            <text:p>282.94</text:p>
          </table:table-cell>
          <table:table-cell table:formula="of:=[.H740]/[.A740]" office:value-type="float" office:value="1.05421215395507">
            <text:p>1.05</text:p>
          </table:table-cell>
          <table:table-cell office:value-type="float" office:value="280.11">
            <text:p>280.11</text:p>
          </table:table-cell>
          <table:table-cell table:formula="of:=[.J740]/[.A740]" office:value-type="float" office:value="1.04366779686277">
            <text:p>1.04</text:p>
          </table:table-cell>
          <table:table-cell table:number-columns-repeated="5"/>
        </table:table-row>
        <table:table-row table:style-name="ro1">
          <table:table-cell office:value-type="float" office:value="159.54">
            <text:p>159.54</text:p>
          </table:table-cell>
          <table:table-cell office:value-type="float" office:value="172.41">
            <text:p>172.41</text:p>
          </table:table-cell>
          <table:table-cell table:formula="of:=[.B741]/[.A741]" office:value-type="float" office:value="1.08066942459571">
            <text:p>1.08</text:p>
          </table:table-cell>
          <table:table-cell office:value-type="float" office:value="171.24">
            <text:p>171.24</text:p>
          </table:table-cell>
          <table:table-cell table:formula="of:=[.D741]/[.A741]" office:value-type="float" office:value="1.07333584054156">
            <text:p>1.07</text:p>
          </table:table-cell>
          <table:table-cell office:value-type="float" office:value="165.78">
            <text:p>165.78</text:p>
          </table:table-cell>
          <table:table-cell table:formula="of:=[.F741]/[.A741]" office:value-type="float" office:value="1.03911244828883">
            <text:p>1.04</text:p>
          </table:table-cell>
          <table:table-cell office:value-type="float" office:value="172.41">
            <text:p>172.41</text:p>
          </table:table-cell>
          <table:table-cell table:formula="of:=[.H741]/[.A741]" office:value-type="float" office:value="1.08066942459571">
            <text:p>1.08</text:p>
          </table:table-cell>
          <table:table-cell office:value-type="float" office:value="171.24">
            <text:p>171.24</text:p>
          </table:table-cell>
          <table:table-cell table:formula="of:=[.J741]/[.A741]" office:value-type="float" office:value="1.07333584054156">
            <text:p>1.07</text:p>
          </table:table-cell>
          <table:table-cell table:number-columns-repeated="5"/>
        </table:table-row>
        <table:table-row table:style-name="ro1">
          <table:table-cell office:value-type="float" office:value="352.1">
            <text:p>352.1</text:p>
          </table:table-cell>
          <table:table-cell office:value-type="float" office:value="362.88">
            <text:p>362.88</text:p>
          </table:table-cell>
          <table:table-cell table:formula="of:=[.B742]/[.A742]" office:value-type="float" office:value="1.03061630218688">
            <text:p>1.03</text:p>
          </table:table-cell>
          <table:table-cell office:value-type="float" office:value="355.61">
            <text:p>355.61</text:p>
          </table:table-cell>
          <table:table-cell table:formula="of:=[.D742]/[.A742]" office:value-type="float" office:value="1.00996875887532">
            <text:p>1.01</text:p>
          </table:table-cell>
          <table:table-cell office:value-type="float" office:value="354.44">
            <text:p>354.44</text:p>
          </table:table-cell>
          <table:table-cell table:formula="of:=[.F742]/[.A742]" office:value-type="float" office:value="1.00664583925021">
            <text:p>1.01</text:p>
          </table:table-cell>
          <table:table-cell office:value-type="float" office:value="358.78">
            <text:p>358.78</text:p>
          </table:table-cell>
          <table:table-cell table:formula="of:=[.H742]/[.A742]" office:value-type="float" office:value="1.01897188298779">
            <text:p>1.02</text:p>
          </table:table-cell>
          <table:table-cell office:value-type="float" office:value="354.44">
            <text:p>354.44</text:p>
          </table:table-cell>
          <table:table-cell table:formula="of:=[.J742]/[.A742]" office:value-type="float" office:value="1.00664583925021">
            <text:p>1.01</text:p>
          </table:table-cell>
          <table:table-cell table:number-columns-repeated="5"/>
        </table:table-row>
        <table:table-row table:style-name="ro1">
          <table:table-cell office:value-type="float" office:value="327.92">
            <text:p>327.92</text:p>
          </table:table-cell>
          <table:table-cell office:value-type="float" office:value="351.18">
            <text:p>351.18</text:p>
          </table:table-cell>
          <table:table-cell table:formula="of:=[.B743]/[.A743]" office:value-type="float" office:value="1.0709319346182">
            <text:p>1.07</text:p>
          </table:table-cell>
          <table:table-cell office:value-type="float" office:value="342.59">
            <text:p>342.59</text:p>
          </table:table-cell>
          <table:table-cell table:formula="of:=[.D743]/[.A743]" office:value-type="float" office:value="1.04473652110271">
            <text:p>1.04</text:p>
          </table:table-cell>
          <table:table-cell office:value-type="float" office:value="331.68">
            <text:p>331.68</text:p>
          </table:table-cell>
          <table:table-cell table:formula="of:=[.F743]/[.A743]" office:value-type="float" office:value="1.01146621127104">
            <text:p>1.01</text:p>
          </table:table-cell>
          <table:table-cell office:value-type="float" office:value="346.35">
            <text:p>346.35</text:p>
          </table:table-cell>
          <table:table-cell table:formula="of:=[.H743]/[.A743]" office:value-type="float" office:value="1.05620273237375">
            <text:p>1.06</text:p>
          </table:table-cell>
          <table:table-cell office:value-type="float" office:value="342.59">
            <text:p>342.59</text:p>
          </table:table-cell>
          <table:table-cell table:formula="of:=[.J743]/[.A743]" office:value-type="float" office:value="1.04473652110271">
            <text:p>1.04</text:p>
          </table:table-cell>
          <table:table-cell table:number-columns-repeated="5"/>
        </table:table-row>
        <table:table-row table:style-name="ro1">
          <table:table-cell office:value-type="float" office:value="428.21">
            <text:p>428.21</text:p>
          </table:table-cell>
          <table:table-cell office:value-type="float" office:value="450.11">
            <text:p>450.11</text:p>
          </table:table-cell>
          <table:table-cell table:formula="of:=[.B744]/[.A744]" office:value-type="float" office:value="1.0511431307069">
            <text:p>1.05</text:p>
          </table:table-cell>
          <table:table-cell office:value-type="float" office:value="438.11">
            <text:p>438.11</text:p>
          </table:table-cell>
          <table:table-cell table:formula="of:=[.D744]/[.A744]" office:value-type="float" office:value="1.02311949744284">
            <text:p>1.02</text:p>
          </table:table-cell>
          <table:table-cell office:value-type="float" office:value="437.18">
            <text:p>437.18</text:p>
          </table:table-cell>
          <table:table-cell table:formula="of:=[.F744]/[.A744]" office:value-type="float" office:value="1.02094766586488">
            <text:p>1.02</text:p>
          </table:table-cell>
          <table:table-cell office:value-type="float" office:value="450.11">
            <text:p>450.11</text:p>
          </table:table-cell>
          <table:table-cell table:formula="of:=[.H744]/[.A744]" office:value-type="float" office:value="1.0511431307069">
            <text:p>1.05</text:p>
          </table:table-cell>
          <table:table-cell office:value-type="float" office:value="439.18">
            <text:p>439.18</text:p>
          </table:table-cell>
          <table:table-cell table:formula="of:=[.J744]/[.A744]" office:value-type="float" office:value="1.02561827140889">
            <text:p>1.03</text:p>
          </table:table-cell>
          <table:table-cell table:number-columns-repeated="5"/>
        </table:table-row>
        <table:table-row table:style-name="ro1">
          <table:table-cell office:value-type="float" office:value="498.98">
            <text:p>498.98</text:p>
          </table:table-cell>
          <table:table-cell office:value-type="float" office:value="520.16">
            <text:p>520.16</text:p>
          </table:table-cell>
          <table:table-cell table:formula="of:=[.B745]/[.A745]" office:value-type="float" office:value="1.04244659104573">
            <text:p>1.04</text:p>
          </table:table-cell>
          <table:table-cell office:value-type="float" office:value="511.33">
            <text:p>511.33</text:p>
          </table:table-cell>
          <table:table-cell table:formula="of:=[.D745]/[.A745]" office:value-type="float" office:value="1.02475049100164">
            <text:p>1.02</text:p>
          </table:table-cell>
          <table:table-cell office:value-type="float" office:value="511.91">
            <text:p>511.91</text:p>
          </table:table-cell>
          <table:table-cell table:formula="of:=[.F745]/[.A745]" office:value-type="float" office:value="1.02591286223897">
            <text:p>1.03</text:p>
          </table:table-cell>
          <table:table-cell office:value-type="float" office:value="517.33">
            <text:p>517.33</text:p>
          </table:table-cell>
          <table:table-cell table:formula="of:=[.H745]/[.A745]" office:value-type="float" office:value="1.03677502104293">
            <text:p>1.04</text:p>
          </table:table-cell>
          <table:table-cell office:value-type="float" office:value="511.91">
            <text:p>511.91</text:p>
          </table:table-cell>
          <table:table-cell table:formula="of:=[.J745]/[.A745]" office:value-type="float" office:value="1.02591286223897">
            <text:p>1.03</text:p>
          </table:table-cell>
          <table:table-cell table:number-columns-repeated="5"/>
        </table:table-row>
        <table:table-row table:style-name="ro1">
          <table:table-cell office:value-type="float" office:value="320.92">
            <text:p>320.92</text:p>
          </table:table-cell>
          <table:table-cell office:value-type="float" office:value="334.78">
            <text:p>334.78</text:p>
          </table:table-cell>
          <table:table-cell table:formula="of:=[.B746]/[.A746]" office:value-type="float" office:value="1.04318833354107">
            <text:p>1.04</text:p>
          </table:table-cell>
          <table:table-cell office:value-type="float" office:value="327.95">
            <text:p>327.95</text:p>
          </table:table-cell>
          <table:table-cell table:formula="of:=[.D746]/[.A746]" office:value-type="float" office:value="1.02190577090864">
            <text:p>1.02</text:p>
          </table:table-cell>
          <table:table-cell office:value-type="float" office:value="324.43">
            <text:p>324.43</text:p>
          </table:table-cell>
          <table:table-cell table:formula="of:=[.F746]/[.A746]" office:value-type="float" office:value="1.01093730524741">
            <text:p>1.01</text:p>
          </table:table-cell>
          <table:table-cell office:value-type="float" office:value="334.78">
            <text:p>334.78</text:p>
          </table:table-cell>
          <table:table-cell table:formula="of:=[.H746]/[.A746]" office:value-type="float" office:value="1.04318833354107">
            <text:p>1.04</text:p>
          </table:table-cell>
          <table:table-cell office:value-type="float" office:value="327.36">
            <text:p>327.36</text:p>
          </table:table-cell>
          <table:table-cell table:formula="of:=[.J746]/[.A746]" office:value-type="float" office:value="1.02006730649383">
            <text:p>1.02</text:p>
          </table:table-cell>
          <table:table-cell table:number-columns-repeated="5"/>
        </table:table-row>
        <table:table-row table:style-name="ro1">
          <table:table-cell office:value-type="float" office:value="287.74">
            <text:p>287.74</text:p>
          </table:table-cell>
          <table:table-cell office:value-type="float" office:value="298.43">
            <text:p>298.43</text:p>
          </table:table-cell>
          <table:table-cell table:formula="of:=[.B747]/[.A747]" office:value-type="float" office:value="1.0371515951901">
            <text:p>1.04</text:p>
          </table:table-cell>
          <table:table-cell office:value-type="float" office:value="288.08">
            <text:p>288.08</text:p>
          </table:table-cell>
          <table:table-cell table:formula="of:=[.D747]/[.A747]" office:value-type="float" office:value="1.00118162229791">
            <text:p>1</text:p>
          </table:table-cell>
          <table:table-cell office:value-type="float" office:value="286.91">
            <text:p>286.91</text:p>
          </table:table-cell>
          <table:table-cell table:formula="of:=[.F747]/[.A747]" office:value-type="float" office:value="0.997115451449225">
            <text:p>1</text:p>
          </table:table-cell>
          <table:table-cell office:value-type="float" office:value="298.43">
            <text:p>298.43</text:p>
          </table:table-cell>
          <table:table-cell table:formula="of:=[.H747]/[.A747]" office:value-type="float" office:value="1.0371515951901">
            <text:p>1.04</text:p>
          </table:table-cell>
          <table:table-cell office:value-type="float" office:value="286.91">
            <text:p>286.91</text:p>
          </table:table-cell>
          <table:table-cell table:formula="of:=[.J747]/[.A747]" office:value-type="float" office:value="0.997115451449225">
            <text:p>1</text:p>
          </table:table-cell>
          <table:table-cell table:number-columns-repeated="5"/>
        </table:table-row>
        <table:table-row table:style-name="ro1">
          <table:table-cell office:value-type="float" office:value="207.85">
            <text:p>207.85</text:p>
          </table:table-cell>
          <table:table-cell office:value-type="float" office:value="254.68">
            <text:p>254.68</text:p>
          </table:table-cell>
          <table:table-cell table:formula="of:=[.B748]/[.A748]" office:value-type="float" office:value="1.22530671157084">
            <text:p>1.23</text:p>
          </table:table-cell>
          <table:table-cell office:value-type="float" office:value="217.31">
            <text:p>217.31</text:p>
          </table:table-cell>
          <table:table-cell table:formula="of:=[.D748]/[.A748]" office:value-type="float" office:value="1.04551359153236">
            <text:p>1.05</text:p>
          </table:table-cell>
          <table:table-cell office:value-type="float" office:value="210.78">
            <text:p>210.78</text:p>
          </table:table-cell>
          <table:table-cell table:formula="of:=[.F748]/[.A748]" office:value-type="float" office:value="1.0140967043541">
            <text:p>1.01</text:p>
          </table:table-cell>
          <table:table-cell office:value-type="float" office:value="254.68">
            <text:p>254.68</text:p>
          </table:table-cell>
          <table:table-cell table:formula="of:=[.H748]/[.A748]" office:value-type="float" office:value="1.22530671157084">
            <text:p>1.23</text:p>
          </table:table-cell>
          <table:table-cell office:value-type="float" office:value="217.31">
            <text:p>217.31</text:p>
          </table:table-cell>
          <table:table-cell table:formula="of:=[.J748]/[.A748]" office:value-type="float" office:value="1.04551359153236">
            <text:p>1.05</text:p>
          </table:table-cell>
          <table:table-cell table:number-columns-repeated="5"/>
        </table:table-row>
        <table:table-row table:style-name="ro1">
          <table:table-cell office:value-type="float" office:value="433.13">
            <text:p>433.13</text:p>
          </table:table-cell>
          <table:table-cell office:value-type="float" office:value="466.56">
            <text:p>466.56</text:p>
          </table:table-cell>
          <table:table-cell table:formula="of:=[.B749]/[.A749]" office:value-type="float" office:value="1.07718237018909">
            <text:p>1.08</text:p>
          </table:table-cell>
          <table:table-cell office:value-type="float" office:value="456.94">
            <text:p>456.94</text:p>
          </table:table-cell>
          <table:table-cell table:formula="of:=[.D749]/[.A749]" office:value-type="float" office:value="1.05497194837578">
            <text:p>1.05</text:p>
          </table:table-cell>
          <table:table-cell office:value-type="float" office:value="445.53">
            <text:p>445.53</text:p>
          </table:table-cell>
          <table:table-cell table:formula="of:=[.F749]/[.A749]" office:value-type="float" office:value="1.02862881813774">
            <text:p>1.03</text:p>
          </table:table-cell>
          <table:table-cell office:value-type="float" office:value="461.87">
            <text:p>461.87</text:p>
          </table:table-cell>
          <table:table-cell table:formula="of:=[.H749]/[.A749]" office:value-type="float" office:value="1.06635421236118">
            <text:p>1.07</text:p>
          </table:table-cell>
          <table:table-cell office:value-type="float" office:value="452.84">
            <text:p>452.84</text:p>
          </table:table-cell>
          <table:table-cell table:formula="of:=[.J749]/[.A749]" office:value-type="float" office:value="1.04550596818507">
            <text:p>1.05</text:p>
          </table:table-cell>
          <table:table-cell table:number-columns-repeated="5"/>
        </table:table-row>
        <table:table-row table:style-name="ro1">
          <table:table-cell office:value-type="float" office:value="210.55">
            <text:p>210.55</text:p>
          </table:table-cell>
          <table:table-cell office:value-type="float" office:value="224.51">
            <text:p>224.51</text:p>
          </table:table-cell>
          <table:table-cell table:formula="of:=[.B750]/[.A750]" office:value-type="float" office:value="1.06630254096414">
            <text:p>1.07</text:p>
          </table:table-cell>
          <table:table-cell office:value-type="float" office:value="221.34">
            <text:p>221.34</text:p>
          </table:table-cell>
          <table:table-cell table:formula="of:=[.D750]/[.A750]" office:value-type="float" office:value="1.05124673474234">
            <text:p>1.05</text:p>
          </table:table-cell>
          <table:table-cell office:value-type="float" office:value="219.58">
            <text:p>219.58</text:p>
          </table:table-cell>
          <table:table-cell table:formula="of:=[.F750]/[.A750]" office:value-type="float" office:value="1.04288767513655">
            <text:p>1.04</text:p>
          </table:table-cell>
          <table:table-cell office:value-type="float" office:value="224.51">
            <text:p>224.51</text:p>
          </table:table-cell>
          <table:table-cell table:formula="of:=[.H750]/[.A750]" office:value-type="float" office:value="1.06630254096414">
            <text:p>1.07</text:p>
          </table:table-cell>
          <table:table-cell office:value-type="float" office:value="217.82">
            <text:p>217.82</text:p>
          </table:table-cell>
          <table:table-cell table:formula="of:=[.J750]/[.A750]" office:value-type="float" office:value="1.03452861553075">
            <text:p>1.03</text:p>
          </table:table-cell>
          <table:table-cell table:number-columns-repeated="5"/>
        </table:table-row>
        <table:table-row table:style-name="ro1">
          <table:table-cell office:value-type="float" office:value="243.08">
            <text:p>243.08</text:p>
          </table:table-cell>
          <table:table-cell office:value-type="float" office:value="268.59">
            <text:p>268.59</text:p>
          </table:table-cell>
          <table:table-cell table:formula="of:=[.B751]/[.A751]" office:value-type="float" office:value="1.10494487411552">
            <text:p>1.1</text:p>
          </table:table-cell>
          <table:table-cell office:value-type="float" office:value="250.84">
            <text:p>250.84</text:p>
          </table:table-cell>
          <table:table-cell table:formula="of:=[.D751]/[.A751]" office:value-type="float" office:value="1.03192364653612">
            <text:p>1.03</text:p>
          </table:table-cell>
          <table:table-cell office:value-type="float" office:value="248.59">
            <text:p>248.59</text:p>
          </table:table-cell>
          <table:table-cell table:formula="of:=[.F751]/[.A751]" office:value-type="float" office:value="1.02266743458944">
            <text:p>1.02</text:p>
          </table:table-cell>
          <table:table-cell office:value-type="float" office:value="268.59">
            <text:p>268.59</text:p>
          </table:table-cell>
          <table:table-cell table:formula="of:=[.H751]/[.A751]" office:value-type="float" office:value="1.10494487411552">
            <text:p>1.1</text:p>
          </table:table-cell>
          <table:table-cell office:value-type="float" office:value="250.84">
            <text:p>250.84</text:p>
          </table:table-cell>
          <table:table-cell table:formula="of:=[.J751]/[.A751]" office:value-type="float" office:value="1.03192364653612">
            <text:p>1.03</text:p>
          </table:table-cell>
          <table:table-cell table:number-columns-repeated="5"/>
        </table:table-row>
        <table:table-row table:style-name="ro1">
          <table:table-cell office:value-type="float" office:value="124.64">
            <text:p>124.64</text:p>
          </table:table-cell>
          <table:table-cell office:value-type="float" office:value="127.57">
            <text:p>127.57</text:p>
          </table:table-cell>
          <table:table-cell table:formula="of:=[.B752]/[.A752]" office:value-type="float" office:value="1.02350770218229">
            <text:p>1.02</text:p>
          </table:table-cell>
          <table:table-cell office:value-type="float" office:value="125.81">
            <text:p>125.81</text:p>
          </table:table-cell>
          <table:table-cell table:formula="of:=[.D752]/[.A752]" office:value-type="float" office:value="1.00938703465982">
            <text:p>1.01</text:p>
          </table:table-cell>
          <table:table-cell office:value-type="float" office:value="126.98">
            <text:p>126.98</text:p>
          </table:table-cell>
          <table:table-cell table:formula="of:=[.F752]/[.A752]" office:value-type="float" office:value="1.01877406931964">
            <text:p>1.02</text:p>
          </table:table-cell>
          <table:table-cell office:value-type="float" office:value="127.57">
            <text:p>127.57</text:p>
          </table:table-cell>
          <table:table-cell table:formula="of:=[.H752]/[.A752]" office:value-type="float" office:value="1.02350770218229">
            <text:p>1.02</text:p>
          </table:table-cell>
          <table:table-cell office:value-type="float" office:value="125.81">
            <text:p>125.81</text:p>
          </table:table-cell>
          <table:table-cell table:formula="of:=[.J752]/[.A752]" office:value-type="float" office:value="1.00938703465982">
            <text:p>1.01</text:p>
          </table:table-cell>
          <table:table-cell table:number-columns-repeated="5"/>
        </table:table-row>
        <table:table-row table:style-name="ro1">
          <table:table-cell office:value-type="float" office:value="47.11">
            <text:p>47.11</text:p>
          </table:table-cell>
          <table:table-cell office:value-type="float" office:value="60.18">
            <text:p>60.18</text:p>
          </table:table-cell>
          <table:table-cell table:formula="of:=[.B753]/[.A753]" office:value-type="float" office:value="1.27743578857992">
            <text:p>1.28</text:p>
          </table:table-cell>
          <table:table-cell office:value-type="float" office:value="47.11">
            <text:p>47.11</text:p>
          </table:table-cell>
          <table:table-cell table:formula="of:=[.D753]/[.A753]" office:value-type="float" office:value="1">
            <text:p>1</text:p>
          </table:table-cell>
          <table:table-cell office:value-type="float" office:value="47.11">
            <text:p>47.11</text:p>
          </table:table-cell>
          <table:table-cell table:formula="of:=[.F753]/[.A753]" office:value-type="float" office:value="1">
            <text:p>1</text:p>
          </table:table-cell>
          <table:table-cell office:value-type="float" office:value="60.18">
            <text:p>60.18</text:p>
          </table:table-cell>
          <table:table-cell table:formula="of:=[.H753]/[.A753]" office:value-type="float" office:value="1.27743578857992">
            <text:p>1.28</text:p>
          </table:table-cell>
          <table:table-cell office:value-type="float" office:value="47.11">
            <text:p>47.11</text:p>
          </table:table-cell>
          <table:table-cell table:formula="of:=[.J753]/[.A75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73.8">
            <text:p>273.8</text:p>
          </table:table-cell>
          <table:table-cell office:value-type="float" office:value="280.63">
            <text:p>280.63</text:p>
          </table:table-cell>
          <table:table-cell table:formula="of:=[.B754]/[.A754]" office:value-type="float" office:value="1.02494521548576">
            <text:p>1.02</text:p>
          </table:table-cell>
          <table:table-cell office:value-type="float" office:value="277.46">
            <text:p>277.46</text:p>
          </table:table-cell>
          <table:table-cell table:formula="of:=[.D754]/[.A754]" office:value-type="float" office:value="1.01336742147553">
            <text:p>1.01</text:p>
          </table:table-cell>
          <table:table-cell office:value-type="float" office:value="275.56">
            <text:p>275.56</text:p>
          </table:table-cell>
          <table:table-cell table:formula="of:=[.F754]/[.A754]" office:value-type="float" office:value="1.00642804967129">
            <text:p>1.01</text:p>
          </table:table-cell>
          <table:table-cell office:value-type="float" office:value="280.63">
            <text:p>280.63</text:p>
          </table:table-cell>
          <table:table-cell table:formula="of:=[.H754]/[.A754]" office:value-type="float" office:value="1.02494521548576">
            <text:p>1.02</text:p>
          </table:table-cell>
          <table:table-cell office:value-type="float" office:value="277.46">
            <text:p>277.46</text:p>
          </table:table-cell>
          <table:table-cell table:formula="of:=[.J754]/[.A754]" office:value-type="float" office:value="1.01336742147553">
            <text:p>1.01</text:p>
          </table:table-cell>
          <table:table-cell table:number-columns-repeated="5"/>
        </table:table-row>
        <table:table-row table:style-name="ro1">
          <table:table-cell office:value-type="float" office:value="119.2">
            <text:p>119.2</text:p>
          </table:table-cell>
          <table:table-cell office:value-type="float" office:value="133.74">
            <text:p>133.74</text:p>
          </table:table-cell>
          <table:table-cell table:formula="of:=[.B755]/[.A755]" office:value-type="float" office:value="1.12197986577181">
            <text:p>1.12</text:p>
          </table:table-cell>
          <table:table-cell office:value-type="float" office:value="119.2">
            <text:p>119.2</text:p>
          </table:table-cell>
          <table:table-cell table:formula="of:=[.D755]/[.A755]" office:value-type="float" office:value="1">
            <text:p>1</text:p>
          </table:table-cell>
          <table:table-cell office:value-type="float" office:value="119.2">
            <text:p>119.2</text:p>
          </table:table-cell>
          <table:table-cell table:formula="of:=[.F755]/[.A755]" office:value-type="float" office:value="1">
            <text:p>1</text:p>
          </table:table-cell>
          <table:table-cell office:value-type="float" office:value="119.2">
            <text:p>119.2</text:p>
          </table:table-cell>
          <table:table-cell table:formula="of:=[.H755]/[.A755]" office:value-type="float" office:value="1">
            <text:p>1</text:p>
          </table:table-cell>
          <table:table-cell office:value-type="float" office:value="119.2">
            <text:p>119.2</text:p>
          </table:table-cell>
          <table:table-cell table:formula="of:=[.J755]/[.A75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61.2">
            <text:p>461.2</text:p>
          </table:table-cell>
          <table:table-cell office:value-type="float" office:value="470.33">
            <text:p>470.33</text:p>
          </table:table-cell>
          <table:table-cell table:formula="of:=[.B756]/[.A756]" office:value-type="float" office:value="1.01979618386817">
            <text:p>1.02</text:p>
          </table:table-cell>
          <table:table-cell office:value-type="float" office:value="468.91">
            <text:p>468.91</text:p>
          </table:table-cell>
          <table:table-cell table:formula="of:=[.D756]/[.A756]" office:value-type="float" office:value="1.0167172593235">
            <text:p>1.02</text:p>
          </table:table-cell>
          <table:table-cell office:value-type="float" office:value="468.43">
            <text:p>468.43</text:p>
          </table:table-cell>
          <table:table-cell table:formula="of:=[.F756]/[.A756]" office:value-type="float" office:value="1.01567649609714">
            <text:p>1.02</text:p>
          </table:table-cell>
          <table:table-cell office:value-type="float" office:value="470.33">
            <text:p>470.33</text:p>
          </table:table-cell>
          <table:table-cell table:formula="of:=[.H756]/[.A756]" office:value-type="float" office:value="1.01979618386817">
            <text:p>1.02</text:p>
          </table:table-cell>
          <table:table-cell office:value-type="float" office:value="468.91">
            <text:p>468.91</text:p>
          </table:table-cell>
          <table:table-cell table:formula="of:=[.J756]/[.A756]" office:value-type="float" office:value="1.0167172593235">
            <text:p>1.02</text:p>
          </table:table-cell>
          <table:table-cell table:number-columns-repeated="5"/>
        </table:table-row>
        <table:table-row table:style-name="ro1">
          <table:table-cell office:value-type="float" office:value="184.02">
            <text:p>184.02</text:p>
          </table:table-cell>
          <table:table-cell office:value-type="float" office:value="202.47">
            <text:p>202.47</text:p>
          </table:table-cell>
          <table:table-cell table:formula="of:=[.B757]/[.A757]" office:value-type="float" office:value="1.10026084121291">
            <text:p>1.1</text:p>
          </table:table-cell>
          <table:table-cell office:value-type="float" office:value="188.71">
            <text:p>188.71</text:p>
          </table:table-cell>
          <table:table-cell table:formula="of:=[.D757]/[.A757]" office:value-type="float" office:value="1.02548636017824">
            <text:p>1.03</text:p>
          </table:table-cell>
          <table:table-cell office:value-type="float" office:value="185.78">
            <text:p>185.78</text:p>
          </table:table-cell>
          <table:table-cell table:formula="of:=[.F757]/[.A757]" office:value-type="float" office:value="1.00956417780676">
            <text:p>1.01</text:p>
          </table:table-cell>
          <table:table-cell office:value-type="float" office:value="202.47">
            <text:p>202.47</text:p>
          </table:table-cell>
          <table:table-cell table:formula="of:=[.H757]/[.A757]" office:value-type="float" office:value="1.10026084121291">
            <text:p>1.1</text:p>
          </table:table-cell>
          <table:table-cell office:value-type="float" office:value="186.37">
            <text:p>186.37</text:p>
          </table:table-cell>
          <table:table-cell table:formula="of:=[.J757]/[.A757]" office:value-type="float" office:value="1.0127703510488">
            <text:p>1.01</text:p>
          </table:table-cell>
          <table:table-cell table:number-columns-repeated="5"/>
        </table:table-row>
        <table:table-row table:style-name="ro1">
          <table:table-cell office:value-type="float" office:value="190.82">
            <text:p>190.82</text:p>
          </table:table-cell>
          <table:table-cell office:value-type="float" office:value="204.14">
            <text:p>204.14</text:p>
          </table:table-cell>
          <table:table-cell table:formula="of:=[.B758]/[.A758]" office:value-type="float" office:value="1.06980400377319">
            <text:p>1.07</text:p>
          </table:table-cell>
          <table:table-cell office:value-type="float" office:value="192.92">
            <text:p>192.92</text:p>
          </table:table-cell>
          <table:table-cell table:formula="of:=[.D758]/[.A758]" office:value-type="float" office:value="1.01100513573001">
            <text:p>1.01</text:p>
          </table:table-cell>
          <table:table-cell office:value-type="float" office:value="192.92">
            <text:p>192.92</text:p>
          </table:table-cell>
          <table:table-cell table:formula="of:=[.F758]/[.A758]" office:value-type="float" office:value="1.01100513573001">
            <text:p>1.01</text:p>
          </table:table-cell>
          <table:table-cell office:value-type="float" office:value="204.14">
            <text:p>204.14</text:p>
          </table:table-cell>
          <table:table-cell table:formula="of:=[.H758]/[.A758]" office:value-type="float" office:value="1.06980400377319">
            <text:p>1.07</text:p>
          </table:table-cell>
          <table:table-cell office:value-type="float" office:value="192.92">
            <text:p>192.92</text:p>
          </table:table-cell>
          <table:table-cell table:formula="of:=[.J758]/[.A758]" office:value-type="float" office:value="1.01100513573001">
            <text:p>1.01</text:p>
          </table:table-cell>
          <table:table-cell table:number-columns-repeated="5"/>
        </table:table-row>
        <table:table-row table:style-name="ro1">
          <table:table-cell office:value-type="float" office:value="259.71">
            <text:p>259.71</text:p>
          </table:table-cell>
          <table:table-cell office:value-type="float" office:value="265.32">
            <text:p>265.32</text:p>
          </table:table-cell>
          <table:table-cell table:formula="of:=[.B759]/[.A759]" office:value-type="float" office:value="1.02160101651842">
            <text:p>1.02</text:p>
          </table:table-cell>
          <table:table-cell office:value-type="float" office:value="261.22">
            <text:p>261.22</text:p>
          </table:table-cell>
          <table:table-cell table:formula="of:=[.D759]/[.A759]" office:value-type="float" office:value="1.00581417735166">
            <text:p>1.01</text:p>
          </table:table-cell>
          <table:table-cell office:value-type="float" office:value="260.63">
            <text:p>260.63</text:p>
          </table:table-cell>
          <table:table-cell table:formula="of:=[.F759]/[.A759]" office:value-type="float" office:value="1.00354241269108">
            <text:p>1</text:p>
          </table:table-cell>
          <table:table-cell office:value-type="float" office:value="265.32">
            <text:p>265.32</text:p>
          </table:table-cell>
          <table:table-cell table:formula="of:=[.H759]/[.A759]" office:value-type="float" office:value="1.02160101651842">
            <text:p>1.02</text:p>
          </table:table-cell>
          <table:table-cell office:value-type="float" office:value="259.46">
            <text:p>259.46</text:p>
          </table:table-cell>
          <table:table-cell table:formula="of:=[.J759]/[.A759]" office:value-type="float" office:value="0.999037387855685">
            <text:p>1</text:p>
          </table:table-cell>
          <table:table-cell table:number-columns-repeated="5"/>
        </table:table-row>
        <table:table-row table:style-name="ro1">
          <table:table-cell office:value-type="float" office:value="506.95">
            <text:p>506.95</text:p>
          </table:table-cell>
          <table:table-cell office:value-type="float" office:value="517.25">
            <text:p>517.25</text:p>
          </table:table-cell>
          <table:table-cell table:formula="of:=[.B760]/[.A760]" office:value-type="float" office:value="1.02031758556071">
            <text:p>1.02</text:p>
          </table:table-cell>
          <table:table-cell office:value-type="float" office:value="512.91">
            <text:p>512.91</text:p>
          </table:table-cell>
          <table:table-cell table:formula="of:=[.D760]/[.A760]" office:value-type="float" office:value="1.0117565834895">
            <text:p>1.01</text:p>
          </table:table-cell>
          <table:table-cell office:value-type="float" office:value="517.6">
            <text:p>517.6</text:p>
          </table:table-cell>
          <table:table-cell table:formula="of:=[.F760]/[.A760]" office:value-type="float" office:value="1.02100798895355">
            <text:p>1.02</text:p>
          </table:table-cell>
          <table:table-cell office:value-type="float" office:value="516.42">
            <text:p>516.42</text:p>
          </table:table-cell>
          <table:table-cell table:formula="of:=[.H760]/[.A760]" office:value-type="float" office:value="1.01868034322912">
            <text:p>1.02</text:p>
          </table:table-cell>
          <table:table-cell office:value-type="float" office:value="514.08">
            <text:p>514.08</text:p>
          </table:table-cell>
          <table:table-cell table:formula="of:=[.J760]/[.A760]" office:value-type="float" office:value="1.0140645034027">
            <text:p>1.01</text:p>
          </table:table-cell>
          <table:table-cell table:number-columns-repeated="5"/>
        </table:table-row>
        <table:table-row table:style-name="ro1">
          <table:table-cell office:value-type="float" office:value="248.07">
            <text:p>248.07</text:p>
          </table:table-cell>
          <table:table-cell office:value-type="float" office:value="257.58">
            <text:p>257.58</text:p>
          </table:table-cell>
          <table:table-cell table:formula="of:=[.B761]/[.A761]" office:value-type="float" office:value="1.03833595356149">
            <text:p>1.04</text:p>
          </table:table-cell>
          <table:table-cell office:value-type="float" office:value="250.99">
            <text:p>250.99</text:p>
          </table:table-cell>
          <table:table-cell table:formula="of:=[.D761]/[.A761]" office:value-type="float" office:value="1.01177087112509">
            <text:p>1.01</text:p>
          </table:table-cell>
          <table:table-cell office:value-type="float" office:value="252.17">
            <text:p>252.17</text:p>
          </table:table-cell>
          <table:table-cell table:formula="of:=[.F761]/[.A761]" office:value-type="float" office:value="1.0165275930181">
            <text:p>1.02</text:p>
          </table:table-cell>
          <table:table-cell office:value-type="float" office:value="253.34">
            <text:p>253.34</text:p>
          </table:table-cell>
          <table:table-cell table:formula="of:=[.H761]/[.A761]" office:value-type="float" office:value="1.02124400370863">
            <text:p>1.02</text:p>
          </table:table-cell>
          <table:table-cell office:value-type="float" office:value="250.41">
            <text:p>250.41</text:p>
          </table:table-cell>
          <table:table-cell table:formula="of:=[.J761]/[.A761]" office:value-type="float" office:value="1.00943282138106">
            <text:p>1.01</text:p>
          </table:table-cell>
          <table:table-cell table:number-columns-repeated="5"/>
        </table:table-row>
        <table:table-row table:style-name="ro1">
          <table:table-cell office:value-type="float" office:value="443.93">
            <text:p>443.93</text:p>
          </table:table-cell>
          <table:table-cell office:value-type="float" office:value="481.06">
            <text:p>481.06</text:p>
          </table:table-cell>
          <table:table-cell table:formula="of:=[.B762]/[.A762]" office:value-type="float" office:value="1.08363931250422">
            <text:p>1.08</text:p>
          </table:table-cell>
          <table:table-cell office:value-type="float" office:value="451.88">
            <text:p>451.88</text:p>
          </table:table-cell>
          <table:table-cell table:formula="of:=[.D762]/[.A762]" office:value-type="float" office:value="1.01790822877481">
            <text:p>1.02</text:p>
          </table:table-cell>
          <table:table-cell office:value-type="float" office:value="451.64">
            <text:p>451.64</text:p>
          </table:table-cell>
          <table:table-cell table:formula="of:=[.F762]/[.A762]" office:value-type="float" office:value="1.01736760300047">
            <text:p>1.02</text:p>
          </table:table-cell>
          <table:table-cell office:value-type="float" office:value="476.37">
            <text:p>476.37</text:p>
          </table:table-cell>
          <table:table-cell table:formula="of:=[.H762]/[.A762]" office:value-type="float" office:value="1.07307458383078">
            <text:p>1.07</text:p>
          </table:table-cell>
          <table:table-cell office:value-type="float" office:value="451.3">
            <text:p>451.3</text:p>
          </table:table-cell>
          <table:table-cell table:formula="of:=[.J762]/[.A762]" office:value-type="float" office:value="1.01660171648683">
            <text:p>1.02</text:p>
          </table:table-cell>
          <table:table-cell table:number-columns-repeated="5"/>
        </table:table-row>
        <table:table-row table:style-name="ro1">
          <table:table-cell office:value-type="float" office:value="468.03">
            <text:p>468.03</text:p>
          </table:table-cell>
          <table:table-cell office:value-type="float" office:value="494.27">
            <text:p>494.27</text:p>
          </table:table-cell>
          <table:table-cell table:formula="of:=[.B763]/[.A763]" office:value-type="float" office:value="1.05606478217208">
            <text:p>1.06</text:p>
          </table:table-cell>
          <table:table-cell office:value-type="float" office:value="483.89">
            <text:p>483.89</text:p>
          </table:table-cell>
          <table:table-cell table:formula="of:=[.D763]/[.A763]" office:value-type="float" office:value="1.03388671666346">
            <text:p>1.03</text:p>
          </table:table-cell>
          <table:table-cell office:value-type="float" office:value="482.23">
            <text:p>482.23</text:p>
          </table:table-cell>
          <table:table-cell table:formula="of:=[.F763]/[.A763]" office:value-type="float" office:value="1.03033993547422">
            <text:p>1.03</text:p>
          </table:table-cell>
          <table:table-cell office:value-type="float" office:value="494.27">
            <text:p>494.27</text:p>
          </table:table-cell>
          <table:table-cell table:formula="of:=[.H763]/[.A763]" office:value-type="float" office:value="1.05606478217208">
            <text:p>1.06</text:p>
          </table:table-cell>
          <table:table-cell office:value-type="float" office:value="482.72">
            <text:p>482.72</text:p>
          </table:table-cell>
          <table:table-cell table:formula="of:=[.J763]/[.A763]" office:value-type="float" office:value="1.0313868769096">
            <text:p>1.03</text:p>
          </table:table-cell>
          <table:table-cell table:number-columns-repeated="5"/>
        </table:table-row>
        <table:table-row table:style-name="ro1">
          <table:table-cell office:value-type="float" office:value="455.03">
            <text:p>455.03</text:p>
          </table:table-cell>
          <table:table-cell office:value-type="float" office:value="487.58">
            <text:p>487.58</text:p>
          </table:table-cell>
          <table:table-cell table:formula="of:=[.B764]/[.A764]" office:value-type="float" office:value="1.0715337450278">
            <text:p>1.07</text:p>
          </table:table-cell>
          <table:table-cell office:value-type="float" office:value="474.99">
            <text:p>474.99</text:p>
          </table:table-cell>
          <table:table-cell table:formula="of:=[.D764]/[.A764]" office:value-type="float" office:value="1.04386523965453">
            <text:p>1.04</text:p>
          </table:table-cell>
          <table:table-cell office:value-type="float" office:value="473.33">
            <text:p>473.33</text:p>
          </table:table-cell>
          <table:table-cell table:formula="of:=[.F764]/[.A764]" office:value-type="float" office:value="1.04021712854098">
            <text:p>1.04</text:p>
          </table:table-cell>
          <table:table-cell office:value-type="float" office:value="487.58">
            <text:p>487.58</text:p>
          </table:table-cell>
          <table:table-cell table:formula="of:=[.H764]/[.A764]" office:value-type="float" office:value="1.0715337450278">
            <text:p>1.07</text:p>
          </table:table-cell>
          <table:table-cell office:value-type="float" office:value="470.02">
            <text:p>470.02</text:p>
          </table:table-cell>
          <table:table-cell table:formula="of:=[.J764]/[.A764]" office:value-type="float" office:value="1.03294288288684">
            <text:p>1.03</text:p>
          </table:table-cell>
          <table:table-cell table:number-columns-repeated="5"/>
        </table:table-row>
        <table:table-row table:style-name="ro1">
          <table:table-cell office:value-type="float" office:value="444.27">
            <text:p>444.27</text:p>
          </table:table-cell>
          <table:table-cell office:value-type="float" office:value="455.44">
            <text:p>455.44</text:p>
          </table:table-cell>
          <table:table-cell table:formula="of:=[.B765]/[.A765]" office:value-type="float" office:value="1.02514236837959">
            <text:p>1.03</text:p>
          </table:table-cell>
          <table:table-cell office:value-type="float" office:value="452.23">
            <text:p>452.23</text:p>
          </table:table-cell>
          <table:table-cell table:formula="of:=[.D765]/[.A765]" office:value-type="float" office:value="1.01791703243523">
            <text:p>1.02</text:p>
          </table:table-cell>
          <table:table-cell office:value-type="float" office:value="451.06">
            <text:p>451.06</text:p>
          </table:table-cell>
          <table:table-cell table:formula="of:=[.F765]/[.A765]" office:value-type="float" office:value="1.01528349877327">
            <text:p>1.02</text:p>
          </table:table-cell>
          <table:table-cell office:value-type="float" office:value="455.44">
            <text:p>455.44</text:p>
          </table:table-cell>
          <table:table-cell table:formula="of:=[.H765]/[.A765]" office:value-type="float" office:value="1.02514236837959">
            <text:p>1.03</text:p>
          </table:table-cell>
          <table:table-cell office:value-type="float" office:value="452.23">
            <text:p>452.23</text:p>
          </table:table-cell>
          <table:table-cell table:formula="of:=[.J765]/[.A765]" office:value-type="float" office:value="1.01791703243523">
            <text:p>1.02</text:p>
          </table:table-cell>
          <table:table-cell table:number-columns-repeated="5"/>
        </table:table-row>
        <table:table-row table:style-name="ro1">
          <table:table-cell office:value-type="float" office:value="248.75">
            <text:p>248.75</text:p>
          </table:table-cell>
          <table:table-cell office:value-type="float" office:value="284.07">
            <text:p>284.07</text:p>
          </table:table-cell>
          <table:table-cell table:formula="of:=[.B766]/[.A766]" office:value-type="float" office:value="1.14198994974874">
            <text:p>1.14</text:p>
          </table:table-cell>
          <table:table-cell office:value-type="float" office:value="261.68">
            <text:p>261.68</text:p>
          </table:table-cell>
          <table:table-cell table:formula="of:=[.D766]/[.A766]" office:value-type="float" office:value="1.05197989949749">
            <text:p>1.05</text:p>
          </table:table-cell>
          <table:table-cell office:value-type="float" office:value="261.1">
            <text:p>261.1</text:p>
          </table:table-cell>
          <table:table-cell table:formula="of:=[.F766]/[.A766]" office:value-type="float" office:value="1.04964824120603">
            <text:p>1.05</text:p>
          </table:table-cell>
          <table:table-cell office:value-type="float" office:value="284.07">
            <text:p>284.07</text:p>
          </table:table-cell>
          <table:table-cell table:formula="of:=[.H766]/[.A766]" office:value-type="float" office:value="1.14198994974874">
            <text:p>1.14</text:p>
          </table:table-cell>
          <table:table-cell office:value-type="float" office:value="261.68">
            <text:p>261.68</text:p>
          </table:table-cell>
          <table:table-cell table:formula="of:=[.J766]/[.A766]" office:value-type="float" office:value="1.05197989949749">
            <text:p>1.05</text:p>
          </table:table-cell>
          <table:table-cell table:number-columns-repeated="5"/>
        </table:table-row>
        <table:table-row table:style-name="ro1">
          <table:table-cell office:value-type="float" office:value="414.1">
            <text:p>414.1</text:p>
          </table:table-cell>
          <table:table-cell office:value-type="float" office:value="424">
            <text:p>424</text:p>
          </table:table-cell>
          <table:table-cell table:formula="of:=[.B767]/[.A767]" office:value-type="float" office:value="1.02390726877566">
            <text:p>1.02</text:p>
          </table:table-cell>
          <table:table-cell office:value-type="float" office:value="418">
            <text:p>418</text:p>
          </table:table-cell>
          <table:table-cell table:formula="of:=[.D767]/[.A767]" office:value-type="float" office:value="1.00941801497223">
            <text:p>1.01</text:p>
          </table:table-cell>
          <table:table-cell office:value-type="float" office:value="421.86">
            <text:p>421.86</text:p>
          </table:table-cell>
          <table:table-cell table:formula="of:=[.F767]/[.A767]" office:value-type="float" office:value="1.0187394349191">
            <text:p>1.02</text:p>
          </table:table-cell>
          <table:table-cell office:value-type="float" office:value="424">
            <text:p>424</text:p>
          </table:table-cell>
          <table:table-cell table:formula="of:=[.H767]/[.A767]" office:value-type="float" office:value="1.02390726877566">
            <text:p>1.02</text:p>
          </table:table-cell>
          <table:table-cell office:value-type="float" office:value="418.59">
            <text:p>418.59</text:p>
          </table:table-cell>
          <table:table-cell table:formula="of:=[.J767]/[.A767]" office:value-type="float" office:value="1.01084279159623">
            <text:p>1.01</text:p>
          </table:table-cell>
          <table:table-cell table:number-columns-repeated="5"/>
        </table:table-row>
        <table:table-row table:style-name="ro1">
          <table:table-cell office:value-type="float" office:value="401.17">
            <text:p>401.17</text:p>
          </table:table-cell>
          <table:table-cell office:value-type="float" office:value="413.37">
            <text:p>413.37</text:p>
          </table:table-cell>
          <table:table-cell table:formula="of:=[.B768]/[.A768]" office:value-type="float" office:value="1.03041104768552">
            <text:p>1.03</text:p>
          </table:table-cell>
          <table:table-cell office:value-type="float" office:value="407.37">
            <text:p>407.37</text:p>
          </table:table-cell>
          <table:table-cell table:formula="of:=[.D768]/[.A768]" office:value-type="float" office:value="1.01545479472543">
            <text:p>1.02</text:p>
          </table:table-cell>
          <table:table-cell office:value-type="float" office:value="407.37">
            <text:p>407.37</text:p>
          </table:table-cell>
          <table:table-cell table:formula="of:=[.F768]/[.A768]" office:value-type="float" office:value="1.01545479472543">
            <text:p>1.02</text:p>
          </table:table-cell>
          <table:table-cell office:value-type="float" office:value="413.37">
            <text:p>413.37</text:p>
          </table:table-cell>
          <table:table-cell table:formula="of:=[.H768]/[.A768]" office:value-type="float" office:value="1.03041104768552">
            <text:p>1.03</text:p>
          </table:table-cell>
          <table:table-cell office:value-type="float" office:value="407.96">
            <text:p>407.96</text:p>
          </table:table-cell>
          <table:table-cell table:formula="of:=[.J768]/[.A768]" office:value-type="float" office:value="1.01692549293317">
            <text:p>1.02</text:p>
          </table:table-cell>
          <table:table-cell table:number-columns-repeated="5"/>
        </table:table-row>
        <table:table-row table:style-name="ro1">
          <table:table-cell office:value-type="float" office:value="507.15">
            <text:p>507.15</text:p>
          </table:table-cell>
          <table:table-cell office:value-type="float" office:value="523.11">
            <text:p>523.11</text:p>
          </table:table-cell>
          <table:table-cell table:formula="of:=[.B769]/[.A769]" office:value-type="float" office:value="1.03146997929607">
            <text:p>1.03</text:p>
          </table:table-cell>
          <table:table-cell office:value-type="float" office:value="516.87">
            <text:p>516.87</text:p>
          </table:table-cell>
          <table:table-cell table:formula="of:=[.D769]/[.A769]" office:value-type="float" office:value="1.01916592724046">
            <text:p>1.02</text:p>
          </table:table-cell>
          <table:table-cell office:value-type="float" office:value="518.04">
            <text:p>518.04</text:p>
          </table:table-cell>
          <table:table-cell table:formula="of:=[.F769]/[.A769]" office:value-type="float" office:value="1.02147293700089">
            <text:p>1.02</text:p>
          </table:table-cell>
          <table:table-cell office:value-type="float" office:value="523.11">
            <text:p>523.11</text:p>
          </table:table-cell>
          <table:table-cell table:formula="of:=[.H769]/[.A769]" office:value-type="float" office:value="1.03146997929607">
            <text:p>1.03</text:p>
          </table:table-cell>
          <table:table-cell office:value-type="float" office:value="516.28">
            <text:p>516.28</text:p>
          </table:table-cell>
          <table:table-cell table:formula="of:=[.J769]/[.A769]" office:value-type="float" office:value="1.01800256334418">
            <text:p>1.02</text:p>
          </table:table-cell>
          <table:table-cell table:number-columns-repeated="5"/>
        </table:table-row>
        <table:table-row table:style-name="ro1">
          <table:table-cell office:value-type="float" office:value="447.33">
            <text:p>447.33</text:p>
          </table:table-cell>
          <table:table-cell office:value-type="float" office:value="462.16">
            <text:p>462.16</text:p>
          </table:table-cell>
          <table:table-cell table:formula="of:=[.B770]/[.A770]" office:value-type="float" office:value="1.03315225895871">
            <text:p>1.03</text:p>
          </table:table-cell>
          <table:table-cell office:value-type="float" office:value="458.4">
            <text:p>458.4</text:p>
          </table:table-cell>
          <table:table-cell table:formula="of:=[.D770]/[.A770]" office:value-type="float" office:value="1.02474683119844">
            <text:p>1.02</text:p>
          </table:table-cell>
          <table:table-cell office:value-type="float" office:value="456.02">
            <text:p>456.02</text:p>
          </table:table-cell>
          <table:table-cell table:formula="of:=[.F770]/[.A770]" office:value-type="float" office:value="1.01942637426508">
            <text:p>1.02</text:p>
          </table:table-cell>
          <table:table-cell office:value-type="float" office:value="462.16">
            <text:p>462.16</text:p>
          </table:table-cell>
          <table:table-cell table:formula="of:=[.H770]/[.A770]" office:value-type="float" office:value="1.03315225895871">
            <text:p>1.03</text:p>
          </table:table-cell>
          <table:table-cell office:value-type="float" office:value="459.58">
            <text:p>459.58</text:p>
          </table:table-cell>
          <table:table-cell table:formula="of:=[.J770]/[.A770]" office:value-type="float" office:value="1.02738470480406">
            <text:p>1.03</text:p>
          </table:table-cell>
          <table:table-cell table:number-columns-repeated="5"/>
        </table:table-row>
        <table:table-row table:style-name="ro1">
          <table:table-cell office:value-type="float" office:value="287.19">
            <text:p>287.19</text:p>
          </table:table-cell>
          <table:table-cell office:value-type="float" office:value="318.28">
            <text:p>318.28</text:p>
          </table:table-cell>
          <table:table-cell table:formula="of:=[.B771]/[.A771]" office:value-type="float" office:value="1.10825585849089">
            <text:p>1.11</text:p>
          </table:table-cell>
          <table:table-cell office:value-type="float" office:value="309.69">
            <text:p>309.69</text:p>
          </table:table-cell>
          <table:table-cell table:formula="of:=[.D771]/[.A771]" office:value-type="float" office:value="1.07834534628643">
            <text:p>1.08</text:p>
          </table:table-cell>
          <table:table-cell office:value-type="float" office:value="292.71">
            <text:p>292.71</text:p>
          </table:table-cell>
          <table:table-cell table:formula="of:=[.F771]/[.A771]" office:value-type="float" office:value="1.0192207249556">
            <text:p>1.02</text:p>
          </table:table-cell>
          <table:table-cell office:value-type="float" office:value="318.28">
            <text:p>318.28</text:p>
          </table:table-cell>
          <table:table-cell table:formula="of:=[.H771]/[.A771]" office:value-type="float" office:value="1.10825585849089">
            <text:p>1.11</text:p>
          </table:table-cell>
          <table:table-cell office:value-type="float" office:value="291.53">
            <text:p>291.53</text:p>
          </table:table-cell>
          <table:table-cell table:formula="of:=[.J771]/[.A771]" office:value-type="float" office:value="1.0151119467948">
            <text:p>1.02</text:p>
          </table:table-cell>
          <table:table-cell table:number-columns-repeated="5"/>
        </table:table-row>
        <table:table-row table:style-name="ro1">
          <table:table-cell office:value-type="float" office:value="489.77">
            <text:p>489.77</text:p>
          </table:table-cell>
          <table:table-cell office:value-type="float" office:value="519.63">
            <text:p>519.63</text:p>
          </table:table-cell>
          <table:table-cell table:formula="of:=[.B772]/[.A772]" office:value-type="float" office:value="1.06096739285787">
            <text:p>1.06</text:p>
          </table:table-cell>
          <table:table-cell office:value-type="float" office:value="499.43">
            <text:p>499.43</text:p>
          </table:table-cell>
          <table:table-cell table:formula="of:=[.D772]/[.A772]" office:value-type="float" office:value="1.01972354370419">
            <text:p>1.02</text:p>
          </table:table-cell>
          <table:table-cell office:value-type="float" office:value="498.22">
            <text:p>498.22</text:p>
          </table:table-cell>
          <table:table-cell table:formula="of:=[.F772]/[.A772]" office:value-type="float" office:value="1.01725299630439">
            <text:p>1.02</text:p>
          </table:table-cell>
          <table:table-cell office:value-type="float" office:value="501.43">
            <text:p>501.43</text:p>
          </table:table-cell>
          <table:table-cell table:formula="of:=[.H772]/[.A772]" office:value-type="float" office:value="1.02380709312534">
            <text:p>1.02</text:p>
          </table:table-cell>
          <table:table-cell office:value-type="float" office:value="502.94">
            <text:p>502.94</text:p>
          </table:table-cell>
          <table:table-cell table:formula="of:=[.J772]/[.A772]" office:value-type="float" office:value="1.02689017293832">
            <text:p>1.03</text:p>
          </table:table-cell>
          <table:table-cell table:number-columns-repeated="5"/>
        </table:table-row>
        <table:table-row table:style-name="ro1">
          <table:table-cell office:value-type="float" office:value="312.2">
            <text:p>312.2</text:p>
          </table:table-cell>
          <table:table-cell office:value-type="float" office:value="340.24">
            <text:p>340.24</text:p>
          </table:table-cell>
          <table:table-cell table:formula="of:=[.B773]/[.A773]" office:value-type="float" office:value="1.08981422165279">
            <text:p>1.09</text:p>
          </table:table-cell>
          <table:table-cell office:value-type="float" office:value="330.45">
            <text:p>330.45</text:p>
          </table:table-cell>
          <table:table-cell table:formula="of:=[.D773]/[.A773]" office:value-type="float" office:value="1.05845611787316">
            <text:p>1.06</text:p>
          </table:table-cell>
          <table:table-cell office:value-type="float" office:value="330.45">
            <text:p>330.45</text:p>
          </table:table-cell>
          <table:table-cell table:formula="of:=[.F773]/[.A773]" office:value-type="float" office:value="1.05845611787316">
            <text:p>1.06</text:p>
          </table:table-cell>
          <table:table-cell office:value-type="float" office:value="337.66">
            <text:p>337.66</text:p>
          </table:table-cell>
          <table:table-cell table:formula="of:=[.H773]/[.A773]" office:value-type="float" office:value="1.08155028827675">
            <text:p>1.08</text:p>
          </table:table-cell>
          <table:table-cell office:value-type="float" office:value="326.45">
            <text:p>326.45</text:p>
          </table:table-cell>
          <table:table-cell table:formula="of:=[.J773]/[.A773]" office:value-type="float" office:value="1.04564381806534">
            <text:p>1.05</text:p>
          </table:table-cell>
          <table:table-cell table:number-columns-repeated="5"/>
        </table:table-row>
        <table:table-row table:style-name="ro1">
          <table:table-cell office:value-type="float" office:value="245.3">
            <text:p>245.3</text:p>
          </table:table-cell>
          <table:table-cell office:value-type="float" office:value="279.88">
            <text:p>279.88</text:p>
          </table:table-cell>
          <table:table-cell table:formula="of:=[.B774]/[.A774]" office:value-type="float" office:value="1.14097024052181">
            <text:p>1.14</text:p>
          </table:table-cell>
          <table:table-cell office:value-type="float" office:value="256.37">
            <text:p>256.37</text:p>
          </table:table-cell>
          <table:table-cell table:formula="of:=[.D774]/[.A774]" office:value-type="float" office:value="1.04512841418671">
            <text:p>1.05</text:p>
          </table:table-cell>
          <table:table-cell office:value-type="float" office:value="258.47">
            <text:p>258.47</text:p>
          </table:table-cell>
          <table:table-cell table:formula="of:=[.F774]/[.A774]" office:value-type="float" office:value="1.05368935996739">
            <text:p>1.05</text:p>
          </table:table-cell>
          <table:table-cell office:value-type="float" office:value="279.88">
            <text:p>279.88</text:p>
          </table:table-cell>
          <table:table-cell table:formula="of:=[.H774]/[.A774]" office:value-type="float" office:value="1.14097024052181">
            <text:p>1.14</text:p>
          </table:table-cell>
          <table:table-cell office:value-type="float" office:value="252.71">
            <text:p>252.71</text:p>
          </table:table-cell>
          <table:table-cell table:formula="of:=[.J774]/[.A774]" office:value-type="float" office:value="1.03020790868325">
            <text:p>1.03</text:p>
          </table:table-cell>
          <table:table-cell table:number-columns-repeated="5"/>
        </table:table-row>
        <table:table-row table:style-name="ro1">
          <table:table-cell office:value-type="float" office:value="476.24">
            <text:p>476.24</text:p>
          </table:table-cell>
          <table:table-cell office:value-type="float" office:value="486.44">
            <text:p>486.44</text:p>
          </table:table-cell>
          <table:table-cell table:formula="of:=[.B775]/[.A775]" office:value-type="float" office:value="1.02141777255165">
            <text:p>1.02</text:p>
          </table:table-cell>
          <table:table-cell office:value-type="float" office:value="488.3">
            <text:p>488.3</text:p>
          </table:table-cell>
          <table:table-cell table:formula="of:=[.D775]/[.A775]" office:value-type="float" office:value="1.0253233663699">
            <text:p>1.03</text:p>
          </table:table-cell>
          <table:table-cell office:value-type="float" office:value="490.44">
            <text:p>490.44</text:p>
          </table:table-cell>
          <table:table-cell table:formula="of:=[.F775]/[.A775]" office:value-type="float" office:value="1.0298168990425">
            <text:p>1.03</text:p>
          </table:table-cell>
          <table:table-cell office:value-type="float" office:value="490.64">
            <text:p>490.64</text:p>
          </table:table-cell>
          <table:table-cell table:formula="of:=[.H775]/[.A775]" office:value-type="float" office:value="1.03023685536704">
            <text:p>1.03</text:p>
          </table:table-cell>
          <table:table-cell office:value-type="float" office:value="483.61">
            <text:p>483.61</text:p>
          </table:table-cell>
          <table:table-cell table:formula="of:=[.J775]/[.A775]" office:value-type="float" office:value="1.01547539055938">
            <text:p>1.02</text:p>
          </table:table-cell>
          <table:table-cell table:number-columns-repeated="5"/>
        </table:table-row>
        <table:table-row table:style-name="ro1">
          <table:table-cell office:value-type="float" office:value="80.15">
            <text:p>80.15</text:p>
          </table:table-cell>
          <table:table-cell office:value-type="float" office:value="84.25">
            <text:p>84.25</text:p>
          </table:table-cell>
          <table:table-cell table:formula="of:=[.B776]/[.A776]" office:value-type="float" office:value="1.05115408608858">
            <text:p>1.05</text:p>
          </table:table-cell>
          <table:table-cell office:value-type="float" office:value="84.25">
            <text:p>84.25</text:p>
          </table:table-cell>
          <table:table-cell table:formula="of:=[.D776]/[.A776]" office:value-type="float" office:value="1.05115408608858">
            <text:p>1.05</text:p>
          </table:table-cell>
          <table:table-cell office:value-type="float" office:value="85.43">
            <text:p>85.43</text:p>
          </table:table-cell>
          <table:table-cell table:formula="of:=[.F776]/[.A776]" office:value-type="float" office:value="1.06587648159701">
            <text:p>1.07</text:p>
          </table:table-cell>
          <table:table-cell office:value-type="float" office:value="84.25">
            <text:p>84.25</text:p>
          </table:table-cell>
          <table:table-cell table:formula="of:=[.H776]/[.A776]" office:value-type="float" office:value="1.05115408608858">
            <text:p>1.05</text:p>
          </table:table-cell>
          <table:table-cell office:value-type="float" office:value="84.25">
            <text:p>84.25</text:p>
          </table:table-cell>
          <table:table-cell table:formula="of:=[.J776]/[.A776]" office:value-type="float" office:value="1.05115408608858">
            <text:p>1.05</text:p>
          </table:table-cell>
          <table:table-cell table:number-columns-repeated="5"/>
        </table:table-row>
        <table:table-row table:style-name="ro1">
          <table:table-cell office:value-type="float" office:value="154.79">
            <text:p>154.79</text:p>
          </table:table-cell>
          <table:table-cell office:value-type="float" office:value="165.28">
            <text:p>165.28</text:p>
          </table:table-cell>
          <table:table-cell table:formula="of:=[.B777]/[.A777]" office:value-type="float" office:value="1.06776923573874">
            <text:p>1.07</text:p>
          </table:table-cell>
          <table:table-cell office:value-type="float" office:value="157.28">
            <text:p>157.28</text:p>
          </table:table-cell>
          <table:table-cell table:formula="of:=[.D777]/[.A777]" office:value-type="float" office:value="1.01608631048517">
            <text:p>1.02</text:p>
          </table:table-cell>
          <table:table-cell office:value-type="float" office:value="155.97">
            <text:p>155.97</text:p>
          </table:table-cell>
          <table:table-cell table:formula="of:=[.F777]/[.A777]" office:value-type="float" office:value="1.0076232314749">
            <text:p>1.01</text:p>
          </table:table-cell>
          <table:table-cell office:value-type="float" office:value="163.28">
            <text:p>163.28</text:p>
          </table:table-cell>
          <table:table-cell table:formula="of:=[.H777]/[.A777]" office:value-type="float" office:value="1.05484850442535">
            <text:p>1.05</text:p>
          </table:table-cell>
          <table:table-cell office:value-type="float" office:value="157.28">
            <text:p>157.28</text:p>
          </table:table-cell>
          <table:table-cell table:formula="of:=[.J777]/[.A777]" office:value-type="float" office:value="1.01608631048517">
            <text:p>1.02</text:p>
          </table:table-cell>
          <table:table-cell table:number-columns-repeated="5"/>
        </table:table-row>
        <table:table-row table:style-name="ro1">
          <table:table-cell office:value-type="float" office:value="482.53">
            <text:p>482.53</text:p>
          </table:table-cell>
          <table:table-cell office:value-type="float" office:value="503.9">
            <text:p>503.9</text:p>
          </table:table-cell>
          <table:table-cell table:formula="of:=[.B778]/[.A778]" office:value-type="float" office:value="1.04428740181958">
            <text:p>1.04</text:p>
          </table:table-cell>
          <table:table-cell office:value-type="float" office:value="486.87">
            <text:p>486.87</text:p>
          </table:table-cell>
          <table:table-cell table:formula="of:=[.D778]/[.A778]" office:value-type="float" office:value="1.00899425942428">
            <text:p>1.01</text:p>
          </table:table-cell>
          <table:table-cell office:value-type="float" office:value="492.39">
            <text:p>492.39</text:p>
          </table:table-cell>
          <table:table-cell table:formula="of:=[.F778]/[.A778]" office:value-type="float" office:value="1.02043396265517">
            <text:p>1.02</text:p>
          </table:table-cell>
          <table:table-cell office:value-type="float" office:value="501.56">
            <text:p>501.56</text:p>
          </table:table-cell>
          <table:table-cell table:formula="of:=[.H778]/[.A778]" office:value-type="float" office:value="1.03943796240648">
            <text:p>1.04</text:p>
          </table:table-cell>
          <table:table-cell office:value-type="float" office:value="487.94">
            <text:p>487.94</text:p>
          </table:table-cell>
          <table:table-cell table:formula="of:=[.J778]/[.A778]" office:value-type="float" office:value="1.01121173813027">
            <text:p>1.01</text:p>
          </table:table-cell>
          <table:table-cell table:number-columns-repeated="5"/>
        </table:table-row>
        <table:table-row table:style-name="ro1">
          <table:table-cell office:value-type="float" office:value="427.19">
            <text:p>427.19</text:p>
          </table:table-cell>
          <table:table-cell office:value-type="float" office:value="454.7">
            <text:p>454.7</text:p>
          </table:table-cell>
          <table:table-cell table:formula="of:=[.B779]/[.A779]" office:value-type="float" office:value="1.0643975748496">
            <text:p>1.06</text:p>
          </table:table-cell>
          <table:table-cell office:value-type="float" office:value="431.39">
            <text:p>431.39</text:p>
          </table:table-cell>
          <table:table-cell table:formula="of:=[.D779]/[.A779]" office:value-type="float" office:value="1.00983169081673">
            <text:p>1.01</text:p>
          </table:table-cell>
          <table:table-cell office:value-type="float" office:value="434.32">
            <text:p>434.32</text:p>
          </table:table-cell>
          <table:table-cell table:formula="of:=[.F779]/[.A779]" office:value-type="float" office:value="1.01669046560079">
            <text:p>1.02</text:p>
          </table:table-cell>
          <table:table-cell office:value-type="float" office:value="454.7">
            <text:p>454.7</text:p>
          </table:table-cell>
          <table:table-cell table:formula="of:=[.H779]/[.A779]" office:value-type="float" office:value="1.0643975748496">
            <text:p>1.06</text:p>
          </table:table-cell>
          <table:table-cell office:value-type="float" office:value="430.8">
            <text:p>430.8</text:p>
          </table:table-cell>
          <table:table-cell table:formula="of:=[.J779]/[.A779]" office:value-type="float" office:value="1.00845057234486">
            <text:p>1.01</text:p>
          </table:table-cell>
          <table:table-cell table:number-columns-repeated="5"/>
        </table:table-row>
        <table:table-row table:style-name="ro1">
          <table:table-cell office:value-type="float" office:value="415.36">
            <text:p>415.36</text:p>
          </table:table-cell>
          <table:table-cell office:value-type="float" office:value="435.81">
            <text:p>435.81</text:p>
          </table:table-cell>
          <table:table-cell table:formula="of:=[.B780]/[.A780]" office:value-type="float" office:value="1.0492343990755">
            <text:p>1.05</text:p>
          </table:table-cell>
          <table:table-cell office:value-type="float" office:value="423.56">
            <text:p>423.56</text:p>
          </table:table-cell>
          <table:table-cell table:formula="of:=[.D780]/[.A780]" office:value-type="float" office:value="1.01974191063174">
            <text:p>1.02</text:p>
          </table:table-cell>
          <table:table-cell office:value-type="float" office:value="419.95">
            <text:p>419.95</text:p>
          </table:table-cell>
          <table:table-cell table:formula="of:=[.F780]/[.A780]" office:value-type="float" office:value="1.01105065485362">
            <text:p>1.01</text:p>
          </table:table-cell>
          <table:table-cell office:value-type="float" office:value="435.81">
            <text:p>435.81</text:p>
          </table:table-cell>
          <table:table-cell table:formula="of:=[.H780]/[.A780]" office:value-type="float" office:value="1.0492343990755">
            <text:p>1.05</text:p>
          </table:table-cell>
          <table:table-cell office:value-type="float" office:value="424.74">
            <text:p>424.74</text:p>
          </table:table-cell>
          <table:table-cell table:formula="of:=[.J780]/[.A780]" office:value-type="float" office:value="1.02258281972265">
            <text:p>1.02</text:p>
          </table:table-cell>
          <table:table-cell table:number-columns-repeated="5"/>
        </table:table-row>
        <table:table-row table:style-name="ro1">
          <table:table-cell office:value-type="float" office:value="310.81">
            <text:p>310.81</text:p>
          </table:table-cell>
          <table:table-cell office:value-type="float" office:value="345.88">
            <text:p>345.88</text:p>
          </table:table-cell>
          <table:table-cell table:formula="of:=[.B781]/[.A781]" office:value-type="float" office:value="1.11283420739358">
            <text:p>1.11</text:p>
          </table:table-cell>
          <table:table-cell office:value-type="float" office:value="317.19">
            <text:p>317.19</text:p>
          </table:table-cell>
          <table:table-cell table:formula="of:=[.D781]/[.A781]" office:value-type="float" office:value="1.02052701007046">
            <text:p>1.02</text:p>
          </table:table-cell>
          <table:table-cell office:value-type="float" office:value="322.46">
            <text:p>322.46</text:p>
          </table:table-cell>
          <table:table-cell table:formula="of:=[.F781]/[.A781]" office:value-type="float" office:value="1.03748270647663">
            <text:p>1.04</text:p>
          </table:table-cell>
          <table:table-cell office:value-type="float" office:value="345.88">
            <text:p>345.88</text:p>
          </table:table-cell>
          <table:table-cell table:formula="of:=[.H781]/[.A781]" office:value-type="float" office:value="1.11283420739358">
            <text:p>1.11</text:p>
          </table:table-cell>
          <table:table-cell office:value-type="float" office:value="319.53">
            <text:p>319.53</text:p>
          </table:table-cell>
          <table:table-cell table:formula="of:=[.J781]/[.A781]" office:value-type="float" office:value="1.02805572536276">
            <text:p>1.03</text:p>
          </table:table-cell>
          <table:table-cell table:number-columns-repeated="5"/>
        </table:table-row>
        <table:table-row table:style-name="ro1">
          <table:table-cell office:value-type="float" office:value="283.89">
            <text:p>283.89</text:p>
          </table:table-cell>
          <table:table-cell office:value-type="float" office:value="305.06">
            <text:p>305.06</text:p>
          </table:table-cell>
          <table:table-cell table:formula="of:=[.B782]/[.A782]" office:value-type="float" office:value="1.07457113670788">
            <text:p>1.07</text:p>
          </table:table-cell>
          <table:table-cell office:value-type="float" office:value="287.4">
            <text:p>287.4</text:p>
          </table:table-cell>
          <table:table-cell table:formula="of:=[.D782]/[.A782]" office:value-type="float" office:value="1.01236394378104">
            <text:p>1.01</text:p>
          </table:table-cell>
          <table:table-cell office:value-type="float" office:value="288.58">
            <text:p>288.58</text:p>
          </table:table-cell>
          <table:table-cell table:formula="of:=[.F782]/[.A782]" office:value-type="float" office:value="1.01652048328578">
            <text:p>1.02</text:p>
          </table:table-cell>
          <table:table-cell office:value-type="float" office:value="305.06">
            <text:p>305.06</text:p>
          </table:table-cell>
          <table:table-cell table:formula="of:=[.H782]/[.A782]" office:value-type="float" office:value="1.07457113670788">
            <text:p>1.07</text:p>
          </table:table-cell>
          <table:table-cell office:value-type="float" office:value="287.4">
            <text:p>287.4</text:p>
          </table:table-cell>
          <table:table-cell table:formula="of:=[.J782]/[.A782]" office:value-type="float" office:value="1.01236394378104">
            <text:p>1.01</text:p>
          </table:table-cell>
          <table:table-cell table:number-columns-repeated="5"/>
        </table:table-row>
        <table:table-row table:style-name="ro1">
          <table:table-cell office:value-type="float" office:value="268.75">
            <text:p>268.75</text:p>
          </table:table-cell>
          <table:table-cell office:value-type="float" office:value="274.75">
            <text:p>274.75</text:p>
          </table:table-cell>
          <table:table-cell table:formula="of:=[.B783]/[.A783]" office:value-type="float" office:value="1.02232558139535">
            <text:p>1.02</text:p>
          </table:table-cell>
          <table:table-cell office:value-type="float" office:value="275.34">
            <text:p>275.34</text:p>
          </table:table-cell>
          <table:table-cell table:formula="of:=[.D783]/[.A783]" office:value-type="float" office:value="1.02452093023256">
            <text:p>1.02</text:p>
          </table:table-cell>
          <table:table-cell office:value-type="float" office:value="277.1">
            <text:p>277.1</text:p>
          </table:table-cell>
          <table:table-cell table:formula="of:=[.F783]/[.A783]" office:value-type="float" office:value="1.03106976744186">
            <text:p>1.03</text:p>
          </table:table-cell>
          <table:table-cell office:value-type="float" office:value="274.75">
            <text:p>274.75</text:p>
          </table:table-cell>
          <table:table-cell table:formula="of:=[.H783]/[.A783]" office:value-type="float" office:value="1.02232558139535">
            <text:p>1.02</text:p>
          </table:table-cell>
          <table:table-cell office:value-type="float" office:value="276.51">
            <text:p>276.51</text:p>
          </table:table-cell>
          <table:table-cell table:formula="of:=[.J783]/[.A783]" office:value-type="float" office:value="1.02887441860465">
            <text:p>1.03</text:p>
          </table:table-cell>
          <table:table-cell table:number-columns-repeated="5"/>
        </table:table-row>
        <table:table-row table:style-name="ro1">
          <table:table-cell office:value-type="float" office:value="189.49">
            <text:p>189.49</text:p>
          </table:table-cell>
          <table:table-cell office:value-type="float" office:value="208.22">
            <text:p>208.22</text:p>
          </table:table-cell>
          <table:table-cell table:formula="of:=[.B784]/[.A784]" office:value-type="float" office:value="1.09884426618819">
            <text:p>1.1</text:p>
          </table:table-cell>
          <table:table-cell office:value-type="float" office:value="190.66">
            <text:p>190.66</text:p>
          </table:table-cell>
          <table:table-cell table:formula="of:=[.D784]/[.A784]" office:value-type="float" office:value="1.00617446830967">
            <text:p>1.01</text:p>
          </table:table-cell>
          <table:table-cell office:value-type="float" office:value="191.25">
            <text:p>191.25</text:p>
          </table:table-cell>
          <table:table-cell table:formula="of:=[.F784]/[.A784]" office:value-type="float" office:value="1.00928808908122">
            <text:p>1.01</text:p>
          </table:table-cell>
          <table:table-cell office:value-type="float" office:value="203.98">
            <text:p>203.98</text:p>
          </table:table-cell>
          <table:table-cell table:formula="of:=[.H784]/[.A784]" office:value-type="float" office:value="1.0764684152198">
            <text:p>1.08</text:p>
          </table:table-cell>
          <table:table-cell office:value-type="float" office:value="193.39">
            <text:p>193.39</text:p>
          </table:table-cell>
          <table:table-cell table:formula="of:=[.J784]/[.A784]" office:value-type="float" office:value="1.02058156103224">
            <text:p>1.02</text:p>
          </table:table-cell>
          <table:table-cell table:number-columns-repeated="5"/>
        </table:table-row>
        <table:table-row table:style-name="ro1">
          <table:table-cell office:value-type="float" office:value="327.99">
            <text:p>327.99</text:p>
          </table:table-cell>
          <table:table-cell office:value-type="float" office:value="339.71">
            <text:p>339.71</text:p>
          </table:table-cell>
          <table:table-cell table:formula="of:=[.B785]/[.A785]" office:value-type="float" office:value="1.03573279673161">
            <text:p>1.04</text:p>
          </table:table-cell>
          <table:table-cell office:value-type="float" office:value="331.26">
            <text:p>331.26</text:p>
          </table:table-cell>
          <table:table-cell table:formula="of:=[.D785]/[.A785]" office:value-type="float" office:value="1.00996981615293">
            <text:p>1.01</text:p>
          </table:table-cell>
          <table:table-cell office:value-type="float" office:value="328.92">
            <text:p>328.92</text:p>
          </table:table-cell>
          <table:table-cell table:formula="of:=[.F785]/[.A785]" office:value-type="float" office:value="1.00283545230038">
            <text:p>1</text:p>
          </table:table-cell>
          <table:table-cell office:value-type="float" office:value="339.12">
            <text:p>339.12</text:p>
          </table:table-cell>
          <table:table-cell table:formula="of:=[.H785]/[.A785]" office:value-type="float" office:value="1.03393396140126">
            <text:p>1.03</text:p>
          </table:table-cell>
          <table:table-cell office:value-type="float" office:value="330.68">
            <text:p>330.68</text:p>
          </table:table-cell>
          <table:table-cell table:formula="of:=[.J785]/[.A785]" office:value-type="float" office:value="1.008201469557">
            <text:p>1.01</text:p>
          </table:table-cell>
          <table:table-cell table:number-columns-repeated="5"/>
        </table:table-row>
        <table:table-row table:style-name="ro1">
          <table:table-cell office:value-type="float" office:value="418.39">
            <text:p>418.39</text:p>
          </table:table-cell>
          <table:table-cell office:value-type="float" office:value="441.52">
            <text:p>441.52</text:p>
          </table:table-cell>
          <table:table-cell table:formula="of:=[.B786]/[.A786]" office:value-type="float" office:value="1.05528334807237">
            <text:p>1.06</text:p>
          </table:table-cell>
          <table:table-cell office:value-type="float" office:value="421.66">
            <text:p>421.66</text:p>
          </table:table-cell>
          <table:table-cell table:formula="of:=[.D786]/[.A786]" office:value-type="float" office:value="1.0078156743708">
            <text:p>1.01</text:p>
          </table:table-cell>
          <table:table-cell office:value-type="float" office:value="421.08">
            <text:p>421.08</text:p>
          </table:table-cell>
          <table:table-cell table:formula="of:=[.F786]/[.A786]" office:value-type="float" office:value="1.00642940796864">
            <text:p>1.01</text:p>
          </table:table-cell>
          <table:table-cell office:value-type="float" office:value="441.52">
            <text:p>441.52</text:p>
          </table:table-cell>
          <table:table-cell table:formula="of:=[.H786]/[.A786]" office:value-type="float" office:value="1.05528334807237">
            <text:p>1.06</text:p>
          </table:table-cell>
          <table:table-cell office:value-type="float" office:value="419.91">
            <text:p>419.91</text:p>
          </table:table-cell>
          <table:table-cell table:formula="of:=[.J786]/[.A786]" office:value-type="float" office:value="1.00363297401946">
            <text:p>1</text:p>
          </table:table-cell>
          <table:table-cell table:number-columns-repeated="5"/>
        </table:table-row>
        <table:table-row table:style-name="ro1">
          <table:table-cell office:value-type="float" office:value="206.97">
            <text:p>206.97</text:p>
          </table:table-cell>
          <table:table-cell office:value-type="float" office:value="226.1">
            <text:p>226.1</text:p>
          </table:table-cell>
          <table:table-cell table:formula="of:=[.B787]/[.A787]" office:value-type="float" office:value="1.09242885442335">
            <text:p>1.09</text:p>
          </table:table-cell>
          <table:table-cell office:value-type="float" office:value="210.48">
            <text:p>210.48</text:p>
          </table:table-cell>
          <table:table-cell table:formula="of:=[.D787]/[.A787]" office:value-type="float" office:value="1.01695897956226">
            <text:p>1.02</text:p>
          </table:table-cell>
          <table:table-cell office:value-type="float" office:value="210.48">
            <text:p>210.48</text:p>
          </table:table-cell>
          <table:table-cell table:formula="of:=[.F787]/[.A787]" office:value-type="float" office:value="1.01695897956226">
            <text:p>1.02</text:p>
          </table:table-cell>
          <table:table-cell office:value-type="float" office:value="215.75">
            <text:p>215.75</text:p>
          </table:table-cell>
          <table:table-cell table:formula="of:=[.H787]/[.A787]" office:value-type="float" office:value="1.04242160699618">
            <text:p>1.04</text:p>
          </table:table-cell>
          <table:table-cell office:value-type="float" office:value="210.48">
            <text:p>210.48</text:p>
          </table:table-cell>
          <table:table-cell table:formula="of:=[.J787]/[.A787]" office:value-type="float" office:value="1.01695897956226">
            <text:p>1.0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8.24">
            <text:p>8.24</text:p>
          </table:table-cell>
          <table:table-cell table:formula="of:=[.B788]/[.A788]" office:value-type="float" office:value="1">
            <text:p>1</text:p>
          </table:table-cell>
          <table:table-cell office:value-type="float" office:value="8.24">
            <text:p>8.24</text:p>
          </table:table-cell>
          <table:table-cell table:formula="of:=[.D788]/[.A788]" office:value-type="float" office:value="1">
            <text:p>1</text:p>
          </table:table-cell>
          <table:table-cell office:value-type="float" office:value="8.24">
            <text:p>8.24</text:p>
          </table:table-cell>
          <table:table-cell table:formula="of:=[.F788]/[.A788]" office:value-type="float" office:value="1">
            <text:p>1</text:p>
          </table:table-cell>
          <table:table-cell office:value-type="float" office:value="8.24">
            <text:p>8.24</text:p>
          </table:table-cell>
          <table:table-cell table:formula="of:=[.H788]/[.A788]" office:value-type="float" office:value="1">
            <text:p>1</text:p>
          </table:table-cell>
          <table:table-cell office:value-type="float" office:value="8.24">
            <text:p>8.24</text:p>
          </table:table-cell>
          <table:table-cell table:formula="of:=[.J788]/[.A78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83.81">
            <text:p>283.81</text:p>
          </table:table-cell>
          <table:table-cell office:value-type="float" office:value="301.56">
            <text:p>301.56</text:p>
          </table:table-cell>
          <table:table-cell table:formula="of:=[.B789]/[.A789]" office:value-type="float" office:value="1.06254184137275">
            <text:p>1.06</text:p>
          </table:table-cell>
          <table:table-cell office:value-type="float" office:value="290.84">
            <text:p>290.84</text:p>
          </table:table-cell>
          <table:table-cell table:formula="of:=[.D789]/[.A789]" office:value-type="float" office:value="1.02477009266763">
            <text:p>1.02</text:p>
          </table:table-cell>
          <table:table-cell office:value-type="float" office:value="287.42">
            <text:p>287.42</text:p>
          </table:table-cell>
          <table:table-cell table:formula="of:=[.F789]/[.A789]" office:value-type="float" office:value="1.01271977731581">
            <text:p>1.01</text:p>
          </table:table-cell>
          <table:table-cell office:value-type="float" office:value="301.56">
            <text:p>301.56</text:p>
          </table:table-cell>
          <table:table-cell table:formula="of:=[.H789]/[.A789]" office:value-type="float" office:value="1.06254184137275">
            <text:p>1.06</text:p>
          </table:table-cell>
          <table:table-cell office:value-type="float" office:value="291.42">
            <text:p>291.42</text:p>
          </table:table-cell>
          <table:table-cell table:formula="of:=[.J789]/[.A789]" office:value-type="float" office:value="1.02681371339981">
            <text:p>1.03</text:p>
          </table:table-cell>
          <table:table-cell table:number-columns-repeated="5"/>
        </table:table-row>
        <table:table-row table:style-name="ro1">
          <table:table-cell office:value-type="float" office:value="279.07">
            <text:p>279.07</text:p>
          </table:table-cell>
          <table:table-cell office:value-type="float" office:value="310.58">
            <text:p>310.58</text:p>
          </table:table-cell>
          <table:table-cell table:formula="of:=[.B790]/[.A790]" office:value-type="float" office:value="1.11291073924105">
            <text:p>1.11</text:p>
          </table:table-cell>
          <table:table-cell office:value-type="float" office:value="288.58">
            <text:p>288.58</text:p>
          </table:table-cell>
          <table:table-cell table:formula="of:=[.D790]/[.A790]" office:value-type="float" office:value="1.03407747160211">
            <text:p>1.03</text:p>
          </table:table-cell>
          <table:table-cell office:value-type="float" office:value="284.68">
            <text:p>284.68</text:p>
          </table:table-cell>
          <table:table-cell table:formula="of:=[.F790]/[.A790]" office:value-type="float" office:value="1.02010248324793">
            <text:p>1.02</text:p>
          </table:table-cell>
          <table:table-cell office:value-type="float" office:value="310.58">
            <text:p>310.58</text:p>
          </table:table-cell>
          <table:table-cell table:formula="of:=[.H790]/[.A790]" office:value-type="float" office:value="1.11291073924105">
            <text:p>1.11</text:p>
          </table:table-cell>
          <table:table-cell office:value-type="float" office:value="284.48">
            <text:p>284.48</text:p>
          </table:table-cell>
          <table:table-cell table:formula="of:=[.J790]/[.A790]" office:value-type="float" office:value="1.01938581717849">
            <text:p>1.02</text:p>
          </table:table-cell>
          <table:table-cell table:number-columns-repeated="5"/>
        </table:table-row>
        <table:table-row table:style-name="ro1">
          <table:table-cell office:value-type="float" office:value="18.56">
            <text:p>18.56</text:p>
          </table:table-cell>
          <table:table-cell office:value-type="float" office:value="36.41">
            <text:p>36.41</text:p>
          </table:table-cell>
          <table:table-cell table:formula="of:=[.B791]/[.A791]" office:value-type="float" office:value="1.96174568965517">
            <text:p>1.96</text:p>
          </table:table-cell>
          <table:table-cell office:value-type="float" office:value="18.56">
            <text:p>18.56</text:p>
          </table:table-cell>
          <table:table-cell table:formula="of:=[.D791]/[.A791]" office:value-type="float" office:value="1">
            <text:p>1</text:p>
          </table:table-cell>
          <table:table-cell office:value-type="float" office:value="18.56">
            <text:p>18.56</text:p>
          </table:table-cell>
          <table:table-cell table:formula="of:=[.F791]/[.A791]" office:value-type="float" office:value="1">
            <text:p>1</text:p>
          </table:table-cell>
          <table:table-cell office:value-type="float" office:value="18.56">
            <text:p>18.56</text:p>
          </table:table-cell>
          <table:table-cell table:formula="of:=[.H791]/[.A791]" office:value-type="float" office:value="1">
            <text:p>1</text:p>
          </table:table-cell>
          <table:table-cell office:value-type="float" office:value="18.56">
            <text:p>18.56</text:p>
          </table:table-cell>
          <table:table-cell table:formula="of:=[.J791]/[.A79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31.96">
            <text:p>331.96</text:p>
          </table:table-cell>
          <table:table-cell office:value-type="float" office:value="348.06">
            <text:p>348.06</text:p>
          </table:table-cell>
          <table:table-cell table:formula="of:=[.B792]/[.A792]" office:value-type="float" office:value="1.04849981925533">
            <text:p>1.05</text:p>
          </table:table-cell>
          <table:table-cell office:value-type="float" office:value="340.4">
            <text:p>340.4</text:p>
          </table:table-cell>
          <table:table-cell table:formula="of:=[.D792]/[.A792]" office:value-type="float" office:value="1.02542474996988">
            <text:p>1.03</text:p>
          </table:table-cell>
          <table:table-cell office:value-type="float" office:value="339.82">
            <text:p>339.82</text:p>
          </table:table-cell>
          <table:table-cell table:formula="of:=[.F792]/[.A792]" office:value-type="float" office:value="1.02367755151223">
            <text:p>1.02</text:p>
          </table:table-cell>
          <table:table-cell office:value-type="float" office:value="348.06">
            <text:p>348.06</text:p>
          </table:table-cell>
          <table:table-cell table:formula="of:=[.H792]/[.A792]" office:value-type="float" office:value="1.04849981925533">
            <text:p>1.05</text:p>
          </table:table-cell>
          <table:table-cell office:value-type="float" office:value="340.99">
            <text:p>340.99</text:p>
          </table:table-cell>
          <table:table-cell table:formula="of:=[.J792]/[.A792]" office:value-type="float" office:value="1.02720207253886">
            <text:p>1.03</text:p>
          </table:table-cell>
          <table:table-cell table:number-columns-repeated="5"/>
        </table:table-row>
        <table:table-row table:style-name="ro1">
          <table:table-cell office:value-type="float" office:value="364.29">
            <text:p>364.29</text:p>
          </table:table-cell>
          <table:table-cell office:value-type="float" office:value="387.32">
            <text:p>387.32</text:p>
          </table:table-cell>
          <table:table-cell table:formula="of:=[.B793]/[.A793]" office:value-type="float" office:value="1.0632188640918">
            <text:p>1.06</text:p>
          </table:table-cell>
          <table:table-cell office:value-type="float" office:value="370.39">
            <text:p>370.39</text:p>
          </table:table-cell>
          <table:table-cell table:formula="of:=[.D793]/[.A793]" office:value-type="float" office:value="1.01674490104038">
            <text:p>1.02</text:p>
          </table:table-cell>
          <table:table-cell office:value-type="float" office:value="373.9">
            <text:p>373.9</text:p>
          </table:table-cell>
          <table:table-cell table:formula="of:=[.F793]/[.A793]" office:value-type="float" office:value="1.02638008180296">
            <text:p>1.03</text:p>
          </table:table-cell>
          <table:table-cell office:value-type="float" office:value="387.32">
            <text:p>387.32</text:p>
          </table:table-cell>
          <table:table-cell table:formula="of:=[.H793]/[.A793]" office:value-type="float" office:value="1.0632188640918">
            <text:p>1.06</text:p>
          </table:table-cell>
          <table:table-cell office:value-type="float" office:value="370.97">
            <text:p>370.97</text:p>
          </table:table-cell>
          <table:table-cell table:formula="of:=[.J793]/[.A793]" office:value-type="float" office:value="1.01833703917209">
            <text:p>1.02</text:p>
          </table:table-cell>
          <table:table-cell table:number-columns-repeated="5"/>
        </table:table-row>
        <table:table-row table:style-name="ro1">
          <table:table-cell office:value-type="float" office:value="26.83">
            <text:p>26.83</text:p>
          </table:table-cell>
          <table:table-cell office:value-type="float" office:value="40">
            <text:p>40</text:p>
          </table:table-cell>
          <table:table-cell table:formula="of:=[.B794]/[.A794]" office:value-type="float" office:value="1.49086843086098">
            <text:p>1.49</text:p>
          </table:table-cell>
          <table:table-cell office:value-type="float" office:value="26.83">
            <text:p>26.83</text:p>
          </table:table-cell>
          <table:table-cell table:formula="of:=[.D794]/[.A794]" office:value-type="float" office:value="1">
            <text:p>1</text:p>
          </table:table-cell>
          <table:table-cell office:value-type="float" office:value="26.83">
            <text:p>26.83</text:p>
          </table:table-cell>
          <table:table-cell table:formula="of:=[.F794]/[.A794]" office:value-type="float" office:value="1">
            <text:p>1</text:p>
          </table:table-cell>
          <table:table-cell office:value-type="float" office:value="26.83">
            <text:p>26.83</text:p>
          </table:table-cell>
          <table:table-cell table:formula="of:=[.H794]/[.A794]" office:value-type="float" office:value="1">
            <text:p>1</text:p>
          </table:table-cell>
          <table:table-cell office:value-type="float" office:value="26.83">
            <text:p>26.83</text:p>
          </table:table-cell>
          <table:table-cell table:formula="of:=[.J794]/[.A79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37.37">
            <text:p>137.37</text:p>
          </table:table-cell>
          <table:table-cell office:value-type="float" office:value="159.08">
            <text:p>159.08</text:p>
          </table:table-cell>
          <table:table-cell table:formula="of:=[.B795]/[.A795]" office:value-type="float" office:value="1.15804032903836">
            <text:p>1.16</text:p>
          </table:table-cell>
          <table:table-cell office:value-type="float" office:value="148.4">
            <text:p>148.4</text:p>
          </table:table-cell>
          <table:table-cell table:formula="of:=[.D795]/[.A795]" office:value-type="float" office:value="1.08029409623644">
            <text:p>1.08</text:p>
          </table:table-cell>
          <table:table-cell office:value-type="float" office:value="144.64">
            <text:p>144.64</text:p>
          </table:table-cell>
          <table:table-cell table:formula="of:=[.F795]/[.A795]" office:value-type="float" office:value="1.05292276333988">
            <text:p>1.05</text:p>
          </table:table-cell>
          <table:table-cell office:value-type="float" office:value="159.08">
            <text:p>159.08</text:p>
          </table:table-cell>
          <table:table-cell table:formula="of:=[.H795]/[.A795]" office:value-type="float" office:value="1.15804032903836">
            <text:p>1.16</text:p>
          </table:table-cell>
          <table:table-cell office:value-type="float" office:value="148.4">
            <text:p>148.4</text:p>
          </table:table-cell>
          <table:table-cell table:formula="of:=[.J795]/[.A795]" office:value-type="float" office:value="1.08029409623644">
            <text:p>1.08</text:p>
          </table:table-cell>
          <table:table-cell table:number-columns-repeated="5"/>
        </table:table-row>
        <table:table-row table:style-name="ro1">
          <table:table-cell office:value-type="float" office:value="72.6">
            <text:p>72.6</text:p>
          </table:table-cell>
          <table:table-cell office:value-type="float" office:value="89.28">
            <text:p>89.28</text:p>
          </table:table-cell>
          <table:table-cell table:formula="of:=[.B796]/[.A796]" office:value-type="float" office:value="1.2297520661157">
            <text:p>1.23</text:p>
          </table:table-cell>
          <table:table-cell office:value-type="float" office:value="71.77">
            <text:p>71.77</text:p>
          </table:table-cell>
          <table:table-cell table:formula="of:=[.D796]/[.A796]" office:value-type="float" office:value="0.988567493112948">
            <text:p>0.99</text:p>
          </table:table-cell>
          <table:table-cell office:value-type="float" office:value="71.77">
            <text:p>71.77</text:p>
          </table:table-cell>
          <table:table-cell table:formula="of:=[.F796]/[.A796]" office:value-type="float" office:value="0.988567493112948">
            <text:p>0.99</text:p>
          </table:table-cell>
          <table:table-cell office:value-type="float" office:value="89.28">
            <text:p>89.28</text:p>
          </table:table-cell>
          <table:table-cell table:formula="of:=[.H796]/[.A796]" office:value-type="float" office:value="1.2297520661157">
            <text:p>1.23</text:p>
          </table:table-cell>
          <table:table-cell office:value-type="float" office:value="71.77">
            <text:p>71.77</text:p>
          </table:table-cell>
          <table:table-cell table:formula="of:=[.J796]/[.A796]" office:value-type="float" office:value="0.988567493112948">
            <text:p>0.99</text:p>
          </table:table-cell>
          <table:table-cell table:number-columns-repeated="5"/>
        </table:table-row>
        <table:table-row table:style-name="ro1">
          <table:table-cell office:value-type="float" office:value="150.78">
            <text:p>150.78</text:p>
          </table:table-cell>
          <table:table-cell office:value-type="float" office:value="185.75">
            <text:p>185.75</text:p>
          </table:table-cell>
          <table:table-cell table:formula="of:=[.B797]/[.A797]" office:value-type="float" office:value="1.2319273113145">
            <text:p>1.23</text:p>
          </table:table-cell>
          <table:table-cell office:value-type="float" office:value="163.75">
            <text:p>163.75</text:p>
          </table:table-cell>
          <table:table-cell table:formula="of:=[.D797]/[.A797]" office:value-type="float" office:value="1.08601936596366">
            <text:p>1.09</text:p>
          </table:table-cell>
          <table:table-cell office:value-type="float" office:value="167.75">
            <text:p>167.75</text:p>
          </table:table-cell>
          <table:table-cell table:formula="of:=[.F797]/[.A797]" office:value-type="float" office:value="1.11254808330017">
            <text:p>1.11</text:p>
          </table:table-cell>
          <table:table-cell office:value-type="float" office:value="174.48">
            <text:p>174.48</text:p>
          </table:table-cell>
          <table:table-cell table:formula="of:=[.H797]/[.A797]" office:value-type="float" office:value="1.15718265021886">
            <text:p>1.16</text:p>
          </table:table-cell>
          <table:table-cell office:value-type="float" office:value="176.82">
            <text:p>176.82</text:p>
          </table:table-cell>
          <table:table-cell table:formula="of:=[.J797]/[.A797]" office:value-type="float" office:value="1.17270194986072">
            <text:p>1.17</text:p>
          </table:table-cell>
          <table:table-cell table:number-columns-repeated="5"/>
        </table:table-row>
        <table:table-row table:style-name="ro1">
          <table:table-cell office:value-type="float" office:value="81.4">
            <text:p>81.4</text:p>
          </table:table-cell>
          <table:table-cell office:value-type="float" office:value="110.67">
            <text:p>110.67</text:p>
          </table:table-cell>
          <table:table-cell table:formula="of:=[.B798]/[.A798]" office:value-type="float" office:value="1.35958230958231">
            <text:p>1.36</text:p>
          </table:table-cell>
          <table:table-cell office:value-type="float" office:value="85.15">
            <text:p>85.15</text:p>
          </table:table-cell>
          <table:table-cell table:formula="of:=[.D798]/[.A798]" office:value-type="float" office:value="1.0460687960688">
            <text:p>1.05</text:p>
          </table:table-cell>
          <table:table-cell office:value-type="float" office:value="85.15">
            <text:p>85.15</text:p>
          </table:table-cell>
          <table:table-cell table:formula="of:=[.F798]/[.A798]" office:value-type="float" office:value="1.0460687960688">
            <text:p>1.05</text:p>
          </table:table-cell>
          <table:table-cell office:value-type="float" office:value="110.67">
            <text:p>110.67</text:p>
          </table:table-cell>
          <table:table-cell table:formula="of:=[.H798]/[.A798]" office:value-type="float" office:value="1.35958230958231">
            <text:p>1.36</text:p>
          </table:table-cell>
          <table:table-cell office:value-type="float" office:value="85.15">
            <text:p>85.15</text:p>
          </table:table-cell>
          <table:table-cell table:formula="of:=[.J798]/[.A798]" office:value-type="float" office:value="1.0460687960688">
            <text:p>1.05</text:p>
          </table:table-cell>
          <table:table-cell table:number-columns-repeated="5"/>
        </table:table-row>
        <table:table-row table:style-name="ro1">
          <table:table-cell office:value-type="float" office:value="53.67">
            <text:p>53.67</text:p>
          </table:table-cell>
          <table:table-cell office:value-type="float" office:value="61.33">
            <text:p>61.33</text:p>
          </table:table-cell>
          <table:table-cell table:formula="of:=[.B799]/[.A799]" office:value-type="float" office:value="1.14272405440656">
            <text:p>1.14</text:p>
          </table:table-cell>
          <table:table-cell office:value-type="float" office:value="53.67">
            <text:p>53.67</text:p>
          </table:table-cell>
          <table:table-cell table:formula="of:=[.D799]/[.A799]" office:value-type="float" office:value="1">
            <text:p>1</text:p>
          </table:table-cell>
          <table:table-cell office:value-type="float" office:value="53.67">
            <text:p>53.67</text:p>
          </table:table-cell>
          <table:table-cell table:formula="of:=[.F799]/[.A799]" office:value-type="float" office:value="1">
            <text:p>1</text:p>
          </table:table-cell>
          <table:table-cell office:value-type="float" office:value="53.67">
            <text:p>53.67</text:p>
          </table:table-cell>
          <table:table-cell table:formula="of:=[.H799]/[.A799]" office:value-type="float" office:value="1">
            <text:p>1</text:p>
          </table:table-cell>
          <table:table-cell office:value-type="float" office:value="53.67">
            <text:p>53.67</text:p>
          </table:table-cell>
          <table:table-cell table:formula="of:=[.J799]/[.A79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61.1">
            <text:p>461.1</text:p>
          </table:table-cell>
          <table:table-cell office:value-type="float" office:value="490.29">
            <text:p>490.29</text:p>
          </table:table-cell>
          <table:table-cell table:formula="of:=[.B800]/[.A800]" office:value-type="float" office:value="1.06330513988289">
            <text:p>1.06</text:p>
          </table:table-cell>
          <table:table-cell office:value-type="float" office:value="480.78">
            <text:p>480.78</text:p>
          </table:table-cell>
          <table:table-cell table:formula="of:=[.D800]/[.A800]" office:value-type="float" office:value="1.04268054651919">
            <text:p>1.04</text:p>
          </table:table-cell>
          <table:table-cell office:value-type="float" office:value="468.23">
            <text:p>468.23</text:p>
          </table:table-cell>
          <table:table-cell table:formula="of:=[.F800]/[.A800]" office:value-type="float" office:value="1.01546302320538">
            <text:p>1.02</text:p>
          </table:table-cell>
          <table:table-cell office:value-type="float" office:value="485.46">
            <text:p>485.46</text:p>
          </table:table-cell>
          <table:table-cell table:formula="of:=[.H800]/[.A800]" office:value-type="float" office:value="1.05283018867925">
            <text:p>1.05</text:p>
          </table:table-cell>
          <table:table-cell office:value-type="float" office:value="480.19">
            <text:p>480.19</text:p>
          </table:table-cell>
          <table:table-cell table:formula="of:=[.J800]/[.A800]" office:value-type="float" office:value="1.0414009976144">
            <text:p>1.04</text:p>
          </table:table-cell>
          <table:table-cell table:number-columns-repeated="5"/>
        </table:table-row>
        <table:table-row table:style-name="ro1">
          <table:table-cell office:value-type="float" office:value="319.01">
            <text:p>319.01</text:p>
          </table:table-cell>
          <table:table-cell office:value-type="float" office:value="330.18">
            <text:p>330.18</text:p>
          </table:table-cell>
          <table:table-cell table:formula="of:=[.B801]/[.A801]" office:value-type="float" office:value="1.03501457634557">
            <text:p>1.04</text:p>
          </table:table-cell>
          <table:table-cell office:value-type="float" office:value="325.94">
            <text:p>325.94</text:p>
          </table:table-cell>
          <table:table-cell table:formula="of:=[.D801]/[.A801]" office:value-type="float" office:value="1.02172345694492">
            <text:p>1.02</text:p>
          </table:table-cell>
          <table:table-cell office:value-type="float" office:value="323.01">
            <text:p>323.01</text:p>
          </table:table-cell>
          <table:table-cell table:formula="of:=[.F801]/[.A801]" office:value-type="float" office:value="1.0125387918874">
            <text:p>1.01</text:p>
          </table:table-cell>
          <table:table-cell office:value-type="float" office:value="330.18">
            <text:p>330.18</text:p>
          </table:table-cell>
          <table:table-cell table:formula="of:=[.H801]/[.A801]" office:value-type="float" office:value="1.03501457634557">
            <text:p>1.04</text:p>
          </table:table-cell>
          <table:table-cell office:value-type="float" office:value="325.35">
            <text:p>325.35</text:p>
          </table:table-cell>
          <table:table-cell table:formula="of:=[.J801]/[.A801]" office:value-type="float" office:value="1.01987398514153">
            <text:p>1.02</text:p>
          </table:table-cell>
          <table:table-cell table:number-columns-repeated="5"/>
        </table:table-row>
        <table:table-row table:style-name="ro1">
          <table:table-cell office:value-type="float" office:value="121.64">
            <text:p>121.64</text:p>
          </table:table-cell>
          <table:table-cell office:value-type="float" office:value="177.74">
            <text:p>177.74</text:p>
          </table:table-cell>
          <table:table-cell table:formula="of:=[.B802]/[.A802]" office:value-type="float" office:value="1.46119697467938">
            <text:p>1.46</text:p>
          </table:table-cell>
          <table:table-cell office:value-type="float" office:value="174.81">
            <text:p>174.81</text:p>
          </table:table-cell>
          <table:table-cell table:formula="of:=[.D802]/[.A802]" office:value-type="float" office:value="1.43710950345281">
            <text:p>1.44</text:p>
          </table:table-cell>
          <table:table-cell office:value-type="float" office:value="172.57">
            <text:p>172.57</text:p>
          </table:table-cell>
          <table:table-cell table:formula="of:=[.F802]/[.A802]" office:value-type="float" office:value="1.4186945083854">
            <text:p>1.42</text:p>
          </table:table-cell>
          <table:table-cell office:value-type="float" office:value="177.74">
            <text:p>177.74</text:p>
          </table:table-cell>
          <table:table-cell table:formula="of:=[.H802]/[.A802]" office:value-type="float" office:value="1.46119697467938">
            <text:p>1.46</text:p>
          </table:table-cell>
          <table:table-cell office:value-type="float" office:value="168.23">
            <text:p>168.23</text:p>
          </table:table-cell>
          <table:table-cell table:formula="of:=[.J802]/[.A802]" office:value-type="float" office:value="1.38301545544229">
            <text:p>1.38</text:p>
          </table:table-cell>
          <table:table-cell table:number-columns-repeated="5"/>
        </table:table-row>
        <table:table-row table:style-name="ro1">
          <table:table-cell office:value-type="float" office:value="53.9">
            <text:p>53.9</text:p>
          </table:table-cell>
          <table:table-cell office:value-type="float" office:value="60.38">
            <text:p>60.38</text:p>
          </table:table-cell>
          <table:table-cell table:formula="of:=[.B803]/[.A803]" office:value-type="float" office:value="1.12022263450835">
            <text:p>1.12</text:p>
          </table:table-cell>
          <table:table-cell office:value-type="float" office:value="56.97">
            <text:p>56.97</text:p>
          </table:table-cell>
          <table:table-cell table:formula="of:=[.D803]/[.A803]" office:value-type="float" office:value="1.0569573283859">
            <text:p>1.06</text:p>
          </table:table-cell>
          <table:table-cell office:value-type="float" office:value="56.14">
            <text:p>56.14</text:p>
          </table:table-cell>
          <table:table-cell table:formula="of:=[.F803]/[.A803]" office:value-type="float" office:value="1.04155844155844">
            <text:p>1.04</text:p>
          </table:table-cell>
          <table:table-cell office:value-type="float" office:value="60.38">
            <text:p>60.38</text:p>
          </table:table-cell>
          <table:table-cell table:formula="of:=[.H803]/[.A803]" office:value-type="float" office:value="1.12022263450835">
            <text:p>1.12</text:p>
          </table:table-cell>
          <table:table-cell office:value-type="float" office:value="56.97">
            <text:p>56.97</text:p>
          </table:table-cell>
          <table:table-cell table:formula="of:=[.J803]/[.A803]" office:value-type="float" office:value="1.0569573283859">
            <text:p>1.06</text:p>
          </table:table-cell>
          <table:table-cell table:number-columns-repeated="5"/>
        </table:table-row>
        <table:table-row table:style-name="ro1">
          <table:table-cell office:value-type="float" office:value="323.61">
            <text:p>323.61</text:p>
          </table:table-cell>
          <table:table-cell office:value-type="float" office:value="352.59">
            <text:p>352.59</text:p>
          </table:table-cell>
          <table:table-cell table:formula="of:=[.B804]/[.A804]" office:value-type="float" office:value="1.08955223880597">
            <text:p>1.09</text:p>
          </table:table-cell>
          <table:table-cell office:value-type="float" office:value="328.29">
            <text:p>328.29</text:p>
          </table:table-cell>
          <table:table-cell table:formula="of:=[.D804]/[.A804]" office:value-type="float" office:value="1.01446185222954">
            <text:p>1.01</text:p>
          </table:table-cell>
          <table:table-cell office:value-type="float" office:value="326.74">
            <text:p>326.74</text:p>
          </table:table-cell>
          <table:table-cell table:formula="of:=[.F804]/[.A804]" office:value-type="float" office:value="1.00967213621334">
            <text:p>1.01</text:p>
          </table:table-cell>
          <table:table-cell office:value-type="float" office:value="352.59">
            <text:p>352.59</text:p>
          </table:table-cell>
          <table:table-cell table:formula="of:=[.H804]/[.A804]" office:value-type="float" office:value="1.08955223880597">
            <text:p>1.09</text:p>
          </table:table-cell>
          <table:table-cell office:value-type="float" office:value="328.88">
            <text:p>328.88</text:p>
          </table:table-cell>
          <table:table-cell table:formula="of:=[.J804]/[.A804]" office:value-type="float" office:value="1.01628503445505">
            <text:p>1.02</text:p>
          </table:table-cell>
          <table:table-cell table:number-columns-repeated="5"/>
        </table:table-row>
        <table:table-row table:style-name="ro1">
          <table:table-cell office:value-type="float" office:value="191.02">
            <text:p>191.02</text:p>
          </table:table-cell>
          <table:table-cell office:value-type="float" office:value="206.2">
            <text:p>206.2</text:p>
          </table:table-cell>
          <table:table-cell table:formula="of:=[.B805]/[.A805]" office:value-type="float" office:value="1.07946811852162">
            <text:p>1.08</text:p>
          </table:table-cell>
          <table:table-cell office:value-type="float" office:value="196.58">
            <text:p>196.58</text:p>
          </table:table-cell>
          <table:table-cell table:formula="of:=[.D805]/[.A805]" office:value-type="float" office:value="1.02910689980107">
            <text:p>1.03</text:p>
          </table:table-cell>
          <table:table-cell office:value-type="float" office:value="194.92">
            <text:p>194.92</text:p>
          </table:table-cell>
          <table:table-cell table:formula="of:=[.F805]/[.A805]" office:value-type="float" office:value="1.02041671029212">
            <text:p>1.02</text:p>
          </table:table-cell>
          <table:table-cell office:value-type="float" office:value="206.2">
            <text:p>206.2</text:p>
          </table:table-cell>
          <table:table-cell table:formula="of:=[.H805]/[.A805]" office:value-type="float" office:value="1.07946811852162">
            <text:p>1.08</text:p>
          </table:table-cell>
          <table:table-cell office:value-type="float" office:value="196.58">
            <text:p>196.58</text:p>
          </table:table-cell>
          <table:table-cell table:formula="of:=[.J805]/[.A805]" office:value-type="float" office:value="1.02910689980107">
            <text:p>1.03</text:p>
          </table:table-cell>
          <table:table-cell table:number-columns-repeated="5"/>
        </table:table-row>
        <table:table-row table:style-name="ro1">
          <table:table-cell office:value-type="float" office:value="244.81">
            <text:p>244.81</text:p>
          </table:table-cell>
          <table:table-cell office:value-type="float" office:value="258.18">
            <text:p>258.18</text:p>
          </table:table-cell>
          <table:table-cell table:formula="of:=[.B806]/[.A806]" office:value-type="float" office:value="1.05461378211674">
            <text:p>1.05</text:p>
          </table:table-cell>
          <table:table-cell office:value-type="float" office:value="248.66">
            <text:p>248.66</text:p>
          </table:table-cell>
          <table:table-cell table:formula="of:=[.D806]/[.A806]" office:value-type="float" office:value="1.01572648176137">
            <text:p>1.02</text:p>
          </table:table-cell>
          <table:table-cell office:value-type="float" office:value="249.25">
            <text:p>249.25</text:p>
          </table:table-cell>
          <table:table-cell table:formula="of:=[.F806]/[.A806]" office:value-type="float" office:value="1.01813651403129">
            <text:p>1.02</text:p>
          </table:table-cell>
          <table:table-cell office:value-type="float" office:value="254.42">
            <text:p>254.42</text:p>
          </table:table-cell>
          <table:table-cell table:formula="of:=[.H806]/[.A806]" office:value-type="float" office:value="1.03925493239655">
            <text:p>1.04</text:p>
          </table:table-cell>
          <table:table-cell office:value-type="float" office:value="246.91">
            <text:p>246.91</text:p>
          </table:table-cell>
          <table:table-cell table:formula="of:=[.J806]/[.A806]" office:value-type="float" office:value="1.00857808096075">
            <text:p>1.01</text:p>
          </table:table-cell>
          <table:table-cell table:number-columns-repeated="5"/>
        </table:table-row>
        <table:table-row table:style-name="ro1">
          <table:table-cell office:value-type="float" office:value="140.75">
            <text:p>140.75</text:p>
          </table:table-cell>
          <table:table-cell office:value-type="float" office:value="147.92">
            <text:p>147.92</text:p>
          </table:table-cell>
          <table:table-cell table:formula="of:=[.B807]/[.A807]" office:value-type="float" office:value="1.05094138543517">
            <text:p>1.05</text:p>
          </table:table-cell>
          <table:table-cell office:value-type="float" office:value="144.27">
            <text:p>144.27</text:p>
          </table:table-cell>
          <table:table-cell table:formula="of:=[.D807]/[.A807]" office:value-type="float" office:value="1.02500888099467">
            <text:p>1.03</text:p>
          </table:table-cell>
          <table:table-cell office:value-type="float" office:value="143.1">
            <text:p>143.1</text:p>
          </table:table-cell>
          <table:table-cell table:formula="of:=[.F807]/[.A807]" office:value-type="float" office:value="1.01669626998224">
            <text:p>1.02</text:p>
          </table:table-cell>
          <table:table-cell office:value-type="float" office:value="147.92">
            <text:p>147.92</text:p>
          </table:table-cell>
          <table:table-cell table:formula="of:=[.H807]/[.A807]" office:value-type="float" office:value="1.05094138543517">
            <text:p>1.05</text:p>
          </table:table-cell>
          <table:table-cell office:value-type="float" office:value="144.27">
            <text:p>144.27</text:p>
          </table:table-cell>
          <table:table-cell table:formula="of:=[.J807]/[.A807]" office:value-type="float" office:value="1.02500888099467">
            <text:p>1.03</text:p>
          </table:table-cell>
          <table:table-cell table:number-columns-repeated="5"/>
        </table:table-row>
        <table:table-row table:style-name="ro1">
          <table:table-cell office:value-type="float" office:value="36.63">
            <text:p>36.63</text:p>
          </table:table-cell>
          <table:table-cell office:value-type="float" office:value="38.28">
            <text:p>38.28</text:p>
          </table:table-cell>
          <table:table-cell table:formula="of:=[.B808]/[.A808]" office:value-type="float" office:value="1.04504504504505">
            <text:p>1.05</text:p>
          </table:table-cell>
          <table:table-cell office:value-type="float" office:value="36.63">
            <text:p>36.63</text:p>
          </table:table-cell>
          <table:table-cell table:formula="of:=[.D808]/[.A808]" office:value-type="float" office:value="1">
            <text:p>1</text:p>
          </table:table-cell>
          <table:table-cell office:value-type="float" office:value="36.63">
            <text:p>36.63</text:p>
          </table:table-cell>
          <table:table-cell table:formula="of:=[.F808]/[.A808]" office:value-type="float" office:value="1">
            <text:p>1</text:p>
          </table:table-cell>
          <table:table-cell office:value-type="float" office:value="36.63">
            <text:p>36.63</text:p>
          </table:table-cell>
          <table:table-cell table:formula="of:=[.H808]/[.A808]" office:value-type="float" office:value="1">
            <text:p>1</text:p>
          </table:table-cell>
          <table:table-cell office:value-type="float" office:value="36.63">
            <text:p>36.63</text:p>
          </table:table-cell>
          <table:table-cell table:formula="of:=[.J808]/[.A80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95.17">
            <text:p>495.17</text:p>
          </table:table-cell>
          <table:table-cell office:value-type="float" office:value="556.28">
            <text:p>556.28</text:p>
          </table:table-cell>
          <table:table-cell table:formula="of:=[.B809]/[.A809]" office:value-type="float" office:value="1.1234121614799">
            <text:p>1.12</text:p>
          </table:table-cell>
          <table:table-cell office:value-type="float" office:value="535.88">
            <text:p>535.88</text:p>
          </table:table-cell>
          <table:table-cell table:formula="of:=[.D809]/[.A809]" office:value-type="float" office:value="1.08221418906638">
            <text:p>1.08</text:p>
          </table:table-cell>
          <table:table-cell office:value-type="float" office:value="538.52">
            <text:p>538.52</text:p>
          </table:table-cell>
          <table:table-cell table:formula="of:=[.F809]/[.A809]" office:value-type="float" office:value="1.08754569137872">
            <text:p>1.09</text:p>
          </table:table-cell>
          <table:table-cell office:value-type="float" office:value="538.81">
            <text:p>538.81</text:p>
          </table:table-cell>
          <table:table-cell table:formula="of:=[.H809]/[.A809]" office:value-type="float" office:value="1.08813134882969">
            <text:p>1.09</text:p>
          </table:table-cell>
          <table:table-cell office:value-type="float" office:value="533.74">
            <text:p>533.74</text:p>
          </table:table-cell>
          <table:table-cell table:formula="of:=[.J809]/[.A809]" office:value-type="float" office:value="1.07789244097987">
            <text:p>1.08</text:p>
          </table:table-cell>
          <table:table-cell table:number-columns-repeated="5"/>
        </table:table-row>
        <table:table-row table:style-name="ro1">
          <table:table-cell office:value-type="float" office:value="159.15">
            <text:p>159.15</text:p>
          </table:table-cell>
          <table:table-cell office:value-type="float" office:value="181.4">
            <text:p>181.4</text:p>
          </table:table-cell>
          <table:table-cell table:formula="of:=[.B810]/[.A810]" office:value-type="float" office:value="1.13980521520578">
            <text:p>1.14</text:p>
          </table:table-cell>
          <table:table-cell office:value-type="float" office:value="158.08">
            <text:p>158.08</text:p>
          </table:table-cell>
          <table:table-cell table:formula="of:=[.D810]/[.A810]" office:value-type="float" office:value="0.993276782909205">
            <text:p>0.99</text:p>
          </table:table-cell>
          <table:table-cell office:value-type="float" office:value="160.33">
            <text:p>160.33</text:p>
          </table:table-cell>
          <table:table-cell table:formula="of:=[.F810]/[.A810]" office:value-type="float" office:value="1.00741438894125">
            <text:p>1.01</text:p>
          </table:table-cell>
          <table:table-cell office:value-type="float" office:value="181.4">
            <text:p>181.4</text:p>
          </table:table-cell>
          <table:table-cell table:formula="of:=[.H810]/[.A810]" office:value-type="float" office:value="1.13980521520578">
            <text:p>1.14</text:p>
          </table:table-cell>
          <table:table-cell office:value-type="float" office:value="158.08">
            <text:p>158.08</text:p>
          </table:table-cell>
          <table:table-cell table:formula="of:=[.J810]/[.A810]" office:value-type="float" office:value="0.993276782909205">
            <text:p>0.99</text:p>
          </table:table-cell>
          <table:table-cell table:number-columns-repeated="5"/>
        </table:table-row>
        <table:table-row table:style-name="ro1">
          <table:table-cell office:value-type="float" office:value="409.81">
            <text:p>409.81</text:p>
          </table:table-cell>
          <table:table-cell office:value-type="float" office:value="430.79">
            <text:p>430.79</text:p>
          </table:table-cell>
          <table:table-cell table:formula="of:=[.B811]/[.A811]" office:value-type="float" office:value="1.0511944559674">
            <text:p>1.05</text:p>
          </table:table-cell>
          <table:table-cell office:value-type="float" office:value="420.94">
            <text:p>420.94</text:p>
          </table:table-cell>
          <table:table-cell table:formula="of:=[.D811]/[.A811]" office:value-type="float" office:value="1.02715892730778">
            <text:p>1.03</text:p>
          </table:table-cell>
          <table:table-cell office:value-type="float" office:value="413.32">
            <text:p>413.32</text:p>
          </table:table-cell>
          <table:table-cell table:formula="of:=[.F811]/[.A811]" office:value-type="float" office:value="1.00856494473048">
            <text:p>1.01</text:p>
          </table:table-cell>
          <table:table-cell office:value-type="float" office:value="430.79">
            <text:p>430.79</text:p>
          </table:table-cell>
          <table:table-cell table:formula="of:=[.H811]/[.A811]" office:value-type="float" office:value="1.0511944559674">
            <text:p>1.05</text:p>
          </table:table-cell>
          <table:table-cell office:value-type="float" office:value="411.56">
            <text:p>411.56</text:p>
          </table:table-cell>
          <table:table-cell table:formula="of:=[.J811]/[.A811]" office:value-type="float" office:value="1.00427027158927">
            <text:p>1</text:p>
          </table:table-cell>
          <table:table-cell table:number-columns-repeated="5"/>
        </table:table-row>
        <table:table-row table:style-name="ro1">
          <table:table-cell office:value-type="float" office:value="207.29">
            <text:p>207.29</text:p>
          </table:table-cell>
          <table:table-cell office:value-type="float" office:value="223.74">
            <text:p>223.74</text:p>
          </table:table-cell>
          <table:table-cell table:formula="of:=[.B812]/[.A812]" office:value-type="float" office:value="1.07935742196922">
            <text:p>1.08</text:p>
          </table:table-cell>
          <table:table-cell office:value-type="float" office:value="214.32">
            <text:p>214.32</text:p>
          </table:table-cell>
          <table:table-cell table:formula="of:=[.D812]/[.A812]" office:value-type="float" office:value="1.03391384051329">
            <text:p>1.03</text:p>
          </table:table-cell>
          <table:table-cell office:value-type="float" office:value="214.91">
            <text:p>214.91</text:p>
          </table:table-cell>
          <table:table-cell table:formula="of:=[.F812]/[.A812]" office:value-type="float" office:value="1.03676009455352">
            <text:p>1.04</text:p>
          </table:table-cell>
          <table:table-cell office:value-type="float" office:value="223.74">
            <text:p>223.74</text:p>
          </table:table-cell>
          <table:table-cell table:formula="of:=[.H812]/[.A812]" office:value-type="float" office:value="1.07935742196922">
            <text:p>1.08</text:p>
          </table:table-cell>
          <table:table-cell office:value-type="float" office:value="214.32">
            <text:p>214.32</text:p>
          </table:table-cell>
          <table:table-cell table:formula="of:=[.J812]/[.A812]" office:value-type="float" office:value="1.03391384051329">
            <text:p>1.03</text:p>
          </table:table-cell>
          <table:table-cell table:number-columns-repeated="5"/>
        </table:table-row>
        <table:table-row table:style-name="ro1">
          <table:table-cell office:value-type="float" office:value="405.29">
            <text:p>405.29</text:p>
          </table:table-cell>
          <table:table-cell office:value-type="float" office:value="413.14">
            <text:p>413.14</text:p>
          </table:table-cell>
          <table:table-cell table:formula="of:=[.B813]/[.A813]" office:value-type="float" office:value="1.01936884699845">
            <text:p>1.02</text:p>
          </table:table-cell>
          <table:table-cell office:value-type="float" office:value="408.8">
            <text:p>408.8</text:p>
          </table:table-cell>
          <table:table-cell table:formula="of:=[.D813]/[.A813]" office:value-type="float" office:value="1.0086604653458">
            <text:p>1.01</text:p>
          </table:table-cell>
          <table:table-cell office:value-type="float" office:value="407.04">
            <text:p>407.04</text:p>
          </table:table-cell>
          <table:table-cell table:formula="of:=[.F813]/[.A813]" office:value-type="float" office:value="1.00431789582768">
            <text:p>1</text:p>
          </table:table-cell>
          <table:table-cell office:value-type="float" office:value="410.56">
            <text:p>410.56</text:p>
          </table:table-cell>
          <table:table-cell table:formula="of:=[.H813]/[.A813]" office:value-type="float" office:value="1.01300303486392">
            <text:p>1.01</text:p>
          </table:table-cell>
          <table:table-cell office:value-type="float" office:value="408.8">
            <text:p>408.8</text:p>
          </table:table-cell>
          <table:table-cell table:formula="of:=[.J813]/[.A813]" office:value-type="float" office:value="1.0086604653458">
            <text:p>1.01</text:p>
          </table:table-cell>
          <table:table-cell table:number-columns-repeated="5"/>
        </table:table-row>
        <table:table-row table:style-name="ro1">
          <table:table-cell office:value-type="float" office:value="168.89">
            <text:p>168.89</text:p>
          </table:table-cell>
          <table:table-cell office:value-type="float" office:value="172.31">
            <text:p>172.31</text:p>
          </table:table-cell>
          <table:table-cell table:formula="of:=[.B814]/[.A814]" office:value-type="float" office:value="1.02024986677719">
            <text:p>1.02</text:p>
          </table:table-cell>
          <table:table-cell office:value-type="float" office:value="169.72">
            <text:p>169.72</text:p>
          </table:table-cell>
          <table:table-cell table:formula="of:=[.D814]/[.A814]" office:value-type="float" office:value="1.00491444135236">
            <text:p>1</text:p>
          </table:table-cell>
          <table:table-cell office:value-type="float" office:value="169.72">
            <text:p>169.72</text:p>
          </table:table-cell>
          <table:table-cell table:formula="of:=[.F814]/[.A814]" office:value-type="float" office:value="1.00491444135236">
            <text:p>1</text:p>
          </table:table-cell>
          <table:table-cell office:value-type="float" office:value="172.31">
            <text:p>172.31</text:p>
          </table:table-cell>
          <table:table-cell table:formula="of:=[.H814]/[.A814]" office:value-type="float" office:value="1.02024986677719">
            <text:p>1.02</text:p>
          </table:table-cell>
          <table:table-cell office:value-type="float" office:value="171.72">
            <text:p>171.72</text:p>
          </table:table-cell>
          <table:table-cell table:formula="of:=[.J814]/[.A814]" office:value-type="float" office:value="1.01675646870744">
            <text:p>1.02</text:p>
          </table:table-cell>
          <table:table-cell table:number-columns-repeated="5"/>
        </table:table-row>
        <table:table-row table:style-name="ro1">
          <table:table-cell office:value-type="float" office:value="180.04">
            <text:p>180.04</text:p>
          </table:table-cell>
          <table:table-cell office:value-type="float" office:value="200.92">
            <text:p>200.92</text:p>
          </table:table-cell>
          <table:table-cell table:formula="of:=[.B815]/[.A815]" office:value-type="float" office:value="1.11597422794934">
            <text:p>1.12</text:p>
          </table:table-cell>
          <table:table-cell office:value-type="float" office:value="190.34">
            <text:p>190.34</text:p>
          </table:table-cell>
          <table:table-cell table:formula="of:=[.D815]/[.A815]" office:value-type="float" office:value="1.057209508998">
            <text:p>1.06</text:p>
          </table:table-cell>
          <table:table-cell office:value-type="float" office:value="189.75">
            <text:p>189.75</text:p>
          </table:table-cell>
          <table:table-cell table:formula="of:=[.F815]/[.A815]" office:value-type="float" office:value="1.05393245945346">
            <text:p>1.05</text:p>
          </table:table-cell>
          <table:table-cell office:value-type="float" office:value="200.92">
            <text:p>200.92</text:p>
          </table:table-cell>
          <table:table-cell table:formula="of:=[.H815]/[.A815]" office:value-type="float" office:value="1.11597422794934">
            <text:p>1.12</text:p>
          </table:table-cell>
          <table:table-cell office:value-type="float" office:value="189.75">
            <text:p>189.75</text:p>
          </table:table-cell>
          <table:table-cell table:formula="of:=[.J815]/[.A815]" office:value-type="float" office:value="1.05393245945346">
            <text:p>1.05</text:p>
          </table:table-cell>
          <table:table-cell table:number-columns-repeated="5"/>
        </table:table-row>
        <table:table-row table:style-name="ro1">
          <table:table-cell office:value-type="float" office:value="186.05">
            <text:p>186.05</text:p>
          </table:table-cell>
          <table:table-cell office:value-type="float" office:value="201.81">
            <text:p>201.81</text:p>
          </table:table-cell>
          <table:table-cell table:formula="of:=[.B816]/[.A816]" office:value-type="float" office:value="1.08470841171728">
            <text:p>1.08</text:p>
          </table:table-cell>
          <table:table-cell office:value-type="float" office:value="191.81">
            <text:p>191.81</text:p>
          </table:table-cell>
          <table:table-cell table:formula="of:=[.D816]/[.A816]" office:value-type="float" office:value="1.03095941951088">
            <text:p>1.03</text:p>
          </table:table-cell>
          <table:table-cell office:value-type="float" office:value="193.37">
            <text:p>193.37</text:p>
          </table:table-cell>
          <table:table-cell table:formula="of:=[.F816]/[.A816]" office:value-type="float" office:value="1.03934426229508">
            <text:p>1.04</text:p>
          </table:table-cell>
          <table:table-cell office:value-type="float" office:value="201.81">
            <text:p>201.81</text:p>
          </table:table-cell>
          <table:table-cell table:formula="of:=[.H816]/[.A816]" office:value-type="float" office:value="1.08470841171728">
            <text:p>1.08</text:p>
          </table:table-cell>
          <table:table-cell office:value-type="float" office:value="188.74">
            <text:p>188.74</text:p>
          </table:table-cell>
          <table:table-cell table:formula="of:=[.J816]/[.A816]" office:value-type="float" office:value="1.01445847890352">
            <text:p>1.01</text:p>
          </table:table-cell>
          <table:table-cell table:number-columns-repeated="5"/>
        </table:table-row>
        <table:table-row table:style-name="ro1">
          <table:table-cell office:value-type="float" office:value="421.16">
            <text:p>421.16</text:p>
          </table:table-cell>
          <table:table-cell office:value-type="float" office:value="449.07">
            <text:p>449.07</text:p>
          </table:table-cell>
          <table:table-cell table:formula="of:=[.B817]/[.A817]" office:value-type="float" office:value="1.06626935131541">
            <text:p>1.07</text:p>
          </table:table-cell>
          <table:table-cell office:value-type="float" office:value="436.39">
            <text:p>436.39</text:p>
          </table:table-cell>
          <table:table-cell table:formula="of:=[.D817]/[.A817]" office:value-type="float" office:value="1.03616202868269">
            <text:p>1.04</text:p>
          </table:table-cell>
          <table:table-cell office:value-type="float" office:value="429.11">
            <text:p>429.11</text:p>
          </table:table-cell>
          <table:table-cell table:formula="of:=[.F817]/[.A817]" office:value-type="float" office:value="1.01887643650869">
            <text:p>1.02</text:p>
          </table:table-cell>
          <table:table-cell office:value-type="float" office:value="443.22">
            <text:p>443.22</text:p>
          </table:table-cell>
          <table:table-cell table:formula="of:=[.H817]/[.A817]" office:value-type="float" office:value="1.05237914331845">
            <text:p>1.05</text:p>
          </table:table-cell>
          <table:table-cell office:value-type="float" office:value="438.49">
            <text:p>438.49</text:p>
          </table:table-cell>
          <table:table-cell table:formula="of:=[.J817]/[.A817]" office:value-type="float" office:value="1.04114825719442">
            <text:p>1.04</text:p>
          </table:table-cell>
          <table:table-cell table:number-columns-repeated="5"/>
        </table:table-row>
        <table:table-row table:style-name="ro1">
          <table:table-cell office:value-type="float" office:value="94.01">
            <text:p>94.01</text:p>
          </table:table-cell>
          <table:table-cell office:value-type="float" office:value="99.18">
            <text:p>99.18</text:p>
          </table:table-cell>
          <table:table-cell table:formula="of:=[.B818]/[.A818]" office:value-type="float" office:value="1.05499414955856">
            <text:p>1.05</text:p>
          </table:table-cell>
          <table:table-cell office:value-type="float" office:value="96.36">
            <text:p>96.36</text:p>
          </table:table-cell>
          <table:table-cell table:formula="of:=[.D818]/[.A818]" office:value-type="float" office:value="1.02499734070844">
            <text:p>1.02</text:p>
          </table:table-cell>
          <table:table-cell office:value-type="float" office:value="96.94">
            <text:p>96.94</text:p>
          </table:table-cell>
          <table:table-cell table:formula="of:=[.F818]/[.A818]" office:value-type="float" office:value="1.0311668971386">
            <text:p>1.03</text:p>
          </table:table-cell>
          <table:table-cell office:value-type="float" office:value="99.18">
            <text:p>99.18</text:p>
          </table:table-cell>
          <table:table-cell table:formula="of:=[.H818]/[.A818]" office:value-type="float" office:value="1.05499414955856">
            <text:p>1.05</text:p>
          </table:table-cell>
          <table:table-cell office:value-type="float" office:value="96.36">
            <text:p>96.36</text:p>
          </table:table-cell>
          <table:table-cell table:formula="of:=[.J818]/[.A818]" office:value-type="float" office:value="1.02499734070844">
            <text:p>1.02</text:p>
          </table:table-cell>
          <table:table-cell table:number-columns-repeated="5"/>
        </table:table-row>
        <table:table-row table:style-name="ro1">
          <table:table-cell office:value-type="float" office:value="319.92">
            <text:p>319.92</text:p>
          </table:table-cell>
          <table:table-cell office:value-type="float" office:value="332.61">
            <text:p>332.61</text:p>
          </table:table-cell>
          <table:table-cell table:formula="of:=[.B819]/[.A819]" office:value-type="float" office:value="1.03966616654164">
            <text:p>1.04</text:p>
          </table:table-cell>
          <table:table-cell office:value-type="float" office:value="323.09">
            <text:p>323.09</text:p>
          </table:table-cell>
          <table:table-cell table:formula="of:=[.D819]/[.A819]" office:value-type="float" office:value="1.0099087271818">
            <text:p>1.01</text:p>
          </table:table-cell>
          <table:table-cell office:value-type="float" office:value="343.35">
            <text:p>343.35</text:p>
          </table:table-cell>
          <table:table-cell table:formula="of:=[.F819]/[.A819]" office:value-type="float" office:value="1.07323705926482">
            <text:p>1.07</text:p>
          </table:table-cell>
          <table:table-cell office:value-type="float" office:value="325.43">
            <text:p>325.43</text:p>
          </table:table-cell>
          <table:table-cell table:formula="of:=[.H819]/[.A819]" office:value-type="float" office:value="1.01722305576394">
            <text:p>1.02</text:p>
          </table:table-cell>
          <table:table-cell office:value-type="float" office:value="324.85">
            <text:p>324.85</text:p>
          </table:table-cell>
          <table:table-cell table:formula="of:=[.J819]/[.A819]" office:value-type="float" office:value="1.01541010252563">
            <text:p>1.02</text:p>
          </table:table-cell>
          <table:table-cell table:number-columns-repeated="5"/>
        </table:table-row>
        <table:table-row table:style-name="ro1">
          <table:table-cell office:value-type="float" office:value="405.22">
            <text:p>405.22</text:p>
          </table:table-cell>
          <table:table-cell office:value-type="float" office:value="420.69">
            <text:p>420.69</text:p>
          </table:table-cell>
          <table:table-cell table:formula="of:=[.B820]/[.A820]" office:value-type="float" office:value="1.03817679285326">
            <text:p>1.04</text:p>
          </table:table-cell>
          <table:table-cell office:value-type="float" office:value="409.66">
            <text:p>409.66</text:p>
          </table:table-cell>
          <table:table-cell table:formula="of:=[.D820]/[.A820]" office:value-type="float" office:value="1.01095701100637">
            <text:p>1.01</text:p>
          </table:table-cell>
          <table:table-cell office:value-type="float" office:value="413.17">
            <text:p>413.17</text:p>
          </table:table-cell>
          <table:table-cell table:formula="of:=[.F820]/[.A820]" office:value-type="float" office:value="1.01961897241005">
            <text:p>1.02</text:p>
          </table:table-cell>
          <table:table-cell office:value-type="float" office:value="420.69">
            <text:p>420.69</text:p>
          </table:table-cell>
          <table:table-cell table:formula="of:=[.H820]/[.A820]" office:value-type="float" office:value="1.03817679285326">
            <text:p>1.04</text:p>
          </table:table-cell>
          <table:table-cell office:value-type="float" office:value="410.24">
            <text:p>410.24</text:p>
          </table:table-cell>
          <table:table-cell table:formula="of:=[.J820]/[.A820]" office:value-type="float" office:value="1.01238833226396">
            <text:p>1.01</text:p>
          </table:table-cell>
          <table:table-cell table:number-columns-repeated="5"/>
        </table:table-row>
        <table:table-row table:style-name="ro1">
          <table:table-cell office:value-type="float" office:value="182.94">
            <text:p>182.94</text:p>
          </table:table-cell>
          <table:table-cell office:value-type="float" office:value="209.44">
            <text:p>209.44</text:p>
          </table:table-cell>
          <table:table-cell table:formula="of:=[.B821]/[.A821]" office:value-type="float" office:value="1.1448562370176">
            <text:p>1.14</text:p>
          </table:table-cell>
          <table:table-cell office:value-type="float" office:value="202.85">
            <text:p>202.85</text:p>
          </table:table-cell>
          <table:table-cell table:formula="of:=[.D821]/[.A821]" office:value-type="float" office:value="1.10883349732153">
            <text:p>1.11</text:p>
          </table:table-cell>
          <table:table-cell office:value-type="float" office:value="189.97">
            <text:p>189.97</text:p>
          </table:table-cell>
          <table:table-cell table:formula="of:=[.F821]/[.A821]" office:value-type="float" office:value="1.03842789985788">
            <text:p>1.04</text:p>
          </table:table-cell>
          <table:table-cell office:value-type="float" office:value="209.44">
            <text:p>209.44</text:p>
          </table:table-cell>
          <table:table-cell table:formula="of:=[.H821]/[.A821]" office:value-type="float" office:value="1.1448562370176">
            <text:p>1.14</text:p>
          </table:table-cell>
          <table:table-cell office:value-type="float" office:value="189.97">
            <text:p>189.97</text:p>
          </table:table-cell>
          <table:table-cell table:formula="of:=[.J821]/[.A821]" office:value-type="float" office:value="1.03842789985788">
            <text:p>1.04</text:p>
          </table:table-cell>
          <table:table-cell table:number-columns-repeated="5"/>
        </table:table-row>
        <table:table-row table:style-name="ro1">
          <table:table-cell office:value-type="float" office:value="95.05">
            <text:p>95.05</text:p>
          </table:table-cell>
          <table:table-cell office:value-type="float" office:value="105.98">
            <text:p>105.98</text:p>
          </table:table-cell>
          <table:table-cell table:formula="of:=[.B822]/[.A822]" office:value-type="float" office:value="1.1149921094161">
            <text:p>1.11</text:p>
          </table:table-cell>
          <table:table-cell office:value-type="float" office:value="96.81">
            <text:p>96.81</text:p>
          </table:table-cell>
          <table:table-cell table:formula="of:=[.D822]/[.A822]" office:value-type="float" office:value="1.0185165702262">
            <text:p>1.02</text:p>
          </table:table-cell>
          <table:table-cell office:value-type="float" office:value="97.4">
            <text:p>97.4</text:p>
          </table:table-cell>
          <table:table-cell table:formula="of:=[.F822]/[.A822]" office:value-type="float" office:value="1.02472382956339">
            <text:p>1.02</text:p>
          </table:table-cell>
          <table:table-cell office:value-type="float" office:value="105.98">
            <text:p>105.98</text:p>
          </table:table-cell>
          <table:table-cell table:formula="of:=[.H822]/[.A822]" office:value-type="float" office:value="1.1149921094161">
            <text:p>1.11</text:p>
          </table:table-cell>
          <table:table-cell office:value-type="float" office:value="96.81">
            <text:p>96.81</text:p>
          </table:table-cell>
          <table:table-cell table:formula="of:=[.J822]/[.A822]" office:value-type="float" office:value="1.0185165702262">
            <text:p>1.02</text:p>
          </table:table-cell>
          <table:table-cell table:number-columns-repeated="5"/>
        </table:table-row>
        <table:table-row table:style-name="ro1">
          <table:table-cell office:value-type="float" office:value="399.66">
            <text:p>399.66</text:p>
          </table:table-cell>
          <table:table-cell office:value-type="float" office:value="417.22">
            <text:p>417.22</text:p>
          </table:table-cell>
          <table:table-cell table:formula="of:=[.B823]/[.A823]" office:value-type="float" office:value="1.04393734674473">
            <text:p>1.04</text:p>
          </table:table-cell>
          <table:table-cell office:value-type="float" office:value="404.14">
            <text:p>404.14</text:p>
          </table:table-cell>
          <table:table-cell table:formula="of:=[.D823]/[.A823]" office:value-type="float" office:value="1.01120952809888">
            <text:p>1.01</text:p>
          </table:table-cell>
          <table:table-cell office:value-type="float" office:value="406.24">
            <text:p>406.24</text:p>
          </table:table-cell>
          <table:table-cell table:formula="of:=[.F823]/[.A823]" office:value-type="float" office:value="1.01646399439524">
            <text:p>1.02</text:p>
          </table:table-cell>
          <table:table-cell office:value-type="float" office:value="417.22">
            <text:p>417.22</text:p>
          </table:table-cell>
          <table:table-cell table:formula="of:=[.H823]/[.A823]" office:value-type="float" office:value="1.04393734674473">
            <text:p>1.04</text:p>
          </table:table-cell>
          <table:table-cell office:value-type="float" office:value="404.73">
            <text:p>404.73</text:p>
          </table:table-cell>
          <table:table-cell table:formula="of:=[.J823]/[.A823]" office:value-type="float" office:value="1.01268578291548">
            <text:p>1.01</text:p>
          </table:table-cell>
          <table:table-cell table:number-columns-repeated="5"/>
        </table:table-row>
        <table:table-row table:style-name="ro1">
          <table:table-cell office:value-type="float" office:value="30.56">
            <text:p>30.56</text:p>
          </table:table-cell>
          <table:table-cell office:value-type="float" office:value="60.36">
            <text:p>60.36</text:p>
          </table:table-cell>
          <table:table-cell table:formula="of:=[.B824]/[.A824]" office:value-type="float" office:value="1.97513089005236">
            <text:p>1.98</text:p>
          </table:table-cell>
          <table:table-cell office:value-type="float" office:value="30.56">
            <text:p>30.56</text:p>
          </table:table-cell>
          <table:table-cell table:formula="of:=[.D824]/[.A824]" office:value-type="float" office:value="1">
            <text:p>1</text:p>
          </table:table-cell>
          <table:table-cell office:value-type="float" office:value="30.56">
            <text:p>30.56</text:p>
          </table:table-cell>
          <table:table-cell table:formula="of:=[.F824]/[.A824]" office:value-type="float" office:value="1">
            <text:p>1</text:p>
          </table:table-cell>
          <table:table-cell office:value-type="float" office:value="30.56">
            <text:p>30.56</text:p>
          </table:table-cell>
          <table:table-cell table:formula="of:=[.H824]/[.A824]" office:value-type="float" office:value="1">
            <text:p>1</text:p>
          </table:table-cell>
          <table:table-cell office:value-type="float" office:value="30.56">
            <text:p>30.56</text:p>
          </table:table-cell>
          <table:table-cell table:formula="of:=[.J824]/[.A82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55.54">
            <text:p>255.54</text:p>
          </table:table-cell>
          <table:table-cell office:value-type="float" office:value="267.78">
            <text:p>267.78</text:p>
          </table:table-cell>
          <table:table-cell table:formula="of:=[.B825]/[.A825]" office:value-type="float" office:value="1.04789856773891">
            <text:p>1.05</text:p>
          </table:table-cell>
          <table:table-cell office:value-type="float" office:value="258.02">
            <text:p>258.02</text:p>
          </table:table-cell>
          <table:table-cell table:formula="of:=[.D825]/[.A825]" office:value-type="float" office:value="1.00970493856148">
            <text:p>1.01</text:p>
          </table:table-cell>
          <table:table-cell office:value-type="float" office:value="255.3">
            <text:p>255.3</text:p>
          </table:table-cell>
          <table:table-cell table:formula="of:=[.F825]/[.A825]" office:value-type="float" office:value="0.999060812397276">
            <text:p>1</text:p>
          </table:table-cell>
          <table:table-cell office:value-type="float" office:value="267.78">
            <text:p>267.78</text:p>
          </table:table-cell>
          <table:table-cell table:formula="of:=[.H825]/[.A825]" office:value-type="float" office:value="1.04789856773891">
            <text:p>1.05</text:p>
          </table:table-cell>
          <table:table-cell office:value-type="float" office:value="258.02">
            <text:p>258.02</text:p>
          </table:table-cell>
          <table:table-cell table:formula="of:=[.J825]/[.A825]" office:value-type="float" office:value="1.00970493856148">
            <text:p>1.01</text:p>
          </table:table-cell>
          <table:table-cell table:number-columns-repeated="5"/>
        </table:table-row>
        <table:table-row table:style-name="ro1">
          <table:table-cell office:value-type="float" office:value="507.16">
            <text:p>507.16</text:p>
          </table:table-cell>
          <table:table-cell office:value-type="float" office:value="518.09">
            <text:p>518.09</text:p>
          </table:table-cell>
          <table:table-cell table:formula="of:=[.B826]/[.A826]" office:value-type="float" office:value="1.02155138417856">
            <text:p>1.02</text:p>
          </table:table-cell>
          <table:table-cell office:value-type="float" office:value="511.84">
            <text:p>511.84</text:p>
          </table:table-cell>
          <table:table-cell table:formula="of:=[.D826]/[.A826]" office:value-type="float" office:value="1.00922785708652">
            <text:p>1.01</text:p>
          </table:table-cell>
          <table:table-cell office:value-type="float" office:value="522.39">
            <text:p>522.39</text:p>
          </table:table-cell>
          <table:table-cell table:formula="of:=[.F826]/[.A826]" office:value-type="float" office:value="1.03002997081789">
            <text:p>1.03</text:p>
          </table:table-cell>
          <table:table-cell office:value-type="float" office:value="518.09">
            <text:p>518.09</text:p>
          </table:table-cell>
          <table:table-cell table:formula="of:=[.H826]/[.A826]" office:value-type="float" office:value="1.02155138417856">
            <text:p>1.02</text:p>
          </table:table-cell>
          <table:table-cell office:value-type="float" office:value="510.09">
            <text:p>510.09</text:p>
          </table:table-cell>
          <table:table-cell table:formula="of:=[.J826]/[.A826]" office:value-type="float" office:value="1.00577726950075">
            <text:p>1.01</text:p>
          </table:table-cell>
          <table:table-cell table:number-columns-repeated="5"/>
        </table:table-row>
        <table:table-row table:style-name="ro1">
          <table:table-cell office:value-type="float" office:value="206.66">
            <text:p>206.66</text:p>
          </table:table-cell>
          <table:table-cell office:value-type="float" office:value="227.01">
            <text:p>227.01</text:p>
          </table:table-cell>
          <table:table-cell table:formula="of:=[.B827]/[.A827]" office:value-type="float" office:value="1.09847091841672">
            <text:p>1.1</text:p>
          </table:table-cell>
          <table:table-cell office:value-type="float" office:value="222.32">
            <text:p>222.32</text:p>
          </table:table-cell>
          <table:table-cell table:formula="of:=[.D827]/[.A827]" office:value-type="float" office:value="1.07577663795606">
            <text:p>1.08</text:p>
          </table:table-cell>
          <table:table-cell office:value-type="float" office:value="214.87">
            <text:p>214.87</text:p>
          </table:table-cell>
          <table:table-cell table:formula="of:=[.F827]/[.A827]" office:value-type="float" office:value="1.03972708797058">
            <text:p>1.04</text:p>
          </table:table-cell>
          <table:table-cell office:value-type="float" office:value="225.84">
            <text:p>225.84</text:p>
          </table:table-cell>
          <table:table-cell table:formula="of:=[.H827]/[.A827]" office:value-type="float" office:value="1.09280944546598">
            <text:p>1.09</text:p>
          </table:table-cell>
          <table:table-cell office:value-type="float" office:value="223.49">
            <text:p>223.49</text:p>
          </table:table-cell>
          <table:table-cell table:formula="of:=[.J827]/[.A827]" office:value-type="float" office:value="1.0814381109068">
            <text:p>1.08</text:p>
          </table:table-cell>
          <table:table-cell table:number-columns-repeated="5"/>
        </table:table-row>
        <table:table-row table:style-name="ro1">
          <table:table-cell office:value-type="float" office:value="470.94">
            <text:p>470.94</text:p>
          </table:table-cell>
          <table:table-cell office:value-type="float" office:value="502.36">
            <text:p>502.36</text:p>
          </table:table-cell>
          <table:table-cell table:formula="of:=[.B828]/[.A828]" office:value-type="float" office:value="1.06671762857264">
            <text:p>1.07</text:p>
          </table:table-cell>
          <table:table-cell office:value-type="float" office:value="476.5">
            <text:p>476.5</text:p>
          </table:table-cell>
          <table:table-cell table:formula="of:=[.D828]/[.A828]" office:value-type="float" office:value="1.01180617488427">
            <text:p>1.01</text:p>
          </table:table-cell>
          <table:table-cell office:value-type="float" office:value="473.87">
            <text:p>473.87</text:p>
          </table:table-cell>
          <table:table-cell table:formula="of:=[.F828]/[.A828]" office:value-type="float" office:value="1.00622159935448">
            <text:p>1.01</text:p>
          </table:table-cell>
          <table:table-cell office:value-type="float" office:value="477.67">
            <text:p>477.67</text:p>
          </table:table-cell>
          <table:table-cell table:formula="of:=[.H828]/[.A828]" office:value-type="float" office:value="1.01429056780057">
            <text:p>1.01</text:p>
          </table:table-cell>
          <table:table-cell office:value-type="float" office:value="477.67">
            <text:p>477.67</text:p>
          </table:table-cell>
          <table:table-cell table:formula="of:=[.J828]/[.A828]" office:value-type="float" office:value="1.01429056780057">
            <text:p>1.01</text:p>
          </table:table-cell>
          <table:table-cell table:number-columns-repeated="5"/>
        </table:table-row>
        <table:table-row table:style-name="ro1">
          <table:table-cell office:value-type="float" office:value="183.48">
            <text:p>183.48</text:p>
          </table:table-cell>
          <table:table-cell office:value-type="float" office:value="190.85">
            <text:p>190.85</text:p>
          </table:table-cell>
          <table:table-cell table:formula="of:=[.B829]/[.A829]" office:value-type="float" office:value="1.04016786570743">
            <text:p>1.04</text:p>
          </table:table-cell>
          <table:table-cell office:value-type="float" office:value="187.34">
            <text:p>187.34</text:p>
          </table:table-cell>
          <table:table-cell table:formula="of:=[.D829]/[.A829]" office:value-type="float" office:value="1.02103771528232">
            <text:p>1.02</text:p>
          </table:table-cell>
          <table:table-cell office:value-type="float" office:value="184.99">
            <text:p>184.99</text:p>
          </table:table-cell>
          <table:table-cell table:formula="of:=[.F829]/[.A829]" office:value-type="float" office:value="1.00822977981251">
            <text:p>1.01</text:p>
          </table:table-cell>
          <table:table-cell office:value-type="float" office:value="186.75">
            <text:p>186.75</text:p>
          </table:table-cell>
          <table:table-cell table:formula="of:=[.H829]/[.A829]" office:value-type="float" office:value="1.0178221059516">
            <text:p>1.02</text:p>
          </table:table-cell>
          <table:table-cell office:value-type="float" office:value="187.34">
            <text:p>187.34</text:p>
          </table:table-cell>
          <table:table-cell table:formula="of:=[.J829]/[.A829]" office:value-type="float" office:value="1.02103771528232">
            <text:p>1.02</text:p>
          </table:table-cell>
          <table:table-cell table:number-columns-repeated="5"/>
        </table:table-row>
        <table:table-row table:style-name="ro1">
          <table:table-cell office:value-type="float" office:value="65.25">
            <text:p>65.25</text:p>
          </table:table-cell>
          <table:table-cell office:value-type="float" office:value="72.91">
            <text:p>72.91</text:p>
          </table:table-cell>
          <table:table-cell table:formula="of:=[.B830]/[.A830]" office:value-type="float" office:value="1.11739463601533">
            <text:p>1.12</text:p>
          </table:table-cell>
          <table:table-cell office:value-type="float" office:value="66.91">
            <text:p>66.91</text:p>
          </table:table-cell>
          <table:table-cell table:formula="of:=[.D830]/[.A830]" office:value-type="float" office:value="1.02544061302682">
            <text:p>1.03</text:p>
          </table:table-cell>
          <table:table-cell office:value-type="float" office:value="66.91">
            <text:p>66.91</text:p>
          </table:table-cell>
          <table:table-cell table:formula="of:=[.F830]/[.A830]" office:value-type="float" office:value="1.02544061302682">
            <text:p>1.03</text:p>
          </table:table-cell>
          <table:table-cell office:value-type="float" office:value="65.84">
            <text:p>65.84</text:p>
          </table:table-cell>
          <table:table-cell table:formula="of:=[.H830]/[.A830]" office:value-type="float" office:value="1.00904214559387">
            <text:p>1.01</text:p>
          </table:table-cell>
          <table:table-cell office:value-type="float" office:value="65.84">
            <text:p>65.84</text:p>
          </table:table-cell>
          <table:table-cell table:formula="of:=[.J830]/[.A830]" office:value-type="float" office:value="1.00904214559387">
            <text:p>1.01</text:p>
          </table:table-cell>
          <table:table-cell table:number-columns-repeated="5"/>
        </table:table-row>
        <table:table-row table:style-name="ro1">
          <table:table-cell office:value-type="float" office:value="490.34">
            <text:p>490.34</text:p>
          </table:table-cell>
          <table:table-cell office:value-type="float" office:value="508.06">
            <text:p>508.06</text:p>
          </table:table-cell>
          <table:table-cell table:formula="of:=[.B831]/[.A831]" office:value-type="float" office:value="1.03613818982747">
            <text:p>1.04</text:p>
          </table:table-cell>
          <table:table-cell office:value-type="float" office:value="496.54">
            <text:p>496.54</text:p>
          </table:table-cell>
          <table:table-cell table:formula="of:=[.D831]/[.A831]" office:value-type="float" office:value="1.01264428763715">
            <text:p>1.01</text:p>
          </table:table-cell>
          <table:table-cell office:value-type="float" office:value="497.71">
            <text:p>497.71</text:p>
          </table:table-cell>
          <table:table-cell table:formula="of:=[.F831]/[.A831]" office:value-type="float" office:value="1.01503038707835">
            <text:p>1.02</text:p>
          </table:table-cell>
          <table:table-cell office:value-type="float" office:value="508.06">
            <text:p>508.06</text:p>
          </table:table-cell>
          <table:table-cell table:formula="of:=[.H831]/[.A831]" office:value-type="float" office:value="1.03613818982747">
            <text:p>1.04</text:p>
          </table:table-cell>
          <table:table-cell office:value-type="float" office:value="498.3">
            <text:p>498.3</text:p>
          </table:table-cell>
          <table:table-cell table:formula="of:=[.J831]/[.A831]" office:value-type="float" office:value="1.01623363380512">
            <text:p>1.02</text:p>
          </table:table-cell>
          <table:table-cell table:number-columns-repeated="5"/>
        </table:table-row>
        <table:table-row table:style-name="ro1">
          <table:table-cell office:value-type="float" office:value="207.1">
            <text:p>207.1</text:p>
          </table:table-cell>
          <table:table-cell office:value-type="float" office:value="219.24">
            <text:p>219.24</text:p>
          </table:table-cell>
          <table:table-cell table:formula="of:=[.B832]/[.A832]" office:value-type="float" office:value="1.05861902462578">
            <text:p>1.06</text:p>
          </table:table-cell>
          <table:table-cell office:value-type="float" office:value="214.99">
            <text:p>214.99</text:p>
          </table:table-cell>
          <table:table-cell table:formula="of:=[.D832]/[.A832]" office:value-type="float" office:value="1.03809753742154">
            <text:p>1.04</text:p>
          </table:table-cell>
          <table:table-cell office:value-type="float" office:value="212.75">
            <text:p>212.75</text:p>
          </table:table-cell>
          <table:table-cell table:formula="of:=[.F832]/[.A832]" office:value-type="float" office:value="1.02728150651859">
            <text:p>1.03</text:p>
          </table:table-cell>
          <table:table-cell office:value-type="float" office:value="214.99">
            <text:p>214.99</text:p>
          </table:table-cell>
          <table:table-cell table:formula="of:=[.H832]/[.A832]" office:value-type="float" office:value="1.03809753742154">
            <text:p>1.04</text:p>
          </table:table-cell>
          <table:table-cell office:value-type="float" office:value="214.99">
            <text:p>214.99</text:p>
          </table:table-cell>
          <table:table-cell table:formula="of:=[.J832]/[.A832]" office:value-type="float" office:value="1.03809753742154">
            <text:p>1.04</text:p>
          </table:table-cell>
          <table:table-cell table:number-columns-repeated="5"/>
        </table:table-row>
        <table:table-row table:style-name="ro1">
          <table:table-cell office:value-type="float" office:value="139.6">
            <text:p>139.6</text:p>
          </table:table-cell>
          <table:table-cell office:value-type="float" office:value="166.33">
            <text:p>166.33</text:p>
          </table:table-cell>
          <table:table-cell table:formula="of:=[.B833]/[.A833]" office:value-type="float" office:value="1.19147564469914">
            <text:p>1.19</text:p>
          </table:table-cell>
          <table:table-cell office:value-type="float" office:value="140.18">
            <text:p>140.18</text:p>
          </table:table-cell>
          <table:table-cell table:formula="of:=[.D833]/[.A833]" office:value-type="float" office:value="1.0041547277937">
            <text:p>1</text:p>
          </table:table-cell>
          <table:table-cell office:value-type="float" office:value="138.77">
            <text:p>138.77</text:p>
          </table:table-cell>
          <table:table-cell table:formula="of:=[.F833]/[.A833]" office:value-type="float" office:value="0.994054441260745">
            <text:p>0.99</text:p>
          </table:table-cell>
          <table:table-cell office:value-type="float" office:value="166.33">
            <text:p>166.33</text:p>
          </table:table-cell>
          <table:table-cell table:formula="of:=[.H833]/[.A833]" office:value-type="float" office:value="1.19147564469914">
            <text:p>1.19</text:p>
          </table:table-cell>
          <table:table-cell office:value-type="float" office:value="138.77">
            <text:p>138.77</text:p>
          </table:table-cell>
          <table:table-cell table:formula="of:=[.J833]/[.A833]" office:value-type="float" office:value="0.994054441260745">
            <text:p>0.99</text:p>
          </table:table-cell>
          <table:table-cell table:number-columns-repeated="5"/>
        </table:table-row>
        <table:table-row table:style-name="ro1">
          <table:table-cell office:value-type="float" office:value="179.92">
            <text:p>179.92</text:p>
          </table:table-cell>
          <table:table-cell office:value-type="float" office:value="186.02">
            <text:p>186.02</text:p>
          </table:table-cell>
          <table:table-cell table:formula="of:=[.B834]/[.A834]" office:value-type="float" office:value="1.03390395731436">
            <text:p>1.03</text:p>
          </table:table-cell>
          <table:table-cell office:value-type="float" office:value="182.61">
            <text:p>182.61</text:p>
          </table:table-cell>
          <table:table-cell table:formula="of:=[.D834]/[.A834]" office:value-type="float" office:value="1.01495108937306">
            <text:p>1.01</text:p>
          </table:table-cell>
          <table:table-cell office:value-type="float" office:value="186.71">
            <text:p>186.71</text:p>
          </table:table-cell>
          <table:table-cell table:formula="of:=[.F834]/[.A834]" office:value-type="float" office:value="1.03773899510894">
            <text:p>1.04</text:p>
          </table:table-cell>
          <table:table-cell office:value-type="float" office:value="184.37">
            <text:p>184.37</text:p>
          </table:table-cell>
          <table:table-cell table:formula="of:=[.H834]/[.A834]" office:value-type="float" office:value="1.02473321476212">
            <text:p>1.02</text:p>
          </table:table-cell>
          <table:table-cell office:value-type="float" office:value="182.61">
            <text:p>182.61</text:p>
          </table:table-cell>
          <table:table-cell table:formula="of:=[.J834]/[.A834]" office:value-type="float" office:value="1.01495108937306">
            <text:p>1.01</text:p>
          </table:table-cell>
          <table:table-cell table:number-columns-repeated="5"/>
        </table:table-row>
        <table:table-row table:style-name="ro1">
          <table:table-cell office:value-type="float" office:value="45.01">
            <text:p>45.01</text:p>
          </table:table-cell>
          <table:table-cell office:value-type="float" office:value="51.01">
            <text:p>51.01</text:p>
          </table:table-cell>
          <table:table-cell table:formula="of:=[.B835]/[.A835]" office:value-type="float" office:value="1.1333037102866">
            <text:p>1.13</text:p>
          </table:table-cell>
          <table:table-cell office:value-type="float" office:value="45.01">
            <text:p>45.01</text:p>
          </table:table-cell>
          <table:table-cell table:formula="of:=[.D835]/[.A835]" office:value-type="float" office:value="1">
            <text:p>1</text:p>
          </table:table-cell>
          <table:table-cell office:value-type="float" office:value="45.01">
            <text:p>45.01</text:p>
          </table:table-cell>
          <table:table-cell table:formula="of:=[.F835]/[.A835]" office:value-type="float" office:value="1">
            <text:p>1</text:p>
          </table:table-cell>
          <table:table-cell office:value-type="float" office:value="45.01">
            <text:p>45.01</text:p>
          </table:table-cell>
          <table:table-cell table:formula="of:=[.H835]/[.A835]" office:value-type="float" office:value="1">
            <text:p>1</text:p>
          </table:table-cell>
          <table:table-cell office:value-type="float" office:value="45.01">
            <text:p>45.01</text:p>
          </table:table-cell>
          <table:table-cell table:formula="of:=[.J835]/[.A83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38.29">
            <text:p>338.29</text:p>
          </table:table-cell>
          <table:table-cell office:value-type="float" office:value="349.66">
            <text:p>349.66</text:p>
          </table:table-cell>
          <table:table-cell table:formula="of:=[.B836]/[.A836]" office:value-type="float" office:value="1.03361021608679">
            <text:p>1.03</text:p>
          </table:table-cell>
          <table:table-cell office:value-type="float" office:value="342.73">
            <text:p>342.73</text:p>
          </table:table-cell>
          <table:table-cell table:formula="of:=[.D836]/[.A836]" office:value-type="float" office:value="1.01312483372255">
            <text:p>1.01</text:p>
          </table:table-cell>
          <table:table-cell office:value-type="float" office:value="348.59">
            <text:p>348.59</text:p>
          </table:table-cell>
          <table:table-cell table:formula="of:=[.F836]/[.A836]" office:value-type="float" office:value="1.0304472494014">
            <text:p>1.03</text:p>
          </table:table-cell>
          <table:table-cell office:value-type="float" office:value="349.66">
            <text:p>349.66</text:p>
          </table:table-cell>
          <table:table-cell table:formula="of:=[.H836]/[.A836]" office:value-type="float" office:value="1.03361021608679">
            <text:p>1.03</text:p>
          </table:table-cell>
          <table:table-cell office:value-type="float" office:value="342.73">
            <text:p>342.73</text:p>
          </table:table-cell>
          <table:table-cell table:formula="of:=[.J836]/[.A836]" office:value-type="float" office:value="1.01312483372255">
            <text:p>1.01</text:p>
          </table:table-cell>
          <table:table-cell table:number-columns-repeated="5"/>
        </table:table-row>
        <table:table-row table:style-name="ro1">
          <table:table-cell office:value-type="float" office:value="179.58">
            <text:p>179.58</text:p>
          </table:table-cell>
          <table:table-cell office:value-type="float" office:value="192.65">
            <text:p>192.65</text:p>
          </table:table-cell>
          <table:table-cell table:formula="of:=[.B837]/[.A837]" office:value-type="float" office:value="1.07278093328879">
            <text:p>1.07</text:p>
          </table:table-cell>
          <table:table-cell office:value-type="float" office:value="186.89">
            <text:p>186.89</text:p>
          </table:table-cell>
          <table:table-cell table:formula="of:=[.D837]/[.A837]" office:value-type="float" office:value="1.04070609199243">
            <text:p>1.04</text:p>
          </table:table-cell>
          <table:table-cell office:value-type="float" office:value="186.89">
            <text:p>186.89</text:p>
          </table:table-cell>
          <table:table-cell table:formula="of:=[.F837]/[.A837]" office:value-type="float" office:value="1.04070609199243">
            <text:p>1.04</text:p>
          </table:table-cell>
          <table:table-cell office:value-type="float" office:value="190.07">
            <text:p>190.07</text:p>
          </table:table-cell>
          <table:table-cell table:formula="of:=[.H837]/[.A837]" office:value-type="float" office:value="1.05841407729146">
            <text:p>1.06</text:p>
          </table:table-cell>
          <table:table-cell office:value-type="float" office:value="186.89">
            <text:p>186.89</text:p>
          </table:table-cell>
          <table:table-cell table:formula="of:=[.J837]/[.A837]" office:value-type="float" office:value="1.04070609199243">
            <text:p>1.04</text:p>
          </table:table-cell>
          <table:table-cell table:number-columns-repeated="5"/>
        </table:table-row>
        <table:table-row table:style-name="ro1">
          <table:table-cell office:value-type="float" office:value="325.65">
            <text:p>325.65</text:p>
          </table:table-cell>
          <table:table-cell office:value-type="float" office:value="351.84">
            <text:p>351.84</text:p>
          </table:table-cell>
          <table:table-cell table:formula="of:=[.B838]/[.A838]" office:value-type="float" office:value="1.08042376784892">
            <text:p>1.08</text:p>
          </table:table-cell>
          <table:table-cell office:value-type="float" office:value="351.01">
            <text:p>351.01</text:p>
          </table:table-cell>
          <table:table-cell table:formula="of:=[.D838]/[.A838]" office:value-type="float" office:value="1.07787501919238">
            <text:p>1.08</text:p>
          </table:table-cell>
          <table:table-cell office:value-type="float" office:value="347.25">
            <text:p>347.25</text:p>
          </table:table-cell>
          <table:table-cell table:formula="of:=[.F838]/[.A838]" office:value-type="float" office:value="1.06632888070014">
            <text:p>1.07</text:p>
          </table:table-cell>
          <table:table-cell office:value-type="float" office:value="351.01">
            <text:p>351.01</text:p>
          </table:table-cell>
          <table:table-cell table:formula="of:=[.H838]/[.A838]" office:value-type="float" office:value="1.07787501919238">
            <text:p>1.08</text:p>
          </table:table-cell>
          <table:table-cell office:value-type="float" office:value="350.42">
            <text:p>350.42</text:p>
          </table:table-cell>
          <table:table-cell table:formula="of:=[.J838]/[.A838]" office:value-type="float" office:value="1.07606325809919">
            <text:p>1.08</text:p>
          </table:table-cell>
          <table:table-cell table:number-columns-repeated="5"/>
        </table:table-row>
        <table:table-row table:style-name="ro1">
          <table:table-cell office:value-type="float" office:value="76.94">
            <text:p>76.94</text:p>
          </table:table-cell>
          <table:table-cell office:value-type="float" office:value="83.28">
            <text:p>83.28</text:p>
          </table:table-cell>
          <table:table-cell table:formula="of:=[.B839]/[.A839]" office:value-type="float" office:value="1.08240187158825">
            <text:p>1.08</text:p>
          </table:table-cell>
          <table:table-cell office:value-type="float" office:value="78.7">
            <text:p>78.7</text:p>
          </table:table-cell>
          <table:table-cell table:formula="of:=[.D839]/[.A839]" office:value-type="float" office:value="1.02287496750715">
            <text:p>1.02</text:p>
          </table:table-cell>
          <table:table-cell office:value-type="float" office:value="77.53">
            <text:p>77.53</text:p>
          </table:table-cell>
          <table:table-cell table:formula="of:=[.F839]/[.A839]" office:value-type="float" office:value="1.00766831297115">
            <text:p>1.01</text:p>
          </table:table-cell>
          <table:table-cell office:value-type="float" office:value="83.28">
            <text:p>83.28</text:p>
          </table:table-cell>
          <table:table-cell table:formula="of:=[.H839]/[.A839]" office:value-type="float" office:value="1.08240187158825">
            <text:p>1.08</text:p>
          </table:table-cell>
          <table:table-cell office:value-type="float" office:value="78.7">
            <text:p>78.7</text:p>
          </table:table-cell>
          <table:table-cell table:formula="of:=[.J839]/[.A839]" office:value-type="float" office:value="1.02287496750715">
            <text:p>1.02</text:p>
          </table:table-cell>
          <table:table-cell table:number-columns-repeated="5"/>
        </table:table-row>
        <table:table-row table:style-name="ro1">
          <table:table-cell office:value-type="float" office:value="146.21">
            <text:p>146.21</text:p>
          </table:table-cell>
          <table:table-cell office:value-type="float" office:value="158.55">
            <text:p>158.55</text:p>
          </table:table-cell>
          <table:table-cell table:formula="of:=[.B840]/[.A840]" office:value-type="float" office:value="1.08439915190479">
            <text:p>1.08</text:p>
          </table:table-cell>
          <table:table-cell office:value-type="float" office:value="146.21">
            <text:p>146.21</text:p>
          </table:table-cell>
          <table:table-cell table:formula="of:=[.D840]/[.A840]" office:value-type="float" office:value="1">
            <text:p>1</text:p>
          </table:table-cell>
          <table:table-cell office:value-type="float" office:value="146.21">
            <text:p>146.21</text:p>
          </table:table-cell>
          <table:table-cell table:formula="of:=[.F840]/[.A840]" office:value-type="float" office:value="1">
            <text:p>1</text:p>
          </table:table-cell>
          <table:table-cell office:value-type="float" office:value="158.55">
            <text:p>158.55</text:p>
          </table:table-cell>
          <table:table-cell table:formula="of:=[.H840]/[.A840]" office:value-type="float" office:value="1.08439915190479">
            <text:p>1.08</text:p>
          </table:table-cell>
          <table:table-cell office:value-type="float" office:value="146.21">
            <text:p>146.21</text:p>
          </table:table-cell>
          <table:table-cell table:formula="of:=[.J840]/[.A84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5.07">
            <text:p>35.07</text:p>
          </table:table-cell>
          <table:table-cell office:value-type="float" office:value="42.14">
            <text:p>42.14</text:p>
          </table:table-cell>
          <table:table-cell table:formula="of:=[.B841]/[.A841]" office:value-type="float" office:value="1.20159680638723">
            <text:p>1.2</text:p>
          </table:table-cell>
          <table:table-cell office:value-type="float" office:value="35.07">
            <text:p>35.07</text:p>
          </table:table-cell>
          <table:table-cell table:formula="of:=[.D841]/[.A841]" office:value-type="float" office:value="1">
            <text:p>1</text:p>
          </table:table-cell>
          <table:table-cell office:value-type="float" office:value="35.07">
            <text:p>35.07</text:p>
          </table:table-cell>
          <table:table-cell table:formula="of:=[.F841]/[.A841]" office:value-type="float" office:value="1">
            <text:p>1</text:p>
          </table:table-cell>
          <table:table-cell office:value-type="float" office:value="35.07">
            <text:p>35.07</text:p>
          </table:table-cell>
          <table:table-cell table:formula="of:=[.H841]/[.A841]" office:value-type="float" office:value="1">
            <text:p>1</text:p>
          </table:table-cell>
          <table:table-cell office:value-type="float" office:value="35.07">
            <text:p>35.07</text:p>
          </table:table-cell>
          <table:table-cell table:formula="of:=[.J841]/[.A84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79.52">
            <text:p>279.52</text:p>
          </table:table-cell>
          <table:table-cell office:value-type="float" office:value="290.94">
            <text:p>290.94</text:p>
          </table:table-cell>
          <table:table-cell table:formula="of:=[.B842]/[.A842]" office:value-type="float" office:value="1.04085575271895">
            <text:p>1.04</text:p>
          </table:table-cell>
          <table:table-cell office:value-type="float" office:value="289.52">
            <text:p>289.52</text:p>
          </table:table-cell>
          <table:table-cell table:formula="of:=[.D842]/[.A842]" office:value-type="float" office:value="1.03577561534058">
            <text:p>1.04</text:p>
          </table:table-cell>
          <table:table-cell office:value-type="float" office:value="288.07">
            <text:p>288.07</text:p>
          </table:table-cell>
          <table:table-cell table:formula="of:=[.F842]/[.A842]" office:value-type="float" office:value="1.0305881511162">
            <text:p>1.03</text:p>
          </table:table-cell>
          <table:table-cell office:value-type="float" office:value="290.94">
            <text:p>290.94</text:p>
          </table:table-cell>
          <table:table-cell table:formula="of:=[.H842]/[.A842]" office:value-type="float" office:value="1.04085575271895">
            <text:p>1.04</text:p>
          </table:table-cell>
          <table:table-cell office:value-type="float" office:value="289.52">
            <text:p>289.52</text:p>
          </table:table-cell>
          <table:table-cell table:formula="of:=[.J842]/[.A842]" office:value-type="float" office:value="1.03577561534058">
            <text:p>1.04</text:p>
          </table:table-cell>
          <table:table-cell table:number-columns-repeated="5"/>
        </table:table-row>
        <table:table-row table:style-name="ro1">
          <table:table-cell office:value-type="float" office:value="179.04">
            <text:p>179.04</text:p>
          </table:table-cell>
          <table:table-cell office:value-type="float" office:value="184.69">
            <text:p>184.69</text:p>
          </table:table-cell>
          <table:table-cell table:formula="of:=[.B843]/[.A843]" office:value-type="float" office:value="1.03155719392315">
            <text:p>1.03</text:p>
          </table:table-cell>
          <table:table-cell office:value-type="float" office:value="183.87">
            <text:p>183.87</text:p>
          </table:table-cell>
          <table:table-cell table:formula="of:=[.D843]/[.A843]" office:value-type="float" office:value="1.02697721179625">
            <text:p>1.03</text:p>
          </table:table-cell>
          <table:table-cell office:value-type="float" office:value="183.28">
            <text:p>183.28</text:p>
          </table:table-cell>
          <table:table-cell table:formula="of:=[.F843]/[.A843]" office:value-type="float" office:value="1.0236818588025">
            <text:p>1.02</text:p>
          </table:table-cell>
          <table:table-cell office:value-type="float" office:value="184.11">
            <text:p>184.11</text:p>
          </table:table-cell>
          <table:table-cell table:formula="of:=[.H843]/[.A843]" office:value-type="float" office:value="1.02831769436997">
            <text:p>1.03</text:p>
          </table:table-cell>
          <table:table-cell office:value-type="float" office:value="183.87">
            <text:p>183.87</text:p>
          </table:table-cell>
          <table:table-cell table:formula="of:=[.J843]/[.A843]" office:value-type="float" office:value="1.02697721179625">
            <text:p>1.03</text:p>
          </table:table-cell>
          <table:table-cell table:number-columns-repeated="5"/>
        </table:table-row>
        <table:table-row table:style-name="ro1">
          <table:table-cell office:value-type="float" office:value="388.06">
            <text:p>388.06</text:p>
          </table:table-cell>
          <table:table-cell office:value-type="float" office:value="404.11">
            <text:p>404.11</text:p>
          </table:table-cell>
          <table:table-cell table:formula="of:=[.B844]/[.A844]" office:value-type="float" office:value="1.04135958356955">
            <text:p>1.04</text:p>
          </table:table-cell>
          <table:table-cell office:value-type="float" office:value="402.11">
            <text:p>402.11</text:p>
          </table:table-cell>
          <table:table-cell table:formula="of:=[.D844]/[.A844]" office:value-type="float" office:value="1.0362057413802">
            <text:p>1.04</text:p>
          </table:table-cell>
          <table:table-cell office:value-type="float" office:value="396.84">
            <text:p>396.84</text:p>
          </table:table-cell>
          <table:table-cell table:formula="of:=[.F844]/[.A844]" office:value-type="float" office:value="1.02262536721126">
            <text:p>1.02</text:p>
          </table:table-cell>
          <table:table-cell office:value-type="float" office:value="403.53">
            <text:p>403.53</text:p>
          </table:table-cell>
          <table:table-cell table:formula="of:=[.H844]/[.A844]" office:value-type="float" office:value="1.03986496933464">
            <text:p>1.04</text:p>
          </table:table-cell>
          <table:table-cell office:value-type="float" office:value="399.19">
            <text:p>399.19</text:p>
          </table:table-cell>
          <table:table-cell table:formula="of:=[.J844]/[.A844]" office:value-type="float" office:value="1.02868113178374">
            <text:p>1.03</text:p>
          </table:table-cell>
          <table:table-cell table:number-columns-repeated="5"/>
        </table:table-row>
        <table:table-row table:style-name="ro1">
          <table:table-cell office:value-type="float" office:value="382.37">
            <text:p>382.37</text:p>
          </table:table-cell>
          <table:table-cell office:value-type="float" office:value="424.62">
            <text:p>424.62</text:p>
          </table:table-cell>
          <table:table-cell table:formula="of:=[.B845]/[.A845]" office:value-type="float" office:value="1.11049507021994">
            <text:p>1.11</text:p>
          </table:table-cell>
          <table:table-cell office:value-type="float" office:value="390.92">
            <text:p>390.92</text:p>
          </table:table-cell>
          <table:table-cell table:formula="of:=[.D845]/[.A845]" office:value-type="float" office:value="1.02236054083741">
            <text:p>1.02</text:p>
          </table:table-cell>
          <table:table-cell office:value-type="float" office:value="387.99">
            <text:p>387.99</text:p>
          </table:table-cell>
          <table:table-cell table:formula="of:=[.F845]/[.A845]" office:value-type="float" office:value="1.0146978057902">
            <text:p>1.01</text:p>
          </table:table-cell>
          <table:table-cell office:value-type="float" office:value="400.48">
            <text:p>400.48</text:p>
          </table:table-cell>
          <table:table-cell table:formula="of:=[.H845]/[.A845]" office:value-type="float" office:value="1.04736250228836">
            <text:p>1.05</text:p>
          </table:table-cell>
          <table:table-cell office:value-type="float" office:value="389.75">
            <text:p>389.75</text:p>
          </table:table-cell>
          <table:table-cell table:formula="of:=[.J845]/[.A845]" office:value-type="float" office:value="1.01930067735439">
            <text:p>1.02</text:p>
          </table:table-cell>
          <table:table-cell table:number-columns-repeated="5"/>
        </table:table-row>
        <table:table-row table:style-name="ro1">
          <table:table-cell office:value-type="float" office:value="425.9">
            <text:p>425.9</text:p>
          </table:table-cell>
          <table:table-cell office:value-type="float" office:value="435.27">
            <text:p>435.27</text:p>
          </table:table-cell>
          <table:table-cell table:formula="of:=[.B846]/[.A846]" office:value-type="float" office:value="1.0220004695938">
            <text:p>1.02</text:p>
          </table:table-cell>
          <table:table-cell office:value-type="float" office:value="436.78">
            <text:p>436.78</text:p>
          </table:table-cell>
          <table:table-cell table:formula="of:=[.D846]/[.A846]" office:value-type="float" office:value="1.02554590279408">
            <text:p>1.03</text:p>
          </table:table-cell>
          <table:table-cell office:value-type="float" office:value="438.82">
            <text:p>438.82</text:p>
          </table:table-cell>
          <table:table-cell table:formula="of:=[.F846]/[.A846]" office:value-type="float" office:value="1.03033575956797">
            <text:p>1.03</text:p>
          </table:table-cell>
          <table:table-cell office:value-type="float" office:value="433.85">
            <text:p>433.85</text:p>
          </table:table-cell>
          <table:table-cell table:formula="of:=[.H846]/[.A846]" office:value-type="float" office:value="1.01866635360413">
            <text:p>1.02</text:p>
          </table:table-cell>
          <table:table-cell office:value-type="float" office:value="435.03">
            <text:p>435.03</text:p>
          </table:table-cell>
          <table:table-cell table:formula="of:=[.J846]/[.A846]" office:value-type="float" office:value="1.02143695703217">
            <text:p>1.02</text:p>
          </table:table-cell>
          <table:table-cell table:number-columns-repeated="5"/>
        </table:table-row>
        <table:table-row table:style-name="ro1">
          <table:table-cell office:value-type="float" office:value="279.18">
            <text:p>279.18</text:p>
          </table:table-cell>
          <table:table-cell office:value-type="float" office:value="289.38">
            <text:p>289.38</text:p>
          </table:table-cell>
          <table:table-cell table:formula="of:=[.B847]/[.A847]" office:value-type="float" office:value="1.03653556845046">
            <text:p>1.04</text:p>
          </table:table-cell>
          <table:table-cell office:value-type="float" office:value="284.45">
            <text:p>284.45</text:p>
          </table:table-cell>
          <table:table-cell table:formula="of:=[.D847]/[.A847]" office:value-type="float" office:value="1.01887671036607">
            <text:p>1.02</text:p>
          </table:table-cell>
          <table:table-cell office:value-type="float" office:value="287.97">
            <text:p>287.97</text:p>
          </table:table-cell>
          <table:table-cell table:formula="of:=[.F847]/[.A847]" office:value-type="float" office:value="1.03148506339996">
            <text:p>1.03</text:p>
          </table:table-cell>
          <table:table-cell office:value-type="float" office:value="289.38">
            <text:p>289.38</text:p>
          </table:table-cell>
          <table:table-cell table:formula="of:=[.H847]/[.A847]" office:value-type="float" office:value="1.03653556845046">
            <text:p>1.04</text:p>
          </table:table-cell>
          <table:table-cell office:value-type="float" office:value="283.87">
            <text:p>283.87</text:p>
          </table:table-cell>
          <table:table-cell table:formula="of:=[.J847]/[.A847]" office:value-type="float" office:value="1.01679919765026">
            <text:p>1.02</text:p>
          </table:table-cell>
          <table:table-cell table:number-columns-repeated="5"/>
        </table:table-row>
        <table:table-row table:style-name="ro1">
          <table:table-cell office:value-type="float" office:value="143.31">
            <text:p>143.31</text:p>
          </table:table-cell>
          <table:table-cell office:value-type="float" office:value="161.99">
            <text:p>161.99</text:p>
          </table:table-cell>
          <table:table-cell table:formula="of:=[.B848]/[.A848]" office:value-type="float" office:value="1.13034680064197">
            <text:p>1.13</text:p>
          </table:table-cell>
          <table:table-cell office:value-type="float" office:value="148.14">
            <text:p>148.14</text:p>
          </table:table-cell>
          <table:table-cell table:formula="of:=[.D848]/[.A848]" office:value-type="float" office:value="1.03370316097969">
            <text:p>1.03</text:p>
          </table:table-cell>
          <table:table-cell office:value-type="float" office:value="151.65">
            <text:p>151.65</text:p>
          </table:table-cell>
          <table:table-cell table:formula="of:=[.F848]/[.A848]" office:value-type="float" office:value="1.05819552020096">
            <text:p>1.06</text:p>
          </table:table-cell>
          <table:table-cell office:value-type="float" office:value="161.99">
            <text:p>161.99</text:p>
          </table:table-cell>
          <table:table-cell table:formula="of:=[.H848]/[.A848]" office:value-type="float" office:value="1.13034680064197">
            <text:p>1.13</text:p>
          </table:table-cell>
          <table:table-cell office:value-type="float" office:value="148.72">
            <text:p>148.72</text:p>
          </table:table-cell>
          <table:table-cell table:formula="of:=[.J848]/[.A848]" office:value-type="float" office:value="1.03775033144931">
            <text:p>1.04</text:p>
          </table:table-cell>
          <table:table-cell table:number-columns-repeated="5"/>
        </table:table-row>
        <table:table-row table:style-name="ro1">
          <table:table-cell office:value-type="float" office:value="103.33">
            <text:p>103.33</text:p>
          </table:table-cell>
          <table:table-cell office:value-type="float" office:value="112.98">
            <text:p>112.98</text:p>
          </table:table-cell>
          <table:table-cell table:formula="of:=[.B849]/[.A849]" office:value-type="float" office:value="1.09339010935837">
            <text:p>1.09</text:p>
          </table:table-cell>
          <table:table-cell office:value-type="float" office:value="104.98">
            <text:p>104.98</text:p>
          </table:table-cell>
          <table:table-cell table:formula="of:=[.D849]/[.A849]" office:value-type="float" office:value="1.01596825704055">
            <text:p>1.02</text:p>
          </table:table-cell>
          <table:table-cell office:value-type="float" office:value="102.5">
            <text:p>102.5</text:p>
          </table:table-cell>
          <table:table-cell table:formula="of:=[.F849]/[.A849]" office:value-type="float" office:value="0.991967482822026">
            <text:p>0.99</text:p>
          </table:table-cell>
          <table:table-cell office:value-type="float" office:value="110.98">
            <text:p>110.98</text:p>
          </table:table-cell>
          <table:table-cell table:formula="of:=[.H849]/[.A849]" office:value-type="float" office:value="1.07403464627891">
            <text:p>1.07</text:p>
          </table:table-cell>
          <table:table-cell office:value-type="float" office:value="104.98">
            <text:p>104.98</text:p>
          </table:table-cell>
          <table:table-cell table:formula="of:=[.J849]/[.A849]" office:value-type="float" office:value="1.01596825704055">
            <text:p>1.02</text:p>
          </table:table-cell>
          <table:table-cell table:number-columns-repeated="5"/>
        </table:table-row>
        <table:table-row table:style-name="ro1">
          <table:table-cell office:value-type="float" office:value="409.73">
            <text:p>409.73</text:p>
          </table:table-cell>
          <table:table-cell office:value-type="float" office:value="416.17">
            <text:p>416.17</text:p>
          </table:table-cell>
          <table:table-cell table:formula="of:=[.B850]/[.A850]" office:value-type="float" office:value="1.01571766773241">
            <text:p>1.02</text:p>
          </table:table-cell>
          <table:table-cell office:value-type="float" office:value="410.66">
            <text:p>410.66</text:p>
          </table:table-cell>
          <table:table-cell table:formula="of:=[.D850]/[.A850]" office:value-type="float" office:value="1.00226978742098">
            <text:p>1</text:p>
          </table:table-cell>
          <table:table-cell office:value-type="float" office:value="410.07">
            <text:p>410.07</text:p>
          </table:table-cell>
          <table:table-cell table:formula="of:=[.F850]/[.A850]" office:value-type="float" office:value="1.00082981475606">
            <text:p>1</text:p>
          </table:table-cell>
          <table:table-cell office:value-type="float" office:value="416.17">
            <text:p>416.17</text:p>
          </table:table-cell>
          <table:table-cell table:formula="of:=[.H850]/[.A850]" office:value-type="float" office:value="1.01571766773241">
            <text:p>1.02</text:p>
          </table:table-cell>
          <table:table-cell office:value-type="float" office:value="411.83">
            <text:p>411.83</text:p>
          </table:table-cell>
          <table:table-cell table:formula="of:=[.J850]/[.A850]" office:value-type="float" office:value="1.00512532643448">
            <text:p>1.01</text:p>
          </table:table-cell>
          <table:table-cell table:number-columns-repeated="5"/>
        </table:table-row>
        <table:table-row table:style-name="ro1">
          <table:table-cell office:value-type="float" office:value="239.37">
            <text:p>239.37</text:p>
          </table:table-cell>
          <table:table-cell office:value-type="float" office:value="259.81">
            <text:p>259.81</text:p>
          </table:table-cell>
          <table:table-cell table:formula="of:=[.B851]/[.A851]" office:value-type="float" office:value="1.08539081756277">
            <text:p>1.09</text:p>
          </table:table-cell>
          <table:table-cell office:value-type="float" office:value="243.85">
            <text:p>243.85</text:p>
          </table:table-cell>
          <table:table-cell table:formula="of:=[.D851]/[.A851]" office:value-type="float" office:value="1.0187157956302">
            <text:p>1.02</text:p>
          </table:table-cell>
          <table:table-cell office:value-type="float" office:value="244.44">
            <text:p>244.44</text:p>
          </table:table-cell>
          <table:table-cell table:formula="of:=[.F851]/[.A851]" office:value-type="float" office:value="1.02118059907257">
            <text:p>1.02</text:p>
          </table:table-cell>
          <table:table-cell office:value-type="float" office:value="259.81">
            <text:p>259.81</text:p>
          </table:table-cell>
          <table:table-cell table:formula="of:=[.H851]/[.A851]" office:value-type="float" office:value="1.08539081756277">
            <text:p>1.09</text:p>
          </table:table-cell>
          <table:table-cell office:value-type="float" office:value="243.85">
            <text:p>243.85</text:p>
          </table:table-cell>
          <table:table-cell table:formula="of:=[.J851]/[.A851]" office:value-type="float" office:value="1.0187157956302">
            <text:p>1.02</text:p>
          </table:table-cell>
          <table:table-cell table:number-columns-repeated="5"/>
        </table:table-row>
        <table:table-row table:style-name="ro1">
          <table:table-cell office:value-type="float" office:value="159.21">
            <text:p>159.21</text:p>
          </table:table-cell>
          <table:table-cell office:value-type="float" office:value="175.61">
            <text:p>175.61</text:p>
          </table:table-cell>
          <table:table-cell table:formula="of:=[.B852]/[.A852]" office:value-type="float" office:value="1.10300860498712">
            <text:p>1.1</text:p>
          </table:table-cell>
          <table:table-cell office:value-type="float" office:value="167.85">
            <text:p>167.85</text:p>
          </table:table-cell>
          <table:table-cell table:formula="of:=[.D852]/[.A852]" office:value-type="float" office:value="1.05426794799322">
            <text:p>1.05</text:p>
          </table:table-cell>
          <table:table-cell office:value-type="float" office:value="169.61">
            <text:p>169.61</text:p>
          </table:table-cell>
          <table:table-cell table:formula="of:=[.F852]/[.A852]" office:value-type="float" office:value="1.06532252999183">
            <text:p>1.07</text:p>
          </table:table-cell>
          <table:table-cell office:value-type="float" office:value="175.61">
            <text:p>175.61</text:p>
          </table:table-cell>
          <table:table-cell table:formula="of:=[.H852]/[.A852]" office:value-type="float" office:value="1.10300860498712">
            <text:p>1.1</text:p>
          </table:table-cell>
          <table:table-cell office:value-type="float" office:value="167.85">
            <text:p>167.85</text:p>
          </table:table-cell>
          <table:table-cell table:formula="of:=[.J852]/[.A852]" office:value-type="float" office:value="1.05426794799322">
            <text:p>1.05</text:p>
          </table:table-cell>
          <table:table-cell table:number-columns-repeated="5"/>
        </table:table-row>
        <table:table-row table:style-name="ro1">
          <table:table-cell office:value-type="float" office:value="490.61">
            <text:p>490.61</text:p>
          </table:table-cell>
          <table:table-cell office:value-type="float" office:value="527.23">
            <text:p>527.23</text:p>
          </table:table-cell>
          <table:table-cell table:formula="of:=[.B853]/[.A853]" office:value-type="float" office:value="1.07464177248731">
            <text:p>1.07</text:p>
          </table:table-cell>
          <table:table-cell office:value-type="float" office:value="515.33">
            <text:p>515.33</text:p>
          </table:table-cell>
          <table:table-cell table:formula="of:=[.D853]/[.A853]" office:value-type="float" office:value="1.05038625384725">
            <text:p>1.05</text:p>
          </table:table-cell>
          <table:table-cell office:value-type="float" office:value="513.68">
            <text:p>513.68</text:p>
          </table:table-cell>
          <table:table-cell table:formula="of:=[.F853]/[.A853]" office:value-type="float" office:value="1.04702309369968">
            <text:p>1.05</text:p>
          </table:table-cell>
          <table:table-cell office:value-type="float" office:value="527.23">
            <text:p>527.23</text:p>
          </table:table-cell>
          <table:table-cell table:formula="of:=[.H853]/[.A853]" office:value-type="float" office:value="1.07464177248731">
            <text:p>1.07</text:p>
          </table:table-cell>
          <table:table-cell office:value-type="float" office:value="512.02">
            <text:p>512.02</text:p>
          </table:table-cell>
          <table:table-cell table:formula="of:=[.J853]/[.A853]" office:value-type="float" office:value="1.04363955076334">
            <text:p>1.04</text:p>
          </table:table-cell>
          <table:table-cell table:number-columns-repeated="5"/>
        </table:table-row>
        <table:table-row table:style-name="ro1">
          <table:table-cell office:value-type="float" office:value="357.61">
            <text:p>357.61</text:p>
          </table:table-cell>
          <table:table-cell office:value-type="float" office:value="386.74">
            <text:p>386.74</text:p>
          </table:table-cell>
          <table:table-cell table:formula="of:=[.B854]/[.A854]" office:value-type="float" office:value="1.08145745365063">
            <text:p>1.08</text:p>
          </table:table-cell>
          <table:table-cell office:value-type="float" office:value="375.08">
            <text:p>375.08</text:p>
          </table:table-cell>
          <table:table-cell table:formula="of:=[.D854]/[.A854]" office:value-type="float" office:value="1.0488521014513">
            <text:p>1.05</text:p>
          </table:table-cell>
          <table:table-cell office:value-type="float" office:value="374.43">
            <text:p>374.43</text:p>
          </table:table-cell>
          <table:table-cell table:formula="of:=[.F854]/[.A854]" office:value-type="float" office:value="1.0470344789016">
            <text:p>1.05</text:p>
          </table:table-cell>
          <table:table-cell office:value-type="float" office:value="386.74">
            <text:p>386.74</text:p>
          </table:table-cell>
          <table:table-cell table:formula="of:=[.H854]/[.A854]" office:value-type="float" office:value="1.08145745365063">
            <text:p>1.08</text:p>
          </table:table-cell>
          <table:table-cell office:value-type="float" office:value="373.91">
            <text:p>373.91</text:p>
          </table:table-cell>
          <table:table-cell table:formula="of:=[.J854]/[.A854]" office:value-type="float" office:value="1.04558038086183">
            <text:p>1.05</text:p>
          </table:table-cell>
          <table:table-cell table:number-columns-repeated="5"/>
        </table:table-row>
        <table:table-row table:style-name="ro1">
          <table:table-cell office:value-type="float" office:value="340.35">
            <text:p>340.35</text:p>
          </table:table-cell>
          <table:table-cell office:value-type="float" office:value="390.24">
            <text:p>390.24</text:p>
          </table:table-cell>
          <table:table-cell table:formula="of:=[.B855]/[.A855]" office:value-type="float" office:value="1.1465843984134">
            <text:p>1.15</text:p>
          </table:table-cell>
          <table:table-cell office:value-type="float" office:value="361.03">
            <text:p>361.03</text:p>
          </table:table-cell>
          <table:table-cell table:formula="of:=[.D855]/[.A855]" office:value-type="float" office:value="1.06076098134274">
            <text:p>1.06</text:p>
          </table:table-cell>
          <table:table-cell office:value-type="float" office:value="347.96">
            <text:p>347.96</text:p>
          </table:table-cell>
          <table:table-cell table:formula="of:=[.F855]/[.A855]" office:value-type="float" office:value="1.02235933597767">
            <text:p>1.02</text:p>
          </table:table-cell>
          <table:table-cell office:value-type="float" office:value="390.24">
            <text:p>390.24</text:p>
          </table:table-cell>
          <table:table-cell table:formula="of:=[.H855]/[.A855]" office:value-type="float" office:value="1.1465843984134">
            <text:p>1.15</text:p>
          </table:table-cell>
          <table:table-cell office:value-type="float" office:value="361.03">
            <text:p>361.03</text:p>
          </table:table-cell>
          <table:table-cell table:formula="of:=[.J855]/[.A855]" office:value-type="float" office:value="1.06076098134274">
            <text:p>1.06</text:p>
          </table:table-cell>
          <table:table-cell table:number-columns-repeated="5"/>
        </table:table-row>
        <table:table-row table:style-name="ro1">
          <table:table-cell office:value-type="float" office:value="507.14">
            <text:p>507.14</text:p>
          </table:table-cell>
          <table:table-cell office:value-type="float" office:value="527.45">
            <text:p>527.45</text:p>
          </table:table-cell>
          <table:table-cell table:formula="of:=[.B856]/[.A856]" office:value-type="float" office:value="1.04004811294712">
            <text:p>1.04</text:p>
          </table:table-cell>
          <table:table-cell office:value-type="float" office:value="509.24">
            <text:p>509.24</text:p>
          </table:table-cell>
          <table:table-cell table:formula="of:=[.D856]/[.A856]" office:value-type="float" office:value="1.00414086839926">
            <text:p>1</text:p>
          </table:table-cell>
          <table:table-cell office:value-type="float" office:value="509.24">
            <text:p>509.24</text:p>
          </table:table-cell>
          <table:table-cell table:formula="of:=[.F856]/[.A856]" office:value-type="float" office:value="1.00414086839926">
            <text:p>1</text:p>
          </table:table-cell>
          <table:table-cell office:value-type="float" office:value="527.45">
            <text:p>527.45</text:p>
          </table:table-cell>
          <table:table-cell table:formula="of:=[.H856]/[.A856]" office:value-type="float" office:value="1.04004811294712">
            <text:p>1.04</text:p>
          </table:table-cell>
          <table:table-cell office:value-type="float" office:value="509.24">
            <text:p>509.24</text:p>
          </table:table-cell>
          <table:table-cell table:formula="of:=[.J856]/[.A856]" office:value-type="float" office:value="1.00414086839926">
            <text:p>1</text:p>
          </table:table-cell>
          <table:table-cell table:number-columns-repeated="5"/>
        </table:table-row>
        <table:table-row table:style-name="ro1">
          <table:table-cell office:value-type="float" office:value="402.76">
            <text:p>402.76</text:p>
          </table:table-cell>
          <table:table-cell office:value-type="float" office:value="420.96">
            <text:p>420.96</text:p>
          </table:table-cell>
          <table:table-cell table:formula="of:=[.B857]/[.A857]" office:value-type="float" office:value="1.04518820141027">
            <text:p>1.05</text:p>
          </table:table-cell>
          <table:table-cell office:value-type="float" office:value="406.86">
            <text:p>406.86</text:p>
          </table:table-cell>
          <table:table-cell table:formula="of:=[.D857]/[.A857]" office:value-type="float" office:value="1.01017975965836">
            <text:p>1.01</text:p>
          </table:table-cell>
          <table:table-cell office:value-type="float" office:value="415.06">
            <text:p>415.06</text:p>
          </table:table-cell>
          <table:table-cell table:formula="of:=[.F857]/[.A857]" office:value-type="float" office:value="1.03053927897507">
            <text:p>1.03</text:p>
          </table:table-cell>
          <table:table-cell office:value-type="float" office:value="414.72">
            <text:p>414.72</text:p>
          </table:table-cell>
          <table:table-cell table:formula="of:=[.H857]/[.A857]" office:value-type="float" office:value="1.02969510378389">
            <text:p>1.03</text:p>
          </table:table-cell>
          <table:table-cell office:value-type="float" office:value="406.27">
            <text:p>406.27</text:p>
          </table:table-cell>
          <table:table-cell table:formula="of:=[.J857]/[.A857]" office:value-type="float" office:value="1.00871486741484">
            <text:p>1.01</text:p>
          </table:table-cell>
          <table:table-cell table:number-columns-repeated="5"/>
        </table:table-row>
        <table:table-row table:style-name="ro1">
          <table:table-cell office:value-type="float" office:value="503.97">
            <text:p>503.97</text:p>
          </table:table-cell>
          <table:table-cell office:value-type="float" office:value="534.31">
            <text:p>534.31</text:p>
          </table:table-cell>
          <table:table-cell table:formula="of:=[.B858]/[.A858]" office:value-type="float" office:value="1.06020199615056">
            <text:p>1.06</text:p>
          </table:table-cell>
          <table:table-cell office:value-type="float" office:value="516.65">
            <text:p>516.65</text:p>
          </table:table-cell>
          <table:table-cell table:formula="of:=[.D858]/[.A858]" office:value-type="float" office:value="1.02516022779134">
            <text:p>1.03</text:p>
          </table:table-cell>
          <table:table-cell office:value-type="float" office:value="522.51">
            <text:p>522.51</text:p>
          </table:table-cell>
          <table:table-cell table:formula="of:=[.F858]/[.A858]" office:value-type="float" office:value="1.03678790404191">
            <text:p>1.04</text:p>
          </table:table-cell>
          <table:table-cell office:value-type="float" office:value="518.65">
            <text:p>518.65</text:p>
          </table:table-cell>
          <table:table-cell table:formula="of:=[.H858]/[.A858]" office:value-type="float" office:value="1.02912871797924">
            <text:p>1.03</text:p>
          </table:table-cell>
          <table:table-cell office:value-type="float" office:value="516.65">
            <text:p>516.65</text:p>
          </table:table-cell>
          <table:table-cell table:formula="of:=[.J858]/[.A858]" office:value-type="float" office:value="1.02516022779134">
            <text:p>1.03</text:p>
          </table:table-cell>
          <table:table-cell table:number-columns-repeated="5"/>
        </table:table-row>
        <table:table-row table:style-name="ro1">
          <table:table-cell office:value-type="float" office:value="255.12">
            <text:p>255.12</text:p>
          </table:table-cell>
          <table:table-cell office:value-type="float" office:value="268.84">
            <text:p>268.84</text:p>
          </table:table-cell>
          <table:table-cell table:formula="of:=[.B859]/[.A859]" office:value-type="float" office:value="1.05377861398558">
            <text:p>1.05</text:p>
          </table:table-cell>
          <table:table-cell office:value-type="float" office:value="267.76">
            <text:p>267.76</text:p>
          </table:table-cell>
          <table:table-cell table:formula="of:=[.D859]/[.A859]" office:value-type="float" office:value="1.04954531201003">
            <text:p>1.05</text:p>
          </table:table-cell>
          <table:table-cell office:value-type="float" office:value="264.84">
            <text:p>264.84</text:p>
          </table:table-cell>
          <table:table-cell table:formula="of:=[.F859]/[.A859]" office:value-type="float" office:value="1.03809971777987">
            <text:p>1.04</text:p>
          </table:table-cell>
          <table:table-cell office:value-type="float" office:value="268.84">
            <text:p>268.84</text:p>
          </table:table-cell>
          <table:table-cell table:formula="of:=[.H859]/[.A859]" office:value-type="float" office:value="1.05377861398558">
            <text:p>1.05</text:p>
          </table:table-cell>
          <table:table-cell office:value-type="float" office:value="267.76">
            <text:p>267.76</text:p>
          </table:table-cell>
          <table:table-cell table:formula="of:=[.J859]/[.A859]" office:value-type="float" office:value="1.04954531201003">
            <text:p>1.05</text:p>
          </table:table-cell>
          <table:table-cell table:number-columns-repeated="5"/>
        </table:table-row>
        <table:table-row table:style-name="ro1">
          <table:table-cell office:value-type="float" office:value="66.7">
            <text:p>66.7</text:p>
          </table:table-cell>
          <table:table-cell office:value-type="float" office:value="73.04">
            <text:p>73.04</text:p>
          </table:table-cell>
          <table:table-cell table:formula="of:=[.B860]/[.A860]" office:value-type="float" office:value="1.09505247376312">
            <text:p>1.1</text:p>
          </table:table-cell>
          <table:table-cell office:value-type="float" office:value="68.46">
            <text:p>68.46</text:p>
          </table:table-cell>
          <table:table-cell table:formula="of:=[.D860]/[.A860]" office:value-type="float" office:value="1.0263868065967">
            <text:p>1.03</text:p>
          </table:table-cell>
          <table:table-cell office:value-type="float" office:value="67.04">
            <text:p>67.04</text:p>
          </table:table-cell>
          <table:table-cell table:formula="of:=[.F860]/[.A860]" office:value-type="float" office:value="1.00509745127436">
            <text:p>1.01</text:p>
          </table:table-cell>
          <table:table-cell office:value-type="float" office:value="70.8">
            <text:p>70.8</text:p>
          </table:table-cell>
          <table:table-cell table:formula="of:=[.H860]/[.A860]" office:value-type="float" office:value="1.06146926536732">
            <text:p>1.06</text:p>
          </table:table-cell>
          <table:table-cell office:value-type="float" office:value="68.46">
            <text:p>68.46</text:p>
          </table:table-cell>
          <table:table-cell table:formula="of:=[.J860]/[.A860]" office:value-type="float" office:value="1.0263868065967">
            <text:p>1.03</text:p>
          </table:table-cell>
          <table:table-cell table:number-columns-repeated="5"/>
        </table:table-row>
        <table:table-row table:style-name="ro1">
          <table:table-cell office:value-type="float" office:value="340.36">
            <text:p>340.36</text:p>
          </table:table-cell>
          <table:table-cell office:value-type="float" office:value="357.25">
            <text:p>357.25</text:p>
          </table:table-cell>
          <table:table-cell table:formula="of:=[.B861]/[.A861]" office:value-type="float" office:value="1.04962392760606">
            <text:p>1.05</text:p>
          </table:table-cell>
          <table:table-cell office:value-type="float" office:value="347.05">
            <text:p>347.05</text:p>
          </table:table-cell>
          <table:table-cell table:formula="of:=[.D861]/[.A861]" office:value-type="float" office:value="1.0196556587143">
            <text:p>1.02</text:p>
          </table:table-cell>
          <table:table-cell office:value-type="float" office:value="346.66">
            <text:p>346.66</text:p>
          </table:table-cell>
          <table:table-cell table:formula="of:=[.F861]/[.A861]" office:value-type="float" office:value="1.01850981313903">
            <text:p>1.02</text:p>
          </table:table-cell>
          <table:table-cell office:value-type="float" office:value="357.25">
            <text:p>357.25</text:p>
          </table:table-cell>
          <table:table-cell table:formula="of:=[.H861]/[.A861]" office:value-type="float" office:value="1.04962392760606">
            <text:p>1.05</text:p>
          </table:table-cell>
          <table:table-cell office:value-type="float" office:value="347.05">
            <text:p>347.05</text:p>
          </table:table-cell>
          <table:table-cell table:formula="of:=[.J861]/[.A861]" office:value-type="float" office:value="1.0196556587143">
            <text:p>1.02</text:p>
          </table:table-cell>
          <table:table-cell table:number-columns-repeated="5"/>
        </table:table-row>
        <table:table-row table:style-name="ro1">
          <table:table-cell office:value-type="float" office:value="466.9">
            <text:p>466.9</text:p>
          </table:table-cell>
          <table:table-cell office:value-type="float" office:value="495.83">
            <text:p>495.83</text:p>
          </table:table-cell>
          <table:table-cell table:formula="of:=[.B862]/[.A862]" office:value-type="float" office:value="1.06196187620475">
            <text:p>1.06</text:p>
          </table:table-cell>
          <table:table-cell office:value-type="float" office:value="471">
            <text:p>471</text:p>
          </table:table-cell>
          <table:table-cell table:formula="of:=[.D862]/[.A862]" office:value-type="float" office:value="1.0087813236239">
            <text:p>1.01</text:p>
          </table:table-cell>
          <table:table-cell office:value-type="float" office:value="472.75">
            <text:p>472.75</text:p>
          </table:table-cell>
          <table:table-cell table:formula="of:=[.F862]/[.A862]" office:value-type="float" office:value="1.01252944956093">
            <text:p>1.01</text:p>
          </table:table-cell>
          <table:table-cell office:value-type="float" office:value="472.41">
            <text:p>472.41</text:p>
          </table:table-cell>
          <table:table-cell table:formula="of:=[.H862]/[.A862]" office:value-type="float" office:value="1.01180124223603">
            <text:p>1.01</text:p>
          </table:table-cell>
          <table:table-cell office:value-type="float" office:value="472.17">
            <text:p>472.17</text:p>
          </table:table-cell>
          <table:table-cell table:formula="of:=[.J862]/[.A862]" office:value-type="float" office:value="1.01128721353609">
            <text:p>1.01</text:p>
          </table:table-cell>
          <table:table-cell table:number-columns-repeated="5"/>
        </table:table-row>
        <table:table-row table:style-name="ro1">
          <table:table-cell office:value-type="float" office:value="350.24">
            <text:p>350.24</text:p>
          </table:table-cell>
          <table:table-cell office:value-type="float" office:value="354">
            <text:p>354</text:p>
          </table:table-cell>
          <table:table-cell table:formula="of:=[.B863]/[.A863]" office:value-type="float" office:value="1.01073549566012">
            <text:p>1.01</text:p>
          </table:table-cell>
          <table:table-cell office:value-type="float" office:value="350.83">
            <text:p>350.83</text:p>
          </table:table-cell>
          <table:table-cell table:formula="of:=[.D863]/[.A863]" office:value-type="float" office:value="1.00168455915943">
            <text:p>1</text:p>
          </table:table-cell>
          <table:table-cell office:value-type="float" office:value="352">
            <text:p>352</text:p>
          </table:table-cell>
          <table:table-cell table:formula="of:=[.F863]/[.A863]" office:value-type="float" office:value="1.00502512562814">
            <text:p>1.01</text:p>
          </table:table-cell>
          <table:table-cell office:value-type="float" office:value="354">
            <text:p>354</text:p>
          </table:table-cell>
          <table:table-cell table:formula="of:=[.H863]/[.A863]" office:value-type="float" office:value="1.01073549566012">
            <text:p>1.01</text:p>
          </table:table-cell>
          <table:table-cell office:value-type="float" office:value="350.83">
            <text:p>350.83</text:p>
          </table:table-cell>
          <table:table-cell table:formula="of:=[.J863]/[.A863]" office:value-type="float" office:value="1.00168455915943">
            <text:p>1</text:p>
          </table:table-cell>
          <table:table-cell table:number-columns-repeated="5"/>
        </table:table-row>
        <table:table-row table:style-name="ro1">
          <table:table-cell office:value-type="float" office:value="309.46">
            <text:p>309.46</text:p>
          </table:table-cell>
          <table:table-cell office:value-type="float" office:value="318.87">
            <text:p>318.87</text:p>
          </table:table-cell>
          <table:table-cell table:formula="of:=[.B864]/[.A864]" office:value-type="float" office:value="1.03040780714794">
            <text:p>1.03</text:p>
          </table:table-cell>
          <table:table-cell office:value-type="float" office:value="314.63">
            <text:p>314.63</text:p>
          </table:table-cell>
          <table:table-cell table:formula="of:=[.D864]/[.A864]" office:value-type="float" office:value="1.01670652103664">
            <text:p>1.02</text:p>
          </table:table-cell>
          <table:table-cell office:value-type="float" office:value="319.17">
            <text:p>319.17</text:p>
          </table:table-cell>
          <table:table-cell table:formula="of:=[.F864]/[.A864]" office:value-type="float" office:value="1.03137723776902">
            <text:p>1.03</text:p>
          </table:table-cell>
          <table:table-cell office:value-type="float" office:value="318.87">
            <text:p>318.87</text:p>
          </table:table-cell>
          <table:table-cell table:formula="of:=[.H864]/[.A864]" office:value-type="float" office:value="1.03040780714794">
            <text:p>1.03</text:p>
          </table:table-cell>
          <table:table-cell office:value-type="float" office:value="311.8">
            <text:p>311.8</text:p>
          </table:table-cell>
          <table:table-cell table:formula="of:=[.J864]/[.A864]" office:value-type="float" office:value="1.00756155884444">
            <text:p>1.01</text:p>
          </table:table-cell>
          <table:table-cell table:number-columns-repeated="5"/>
        </table:table-row>
        <table:table-row table:style-name="ro1">
          <table:table-cell office:value-type="float" office:value="357.75">
            <text:p>357.75</text:p>
          </table:table-cell>
          <table:table-cell office:value-type="float" office:value="378.78">
            <text:p>378.78</text:p>
          </table:table-cell>
          <table:table-cell table:formula="of:=[.B865]/[.A865]" office:value-type="float" office:value="1.05878406708595">
            <text:p>1.06</text:p>
          </table:table-cell>
          <table:table-cell office:value-type="float" office:value="357.5">
            <text:p>357.5</text:p>
          </table:table-cell>
          <table:table-cell table:formula="of:=[.D865]/[.A865]" office:value-type="float" office:value="0.999301187980433">
            <text:p>1</text:p>
          </table:table-cell>
          <table:table-cell office:value-type="float" office:value="358.09">
            <text:p>358.09</text:p>
          </table:table-cell>
          <table:table-cell table:formula="of:=[.F865]/[.A865]" office:value-type="float" office:value="1.00095038434661">
            <text:p>1</text:p>
          </table:table-cell>
          <table:table-cell office:value-type="float" office:value="378.78">
            <text:p>378.78</text:p>
          </table:table-cell>
          <table:table-cell table:formula="of:=[.H865]/[.A865]" office:value-type="float" office:value="1.05878406708595">
            <text:p>1.06</text:p>
          </table:table-cell>
          <table:table-cell office:value-type="float" office:value="358.68">
            <text:p>358.68</text:p>
          </table:table-cell>
          <table:table-cell table:formula="of:=[.J865]/[.A865]" office:value-type="float" office:value="1.00259958071279">
            <text:p>1</text:p>
          </table:table-cell>
          <table:table-cell table:number-columns-repeated="5"/>
        </table:table-row>
        <table:table-row table:style-name="ro1">
          <table:table-cell office:value-type="float" office:value="494.35">
            <text:p>494.35</text:p>
          </table:table-cell>
          <table:table-cell office:value-type="float" office:value="533.22">
            <text:p>533.22</text:p>
          </table:table-cell>
          <table:table-cell table:formula="of:=[.B866]/[.A866]" office:value-type="float" office:value="1.07862850207343">
            <text:p>1.08</text:p>
          </table:table-cell>
          <table:table-cell office:value-type="float" office:value="495.62">
            <text:p>495.62</text:p>
          </table:table-cell>
          <table:table-cell table:formula="of:=[.D866]/[.A866]" office:value-type="float" office:value="1.00256903003945">
            <text:p>1</text:p>
          </table:table-cell>
          <table:table-cell office:value-type="float" office:value="510.63">
            <text:p>510.63</text:p>
          </table:table-cell>
          <table:table-cell table:formula="of:=[.F866]/[.A866]" office:value-type="float" office:value="1.03293213310408">
            <text:p>1.03</text:p>
          </table:table-cell>
          <table:table-cell office:value-type="float" office:value="533.22">
            <text:p>533.22</text:p>
          </table:table-cell>
          <table:table-cell table:formula="of:=[.H866]/[.A866]" office:value-type="float" office:value="1.07862850207343">
            <text:p>1.08</text:p>
          </table:table-cell>
          <table:table-cell office:value-type="float" office:value="509.46">
            <text:p>509.46</text:p>
          </table:table-cell>
          <table:table-cell table:formula="of:=[.J866]/[.A866]" office:value-type="float" office:value="1.03056538889451">
            <text:p>1.03</text:p>
          </table:table-cell>
          <table:table-cell table:number-columns-repeated="5"/>
        </table:table-row>
        <table:table-row table:style-name="ro1">
          <table:table-cell office:value-type="float" office:value="332.52">
            <text:p>332.52</text:p>
          </table:table-cell>
          <table:table-cell office:value-type="float" office:value="350.86">
            <text:p>350.86</text:p>
          </table:table-cell>
          <table:table-cell table:formula="of:=[.B867]/[.A867]" office:value-type="float" office:value="1.05515457716829">
            <text:p>1.06</text:p>
          </table:table-cell>
          <table:table-cell office:value-type="float" office:value="338.72">
            <text:p>338.72</text:p>
          </table:table-cell>
          <table:table-cell table:formula="of:=[.D867]/[.A867]" office:value-type="float" office:value="1.01864549500782">
            <text:p>1.02</text:p>
          </table:table-cell>
          <table:table-cell office:value-type="float" office:value="341.65">
            <text:p>341.65</text:p>
          </table:table-cell>
          <table:table-cell table:formula="of:=[.F867]/[.A867]" office:value-type="float" office:value="1.02745699506797">
            <text:p>1.03</text:p>
          </table:table-cell>
          <table:table-cell office:value-type="float" office:value="345.2">
            <text:p>345.2</text:p>
          </table:table-cell>
          <table:table-cell table:formula="of:=[.H867]/[.A867]" office:value-type="float" office:value="1.03813304462889">
            <text:p>1.04</text:p>
          </table:table-cell>
          <table:table-cell office:value-type="float" office:value="338.72">
            <text:p>338.72</text:p>
          </table:table-cell>
          <table:table-cell table:formula="of:=[.J867]/[.A867]" office:value-type="float" office:value="1.01864549500782">
            <text:p>1.02</text:p>
          </table:table-cell>
          <table:table-cell table:number-columns-repeated="5"/>
        </table:table-row>
        <table:table-row table:style-name="ro1">
          <table:table-cell office:value-type="float" office:value="486.96">
            <text:p>486.96</text:p>
          </table:table-cell>
          <table:table-cell office:value-type="float" office:value="510.86">
            <text:p>510.86</text:p>
          </table:table-cell>
          <table:table-cell table:formula="of:=[.B868]/[.A868]" office:value-type="float" office:value="1.04908000657138">
            <text:p>1.05</text:p>
          </table:table-cell>
          <table:table-cell office:value-type="float" office:value="494.72">
            <text:p>494.72</text:p>
          </table:table-cell>
          <table:table-cell table:formula="of:=[.D868]/[.A868]" office:value-type="float" office:value="1.01593560046">
            <text:p>1.02</text:p>
          </table:table-cell>
          <table:table-cell office:value-type="float" office:value="493.89">
            <text:p>493.89</text:p>
          </table:table-cell>
          <table:table-cell table:formula="of:=[.F868]/[.A868]" office:value-type="float" office:value="1.01423114834894">
            <text:p>1.01</text:p>
          </table:table-cell>
          <table:table-cell office:value-type="float" office:value="500.23">
            <text:p>500.23</text:p>
          </table:table-cell>
          <table:table-cell table:formula="of:=[.H868]/[.A868]" office:value-type="float" office:value="1.0272506982093">
            <text:p>1.03</text:p>
          </table:table-cell>
          <table:table-cell office:value-type="float" office:value="492.37">
            <text:p>492.37</text:p>
          </table:table-cell>
          <table:table-cell table:formula="of:=[.J868]/[.A868]" office:value-type="float" office:value="1.01110974207327">
            <text:p>1.01</text:p>
          </table:table-cell>
          <table:table-cell table:number-columns-repeated="5"/>
        </table:table-row>
        <table:table-row table:style-name="ro1">
          <table:table-cell office:value-type="float" office:value="89.74">
            <text:p>89.74</text:p>
          </table:table-cell>
          <table:table-cell office:value-type="float" office:value="93.5">
            <text:p>93.5</text:p>
          </table:table-cell>
          <table:table-cell table:formula="of:=[.B869]/[.A869]" office:value-type="float" office:value="1.0418988188099">
            <text:p>1.04</text:p>
          </table:table-cell>
          <table:table-cell office:value-type="float" office:value="94.67">
            <text:p>94.67</text:p>
          </table:table-cell>
          <table:table-cell table:formula="of:=[.D869]/[.A869]" office:value-type="float" office:value="1.05493648317361">
            <text:p>1.05</text:p>
          </table:table-cell>
          <table:table-cell office:value-type="float" office:value="92.91">
            <text:p>92.91</text:p>
          </table:table-cell>
          <table:table-cell table:formula="of:=[.F869]/[.A869]" office:value-type="float" office:value="1.03532427011366">
            <text:p>1.04</text:p>
          </table:table-cell>
          <table:table-cell office:value-type="float" office:value="93.5">
            <text:p>93.5</text:p>
          </table:table-cell>
          <table:table-cell table:formula="of:=[.H869]/[.A869]" office:value-type="float" office:value="1.0418988188099">
            <text:p>1.04</text:p>
          </table:table-cell>
          <table:table-cell office:value-type="float" office:value="92.91">
            <text:p>92.91</text:p>
          </table:table-cell>
          <table:table-cell table:formula="of:=[.J869]/[.A869]" office:value-type="float" office:value="1.03532427011366">
            <text:p>1.04</text:p>
          </table:table-cell>
          <table:table-cell table:number-columns-repeated="5"/>
        </table:table-row>
        <table:table-row table:style-name="ro1">
          <table:table-cell office:value-type="float" office:value="42.9">
            <text:p>42.9</text:p>
          </table:table-cell>
          <table:table-cell office:value-type="float" office:value="71.49">
            <text:p>71.49</text:p>
          </table:table-cell>
          <table:table-cell table:formula="of:=[.B870]/[.A870]" office:value-type="float" office:value="1.66643356643357">
            <text:p>1.67</text:p>
          </table:table-cell>
          <table:table-cell office:value-type="float" office:value="44.66">
            <text:p>44.66</text:p>
          </table:table-cell>
          <table:table-cell table:formula="of:=[.D870]/[.A870]" office:value-type="float" office:value="1.04102564102564">
            <text:p>1.04</text:p>
          </table:table-cell>
          <table:table-cell office:value-type="float" office:value="42.9">
            <text:p>42.9</text:p>
          </table:table-cell>
          <table:table-cell table:formula="of:=[.F870]/[.A870]" office:value-type="float" office:value="1">
            <text:p>1</text:p>
          </table:table-cell>
          <table:table-cell office:value-type="float" office:value="43.49">
            <text:p>43.49</text:p>
          </table:table-cell>
          <table:table-cell table:formula="of:=[.H870]/[.A870]" office:value-type="float" office:value="1.01375291375291">
            <text:p>1.01</text:p>
          </table:table-cell>
          <table:table-cell office:value-type="float" office:value="43.49">
            <text:p>43.49</text:p>
          </table:table-cell>
          <table:table-cell table:formula="of:=[.J870]/[.A870]" office:value-type="float" office:value="1.01375291375291">
            <text:p>1.01</text:p>
          </table:table-cell>
          <table:table-cell table:number-columns-repeated="5"/>
        </table:table-row>
        <table:table-row table:style-name="ro1">
          <table:table-cell office:value-type="float" office:value="311.27">
            <text:p>311.27</text:p>
          </table:table-cell>
          <table:table-cell office:value-type="float" office:value="326.5">
            <text:p>326.5</text:p>
          </table:table-cell>
          <table:table-cell table:formula="of:=[.B871]/[.A871]" office:value-type="float" office:value="1.0489285829023">
            <text:p>1.05</text:p>
          </table:table-cell>
          <table:table-cell office:value-type="float" office:value="330.61">
            <text:p>330.61</text:p>
          </table:table-cell>
          <table:table-cell table:formula="of:=[.D871]/[.A871]" office:value-type="float" office:value="1.06213255373149">
            <text:p>1.06</text:p>
          </table:table-cell>
          <table:table-cell office:value-type="float" office:value="313.96">
            <text:p>313.96</text:p>
          </table:table-cell>
          <table:table-cell table:formula="of:=[.F871]/[.A871]" office:value-type="float" office:value="1.00864201497093">
            <text:p>1.01</text:p>
          </table:table-cell>
          <table:table-cell office:value-type="float" office:value="326.5">
            <text:p>326.5</text:p>
          </table:table-cell>
          <table:table-cell table:formula="of:=[.H871]/[.A871]" office:value-type="float" office:value="1.0489285829023">
            <text:p>1.05</text:p>
          </table:table-cell>
          <table:table-cell office:value-type="float" office:value="330.61">
            <text:p>330.61</text:p>
          </table:table-cell>
          <table:table-cell table:formula="of:=[.J871]/[.A871]" office:value-type="float" office:value="1.06213255373149">
            <text:p>1.06</text:p>
          </table:table-cell>
          <table:table-cell table:number-columns-repeated="5"/>
        </table:table-row>
        <table:table-row table:style-name="ro1">
          <table:table-cell office:value-type="float" office:value="472.1">
            <text:p>472.1</text:p>
          </table:table-cell>
          <table:table-cell office:value-type="float" office:value="486.98">
            <text:p>486.98</text:p>
          </table:table-cell>
          <table:table-cell table:formula="of:=[.B872]/[.A872]" office:value-type="float" office:value="1.03151874602838">
            <text:p>1.03</text:p>
          </table:table-cell>
          <table:table-cell office:value-type="float" office:value="484.4">
            <text:p>484.4</text:p>
          </table:table-cell>
          <table:table-cell table:formula="of:=[.D872]/[.A872]" office:value-type="float" office:value="1.02605380216056">
            <text:p>1.03</text:p>
          </table:table-cell>
          <table:table-cell office:value-type="float" office:value="476.78">
            <text:p>476.78</text:p>
          </table:table-cell>
          <table:table-cell table:formula="of:=[.F872]/[.A872]" office:value-type="float" office:value="1.0099131539928">
            <text:p>1.01</text:p>
          </table:table-cell>
          <table:table-cell office:value-type="float" office:value="486.98">
            <text:p>486.98</text:p>
          </table:table-cell>
          <table:table-cell table:formula="of:=[.H872]/[.A872]" office:value-type="float" office:value="1.03151874602838">
            <text:p>1.03</text:p>
          </table:table-cell>
          <table:table-cell office:value-type="float" office:value="482.64">
            <text:p>482.64</text:p>
          </table:table-cell>
          <table:table-cell table:formula="of:=[.J872]/[.A872]" office:value-type="float" office:value="1.02232577843677">
            <text:p>1.02</text:p>
          </table:table-cell>
          <table:table-cell table:number-columns-repeated="5"/>
        </table:table-row>
        <table:table-row table:style-name="ro1">
          <table:table-cell office:value-type="float" office:value="152.01">
            <text:p>152.01</text:p>
          </table:table-cell>
          <table:table-cell office:value-type="float" office:value="164.01">
            <text:p>164.01</text:p>
          </table:table-cell>
          <table:table-cell table:formula="of:=[.B873]/[.A873]" office:value-type="float" office:value="1.07894217485692">
            <text:p>1.08</text:p>
          </table:table-cell>
          <table:table-cell office:value-type="float" office:value="153.18">
            <text:p>153.18</text:p>
          </table:table-cell>
          <table:table-cell table:formula="of:=[.D873]/[.A873]" office:value-type="float" office:value="1.00769686204855">
            <text:p>1.01</text:p>
          </table:table-cell>
          <table:table-cell office:value-type="float" office:value="153.77">
            <text:p>153.77</text:p>
          </table:table-cell>
          <table:table-cell table:formula="of:=[.F873]/[.A873]" office:value-type="float" office:value="1.01157818564568">
            <text:p>1.01</text:p>
          </table:table-cell>
          <table:table-cell office:value-type="float" office:value="164.01">
            <text:p>164.01</text:p>
          </table:table-cell>
          <table:table-cell table:formula="of:=[.H873]/[.A873]" office:value-type="float" office:value="1.07894217485692">
            <text:p>1.08</text:p>
          </table:table-cell>
          <table:table-cell office:value-type="float" office:value="153.77">
            <text:p>153.77</text:p>
          </table:table-cell>
          <table:table-cell table:formula="of:=[.J873]/[.A873]" office:value-type="float" office:value="1.01157818564568">
            <text:p>1.01</text:p>
          </table:table-cell>
          <table:table-cell table:number-columns-repeated="5"/>
        </table:table-row>
        <table:table-row table:style-name="ro1">
          <table:table-cell office:value-type="float" office:value="494.93">
            <text:p>494.93</text:p>
          </table:table-cell>
          <table:table-cell office:value-type="float" office:value="510.5">
            <text:p>510.5</text:p>
          </table:table-cell>
          <table:table-cell table:formula="of:=[.B874]/[.A874]" office:value-type="float" office:value="1.0314589942012">
            <text:p>1.03</text:p>
          </table:table-cell>
          <table:table-cell office:value-type="float" office:value="502.88">
            <text:p>502.88</text:p>
          </table:table-cell>
          <table:table-cell table:formula="of:=[.D874]/[.A874]" office:value-type="float" office:value="1.01606287757865">
            <text:p>1.02</text:p>
          </table:table-cell>
          <table:table-cell office:value-type="float" office:value="502.64">
            <text:p>502.64</text:p>
          </table:table-cell>
          <table:table-cell table:formula="of:=[.F874]/[.A874]" office:value-type="float" office:value="1.01557796051967">
            <text:p>1.02</text:p>
          </table:table-cell>
          <table:table-cell office:value-type="float" office:value="505.81">
            <text:p>505.81</text:p>
          </table:table-cell>
          <table:table-cell table:formula="of:=[.H874]/[.A874]" office:value-type="float" office:value="1.02198290667367">
            <text:p>1.02</text:p>
          </table:table-cell>
          <table:table-cell office:value-type="float" office:value="502.88">
            <text:p>502.88</text:p>
          </table:table-cell>
          <table:table-cell table:formula="of:=[.J874]/[.A874]" office:value-type="float" office:value="1.01606287757865">
            <text:p>1.02</text:p>
          </table:table-cell>
          <table:table-cell table:number-columns-repeated="5"/>
        </table:table-row>
        <table:table-row table:style-name="ro1">
          <table:table-cell office:value-type="float" office:value="32.83">
            <text:p>32.83</text:p>
          </table:table-cell>
          <table:table-cell office:value-type="float" office:value="44.14">
            <text:p>44.14</text:p>
          </table:table-cell>
          <table:table-cell table:formula="of:=[.B875]/[.A875]" office:value-type="float" office:value="1.34450197989644">
            <text:p>1.34</text:p>
          </table:table-cell>
          <table:table-cell office:value-type="float" office:value="32.83">
            <text:p>32.83</text:p>
          </table:table-cell>
          <table:table-cell table:formula="of:=[.D875]/[.A875]" office:value-type="float" office:value="1">
            <text:p>1</text:p>
          </table:table-cell>
          <table:table-cell office:value-type="float" office:value="32.83">
            <text:p>32.83</text:p>
          </table:table-cell>
          <table:table-cell table:formula="of:=[.F875]/[.A875]" office:value-type="float" office:value="1">
            <text:p>1</text:p>
          </table:table-cell>
          <table:table-cell office:value-type="float" office:value="32.83">
            <text:p>32.83</text:p>
          </table:table-cell>
          <table:table-cell table:formula="of:=[.H875]/[.A875]" office:value-type="float" office:value="1">
            <text:p>1</text:p>
          </table:table-cell>
          <table:table-cell office:value-type="float" office:value="32.83">
            <text:p>32.83</text:p>
          </table:table-cell>
          <table:table-cell table:formula="of:=[.J875]/[.A87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8.15">
            <text:p>78.15</text:p>
          </table:table-cell>
          <table:table-cell office:value-type="float" office:value="94.15">
            <text:p>94.15</text:p>
          </table:table-cell>
          <table:table-cell table:formula="of:=[.B876]/[.A876]" office:value-type="float" office:value="1.20473448496481">
            <text:p>1.2</text:p>
          </table:table-cell>
          <table:table-cell office:value-type="float" office:value="78.15">
            <text:p>78.15</text:p>
          </table:table-cell>
          <table:table-cell table:formula="of:=[.D876]/[.A876]" office:value-type="float" office:value="1">
            <text:p>1</text:p>
          </table:table-cell>
          <table:table-cell office:value-type="float" office:value="78.15">
            <text:p>78.15</text:p>
          </table:table-cell>
          <table:table-cell table:formula="of:=[.F876]/[.A876]" office:value-type="float" office:value="1">
            <text:p>1</text:p>
          </table:table-cell>
          <table:table-cell office:value-type="float" office:value="94.15">
            <text:p>94.15</text:p>
          </table:table-cell>
          <table:table-cell table:formula="of:=[.H876]/[.A876]" office:value-type="float" office:value="1.20473448496481">
            <text:p>1.2</text:p>
          </table:table-cell>
          <table:table-cell office:value-type="float" office:value="78.15">
            <text:p>78.15</text:p>
          </table:table-cell>
          <table:table-cell table:formula="of:=[.J876]/[.A87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90.8">
            <text:p>390.8</text:p>
          </table:table-cell>
          <table:table-cell office:value-type="float" office:value="405">
            <text:p>405</text:p>
          </table:table-cell>
          <table:table-cell table:formula="of:=[.B877]/[.A877]" office:value-type="float" office:value="1.03633572159672">
            <text:p>1.04</text:p>
          </table:table-cell>
          <table:table-cell office:value-type="float" office:value="391.73">
            <text:p>391.73</text:p>
          </table:table-cell>
          <table:table-cell table:formula="of:=[.D877]/[.A877]" office:value-type="float" office:value="1.00237973387922">
            <text:p>1</text:p>
          </table:table-cell>
          <table:table-cell office:value-type="float" office:value="395.83">
            <text:p>395.83</text:p>
          </table:table-cell>
          <table:table-cell table:formula="of:=[.F877]/[.A877]" office:value-type="float" office:value="1.01287103377687">
            <text:p>1.01</text:p>
          </table:table-cell>
          <table:table-cell office:value-type="float" office:value="394.66">
            <text:p>394.66</text:p>
          </table:table-cell>
          <table:table-cell table:formula="of:=[.H877]/[.A877]" office:value-type="float" office:value="1.00987717502559">
            <text:p>1.01</text:p>
          </table:table-cell>
          <table:table-cell office:value-type="float" office:value="391.14">
            <text:p>391.14</text:p>
          </table:table-cell>
          <table:table-cell table:formula="of:=[.J877]/[.A877]" office:value-type="float" office:value="1.00087001023541">
            <text:p>1</text:p>
          </table:table-cell>
          <table:table-cell table:number-columns-repeated="5"/>
        </table:table-row>
        <table:table-row table:style-name="ro1">
          <table:table-cell office:value-type="float" office:value="255.12">
            <text:p>255.12</text:p>
          </table:table-cell>
          <table:table-cell office:value-type="float" office:value="267.46">
            <text:p>267.46</text:p>
          </table:table-cell>
          <table:table-cell table:formula="of:=[.B878]/[.A878]" office:value-type="float" office:value="1.04836939479461">
            <text:p>1.05</text:p>
          </table:table-cell>
          <table:table-cell office:value-type="float" office:value="256.53">
            <text:p>256.53</text:p>
          </table:table-cell>
          <table:table-cell table:formula="of:=[.D878]/[.A878]" office:value-type="float" office:value="1.00552681091251">
            <text:p>1.01</text:p>
          </table:table-cell>
          <table:table-cell office:value-type="float" office:value="257.91">
            <text:p>257.91</text:p>
          </table:table-cell>
          <table:table-cell table:formula="of:=[.F878]/[.A878]" office:value-type="float" office:value="1.01093603010348">
            <text:p>1.01</text:p>
          </table:table-cell>
          <table:table-cell office:value-type="float" office:value="260.88">
            <text:p>260.88</text:p>
          </table:table-cell>
          <table:table-cell table:formula="of:=[.H878]/[.A878]" office:value-type="float" office:value="1.02257761053622">
            <text:p>1.02</text:p>
          </table:table-cell>
          <table:table-cell office:value-type="float" office:value="257.12">
            <text:p>257.12</text:p>
          </table:table-cell>
          <table:table-cell table:formula="of:=[.J878]/[.A878]" office:value-type="float" office:value="1.00783944810285">
            <text:p>1.01</text:p>
          </table:table-cell>
          <table:table-cell table:number-columns-repeated="5"/>
        </table:table-row>
        <table:table-row table:style-name="ro1">
          <table:table-cell office:value-type="float" office:value="423.08">
            <text:p>423.08</text:p>
          </table:table-cell>
          <table:table-cell office:value-type="float" office:value="438.05">
            <text:p>438.05</text:p>
          </table:table-cell>
          <table:table-cell table:formula="of:=[.B879]/[.A879]" office:value-type="float" office:value="1.03538337902997">
            <text:p>1.04</text:p>
          </table:table-cell>
          <table:table-cell office:value-type="float" office:value="433.46">
            <text:p>433.46</text:p>
          </table:table-cell>
          <table:table-cell table:formula="of:=[.D879]/[.A879]" office:value-type="float" office:value="1.02453436702279">
            <text:p>1.02</text:p>
          </table:table-cell>
          <table:table-cell office:value-type="float" office:value="423.52">
            <text:p>423.52</text:p>
          </table:table-cell>
          <table:table-cell table:formula="of:=[.F879]/[.A879]" office:value-type="float" office:value="1.00103999243642">
            <text:p>1</text:p>
          </table:table-cell>
          <table:table-cell office:value-type="float" office:value="436.39">
            <text:p>436.39</text:p>
          </table:table-cell>
          <table:table-cell table:formula="of:=[.H879]/[.A879]" office:value-type="float" office:value="1.03145977120166">
            <text:p>1.03</text:p>
          </table:table-cell>
          <table:table-cell office:value-type="float" office:value="432.88">
            <text:p>432.88</text:p>
          </table:table-cell>
          <table:table-cell table:formula="of:=[.J879]/[.A879]" office:value-type="float" office:value="1.02316346790205">
            <text:p>1.02</text:p>
          </table:table-cell>
          <table:table-cell table:number-columns-repeated="5"/>
        </table:table-row>
        <table:table-row table:style-name="ro1">
          <table:table-cell office:value-type="float" office:value="445.32">
            <text:p>445.32</text:p>
          </table:table-cell>
          <table:table-cell office:value-type="float" office:value="474.1">
            <text:p>474.1</text:p>
          </table:table-cell>
          <table:table-cell table:formula="of:=[.B880]/[.A880]" office:value-type="float" office:value="1.06462768346358">
            <text:p>1.06</text:p>
          </table:table-cell>
          <table:table-cell office:value-type="float" office:value="459.42">
            <text:p>459.42</text:p>
          </table:table-cell>
          <table:table-cell table:formula="of:=[.D880]/[.A880]" office:value-type="float" office:value="1.03166262462948">
            <text:p>1.03</text:p>
          </table:table-cell>
          <table:table-cell office:value-type="float" office:value="455.86">
            <text:p>455.86</text:p>
          </table:table-cell>
          <table:table-cell table:formula="of:=[.F880]/[.A880]" office:value-type="float" office:value="1.02366837330459">
            <text:p>1.02</text:p>
          </table:table-cell>
          <table:table-cell office:value-type="float" office:value="474.1">
            <text:p>474.1</text:p>
          </table:table-cell>
          <table:table-cell table:formula="of:=[.H880]/[.A880]" office:value-type="float" office:value="1.06462768346358">
            <text:p>1.06</text:p>
          </table:table-cell>
          <table:table-cell office:value-type="float" office:value="458">
            <text:p>458</text:p>
          </table:table-cell>
          <table:table-cell table:formula="of:=[.J880]/[.A880]" office:value-type="float" office:value="1.02847390640438">
            <text:p>1.03</text:p>
          </table:table-cell>
          <table:table-cell table:number-columns-repeated="5"/>
        </table:table-row>
        <table:table-row table:style-name="ro1">
          <table:table-cell office:value-type="float" office:value="327.32">
            <text:p>327.32</text:p>
          </table:table-cell>
          <table:table-cell office:value-type="float" office:value="345.12">
            <text:p>345.12</text:p>
          </table:table-cell>
          <table:table-cell table:formula="of:=[.B881]/[.A881]" office:value-type="float" office:value="1.05438103385067">
            <text:p>1.05</text:p>
          </table:table-cell>
          <table:table-cell office:value-type="float" office:value="336.29">
            <text:p>336.29</text:p>
          </table:table-cell>
          <table:table-cell table:formula="of:=[.D881]/[.A881]" office:value-type="float" office:value="1.02740437492362">
            <text:p>1.03</text:p>
          </table:table-cell>
          <table:table-cell office:value-type="float" office:value="333.56">
            <text:p>333.56</text:p>
          </table:table-cell>
          <table:table-cell table:formula="of:=[.F881]/[.A881]" office:value-type="float" office:value="1.01906391299035">
            <text:p>1.02</text:p>
          </table:table-cell>
          <table:table-cell office:value-type="float" office:value="345.12">
            <text:p>345.12</text:p>
          </table:table-cell>
          <table:table-cell table:formula="of:=[.H881]/[.A881]" office:value-type="float" office:value="1.05438103385067">
            <text:p>1.05</text:p>
          </table:table-cell>
          <table:table-cell office:value-type="float" office:value="337.46">
            <text:p>337.46</text:p>
          </table:table-cell>
          <table:table-cell table:formula="of:=[.J881]/[.A881]" office:value-type="float" office:value="1.03097885860931">
            <text:p>1.03</text:p>
          </table:table-cell>
          <table:table-cell table:number-columns-repeated="5"/>
        </table:table-row>
        <table:table-row table:style-name="ro1">
          <table:table-cell office:value-type="float" office:value="144.05">
            <text:p>144.05</text:p>
          </table:table-cell>
          <table:table-cell office:value-type="float" office:value="158.78">
            <text:p>158.78</text:p>
          </table:table-cell>
          <table:table-cell table:formula="of:=[.B882]/[.A882]" office:value-type="float" office:value="1.10225616105519">
            <text:p>1.1</text:p>
          </table:table-cell>
          <table:table-cell office:value-type="float" office:value="147.12">
            <text:p>147.12</text:p>
          </table:table-cell>
          <table:table-cell table:formula="of:=[.D882]/[.A882]" office:value-type="float" office:value="1.02131204442902">
            <text:p>1.02</text:p>
          </table:table-cell>
          <table:table-cell office:value-type="float" office:value="147.57">
            <text:p>147.57</text:p>
          </table:table-cell>
          <table:table-cell table:formula="of:=[.F882]/[.A882]" office:value-type="float" office:value="1.0244359597362">
            <text:p>1.02</text:p>
          </table:table-cell>
          <table:table-cell office:value-type="float" office:value="158.78">
            <text:p>158.78</text:p>
          </table:table-cell>
          <table:table-cell table:formula="of:=[.H882]/[.A882]" office:value-type="float" office:value="1.10225616105519">
            <text:p>1.1</text:p>
          </table:table-cell>
          <table:table-cell office:value-type="float" office:value="147.12">
            <text:p>147.12</text:p>
          </table:table-cell>
          <table:table-cell table:formula="of:=[.J882]/[.A882]" office:value-type="float" office:value="1.02131204442902">
            <text:p>1.02</text:p>
          </table:table-cell>
          <table:table-cell table:number-columns-repeated="5"/>
        </table:table-row>
        <table:table-row table:style-name="ro1">
          <table:table-cell office:value-type="float" office:value="278.68">
            <text:p>278.68</text:p>
          </table:table-cell>
          <table:table-cell office:value-type="float" office:value="297.4">
            <text:p>297.4</text:p>
          </table:table-cell>
          <table:table-cell table:formula="of:=[.B883]/[.A883]" office:value-type="float" office:value="1.06717381943448">
            <text:p>1.07</text:p>
          </table:table-cell>
          <table:table-cell office:value-type="float" office:value="287.3">
            <text:p>287.3</text:p>
          </table:table-cell>
          <table:table-cell table:formula="of:=[.D883]/[.A883]" office:value-type="float" office:value="1.03093153437635">
            <text:p>1.03</text:p>
          </table:table-cell>
          <table:table-cell office:value-type="float" office:value="291.99">
            <text:p>291.99</text:p>
          </table:table-cell>
          <table:table-cell table:formula="of:=[.F883]/[.A883]" office:value-type="float" office:value="1.04776087268552">
            <text:p>1.05</text:p>
          </table:table-cell>
          <table:table-cell office:value-type="float" office:value="297.4">
            <text:p>297.4</text:p>
          </table:table-cell>
          <table:table-cell table:formula="of:=[.H883]/[.A883]" office:value-type="float" office:value="1.06717381943448">
            <text:p>1.07</text:p>
          </table:table-cell>
          <table:table-cell office:value-type="float" office:value="288.72">
            <text:p>288.72</text:p>
          </table:table-cell>
          <table:table-cell table:formula="of:=[.J883]/[.A883]" office:value-type="float" office:value="1.03602698435482">
            <text:p>1.04</text:p>
          </table:table-cell>
          <table:table-cell table:number-columns-repeated="5"/>
        </table:table-row>
        <table:table-row table:style-name="ro1">
          <table:table-cell office:value-type="float" office:value="399.82">
            <text:p>399.82</text:p>
          </table:table-cell>
          <table:table-cell office:value-type="float" office:value="447.72">
            <text:p>447.72</text:p>
          </table:table-cell>
          <table:table-cell table:formula="of:=[.B884]/[.A884]" office:value-type="float" office:value="1.11980391176029">
            <text:p>1.12</text:p>
          </table:table-cell>
          <table:table-cell office:value-type="float" office:value="416.1">
            <text:p>416.1</text:p>
          </table:table-cell>
          <table:table-cell table:formula="of:=[.D884]/[.A884]" office:value-type="float" office:value="1.04071832324546">
            <text:p>1.04</text:p>
          </table:table-cell>
          <table:table-cell office:value-type="float" office:value="403.68">
            <text:p>403.68</text:p>
          </table:table-cell>
          <table:table-cell table:formula="of:=[.F884]/[.A884]" office:value-type="float" office:value="1.009654344455">
            <text:p>1.01</text:p>
          </table:table-cell>
          <table:table-cell office:value-type="float" office:value="443.72">
            <text:p>443.72</text:p>
          </table:table-cell>
          <table:table-cell table:formula="of:=[.H884]/[.A884]" office:value-type="float" office:value="1.10979940973438">
            <text:p>1.11</text:p>
          </table:table-cell>
          <table:table-cell office:value-type="float" office:value="414.35">
            <text:p>414.35</text:p>
          </table:table-cell>
          <table:table-cell table:formula="of:=[.J884]/[.A884]" office:value-type="float" office:value="1.03634135360912">
            <text:p>1.04</text:p>
          </table:table-cell>
          <table:table-cell table:number-columns-repeated="5"/>
        </table:table-row>
        <table:table-row table:style-name="ro1">
          <table:table-cell office:value-type="float" office:value="179.78">
            <text:p>179.78</text:p>
          </table:table-cell>
          <table:table-cell office:value-type="float" office:value="185.98">
            <text:p>185.98</text:p>
          </table:table-cell>
          <table:table-cell table:formula="of:=[.B885]/[.A885]" office:value-type="float" office:value="1.03448659472689">
            <text:p>1.03</text:p>
          </table:table-cell>
          <table:table-cell office:value-type="float" office:value="183.05">
            <text:p>183.05</text:p>
          </table:table-cell>
          <table:table-cell table:formula="of:=[.D885]/[.A885]" office:value-type="float" office:value="1.01818889754144">
            <text:p>1.02</text:p>
          </table:table-cell>
          <table:table-cell office:value-type="float" office:value="181.88">
            <text:p>181.88</text:p>
          </table:table-cell>
          <table:table-cell table:formula="of:=[.F885]/[.A885]" office:value-type="float" office:value="1.01168094337524">
            <text:p>1.01</text:p>
          </table:table-cell>
          <table:table-cell office:value-type="float" office:value="185.98">
            <text:p>185.98</text:p>
          </table:table-cell>
          <table:table-cell table:formula="of:=[.H885]/[.A885]" office:value-type="float" office:value="1.03448659472689">
            <text:p>1.03</text:p>
          </table:table-cell>
          <table:table-cell office:value-type="float" office:value="183.05">
            <text:p>183.05</text:p>
          </table:table-cell>
          <table:table-cell table:formula="of:=[.J885]/[.A885]" office:value-type="float" office:value="1.01818889754144">
            <text:p>1.02</text:p>
          </table:table-cell>
          <table:table-cell table:number-columns-repeated="5"/>
        </table:table-row>
        <table:table-row table:style-name="ro1">
          <table:table-cell office:value-type="float" office:value="275.58">
            <text:p>275.58</text:p>
          </table:table-cell>
          <table:table-cell office:value-type="float" office:value="282.85">
            <text:p>282.85</text:p>
          </table:table-cell>
          <table:table-cell table:formula="of:=[.B886]/[.A886]" office:value-type="float" office:value="1.02638072429059">
            <text:p>1.03</text:p>
          </table:table-cell>
          <table:table-cell office:value-type="float" office:value="276.16">
            <text:p>276.16</text:p>
          </table:table-cell>
          <table:table-cell table:formula="of:=[.D886]/[.A886]" office:value-type="float" office:value="1.00210465200668">
            <text:p>1</text:p>
          </table:table-cell>
          <table:table-cell office:value-type="float" office:value="277.92">
            <text:p>277.92</text:p>
          </table:table-cell>
          <table:table-cell table:formula="of:=[.F886]/[.A886]" office:value-type="float" office:value="1.00849118223383">
            <text:p>1.01</text:p>
          </table:table-cell>
          <table:table-cell office:value-type="float" office:value="282.85">
            <text:p>282.85</text:p>
          </table:table-cell>
          <table:table-cell table:formula="of:=[.H886]/[.A886]" office:value-type="float" office:value="1.02638072429059">
            <text:p>1.03</text:p>
          </table:table-cell>
          <table:table-cell office:value-type="float" office:value="276.16">
            <text:p>276.16</text:p>
          </table:table-cell>
          <table:table-cell table:formula="of:=[.J886]/[.A886]" office:value-type="float" office:value="1.00210465200668">
            <text:p>1</text:p>
          </table:table-cell>
          <table:table-cell table:number-columns-repeated="5"/>
        </table:table-row>
        <table:table-row table:style-name="ro1">
          <table:table-cell office:value-type="float" office:value="377.45">
            <text:p>377.45</text:p>
          </table:table-cell>
          <table:table-cell office:value-type="float" office:value="411.12">
            <text:p>411.12</text:p>
          </table:table-cell>
          <table:table-cell table:formula="of:=[.B887]/[.A887]" office:value-type="float" office:value="1.089203868062">
            <text:p>1.09</text:p>
          </table:table-cell>
          <table:table-cell office:value-type="float" office:value="403.95">
            <text:p>403.95</text:p>
          </table:table-cell>
          <table:table-cell table:formula="of:=[.D887]/[.A887]" office:value-type="float" office:value="1.07020797456617">
            <text:p>1.07</text:p>
          </table:table-cell>
          <table:table-cell office:value-type="float" office:value="389.3">
            <text:p>389.3</text:p>
          </table:table-cell>
          <table:table-cell table:formula="of:=[.F887]/[.A887]" office:value-type="float" office:value="1.03139488673997">
            <text:p>1.03</text:p>
          </table:table-cell>
          <table:table-cell office:value-type="float" office:value="411.12">
            <text:p>411.12</text:p>
          </table:table-cell>
          <table:table-cell table:formula="of:=[.H887]/[.A887]" office:value-type="float" office:value="1.089203868062">
            <text:p>1.09</text:p>
          </table:table-cell>
          <table:table-cell office:value-type="float" office:value="401.61">
            <text:p>401.61</text:p>
          </table:table-cell>
          <table:table-cell table:formula="of:=[.J887]/[.A887]" office:value-type="float" office:value="1.0640084779441">
            <text:p>1.06</text:p>
          </table:table-cell>
          <table:table-cell table:number-columns-repeated="5"/>
        </table:table-row>
        <table:table-row table:style-name="ro1">
          <table:table-cell office:value-type="float" office:value="255.61">
            <text:p>255.61</text:p>
          </table:table-cell>
          <table:table-cell office:value-type="float" office:value="271.56">
            <text:p>271.56</text:p>
          </table:table-cell>
          <table:table-cell table:formula="of:=[.B888]/[.A888]" office:value-type="float" office:value="1.06239974961856">
            <text:p>1.06</text:p>
          </table:table-cell>
          <table:table-cell office:value-type="float" office:value="257.95">
            <text:p>257.95</text:p>
          </table:table-cell>
          <table:table-cell table:formula="of:=[.D888]/[.A888]" office:value-type="float" office:value="1.00915457141739">
            <text:p>1.01</text:p>
          </table:table-cell>
          <table:table-cell office:value-type="float" office:value="261.46">
            <text:p>261.46</text:p>
          </table:table-cell>
          <table:table-cell table:formula="of:=[.F888]/[.A888]" office:value-type="float" office:value="1.02288642854348">
            <text:p>1.02</text:p>
          </table:table-cell>
          <table:table-cell office:value-type="float" office:value="271.56">
            <text:p>271.56</text:p>
          </table:table-cell>
          <table:table-cell table:formula="of:=[.H888]/[.A888]" office:value-type="float" office:value="1.06239974961856">
            <text:p>1.06</text:p>
          </table:table-cell>
          <table:table-cell office:value-type="float" office:value="257.95">
            <text:p>257.95</text:p>
          </table:table-cell>
          <table:table-cell table:formula="of:=[.J888]/[.A888]" office:value-type="float" office:value="1.00915457141739">
            <text:p>1.01</text:p>
          </table:table-cell>
          <table:table-cell table:number-columns-repeated="5"/>
        </table:table-row>
        <table:table-row table:style-name="ro1">
          <table:table-cell office:value-type="float" office:value="131.54">
            <text:p>131.54</text:p>
          </table:table-cell>
          <table:table-cell office:value-type="float" office:value="147.05">
            <text:p>147.05</text:p>
          </table:table-cell>
          <table:table-cell table:formula="of:=[.B889]/[.A889]" office:value-type="float" office:value="1.11791090162688">
            <text:p>1.12</text:p>
          </table:table-cell>
          <table:table-cell office:value-type="float" office:value="131.54">
            <text:p>131.54</text:p>
          </table:table-cell>
          <table:table-cell table:formula="of:=[.D889]/[.A889]" office:value-type="float" office:value="1">
            <text:p>1</text:p>
          </table:table-cell>
          <table:table-cell office:value-type="float" office:value="132.71">
            <text:p>132.71</text:p>
          </table:table-cell>
          <table:table-cell table:formula="of:=[.F889]/[.A889]" office:value-type="float" office:value="1.00889463281131">
            <text:p>1.01</text:p>
          </table:table-cell>
          <table:table-cell office:value-type="float" office:value="131.54">
            <text:p>131.54</text:p>
          </table:table-cell>
          <table:table-cell table:formula="of:=[.H889]/[.A889]" office:value-type="float" office:value="1">
            <text:p>1</text:p>
          </table:table-cell>
          <table:table-cell office:value-type="float" office:value="140.71">
            <text:p>140.71</text:p>
          </table:table-cell>
          <table:table-cell table:formula="of:=[.J889]/[.A889]" office:value-type="float" office:value="1.06971263493994">
            <text:p>1.07</text:p>
          </table:table-cell>
          <table:table-cell table:number-columns-repeated="5"/>
        </table:table-row>
        <table:table-row table:style-name="ro1">
          <table:table-cell office:value-type="float" office:value="270.3">
            <text:p>270.3</text:p>
          </table:table-cell>
          <table:table-cell office:value-type="float" office:value="290.16">
            <text:p>290.16</text:p>
          </table:table-cell>
          <table:table-cell table:formula="of:=[.B890]/[.A890]" office:value-type="float" office:value="1.07347391786903">
            <text:p>1.07</text:p>
          </table:table-cell>
          <table:table-cell office:value-type="float" office:value="272.65">
            <text:p>272.65</text:p>
          </table:table-cell>
          <table:table-cell table:formula="of:=[.D890]/[.A890]" office:value-type="float" office:value="1.0086940436552">
            <text:p>1.01</text:p>
          </table:table-cell>
          <table:table-cell office:value-type="float" office:value="273.23">
            <text:p>273.23</text:p>
          </table:table-cell>
          <table:table-cell table:formula="of:=[.F890]/[.A890]" office:value-type="float" office:value="1.01083980762116">
            <text:p>1.01</text:p>
          </table:table-cell>
          <table:table-cell office:value-type="float" office:value="290.16">
            <text:p>290.16</text:p>
          </table:table-cell>
          <table:table-cell table:formula="of:=[.H890]/[.A890]" office:value-type="float" office:value="1.07347391786903">
            <text:p>1.07</text:p>
          </table:table-cell>
          <table:table-cell office:value-type="float" office:value="277.92">
            <text:p>277.92</text:p>
          </table:table-cell>
          <table:table-cell table:formula="of:=[.J890]/[.A890]" office:value-type="float" office:value="1.02819089900111">
            <text:p>1.03</text:p>
          </table:table-cell>
          <table:table-cell table:number-columns-repeated="5"/>
        </table:table-row>
        <table:table-row table:style-name="ro1">
          <table:table-cell office:value-type="float" office:value="178.82">
            <text:p>178.82</text:p>
          </table:table-cell>
          <table:table-cell office:value-type="float" office:value="194.2">
            <text:p>194.2</text:p>
          </table:table-cell>
          <table:table-cell table:formula="of:=[.B891]/[.A891]" office:value-type="float" office:value="1.08600827647914">
            <text:p>1.09</text:p>
          </table:table-cell>
          <table:table-cell office:value-type="float" office:value="183.27">
            <text:p>183.27</text:p>
          </table:table-cell>
          <table:table-cell table:formula="of:=[.D891]/[.A891]" office:value-type="float" office:value="1.02488535957947">
            <text:p>1.02</text:p>
          </table:table-cell>
          <table:table-cell office:value-type="float" office:value="183.27">
            <text:p>183.27</text:p>
          </table:table-cell>
          <table:table-cell table:formula="of:=[.F891]/[.A891]" office:value-type="float" office:value="1.02488535957947">
            <text:p>1.02</text:p>
          </table:table-cell>
          <table:table-cell office:value-type="float" office:value="194.2">
            <text:p>194.2</text:p>
          </table:table-cell>
          <table:table-cell table:formula="of:=[.H891]/[.A891]" office:value-type="float" office:value="1.08600827647914">
            <text:p>1.09</text:p>
          </table:table-cell>
          <table:table-cell office:value-type="float" office:value="183.85">
            <text:p>183.85</text:p>
          </table:table-cell>
          <table:table-cell table:formula="of:=[.J891]/[.A891]" office:value-type="float" office:value="1.02812884464825">
            <text:p>1.03</text:p>
          </table:table-cell>
          <table:table-cell table:number-columns-repeated="5"/>
        </table:table-row>
        <table:table-row table:style-name="ro1">
          <table:table-cell office:value-type="float" office:value="307.39">
            <text:p>307.39</text:p>
          </table:table-cell>
          <table:table-cell office:value-type="float" office:value="321.15">
            <text:p>321.15</text:p>
          </table:table-cell>
          <table:table-cell table:formula="of:=[.B892]/[.A892]" office:value-type="float" office:value="1.04476398061095">
            <text:p>1.04</text:p>
          </table:table-cell>
          <table:table-cell office:value-type="float" office:value="311.49">
            <text:p>311.49</text:p>
          </table:table-cell>
          <table:table-cell table:formula="of:=[.D892]/[.A892]" office:value-type="float" office:value="1.01333810468786">
            <text:p>1.01</text:p>
          </table:table-cell>
          <table:table-cell office:value-type="float" office:value="310.08">
            <text:p>310.08</text:p>
          </table:table-cell>
          <table:table-cell table:formula="of:=[.F892]/[.A892]" office:value-type="float" office:value="1.00875109795374">
            <text:p>1.01</text:p>
          </table:table-cell>
          <table:table-cell office:value-type="float" office:value="321.15">
            <text:p>321.15</text:p>
          </table:table-cell>
          <table:table-cell table:formula="of:=[.H892]/[.A892]" office:value-type="float" office:value="1.04476398061095">
            <text:p>1.04</text:p>
          </table:table-cell>
          <table:table-cell office:value-type="float" office:value="311.49">
            <text:p>311.49</text:p>
          </table:table-cell>
          <table:table-cell table:formula="of:=[.J892]/[.A892]" office:value-type="float" office:value="1.01333810468786">
            <text:p>1.01</text:p>
          </table:table-cell>
          <table:table-cell table:number-columns-repeated="5"/>
        </table:table-row>
        <table:table-row table:style-name="ro1">
          <table:table-cell office:value-type="float" office:value="207.47">
            <text:p>207.47</text:p>
          </table:table-cell>
          <table:table-cell office:value-type="float" office:value="247.01">
            <text:p>247.01</text:p>
          </table:table-cell>
          <table:table-cell table:formula="of:=[.B893]/[.A893]" office:value-type="float" office:value="1.19058177085844">
            <text:p>1.19</text:p>
          </table:table-cell>
          <table:table-cell office:value-type="float" office:value="235.01">
            <text:p>235.01</text:p>
          </table:table-cell>
          <table:table-cell table:formula="of:=[.D893]/[.A893]" office:value-type="float" office:value="1.13274208319275">
            <text:p>1.13</text:p>
          </table:table-cell>
          <table:table-cell office:value-type="float" office:value="210.64">
            <text:p>210.64</text:p>
          </table:table-cell>
          <table:table-cell table:formula="of:=[.F893]/[.A893]" office:value-type="float" office:value="1.01527931749169">
            <text:p>1.02</text:p>
          </table:table-cell>
          <table:table-cell office:value-type="float" office:value="237.84">
            <text:p>237.84</text:p>
          </table:table-cell>
          <table:table-cell table:formula="of:=[.H893]/[.A893]" office:value-type="float" office:value="1.14638260953391">
            <text:p>1.15</text:p>
          </table:table-cell>
          <table:table-cell office:value-type="float" office:value="235.01">
            <text:p>235.01</text:p>
          </table:table-cell>
          <table:table-cell table:formula="of:=[.J893]/[.A893]" office:value-type="float" office:value="1.13274208319275">
            <text:p>1.13</text:p>
          </table:table-cell>
          <table:table-cell table:number-columns-repeated="5"/>
        </table:table-row>
        <table:table-row table:style-name="ro1">
          <table:table-cell office:value-type="float" office:value="309.61">
            <text:p>309.61</text:p>
          </table:table-cell>
          <table:table-cell office:value-type="float" office:value="327.46">
            <text:p>327.46</text:p>
          </table:table-cell>
          <table:table-cell table:formula="of:=[.B894]/[.A894]" office:value-type="float" office:value="1.05765317657698">
            <text:p>1.06</text:p>
          </table:table-cell>
          <table:table-cell office:value-type="float" office:value="311.12">
            <text:p>311.12</text:p>
          </table:table-cell>
          <table:table-cell table:formula="of:=[.D894]/[.A894]" office:value-type="float" office:value="1.00487710345273">
            <text:p>1</text:p>
          </table:table-cell>
          <table:table-cell office:value-type="float" office:value="310.53">
            <text:p>310.53</text:p>
          </table:table-cell>
          <table:table-cell table:formula="of:=[.F894]/[.A894]" office:value-type="float" office:value="1.00297148024935">
            <text:p>1</text:p>
          </table:table-cell>
          <table:table-cell office:value-type="float" office:value="327.46">
            <text:p>327.46</text:p>
          </table:table-cell>
          <table:table-cell table:formula="of:=[.H894]/[.A894]" office:value-type="float" office:value="1.05765317657698">
            <text:p>1.06</text:p>
          </table:table-cell>
          <table:table-cell office:value-type="float" office:value="310.53">
            <text:p>310.53</text:p>
          </table:table-cell>
          <table:table-cell table:formula="of:=[.J894]/[.A894]" office:value-type="float" office:value="1.00297148024935">
            <text:p>1</text:p>
          </table:table-cell>
          <table:table-cell table:number-columns-repeated="5"/>
        </table:table-row>
        <table:table-row table:style-name="ro1">
          <table:table-cell office:value-type="float" office:value="450.77">
            <text:p>450.77</text:p>
          </table:table-cell>
          <table:table-cell office:value-type="float" office:value="471.46">
            <text:p>471.46</text:p>
          </table:table-cell>
          <table:table-cell table:formula="of:=[.B895]/[.A895]" office:value-type="float" office:value="1.0458992390798">
            <text:p>1.05</text:p>
          </table:table-cell>
          <table:table-cell office:value-type="float" office:value="457.6">
            <text:p>457.6</text:p>
          </table:table-cell>
          <table:table-cell table:formula="of:=[.D895]/[.A895]" office:value-type="float" office:value="1.0151518512767">
            <text:p>1.02</text:p>
          </table:table-cell>
          <table:table-cell office:value-type="float" office:value="463.11">
            <text:p>463.11</text:p>
          </table:table-cell>
          <table:table-cell table:formula="of:=[.F895]/[.A895]" office:value-type="float" office:value="1.0273753799055">
            <text:p>1.03</text:p>
          </table:table-cell>
          <table:table-cell office:value-type="float" office:value="471.46">
            <text:p>471.46</text:p>
          </table:table-cell>
          <table:table-cell table:formula="of:=[.H895]/[.A895]" office:value-type="float" office:value="1.0458992390798">
            <text:p>1.05</text:p>
          </table:table-cell>
          <table:table-cell office:value-type="float" office:value="468.04">
            <text:p>468.04</text:p>
          </table:table-cell>
          <table:table-cell table:formula="of:=[.J895]/[.A895]" office:value-type="float" office:value="1.0383122213102">
            <text:p>1.04</text:p>
          </table:table-cell>
          <table:table-cell table:number-columns-repeated="5"/>
        </table:table-row>
        <table:table-row table:style-name="ro1">
          <table:table-cell office:value-type="float" office:value="359.49">
            <text:p>359.49</text:p>
          </table:table-cell>
          <table:table-cell office:value-type="float" office:value="383.94">
            <text:p>383.94</text:p>
          </table:table-cell>
          <table:table-cell table:formula="of:=[.B896]/[.A896]" office:value-type="float" office:value="1.06801301844279">
            <text:p>1.07</text:p>
          </table:table-cell>
          <table:table-cell office:value-type="float" office:value="359.84">
            <text:p>359.84</text:p>
          </table:table-cell>
          <table:table-cell table:formula="of:=[.D896]/[.A896]" office:value-type="float" office:value="1.000973601491">
            <text:p>1</text:p>
          </table:table-cell>
          <table:table-cell office:value-type="float" office:value="362.18">
            <text:p>362.18</text:p>
          </table:table-cell>
          <table:table-cell table:formula="of:=[.F896]/[.A896]" office:value-type="float" office:value="1.00748282288798">
            <text:p>1.01</text:p>
          </table:table-cell>
          <table:table-cell office:value-type="float" office:value="378.28">
            <text:p>378.28</text:p>
          </table:table-cell>
          <table:table-cell table:formula="of:=[.H896]/[.A896]" office:value-type="float" office:value="1.05226849147403">
            <text:p>1.05</text:p>
          </table:table-cell>
          <table:table-cell office:value-type="float" office:value="359.25">
            <text:p>359.25</text:p>
          </table:table-cell>
          <table:table-cell table:formula="of:=[.J896]/[.A896]" office:value-type="float" office:value="0.999332387549028">
            <text:p>1</text:p>
          </table:table-cell>
          <table:table-cell table:number-columns-repeated="5"/>
        </table:table-row>
        <table:table-row table:style-name="ro1">
          <table:table-cell office:value-type="float" office:value="500.56">
            <text:p>500.56</text:p>
          </table:table-cell>
          <table:table-cell office:value-type="float" office:value="534.82">
            <text:p>534.82</text:p>
          </table:table-cell>
          <table:table-cell table:formula="of:=[.B897]/[.A897]" office:value-type="float" office:value="1.06844334345533">
            <text:p>1.07</text:p>
          </table:table-cell>
          <table:table-cell office:value-type="float" office:value="518.13">
            <text:p>518.13</text:p>
          </table:table-cell>
          <table:table-cell table:formula="of:=[.D897]/[.A897]" office:value-type="float" office:value="1.0351006872303">
            <text:p>1.04</text:p>
          </table:table-cell>
          <table:table-cell office:value-type="float" office:value="519.79">
            <text:p>519.79</text:p>
          </table:table-cell>
          <table:table-cell table:formula="of:=[.F897]/[.A897]" office:value-type="float" office:value="1.03841697299025">
            <text:p>1.04</text:p>
          </table:table-cell>
          <table:table-cell office:value-type="float" office:value="534.82">
            <text:p>534.82</text:p>
          </table:table-cell>
          <table:table-cell table:formula="of:=[.H897]/[.A897]" office:value-type="float" office:value="1.06844334345533">
            <text:p>1.07</text:p>
          </table:table-cell>
          <table:table-cell office:value-type="float" office:value="519.3">
            <text:p>519.3</text:p>
          </table:table-cell>
          <table:table-cell table:formula="of:=[.J897]/[.A897]" office:value-type="float" office:value="1.03743806936231">
            <text:p>1.04</text:p>
          </table:table-cell>
          <table:table-cell table:number-columns-repeated="5"/>
        </table:table-row>
        <table:table-row table:style-name="ro1">
          <table:table-cell office:value-type="float" office:value="415.89">
            <text:p>415.89</text:p>
          </table:table-cell>
          <table:table-cell office:value-type="float" office:value="432.53">
            <text:p>432.53</text:p>
          </table:table-cell>
          <table:table-cell table:formula="of:=[.B898]/[.A898]" office:value-type="float" office:value="1.0400105797206">
            <text:p>1.04</text:p>
          </table:table-cell>
          <table:table-cell office:value-type="float" office:value="418.92">
            <text:p>418.92</text:p>
          </table:table-cell>
          <table:table-cell table:formula="of:=[.D898]/[.A898]" office:value-type="float" office:value="1.00728558032172">
            <text:p>1.01</text:p>
          </table:table-cell>
          <table:table-cell office:value-type="float" office:value="420.68">
            <text:p>420.68</text:p>
          </table:table-cell>
          <table:table-cell table:formula="of:=[.F898]/[.A898]" office:value-type="float" office:value="1.0115174685614">
            <text:p>1.01</text:p>
          </table:table-cell>
          <table:table-cell office:value-type="float" office:value="432.53">
            <text:p>432.53</text:p>
          </table:table-cell>
          <table:table-cell table:formula="of:=[.H898]/[.A898]" office:value-type="float" office:value="1.0400105797206">
            <text:p>1.04</text:p>
          </table:table-cell>
          <table:table-cell office:value-type="float" office:value="418.92">
            <text:p>418.92</text:p>
          </table:table-cell>
          <table:table-cell table:formula="of:=[.J898]/[.A898]" office:value-type="float" office:value="1.00728558032172">
            <text:p>1.01</text:p>
          </table:table-cell>
          <table:table-cell table:number-columns-repeated="5"/>
        </table:table-row>
        <table:table-row table:style-name="ro1">
          <table:table-cell office:value-type="float" office:value="484.05">
            <text:p>484.05</text:p>
          </table:table-cell>
          <table:table-cell office:value-type="float" office:value="530.37">
            <text:p>530.37</text:p>
          </table:table-cell>
          <table:table-cell table:formula="of:=[.B899]/[.A899]" office:value-type="float" office:value="1.09569259374032">
            <text:p>1.1</text:p>
          </table:table-cell>
          <table:table-cell office:value-type="float" office:value="523.55">
            <text:p>523.55</text:p>
          </table:table-cell>
          <table:table-cell table:formula="of:=[.D899]/[.A899]" office:value-type="float" office:value="1.08160314017147">
            <text:p>1.08</text:p>
          </table:table-cell>
          <table:table-cell office:value-type="float" office:value="508.43">
            <text:p>508.43</text:p>
          </table:table-cell>
          <table:table-cell table:formula="of:=[.F899]/[.A899]" office:value-type="float" office:value="1.0503666976552">
            <text:p>1.05</text:p>
          </table:table-cell>
          <table:table-cell office:value-type="float" office:value="522.03">
            <text:p>522.03</text:p>
          </table:table-cell>
          <table:table-cell table:formula="of:=[.H899]/[.A899]" office:value-type="float" office:value="1.07846296870158">
            <text:p>1.08</text:p>
          </table:table-cell>
          <table:table-cell office:value-type="float" office:value="516.37">
            <text:p>516.37</text:p>
          </table:table-cell>
          <table:table-cell table:formula="of:=[.J899]/[.A899]" office:value-type="float" office:value="1.06676996178081">
            <text:p>1.07</text:p>
          </table:table-cell>
          <table:table-cell table:number-columns-repeated="5"/>
        </table:table-row>
        <table:table-row table:style-name="ro1">
          <table:table-cell office:value-type="float" office:value="255.68">
            <text:p>255.68</text:p>
          </table:table-cell>
          <table:table-cell office:value-type="float" office:value="281.15">
            <text:p>281.15</text:p>
          </table:table-cell>
          <table:table-cell table:formula="of:=[.B900]/[.A900]" office:value-type="float" office:value="1.09961670838548">
            <text:p>1.1</text:p>
          </table:table-cell>
          <table:table-cell office:value-type="float" office:value="264.46">
            <text:p>264.46</text:p>
          </table:table-cell>
          <table:table-cell table:formula="of:=[.D900]/[.A900]" office:value-type="float" office:value="1.03433979974969">
            <text:p>1.03</text:p>
          </table:table-cell>
          <table:table-cell office:value-type="float" office:value="261.29">
            <text:p>261.29</text:p>
          </table:table-cell>
          <table:table-cell table:formula="of:=[.F900]/[.A900]" office:value-type="float" office:value="1.0219414893617">
            <text:p>1.02</text:p>
          </table:table-cell>
          <table:table-cell office:value-type="float" office:value="272.56">
            <text:p>272.56</text:p>
          </table:table-cell>
          <table:table-cell table:formula="of:=[.H900]/[.A900]" office:value-type="float" office:value="1.06602002503129">
            <text:p>1.07</text:p>
          </table:table-cell>
          <table:table-cell office:value-type="float" office:value="265.63">
            <text:p>265.63</text:p>
          </table:table-cell>
          <table:table-cell table:formula="of:=[.J900]/[.A900]" office:value-type="float" office:value="1.03891583229036">
            <text:p>1.04</text:p>
          </table:table-cell>
          <table:table-cell table:number-columns-repeated="5"/>
        </table:table-row>
        <table:table-row table:style-name="ro1">
          <table:table-cell office:value-type="float" office:value="399.84">
            <text:p>399.84</text:p>
          </table:table-cell>
          <table:table-cell office:value-type="float" office:value="406.29">
            <text:p>406.29</text:p>
          </table:table-cell>
          <table:table-cell table:formula="of:=[.B901]/[.A901]" office:value-type="float" office:value="1.01613145258103">
            <text:p>1.02</text:p>
          </table:table-cell>
          <table:table-cell office:value-type="float" office:value="402.53">
            <text:p>402.53</text:p>
          </table:table-cell>
          <table:table-cell table:formula="of:=[.D901]/[.A901]" office:value-type="float" office:value="1.00672769107643">
            <text:p>1.01</text:p>
          </table:table-cell>
          <table:table-cell office:value-type="float" office:value="400.77">
            <text:p>400.77</text:p>
          </table:table-cell>
          <table:table-cell table:formula="of:=[.F901]/[.A901]" office:value-type="float" office:value="1.00232593037215">
            <text:p>1</text:p>
          </table:table-cell>
          <table:table-cell office:value-type="float" office:value="403.94">
            <text:p>403.94</text:p>
          </table:table-cell>
          <table:table-cell table:formula="of:=[.H901]/[.A901]" office:value-type="float" office:value="1.01025410164066">
            <text:p>1.01</text:p>
          </table:table-cell>
          <table:table-cell office:value-type="float" office:value="400.77">
            <text:p>400.77</text:p>
          </table:table-cell>
          <table:table-cell table:formula="of:=[.J901]/[.A901]" office:value-type="float" office:value="1.00232593037215">
            <text:p>1</text:p>
          </table:table-cell>
          <table:table-cell table:number-columns-repeated="5"/>
        </table:table-row>
        <table:table-row table:style-name="ro1">
          <table:table-cell office:value-type="float" office:value="315.48">
            <text:p>315.48</text:p>
          </table:table-cell>
          <table:table-cell office:value-type="float" office:value="341.96">
            <text:p>341.96</text:p>
          </table:table-cell>
          <table:table-cell table:formula="of:=[.B902]/[.A902]" office:value-type="float" office:value="1.08393559021174">
            <text:p>1.08</text:p>
          </table:table-cell>
          <table:table-cell office:value-type="float" office:value="323.62">
            <text:p>323.62</text:p>
          </table:table-cell>
          <table:table-cell table:formula="of:=[.D902]/[.A902]" office:value-type="float" office:value="1.0258019525802">
            <text:p>1.03</text:p>
          </table:table-cell>
          <table:table-cell office:value-type="float" office:value="327.33">
            <text:p>327.33</text:p>
          </table:table-cell>
          <table:table-cell table:formula="of:=[.F902]/[.A902]" office:value-type="float" office:value="1.03756181057436">
            <text:p>1.04</text:p>
          </table:table-cell>
          <table:table-cell office:value-type="float" office:value="341.96">
            <text:p>341.96</text:p>
          </table:table-cell>
          <table:table-cell table:formula="of:=[.H902]/[.A902]" office:value-type="float" office:value="1.08393559021174">
            <text:p>1.08</text:p>
          </table:table-cell>
          <table:table-cell office:value-type="float" office:value="323.62">
            <text:p>323.62</text:p>
          </table:table-cell>
          <table:table-cell table:formula="of:=[.J902]/[.A902]" office:value-type="float" office:value="1.0258019525802">
            <text:p>1.03</text:p>
          </table:table-cell>
          <table:table-cell table:number-columns-repeated="5"/>
        </table:table-row>
        <table:table-row table:style-name="ro1">
          <table:table-cell office:value-type="float" office:value="355.88">
            <text:p>355.88</text:p>
          </table:table-cell>
          <table:table-cell office:value-type="float" office:value="359.98">
            <text:p>359.98</text:p>
          </table:table-cell>
          <table:table-cell table:formula="of:=[.B903]/[.A903]" office:value-type="float" office:value="1.01152073732719">
            <text:p>1.01</text:p>
          </table:table-cell>
          <table:table-cell office:value-type="float" office:value="356.47">
            <text:p>356.47</text:p>
          </table:table-cell>
          <table:table-cell table:formula="of:=[.D903]/[.A903]" office:value-type="float" office:value="1.00165786220074">
            <text:p>1</text:p>
          </table:table-cell>
          <table:table-cell office:value-type="float" office:value="360.57">
            <text:p>360.57</text:p>
          </table:table-cell>
          <table:table-cell table:formula="of:=[.F903]/[.A903]" office:value-type="float" office:value="1.01317859952793">
            <text:p>1.01</text:p>
          </table:table-cell>
          <table:table-cell office:value-type="float" office:value="359.98">
            <text:p>359.98</text:p>
          </table:table-cell>
          <table:table-cell table:formula="of:=[.H903]/[.A903]" office:value-type="float" office:value="1.01152073732719">
            <text:p>1.01</text:p>
          </table:table-cell>
          <table:table-cell office:value-type="float" office:value="358.23">
            <text:p>358.23</text:p>
          </table:table-cell>
          <table:table-cell table:formula="of:=[.J903]/[.A903]" office:value-type="float" office:value="1.00660334944363">
            <text:p>1.01</text:p>
          </table:table-cell>
          <table:table-cell table:number-columns-repeated="5"/>
        </table:table-row>
        <table:table-row table:style-name="ro1">
          <table:table-cell office:value-type="float" office:value="105.14">
            <text:p>105.14</text:p>
          </table:table-cell>
          <table:table-cell office:value-type="float" office:value="134.7">
            <text:p>134.7</text:p>
          </table:table-cell>
          <table:table-cell table:formula="of:=[.B904]/[.A904]" office:value-type="float" office:value="1.28114894426479">
            <text:p>1.28</text:p>
          </table:table-cell>
          <table:table-cell office:value-type="float" office:value="105.73">
            <text:p>105.73</text:p>
          </table:table-cell>
          <table:table-cell table:formula="of:=[.D904]/[.A904]" office:value-type="float" office:value="1.00561156553167">
            <text:p>1.01</text:p>
          </table:table-cell>
          <table:table-cell office:value-type="float" office:value="105.73">
            <text:p>105.73</text:p>
          </table:table-cell>
          <table:table-cell table:formula="of:=[.F904]/[.A904]" office:value-type="float" office:value="1.00561156553167">
            <text:p>1.01</text:p>
          </table:table-cell>
          <table:table-cell office:value-type="float" office:value="134.7">
            <text:p>134.7</text:p>
          </table:table-cell>
          <table:table-cell table:formula="of:=[.H904]/[.A904]" office:value-type="float" office:value="1.28114894426479">
            <text:p>1.28</text:p>
          </table:table-cell>
          <table:table-cell office:value-type="float" office:value="105.73">
            <text:p>105.73</text:p>
          </table:table-cell>
          <table:table-cell table:formula="of:=[.J904]/[.A904]" office:value-type="float" office:value="1.00561156553167">
            <text:p>1.01</text:p>
          </table:table-cell>
          <table:table-cell table:number-columns-repeated="5"/>
        </table:table-row>
        <table:table-row table:style-name="ro1">
          <table:table-cell office:value-type="float" office:value="155.71">
            <text:p>155.71</text:p>
          </table:table-cell>
          <table:table-cell office:value-type="float" office:value="170.5">
            <text:p>170.5</text:p>
          </table:table-cell>
          <table:table-cell table:formula="of:=[.B905]/[.A905]" office:value-type="float" office:value="1.09498426562199">
            <text:p>1.09</text:p>
          </table:table-cell>
          <table:table-cell office:value-type="float" office:value="165.91">
            <text:p>165.91</text:p>
          </table:table-cell>
          <table:table-cell table:formula="of:=[.D905]/[.A905]" office:value-type="float" office:value="1.06550639008413">
            <text:p>1.07</text:p>
          </table:table-cell>
          <table:table-cell office:value-type="float" office:value="159.57">
            <text:p>159.57</text:p>
          </table:table-cell>
          <table:table-cell table:formula="of:=[.F905]/[.A905]" office:value-type="float" office:value="1.02478967311027">
            <text:p>1.02</text:p>
          </table:table-cell>
          <table:table-cell office:value-type="float" office:value="170.5">
            <text:p>170.5</text:p>
          </table:table-cell>
          <table:table-cell table:formula="of:=[.H905]/[.A905]" office:value-type="float" office:value="1.09498426562199">
            <text:p>1.09</text:p>
          </table:table-cell>
          <table:table-cell office:value-type="float" office:value="161.23">
            <text:p>161.23</text:p>
          </table:table-cell>
          <table:table-cell table:formula="of:=[.J905]/[.A905]" office:value-type="float" office:value="1.03545051698671">
            <text:p>1.04</text:p>
          </table:table-cell>
          <table:table-cell table:number-columns-repeated="5"/>
        </table:table-row>
        <table:table-row table:style-name="ro1">
          <table:table-cell office:value-type="float" office:value="434.81">
            <text:p>434.81</text:p>
          </table:table-cell>
          <table:table-cell office:value-type="float" office:value="464.39">
            <text:p>464.39</text:p>
          </table:table-cell>
          <table:table-cell table:formula="of:=[.B906]/[.A906]" office:value-type="float" office:value="1.06802971412801">
            <text:p>1.07</text:p>
          </table:table-cell>
          <table:table-cell office:value-type="float" office:value="444.09">
            <text:p>444.09</text:p>
          </table:table-cell>
          <table:table-cell table:formula="of:=[.D906]/[.A906]" office:value-type="float" office:value="1.02134265541271">
            <text:p>1.02</text:p>
          </table:table-cell>
          <table:table-cell office:value-type="float" office:value="448.29">
            <text:p>448.29</text:p>
          </table:table-cell>
          <table:table-cell table:formula="of:=[.F906]/[.A906]" office:value-type="float" office:value="1.03100204687105">
            <text:p>1.03</text:p>
          </table:table-cell>
          <table:table-cell office:value-type="float" office:value="464.39">
            <text:p>464.39</text:p>
          </table:table-cell>
          <table:table-cell table:formula="of:=[.H906]/[.A906]" office:value-type="float" office:value="1.06802971412801">
            <text:p>1.07</text:p>
          </table:table-cell>
          <table:table-cell office:value-type="float" office:value="443.5">
            <text:p>443.5</text:p>
          </table:table-cell>
          <table:table-cell table:formula="of:=[.J906]/[.A906]" office:value-type="float" office:value="1.01998574089832">
            <text:p>1.02</text:p>
          </table:table-cell>
          <table:table-cell table:number-columns-repeated="5"/>
        </table:table-row>
        <table:table-row table:style-name="ro1">
          <table:table-cell office:value-type="float" office:value="503.31">
            <text:p>503.31</text:p>
          </table:table-cell>
          <table:table-cell office:value-type="float" office:value="518.58">
            <text:p>518.58</text:p>
          </table:table-cell>
          <table:table-cell table:formula="of:=[.B907]/[.A907]" office:value-type="float" office:value="1.03033915479526">
            <text:p>1.03</text:p>
          </table:table-cell>
          <table:table-cell office:value-type="float" office:value="517.17">
            <text:p>517.17</text:p>
          </table:table-cell>
          <table:table-cell table:formula="of:=[.D907]/[.A907]" office:value-type="float" office:value="1.0275377004232">
            <text:p>1.03</text:p>
          </table:table-cell>
          <table:table-cell office:value-type="float" office:value="515.61">
            <text:p>515.61</text:p>
          </table:table-cell>
          <table:table-cell table:formula="of:=[.F907]/[.A907]" office:value-type="float" office:value="1.02443821899028">
            <text:p>1.02</text:p>
          </table:table-cell>
          <table:table-cell office:value-type="float" office:value="517.17">
            <text:p>517.17</text:p>
          </table:table-cell>
          <table:table-cell table:formula="of:=[.H907]/[.A907]" office:value-type="float" office:value="1.0275377004232">
            <text:p>1.03</text:p>
          </table:table-cell>
          <table:table-cell office:value-type="float" office:value="517.17">
            <text:p>517.17</text:p>
          </table:table-cell>
          <table:table-cell table:formula="of:=[.J907]/[.A907]" office:value-type="float" office:value="1.0275377004232">
            <text:p>1.03</text:p>
          </table:table-cell>
          <table:table-cell table:number-columns-repeated="5"/>
        </table:table-row>
        <table:table-row table:style-name="ro1">
          <table:table-cell office:value-type="float" office:value="202.01">
            <text:p>202.01</text:p>
          </table:table-cell>
          <table:table-cell office:value-type="float" office:value="211.62">
            <text:p>211.62</text:p>
          </table:table-cell>
          <table:table-cell table:formula="of:=[.B908]/[.A908]" office:value-type="float" office:value="1.04757190238107">
            <text:p>1.05</text:p>
          </table:table-cell>
          <table:table-cell office:value-type="float" office:value="207.04">
            <text:p>207.04</text:p>
          </table:table-cell>
          <table:table-cell table:formula="of:=[.D908]/[.A908]" office:value-type="float" office:value="1.02489975743775">
            <text:p>1.02</text:p>
          </table:table-cell>
          <table:table-cell office:value-type="float" office:value="207.62">
            <text:p>207.62</text:p>
          </table:table-cell>
          <table:table-cell table:formula="of:=[.F908]/[.A908]" office:value-type="float" office:value="1.02777090243057">
            <text:p>1.03</text:p>
          </table:table-cell>
          <table:table-cell office:value-type="float" office:value="211.62">
            <text:p>211.62</text:p>
          </table:table-cell>
          <table:table-cell table:formula="of:=[.H908]/[.A908]" office:value-type="float" office:value="1.04757190238107">
            <text:p>1.05</text:p>
          </table:table-cell>
          <table:table-cell office:value-type="float" office:value="206.45">
            <text:p>206.45</text:p>
          </table:table-cell>
          <table:table-cell table:formula="of:=[.J908]/[.A908]" office:value-type="float" office:value="1.02197910994505">
            <text:p>1.02</text:p>
          </table:table-cell>
          <table:table-cell table:number-columns-repeated="5"/>
        </table:table-row>
        <table:table-row table:style-name="ro1">
          <table:table-cell office:value-type="float" office:value="274.99">
            <text:p>274.99</text:p>
          </table:table-cell>
          <table:table-cell office:value-type="float" office:value="285.68">
            <text:p>285.68</text:p>
          </table:table-cell>
          <table:table-cell table:formula="of:=[.B909]/[.A909]" office:value-type="float" office:value="1.03887414087785">
            <text:p>1.04</text:p>
          </table:table-cell>
          <table:table-cell office:value-type="float" office:value="282.95">
            <text:p>282.95</text:p>
          </table:table-cell>
          <table:table-cell table:formula="of:=[.D909]/[.A909]" office:value-type="float" office:value="1.02894650714571">
            <text:p>1.03</text:p>
          </table:table-cell>
          <table:table-cell office:value-type="float" office:value="280.61">
            <text:p>280.61</text:p>
          </table:table-cell>
          <table:table-cell table:formula="of:=[.F909]/[.A909]" office:value-type="float" office:value="1.02043710680388">
            <text:p>1.02</text:p>
          </table:table-cell>
          <table:table-cell office:value-type="float" office:value="285.68">
            <text:p>285.68</text:p>
          </table:table-cell>
          <table:table-cell table:formula="of:=[.H909]/[.A909]" office:value-type="float" office:value="1.03887414087785">
            <text:p>1.04</text:p>
          </table:table-cell>
          <table:table-cell office:value-type="float" office:value="281.19">
            <text:p>281.19</text:p>
          </table:table-cell>
          <table:table-cell table:formula="of:=[.J909]/[.A909]" office:value-type="float" office:value="1.02254627440998">
            <text:p>1.02</text:p>
          </table:table-cell>
          <table:table-cell table:number-columns-repeated="5"/>
        </table:table-row>
        <table:table-row table:style-name="ro1">
          <table:table-cell office:value-type="float" office:value="207.59">
            <text:p>207.59</text:p>
          </table:table-cell>
          <table:table-cell office:value-type="float" office:value="218.52">
            <text:p>218.52</text:p>
          </table:table-cell>
          <table:table-cell table:formula="of:=[.B910]/[.A910]" office:value-type="float" office:value="1.05265186184306">
            <text:p>1.05</text:p>
          </table:table-cell>
          <table:table-cell office:value-type="float" office:value="212.87">
            <text:p>212.87</text:p>
          </table:table-cell>
          <table:table-cell table:formula="of:=[.D910]/[.A910]" office:value-type="float" office:value="1.02543475119225">
            <text:p>1.03</text:p>
          </table:table-cell>
          <table:table-cell office:value-type="float" office:value="209.35">
            <text:p>209.35</text:p>
          </table:table-cell>
          <table:table-cell table:formula="of:=[.F910]/[.A910]" office:value-type="float" office:value="1.00847825039742">
            <text:p>1.01</text:p>
          </table:table-cell>
          <table:table-cell office:value-type="float" office:value="218.52">
            <text:p>218.52</text:p>
          </table:table-cell>
          <table:table-cell table:formula="of:=[.H910]/[.A910]" office:value-type="float" office:value="1.05265186184306">
            <text:p>1.05</text:p>
          </table:table-cell>
          <table:table-cell office:value-type="float" office:value="212.87">
            <text:p>212.87</text:p>
          </table:table-cell>
          <table:table-cell table:formula="of:=[.J910]/[.A910]" office:value-type="float" office:value="1.02543475119225">
            <text:p>1.03</text:p>
          </table:table-cell>
          <table:table-cell table:number-columns-repeated="5"/>
        </table:table-row>
        <table:table-row table:style-name="ro1">
          <table:table-cell office:value-type="float" office:value="202.69">
            <text:p>202.69</text:p>
          </table:table-cell>
          <table:table-cell office:value-type="float" office:value="217.82">
            <text:p>217.82</text:p>
          </table:table-cell>
          <table:table-cell table:formula="of:=[.B911]/[.A911]" office:value-type="float" office:value="1.07464601115003">
            <text:p>1.07</text:p>
          </table:table-cell>
          <table:table-cell office:value-type="float" office:value="207.97">
            <text:p>207.97</text:p>
          </table:table-cell>
          <table:table-cell table:formula="of:=[.D911]/[.A911]" office:value-type="float" office:value="1.02604963244363">
            <text:p>1.03</text:p>
          </table:table-cell>
          <table:table-cell office:value-type="float" office:value="205.72">
            <text:p>205.72</text:p>
          </table:table-cell>
          <table:table-cell table:formula="of:=[.F911]/[.A911]" office:value-type="float" office:value="1.01494893680004">
            <text:p>1.01</text:p>
          </table:table-cell>
          <table:table-cell office:value-type="float" office:value="217.82">
            <text:p>217.82</text:p>
          </table:table-cell>
          <table:table-cell table:formula="of:=[.H911]/[.A911]" office:value-type="float" office:value="1.07464601115003">
            <text:p>1.07</text:p>
          </table:table-cell>
          <table:table-cell office:value-type="float" office:value="205.14">
            <text:p>205.14</text:p>
          </table:table-cell>
          <table:table-cell table:formula="of:=[.J911]/[.A911]" office:value-type="float" office:value="1.01208742414525">
            <text:p>1.01</text:p>
          </table:table-cell>
          <table:table-cell table:number-columns-repeated="5"/>
        </table:table-row>
        <table:table-row table:style-name="ro1">
          <table:table-cell office:value-type="float" office:value="275.15">
            <text:p>275.15</text:p>
          </table:table-cell>
          <table:table-cell office:value-type="float" office:value="284.22">
            <text:p>284.22</text:p>
          </table:table-cell>
          <table:table-cell table:formula="of:=[.B912]/[.A912]" office:value-type="float" office:value="1.0329638379066">
            <text:p>1.03</text:p>
          </table:table-cell>
          <table:table-cell office:value-type="float" office:value="275.74">
            <text:p>275.74</text:p>
          </table:table-cell>
          <table:table-cell table:formula="of:=[.D912]/[.A912]" office:value-type="float" office:value="1.00214428493549">
            <text:p>1</text:p>
          </table:table-cell>
          <table:table-cell office:value-type="float" office:value="275.74">
            <text:p>275.74</text:p>
          </table:table-cell>
          <table:table-cell table:formula="of:=[.F912]/[.A912]" office:value-type="float" office:value="1.00214428493549">
            <text:p>1</text:p>
          </table:table-cell>
          <table:table-cell office:value-type="float" office:value="284.22">
            <text:p>284.22</text:p>
          </table:table-cell>
          <table:table-cell table:formula="of:=[.H912]/[.A912]" office:value-type="float" office:value="1.0329638379066">
            <text:p>1.03</text:p>
          </table:table-cell>
          <table:table-cell office:value-type="float" office:value="275.15">
            <text:p>275.15</text:p>
          </table:table-cell>
          <table:table-cell table:formula="of:=[.J912]/[.A91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46.81">
            <text:p>246.81</text:p>
          </table:table-cell>
          <table:table-cell office:value-type="float" office:value="252.42">
            <text:p>252.42</text:p>
          </table:table-cell>
          <table:table-cell table:formula="of:=[.B913]/[.A913]" office:value-type="float" office:value="1.02273003524979">
            <text:p>1.02</text:p>
          </table:table-cell>
          <table:table-cell office:value-type="float" office:value="245.98">
            <text:p>245.98</text:p>
          </table:table-cell>
          <table:table-cell table:formula="of:=[.D913]/[.A913]" office:value-type="float" office:value="0.996637089258944">
            <text:p>1</text:p>
          </table:table-cell>
          <table:table-cell office:value-type="float" office:value="245.98">
            <text:p>245.98</text:p>
          </table:table-cell>
          <table:table-cell table:formula="of:=[.F913]/[.A913]" office:value-type="float" office:value="0.996637089258944">
            <text:p>1</text:p>
          </table:table-cell>
          <table:table-cell office:value-type="float" office:value="252.42">
            <text:p>252.42</text:p>
          </table:table-cell>
          <table:table-cell table:formula="of:=[.H913]/[.A913]" office:value-type="float" office:value="1.02273003524979">
            <text:p>1.02</text:p>
          </table:table-cell>
          <table:table-cell office:value-type="float" office:value="246.56">
            <text:p>246.56</text:p>
          </table:table-cell>
          <table:table-cell table:formula="of:=[.J913]/[.A913]" office:value-type="float" office:value="0.998987075077995">
            <text:p>1</text:p>
          </table:table-cell>
          <table:table-cell table:number-columns-repeated="5"/>
        </table:table-row>
        <table:table-row table:style-name="ro1">
          <table:table-cell office:value-type="float" office:value="275.4">
            <text:p>275.4</text:p>
          </table:table-cell>
          <table:table-cell office:value-type="float" office:value="296.09">
            <text:p>296.09</text:p>
          </table:table-cell>
          <table:table-cell table:formula="of:=[.B914]/[.A914]" office:value-type="float" office:value="1.07512708787219">
            <text:p>1.08</text:p>
          </table:table-cell>
          <table:table-cell office:value-type="float" office:value="286.82">
            <text:p>286.82</text:p>
          </table:table-cell>
          <table:table-cell table:formula="of:=[.D914]/[.A914]" office:value-type="float" office:value="1.04146695715323">
            <text:p>1.04</text:p>
          </table:table-cell>
          <table:table-cell office:value-type="float" office:value="288.58">
            <text:p>288.58</text:p>
          </table:table-cell>
          <table:table-cell table:formula="of:=[.F914]/[.A914]" office:value-type="float" office:value="1.04785766158315">
            <text:p>1.05</text:p>
          </table:table-cell>
          <table:table-cell office:value-type="float" office:value="296.09">
            <text:p>296.09</text:p>
          </table:table-cell>
          <table:table-cell table:formula="of:=[.H914]/[.A914]" office:value-type="float" office:value="1.07512708787219">
            <text:p>1.08</text:p>
          </table:table-cell>
          <table:table-cell office:value-type="float" office:value="288.58">
            <text:p>288.58</text:p>
          </table:table-cell>
          <table:table-cell table:formula="of:=[.J914]/[.A914]" office:value-type="float" office:value="1.04785766158315">
            <text:p>1.05</text:p>
          </table:table-cell>
          <table:table-cell table:number-columns-repeated="5"/>
        </table:table-row>
        <table:table-row table:style-name="ro1">
          <table:table-cell office:value-type="float" office:value="246.76">
            <text:p>246.76</text:p>
          </table:table-cell>
          <table:table-cell office:value-type="float" office:value="263.69">
            <text:p>263.69</text:p>
          </table:table-cell>
          <table:table-cell table:formula="of:=[.B915]/[.A915]" office:value-type="float" office:value="1.06860917490679">
            <text:p>1.07</text:p>
          </table:table-cell>
          <table:table-cell office:value-type="float" office:value="251.01">
            <text:p>251.01</text:p>
          </table:table-cell>
          <table:table-cell table:formula="of:=[.D915]/[.A915]" office:value-type="float" office:value="1.01722321283839">
            <text:p>1.02</text:p>
          </table:table-cell>
          <table:table-cell office:value-type="float" office:value="247.11">
            <text:p>247.11</text:p>
          </table:table-cell>
          <table:table-cell table:formula="of:=[.F915]/[.A915]" office:value-type="float" office:value="1.00141838223375">
            <text:p>1</text:p>
          </table:table-cell>
          <table:table-cell office:value-type="float" office:value="263.69">
            <text:p>263.69</text:p>
          </table:table-cell>
          <table:table-cell table:formula="of:=[.H915]/[.A915]" office:value-type="float" office:value="1.06860917490679">
            <text:p>1.07</text:p>
          </table:table-cell>
          <table:table-cell office:value-type="float" office:value="251.01">
            <text:p>251.01</text:p>
          </table:table-cell>
          <table:table-cell table:formula="of:=[.J915]/[.A915]" office:value-type="float" office:value="1.01722321283839">
            <text:p>1.02</text:p>
          </table:table-cell>
          <table:table-cell table:number-columns-repeated="5"/>
        </table:table-row>
        <table:table-row table:style-name="ro1">
          <table:table-cell office:value-type="float" office:value="241.02">
            <text:p>241.02</text:p>
          </table:table-cell>
          <table:table-cell office:value-type="float" office:value="271.85">
            <text:p>271.85</text:p>
          </table:table-cell>
          <table:table-cell table:formula="of:=[.B916]/[.A916]" office:value-type="float" office:value="1.12791469587586">
            <text:p>1.13</text:p>
          </table:table-cell>
          <table:table-cell office:value-type="float" office:value="244.53">
            <text:p>244.53</text:p>
          </table:table-cell>
          <table:table-cell table:formula="of:=[.D916]/[.A916]" office:value-type="float" office:value="1.01456310679612">
            <text:p>1.01</text:p>
          </table:table-cell>
          <table:table-cell office:value-type="float" office:value="242.78">
            <text:p>242.78</text:p>
          </table:table-cell>
          <table:table-cell table:formula="of:=[.F916]/[.A916]" office:value-type="float" office:value="1.00730229856443">
            <text:p>1.01</text:p>
          </table:table-cell>
          <table:table-cell office:value-type="float" office:value="242.19">
            <text:p>242.19</text:p>
          </table:table-cell>
          <table:table-cell table:formula="of:=[.H916]/[.A916]" office:value-type="float" office:value="1.00485436893204">
            <text:p>1</text:p>
          </table:table-cell>
          <table:table-cell office:value-type="float" office:value="242.19">
            <text:p>242.19</text:p>
          </table:table-cell>
          <table:table-cell table:formula="of:=[.J916]/[.A916]" office:value-type="float" office:value="1.00485436893204">
            <text:p>1</text:p>
          </table:table-cell>
          <table:table-cell table:number-columns-repeated="5"/>
        </table:table-row>
        <table:table-row table:style-name="ro1">
          <table:table-cell office:value-type="float" office:value="271.72">
            <text:p>271.72</text:p>
          </table:table-cell>
          <table:table-cell office:value-type="float" office:value="282.55">
            <text:p>282.55</text:p>
          </table:table-cell>
          <table:table-cell table:formula="of:=[.B917]/[.A917]" office:value-type="float" office:value="1.0398572059473">
            <text:p>1.04</text:p>
          </table:table-cell>
          <table:table-cell office:value-type="float" office:value="284.89">
            <text:p>284.89</text:p>
          </table:table-cell>
          <table:table-cell table:formula="of:=[.D917]/[.A917]" office:value-type="float" office:value="1.04846901221846">
            <text:p>1.05</text:p>
          </table:table-cell>
          <table:table-cell office:value-type="float" office:value="279.33">
            <text:p>279.33</text:p>
          </table:table-cell>
          <table:table-cell table:formula="of:=[.F917]/[.A917]" office:value-type="float" office:value="1.02800677167673">
            <text:p>1.03</text:p>
          </table:table-cell>
          <table:table-cell office:value-type="float" office:value="282.55">
            <text:p>282.55</text:p>
          </table:table-cell>
          <table:table-cell table:formula="of:=[.H917]/[.A917]" office:value-type="float" office:value="1.0398572059473">
            <text:p>1.04</text:p>
          </table:table-cell>
          <table:table-cell office:value-type="float" office:value="280.79">
            <text:p>280.79</text:p>
          </table:table-cell>
          <table:table-cell table:formula="of:=[.J917]/[.A917]" office:value-type="float" office:value="1.03337994994848">
            <text:p>1.03</text:p>
          </table:table-cell>
          <table:table-cell table:number-columns-repeated="5"/>
        </table:table-row>
        <table:table-row table:style-name="ro1">
          <table:table-cell office:value-type="float" office:value="451.23">
            <text:p>451.23</text:p>
          </table:table-cell>
          <table:table-cell office:value-type="float" office:value="458.4">
            <text:p>458.4</text:p>
          </table:table-cell>
          <table:table-cell table:formula="of:=[.B918]/[.A918]" office:value-type="float" office:value="1.01588990093744">
            <text:p>1.02</text:p>
          </table:table-cell>
          <table:table-cell office:value-type="float" office:value="455.81">
            <text:p>455.81</text:p>
          </table:table-cell>
          <table:table-cell table:formula="of:=[.D918]/[.A918]" office:value-type="float" office:value="1.01015003435055">
            <text:p>1.01</text:p>
          </table:table-cell>
          <table:table-cell office:value-type="float" office:value="454.16">
            <text:p>454.16</text:p>
          </table:table-cell>
          <table:table-cell table:formula="of:=[.F918]/[.A918]" office:value-type="float" office:value="1.00649336258671">
            <text:p>1.01</text:p>
          </table:table-cell>
          <table:table-cell office:value-type="float" office:value="457.81">
            <text:p>457.81</text:p>
          </table:table-cell>
          <table:table-cell table:formula="of:=[.H918]/[.A918]" office:value-type="float" office:value="1.01458236376127">
            <text:p>1.01</text:p>
          </table:table-cell>
          <table:table-cell office:value-type="float" office:value="454.06">
            <text:p>454.06</text:p>
          </table:table-cell>
          <table:table-cell table:formula="of:=[.J918]/[.A918]" office:value-type="float" office:value="1.00627174611617">
            <text:p>1.01</text:p>
          </table:table-cell>
          <table:table-cell table:number-columns-repeated="5"/>
        </table:table-row>
        <table:table-row table:style-name="ro1">
          <table:table-cell office:value-type="float" office:value="445.64">
            <text:p>445.64</text:p>
          </table:table-cell>
          <table:table-cell office:value-type="float" office:value="464.19">
            <text:p>464.19</text:p>
          </table:table-cell>
          <table:table-cell table:formula="of:=[.B919]/[.A919]" office:value-type="float" office:value="1.04162552733148">
            <text:p>1.04</text:p>
          </table:table-cell>
          <table:table-cell office:value-type="float" office:value="449.84">
            <text:p>449.84</text:p>
          </table:table-cell>
          <table:table-cell table:formula="of:=[.D919]/[.A919]" office:value-type="float" office:value="1.00942464769769">
            <text:p>1.01</text:p>
          </table:table-cell>
          <table:table-cell office:value-type="float" office:value="454.53">
            <text:p>454.53</text:p>
          </table:table-cell>
          <table:table-cell table:formula="of:=[.F919]/[.A919]" office:value-type="float" office:value="1.01994883762678">
            <text:p>1.02</text:p>
          </table:table-cell>
          <table:table-cell office:value-type="float" office:value="464.19">
            <text:p>464.19</text:p>
          </table:table-cell>
          <table:table-cell table:formula="of:=[.H919]/[.A919]" office:value-type="float" office:value="1.04162552733148">
            <text:p>1.04</text:p>
          </table:table-cell>
          <table:table-cell office:value-type="float" office:value="455.5">
            <text:p>455.5</text:p>
          </table:table-cell>
          <table:table-cell table:formula="of:=[.J919]/[.A919]" office:value-type="float" office:value="1.0221254824522">
            <text:p>1.02</text:p>
          </table:table-cell>
          <table:table-cell table:number-columns-repeated="5"/>
        </table:table-row>
        <table:table-row table:style-name="ro1">
          <table:table-cell office:value-type="float" office:value="388.66">
            <text:p>388.66</text:p>
          </table:table-cell>
          <table:table-cell office:value-type="float" office:value="427.82">
            <text:p>427.82</text:p>
          </table:table-cell>
          <table:table-cell table:formula="of:=[.B920]/[.A920]" office:value-type="float" office:value="1.10075644522204">
            <text:p>1.1</text:p>
          </table:table-cell>
          <table:table-cell office:value-type="float" office:value="419.82">
            <text:p>419.82</text:p>
          </table:table-cell>
          <table:table-cell table:formula="of:=[.D920]/[.A920]" office:value-type="float" office:value="1.08017290176504">
            <text:p>1.08</text:p>
          </table:table-cell>
          <table:table-cell office:value-type="float" office:value="405.63">
            <text:p>405.63</text:p>
          </table:table-cell>
          <table:table-cell table:formula="of:=[.F920]/[.A920]" office:value-type="float" office:value="1.04366284155817">
            <text:p>1.04</text:p>
          </table:table-cell>
          <table:table-cell office:value-type="float" office:value="421.58">
            <text:p>421.58</text:p>
          </table:table-cell>
          <table:table-cell table:formula="of:=[.H920]/[.A920]" office:value-type="float" office:value="1.08470128132558">
            <text:p>1.08</text:p>
          </table:table-cell>
          <table:table-cell office:value-type="float" office:value="416.89">
            <text:p>416.89</text:p>
          </table:table-cell>
          <table:table-cell table:formula="of:=[.J920]/[.A920]" office:value-type="float" office:value="1.07263417897391">
            <text:p>1.07</text:p>
          </table:table-cell>
          <table:table-cell table:number-columns-repeated="5"/>
        </table:table-row>
        <table:table-row table:style-name="ro1">
          <table:table-cell office:value-type="float" office:value="145.91">
            <text:p>145.91</text:p>
          </table:table-cell>
          <table:table-cell office:value-type="float" office:value="154.84">
            <text:p>154.84</text:p>
          </table:table-cell>
          <table:table-cell table:formula="of:=[.B921]/[.A921]" office:value-type="float" office:value="1.06120211089028">
            <text:p>1.06</text:p>
          </table:table-cell>
          <table:table-cell office:value-type="float" office:value="150.84">
            <text:p>150.84</text:p>
          </table:table-cell>
          <table:table-cell table:formula="of:=[.D921]/[.A921]" office:value-type="float" office:value="1.03378795147694">
            <text:p>1.03</text:p>
          </table:table-cell>
          <table:table-cell office:value-type="float" office:value="151.43">
            <text:p>151.43</text:p>
          </table:table-cell>
          <table:table-cell table:formula="of:=[.F921]/[.A921]" office:value-type="float" office:value="1.03783153999041">
            <text:p>1.04</text:p>
          </table:table-cell>
          <table:table-cell office:value-type="float" office:value="154.84">
            <text:p>154.84</text:p>
          </table:table-cell>
          <table:table-cell table:formula="of:=[.H921]/[.A921]" office:value-type="float" office:value="1.06120211089028">
            <text:p>1.06</text:p>
          </table:table-cell>
          <table:table-cell office:value-type="float" office:value="149.18">
            <text:p>149.18</text:p>
          </table:table-cell>
          <table:table-cell table:formula="of:=[.J921]/[.A921]" office:value-type="float" office:value="1.0224110753204">
            <text:p>1.02</text:p>
          </table:table-cell>
          <table:table-cell table:number-columns-repeated="5"/>
        </table:table-row>
        <table:table-row table:style-name="ro1">
          <table:table-cell office:value-type="float" office:value="178.68">
            <text:p>178.68</text:p>
          </table:table-cell>
          <table:table-cell office:value-type="float" office:value="191.51">
            <text:p>191.51</text:p>
          </table:table-cell>
          <table:table-cell table:formula="of:=[.B922]/[.A922]" office:value-type="float" office:value="1.07180434295948">
            <text:p>1.07</text:p>
          </table:table-cell>
          <table:table-cell office:value-type="float" office:value="187.85">
            <text:p>187.85</text:p>
          </table:table-cell>
          <table:table-cell table:formula="of:=[.D922]/[.A922]" office:value-type="float" office:value="1.05132079695545">
            <text:p>1.05</text:p>
          </table:table-cell>
          <table:table-cell office:value-type="float" office:value="189.02">
            <text:p>189.02</text:p>
          </table:table-cell>
          <table:table-cell table:formula="of:=[.F922]/[.A922]" office:value-type="float" office:value="1.05786881576002">
            <text:p>1.06</text:p>
          </table:table-cell>
          <table:table-cell office:value-type="float" office:value="191.51">
            <text:p>191.51</text:p>
          </table:table-cell>
          <table:table-cell table:formula="of:=[.H922]/[.A922]" office:value-type="float" office:value="1.07180434295948">
            <text:p>1.07</text:p>
          </table:table-cell>
          <table:table-cell office:value-type="float" office:value="189.27">
            <text:p>189.27</text:p>
          </table:table-cell>
          <table:table-cell table:formula="of:=[.J922]/[.A922]" office:value-type="float" office:value="1.05926796507723">
            <text:p>1.06</text:p>
          </table:table-cell>
          <table:table-cell table:number-columns-repeated="5"/>
        </table:table-row>
        <table:table-row table:style-name="ro1">
          <table:table-cell office:value-type="float" office:value="155.92">
            <text:p>155.92</text:p>
          </table:table-cell>
          <table:table-cell office:value-type="float" office:value="172.37">
            <text:p>172.37</text:p>
          </table:table-cell>
          <table:table-cell table:formula="of:=[.B923]/[.A923]" office:value-type="float" office:value="1.10550282195998">
            <text:p>1.11</text:p>
          </table:table-cell>
          <table:table-cell office:value-type="float" office:value="160.02">
            <text:p>160.02</text:p>
          </table:table-cell>
          <table:table-cell table:formula="of:=[.D923]/[.A923]" office:value-type="float" office:value="1.0262955361724">
            <text:p>1.03</text:p>
          </table:table-cell>
          <table:table-cell office:value-type="float" office:value="157.68">
            <text:p>157.68</text:p>
          </table:table-cell>
          <table:table-cell table:formula="of:=[.F923]/[.A923]" office:value-type="float" office:value="1.01128783991791">
            <text:p>1.01</text:p>
          </table:table-cell>
          <table:table-cell office:value-type="float" office:value="161.44">
            <text:p>161.44</text:p>
          </table:table-cell>
          <table:table-cell table:formula="of:=[.H923]/[.A923]" office:value-type="float" office:value="1.03540277065162">
            <text:p>1.04</text:p>
          </table:table-cell>
          <table:table-cell office:value-type="float" office:value="160.02">
            <text:p>160.02</text:p>
          </table:table-cell>
          <table:table-cell table:formula="of:=[.J923]/[.A923]" office:value-type="float" office:value="1.0262955361724">
            <text:p>1.03</text:p>
          </table:table-cell>
          <table:table-cell table:number-columns-repeated="5"/>
        </table:table-row>
        <table:table-row table:style-name="ro1">
          <table:table-cell office:value-type="float" office:value="255.78">
            <text:p>255.78</text:p>
          </table:table-cell>
          <table:table-cell office:value-type="float" office:value="271.88">
            <text:p>271.88</text:p>
          </table:table-cell>
          <table:table-cell table:formula="of:=[.B924]/[.A924]" office:value-type="float" office:value="1.06294471811713">
            <text:p>1.06</text:p>
          </table:table-cell>
          <table:table-cell office:value-type="float" office:value="261.3">
            <text:p>261.3</text:p>
          </table:table-cell>
          <table:table-cell table:formula="of:=[.D924]/[.A924]" office:value-type="float" office:value="1.02158104621159">
            <text:p>1.02</text:p>
          </table:table-cell>
          <table:table-cell office:value-type="float" office:value="256.61">
            <text:p>256.61</text:p>
          </table:table-cell>
          <table:table-cell table:formula="of:=[.F924]/[.A924]" office:value-type="float" office:value="1.00324497615138">
            <text:p>1</text:p>
          </table:table-cell>
          <table:table-cell office:value-type="float" office:value="266.23">
            <text:p>266.23</text:p>
          </table:table-cell>
          <table:table-cell table:formula="of:=[.H924]/[.A924]" office:value-type="float" office:value="1.04085542262882">
            <text:p>1.04</text:p>
          </table:table-cell>
          <table:table-cell office:value-type="float" office:value="265.4">
            <text:p>265.4</text:p>
          </table:table-cell>
          <table:table-cell table:formula="of:=[.J924]/[.A924]" office:value-type="float" office:value="1.03761044647744">
            <text:p>1.04</text:p>
          </table:table-cell>
          <table:table-cell table:number-columns-repeated="5"/>
        </table:table-row>
        <table:table-row table:style-name="ro1">
          <table:table-cell office:value-type="float" office:value="327.14">
            <text:p>327.14</text:p>
          </table:table-cell>
          <table:table-cell office:value-type="float" office:value="350.07">
            <text:p>350.07</text:p>
          </table:table-cell>
          <table:table-cell table:formula="of:=[.B925]/[.A925]" office:value-type="float" office:value="1.07009231521673">
            <text:p>1.07</text:p>
          </table:table-cell>
          <table:table-cell office:value-type="float" office:value="339.72">
            <text:p>339.72</text:p>
          </table:table-cell>
          <table:table-cell table:formula="of:=[.D925]/[.A925]" office:value-type="float" office:value="1.03845448431864">
            <text:p>1.04</text:p>
          </table:table-cell>
          <table:table-cell office:value-type="float" office:value="342.07">
            <text:p>342.07</text:p>
          </table:table-cell>
          <table:table-cell table:formula="of:=[.F925]/[.A925]" office:value-type="float" office:value="1.0456379531699">
            <text:p>1.05</text:p>
          </table:table-cell>
          <table:table-cell office:value-type="float" office:value="350.07">
            <text:p>350.07</text:p>
          </table:table-cell>
          <table:table-cell table:formula="of:=[.H925]/[.A925]" office:value-type="float" office:value="1.07009231521673">
            <text:p>1.07</text:p>
          </table:table-cell>
          <table:table-cell office:value-type="float" office:value="337.97">
            <text:p>337.97</text:p>
          </table:table-cell>
          <table:table-cell table:formula="of:=[.J925]/[.A925]" office:value-type="float" office:value="1.0331050926209">
            <text:p>1.03</text:p>
          </table:table-cell>
          <table:table-cell table:number-columns-repeated="5"/>
        </table:table-row>
        <table:table-row table:style-name="ro1">
          <table:table-cell office:value-type="float" office:value="244.18">
            <text:p>244.18</text:p>
          </table:table-cell>
          <table:table-cell office:value-type="float" office:value="254.87">
            <text:p>254.87</text:p>
          </table:table-cell>
          <table:table-cell table:formula="of:=[.B926]/[.A926]" office:value-type="float" office:value="1.04377917929396">
            <text:p>1.04</text:p>
          </table:table-cell>
          <table:table-cell office:value-type="float" office:value="247.11">
            <text:p>247.11</text:p>
          </table:table-cell>
          <table:table-cell table:formula="of:=[.D926]/[.A926]" office:value-type="float" office:value="1.01199934474568">
            <text:p>1.01</text:p>
          </table:table-cell>
          <table:table-cell office:value-type="float" office:value="246.52">
            <text:p>246.52</text:p>
          </table:table-cell>
          <table:table-cell table:formula="of:=[.F926]/[.A926]" office:value-type="float" office:value="1.00958309443853">
            <text:p>1.01</text:p>
          </table:table-cell>
          <table:table-cell office:value-type="float" office:value="254.87">
            <text:p>254.87</text:p>
          </table:table-cell>
          <table:table-cell table:formula="of:=[.H926]/[.A926]" office:value-type="float" office:value="1.04377917929396">
            <text:p>1.04</text:p>
          </table:table-cell>
          <table:table-cell office:value-type="float" office:value="245.94">
            <text:p>245.94</text:p>
          </table:table-cell>
          <table:table-cell table:formula="of:=[.J926]/[.A926]" office:value-type="float" office:value="1.00720779752641">
            <text:p>1.01</text:p>
          </table:table-cell>
          <table:table-cell table:number-columns-repeated="5"/>
        </table:table-row>
        <table:table-row table:style-name="ro1">
          <table:table-cell office:value-type="float" office:value="155.97">
            <text:p>155.97</text:p>
          </table:table-cell>
          <table:table-cell office:value-type="float" office:value="161.28">
            <text:p>161.28</text:p>
          </table:table-cell>
          <table:table-cell table:formula="of:=[.B927]/[.A927]" office:value-type="float" office:value="1.03404500865551">
            <text:p>1.03</text:p>
          </table:table-cell>
          <table:table-cell office:value-type="float" office:value="158.45">
            <text:p>158.45</text:p>
          </table:table-cell>
          <table:table-cell table:formula="of:=[.D927]/[.A927]" office:value-type="float" office:value="1.01590049368468">
            <text:p>1.02</text:p>
          </table:table-cell>
          <table:table-cell office:value-type="float" office:value="159.04">
            <text:p>159.04</text:p>
          </table:table-cell>
          <table:table-cell table:formula="of:=[.F927]/[.A927]" office:value-type="float" office:value="1.01968327242418">
            <text:p>1.02</text:p>
          </table:table-cell>
          <table:table-cell office:value-type="float" office:value="161.28">
            <text:p>161.28</text:p>
          </table:table-cell>
          <table:table-cell table:formula="of:=[.H927]/[.A927]" office:value-type="float" office:value="1.03404500865551">
            <text:p>1.03</text:p>
          </table:table-cell>
          <table:table-cell office:value-type="float" office:value="159.04">
            <text:p>159.04</text:p>
          </table:table-cell>
          <table:table-cell table:formula="of:=[.J927]/[.A927]" office:value-type="float" office:value="1.01968327242418">
            <text:p>1.02</text:p>
          </table:table-cell>
          <table:table-cell table:number-columns-repeated="5"/>
        </table:table-row>
        <table:table-row table:style-name="ro1">
          <table:table-cell office:value-type="float" office:value="151.81">
            <text:p>151.81</text:p>
          </table:table-cell>
          <table:table-cell office:value-type="float" office:value="170.54">
            <text:p>170.54</text:p>
          </table:table-cell>
          <table:table-cell table:formula="of:=[.B928]/[.A928]" office:value-type="float" office:value="1.12337790659377">
            <text:p>1.12</text:p>
          </table:table-cell>
          <table:table-cell office:value-type="float" office:value="156.4">
            <text:p>156.4</text:p>
          </table:table-cell>
          <table:table-cell table:formula="of:=[.D928]/[.A928]" office:value-type="float" office:value="1.03023516237402">
            <text:p>1.03</text:p>
          </table:table-cell>
          <table:table-cell office:value-type="float" office:value="160.44">
            <text:p>160.44</text:p>
          </table:table-cell>
          <table:table-cell table:formula="of:=[.F928]/[.A928]" office:value-type="float" office:value="1.05684737500823">
            <text:p>1.06</text:p>
          </table:table-cell>
          <table:table-cell office:value-type="float" office:value="170.54">
            <text:p>170.54</text:p>
          </table:table-cell>
          <table:table-cell table:formula="of:=[.H928]/[.A928]" office:value-type="float" office:value="1.12337790659377">
            <text:p>1.12</text:p>
          </table:table-cell>
          <table:table-cell office:value-type="float" office:value="154.64">
            <text:p>154.64</text:p>
          </table:table-cell>
          <table:table-cell table:formula="of:=[.J928]/[.A928]" office:value-type="float" office:value="1.01864172320664">
            <text:p>1.02</text:p>
          </table:table-cell>
          <table:table-cell table:number-columns-repeated="5"/>
        </table:table-row>
        <table:table-row table:style-name="ro1">
          <table:table-cell office:value-type="float" office:value="93.77">
            <text:p>93.77</text:p>
          </table:table-cell>
          <table:table-cell office:value-type="float" office:value="99.87">
            <text:p>99.87</text:p>
          </table:table-cell>
          <table:table-cell table:formula="of:=[.B929]/[.A929]" office:value-type="float" office:value="1.0650527887384">
            <text:p>1.07</text:p>
          </table:table-cell>
          <table:table-cell office:value-type="float" office:value="96.94">
            <text:p>96.94</text:p>
          </table:table-cell>
          <table:table-cell table:formula="of:=[.D929]/[.A929]" office:value-type="float" office:value="1.03380612136078">
            <text:p>1.03</text:p>
          </table:table-cell>
          <table:table-cell office:value-type="float" office:value="94.7">
            <text:p>94.7</text:p>
          </table:table-cell>
          <table:table-cell table:formula="of:=[.F929]/[.A929]" office:value-type="float" office:value="1.00991788418471">
            <text:p>1.01</text:p>
          </table:table-cell>
          <table:table-cell office:value-type="float" office:value="99.87">
            <text:p>99.87</text:p>
          </table:table-cell>
          <table:table-cell table:formula="of:=[.H929]/[.A929]" office:value-type="float" office:value="1.0650527887384">
            <text:p>1.07</text:p>
          </table:table-cell>
          <table:table-cell office:value-type="float" office:value="97.53">
            <text:p>97.53</text:p>
          </table:table-cell>
          <table:table-cell table:formula="of:=[.J929]/[.A929]" office:value-type="float" office:value="1.04009811240269">
            <text:p>1.04</text:p>
          </table:table-cell>
          <table:table-cell table:number-columns-repeated="5"/>
        </table:table-row>
        <table:table-row table:style-name="ro1">
          <table:table-cell office:value-type="float" office:value="255.24">
            <text:p>255.24</text:p>
          </table:table-cell>
          <table:table-cell office:value-type="float" office:value="275.34">
            <text:p>275.34</text:p>
          </table:table-cell>
          <table:table-cell table:formula="of:=[.B930]/[.A930]" office:value-type="float" office:value="1.07874941231782">
            <text:p>1.08</text:p>
          </table:table-cell>
          <table:table-cell office:value-type="float" office:value="264.95">
            <text:p>264.95</text:p>
          </table:table-cell>
          <table:table-cell table:formula="of:=[.D930]/[.A930]" office:value-type="float" office:value="1.03804262654756">
            <text:p>1.04</text:p>
          </table:table-cell>
          <table:table-cell office:value-type="float" office:value="261.44">
            <text:p>261.44</text:p>
          </table:table-cell>
          <table:table-cell table:formula="of:=[.F930]/[.A930]" office:value-type="float" office:value="1.02429086350102">
            <text:p>1.02</text:p>
          </table:table-cell>
          <table:table-cell office:value-type="float" office:value="275.34">
            <text:p>275.34</text:p>
          </table:table-cell>
          <table:table-cell table:formula="of:=[.H930]/[.A930]" office:value-type="float" office:value="1.07874941231782">
            <text:p>1.08</text:p>
          </table:table-cell>
          <table:table-cell office:value-type="float" office:value="263.78">
            <text:p>263.78</text:p>
          </table:table-cell>
          <table:table-cell table:formula="of:=[.J930]/[.A930]" office:value-type="float" office:value="1.03345870553205">
            <text:p>1.03</text:p>
          </table:table-cell>
          <table:table-cell table:number-columns-repeated="5"/>
        </table:table-row>
        <table:table-row table:style-name="ro1">
          <table:table-cell office:value-type="float" office:value="203.68">
            <text:p>203.68</text:p>
          </table:table-cell>
          <table:table-cell office:value-type="float" office:value="210.71">
            <text:p>210.71</text:p>
          </table:table-cell>
          <table:table-cell table:formula="of:=[.B931]/[.A931]" office:value-type="float" office:value="1.03451492537313">
            <text:p>1.03</text:p>
          </table:table-cell>
          <table:table-cell office:value-type="float" office:value="203.44">
            <text:p>203.44</text:p>
          </table:table-cell>
          <table:table-cell table:formula="of:=[.D931]/[.A931]" office:value-type="float" office:value="0.998821681068342">
            <text:p>1</text:p>
          </table:table-cell>
          <table:table-cell office:value-type="float" office:value="204.02">
            <text:p>204.02</text:p>
          </table:table-cell>
          <table:table-cell table:formula="of:=[.F931]/[.A931]" office:value-type="float" office:value="1.00166928515318">
            <text:p>1</text:p>
          </table:table-cell>
          <table:table-cell office:value-type="float" office:value="210.71">
            <text:p>210.71</text:p>
          </table:table-cell>
          <table:table-cell table:formula="of:=[.H931]/[.A931]" office:value-type="float" office:value="1.03451492537313">
            <text:p>1.03</text:p>
          </table:table-cell>
          <table:table-cell office:value-type="float" office:value="204.02">
            <text:p>204.02</text:p>
          </table:table-cell>
          <table:table-cell table:formula="of:=[.J931]/[.A931]" office:value-type="float" office:value="1.00166928515318">
            <text:p>1</text:p>
          </table:table-cell>
          <table:table-cell table:number-columns-repeated="5"/>
        </table:table-row>
        <table:table-row table:style-name="ro1">
          <table:table-cell office:value-type="float" office:value="483.93">
            <text:p>483.93</text:p>
          </table:table-cell>
          <table:table-cell office:value-type="float" office:value="494.37">
            <text:p>494.37</text:p>
          </table:table-cell>
          <table:table-cell table:formula="of:=[.B932]/[.A932]" office:value-type="float" office:value="1.0215733680491">
            <text:p>1.02</text:p>
          </table:table-cell>
          <table:table-cell office:value-type="float" office:value="488.85">
            <text:p>488.85</text:p>
          </table:table-cell>
          <table:table-cell table:formula="of:=[.D932]/[.A932]" office:value-type="float" office:value="1.01016675965532">
            <text:p>1.01</text:p>
          </table:table-cell>
          <table:table-cell office:value-type="float" office:value="493.54">
            <text:p>493.54</text:p>
          </table:table-cell>
          <table:table-cell table:formula="of:=[.F932]/[.A932]" office:value-type="float" office:value="1.0198582439609">
            <text:p>1.02</text:p>
          </table:table-cell>
          <table:table-cell office:value-type="float" office:value="494.37">
            <text:p>494.37</text:p>
          </table:table-cell>
          <table:table-cell table:formula="of:=[.H932]/[.A932]" office:value-type="float" office:value="1.0215733680491">
            <text:p>1.02</text:p>
          </table:table-cell>
          <table:table-cell office:value-type="float" office:value="490.03">
            <text:p>490.03</text:p>
          </table:table-cell>
          <table:table-cell table:formula="of:=[.J932]/[.A932]" office:value-type="float" office:value="1.01260512884095">
            <text:p>1.01</text:p>
          </table:table-cell>
          <table:table-cell table:number-columns-repeated="5"/>
        </table:table-row>
        <table:table-row table:style-name="ro1">
          <table:table-cell office:value-type="float" office:value="92.46">
            <text:p>92.46</text:p>
          </table:table-cell>
          <table:table-cell office:value-type="float" office:value="101.28">
            <text:p>101.28</text:p>
          </table:table-cell>
          <table:table-cell table:formula="of:=[.B933]/[.A933]" office:value-type="float" office:value="1.09539260220636">
            <text:p>1.1</text:p>
          </table:table-cell>
          <table:table-cell office:value-type="float" office:value="93.87">
            <text:p>93.87</text:p>
          </table:table-cell>
          <table:table-cell table:formula="of:=[.D933]/[.A933]" office:value-type="float" office:value="1.01524983776768">
            <text:p>1.02</text:p>
          </table:table-cell>
          <table:table-cell office:value-type="float" office:value="91.63">
            <text:p>91.63</text:p>
          </table:table-cell>
          <table:table-cell table:formula="of:=[.F933]/[.A933]" office:value-type="float" office:value="0.991023145143846">
            <text:p>0.99</text:p>
          </table:table-cell>
          <table:table-cell office:value-type="float" office:value="101.28">
            <text:p>101.28</text:p>
          </table:table-cell>
          <table:table-cell table:formula="of:=[.H933]/[.A933]" office:value-type="float" office:value="1.09539260220636">
            <text:p>1.1</text:p>
          </table:table-cell>
          <table:table-cell office:value-type="float" office:value="93.87">
            <text:p>93.87</text:p>
          </table:table-cell>
          <table:table-cell table:formula="of:=[.J933]/[.A933]" office:value-type="float" office:value="1.01524983776768">
            <text:p>1.02</text:p>
          </table:table-cell>
          <table:table-cell table:number-columns-repeated="5"/>
        </table:table-row>
        <table:table-row table:style-name="ro1">
          <table:table-cell office:value-type="float" office:value="339.68">
            <text:p>339.68</text:p>
          </table:table-cell>
          <table:table-cell office:value-type="float" office:value="363.39">
            <text:p>363.39</text:p>
          </table:table-cell>
          <table:table-cell table:formula="of:=[.B934]/[.A934]" office:value-type="float" office:value="1.06980098916627">
            <text:p>1.07</text:p>
          </table:table-cell>
          <table:table-cell office:value-type="float" office:value="342.61">
            <text:p>342.61</text:p>
          </table:table-cell>
          <table:table-cell table:formula="of:=[.D934]/[.A934]" office:value-type="float" office:value="1.00862576542628">
            <text:p>1.01</text:p>
          </table:table-cell>
          <table:table-cell office:value-type="float" office:value="343.98">
            <text:p>343.98</text:p>
          </table:table-cell>
          <table:table-cell table:formula="of:=[.F934]/[.A934]" office:value-type="float" office:value="1.0126589731512">
            <text:p>1.01</text:p>
          </table:table-cell>
          <table:table-cell office:value-type="float" office:value="355.05">
            <text:p>355.05</text:p>
          </table:table-cell>
          <table:table-cell table:formula="of:=[.H934]/[.A934]" office:value-type="float" office:value="1.04524846914743">
            <text:p>1.05</text:p>
          </table:table-cell>
          <table:table-cell office:value-type="float" office:value="342.61">
            <text:p>342.61</text:p>
          </table:table-cell>
          <table:table-cell table:formula="of:=[.J934]/[.A934]" office:value-type="float" office:value="1.00862576542628">
            <text:p>1.01</text:p>
          </table:table-cell>
          <table:table-cell table:number-columns-repeated="5"/>
        </table:table-row>
        <table:table-row table:style-name="ro1">
          <table:table-cell office:value-type="float" office:value="151.25">
            <text:p>151.25</text:p>
          </table:table-cell>
          <table:table-cell office:value-type="float" office:value="163.36">
            <text:p>163.36</text:p>
          </table:table-cell>
          <table:table-cell table:formula="of:=[.B935]/[.A935]" office:value-type="float" office:value="1.08006611570248">
            <text:p>1.08</text:p>
          </table:table-cell>
          <table:table-cell office:value-type="float" office:value="151.25">
            <text:p>151.25</text:p>
          </table:table-cell>
          <table:table-cell table:formula="of:=[.D935]/[.A935]" office:value-type="float" office:value="1">
            <text:p>1</text:p>
          </table:table-cell>
          <table:table-cell office:value-type="float" office:value="151.25">
            <text:p>151.25</text:p>
          </table:table-cell>
          <table:table-cell table:formula="of:=[.F935]/[.A935]" office:value-type="float" office:value="1">
            <text:p>1</text:p>
          </table:table-cell>
          <table:table-cell office:value-type="float" office:value="163.36">
            <text:p>163.36</text:p>
          </table:table-cell>
          <table:table-cell table:formula="of:=[.H935]/[.A935]" office:value-type="float" office:value="1.08006611570248">
            <text:p>1.08</text:p>
          </table:table-cell>
          <table:table-cell office:value-type="float" office:value="151.25">
            <text:p>151.25</text:p>
          </table:table-cell>
          <table:table-cell table:formula="of:=[.J935]/[.A93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39.32">
            <text:p>339.32</text:p>
          </table:table-cell>
          <table:table-cell office:value-type="float" office:value="347.07">
            <text:p>347.07</text:p>
          </table:table-cell>
          <table:table-cell table:formula="of:=[.B936]/[.A936]" office:value-type="float" office:value="1.02283979724154">
            <text:p>1.02</text:p>
          </table:table-cell>
          <table:table-cell office:value-type="float" office:value="343.9">
            <text:p>343.9</text:p>
          </table:table-cell>
          <table:table-cell table:formula="of:=[.D936]/[.A936]" office:value-type="float" office:value="1.0134975834021">
            <text:p>1.01</text:p>
          </table:table-cell>
          <table:table-cell office:value-type="float" office:value="345.17">
            <text:p>345.17</text:p>
          </table:table-cell>
          <table:table-cell table:formula="of:=[.F936]/[.A936]" office:value-type="float" office:value="1.0172403630791">
            <text:p>1.02</text:p>
          </table:table-cell>
          <table:table-cell office:value-type="float" office:value="347.07">
            <text:p>347.07</text:p>
          </table:table-cell>
          <table:table-cell table:formula="of:=[.H936]/[.A936]" office:value-type="float" office:value="1.02283979724154">
            <text:p>1.02</text:p>
          </table:table-cell>
          <table:table-cell office:value-type="float" office:value="343.9">
            <text:p>343.9</text:p>
          </table:table-cell>
          <table:table-cell table:formula="of:=[.J936]/[.A936]" office:value-type="float" office:value="1.0134975834021">
            <text:p>1.01</text:p>
          </table:table-cell>
          <table:table-cell table:number-columns-repeated="5"/>
        </table:table-row>
        <table:table-row table:style-name="ro1">
          <table:table-cell office:value-type="float" office:value="419.97">
            <text:p>419.97</text:p>
          </table:table-cell>
          <table:table-cell office:value-type="float" office:value="428.9">
            <text:p>428.9</text:p>
          </table:table-cell>
          <table:table-cell table:formula="of:=[.B937]/[.A937]" office:value-type="float" office:value="1.02126342357787">
            <text:p>1.02</text:p>
          </table:table-cell>
          <table:table-cell office:value-type="float" office:value="422.66">
            <text:p>422.66</text:p>
          </table:table-cell>
          <table:table-cell table:formula="of:=[.D937]/[.A937]" office:value-type="float" office:value="1.00640521942043">
            <text:p>1.01</text:p>
          </table:table-cell>
          <table:table-cell office:value-type="float" office:value="422.66">
            <text:p>422.66</text:p>
          </table:table-cell>
          <table:table-cell table:formula="of:=[.F937]/[.A937]" office:value-type="float" office:value="1.00640521942043">
            <text:p>1.01</text:p>
          </table:table-cell>
          <table:table-cell office:value-type="float" office:value="428.9">
            <text:p>428.9</text:p>
          </table:table-cell>
          <table:table-cell table:formula="of:=[.H937]/[.A937]" office:value-type="float" office:value="1.02126342357787">
            <text:p>1.02</text:p>
          </table:table-cell>
          <table:table-cell office:value-type="float" office:value="425.39">
            <text:p>425.39</text:p>
          </table:table-cell>
          <table:table-cell table:formula="of:=[.J937]/[.A937]" office:value-type="float" office:value="1.01290568373931">
            <text:p>1.01</text:p>
          </table:table-cell>
          <table:table-cell table:number-columns-repeated="5"/>
        </table:table-row>
        <table:table-row table:style-name="ro1">
          <table:table-cell office:value-type="float" office:value="255.42">
            <text:p>255.42</text:p>
          </table:table-cell>
          <table:table-cell office:value-type="float" office:value="268.69">
            <text:p>268.69</text:p>
          </table:table-cell>
          <table:table-cell table:formula="of:=[.B938]/[.A938]" office:value-type="float" office:value="1.0519536449769">
            <text:p>1.05</text:p>
          </table:table-cell>
          <table:table-cell office:value-type="float" office:value="262.11">
            <text:p>262.11</text:p>
          </table:table-cell>
          <table:table-cell table:formula="of:=[.D938]/[.A938]" office:value-type="float" office:value="1.02619215409913">
            <text:p>1.03</text:p>
          </table:table-cell>
          <table:table-cell office:value-type="float" office:value="263.28">
            <text:p>263.28</text:p>
          </table:table-cell>
          <table:table-cell table:formula="of:=[.F938]/[.A938]" office:value-type="float" office:value="1.03077284472633">
            <text:p>1.03</text:p>
          </table:table-cell>
          <table:table-cell office:value-type="float" office:value="268.69">
            <text:p>268.69</text:p>
          </table:table-cell>
          <table:table-cell table:formula="of:=[.H938]/[.A938]" office:value-type="float" office:value="1.0519536449769">
            <text:p>1.05</text:p>
          </table:table-cell>
          <table:table-cell office:value-type="float" office:value="263.87">
            <text:p>263.87</text:p>
          </table:table-cell>
          <table:table-cell table:formula="of:=[.J938]/[.A938]" office:value-type="float" office:value="1.03308276564091">
            <text:p>1.03</text:p>
          </table:table-cell>
          <table:table-cell table:number-columns-repeated="5"/>
        </table:table-row>
        <table:table-row table:style-name="ro1">
          <table:table-cell office:value-type="float" office:value="250.91">
            <text:p>250.91</text:p>
          </table:table-cell>
          <table:table-cell office:value-type="float" office:value="259.69">
            <text:p>259.69</text:p>
          </table:table-cell>
          <table:table-cell table:formula="of:=[.B939]/[.A939]" office:value-type="float" office:value="1.03499262683831">
            <text:p>1.03</text:p>
          </table:table-cell>
          <table:table-cell office:value-type="float" office:value="255.21">
            <text:p>255.21</text:p>
          </table:table-cell>
          <table:table-cell table:formula="of:=[.D939]/[.A939]" office:value-type="float" office:value="1.0171376190666">
            <text:p>1.02</text:p>
          </table:table-cell>
          <table:table-cell office:value-type="float" office:value="256.38">
            <text:p>256.38</text:p>
          </table:table-cell>
          <table:table-cell table:formula="of:=[.F939]/[.A939]" office:value-type="float" office:value="1.02180064564983">
            <text:p>1.02</text:p>
          </table:table-cell>
          <table:table-cell office:value-type="float" office:value="259.69">
            <text:p>259.69</text:p>
          </table:table-cell>
          <table:table-cell table:formula="of:=[.H939]/[.A939]" office:value-type="float" office:value="1.03499262683831">
            <text:p>1.03</text:p>
          </table:table-cell>
          <table:table-cell office:value-type="float" office:value="255.79">
            <text:p>255.79</text:p>
          </table:table-cell>
          <table:table-cell table:formula="of:=[.J939]/[.A939]" office:value-type="float" office:value="1.01944920489419">
            <text:p>1.02</text:p>
          </table:table-cell>
          <table:table-cell table:number-columns-repeated="5"/>
        </table:table-row>
        <table:table-row table:style-name="ro1">
          <table:table-cell office:value-type="float" office:value="443.35">
            <text:p>443.35</text:p>
          </table:table-cell>
          <table:table-cell office:value-type="float" office:value="479.85">
            <text:p>479.85</text:p>
          </table:table-cell>
          <table:table-cell table:formula="of:=[.B940]/[.A940]" office:value-type="float" office:value="1.08232773204015">
            <text:p>1.08</text:p>
          </table:table-cell>
          <table:table-cell office:value-type="float" office:value="469.5">
            <text:p>469.5</text:p>
          </table:table-cell>
          <table:table-cell table:formula="of:=[.D940]/[.A940]" office:value-type="float" office:value="1.05898274500959">
            <text:p>1.06</text:p>
          </table:table-cell>
          <table:table-cell office:value-type="float" office:value="454.96">
            <text:p>454.96</text:p>
          </table:table-cell>
          <table:table-cell table:formula="of:=[.F940]/[.A940]" office:value-type="float" office:value="1.02618698545167">
            <text:p>1.03</text:p>
          </table:table-cell>
          <table:table-cell office:value-type="float" office:value="479.85">
            <text:p>479.85</text:p>
          </table:table-cell>
          <table:table-cell table:formula="of:=[.H940]/[.A940]" office:value-type="float" office:value="1.08232773204015">
            <text:p>1.08</text:p>
          </table:table-cell>
          <table:table-cell office:value-type="float" office:value="458.37">
            <text:p>458.37</text:p>
          </table:table-cell>
          <table:table-cell table:formula="of:=[.J940]/[.A940]" office:value-type="float" office:value="1.0338784256231">
            <text:p>1.03</text:p>
          </table:table-cell>
          <table:table-cell table:number-columns-repeated="5"/>
        </table:table-row>
        <table:table-row table:style-name="ro1">
          <table:table-cell office:value-type="float" office:value="236.87">
            <text:p>236.87</text:p>
          </table:table-cell>
          <table:table-cell office:value-type="float" office:value="300.04">
            <text:p>300.04</text:p>
          </table:table-cell>
          <table:table-cell table:formula="of:=[.B941]/[.A941]" office:value-type="float" office:value="1.26668636804999">
            <text:p>1.27</text:p>
          </table:table-cell>
          <table:table-cell office:value-type="float" office:value="237.79">
            <text:p>237.79</text:p>
          </table:table-cell>
          <table:table-cell table:formula="of:=[.D941]/[.A941]" office:value-type="float" office:value="1.00388398699709">
            <text:p>1</text:p>
          </table:table-cell>
          <table:table-cell office:value-type="float" office:value="240.72">
            <text:p>240.72</text:p>
          </table:table-cell>
          <table:table-cell table:formula="of:=[.F941]/[.A941]" office:value-type="float" office:value="1.01625364123781">
            <text:p>1.02</text:p>
          </table:table-cell>
          <table:table-cell office:value-type="float" office:value="300.04">
            <text:p>300.04</text:p>
          </table:table-cell>
          <table:table-cell table:formula="of:=[.H941]/[.A941]" office:value-type="float" office:value="1.26668636804999">
            <text:p>1.27</text:p>
          </table:table-cell>
          <table:table-cell office:value-type="float" office:value="237.21">
            <text:p>237.21</text:p>
          </table:table-cell>
          <table:table-cell table:formula="of:=[.J941]/[.A941]" office:value-type="float" office:value="1.00143538649892">
            <text:p>1</text:p>
          </table:table-cell>
          <table:table-cell table:number-columns-repeated="5"/>
        </table:table-row>
        <table:table-row table:style-name="ro1">
          <table:table-cell office:value-type="float" office:value="94.08">
            <text:p>94.08</text:p>
          </table:table-cell>
          <table:table-cell office:value-type="float" office:value="102.43">
            <text:p>102.43</text:p>
          </table:table-cell>
          <table:table-cell table:formula="of:=[.B942]/[.A942]" office:value-type="float" office:value="1.08875425170068">
            <text:p>1.09</text:p>
          </table:table-cell>
          <table:table-cell office:value-type="float" office:value="97.25">
            <text:p>97.25</text:p>
          </table:table-cell>
          <table:table-cell table:formula="of:=[.D942]/[.A942]" office:value-type="float" office:value="1.03369472789116">
            <text:p>1.03</text:p>
          </table:table-cell>
          <table:table-cell office:value-type="float" office:value="94.53">
            <text:p>94.53</text:p>
          </table:table-cell>
          <table:table-cell table:formula="of:=[.F942]/[.A942]" office:value-type="float" office:value="1.00478316326531">
            <text:p>1</text:p>
          </table:table-cell>
          <table:table-cell office:value-type="float" office:value="102.43">
            <text:p>102.43</text:p>
          </table:table-cell>
          <table:table-cell table:formula="of:=[.H942]/[.A942]" office:value-type="float" office:value="1.08875425170068">
            <text:p>1.09</text:p>
          </table:table-cell>
          <table:table-cell office:value-type="float" office:value="97.25">
            <text:p>97.25</text:p>
          </table:table-cell>
          <table:table-cell table:formula="of:=[.J942]/[.A942]" office:value-type="float" office:value="1.03369472789116">
            <text:p>1.03</text:p>
          </table:table-cell>
          <table:table-cell table:number-columns-repeated="5"/>
        </table:table-row>
        <table:table-row table:style-name="ro1">
          <table:table-cell office:value-type="float" office:value="455.23">
            <text:p>455.23</text:p>
          </table:table-cell>
          <table:table-cell office:value-type="float" office:value="483.19">
            <text:p>483.19</text:p>
          </table:table-cell>
          <table:table-cell table:formula="of:=[.B943]/[.A943]" office:value-type="float" office:value="1.06141950222964">
            <text:p>1.06</text:p>
          </table:table-cell>
          <table:table-cell office:value-type="float" office:value="466.6">
            <text:p>466.6</text:p>
          </table:table-cell>
          <table:table-cell table:formula="of:=[.D943]/[.A943]" office:value-type="float" office:value="1.02497638556334">
            <text:p>1.02</text:p>
          </table:table-cell>
          <table:table-cell office:value-type="float" office:value="466.11">
            <text:p>466.11</text:p>
          </table:table-cell>
          <table:table-cell table:formula="of:=[.F943]/[.A943]" office:value-type="float" office:value="1.02390000659008">
            <text:p>1.02</text:p>
          </table:table-cell>
          <table:table-cell office:value-type="float" office:value="483.19">
            <text:p>483.19</text:p>
          </table:table-cell>
          <table:table-cell table:formula="of:=[.H943]/[.A943]" office:value-type="float" office:value="1.06141950222964">
            <text:p>1.06</text:p>
          </table:table-cell>
          <table:table-cell office:value-type="float" office:value="467.19">
            <text:p>467.19</text:p>
          </table:table-cell>
          <table:table-cell table:formula="of:=[.J943]/[.A943]" office:value-type="float" office:value="1.02627243371483">
            <text:p>1.03</text:p>
          </table:table-cell>
          <table:table-cell table:number-columns-repeated="5"/>
        </table:table-row>
        <table:table-row table:style-name="ro1">
          <table:table-cell office:value-type="float" office:value="178.75">
            <text:p>178.75</text:p>
          </table:table-cell>
          <table:table-cell office:value-type="float" office:value="192.23">
            <text:p>192.23</text:p>
          </table:table-cell>
          <table:table-cell table:formula="of:=[.B944]/[.A944]" office:value-type="float" office:value="1.07541258741259">
            <text:p>1.08</text:p>
          </table:table-cell>
          <table:table-cell office:value-type="float" office:value="183.2">
            <text:p>183.2</text:p>
          </table:table-cell>
          <table:table-cell table:formula="of:=[.D944]/[.A944]" office:value-type="float" office:value="1.02489510489511">
            <text:p>1.02</text:p>
          </table:table-cell>
          <table:table-cell office:value-type="float" office:value="183.2">
            <text:p>183.2</text:p>
          </table:table-cell>
          <table:table-cell table:formula="of:=[.F944]/[.A944]" office:value-type="float" office:value="1.02489510489511">
            <text:p>1.02</text:p>
          </table:table-cell>
          <table:table-cell office:value-type="float" office:value="192.23">
            <text:p>192.23</text:p>
          </table:table-cell>
          <table:table-cell table:formula="of:=[.H944]/[.A944]" office:value-type="float" office:value="1.07541258741259">
            <text:p>1.08</text:p>
          </table:table-cell>
          <table:table-cell office:value-type="float" office:value="182.61">
            <text:p>182.61</text:p>
          </table:table-cell>
          <table:table-cell table:formula="of:=[.J944]/[.A944]" office:value-type="float" office:value="1.02159440559441">
            <text:p>1.02</text:p>
          </table:table-cell>
          <table:table-cell table:number-columns-repeated="5"/>
        </table:table-row>
        <table:table-row table:style-name="ro1">
          <table:table-cell office:value-type="float" office:value="307.1">
            <text:p>307.1</text:p>
          </table:table-cell>
          <table:table-cell office:value-type="float" office:value="350.58">
            <text:p>350.58</text:p>
          </table:table-cell>
          <table:table-cell table:formula="of:=[.B945]/[.A945]" office:value-type="float" office:value="1.14158254640182">
            <text:p>1.14</text:p>
          </table:table-cell>
          <table:table-cell office:value-type="float" office:value="321.16">
            <text:p>321.16</text:p>
          </table:table-cell>
          <table:table-cell table:formula="of:=[.D945]/[.A945]" office:value-type="float" office:value="1.04578313253012">
            <text:p>1.05</text:p>
          </table:table-cell>
          <table:table-cell office:value-type="float" office:value="326.19">
            <text:p>326.19</text:p>
          </table:table-cell>
          <table:table-cell table:formula="of:=[.F945]/[.A945]" office:value-type="float" office:value="1.06216216216216">
            <text:p>1.06</text:p>
          </table:table-cell>
          <table:table-cell office:value-type="float" office:value="308.86">
            <text:p>308.86</text:p>
          </table:table-cell>
          <table:table-cell table:formula="of:=[.H945]/[.A945]" office:value-type="float" office:value="1.00573103223706">
            <text:p>1.01</text:p>
          </table:table-cell>
          <table:table-cell office:value-type="float" office:value="310.03">
            <text:p>310.03</text:p>
          </table:table-cell>
          <table:table-cell table:formula="of:=[.J945]/[.A945]" office:value-type="float" office:value="1.00954086616737">
            <text:p>1.01</text:p>
          </table:table-cell>
          <table:table-cell table:number-columns-repeated="5"/>
        </table:table-row>
        <table:table-row table:style-name="ro1">
          <table:table-cell office:value-type="float" office:value="427.17">
            <text:p>427.17</text:p>
          </table:table-cell>
          <table:table-cell office:value-type="float" office:value="439.48">
            <text:p>439.48</text:p>
          </table:table-cell>
          <table:table-cell table:formula="of:=[.B946]/[.A946]" office:value-type="float" office:value="1.02881756677669">
            <text:p>1.03</text:p>
          </table:table-cell>
          <table:table-cell office:value-type="float" office:value="433.62">
            <text:p>433.62</text:p>
          </table:table-cell>
          <table:table-cell table:formula="of:=[.D946]/[.A946]" office:value-type="float" office:value="1.01509937495611">
            <text:p>1.02</text:p>
          </table:table-cell>
          <table:table-cell office:value-type="float" office:value="434.2">
            <text:p>434.2</text:p>
          </table:table-cell>
          <table:table-cell table:formula="of:=[.F946]/[.A946]" office:value-type="float" office:value="1.01645714820797">
            <text:p>1.02</text:p>
          </table:table-cell>
          <table:table-cell office:value-type="float" office:value="439.48">
            <text:p>439.48</text:p>
          </table:table-cell>
          <table:table-cell table:formula="of:=[.H946]/[.A946]" office:value-type="float" office:value="1.02881756677669">
            <text:p>1.03</text:p>
          </table:table-cell>
          <table:table-cell office:value-type="float" office:value="431.86">
            <text:p>431.86</text:p>
          </table:table-cell>
          <table:table-cell table:formula="of:=[.J946]/[.A946]" office:value-type="float" office:value="1.0109792354332">
            <text:p>1.01</text:p>
          </table:table-cell>
          <table:table-cell table:number-columns-repeated="5"/>
        </table:table-row>
        <table:table-row table:style-name="ro1">
          <table:table-cell office:value-type="float" office:value="251.5">
            <text:p>251.5</text:p>
          </table:table-cell>
          <table:table-cell office:value-type="float" office:value="268.27">
            <text:p>268.27</text:p>
          </table:table-cell>
          <table:table-cell table:formula="of:=[.B947]/[.A947]" office:value-type="float" office:value="1.06667992047714">
            <text:p>1.07</text:p>
          </table:table-cell>
          <table:table-cell office:value-type="float" office:value="265.92">
            <text:p>265.92</text:p>
          </table:table-cell>
          <table:table-cell table:formula="of:=[.D947]/[.A947]" office:value-type="float" office:value="1.05733598409543">
            <text:p>1.06</text:p>
          </table:table-cell>
          <table:table-cell office:value-type="float" office:value="263.78">
            <text:p>263.78</text:p>
          </table:table-cell>
          <table:table-cell table:formula="of:=[.F947]/[.A947]" office:value-type="float" office:value="1.04882703777336">
            <text:p>1.05</text:p>
          </table:table-cell>
          <table:table-cell office:value-type="float" office:value="268.27">
            <text:p>268.27</text:p>
          </table:table-cell>
          <table:table-cell table:formula="of:=[.H947]/[.A947]" office:value-type="float" office:value="1.06667992047714">
            <text:p>1.07</text:p>
          </table:table-cell>
          <table:table-cell office:value-type="float" office:value="265.92">
            <text:p>265.92</text:p>
          </table:table-cell>
          <table:table-cell table:formula="of:=[.J947]/[.A947]" office:value-type="float" office:value="1.05733598409543">
            <text:p>1.06</text:p>
          </table:table-cell>
          <table:table-cell table:number-columns-repeated="5"/>
        </table:table-row>
        <table:table-row table:style-name="ro1">
          <table:table-cell office:value-type="float" office:value="503.14">
            <text:p>503.14</text:p>
          </table:table-cell>
          <table:table-cell office:value-type="float" office:value="531">
            <text:p>531</text:p>
          </table:table-cell>
          <table:table-cell table:formula="of:=[.B948]/[.A948]" office:value-type="float" office:value="1.05537226219343">
            <text:p>1.06</text:p>
          </table:table-cell>
          <table:table-cell office:value-type="float" office:value="517.58">
            <text:p>517.58</text:p>
          </table:table-cell>
          <table:table-cell table:formula="of:=[.D948]/[.A948]" office:value-type="float" office:value="1.02869976547283">
            <text:p>1.03</text:p>
          </table:table-cell>
          <table:table-cell office:value-type="float" office:value="515.24">
            <text:p>515.24</text:p>
          </table:table-cell>
          <table:table-cell table:formula="of:=[.F948]/[.A948]" office:value-type="float" office:value="1.024048972453">
            <text:p>1.02</text:p>
          </table:table-cell>
          <table:table-cell office:value-type="float" office:value="531">
            <text:p>531</text:p>
          </table:table-cell>
          <table:table-cell table:formula="of:=[.H948]/[.A948]" office:value-type="float" office:value="1.05537226219343">
            <text:p>1.06</text:p>
          </table:table-cell>
          <table:table-cell office:value-type="float" office:value="518.17">
            <text:p>518.17</text:p>
          </table:table-cell>
          <table:table-cell table:formula="of:=[.J948]/[.A948]" office:value-type="float" office:value="1.02987240131971">
            <text:p>1.03</text:p>
          </table:table-cell>
          <table:table-cell table:number-columns-repeated="5"/>
        </table:table-row>
        <table:table-row table:style-name="ro1">
          <table:table-cell office:value-type="float" office:value="337.2">
            <text:p>337.2</text:p>
          </table:table-cell>
          <table:table-cell office:value-type="float" office:value="351.65">
            <text:p>351.65</text:p>
          </table:table-cell>
          <table:table-cell table:formula="of:=[.B949]/[.A949]" office:value-type="float" office:value="1.04285290628707">
            <text:p>1.04</text:p>
          </table:table-cell>
          <table:table-cell office:value-type="float" office:value="342.82">
            <text:p>342.82</text:p>
          </table:table-cell>
          <table:table-cell table:formula="of:=[.D949]/[.A949]" office:value-type="float" office:value="1.01666666666667">
            <text:p>1.02</text:p>
          </table:table-cell>
          <table:table-cell office:value-type="float" office:value="343.83">
            <text:p>343.83</text:p>
          </table:table-cell>
          <table:table-cell table:formula="of:=[.F949]/[.A949]" office:value-type="float" office:value="1.01966192170819">
            <text:p>1.02</text:p>
          </table:table-cell>
          <table:table-cell office:value-type="float" office:value="351.65">
            <text:p>351.65</text:p>
          </table:table-cell>
          <table:table-cell table:formula="of:=[.H949]/[.A949]" office:value-type="float" office:value="1.04285290628707">
            <text:p>1.04</text:p>
          </table:table-cell>
          <table:table-cell office:value-type="float" office:value="344.58">
            <text:p>344.58</text:p>
          </table:table-cell>
          <table:table-cell table:formula="of:=[.J949]/[.A949]" office:value-type="float" office:value="1.02188612099644">
            <text:p>1.02</text:p>
          </table:table-cell>
          <table:table-cell table:number-columns-repeated="5"/>
        </table:table-row>
        <table:table-row table:style-name="ro1">
          <table:table-cell office:value-type="float" office:value="132.47">
            <text:p>132.47</text:p>
          </table:table-cell>
          <table:table-cell office:value-type="float" office:value="141.4">
            <text:p>141.4</text:p>
          </table:table-cell>
          <table:table-cell table:formula="of:=[.B950]/[.A950]" office:value-type="float" office:value="1.06741148939383">
            <text:p>1.07</text:p>
          </table:table-cell>
          <table:table-cell office:value-type="float" office:value="134.71">
            <text:p>134.71</text:p>
          </table:table-cell>
          <table:table-cell table:formula="of:=[.D950]/[.A950]" office:value-type="float" office:value="1.01690948894089">
            <text:p>1.02</text:p>
          </table:table-cell>
          <table:table-cell office:value-type="float" office:value="131.98">
            <text:p>131.98</text:p>
          </table:table-cell>
          <table:table-cell table:formula="of:=[.F950]/[.A950]" office:value-type="float" office:value="0.99630104929418">
            <text:p>1</text:p>
          </table:table-cell>
          <table:table-cell office:value-type="float" office:value="141.4">
            <text:p>141.4</text:p>
          </table:table-cell>
          <table:table-cell table:formula="of:=[.H950]/[.A950]" office:value-type="float" office:value="1.06741148939383">
            <text:p>1.07</text:p>
          </table:table-cell>
          <table:table-cell office:value-type="float" office:value="134.71">
            <text:p>134.71</text:p>
          </table:table-cell>
          <table:table-cell table:formula="of:=[.J950]/[.A950]" office:value-type="float" office:value="1.01690948894089">
            <text:p>1.02</text:p>
          </table:table-cell>
          <table:table-cell table:number-columns-repeated="5"/>
        </table:table-row>
        <table:table-row table:style-name="ro1">
          <table:table-cell office:value-type="float" office:value="384.77">
            <text:p>384.77</text:p>
          </table:table-cell>
          <table:table-cell office:value-type="float" office:value="392.63">
            <text:p>392.63</text:p>
          </table:table-cell>
          <table:table-cell table:formula="of:=[.B951]/[.A951]" office:value-type="float" office:value="1.02042778802921">
            <text:p>1.02</text:p>
          </table:table-cell>
          <table:table-cell office:value-type="float" office:value="389.8">
            <text:p>389.8</text:p>
          </table:table-cell>
          <table:table-cell table:formula="of:=[.D951]/[.A951]" office:value-type="float" office:value="1.01307274475661">
            <text:p>1.01</text:p>
          </table:table-cell>
          <table:table-cell office:value-type="float" office:value="390.39">
            <text:p>390.39</text:p>
          </table:table-cell>
          <table:table-cell table:formula="of:=[.F951]/[.A951]" office:value-type="float" office:value="1.01460612833641">
            <text:p>1.01</text:p>
          </table:table-cell>
          <table:table-cell office:value-type="float" office:value="392.14">
            <text:p>392.14</text:p>
          </table:table-cell>
          <table:table-cell table:formula="of:=[.H951]/[.A951]" office:value-type="float" office:value="1.01915429997141">
            <text:p>1.02</text:p>
          </table:table-cell>
          <table:table-cell office:value-type="float" office:value="390.39">
            <text:p>390.39</text:p>
          </table:table-cell>
          <table:table-cell table:formula="of:=[.J951]/[.A951]" office:value-type="float" office:value="1.01460612833641">
            <text:p>1.01</text:p>
          </table:table-cell>
          <table:table-cell table:number-columns-repeated="5"/>
        </table:table-row>
        <table:table-row table:style-name="ro1">
          <table:table-cell office:value-type="float" office:value="97.44">
            <text:p>97.44</text:p>
          </table:table-cell>
          <table:table-cell office:value-type="float" office:value="110.71">
            <text:p>110.71</text:p>
          </table:table-cell>
          <table:table-cell table:formula="of:=[.B952]/[.A952]" office:value-type="float" office:value="1.13618637110016">
            <text:p>1.14</text:p>
          </table:table-cell>
          <table:table-cell office:value-type="float" office:value="100.37">
            <text:p>100.37</text:p>
          </table:table-cell>
          <table:table-cell table:formula="of:=[.D952]/[.A952]" office:value-type="float" office:value="1.0300697865353">
            <text:p>1.03</text:p>
          </table:table-cell>
          <table:table-cell office:value-type="float" office:value="100.37">
            <text:p>100.37</text:p>
          </table:table-cell>
          <table:table-cell table:formula="of:=[.F952]/[.A952]" office:value-type="float" office:value="1.0300697865353">
            <text:p>1.03</text:p>
          </table:table-cell>
          <table:table-cell office:value-type="float" office:value="110.71">
            <text:p>110.71</text:p>
          </table:table-cell>
          <table:table-cell table:formula="of:=[.H952]/[.A952]" office:value-type="float" office:value="1.13618637110016">
            <text:p>1.14</text:p>
          </table:table-cell>
          <table:table-cell office:value-type="float" office:value="100.37">
            <text:p>100.37</text:p>
          </table:table-cell>
          <table:table-cell table:formula="of:=[.J952]/[.A952]" office:value-type="float" office:value="1.0300697865353">
            <text:p>1.03</text:p>
          </table:table-cell>
          <table:table-cell table:number-columns-repeated="5"/>
        </table:table-row>
        <table:table-row table:style-name="ro1">
          <table:table-cell office:value-type="float" office:value="171.69">
            <text:p>171.69</text:p>
          </table:table-cell>
          <table:table-cell office:value-type="float" office:value="185.31">
            <text:p>185.31</text:p>
          </table:table-cell>
          <table:table-cell table:formula="of:=[.B953]/[.A953]" office:value-type="float" office:value="1.07932902323956">
            <text:p>1.08</text:p>
          </table:table-cell>
          <table:table-cell office:value-type="float" office:value="177.45">
            <text:p>177.45</text:p>
          </table:table-cell>
          <table:table-cell table:formula="of:=[.D953]/[.A953]" office:value-type="float" office:value="1.03354883802202">
            <text:p>1.03</text:p>
          </table:table-cell>
          <table:table-cell office:value-type="float" office:value="177.21">
            <text:p>177.21</text:p>
          </table:table-cell>
          <table:table-cell table:formula="of:=[.F953]/[.A953]" office:value-type="float" office:value="1.0321509697711">
            <text:p>1.03</text:p>
          </table:table-cell>
          <table:table-cell office:value-type="float" office:value="183.31">
            <text:p>183.31</text:p>
          </table:table-cell>
          <table:table-cell table:formula="of:=[.H953]/[.A953]" office:value-type="float" office:value="1.06768012114858">
            <text:p>1.07</text:p>
          </table:table-cell>
          <table:table-cell office:value-type="float" office:value="176.28">
            <text:p>176.28</text:p>
          </table:table-cell>
          <table:table-cell table:formula="of:=[.J953]/[.A953]" office:value-type="float" office:value="1.02673423029879">
            <text:p>1.03</text:p>
          </table:table-cell>
          <table:table-cell table:number-columns-repeated="5"/>
        </table:table-row>
        <table:table-row table:style-name="ro1">
          <table:table-cell office:value-type="float" office:value="240.65">
            <text:p>240.65</text:p>
          </table:table-cell>
          <table:table-cell office:value-type="float" office:value="262.02">
            <text:p>262.02</text:p>
          </table:table-cell>
          <table:table-cell table:formula="of:=[.B954]/[.A954]" office:value-type="float" office:value="1.08880116351548">
            <text:p>1.09</text:p>
          </table:table-cell>
          <table:table-cell office:value-type="float" office:value="250.16">
            <text:p>250.16</text:p>
          </table:table-cell>
          <table:table-cell table:formula="of:=[.D954]/[.A954]" office:value-type="float" office:value="1.03951797215874">
            <text:p>1.04</text:p>
          </table:table-cell>
          <table:table-cell office:value-type="float" office:value="250.16">
            <text:p>250.16</text:p>
          </table:table-cell>
          <table:table-cell table:formula="of:=[.F954]/[.A954]" office:value-type="float" office:value="1.03951797215874">
            <text:p>1.04</text:p>
          </table:table-cell>
          <table:table-cell office:value-type="float" office:value="250.16">
            <text:p>250.16</text:p>
          </table:table-cell>
          <table:table-cell table:formula="of:=[.H954]/[.A954]" office:value-type="float" office:value="1.03951797215874">
            <text:p>1.04</text:p>
          </table:table-cell>
          <table:table-cell office:value-type="float" office:value="256.02">
            <text:p>256.02</text:p>
          </table:table-cell>
          <table:table-cell table:formula="of:=[.J954]/[.A954]" office:value-type="float" office:value="1.06386868896738">
            <text:p>1.06</text:p>
          </table:table-cell>
          <table:table-cell table:number-columns-repeated="5"/>
        </table:table-row>
        <table:table-row table:style-name="ro1">
          <table:table-cell office:value-type="float" office:value="243.99">
            <text:p>243.99</text:p>
          </table:table-cell>
          <table:table-cell office:value-type="float" office:value="253.85">
            <text:p>253.85</text:p>
          </table:table-cell>
          <table:table-cell table:formula="of:=[.B955]/[.A955]" office:value-type="float" office:value="1.04041149227427">
            <text:p>1.04</text:p>
          </table:table-cell>
          <table:table-cell office:value-type="float" office:value="251.51">
            <text:p>251.51</text:p>
          </table:table-cell>
          <table:table-cell table:formula="of:=[.D955]/[.A955]" office:value-type="float" office:value="1.03082093528423">
            <text:p>1.03</text:p>
          </table:table-cell>
          <table:table-cell office:value-type="float" office:value="251.27">
            <text:p>251.27</text:p>
          </table:table-cell>
          <table:table-cell table:formula="of:=[.F955]/[.A955]" office:value-type="float" office:value="1.02983728841346">
            <text:p>1.03</text:p>
          </table:table-cell>
          <table:table-cell office:value-type="float" office:value="253.85">
            <text:p>253.85</text:p>
          </table:table-cell>
          <table:table-cell table:formula="of:=[.H955]/[.A955]" office:value-type="float" office:value="1.04041149227427">
            <text:p>1.04</text:p>
          </table:table-cell>
          <table:table-cell office:value-type="float" office:value="251.51">
            <text:p>251.51</text:p>
          </table:table-cell>
          <table:table-cell table:formula="of:=[.J955]/[.A955]" office:value-type="float" office:value="1.03082093528423">
            <text:p>1.03</text:p>
          </table:table-cell>
          <table:table-cell table:number-columns-repeated="5"/>
        </table:table-row>
        <table:table-row table:style-name="ro1">
          <table:table-cell office:value-type="float" office:value="75.04">
            <text:p>75.04</text:p>
          </table:table-cell>
          <table:table-cell office:value-type="float" office:value="105.18">
            <text:p>105.18</text:p>
          </table:table-cell>
          <table:table-cell table:formula="of:=[.B956]/[.A956]" office:value-type="float" office:value="1.40165245202559">
            <text:p>1.4</text:p>
          </table:table-cell>
          <table:table-cell office:value-type="float" office:value="84.94">
            <text:p>84.94</text:p>
          </table:table-cell>
          <table:table-cell table:formula="of:=[.D956]/[.A956]" office:value-type="float" office:value="1.13192963752665">
            <text:p>1.13</text:p>
          </table:table-cell>
          <table:table-cell office:value-type="float" office:value="78.7">
            <text:p>78.7</text:p>
          </table:table-cell>
          <table:table-cell table:formula="of:=[.F956]/[.A956]" office:value-type="float" office:value="1.04877398720682">
            <text:p>1.05</text:p>
          </table:table-cell>
          <table:table-cell office:value-type="float" office:value="105.18">
            <text:p>105.18</text:p>
          </table:table-cell>
          <table:table-cell table:formula="of:=[.H956]/[.A956]" office:value-type="float" office:value="1.40165245202559">
            <text:p>1.4</text:p>
          </table:table-cell>
          <table:table-cell office:value-type="float" office:value="84.94">
            <text:p>84.94</text:p>
          </table:table-cell>
          <table:table-cell table:formula="of:=[.J956]/[.A956]" office:value-type="float" office:value="1.13192963752665">
            <text:p>1.13</text:p>
          </table:table-cell>
          <table:table-cell table:number-columns-repeated="5"/>
        </table:table-row>
        <table:table-row table:style-name="ro1">
          <table:table-cell office:value-type="float" office:value="335.78">
            <text:p>335.78</text:p>
          </table:table-cell>
          <table:table-cell office:value-type="float" office:value="359.98">
            <text:p>359.98</text:p>
          </table:table-cell>
          <table:table-cell table:formula="of:=[.B957]/[.A957]" office:value-type="float" office:value="1.07207099886831">
            <text:p>1.07</text:p>
          </table:table-cell>
          <table:table-cell office:value-type="float" office:value="340.81">
            <text:p>340.81</text:p>
          </table:table-cell>
          <table:table-cell table:formula="of:=[.D957]/[.A957]" office:value-type="float" office:value="1.01498004645899">
            <text:p>1.01</text:p>
          </table:table-cell>
          <table:table-cell office:value-type="float" office:value="341.39">
            <text:p>341.39</text:p>
          </table:table-cell>
          <table:table-cell table:formula="of:=[.F957]/[.A957]" office:value-type="float" office:value="1.01670736791947">
            <text:p>1.02</text:p>
          </table:table-cell>
          <table:table-cell office:value-type="float" office:value="359.98">
            <text:p>359.98</text:p>
          </table:table-cell>
          <table:table-cell table:formula="of:=[.H957]/[.A957]" office:value-type="float" office:value="1.07207099886831">
            <text:p>1.07</text:p>
          </table:table-cell>
          <table:table-cell office:value-type="float" office:value="341.98">
            <text:p>341.98</text:p>
          </table:table-cell>
          <table:table-cell table:formula="of:=[.J957]/[.A957]" office:value-type="float" office:value="1.01846447078444">
            <text:p>1.02</text:p>
          </table:table-cell>
          <table:table-cell table:number-columns-repeated="5"/>
        </table:table-row>
        <table:table-row table:style-name="ro1">
          <table:table-cell office:value-type="float" office:value="151.84">
            <text:p>151.84</text:p>
          </table:table-cell>
          <table:table-cell office:value-type="float" office:value="168.33">
            <text:p>168.33</text:p>
          </table:table-cell>
          <table:table-cell table:formula="of:=[.B958]/[.A958]" office:value-type="float" office:value="1.10860115911486">
            <text:p>1.11</text:p>
          </table:table-cell>
          <table:table-cell office:value-type="float" office:value="161.3">
            <text:p>161.3</text:p>
          </table:table-cell>
          <table:table-cell table:formula="of:=[.D958]/[.A958]" office:value-type="float" office:value="1.06230242360379">
            <text:p>1.06</text:p>
          </table:table-cell>
          <table:table-cell office:value-type="float" office:value="153.36">
            <text:p>153.36</text:p>
          </table:table-cell>
          <table:table-cell table:formula="of:=[.F958]/[.A958]" office:value-type="float" office:value="1.0100105374078">
            <text:p>1.01</text:p>
          </table:table-cell>
          <table:table-cell office:value-type="float" office:value="168.33">
            <text:p>168.33</text:p>
          </table:table-cell>
          <table:table-cell table:formula="of:=[.H958]/[.A958]" office:value-type="float" office:value="1.10860115911486">
            <text:p>1.11</text:p>
          </table:table-cell>
          <table:table-cell office:value-type="float" office:value="161.3">
            <text:p>161.3</text:p>
          </table:table-cell>
          <table:table-cell table:formula="of:=[.J958]/[.A958]" office:value-type="float" office:value="1.06230242360379">
            <text:p>1.06</text:p>
          </table:table-cell>
          <table:table-cell table:number-columns-repeated="5"/>
        </table:table-row>
        <table:table-row table:style-name="ro1">
          <table:table-cell office:value-type="float" office:value="130.27">
            <text:p>130.27</text:p>
          </table:table-cell>
          <table:table-cell office:value-type="float" office:value="136.27">
            <text:p>136.27</text:p>
          </table:table-cell>
          <table:table-cell table:formula="of:=[.B959]/[.A959]" office:value-type="float" office:value="1.04605818684271">
            <text:p>1.05</text:p>
          </table:table-cell>
          <table:table-cell office:value-type="float" office:value="132.02">
            <text:p>132.02</text:p>
          </table:table-cell>
          <table:table-cell table:formula="of:=[.D959]/[.A959]" office:value-type="float" office:value="1.01343363782912">
            <text:p>1.01</text:p>
          </table:table-cell>
          <table:table-cell office:value-type="float" office:value="131.44">
            <text:p>131.44</text:p>
          </table:table-cell>
          <table:table-cell table:formula="of:=[.F959]/[.A959]" office:value-type="float" office:value="1.00898134643433">
            <text:p>1.01</text:p>
          </table:table-cell>
          <table:table-cell office:value-type="float" office:value="136.27">
            <text:p>136.27</text:p>
          </table:table-cell>
          <table:table-cell table:formula="of:=[.H959]/[.A959]" office:value-type="float" office:value="1.04605818684271">
            <text:p>1.05</text:p>
          </table:table-cell>
          <table:table-cell office:value-type="float" office:value="132.02">
            <text:p>132.02</text:p>
          </table:table-cell>
          <table:table-cell table:formula="of:=[.J959]/[.A959]" office:value-type="float" office:value="1.01343363782912">
            <text:p>1.01</text:p>
          </table:table-cell>
          <table:table-cell table:number-columns-repeated="5"/>
        </table:table-row>
        <table:table-row table:style-name="ro1">
          <table:table-cell office:value-type="float" office:value="399.15">
            <text:p>399.15</text:p>
          </table:table-cell>
          <table:table-cell office:value-type="float" office:value="416.28">
            <text:p>416.28</text:p>
          </table:table-cell>
          <table:table-cell table:formula="of:=[.B960]/[.A960]" office:value-type="float" office:value="1.04291619691845">
            <text:p>1.04</text:p>
          </table:table-cell>
          <table:table-cell office:value-type="float" office:value="404.42">
            <text:p>404.42</text:p>
          </table:table-cell>
          <table:table-cell table:formula="of:=[.D960]/[.A960]" office:value-type="float" office:value="1.01320305649505">
            <text:p>1.01</text:p>
          </table:table-cell>
          <table:table-cell office:value-type="float" office:value="405.01">
            <text:p>405.01</text:p>
          </table:table-cell>
          <table:table-cell table:formula="of:=[.F960]/[.A960]" office:value-type="float" office:value="1.01468119754478">
            <text:p>1.01</text:p>
          </table:table-cell>
          <table:table-cell office:value-type="float" office:value="416.28">
            <text:p>416.28</text:p>
          </table:table-cell>
          <table:table-cell table:formula="of:=[.H960]/[.A960]" office:value-type="float" office:value="1.04291619691845">
            <text:p>1.04</text:p>
          </table:table-cell>
          <table:table-cell office:value-type="float" office:value="404.42">
            <text:p>404.42</text:p>
          </table:table-cell>
          <table:table-cell table:formula="of:=[.J960]/[.A960]" office:value-type="float" office:value="1.01320305649505">
            <text:p>1.01</text:p>
          </table:table-cell>
          <table:table-cell table:number-columns-repeated="5"/>
        </table:table-row>
        <table:table-row table:style-name="ro1">
          <table:table-cell office:value-type="float" office:value="243.88">
            <text:p>243.88</text:p>
          </table:table-cell>
          <table:table-cell office:value-type="float" office:value="251.98">
            <text:p>251.98</text:p>
          </table:table-cell>
          <table:table-cell table:formula="of:=[.B961]/[.A961]" office:value-type="float" office:value="1.03321305560112">
            <text:p>1.03</text:p>
          </table:table-cell>
          <table:table-cell office:value-type="float" office:value="248.32">
            <text:p>248.32</text:p>
          </table:table-cell>
          <table:table-cell table:formula="of:=[.D961]/[.A961]" office:value-type="float" office:value="1.01820567492209">
            <text:p>1.02</text:p>
          </table:table-cell>
          <table:table-cell office:value-type="float" office:value="247.74">
            <text:p>247.74</text:p>
          </table:table-cell>
          <table:table-cell table:formula="of:=[.F961]/[.A961]" office:value-type="float" office:value="1.01582745612596">
            <text:p>1.02</text:p>
          </table:table-cell>
          <table:table-cell office:value-type="float" office:value="251.98">
            <text:p>251.98</text:p>
          </table:table-cell>
          <table:table-cell table:formula="of:=[.H961]/[.A961]" office:value-type="float" office:value="1.03321305560112">
            <text:p>1.03</text:p>
          </table:table-cell>
          <table:table-cell office:value-type="float" office:value="247.15">
            <text:p>247.15</text:p>
          </table:table-cell>
          <table:table-cell table:formula="of:=[.J961]/[.A961]" office:value-type="float" office:value="1.01340823355749">
            <text:p>1.01</text:p>
          </table:table-cell>
          <table:table-cell table:number-columns-repeated="5"/>
        </table:table-row>
        <table:table-row table:style-name="ro1">
          <table:table-cell office:value-type="float" office:value="76.87">
            <text:p>76.87</text:p>
          </table:table-cell>
          <table:table-cell office:value-type="float" office:value="92.14">
            <text:p>92.14</text:p>
          </table:table-cell>
          <table:table-cell table:formula="of:=[.B962]/[.A962]" office:value-type="float" office:value="1.19864706647587">
            <text:p>1.2</text:p>
          </table:table-cell>
          <table:table-cell office:value-type="float" office:value="77.46">
            <text:p>77.46</text:p>
          </table:table-cell>
          <table:table-cell table:formula="of:=[.D962]/[.A962]" office:value-type="float" office:value="1.00767529595421">
            <text:p>1.01</text:p>
          </table:table-cell>
          <table:table-cell office:value-type="float" office:value="76.87">
            <text:p>76.87</text:p>
          </table:table-cell>
          <table:table-cell table:formula="of:=[.F962]/[.A962]" office:value-type="float" office:value="1">
            <text:p>1</text:p>
          </table:table-cell>
          <table:table-cell office:value-type="float" office:value="92.14">
            <text:p>92.14</text:p>
          </table:table-cell>
          <table:table-cell table:formula="of:=[.H962]/[.A962]" office:value-type="float" office:value="1.19864706647587">
            <text:p>1.2</text:p>
          </table:table-cell>
          <table:table-cell office:value-type="float" office:value="76.87">
            <text:p>76.87</text:p>
          </table:table-cell>
          <table:table-cell table:formula="of:=[.J962]/[.A96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50.82">
            <text:p>150.82</text:p>
          </table:table-cell>
          <table:table-cell office:value-type="float" office:value="153.41">
            <text:p>153.41</text:p>
          </table:table-cell>
          <table:table-cell table:formula="of:=[.B963]/[.A963]" office:value-type="float" office:value="1.01717278875481">
            <text:p>1.02</text:p>
          </table:table-cell>
          <table:table-cell office:value-type="float" office:value="151.99">
            <text:p>151.99</text:p>
          </table:table-cell>
          <table:table-cell table:formula="of:=[.D963]/[.A963]" office:value-type="float" office:value="1.00775759183132">
            <text:p>1.01</text:p>
          </table:table-cell>
          <table:table-cell office:value-type="float" office:value="153.75">
            <text:p>153.75</text:p>
          </table:table-cell>
          <table:table-cell table:formula="of:=[.F963]/[.A963]" office:value-type="float" office:value="1.01942713168015">
            <text:p>1.02</text:p>
          </table:table-cell>
          <table:table-cell office:value-type="float" office:value="153.41">
            <text:p>153.41</text:p>
          </table:table-cell>
          <table:table-cell table:formula="of:=[.H963]/[.A963]" office:value-type="float" office:value="1.01717278875481">
            <text:p>1.02</text:p>
          </table:table-cell>
          <table:table-cell office:value-type="float" office:value="151.99">
            <text:p>151.99</text:p>
          </table:table-cell>
          <table:table-cell table:formula="of:=[.J963]/[.A963]" office:value-type="float" office:value="1.00775759183132">
            <text:p>1.01</text:p>
          </table:table-cell>
          <table:table-cell table:number-columns-repeated="5"/>
        </table:table-row>
        <table:table-row table:style-name="ro1">
          <table:table-cell office:value-type="float" office:value="379.6">
            <text:p>379.6</text:p>
          </table:table-cell>
          <table:table-cell office:value-type="float" office:value="393.5">
            <text:p>393.5</text:p>
          </table:table-cell>
          <table:table-cell table:formula="of:=[.B964]/[.A964]" office:value-type="float" office:value="1.03661749209694">
            <text:p>1.04</text:p>
          </table:table-cell>
          <table:table-cell office:value-type="float" office:value="390.43">
            <text:p>390.43</text:p>
          </table:table-cell>
          <table:table-cell table:formula="of:=[.D964]/[.A964]" office:value-type="float" office:value="1.02853003161222">
            <text:p>1.03</text:p>
          </table:table-cell>
          <table:table-cell office:value-type="float" office:value="392.97">
            <text:p>392.97</text:p>
          </table:table-cell>
          <table:table-cell table:formula="of:=[.F964]/[.A964]" office:value-type="float" office:value="1.03522128556375">
            <text:p>1.04</text:p>
          </table:table-cell>
          <table:table-cell office:value-type="float" office:value="389.84">
            <text:p>389.84</text:p>
          </table:table-cell>
          <table:table-cell table:formula="of:=[.H964]/[.A964]" office:value-type="float" office:value="1.02697576396207">
            <text:p>1.03</text:p>
          </table:table-cell>
          <table:table-cell office:value-type="float" office:value="390.43">
            <text:p>390.43</text:p>
          </table:table-cell>
          <table:table-cell table:formula="of:=[.J964]/[.A964]" office:value-type="float" office:value="1.02853003161222">
            <text:p>1.03</text:p>
          </table:table-cell>
          <table:table-cell table:number-columns-repeated="5"/>
        </table:table-row>
        <table:table-row table:style-name="ro1">
          <table:table-cell office:value-type="float" office:value="58.11">
            <text:p>58.11</text:p>
          </table:table-cell>
          <table:table-cell office:value-type="float" office:value="81.87">
            <text:p>81.87</text:p>
          </table:table-cell>
          <table:table-cell table:formula="of:=[.B965]/[.A965]" office:value-type="float" office:value="1.40887971089313">
            <text:p>1.41</text:p>
          </table:table-cell>
          <table:table-cell office:value-type="float" office:value="65.28">
            <text:p>65.28</text:p>
          </table:table-cell>
          <table:table-cell table:formula="of:=[.D965]/[.A965]" office:value-type="float" office:value="1.12338668043366">
            <text:p>1.12</text:p>
          </table:table-cell>
          <table:table-cell office:value-type="float" office:value="64.7">
            <text:p>64.7</text:p>
          </table:table-cell>
          <table:table-cell table:formula="of:=[.F965]/[.A965]" office:value-type="float" office:value="1.11340561004991">
            <text:p>1.11</text:p>
          </table:table-cell>
          <table:table-cell office:value-type="float" office:value="81.87">
            <text:p>81.87</text:p>
          </table:table-cell>
          <table:table-cell table:formula="of:=[.H965]/[.A965]" office:value-type="float" office:value="1.40887971089313">
            <text:p>1.41</text:p>
          </table:table-cell>
          <table:table-cell office:value-type="float" office:value="64.7">
            <text:p>64.7</text:p>
          </table:table-cell>
          <table:table-cell table:formula="of:=[.J965]/[.A965]" office:value-type="float" office:value="1.11340561004991">
            <text:p>1.11</text:p>
          </table:table-cell>
          <table:table-cell table:number-columns-repeated="5"/>
        </table:table-row>
        <table:table-row table:style-name="ro1">
          <table:table-cell office:value-type="float" office:value="199.62">
            <text:p>199.62</text:p>
          </table:table-cell>
          <table:table-cell office:value-type="float" office:value="209.48">
            <text:p>209.48</text:p>
          </table:table-cell>
          <table:table-cell table:formula="of:=[.B966]/[.A966]" office:value-type="float" office:value="1.04939384831179">
            <text:p>1.05</text:p>
          </table:table-cell>
          <table:table-cell office:value-type="float" office:value="203.97">
            <text:p>203.97</text:p>
          </table:table-cell>
          <table:table-cell table:formula="of:=[.D966]/[.A966]" office:value-type="float" office:value="1.02179140366697">
            <text:p>1.02</text:p>
          </table:table-cell>
          <table:table-cell office:value-type="float" office:value="204.55">
            <text:p>204.55</text:p>
          </table:table-cell>
          <table:table-cell table:formula="of:=[.F966]/[.A966]" office:value-type="float" office:value="1.0246969241559">
            <text:p>1.02</text:p>
          </table:table-cell>
          <table:table-cell office:value-type="float" office:value="209.48">
            <text:p>209.48</text:p>
          </table:table-cell>
          <table:table-cell table:formula="of:=[.H966]/[.A966]" office:value-type="float" office:value="1.04939384831179">
            <text:p>1.05</text:p>
          </table:table-cell>
          <table:table-cell office:value-type="float" office:value="203.97">
            <text:p>203.97</text:p>
          </table:table-cell>
          <table:table-cell table:formula="of:=[.J966]/[.A966]" office:value-type="float" office:value="1.02179140366697">
            <text:p>1.02</text:p>
          </table:table-cell>
          <table:table-cell table:number-columns-repeated="5"/>
        </table:table-row>
        <table:table-row table:style-name="ro1">
          <table:table-cell office:value-type="float" office:value="399.02">
            <text:p>399.02</text:p>
          </table:table-cell>
          <table:table-cell office:value-type="float" office:value="419.66">
            <text:p>419.66</text:p>
          </table:table-cell>
          <table:table-cell table:formula="of:=[.B967]/[.A967]" office:value-type="float" office:value="1.0517267304897">
            <text:p>1.05</text:p>
          </table:table-cell>
          <table:table-cell office:value-type="float" office:value="405.36">
            <text:p>405.36</text:p>
          </table:table-cell>
          <table:table-cell table:formula="of:=[.D967]/[.A967]" office:value-type="float" office:value="1.01588892787329">
            <text:p>1.02</text:p>
          </table:table-cell>
          <table:table-cell office:value-type="float" office:value="405.95">
            <text:p>405.95</text:p>
          </table:table-cell>
          <table:table-cell table:formula="of:=[.F967]/[.A967]" office:value-type="float" office:value="1.01736755049872">
            <text:p>1.02</text:p>
          </table:table-cell>
          <table:table-cell office:value-type="float" office:value="411.46">
            <text:p>411.46</text:p>
          </table:table-cell>
          <table:table-cell table:formula="of:=[.H967]/[.A967]" office:value-type="float" office:value="1.03117638213623">
            <text:p>1.03</text:p>
          </table:table-cell>
          <table:table-cell office:value-type="float" office:value="402.05">
            <text:p>402.05</text:p>
          </table:table-cell>
          <table:table-cell table:formula="of:=[.J967]/[.A967]" office:value-type="float" office:value="1.00759360433061">
            <text:p>1.01</text:p>
          </table:table-cell>
          <table:table-cell table:number-columns-repeated="5"/>
        </table:table-row>
        <table:table-row table:style-name="ro1">
          <table:table-cell office:value-type="float" office:value="463.82">
            <text:p>463.82</text:p>
          </table:table-cell>
          <table:table-cell office:value-type="float" office:value="502.2">
            <text:p>502.2</text:p>
          </table:table-cell>
          <table:table-cell table:formula="of:=[.B968]/[.A968]" office:value-type="float" office:value="1.08274761761028">
            <text:p>1.08</text:p>
          </table:table-cell>
          <table:table-cell office:value-type="float" office:value="486.3">
            <text:p>486.3</text:p>
          </table:table-cell>
          <table:table-cell table:formula="of:=[.D968]/[.A968]" office:value-type="float" office:value="1.04846707774568">
            <text:p>1.05</text:p>
          </table:table-cell>
          <table:table-cell office:value-type="float" office:value="483.96">
            <text:p>483.96</text:p>
          </table:table-cell>
          <table:table-cell table:formula="of:=[.F968]/[.A968]" office:value-type="float" office:value="1.04342201716183">
            <text:p>1.04</text:p>
          </table:table-cell>
          <table:table-cell office:value-type="float" office:value="502.2">
            <text:p>502.2</text:p>
          </table:table-cell>
          <table:table-cell table:formula="of:=[.H968]/[.A968]" office:value-type="float" office:value="1.08274761761028">
            <text:p>1.08</text:p>
          </table:table-cell>
          <table:table-cell office:value-type="float" office:value="486.3">
            <text:p>486.3</text:p>
          </table:table-cell>
          <table:table-cell table:formula="of:=[.J968]/[.A968]" office:value-type="float" office:value="1.04846707774568">
            <text:p>1.05</text:p>
          </table:table-cell>
          <table:table-cell table:number-columns-repeated="5"/>
        </table:table-row>
        <table:table-row table:style-name="ro1">
          <table:table-cell office:value-type="float" office:value="441.12">
            <text:p>441.12</text:p>
          </table:table-cell>
          <table:table-cell office:value-type="float" office:value="464.43">
            <text:p>464.43</text:p>
          </table:table-cell>
          <table:table-cell table:formula="of:=[.B969]/[.A969]" office:value-type="float" office:value="1.05284276387378">
            <text:p>1.05</text:p>
          </table:table-cell>
          <table:table-cell office:value-type="float" office:value="462.68">
            <text:p>462.68</text:p>
          </table:table-cell>
          <table:table-cell table:formula="of:=[.D969]/[.A969]" office:value-type="float" office:value="1.04887558940878">
            <text:p>1.05</text:p>
          </table:table-cell>
          <table:table-cell office:value-type="float" office:value="461.95">
            <text:p>461.95</text:p>
          </table:table-cell>
          <table:table-cell table:formula="of:=[.F969]/[.A969]" office:value-type="float" office:value="1.04722071091766">
            <text:p>1.05</text:p>
          </table:table-cell>
          <table:table-cell office:value-type="float" office:value="464.43">
            <text:p>464.43</text:p>
          </table:table-cell>
          <table:table-cell table:formula="of:=[.H969]/[.A969]" office:value-type="float" office:value="1.05284276387378">
            <text:p>1.05</text:p>
          </table:table-cell>
          <table:table-cell office:value-type="float" office:value="456.09">
            <text:p>456.09</text:p>
          </table:table-cell>
          <table:table-cell table:formula="of:=[.J969]/[.A969]" office:value-type="float" office:value="1.03393634385201">
            <text:p>1.03</text:p>
          </table:table-cell>
          <table:table-cell table:number-columns-repeated="5"/>
        </table:table-row>
        <table:table-row table:style-name="ro1">
          <table:table-cell office:value-type="float" office:value="243.56">
            <text:p>243.56</text:p>
          </table:table-cell>
          <table:table-cell office:value-type="float" office:value="276.05">
            <text:p>276.05</text:p>
          </table:table-cell>
          <table:table-cell table:formula="of:=[.B970]/[.A970]" office:value-type="float" office:value="1.1333962883889">
            <text:p>1.13</text:p>
          </table:table-cell>
          <table:table-cell office:value-type="float" office:value="243.56">
            <text:p>243.56</text:p>
          </table:table-cell>
          <table:table-cell table:formula="of:=[.D970]/[.A970]" office:value-type="float" office:value="1">
            <text:p>1</text:p>
          </table:table-cell>
          <table:table-cell office:value-type="float" office:value="244.74">
            <text:p>244.74</text:p>
          </table:table-cell>
          <table:table-cell table:formula="of:=[.F970]/[.A970]" office:value-type="float" office:value="1.00484480210215">
            <text:p>1</text:p>
          </table:table-cell>
          <table:table-cell office:value-type="float" office:value="243.56">
            <text:p>243.56</text:p>
          </table:table-cell>
          <table:table-cell table:formula="of:=[.H970]/[.A970]" office:value-type="float" office:value="1">
            <text:p>1</text:p>
          </table:table-cell>
          <table:table-cell office:value-type="float" office:value="243.56">
            <text:p>243.56</text:p>
          </table:table-cell>
          <table:table-cell table:formula="of:=[.J970]/[.A97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02.65">
            <text:p>502.65</text:p>
          </table:table-cell>
          <table:table-cell office:value-type="float" office:value="526.4">
            <text:p>526.4</text:p>
          </table:table-cell>
          <table:table-cell table:formula="of:=[.B971]/[.A971]" office:value-type="float" office:value="1.04724957724062">
            <text:p>1.05</text:p>
          </table:table-cell>
          <table:table-cell office:value-type="float" office:value="509.58">
            <text:p>509.58</text:p>
          </table:table-cell>
          <table:table-cell table:formula="of:=[.D971]/[.A971]" office:value-type="float" office:value="1.01378692927484">
            <text:p>1.01</text:p>
          </table:table-cell>
          <table:table-cell office:value-type="float" office:value="510.55">
            <text:p>510.55</text:p>
          </table:table-cell>
          <table:table-cell table:formula="of:=[.F971]/[.A971]" office:value-type="float" office:value="1.01571670148214">
            <text:p>1.02</text:p>
          </table:table-cell>
          <table:table-cell office:value-type="float" office:value="526.4">
            <text:p>526.4</text:p>
          </table:table-cell>
          <table:table-cell table:formula="of:=[.H971]/[.A971]" office:value-type="float" office:value="1.04724957724062">
            <text:p>1.05</text:p>
          </table:table-cell>
          <table:table-cell office:value-type="float" office:value="508.89">
            <text:p>508.89</text:p>
          </table:table-cell>
          <table:table-cell table:formula="of:=[.J971]/[.A971]" office:value-type="float" office:value="1.01241420471501">
            <text:p>1.01</text:p>
          </table:table-cell>
          <table:table-cell table:number-columns-repeated="5"/>
        </table:table-row>
        <table:table-row table:style-name="ro1">
          <table:table-cell office:value-type="float" office:value="236.98">
            <text:p>236.98</text:p>
          </table:table-cell>
          <table:table-cell office:value-type="float" office:value="257.04">
            <text:p>257.04</text:p>
          </table:table-cell>
          <table:table-cell table:formula="of:=[.B972]/[.A972]" office:value-type="float" office:value="1.08464849354376">
            <text:p>1.08</text:p>
          </table:table-cell>
          <table:table-cell office:value-type="float" office:value="240.84">
            <text:p>240.84</text:p>
          </table:table-cell>
          <table:table-cell table:formula="of:=[.D972]/[.A972]" office:value-type="float" office:value="1.01628829437083">
            <text:p>1.02</text:p>
          </table:table-cell>
          <table:table-cell office:value-type="float" office:value="242.01">
            <text:p>242.01</text:p>
          </table:table-cell>
          <table:table-cell table:formula="of:=[.F972]/[.A972]" office:value-type="float" office:value="1.02122541986666">
            <text:p>1.02</text:p>
          </table:table-cell>
          <table:table-cell office:value-type="float" office:value="257.04">
            <text:p>257.04</text:p>
          </table:table-cell>
          <table:table-cell table:formula="of:=[.H972]/[.A972]" office:value-type="float" office:value="1.08464849354376">
            <text:p>1.08</text:p>
          </table:table-cell>
          <table:table-cell office:value-type="float" office:value="237.91">
            <text:p>237.91</text:p>
          </table:table-cell>
          <table:table-cell table:formula="of:=[.J972]/[.A972]" office:value-type="float" office:value="1.00392438180437">
            <text:p>1</text:p>
          </table:table-cell>
          <table:table-cell table:number-columns-repeated="5"/>
        </table:table-row>
        <table:table-row table:style-name="ro1">
          <table:table-cell office:value-type="float" office:value="151.17">
            <text:p>151.17</text:p>
          </table:table-cell>
          <table:table-cell office:value-type="float" office:value="173.37">
            <text:p>173.37</text:p>
          </table:table-cell>
          <table:table-cell table:formula="of:=[.B973]/[.A973]" office:value-type="float" office:value="1.14685453462989">
            <text:p>1.15</text:p>
          </table:table-cell>
          <table:table-cell office:value-type="float" office:value="169.37">
            <text:p>169.37</text:p>
          </table:table-cell>
          <table:table-cell table:formula="of:=[.D973]/[.A973]" office:value-type="float" office:value="1.12039425812">
            <text:p>1.12</text:p>
          </table:table-cell>
          <table:table-cell office:value-type="float" office:value="164.1">
            <text:p>164.1</text:p>
          </table:table-cell>
          <table:table-cell table:formula="of:=[.F973]/[.A973]" office:value-type="float" office:value="1.08553284381822">
            <text:p>1.09</text:p>
          </table:table-cell>
          <table:table-cell office:value-type="float" office:value="172.78">
            <text:p>172.78</text:p>
          </table:table-cell>
          <table:table-cell table:formula="of:=[.H973]/[.A973]" office:value-type="float" office:value="1.14295164384468">
            <text:p>1.14</text:p>
          </table:table-cell>
          <table:table-cell office:value-type="float" office:value="169.37">
            <text:p>169.37</text:p>
          </table:table-cell>
          <table:table-cell table:formula="of:=[.J973]/[.A973]" office:value-type="float" office:value="1.12039425812">
            <text:p>1.12</text:p>
          </table:table-cell>
          <table:table-cell table:number-columns-repeated="5"/>
        </table:table-row>
        <table:table-row table:style-name="ro1">
          <table:table-cell office:value-type="float" office:value="239.88">
            <text:p>239.88</text:p>
          </table:table-cell>
          <table:table-cell office:value-type="float" office:value="245.98">
            <text:p>245.98</text:p>
          </table:table-cell>
          <table:table-cell table:formula="of:=[.B974]/[.A974]" office:value-type="float" office:value="1.02542938135735">
            <text:p>1.03</text:p>
          </table:table-cell>
          <table:table-cell office:value-type="float" office:value="243.63">
            <text:p>243.63</text:p>
          </table:table-cell>
          <table:table-cell table:formula="of:=[.D974]/[.A974]" office:value-type="float" office:value="1.0156328164082">
            <text:p>1.02</text:p>
          </table:table-cell>
          <table:table-cell office:value-type="float" office:value="241.05">
            <text:p>241.05</text:p>
          </table:table-cell>
          <table:table-cell table:formula="of:=[.F974]/[.A974]" office:value-type="float" office:value="1.00487743871936">
            <text:p>1</text:p>
          </table:table-cell>
          <table:table-cell office:value-type="float" office:value="245.98">
            <text:p>245.98</text:p>
          </table:table-cell>
          <table:table-cell table:formula="of:=[.H974]/[.A974]" office:value-type="float" office:value="1.02542938135735">
            <text:p>1.03</text:p>
          </table:table-cell>
          <table:table-cell office:value-type="float" office:value="243.63">
            <text:p>243.63</text:p>
          </table:table-cell>
          <table:table-cell table:formula="of:=[.J974]/[.A974]" office:value-type="float" office:value="1.0156328164082">
            <text:p>1.02</text:p>
          </table:table-cell>
          <table:table-cell table:number-columns-repeated="5"/>
        </table:table-row>
        <table:table-row table:style-name="ro1">
          <table:table-cell office:value-type="float" office:value="146.69">
            <text:p>146.69</text:p>
          </table:table-cell>
          <table:table-cell office:value-type="float" office:value="157.58">
            <text:p>157.58</text:p>
          </table:table-cell>
          <table:table-cell table:formula="of:=[.B975]/[.A975]" office:value-type="float" office:value="1.07423818937896">
            <text:p>1.07</text:p>
          </table:table-cell>
          <table:table-cell office:value-type="float" office:value="154.07">
            <text:p>154.07</text:p>
          </table:table-cell>
          <table:table-cell table:formula="of:=[.D975]/[.A975]" office:value-type="float" office:value="1.05031017792624">
            <text:p>1.05</text:p>
          </table:table-cell>
          <table:table-cell office:value-type="float" office:value="151.72">
            <text:p>151.72</text:p>
          </table:table-cell>
          <table:table-cell table:formula="of:=[.F975]/[.A975]" office:value-type="float" office:value="1.03428999931829">
            <text:p>1.03</text:p>
          </table:table-cell>
          <table:table-cell office:value-type="float" office:value="157.58">
            <text:p>157.58</text:p>
          </table:table-cell>
          <table:table-cell table:formula="of:=[.H975]/[.A975]" office:value-type="float" office:value="1.07423818937896">
            <text:p>1.07</text:p>
          </table:table-cell>
          <table:table-cell office:value-type="float" office:value="154.07">
            <text:p>154.07</text:p>
          </table:table-cell>
          <table:table-cell table:formula="of:=[.J975]/[.A975]" office:value-type="float" office:value="1.05031017792624">
            <text:p>1.05</text:p>
          </table:table-cell>
          <table:table-cell table:number-columns-repeated="5"/>
        </table:table-row>
        <table:table-row table:style-name="ro1">
          <table:table-cell office:value-type="float" office:value="489.14">
            <text:p>489.14</text:p>
          </table:table-cell>
          <table:table-cell office:value-type="float" office:value="528.81">
            <text:p>528.81</text:p>
          </table:table-cell>
          <table:table-cell table:formula="of:=[.B976]/[.A976]" office:value-type="float" office:value="1.08110152512573">
            <text:p>1.08</text:p>
          </table:table-cell>
          <table:table-cell office:value-type="float" office:value="507.54">
            <text:p>507.54</text:p>
          </table:table-cell>
          <table:table-cell table:formula="of:=[.D976]/[.A976]" office:value-type="float" office:value="1.03761704215562">
            <text:p>1.04</text:p>
          </table:table-cell>
          <table:table-cell office:value-type="float" office:value="516.09">
            <text:p>516.09</text:p>
          </table:table-cell>
          <table:table-cell table:formula="of:=[.F976]/[.A976]" office:value-type="float" office:value="1.05509670033119">
            <text:p>1.06</text:p>
          </table:table-cell>
          <table:table-cell office:value-type="float" office:value="528.81">
            <text:p>528.81</text:p>
          </table:table-cell>
          <table:table-cell table:formula="of:=[.H976]/[.A976]" office:value-type="float" office:value="1.08110152512573">
            <text:p>1.08</text:p>
          </table:table-cell>
          <table:table-cell office:value-type="float" office:value="507.54">
            <text:p>507.54</text:p>
          </table:table-cell>
          <table:table-cell table:formula="of:=[.J976]/[.A976]" office:value-type="float" office:value="1.03761704215562">
            <text:p>1.04</text:p>
          </table:table-cell>
          <table:table-cell table:number-columns-repeated="5"/>
        </table:table-row>
        <table:table-row table:style-name="ro1">
          <table:table-cell office:value-type="float" office:value="199.02">
            <text:p>199.02</text:p>
          </table:table-cell>
          <table:table-cell office:value-type="float" office:value="231.71">
            <text:p>231.71</text:p>
          </table:table-cell>
          <table:table-cell table:formula="of:=[.B977]/[.A977]" office:value-type="float" office:value="1.16425484875892">
            <text:p>1.16</text:p>
          </table:table-cell>
          <table:table-cell office:value-type="float" office:value="207.37">
            <text:p>207.37</text:p>
          </table:table-cell>
          <table:table-cell table:formula="of:=[.D977]/[.A977]" office:value-type="float" office:value="1.04195558235353">
            <text:p>1.04</text:p>
          </table:table-cell>
          <table:table-cell office:value-type="float" office:value="202.3">
            <text:p>202.3</text:p>
          </table:table-cell>
          <table:table-cell table:formula="of:=[.F977]/[.A977]" office:value-type="float" office:value="1.01648075570294">
            <text:p>1.02</text:p>
          </table:table-cell>
          <table:table-cell office:value-type="float" office:value="231.71">
            <text:p>231.71</text:p>
          </table:table-cell>
          <table:table-cell table:formula="of:=[.H977]/[.A977]" office:value-type="float" office:value="1.16425484875892">
            <text:p>1.16</text:p>
          </table:table-cell>
          <table:table-cell office:value-type="float" office:value="207.37">
            <text:p>207.37</text:p>
          </table:table-cell>
          <table:table-cell table:formula="of:=[.J977]/[.A977]" office:value-type="float" office:value="1.04195558235353">
            <text:p>1.04</text:p>
          </table:table-cell>
          <table:table-cell table:number-columns-repeated="5"/>
        </table:table-row>
        <table:table-row table:style-name="ro1">
          <table:table-cell office:value-type="float" office:value="363.93">
            <text:p>363.93</text:p>
          </table:table-cell>
          <table:table-cell office:value-type="float" office:value="388.72">
            <text:p>388.72</text:p>
          </table:table-cell>
          <table:table-cell table:formula="of:=[.B978]/[.A978]" office:value-type="float" office:value="1.06811749512269">
            <text:p>1.07</text:p>
          </table:table-cell>
          <table:table-cell office:value-type="float" office:value="367.2">
            <text:p>367.2</text:p>
          </table:table-cell>
          <table:table-cell table:formula="of:=[.D978]/[.A978]" office:value-type="float" office:value="1.00898524441513">
            <text:p>1.01</text:p>
          </table:table-cell>
          <table:table-cell office:value-type="float" office:value="366.96">
            <text:p>366.96</text:p>
          </table:table-cell>
          <table:table-cell table:formula="of:=[.F978]/[.A978]" office:value-type="float" office:value="1.00832577693512">
            <text:p>1.01</text:p>
          </table:table-cell>
          <table:table-cell office:value-type="float" office:value="388.72">
            <text:p>388.72</text:p>
          </table:table-cell>
          <table:table-cell table:formula="of:=[.H978]/[.A978]" office:value-type="float" office:value="1.06811749512269">
            <text:p>1.07</text:p>
          </table:table-cell>
          <table:table-cell office:value-type="float" office:value="367.2">
            <text:p>367.2</text:p>
          </table:table-cell>
          <table:table-cell table:formula="of:=[.J978]/[.A978]" office:value-type="float" office:value="1.00898524441513">
            <text:p>1.01</text:p>
          </table:table-cell>
          <table:table-cell table:number-columns-repeated="5"/>
        </table:table-row>
        <table:table-row table:style-name="ro1">
          <table:table-cell office:value-type="float" office:value="423.22">
            <text:p>423.22</text:p>
          </table:table-cell>
          <table:table-cell office:value-type="float" office:value="441.22">
            <text:p>441.22</text:p>
          </table:table-cell>
          <table:table-cell table:formula="of:=[.B979]/[.A979]" office:value-type="float" office:value="1.04253107131043">
            <text:p>1.04</text:p>
          </table:table-cell>
          <table:table-cell office:value-type="float" office:value="424.63">
            <text:p>424.63</text:p>
          </table:table-cell>
          <table:table-cell table:formula="of:=[.D979]/[.A979]" office:value-type="float" office:value="1.00333160058598">
            <text:p>1</text:p>
          </table:table-cell>
          <table:table-cell office:value-type="float" office:value="430.88">
            <text:p>430.88</text:p>
          </table:table-cell>
          <table:table-cell table:formula="of:=[.F979]/[.A979]" office:value-type="float" office:value="1.01809933367988">
            <text:p>1.02</text:p>
          </table:table-cell>
          <table:table-cell office:value-type="float" office:value="441.22">
            <text:p>441.22</text:p>
          </table:table-cell>
          <table:table-cell table:formula="of:=[.H979]/[.A979]" office:value-type="float" office:value="1.04253107131043">
            <text:p>1.04</text:p>
          </table:table-cell>
          <table:table-cell office:value-type="float" office:value="425.81">
            <text:p>425.81</text:p>
          </table:table-cell>
          <table:table-cell table:formula="of:=[.J979]/[.A979]" office:value-type="float" office:value="1.00611974859411">
            <text:p>1.01</text:p>
          </table:table-cell>
          <table:table-cell table:number-columns-repeated="5"/>
        </table:table-row>
        <table:table-row table:style-name="ro1">
          <table:table-cell office:value-type="float" office:value="239.61">
            <text:p>239.61</text:p>
          </table:table-cell>
          <table:table-cell office:value-type="float" office:value="262.34">
            <text:p>262.34</text:p>
          </table:table-cell>
          <table:table-cell table:formula="of:=[.B980]/[.A980]" office:value-type="float" office:value="1.09486248487125">
            <text:p>1.09</text:p>
          </table:table-cell>
          <table:table-cell office:value-type="float" office:value="250.58">
            <text:p>250.58</text:p>
          </table:table-cell>
          <table:table-cell table:formula="of:=[.D980]/[.A980]" office:value-type="float" office:value="1.04578273027002">
            <text:p>1.05</text:p>
          </table:table-cell>
          <table:table-cell office:value-type="float" office:value="245.61">
            <text:p>245.61</text:p>
          </table:table-cell>
          <table:table-cell table:formula="of:=[.F980]/[.A980]" office:value-type="float" office:value="1.02504069112308">
            <text:p>1.03</text:p>
          </table:table-cell>
          <table:table-cell office:value-type="float" office:value="262.34">
            <text:p>262.34</text:p>
          </table:table-cell>
          <table:table-cell table:formula="of:=[.H980]/[.A980]" office:value-type="float" office:value="1.09486248487125">
            <text:p>1.09</text:p>
          </table:table-cell>
          <table:table-cell office:value-type="float" office:value="249.99">
            <text:p>249.99</text:p>
          </table:table-cell>
          <table:table-cell table:formula="of:=[.J980]/[.A980]" office:value-type="float" office:value="1.04332039564292">
            <text:p>1.04</text:p>
          </table:table-cell>
          <table:table-cell table:number-columns-repeated="5"/>
        </table:table-row>
        <table:table-row table:style-name="ro1">
          <table:table-cell office:value-type="float" office:value="238.68">
            <text:p>238.68</text:p>
          </table:table-cell>
          <table:table-cell office:value-type="float" office:value="247.27">
            <text:p>247.27</text:p>
          </table:table-cell>
          <table:table-cell table:formula="of:=[.B981]/[.A981]" office:value-type="float" office:value="1.03598960951902">
            <text:p>1.04</text:p>
          </table:table-cell>
          <table:table-cell office:value-type="float" office:value="244.68">
            <text:p>244.68</text:p>
          </table:table-cell>
          <table:table-cell table:formula="of:=[.D981]/[.A981]" office:value-type="float" office:value="1.02513826043238">
            <text:p>1.03</text:p>
          </table:table-cell>
          <table:table-cell office:value-type="float" office:value="248.82">
            <text:p>248.82</text:p>
          </table:table-cell>
          <table:table-cell table:formula="of:=[.F981]/[.A981]" office:value-type="float" office:value="1.04248366013072">
            <text:p>1.04</text:p>
          </table:table-cell>
          <table:table-cell office:value-type="float" office:value="247.27">
            <text:p>247.27</text:p>
          </table:table-cell>
          <table:table-cell table:formula="of:=[.H981]/[.A981]" office:value-type="float" office:value="1.03598960951902">
            <text:p>1.04</text:p>
          </table:table-cell>
          <table:table-cell office:value-type="float" office:value="242.92">
            <text:p>242.92</text:p>
          </table:table-cell>
          <table:table-cell table:formula="of:=[.J981]/[.A981]" office:value-type="float" office:value="1.01776437070555">
            <text:p>1.02</text:p>
          </table:table-cell>
          <table:table-cell table:number-columns-repeated="5"/>
        </table:table-row>
        <table:table-row table:style-name="ro1">
          <table:table-cell office:value-type="float" office:value="100.54">
            <text:p>100.54</text:p>
          </table:table-cell>
          <table:table-cell office:value-type="float" office:value="107.47">
            <text:p>107.47</text:p>
          </table:table-cell>
          <table:table-cell table:formula="of:=[.B982]/[.A982]" office:value-type="float" office:value="1.06892778993435">
            <text:p>1.07</text:p>
          </table:table-cell>
          <table:table-cell office:value-type="float" office:value="101.12">
            <text:p>101.12</text:p>
          </table:table-cell>
          <table:table-cell table:formula="of:=[.D982]/[.A982]" office:value-type="float" office:value="1.00576884821961">
            <text:p>1.01</text:p>
          </table:table-cell>
          <table:table-cell office:value-type="float" office:value="101.12">
            <text:p>101.12</text:p>
          </table:table-cell>
          <table:table-cell table:formula="of:=[.F982]/[.A982]" office:value-type="float" office:value="1.00576884821961">
            <text:p>1.01</text:p>
          </table:table-cell>
          <table:table-cell office:value-type="float" office:value="107.47">
            <text:p>107.47</text:p>
          </table:table-cell>
          <table:table-cell table:formula="of:=[.H982]/[.A982]" office:value-type="float" office:value="1.06892778993435">
            <text:p>1.07</text:p>
          </table:table-cell>
          <table:table-cell office:value-type="float" office:value="101.12">
            <text:p>101.12</text:p>
          </table:table-cell>
          <table:table-cell table:formula="of:=[.J982]/[.A982]" office:value-type="float" office:value="1.00576884821961">
            <text:p>1.01</text:p>
          </table:table-cell>
          <table:table-cell table:number-columns-repeated="5"/>
        </table:table-row>
        <table:table-row table:style-name="ro1">
          <table:table-cell office:value-type="float" office:value="399.2">
            <text:p>399.2</text:p>
          </table:table-cell>
          <table:table-cell office:value-type="float" office:value="419.11">
            <text:p>419.11</text:p>
          </table:table-cell>
          <table:table-cell table:formula="of:=[.B983]/[.A983]" office:value-type="float" office:value="1.049874749499">
            <text:p>1.05</text:p>
          </table:table-cell>
          <table:table-cell office:value-type="float" office:value="408.09">
            <text:p>408.09</text:p>
          </table:table-cell>
          <table:table-cell table:formula="of:=[.D983]/[.A983]" office:value-type="float" office:value="1.02226953907816">
            <text:p>1.02</text:p>
          </table:table-cell>
          <table:table-cell office:value-type="float" office:value="412.77">
            <text:p>412.77</text:p>
          </table:table-cell>
          <table:table-cell table:formula="of:=[.F983]/[.A983]" office:value-type="float" office:value="1.03399298597194">
            <text:p>1.03</text:p>
          </table:table-cell>
          <table:table-cell office:value-type="float" office:value="419.11">
            <text:p>419.11</text:p>
          </table:table-cell>
          <table:table-cell table:formula="of:=[.H983]/[.A983]" office:value-type="float" office:value="1.049874749499">
            <text:p>1.05</text:p>
          </table:table-cell>
          <table:table-cell office:value-type="float" office:value="408.09">
            <text:p>408.09</text:p>
          </table:table-cell>
          <table:table-cell table:formula="of:=[.J983]/[.A983]" office:value-type="float" office:value="1.02226953907816">
            <text:p>1.02</text:p>
          </table:table-cell>
          <table:table-cell table:number-columns-repeated="5"/>
        </table:table-row>
        <table:table-row table:style-name="ro1">
          <table:table-cell office:value-type="float" office:value="435.4">
            <text:p>435.4</text:p>
          </table:table-cell>
          <table:table-cell office:value-type="float" office:value="451.06">
            <text:p>451.06</text:p>
          </table:table-cell>
          <table:table-cell table:formula="of:=[.B984]/[.A984]" office:value-type="float" office:value="1.03596692696371">
            <text:p>1.04</text:p>
          </table:table-cell>
          <table:table-cell office:value-type="float" office:value="439.84">
            <text:p>439.84</text:p>
          </table:table-cell>
          <table:table-cell table:formula="of:=[.D984]/[.A984]" office:value-type="float" office:value="1.01019751952228">
            <text:p>1.01</text:p>
          </table:table-cell>
          <table:table-cell office:value-type="float" office:value="442.77">
            <text:p>442.77</text:p>
          </table:table-cell>
          <table:table-cell table:formula="of:=[.F984]/[.A984]" office:value-type="float" office:value="1.01692696371153">
            <text:p>1.02</text:p>
          </table:table-cell>
          <table:table-cell office:value-type="float" office:value="451.06">
            <text:p>451.06</text:p>
          </table:table-cell>
          <table:table-cell table:formula="of:=[.H984]/[.A984]" office:value-type="float" office:value="1.03596692696371">
            <text:p>1.04</text:p>
          </table:table-cell>
          <table:table-cell office:value-type="float" office:value="439.84">
            <text:p>439.84</text:p>
          </table:table-cell>
          <table:table-cell table:formula="of:=[.J984]/[.A984]" office:value-type="float" office:value="1.01019751952228">
            <text:p>1.01</text:p>
          </table:table-cell>
          <table:table-cell table:number-columns-repeated="5"/>
        </table:table-row>
        <table:table-row table:style-name="ro1">
          <table:table-cell office:value-type="float" office:value="239.82">
            <text:p>239.82</text:p>
          </table:table-cell>
          <table:table-cell office:value-type="float" office:value="254.17">
            <text:p>254.17</text:p>
          </table:table-cell>
          <table:table-cell table:formula="of:=[.B985]/[.A985]" office:value-type="float" office:value="1.05983654407472">
            <text:p>1.06</text:p>
          </table:table-cell>
          <table:table-cell office:value-type="float" office:value="247.24">
            <text:p>247.24</text:p>
          </table:table-cell>
          <table:table-cell table:formula="of:=[.D985]/[.A985]" office:value-type="float" office:value="1.03093987157034">
            <text:p>1.03</text:p>
          </table:table-cell>
          <table:table-cell office:value-type="float" office:value="244.31">
            <text:p>244.31</text:p>
          </table:table-cell>
          <table:table-cell table:formula="of:=[.F985]/[.A985]" office:value-type="float" office:value="1.01872237511467">
            <text:p>1.02</text:p>
          </table:table-cell>
          <table:table-cell office:value-type="float" office:value="254.17">
            <text:p>254.17</text:p>
          </table:table-cell>
          <table:table-cell table:formula="of:=[.H985]/[.A985]" office:value-type="float" office:value="1.05983654407472">
            <text:p>1.06</text:p>
          </table:table-cell>
          <table:table-cell office:value-type="float" office:value="246.07">
            <text:p>246.07</text:p>
          </table:table-cell>
          <table:table-cell table:formula="of:=[.J985]/[.A985]" office:value-type="float" office:value="1.0260612125761">
            <text:p>1.03</text:p>
          </table:table-cell>
          <table:table-cell table:number-columns-repeated="5"/>
        </table:table-row>
        <table:table-row table:style-name="ro1">
          <table:table-cell office:value-type="float" office:value="144.27">
            <text:p>144.27</text:p>
          </table:table-cell>
          <table:table-cell office:value-type="float" office:value="158.12">
            <text:p>158.12</text:p>
          </table:table-cell>
          <table:table-cell table:formula="of:=[.B986]/[.A986]" office:value-type="float" office:value="1.09600055451584">
            <text:p>1.1</text:p>
          </table:table-cell>
          <table:table-cell office:value-type="float" office:value="150.61">
            <text:p>150.61</text:p>
          </table:table-cell>
          <table:table-cell table:formula="of:=[.D986]/[.A986]" office:value-type="float" office:value="1.04394538018992">
            <text:p>1.04</text:p>
          </table:table-cell>
          <table:table-cell office:value-type="float" office:value="145.88">
            <text:p>145.88</text:p>
          </table:table-cell>
          <table:table-cell table:formula="of:=[.F986]/[.A986]" office:value-type="float" office:value="1.01115963124697">
            <text:p>1.01</text:p>
          </table:table-cell>
          <table:table-cell office:value-type="float" office:value="158.12">
            <text:p>158.12</text:p>
          </table:table-cell>
          <table:table-cell table:formula="of:=[.H986]/[.A986]" office:value-type="float" office:value="1.09600055451584">
            <text:p>1.1</text:p>
          </table:table-cell>
          <table:table-cell office:value-type="float" office:value="152.37">
            <text:p>152.37</text:p>
          </table:table-cell>
          <table:table-cell table:formula="of:=[.J986]/[.A986]" office:value-type="float" office:value="1.05614472863381">
            <text:p>1.06</text:p>
          </table:table-cell>
          <table:table-cell table:number-columns-repeated="5"/>
        </table:table-row>
        <table:table-row table:style-name="ro1">
          <table:table-cell office:value-type="float" office:value="333.23">
            <text:p>333.23</text:p>
          </table:table-cell>
          <table:table-cell office:value-type="float" office:value="345.09">
            <text:p>345.09</text:p>
          </table:table-cell>
          <table:table-cell table:formula="of:=[.B987]/[.A987]" office:value-type="float" office:value="1.0355910332203">
            <text:p>1.04</text:p>
          </table:table-cell>
          <table:table-cell office:value-type="float" office:value="340.02">
            <text:p>340.02</text:p>
          </table:table-cell>
          <table:table-cell table:formula="of:=[.D987]/[.A987]" office:value-type="float" office:value="1.02037631665816">
            <text:p>1.02</text:p>
          </table:table-cell>
          <table:table-cell office:value-type="float" office:value="336.26">
            <text:p>336.26</text:p>
          </table:table-cell>
          <table:table-cell table:formula="of:=[.F987]/[.A987]" office:value-type="float" office:value="1.00909281877382">
            <text:p>1.01</text:p>
          </table:table-cell>
          <table:table-cell office:value-type="float" office:value="345.09">
            <text:p>345.09</text:p>
          </table:table-cell>
          <table:table-cell table:formula="of:=[.H987]/[.A987]" office:value-type="float" office:value="1.0355910332203">
            <text:p>1.04</text:p>
          </table:table-cell>
          <table:table-cell office:value-type="float" office:value="339.43">
            <text:p>339.43</text:p>
          </table:table-cell>
          <table:table-cell table:formula="of:=[.J987]/[.A987]" office:value-type="float" office:value="1.01860576778801">
            <text:p>1.02</text:p>
          </table:table-cell>
          <table:table-cell table:number-columns-repeated="5"/>
        </table:table-row>
        <table:table-row table:style-name="ro1">
          <table:table-cell office:value-type="float" office:value="320.56">
            <text:p>320.56</text:p>
          </table:table-cell>
          <table:table-cell office:value-type="float" office:value="331.83">
            <text:p>331.83</text:p>
          </table:table-cell>
          <table:table-cell table:formula="of:=[.B988]/[.A988]" office:value-type="float" office:value="1.0351572248565">
            <text:p>1.04</text:p>
          </table:table-cell>
          <table:table-cell office:value-type="float" office:value="326.42">
            <text:p>326.42</text:p>
          </table:table-cell>
          <table:table-cell table:formula="of:=[.D988]/[.A988]" office:value-type="float" office:value="1.01828050910906">
            <text:p>1.02</text:p>
          </table:table-cell>
          <table:table-cell office:value-type="float" office:value="325.83">
            <text:p>325.83</text:p>
          </table:table-cell>
          <table:table-cell table:formula="of:=[.F988]/[.A988]" office:value-type="float" office:value="1.01643998003494">
            <text:p>1.02</text:p>
          </table:table-cell>
          <table:table-cell office:value-type="float" office:value="331.83">
            <text:p>331.83</text:p>
          </table:table-cell>
          <table:table-cell table:formula="of:=[.H988]/[.A988]" office:value-type="float" office:value="1.0351572248565">
            <text:p>1.04</text:p>
          </table:table-cell>
          <table:table-cell office:value-type="float" office:value="325.24">
            <text:p>325.24</text:p>
          </table:table-cell>
          <table:table-cell table:formula="of:=[.J988]/[.A988]" office:value-type="float" office:value="1.01459945096082">
            <text:p>1.01</text:p>
          </table:table-cell>
          <table:table-cell table:number-columns-repeated="5"/>
        </table:table-row>
        <table:table-row table:style-name="ro1">
          <table:table-cell office:value-type="float" office:value="344.94">
            <text:p>344.94</text:p>
          </table:table-cell>
          <table:table-cell office:value-type="float" office:value="388.51">
            <text:p>388.51</text:p>
          </table:table-cell>
          <table:table-cell table:formula="of:=[.B989]/[.A989]" office:value-type="float" office:value="1.12631182234592">
            <text:p>1.13</text:p>
          </table:table-cell>
          <table:table-cell office:value-type="float" office:value="359.97">
            <text:p>359.97</text:p>
          </table:table-cell>
          <table:table-cell table:formula="of:=[.D989]/[.A989]" office:value-type="float" office:value="1.04357279526874">
            <text:p>1.04</text:p>
          </table:table-cell>
          <table:table-cell office:value-type="float" office:value="356.89">
            <text:p>356.89</text:p>
          </table:table-cell>
          <table:table-cell table:formula="of:=[.F989]/[.A989]" office:value-type="float" office:value="1.03464370615179">
            <text:p>1.03</text:p>
          </table:table-cell>
          <table:table-cell office:value-type="float" office:value="388.51">
            <text:p>388.51</text:p>
          </table:table-cell>
          <table:table-cell table:formula="of:=[.H989]/[.A989]" office:value-type="float" office:value="1.12631182234592">
            <text:p>1.13</text:p>
          </table:table-cell>
          <table:table-cell office:value-type="float" office:value="356.65">
            <text:p>356.65</text:p>
          </table:table-cell>
          <table:table-cell table:formula="of:=[.J989]/[.A989]" office:value-type="float" office:value="1.03394793297385">
            <text:p>1.03</text:p>
          </table:table-cell>
          <table:table-cell table:number-columns-repeated="5"/>
        </table:table-row>
        <table:table-row table:style-name="ro1">
          <table:table-cell office:value-type="float" office:value="503.93">
            <text:p>503.93</text:p>
          </table:table-cell>
          <table:table-cell office:value-type="float" office:value="538.48">
            <text:p>538.48</text:p>
          </table:table-cell>
          <table:table-cell table:formula="of:=[.B990]/[.A990]" office:value-type="float" office:value="1.06856110967793">
            <text:p>1.07</text:p>
          </table:table-cell>
          <table:table-cell office:value-type="float" office:value="523.06">
            <text:p>523.06</text:p>
          </table:table-cell>
          <table:table-cell table:formula="of:=[.D990]/[.A990]" office:value-type="float" office:value="1.0379616216538">
            <text:p>1.04</text:p>
          </table:table-cell>
          <table:table-cell office:value-type="float" office:value="516.23">
            <text:p>516.23</text:p>
          </table:table-cell>
          <table:table-cell table:formula="of:=[.F990]/[.A990]" office:value-type="float" office:value="1.02440815192586">
            <text:p>1.02</text:p>
          </table:table-cell>
          <table:table-cell office:value-type="float" office:value="538.48">
            <text:p>538.48</text:p>
          </table:table-cell>
          <table:table-cell table:formula="of:=[.H990]/[.A990]" office:value-type="float" office:value="1.06856110967793">
            <text:p>1.07</text:p>
          </table:table-cell>
          <table:table-cell office:value-type="float" office:value="523.65">
            <text:p>523.65</text:p>
          </table:table-cell>
          <table:table-cell table:formula="of:=[.J990]/[.A990]" office:value-type="float" office:value="1.0391324191852">
            <text:p>1.04</text:p>
          </table:table-cell>
          <table:table-cell table:number-columns-repeated="5"/>
        </table:table-row>
        <table:table-row table:style-name="ro1">
          <table:table-cell office:value-type="float" office:value="433.37">
            <text:p>433.37</text:p>
          </table:table-cell>
          <table:table-cell office:value-type="float" office:value="454.01">
            <text:p>454.01</text:p>
          </table:table-cell>
          <table:table-cell table:formula="of:=[.B991]/[.A991]" office:value-type="float" office:value="1.04762673927591">
            <text:p>1.05</text:p>
          </table:table-cell>
          <table:table-cell office:value-type="float" office:value="444.06">
            <text:p>444.06</text:p>
          </table:table-cell>
          <table:table-cell table:formula="of:=[.D991]/[.A991]" office:value-type="float" office:value="1.02466714354939">
            <text:p>1.02</text:p>
          </table:table-cell>
          <table:table-cell office:value-type="float" office:value="445.33">
            <text:p>445.33</text:p>
          </table:table-cell>
          <table:table-cell table:formula="of:=[.F991]/[.A991]" office:value-type="float" office:value="1.02759766481298">
            <text:p>1.03</text:p>
          </table:table-cell>
          <table:table-cell office:value-type="float" office:value="454.01">
            <text:p>454.01</text:p>
          </table:table-cell>
          <table:table-cell table:formula="of:=[.H991]/[.A991]" office:value-type="float" office:value="1.04762673927591">
            <text:p>1.05</text:p>
          </table:table-cell>
          <table:table-cell office:value-type="float" office:value="448.74">
            <text:p>448.74</text:p>
          </table:table-cell>
          <table:table-cell table:formula="of:=[.J991]/[.A991]" office:value-type="float" office:value="1.03546622978056">
            <text:p>1.04</text:p>
          </table:table-cell>
          <table:table-cell table:number-columns-repeated="5"/>
        </table:table-row>
        <table:table-row table:style-name="ro1">
          <table:table-cell office:value-type="float" office:value="145.69">
            <text:p>145.69</text:p>
          </table:table-cell>
          <table:table-cell office:value-type="float" office:value="155.65">
            <text:p>155.65</text:p>
          </table:table-cell>
          <table:table-cell table:formula="of:=[.B992]/[.A992]" office:value-type="float" office:value="1.06836433523234">
            <text:p>1.07</text:p>
          </table:table-cell>
          <table:table-cell office:value-type="float" office:value="147.45">
            <text:p>147.45</text:p>
          </table:table-cell>
          <table:table-cell table:formula="of:=[.D992]/[.A992]" office:value-type="float" office:value="1.01208044478001">
            <text:p>1.01</text:p>
          </table:table-cell>
          <table:table-cell office:value-type="float" office:value="147.45">
            <text:p>147.45</text:p>
          </table:table-cell>
          <table:table-cell table:formula="of:=[.F992]/[.A992]" office:value-type="float" office:value="1.01208044478001">
            <text:p>1.01</text:p>
          </table:table-cell>
          <table:table-cell office:value-type="float" office:value="155.65">
            <text:p>155.65</text:p>
          </table:table-cell>
          <table:table-cell table:formula="of:=[.H992]/[.A992]" office:value-type="float" office:value="1.06836433523234">
            <text:p>1.07</text:p>
          </table:table-cell>
          <table:table-cell office:value-type="float" office:value="149.21">
            <text:p>149.21</text:p>
          </table:table-cell>
          <table:table-cell table:formula="of:=[.J992]/[.A992]" office:value-type="float" office:value="1.02416088956002">
            <text:p>1.02</text:p>
          </table:table-cell>
          <table:table-cell table:number-columns-repeated="5"/>
        </table:table-row>
        <table:table-row table:style-name="ro1">
          <table:table-cell office:value-type="float" office:value="143.44">
            <text:p>143.44</text:p>
          </table:table-cell>
          <table:table-cell office:value-type="float" office:value="156.61">
            <text:p>156.61</text:p>
          </table:table-cell>
          <table:table-cell table:formula="of:=[.B993]/[.A993]" office:value-type="float" office:value="1.09181539319576">
            <text:p>1.09</text:p>
          </table:table-cell>
          <table:table-cell office:value-type="float" office:value="149.68">
            <text:p>149.68</text:p>
          </table:table-cell>
          <table:table-cell table:formula="of:=[.D993]/[.A993]" office:value-type="float" office:value="1.04350250976018">
            <text:p>1.04</text:p>
          </table:table-cell>
          <table:table-cell office:value-type="float" office:value="142.37">
            <text:p>142.37</text:p>
          </table:table-cell>
          <table:table-cell table:formula="of:=[.F993]/[.A993]" office:value-type="float" office:value="0.992540435025098">
            <text:p>0.99</text:p>
          </table:table-cell>
          <table:table-cell office:value-type="float" office:value="156.61">
            <text:p>156.61</text:p>
          </table:table-cell>
          <table:table-cell table:formula="of:=[.H993]/[.A993]" office:value-type="float" office:value="1.09181539319576">
            <text:p>1.09</text:p>
          </table:table-cell>
          <table:table-cell office:value-type="float" office:value="149.68">
            <text:p>149.68</text:p>
          </table:table-cell>
          <table:table-cell table:formula="of:=[.J993]/[.A993]" office:value-type="float" office:value="1.04350250976018">
            <text:p>1.04</text:p>
          </table:table-cell>
          <table:table-cell table:number-columns-repeated="5"/>
        </table:table-row>
        <table:table-row table:style-name="ro1">
          <table:table-cell office:value-type="float" office:value="235.28">
            <text:p>235.28</text:p>
          </table:table-cell>
          <table:table-cell office:value-type="float" office:value="255.95">
            <text:p>255.95</text:p>
          </table:table-cell>
          <table:table-cell table:formula="of:=[.B994]/[.A994]" office:value-type="float" office:value="1.08785277116627">
            <text:p>1.09</text:p>
          </table:table-cell>
          <table:table-cell office:value-type="float" office:value="246.49">
            <text:p>246.49</text:p>
          </table:table-cell>
          <table:table-cell table:formula="of:=[.D994]/[.A994]" office:value-type="float" office:value="1.04764535872152">
            <text:p>1.05</text:p>
          </table:table-cell>
          <table:table-cell office:value-type="float" office:value="246.74">
            <text:p>246.74</text:p>
          </table:table-cell>
          <table:table-cell table:formula="of:=[.F994]/[.A994]" office:value-type="float" office:value="1.04870792247535">
            <text:p>1.05</text:p>
          </table:table-cell>
          <table:table-cell office:value-type="float" office:value="253.12">
            <text:p>253.12</text:p>
          </table:table-cell>
          <table:table-cell table:formula="of:=[.H994]/[.A994]" office:value-type="float" office:value="1.07582454947297">
            <text:p>1.08</text:p>
          </table:table-cell>
          <table:table-cell office:value-type="float" office:value="244.49">
            <text:p>244.49</text:p>
          </table:table-cell>
          <table:table-cell table:formula="of:=[.J994]/[.A994]" office:value-type="float" office:value="1.03914484869092">
            <text:p>1.04</text:p>
          </table:table-cell>
          <table:table-cell table:number-columns-repeated="5"/>
        </table:table-row>
        <table:table-row table:style-name="ro1">
          <table:table-cell office:value-type="float" office:value="445.67">
            <text:p>445.67</text:p>
          </table:table-cell>
          <table:table-cell office:value-type="float" office:value="471.29">
            <text:p>471.29</text:p>
          </table:table-cell>
          <table:table-cell table:formula="of:=[.B995]/[.A995]" office:value-type="float" office:value="1.05748648102856">
            <text:p>1.06</text:p>
          </table:table-cell>
          <table:table-cell office:value-type="float" office:value="449.19">
            <text:p>449.19</text:p>
          </table:table-cell>
          <table:table-cell table:formula="of:=[.D995]/[.A995]" office:value-type="float" office:value="1.00789822065654">
            <text:p>1.01</text:p>
          </table:table-cell>
          <table:table-cell office:value-type="float" office:value="447.53">
            <text:p>447.53</text:p>
          </table:table-cell>
          <table:table-cell table:formula="of:=[.F995]/[.A995]" office:value-type="float" office:value="1.00417349159692">
            <text:p>1</text:p>
          </table:table-cell>
          <table:table-cell office:value-type="float" office:value="471.29">
            <text:p>471.29</text:p>
          </table:table-cell>
          <table:table-cell table:formula="of:=[.H995]/[.A995]" office:value-type="float" office:value="1.05748648102856">
            <text:p>1.06</text:p>
          </table:table-cell>
          <table:table-cell office:value-type="float" office:value="449.77">
            <text:p>449.77</text:p>
          </table:table-cell>
          <table:table-cell table:formula="of:=[.J995]/[.A995]" office:value-type="float" office:value="1.00919963201472">
            <text:p>1.01</text:p>
          </table:table-cell>
          <table:table-cell table:number-columns-repeated="5"/>
        </table:table-row>
        <table:table-row table:style-name="ro1">
          <table:table-cell office:value-type="float" office:value="305.52">
            <text:p>305.52</text:p>
          </table:table-cell>
          <table:table-cell office:value-type="float" office:value="326.25">
            <text:p>326.25</text:p>
          </table:table-cell>
          <table:table-cell table:formula="of:=[.B996]/[.A996]" office:value-type="float" office:value="1.06785153181461">
            <text:p>1.07</text:p>
          </table:table-cell>
          <table:table-cell office:value-type="float" office:value="322.84">
            <text:p>322.84</text:p>
          </table:table-cell>
          <table:table-cell table:formula="of:=[.D996]/[.A996]" office:value-type="float" office:value="1.0566902330453">
            <text:p>1.06</text:p>
          </table:table-cell>
          <table:table-cell office:value-type="float" office:value="317.52">
            <text:p>317.52</text:p>
          </table:table-cell>
          <table:table-cell table:formula="of:=[.F996]/[.A996]" office:value-type="float" office:value="1.03927729772192">
            <text:p>1.04</text:p>
          </table:table-cell>
          <table:table-cell office:value-type="float" office:value="326.25">
            <text:p>326.25</text:p>
          </table:table-cell>
          <table:table-cell table:formula="of:=[.H996]/[.A996]" office:value-type="float" office:value="1.06785153181461">
            <text:p>1.07</text:p>
          </table:table-cell>
          <table:table-cell office:value-type="float" office:value="322.84">
            <text:p>322.84</text:p>
          </table:table-cell>
          <table:table-cell table:formula="of:=[.J996]/[.A996]" office:value-type="float" office:value="1.0566902330453">
            <text:p>1.06</text:p>
          </table:table-cell>
          <table:table-cell table:number-columns-repeated="5"/>
        </table:table-row>
        <table:table-row table:style-name="ro1">
          <table:table-cell office:value-type="float" office:value="235.32">
            <text:p>235.32</text:p>
          </table:table-cell>
          <table:table-cell office:value-type="float" office:value="246.94">
            <text:p>246.94</text:p>
          </table:table-cell>
          <table:table-cell table:formula="of:=[.B997]/[.A997]" office:value-type="float" office:value="1.04937956824749">
            <text:p>1.05</text:p>
          </table:table-cell>
          <table:table-cell office:value-type="float" office:value="240.01">
            <text:p>240.01</text:p>
          </table:table-cell>
          <table:table-cell table:formula="of:=[.D997]/[.A997]" office:value-type="float" office:value="1.01993030766616">
            <text:p>1.02</text:p>
          </table:table-cell>
          <table:table-cell office:value-type="float" office:value="239.42">
            <text:p>239.42</text:p>
          </table:table-cell>
          <table:table-cell table:formula="of:=[.F997]/[.A997]" office:value-type="float" office:value="1.01742308346082">
            <text:p>1.02</text:p>
          </table:table-cell>
          <table:table-cell office:value-type="float" office:value="246.94">
            <text:p>246.94</text:p>
          </table:table-cell>
          <table:table-cell table:formula="of:=[.H997]/[.A997]" office:value-type="float" office:value="1.04937956824749">
            <text:p>1.05</text:p>
          </table:table-cell>
          <table:table-cell office:value-type="float" office:value="241.18">
            <text:p>241.18</text:p>
          </table:table-cell>
          <table:table-cell table:formula="of:=[.J997]/[.A997]" office:value-type="float" office:value="1.02490226075132">
            <text:p>1.02</text:p>
          </table:table-cell>
          <table:table-cell table:number-columns-repeated="5"/>
        </table:table-row>
        <table:table-row table:style-name="ro1">
          <table:table-cell office:value-type="float" office:value="439.43">
            <text:p>439.43</text:p>
          </table:table-cell>
          <table:table-cell office:value-type="float" office:value="460.02">
            <text:p>460.02</text:p>
          </table:table-cell>
          <table:table-cell table:formula="of:=[.B998]/[.A998]" office:value-type="float" office:value="1.04685615456387">
            <text:p>1.05</text:p>
          </table:table-cell>
          <table:table-cell office:value-type="float" office:value="452.26">
            <text:p>452.26</text:p>
          </table:table-cell>
          <table:table-cell table:formula="of:=[.D998]/[.A998]" office:value-type="float" office:value="1.02919691418428">
            <text:p>1.03</text:p>
          </table:table-cell>
          <table:table-cell office:value-type="float" office:value="446.75">
            <text:p>446.75</text:p>
          </table:table-cell>
          <table:table-cell table:formula="of:=[.F998]/[.A998]" office:value-type="float" office:value="1.01665794324466">
            <text:p>1.02</text:p>
          </table:table-cell>
          <table:table-cell office:value-type="float" office:value="460.02">
            <text:p>460.02</text:p>
          </table:table-cell>
          <table:table-cell table:formula="of:=[.H998]/[.A998]" office:value-type="float" office:value="1.04685615456387">
            <text:p>1.05</text:p>
          </table:table-cell>
          <table:table-cell office:value-type="float" office:value="452.26">
            <text:p>452.26</text:p>
          </table:table-cell>
          <table:table-cell table:formula="of:=[.J998]/[.A998]" office:value-type="float" office:value="1.02919691418428">
            <text:p>1.03</text:p>
          </table:table-cell>
          <table:table-cell table:number-columns-repeated="5"/>
        </table:table-row>
        <table:table-row table:style-name="ro1">
          <table:table-cell office:value-type="float" office:value="306.09">
            <text:p>306.09</text:p>
          </table:table-cell>
          <table:table-cell office:value-type="float" office:value="314.88">
            <text:p>314.88</text:p>
          </table:table-cell>
          <table:table-cell table:formula="of:=[.B999]/[.A999]" office:value-type="float" office:value="1.02871704400666">
            <text:p>1.03</text:p>
          </table:table-cell>
          <table:table-cell office:value-type="float" office:value="307.61">
            <text:p>307.61</text:p>
          </table:table-cell>
          <table:table-cell table:formula="of:=[.D999]/[.A999]" office:value-type="float" office:value="1.00496585971446">
            <text:p>1</text:p>
          </table:table-cell>
          <table:table-cell office:value-type="float" office:value="309.36">
            <text:p>309.36</text:p>
          </table:table-cell>
          <table:table-cell table:formula="of:=[.F999]/[.A999]" office:value-type="float" office:value="1.01068313241204">
            <text:p>1.01</text:p>
          </table:table-cell>
          <table:table-cell office:value-type="float" office:value="314.88">
            <text:p>314.88</text:p>
          </table:table-cell>
          <table:table-cell table:formula="of:=[.H999]/[.A999]" office:value-type="float" office:value="1.02871704400666">
            <text:p>1.03</text:p>
          </table:table-cell>
          <table:table-cell office:value-type="float" office:value="309.36">
            <text:p>309.36</text:p>
          </table:table-cell>
          <table:table-cell table:formula="of:=[.J999]/[.A999]" office:value-type="float" office:value="1.01068313241204">
            <text:p>1.01</text:p>
          </table:table-cell>
          <table:table-cell table:number-columns-repeated="5"/>
        </table:table-row>
        <table:table-row table:style-name="ro1">
          <table:table-cell office:value-type="float" office:value="235.71">
            <text:p>235.71</text:p>
          </table:table-cell>
          <table:table-cell office:value-type="float" office:value="242.88">
            <text:p>242.88</text:p>
          </table:table-cell>
          <table:table-cell table:formula="of:=[.B1000]/[.A1000]" office:value-type="float" office:value="1.03041873488609">
            <text:p>1.03</text:p>
          </table:table-cell>
          <table:table-cell office:value-type="float" office:value="238.05">
            <text:p>238.05</text:p>
          </table:table-cell>
          <table:table-cell table:formula="of:=[.D1000]/[.A1000]" office:value-type="float" office:value="1.00992745322642">
            <text:p>1.01</text:p>
          </table:table-cell>
          <table:table-cell office:value-type="float" office:value="257.38">
            <text:p>257.38</text:p>
          </table:table-cell>
          <table:table-cell table:formula="of:=[.F1000]/[.A1000]" office:value-type="float" office:value="1.09193500487888">
            <text:p>1.09</text:p>
          </table:table-cell>
          <table:table-cell office:value-type="float" office:value="242.88">
            <text:p>242.88</text:p>
          </table:table-cell>
          <table:table-cell table:formula="of:=[.H1000]/[.A1000]" office:value-type="float" office:value="1.03041873488609">
            <text:p>1.03</text:p>
          </table:table-cell>
          <table:table-cell office:value-type="float" office:value="236.88">
            <text:p>236.88</text:p>
          </table:table-cell>
          <table:table-cell table:formula="of:=[.J1000]/[.A1000]" office:value-type="float" office:value="1.00496372661321">
            <text:p>1</text:p>
          </table:table-cell>
          <table:table-cell table:number-columns-repeated="5"/>
        </table:table-row>
        <table:table-row table:style-name="ro1">
          <table:table-cell office:value-type="float" office:value="114.24">
            <text:p>114.24</text:p>
          </table:table-cell>
          <table:table-cell office:value-type="float" office:value="127.99">
            <text:p>127.99</text:p>
          </table:table-cell>
          <table:table-cell table:formula="of:=[.B1001]/[.A1001]" office:value-type="float" office:value="1.1203606442577">
            <text:p>1.12</text:p>
          </table:table-cell>
          <table:table-cell office:value-type="float" office:value="115.41">
            <text:p>115.41</text:p>
          </table:table-cell>
          <table:table-cell table:formula="of:=[.D1001]/[.A1001]" office:value-type="float" office:value="1.01024159663866">
            <text:p>1.01</text:p>
          </table:table-cell>
          <table:table-cell office:value-type="float" office:value="114.24">
            <text:p>114.24</text:p>
          </table:table-cell>
          <table:table-cell table:formula="of:=[.F1001]/[.A1001]" office:value-type="float" office:value="1">
            <text:p>1</text:p>
          </table:table-cell>
          <table:table-cell office:value-type="float" office:value="127.99">
            <text:p>127.99</text:p>
          </table:table-cell>
          <table:table-cell table:formula="of:=[.H1001]/[.A1001]" office:value-type="float" office:value="1.1203606442577">
            <text:p>1.12</text:p>
          </table:table-cell>
          <table:table-cell office:value-type="float" office:value="115.41">
            <text:p>115.41</text:p>
          </table:table-cell>
          <table:table-cell table:formula="of:=[.J1001]/[.A1001]" office:value-type="float" office:value="1.01024159663866">
            <text:p>1.01</text:p>
          </table:table-cell>
          <table:table-cell table:number-columns-repeated="5"/>
        </table:table-row>
        <table:table-row table:style-name="ro1">
          <table:table-cell office:value-type="float" office:value="231.74">
            <text:p>231.74</text:p>
          </table:table-cell>
          <table:table-cell office:value-type="float" office:value="248.22">
            <text:p>248.22</text:p>
          </table:table-cell>
          <table:table-cell table:formula="of:=[.B1002]/[.A1002]" office:value-type="float" office:value="1.07111417968413">
            <text:p>1.07</text:p>
          </table:table-cell>
          <table:table-cell office:value-type="float" office:value="231.74">
            <text:p>231.74</text:p>
          </table:table-cell>
          <table:table-cell table:formula="of:=[.D1002]/[.A1002]" office:value-type="float" office:value="1">
            <text:p>1</text:p>
          </table:table-cell>
          <table:table-cell office:value-type="float" office:value="232.32">
            <text:p>232.32</text:p>
          </table:table-cell>
          <table:table-cell table:formula="of:=[.F1002]/[.A1002]" office:value-type="float" office:value="1.00250280486752">
            <text:p>1</text:p>
          </table:table-cell>
          <table:table-cell office:value-type="float" office:value="248.22">
            <text:p>248.22</text:p>
          </table:table-cell>
          <table:table-cell table:formula="of:=[.H1002]/[.A1002]" office:value-type="float" office:value="1.07111417968413">
            <text:p>1.07</text:p>
          </table:table-cell>
          <table:table-cell office:value-type="float" office:value="231.74">
            <text:p>231.74</text:p>
          </table:table-cell>
          <table:table-cell table:formula="of:=[.J1002]/[.A100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15.48">
            <text:p>315.48</text:p>
          </table:table-cell>
          <table:table-cell office:value-type="float" office:value="338.4">
            <text:p>338.4</text:p>
          </table:table-cell>
          <table:table-cell table:formula="of:=[.B1003]/[.A1003]" office:value-type="float" office:value="1.07265119817421">
            <text:p>1.07</text:p>
          </table:table-cell>
          <table:table-cell office:value-type="float" office:value="323.23">
            <text:p>323.23</text:p>
          </table:table-cell>
          <table:table-cell table:formula="of:=[.D1003]/[.A1003]" office:value-type="float" office:value="1.02456574109294">
            <text:p>1.02</text:p>
          </table:table-cell>
          <table:table-cell office:value-type="float" office:value="322.75">
            <text:p>322.75</text:p>
          </table:table-cell>
          <table:table-cell table:formula="of:=[.F1003]/[.A1003]" office:value-type="float" office:value="1.0230442500317">
            <text:p>1.02</text:p>
          </table:table-cell>
          <table:table-cell office:value-type="float" office:value="338.4">
            <text:p>338.4</text:p>
          </table:table-cell>
          <table:table-cell table:formula="of:=[.H1003]/[.A1003]" office:value-type="float" office:value="1.07265119817421">
            <text:p>1.07</text:p>
          </table:table-cell>
          <table:table-cell office:value-type="float" office:value="323.23">
            <text:p>323.23</text:p>
          </table:table-cell>
          <table:table-cell table:formula="of:=[.J1003]/[.A1003]" office:value-type="float" office:value="1.02456574109294">
            <text:p>1.02</text:p>
          </table:table-cell>
          <table:table-cell table:number-columns-repeated="5"/>
        </table:table-row>
        <table:table-row table:style-name="ro1">
          <table:table-cell office:value-type="float" office:value="339.14">
            <text:p>339.14</text:p>
          </table:table-cell>
          <table:table-cell office:value-type="float" office:value="356.52">
            <text:p>356.52</text:p>
          </table:table-cell>
          <table:table-cell table:formula="of:=[.B1004]/[.A1004]" office:value-type="float" office:value="1.05124727251283">
            <text:p>1.05</text:p>
          </table:table-cell>
          <table:table-cell office:value-type="float" office:value="349.1">
            <text:p>349.1</text:p>
          </table:table-cell>
          <table:table-cell table:formula="of:=[.D1004]/[.A1004]" office:value-type="float" office:value="1.02936840242968">
            <text:p>1.03</text:p>
          </table:table-cell>
          <table:table-cell office:value-type="float" office:value="349.1">
            <text:p>349.1</text:p>
          </table:table-cell>
          <table:table-cell table:formula="of:=[.F1004]/[.A1004]" office:value-type="float" office:value="1.02936840242968">
            <text:p>1.03</text:p>
          </table:table-cell>
          <table:table-cell office:value-type="float" office:value="356.52">
            <text:p>356.52</text:p>
          </table:table-cell>
          <table:table-cell table:formula="of:=[.H1004]/[.A1004]" office:value-type="float" office:value="1.05124727251283">
            <text:p>1.05</text:p>
          </table:table-cell>
          <table:table-cell office:value-type="float" office:value="349.69">
            <text:p>349.69</text:p>
          </table:table-cell>
          <table:table-cell table:formula="of:=[.J1004]/[.A1004]" office:value-type="float" office:value="1.03110809695111">
            <text:p>1.03</text:p>
          </table:table-cell>
          <table:table-cell table:number-columns-repeated="5"/>
        </table:table-row>
        <table:table-row table:style-name="ro1">
          <table:table-cell office:value-type="float" office:value="199.35">
            <text:p>199.35</text:p>
          </table:table-cell>
          <table:table-cell office:value-type="float" office:value="206.28">
            <text:p>206.28</text:p>
          </table:table-cell>
          <table:table-cell table:formula="of:=[.B1005]/[.A1005]" office:value-type="float" office:value="1.03476297968397">
            <text:p>1.03</text:p>
          </table:table-cell>
          <table:table-cell office:value-type="float" office:value="202.28">
            <text:p>202.28</text:p>
          </table:table-cell>
          <table:table-cell table:formula="of:=[.D1005]/[.A1005]" office:value-type="float" office:value="1.01469776774517">
            <text:p>1.01</text:p>
          </table:table-cell>
          <table:table-cell office:value-type="float" office:value="202.28">
            <text:p>202.28</text:p>
          </table:table-cell>
          <table:table-cell table:formula="of:=[.F1005]/[.A1005]" office:value-type="float" office:value="1.01469776774517">
            <text:p>1.01</text:p>
          </table:table-cell>
          <table:table-cell office:value-type="float" office:value="206.28">
            <text:p>206.28</text:p>
          </table:table-cell>
          <table:table-cell table:formula="of:=[.H1005]/[.A1005]" office:value-type="float" office:value="1.03476297968397">
            <text:p>1.03</text:p>
          </table:table-cell>
          <table:table-cell office:value-type="float" office:value="202.28">
            <text:p>202.28</text:p>
          </table:table-cell>
          <table:table-cell table:formula="of:=[.J1005]/[.A1005]" office:value-type="float" office:value="1.01469776774517">
            <text:p>1.01</text:p>
          </table:table-cell>
          <table:table-cell table:number-columns-repeated="5"/>
        </table:table-row>
        <table:table-row table:style-name="ro1">
          <table:table-cell office:value-type="float" office:value="339.03">
            <text:p>339.03</text:p>
          </table:table-cell>
          <table:table-cell office:value-type="float" office:value="358.3">
            <text:p>358.3</text:p>
          </table:table-cell>
          <table:table-cell table:formula="of:=[.B1006]/[.A1006]" office:value-type="float" office:value="1.05683862785004">
            <text:p>1.06</text:p>
          </table:table-cell>
          <table:table-cell office:value-type="float" office:value="354.06">
            <text:p>354.06</text:p>
          </table:table-cell>
          <table:table-cell table:formula="of:=[.D1006]/[.A1006]" office:value-type="float" office:value="1.04433235996814">
            <text:p>1.04</text:p>
          </table:table-cell>
          <table:table-cell office:value-type="float" office:value="343.48">
            <text:p>343.48</text:p>
          </table:table-cell>
          <table:table-cell table:formula="of:=[.F1006]/[.A1006]" office:value-type="float" office:value="1.01312568209303">
            <text:p>1.01</text:p>
          </table:table-cell>
          <table:table-cell office:value-type="float" office:value="358.3">
            <text:p>358.3</text:p>
          </table:table-cell>
          <table:table-cell table:formula="of:=[.H1006]/[.A1006]" office:value-type="float" office:value="1.05683862785004">
            <text:p>1.06</text:p>
          </table:table-cell>
          <table:table-cell office:value-type="float" office:value="353.48">
            <text:p>353.48</text:p>
          </table:table-cell>
          <table:table-cell table:formula="of:=[.J1006]/[.A1006]" office:value-type="float" office:value="1.04262159690883">
            <text:p>1.04</text:p>
          </table:table-cell>
          <table:table-cell table:number-columns-repeated="5"/>
        </table:table-row>
        <table:table-row table:style-name="ro1">
          <table:table-cell office:value-type="float" office:value="74.25">
            <text:p>74.25</text:p>
          </table:table-cell>
          <table:table-cell office:value-type="float" office:value="89.87">
            <text:p>89.87</text:p>
          </table:table-cell>
          <table:table-cell table:formula="of:=[.B1007]/[.A1007]" office:value-type="float" office:value="1.21037037037037">
            <text:p>1.21</text:p>
          </table:table-cell>
          <table:table-cell office:value-type="float" office:value="74.25">
            <text:p>74.25</text:p>
          </table:table-cell>
          <table:table-cell table:formula="of:=[.D1007]/[.A1007]" office:value-type="float" office:value="1">
            <text:p>1</text:p>
          </table:table-cell>
          <table:table-cell office:value-type="float" office:value="74.25">
            <text:p>74.25</text:p>
          </table:table-cell>
          <table:table-cell table:formula="of:=[.F1007]/[.A1007]" office:value-type="float" office:value="1">
            <text:p>1</text:p>
          </table:table-cell>
          <table:table-cell office:value-type="float" office:value="74.25">
            <text:p>74.25</text:p>
          </table:table-cell>
          <table:table-cell table:formula="of:=[.H1007]/[.A1007]" office:value-type="float" office:value="1">
            <text:p>1</text:p>
          </table:table-cell>
          <table:table-cell office:value-type="float" office:value="74.25">
            <text:p>74.25</text:p>
          </table:table-cell>
          <table:table-cell table:formula="of:=[.J1007]/[.A100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43.15">
            <text:p>143.15</text:p>
          </table:table-cell>
          <table:table-cell office:value-type="float" office:value="150.91">
            <text:p>150.91</text:p>
          </table:table-cell>
          <table:table-cell table:formula="of:=[.B1008]/[.A1008]" office:value-type="float" office:value="1.05420887181278">
            <text:p>1.05</text:p>
          </table:table-cell>
          <table:table-cell office:value-type="float" office:value="145.74">
            <text:p>145.74</text:p>
          </table:table-cell>
          <table:table-cell table:formula="of:=[.D1008]/[.A1008]" office:value-type="float" office:value="1.01809290953545">
            <text:p>1.02</text:p>
          </table:table-cell>
          <table:table-cell office:value-type="float" office:value="145.15">
            <text:p>145.15</text:p>
          </table:table-cell>
          <table:table-cell table:formula="of:=[.F1008]/[.A1008]" office:value-type="float" office:value="1.01397135871464">
            <text:p>1.01</text:p>
          </table:table-cell>
          <table:table-cell office:value-type="float" office:value="150.91">
            <text:p>150.91</text:p>
          </table:table-cell>
          <table:table-cell table:formula="of:=[.H1008]/[.A1008]" office:value-type="float" office:value="1.05420887181278">
            <text:p>1.05</text:p>
          </table:table-cell>
          <table:table-cell office:value-type="float" office:value="145.15">
            <text:p>145.15</text:p>
          </table:table-cell>
          <table:table-cell table:formula="of:=[.J1008]/[.A1008]" office:value-type="float" office:value="1.01397135871464">
            <text:p>1.01</text:p>
          </table:table-cell>
          <table:table-cell table:number-columns-repeated="5"/>
        </table:table-row>
        <table:table-row table:style-name="ro1">
          <table:table-cell office:value-type="float" office:value="231.36">
            <text:p>231.36</text:p>
          </table:table-cell>
          <table:table-cell office:value-type="float" office:value="249.95">
            <text:p>249.95</text:p>
          </table:table-cell>
          <table:table-cell table:formula="of:=[.B1009]/[.A1009]" office:value-type="float" office:value="1.08035096818811">
            <text:p>1.08</text:p>
          </table:table-cell>
          <table:table-cell office:value-type="float" office:value="232.53">
            <text:p>232.53</text:p>
          </table:table-cell>
          <table:table-cell table:formula="of:=[.D1009]/[.A1009]" office:value-type="float" office:value="1.00505705394191">
            <text:p>1.01</text:p>
          </table:table-cell>
          <table:table-cell office:value-type="float" office:value="232.53">
            <text:p>232.53</text:p>
          </table:table-cell>
          <table:table-cell table:formula="of:=[.F1009]/[.A1009]" office:value-type="float" office:value="1.00505705394191">
            <text:p>1.01</text:p>
          </table:table-cell>
          <table:table-cell office:value-type="float" office:value="238.19">
            <text:p>238.19</text:p>
          </table:table-cell>
          <table:table-cell table:formula="of:=[.H1009]/[.A1009]" office:value-type="float" office:value="1.02952109266943">
            <text:p>1.03</text:p>
          </table:table-cell>
          <table:table-cell office:value-type="float" office:value="236.63">
            <text:p>236.63</text:p>
          </table:table-cell>
          <table:table-cell table:formula="of:=[.J1009]/[.A1009]" office:value-type="float" office:value="1.02277835408022">
            <text:p>1.02</text:p>
          </table:table-cell>
          <table:table-cell table:number-columns-repeated="5"/>
        </table:table-row>
        <table:table-row table:style-name="ro1">
          <table:table-cell office:value-type="float" office:value="231.65">
            <text:p>231.65</text:p>
          </table:table-cell>
          <table:table-cell office:value-type="float" office:value="240.58">
            <text:p>240.58</text:p>
          </table:table-cell>
          <table:table-cell table:formula="of:=[.B1010]/[.A1010]" office:value-type="float" office:value="1.03854953593784">
            <text:p>1.04</text:p>
          </table:table-cell>
          <table:table-cell office:value-type="float" office:value="234.82">
            <text:p>234.82</text:p>
          </table:table-cell>
          <table:table-cell table:formula="of:=[.D1010]/[.A1010]" office:value-type="float" office:value="1.01368443772933">
            <text:p>1.01</text:p>
          </table:table-cell>
          <table:table-cell office:value-type="float" office:value="237.75">
            <text:p>237.75</text:p>
          </table:table-cell>
          <table:table-cell table:formula="of:=[.F1010]/[.A1010]" office:value-type="float" office:value="1.02633282969998">
            <text:p>1.03</text:p>
          </table:table-cell>
          <table:table-cell office:value-type="float" office:value="240.58">
            <text:p>240.58</text:p>
          </table:table-cell>
          <table:table-cell table:formula="of:=[.H1010]/[.A1010]" office:value-type="float" office:value="1.03854953593784">
            <text:p>1.04</text:p>
          </table:table-cell>
          <table:table-cell office:value-type="float" office:value="237.17">
            <text:p>237.17</text:p>
          </table:table-cell>
          <table:table-cell table:formula="of:=[.J1010]/[.A1010]" office:value-type="float" office:value="1.02382905244982">
            <text:p>1.02</text:p>
          </table:table-cell>
          <table:table-cell table:number-columns-repeated="5"/>
        </table:table-row>
        <table:table-row table:style-name="ro1">
          <table:table-cell office:value-type="float" office:value="379.67">
            <text:p>379.67</text:p>
          </table:table-cell>
          <table:table-cell office:value-type="float" office:value="392.84">
            <text:p>392.84</text:p>
          </table:table-cell>
          <table:table-cell table:formula="of:=[.B1011]/[.A1011]" office:value-type="float" office:value="1.03468801854242">
            <text:p>1.03</text:p>
          </table:table-cell>
          <table:table-cell office:value-type="float" office:value="387.67">
            <text:p>387.67</text:p>
          </table:table-cell>
          <table:table-cell table:formula="of:=[.D1011]/[.A1011]" office:value-type="float" office:value="1.02107093001817">
            <text:p>1.02</text:p>
          </table:table-cell>
          <table:table-cell office:value-type="float" office:value="387.19">
            <text:p>387.19</text:p>
          </table:table-cell>
          <table:table-cell table:formula="of:=[.F1011]/[.A1011]" office:value-type="float" office:value="1.01980667421708">
            <text:p>1.02</text:p>
          </table:table-cell>
          <table:table-cell office:value-type="float" office:value="392.84">
            <text:p>392.84</text:p>
          </table:table-cell>
          <table:table-cell table:formula="of:=[.H1011]/[.A1011]" office:value-type="float" office:value="1.03468801854242">
            <text:p>1.03</text:p>
          </table:table-cell>
          <table:table-cell office:value-type="float" office:value="387.67">
            <text:p>387.67</text:p>
          </table:table-cell>
          <table:table-cell table:formula="of:=[.J1011]/[.A1011]" office:value-type="float" office:value="1.02107093001817">
            <text:p>1.02</text:p>
          </table:table-cell>
          <table:table-cell table:number-columns-repeated="5"/>
        </table:table-row>
        <table:table-row table:style-name="ro1">
          <table:table-cell office:value-type="float" office:value="394.76">
            <text:p>394.76</text:p>
          </table:table-cell>
          <table:table-cell office:value-type="float" office:value="400.37">
            <text:p>400.37</text:p>
          </table:table-cell>
          <table:table-cell table:formula="of:=[.B1012]/[.A1012]" office:value-type="float" office:value="1.01421116627825">
            <text:p>1.01</text:p>
          </table:table-cell>
          <table:table-cell office:value-type="float" office:value="398.03">
            <text:p>398.03</text:p>
          </table:table-cell>
          <table:table-cell table:formula="of:=[.D1012]/[.A1012]" office:value-type="float" office:value="1.00828351403384">
            <text:p>1.01</text:p>
          </table:table-cell>
          <table:table-cell office:value-type="float" office:value="399.2">
            <text:p>399.2</text:p>
          </table:table-cell>
          <table:table-cell table:formula="of:=[.F1012]/[.A1012]" office:value-type="float" office:value="1.01124734015604">
            <text:p>1.01</text:p>
          </table:table-cell>
          <table:table-cell office:value-type="float" office:value="398.62">
            <text:p>398.62</text:p>
          </table:table-cell>
          <table:table-cell table:formula="of:=[.H1012]/[.A1012]" office:value-type="float" office:value="1.00977809301854">
            <text:p>1.01</text:p>
          </table:table-cell>
          <table:table-cell office:value-type="float" office:value="399.79">
            <text:p>399.79</text:p>
          </table:table-cell>
          <table:table-cell table:formula="of:=[.J1012]/[.A1012]" office:value-type="float" office:value="1.01274191914074">
            <text:p>1.01</text:p>
          </table:table-cell>
          <table:table-cell table:number-columns-repeated="5"/>
        </table:table-row>
        <table:table-row table:style-name="ro1">
          <table:table-cell office:value-type="float" office:value="327.11">
            <text:p>327.11</text:p>
          </table:table-cell>
          <table:table-cell office:value-type="float" office:value="355.65">
            <text:p>355.65</text:p>
          </table:table-cell>
          <table:table-cell table:formula="of:=[.B1013]/[.A1013]" office:value-type="float" office:value="1.08724893766623">
            <text:p>1.09</text:p>
          </table:table-cell>
          <table:table-cell office:value-type="float" office:value="328.97">
            <text:p>328.97</text:p>
          </table:table-cell>
          <table:table-cell table:formula="of:=[.D1013]/[.A1013]" office:value-type="float" office:value="1.00568616061875">
            <text:p>1.01</text:p>
          </table:table-cell>
          <table:table-cell office:value-type="float" office:value="328.28">
            <text:p>328.28</text:p>
          </table:table-cell>
          <table:table-cell table:formula="of:=[.F1013]/[.A1013]" office:value-type="float" office:value="1.00357677845373">
            <text:p>1</text:p>
          </table:table-cell>
          <table:table-cell office:value-type="float" office:value="355.65">
            <text:p>355.65</text:p>
          </table:table-cell>
          <table:table-cell table:formula="of:=[.H1013]/[.A1013]" office:value-type="float" office:value="1.08724893766623">
            <text:p>1.09</text:p>
          </table:table-cell>
          <table:table-cell office:value-type="float" office:value="328.97">
            <text:p>328.97</text:p>
          </table:table-cell>
          <table:table-cell table:formula="of:=[.J1013]/[.A1013]" office:value-type="float" office:value="1.00568616061875">
            <text:p>1.01</text:p>
          </table:table-cell>
          <table:table-cell table:number-columns-repeated="5"/>
        </table:table-row>
        <table:table-row table:style-name="ro1">
          <table:table-cell office:value-type="float" office:value="231.34">
            <text:p>231.34</text:p>
          </table:table-cell>
          <table:table-cell office:value-type="float" office:value="246.27">
            <text:p>246.27</text:p>
          </table:table-cell>
          <table:table-cell table:formula="of:=[.B1014]/[.A1014]" office:value-type="float" office:value="1.06453704504193">
            <text:p>1.06</text:p>
          </table:table-cell>
          <table:table-cell office:value-type="float" office:value="234.61">
            <text:p>234.61</text:p>
          </table:table-cell>
          <table:table-cell table:formula="of:=[.D1014]/[.A1014]" office:value-type="float" office:value="1.01413503933604">
            <text:p>1.01</text:p>
          </table:table-cell>
          <table:table-cell office:value-type="float" office:value="234.51">
            <text:p>234.51</text:p>
          </table:table-cell>
          <table:table-cell table:formula="of:=[.F1014]/[.A1014]" office:value-type="float" office:value="1.01370277513616">
            <text:p>1.01</text:p>
          </table:table-cell>
          <table:table-cell office:value-type="float" office:value="246.27">
            <text:p>246.27</text:p>
          </table:table-cell>
          <table:table-cell table:formula="of:=[.H1014]/[.A1014]" office:value-type="float" office:value="1.06453704504193">
            <text:p>1.06</text:p>
          </table:table-cell>
          <table:table-cell office:value-type="float" office:value="234.61">
            <text:p>234.61</text:p>
          </table:table-cell>
          <table:table-cell table:formula="of:=[.J1014]/[.A1014]" office:value-type="float" office:value="1.01413503933604">
            <text:p>1.01</text:p>
          </table:table-cell>
          <table:table-cell table:number-columns-repeated="5"/>
        </table:table-row>
        <table:table-row table:style-name="ro1">
          <table:table-cell office:value-type="float" office:value="143.23">
            <text:p>143.23</text:p>
          </table:table-cell>
          <table:table-cell office:value-type="float" office:value="153.61">
            <text:p>153.61</text:p>
          </table:table-cell>
          <table:table-cell table:formula="of:=[.B1015]/[.A1015]" office:value-type="float" office:value="1.07247085107869">
            <text:p>1.07</text:p>
          </table:table-cell>
          <table:table-cell office:value-type="float" office:value="143.81">
            <text:p>143.81</text:p>
          </table:table-cell>
          <table:table-cell table:formula="of:=[.D1015]/[.A1015]" office:value-type="float" office:value="1.00404943098513">
            <text:p>1</text:p>
          </table:table-cell>
          <table:table-cell office:value-type="float" office:value="143.23">
            <text:p>143.23</text:p>
          </table:table-cell>
          <table:table-cell table:formula="of:=[.F1015]/[.A1015]" office:value-type="float" office:value="1">
            <text:p>1</text:p>
          </table:table-cell>
          <table:table-cell office:value-type="float" office:value="153.61">
            <text:p>153.61</text:p>
          </table:table-cell>
          <table:table-cell table:formula="of:=[.H1015]/[.A1015]" office:value-type="float" office:value="1.07247085107869">
            <text:p>1.07</text:p>
          </table:table-cell>
          <table:table-cell office:value-type="float" office:value="143.23">
            <text:p>143.23</text:p>
          </table:table-cell>
          <table:table-cell table:formula="of:=[.J1015]/[.A101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59.43">
            <text:p>459.43</text:p>
          </table:table-cell>
          <table:table-cell office:value-type="float" office:value="493.48">
            <text:p>493.48</text:p>
          </table:table-cell>
          <table:table-cell table:formula="of:=[.B1016]/[.A1016]" office:value-type="float" office:value="1.07411357551749">
            <text:p>1.07</text:p>
          </table:table-cell>
          <table:table-cell office:value-type="float" office:value="464.46">
            <text:p>464.46</text:p>
          </table:table-cell>
          <table:table-cell table:formula="of:=[.D1016]/[.A1016]" office:value-type="float" office:value="1.0109483490412">
            <text:p>1.01</text:p>
          </table:table-cell>
          <table:table-cell office:value-type="float" office:value="468.36">
            <text:p>468.36</text:p>
          </table:table-cell>
          <table:table-cell table:formula="of:=[.F1016]/[.A1016]" office:value-type="float" office:value="1.01943712861589">
            <text:p>1.02</text:p>
          </table:table-cell>
          <table:table-cell office:value-type="float" office:value="488.4">
            <text:p>488.4</text:p>
          </table:table-cell>
          <table:table-cell table:formula="of:=[.H1016]/[.A1016]" office:value-type="float" office:value="1.06305639596892">
            <text:p>1.06</text:p>
          </table:table-cell>
          <table:table-cell office:value-type="float" office:value="477.72">
            <text:p>477.72</text:p>
          </table:table-cell>
          <table:table-cell table:formula="of:=[.J1016]/[.A1016]" office:value-type="float" office:value="1.03981019959515">
            <text:p>1.04</text:p>
          </table:table-cell>
          <table:table-cell table:number-columns-repeated="5"/>
        </table:table-row>
        <table:table-row table:style-name="ro1">
          <table:table-cell office:value-type="float" office:value="143.1">
            <text:p>143.1</text:p>
          </table:table-cell>
          <table:table-cell office:value-type="float" office:value="158.71">
            <text:p>158.71</text:p>
          </table:table-cell>
          <table:table-cell table:formula="of:=[.B1017]/[.A1017]" office:value-type="float" office:value="1.10908455625437">
            <text:p>1.11</text:p>
          </table:table-cell>
          <table:table-cell office:value-type="float" office:value="150.12">
            <text:p>150.12</text:p>
          </table:table-cell>
          <table:table-cell table:formula="of:=[.D1017]/[.A1017]" office:value-type="float" office:value="1.04905660377359">
            <text:p>1.05</text:p>
          </table:table-cell>
          <table:table-cell office:value-type="float" office:value="150.71">
            <text:p>150.71</text:p>
          </table:table-cell>
          <table:table-cell table:formula="of:=[.F1017]/[.A1017]" office:value-type="float" office:value="1.05317959468903">
            <text:p>1.05</text:p>
          </table:table-cell>
          <table:table-cell office:value-type="float" office:value="158.71">
            <text:p>158.71</text:p>
          </table:table-cell>
          <table:table-cell table:formula="of:=[.H1017]/[.A1017]" office:value-type="float" office:value="1.10908455625437">
            <text:p>1.11</text:p>
          </table:table-cell>
          <table:table-cell office:value-type="float" office:value="148.95">
            <text:p>148.95</text:p>
          </table:table-cell>
          <table:table-cell table:formula="of:=[.J1017]/[.A1017]" office:value-type="float" office:value="1.04088050314465">
            <text:p>1.04</text:p>
          </table:table-cell>
          <table:table-cell table:number-columns-repeated="5"/>
        </table:table-row>
        <table:table-row table:style-name="ro1">
          <table:table-cell office:value-type="float" office:value="483.1">
            <text:p>483.1</text:p>
          </table:table-cell>
          <table:table-cell office:value-type="float" office:value="509.4">
            <text:p>509.4</text:p>
          </table:table-cell>
          <table:table-cell table:formula="of:=[.B1018]/[.A1018]" office:value-type="float" office:value="1.05444007451873">
            <text:p>1.05</text:p>
          </table:table-cell>
          <table:table-cell office:value-type="float" office:value="506.48">
            <text:p>506.48</text:p>
          </table:table-cell>
          <table:table-cell table:formula="of:=[.D1018]/[.A1018]" office:value-type="float" office:value="1.04839577727179">
            <text:p>1.05</text:p>
          </table:table-cell>
          <table:table-cell office:value-type="float" office:value="508.23">
            <text:p>508.23</text:p>
          </table:table-cell>
          <table:table-cell table:formula="of:=[.F1018]/[.A1018]" office:value-type="float" office:value="1.05201821569033">
            <text:p>1.05</text:p>
          </table:table-cell>
          <table:table-cell office:value-type="float" office:value="509.4">
            <text:p>509.4</text:p>
          </table:table-cell>
          <table:table-cell table:formula="of:=[.H1018]/[.A1018]" office:value-type="float" office:value="1.05444007451873">
            <text:p>1.05</text:p>
          </table:table-cell>
          <table:table-cell office:value-type="float" office:value="506.48">
            <text:p>506.48</text:p>
          </table:table-cell>
          <table:table-cell table:formula="of:=[.J1018]/[.A1018]" office:value-type="float" office:value="1.04839577727179">
            <text:p>1.05</text:p>
          </table:table-cell>
          <table:table-cell table:number-columns-repeated="5"/>
        </table:table-row>
        <table:table-row table:style-name="ro1">
          <table:table-cell office:value-type="float" office:value="376.26">
            <text:p>376.26</text:p>
          </table:table-cell>
          <table:table-cell office:value-type="float" office:value="379.33">
            <text:p>379.33</text:p>
          </table:table-cell>
          <table:table-cell table:formula="of:=[.B1019]/[.A1019]" office:value-type="float" office:value="1.00815925158135">
            <text:p>1.01</text:p>
          </table:table-cell>
          <table:table-cell office:value-type="float" office:value="378.75">
            <text:p>378.75</text:p>
          </table:table-cell>
          <table:table-cell table:formula="of:=[.D1019]/[.A1019]" office:value-type="float" office:value="1.00661776431191">
            <text:p>1.01</text:p>
          </table:table-cell>
          <table:table-cell office:value-type="float" office:value="376.26">
            <text:p>376.26</text:p>
          </table:table-cell>
          <table:table-cell table:formula="of:=[.F1019]/[.A1019]" office:value-type="float" office:value="1">
            <text:p>1</text:p>
          </table:table-cell>
          <table:table-cell office:value-type="float" office:value="379.33">
            <text:p>379.33</text:p>
          </table:table-cell>
          <table:table-cell table:formula="of:=[.H1019]/[.A1019]" office:value-type="float" office:value="1.00815925158135">
            <text:p>1.01</text:p>
          </table:table-cell>
          <table:table-cell office:value-type="float" office:value="378.75">
            <text:p>378.75</text:p>
          </table:table-cell>
          <table:table-cell table:formula="of:=[.J1019]/[.A1019]" office:value-type="float" office:value="1.00661776431191">
            <text:p>1.01</text:p>
          </table:table-cell>
          <table:table-cell table:number-columns-repeated="5"/>
        </table:table-row>
        <table:table-row table:style-name="ro1">
          <table:table-cell office:value-type="float" office:value="493.29">
            <text:p>493.29</text:p>
          </table:table-cell>
          <table:table-cell office:value-type="float" office:value="511.73">
            <text:p>511.73</text:p>
          </table:table-cell>
          <table:table-cell table:formula="of:=[.B1020]/[.A1020]" office:value-type="float" office:value="1.03738166190273">
            <text:p>1.04</text:p>
          </table:table-cell>
          <table:table-cell office:value-type="float" office:value="502.46">
            <text:p>502.46</text:p>
          </table:table-cell>
          <table:table-cell table:formula="of:=[.D1020]/[.A1020]" office:value-type="float" office:value="1.01858947069675">
            <text:p>1.02</text:p>
          </table:table-cell>
          <table:table-cell office:value-type="float" office:value="501.73">
            <text:p>501.73</text:p>
          </table:table-cell>
          <table:table-cell table:formula="of:=[.F1020]/[.A1020]" office:value-type="float" office:value="1.01710961097934">
            <text:p>1.02</text:p>
          </table:table-cell>
          <table:table-cell office:value-type="float" office:value="501.77">
            <text:p>501.77</text:p>
          </table:table-cell>
          <table:table-cell table:formula="of:=[.H1020]/[.A1020]" office:value-type="float" office:value="1.01719069918304">
            <text:p>1.02</text:p>
          </table:table-cell>
          <table:table-cell office:value-type="float" office:value="505.39">
            <text:p>505.39</text:p>
          </table:table-cell>
          <table:table-cell table:formula="of:=[.J1020]/[.A1020]" office:value-type="float" office:value="1.0245291816173">
            <text:p>1.02</text:p>
          </table:table-cell>
          <table:table-cell table:number-columns-repeated="5"/>
        </table:table-row>
        <table:table-row table:style-name="ro1">
          <table:table-cell office:value-type="float" office:value="50.77">
            <text:p>50.77</text:p>
          </table:table-cell>
          <table:table-cell office:value-type="float" office:value="77.21">
            <text:p>77.21</text:p>
          </table:table-cell>
          <table:table-cell table:formula="of:=[.B1021]/[.A1021]" office:value-type="float" office:value="1.520779988182">
            <text:p>1.52</text:p>
          </table:table-cell>
          <table:table-cell office:value-type="float" office:value="58.87">
            <text:p>58.87</text:p>
          </table:table-cell>
          <table:table-cell table:formula="of:=[.D1021]/[.A1021]" office:value-type="float" office:value="1.15954303722671">
            <text:p>1.16</text:p>
          </table:table-cell>
          <table:table-cell office:value-type="float" office:value="56.04">
            <text:p>56.04</text:p>
          </table:table-cell>
          <table:table-cell table:formula="of:=[.F1021]/[.A1021]" office:value-type="float" office:value="1.10380145755367">
            <text:p>1.1</text:p>
          </table:table-cell>
          <table:table-cell office:value-type="float" office:value="77.21">
            <text:p>77.21</text:p>
          </table:table-cell>
          <table:table-cell table:formula="of:=[.H1021]/[.A1021]" office:value-type="float" office:value="1.520779988182">
            <text:p>1.52</text:p>
          </table:table-cell>
          <table:table-cell office:value-type="float" office:value="51.36">
            <text:p>51.36</text:p>
          </table:table-cell>
          <table:table-cell table:formula="of:=[.J1021]/[.A1021]" office:value-type="float" office:value="1.01162103604491">
            <text:p>1.01</text:p>
          </table:table-cell>
          <table:table-cell table:number-columns-repeated="5"/>
        </table:table-row>
        <table:table-row table:style-name="ro1">
          <table:table-cell office:value-type="float" office:value="363.52">
            <text:p>363.52</text:p>
          </table:table-cell>
          <table:table-cell office:value-type="float" office:value="393.71">
            <text:p>393.71</text:p>
          </table:table-cell>
          <table:table-cell table:formula="of:=[.B1022]/[.A1022]" office:value-type="float" office:value="1.08304907570423">
            <text:p>1.08</text:p>
          </table:table-cell>
          <table:table-cell office:value-type="float" office:value="389.12">
            <text:p>389.12</text:p>
          </table:table-cell>
          <table:table-cell table:formula="of:=[.D1022]/[.A1022]" office:value-type="float" office:value="1.07042253521127">
            <text:p>1.07</text:p>
          </table:table-cell>
          <table:table-cell office:value-type="float" office:value="386.29">
            <text:p>386.29</text:p>
          </table:table-cell>
          <table:table-cell table:formula="of:=[.F1022]/[.A1022]" office:value-type="float" office:value="1.06263754401408">
            <text:p>1.06</text:p>
          </table:table-cell>
          <table:table-cell office:value-type="float" office:value="393.71">
            <text:p>393.71</text:p>
          </table:table-cell>
          <table:table-cell table:formula="of:=[.H1022]/[.A1022]" office:value-type="float" office:value="1.08304907570423">
            <text:p>1.08</text:p>
          </table:table-cell>
          <table:table-cell office:value-type="float" office:value="389.12">
            <text:p>389.12</text:p>
          </table:table-cell>
          <table:table-cell table:formula="of:=[.J1022]/[.A1022]" office:value-type="float" office:value="1.07042253521127">
            <text:p>1.07</text:p>
          </table:table-cell>
          <table:table-cell table:number-columns-repeated="5"/>
        </table:table-row>
        <table:table-row table:style-name="ro1">
          <table:table-cell office:value-type="float" office:value="440.4">
            <text:p>440.4</text:p>
          </table:table-cell>
          <table:table-cell office:value-type="float" office:value="477.77">
            <text:p>477.77</text:p>
          </table:table-cell>
          <table:table-cell table:formula="of:=[.B1023]/[.A1023]" office:value-type="float" office:value="1.08485467756585">
            <text:p>1.08</text:p>
          </table:table-cell>
          <table:table-cell office:value-type="float" office:value="449.43">
            <text:p>449.43</text:p>
          </table:table-cell>
          <table:table-cell table:formula="of:=[.D1023]/[.A1023]" office:value-type="float" office:value="1.02050408719346">
            <text:p>1.02</text:p>
          </table:table-cell>
          <table:table-cell office:value-type="float" office:value="455.87">
            <text:p>455.87</text:p>
          </table:table-cell>
          <table:table-cell table:formula="of:=[.F1023]/[.A1023]" office:value-type="float" office:value="1.03512715712988">
            <text:p>1.04</text:p>
          </table:table-cell>
          <table:table-cell office:value-type="float" office:value="477.77">
            <text:p>477.77</text:p>
          </table:table-cell>
          <table:table-cell table:formula="of:=[.H1023]/[.A1023]" office:value-type="float" office:value="1.08485467756585">
            <text:p>1.08</text:p>
          </table:table-cell>
          <table:table-cell office:value-type="float" office:value="448.84">
            <text:p>448.84</text:p>
          </table:table-cell>
          <table:table-cell table:formula="of:=[.J1023]/[.A1023]" office:value-type="float" office:value="1.01916439600363">
            <text:p>1.02</text:p>
          </table:table-cell>
          <table:table-cell table:number-columns-repeated="5"/>
        </table:table-row>
        <table:table-row table:style-name="ro1">
          <table:table-cell office:value-type="float" office:value="459.81">
            <text:p>459.81</text:p>
          </table:table-cell>
          <table:table-cell office:value-type="float" office:value="475.42">
            <text:p>475.42</text:p>
          </table:table-cell>
          <table:table-cell table:formula="of:=[.B1024]/[.A1024]" office:value-type="float" office:value="1.03394880494117">
            <text:p>1.03</text:p>
          </table:table-cell>
          <table:table-cell office:value-type="float" office:value="466.05">
            <text:p>466.05</text:p>
          </table:table-cell>
          <table:table-cell table:formula="of:=[.D1024]/[.A1024]" office:value-type="float" office:value="1.01357082273113">
            <text:p>1.01</text:p>
          </table:table-cell>
          <table:table-cell office:value-type="float" office:value="464.39">
            <text:p>464.39</text:p>
          </table:table-cell>
          <table:table-cell table:formula="of:=[.F1024]/[.A1024]" office:value-type="float" office:value="1.00996063591483">
            <text:p>1.01</text:p>
          </table:table-cell>
          <table:table-cell office:value-type="float" office:value="474.25">
            <text:p>474.25</text:p>
          </table:table-cell>
          <table:table-cell table:formula="of:=[.H1024]/[.A1024]" office:value-type="float" office:value="1.03140427567908">
            <text:p>1.03</text:p>
          </table:table-cell>
          <table:table-cell office:value-type="float" office:value="463.32">
            <text:p>463.32</text:p>
          </table:table-cell>
          <table:table-cell table:formula="of:=[.J1024]/[.A1024]" office:value-type="float" office:value="1.00763358778626">
            <text:p>1.01</text:p>
          </table:table-cell>
          <table:table-cell table:number-columns-repeated="5"/>
        </table:table-row>
        <table:table-row table:style-name="ro1">
          <table:table-cell office:value-type="float" office:value="143.84">
            <text:p>143.84</text:p>
          </table:table-cell>
          <table:table-cell office:value-type="float" office:value="163.84">
            <text:p>163.84</text:p>
          </table:table-cell>
          <table:table-cell table:formula="of:=[.B1025]/[.A1025]" office:value-type="float" office:value="1.13904338153504">
            <text:p>1.14</text:p>
          </table:table-cell>
          <table:table-cell office:value-type="float" office:value="146.33">
            <text:p>146.33</text:p>
          </table:table-cell>
          <table:table-cell table:formula="of:=[.D1025]/[.A1025]" office:value-type="float" office:value="1.01731090100111">
            <text:p>1.02</text:p>
          </table:table-cell>
          <table:table-cell office:value-type="float" office:value="146.33">
            <text:p>146.33</text:p>
          </table:table-cell>
          <table:table-cell table:formula="of:=[.F1025]/[.A1025]" office:value-type="float" office:value="1.01731090100111">
            <text:p>1.02</text:p>
          </table:table-cell>
          <table:table-cell office:value-type="float" office:value="163.84">
            <text:p>163.84</text:p>
          </table:table-cell>
          <table:table-cell table:formula="of:=[.H1025]/[.A1025]" office:value-type="float" office:value="1.13904338153504">
            <text:p>1.14</text:p>
          </table:table-cell>
          <table:table-cell office:value-type="float" office:value="146.33">
            <text:p>146.33</text:p>
          </table:table-cell>
          <table:table-cell table:formula="of:=[.J1025]/[.A1025]" office:value-type="float" office:value="1.01731090100111">
            <text:p>1.02</text:p>
          </table:table-cell>
          <table:table-cell table:number-columns-repeated="5"/>
        </table:table-row>
        <table:table-row table:style-name="ro1">
          <table:table-cell office:value-type="float" office:value="363.68">
            <text:p>363.68</text:p>
          </table:table-cell>
          <table:table-cell office:value-type="float" office:value="389.98">
            <text:p>389.98</text:p>
          </table:table-cell>
          <table:table-cell table:formula="of:=[.B1026]/[.A1026]" office:value-type="float" office:value="1.07231632204136">
            <text:p>1.07</text:p>
          </table:table-cell>
          <table:table-cell office:value-type="float" office:value="371.19">
            <text:p>371.19</text:p>
          </table:table-cell>
          <table:table-cell table:formula="of:=[.D1026]/[.A1026]" office:value-type="float" office:value="1.02065002199736">
            <text:p>1.02</text:p>
          </table:table-cell>
          <table:table-cell office:value-type="float" office:value="366.91">
            <text:p>366.91</text:p>
          </table:table-cell>
          <table:table-cell table:formula="of:=[.F1026]/[.A1026]" office:value-type="float" office:value="1.00888143422789">
            <text:p>1.01</text:p>
          </table:table-cell>
          <table:table-cell office:value-type="float" office:value="389.98">
            <text:p>389.98</text:p>
          </table:table-cell>
          <table:table-cell table:formula="of:=[.H1026]/[.A1026]" office:value-type="float" office:value="1.07231632204136">
            <text:p>1.07</text:p>
          </table:table-cell>
          <table:table-cell office:value-type="float" office:value="370.02">
            <text:p>370.02</text:p>
          </table:table-cell>
          <table:table-cell table:formula="of:=[.J1026]/[.A1026]" office:value-type="float" office:value="1.01743290805103">
            <text:p>1.02</text:p>
          </table:table-cell>
          <table:table-cell table:number-columns-repeated="5"/>
        </table:table-row>
        <table:table-row table:style-name="ro1">
          <table:table-cell office:value-type="float" office:value="431.11">
            <text:p>431.11</text:p>
          </table:table-cell>
          <table:table-cell office:value-type="float" office:value="456.83">
            <text:p>456.83</text:p>
          </table:table-cell>
          <table:table-cell table:formula="of:=[.B1027]/[.A1027]" office:value-type="float" office:value="1.05965994757718">
            <text:p>1.06</text:p>
          </table:table-cell>
          <table:table-cell office:value-type="float" office:value="438.48">
            <text:p>438.48</text:p>
          </table:table-cell>
          <table:table-cell table:formula="of:=[.D1027]/[.A1027]" office:value-type="float" office:value="1.01709540488506">
            <text:p>1.02</text:p>
          </table:table-cell>
          <table:table-cell office:value-type="float" office:value="437.31">
            <text:p>437.31</text:p>
          </table:table-cell>
          <table:table-cell table:formula="of:=[.F1027]/[.A1027]" office:value-type="float" office:value="1.01438148036464">
            <text:p>1.01</text:p>
          </table:table-cell>
          <table:table-cell office:value-type="float" office:value="446.24">
            <text:p>446.24</text:p>
          </table:table-cell>
          <table:table-cell table:formula="of:=[.H1027]/[.A1027]" office:value-type="float" office:value="1.03509545127694">
            <text:p>1.04</text:p>
          </table:table-cell>
          <table:table-cell office:value-type="float" office:value="441.41">
            <text:p>441.41</text:p>
          </table:table-cell>
          <table:table-cell table:formula="of:=[.J1027]/[.A1027]" office:value-type="float" office:value="1.02389181415416">
            <text:p>1.02</text:p>
          </table:table-cell>
          <table:table-cell table:number-columns-repeated="5"/>
        </table:table-row>
        <table:table-row table:style-name="ro1">
          <table:table-cell office:value-type="float" office:value="139.05">
            <text:p>139.05</text:p>
          </table:table-cell>
          <table:table-cell office:value-type="float" office:value="152.33">
            <text:p>152.33</text:p>
          </table:table-cell>
          <table:table-cell table:formula="of:=[.B1028]/[.A1028]" office:value-type="float" office:value="1.09550521395182">
            <text:p>1.1</text:p>
          </table:table-cell>
          <table:table-cell office:value-type="float" office:value="139.05">
            <text:p>139.05</text:p>
          </table:table-cell>
          <table:table-cell table:formula="of:=[.D1028]/[.A1028]" office:value-type="float" office:value="1">
            <text:p>1</text:p>
          </table:table-cell>
          <table:table-cell office:value-type="float" office:value="139.64">
            <text:p>139.64</text:p>
          </table:table-cell>
          <table:table-cell table:formula="of:=[.F1028]/[.A1028]" office:value-type="float" office:value="1.00424307802949">
            <text:p>1</text:p>
          </table:table-cell>
          <table:table-cell office:value-type="float" office:value="139.05">
            <text:p>139.05</text:p>
          </table:table-cell>
          <table:table-cell table:formula="of:=[.H1028]/[.A1028]" office:value-type="float" office:value="1">
            <text:p>1</text:p>
          </table:table-cell>
          <table:table-cell office:value-type="float" office:value="139.05">
            <text:p>139.05</text:p>
          </table:table-cell>
          <table:table-cell table:formula="of:=[.J1028]/[.A102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35.91">
            <text:p>135.91</text:p>
          </table:table-cell>
          <table:table-cell office:value-type="float" office:value="139.91">
            <text:p>139.91</text:p>
          </table:table-cell>
          <table:table-cell table:formula="of:=[.B1029]/[.A1029]" office:value-type="float" office:value="1.0294312412626">
            <text:p>1.03</text:p>
          </table:table-cell>
          <table:table-cell office:value-type="float" office:value="135.91">
            <text:p>135.91</text:p>
          </table:table-cell>
          <table:table-cell table:formula="of:=[.D1029]/[.A1029]" office:value-type="float" office:value="1">
            <text:p>1</text:p>
          </table:table-cell>
          <table:table-cell office:value-type="float" office:value="135.91">
            <text:p>135.91</text:p>
          </table:table-cell>
          <table:table-cell table:formula="of:=[.F1029]/[.A1029]" office:value-type="float" office:value="1">
            <text:p>1</text:p>
          </table:table-cell>
          <table:table-cell office:value-type="float" office:value="136.5">
            <text:p>136.5</text:p>
          </table:table-cell>
          <table:table-cell table:formula="of:=[.H1029]/[.A1029]" office:value-type="float" office:value="1.00434110808623">
            <text:p>1</text:p>
          </table:table-cell>
          <table:table-cell office:value-type="float" office:value="135.91">
            <text:p>135.91</text:p>
          </table:table-cell>
          <table:table-cell table:formula="of:=[.J1029]/[.A102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82.36">
            <text:p>82.36</text:p>
          </table:table-cell>
          <table:table-cell office:value-type="float" office:value="85.04">
            <text:p>85.04</text:p>
          </table:table-cell>
          <table:table-cell table:formula="of:=[.B1030]/[.A1030]" office:value-type="float" office:value="1.03254006799417">
            <text:p>1.03</text:p>
          </table:table-cell>
          <table:table-cell office:value-type="float" office:value="83.87">
            <text:p>83.87</text:p>
          </table:table-cell>
          <table:table-cell table:formula="of:=[.D1030]/[.A1030]" office:value-type="float" office:value="1.01833414278776">
            <text:p>1.02</text:p>
          </table:table-cell>
          <table:table-cell office:value-type="float" office:value="82.7">
            <text:p>82.7</text:p>
          </table:table-cell>
          <table:table-cell table:formula="of:=[.F1030]/[.A1030]" office:value-type="float" office:value="1.00412821758135">
            <text:p>1</text:p>
          </table:table-cell>
          <table:table-cell office:value-type="float" office:value="83.28">
            <text:p>83.28</text:p>
          </table:table-cell>
          <table:table-cell table:formula="of:=[.H1030]/[.A1030]" office:value-type="float" office:value="1.01117047110248">
            <text:p>1.01</text:p>
          </table:table-cell>
          <table:table-cell office:value-type="float" office:value="83.87">
            <text:p>83.87</text:p>
          </table:table-cell>
          <table:table-cell table:formula="of:=[.J1030]/[.A1030]" office:value-type="float" office:value="1.01833414278776">
            <text:p>1.02</text:p>
          </table:table-cell>
          <table:table-cell table:number-columns-repeated="5"/>
        </table:table-row>
        <table:table-row table:style-name="ro1">
          <table:table-cell office:value-type="float" office:value="135.38">
            <text:p>135.38</text:p>
          </table:table-cell>
          <table:table-cell office:value-type="float" office:value="143.48">
            <text:p>143.48</text:p>
          </table:table-cell>
          <table:table-cell table:formula="of:=[.B1031]/[.A1031]" office:value-type="float" office:value="1.05983158516768">
            <text:p>1.06</text:p>
          </table:table-cell>
          <table:table-cell office:value-type="float" office:value="136.55">
            <text:p>136.55</text:p>
          </table:table-cell>
          <table:table-cell table:formula="of:=[.D1031]/[.A1031]" office:value-type="float" office:value="1.00864234007978">
            <text:p>1.01</text:p>
          </table:table-cell>
          <table:table-cell office:value-type="float" office:value="136.55">
            <text:p>136.55</text:p>
          </table:table-cell>
          <table:table-cell table:formula="of:=[.F1031]/[.A1031]" office:value-type="float" office:value="1.00864234007978">
            <text:p>1.01</text:p>
          </table:table-cell>
          <table:table-cell office:value-type="float" office:value="143.48">
            <text:p>143.48</text:p>
          </table:table-cell>
          <table:table-cell table:formula="of:=[.H1031]/[.A1031]" office:value-type="float" office:value="1.05983158516768">
            <text:p>1.06</text:p>
          </table:table-cell>
          <table:table-cell office:value-type="float" office:value="136.55">
            <text:p>136.55</text:p>
          </table:table-cell>
          <table:table-cell table:formula="of:=[.J1031]/[.A1031]" office:value-type="float" office:value="1.00864234007978">
            <text:p>1.01</text:p>
          </table:table-cell>
          <table:table-cell table:number-columns-repeated="5"/>
        </table:table-row>
        <table:table-row table:style-name="ro1">
          <table:table-cell office:value-type="float" office:value="453.36">
            <text:p>453.36</text:p>
          </table:table-cell>
          <table:table-cell office:value-type="float" office:value="470.24">
            <text:p>470.24</text:p>
          </table:table-cell>
          <table:table-cell table:formula="of:=[.B1032]/[.A1032]" office:value-type="float" office:value="1.03723310393506">
            <text:p>1.04</text:p>
          </table:table-cell>
          <table:table-cell office:value-type="float" office:value="464.39">
            <text:p>464.39</text:p>
          </table:table-cell>
          <table:table-cell table:formula="of:=[.D1032]/[.A1032]" office:value-type="float" office:value="1.02432945120875">
            <text:p>1.02</text:p>
          </table:table-cell>
          <table:table-cell office:value-type="float" office:value="468.59">
            <text:p>468.59</text:p>
          </table:table-cell>
          <table:table-cell table:formula="of:=[.F1032]/[.A1032]" office:value-type="float" office:value="1.03359361214046">
            <text:p>1.03</text:p>
          </table:table-cell>
          <table:table-cell office:value-type="float" office:value="465.9">
            <text:p>465.9</text:p>
          </table:table-cell>
          <table:table-cell table:formula="of:=[.H1032]/[.A1032]" office:value-type="float" office:value="1.02766013763896">
            <text:p>1.03</text:p>
          </table:table-cell>
          <table:table-cell office:value-type="float" office:value="466.73">
            <text:p>466.73</text:p>
          </table:table-cell>
          <table:table-cell table:formula="of:=[.J1032]/[.A1032]" office:value-type="float" office:value="1.02949091229928">
            <text:p>1.03</text:p>
          </table:table-cell>
          <table:table-cell table:number-columns-repeated="5"/>
        </table:table-row>
        <table:table-row table:style-name="ro1">
          <table:table-cell office:value-type="float" office:value="503.74">
            <text:p>503.74</text:p>
          </table:table-cell>
          <table:table-cell office:value-type="float" office:value="522.28">
            <text:p>522.28</text:p>
          </table:table-cell>
          <table:table-cell table:formula="of:=[.B1033]/[.A1033]" office:value-type="float" office:value="1.03680470083773">
            <text:p>1.04</text:p>
          </table:table-cell>
          <table:table-cell office:value-type="float" office:value="513.35">
            <text:p>513.35</text:p>
          </table:table-cell>
          <table:table-cell table:formula="of:=[.D1033]/[.A1033]" office:value-type="float" office:value="1.01907730178267">
            <text:p>1.02</text:p>
          </table:table-cell>
          <table:table-cell office:value-type="float" office:value="514.62">
            <text:p>514.62</text:p>
          </table:table-cell>
          <table:table-cell table:formula="of:=[.F1033]/[.A1033]" office:value-type="float" office:value="1.02159844364156">
            <text:p>1.02</text:p>
          </table:table-cell>
          <table:table-cell office:value-type="float" office:value="522.28">
            <text:p>522.28</text:p>
          </table:table-cell>
          <table:table-cell table:formula="of:=[.H1033]/[.A1033]" office:value-type="float" office:value="1.03680470083773">
            <text:p>1.04</text:p>
          </table:table-cell>
          <table:table-cell office:value-type="float" office:value="513.35">
            <text:p>513.35</text:p>
          </table:table-cell>
          <table:table-cell table:formula="of:=[.J1033]/[.A1033]" office:value-type="float" office:value="1.01907730178267">
            <text:p>1.02</text:p>
          </table:table-cell>
          <table:table-cell table:number-columns-repeated="5"/>
        </table:table-row>
        <table:table-row table:style-name="ro1">
          <table:table-cell office:value-type="float" office:value="135.97">
            <text:p>135.97</text:p>
          </table:table-cell>
          <table:table-cell office:value-type="float" office:value="138.89">
            <text:p>138.89</text:p>
          </table:table-cell>
          <table:table-cell table:formula="of:=[.B1034]/[.A1034]" office:value-type="float" office:value="1.02147532543944">
            <text:p>1.02</text:p>
          </table:table-cell>
          <table:table-cell office:value-type="float" office:value="137.72">
            <text:p>137.72</text:p>
          </table:table-cell>
          <table:table-cell table:formula="of:=[.D1034]/[.A1034]" office:value-type="float" office:value="1.01287048613665">
            <text:p>1.01</text:p>
          </table:table-cell>
          <table:table-cell office:value-type="float" office:value="137.14">
            <text:p>137.14</text:p>
          </table:table-cell>
          <table:table-cell table:formula="of:=[.F1034]/[.A1034]" office:value-type="float" office:value="1.00860483930279">
            <text:p>1.01</text:p>
          </table:table-cell>
          <table:table-cell office:value-type="float" office:value="138.89">
            <text:p>138.89</text:p>
          </table:table-cell>
          <table:table-cell table:formula="of:=[.H1034]/[.A1034]" office:value-type="float" office:value="1.02147532543944">
            <text:p>1.02</text:p>
          </table:table-cell>
          <table:table-cell office:value-type="float" office:value="138.89">
            <text:p>138.89</text:p>
          </table:table-cell>
          <table:table-cell table:formula="of:=[.J1034]/[.A1034]" office:value-type="float" office:value="1.02147532543944">
            <text:p>1.02</text:p>
          </table:table-cell>
          <table:table-cell table:number-columns-repeated="5"/>
        </table:table-row>
        <table:table-row table:style-name="ro1">
          <table:table-cell office:value-type="float" office:value="135.37">
            <text:p>135.37</text:p>
          </table:table-cell>
          <table:table-cell office:value-type="float" office:value="151.47">
            <text:p>151.47</text:p>
          </table:table-cell>
          <table:table-cell table:formula="of:=[.B1035]/[.A1035]" office:value-type="float" office:value="1.11893329393514">
            <text:p>1.12</text:p>
          </table:table-cell>
          <table:table-cell office:value-type="float" office:value="136.3">
            <text:p>136.3</text:p>
          </table:table-cell>
          <table:table-cell table:formula="of:=[.D1035]/[.A1035]" office:value-type="float" office:value="1.00687005983601">
            <text:p>1.01</text:p>
          </table:table-cell>
          <table:table-cell office:value-type="float" office:value="136.3">
            <text:p>136.3</text:p>
          </table:table-cell>
          <table:table-cell table:formula="of:=[.F1035]/[.A1035]" office:value-type="float" office:value="1.00687005983601">
            <text:p>1.01</text:p>
          </table:table-cell>
          <table:table-cell office:value-type="float" office:value="151.47">
            <text:p>151.47</text:p>
          </table:table-cell>
          <table:table-cell table:formula="of:=[.H1035]/[.A1035]" office:value-type="float" office:value="1.11893329393514">
            <text:p>1.12</text:p>
          </table:table-cell>
          <table:table-cell office:value-type="float" office:value="135.71">
            <text:p>135.71</text:p>
          </table:table-cell>
          <table:table-cell table:formula="of:=[.J1035]/[.A1035]" office:value-type="float" office:value="1.00251163477875">
            <text:p>1</text:p>
          </table:table-cell>
          <table:table-cell table:number-columns-repeated="5"/>
        </table:table-row>
        <table:table-row table:style-name="ro1">
          <table:table-cell office:value-type="float" office:value="395.09">
            <text:p>395.09</text:p>
          </table:table-cell>
          <table:table-cell office:value-type="float" office:value="404.26">
            <text:p>404.26</text:p>
          </table:table-cell>
          <table:table-cell table:formula="of:=[.B1036]/[.A1036]" office:value-type="float" office:value="1.02320990154142">
            <text:p>1.02</text:p>
          </table:table-cell>
          <table:table-cell office:value-type="float" office:value="399.43">
            <text:p>399.43</text:p>
          </table:table-cell>
          <table:table-cell table:formula="of:=[.D1036]/[.A1036]" office:value-type="float" office:value="1.01098483889747">
            <text:p>1.01</text:p>
          </table:table-cell>
          <table:table-cell office:value-type="float" office:value="401.19">
            <text:p>401.19</text:p>
          </table:table-cell>
          <table:table-cell table:formula="of:=[.F1036]/[.A1036]" office:value-type="float" office:value="1.01543952010934">
            <text:p>1.02</text:p>
          </table:table-cell>
          <table:table-cell office:value-type="float" office:value="404.26">
            <text:p>404.26</text:p>
          </table:table-cell>
          <table:table-cell table:formula="of:=[.H1036]/[.A1036]" office:value-type="float" office:value="1.02320990154142">
            <text:p>1.02</text:p>
          </table:table-cell>
          <table:table-cell office:value-type="float" office:value="400.01">
            <text:p>400.01</text:p>
          </table:table-cell>
          <table:table-cell table:formula="of:=[.J1036]/[.A1036]" office:value-type="float" office:value="1.01245285884229">
            <text:p>1.01</text:p>
          </table:table-cell>
          <table:table-cell table:number-columns-repeated="5"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452.27">
            <text:p>452.27</text:p>
          </table:table-cell>
          <table:table-cell table:formula="of:=[.B1037]/[.A1037]" office:value-type="float" office:value="1.01633707865169">
            <text:p>1.02</text:p>
          </table:table-cell>
          <table:table-cell office:value-type="float" office:value="450.03">
            <text:p>450.03</text:p>
          </table:table-cell>
          <table:table-cell table:formula="of:=[.D1037]/[.A1037]" office:value-type="float" office:value="1.01130337078652">
            <text:p>1.01</text:p>
          </table:table-cell>
          <table:table-cell office:value-type="float" office:value="451.78">
            <text:p>451.78</text:p>
          </table:table-cell>
          <table:table-cell table:formula="of:=[.F1037]/[.A1037]" office:value-type="float" office:value="1.01523595505618">
            <text:p>1.02</text:p>
          </table:table-cell>
          <table:table-cell office:value-type="float" office:value="452.27">
            <text:p>452.27</text:p>
          </table:table-cell>
          <table:table-cell table:formula="of:=[.H1037]/[.A1037]" office:value-type="float" office:value="1.01633707865169">
            <text:p>1.02</text:p>
          </table:table-cell>
          <table:table-cell office:value-type="float" office:value="450.03">
            <text:p>450.03</text:p>
          </table:table-cell>
          <table:table-cell table:formula="of:=[.J1037]/[.A1037]" office:value-type="float" office:value="1.01130337078652">
            <text:p>1.01</text:p>
          </table:table-cell>
          <table:table-cell table:number-columns-repeated="5"/>
        </table:table-row>
        <table:table-row table:style-name="ro1">
          <table:table-cell office:value-type="float" office:value="355.69">
            <text:p>355.69</text:p>
          </table:table-cell>
          <table:table-cell office:value-type="float" office:value="388.68">
            <text:p>388.68</text:p>
          </table:table-cell>
          <table:table-cell table:formula="of:=[.B1038]/[.A1038]" office:value-type="float" office:value="1.09274930416936">
            <text:p>1.09</text:p>
          </table:table-cell>
          <table:table-cell office:value-type="float" office:value="388.09">
            <text:p>388.09</text:p>
          </table:table-cell>
          <table:table-cell table:formula="of:=[.D1038]/[.A1038]" office:value-type="float" office:value="1.09109055638337">
            <text:p>1.09</text:p>
          </table:table-cell>
          <table:table-cell office:value-type="float" office:value="370.52">
            <text:p>370.52</text:p>
          </table:table-cell>
          <table:table-cell table:formula="of:=[.F1038]/[.A1038]" office:value-type="float" office:value="1.04169360960387">
            <text:p>1.04</text:p>
          </table:table-cell>
          <table:table-cell office:value-type="float" office:value="388.09">
            <text:p>388.09</text:p>
          </table:table-cell>
          <table:table-cell table:formula="of:=[.H1038]/[.A1038]" office:value-type="float" office:value="1.09109055638337">
            <text:p>1.09</text:p>
          </table:table-cell>
          <table:table-cell office:value-type="float" office:value="380.23">
            <text:p>380.23</text:p>
          </table:table-cell>
          <table:table-cell table:formula="of:=[.J1038]/[.A1038]" office:value-type="float" office:value="1.06899266214962">
            <text:p>1.07</text:p>
          </table:table-cell>
          <table:table-cell table:number-columns-repeated="5"/>
        </table:table-row>
        <table:table-row table:style-name="ro1">
          <table:table-cell office:value-type="float" office:value="330.21">
            <text:p>330.21</text:p>
          </table:table-cell>
          <table:table-cell office:value-type="float" office:value="362.79">
            <text:p>362.79</text:p>
          </table:table-cell>
          <table:table-cell table:formula="of:=[.B1039]/[.A1039]" office:value-type="float" office:value="1.09866448623603">
            <text:p>1.1</text:p>
          </table:table-cell>
          <table:table-cell office:value-type="float" office:value="339.14">
            <text:p>339.14</text:p>
          </table:table-cell>
          <table:table-cell table:formula="of:=[.D1039]/[.A1039]" office:value-type="float" office:value="1.02704339662639">
            <text:p>1.03</text:p>
          </table:table-cell>
          <table:table-cell office:value-type="float" office:value="334.07">
            <text:p>334.07</text:p>
          </table:table-cell>
          <table:table-cell table:formula="of:=[.F1039]/[.A1039]" office:value-type="float" office:value="1.01168953090458">
            <text:p>1.01</text:p>
          </table:table-cell>
          <table:table-cell office:value-type="float" office:value="362.79">
            <text:p>362.79</text:p>
          </table:table-cell>
          <table:table-cell table:formula="of:=[.H1039]/[.A1039]" office:value-type="float" office:value="1.09866448623603">
            <text:p>1.1</text:p>
          </table:table-cell>
          <table:table-cell office:value-type="float" office:value="339.72">
            <text:p>339.72</text:p>
          </table:table-cell>
          <table:table-cell table:formula="of:=[.J1039]/[.A1039]" office:value-type="float" office:value="1.02879985463796">
            <text:p>1.03</text:p>
          </table:table-cell>
          <table:table-cell table:number-columns-repeated="5"/>
        </table:table-row>
        <table:table-row table:style-name="ro1">
          <table:table-cell office:value-type="float" office:value="69.49">
            <text:p>69.49</text:p>
          </table:table-cell>
          <table:table-cell office:value-type="float" office:value="83.14">
            <text:p>83.14</text:p>
          </table:table-cell>
          <table:table-cell table:formula="of:=[.B1040]/[.A1040]" office:value-type="float" office:value="1.19643114117139">
            <text:p>1.2</text:p>
          </table:table-cell>
          <table:table-cell office:value-type="float" office:value="70.07">
            <text:p>70.07</text:p>
          </table:table-cell>
          <table:table-cell table:formula="of:=[.D1040]/[.A1040]" office:value-type="float" office:value="1.00834652467981">
            <text:p>1.01</text:p>
          </table:table-cell>
          <table:table-cell office:value-type="float" office:value="70.07">
            <text:p>70.07</text:p>
          </table:table-cell>
          <table:table-cell table:formula="of:=[.F1040]/[.A1040]" office:value-type="float" office:value="1.00834652467981">
            <text:p>1.01</text:p>
          </table:table-cell>
          <table:table-cell office:value-type="float" office:value="83.14">
            <text:p>83.14</text:p>
          </table:table-cell>
          <table:table-cell table:formula="of:=[.H1040]/[.A1040]" office:value-type="float" office:value="1.19643114117139">
            <text:p>1.2</text:p>
          </table:table-cell>
          <table:table-cell office:value-type="float" office:value="70.07">
            <text:p>70.07</text:p>
          </table:table-cell>
          <table:table-cell table:formula="of:=[.J1040]/[.A1040]" office:value-type="float" office:value="1.00834652467981">
            <text:p>1.01</text:p>
          </table:table-cell>
          <table:table-cell table:number-columns-repeated="5"/>
        </table:table-row>
        <table:table-row table:style-name="ro1">
          <table:table-cell office:value-type="float" office:value="134.82">
            <text:p>134.82</text:p>
          </table:table-cell>
          <table:table-cell office:value-type="float" office:value="139.65">
            <text:p>139.65</text:p>
          </table:table-cell>
          <table:table-cell table:formula="of:=[.B1041]/[.A1041]" office:value-type="float" office:value="1.03582554517134">
            <text:p>1.04</text:p>
          </table:table-cell>
          <table:table-cell office:value-type="float" office:value="134.82">
            <text:p>134.82</text:p>
          </table:table-cell>
          <table:table-cell table:formula="of:=[.D1041]/[.A1041]" office:value-type="float" office:value="1">
            <text:p>1</text:p>
          </table:table-cell>
          <table:table-cell office:value-type="float" office:value="134.82">
            <text:p>134.82</text:p>
          </table:table-cell>
          <table:table-cell table:formula="of:=[.F1041]/[.A1041]" office:value-type="float" office:value="1">
            <text:p>1</text:p>
          </table:table-cell>
          <table:table-cell office:value-type="float" office:value="136.24">
            <text:p>136.24</text:p>
          </table:table-cell>
          <table:table-cell table:formula="of:=[.H1041]/[.A1041]" office:value-type="float" office:value="1.01053256193443">
            <text:p>1.01</text:p>
          </table:table-cell>
          <table:table-cell office:value-type="float" office:value="134.82">
            <text:p>134.82</text:p>
          </table:table-cell>
          <table:table-cell table:formula="of:=[.J1041]/[.A104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31.08">
            <text:p>131.08</text:p>
          </table:table-cell>
          <table:table-cell office:value-type="float" office:value="135.43">
            <text:p>135.43</text:p>
          </table:table-cell>
          <table:table-cell table:formula="of:=[.B1042]/[.A1042]" office:value-type="float" office:value="1.03318584070796">
            <text:p>1.03</text:p>
          </table:table-cell>
          <table:table-cell office:value-type="float" office:value="130.25">
            <text:p>130.25</text:p>
          </table:table-cell>
          <table:table-cell table:formula="of:=[.D1042]/[.A1042]" office:value-type="float" office:value="0.993667989014342">
            <text:p>0.99</text:p>
          </table:table-cell>
          <table:table-cell office:value-type="float" office:value="130.25">
            <text:p>130.25</text:p>
          </table:table-cell>
          <table:table-cell table:formula="of:=[.F1042]/[.A1042]" office:value-type="float" office:value="0.993667989014342">
            <text:p>0.99</text:p>
          </table:table-cell>
          <table:table-cell office:value-type="float" office:value="135.43">
            <text:p>135.43</text:p>
          </table:table-cell>
          <table:table-cell table:formula="of:=[.H1042]/[.A1042]" office:value-type="float" office:value="1.03318584070796">
            <text:p>1.03</text:p>
          </table:table-cell>
          <table:table-cell office:value-type="float" office:value="130.25">
            <text:p>130.25</text:p>
          </table:table-cell>
          <table:table-cell table:formula="of:=[.J1042]/[.A1042]" office:value-type="float" office:value="0.993667989014342">
            <text:p>0.99</text:p>
          </table:table-cell>
          <table:table-cell table:number-columns-repeated="5"/>
        </table:table-row>
        <table:table-row table:style-name="ro1">
          <table:table-cell office:value-type="float" office:value="391.84">
            <text:p>391.84</text:p>
          </table:table-cell>
          <table:table-cell office:value-type="float" office:value="414">
            <text:p>414</text:p>
          </table:table-cell>
          <table:table-cell table:formula="of:=[.B1043]/[.A1043]" office:value-type="float" office:value="1.05655369538587">
            <text:p>1.06</text:p>
          </table:table-cell>
          <table:table-cell office:value-type="float" office:value="412.35">
            <text:p>412.35</text:p>
          </table:table-cell>
          <table:table-cell table:formula="of:=[.D1043]/[.A1043]" office:value-type="float" office:value="1.05234279297673">
            <text:p>1.05</text:p>
          </table:table-cell>
          <table:table-cell office:value-type="float" office:value="411.17">
            <text:p>411.17</text:p>
          </table:table-cell>
          <table:table-cell table:formula="of:=[.F1043]/[.A1043]" office:value-type="float" office:value="1.04933135973867">
            <text:p>1.05</text:p>
          </table:table-cell>
          <table:table-cell office:value-type="float" office:value="413.42">
            <text:p>413.42</text:p>
          </table:table-cell>
          <table:table-cell table:formula="of:=[.H1043]/[.A1043]" office:value-type="float" office:value="1.05507349938751">
            <text:p>1.06</text:p>
          </table:table-cell>
          <table:table-cell office:value-type="float" office:value="412.35">
            <text:p>412.35</text:p>
          </table:table-cell>
          <table:table-cell table:formula="of:=[.J1043]/[.A1043]" office:value-type="float" office:value="1.05234279297673">
            <text:p>1.05</text:p>
          </table:table-cell>
          <table:table-cell table:number-columns-repeated="5"/>
        </table:table-row>
        <table:table-row table:style-name="ro1">
          <table:table-cell office:value-type="float" office:value="131.74">
            <text:p>131.74</text:p>
          </table:table-cell>
          <table:table-cell office:value-type="float" office:value="142.67">
            <text:p>142.67</text:p>
          </table:table-cell>
          <table:table-cell table:formula="of:=[.B1044]/[.A1044]" office:value-type="float" office:value="1.08296644906634">
            <text:p>1.08</text:p>
          </table:table-cell>
          <table:table-cell office:value-type="float" office:value="133.74">
            <text:p>133.74</text:p>
          </table:table-cell>
          <table:table-cell table:formula="of:=[.D1044]/[.A1044]" office:value-type="float" office:value="1.01518141794444">
            <text:p>1.02</text:p>
          </table:table-cell>
          <table:table-cell office:value-type="float" office:value="133.15">
            <text:p>133.15</text:p>
          </table:table-cell>
          <table:table-cell table:formula="of:=[.F1044]/[.A1044]" office:value-type="float" office:value="1.01070289965083">
            <text:p>1.01</text:p>
          </table:table-cell>
          <table:table-cell office:value-type="float" office:value="142.67">
            <text:p>142.67</text:p>
          </table:table-cell>
          <table:table-cell table:formula="of:=[.H1044]/[.A1044]" office:value-type="float" office:value="1.08296644906634">
            <text:p>1.08</text:p>
          </table:table-cell>
          <table:table-cell office:value-type="float" office:value="133.74">
            <text:p>133.74</text:p>
          </table:table-cell>
          <table:table-cell table:formula="of:=[.J1044]/[.A1044]" office:value-type="float" office:value="1.01518141794444">
            <text:p>1.02</text:p>
          </table:table-cell>
          <table:table-cell table:number-columns-repeated="5"/>
        </table:table-row>
        <table:table-row table:style-name="ro1">
          <table:table-cell office:value-type="float" office:value="131.51">
            <text:p>131.51</text:p>
          </table:table-cell>
          <table:table-cell office:value-type="float" office:value="133.75">
            <text:p>133.75</text:p>
          </table:table-cell>
          <table:table-cell table:formula="of:=[.B1045]/[.A1045]" office:value-type="float" office:value="1.01703292525283">
            <text:p>1.02</text:p>
          </table:table-cell>
          <table:table-cell office:value-type="float" office:value="134.68">
            <text:p>134.68</text:p>
          </table:table-cell>
          <table:table-cell table:formula="of:=[.D1045]/[.A1045]" office:value-type="float" office:value="1.02410463082655">
            <text:p>1.02</text:p>
          </table:table-cell>
          <table:table-cell office:value-type="float" office:value="134.68">
            <text:p>134.68</text:p>
          </table:table-cell>
          <table:table-cell table:formula="of:=[.F1045]/[.A1045]" office:value-type="float" office:value="1.02410463082655">
            <text:p>1.02</text:p>
          </table:table-cell>
          <table:table-cell office:value-type="float" office:value="132.34">
            <text:p>132.34</text:p>
          </table:table-cell>
          <table:table-cell table:formula="of:=[.H1045]/[.A1045]" office:value-type="float" office:value="1.00631130712493">
            <text:p>1.01</text:p>
          </table:table-cell>
          <table:table-cell office:value-type="float" office:value="134.1">
            <text:p>134.1</text:p>
          </table:table-cell>
          <table:table-cell table:formula="of:=[.J1045]/[.A1045]" office:value-type="float" office:value="1.01969431982359">
            <text:p>1.02</text:p>
          </table:table-cell>
          <table:table-cell table:number-columns-repeated="5"/>
        </table:table-row>
        <table:table-row table:style-name="ro1">
          <table:table-cell office:value-type="float" office:value="127.23">
            <text:p>127.23</text:p>
          </table:table-cell>
          <table:table-cell office:value-type="float" office:value="144.01">
            <text:p>144.01</text:p>
          </table:table-cell>
          <table:table-cell table:formula="of:=[.B1046]/[.A1046]" office:value-type="float" office:value="1.13188713353769">
            <text:p>1.13</text:p>
          </table:table-cell>
          <table:table-cell office:value-type="float" office:value="130.15">
            <text:p>130.15</text:p>
          </table:table-cell>
          <table:table-cell table:formula="of:=[.D1046]/[.A1046]" office:value-type="float" office:value="1.02295056197438">
            <text:p>1.02</text:p>
          </table:table-cell>
          <table:table-cell office:value-type="float" office:value="133.81">
            <text:p>133.81</text:p>
          </table:table-cell>
          <table:table-cell table:formula="of:=[.F1046]/[.A1046]" office:value-type="float" office:value="1.05171736225733">
            <text:p>1.05</text:p>
          </table:table-cell>
          <table:table-cell office:value-type="float" office:value="144.01">
            <text:p>144.01</text:p>
          </table:table-cell>
          <table:table-cell table:formula="of:=[.H1046]/[.A1046]" office:value-type="float" office:value="1.13188713353769">
            <text:p>1.13</text:p>
          </table:table-cell>
          <table:table-cell office:value-type="float" office:value="133.81">
            <text:p>133.81</text:p>
          </table:table-cell>
          <table:table-cell table:formula="of:=[.J1046]/[.A1046]" office:value-type="float" office:value="1.05171736225733">
            <text:p>1.05</text:p>
          </table:table-cell>
          <table:table-cell table:number-columns-repeated="5"/>
        </table:table-row>
        <table:table-row table:style-name="ro1">
          <table:table-cell office:value-type="float" office:value="123.91">
            <text:p>123.91</text:p>
          </table:table-cell>
          <table:table-cell office:value-type="float" office:value="133.91">
            <text:p>133.91</text:p>
          </table:table-cell>
          <table:table-cell table:formula="of:=[.B1047]/[.A1047]" office:value-type="float" office:value="1.080703736583">
            <text:p>1.08</text:p>
          </table:table-cell>
          <table:table-cell office:value-type="float" office:value="133.08">
            <text:p>133.08</text:p>
          </table:table-cell>
          <table:table-cell table:formula="of:=[.D1047]/[.A1047]" office:value-type="float" office:value="1.07400532644661">
            <text:p>1.07</text:p>
          </table:table-cell>
          <table:table-cell office:value-type="float" office:value="124.84">
            <text:p>124.84</text:p>
          </table:table-cell>
          <table:table-cell table:formula="of:=[.F1047]/[.A1047]" office:value-type="float" office:value="1.00750544750222">
            <text:p>1.01</text:p>
          </table:table-cell>
          <table:table-cell office:value-type="float" office:value="133.91">
            <text:p>133.91</text:p>
          </table:table-cell>
          <table:table-cell table:formula="of:=[.H1047]/[.A1047]" office:value-type="float" office:value="1.080703736583">
            <text:p>1.08</text:p>
          </table:table-cell>
          <table:table-cell office:value-type="float" office:value="132.5">
            <text:p>132.5</text:p>
          </table:table-cell>
          <table:table-cell table:formula="of:=[.J1047]/[.A1047]" office:value-type="float" office:value="1.0693245097248">
            <text:p>1.07</text:p>
          </table:table-cell>
          <table:table-cell table:number-columns-repeated="5"/>
        </table:table-row>
        <table:table-row table:style-name="ro1">
          <table:table-cell office:value-type="float" office:value="123.01">
            <text:p>123.01</text:p>
          </table:table-cell>
          <table:table-cell office:value-type="float" office:value="136.18">
            <text:p>136.18</text:p>
          </table:table-cell>
          <table:table-cell table:formula="of:=[.B1048]/[.A1048]" office:value-type="float" office:value="1.10706446630355">
            <text:p>1.11</text:p>
          </table:table-cell>
          <table:table-cell office:value-type="float" office:value="125.01">
            <text:p>125.01</text:p>
          </table:table-cell>
          <table:table-cell table:formula="of:=[.D1048]/[.A1048]" office:value-type="float" office:value="1.01625884074465">
            <text:p>1.02</text:p>
          </table:table-cell>
          <table:table-cell office:value-type="float" office:value="126.18">
            <text:p>126.18</text:p>
          </table:table-cell>
          <table:table-cell table:formula="of:=[.F1048]/[.A1048]" office:value-type="float" office:value="1.02577026258028">
            <text:p>1.03</text:p>
          </table:table-cell>
          <table:table-cell office:value-type="float" office:value="135.01">
            <text:p>135.01</text:p>
          </table:table-cell>
          <table:table-cell table:formula="of:=[.H1048]/[.A1048]" office:value-type="float" office:value="1.09755304446793">
            <text:p>1.1</text:p>
          </table:table-cell>
          <table:table-cell office:value-type="float" office:value="126.77">
            <text:p>126.77</text:p>
          </table:table-cell>
          <table:table-cell table:formula="of:=[.J1048]/[.A1048]" office:value-type="float" office:value="1.03056662059995">
            <text:p>1.03</text:p>
          </table:table-cell>
          <table:table-cell table:number-columns-repeated="5"/>
        </table:table-row>
        <table:table-row table:style-name="ro1">
          <table:table-cell office:value-type="float" office:value="123.36">
            <text:p>123.36</text:p>
          </table:table-cell>
          <table:table-cell office:value-type="float" office:value="148.91">
            <text:p>148.91</text:p>
          </table:table-cell>
          <table:table-cell table:formula="of:=[.B1049]/[.A1049]" office:value-type="float" office:value="1.20711738002594">
            <text:p>1.21</text:p>
          </table:table-cell>
          <table:table-cell office:value-type="float" office:value="123.36">
            <text:p>123.36</text:p>
          </table:table-cell>
          <table:table-cell table:formula="of:=[.D1049]/[.A1049]" office:value-type="float" office:value="1">
            <text:p>1</text:p>
          </table:table-cell>
          <table:table-cell office:value-type="float" office:value="123.36">
            <text:p>123.36</text:p>
          </table:table-cell>
          <table:table-cell table:formula="of:=[.F1049]/[.A1049]" office:value-type="float" office:value="1">
            <text:p>1</text:p>
          </table:table-cell>
          <table:table-cell office:value-type="float" office:value="148.91">
            <text:p>148.91</text:p>
          </table:table-cell>
          <table:table-cell table:formula="of:=[.H1049]/[.A1049]" office:value-type="float" office:value="1.20711738002594">
            <text:p>1.21</text:p>
          </table:table-cell>
          <table:table-cell office:value-type="float" office:value="123.36">
            <text:p>123.36</text:p>
          </table:table-cell>
          <table:table-cell table:formula="of:=[.J1049]/[.A104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23.78">
            <text:p>123.78</text:p>
          </table:table-cell>
          <table:table-cell office:value-type="float" office:value="165.5">
            <text:p>165.5</text:p>
          </table:table-cell>
          <table:table-cell table:formula="of:=[.B1050]/[.A1050]" office:value-type="float" office:value="1.33704960413637">
            <text:p>1.34</text:p>
          </table:table-cell>
          <table:table-cell office:value-type="float" office:value="146.08">
            <text:p>146.08</text:p>
          </table:table-cell>
          <table:table-cell table:formula="of:=[.D1050]/[.A1050]" office:value-type="float" office:value="1.18015834545161">
            <text:p>1.18</text:p>
          </table:table-cell>
          <table:table-cell office:value-type="float" office:value="131.05">
            <text:p>131.05</text:p>
          </table:table-cell>
          <table:table-cell table:formula="of:=[.F1050]/[.A1050]" office:value-type="float" office:value="1.05873323638714">
            <text:p>1.06</text:p>
          </table:table-cell>
          <table:table-cell office:value-type="float" office:value="165.5">
            <text:p>165.5</text:p>
          </table:table-cell>
          <table:table-cell table:formula="of:=[.H1050]/[.A1050]" office:value-type="float" office:value="1.33704960413637">
            <text:p>1.34</text:p>
          </table:table-cell>
          <table:table-cell office:value-type="float" office:value="131.05">
            <text:p>131.05</text:p>
          </table:table-cell>
          <table:table-cell table:formula="of:=[.J1050]/[.A1050]" office:value-type="float" office:value="1.05873323638714">
            <text:p>1.06</text:p>
          </table:table-cell>
          <table:table-cell table:number-columns-repeated="5"/>
        </table:table-row>
        <table:table-row table:style-name="ro1">
          <table:table-cell office:value-type="float" office:value="391.06">
            <text:p>391.06</text:p>
          </table:table-cell>
          <table:table-cell office:value-type="float" office:value="400.77">
            <text:p>400.77</text:p>
          </table:table-cell>
          <table:table-cell table:formula="of:=[.B1051]/[.A1051]" office:value-type="float" office:value="1.02482994936838">
            <text:p>1.02</text:p>
          </table:table-cell>
          <table:table-cell office:value-type="float" office:value="400.53">
            <text:p>400.53</text:p>
          </table:table-cell>
          <table:table-cell table:formula="of:=[.D1051]/[.A1051]" office:value-type="float" office:value="1.02421623280315">
            <text:p>1.02</text:p>
          </table:table-cell>
          <table:table-cell office:value-type="float" office:value="402.29">
            <text:p>402.29</text:p>
          </table:table-cell>
          <table:table-cell table:formula="of:=[.F1051]/[.A1051]" office:value-type="float" office:value="1.02871682094819">
            <text:p>1.03</text:p>
          </table:table-cell>
          <table:table-cell office:value-type="float" office:value="400.77">
            <text:p>400.77</text:p>
          </table:table-cell>
          <table:table-cell table:formula="of:=[.H1051]/[.A1051]" office:value-type="float" office:value="1.02482994936838">
            <text:p>1.02</text:p>
          </table:table-cell>
          <table:table-cell office:value-type="float" office:value="401.11">
            <text:p>401.11</text:p>
          </table:table-cell>
          <table:table-cell table:formula="of:=[.J1051]/[.A1051]" office:value-type="float" office:value="1.02569938116913">
            <text:p>1.03</text:p>
          </table:table-cell>
          <table:table-cell table:number-columns-repeated="5"/>
        </table:table-row>
        <table:table-row table:style-name="ro1">
          <table:table-cell office:value-type="float" office:value="387.06">
            <text:p>387.06</text:p>
          </table:table-cell>
          <table:table-cell office:value-type="float" office:value="406.43">
            <text:p>406.43</text:p>
          </table:table-cell>
          <table:table-cell table:formula="of:=[.B1052]/[.A1052]" office:value-type="float" office:value="1.05004392083915">
            <text:p>1.05</text:p>
          </table:table-cell>
          <table:table-cell office:value-type="float" office:value="395.3">
            <text:p>395.3</text:p>
          </table:table-cell>
          <table:table-cell table:formula="of:=[.D1052]/[.A1052]" office:value-type="float" office:value="1.02128868909213">
            <text:p>1.02</text:p>
          </table:table-cell>
          <table:table-cell office:value-type="float" office:value="388.88">
            <text:p>388.88</text:p>
          </table:table-cell>
          <table:table-cell table:formula="of:=[.F1052]/[.A1052]" office:value-type="float" office:value="1.00470211336744">
            <text:p>1</text:p>
          </table:table-cell>
          <table:table-cell office:value-type="float" office:value="406.43">
            <text:p>406.43</text:p>
          </table:table-cell>
          <table:table-cell table:formula="of:=[.H1052]/[.A1052]" office:value-type="float" office:value="1.05004392083915">
            <text:p>1.05</text:p>
          </table:table-cell>
          <table:table-cell office:value-type="float" office:value="395.89">
            <text:p>395.89</text:p>
          </table:table-cell>
          <table:table-cell table:formula="of:=[.J1052]/[.A1052]" office:value-type="float" office:value="1.02281300056839">
            <text:p>1.02</text:p>
          </table:table-cell>
          <table:table-cell table:number-columns-repeated="5"/>
        </table:table-row>
        <table:table-row table:style-name="ro1">
          <table:table-cell office:value-type="float" office:value="123.92">
            <text:p>123.92</text:p>
          </table:table-cell>
          <table:table-cell office:value-type="float" office:value="152.12">
            <text:p>152.12</text:p>
          </table:table-cell>
          <table:table-cell table:formula="of:=[.B1053]/[.A1053]" office:value-type="float" office:value="1.22756617172369">
            <text:p>1.23</text:p>
          </table:table-cell>
          <table:table-cell office:value-type="float" office:value="124.85">
            <text:p>124.85</text:p>
          </table:table-cell>
          <table:table-cell table:formula="of:=[.D1053]/[.A1053]" office:value-type="float" office:value="1.00750484183344">
            <text:p>1.01</text:p>
          </table:table-cell>
          <table:table-cell office:value-type="float" office:value="124.85">
            <text:p>124.85</text:p>
          </table:table-cell>
          <table:table-cell table:formula="of:=[.F1053]/[.A1053]" office:value-type="float" office:value="1.00750484183344">
            <text:p>1.01</text:p>
          </table:table-cell>
          <table:table-cell office:value-type="float" office:value="127.78">
            <text:p>127.78</text:p>
          </table:table-cell>
          <table:table-cell table:formula="of:=[.H1053]/[.A1053]" office:value-type="float" office:value="1.03114912846998">
            <text:p>1.03</text:p>
          </table:table-cell>
          <table:table-cell office:value-type="float" office:value="124.85">
            <text:p>124.85</text:p>
          </table:table-cell>
          <table:table-cell table:formula="of:=[.J1053]/[.A1053]" office:value-type="float" office:value="1.00750484183344">
            <text:p>1.01</text:p>
          </table:table-cell>
          <table:table-cell table:number-columns-repeated="5"/>
        </table:table-row>
        <table:table-row table:style-name="ro1">
          <table:table-cell office:value-type="float" office:value="119.53">
            <text:p>119.53</text:p>
          </table:table-cell>
          <table:table-cell office:value-type="float" office:value="153.08">
            <text:p>153.08</text:p>
          </table:table-cell>
          <table:table-cell table:formula="of:=[.B1054]/[.A1054]" office:value-type="float" office:value="1.28068267380574">
            <text:p>1.28</text:p>
          </table:table-cell>
          <table:table-cell office:value-type="float" office:value="129.43">
            <text:p>129.43</text:p>
          </table:table-cell>
          <table:table-cell table:formula="of:=[.D1054]/[.A1054]" office:value-type="float" office:value="1.08282439554923">
            <text:p>1.08</text:p>
          </table:table-cell>
          <table:table-cell office:value-type="float" office:value="128.01">
            <text:p>128.01</text:p>
          </table:table-cell>
          <table:table-cell table:formula="of:=[.F1054]/[.A1054]" office:value-type="float" office:value="1.07094453275328">
            <text:p>1.07</text:p>
          </table:table-cell>
          <table:table-cell office:value-type="float" office:value="153.08">
            <text:p>153.08</text:p>
          </table:table-cell>
          <table:table-cell table:formula="of:=[.H1054]/[.A1054]" office:value-type="float" office:value="1.28068267380574">
            <text:p>1.28</text:p>
          </table:table-cell>
          <table:table-cell office:value-type="float" office:value="127.67">
            <text:p>127.67</text:p>
          </table:table-cell>
          <table:table-cell table:formula="of:=[.J1054]/[.A1054]" office:value-type="float" office:value="1.0681000585627">
            <text:p>1.07</text:p>
          </table:table-cell>
          <table:table-cell table:number-columns-repeated="5"/>
        </table:table-row>
        <table:table-row table:style-name="ro1">
          <table:table-cell office:value-type="float" office:value="355.32">
            <text:p>355.32</text:p>
          </table:table-cell>
          <table:table-cell office:value-type="float" office:value="382.25">
            <text:p>382.25</text:p>
          </table:table-cell>
          <table:table-cell table:formula="of:=[.B1055]/[.A1055]" office:value-type="float" office:value="1.07579083642913">
            <text:p>1.08</text:p>
          </table:table-cell>
          <table:table-cell office:value-type="float" office:value="364.49">
            <text:p>364.49</text:p>
          </table:table-cell>
          <table:table-cell table:formula="of:=[.D1055]/[.A1055]" office:value-type="float" office:value="1.02580772261623">
            <text:p>1.03</text:p>
          </table:table-cell>
          <table:table-cell office:value-type="float" office:value="358.39">
            <text:p>358.39</text:p>
          </table:table-cell>
          <table:table-cell table:formula="of:=[.F1055]/[.A1055]" office:value-type="float" office:value="1.00864009906563">
            <text:p>1.01</text:p>
          </table:table-cell>
          <table:table-cell office:value-type="float" office:value="382.25">
            <text:p>382.25</text:p>
          </table:table-cell>
          <table:table-cell table:formula="of:=[.H1055]/[.A1055]" office:value-type="float" office:value="1.07579083642913">
            <text:p>1.08</text:p>
          </table:table-cell>
          <table:table-cell office:value-type="float" office:value="361.56">
            <text:p>361.56</text:p>
          </table:table-cell>
          <table:table-cell table:formula="of:=[.J1055]/[.A1055]" office:value-type="float" office:value="1.01756163458291">
            <text:p>1.02</text:p>
          </table:table-cell>
          <table:table-cell table:number-columns-repeated="5"/>
        </table:table-row>
        <table:table-row table:style-name="ro1">
          <table:table-cell office:value-type="float" office:value="119.07">
            <text:p>119.07</text:p>
          </table:table-cell>
          <table:table-cell office:value-type="float" office:value="130.73">
            <text:p>130.73</text:p>
          </table:table-cell>
          <table:table-cell table:formula="of:=[.B1056]/[.A1056]" office:value-type="float" office:value="1.09792558998908">
            <text:p>1.1</text:p>
          </table:table-cell>
          <table:table-cell office:value-type="float" office:value="123.66">
            <text:p>123.66</text:p>
          </table:table-cell>
          <table:table-cell table:formula="of:=[.D1056]/[.A1056]" office:value-type="float" office:value="1.03854875283447">
            <text:p>1.04</text:p>
          </table:table-cell>
          <table:table-cell office:value-type="float" office:value="121.56">
            <text:p>121.56</text:p>
          </table:table-cell>
          <table:table-cell table:formula="of:=[.F1056]/[.A1056]" office:value-type="float" office:value="1.02091206853112">
            <text:p>1.02</text:p>
          </table:table-cell>
          <table:table-cell office:value-type="float" office:value="130.73">
            <text:p>130.73</text:p>
          </table:table-cell>
          <table:table-cell table:formula="of:=[.H1056]/[.A1056]" office:value-type="float" office:value="1.09792558998908">
            <text:p>1.1</text:p>
          </table:table-cell>
          <table:table-cell office:value-type="float" office:value="119.07">
            <text:p>119.07</text:p>
          </table:table-cell>
          <table:table-cell table:formula="of:=[.J1056]/[.A105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31.2">
            <text:p>331.2</text:p>
          </table:table-cell>
          <table:table-cell office:value-type="float" office:value="353.3">
            <text:p>353.3</text:p>
          </table:table-cell>
          <table:table-cell table:formula="of:=[.B1057]/[.A1057]" office:value-type="float" office:value="1.0667270531401">
            <text:p>1.07</text:p>
          </table:table-cell>
          <table:table-cell office:value-type="float" office:value="337.88">
            <text:p>337.88</text:p>
          </table:table-cell>
          <table:table-cell table:formula="of:=[.D1057]/[.A1057]" office:value-type="float" office:value="1.0201690821256">
            <text:p>1.02</text:p>
          </table:table-cell>
          <table:table-cell office:value-type="float" office:value="336.95">
            <text:p>336.95</text:p>
          </table:table-cell>
          <table:table-cell table:formula="of:=[.F1057]/[.A1057]" office:value-type="float" office:value="1.01736111111111">
            <text:p>1.02</text:p>
          </table:table-cell>
          <table:table-cell office:value-type="float" office:value="353.3">
            <text:p>353.3</text:p>
          </table:table-cell>
          <table:table-cell table:formula="of:=[.H1057]/[.A1057]" office:value-type="float" office:value="1.0667270531401">
            <text:p>1.07</text:p>
          </table:table-cell>
          <table:table-cell office:value-type="float" office:value="337.88">
            <text:p>337.88</text:p>
          </table:table-cell>
          <table:table-cell table:formula="of:=[.J1057]/[.A1057]" office:value-type="float" office:value="1.0201690821256">
            <text:p>1.02</text:p>
          </table:table-cell>
          <table:table-cell table:number-columns-repeated="5"/>
        </table:table-row>
        <table:table-row table:style-name="ro1">
          <table:table-cell office:value-type="float" office:value="119.24">
            <text:p>119.24</text:p>
          </table:table-cell>
          <table:table-cell office:value-type="float" office:value="144.31">
            <text:p>144.31</text:p>
          </table:table-cell>
          <table:table-cell table:formula="of:=[.B1058]/[.A1058]" office:value-type="float" office:value="1.21024823884603">
            <text:p>1.21</text:p>
          </table:table-cell>
          <table:table-cell office:value-type="float" office:value="120.41">
            <text:p>120.41</text:p>
          </table:table-cell>
          <table:table-cell table:formula="of:=[.D1058]/[.A1058]" office:value-type="float" office:value="1.00981214357598">
            <text:p>1.01</text:p>
          </table:table-cell>
          <table:table-cell office:value-type="float" office:value="120.41">
            <text:p>120.41</text:p>
          </table:table-cell>
          <table:table-cell table:formula="of:=[.F1058]/[.A1058]" office:value-type="float" office:value="1.00981214357598">
            <text:p>1.01</text:p>
          </table:table-cell>
          <table:table-cell office:value-type="float" office:value="128.17">
            <text:p>128.17</text:p>
          </table:table-cell>
          <table:table-cell table:formula="of:=[.H1058]/[.A1058]" office:value-type="float" office:value="1.07489097618249">
            <text:p>1.07</text:p>
          </table:table-cell>
          <table:table-cell office:value-type="float" office:value="120.41">
            <text:p>120.41</text:p>
          </table:table-cell>
          <table:table-cell table:formula="of:=[.J1058]/[.A1058]" office:value-type="float" office:value="1.00981214357598">
            <text:p>1.01</text:p>
          </table:table-cell>
          <table:table-cell table:number-columns-repeated="5"/>
        </table:table-row>
        <table:table-row table:style-name="ro1">
          <table:table-cell office:value-type="float" office:value="484.24">
            <text:p>484.24</text:p>
          </table:table-cell>
          <table:table-cell office:value-type="float" office:value="499.86">
            <text:p>499.86</text:p>
          </table:table-cell>
          <table:table-cell table:formula="of:=[.B1059]/[.A1059]" office:value-type="float" office:value="1.03225673219891">
            <text:p>1.03</text:p>
          </table:table-cell>
          <table:table-cell office:value-type="float" office:value="490.93">
            <text:p>490.93</text:p>
          </table:table-cell>
          <table:table-cell table:formula="of:=[.D1059]/[.A1059]" office:value-type="float" office:value="1.01381546340658">
            <text:p>1.01</text:p>
          </table:table-cell>
          <table:table-cell office:value-type="float" office:value="489.86">
            <text:p>489.86</text:p>
          </table:table-cell>
          <table:table-cell table:formula="of:=[.F1059]/[.A1059]" office:value-type="float" office:value="1.0116058152982">
            <text:p>1.01</text:p>
          </table:table-cell>
          <table:table-cell office:value-type="float" office:value="499.86">
            <text:p>499.86</text:p>
          </table:table-cell>
          <table:table-cell table:formula="of:=[.H1059]/[.A1059]" office:value-type="float" office:value="1.03225673219891">
            <text:p>1.03</text:p>
          </table:table-cell>
          <table:table-cell office:value-type="float" office:value="490.93">
            <text:p>490.93</text:p>
          </table:table-cell>
          <table:table-cell table:formula="of:=[.J1059]/[.A1059]" office:value-type="float" office:value="1.01381546340658">
            <text:p>1.01</text:p>
          </table:table-cell>
          <table:table-cell table:number-columns-repeated="5"/>
        </table:table-row>
        <table:table-row table:style-name="ro1">
          <table:table-cell office:value-type="float" office:value="354.82">
            <text:p>354.82</text:p>
          </table:table-cell>
          <table:table-cell office:value-type="float" office:value="395.89">
            <text:p>395.89</text:p>
          </table:table-cell>
          <table:table-cell table:formula="of:=[.B1060]/[.A1060]" office:value-type="float" office:value="1.11574883039288">
            <text:p>1.12</text:p>
          </table:table-cell>
          <table:table-cell office:value-type="float" office:value="367.3">
            <text:p>367.3</text:p>
          </table:table-cell>
          <table:table-cell table:formula="of:=[.D1060]/[.A1060]" office:value-type="float" office:value="1.03517276365481">
            <text:p>1.04</text:p>
          </table:table-cell>
          <table:table-cell office:value-type="float" office:value="372.68">
            <text:p>372.68</text:p>
          </table:table-cell>
          <table:table-cell table:formula="of:=[.F1060]/[.A1060]" office:value-type="float" office:value="1.05033538132011">
            <text:p>1.05</text:p>
          </table:table-cell>
          <table:table-cell office:value-type="float" office:value="367.89">
            <text:p>367.89</text:p>
          </table:table-cell>
          <table:table-cell table:formula="of:=[.H1060]/[.A1060]" office:value-type="float" office:value="1.03683557860324">
            <text:p>1.04</text:p>
          </table:table-cell>
          <table:table-cell office:value-type="float" office:value="378.13">
            <text:p>378.13</text:p>
          </table:table-cell>
          <table:table-cell table:formula="of:=[.J1060]/[.A1060]" office:value-type="float" office:value="1.06569528211488">
            <text:p>1.07</text:p>
          </table:table-cell>
          <table:table-cell table:number-columns-repeated="5"/>
        </table:table-row>
        <table:table-row table:style-name="ro1">
          <table:table-cell office:value-type="float" office:value="464.61">
            <text:p>464.61</text:p>
          </table:table-cell>
          <table:table-cell office:value-type="float" office:value="486.67">
            <text:p>486.67</text:p>
          </table:table-cell>
          <table:table-cell table:formula="of:=[.B1061]/[.A1061]" office:value-type="float" office:value="1.04748068272314">
            <text:p>1.05</text:p>
          </table:table-cell>
          <table:table-cell office:value-type="float" office:value="475.98">
            <text:p>475.98</text:p>
          </table:table-cell>
          <table:table-cell table:formula="of:=[.D1061]/[.A1061]" office:value-type="float" office:value="1.02447213792213">
            <text:p>1.02</text:p>
          </table:table-cell>
          <table:table-cell office:value-type="float" office:value="477.16">
            <text:p>477.16</text:p>
          </table:table-cell>
          <table:table-cell table:formula="of:=[.F1061]/[.A1061]" office:value-type="float" office:value="1.02701190245582">
            <text:p>1.03</text:p>
          </table:table-cell>
          <table:table-cell office:value-type="float" office:value="482.67">
            <text:p>482.67</text:p>
          </table:table-cell>
          <table:table-cell table:formula="of:=[.H1061]/[.A1061]" office:value-type="float" office:value="1.03887131142248">
            <text:p>1.04</text:p>
          </table:table-cell>
          <table:table-cell office:value-type="float" office:value="476.57">
            <text:p>476.57</text:p>
          </table:table-cell>
          <table:table-cell table:formula="of:=[.J1061]/[.A1061]" office:value-type="float" office:value="1.02574202018898">
            <text:p>1.03</text:p>
          </table:table-cell>
          <table:table-cell table:number-columns-repeated="5"/>
        </table:table-row>
        <table:table-row table:style-name="ro1">
          <table:table-cell office:value-type="float" office:value="119.23">
            <text:p>119.23</text:p>
          </table:table-cell>
          <table:table-cell office:value-type="float" office:value="129.71">
            <text:p>129.71</text:p>
          </table:table-cell>
          <table:table-cell table:formula="of:=[.B1062]/[.A1062]" office:value-type="float" office:value="1.08789734127317">
            <text:p>1.09</text:p>
          </table:table-cell>
          <table:table-cell office:value-type="float" office:value="121.47">
            <text:p>121.47</text:p>
          </table:table-cell>
          <table:table-cell table:formula="of:=[.D1062]/[.A1062]" office:value-type="float" office:value="1.01878721798205">
            <text:p>1.02</text:p>
          </table:table-cell>
          <table:table-cell office:value-type="float" office:value="118.15">
            <text:p>118.15</text:p>
          </table:table-cell>
          <table:table-cell table:formula="of:=[.F1062]/[.A1062]" office:value-type="float" office:value="0.990941877044368">
            <text:p>0.99</text:p>
          </table:table-cell>
          <table:table-cell office:value-type="float" office:value="129.71">
            <text:p>129.71</text:p>
          </table:table-cell>
          <table:table-cell table:formula="of:=[.H1062]/[.A1062]" office:value-type="float" office:value="1.08789734127317">
            <text:p>1.09</text:p>
          </table:table-cell>
          <table:table-cell office:value-type="float" office:value="121.47">
            <text:p>121.47</text:p>
          </table:table-cell>
          <table:table-cell table:formula="of:=[.J1062]/[.A1062]" office:value-type="float" office:value="1.01878721798205">
            <text:p>1.02</text:p>
          </table:table-cell>
          <table:table-cell table:number-columns-repeated="5"/>
        </table:table-row>
        <table:table-row table:style-name="ro1">
          <table:table-cell office:value-type="float" office:value="387.17">
            <text:p>387.17</text:p>
          </table:table-cell>
          <table:table-cell office:value-type="float" office:value="404.69">
            <text:p>404.69</text:p>
          </table:table-cell>
          <table:table-cell table:formula="of:=[.B1063]/[.A1063]" office:value-type="float" office:value="1.04525143993595">
            <text:p>1.05</text:p>
          </table:table-cell>
          <table:table-cell office:value-type="float" office:value="391.52">
            <text:p>391.52</text:p>
          </table:table-cell>
          <table:table-cell table:formula="of:=[.D1063]/[.A1063]" office:value-type="float" office:value="1.01123537464163">
            <text:p>1.01</text:p>
          </table:table-cell>
          <table:table-cell office:value-type="float" office:value="395.03">
            <text:p>395.03</text:p>
          </table:table-cell>
          <table:table-cell table:formula="of:=[.F1063]/[.A1063]" office:value-type="float" office:value="1.02030115969729">
            <text:p>1.02</text:p>
          </table:table-cell>
          <table:table-cell office:value-type="float" office:value="404.69">
            <text:p>404.69</text:p>
          </table:table-cell>
          <table:table-cell table:formula="of:=[.H1063]/[.A1063]" office:value-type="float" office:value="1.04525143993595">
            <text:p>1.05</text:p>
          </table:table-cell>
          <table:table-cell office:value-type="float" office:value="390.93">
            <text:p>390.93</text:p>
          </table:table-cell>
          <table:table-cell table:formula="of:=[.J1063]/[.A1063]" office:value-type="float" office:value="1.00971149624196">
            <text:p>1.01</text:p>
          </table:table-cell>
          <table:table-cell table:number-columns-repeated="5"/>
        </table:table-row>
        <table:table-row table:style-name="ro1">
          <table:table-cell office:value-type="float" office:value="119.48">
            <text:p>119.48</text:p>
          </table:table-cell>
          <table:table-cell office:value-type="float" office:value="156.75">
            <text:p>156.75</text:p>
          </table:table-cell>
          <table:table-cell table:formula="of:=[.B1064]/[.A1064]" office:value-type="float" office:value="1.31193505189153">
            <text:p>1.31</text:p>
          </table:table-cell>
          <table:table-cell office:value-type="float" office:value="119.48">
            <text:p>119.48</text:p>
          </table:table-cell>
          <table:table-cell table:formula="of:=[.D1064]/[.A1064]" office:value-type="float" office:value="1">
            <text:p>1</text:p>
          </table:table-cell>
          <table:table-cell office:value-type="float" office:value="119.48">
            <text:p>119.48</text:p>
          </table:table-cell>
          <table:table-cell table:formula="of:=[.F1064]/[.A1064]" office:value-type="float" office:value="1">
            <text:p>1</text:p>
          </table:table-cell>
          <table:table-cell office:value-type="float" office:value="119.48">
            <text:p>119.48</text:p>
          </table:table-cell>
          <table:table-cell table:formula="of:=[.H1064]/[.A1064]" office:value-type="float" office:value="1">
            <text:p>1</text:p>
          </table:table-cell>
          <table:table-cell office:value-type="float" office:value="121.24">
            <text:p>121.24</text:p>
          </table:table-cell>
          <table:table-cell table:formula="of:=[.J1064]/[.A1064]" office:value-type="float" office:value="1.01473049882826">
            <text:p>1.01</text:p>
          </table:table-cell>
          <table:table-cell table:number-columns-repeated="5"/>
        </table:table-row>
        <table:table-row table:style-name="ro1">
          <table:table-cell office:value-type="float" office:value="115.91">
            <text:p>115.91</text:p>
          </table:table-cell>
          <table:table-cell office:value-type="float" office:value="122.15">
            <text:p>122.15</text:p>
          </table:table-cell>
          <table:table-cell table:formula="of:=[.B1065]/[.A1065]" office:value-type="float" office:value="1.05383487188336">
            <text:p>1.05</text:p>
          </table:table-cell>
          <table:table-cell office:value-type="float" office:value="118.25">
            <text:p>118.25</text:p>
          </table:table-cell>
          <table:table-cell table:formula="of:=[.D1065]/[.A1065]" office:value-type="float" office:value="1.02018807695626">
            <text:p>1.02</text:p>
          </table:table-cell>
          <table:table-cell office:value-type="float" office:value="115.91">
            <text:p>115.91</text:p>
          </table:table-cell>
          <table:table-cell table:formula="of:=[.F1065]/[.A1065]" office:value-type="float" office:value="1">
            <text:p>1</text:p>
          </table:table-cell>
          <table:table-cell office:value-type="float" office:value="122.15">
            <text:p>122.15</text:p>
          </table:table-cell>
          <table:table-cell table:formula="of:=[.H1065]/[.A1065]" office:value-type="float" office:value="1.05383487188336">
            <text:p>1.05</text:p>
          </table:table-cell>
          <table:table-cell office:value-type="float" office:value="115.91">
            <text:p>115.91</text:p>
          </table:table-cell>
          <table:table-cell table:formula="of:=[.J1065]/[.A106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30.06">
            <text:p>430.06</text:p>
          </table:table-cell>
          <table:table-cell office:value-type="float" office:value="438.16">
            <text:p>438.16</text:p>
          </table:table-cell>
          <table:table-cell table:formula="of:=[.B1066]/[.A1066]" office:value-type="float" office:value="1.01883458122123">
            <text:p>1.02</text:p>
          </table:table-cell>
          <table:table-cell office:value-type="float" office:value="437.57">
            <text:p>437.57</text:p>
          </table:table-cell>
          <table:table-cell table:formula="of:=[.D1066]/[.A1066]" office:value-type="float" office:value="1.0174626796261">
            <text:p>1.02</text:p>
          </table:table-cell>
          <table:table-cell office:value-type="float" office:value="439.53">
            <text:p>439.53</text:p>
          </table:table-cell>
          <table:table-cell table:formula="of:=[.F1066]/[.A1066]" office:value-type="float" office:value="1.02202018323025">
            <text:p>1.02</text:p>
          </table:table-cell>
          <table:table-cell office:value-type="float" office:value="438.16">
            <text:p>438.16</text:p>
          </table:table-cell>
          <table:table-cell table:formula="of:=[.H1066]/[.A1066]" office:value-type="float" office:value="1.01883458122123">
            <text:p>1.02</text:p>
          </table:table-cell>
          <table:table-cell office:value-type="float" office:value="438.16">
            <text:p>438.16</text:p>
          </table:table-cell>
          <table:table-cell table:formula="of:=[.J1066]/[.A1066]" office:value-type="float" office:value="1.01883458122123">
            <text:p>1.02</text:p>
          </table:table-cell>
          <table:table-cell table:number-columns-repeated="5"/>
        </table:table-row>
        <table:table-row table:style-name="ro1">
          <table:table-cell office:value-type="float" office:value="115.12">
            <text:p>115.12</text:p>
          </table:table-cell>
          <table:table-cell office:value-type="float" office:value="123.61">
            <text:p>123.61</text:p>
          </table:table-cell>
          <table:table-cell table:formula="of:=[.B1067]/[.A1067]" office:value-type="float" office:value="1.07374913134121">
            <text:p>1.07</text:p>
          </table:table-cell>
          <table:table-cell office:value-type="float" office:value="121.27">
            <text:p>121.27</text:p>
          </table:table-cell>
          <table:table-cell table:formula="of:=[.D1067]/[.A1067]" office:value-type="float" office:value="1.05342251563586">
            <text:p>1.05</text:p>
          </table:table-cell>
          <table:table-cell office:value-type="float" office:value="121.85">
            <text:p>121.85</text:p>
          </table:table-cell>
          <table:table-cell table:formula="of:=[.F1067]/[.A1067]" office:value-type="float" office:value="1.05846073662265">
            <text:p>1.06</text:p>
          </table:table-cell>
          <table:table-cell office:value-type="float" office:value="122.44">
            <text:p>122.44</text:p>
          </table:table-cell>
          <table:table-cell table:formula="of:=[.H1067]/[.A1067]" office:value-type="float" office:value="1.06358582348853">
            <text:p>1.06</text:p>
          </table:table-cell>
          <table:table-cell office:value-type="float" office:value="121.27">
            <text:p>121.27</text:p>
          </table:table-cell>
          <table:table-cell table:formula="of:=[.J1067]/[.A1067]" office:value-type="float" office:value="1.05342251563586">
            <text:p>1.05</text:p>
          </table:table-cell>
          <table:table-cell table:number-columns-repeated="5"/>
        </table:table-row>
        <table:table-row table:style-name="ro1">
          <table:table-cell office:value-type="float" office:value="108.08">
            <text:p>108.08</text:p>
          </table:table-cell>
          <table:table-cell office:value-type="float" office:value="141.8">
            <text:p>141.8</text:p>
          </table:table-cell>
          <table:table-cell table:formula="of:=[.B1068]/[.A1068]" office:value-type="float" office:value="1.3119911176906">
            <text:p>1.31</text:p>
          </table:table-cell>
          <table:table-cell office:value-type="float" office:value="114.53">
            <text:p>114.53</text:p>
          </table:table-cell>
          <table:table-cell table:formula="of:=[.D1068]/[.A1068]" office:value-type="float" office:value="1.05967801628423">
            <text:p>1.06</text:p>
          </table:table-cell>
          <table:table-cell office:value-type="float" office:value="108.08">
            <text:p>108.08</text:p>
          </table:table-cell>
          <table:table-cell table:formula="of:=[.F1068]/[.A1068]" office:value-type="float" office:value="1">
            <text:p>1</text:p>
          </table:table-cell>
          <table:table-cell office:value-type="float" office:value="115.11">
            <text:p>115.11</text:p>
          </table:table-cell>
          <table:table-cell table:formula="of:=[.H1068]/[.A1068]" office:value-type="float" office:value="1.065044411547">
            <text:p>1.07</text:p>
          </table:table-cell>
          <table:table-cell office:value-type="float" office:value="117.94">
            <text:p>117.94</text:p>
          </table:table-cell>
          <table:table-cell table:formula="of:=[.J1068]/[.A1068]" office:value-type="float" office:value="1.09122871946706">
            <text:p>1.09</text:p>
          </table:table-cell>
          <table:table-cell table:number-columns-repeated="5"/>
        </table:table-row>
        <table:table-row table:style-name="ro1">
          <table:table-cell office:value-type="float" office:value="482.29">
            <text:p>482.29</text:p>
          </table:table-cell>
          <table:table-cell office:value-type="float" office:value="497.6">
            <text:p>497.6</text:p>
          </table:table-cell>
          <table:table-cell table:formula="of:=[.B1069]/[.A1069]" office:value-type="float" office:value="1.03174438615771">
            <text:p>1.03</text:p>
          </table:table-cell>
          <table:table-cell office:value-type="float" office:value="490.77">
            <text:p>490.77</text:p>
          </table:table-cell>
          <table:table-cell table:formula="of:=[.D1069]/[.A1069]" office:value-type="float" office:value="1.01758278214352">
            <text:p>1.02</text:p>
          </table:table-cell>
          <table:table-cell office:value-type="float" office:value="493.9">
            <text:p>493.9</text:p>
          </table:table-cell>
          <table:table-cell table:formula="of:=[.F1069]/[.A1069]" office:value-type="float" office:value="1.02407265338282">
            <text:p>1.02</text:p>
          </table:table-cell>
          <table:table-cell office:value-type="float" office:value="497.6">
            <text:p>497.6</text:p>
          </table:table-cell>
          <table:table-cell table:formula="of:=[.H1069]/[.A1069]" office:value-type="float" office:value="1.03174438615771">
            <text:p>1.03</text:p>
          </table:table-cell>
          <table:table-cell office:value-type="float" office:value="491.36">
            <text:p>491.36</text:p>
          </table:table-cell>
          <table:table-cell table:formula="of:=[.J1069]/[.A1069]" office:value-type="float" office:value="1.01880611250492">
            <text:p>1.02</text:p>
          </table:table-cell>
          <table:table-cell table:number-columns-repeated="5"/>
        </table:table-row>
        <table:table-row table:style-name="ro1">
          <table:table-cell office:value-type="float" office:value="115.57">
            <text:p>115.57</text:p>
          </table:table-cell>
          <table:table-cell office:value-type="float" office:value="146.74">
            <text:p>146.74</text:p>
          </table:table-cell>
          <table:table-cell table:formula="of:=[.B1070]/[.A1070]" office:value-type="float" office:value="1.26970667128147">
            <text:p>1.27</text:p>
          </table:table-cell>
          <table:table-cell office:value-type="float" office:value="116.15">
            <text:p>116.15</text:p>
          </table:table-cell>
          <table:table-cell table:formula="of:=[.D1070]/[.A1070]" office:value-type="float" office:value="1.0050186034438">
            <text:p>1.01</text:p>
          </table:table-cell>
          <table:table-cell office:value-type="float" office:value="116.15">
            <text:p>116.15</text:p>
          </table:table-cell>
          <table:table-cell table:formula="of:=[.F1070]/[.A1070]" office:value-type="float" office:value="1.0050186034438">
            <text:p>1.01</text:p>
          </table:table-cell>
          <table:table-cell office:value-type="float" office:value="146.74">
            <text:p>146.74</text:p>
          </table:table-cell>
          <table:table-cell table:formula="of:=[.H1070]/[.A1070]" office:value-type="float" office:value="1.26970667128147">
            <text:p>1.27</text:p>
          </table:table-cell>
          <table:table-cell office:value-type="float" office:value="115.57">
            <text:p>115.57</text:p>
          </table:table-cell>
          <table:table-cell table:formula="of:=[.J1070]/[.A107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51.69">
            <text:p>351.69</text:p>
          </table:table-cell>
          <table:table-cell office:value-type="float" office:value="359.1">
            <text:p>359.1</text:p>
          </table:table-cell>
          <table:table-cell table:formula="of:=[.B1071]/[.A1071]" office:value-type="float" office:value="1.02106969205835">
            <text:p>1.02</text:p>
          </table:table-cell>
          <table:table-cell office:value-type="float" office:value="354.76">
            <text:p>354.76</text:p>
          </table:table-cell>
          <table:table-cell table:formula="of:=[.D1071]/[.A1071]" office:value-type="float" office:value="1.00872927862606">
            <text:p>1.01</text:p>
          </table:table-cell>
          <table:table-cell office:value-type="float" office:value="360.37">
            <text:p>360.37</text:p>
          </table:table-cell>
          <table:table-cell table:formula="of:=[.F1071]/[.A1071]" office:value-type="float" office:value="1.02468082686457">
            <text:p>1.02</text:p>
          </table:table-cell>
          <table:table-cell office:value-type="float" office:value="357.35">
            <text:p>357.35</text:p>
          </table:table-cell>
          <table:table-cell table:formula="of:=[.H1071]/[.A1071]" office:value-type="float" office:value="1.01609371890017">
            <text:p>1.02</text:p>
          </table:table-cell>
          <table:table-cell office:value-type="float" office:value="354.76">
            <text:p>354.76</text:p>
          </table:table-cell>
          <table:table-cell table:formula="of:=[.J1071]/[.A1071]" office:value-type="float" office:value="1.00872927862606">
            <text:p>1.01</text:p>
          </table:table-cell>
          <table:table-cell table:number-columns-repeated="5"/>
        </table:table-row>
        <table:table-row table:style-name="ro1">
          <table:table-cell office:value-type="float" office:value="331.63">
            <text:p>331.63</text:p>
          </table:table-cell>
          <table:table-cell office:value-type="float" office:value="362.85">
            <text:p>362.85</text:p>
          </table:table-cell>
          <table:table-cell table:formula="of:=[.B1072]/[.A1072]" office:value-type="float" office:value="1.09414106082079">
            <text:p>1.09</text:p>
          </table:table-cell>
          <table:table-cell office:value-type="float" office:value="347.78">
            <text:p>347.78</text:p>
          </table:table-cell>
          <table:table-cell table:formula="of:=[.D1072]/[.A1072]" office:value-type="float" office:value="1.04869885112927">
            <text:p>1.05</text:p>
          </table:table-cell>
          <table:table-cell office:value-type="float" office:value="352.04">
            <text:p>352.04</text:p>
          </table:table-cell>
          <table:table-cell table:formula="of:=[.F1072]/[.A1072]" office:value-type="float" office:value="1.06154449235594">
            <text:p>1.06</text:p>
          </table:table-cell>
          <table:table-cell office:value-type="float" office:value="362.85">
            <text:p>362.85</text:p>
          </table:table-cell>
          <table:table-cell table:formula="of:=[.H1072]/[.A1072]" office:value-type="float" office:value="1.09414106082079">
            <text:p>1.09</text:p>
          </table:table-cell>
          <table:table-cell office:value-type="float" office:value="347.19">
            <text:p>347.19</text:p>
          </table:table-cell>
          <table:table-cell table:formula="of:=[.J1072]/[.A1072]" office:value-type="float" office:value="1.04691975997346">
            <text:p>1.05</text:p>
          </table:table-cell>
          <table:table-cell table:number-columns-repeated="5"/>
        </table:table-row>
        <table:table-row table:style-name="ro1">
          <table:table-cell office:value-type="float" office:value="115.1">
            <text:p>115.1</text:p>
          </table:table-cell>
          <table:table-cell office:value-type="float" office:value="135.78">
            <text:p>135.78</text:p>
          </table:table-cell>
          <table:table-cell table:formula="of:=[.B1073]/[.A1073]" office:value-type="float" office:value="1.17966985230235">
            <text:p>1.18</text:p>
          </table:table-cell>
          <table:table-cell office:value-type="float" office:value="126.71">
            <text:p>126.71</text:p>
          </table:table-cell>
          <table:table-cell table:formula="of:=[.D1073]/[.A1073]" office:value-type="float" office:value="1.10086880973067">
            <text:p>1.1</text:p>
          </table:table-cell>
          <table:table-cell office:value-type="float" office:value="119.2">
            <text:p>119.2</text:p>
          </table:table-cell>
          <table:table-cell table:formula="of:=[.F1073]/[.A1073]" office:value-type="float" office:value="1.03562119895743">
            <text:p>1.04</text:p>
          </table:table-cell>
          <table:table-cell office:value-type="float" office:value="135.78">
            <text:p>135.78</text:p>
          </table:table-cell>
          <table:table-cell table:formula="of:=[.H1073]/[.A1073]" office:value-type="float" office:value="1.17966985230235">
            <text:p>1.18</text:p>
          </table:table-cell>
          <table:table-cell office:value-type="float" office:value="119.68">
            <text:p>119.68</text:p>
          </table:table-cell>
          <table:table-cell table:formula="of:=[.J1073]/[.A1073]" office:value-type="float" office:value="1.03979148566464">
            <text:p>1.04</text:p>
          </table:table-cell>
          <table:table-cell table:number-columns-repeated="5"/>
        </table:table-row>
        <table:table-row table:style-name="ro1">
          <table:table-cell office:value-type="float" office:value="4.41">
            <text:p>4.41</text:p>
          </table:table-cell>
          <table:table-cell office:value-type="float" office:value="10.41">
            <text:p>10.41</text:p>
          </table:table-cell>
          <table:table-cell table:formula="of:=[.B1074]/[.A1074]" office:value-type="float" office:value="2.36054421768707">
            <text:p>2.36</text:p>
          </table:table-cell>
          <table:table-cell office:value-type="float" office:value="4.41">
            <text:p>4.41</text:p>
          </table:table-cell>
          <table:table-cell table:formula="of:=[.D1074]/[.A1074]" office:value-type="float" office:value="1">
            <text:p>1</text:p>
          </table:table-cell>
          <table:table-cell office:value-type="float" office:value="4.41">
            <text:p>4.41</text:p>
          </table:table-cell>
          <table:table-cell table:formula="of:=[.F1074]/[.A1074]" office:value-type="float" office:value="1">
            <text:p>1</text:p>
          </table:table-cell>
          <table:table-cell office:value-type="float" office:value="4.41">
            <text:p>4.41</text:p>
          </table:table-cell>
          <table:table-cell table:formula="of:=[.H1074]/[.A1074]" office:value-type="float" office:value="1">
            <text:p>1</text:p>
          </table:table-cell>
          <table:table-cell office:value-type="float" office:value="4.41">
            <text:p>4.41</text:p>
          </table:table-cell>
          <table:table-cell table:formula="of:=[.J1074]/[.A107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51.02">
            <text:p>351.02</text:p>
          </table:table-cell>
          <table:table-cell office:value-type="float" office:value="364.05">
            <text:p>364.05</text:p>
          </table:table-cell>
          <table:table-cell table:formula="of:=[.B1075]/[.A1075]" office:value-type="float" office:value="1.03712039200046">
            <text:p>1.04</text:p>
          </table:table-cell>
          <table:table-cell office:value-type="float" office:value="359.95">
            <text:p>359.95</text:p>
          </table:table-cell>
          <table:table-cell table:formula="of:=[.D1075]/[.A1075]" office:value-type="float" office:value="1.02544014586063">
            <text:p>1.03</text:p>
          </table:table-cell>
          <table:table-cell office:value-type="float" office:value="359.95">
            <text:p>359.95</text:p>
          </table:table-cell>
          <table:table-cell table:formula="of:=[.F1075]/[.A1075]" office:value-type="float" office:value="1.02544014586063">
            <text:p>1.03</text:p>
          </table:table-cell>
          <table:table-cell office:value-type="float" office:value="363.46">
            <text:p>363.46</text:p>
          </table:table-cell>
          <table:table-cell table:formula="of:=[.H1075]/[.A1075]" office:value-type="float" office:value="1.03543957609253">
            <text:p>1.04</text:p>
          </table:table-cell>
          <table:table-cell office:value-type="float" office:value="356.63">
            <text:p>356.63</text:p>
          </table:table-cell>
          <table:table-cell table:formula="of:=[.J1075]/[.A1075]" office:value-type="float" office:value="1.0159819953279">
            <text:p>1.02</text:p>
          </table:table-cell>
          <table:table-cell table:number-columns-repeated="5"/>
        </table:table-row>
        <table:table-row table:style-name="ro1">
          <table:table-cell office:value-type="float" office:value="73.84">
            <text:p>73.84</text:p>
          </table:table-cell>
          <table:table-cell office:value-type="float" office:value="85.25">
            <text:p>85.25</text:p>
          </table:table-cell>
          <table:table-cell table:formula="of:=[.B1076]/[.A1076]" office:value-type="float" office:value="1.1545232936078">
            <text:p>1.15</text:p>
          </table:table-cell>
          <table:table-cell office:value-type="float" office:value="76.91">
            <text:p>76.91</text:p>
          </table:table-cell>
          <table:table-cell table:formula="of:=[.D1076]/[.A1076]" office:value-type="float" office:value="1.04157638136511">
            <text:p>1.04</text:p>
          </table:table-cell>
          <table:table-cell office:value-type="float" office:value="76.91">
            <text:p>76.91</text:p>
          </table:table-cell>
          <table:table-cell table:formula="of:=[.F1076]/[.A1076]" office:value-type="float" office:value="1.04157638136511">
            <text:p>1.04</text:p>
          </table:table-cell>
          <table:table-cell office:value-type="float" office:value="85.25">
            <text:p>85.25</text:p>
          </table:table-cell>
          <table:table-cell table:formula="of:=[.H1076]/[.A1076]" office:value-type="float" office:value="1.1545232936078">
            <text:p>1.15</text:p>
          </table:table-cell>
          <table:table-cell office:value-type="float" office:value="76.91">
            <text:p>76.91</text:p>
          </table:table-cell>
          <table:table-cell table:formula="of:=[.J1076]/[.A1076]" office:value-type="float" office:value="1.04157638136511">
            <text:p>1.04</text:p>
          </table:table-cell>
          <table:table-cell table:number-columns-repeated="5"/>
        </table:table-row>
        <table:table-row table:style-name="ro1">
          <table:table-cell office:value-type="float" office:value="351.16">
            <text:p>351.16</text:p>
          </table:table-cell>
          <table:table-cell office:value-type="float" office:value="376.39">
            <text:p>376.39</text:p>
          </table:table-cell>
          <table:table-cell table:formula="of:=[.B1077]/[.A1077]" office:value-type="float" office:value="1.07184759084178">
            <text:p>1.07</text:p>
          </table:table-cell>
          <table:table-cell office:value-type="float" office:value="359.36">
            <text:p>359.36</text:p>
          </table:table-cell>
          <table:table-cell table:formula="of:=[.D1077]/[.A1077]" office:value-type="float" office:value="1.02335117894977">
            <text:p>1.02</text:p>
          </table:table-cell>
          <table:table-cell office:value-type="float" office:value="361.11">
            <text:p>361.11</text:p>
          </table:table-cell>
          <table:table-cell table:formula="of:=[.F1077]/[.A1077]" office:value-type="float" office:value="1.02833466226222">
            <text:p>1.03</text:p>
          </table:table-cell>
          <table:table-cell office:value-type="float" office:value="376.39">
            <text:p>376.39</text:p>
          </table:table-cell>
          <table:table-cell table:formula="of:=[.H1077]/[.A1077]" office:value-type="float" office:value="1.07184759084178">
            <text:p>1.07</text:p>
          </table:table-cell>
          <table:table-cell office:value-type="float" office:value="359.36">
            <text:p>359.36</text:p>
          </table:table-cell>
          <table:table-cell table:formula="of:=[.J1077]/[.A1077]" office:value-type="float" office:value="1.02335117894977">
            <text:p>1.02</text:p>
          </table:table-cell>
          <table:table-cell table:number-columns-repeated="5"/>
        </table:table-row>
        <table:table-row table:style-name="ro1">
          <table:table-cell office:value-type="float" office:value="443.76">
            <text:p>443.76</text:p>
          </table:table-cell>
          <table:table-cell office:value-type="float" office:value="458.65">
            <text:p>458.65</text:p>
          </table:table-cell>
          <table:table-cell table:formula="of:=[.B1078]/[.A1078]" office:value-type="float" office:value="1.03355417342708">
            <text:p>1.03</text:p>
          </table:table-cell>
          <table:table-cell office:value-type="float" office:value="449.37">
            <text:p>449.37</text:p>
          </table:table-cell>
          <table:table-cell table:formula="of:=[.D1078]/[.A1078]" office:value-type="float" office:value="1.01264196863169">
            <text:p>1.01</text:p>
          </table:table-cell>
          <table:table-cell office:value-type="float" office:value="448.79">
            <text:p>448.79</text:p>
          </table:table-cell>
          <table:table-cell table:formula="of:=[.F1078]/[.A1078]" office:value-type="float" office:value="1.01133495583198">
            <text:p>1.01</text:p>
          </table:table-cell>
          <table:table-cell office:value-type="float" office:value="458.65">
            <text:p>458.65</text:p>
          </table:table-cell>
          <table:table-cell table:formula="of:=[.H1078]/[.A1078]" office:value-type="float" office:value="1.03355417342708">
            <text:p>1.03</text:p>
          </table:table-cell>
          <table:table-cell office:value-type="float" office:value="448.79">
            <text:p>448.79</text:p>
          </table:table-cell>
          <table:table-cell table:formula="of:=[.J1078]/[.A1078]" office:value-type="float" office:value="1.01133495583198">
            <text:p>1.01</text:p>
          </table:table-cell>
          <table:table-cell table:number-columns-repeated="5"/>
        </table:table-row>
        <table:table-row table:style-name="ro1">
          <table:table-cell office:value-type="float" office:value="115.88">
            <text:p>115.88</text:p>
          </table:table-cell>
          <table:table-cell office:value-type="float" office:value="140.63">
            <text:p>140.63</text:p>
          </table:table-cell>
          <table:table-cell table:formula="of:=[.B1079]/[.A1079]" office:value-type="float" office:value="1.21358301691405">
            <text:p>1.21</text:p>
          </table:table-cell>
          <table:table-cell office:value-type="float" office:value="139.21">
            <text:p>139.21</text:p>
          </table:table-cell>
          <table:table-cell table:formula="of:=[.D1079]/[.A1079]" office:value-type="float" office:value="1.20132896099413">
            <text:p>1.2</text:p>
          </table:table-cell>
          <table:table-cell office:value-type="float" office:value="118.81">
            <text:p>118.81</text:p>
          </table:table-cell>
          <table:table-cell table:formula="of:=[.F1079]/[.A1079]" office:value-type="float" office:value="1.02528477735589">
            <text:p>1.03</text:p>
          </table:table-cell>
          <table:table-cell office:value-type="float" office:value="140.63">
            <text:p>140.63</text:p>
          </table:table-cell>
          <table:table-cell table:formula="of:=[.H1079]/[.A1079]" office:value-type="float" office:value="1.21358301691405">
            <text:p>1.21</text:p>
          </table:table-cell>
          <table:table-cell office:value-type="float" office:value="121.64">
            <text:p>121.64</text:p>
          </table:table-cell>
          <table:table-cell table:formula="of:=[.J1079]/[.A1079]" office:value-type="float" office:value="1.04970659302727">
            <text:p>1.05</text:p>
          </table:table-cell>
          <table:table-cell table:number-columns-repeated="5"/>
        </table:table-row>
        <table:table-row table:style-name="ro1">
          <table:table-cell office:value-type="float" office:value="439.27">
            <text:p>439.27</text:p>
          </table:table-cell>
          <table:table-cell office:value-type="float" office:value="444.64">
            <text:p>444.64</text:p>
          </table:table-cell>
          <table:table-cell table:formula="of:=[.B1080]/[.A1080]" office:value-type="float" office:value="1.01222482755481">
            <text:p>1.01</text:p>
          </table:table-cell>
          <table:table-cell office:value-type="float" office:value="442.88">
            <text:p>442.88</text:p>
          </table:table-cell>
          <table:table-cell table:formula="of:=[.D1080]/[.A1080]" office:value-type="float" office:value="1.00821818016254">
            <text:p>1.01</text:p>
          </table:table-cell>
          <table:table-cell office:value-type="float" office:value="447.57">
            <text:p>447.57</text:p>
          </table:table-cell>
          <table:table-cell table:formula="of:=[.F1080]/[.A1080]" office:value-type="float" office:value="1.01889498486125">
            <text:p>1.02</text:p>
          </table:table-cell>
          <table:table-cell office:value-type="float" office:value="444.64">
            <text:p>444.64</text:p>
          </table:table-cell>
          <table:table-cell table:formula="of:=[.H1080]/[.A1080]" office:value-type="float" office:value="1.01222482755481">
            <text:p>1.01</text:p>
          </table:table-cell>
          <table:table-cell office:value-type="float" office:value="444.64">
            <text:p>444.64</text:p>
          </table:table-cell>
          <table:table-cell table:formula="of:=[.J1080]/[.A1080]" office:value-type="float" office:value="1.01222482755481">
            <text:p>1.01</text:p>
          </table:table-cell>
          <table:table-cell table:number-columns-repeated="5"/>
        </table:table-row>
        <table:table-row table:style-name="ro1">
          <table:table-cell office:value-type="float" office:value="428.58">
            <text:p>428.58</text:p>
          </table:table-cell>
          <table:table-cell office:value-type="float" office:value="438.82">
            <text:p>438.82</text:p>
          </table:table-cell>
          <table:table-cell table:formula="of:=[.B1081]/[.A1081]" office:value-type="float" office:value="1.02389285547622">
            <text:p>1.02</text:p>
          </table:table-cell>
          <table:table-cell office:value-type="float" office:value="428.92">
            <text:p>428.92</text:p>
          </table:table-cell>
          <table:table-cell table:formula="of:=[.D1081]/[.A1081]" office:value-type="float" office:value="1.00079331746698">
            <text:p>1</text:p>
          </table:table-cell>
          <table:table-cell office:value-type="float" office:value="430.68">
            <text:p>430.68</text:p>
          </table:table-cell>
          <table:table-cell table:formula="of:=[.F1081]/[.A1081]" office:value-type="float" office:value="1.00489990200196">
            <text:p>1</text:p>
          </table:table-cell>
          <table:table-cell office:value-type="float" office:value="438.23">
            <text:p>438.23</text:p>
          </table:table-cell>
          <table:table-cell table:formula="of:=[.H1081]/[.A1081]" office:value-type="float" office:value="1.02251621634234">
            <text:p>1.02</text:p>
          </table:table-cell>
          <table:table-cell office:value-type="float" office:value="428.33">
            <text:p>428.33</text:p>
          </table:table-cell>
          <table:table-cell table:formula="of:=[.J1081]/[.A1081]" office:value-type="float" office:value="0.9994166783331">
            <text:p>1</text:p>
          </table:table-cell>
          <table:table-cell table:number-columns-repeated="5"/>
        </table:table-row>
        <table:table-row table:style-name="ro1">
          <table:table-cell office:value-type="float" office:value="111.61">
            <text:p>111.61</text:p>
          </table:table-cell>
          <table:table-cell office:value-type="float" office:value="115.02">
            <text:p>115.02</text:p>
          </table:table-cell>
          <table:table-cell table:formula="of:=[.B1082]/[.A1082]" office:value-type="float" office:value="1.03055281784786">
            <text:p>1.03</text:p>
          </table:table-cell>
          <table:table-cell office:value-type="float" office:value="113.02">
            <text:p>113.02</text:p>
          </table:table-cell>
          <table:table-cell table:formula="of:=[.D1082]/[.A1082]" office:value-type="float" office:value="1.01263327658812">
            <text:p>1.01</text:p>
          </table:table-cell>
          <table:table-cell office:value-type="float" office:value="113.02">
            <text:p>113.02</text:p>
          </table:table-cell>
          <table:table-cell table:formula="of:=[.F1082]/[.A1082]" office:value-type="float" office:value="1.01263327658812">
            <text:p>1.01</text:p>
          </table:table-cell>
          <table:table-cell office:value-type="float" office:value="113.02">
            <text:p>113.02</text:p>
          </table:table-cell>
          <table:table-cell table:formula="of:=[.H1082]/[.A1082]" office:value-type="float" office:value="1.01263327658812">
            <text:p>1.01</text:p>
          </table:table-cell>
          <table:table-cell office:value-type="float" office:value="114.78">
            <text:p>114.78</text:p>
          </table:table-cell>
          <table:table-cell table:formula="of:=[.J1082]/[.A1082]" office:value-type="float" office:value="1.02840247289669">
            <text:p>1.03</text:p>
          </table:table-cell>
          <table:table-cell table:number-columns-repeated="5"/>
        </table:table-row>
        <table:table-row table:style-name="ro1">
          <table:table-cell office:value-type="float" office:value="110.68">
            <text:p>110.68</text:p>
          </table:table-cell>
          <table:table-cell office:value-type="float" office:value="131.77">
            <text:p>131.77</text:p>
          </table:table-cell>
          <table:table-cell table:formula="of:=[.B1083]/[.A1083]" office:value-type="float" office:value="1.19054933140585">
            <text:p>1.19</text:p>
          </table:table-cell>
          <table:table-cell office:value-type="float" office:value="121.23">
            <text:p>121.23</text:p>
          </table:table-cell>
          <table:table-cell table:formula="of:=[.D1083]/[.A1083]" office:value-type="float" office:value="1.09531984098301">
            <text:p>1.1</text:p>
          </table:table-cell>
          <table:table-cell office:value-type="float" office:value="119.23">
            <text:p>119.23</text:p>
          </table:table-cell>
          <table:table-cell table:formula="of:=[.F1083]/[.A1083]" office:value-type="float" office:value="1.07724972894832">
            <text:p>1.08</text:p>
          </table:table-cell>
          <table:table-cell office:value-type="float" office:value="131.77">
            <text:p>131.77</text:p>
          </table:table-cell>
          <table:table-cell table:formula="of:=[.H1083]/[.A1083]" office:value-type="float" office:value="1.19054933140585">
            <text:p>1.19</text:p>
          </table:table-cell>
          <table:table-cell office:value-type="float" office:value="115.95">
            <text:p>115.95</text:p>
          </table:table-cell>
          <table:table-cell table:formula="of:=[.J1083]/[.A1083]" office:value-type="float" office:value="1.04761474521142">
            <text:p>1.05</text:p>
          </table:table-cell>
          <table:table-cell table:number-columns-repeated="5"/>
        </table:table-row>
        <table:table-row table:style-name="ro1">
          <table:table-cell office:value-type="float" office:value="111.23">
            <text:p>111.23</text:p>
          </table:table-cell>
          <table:table-cell office:value-type="float" office:value="124.3">
            <text:p>124.3</text:p>
          </table:table-cell>
          <table:table-cell table:formula="of:=[.B1084]/[.A1084]" office:value-type="float" office:value="1.11750427043064">
            <text:p>1.12</text:p>
          </table:table-cell>
          <table:table-cell office:value-type="float" office:value="111.23">
            <text:p>111.23</text:p>
          </table:table-cell>
          <table:table-cell table:formula="of:=[.D1084]/[.A1084]" office:value-type="float" office:value="1">
            <text:p>1</text:p>
          </table:table-cell>
          <table:table-cell office:value-type="float" office:value="111.23">
            <text:p>111.23</text:p>
          </table:table-cell>
          <table:table-cell table:formula="of:=[.F1084]/[.A1084]" office:value-type="float" office:value="1">
            <text:p>1</text:p>
          </table:table-cell>
          <table:table-cell office:value-type="float" office:value="111.23">
            <text:p>111.23</text:p>
          </table:table-cell>
          <table:table-cell table:formula="of:=[.H1084]/[.A1084]" office:value-type="float" office:value="1">
            <text:p>1</text:p>
          </table:table-cell>
          <table:table-cell office:value-type="float" office:value="112.05">
            <text:p>112.05</text:p>
          </table:table-cell>
          <table:table-cell table:formula="of:=[.J1084]/[.A1084]" office:value-type="float" office:value="1.00737211184033">
            <text:p>1.01</text:p>
          </table:table-cell>
          <table:table-cell table:number-columns-repeated="5"/>
        </table:table-row>
        <table:table-row table:style-name="ro1">
          <table:table-cell office:value-type="float" office:value="40.28">
            <text:p>40.28</text:p>
          </table:table-cell>
          <table:table-cell office:value-type="float" office:value="41.46">
            <text:p>41.46</text:p>
          </table:table-cell>
          <table:table-cell table:formula="of:=[.B1085]/[.A1085]" office:value-type="float" office:value="1.02929493545184">
            <text:p>1.03</text:p>
          </table:table-cell>
          <table:table-cell office:value-type="float" office:value="40.87">
            <text:p>40.87</text:p>
          </table:table-cell>
          <table:table-cell table:formula="of:=[.D1085]/[.A1085]" office:value-type="float" office:value="1.01464746772592">
            <text:p>1.01</text:p>
          </table:table-cell>
          <table:table-cell office:value-type="float" office:value="40.87">
            <text:p>40.87</text:p>
          </table:table-cell>
          <table:table-cell table:formula="of:=[.F1085]/[.A1085]" office:value-type="float" office:value="1.01464746772592">
            <text:p>1.01</text:p>
          </table:table-cell>
          <table:table-cell office:value-type="float" office:value="40.87">
            <text:p>40.87</text:p>
          </table:table-cell>
          <table:table-cell table:formula="of:=[.H1085]/[.A1085]" office:value-type="float" office:value="1.01464746772592">
            <text:p>1.01</text:p>
          </table:table-cell>
          <table:table-cell office:value-type="float" office:value="40.87">
            <text:p>40.87</text:p>
          </table:table-cell>
          <table:table-cell table:formula="of:=[.J1085]/[.A1085]" office:value-type="float" office:value="1.01464746772592">
            <text:p>1.01</text:p>
          </table:table-cell>
          <table:table-cell table:number-columns-repeated="5"/>
        </table:table-row>
        <table:table-row table:style-name="ro1">
          <table:table-cell office:value-type="float" office:value="111.12">
            <text:p>111.12</text:p>
          </table:table-cell>
          <table:table-cell office:value-type="float" office:value="120.3">
            <text:p>120.3</text:p>
          </table:table-cell>
          <table:table-cell table:formula="of:=[.B1086]/[.A1086]" office:value-type="float" office:value="1.08261339092873">
            <text:p>1.08</text:p>
          </table:table-cell>
          <table:table-cell office:value-type="float" office:value="111.95">
            <text:p>111.95</text:p>
          </table:table-cell>
          <table:table-cell table:formula="of:=[.D1086]/[.A1086]" office:value-type="float" office:value="1.0074694024478">
            <text:p>1.01</text:p>
          </table:table-cell>
          <table:table-cell office:value-type="float" office:value="116.64">
            <text:p>116.64</text:p>
          </table:table-cell>
          <table:table-cell table:formula="of:=[.F1086]/[.A1086]" office:value-type="float" office:value="1.04967602591793">
            <text:p>1.05</text:p>
          </table:table-cell>
          <table:table-cell office:value-type="float" office:value="120.3">
            <text:p>120.3</text:p>
          </table:table-cell>
          <table:table-cell table:formula="of:=[.H1086]/[.A1086]" office:value-type="float" office:value="1.08261339092873">
            <text:p>1.08</text:p>
          </table:table-cell>
          <table:table-cell office:value-type="float" office:value="111.95">
            <text:p>111.95</text:p>
          </table:table-cell>
          <table:table-cell table:formula="of:=[.J1086]/[.A1086]" office:value-type="float" office:value="1.0074694024478">
            <text:p>1.01</text:p>
          </table:table-cell>
          <table:table-cell table:number-columns-repeated="5"/>
        </table:table-row>
        <table:table-row table:style-name="ro1">
          <table:table-cell office:value-type="float" office:value="111.15">
            <text:p>111.15</text:p>
          </table:table-cell>
          <table:table-cell office:value-type="float" office:value="132.67">
            <text:p>132.67</text:p>
          </table:table-cell>
          <table:table-cell table:formula="of:=[.B1087]/[.A1087]" office:value-type="float" office:value="1.1936122357175">
            <text:p>1.19</text:p>
          </table:table-cell>
          <table:table-cell office:value-type="float" office:value="120.08">
            <text:p>120.08</text:p>
          </table:table-cell>
          <table:table-cell table:formula="of:=[.D1087]/[.A1087]" office:value-type="float" office:value="1.08034188034188">
            <text:p>1.08</text:p>
          </table:table-cell>
          <table:table-cell office:value-type="float" office:value="116.57">
            <text:p>116.57</text:p>
          </table:table-cell>
          <table:table-cell table:formula="of:=[.F1087]/[.A1087]" office:value-type="float" office:value="1.04876293297346">
            <text:p>1.05</text:p>
          </table:table-cell>
          <table:table-cell office:value-type="float" office:value="120.67">
            <text:p>120.67</text:p>
          </table:table-cell>
          <table:table-cell table:formula="of:=[.H1087]/[.A1087]" office:value-type="float" office:value="1.08565002249213">
            <text:p>1.09</text:p>
          </table:table-cell>
          <table:table-cell office:value-type="float" office:value="120.08">
            <text:p>120.08</text:p>
          </table:table-cell>
          <table:table-cell table:formula="of:=[.J1087]/[.A1087]" office:value-type="float" office:value="1.08034188034188">
            <text:p>1.08</text:p>
          </table:table-cell>
          <table:table-cell table:number-columns-repeated="5"/>
        </table:table-row>
        <table:table-row table:style-name="ro1">
          <table:table-cell office:value-type="float" office:value="110.71">
            <text:p>110.71</text:p>
          </table:table-cell>
          <table:table-cell office:value-type="float" office:value="122.57">
            <text:p>122.57</text:p>
          </table:table-cell>
          <table:table-cell table:formula="of:=[.B1088]/[.A1088]" office:value-type="float" office:value="1.10712672748623">
            <text:p>1.11</text:p>
          </table:table-cell>
          <table:table-cell office:value-type="float" office:value="119.5">
            <text:p>119.5</text:p>
          </table:table-cell>
          <table:table-cell table:formula="of:=[.D1088]/[.A1088]" office:value-type="float" office:value="1.07939662180472">
            <text:p>1.08</text:p>
          </table:table-cell>
          <table:table-cell office:value-type="float" office:value="118.33">
            <text:p>118.33</text:p>
          </table:table-cell>
          <table:table-cell table:formula="of:=[.F1088]/[.A1088]" office:value-type="float" office:value="1.06882847077951">
            <text:p>1.07</text:p>
          </table:table-cell>
          <table:table-cell office:value-type="float" office:value="122.57">
            <text:p>122.57</text:p>
          </table:table-cell>
          <table:table-cell table:formula="of:=[.H1088]/[.A1088]" office:value-type="float" office:value="1.10712672748623">
            <text:p>1.11</text:p>
          </table:table-cell>
          <table:table-cell office:value-type="float" office:value="119.4">
            <text:p>119.4</text:p>
          </table:table-cell>
          <table:table-cell table:formula="of:=[.J1088]/[.A1088]" office:value-type="float" office:value="1.07849336103333">
            <text:p>1.08</text:p>
          </table:table-cell>
          <table:table-cell table:number-columns-repeated="5"/>
        </table:table-row>
        <table:table-row table:style-name="ro1">
          <table:table-cell office:value-type="float" office:value="111.57">
            <text:p>111.57</text:p>
          </table:table-cell>
          <table:table-cell office:value-type="float" office:value="120.25">
            <text:p>120.25</text:p>
          </table:table-cell>
          <table:table-cell table:formula="of:=[.B1089]/[.A1089]" office:value-type="float" office:value="1.0777986914045">
            <text:p>1.08</text:p>
          </table:table-cell>
          <table:table-cell office:value-type="float" office:value="118.25">
            <text:p>118.25</text:p>
          </table:table-cell>
          <table:table-cell table:formula="of:=[.D1089]/[.A1089]" office:value-type="float" office:value="1.05987272564309">
            <text:p>1.06</text:p>
          </table:table-cell>
          <table:table-cell office:value-type="float" office:value="115.33">
            <text:p>115.33</text:p>
          </table:table-cell>
          <table:table-cell table:formula="of:=[.F1089]/[.A1089]" office:value-type="float" office:value="1.03370081563144">
            <text:p>1.03</text:p>
          </table:table-cell>
          <table:table-cell office:value-type="float" office:value="120.25">
            <text:p>120.25</text:p>
          </table:table-cell>
          <table:table-cell table:formula="of:=[.H1089]/[.A1089]" office:value-type="float" office:value="1.0777986914045">
            <text:p>1.08</text:p>
          </table:table-cell>
          <table:table-cell office:value-type="float" office:value="119.43">
            <text:p>119.43</text:p>
          </table:table-cell>
          <table:table-cell table:formula="of:=[.J1089]/[.A1089]" office:value-type="float" office:value="1.07044904544232">
            <text:p>1.07</text:p>
          </table:table-cell>
          <table:table-cell table:number-columns-repeated="5"/>
        </table:table-row>
        <table:table-row table:style-name="ro1">
          <table:table-cell office:value-type="float" office:value="111.01">
            <text:p>111.01</text:p>
          </table:table-cell>
          <table:table-cell office:value-type="float" office:value="116.91">
            <text:p>116.91</text:p>
          </table:table-cell>
          <table:table-cell table:formula="of:=[.B1090]/[.A1090]" office:value-type="float" office:value="1.05314836501216">
            <text:p>1.05</text:p>
          </table:table-cell>
          <table:table-cell office:value-type="float" office:value="111.01">
            <text:p>111.01</text:p>
          </table:table-cell>
          <table:table-cell table:formula="of:=[.D1090]/[.A1090]" office:value-type="float" office:value="1">
            <text:p>1</text:p>
          </table:table-cell>
          <table:table-cell office:value-type="float" office:value="111.01">
            <text:p>111.01</text:p>
          </table:table-cell>
          <table:table-cell table:formula="of:=[.F1090]/[.A1090]" office:value-type="float" office:value="1">
            <text:p>1</text:p>
          </table:table-cell>
          <table:table-cell office:value-type="float" office:value="116.91">
            <text:p>116.91</text:p>
          </table:table-cell>
          <table:table-cell table:formula="of:=[.H1090]/[.A1090]" office:value-type="float" office:value="1.05314836501216">
            <text:p>1.05</text:p>
          </table:table-cell>
          <table:table-cell office:value-type="float" office:value="111.01">
            <text:p>111.01</text:p>
          </table:table-cell>
          <table:table-cell table:formula="of:=[.J1090]/[.A109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07.67">
            <text:p>107.67</text:p>
          </table:table-cell>
          <table:table-cell office:value-type="float" office:value="112.98">
            <text:p>112.98</text:p>
          </table:table-cell>
          <table:table-cell table:formula="of:=[.B1091]/[.A1091]" office:value-type="float" office:value="1.04931735859571">
            <text:p>1.05</text:p>
          </table:table-cell>
          <table:table-cell office:value-type="float" office:value="109.91">
            <text:p>109.91</text:p>
          </table:table-cell>
          <table:table-cell table:formula="of:=[.D1091]/[.A1091]" office:value-type="float" office:value="1.0208043094641">
            <text:p>1.02</text:p>
          </table:table-cell>
          <table:table-cell office:value-type="float" office:value="112.25">
            <text:p>112.25</text:p>
          </table:table-cell>
          <table:table-cell table:formula="of:=[.F1091]/[.A1091]" office:value-type="float" office:value="1.04253738274357">
            <text:p>1.04</text:p>
          </table:table-cell>
          <table:table-cell office:value-type="float" office:value="112.98">
            <text:p>112.98</text:p>
          </table:table-cell>
          <table:table-cell table:formula="of:=[.H1091]/[.A1091]" office:value-type="float" office:value="1.04931735859571">
            <text:p>1.05</text:p>
          </table:table-cell>
          <table:table-cell office:value-type="float" office:value="110.5">
            <text:p>110.5</text:p>
          </table:table-cell>
          <table:table-cell table:formula="of:=[.J1091]/[.A1091]" office:value-type="float" office:value="1.02628401597474">
            <text:p>1.03</text:p>
          </table:table-cell>
          <table:table-cell table:number-columns-repeated="5"/>
        </table:table-row>
        <table:table-row table:style-name="ro1">
          <table:table-cell office:value-type="float" office:value="106.81">
            <text:p>106.81</text:p>
          </table:table-cell>
          <table:table-cell office:value-type="float" office:value="138.02">
            <text:p>138.02</text:p>
          </table:table-cell>
          <table:table-cell table:formula="of:=[.B1092]/[.A1092]" office:value-type="float" office:value="1.29220110476547">
            <text:p>1.29</text:p>
          </table:table-cell>
          <table:table-cell office:value-type="float" office:value="106.81">
            <text:p>106.81</text:p>
          </table:table-cell>
          <table:table-cell table:formula="of:=[.D1092]/[.A1092]" office:value-type="float" office:value="1">
            <text:p>1</text:p>
          </table:table-cell>
          <table:table-cell office:value-type="float" office:value="110.33">
            <text:p>110.33</text:p>
          </table:table-cell>
          <table:table-cell table:formula="of:=[.F1092]/[.A1092]" office:value-type="float" office:value="1.03295571575695">
            <text:p>1.03</text:p>
          </table:table-cell>
          <table:table-cell office:value-type="float" office:value="138.02">
            <text:p>138.02</text:p>
          </table:table-cell>
          <table:table-cell table:formula="of:=[.H1092]/[.A1092]" office:value-type="float" office:value="1.29220110476547">
            <text:p>1.29</text:p>
          </table:table-cell>
          <table:table-cell office:value-type="float" office:value="106.81">
            <text:p>106.81</text:p>
          </table:table-cell>
          <table:table-cell table:formula="of:=[.J1092]/[.A109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03.7">
            <text:p>103.7</text:p>
          </table:table-cell>
          <table:table-cell office:value-type="float" office:value="111.11">
            <text:p>111.11</text:p>
          </table:table-cell>
          <table:table-cell table:formula="of:=[.B1093]/[.A1093]" office:value-type="float" office:value="1.07145612343298">
            <text:p>1.07</text:p>
          </table:table-cell>
          <table:table-cell office:value-type="float" office:value="104.28">
            <text:p>104.28</text:p>
          </table:table-cell>
          <table:table-cell table:formula="of:=[.D1093]/[.A1093]" office:value-type="float" office:value="1.00559305689489">
            <text:p>1.01</text:p>
          </table:table-cell>
          <table:table-cell office:value-type="float" office:value="103.7">
            <text:p>103.7</text:p>
          </table:table-cell>
          <table:table-cell table:formula="of:=[.F1093]/[.A1093]" office:value-type="float" office:value="1">
            <text:p>1</text:p>
          </table:table-cell>
          <table:table-cell office:value-type="float" office:value="111.11">
            <text:p>111.11</text:p>
          </table:table-cell>
          <table:table-cell table:formula="of:=[.H1093]/[.A1093]" office:value-type="float" office:value="1.07145612343298">
            <text:p>1.07</text:p>
          </table:table-cell>
          <table:table-cell office:value-type="float" office:value="103.7">
            <text:p>103.7</text:p>
          </table:table-cell>
          <table:table-cell table:formula="of:=[.J1093]/[.A109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03.3">
            <text:p>103.3</text:p>
          </table:table-cell>
          <table:table-cell office:value-type="float" office:value="111.64">
            <text:p>111.64</text:p>
          </table:table-cell>
          <table:table-cell table:formula="of:=[.B1094]/[.A1094]" office:value-type="float" office:value="1.08073572120039">
            <text:p>1.08</text:p>
          </table:table-cell>
          <table:table-cell office:value-type="float" office:value="104.71">
            <text:p>104.71</text:p>
          </table:table-cell>
          <table:table-cell table:formula="of:=[.D1094]/[.A1094]" office:value-type="float" office:value="1.01364956437561">
            <text:p>1.01</text:p>
          </table:table-cell>
          <table:table-cell office:value-type="float" office:value="104.71">
            <text:p>104.71</text:p>
          </table:table-cell>
          <table:table-cell table:formula="of:=[.F1094]/[.A1094]" office:value-type="float" office:value="1.01364956437561">
            <text:p>1.01</text:p>
          </table:table-cell>
          <table:table-cell office:value-type="float" office:value="108.47">
            <text:p>108.47</text:p>
          </table:table-cell>
          <table:table-cell table:formula="of:=[.H1094]/[.A1094]" office:value-type="float" office:value="1.05004840271055">
            <text:p>1.05</text:p>
          </table:table-cell>
          <table:table-cell office:value-type="float" office:value="104.71">
            <text:p>104.71</text:p>
          </table:table-cell>
          <table:table-cell table:formula="of:=[.J1094]/[.A1094]" office:value-type="float" office:value="1.01364956437561">
            <text:p>1.01</text:p>
          </table:table-cell>
          <table:table-cell table:number-columns-repeated="5"/>
        </table:table-row>
        <table:table-row table:style-name="ro1">
          <table:table-cell office:value-type="float" office:value="102.88">
            <text:p>102.88</text:p>
          </table:table-cell>
          <table:table-cell office:value-type="float" office:value="117.47">
            <text:p>117.47</text:p>
          </table:table-cell>
          <table:table-cell table:formula="of:=[.B1095]/[.A1095]" office:value-type="float" office:value="1.14181570762053">
            <text:p>1.14</text:p>
          </table:table-cell>
          <table:table-cell office:value-type="float" office:value="104.05">
            <text:p>104.05</text:p>
          </table:table-cell>
          <table:table-cell table:formula="of:=[.D1095]/[.A1095]" office:value-type="float" office:value="1.01137247278383">
            <text:p>1.01</text:p>
          </table:table-cell>
          <table:table-cell office:value-type="float" office:value="111.23">
            <text:p>111.23</text:p>
          </table:table-cell>
          <table:table-cell table:formula="of:=[.F1095]/[.A1095]" office:value-type="float" office:value="1.08116251944012">
            <text:p>1.08</text:p>
          </table:table-cell>
          <table:table-cell office:value-type="float" office:value="117.47">
            <text:p>117.47</text:p>
          </table:table-cell>
          <table:table-cell table:formula="of:=[.H1095]/[.A1095]" office:value-type="float" office:value="1.14181570762053">
            <text:p>1.14</text:p>
          </table:table-cell>
          <table:table-cell office:value-type="float" office:value="111.23">
            <text:p>111.23</text:p>
          </table:table-cell>
          <table:table-cell table:formula="of:=[.J1095]/[.A1095]" office:value-type="float" office:value="1.08116251944012">
            <text:p>1.08</text:p>
          </table:table-cell>
          <table:table-cell table:number-columns-repeated="5"/>
        </table:table-row>
        <table:table-row table:style-name="ro1">
          <table:table-cell office:value-type="float" office:value="13.31">
            <text:p>13.31</text:p>
          </table:table-cell>
          <table:table-cell office:value-type="float" office:value="26.49">
            <text:p>26.49</text:p>
          </table:table-cell>
          <table:table-cell table:formula="of:=[.B1096]/[.A1096]" office:value-type="float" office:value="1.99023290758828">
            <text:p>1.99</text:p>
          </table:table-cell>
          <table:table-cell office:value-type="float" office:value="13.31">
            <text:p>13.31</text:p>
          </table:table-cell>
          <table:table-cell table:formula="of:=[.D1096]/[.A1096]" office:value-type="float" office:value="1">
            <text:p>1</text:p>
          </table:table-cell>
          <table:table-cell office:value-type="float" office:value="13.31">
            <text:p>13.31</text:p>
          </table:table-cell>
          <table:table-cell table:formula="of:=[.F1096]/[.A1096]" office:value-type="float" office:value="1">
            <text:p>1</text:p>
          </table:table-cell>
          <table:table-cell office:value-type="float" office:value="13.31">
            <text:p>13.31</text:p>
          </table:table-cell>
          <table:table-cell table:formula="of:=[.H1096]/[.A1096]" office:value-type="float" office:value="1">
            <text:p>1</text:p>
          </table:table-cell>
          <table:table-cell office:value-type="float" office:value="13.31">
            <text:p>13.31</text:p>
          </table:table-cell>
          <table:table-cell table:formula="of:=[.J1096]/[.A109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99.53">
            <text:p>99.53</text:p>
          </table:table-cell>
          <table:table-cell office:value-type="float" office:value="107.53">
            <text:p>107.53</text:p>
          </table:table-cell>
          <table:table-cell table:formula="of:=[.B1097]/[.A1097]" office:value-type="float" office:value="1.08037777554506">
            <text:p>1.08</text:p>
          </table:table-cell>
          <table:table-cell office:value-type="float" office:value="103.53">
            <text:p>103.53</text:p>
          </table:table-cell>
          <table:table-cell table:formula="of:=[.D1097]/[.A1097]" office:value-type="float" office:value="1.04018888777253">
            <text:p>1.04</text:p>
          </table:table-cell>
          <table:table-cell office:value-type="float" office:value="100.11">
            <text:p>100.11</text:p>
          </table:table-cell>
          <table:table-cell table:formula="of:=[.F1097]/[.A1097]" office:value-type="float" office:value="1.00582738872702">
            <text:p>1.01</text:p>
          </table:table-cell>
          <table:table-cell office:value-type="float" office:value="107.53">
            <text:p>107.53</text:p>
          </table:table-cell>
          <table:table-cell table:formula="of:=[.H1097]/[.A1097]" office:value-type="float" office:value="1.08037777554506">
            <text:p>1.08</text:p>
          </table:table-cell>
          <table:table-cell office:value-type="float" office:value="101.28">
            <text:p>101.28</text:p>
          </table:table-cell>
          <table:table-cell table:formula="of:=[.J1097]/[.A1097]" office:value-type="float" office:value="1.01758263840048">
            <text:p>1.02</text:p>
          </table:table-cell>
          <table:table-cell table:number-columns-repeated="5"/>
        </table:table-row>
        <table:table-row table:style-name="ro1">
          <table:table-cell office:value-type="float" office:value="491.1">
            <text:p>491.1</text:p>
          </table:table-cell>
          <table:table-cell office:value-type="float" office:value="504.96">
            <text:p>504.96</text:p>
          </table:table-cell>
          <table:table-cell table:formula="of:=[.B1098]/[.A1098]" office:value-type="float" office:value="1.0282223579719">
            <text:p>1.03</text:p>
          </table:table-cell>
          <table:table-cell office:value-type="float" office:value="502.37">
            <text:p>502.37</text:p>
          </table:table-cell>
          <table:table-cell table:formula="of:=[.D1098]/[.A1098]" office:value-type="float" office:value="1.02294848299735">
            <text:p>1.02</text:p>
          </table:table-cell>
          <table:table-cell office:value-type="float" office:value="498.85">
            <text:p>498.85</text:p>
          </table:table-cell>
          <table:table-cell table:formula="of:=[.F1098]/[.A1098]" office:value-type="float" office:value="1.01578090002036">
            <text:p>1.02</text:p>
          </table:table-cell>
          <table:table-cell office:value-type="float" office:value="504.96">
            <text:p>504.96</text:p>
          </table:table-cell>
          <table:table-cell table:formula="of:=[.H1098]/[.A1098]" office:value-type="float" office:value="1.0282223579719">
            <text:p>1.03</text:p>
          </table:table-cell>
          <table:table-cell office:value-type="float" office:value="499.44">
            <text:p>499.44</text:p>
          </table:table-cell>
          <table:table-cell table:formula="of:=[.J1098]/[.A1098]" office:value-type="float" office:value="1.01698228466707">
            <text:p>1.02</text:p>
          </table:table-cell>
          <table:table-cell table:number-columns-repeated="5"/>
        </table:table-row>
        <table:table-row table:style-name="ro1">
          <table:table-cell office:value-type="float" office:value="99.12">
            <text:p>99.12</text:p>
          </table:table-cell>
          <table:table-cell office:value-type="float" office:value="109.12">
            <text:p>109.12</text:p>
          </table:table-cell>
          <table:table-cell table:formula="of:=[.B1099]/[.A1099]" office:value-type="float" office:value="1.10088781275222">
            <text:p>1.1</text:p>
          </table:table-cell>
          <table:table-cell office:value-type="float" office:value="100.88">
            <text:p>100.88</text:p>
          </table:table-cell>
          <table:table-cell table:formula="of:=[.D1099]/[.A1099]" office:value-type="float" office:value="1.01775625504439">
            <text:p>1.02</text:p>
          </table:table-cell>
          <table:table-cell office:value-type="float" office:value="100.88">
            <text:p>100.88</text:p>
          </table:table-cell>
          <table:table-cell table:formula="of:=[.F1099]/[.A1099]" office:value-type="float" office:value="1.01775625504439">
            <text:p>1.02</text:p>
          </table:table-cell>
          <table:table-cell office:value-type="float" office:value="109.12">
            <text:p>109.12</text:p>
          </table:table-cell>
          <table:table-cell table:formula="of:=[.H1099]/[.A1099]" office:value-type="float" office:value="1.10088781275222">
            <text:p>1.1</text:p>
          </table:table-cell>
          <table:table-cell office:value-type="float" office:value="100.88">
            <text:p>100.88</text:p>
          </table:table-cell>
          <table:table-cell table:formula="of:=[.J1099]/[.A1099]" office:value-type="float" office:value="1.01775625504439">
            <text:p>1.02</text:p>
          </table:table-cell>
          <table:table-cell table:number-columns-repeated="5"/>
        </table:table-row>
        <table:table-row table:style-name="ro1">
          <table:table-cell office:value-type="float" office:value="498.5">
            <text:p>498.5</text:p>
          </table:table-cell>
          <table:table-cell office:value-type="float" office:value="555.43">
            <text:p>555.43</text:p>
          </table:table-cell>
          <table:table-cell table:formula="of:=[.B1100]/[.A1100]" office:value-type="float" office:value="1.11420260782347">
            <text:p>1.11</text:p>
          </table:table-cell>
          <table:table-cell office:value-type="float" office:value="518.36">
            <text:p>518.36</text:p>
          </table:table-cell>
          <table:table-cell table:formula="of:=[.D1100]/[.A1100]" office:value-type="float" office:value="1.03983951855567">
            <text:p>1.04</text:p>
          </table:table-cell>
          <table:table-cell office:value-type="float" office:value="523.04">
            <text:p>523.04</text:p>
          </table:table-cell>
          <table:table-cell table:formula="of:=[.F1100]/[.A1100]" office:value-type="float" office:value="1.04922768304915">
            <text:p>1.05</text:p>
          </table:table-cell>
          <table:table-cell office:value-type="float" office:value="555.43">
            <text:p>555.43</text:p>
          </table:table-cell>
          <table:table-cell table:formula="of:=[.H1100]/[.A1100]" office:value-type="float" office:value="1.11420260782347">
            <text:p>1.11</text:p>
          </table:table-cell>
          <table:table-cell office:value-type="float" office:value="512.5">
            <text:p>512.5</text:p>
          </table:table-cell>
          <table:table-cell table:formula="of:=[.J1100]/[.A1100]" office:value-type="float" office:value="1.02808425275827">
            <text:p>1.03</text:p>
          </table:table-cell>
          <table:table-cell table:number-columns-repeated="5"/>
        </table:table-row>
        <table:table-row table:style-name="ro1">
          <table:table-cell office:value-type="float" office:value="95.12">
            <text:p>95.12</text:p>
          </table:table-cell>
          <table:table-cell office:value-type="float" office:value="115.57">
            <text:p>115.57</text:p>
          </table:table-cell>
          <table:table-cell table:formula="of:=[.B1101]/[.A1101]" office:value-type="float" office:value="1.21499158957107">
            <text:p>1.21</text:p>
          </table:table-cell>
          <table:table-cell office:value-type="float" office:value="95.12">
            <text:p>95.12</text:p>
          </table:table-cell>
          <table:table-cell table:formula="of:=[.D1101]/[.A1101]" office:value-type="float" office:value="1">
            <text:p>1</text:p>
          </table:table-cell>
          <table:table-cell office:value-type="float" office:value="95.12">
            <text:p>95.12</text:p>
          </table:table-cell>
          <table:table-cell table:formula="of:=[.F1101]/[.A1101]" office:value-type="float" office:value="1">
            <text:p>1</text:p>
          </table:table-cell>
          <table:table-cell office:value-type="float" office:value="95.12">
            <text:p>95.12</text:p>
          </table:table-cell>
          <table:table-cell table:formula="of:=[.H1101]/[.A1101]" office:value-type="float" office:value="1">
            <text:p>1</text:p>
          </table:table-cell>
          <table:table-cell office:value-type="float" office:value="95.12">
            <text:p>95.12</text:p>
          </table:table-cell>
          <table:table-cell table:formula="of:=[.J1101]/[.A110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39.2">
            <text:p>439.2</text:p>
          </table:table-cell>
          <table:table-cell office:value-type="float" office:value="454.71">
            <text:p>454.71</text:p>
          </table:table-cell>
          <table:table-cell table:formula="of:=[.B1102]/[.A1102]" office:value-type="float" office:value="1.03531420765027">
            <text:p>1.04</text:p>
          </table:table-cell>
          <table:table-cell office:value-type="float" office:value="444.37">
            <text:p>444.37</text:p>
          </table:table-cell>
          <table:table-cell table:formula="of:=[.D1102]/[.A1102]" office:value-type="float" office:value="1.01177140255009">
            <text:p>1.01</text:p>
          </table:table-cell>
          <table:table-cell office:value-type="float" office:value="445.54">
            <text:p>445.54</text:p>
          </table:table-cell>
          <table:table-cell table:formula="of:=[.F1102]/[.A1102]" office:value-type="float" office:value="1.01443533697632">
            <text:p>1.01</text:p>
          </table:table-cell>
          <table:table-cell office:value-type="float" office:value="454.71">
            <text:p>454.71</text:p>
          </table:table-cell>
          <table:table-cell table:formula="of:=[.H1102]/[.A1102]" office:value-type="float" office:value="1.03531420765027">
            <text:p>1.04</text:p>
          </table:table-cell>
          <table:table-cell office:value-type="float" office:value="444.96">
            <text:p>444.96</text:p>
          </table:table-cell>
          <table:table-cell table:formula="of:=[.J1102]/[.A1102]" office:value-type="float" office:value="1.01311475409836">
            <text:p>1.01</text:p>
          </table:table-cell>
          <table:table-cell table:number-columns-repeated="5"/>
        </table:table-row>
        <table:table-row table:style-name="ro1">
          <table:table-cell office:value-type="float" office:value="94.87">
            <text:p>94.87</text:p>
          </table:table-cell>
          <table:table-cell office:value-type="float" office:value="101.94">
            <text:p>101.94</text:p>
          </table:table-cell>
          <table:table-cell table:formula="of:=[.B1103]/[.A1103]" office:value-type="float" office:value="1.07452303151681">
            <text:p>1.07</text:p>
          </table:table-cell>
          <table:table-cell office:value-type="float" office:value="95.7">
            <text:p>95.7</text:p>
          </table:table-cell>
          <table:table-cell table:formula="of:=[.D1103]/[.A1103]" office:value-type="float" office:value="1.00874881416675">
            <text:p>1.01</text:p>
          </table:table-cell>
          <table:table-cell office:value-type="float" office:value="95.7">
            <text:p>95.7</text:p>
          </table:table-cell>
          <table:table-cell table:formula="of:=[.F1103]/[.A1103]" office:value-type="float" office:value="1.00874881416675">
            <text:p>1.01</text:p>
          </table:table-cell>
          <table:table-cell office:value-type="float" office:value="101.94">
            <text:p>101.94</text:p>
          </table:table-cell>
          <table:table-cell table:formula="of:=[.H1103]/[.A1103]" office:value-type="float" office:value="1.07452303151681">
            <text:p>1.07</text:p>
          </table:table-cell>
          <table:table-cell office:value-type="float" office:value="94.87">
            <text:p>94.87</text:p>
          </table:table-cell>
          <table:table-cell table:formula="of:=[.J1103]/[.A110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94.8">
            <text:p>94.8</text:p>
          </table:table-cell>
          <table:table-cell office:value-type="float" office:value="97.38">
            <text:p>97.38</text:p>
          </table:table-cell>
          <table:table-cell table:formula="of:=[.B1104]/[.A1104]" office:value-type="float" office:value="1.02721518987342">
            <text:p>1.03</text:p>
          </table:table-cell>
          <table:table-cell office:value-type="float" office:value="96.8">
            <text:p>96.8</text:p>
          </table:table-cell>
          <table:table-cell table:formula="of:=[.D1104]/[.A1104]" office:value-type="float" office:value="1.0210970464135">
            <text:p>1.02</text:p>
          </table:table-cell>
          <table:table-cell office:value-type="float" office:value="96.8">
            <text:p>96.8</text:p>
          </table:table-cell>
          <table:table-cell table:formula="of:=[.F1104]/[.A1104]" office:value-type="float" office:value="1.0210970464135">
            <text:p>1.02</text:p>
          </table:table-cell>
          <table:table-cell office:value-type="float" office:value="97.38">
            <text:p>97.38</text:p>
          </table:table-cell>
          <table:table-cell table:formula="of:=[.H1104]/[.A1104]" office:value-type="float" office:value="1.02721518987342">
            <text:p>1.03</text:p>
          </table:table-cell>
          <table:table-cell office:value-type="float" office:value="96.8">
            <text:p>96.8</text:p>
          </table:table-cell>
          <table:table-cell table:formula="of:=[.J1104]/[.A1104]" office:value-type="float" office:value="1.0210970464135">
            <text:p>1.02</text:p>
          </table:table-cell>
          <table:table-cell table:number-columns-repeated="5"/>
        </table:table-row>
        <table:table-row table:style-name="ro1">
          <table:table-cell office:value-type="float" office:value="90.91">
            <text:p>90.91</text:p>
          </table:table-cell>
          <table:table-cell office:value-type="float" office:value="98.43">
            <text:p>98.43</text:p>
          </table:table-cell>
          <table:table-cell table:formula="of:=[.B1105]/[.A1105]" office:value-type="float" office:value="1.08271917280827">
            <text:p>1.08</text:p>
          </table:table-cell>
          <table:table-cell office:value-type="float" office:value="97.01">
            <text:p>97.01</text:p>
          </table:table-cell>
          <table:table-cell table:formula="of:=[.D1105]/[.A1105]" office:value-type="float" office:value="1.06709932900671">
            <text:p>1.07</text:p>
          </table:table-cell>
          <table:table-cell office:value-type="float" office:value="94.08">
            <text:p>94.08</text:p>
          </table:table-cell>
          <table:table-cell table:formula="of:=[.F1105]/[.A1105]" office:value-type="float" office:value="1.03486965130349">
            <text:p>1.03</text:p>
          </table:table-cell>
          <table:table-cell office:value-type="float" office:value="98.43">
            <text:p>98.43</text:p>
          </table:table-cell>
          <table:table-cell table:formula="of:=[.H1105]/[.A1105]" office:value-type="float" office:value="1.08271917280827">
            <text:p>1.08</text:p>
          </table:table-cell>
          <table:table-cell office:value-type="float" office:value="98.18">
            <text:p>98.18</text:p>
          </table:table-cell>
          <table:table-cell table:formula="of:=[.J1105]/[.A1105]" office:value-type="float" office:value="1.079969200308">
            <text:p>1.08</text:p>
          </table:table-cell>
          <table:table-cell table:number-columns-repeated="5"/>
        </table:table-row>
        <table:table-row table:style-name="ro1">
          <table:table-cell office:value-type="float" office:value="91.3">
            <text:p>91.3</text:p>
          </table:table-cell>
          <table:table-cell office:value-type="float" office:value="121.38">
            <text:p>121.38</text:p>
          </table:table-cell>
          <table:table-cell table:formula="of:=[.B1106]/[.A1106]" office:value-type="float" office:value="1.32946330777656">
            <text:p>1.33</text:p>
          </table:table-cell>
          <table:table-cell office:value-type="float" office:value="91.3">
            <text:p>91.3</text:p>
          </table:table-cell>
          <table:table-cell table:formula="of:=[.D1106]/[.A1106]" office:value-type="float" office:value="1">
            <text:p>1</text:p>
          </table:table-cell>
          <table:table-cell office:value-type="float" office:value="91.3">
            <text:p>91.3</text:p>
          </table:table-cell>
          <table:table-cell table:formula="of:=[.F1106]/[.A1106]" office:value-type="float" office:value="1">
            <text:p>1</text:p>
          </table:table-cell>
          <table:table-cell office:value-type="float" office:value="91.3">
            <text:p>91.3</text:p>
          </table:table-cell>
          <table:table-cell table:formula="of:=[.H1106]/[.A1106]" office:value-type="float" office:value="1">
            <text:p>1</text:p>
          </table:table-cell>
          <table:table-cell office:value-type="float" office:value="91.3">
            <text:p>91.3</text:p>
          </table:table-cell>
          <table:table-cell table:formula="of:=[.J1106]/[.A110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91.94">
            <text:p>91.94</text:p>
          </table:table-cell>
          <table:table-cell office:value-type="float" office:value="97.94">
            <text:p>97.94</text:p>
          </table:table-cell>
          <table:table-cell table:formula="of:=[.B1107]/[.A1107]" office:value-type="float" office:value="1.0652599521427">
            <text:p>1.07</text:p>
          </table:table-cell>
          <table:table-cell office:value-type="float" office:value="91.11">
            <text:p>91.11</text:p>
          </table:table-cell>
          <table:table-cell table:formula="of:=[.D1107]/[.A1107]" office:value-type="float" office:value="0.990972373286926">
            <text:p>0.99</text:p>
          </table:table-cell>
          <table:table-cell office:value-type="float" office:value="91.11">
            <text:p>91.11</text:p>
          </table:table-cell>
          <table:table-cell table:formula="of:=[.F1107]/[.A1107]" office:value-type="float" office:value="0.990972373286926">
            <text:p>0.99</text:p>
          </table:table-cell>
          <table:table-cell office:value-type="float" office:value="97.94">
            <text:p>97.94</text:p>
          </table:table-cell>
          <table:table-cell table:formula="of:=[.H1107]/[.A1107]" office:value-type="float" office:value="1.0652599521427">
            <text:p>1.07</text:p>
          </table:table-cell>
          <table:table-cell office:value-type="float" office:value="91.11">
            <text:p>91.11</text:p>
          </table:table-cell>
          <table:table-cell table:formula="of:=[.J1107]/[.A1107]" office:value-type="float" office:value="0.990972373286926">
            <text:p>0.99</text:p>
          </table:table-cell>
          <table:table-cell table:number-columns-repeated="5"/>
        </table:table-row>
        <table:table-row table:style-name="ro1">
          <table:table-cell office:value-type="float" office:value="91.77">
            <text:p>91.77</text:p>
          </table:table-cell>
          <table:table-cell office:value-type="float" office:value="100.46">
            <text:p>100.46</text:p>
          </table:table-cell>
          <table:table-cell table:formula="of:=[.B1108]/[.A1108]" office:value-type="float" office:value="1.09469325487632">
            <text:p>1.09</text:p>
          </table:table-cell>
          <table:table-cell office:value-type="float" office:value="94.7">
            <text:p>94.7</text:p>
          </table:table-cell>
          <table:table-cell table:formula="of:=[.D1108]/[.A1108]" office:value-type="float" office:value="1.03192764519996">
            <text:p>1.03</text:p>
          </table:table-cell>
          <table:table-cell office:value-type="float" office:value="94.7">
            <text:p>94.7</text:p>
          </table:table-cell>
          <table:table-cell table:formula="of:=[.F1108]/[.A1108]" office:value-type="float" office:value="1.03192764519996">
            <text:p>1.03</text:p>
          </table:table-cell>
          <table:table-cell office:value-type="float" office:value="97.87">
            <text:p>97.87</text:p>
          </table:table-cell>
          <table:table-cell table:formula="of:=[.H1108]/[.A1108]" office:value-type="float" office:value="1.06647052413643">
            <text:p>1.07</text:p>
          </table:table-cell>
          <table:table-cell office:value-type="float" office:value="94.7">
            <text:p>94.7</text:p>
          </table:table-cell>
          <table:table-cell table:formula="of:=[.J1108]/[.A1108]" office:value-type="float" office:value="1.03192764519996">
            <text:p>1.03</text:p>
          </table:table-cell>
          <table:table-cell table:number-columns-repeated="5"/>
        </table:table-row>
        <table:table-row table:style-name="ro1">
          <table:table-cell office:value-type="float" office:value="91.47">
            <text:p>91.47</text:p>
          </table:table-cell>
          <table:table-cell office:value-type="float" office:value="103.18">
            <text:p>103.18</text:p>
          </table:table-cell>
          <table:table-cell table:formula="of:=[.B1109]/[.A1109]" office:value-type="float" office:value="1.12802011588499">
            <text:p>1.13</text:p>
          </table:table-cell>
          <table:table-cell office:value-type="float" office:value="94.4">
            <text:p>94.4</text:p>
          </table:table-cell>
          <table:table-cell table:formula="of:=[.D1109]/[.A1109]" office:value-type="float" office:value="1.03203236033672">
            <text:p>1.03</text:p>
          </table:table-cell>
          <table:table-cell office:value-type="float" office:value="91.81">
            <text:p>91.81</text:p>
          </table:table-cell>
          <table:table-cell table:formula="of:=[.F1109]/[.A1109]" office:value-type="float" office:value="1.0037170657046">
            <text:p>1</text:p>
          </table:table-cell>
          <table:table-cell office:value-type="float" office:value="96.74">
            <text:p>96.74</text:p>
          </table:table-cell>
          <table:table-cell table:formula="of:=[.H1109]/[.A1109]" office:value-type="float" office:value="1.05761451842134">
            <text:p>1.06</text:p>
          </table:table-cell>
          <table:table-cell office:value-type="float" office:value="94.4">
            <text:p>94.4</text:p>
          </table:table-cell>
          <table:table-cell table:formula="of:=[.J1109]/[.A1109]" office:value-type="float" office:value="1.03203236033672">
            <text:p>1.03</text:p>
          </table:table-cell>
          <table:table-cell table:number-columns-repeated="5"/>
        </table:table-row>
        <table:table-row table:style-name="ro1">
          <table:table-cell office:value-type="float" office:value="91.15">
            <text:p>91.15</text:p>
          </table:table-cell>
          <table:table-cell office:value-type="float" office:value="113.5">
            <text:p>113.5</text:p>
          </table:table-cell>
          <table:table-cell table:formula="of:=[.B1110]/[.A1110]" office:value-type="float" office:value="1.24520021941854">
            <text:p>1.25</text:p>
          </table:table-cell>
          <table:table-cell office:value-type="float" office:value="91.74">
            <text:p>91.74</text:p>
          </table:table-cell>
          <table:table-cell table:formula="of:=[.D1110]/[.A1110]" office:value-type="float" office:value="1.00647284695557">
            <text:p>1.01</text:p>
          </table:table-cell>
          <table:table-cell office:value-type="float" office:value="91.74">
            <text:p>91.74</text:p>
          </table:table-cell>
          <table:table-cell table:formula="of:=[.F1110]/[.A1110]" office:value-type="float" office:value="1.00647284695557">
            <text:p>1.01</text:p>
          </table:table-cell>
          <table:table-cell office:value-type="float" office:value="113.5">
            <text:p>113.5</text:p>
          </table:table-cell>
          <table:table-cell table:formula="of:=[.H1110]/[.A1110]" office:value-type="float" office:value="1.24520021941854">
            <text:p>1.25</text:p>
          </table:table-cell>
          <table:table-cell office:value-type="float" office:value="91.74">
            <text:p>91.74</text:p>
          </table:table-cell>
          <table:table-cell table:formula="of:=[.J1110]/[.A1110]" office:value-type="float" office:value="1.00647284695557">
            <text:p>1.01</text:p>
          </table:table-cell>
          <table:table-cell table:number-columns-repeated="5"/>
        </table:table-row>
        <table:table-row table:style-name="ro1">
          <table:table-cell office:value-type="float" office:value="87.21">
            <text:p>87.21</text:p>
          </table:table-cell>
          <table:table-cell office:value-type="float" office:value="94.87">
            <text:p>94.87</text:p>
          </table:table-cell>
          <table:table-cell table:formula="of:=[.B1111]/[.A1111]" office:value-type="float" office:value="1.08783396399495">
            <text:p>1.09</text:p>
          </table:table-cell>
          <table:table-cell office:value-type="float" office:value="88.38">
            <text:p>88.38</text:p>
          </table:table-cell>
          <table:table-cell table:formula="of:=[.D1111]/[.A1111]" office:value-type="float" office:value="1.01341589267286">
            <text:p>1.01</text:p>
          </table:table-cell>
          <table:table-cell office:value-type="float" office:value="89.56">
            <text:p>89.56</text:p>
          </table:table-cell>
          <table:table-cell table:formula="of:=[.F1111]/[.A1111]" office:value-type="float" office:value="1.02694645109506">
            <text:p>1.03</text:p>
          </table:table-cell>
          <table:table-cell office:value-type="float" office:value="94.87">
            <text:p>94.87</text:p>
          </table:table-cell>
          <table:table-cell table:formula="of:=[.H1111]/[.A1111]" office:value-type="float" office:value="1.08783396399495">
            <text:p>1.09</text:p>
          </table:table-cell>
          <table:table-cell office:value-type="float" office:value="88.38">
            <text:p>88.38</text:p>
          </table:table-cell>
          <table:table-cell table:formula="of:=[.J1111]/[.A1111]" office:value-type="float" office:value="1.01341589267286">
            <text:p>1.0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87">
            <text:p>87</text:p>
          </table:table-cell>
          <table:table-cell table:formula="of:=[.B1112]/[.A1112]" office:value-type="float" office:value="1">
            <text:p>1</text:p>
          </table:table-cell>
          <table:table-cell office:value-type="float" office:value="87">
            <text:p>87</text:p>
          </table:table-cell>
          <table:table-cell table:formula="of:=[.D1112]/[.A1112]" office:value-type="float" office:value="1">
            <text:p>1</text:p>
          </table:table-cell>
          <table:table-cell office:value-type="float" office:value="87">
            <text:p>87</text:p>
          </table:table-cell>
          <table:table-cell table:formula="of:=[.F1112]/[.A1112]" office:value-type="float" office:value="1">
            <text:p>1</text:p>
          </table:table-cell>
          <table:table-cell office:value-type="float" office:value="87">
            <text:p>87</text:p>
          </table:table-cell>
          <table:table-cell table:formula="of:=[.H1112]/[.A1112]" office:value-type="float" office:value="1">
            <text:p>1</text:p>
          </table:table-cell>
          <table:table-cell office:value-type="float" office:value="87">
            <text:p>87</text:p>
          </table:table-cell>
          <table:table-cell table:formula="of:=[.J1112]/[.A111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87.73">
            <text:p>87.73</text:p>
          </table:table-cell>
          <table:table-cell office:value-type="float" office:value="103.73">
            <text:p>103.73</text:p>
          </table:table-cell>
          <table:table-cell table:formula="of:=[.B1113]/[.A1113]" office:value-type="float" office:value="1.18237774991451">
            <text:p>1.18</text:p>
          </table:table-cell>
          <table:table-cell office:value-type="float" office:value="90.66">
            <text:p>90.66</text:p>
          </table:table-cell>
          <table:table-cell table:formula="of:=[.D1113]/[.A1113]" office:value-type="float" office:value="1.03339792545309">
            <text:p>1.03</text:p>
          </table:table-cell>
          <table:table-cell office:value-type="float" office:value="89.49">
            <text:p>89.49</text:p>
          </table:table-cell>
          <table:table-cell table:formula="of:=[.F1113]/[.A1113]" office:value-type="float" office:value="1.0200615524906">
            <text:p>1.02</text:p>
          </table:table-cell>
          <table:table-cell office:value-type="float" office:value="103.73">
            <text:p>103.73</text:p>
          </table:table-cell>
          <table:table-cell table:formula="of:=[.H1113]/[.A1113]" office:value-type="float" office:value="1.18237774991451">
            <text:p>1.18</text:p>
          </table:table-cell>
          <table:table-cell office:value-type="float" office:value="90.66">
            <text:p>90.66</text:p>
          </table:table-cell>
          <table:table-cell table:formula="of:=[.J1113]/[.A1113]" office:value-type="float" office:value="1.03339792545309">
            <text:p>1.03</text:p>
          </table:table-cell>
          <table:table-cell table:number-columns-repeated="5"/>
        </table:table-row>
        <table:table-row table:style-name="ro1">
          <table:table-cell office:value-type="float" office:value="498.81">
            <text:p>498.81</text:p>
          </table:table-cell>
          <table:table-cell office:value-type="float" office:value="529.94">
            <text:p>529.94</text:p>
          </table:table-cell>
          <table:table-cell table:formula="of:=[.B1114]/[.A1114]" office:value-type="float" office:value="1.06240853230689">
            <text:p>1.06</text:p>
          </table:table-cell>
          <table:table-cell office:value-type="float" office:value="503.84">
            <text:p>503.84</text:p>
          </table:table-cell>
          <table:table-cell table:formula="of:=[.D1114]/[.A1114]" office:value-type="float" office:value="1.01008399991981">
            <text:p>1.01</text:p>
          </table:table-cell>
          <table:table-cell office:value-type="float" office:value="510.28">
            <text:p>510.28</text:p>
          </table:table-cell>
          <table:table-cell table:formula="of:=[.F1114]/[.A1114]" office:value-type="float" office:value="1.02299472745133">
            <text:p>1.02</text:p>
          </table:table-cell>
          <table:table-cell office:value-type="float" office:value="503.25">
            <text:p>503.25</text:p>
          </table:table-cell>
          <table:table-cell table:formula="of:=[.H1114]/[.A1114]" office:value-type="float" office:value="1.00890118481987">
            <text:p>1.01</text:p>
          </table:table-cell>
          <table:table-cell office:value-type="float" office:value="503.84">
            <text:p>503.84</text:p>
          </table:table-cell>
          <table:table-cell table:formula="of:=[.J1114]/[.A1114]" office:value-type="float" office:value="1.01008399991981">
            <text:p>1.01</text:p>
          </table:table-cell>
          <table:table-cell table:number-columns-repeated="5"/>
        </table:table-row>
        <table:table-row table:style-name="ro1">
          <table:table-cell office:value-type="float" office:value="452.03">
            <text:p>452.03</text:p>
          </table:table-cell>
          <table:table-cell office:value-type="float" office:value="492.03">
            <text:p>492.03</text:p>
          </table:table-cell>
          <table:table-cell table:formula="of:=[.B1115]/[.A1115]" office:value-type="float" office:value="1.08848970201093">
            <text:p>1.09</text:p>
          </table:table-cell>
          <table:table-cell office:value-type="float" office:value="458.52">
            <text:p>458.52</text:p>
          </table:table-cell>
          <table:table-cell table:formula="of:=[.D1115]/[.A1115]" office:value-type="float" office:value="1.01435745415127">
            <text:p>1.01</text:p>
          </table:table-cell>
          <table:table-cell office:value-type="float" office:value="454.37">
            <text:p>454.37</text:p>
          </table:table-cell>
          <table:table-cell table:formula="of:=[.F1115]/[.A1115]" office:value-type="float" office:value="1.00517664756764">
            <text:p>1.01</text:p>
          </table:table-cell>
          <table:table-cell office:value-type="float" office:value="459.69">
            <text:p>459.69</text:p>
          </table:table-cell>
          <table:table-cell table:formula="of:=[.H1115]/[.A1115]" office:value-type="float" office:value="1.01694577793509">
            <text:p>1.02</text:p>
          </table:table-cell>
          <table:table-cell office:value-type="float" office:value="459.1">
            <text:p>459.1</text:p>
          </table:table-cell>
          <table:table-cell table:formula="of:=[.J1115]/[.A1115]" office:value-type="float" office:value="1.01564055483043">
            <text:p>1.02</text:p>
          </table:table-cell>
          <table:table-cell table:number-columns-repeated="5"/>
        </table:table-row>
        <table:table-row table:style-name="ro1">
          <table:table-cell office:value-type="float" office:value="435.43">
            <text:p>435.43</text:p>
          </table:table-cell>
          <table:table-cell office:value-type="float" office:value="475.91">
            <text:p>475.91</text:p>
          </table:table-cell>
          <table:table-cell table:formula="of:=[.B1116]/[.A1116]" office:value-type="float" office:value="1.09296557425993">
            <text:p>1.09</text:p>
          </table:table-cell>
          <table:table-cell office:value-type="float" office:value="435.77">
            <text:p>435.77</text:p>
          </table:table-cell>
          <table:table-cell table:formula="of:=[.D1116]/[.A1116]" office:value-type="float" office:value="1.00078083733321">
            <text:p>1</text:p>
          </table:table-cell>
          <table:table-cell office:value-type="float" office:value="439.87">
            <text:p>439.87</text:p>
          </table:table-cell>
          <table:table-cell table:formula="of:=[.F1116]/[.A1116]" office:value-type="float" office:value="1.01019681693958">
            <text:p>1.01</text:p>
          </table:table-cell>
          <table:table-cell office:value-type="float" office:value="439.87">
            <text:p>439.87</text:p>
          </table:table-cell>
          <table:table-cell table:formula="of:=[.H1116]/[.A1116]" office:value-type="float" office:value="1.01019681693958">
            <text:p>1.01</text:p>
          </table:table-cell>
          <table:table-cell office:value-type="float" office:value="434.6">
            <text:p>434.6</text:p>
          </table:table-cell>
          <table:table-cell table:formula="of:=[.J1116]/[.A1116]" office:value-type="float" office:value="0.998093838274809">
            <text:p>1</text:p>
          </table:table-cell>
          <table:table-cell table:number-columns-repeated="5"/>
        </table:table-row>
        <table:table-row table:style-name="ro1">
          <table:table-cell office:value-type="float" office:value="87.87">
            <text:p>87.87</text:p>
          </table:table-cell>
          <table:table-cell office:value-type="float" office:value="91.28">
            <text:p>91.28</text:p>
          </table:table-cell>
          <table:table-cell table:formula="of:=[.B1117]/[.A1117]" office:value-type="float" office:value="1.03880732900876">
            <text:p>1.04</text:p>
          </table:table-cell>
          <table:table-cell office:value-type="float" office:value="89.28">
            <text:p>89.28</text:p>
          </table:table-cell>
          <table:table-cell table:formula="of:=[.D1117]/[.A1117]" office:value-type="float" office:value="1.01604643222943">
            <text:p>1.02</text:p>
          </table:table-cell>
          <table:table-cell office:value-type="float" office:value="89.28">
            <text:p>89.28</text:p>
          </table:table-cell>
          <table:table-cell table:formula="of:=[.F1117]/[.A1117]" office:value-type="float" office:value="1.01604643222943">
            <text:p>1.02</text:p>
          </table:table-cell>
          <table:table-cell office:value-type="float" office:value="91.28">
            <text:p>91.28</text:p>
          </table:table-cell>
          <table:table-cell table:formula="of:=[.H1117]/[.A1117]" office:value-type="float" office:value="1.03880732900876">
            <text:p>1.04</text:p>
          </table:table-cell>
          <table:table-cell office:value-type="float" office:value="89.28">
            <text:p>89.28</text:p>
          </table:table-cell>
          <table:table-cell table:formula="of:=[.J1117]/[.A1117]" office:value-type="float" office:value="1.01604643222943">
            <text:p>1.02</text:p>
          </table:table-cell>
          <table:table-cell table:number-columns-repeated="5"/>
        </table:table-row>
        <table:table-row table:style-name="ro1">
          <table:table-cell office:value-type="float" office:value="83.05">
            <text:p>83.05</text:p>
          </table:table-cell>
          <table:table-cell office:value-type="float" office:value="91.25">
            <text:p>91.25</text:p>
          </table:table-cell>
          <table:table-cell table:formula="of:=[.B1118]/[.A1118]" office:value-type="float" office:value="1.09873570138471">
            <text:p>1.1</text:p>
          </table:table-cell>
          <table:table-cell office:value-type="float" office:value="84.81">
            <text:p>84.81</text:p>
          </table:table-cell>
          <table:table-cell table:formula="of:=[.D1118]/[.A1118]" office:value-type="float" office:value="1.02119205298013">
            <text:p>1.02</text:p>
          </table:table-cell>
          <table:table-cell office:value-type="float" office:value="84.81">
            <text:p>84.81</text:p>
          </table:table-cell>
          <table:table-cell table:formula="of:=[.F1118]/[.A1118]" office:value-type="float" office:value="1.02119205298013">
            <text:p>1.02</text:p>
          </table:table-cell>
          <table:table-cell office:value-type="float" office:value="91.25">
            <text:p>91.25</text:p>
          </table:table-cell>
          <table:table-cell table:formula="of:=[.H1118]/[.A1118]" office:value-type="float" office:value="1.09873570138471">
            <text:p>1.1</text:p>
          </table:table-cell>
          <table:table-cell office:value-type="float" office:value="84.81">
            <text:p>84.81</text:p>
          </table:table-cell>
          <table:table-cell table:formula="of:=[.J1118]/[.A1118]" office:value-type="float" office:value="1.02119205298013">
            <text:p>1.02</text:p>
          </table:table-cell>
          <table:table-cell table:number-columns-repeated="5"/>
        </table:table-row>
        <table:table-row table:style-name="ro1">
          <table:table-cell office:value-type="float" office:value="83.53">
            <text:p>83.53</text:p>
          </table:table-cell>
          <table:table-cell office:value-type="float" office:value="88.01">
            <text:p>88.01</text:p>
          </table:table-cell>
          <table:table-cell table:formula="of:=[.B1119]/[.A1119]" office:value-type="float" office:value="1.05363342511672">
            <text:p>1.05</text:p>
          </table:table-cell>
          <table:table-cell office:value-type="float" office:value="86.11">
            <text:p>86.11</text:p>
          </table:table-cell>
          <table:table-cell table:formula="of:=[.D1119]/[.A1119]" office:value-type="float" office:value="1.03088710642883">
            <text:p>1.03</text:p>
          </table:table-cell>
          <table:table-cell office:value-type="float" office:value="87.87">
            <text:p>87.87</text:p>
          </table:table-cell>
          <table:table-cell table:formula="of:=[.F1119]/[.A1119]" office:value-type="float" office:value="1.05195738058183">
            <text:p>1.05</text:p>
          </table:table-cell>
          <table:table-cell office:value-type="float" office:value="88.01">
            <text:p>88.01</text:p>
          </table:table-cell>
          <table:table-cell table:formula="of:=[.H1119]/[.A1119]" office:value-type="float" office:value="1.05363342511672">
            <text:p>1.05</text:p>
          </table:table-cell>
          <table:table-cell office:value-type="float" office:value="86.11">
            <text:p>86.11</text:p>
          </table:table-cell>
          <table:table-cell table:formula="of:=[.J1119]/[.A1119]" office:value-type="float" office:value="1.03088710642883">
            <text:p>1.03</text:p>
          </table:table-cell>
          <table:table-cell table:number-columns-repeated="5"/>
        </table:table-row>
        <table:table-row table:style-name="ro1">
          <table:table-cell office:value-type="float" office:value="83.33">
            <text:p>83.33</text:p>
          </table:table-cell>
          <table:table-cell office:value-type="float" office:value="95.91">
            <text:p>95.91</text:p>
          </table:table-cell>
          <table:table-cell table:formula="of:=[.B1120]/[.A1120]" office:value-type="float" office:value="1.15096603864155">
            <text:p>1.15</text:p>
          </table:table-cell>
          <table:table-cell office:value-type="float" office:value="85.33">
            <text:p>85.33</text:p>
          </table:table-cell>
          <table:table-cell table:formula="of:=[.D1120]/[.A1120]" office:value-type="float" office:value="1.0240009600384">
            <text:p>1.02</text:p>
          </table:table-cell>
          <table:table-cell office:value-type="float" office:value="85.33">
            <text:p>85.33</text:p>
          </table:table-cell>
          <table:table-cell table:formula="of:=[.F1120]/[.A1120]" office:value-type="float" office:value="1.0240009600384">
            <text:p>1.02</text:p>
          </table:table-cell>
          <table:table-cell office:value-type="float" office:value="95.91">
            <text:p>95.91</text:p>
          </table:table-cell>
          <table:table-cell table:formula="of:=[.H1120]/[.A1120]" office:value-type="float" office:value="1.15096603864155">
            <text:p>1.15</text:p>
          </table:table-cell>
          <table:table-cell office:value-type="float" office:value="85.33">
            <text:p>85.33</text:p>
          </table:table-cell>
          <table:table-cell table:formula="of:=[.J1120]/[.A1120]" office:value-type="float" office:value="1.0240009600384">
            <text:p>1.02</text:p>
          </table:table-cell>
          <table:table-cell table:number-columns-repeated="5"/>
        </table:table-row>
        <table:table-row table:style-name="ro1">
          <table:table-cell office:value-type="float" office:value="83.5">
            <text:p>83.5</text:p>
          </table:table-cell>
          <table:table-cell office:value-type="float" office:value="96.18">
            <text:p>96.18</text:p>
          </table:table-cell>
          <table:table-cell table:formula="of:=[.B1121]/[.A1121]" office:value-type="float" office:value="1.15185628742515">
            <text:p>1.15</text:p>
          </table:table-cell>
          <table:table-cell office:value-type="float" office:value="90.53">
            <text:p>90.53</text:p>
          </table:table-cell>
          <table:table-cell table:formula="of:=[.D1121]/[.A1121]" office:value-type="float" office:value="1.08419161676647">
            <text:p>1.08</text:p>
          </table:table-cell>
          <table:table-cell office:value-type="float" office:value="87.6">
            <text:p>87.6</text:p>
          </table:table-cell>
          <table:table-cell table:formula="of:=[.F1121]/[.A1121]" office:value-type="float" office:value="1.04910179640719">
            <text:p>1.05</text:p>
          </table:table-cell>
          <table:table-cell office:value-type="float" office:value="96.18">
            <text:p>96.18</text:p>
          </table:table-cell>
          <table:table-cell table:formula="of:=[.H1121]/[.A1121]" office:value-type="float" office:value="1.15185628742515">
            <text:p>1.15</text:p>
          </table:table-cell>
          <table:table-cell office:value-type="float" office:value="90.53">
            <text:p>90.53</text:p>
          </table:table-cell>
          <table:table-cell table:formula="of:=[.J1121]/[.A1121]" office:value-type="float" office:value="1.08419161676647">
            <text:p>1.08</text:p>
          </table:table-cell>
          <table:table-cell table:number-columns-repeated="5"/>
        </table:table-row>
        <table:table-row table:style-name="ro1">
          <table:table-cell office:value-type="float" office:value="83.98">
            <text:p>83.98</text:p>
          </table:table-cell>
          <table:table-cell office:value-type="float" office:value="89.98">
            <text:p>89.98</text:p>
          </table:table-cell>
          <table:table-cell table:formula="of:=[.B1122]/[.A1122]" office:value-type="float" office:value="1.0714455822815">
            <text:p>1.07</text:p>
          </table:table-cell>
          <table:table-cell office:value-type="float" office:value="85.15">
            <text:p>85.15</text:p>
          </table:table-cell>
          <table:table-cell table:formula="of:=[.D1122]/[.A1122]" office:value-type="float" office:value="1.01393188854489">
            <text:p>1.01</text:p>
          </table:table-cell>
          <table:table-cell office:value-type="float" office:value="86.33">
            <text:p>86.33</text:p>
          </table:table-cell>
          <table:table-cell table:formula="of:=[.F1122]/[.A1122]" office:value-type="float" office:value="1.02798285306025">
            <text:p>1.03</text:p>
          </table:table-cell>
          <table:table-cell office:value-type="float" office:value="89.98">
            <text:p>89.98</text:p>
          </table:table-cell>
          <table:table-cell table:formula="of:=[.H1122]/[.A1122]" office:value-type="float" office:value="1.0714455822815">
            <text:p>1.07</text:p>
          </table:table-cell>
          <table:table-cell office:value-type="float" office:value="85.15">
            <text:p>85.15</text:p>
          </table:table-cell>
          <table:table-cell table:formula="of:=[.J1122]/[.A1122]" office:value-type="float" office:value="1.01393188854489">
            <text:p>1.01</text:p>
          </table:table-cell>
          <table:table-cell table:number-columns-repeated="5"/>
        </table:table-row>
        <table:table-row table:style-name="ro1">
          <table:table-cell office:value-type="float" office:value="78.7">
            <text:p>78.7</text:p>
          </table:table-cell>
          <table:table-cell office:value-type="float" office:value="83.04">
            <text:p>83.04</text:p>
          </table:table-cell>
          <table:table-cell table:formula="of:=[.B1123]/[.A1123]" office:value-type="float" office:value="1.05514612452351">
            <text:p>1.06</text:p>
          </table:table-cell>
          <table:table-cell office:value-type="float" office:value="79.63">
            <text:p>79.63</text:p>
          </table:table-cell>
          <table:table-cell table:formula="of:=[.D1123]/[.A1123]" office:value-type="float" office:value="1.01181702668361">
            <text:p>1.01</text:p>
          </table:table-cell>
          <table:table-cell office:value-type="float" office:value="79.63">
            <text:p>79.63</text:p>
          </table:table-cell>
          <table:table-cell table:formula="of:=[.F1123]/[.A1123]" office:value-type="float" office:value="1.01181702668361">
            <text:p>1.01</text:p>
          </table:table-cell>
          <table:table-cell office:value-type="float" office:value="83.04">
            <text:p>83.04</text:p>
          </table:table-cell>
          <table:table-cell table:formula="of:=[.H1123]/[.A1123]" office:value-type="float" office:value="1.05514612452351">
            <text:p>1.06</text:p>
          </table:table-cell>
          <table:table-cell office:value-type="float" office:value="79.63">
            <text:p>79.63</text:p>
          </table:table-cell>
          <table:table-cell table:formula="of:=[.J1123]/[.A1123]" office:value-type="float" office:value="1.01181702668361">
            <text:p>1.01</text:p>
          </table:table-cell>
          <table:table-cell table:number-columns-repeated="5"/>
        </table:table-row>
        <table:table-row table:style-name="ro1">
          <table:table-cell office:value-type="float" office:value="75.83">
            <text:p>75.83</text:p>
          </table:table-cell>
          <table:table-cell office:value-type="float" office:value="87.87">
            <text:p>87.87</text:p>
          </table:table-cell>
          <table:table-cell table:formula="of:=[.B1124]/[.A1124]" office:value-type="float" office:value="1.15877620994329">
            <text:p>1.16</text:p>
          </table:table-cell>
          <table:table-cell office:value-type="float" office:value="75.83">
            <text:p>75.83</text:p>
          </table:table-cell>
          <table:table-cell table:formula="of:=[.D1124]/[.A1124]" office:value-type="float" office:value="1">
            <text:p>1</text:p>
          </table:table-cell>
          <table:table-cell office:value-type="float" office:value="75.83">
            <text:p>75.83</text:p>
          </table:table-cell>
          <table:table-cell table:formula="of:=[.F1124]/[.A1124]" office:value-type="float" office:value="1">
            <text:p>1</text:p>
          </table:table-cell>
          <table:table-cell office:value-type="float" office:value="75.83">
            <text:p>75.83</text:p>
          </table:table-cell>
          <table:table-cell table:formula="of:=[.H1124]/[.A1124]" office:value-type="float" office:value="1">
            <text:p>1</text:p>
          </table:table-cell>
          <table:table-cell office:value-type="float" office:value="75.83">
            <text:p>75.83</text:p>
          </table:table-cell>
          <table:table-cell table:formula="of:=[.J1124]/[.A112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5.08">
            <text:p>75.08</text:p>
          </table:table-cell>
          <table:table-cell office:value-type="float" office:value="92.98">
            <text:p>92.98</text:p>
          </table:table-cell>
          <table:table-cell table:formula="of:=[.B1125]/[.A1125]" office:value-type="float" office:value="1.23841236014917">
            <text:p>1.24</text:p>
          </table:table-cell>
          <table:table-cell office:value-type="float" office:value="75.08">
            <text:p>75.08</text:p>
          </table:table-cell>
          <table:table-cell table:formula="of:=[.D1125]/[.A1125]" office:value-type="float" office:value="1">
            <text:p>1</text:p>
          </table:table-cell>
          <table:table-cell office:value-type="float" office:value="77.43">
            <text:p>77.43</text:p>
          </table:table-cell>
          <table:table-cell table:formula="of:=[.F1125]/[.A1125]" office:value-type="float" office:value="1.0312999467235">
            <text:p>1.03</text:p>
          </table:table-cell>
          <table:table-cell office:value-type="float" office:value="75.08">
            <text:p>75.08</text:p>
          </table:table-cell>
          <table:table-cell table:formula="of:=[.H1125]/[.A1125]" office:value-type="float" office:value="1">
            <text:p>1</text:p>
          </table:table-cell>
          <table:table-cell office:value-type="float" office:value="75.08">
            <text:p>75.08</text:p>
          </table:table-cell>
          <table:table-cell table:formula="of:=[.J1125]/[.A112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5.11">
            <text:p>65.11</text:p>
          </table:table-cell>
          <table:table-cell office:value-type="float" office:value="70.63">
            <text:p>70.63</text:p>
          </table:table-cell>
          <table:table-cell table:formula="of:=[.B1126]/[.A1126]" office:value-type="float" office:value="1.0847796037475">
            <text:p>1.08</text:p>
          </table:table-cell>
          <table:table-cell office:value-type="float" office:value="67.46">
            <text:p>67.46</text:p>
          </table:table-cell>
          <table:table-cell table:formula="of:=[.D1126]/[.A1126]" office:value-type="float" office:value="1.03609276608816">
            <text:p>1.04</text:p>
          </table:table-cell>
          <table:table-cell office:value-type="float" office:value="65.11">
            <text:p>65.11</text:p>
          </table:table-cell>
          <table:table-cell table:formula="of:=[.F1126]/[.A1126]" office:value-type="float" office:value="1">
            <text:p>1</text:p>
          </table:table-cell>
          <table:table-cell office:value-type="float" office:value="70.63">
            <text:p>70.63</text:p>
          </table:table-cell>
          <table:table-cell table:formula="of:=[.H1126]/[.A1126]" office:value-type="float" office:value="1.0847796037475">
            <text:p>1.08</text:p>
          </table:table-cell>
          <table:table-cell office:value-type="float" office:value="67.46">
            <text:p>67.46</text:p>
          </table:table-cell>
          <table:table-cell table:formula="of:=[.J1126]/[.A1126]" office:value-type="float" office:value="1.03609276608816">
            <text:p>1.04</text:p>
          </table:table-cell>
          <table:table-cell table:number-columns-repeated="5"/>
        </table:table-row>
        <table:table-row table:style-name="ro1">
          <table:table-cell office:value-type="float" office:value="75.28">
            <text:p>75.28</text:p>
          </table:table-cell>
          <table:table-cell office:value-type="float" office:value="81.63">
            <text:p>81.63</text:p>
          </table:table-cell>
          <table:table-cell table:formula="of:=[.B1127]/[.A1127]" office:value-type="float" office:value="1.08435175345377">
            <text:p>1.08</text:p>
          </table:table-cell>
          <table:table-cell office:value-type="float" office:value="77.63">
            <text:p>77.63</text:p>
          </table:table-cell>
          <table:table-cell table:formula="of:=[.D1127]/[.A1127]" office:value-type="float" office:value="1.03121679064825">
            <text:p>1.03</text:p>
          </table:table-cell>
          <table:table-cell office:value-type="float" office:value="76.46">
            <text:p>76.46</text:p>
          </table:table-cell>
          <table:table-cell table:formula="of:=[.F1127]/[.A1127]" office:value-type="float" office:value="1.01567481402763">
            <text:p>1.02</text:p>
          </table:table-cell>
          <table:table-cell office:value-type="float" office:value="79.63">
            <text:p>79.63</text:p>
          </table:table-cell>
          <table:table-cell table:formula="of:=[.H1127]/[.A1127]" office:value-type="float" office:value="1.05778427205101">
            <text:p>1.06</text:p>
          </table:table-cell>
          <table:table-cell office:value-type="float" office:value="77.63">
            <text:p>77.63</text:p>
          </table:table-cell>
          <table:table-cell table:formula="of:=[.J1127]/[.A1127]" office:value-type="float" office:value="1.03121679064825">
            <text:p>1.03</text:p>
          </table:table-cell>
          <table:table-cell table:number-columns-repeated="5"/>
        </table:table-row>
        <table:table-row table:style-name="ro1">
          <table:table-cell office:value-type="float" office:value="75.43">
            <text:p>75.43</text:p>
          </table:table-cell>
          <table:table-cell office:value-type="float" office:value="87.08">
            <text:p>87.08</text:p>
          </table:table-cell>
          <table:table-cell table:formula="of:=[.B1128]/[.A1128]" office:value-type="float" office:value="1.15444783242742">
            <text:p>1.15</text:p>
          </table:table-cell>
          <table:table-cell office:value-type="float" office:value="75.43">
            <text:p>75.43</text:p>
          </table:table-cell>
          <table:table-cell table:formula="of:=[.D1128]/[.A1128]" office:value-type="float" office:value="1">
            <text:p>1</text:p>
          </table:table-cell>
          <table:table-cell office:value-type="float" office:value="75.43">
            <text:p>75.43</text:p>
          </table:table-cell>
          <table:table-cell table:formula="of:=[.F1128]/[.A1128]" office:value-type="float" office:value="1">
            <text:p>1</text:p>
          </table:table-cell>
          <table:table-cell office:value-type="float" office:value="75.43">
            <text:p>75.43</text:p>
          </table:table-cell>
          <table:table-cell table:formula="of:=[.H1128]/[.A1128]" office:value-type="float" office:value="1">
            <text:p>1</text:p>
          </table:table-cell>
          <table:table-cell office:value-type="float" office:value="75.43">
            <text:p>75.43</text:p>
          </table:table-cell>
          <table:table-cell table:formula="of:=[.J1128]/[.A112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1.91">
            <text:p>71.91</text:p>
          </table:table-cell>
          <table:table-cell office:value-type="float" office:value="74.74">
            <text:p>74.74</text:p>
          </table:table-cell>
          <table:table-cell table:formula="of:=[.B1129]/[.A1129]" office:value-type="float" office:value="1.0393547489918">
            <text:p>1.04</text:p>
          </table:table-cell>
          <table:table-cell office:value-type="float" office:value="73.91">
            <text:p>73.91</text:p>
          </table:table-cell>
          <table:table-cell table:formula="of:=[.D1129]/[.A1129]" office:value-type="float" office:value="1.0278125434571">
            <text:p>1.03</text:p>
          </table:table-cell>
          <table:table-cell office:value-type="float" office:value="75.67">
            <text:p>75.67</text:p>
          </table:table-cell>
          <table:table-cell table:formula="of:=[.F1129]/[.A1129]" office:value-type="float" office:value="1.05228758169935">
            <text:p>1.05</text:p>
          </table:table-cell>
          <table:table-cell office:value-type="float" office:value="74.74">
            <text:p>74.74</text:p>
          </table:table-cell>
          <table:table-cell table:formula="of:=[.H1129]/[.A1129]" office:value-type="float" office:value="1.0393547489918">
            <text:p>1.04</text:p>
          </table:table-cell>
          <table:table-cell office:value-type="float" office:value="73.91">
            <text:p>73.91</text:p>
          </table:table-cell>
          <table:table-cell table:formula="of:=[.J1129]/[.A1129]" office:value-type="float" office:value="1.0278125434571">
            <text:p>1.03</text:p>
          </table:table-cell>
          <table:table-cell table:number-columns-repeated="5"/>
        </table:table-row>
        <table:table-row table:style-name="ro1">
          <table:table-cell office:value-type="float" office:value="71.5">
            <text:p>71.5</text:p>
          </table:table-cell>
          <table:table-cell office:value-type="float" office:value="85.36">
            <text:p>85.36</text:p>
          </table:table-cell>
          <table:table-cell table:formula="of:=[.B1130]/[.A1130]" office:value-type="float" office:value="1.19384615384615">
            <text:p>1.19</text:p>
          </table:table-cell>
          <table:table-cell office:value-type="float" office:value="71.5">
            <text:p>71.5</text:p>
          </table:table-cell>
          <table:table-cell table:formula="of:=[.D1130]/[.A1130]" office:value-type="float" office:value="1">
            <text:p>1</text:p>
          </table:table-cell>
          <table:table-cell office:value-type="float" office:value="71.5">
            <text:p>71.5</text:p>
          </table:table-cell>
          <table:table-cell table:formula="of:=[.F1130]/[.A1130]" office:value-type="float" office:value="1">
            <text:p>1</text:p>
          </table:table-cell>
          <table:table-cell office:value-type="float" office:value="85.36">
            <text:p>85.36</text:p>
          </table:table-cell>
          <table:table-cell table:formula="of:=[.H1130]/[.A1130]" office:value-type="float" office:value="1.19384615384615">
            <text:p>1.19</text:p>
          </table:table-cell>
          <table:table-cell office:value-type="float" office:value="71.5">
            <text:p>71.5</text:p>
          </table:table-cell>
          <table:table-cell table:formula="of:=[.J1130]/[.A113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0.71">
            <text:p>70.71</text:p>
          </table:table-cell>
          <table:table-cell office:value-type="float" office:value="82.08">
            <text:p>82.08</text:p>
          </table:table-cell>
          <table:table-cell table:formula="of:=[.B1131]/[.A1131]" office:value-type="float" office:value="1.16079762409843">
            <text:p>1.16</text:p>
          </table:table-cell>
          <table:table-cell office:value-type="float" office:value="70.71">
            <text:p>70.71</text:p>
          </table:table-cell>
          <table:table-cell table:formula="of:=[.D1131]/[.A1131]" office:value-type="float" office:value="1">
            <text:p>1</text:p>
          </table:table-cell>
          <table:table-cell office:value-type="float" office:value="70.71">
            <text:p>70.71</text:p>
          </table:table-cell>
          <table:table-cell table:formula="of:=[.F1131]/[.A1131]" office:value-type="float" office:value="1">
            <text:p>1</text:p>
          </table:table-cell>
          <table:table-cell office:value-type="float" office:value="70.71">
            <text:p>70.71</text:p>
          </table:table-cell>
          <table:table-cell table:formula="of:=[.H1131]/[.A1131]" office:value-type="float" office:value="1">
            <text:p>1</text:p>
          </table:table-cell>
          <table:table-cell office:value-type="float" office:value="70.71">
            <text:p>70.71</text:p>
          </table:table-cell>
          <table:table-cell table:formula="of:=[.J1131]/[.A113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1.21">
            <text:p>71.21</text:p>
          </table:table-cell>
          <table:table-cell office:value-type="float" office:value="81.31">
            <text:p>81.31</text:p>
          </table:table-cell>
          <table:table-cell table:formula="of:=[.B1132]/[.A1132]" office:value-type="float" office:value="1.14183401207696">
            <text:p>1.14</text:p>
          </table:table-cell>
          <table:table-cell office:value-type="float" office:value="71.8">
            <text:p>71.8</text:p>
          </table:table-cell>
          <table:table-cell table:formula="of:=[.D1132]/[.A1132]" office:value-type="float" office:value="1.00828535318073">
            <text:p>1.01</text:p>
          </table:table-cell>
          <table:table-cell office:value-type="float" office:value="70.97">
            <text:p>70.97</text:p>
          </table:table-cell>
          <table:table-cell table:formula="of:=[.F1132]/[.A1132]" office:value-type="float" office:value="0.996629686841736">
            <text:p>1</text:p>
          </table:table-cell>
          <table:table-cell office:value-type="float" office:value="72.97">
            <text:p>72.97</text:p>
          </table:table-cell>
          <table:table-cell table:formula="of:=[.H1132]/[.A1132]" office:value-type="float" office:value="1.02471562982727">
            <text:p>1.02</text:p>
          </table:table-cell>
          <table:table-cell office:value-type="float" office:value="71.8">
            <text:p>71.8</text:p>
          </table:table-cell>
          <table:table-cell table:formula="of:=[.J1132]/[.A1132]" office:value-type="float" office:value="1.00828535318073">
            <text:p>1.01</text:p>
          </table:table-cell>
          <table:table-cell table:number-columns-repeated="5"/>
        </table:table-row>
        <table:table-row table:style-name="ro1">
          <table:table-cell office:value-type="float" office:value="67.81">
            <text:p>67.81</text:p>
          </table:table-cell>
          <table:table-cell office:value-type="float" office:value="89.37">
            <text:p>89.37</text:p>
          </table:table-cell>
          <table:table-cell table:formula="of:=[.B1133]/[.A1133]" office:value-type="float" office:value="1.31794720542693">
            <text:p>1.32</text:p>
          </table:table-cell>
          <table:table-cell office:value-type="float" office:value="81.71">
            <text:p>81.71</text:p>
          </table:table-cell>
          <table:table-cell table:formula="of:=[.D1133]/[.A1133]" office:value-type="float" office:value="1.20498451555818">
            <text:p>1.2</text:p>
          </table:table-cell>
          <table:table-cell office:value-type="float" office:value="81.71">
            <text:p>81.71</text:p>
          </table:table-cell>
          <table:table-cell table:formula="of:=[.F1133]/[.A1133]" office:value-type="float" office:value="1.20498451555818">
            <text:p>1.2</text:p>
          </table:table-cell>
          <table:table-cell office:value-type="float" office:value="81.71">
            <text:p>81.71</text:p>
          </table:table-cell>
          <table:table-cell table:formula="of:=[.H1133]/[.A1133]" office:value-type="float" office:value="1.20498451555818">
            <text:p>1.2</text:p>
          </table:table-cell>
          <table:table-cell office:value-type="float" office:value="81.71">
            <text:p>81.71</text:p>
          </table:table-cell>
          <table:table-cell table:formula="of:=[.J1133]/[.A1133]" office:value-type="float" office:value="1.20498451555818">
            <text:p>1.2</text:p>
          </table:table-cell>
          <table:table-cell table:number-columns-repeated="5"/>
        </table:table-row>
        <table:table-row table:style-name="ro1">
          <table:table-cell office:value-type="float" office:value="67.18">
            <text:p>67.18</text:p>
          </table:table-cell>
          <table:table-cell office:value-type="float" office:value="74.7">
            <text:p>74.7</text:p>
          </table:table-cell>
          <table:table-cell table:formula="of:=[.B1134]/[.A1134]" office:value-type="float" office:value="1.11193807680857">
            <text:p>1.11</text:p>
          </table:table-cell>
          <table:table-cell office:value-type="float" office:value="68.36">
            <text:p>68.36</text:p>
          </table:table-cell>
          <table:table-cell table:formula="of:=[.D1134]/[.A1134]" office:value-type="float" office:value="1.01756475141411">
            <text:p>1.02</text:p>
          </table:table-cell>
          <table:table-cell office:value-type="float" office:value="68.94">
            <text:p>68.94</text:p>
          </table:table-cell>
          <table:table-cell table:formula="of:=[.F1134]/[.A1134]" office:value-type="float" office:value="1.02619827329562">
            <text:p>1.03</text:p>
          </table:table-cell>
          <table:table-cell office:value-type="float" office:value="74.7">
            <text:p>74.7</text:p>
          </table:table-cell>
          <table:table-cell table:formula="of:=[.H1134]/[.A1134]" office:value-type="float" office:value="1.11193807680857">
            <text:p>1.11</text:p>
          </table:table-cell>
          <table:table-cell office:value-type="float" office:value="68.36">
            <text:p>68.36</text:p>
          </table:table-cell>
          <table:table-cell table:formula="of:=[.J1134]/[.A1134]" office:value-type="float" office:value="1.01756475141411">
            <text:p>1.02</text:p>
          </table:table-cell>
          <table:table-cell table:number-columns-repeated="5"/>
        </table:table-row>
        <table:table-row table:style-name="ro1">
          <table:table-cell office:value-type="float" office:value="67.43">
            <text:p>67.43</text:p>
          </table:table-cell>
          <table:table-cell office:value-type="float" office:value="73.67">
            <text:p>73.67</text:p>
          </table:table-cell>
          <table:table-cell table:formula="of:=[.B1135]/[.A1135]" office:value-type="float" office:value="1.0925404122794">
            <text:p>1.09</text:p>
          </table:table-cell>
          <table:table-cell office:value-type="float" office:value="67.43">
            <text:p>67.43</text:p>
          </table:table-cell>
          <table:table-cell table:formula="of:=[.D1135]/[.A1135]" office:value-type="float" office:value="1">
            <text:p>1</text:p>
          </table:table-cell>
          <table:table-cell office:value-type="float" office:value="67.43">
            <text:p>67.43</text:p>
          </table:table-cell>
          <table:table-cell table:formula="of:=[.F1135]/[.A1135]" office:value-type="float" office:value="1">
            <text:p>1</text:p>
          </table:table-cell>
          <table:table-cell office:value-type="float" office:value="67.43">
            <text:p>67.43</text:p>
          </table:table-cell>
          <table:table-cell table:formula="of:=[.H1135]/[.A1135]" office:value-type="float" office:value="1">
            <text:p>1</text:p>
          </table:table-cell>
          <table:table-cell office:value-type="float" office:value="67.43">
            <text:p>67.43</text:p>
          </table:table-cell>
          <table:table-cell table:formula="of:=[.J1135]/[.A113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7.94">
            <text:p>67.94</text:p>
          </table:table-cell>
          <table:table-cell office:value-type="float" office:value="69.36">
            <text:p>69.36</text:p>
          </table:table-cell>
          <table:table-cell table:formula="of:=[.B1136]/[.A1136]" office:value-type="float" office:value="1.02090079481896">
            <text:p>1.02</text:p>
          </table:table-cell>
          <table:table-cell office:value-type="float" office:value="68.77">
            <text:p>68.77</text:p>
          </table:table-cell>
          <table:table-cell table:formula="of:=[.D1136]/[.A1136]" office:value-type="float" office:value="1.01221666176038">
            <text:p>1.01</text:p>
          </table:table-cell>
          <table:table-cell office:value-type="float" office:value="68.77">
            <text:p>68.77</text:p>
          </table:table-cell>
          <table:table-cell table:formula="of:=[.F1136]/[.A1136]" office:value-type="float" office:value="1.01221666176038">
            <text:p>1.01</text:p>
          </table:table-cell>
          <table:table-cell office:value-type="float" office:value="69.36">
            <text:p>69.36</text:p>
          </table:table-cell>
          <table:table-cell table:formula="of:=[.H1136]/[.A1136]" office:value-type="float" office:value="1.02090079481896">
            <text:p>1.02</text:p>
          </table:table-cell>
          <table:table-cell office:value-type="float" office:value="68.77">
            <text:p>68.77</text:p>
          </table:table-cell>
          <table:table-cell table:formula="of:=[.J1136]/[.A1136]" office:value-type="float" office:value="1.01221666176038">
            <text:p>1.01</text:p>
          </table:table-cell>
          <table:table-cell table:number-columns-repeated="5"/>
        </table:table-row>
        <table:table-row table:style-name="ro1">
          <table:table-cell office:value-type="float" office:value="63.04">
            <text:p>63.04</text:p>
          </table:table-cell>
          <table:table-cell office:value-type="float" office:value="65.97">
            <text:p>65.97</text:p>
          </table:table-cell>
          <table:table-cell table:formula="of:=[.B1137]/[.A1137]" office:value-type="float" office:value="1.04647842639594">
            <text:p>1.05</text:p>
          </table:table-cell>
          <table:table-cell office:value-type="float" office:value="64.21">
            <text:p>64.21</text:p>
          </table:table-cell>
          <table:table-cell table:formula="of:=[.D1137]/[.A1137]" office:value-type="float" office:value="1.01855964467005">
            <text:p>1.02</text:p>
          </table:table-cell>
          <table:table-cell office:value-type="float" office:value="64.21">
            <text:p>64.21</text:p>
          </table:table-cell>
          <table:table-cell table:formula="of:=[.F1137]/[.A1137]" office:value-type="float" office:value="1.01855964467005">
            <text:p>1.02</text:p>
          </table:table-cell>
          <table:table-cell office:value-type="float" office:value="65.97">
            <text:p>65.97</text:p>
          </table:table-cell>
          <table:table-cell table:formula="of:=[.H1137]/[.A1137]" office:value-type="float" office:value="1.04647842639594">
            <text:p>1.05</text:p>
          </table:table-cell>
          <table:table-cell office:value-type="float" office:value="64.21">
            <text:p>64.21</text:p>
          </table:table-cell>
          <table:table-cell table:formula="of:=[.J1137]/[.A1137]" office:value-type="float" office:value="1.01855964467005">
            <text:p>1.02</text:p>
          </table:table-cell>
          <table:table-cell table:number-columns-repeated="5"/>
        </table:table-row>
        <table:table-row table:style-name="ro1">
          <table:table-cell office:value-type="float" office:value="63.08">
            <text:p>63.08</text:p>
          </table:table-cell>
          <table:table-cell office:value-type="float" office:value="74.15">
            <text:p>74.15</text:p>
          </table:table-cell>
          <table:table-cell table:formula="of:=[.B1138]/[.A1138]" office:value-type="float" office:value="1.17549143944198">
            <text:p>1.18</text:p>
          </table:table-cell>
          <table:table-cell office:value-type="float" office:value="64.25">
            <text:p>64.25</text:p>
          </table:table-cell>
          <table:table-cell table:formula="of:=[.D1138]/[.A1138]" office:value-type="float" office:value="1.01854787571338">
            <text:p>1.02</text:p>
          </table:table-cell>
          <table:table-cell office:value-type="float" office:value="64.25">
            <text:p>64.25</text:p>
          </table:table-cell>
          <table:table-cell table:formula="of:=[.F1138]/[.A1138]" office:value-type="float" office:value="1.01854787571338">
            <text:p>1.02</text:p>
          </table:table-cell>
          <table:table-cell office:value-type="float" office:value="63.08">
            <text:p>63.08</text:p>
          </table:table-cell>
          <table:table-cell table:formula="of:=[.H1138]/[.A1138]" office:value-type="float" office:value="1">
            <text:p>1</text:p>
          </table:table-cell>
          <table:table-cell office:value-type="float" office:value="63.08">
            <text:p>63.08</text:p>
          </table:table-cell>
          <table:table-cell table:formula="of:=[.J1138]/[.A113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3.33">
            <text:p>63.33</text:p>
          </table:table-cell>
          <table:table-cell office:value-type="float" office:value="70.15">
            <text:p>70.15</text:p>
          </table:table-cell>
          <table:table-cell table:formula="of:=[.B1139]/[.A1139]" office:value-type="float" office:value="1.10768987841465">
            <text:p>1.11</text:p>
          </table:table-cell>
          <table:table-cell office:value-type="float" office:value="63.33">
            <text:p>63.33</text:p>
          </table:table-cell>
          <table:table-cell table:formula="of:=[.D1139]/[.A1139]" office:value-type="float" office:value="1">
            <text:p>1</text:p>
          </table:table-cell>
          <table:table-cell office:value-type="float" office:value="63.33">
            <text:p>63.33</text:p>
          </table:table-cell>
          <table:table-cell table:formula="of:=[.F1139]/[.A1139]" office:value-type="float" office:value="1">
            <text:p>1</text:p>
          </table:table-cell>
          <table:table-cell office:value-type="float" office:value="63.33">
            <text:p>63.33</text:p>
          </table:table-cell>
          <table:table-cell table:formula="of:=[.H1139]/[.A1139]" office:value-type="float" office:value="1">
            <text:p>1</text:p>
          </table:table-cell>
          <table:table-cell office:value-type="float" office:value="63.33">
            <text:p>63.33</text:p>
          </table:table-cell>
          <table:table-cell table:formula="of:=[.J1139]/[.A113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3.73">
            <text:p>63.73</text:p>
          </table:table-cell>
          <table:table-cell office:value-type="float" office:value="75.63">
            <text:p>75.63</text:p>
          </table:table-cell>
          <table:table-cell table:formula="of:=[.B1140]/[.A1140]" office:value-type="float" office:value="1.18672524713636">
            <text:p>1.19</text:p>
          </table:table-cell>
          <table:table-cell office:value-type="float" office:value="66.8">
            <text:p>66.8</text:p>
          </table:table-cell>
          <table:table-cell table:formula="of:=[.D1140]/[.A1140]" office:value-type="float" office:value="1.04817197552173">
            <text:p>1.05</text:p>
          </table:table-cell>
          <table:table-cell office:value-type="float" office:value="64.31">
            <text:p>64.31</text:p>
          </table:table-cell>
          <table:table-cell table:formula="of:=[.F1140]/[.A1140]" office:value-type="float" office:value="1.00910089439824">
            <text:p>1.01</text:p>
          </table:table-cell>
          <table:table-cell office:value-type="float" office:value="75.63">
            <text:p>75.63</text:p>
          </table:table-cell>
          <table:table-cell table:formula="of:=[.H1140]/[.A1140]" office:value-type="float" office:value="1.18672524713636">
            <text:p>1.19</text:p>
          </table:table-cell>
          <table:table-cell office:value-type="float" office:value="66.8">
            <text:p>66.8</text:p>
          </table:table-cell>
          <table:table-cell table:formula="of:=[.J1140]/[.A1140]" office:value-type="float" office:value="1.04817197552173">
            <text:p>1.05</text:p>
          </table:table-cell>
          <table:table-cell table:number-columns-repeated="5"/>
        </table:table-row>
        <table:table-row table:style-name="ro1">
          <table:table-cell office:value-type="float" office:value="63.66">
            <text:p>63.66</text:p>
          </table:table-cell>
          <table:table-cell office:value-type="float" office:value="94.28">
            <text:p>94.28</text:p>
          </table:table-cell>
          <table:table-cell table:formula="of:=[.B1141]/[.A1141]" office:value-type="float" office:value="1.48099277411247">
            <text:p>1.48</text:p>
          </table:table-cell>
          <table:table-cell office:value-type="float" office:value="68.24">
            <text:p>68.24</text:p>
          </table:table-cell>
          <table:table-cell table:formula="of:=[.D1141]/[.A1141]" office:value-type="float" office:value="1.07194470625196">
            <text:p>1.07</text:p>
          </table:table-cell>
          <table:table-cell office:value-type="float" office:value="64.49">
            <text:p>64.49</text:p>
          </table:table-cell>
          <table:table-cell table:formula="of:=[.F1141]/[.A1141]" office:value-type="float" office:value="1.01303801445178">
            <text:p>1.01</text:p>
          </table:table-cell>
          <table:table-cell office:value-type="float" office:value="87.11">
            <text:p>87.11</text:p>
          </table:table-cell>
          <table:table-cell table:formula="of:=[.H1141]/[.A1141]" office:value-type="float" office:value="1.36836317939051">
            <text:p>1.37</text:p>
          </table:table-cell>
          <table:table-cell office:value-type="float" office:value="68.24">
            <text:p>68.24</text:p>
          </table:table-cell>
          <table:table-cell table:formula="of:=[.J1141]/[.A1141]" office:value-type="float" office:value="1.07194470625196">
            <text:p>1.07</text:p>
          </table:table-cell>
          <table:table-cell table:number-columns-repeated="5"/>
        </table:table-row>
        <table:table-row table:style-name="ro1">
          <table:table-cell office:value-type="float" office:value="435.57">
            <text:p>435.57</text:p>
          </table:table-cell>
          <table:table-cell office:value-type="float" office:value="444.26">
            <text:p>444.26</text:p>
          </table:table-cell>
          <table:table-cell table:formula="of:=[.B1142]/[.A1142]" office:value-type="float" office:value="1.01995086897628">
            <text:p>1.02</text:p>
          </table:table-cell>
          <table:table-cell office:value-type="float" office:value="440.26">
            <text:p>440.26</text:p>
          </table:table-cell>
          <table:table-cell table:formula="of:=[.D1142]/[.A1142]" office:value-type="float" office:value="1.0107675000574">
            <text:p>1.01</text:p>
          </table:table-cell>
          <table:table-cell office:value-type="float" office:value="440.26">
            <text:p>440.26</text:p>
          </table:table-cell>
          <table:table-cell table:formula="of:=[.F1142]/[.A1142]" office:value-type="float" office:value="1.0107675000574">
            <text:p>1.01</text:p>
          </table:table-cell>
          <table:table-cell office:value-type="float" office:value="443.43">
            <text:p>443.43</text:p>
          </table:table-cell>
          <table:table-cell table:formula="of:=[.H1142]/[.A1142]" office:value-type="float" office:value="1.01804531992561">
            <text:p>1.02</text:p>
          </table:table-cell>
          <table:table-cell office:value-type="float" office:value="442.01">
            <text:p>442.01</text:p>
          </table:table-cell>
          <table:table-cell table:formula="of:=[.J1142]/[.A1142]" office:value-type="float" office:value="1.01478522395941">
            <text:p>1.01</text:p>
          </table:table-cell>
          <table:table-cell table:number-columns-repeated="5"/>
        </table:table-row>
        <table:table-row table:style-name="ro1">
          <table:table-cell office:value-type="float" office:value="495.9">
            <text:p>495.9</text:p>
          </table:table-cell>
          <table:table-cell office:value-type="float" office:value="506.93">
            <text:p>506.93</text:p>
          </table:table-cell>
          <table:table-cell table:formula="of:=[.B1143]/[.A1143]" office:value-type="float" office:value="1.02224238757814">
            <text:p>1.02</text:p>
          </table:table-cell>
          <table:table-cell office:value-type="float" office:value="499.76">
            <text:p>499.76</text:p>
          </table:table-cell>
          <table:table-cell table:formula="of:=[.D1143]/[.A1143]" office:value-type="float" office:value="1.00778382738455">
            <text:p>1.01</text:p>
          </table:table-cell>
          <table:table-cell office:value-type="float" office:value="497.42">
            <text:p>497.42</text:p>
          </table:table-cell>
          <table:table-cell table:formula="of:=[.F1143]/[.A1143]" office:value-type="float" office:value="1.00306513409962">
            <text:p>1</text:p>
          </table:table-cell>
          <table:table-cell office:value-type="float" office:value="505.27">
            <text:p>505.27</text:p>
          </table:table-cell>
          <table:table-cell table:formula="of:=[.H1143]/[.A1143]" office:value-type="float" office:value="1.01889493849566">
            <text:p>1.02</text:p>
          </table:table-cell>
          <table:table-cell office:value-type="float" office:value="498.59">
            <text:p>498.59</text:p>
          </table:table-cell>
          <table:table-cell table:formula="of:=[.J1143]/[.A1143]" office:value-type="float" office:value="1.00542448074209">
            <text:p>1.01</text:p>
          </table:table-cell>
          <table:table-cell table:number-columns-repeated="5"/>
        </table:table-row>
        <table:table-row table:style-name="ro1">
          <table:table-cell office:value-type="float" office:value="63.01">
            <text:p>63.01</text:p>
          </table:table-cell>
          <table:table-cell office:value-type="float" office:value="95.8">
            <text:p>95.8</text:p>
          </table:table-cell>
          <table:table-cell table:formula="of:=[.B1144]/[.A1144]" office:value-type="float" office:value="1.52039358831931">
            <text:p>1.52</text:p>
          </table:table-cell>
          <table:table-cell office:value-type="float" office:value="64.77">
            <text:p>64.77</text:p>
          </table:table-cell>
          <table:table-cell table:formula="of:=[.D1144]/[.A1144]" office:value-type="float" office:value="1.02793207427392">
            <text:p>1.03</text:p>
          </table:table-cell>
          <table:table-cell office:value-type="float" office:value="64.18">
            <text:p>64.18</text:p>
          </table:table-cell>
          <table:table-cell table:formula="of:=[.F1144]/[.A1144]" office:value-type="float" office:value="1.01856848119346">
            <text:p>1.02</text:p>
          </table:table-cell>
          <table:table-cell office:value-type="float" office:value="95.8">
            <text:p>95.8</text:p>
          </table:table-cell>
          <table:table-cell table:formula="of:=[.H1144]/[.A1144]" office:value-type="float" office:value="1.52039358831931">
            <text:p>1.52</text:p>
          </table:table-cell>
          <table:table-cell office:value-type="float" office:value="64.77">
            <text:p>64.77</text:p>
          </table:table-cell>
          <table:table-cell table:formula="of:=[.J1144]/[.A1144]" office:value-type="float" office:value="1.02793207427392">
            <text:p>1.03</text:p>
          </table:table-cell>
          <table:table-cell table:number-columns-repeated="5"/>
        </table:table-row>
        <table:table-row table:style-name="ro1">
          <table:table-cell office:value-type="float" office:value="431.91">
            <text:p>431.91</text:p>
          </table:table-cell>
          <table:table-cell office:value-type="float" office:value="513.67">
            <text:p>513.67</text:p>
          </table:table-cell>
          <table:table-cell table:formula="of:=[.B1145]/[.A1145]" office:value-type="float" office:value="1.18929869648769">
            <text:p>1.19</text:p>
          </table:table-cell>
          <table:table-cell office:value-type="float" office:value="442.74">
            <text:p>442.74</text:p>
          </table:table-cell>
          <table:table-cell table:formula="of:=[.D1145]/[.A1145]" office:value-type="float" office:value="1.02507466833368">
            <text:p>1.03</text:p>
          </table:table-cell>
          <table:table-cell office:value-type="float" office:value="449.29">
            <text:p>449.29</text:p>
          </table:table-cell>
          <table:table-cell table:formula="of:=[.F1145]/[.A1145]" office:value-type="float" office:value="1.04023986478665">
            <text:p>1.04</text:p>
          </table:table-cell>
          <table:table-cell office:value-type="float" office:value="513.67">
            <text:p>513.67</text:p>
          </table:table-cell>
          <table:table-cell table:formula="of:=[.H1145]/[.A1145]" office:value-type="float" office:value="1.18929869648769">
            <text:p>1.19</text:p>
          </table:table-cell>
          <table:table-cell office:value-type="float" office:value="442.16">
            <text:p>442.16</text:p>
          </table:table-cell>
          <table:table-cell table:formula="of:=[.J1145]/[.A1145]" office:value-type="float" office:value="1.02373179597601">
            <text:p>1.02</text:p>
          </table:table-cell>
          <table:table-cell table:number-columns-repeated="5"/>
        </table:table-row>
        <table:table-row table:style-name="ro1">
          <table:table-cell office:value-type="float" office:value="63.91">
            <text:p>63.91</text:p>
          </table:table-cell>
          <table:table-cell office:value-type="float" office:value="82.6">
            <text:p>82.6</text:p>
          </table:table-cell>
          <table:table-cell table:formula="of:=[.B1146]/[.A1146]" office:value-type="float" office:value="1.29244249726177">
            <text:p>1.29</text:p>
          </table:table-cell>
          <table:table-cell office:value-type="float" office:value="69.18">
            <text:p>69.18</text:p>
          </table:table-cell>
          <table:table-cell table:formula="of:=[.D1146]/[.A1146]" office:value-type="float" office:value="1.08245970896573">
            <text:p>1.08</text:p>
          </table:table-cell>
          <table:table-cell office:value-type="float" office:value="69.18">
            <text:p>69.18</text:p>
          </table:table-cell>
          <table:table-cell table:formula="of:=[.F1146]/[.A1146]" office:value-type="float" office:value="1.08245970896573">
            <text:p>1.08</text:p>
          </table:table-cell>
          <table:table-cell office:value-type="float" office:value="63.91">
            <text:p>63.91</text:p>
          </table:table-cell>
          <table:table-cell table:formula="of:=[.H1146]/[.A1146]" office:value-type="float" office:value="1">
            <text:p>1</text:p>
          </table:table-cell>
          <table:table-cell office:value-type="float" office:value="63.91">
            <text:p>63.91</text:p>
          </table:table-cell>
          <table:table-cell table:formula="of:=[.J1146]/[.A114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9.5">
            <text:p>59.5</text:p>
          </table:table-cell>
          <table:table-cell office:value-type="float" office:value="85.36">
            <text:p>85.36</text:p>
          </table:table-cell>
          <table:table-cell table:formula="of:=[.B1147]/[.A1147]" office:value-type="float" office:value="1.4346218487395">
            <text:p>1.43</text:p>
          </table:table-cell>
          <table:table-cell office:value-type="float" office:value="63.01">
            <text:p>63.01</text:p>
          </table:table-cell>
          <table:table-cell table:formula="of:=[.D1147]/[.A1147]" office:value-type="float" office:value="1.05899159663866">
            <text:p>1.06</text:p>
          </table:table-cell>
          <table:table-cell office:value-type="float" office:value="62.43">
            <text:p>62.43</text:p>
          </table:table-cell>
          <table:table-cell table:formula="of:=[.F1147]/[.A1147]" office:value-type="float" office:value="1.04924369747899">
            <text:p>1.05</text:p>
          </table:table-cell>
          <table:table-cell office:value-type="float" office:value="85.36">
            <text:p>85.36</text:p>
          </table:table-cell>
          <table:table-cell table:formula="of:=[.H1147]/[.A1147]" office:value-type="float" office:value="1.4346218487395">
            <text:p>1.43</text:p>
          </table:table-cell>
          <table:table-cell office:value-type="float" office:value="63.01">
            <text:p>63.01</text:p>
          </table:table-cell>
          <table:table-cell table:formula="of:=[.J1147]/[.A1147]" office:value-type="float" office:value="1.05899159663866">
            <text:p>1.06</text:p>
          </table:table-cell>
          <table:table-cell table:number-columns-repeated="5"/>
        </table:table-row>
        <table:table-row table:style-name="ro1">
          <table:table-cell office:value-type="float" office:value="58.7">
            <text:p>58.7</text:p>
          </table:table-cell>
          <table:table-cell office:value-type="float" office:value="63.28">
            <text:p>63.28</text:p>
          </table:table-cell>
          <table:table-cell table:formula="of:=[.B1148]/[.A1148]" office:value-type="float" office:value="1.07802385008518">
            <text:p>1.08</text:p>
          </table:table-cell>
          <table:table-cell office:value-type="float" office:value="60.11">
            <text:p>60.11</text:p>
          </table:table-cell>
          <table:table-cell table:formula="of:=[.D1148]/[.A1148]" office:value-type="float" office:value="1.02402044293015">
            <text:p>1.02</text:p>
          </table:table-cell>
          <table:table-cell office:value-type="float" office:value="62.7">
            <text:p>62.7</text:p>
          </table:table-cell>
          <table:table-cell table:formula="of:=[.F1148]/[.A1148]" office:value-type="float" office:value="1.06814310051107">
            <text:p>1.07</text:p>
          </table:table-cell>
          <table:table-cell office:value-type="float" office:value="63.28">
            <text:p>63.28</text:p>
          </table:table-cell>
          <table:table-cell table:formula="of:=[.H1148]/[.A1148]" office:value-type="float" office:value="1.07802385008518">
            <text:p>1.08</text:p>
          </table:table-cell>
          <table:table-cell office:value-type="float" office:value="62.7">
            <text:p>62.7</text:p>
          </table:table-cell>
          <table:table-cell table:formula="of:=[.J1148]/[.A1148]" office:value-type="float" office:value="1.06814310051107">
            <text:p>1.0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8.73">
            <text:p>58.73</text:p>
          </table:table-cell>
          <table:table-cell table:formula="of:=[.B1149]/[.A1149]" office:value-type="float" office:value="1">
            <text:p>1</text:p>
          </table:table-cell>
          <table:table-cell office:value-type="float" office:value="58.73">
            <text:p>58.73</text:p>
          </table:table-cell>
          <table:table-cell table:formula="of:=[.D1149]/[.A1149]" office:value-type="float" office:value="1">
            <text:p>1</text:p>
          </table:table-cell>
          <table:table-cell office:value-type="float" office:value="59.9">
            <text:p>59.9</text:p>
          </table:table-cell>
          <table:table-cell table:formula="of:=[.F1149]/[.A1149]" office:value-type="float" office:value="1.01992167546399">
            <text:p>1.02</text:p>
          </table:table-cell>
          <table:table-cell office:value-type="float" office:value="58.73">
            <text:p>58.73</text:p>
          </table:table-cell>
          <table:table-cell table:formula="of:=[.H1149]/[.A1149]" office:value-type="float" office:value="1">
            <text:p>1</text:p>
          </table:table-cell>
          <table:table-cell office:value-type="float" office:value="58.73">
            <text:p>58.73</text:p>
          </table:table-cell>
          <table:table-cell table:formula="of:=[.J1149]/[.A114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9.7">
            <text:p>59.7</text:p>
          </table:table-cell>
          <table:table-cell office:value-type="float" office:value="62.87">
            <text:p>62.87</text:p>
          </table:table-cell>
          <table:table-cell table:formula="of:=[.B1150]/[.A1150]" office:value-type="float" office:value="1.05309882747069">
            <text:p>1.05</text:p>
          </table:table-cell>
          <table:table-cell office:value-type="float" office:value="60.87">
            <text:p>60.87</text:p>
          </table:table-cell>
          <table:table-cell table:formula="of:=[.D1150]/[.A1150]" office:value-type="float" office:value="1.01959798994975">
            <text:p>1.02</text:p>
          </table:table-cell>
          <table:table-cell office:value-type="float" office:value="61.46">
            <text:p>61.46</text:p>
          </table:table-cell>
          <table:table-cell table:formula="of:=[.F1150]/[.A1150]" office:value-type="float" office:value="1.02948073701843">
            <text:p>1.03</text:p>
          </table:table-cell>
          <table:table-cell office:value-type="float" office:value="62.87">
            <text:p>62.87</text:p>
          </table:table-cell>
          <table:table-cell table:formula="of:=[.H1150]/[.A1150]" office:value-type="float" office:value="1.05309882747069">
            <text:p>1.05</text:p>
          </table:table-cell>
          <table:table-cell office:value-type="float" office:value="60.87">
            <text:p>60.87</text:p>
          </table:table-cell>
          <table:table-cell table:formula="of:=[.J1150]/[.A1150]" office:value-type="float" office:value="1.01959798994975">
            <text:p>1.02</text:p>
          </table:table-cell>
          <table:table-cell table:number-columns-repeated="5"/>
        </table:table-row>
        <table:table-row table:style-name="ro1">
          <table:table-cell office:value-type="float" office:value="55.74">
            <text:p>55.74</text:p>
          </table:table-cell>
          <table:table-cell office:value-type="float" office:value="66.81">
            <text:p>66.81</text:p>
          </table:table-cell>
          <table:table-cell table:formula="of:=[.B1151]/[.A1151]" office:value-type="float" office:value="1.19860064585576">
            <text:p>1.2</text:p>
          </table:table-cell>
          <table:table-cell office:value-type="float" office:value="55.74">
            <text:p>55.74</text:p>
          </table:table-cell>
          <table:table-cell table:formula="of:=[.D1151]/[.A1151]" office:value-type="float" office:value="1">
            <text:p>1</text:p>
          </table:table-cell>
          <table:table-cell office:value-type="float" office:value="55.74">
            <text:p>55.74</text:p>
          </table:table-cell>
          <table:table-cell table:formula="of:=[.F1151]/[.A1151]" office:value-type="float" office:value="1">
            <text:p>1</text:p>
          </table:table-cell>
          <table:table-cell office:value-type="float" office:value="55.74">
            <text:p>55.74</text:p>
          </table:table-cell>
          <table:table-cell table:formula="of:=[.H1151]/[.A1151]" office:value-type="float" office:value="1">
            <text:p>1</text:p>
          </table:table-cell>
          <table:table-cell office:value-type="float" office:value="55.74">
            <text:p>55.74</text:p>
          </table:table-cell>
          <table:table-cell table:formula="of:=[.J1151]/[.A115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4.77">
            <text:p>54.77</text:p>
          </table:table-cell>
          <table:table-cell office:value-type="float" office:value="68.18">
            <text:p>68.18</text:p>
          </table:table-cell>
          <table:table-cell table:formula="of:=[.B1152]/[.A1152]" office:value-type="float" office:value="1.2448420668249">
            <text:p>1.24</text:p>
          </table:table-cell>
          <table:table-cell office:value-type="float" office:value="58.28">
            <text:p>58.28</text:p>
          </table:table-cell>
          <table:table-cell table:formula="of:=[.D1152]/[.A1152]" office:value-type="float" office:value="1.06408617856491">
            <text:p>1.06</text:p>
          </table:table-cell>
          <table:table-cell office:value-type="float" office:value="58.28">
            <text:p>58.28</text:p>
          </table:table-cell>
          <table:table-cell table:formula="of:=[.F1152]/[.A1152]" office:value-type="float" office:value="1.06408617856491">
            <text:p>1.06</text:p>
          </table:table-cell>
          <table:table-cell office:value-type="float" office:value="68.18">
            <text:p>68.18</text:p>
          </table:table-cell>
          <table:table-cell table:formula="of:=[.H1152]/[.A1152]" office:value-type="float" office:value="1.2448420668249">
            <text:p>1.24</text:p>
          </table:table-cell>
          <table:table-cell office:value-type="float" office:value="58.28">
            <text:p>58.28</text:p>
          </table:table-cell>
          <table:table-cell table:formula="of:=[.J1152]/[.A1152]" office:value-type="float" office:value="1.06408617856491">
            <text:p>1.06</text:p>
          </table:table-cell>
          <table:table-cell table:number-columns-repeated="5"/>
        </table:table-row>
        <table:table-row table:style-name="ro1">
          <table:table-cell office:value-type="float" office:value="460.3">
            <text:p>460.3</text:p>
          </table:table-cell>
          <table:table-cell office:value-type="float" office:value="497.96">
            <text:p>497.96</text:p>
          </table:table-cell>
          <table:table-cell table:formula="of:=[.B1153]/[.A1153]" office:value-type="float" office:value="1.08181620682164">
            <text:p>1.08</text:p>
          </table:table-cell>
          <table:table-cell office:value-type="float" office:value="467.96">
            <text:p>467.96</text:p>
          </table:table-cell>
          <table:table-cell table:formula="of:=[.D1153]/[.A1153]" office:value-type="float" office:value="1.01664132087769">
            <text:p>1.02</text:p>
          </table:table-cell>
          <table:table-cell office:value-type="float" office:value="464.65">
            <text:p>464.65</text:p>
          </table:table-cell>
          <table:table-cell table:formula="of:=[.F1153]/[.A1153]" office:value-type="float" office:value="1.00945035846187">
            <text:p>1.01</text:p>
          </table:table-cell>
          <table:table-cell office:value-type="float" office:value="497.96">
            <text:p>497.96</text:p>
          </table:table-cell>
          <table:table-cell table:formula="of:=[.H1153]/[.A1153]" office:value-type="float" office:value="1.08181620682164">
            <text:p>1.08</text:p>
          </table:table-cell>
          <table:table-cell office:value-type="float" office:value="464.16">
            <text:p>464.16</text:p>
          </table:table-cell>
          <table:table-cell table:formula="of:=[.J1153]/[.A1153]" office:value-type="float" office:value="1.00838583532479">
            <text:p>1.01</text:p>
          </table:table-cell>
          <table:table-cell table:number-columns-repeated="5"/>
        </table:table-row>
        <table:table-row table:style-name="ro1">
          <table:table-cell office:value-type="float" office:value="55.01">
            <text:p>55.01</text:p>
          </table:table-cell>
          <table:table-cell office:value-type="float" office:value="63.01">
            <text:p>63.01</text:p>
          </table:table-cell>
          <table:table-cell table:formula="of:=[.B1154]/[.A1154]" office:value-type="float" office:value="1.14542810398109">
            <text:p>1.15</text:p>
          </table:table-cell>
          <table:table-cell office:value-type="float" office:value="56.77">
            <text:p>56.77</text:p>
          </table:table-cell>
          <table:table-cell table:formula="of:=[.D1154]/[.A1154]" office:value-type="float" office:value="1.03199418287584">
            <text:p>1.03</text:p>
          </table:table-cell>
          <table:table-cell office:value-type="float" office:value="56.77">
            <text:p>56.77</text:p>
          </table:table-cell>
          <table:table-cell table:formula="of:=[.F1154]/[.A1154]" office:value-type="float" office:value="1.03199418287584">
            <text:p>1.03</text:p>
          </table:table-cell>
          <table:table-cell office:value-type="float" office:value="63.01">
            <text:p>63.01</text:p>
          </table:table-cell>
          <table:table-cell table:formula="of:=[.H1154]/[.A1154]" office:value-type="float" office:value="1.14542810398109">
            <text:p>1.15</text:p>
          </table:table-cell>
          <table:table-cell office:value-type="float" office:value="55.6">
            <text:p>55.6</text:p>
          </table:table-cell>
          <table:table-cell table:formula="of:=[.J1154]/[.A1154]" office:value-type="float" office:value="1.01072532266861">
            <text:p>1.01</text:p>
          </table:table-cell>
          <table:table-cell table:number-columns-repeated="5"/>
        </table:table-row>
        <table:table-row table:style-name="ro1">
          <table:table-cell office:value-type="float" office:value="55.77">
            <text:p>55.77</text:p>
          </table:table-cell>
          <table:table-cell office:value-type="float" office:value="69.28">
            <text:p>69.28</text:p>
          </table:table-cell>
          <table:table-cell table:formula="of:=[.B1155]/[.A1155]" office:value-type="float" office:value="1.24224493455263">
            <text:p>1.24</text:p>
          </table:table-cell>
          <table:table-cell office:value-type="float" office:value="59.28">
            <text:p>59.28</text:p>
          </table:table-cell>
          <table:table-cell table:formula="of:=[.D1155]/[.A1155]" office:value-type="float" office:value="1.06293706293706">
            <text:p>1.06</text:p>
          </table:table-cell>
          <table:table-cell office:value-type="float" office:value="59.28">
            <text:p>59.28</text:p>
          </table:table-cell>
          <table:table-cell table:formula="of:=[.F1155]/[.A1155]" office:value-type="float" office:value="1.06293706293706">
            <text:p>1.06</text:p>
          </table:table-cell>
          <table:table-cell office:value-type="float" office:value="69.28">
            <text:p>69.28</text:p>
          </table:table-cell>
          <table:table-cell table:formula="of:=[.H1155]/[.A1155]" office:value-type="float" office:value="1.24224493455263">
            <text:p>1.24</text:p>
          </table:table-cell>
          <table:table-cell office:value-type="float" office:value="59.28">
            <text:p>59.28</text:p>
          </table:table-cell>
          <table:table-cell table:formula="of:=[.J1155]/[.A1155]" office:value-type="float" office:value="1.06293706293706">
            <text:p>1.06</text:p>
          </table:table-cell>
          <table:table-cell table:number-columns-repeated="5"/>
        </table:table-row>
        <table:table-row table:style-name="ro1">
          <table:table-cell office:value-type="float" office:value="54.7">
            <text:p>54.7</text:p>
          </table:table-cell>
          <table:table-cell office:value-type="float" office:value="60.94">
            <text:p>60.94</text:p>
          </table:table-cell>
          <table:table-cell table:formula="of:=[.B1156]/[.A1156]" office:value-type="float" office:value="1.11407678244973">
            <text:p>1.11</text:p>
          </table:table-cell>
          <table:table-cell office:value-type="float" office:value="57.87">
            <text:p>57.87</text:p>
          </table:table-cell>
          <table:table-cell table:formula="of:=[.D1156]/[.A1156]" office:value-type="float" office:value="1.05795246800731">
            <text:p>1.06</text:p>
          </table:table-cell>
          <table:table-cell office:value-type="float" office:value="55.87">
            <text:p>55.87</text:p>
          </table:table-cell>
          <table:table-cell table:formula="of:=[.F1156]/[.A1156]" office:value-type="float" office:value="1.02138939670932">
            <text:p>1.02</text:p>
          </table:table-cell>
          <table:table-cell office:value-type="float" office:value="60.94">
            <text:p>60.94</text:p>
          </table:table-cell>
          <table:table-cell table:formula="of:=[.H1156]/[.A1156]" office:value-type="float" office:value="1.11407678244973">
            <text:p>1.11</text:p>
          </table:table-cell>
          <table:table-cell office:value-type="float" office:value="57.28">
            <text:p>57.28</text:p>
          </table:table-cell>
          <table:table-cell table:formula="of:=[.J1156]/[.A1156]" office:value-type="float" office:value="1.04716636197441">
            <text:p>1.05</text:p>
          </table:table-cell>
          <table:table-cell table:number-columns-repeated="5"/>
        </table:table-row>
        <table:table-row table:style-name="ro1">
          <table:table-cell office:value-type="float" office:value="51.31">
            <text:p>51.31</text:p>
          </table:table-cell>
          <table:table-cell office:value-type="float" office:value="59.31">
            <text:p>59.31</text:p>
          </table:table-cell>
          <table:table-cell table:formula="of:=[.B1157]/[.A1157]" office:value-type="float" office:value="1.15591502631066">
            <text:p>1.16</text:p>
          </table:table-cell>
          <table:table-cell office:value-type="float" office:value="54.73">
            <text:p>54.73</text:p>
          </table:table-cell>
          <table:table-cell table:formula="of:=[.D1157]/[.A1157]" office:value-type="float" office:value="1.06665367374781">
            <text:p>1.07</text:p>
          </table:table-cell>
          <table:table-cell office:value-type="float" office:value="51.31">
            <text:p>51.31</text:p>
          </table:table-cell>
          <table:table-cell table:formula="of:=[.F1157]/[.A1157]" office:value-type="float" office:value="1">
            <text:p>1</text:p>
          </table:table-cell>
          <table:table-cell office:value-type="float" office:value="59.31">
            <text:p>59.31</text:p>
          </table:table-cell>
          <table:table-cell table:formula="of:=[.H1157]/[.A1157]" office:value-type="float" office:value="1.15591502631066">
            <text:p>1.16</text:p>
          </table:table-cell>
          <table:table-cell office:value-type="float" office:value="54.73">
            <text:p>54.73</text:p>
          </table:table-cell>
          <table:table-cell table:formula="of:=[.J1157]/[.A1157]" office:value-type="float" office:value="1.06665367374781">
            <text:p>1.07</text:p>
          </table:table-cell>
          <table:table-cell table:number-columns-repeated="5"/>
        </table:table-row>
        <table:table-row table:style-name="ro1">
          <table:table-cell office:value-type="float" office:value="51.21">
            <text:p>51.21</text:p>
          </table:table-cell>
          <table:table-cell office:value-type="float" office:value="52.38">
            <text:p>52.38</text:p>
          </table:table-cell>
          <table:table-cell table:formula="of:=[.B1158]/[.A1158]" office:value-type="float" office:value="1.02284710017575">
            <text:p>1.02</text:p>
          </table:table-cell>
          <table:table-cell office:value-type="float" office:value="50.97">
            <text:p>50.97</text:p>
          </table:table-cell>
          <table:table-cell table:formula="of:=[.D1158]/[.A1158]" office:value-type="float" office:value="0.995313415348565">
            <text:p>1</text:p>
          </table:table-cell>
          <table:table-cell office:value-type="float" office:value="50.97">
            <text:p>50.97</text:p>
          </table:table-cell>
          <table:table-cell table:formula="of:=[.F1158]/[.A1158]" office:value-type="float" office:value="0.995313415348565">
            <text:p>1</text:p>
          </table:table-cell>
          <table:table-cell office:value-type="float" office:value="52.38">
            <text:p>52.38</text:p>
          </table:table-cell>
          <table:table-cell table:formula="of:=[.H1158]/[.A1158]" office:value-type="float" office:value="1.02284710017575">
            <text:p>1.02</text:p>
          </table:table-cell>
          <table:table-cell office:value-type="float" office:value="50.97">
            <text:p>50.97</text:p>
          </table:table-cell>
          <table:table-cell table:formula="of:=[.J1158]/[.A1158]" office:value-type="float" office:value="0.995313415348565">
            <text:p>1</text:p>
          </table:table-cell>
          <table:table-cell table:number-columns-repeated="5"/>
        </table:table-row>
        <table:table-row table:style-name="ro1">
          <table:table-cell office:value-type="float" office:value="51.94">
            <text:p>51.94</text:p>
          </table:table-cell>
          <table:table-cell office:value-type="float" office:value="58.28">
            <text:p>58.28</text:p>
          </table:table-cell>
          <table:table-cell table:formula="of:=[.B1159]/[.A1159]" office:value-type="float" office:value="1.12206391990759">
            <text:p>1.12</text:p>
          </table:table-cell>
          <table:table-cell office:value-type="float" office:value="51.94">
            <text:p>51.94</text:p>
          </table:table-cell>
          <table:table-cell table:formula="of:=[.D1159]/[.A1159]" office:value-type="float" office:value="1">
            <text:p>1</text:p>
          </table:table-cell>
          <table:table-cell office:value-type="float" office:value="51.94">
            <text:p>51.94</text:p>
          </table:table-cell>
          <table:table-cell table:formula="of:=[.F1159]/[.A1159]" office:value-type="float" office:value="1">
            <text:p>1</text:p>
          </table:table-cell>
          <table:table-cell office:value-type="float" office:value="51.94">
            <text:p>51.94</text:p>
          </table:table-cell>
          <table:table-cell table:formula="of:=[.H1159]/[.A1159]" office:value-type="float" office:value="1">
            <text:p>1</text:p>
          </table:table-cell>
          <table:table-cell office:value-type="float" office:value="51.94">
            <text:p>51.94</text:p>
          </table:table-cell>
          <table:table-cell table:formula="of:=[.J1159]/[.A115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1.21">
            <text:p>51.21</text:p>
          </table:table-cell>
          <table:table-cell office:value-type="float" office:value="71.7">
            <text:p>71.7</text:p>
          </table:table-cell>
          <table:table-cell table:formula="of:=[.B1160]/[.A1160]" office:value-type="float" office:value="1.40011716461629">
            <text:p>1.4</text:p>
          </table:table-cell>
          <table:table-cell office:value-type="float" office:value="51.8">
            <text:p>51.8</text:p>
          </table:table-cell>
          <table:table-cell table:formula="of:=[.D1160]/[.A1160]" office:value-type="float" office:value="1.01152118726811">
            <text:p>1.01</text:p>
          </table:table-cell>
          <table:table-cell office:value-type="float" office:value="51.8">
            <text:p>51.8</text:p>
          </table:table-cell>
          <table:table-cell table:formula="of:=[.F1160]/[.A1160]" office:value-type="float" office:value="1.01152118726811">
            <text:p>1.01</text:p>
          </table:table-cell>
          <table:table-cell office:value-type="float" office:value="71.7">
            <text:p>71.7</text:p>
          </table:table-cell>
          <table:table-cell table:formula="of:=[.H1160]/[.A1160]" office:value-type="float" office:value="1.40011716461629">
            <text:p>1.4</text:p>
          </table:table-cell>
          <table:table-cell office:value-type="float" office:value="51.8">
            <text:p>51.8</text:p>
          </table:table-cell>
          <table:table-cell table:formula="of:=[.J1160]/[.A1160]" office:value-type="float" office:value="1.01152118726811">
            <text:p>1.01</text:p>
          </table:table-cell>
          <table:table-cell table:number-columns-repeated="5"/>
        </table:table-row>
        <table:table-row table:style-name="ro1">
          <table:table-cell office:value-type="float" office:value="50.91">
            <text:p>50.91</text:p>
          </table:table-cell>
          <table:table-cell office:value-type="float" office:value="86.53">
            <text:p>86.53</text:p>
          </table:table-cell>
          <table:table-cell table:formula="of:=[.B1161]/[.A1161]" office:value-type="float" office:value="1.69966607739148">
            <text:p>1.7</text:p>
          </table:table-cell>
          <table:table-cell office:value-type="float" office:value="67.8">
            <text:p>67.8</text:p>
          </table:table-cell>
          <table:table-cell table:formula="of:=[.D1161]/[.A1161]" office:value-type="float" office:value="1.33176193282263">
            <text:p>1.33</text:p>
          </table:table-cell>
          <table:table-cell office:value-type="float" office:value="57.94">
            <text:p>57.94</text:p>
          </table:table-cell>
          <table:table-cell table:formula="of:=[.F1161]/[.A1161]" office:value-type="float" office:value="1.13808681987822">
            <text:p>1.14</text:p>
          </table:table-cell>
          <table:table-cell office:value-type="float" office:value="50.91">
            <text:p>50.91</text:p>
          </table:table-cell>
          <table:table-cell table:formula="of:=[.H1161]/[.A1161]" office:value-type="float" office:value="1">
            <text:p>1</text:p>
          </table:table-cell>
          <table:table-cell office:value-type="float" office:value="50.91">
            <text:p>50.91</text:p>
          </table:table-cell>
          <table:table-cell table:formula="of:=[.J1161]/[.A116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98.74">
            <text:p>498.74</text:p>
          </table:table-cell>
          <table:table-cell office:value-type="float" office:value="512.9">
            <text:p>512.9</text:p>
          </table:table-cell>
          <table:table-cell table:formula="of:=[.B1162]/[.A1162]" office:value-type="float" office:value="1.02839154669768">
            <text:p>1.03</text:p>
          </table:table-cell>
          <table:table-cell office:value-type="float" office:value="507.62">
            <text:p>507.62</text:p>
          </table:table-cell>
          <table:table-cell table:formula="of:=[.D1162]/[.A1162]" office:value-type="float" office:value="1.01780486826804">
            <text:p>1.02</text:p>
          </table:table-cell>
          <table:table-cell office:value-type="float" office:value="510.55">
            <text:p>510.55</text:p>
          </table:table-cell>
          <table:table-cell table:formula="of:=[.F1162]/[.A1162]" office:value-type="float" office:value="1.02367967277539">
            <text:p>1.02</text:p>
          </table:table-cell>
          <table:table-cell office:value-type="float" office:value="512.9">
            <text:p>512.9</text:p>
          </table:table-cell>
          <table:table-cell table:formula="of:=[.H1162]/[.A1162]" office:value-type="float" office:value="1.02839154669768">
            <text:p>1.03</text:p>
          </table:table-cell>
          <table:table-cell office:value-type="float" office:value="507.62">
            <text:p>507.62</text:p>
          </table:table-cell>
          <table:table-cell table:formula="of:=[.J1162]/[.A1162]" office:value-type="float" office:value="1.01780486826804">
            <text:p>1.02</text:p>
          </table:table-cell>
          <table:table-cell table:number-columns-repeated="5"/>
        </table:table-row>
        <table:table-row table:style-name="ro1">
          <table:table-cell office:value-type="float" office:value="47.38">
            <text:p>47.38</text:p>
          </table:table-cell>
          <table:table-cell office:value-type="float" office:value="49.73">
            <text:p>49.73</text:p>
          </table:table-cell>
          <table:table-cell table:formula="of:=[.B1163]/[.A1163]" office:value-type="float" office:value="1.04959898691431">
            <text:p>1.05</text:p>
          </table:table-cell>
          <table:table-cell office:value-type="float" office:value="47.97">
            <text:p>47.97</text:p>
          </table:table-cell>
          <table:table-cell table:formula="of:=[.D1163]/[.A1163]" office:value-type="float" office:value="1.01245251160827">
            <text:p>1.01</text:p>
          </table:table-cell>
          <table:table-cell office:value-type="float" office:value="48.56">
            <text:p>48.56</text:p>
          </table:table-cell>
          <table:table-cell table:formula="of:=[.F1163]/[.A1163]" office:value-type="float" office:value="1.02490502321655">
            <text:p>1.02</text:p>
          </table:table-cell>
          <table:table-cell office:value-type="float" office:value="49.73">
            <text:p>49.73</text:p>
          </table:table-cell>
          <table:table-cell table:formula="of:=[.H1163]/[.A1163]" office:value-type="float" office:value="1.04959898691431">
            <text:p>1.05</text:p>
          </table:table-cell>
          <table:table-cell office:value-type="float" office:value="47.97">
            <text:p>47.97</text:p>
          </table:table-cell>
          <table:table-cell table:formula="of:=[.J1163]/[.A1163]" office:value-type="float" office:value="1.01245251160827">
            <text:p>1.01</text:p>
          </table:table-cell>
          <table:table-cell table:number-columns-repeated="5"/>
        </table:table-row>
        <table:table-row table:style-name="ro1">
          <table:table-cell office:value-type="float" office:value="47.01">
            <text:p>47.01</text:p>
          </table:table-cell>
          <table:table-cell office:value-type="float" office:value="64.77">
            <text:p>64.77</text:p>
          </table:table-cell>
          <table:table-cell table:formula="of:=[.B1164]/[.A1164]" office:value-type="float" office:value="1.37779195915763">
            <text:p>1.38</text:p>
          </table:table-cell>
          <table:table-cell office:value-type="float" office:value="47.6">
            <text:p>47.6</text:p>
          </table:table-cell>
          <table:table-cell table:formula="of:=[.D1164]/[.A1164]" office:value-type="float" office:value="1.01255052116571">
            <text:p>1.01</text:p>
          </table:table-cell>
          <table:table-cell office:value-type="float" office:value="48.18">
            <text:p>48.18</text:p>
          </table:table-cell>
          <table:table-cell table:formula="of:=[.F1164]/[.A1164]" office:value-type="float" office:value="1.0248883216337">
            <text:p>1.02</text:p>
          </table:table-cell>
          <table:table-cell office:value-type="float" office:value="64.77">
            <text:p>64.77</text:p>
          </table:table-cell>
          <table:table-cell table:formula="of:=[.H1164]/[.A1164]" office:value-type="float" office:value="1.37779195915763">
            <text:p>1.38</text:p>
          </table:table-cell>
          <table:table-cell office:value-type="float" office:value="47.6">
            <text:p>47.6</text:p>
          </table:table-cell>
          <table:table-cell table:formula="of:=[.J1164]/[.A1164]" office:value-type="float" office:value="1.01255052116571">
            <text:p>1.01</text:p>
          </table:table-cell>
          <table:table-cell table:number-columns-repeated="5"/>
        </table:table-row>
        <table:table-row table:style-name="ro1">
          <table:table-cell office:value-type="float" office:value="46.87">
            <text:p>46.87</text:p>
          </table:table-cell>
          <table:table-cell office:value-type="float" office:value="51.21">
            <text:p>51.21</text:p>
          </table:table-cell>
          <table:table-cell table:formula="of:=[.B1165]/[.A1165]" office:value-type="float" office:value="1.09259654363132">
            <text:p>1.09</text:p>
          </table:table-cell>
          <table:table-cell office:value-type="float" office:value="50.04">
            <text:p>50.04</text:p>
          </table:table-cell>
          <table:table-cell table:formula="of:=[.D1165]/[.A1165]" office:value-type="float" office:value="1.0676338809473">
            <text:p>1.07</text:p>
          </table:table-cell>
          <table:table-cell office:value-type="float" office:value="46.87">
            <text:p>46.87</text:p>
          </table:table-cell>
          <table:table-cell table:formula="of:=[.F1165]/[.A1165]" office:value-type="float" office:value="1">
            <text:p>1</text:p>
          </table:table-cell>
          <table:table-cell office:value-type="float" office:value="51.21">
            <text:p>51.21</text:p>
          </table:table-cell>
          <table:table-cell table:formula="of:=[.H1165]/[.A1165]" office:value-type="float" office:value="1.09259654363132">
            <text:p>1.09</text:p>
          </table:table-cell>
          <table:table-cell office:value-type="float" office:value="50.04">
            <text:p>50.04</text:p>
          </table:table-cell>
          <table:table-cell table:formula="of:=[.J1165]/[.A1165]" office:value-type="float" office:value="1.0676338809473">
            <text:p>1.07</text:p>
          </table:table-cell>
          <table:table-cell table:number-columns-repeated="5"/>
        </table:table-row>
        <table:table-row table:style-name="ro1">
          <table:table-cell office:value-type="float" office:value="46.94">
            <text:p>46.94</text:p>
          </table:table-cell>
          <table:table-cell office:value-type="float" office:value="64.7">
            <text:p>64.7</text:p>
          </table:table-cell>
          <table:table-cell table:formula="of:=[.B1166]/[.A1166]" office:value-type="float" office:value="1.37835534725181">
            <text:p>1.38</text:p>
          </table:table-cell>
          <table:table-cell office:value-type="float" office:value="46.94">
            <text:p>46.94</text:p>
          </table:table-cell>
          <table:table-cell table:formula="of:=[.D1166]/[.A1166]" office:value-type="float" office:value="1">
            <text:p>1</text:p>
          </table:table-cell>
          <table:table-cell office:value-type="float" office:value="46.94">
            <text:p>46.94</text:p>
          </table:table-cell>
          <table:table-cell table:formula="of:=[.F1166]/[.A1166]" office:value-type="float" office:value="1">
            <text:p>1</text:p>
          </table:table-cell>
          <table:table-cell office:value-type="float" office:value="46.94">
            <text:p>46.94</text:p>
          </table:table-cell>
          <table:table-cell table:formula="of:=[.H1166]/[.A1166]" office:value-type="float" office:value="1">
            <text:p>1</text:p>
          </table:table-cell>
          <table:table-cell office:value-type="float" office:value="46.94">
            <text:p>46.94</text:p>
          </table:table-cell>
          <table:table-cell table:formula="of:=[.J1166]/[.A116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3.01">
            <text:p>43.01</text:p>
          </table:table-cell>
          <table:table-cell office:value-type="float" office:value="54.18">
            <text:p>54.18</text:p>
          </table:table-cell>
          <table:table-cell table:formula="of:=[.B1167]/[.A1167]" office:value-type="float" office:value="1.25970704487329">
            <text:p>1.26</text:p>
          </table:table-cell>
          <table:table-cell office:value-type="float" office:value="43.01">
            <text:p>43.01</text:p>
          </table:table-cell>
          <table:table-cell table:formula="of:=[.D1167]/[.A1167]" office:value-type="float" office:value="1">
            <text:p>1</text:p>
          </table:table-cell>
          <table:table-cell office:value-type="float" office:value="43.01">
            <text:p>43.01</text:p>
          </table:table-cell>
          <table:table-cell table:formula="of:=[.F1167]/[.A1167]" office:value-type="float" office:value="1">
            <text:p>1</text:p>
          </table:table-cell>
          <table:table-cell office:value-type="float" office:value="43.01">
            <text:p>43.01</text:p>
          </table:table-cell>
          <table:table-cell table:formula="of:=[.H1167]/[.A1167]" office:value-type="float" office:value="1">
            <text:p>1</text:p>
          </table:table-cell>
          <table:table-cell office:value-type="float" office:value="43.01">
            <text:p>43.01</text:p>
          </table:table-cell>
          <table:table-cell table:formula="of:=[.J1167]/[.A116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3.11">
            <text:p>43.11</text:p>
          </table:table-cell>
          <table:table-cell office:value-type="float" office:value="55.7">
            <text:p>55.7</text:p>
          </table:table-cell>
          <table:table-cell table:formula="of:=[.B1168]/[.A1168]" office:value-type="float" office:value="1.29204360937138">
            <text:p>1.29</text:p>
          </table:table-cell>
          <table:table-cell office:value-type="float" office:value="43.11">
            <text:p>43.11</text:p>
          </table:table-cell>
          <table:table-cell table:formula="of:=[.D1168]/[.A1168]" office:value-type="float" office:value="1">
            <text:p>1</text:p>
          </table:table-cell>
          <table:table-cell office:value-type="float" office:value="43.11">
            <text:p>43.11</text:p>
          </table:table-cell>
          <table:table-cell table:formula="of:=[.F1168]/[.A1168]" office:value-type="float" office:value="1">
            <text:p>1</text:p>
          </table:table-cell>
          <table:table-cell office:value-type="float" office:value="43.11">
            <text:p>43.11</text:p>
          </table:table-cell>
          <table:table-cell table:formula="of:=[.H1168]/[.A1168]" office:value-type="float" office:value="1">
            <text:p>1</text:p>
          </table:table-cell>
          <table:table-cell office:value-type="float" office:value="43.11">
            <text:p>43.11</text:p>
          </table:table-cell>
          <table:table-cell table:formula="of:=[.J1168]/[.A116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74.53">
            <text:p>474.53</text:p>
          </table:table-cell>
          <table:table-cell office:value-type="float" office:value="486">
            <text:p>486</text:p>
          </table:table-cell>
          <table:table-cell table:formula="of:=[.B1169]/[.A1169]" office:value-type="float" office:value="1.02417128527174">
            <text:p>1.02</text:p>
          </table:table-cell>
          <table:table-cell office:value-type="float" office:value="481.9">
            <text:p>481.9</text:p>
          </table:table-cell>
          <table:table-cell table:formula="of:=[.D1169]/[.A1169]" office:value-type="float" office:value="1.01553115714496">
            <text:p>1.02</text:p>
          </table:table-cell>
          <table:table-cell office:value-type="float" office:value="479.9">
            <text:p>479.9</text:p>
          </table:table-cell>
          <table:table-cell table:formula="of:=[.F1169]/[.A1169]" office:value-type="float" office:value="1.01131646049776">
            <text:p>1.01</text:p>
          </table:table-cell>
          <table:table-cell office:value-type="float" office:value="486">
            <text:p>486</text:p>
          </table:table-cell>
          <table:table-cell table:formula="of:=[.H1169]/[.A1169]" office:value-type="float" office:value="1.02417128527174">
            <text:p>1.02</text:p>
          </table:table-cell>
          <table:table-cell office:value-type="float" office:value="482.49">
            <text:p>482.49</text:p>
          </table:table-cell>
          <table:table-cell table:formula="of:=[.J1169]/[.A1169]" office:value-type="float" office:value="1.01677449265589">
            <text:p>1.02</text:p>
          </table:table-cell>
          <table:table-cell table:number-columns-repeated="5"/>
        </table:table-row>
        <table:table-row table:style-name="ro1">
          <table:table-cell office:value-type="float" office:value="467.97">
            <text:p>467.97</text:p>
          </table:table-cell>
          <table:table-cell office:value-type="float" office:value="487.45">
            <text:p>487.45</text:p>
          </table:table-cell>
          <table:table-cell table:formula="of:=[.B1170]/[.A1170]" office:value-type="float" office:value="1.04162659999573">
            <text:p>1.04</text:p>
          </table:table-cell>
          <table:table-cell office:value-type="float" office:value="479.35">
            <text:p>479.35</text:p>
          </table:table-cell>
          <table:table-cell table:formula="of:=[.D1170]/[.A1170]" office:value-type="float" office:value="1.02431779814945">
            <text:p>1.02</text:p>
          </table:table-cell>
          <table:table-cell office:value-type="float" office:value="472.66">
            <text:p>472.66</text:p>
          </table:table-cell>
          <table:table-cell table:formula="of:=[.F1170]/[.A1170]" office:value-type="float" office:value="1.0100220099579">
            <text:p>1.01</text:p>
          </table:table-cell>
          <table:table-cell office:value-type="float" office:value="487.45">
            <text:p>487.45</text:p>
          </table:table-cell>
          <table:table-cell table:formula="of:=[.H1170]/[.A1170]" office:value-type="float" office:value="1.04162659999573">
            <text:p>1.04</text:p>
          </table:table-cell>
          <table:table-cell office:value-type="float" office:value="474.07">
            <text:p>474.07</text:p>
          </table:table-cell>
          <table:table-cell table:formula="of:=[.J1170]/[.A1170]" office:value-type="float" office:value="1.01303502361262">
            <text:p>1.01</text:p>
          </table:table-cell>
          <table:table-cell table:number-columns-repeated="5"/>
        </table:table-row>
        <table:table-row table:style-name="ro1">
          <table:table-cell office:value-type="float" office:value="43.18">
            <text:p>43.18</text:p>
          </table:table-cell>
          <table:table-cell office:value-type="float" office:value="49.18">
            <text:p>49.18</text:p>
          </table:table-cell>
          <table:table-cell table:formula="of:=[.B1171]/[.A1171]" office:value-type="float" office:value="1.13895321908291">
            <text:p>1.14</text:p>
          </table:table-cell>
          <table:table-cell office:value-type="float" office:value="43.18">
            <text:p>43.18</text:p>
          </table:table-cell>
          <table:table-cell table:formula="of:=[.D1171]/[.A1171]" office:value-type="float" office:value="1">
            <text:p>1</text:p>
          </table:table-cell>
          <table:table-cell office:value-type="float" office:value="43.18">
            <text:p>43.18</text:p>
          </table:table-cell>
          <table:table-cell table:formula="of:=[.F1171]/[.A1171]" office:value-type="float" office:value="1">
            <text:p>1</text:p>
          </table:table-cell>
          <table:table-cell office:value-type="float" office:value="43.18">
            <text:p>43.18</text:p>
          </table:table-cell>
          <table:table-cell table:formula="of:=[.H1171]/[.A1171]" office:value-type="float" office:value="1">
            <text:p>1</text:p>
          </table:table-cell>
          <table:table-cell office:value-type="float" office:value="43.18">
            <text:p>43.18</text:p>
          </table:table-cell>
          <table:table-cell table:formula="of:=[.J1171]/[.A117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3.87">
            <text:p>43.87</text:p>
          </table:table-cell>
          <table:table-cell office:value-type="float" office:value="50.01">
            <text:p>50.01</text:p>
          </table:table-cell>
          <table:table-cell table:formula="of:=[.B1172]/[.A1172]" office:value-type="float" office:value="1.13995896968315">
            <text:p>1.14</text:p>
          </table:table-cell>
          <table:table-cell office:value-type="float" office:value="43.87">
            <text:p>43.87</text:p>
          </table:table-cell>
          <table:table-cell table:formula="of:=[.D1172]/[.A1172]" office:value-type="float" office:value="1">
            <text:p>1</text:p>
          </table:table-cell>
          <table:table-cell office:value-type="float" office:value="43.87">
            <text:p>43.87</text:p>
          </table:table-cell>
          <table:table-cell table:formula="of:=[.F1172]/[.A1172]" office:value-type="float" office:value="1">
            <text:p>1</text:p>
          </table:table-cell>
          <table:table-cell office:value-type="float" office:value="43.87">
            <text:p>43.87</text:p>
          </table:table-cell>
          <table:table-cell table:formula="of:=[.H1172]/[.A1172]" office:value-type="float" office:value="1">
            <text:p>1</text:p>
          </table:table-cell>
          <table:table-cell office:value-type="float" office:value="43.87">
            <text:p>43.87</text:p>
          </table:table-cell>
          <table:table-cell table:formula="of:=[.J1172]/[.A117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17.56">
            <text:p>417.56</text:p>
          </table:table-cell>
          <table:table-cell office:value-type="float" office:value="441.13">
            <text:p>441.13</text:p>
          </table:table-cell>
          <table:table-cell table:formula="of:=[.B1173]/[.A1173]" office:value-type="float" office:value="1.05644697767985">
            <text:p>1.06</text:p>
          </table:table-cell>
          <table:table-cell office:value-type="float" office:value="431.17">
            <text:p>431.17</text:p>
          </table:table-cell>
          <table:table-cell table:formula="of:=[.D1173]/[.A1173]" office:value-type="float" office:value="1.03259411821056">
            <text:p>1.03</text:p>
          </table:table-cell>
          <table:table-cell office:value-type="float" office:value="427.03">
            <text:p>427.03</text:p>
          </table:table-cell>
          <table:table-cell table:formula="of:=[.F1173]/[.A1173]" office:value-type="float" office:value="1.0226793754191">
            <text:p>1.02</text:p>
          </table:table-cell>
          <table:table-cell office:value-type="float" office:value="441.13">
            <text:p>441.13</text:p>
          </table:table-cell>
          <table:table-cell table:formula="of:=[.H1173]/[.A1173]" office:value-type="float" office:value="1.05644697767985">
            <text:p>1.06</text:p>
          </table:table-cell>
          <table:table-cell office:value-type="float" office:value="431.76">
            <text:p>431.76</text:p>
          </table:table-cell>
          <table:table-cell table:formula="of:=[.J1173]/[.A1173]" office:value-type="float" office:value="1.03400708880161">
            <text:p>1.03</text:p>
          </table:table-cell>
          <table:table-cell table:number-columns-repeated="5"/>
        </table:table-row>
        <table:table-row table:style-name="ro1">
          <table:table-cell office:value-type="float" office:value="465.64">
            <text:p>465.64</text:p>
          </table:table-cell>
          <table:table-cell office:value-type="float" office:value="487.32">
            <text:p>487.32</text:p>
          </table:table-cell>
          <table:table-cell table:formula="of:=[.B1174]/[.A1174]" office:value-type="float" office:value="1.04655957391977">
            <text:p>1.05</text:p>
          </table:table-cell>
          <table:table-cell office:value-type="float" office:value="469.5">
            <text:p>469.5</text:p>
          </table:table-cell>
          <table:table-cell table:formula="of:=[.D1174]/[.A1174]" office:value-type="float" office:value="1.00828966583627">
            <text:p>1.01</text:p>
          </table:table-cell>
          <table:table-cell office:value-type="float" office:value="473.01">
            <text:p>473.01</text:p>
          </table:table-cell>
          <table:table-cell table:formula="of:=[.F1174]/[.A1174]" office:value-type="float" office:value="1.01582767803453">
            <text:p>1.02</text:p>
          </table:table-cell>
          <table:table-cell office:value-type="float" office:value="487.32">
            <text:p>487.32</text:p>
          </table:table-cell>
          <table:table-cell table:formula="of:=[.H1174]/[.A1174]" office:value-type="float" office:value="1.04655957391977">
            <text:p>1.05</text:p>
          </table:table-cell>
          <table:table-cell office:value-type="float" office:value="468.91">
            <text:p>468.91</text:p>
          </table:table-cell>
          <table:table-cell table:formula="of:=[.J1174]/[.A1174]" office:value-type="float" office:value="1.00702259256078">
            <text:p>1.01</text:p>
          </table:table-cell>
          <table:table-cell table:number-columns-repeated="5"/>
        </table:table-row>
        <table:table-row table:style-name="ro1">
          <table:table-cell office:value-type="float" office:value="43.94">
            <text:p>43.94</text:p>
          </table:table-cell>
          <table:table-cell office:value-type="float" office:value="56.43">
            <text:p>56.43</text:p>
          </table:table-cell>
          <table:table-cell table:formula="of:=[.B1175]/[.A1175]" office:value-type="float" office:value="1.28425125170687">
            <text:p>1.28</text:p>
          </table:table-cell>
          <table:table-cell office:value-type="float" office:value="48.18">
            <text:p>48.18</text:p>
          </table:table-cell>
          <table:table-cell table:formula="of:=[.D1175]/[.A1175]" office:value-type="float" office:value="1.09649522075558">
            <text:p>1.1</text:p>
          </table:table-cell>
          <table:table-cell office:value-type="float" office:value="48.18">
            <text:p>48.18</text:p>
          </table:table-cell>
          <table:table-cell table:formula="of:=[.F1175]/[.A1175]" office:value-type="float" office:value="1.09649522075558">
            <text:p>1.1</text:p>
          </table:table-cell>
          <table:table-cell office:value-type="float" office:value="56.43">
            <text:p>56.43</text:p>
          </table:table-cell>
          <table:table-cell table:formula="of:=[.H1175]/[.A1175]" office:value-type="float" office:value="1.28425125170687">
            <text:p>1.28</text:p>
          </table:table-cell>
          <table:table-cell office:value-type="float" office:value="48.18">
            <text:p>48.18</text:p>
          </table:table-cell>
          <table:table-cell table:formula="of:=[.J1175]/[.A1175]" office:value-type="float" office:value="1.09649522075558">
            <text:p>1.1</text:p>
          </table:table-cell>
          <table:table-cell table:number-columns-repeated="5"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463.5">
            <text:p>463.5</text:p>
          </table:table-cell>
          <table:table-cell table:formula="of:=[.B1176]/[.A1176]" office:value-type="float" office:value="1.0754060324826">
            <text:p>1.08</text:p>
          </table:table-cell>
          <table:table-cell office:value-type="float" office:value="448.58">
            <text:p>448.58</text:p>
          </table:table-cell>
          <table:table-cell table:formula="of:=[.D1176]/[.A1176]" office:value-type="float" office:value="1.04078886310905">
            <text:p>1.04</text:p>
          </table:table-cell>
          <table:table-cell office:value-type="float" office:value="450.37">
            <text:p>450.37</text:p>
          </table:table-cell>
          <table:table-cell table:formula="of:=[.F1176]/[.A1176]" office:value-type="float" office:value="1.04494199535963">
            <text:p>1.04</text:p>
          </table:table-cell>
          <table:table-cell office:value-type="float" office:value="463.5">
            <text:p>463.5</text:p>
          </table:table-cell>
          <table:table-cell table:formula="of:=[.H1176]/[.A1176]" office:value-type="float" office:value="1.0754060324826">
            <text:p>1.08</text:p>
          </table:table-cell>
          <table:table-cell office:value-type="float" office:value="447.99">
            <text:p>447.99</text:p>
          </table:table-cell>
          <table:table-cell table:formula="of:=[.J1176]/[.A1176]" office:value-type="float" office:value="1.03941995359629">
            <text:p>1.04</text:p>
          </table:table-cell>
          <table:table-cell table:number-columns-repeated="5"/>
        </table:table-row>
        <table:table-row table:style-name="ro1">
          <table:table-cell office:value-type="float" office:value="39.36">
            <text:p>39.36</text:p>
          </table:table-cell>
          <table:table-cell office:value-type="float" office:value="48.97">
            <text:p>48.97</text:p>
          </table:table-cell>
          <table:table-cell table:formula="of:=[.B1177]/[.A1177]" office:value-type="float" office:value="1.24415650406504">
            <text:p>1.24</text:p>
          </table:table-cell>
          <table:table-cell office:value-type="float" office:value="39.36">
            <text:p>39.36</text:p>
          </table:table-cell>
          <table:table-cell table:formula="of:=[.D1177]/[.A1177]" office:value-type="float" office:value="1">
            <text:p>1</text:p>
          </table:table-cell>
          <table:table-cell office:value-type="float" office:value="39.36">
            <text:p>39.36</text:p>
          </table:table-cell>
          <table:table-cell table:formula="of:=[.F1177]/[.A1177]" office:value-type="float" office:value="1">
            <text:p>1</text:p>
          </table:table-cell>
          <table:table-cell office:value-type="float" office:value="39.36">
            <text:p>39.36</text:p>
          </table:table-cell>
          <table:table-cell table:formula="of:=[.H1177]/[.A1177]" office:value-type="float" office:value="1">
            <text:p>1</text:p>
          </table:table-cell>
          <table:table-cell office:value-type="float" office:value="39.36">
            <text:p>39.36</text:p>
          </table:table-cell>
          <table:table-cell table:formula="of:=[.J1177]/[.A117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9.97">
            <text:p>39.97</text:p>
          </table:table-cell>
          <table:table-cell office:value-type="float" office:value="43.38">
            <text:p>43.38</text:p>
          </table:table-cell>
          <table:table-cell table:formula="of:=[.B1178]/[.A1178]" office:value-type="float" office:value="1.08531398548912">
            <text:p>1.09</text:p>
          </table:table-cell>
          <table:table-cell office:value-type="float" office:value="41.14">
            <text:p>41.14</text:p>
          </table:table-cell>
          <table:table-cell table:formula="of:=[.D1178]/[.A1178]" office:value-type="float" office:value="1.02927195396547">
            <text:p>1.03</text:p>
          </table:table-cell>
          <table:table-cell office:value-type="float" office:value="41.14">
            <text:p>41.14</text:p>
          </table:table-cell>
          <table:table-cell table:formula="of:=[.F1178]/[.A1178]" office:value-type="float" office:value="1.02927195396547">
            <text:p>1.03</text:p>
          </table:table-cell>
          <table:table-cell office:value-type="float" office:value="43.38">
            <text:p>43.38</text:p>
          </table:table-cell>
          <table:table-cell table:formula="of:=[.H1178]/[.A1178]" office:value-type="float" office:value="1.08531398548912">
            <text:p>1.09</text:p>
          </table:table-cell>
          <table:table-cell office:value-type="float" office:value="41.14">
            <text:p>41.14</text:p>
          </table:table-cell>
          <table:table-cell table:formula="of:=[.J1178]/[.A1178]" office:value-type="float" office:value="1.02927195396547">
            <text:p>1.03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53.83">
            <text:p>53.83</text:p>
          </table:table-cell>
          <table:table-cell table:formula="of:=[.B1179]/[.A1179]" office:value-type="float" office:value="1.38025641025641">
            <text:p>1.38</text:p>
          </table:table-cell>
          <table:table-cell office:value-type="float" office:value="39">
            <text:p>39</text:p>
          </table:table-cell>
          <table:table-cell table:formula="of:=[.D1179]/[.A1179]" office:value-type="float" office:value="1">
            <text:p>1</text:p>
          </table:table-cell>
          <table:table-cell office:value-type="float" office:value="39">
            <text:p>39</text:p>
          </table:table-cell>
          <table:table-cell table:formula="of:=[.F1179]/[.A1179]" office:value-type="float" office:value="1">
            <text:p>1</text:p>
          </table:table-cell>
          <table:table-cell office:value-type="float" office:value="39">
            <text:p>39</text:p>
          </table:table-cell>
          <table:table-cell table:formula="of:=[.H1179]/[.A1179]" office:value-type="float" office:value="1">
            <text:p>1</text:p>
          </table:table-cell>
          <table:table-cell office:value-type="float" office:value="39">
            <text:p>39</text:p>
          </table:table-cell>
          <table:table-cell table:formula="of:=[.J1179]/[.A117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9.46">
            <text:p>39.46</text:p>
          </table:table-cell>
          <table:table-cell office:value-type="float" office:value="43.8">
            <text:p>43.8</text:p>
          </table:table-cell>
          <table:table-cell table:formula="of:=[.B1180]/[.A1180]" office:value-type="float" office:value="1.10998479472884">
            <text:p>1.11</text:p>
          </table:table-cell>
          <table:table-cell office:value-type="float" office:value="38.63">
            <text:p>38.63</text:p>
          </table:table-cell>
          <table:table-cell table:formula="of:=[.D1180]/[.A1180]" office:value-type="float" office:value="0.978966041561075">
            <text:p>0.98</text:p>
          </table:table-cell>
          <table:table-cell office:value-type="float" office:value="39.21">
            <text:p>39.21</text:p>
          </table:table-cell>
          <table:table-cell table:formula="of:=[.F1180]/[.A1180]" office:value-type="float" office:value="0.993664470349721">
            <text:p>0.99</text:p>
          </table:table-cell>
          <table:table-cell office:value-type="float" office:value="43.8">
            <text:p>43.8</text:p>
          </table:table-cell>
          <table:table-cell table:formula="of:=[.H1180]/[.A1180]" office:value-type="float" office:value="1.10998479472884">
            <text:p>1.11</text:p>
          </table:table-cell>
          <table:table-cell office:value-type="float" office:value="38.63">
            <text:p>38.63</text:p>
          </table:table-cell>
          <table:table-cell table:formula="of:=[.J1180]/[.A1180]" office:value-type="float" office:value="0.978966041561075">
            <text:p>0.98</text:p>
          </table:table-cell>
          <table:table-cell table:number-columns-repeated="5"/>
        </table:table-row>
        <table:table-row table:style-name="ro1">
          <table:table-cell office:value-type="float" office:value="38.63">
            <text:p>38.63</text:p>
          </table:table-cell>
          <table:table-cell office:value-type="float" office:value="49.7">
            <text:p>49.7</text:p>
          </table:table-cell>
          <table:table-cell table:formula="of:=[.B1181]/[.A1181]" office:value-type="float" office:value="1.28656484597463">
            <text:p>1.29</text:p>
          </table:table-cell>
          <table:table-cell office:value-type="float" office:value="40.04">
            <text:p>40.04</text:p>
          </table:table-cell>
          <table:table-cell table:formula="of:=[.D1181]/[.A1181]" office:value-type="float" office:value="1.03650012943308">
            <text:p>1.04</text:p>
          </table:table-cell>
          <table:table-cell office:value-type="float" office:value="40.97">
            <text:p>40.97</text:p>
          </table:table-cell>
          <table:table-cell table:formula="of:=[.F1181]/[.A1181]" office:value-type="float" office:value="1.06057468288895">
            <text:p>1.06</text:p>
          </table:table-cell>
          <table:table-cell office:value-type="float" office:value="49.7">
            <text:p>49.7</text:p>
          </table:table-cell>
          <table:table-cell table:formula="of:=[.H1181]/[.A1181]" office:value-type="float" office:value="1.28656484597463">
            <text:p>1.29</text:p>
          </table:table-cell>
          <table:table-cell office:value-type="float" office:value="40.04">
            <text:p>40.04</text:p>
          </table:table-cell>
          <table:table-cell table:formula="of:=[.J1181]/[.A1181]" office:value-type="float" office:value="1.03650012943308">
            <text:p>1.04</text:p>
          </table:table-cell>
          <table:table-cell table:number-columns-repeated="5"/>
        </table:table-row>
        <table:table-row table:style-name="ro1">
          <table:table-cell office:value-type="float" office:value="39.8">
            <text:p>39.8</text:p>
          </table:table-cell>
          <table:table-cell office:value-type="float" office:value="43.9">
            <text:p>43.9</text:p>
          </table:table-cell>
          <table:table-cell table:formula="of:=[.B1182]/[.A1182]" office:value-type="float" office:value="1.10301507537688">
            <text:p>1.1</text:p>
          </table:table-cell>
          <table:table-cell office:value-type="float" office:value="39.56">
            <text:p>39.56</text:p>
          </table:table-cell>
          <table:table-cell table:formula="of:=[.D1182]/[.A1182]" office:value-type="float" office:value="0.993969849246231">
            <text:p>0.99</text:p>
          </table:table-cell>
          <table:table-cell office:value-type="float" office:value="40.14">
            <text:p>40.14</text:p>
          </table:table-cell>
          <table:table-cell table:formula="of:=[.F1182]/[.A1182]" office:value-type="float" office:value="1.00854271356784">
            <text:p>1.01</text:p>
          </table:table-cell>
          <table:table-cell office:value-type="float" office:value="43.9">
            <text:p>43.9</text:p>
          </table:table-cell>
          <table:table-cell table:formula="of:=[.H1182]/[.A1182]" office:value-type="float" office:value="1.10301507537688">
            <text:p>1.1</text:p>
          </table:table-cell>
          <table:table-cell office:value-type="float" office:value="39.56">
            <text:p>39.56</text:p>
          </table:table-cell>
          <table:table-cell table:formula="of:=[.J1182]/[.A1182]" office:value-type="float" office:value="0.993969849246231">
            <text:p>0.99</text:p>
          </table:table-cell>
          <table:table-cell table:number-columns-repeated="5"/>
        </table:table-row>
        <table:table-row table:style-name="ro1">
          <table:table-cell office:value-type="float" office:value="39.63">
            <text:p>39.63</text:p>
          </table:table-cell>
          <table:table-cell office:value-type="float" office:value="46.56">
            <text:p>46.56</text:p>
          </table:table-cell>
          <table:table-cell table:formula="of:=[.B1183]/[.A1183]" office:value-type="float" office:value="1.17486752460257">
            <text:p>1.17</text:p>
          </table:table-cell>
          <table:table-cell office:value-type="float" office:value="39.38">
            <text:p>39.38</text:p>
          </table:table-cell>
          <table:table-cell table:formula="of:=[.D1183]/[.A1183]" office:value-type="float" office:value="0.99369164774161">
            <text:p>0.99</text:p>
          </table:table-cell>
          <table:table-cell office:value-type="float" office:value="39.38">
            <text:p>39.38</text:p>
          </table:table-cell>
          <table:table-cell table:formula="of:=[.F1183]/[.A1183]" office:value-type="float" office:value="0.99369164774161">
            <text:p>0.99</text:p>
          </table:table-cell>
          <table:table-cell office:value-type="float" office:value="46.56">
            <text:p>46.56</text:p>
          </table:table-cell>
          <table:table-cell table:formula="of:=[.H1183]/[.A1183]" office:value-type="float" office:value="1.17486752460257">
            <text:p>1.17</text:p>
          </table:table-cell>
          <table:table-cell office:value-type="float" office:value="39.38">
            <text:p>39.38</text:p>
          </table:table-cell>
          <table:table-cell table:formula="of:=[.J1183]/[.A1183]" office:value-type="float" office:value="0.99369164774161">
            <text:p>0.99</text:p>
          </table:table-cell>
          <table:table-cell table:number-columns-repeated="5"/>
        </table:table-row>
        <table:table-row table:style-name="ro1">
          <table:table-cell office:value-type="float" office:value="38.94">
            <text:p>38.94</text:p>
          </table:table-cell>
          <table:table-cell office:value-type="float" office:value="39.53">
            <text:p>39.53</text:p>
          </table:table-cell>
          <table:table-cell table:formula="of:=[.B1184]/[.A1184]" office:value-type="float" office:value="1.01515151515152">
            <text:p>1.02</text:p>
          </table:table-cell>
          <table:table-cell office:value-type="float" office:value="38.94">
            <text:p>38.94</text:p>
          </table:table-cell>
          <table:table-cell table:formula="of:=[.D1184]/[.A1184]" office:value-type="float" office:value="1">
            <text:p>1</text:p>
          </table:table-cell>
          <table:table-cell office:value-type="float" office:value="38.94">
            <text:p>38.94</text:p>
          </table:table-cell>
          <table:table-cell table:formula="of:=[.F1184]/[.A1184]" office:value-type="float" office:value="1">
            <text:p>1</text:p>
          </table:table-cell>
          <table:table-cell office:value-type="float" office:value="38.94">
            <text:p>38.94</text:p>
          </table:table-cell>
          <table:table-cell table:formula="of:=[.H1184]/[.A1184]" office:value-type="float" office:value="1">
            <text:p>1</text:p>
          </table:table-cell>
          <table:table-cell office:value-type="float" office:value="38.94">
            <text:p>38.94</text:p>
          </table:table-cell>
          <table:table-cell table:formula="of:=[.J1184]/[.A118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96.68">
            <text:p>496.68</text:p>
          </table:table-cell>
          <table:table-cell office:value-type="float" office:value="527.75">
            <text:p>527.75</text:p>
          </table:table-cell>
          <table:table-cell table:formula="of:=[.B1185]/[.A1185]" office:value-type="float" office:value="1.06255536764114">
            <text:p>1.06</text:p>
          </table:table-cell>
          <table:table-cell office:value-type="float" office:value="518.96">
            <text:p>518.96</text:p>
          </table:table-cell>
          <table:table-cell table:formula="of:=[.D1185]/[.A1185]" office:value-type="float" office:value="1.04485785616494">
            <text:p>1.04</text:p>
          </table:table-cell>
          <table:table-cell office:value-type="float" office:value="509.3">
            <text:p>509.3</text:p>
          </table:table-cell>
          <table:table-cell table:formula="of:=[.F1185]/[.A1185]" office:value-type="float" office:value="1.02540871386003">
            <text:p>1.03</text:p>
          </table:table-cell>
          <table:table-cell office:value-type="float" office:value="527.75">
            <text:p>527.75</text:p>
          </table:table-cell>
          <table:table-cell table:formula="of:=[.H1185]/[.A1185]" office:value-type="float" office:value="1.06255536764114">
            <text:p>1.06</text:p>
          </table:table-cell>
          <table:table-cell office:value-type="float" office:value="515.45">
            <text:p>515.45</text:p>
          </table:table-cell>
          <table:table-cell table:formula="of:=[.J1185]/[.A1185]" office:value-type="float" office:value="1.03779093178707">
            <text:p>1.04</text:p>
          </table:table-cell>
          <table:table-cell table:number-columns-repeated="5"/>
        </table:table-row>
        <table:table-row table:style-name="ro1">
          <table:table-cell office:value-type="float" office:value="423.36">
            <text:p>423.36</text:p>
          </table:table-cell>
          <table:table-cell office:value-type="float" office:value="445.11">
            <text:p>445.11</text:p>
          </table:table-cell>
          <table:table-cell table:formula="of:=[.B1186]/[.A1186]" office:value-type="float" office:value="1.05137471655329">
            <text:p>1.05</text:p>
          </table:table-cell>
          <table:table-cell office:value-type="float" office:value="430.87">
            <text:p>430.87</text:p>
          </table:table-cell>
          <table:table-cell table:formula="of:=[.D1186]/[.A1186]" office:value-type="float" office:value="1.01773904006047">
            <text:p>1.02</text:p>
          </table:table-cell>
          <table:table-cell office:value-type="float" office:value="429.22">
            <text:p>429.22</text:p>
          </table:table-cell>
          <table:table-cell table:formula="of:=[.F1186]/[.A1186]" office:value-type="float" office:value="1.01384164777022">
            <text:p>1.01</text:p>
          </table:table-cell>
          <table:table-cell office:value-type="float" office:value="445.11">
            <text:p>445.11</text:p>
          </table:table-cell>
          <table:table-cell table:formula="of:=[.H1186]/[.A1186]" office:value-type="float" office:value="1.05137471655329">
            <text:p>1.05</text:p>
          </table:table-cell>
          <table:table-cell office:value-type="float" office:value="430.97">
            <text:p>430.97</text:p>
          </table:table-cell>
          <table:table-cell table:formula="of:=[.J1186]/[.A1186]" office:value-type="float" office:value="1.01797524565382">
            <text:p>1.02</text:p>
          </table:table-cell>
          <table:table-cell table:number-columns-repeated="5"/>
        </table:table-row>
        <table:table-row table:style-name="ro1">
          <table:table-cell office:value-type="float" office:value="39.24">
            <text:p>39.24</text:p>
          </table:table-cell>
          <table:table-cell office:value-type="float" office:value="48.31">
            <text:p>48.31</text:p>
          </table:table-cell>
          <table:table-cell table:formula="of:=[.B1187]/[.A1187]" office:value-type="float" office:value="1.23114169215087">
            <text:p>1.23</text:p>
          </table:table-cell>
          <table:table-cell office:value-type="float" office:value="39.24">
            <text:p>39.24</text:p>
          </table:table-cell>
          <table:table-cell table:formula="of:=[.D1187]/[.A1187]" office:value-type="float" office:value="1">
            <text:p>1</text:p>
          </table:table-cell>
          <table:table-cell office:value-type="float" office:value="41.49">
            <text:p>41.49</text:p>
          </table:table-cell>
          <table:table-cell table:formula="of:=[.F1187]/[.A1187]" office:value-type="float" office:value="1.05733944954128">
            <text:p>1.06</text:p>
          </table:table-cell>
          <table:table-cell office:value-type="float" office:value="48.31">
            <text:p>48.31</text:p>
          </table:table-cell>
          <table:table-cell table:formula="of:=[.H1187]/[.A1187]" office:value-type="float" office:value="1.23114169215087">
            <text:p>1.23</text:p>
          </table:table-cell>
          <table:table-cell office:value-type="float" office:value="43.24">
            <text:p>43.24</text:p>
          </table:table-cell>
          <table:table-cell table:formula="of:=[.J1187]/[.A1187]" office:value-type="float" office:value="1.10193679918451">
            <text:p>1.1</text:p>
          </table:table-cell>
          <table:table-cell table:number-columns-repeated="5"/>
        </table:table-row>
        <table:table-row table:style-name="ro1">
          <table:table-cell office:value-type="float" office:value="35.38">
            <text:p>35.38</text:p>
          </table:table-cell>
          <table:table-cell office:value-type="float" office:value="37.38">
            <text:p>37.38</text:p>
          </table:table-cell>
          <table:table-cell table:formula="of:=[.B1188]/[.A1188]" office:value-type="float" office:value="1.05652911249293">
            <text:p>1.06</text:p>
          </table:table-cell>
          <table:table-cell office:value-type="float" office:value="35.38">
            <text:p>35.38</text:p>
          </table:table-cell>
          <table:table-cell table:formula="of:=[.D1188]/[.A1188]" office:value-type="float" office:value="1">
            <text:p>1</text:p>
          </table:table-cell>
          <table:table-cell office:value-type="float" office:value="35.38">
            <text:p>35.38</text:p>
          </table:table-cell>
          <table:table-cell table:formula="of:=[.F1188]/[.A1188]" office:value-type="float" office:value="1">
            <text:p>1</text:p>
          </table:table-cell>
          <table:table-cell office:value-type="float" office:value="35.38">
            <text:p>35.38</text:p>
          </table:table-cell>
          <table:table-cell table:formula="of:=[.H1188]/[.A1188]" office:value-type="float" office:value="1">
            <text:p>1</text:p>
          </table:table-cell>
          <table:table-cell office:value-type="float" office:value="35.38">
            <text:p>35.38</text:p>
          </table:table-cell>
          <table:table-cell table:formula="of:=[.J1188]/[.A118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5.36">
            <text:p>35.36</text:p>
          </table:table-cell>
          <table:table-cell office:value-type="float" office:value="47.46">
            <text:p>47.46</text:p>
          </table:table-cell>
          <table:table-cell table:formula="of:=[.B1189]/[.A1189]" office:value-type="float" office:value="1.34219457013575">
            <text:p>1.34</text:p>
          </table:table-cell>
          <table:table-cell office:value-type="float" office:value="35.36">
            <text:p>35.36</text:p>
          </table:table-cell>
          <table:table-cell table:formula="of:=[.D1189]/[.A1189]" office:value-type="float" office:value="1">
            <text:p>1</text:p>
          </table:table-cell>
          <table:table-cell office:value-type="float" office:value="35.36">
            <text:p>35.36</text:p>
          </table:table-cell>
          <table:table-cell table:formula="of:=[.F1189]/[.A1189]" office:value-type="float" office:value="1">
            <text:p>1</text:p>
          </table:table-cell>
          <table:table-cell office:value-type="float" office:value="35.36">
            <text:p>35.36</text:p>
          </table:table-cell>
          <table:table-cell table:formula="of:=[.H1189]/[.A1189]" office:value-type="float" office:value="1">
            <text:p>1</text:p>
          </table:table-cell>
          <table:table-cell office:value-type="float" office:value="35.36">
            <text:p>35.36</text:p>
          </table:table-cell>
          <table:table-cell table:formula="of:=[.J1189]/[.A118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19.5">
            <text:p>419.5</text:p>
          </table:table-cell>
          <table:table-cell office:value-type="float" office:value="455.98">
            <text:p>455.98</text:p>
          </table:table-cell>
          <table:table-cell table:formula="of:=[.B1190]/[.A1190]" office:value-type="float" office:value="1.08696066746126">
            <text:p>1.09</text:p>
          </table:table-cell>
          <table:table-cell office:value-type="float" office:value="427.36">
            <text:p>427.36</text:p>
          </table:table-cell>
          <table:table-cell table:formula="of:=[.D1190]/[.A1190]" office:value-type="float" office:value="1.01873659117998">
            <text:p>1.02</text:p>
          </table:table-cell>
          <table:table-cell office:value-type="float" office:value="431.8">
            <text:p>431.8</text:p>
          </table:table-cell>
          <table:table-cell table:formula="of:=[.F1190]/[.A1190]" office:value-type="float" office:value="1.02932061978546">
            <text:p>1.03</text:p>
          </table:table-cell>
          <table:table-cell office:value-type="float" office:value="430.19">
            <text:p>430.19</text:p>
          </table:table-cell>
          <table:table-cell table:formula="of:=[.H1190]/[.A1190]" office:value-type="float" office:value="1.02548271752086">
            <text:p>1.03</text:p>
          </table:table-cell>
          <table:table-cell office:value-type="float" office:value="427.36">
            <text:p>427.36</text:p>
          </table:table-cell>
          <table:table-cell table:formula="of:=[.J1190]/[.A1190]" office:value-type="float" office:value="1.01873659117998">
            <text:p>1.02</text:p>
          </table:table-cell>
          <table:table-cell table:number-columns-repeated="5"/>
        </table:table-row>
        <table:table-row table:style-name="ro1">
          <table:table-cell office:value-type="float" office:value="495.93">
            <text:p>495.93</text:p>
          </table:table-cell>
          <table:table-cell office:value-type="float" office:value="506.37">
            <text:p>506.37</text:p>
          </table:table-cell>
          <table:table-cell table:formula="of:=[.B1191]/[.A1191]" office:value-type="float" office:value="1.02105135805456">
            <text:p>1.02</text:p>
          </table:table-cell>
          <table:table-cell office:value-type="float" office:value="500.61">
            <text:p>500.61</text:p>
          </table:table-cell>
          <table:table-cell table:formula="of:=[.D1191]/[.A1191]" office:value-type="float" office:value="1.00943681567963">
            <text:p>1.01</text:p>
          </table:table-cell>
          <table:table-cell office:value-type="float" office:value="500.03">
            <text:p>500.03</text:p>
          </table:table-cell>
          <table:table-cell table:formula="of:=[.F1191]/[.A1191]" office:value-type="float" office:value="1.00826729578771">
            <text:p>1.01</text:p>
          </table:table-cell>
          <table:table-cell office:value-type="float" office:value="501.2">
            <text:p>501.2</text:p>
          </table:table-cell>
          <table:table-cell table:formula="of:=[.H1191]/[.A1191]" office:value-type="float" office:value="1.01062649970762">
            <text:p>1.01</text:p>
          </table:table-cell>
          <table:table-cell office:value-type="float" office:value="500.61">
            <text:p>500.61</text:p>
          </table:table-cell>
          <table:table-cell table:formula="of:=[.J1191]/[.A1191]" office:value-type="float" office:value="1.00943681567963">
            <text:p>1.01</text:p>
          </table:table-cell>
          <table:table-cell table:number-columns-repeated="5"/>
        </table:table-row>
        <table:table-row table:style-name="ro1">
          <table:table-cell office:value-type="float" office:value="35.41">
            <text:p>35.41</text:p>
          </table:table-cell>
          <table:table-cell office:value-type="float" office:value="38">
            <text:p>38</text:p>
          </table:table-cell>
          <table:table-cell table:formula="of:=[.B1192]/[.A1192]" office:value-type="float" office:value="1.07314317989269">
            <text:p>1.07</text:p>
          </table:table-cell>
          <table:table-cell office:value-type="float" office:value="35.41">
            <text:p>35.41</text:p>
          </table:table-cell>
          <table:table-cell table:formula="of:=[.D1192]/[.A1192]" office:value-type="float" office:value="1">
            <text:p>1</text:p>
          </table:table-cell>
          <table:table-cell office:value-type="float" office:value="35.41">
            <text:p>35.41</text:p>
          </table:table-cell>
          <table:table-cell table:formula="of:=[.F1192]/[.A1192]" office:value-type="float" office:value="1">
            <text:p>1</text:p>
          </table:table-cell>
          <table:table-cell office:value-type="float" office:value="35.41">
            <text:p>35.41</text:p>
          </table:table-cell>
          <table:table-cell table:formula="of:=[.H1192]/[.A1192]" office:value-type="float" office:value="1">
            <text:p>1</text:p>
          </table:table-cell>
          <table:table-cell office:value-type="float" office:value="35.41">
            <text:p>35.41</text:p>
          </table:table-cell>
          <table:table-cell table:formula="of:=[.J1192]/[.A119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5.7">
            <text:p>35.7</text:p>
          </table:table-cell>
          <table:table-cell office:value-type="float" office:value="65.9">
            <text:p>65.9</text:p>
          </table:table-cell>
          <table:table-cell table:formula="of:=[.B1193]/[.A1193]" office:value-type="float" office:value="1.84593837535014">
            <text:p>1.85</text:p>
          </table:table-cell>
          <table:table-cell office:value-type="float" office:value="35.7">
            <text:p>35.7</text:p>
          </table:table-cell>
          <table:table-cell table:formula="of:=[.D1193]/[.A1193]" office:value-type="float" office:value="1">
            <text:p>1</text:p>
          </table:table-cell>
          <table:table-cell office:value-type="float" office:value="35.7">
            <text:p>35.7</text:p>
          </table:table-cell>
          <table:table-cell table:formula="of:=[.F1193]/[.A1193]" office:value-type="float" office:value="1">
            <text:p>1</text:p>
          </table:table-cell>
          <table:table-cell office:value-type="float" office:value="35.7">
            <text:p>35.7</text:p>
          </table:table-cell>
          <table:table-cell table:formula="of:=[.H1193]/[.A1193]" office:value-type="float" office:value="1">
            <text:p>1</text:p>
          </table:table-cell>
          <table:table-cell office:value-type="float" office:value="35.7">
            <text:p>35.7</text:p>
          </table:table-cell>
          <table:table-cell table:formula="of:=[.J1193]/[.A119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5.38">
            <text:p>35.38</text:p>
          </table:table-cell>
          <table:table-cell office:value-type="float" office:value="42.66">
            <text:p>42.66</text:p>
          </table:table-cell>
          <table:table-cell table:formula="of:=[.B1194]/[.A1194]" office:value-type="float" office:value="1.20576596947428">
            <text:p>1.21</text:p>
          </table:table-cell>
          <table:table-cell office:value-type="float" office:value="35.38">
            <text:p>35.38</text:p>
          </table:table-cell>
          <table:table-cell table:formula="of:=[.D1194]/[.A1194]" office:value-type="float" office:value="1">
            <text:p>1</text:p>
          </table:table-cell>
          <table:table-cell office:value-type="float" office:value="35.38">
            <text:p>35.38</text:p>
          </table:table-cell>
          <table:table-cell table:formula="of:=[.F1194]/[.A1194]" office:value-type="float" office:value="1">
            <text:p>1</text:p>
          </table:table-cell>
          <table:table-cell office:value-type="float" office:value="35.38">
            <text:p>35.38</text:p>
          </table:table-cell>
          <table:table-cell table:formula="of:=[.H1194]/[.A1194]" office:value-type="float" office:value="1">
            <text:p>1</text:p>
          </table:table-cell>
          <table:table-cell office:value-type="float" office:value="35.38">
            <text:p>35.38</text:p>
          </table:table-cell>
          <table:table-cell table:formula="of:=[.J1194]/[.A119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91.88">
            <text:p>491.88</text:p>
          </table:table-cell>
          <table:table-cell office:value-type="float" office:value="528.04">
            <text:p>528.04</text:p>
          </table:table-cell>
          <table:table-cell table:formula="of:=[.B1195]/[.A1195]" office:value-type="float" office:value="1.07351386517037">
            <text:p>1.07</text:p>
          </table:table-cell>
          <table:table-cell office:value-type="float" office:value="511.01">
            <text:p>511.01</text:p>
          </table:table-cell>
          <table:table-cell table:formula="of:=[.D1195]/[.A1195]" office:value-type="float" office:value="1.03889159957713">
            <text:p>1.04</text:p>
          </table:table-cell>
          <table:table-cell office:value-type="float" office:value="514.97">
            <text:p>514.97</text:p>
          </table:table-cell>
          <table:table-cell table:formula="of:=[.F1195]/[.A1195]" office:value-type="float" office:value="1.04694234366106">
            <text:p>1.05</text:p>
          </table:table-cell>
          <table:table-cell office:value-type="float" office:value="528.04">
            <text:p>528.04</text:p>
          </table:table-cell>
          <table:table-cell table:formula="of:=[.H1195]/[.A1195]" office:value-type="float" office:value="1.07351386517037">
            <text:p>1.07</text:p>
          </table:table-cell>
          <table:table-cell office:value-type="float" office:value="507.11">
            <text:p>507.11</text:p>
          </table:table-cell>
          <table:table-cell table:formula="of:=[.J1195]/[.A1195]" office:value-type="float" office:value="1.03096283646418">
            <text:p>1.03</text:p>
          </table:table-cell>
          <table:table-cell table:number-columns-repeated="5"/>
        </table:table-row>
        <table:table-row table:style-name="ro1">
          <table:table-cell office:value-type="float" office:value="35.36">
            <text:p>35.36</text:p>
          </table:table-cell>
          <table:table-cell office:value-type="float" office:value="35.94">
            <text:p>35.94</text:p>
          </table:table-cell>
          <table:table-cell table:formula="of:=[.B1196]/[.A1196]" office:value-type="float" office:value="1.01640271493213">
            <text:p>1.02</text:p>
          </table:table-cell>
          <table:table-cell office:value-type="float" office:value="35.36">
            <text:p>35.36</text:p>
          </table:table-cell>
          <table:table-cell table:formula="of:=[.D1196]/[.A1196]" office:value-type="float" office:value="1">
            <text:p>1</text:p>
          </table:table-cell>
          <table:table-cell office:value-type="float" office:value="35.36">
            <text:p>35.36</text:p>
          </table:table-cell>
          <table:table-cell table:formula="of:=[.F1196]/[.A1196]" office:value-type="float" office:value="1">
            <text:p>1</text:p>
          </table:table-cell>
          <table:table-cell office:value-type="float" office:value="35.36">
            <text:p>35.36</text:p>
          </table:table-cell>
          <table:table-cell table:formula="of:=[.H1196]/[.A1196]" office:value-type="float" office:value="1">
            <text:p>1</text:p>
          </table:table-cell>
          <table:table-cell office:value-type="float" office:value="35.36">
            <text:p>35.36</text:p>
          </table:table-cell>
          <table:table-cell table:formula="of:=[.J1196]/[.A119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5.63">
            <text:p>35.63</text:p>
          </table:table-cell>
          <table:table-cell office:value-type="float" office:value="41.38">
            <text:p>41.38</text:p>
          </table:table-cell>
          <table:table-cell table:formula="of:=[.B1197]/[.A1197]" office:value-type="float" office:value="1.16138085882683">
            <text:p>1.16</text:p>
          </table:table-cell>
          <table:table-cell office:value-type="float" office:value="36.8">
            <text:p>36.8</text:p>
          </table:table-cell>
          <table:table-cell table:formula="of:=[.D1197]/[.A1197]" office:value-type="float" office:value="1.03283749649172">
            <text:p>1.03</text:p>
          </table:table-cell>
          <table:table-cell office:value-type="float" office:value="36.8">
            <text:p>36.8</text:p>
          </table:table-cell>
          <table:table-cell table:formula="of:=[.F1197]/[.A1197]" office:value-type="float" office:value="1.03283749649172">
            <text:p>1.03</text:p>
          </table:table-cell>
          <table:table-cell office:value-type="float" office:value="41.38">
            <text:p>41.38</text:p>
          </table:table-cell>
          <table:table-cell table:formula="of:=[.H1197]/[.A1197]" office:value-type="float" office:value="1.16138085882683">
            <text:p>1.16</text:p>
          </table:table-cell>
          <table:table-cell office:value-type="float" office:value="36.8">
            <text:p>36.8</text:p>
          </table:table-cell>
          <table:table-cell table:formula="of:=[.J1197]/[.A1197]" office:value-type="float" office:value="1.03283749649172">
            <text:p>1.03</text:p>
          </table:table-cell>
          <table:table-cell table:number-columns-repeated="5"/>
        </table:table-row>
        <table:table-row table:style-name="ro1">
          <table:table-cell office:value-type="float" office:value="491.3">
            <text:p>491.3</text:p>
          </table:table-cell>
          <table:table-cell office:value-type="float" office:value="506.27">
            <text:p>506.27</text:p>
          </table:table-cell>
          <table:table-cell table:formula="of:=[.B1198]/[.A1198]" office:value-type="float" office:value="1.03047018115205">
            <text:p>1.03</text:p>
          </table:table-cell>
          <table:table-cell office:value-type="float" office:value="499.45">
            <text:p>499.45</text:p>
          </table:table-cell>
          <table:table-cell table:formula="of:=[.D1198]/[.A1198]" office:value-type="float" office:value="1.01658864237737">
            <text:p>1.02</text:p>
          </table:table-cell>
          <table:table-cell office:value-type="float" office:value="501.4">
            <text:p>501.4</text:p>
          </table:table-cell>
          <table:table-cell table:formula="of:=[.F1198]/[.A1198]" office:value-type="float" office:value="1.02055770405048">
            <text:p>1.02</text:p>
          </table:table-cell>
          <table:table-cell office:value-type="float" office:value="506.27">
            <text:p>506.27</text:p>
          </table:table-cell>
          <table:table-cell table:formula="of:=[.H1198]/[.A1198]" office:value-type="float" office:value="1.03047018115205">
            <text:p>1.03</text:p>
          </table:table-cell>
          <table:table-cell office:value-type="float" office:value="503.55">
            <text:p>503.55</text:p>
          </table:table-cell>
          <table:table-cell table:formula="of:=[.J1198]/[.A1198]" office:value-type="float" office:value="1.02493384897211">
            <text:p>1.02</text:p>
          </table:table-cell>
          <table:table-cell table:number-columns-repeated="5"/>
        </table:table-row>
        <table:table-row table:style-name="ro1">
          <table:table-cell office:value-type="float" office:value="491.85">
            <text:p>491.85</text:p>
          </table:table-cell>
          <table:table-cell office:value-type="float" office:value="512.16">
            <text:p>512.16</text:p>
          </table:table-cell>
          <table:table-cell table:formula="of:=[.B1199]/[.A1199]" office:value-type="float" office:value="1.04129307715767">
            <text:p>1.04</text:p>
          </table:table-cell>
          <table:table-cell office:value-type="float" office:value="503.47">
            <text:p>503.47</text:p>
          </table:table-cell>
          <table:table-cell table:formula="of:=[.D1199]/[.A1199]" office:value-type="float" office:value="1.02362508894988">
            <text:p>1.02</text:p>
          </table:table-cell>
          <table:table-cell office:value-type="float" office:value="503.23">
            <text:p>503.23</text:p>
          </table:table-cell>
          <table:table-cell table:formula="of:=[.F1199]/[.A1199]" office:value-type="float" office:value="1.02313713530548">
            <text:p>1.02</text:p>
          </table:table-cell>
          <table:table-cell office:value-type="float" office:value="512.16">
            <text:p>512.16</text:p>
          </table:table-cell>
          <table:table-cell table:formula="of:=[.H1199]/[.A1199]" office:value-type="float" office:value="1.04129307715767">
            <text:p>1.04</text:p>
          </table:table-cell>
          <table:table-cell office:value-type="float" office:value="502.88">
            <text:p>502.88</text:p>
          </table:table-cell>
          <table:table-cell table:formula="of:=[.J1199]/[.A1199]" office:value-type="float" office:value="1.02242553624072">
            <text:p>1.02</text:p>
          </table:table-cell>
          <table:table-cell table:number-columns-repeated="5"/>
        </table:table-row>
        <table:table-row table:style-name="ro1">
          <table:table-cell office:value-type="float" office:value="31.8">
            <text:p>31.8</text:p>
          </table:table-cell>
          <table:table-cell office:value-type="float" office:value="38.14">
            <text:p>38.14</text:p>
          </table:table-cell>
          <table:table-cell table:formula="of:=[.B1200]/[.A1200]" office:value-type="float" office:value="1.19937106918239">
            <text:p>1.2</text:p>
          </table:table-cell>
          <table:table-cell office:value-type="float" office:value="31.8">
            <text:p>31.8</text:p>
          </table:table-cell>
          <table:table-cell table:formula="of:=[.D1200]/[.A1200]" office:value-type="float" office:value="1">
            <text:p>1</text:p>
          </table:table-cell>
          <table:table-cell office:value-type="float" office:value="31.8">
            <text:p>31.8</text:p>
          </table:table-cell>
          <table:table-cell table:formula="of:=[.F1200]/[.A1200]" office:value-type="float" office:value="1">
            <text:p>1</text:p>
          </table:table-cell>
          <table:table-cell office:value-type="float" office:value="38.14">
            <text:p>38.14</text:p>
          </table:table-cell>
          <table:table-cell table:formula="of:=[.H1200]/[.A1200]" office:value-type="float" office:value="1.19937106918239">
            <text:p>1.2</text:p>
          </table:table-cell>
          <table:table-cell office:value-type="float" office:value="31.8">
            <text:p>31.8</text:p>
          </table:table-cell>
          <table:table-cell table:formula="of:=[.J1200]/[.A120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1.11">
            <text:p>31.11</text:p>
          </table:table-cell>
          <table:table-cell office:value-type="float" office:value="39.46">
            <text:p>39.46</text:p>
          </table:table-cell>
          <table:table-cell table:formula="of:=[.B1201]/[.A1201]" office:value-type="float" office:value="1.26840244294439">
            <text:p>1.27</text:p>
          </table:table-cell>
          <table:table-cell office:value-type="float" office:value="31.11">
            <text:p>31.11</text:p>
          </table:table-cell>
          <table:table-cell table:formula="of:=[.D1201]/[.A1201]" office:value-type="float" office:value="1">
            <text:p>1</text:p>
          </table:table-cell>
          <table:table-cell office:value-type="float" office:value="31.11">
            <text:p>31.11</text:p>
          </table:table-cell>
          <table:table-cell table:formula="of:=[.F1201]/[.A1201]" office:value-type="float" office:value="1">
            <text:p>1</text:p>
          </table:table-cell>
          <table:table-cell office:value-type="float" office:value="31.11">
            <text:p>31.11</text:p>
          </table:table-cell>
          <table:table-cell table:formula="of:=[.H1201]/[.A1201]" office:value-type="float" office:value="1">
            <text:p>1</text:p>
          </table:table-cell>
          <table:table-cell office:value-type="float" office:value="31.11">
            <text:p>31.11</text:p>
          </table:table-cell>
          <table:table-cell table:formula="of:=[.J1201]/[.A120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1.56">
            <text:p>31.56</text:p>
          </table:table-cell>
          <table:table-cell office:value-type="float" office:value="36.14">
            <text:p>36.14</text:p>
          </table:table-cell>
          <table:table-cell table:formula="of:=[.B1202]/[.A1202]" office:value-type="float" office:value="1.14512040557668">
            <text:p>1.15</text:p>
          </table:table-cell>
          <table:table-cell office:value-type="float" office:value="33.56">
            <text:p>33.56</text:p>
          </table:table-cell>
          <table:table-cell table:formula="of:=[.D1202]/[.A1202]" office:value-type="float" office:value="1.06337135614702">
            <text:p>1.06</text:p>
          </table:table-cell>
          <table:table-cell office:value-type="float" office:value="33.31">
            <text:p>33.31</text:p>
          </table:table-cell>
          <table:table-cell table:formula="of:=[.F1202]/[.A1202]" office:value-type="float" office:value="1.05544993662864">
            <text:p>1.06</text:p>
          </table:table-cell>
          <table:table-cell office:value-type="float" office:value="36.14">
            <text:p>36.14</text:p>
          </table:table-cell>
          <table:table-cell table:formula="of:=[.H1202]/[.A1202]" office:value-type="float" office:value="1.14512040557668">
            <text:p>1.15</text:p>
          </table:table-cell>
          <table:table-cell office:value-type="float" office:value="33.56">
            <text:p>33.56</text:p>
          </table:table-cell>
          <table:table-cell table:formula="of:=[.J1202]/[.A1202]" office:value-type="float" office:value="1.06337135614702">
            <text:p>1.06</text:p>
          </table:table-cell>
          <table:table-cell table:number-columns-repeated="5"/>
        </table:table-row>
        <table:table-row table:style-name="ro1">
          <table:table-cell office:value-type="float" office:value="31.66">
            <text:p>31.66</text:p>
          </table:table-cell>
          <table:table-cell office:value-type="float" office:value="33.9">
            <text:p>33.9</text:p>
          </table:table-cell>
          <table:table-cell table:formula="of:=[.B1203]/[.A1203]" office:value-type="float" office:value="1.07075173720783">
            <text:p>1.07</text:p>
          </table:table-cell>
          <table:table-cell office:value-type="float" office:value="32.49">
            <text:p>32.49</text:p>
          </table:table-cell>
          <table:table-cell table:formula="of:=[.D1203]/[.A1203]" office:value-type="float" office:value="1.02621604548326">
            <text:p>1.03</text:p>
          </table:table-cell>
          <table:table-cell office:value-type="float" office:value="32.49">
            <text:p>32.49</text:p>
          </table:table-cell>
          <table:table-cell table:formula="of:=[.F1203]/[.A1203]" office:value-type="float" office:value="1.02621604548326">
            <text:p>1.03</text:p>
          </table:table-cell>
          <table:table-cell office:value-type="float" office:value="33.9">
            <text:p>33.9</text:p>
          </table:table-cell>
          <table:table-cell table:formula="of:=[.H1203]/[.A1203]" office:value-type="float" office:value="1.07075173720783">
            <text:p>1.07</text:p>
          </table:table-cell>
          <table:table-cell office:value-type="float" office:value="33.07">
            <text:p>33.07</text:p>
          </table:table-cell>
          <table:table-cell table:formula="of:=[.J1203]/[.A1203]" office:value-type="float" office:value="1.04453569172457">
            <text:p>1.04</text:p>
          </table:table-cell>
          <table:table-cell table:number-columns-repeated="5"/>
        </table:table-row>
        <table:table-row table:style-name="ro1">
          <table:table-cell office:value-type="float" office:value="31.31">
            <text:p>31.31</text:p>
          </table:table-cell>
          <table:table-cell office:value-type="float" office:value="34.14">
            <text:p>34.14</text:p>
          </table:table-cell>
          <table:table-cell table:formula="of:=[.B1204]/[.A1204]" office:value-type="float" office:value="1.09038645800064">
            <text:p>1.09</text:p>
          </table:table-cell>
          <table:table-cell office:value-type="float" office:value="33.9">
            <text:p>33.9</text:p>
          </table:table-cell>
          <table:table-cell table:formula="of:=[.D1204]/[.A1204]" office:value-type="float" office:value="1.08272117534334">
            <text:p>1.08</text:p>
          </table:table-cell>
          <table:table-cell office:value-type="float" office:value="33.9">
            <text:p>33.9</text:p>
          </table:table-cell>
          <table:table-cell table:formula="of:=[.F1204]/[.A1204]" office:value-type="float" office:value="1.08272117534334">
            <text:p>1.08</text:p>
          </table:table-cell>
          <table:table-cell office:value-type="float" office:value="34.14">
            <text:p>34.14</text:p>
          </table:table-cell>
          <table:table-cell table:formula="of:=[.H1204]/[.A1204]" office:value-type="float" office:value="1.09038645800064">
            <text:p>1.09</text:p>
          </table:table-cell>
          <table:table-cell office:value-type="float" office:value="33.9">
            <text:p>33.9</text:p>
          </table:table-cell>
          <table:table-cell table:formula="of:=[.J1204]/[.A1204]" office:value-type="float" office:value="1.08272117534334">
            <text:p>1.08</text:p>
          </table:table-cell>
          <table:table-cell table:number-columns-repeated="5"/>
        </table:table-row>
        <table:table-row table:style-name="ro1">
          <table:table-cell office:value-type="float" office:value="30.63">
            <text:p>30.63</text:p>
          </table:table-cell>
          <table:table-cell office:value-type="float" office:value="38.04">
            <text:p>38.04</text:p>
          </table:table-cell>
          <table:table-cell table:formula="of:=[.B1205]/[.A1205]" office:value-type="float" office:value="1.24191968658178">
            <text:p>1.24</text:p>
          </table:table-cell>
          <table:table-cell office:value-type="float" office:value="31.21">
            <text:p>31.21</text:p>
          </table:table-cell>
          <table:table-cell table:formula="of:=[.D1205]/[.A1205]" office:value-type="float" office:value="1.01893568396996">
            <text:p>1.02</text:p>
          </table:table-cell>
          <table:table-cell office:value-type="float" office:value="31.21">
            <text:p>31.21</text:p>
          </table:table-cell>
          <table:table-cell table:formula="of:=[.F1205]/[.A1205]" office:value-type="float" office:value="1.01893568396996">
            <text:p>1.02</text:p>
          </table:table-cell>
          <table:table-cell office:value-type="float" office:value="31.21">
            <text:p>31.21</text:p>
          </table:table-cell>
          <table:table-cell table:formula="of:=[.H1205]/[.A1205]" office:value-type="float" office:value="1.01893568396996">
            <text:p>1.02</text:p>
          </table:table-cell>
          <table:table-cell office:value-type="float" office:value="31.21">
            <text:p>31.21</text:p>
          </table:table-cell>
          <table:table-cell table:formula="of:=[.J1205]/[.A1205]" office:value-type="float" office:value="1.01893568396996">
            <text:p>1.02</text:p>
          </table:table-cell>
          <table:table-cell table:number-columns-repeated="5"/>
        </table:table-row>
        <table:table-row table:style-name="ro1">
          <table:table-cell office:value-type="float" office:value="467.51">
            <text:p>467.51</text:p>
          </table:table-cell>
          <table:table-cell office:value-type="float" office:value="489.43">
            <text:p>489.43</text:p>
          </table:table-cell>
          <table:table-cell table:formula="of:=[.B1206]/[.A1206]" office:value-type="float" office:value="1.04688669761075">
            <text:p>1.05</text:p>
          </table:table-cell>
          <table:table-cell office:value-type="float" office:value="478.64">
            <text:p>478.64</text:p>
          </table:table-cell>
          <table:table-cell table:formula="of:=[.D1206]/[.A1206]" office:value-type="float" office:value="1.02380697739086">
            <text:p>1.02</text:p>
          </table:table-cell>
          <table:table-cell office:value-type="float" office:value="475.71">
            <text:p>475.71</text:p>
          </table:table-cell>
          <table:table-cell table:formula="of:=[.F1206]/[.A1206]" office:value-type="float" office:value="1.01753973177044">
            <text:p>1.02</text:p>
          </table:table-cell>
          <table:table-cell office:value-type="float" office:value="489.43">
            <text:p>489.43</text:p>
          </table:table-cell>
          <table:table-cell table:formula="of:=[.H1206]/[.A1206]" office:value-type="float" office:value="1.04688669761075">
            <text:p>1.05</text:p>
          </table:table-cell>
          <table:table-cell office:value-type="float" office:value="477.47">
            <text:p>477.47</text:p>
          </table:table-cell>
          <table:table-cell table:formula="of:=[.J1206]/[.A1206]" office:value-type="float" office:value="1.02130435712605">
            <text:p>1.02</text:p>
          </table:table-cell>
          <table:table-cell table:number-columns-repeated="5"/>
        </table:table-row>
        <table:table-row table:style-name="ro1">
          <table:table-cell office:value-type="float" office:value="476.75">
            <text:p>476.75</text:p>
          </table:table-cell>
          <table:table-cell office:value-type="float" office:value="492.71">
            <text:p>492.71</text:p>
          </table:table-cell>
          <table:table-cell table:formula="of:=[.B1207]/[.A1207]" office:value-type="float" office:value="1.03347666491872">
            <text:p>1.03</text:p>
          </table:table-cell>
          <table:table-cell office:value-type="float" office:value="487.88">
            <text:p>487.88</text:p>
          </table:table-cell>
          <table:table-cell table:formula="of:=[.D1207]/[.A1207]" office:value-type="float" office:value="1.02334556895648">
            <text:p>1.02</text:p>
          </table:table-cell>
          <table:table-cell office:value-type="float" office:value="488.23">
            <text:p>488.23</text:p>
          </table:table-cell>
          <table:table-cell table:formula="of:=[.F1207]/[.A1207]" office:value-type="float" office:value="1.02407970634504">
            <text:p>1.02</text:p>
          </table:table-cell>
          <table:table-cell office:value-type="float" office:value="492.71">
            <text:p>492.71</text:p>
          </table:table-cell>
          <table:table-cell table:formula="of:=[.H1207]/[.A1207]" office:value-type="float" office:value="1.03347666491872">
            <text:p>1.03</text:p>
          </table:table-cell>
          <table:table-cell office:value-type="float" office:value="488.47">
            <text:p>488.47</text:p>
          </table:table-cell>
          <table:table-cell table:formula="of:=[.J1207]/[.A1207]" office:value-type="float" office:value="1.02458311484006">
            <text:p>1.02</text:p>
          </table:table-cell>
          <table:table-cell table:number-columns-repeated="5"/>
        </table:table-row>
        <table:table-row table:style-name="ro1">
          <table:table-cell office:value-type="float" office:value="31.28">
            <text:p>31.28</text:p>
          </table:table-cell>
          <table:table-cell office:value-type="float" office:value="39.97">
            <text:p>39.97</text:p>
          </table:table-cell>
          <table:table-cell table:formula="of:=[.B1208]/[.A1208]" office:value-type="float" office:value="1.27781329923274">
            <text:p>1.28</text:p>
          </table:table-cell>
          <table:table-cell office:value-type="float" office:value="31.28">
            <text:p>31.28</text:p>
          </table:table-cell>
          <table:table-cell table:formula="of:=[.D1208]/[.A1208]" office:value-type="float" office:value="1">
            <text:p>1</text:p>
          </table:table-cell>
          <table:table-cell office:value-type="float" office:value="31.28">
            <text:p>31.28</text:p>
          </table:table-cell>
          <table:table-cell table:formula="of:=[.F1208]/[.A1208]" office:value-type="float" office:value="1">
            <text:p>1</text:p>
          </table:table-cell>
          <table:table-cell office:value-type="float" office:value="31.28">
            <text:p>31.28</text:p>
          </table:table-cell>
          <table:table-cell table:formula="of:=[.H1208]/[.A1208]" office:value-type="float" office:value="1">
            <text:p>1</text:p>
          </table:table-cell>
          <table:table-cell office:value-type="float" office:value="31.28">
            <text:p>31.28</text:p>
          </table:table-cell>
          <table:table-cell table:formula="of:=[.J1208]/[.A120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1.31">
            <text:p>31.31</text:p>
          </table:table-cell>
          <table:table-cell office:value-type="float" office:value="31.9">
            <text:p>31.9</text:p>
          </table:table-cell>
          <table:table-cell table:formula="of:=[.B1209]/[.A1209]" office:value-type="float" office:value="1.01884381986586">
            <text:p>1.02</text:p>
          </table:table-cell>
          <table:table-cell office:value-type="float" office:value="31.31">
            <text:p>31.31</text:p>
          </table:table-cell>
          <table:table-cell table:formula="of:=[.D1209]/[.A1209]" office:value-type="float" office:value="1">
            <text:p>1</text:p>
          </table:table-cell>
          <table:table-cell office:value-type="float" office:value="31.31">
            <text:p>31.31</text:p>
          </table:table-cell>
          <table:table-cell table:formula="of:=[.F1209]/[.A1209]" office:value-type="float" office:value="1">
            <text:p>1</text:p>
          </table:table-cell>
          <table:table-cell office:value-type="float" office:value="31.9">
            <text:p>31.9</text:p>
          </table:table-cell>
          <table:table-cell table:formula="of:=[.H1209]/[.A1209]" office:value-type="float" office:value="1.01884381986586">
            <text:p>1.02</text:p>
          </table:table-cell>
          <table:table-cell office:value-type="float" office:value="31.31">
            <text:p>31.31</text:p>
          </table:table-cell>
          <table:table-cell table:formula="of:=[.J1209]/[.A120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3.14">
            <text:p>53.14</text:p>
          </table:table-cell>
          <table:table-cell table:formula="of:=[.B1210]/[.A1210]" office:value-type="float" office:value="1.96814814814815">
            <text:p>1.97</text:p>
          </table:table-cell>
          <table:table-cell office:value-type="float" office:value="27">
            <text:p>27</text:p>
          </table:table-cell>
          <table:table-cell table:formula="of:=[.D1210]/[.A1210]" office:value-type="float" office:value="1">
            <text:p>1</text:p>
          </table:table-cell>
          <table:table-cell office:value-type="float" office:value="27">
            <text:p>27</text:p>
          </table:table-cell>
          <table:table-cell table:formula="of:=[.F1210]/[.A1210]" office:value-type="float" office:value="1">
            <text:p>1</text:p>
          </table:table-cell>
          <table:table-cell office:value-type="float" office:value="27">
            <text:p>27</text:p>
          </table:table-cell>
          <table:table-cell table:formula="of:=[.H1210]/[.A1210]" office:value-type="float" office:value="1">
            <text:p>1</text:p>
          </table:table-cell>
          <table:table-cell office:value-type="float" office:value="27">
            <text:p>27</text:p>
          </table:table-cell>
          <table:table-cell table:formula="of:=[.J1210]/[.A121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7.41">
            <text:p>27.41</text:p>
          </table:table-cell>
          <table:table-cell office:value-type="float" office:value="38.73">
            <text:p>38.73</text:p>
          </table:table-cell>
          <table:table-cell table:formula="of:=[.B1211]/[.A1211]" office:value-type="float" office:value="1.41298796059832">
            <text:p>1.41</text:p>
          </table:table-cell>
          <table:table-cell office:value-type="float" office:value="27.41">
            <text:p>27.41</text:p>
          </table:table-cell>
          <table:table-cell table:formula="of:=[.D1211]/[.A1211]" office:value-type="float" office:value="1">
            <text:p>1</text:p>
          </table:table-cell>
          <table:table-cell office:value-type="float" office:value="27.41">
            <text:p>27.41</text:p>
          </table:table-cell>
          <table:table-cell table:formula="of:=[.F1211]/[.A1211]" office:value-type="float" office:value="1">
            <text:p>1</text:p>
          </table:table-cell>
          <table:table-cell office:value-type="float" office:value="27.41">
            <text:p>27.41</text:p>
          </table:table-cell>
          <table:table-cell table:formula="of:=[.H1211]/[.A1211]" office:value-type="float" office:value="1">
            <text:p>1</text:p>
          </table:table-cell>
          <table:table-cell office:value-type="float" office:value="27.41">
            <text:p>27.41</text:p>
          </table:table-cell>
          <table:table-cell table:formula="of:=[.J1211]/[.A121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78.19">
            <text:p>478.19</text:p>
          </table:table-cell>
          <table:table-cell office:value-type="float" office:value="503.2">
            <text:p>503.2</text:p>
          </table:table-cell>
          <table:table-cell table:formula="of:=[.B1212]/[.A1212]" office:value-type="float" office:value="1.05230138647818">
            <text:p>1.05</text:p>
          </table:table-cell>
          <table:table-cell office:value-type="float" office:value="491.1">
            <text:p>491.1</text:p>
          </table:table-cell>
          <table:table-cell table:formula="of:=[.D1212]/[.A1212]" office:value-type="float" office:value="1.02699763692256">
            <text:p>1.03</text:p>
          </table:table-cell>
          <table:table-cell office:value-type="float" office:value="500.09">
            <text:p>500.09</text:p>
          </table:table-cell>
          <table:table-cell table:formula="of:=[.F1212]/[.A1212]" office:value-type="float" office:value="1.04579769547669">
            <text:p>1.05</text:p>
          </table:table-cell>
          <table:table-cell office:value-type="float" office:value="503.2">
            <text:p>503.2</text:p>
          </table:table-cell>
          <table:table-cell table:formula="of:=[.H1212]/[.A1212]" office:value-type="float" office:value="1.05230138647818">
            <text:p>1.05</text:p>
          </table:table-cell>
          <table:table-cell office:value-type="float" office:value="490.52">
            <text:p>490.52</text:p>
          </table:table-cell>
          <table:table-cell table:formula="of:=[.J1212]/[.A1212]" office:value-type="float" office:value="1.02578472991907">
            <text:p>1.03</text:p>
          </table:table-cell>
          <table:table-cell table:number-columns-repeated="5"/>
        </table:table-row>
        <table:table-row table:style-name="ro1">
          <table:table-cell office:value-type="float" office:value="27.31">
            <text:p>27.31</text:p>
          </table:table-cell>
          <table:table-cell office:value-type="float" office:value="36">
            <text:p>36</text:p>
          </table:table-cell>
          <table:table-cell table:formula="of:=[.B1213]/[.A1213]" office:value-type="float" office:value="1.31819846210179">
            <text:p>1.32</text:p>
          </table:table-cell>
          <table:table-cell office:value-type="float" office:value="27.31">
            <text:p>27.31</text:p>
          </table:table-cell>
          <table:table-cell table:formula="of:=[.D1213]/[.A1213]" office:value-type="float" office:value="1">
            <text:p>1</text:p>
          </table:table-cell>
          <table:table-cell office:value-type="float" office:value="27.31">
            <text:p>27.31</text:p>
          </table:table-cell>
          <table:table-cell table:formula="of:=[.F1213]/[.A1213]" office:value-type="float" office:value="1">
            <text:p>1</text:p>
          </table:table-cell>
          <table:table-cell office:value-type="float" office:value="27.31">
            <text:p>27.31</text:p>
          </table:table-cell>
          <table:table-cell table:formula="of:=[.H1213]/[.A1213]" office:value-type="float" office:value="1">
            <text:p>1</text:p>
          </table:table-cell>
          <table:table-cell office:value-type="float" office:value="27.31">
            <text:p>27.31</text:p>
          </table:table-cell>
          <table:table-cell table:formula="of:=[.J1213]/[.A121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87.46">
            <text:p>487.46</text:p>
          </table:table-cell>
          <table:table-cell office:value-type="float" office:value="528.82">
            <text:p>528.82</text:p>
          </table:table-cell>
          <table:table-cell table:formula="of:=[.B1214]/[.A1214]" office:value-type="float" office:value="1.08484798752718">
            <text:p>1.08</text:p>
          </table:table-cell>
          <table:table-cell office:value-type="float" office:value="515.4">
            <text:p>515.4</text:p>
          </table:table-cell>
          <table:table-cell table:formula="of:=[.D1214]/[.A1214]" office:value-type="float" office:value="1.05731752348911">
            <text:p>1.06</text:p>
          </table:table-cell>
          <table:table-cell office:value-type="float" office:value="510.39">
            <text:p>510.39</text:p>
          </table:table-cell>
          <table:table-cell table:formula="of:=[.F1214]/[.A1214]" office:value-type="float" office:value="1.04703975710828">
            <text:p>1.05</text:p>
          </table:table-cell>
          <table:table-cell office:value-type="float" office:value="528.82">
            <text:p>528.82</text:p>
          </table:table-cell>
          <table:table-cell table:formula="of:=[.H1214]/[.A1214]" office:value-type="float" office:value="1.08484798752718">
            <text:p>1.08</text:p>
          </table:table-cell>
          <table:table-cell office:value-type="float" office:value="514.23">
            <text:p>514.23</text:p>
          </table:table-cell>
          <table:table-cell table:formula="of:=[.J1214]/[.A1214]" office:value-type="float" office:value="1.05491732654987">
            <text:p>1.05</text:p>
          </table:table-cell>
          <table:table-cell table:number-columns-repeated="5"/>
        </table:table-row>
        <table:table-row table:style-name="ro1">
          <table:table-cell office:value-type="float" office:value="26.83">
            <text:p>26.83</text:p>
          </table:table-cell>
          <table:table-cell office:value-type="float" office:value="27.66">
            <text:p>27.66</text:p>
          </table:table-cell>
          <table:table-cell table:formula="of:=[.B1215]/[.A1215]" office:value-type="float" office:value="1.03093551994037">
            <text:p>1.03</text:p>
          </table:table-cell>
          <table:table-cell office:value-type="float" office:value="26.83">
            <text:p>26.83</text:p>
          </table:table-cell>
          <table:table-cell table:formula="of:=[.D1215]/[.A1215]" office:value-type="float" office:value="1">
            <text:p>1</text:p>
          </table:table-cell>
          <table:table-cell office:value-type="float" office:value="26.83">
            <text:p>26.83</text:p>
          </table:table-cell>
          <table:table-cell table:formula="of:=[.F1215]/[.A1215]" office:value-type="float" office:value="1">
            <text:p>1</text:p>
          </table:table-cell>
          <table:table-cell office:value-type="float" office:value="26.83">
            <text:p>26.83</text:p>
          </table:table-cell>
          <table:table-cell table:formula="of:=[.H1215]/[.A1215]" office:value-type="float" office:value="1">
            <text:p>1</text:p>
          </table:table-cell>
          <table:table-cell office:value-type="float" office:value="26.83">
            <text:p>26.83</text:p>
          </table:table-cell>
          <table:table-cell table:formula="of:=[.J1215]/[.A121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6.87">
            <text:p>26.87</text:p>
          </table:table-cell>
          <table:table-cell office:value-type="float" office:value="49.7">
            <text:p>49.7</text:p>
          </table:table-cell>
          <table:table-cell table:formula="of:=[.B1216]/[.A1216]" office:value-type="float" office:value="1.84964644585039">
            <text:p>1.85</text:p>
          </table:table-cell>
          <table:table-cell office:value-type="float" office:value="26.87">
            <text:p>26.87</text:p>
          </table:table-cell>
          <table:table-cell table:formula="of:=[.D1216]/[.A1216]" office:value-type="float" office:value="1">
            <text:p>1</text:p>
          </table:table-cell>
          <table:table-cell office:value-type="float" office:value="26.87">
            <text:p>26.87</text:p>
          </table:table-cell>
          <table:table-cell table:formula="of:=[.F1216]/[.A1216]" office:value-type="float" office:value="1">
            <text:p>1</text:p>
          </table:table-cell>
          <table:table-cell office:value-type="float" office:value="26.87">
            <text:p>26.87</text:p>
          </table:table-cell>
          <table:table-cell table:formula="of:=[.H1216]/[.A1216]" office:value-type="float" office:value="1">
            <text:p>1</text:p>
          </table:table-cell>
          <table:table-cell office:value-type="float" office:value="26.87">
            <text:p>26.87</text:p>
          </table:table-cell>
          <table:table-cell table:formula="of:=[.J1216]/[.A121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7.8">
            <text:p>27.8</text:p>
          </table:table-cell>
          <table:table-cell office:value-type="float" office:value="32.14">
            <text:p>32.14</text:p>
          </table:table-cell>
          <table:table-cell table:formula="of:=[.B1217]/[.A1217]" office:value-type="float" office:value="1.15611510791367">
            <text:p>1.16</text:p>
          </table:table-cell>
          <table:table-cell office:value-type="float" office:value="29.56">
            <text:p>29.56</text:p>
          </table:table-cell>
          <table:table-cell table:formula="of:=[.D1217]/[.A1217]" office:value-type="float" office:value="1.06330935251799">
            <text:p>1.06</text:p>
          </table:table-cell>
          <table:table-cell office:value-type="float" office:value="29.56">
            <text:p>29.56</text:p>
          </table:table-cell>
          <table:table-cell table:formula="of:=[.F1217]/[.A1217]" office:value-type="float" office:value="1.06330935251799">
            <text:p>1.06</text:p>
          </table:table-cell>
          <table:table-cell office:value-type="float" office:value="32.14">
            <text:p>32.14</text:p>
          </table:table-cell>
          <table:table-cell table:formula="of:=[.H1217]/[.A1217]" office:value-type="float" office:value="1.15611510791367">
            <text:p>1.16</text:p>
          </table:table-cell>
          <table:table-cell office:value-type="float" office:value="29.56">
            <text:p>29.56</text:p>
          </table:table-cell>
          <table:table-cell table:formula="of:=[.J1217]/[.A1217]" office:value-type="float" office:value="1.06330935251799">
            <text:p>1.06</text:p>
          </table:table-cell>
          <table:table-cell table:number-columns-repeated="5"/>
        </table:table-row>
        <table:table-row table:style-name="ro1">
          <table:table-cell office:value-type="float" office:value="23.41">
            <text:p>23.41</text:p>
          </table:table-cell>
          <table:table-cell office:value-type="float" office:value="27.41">
            <text:p>27.41</text:p>
          </table:table-cell>
          <table:table-cell table:formula="of:=[.B1218]/[.A1218]" office:value-type="float" office:value="1.17086715079026">
            <text:p>1.17</text:p>
          </table:table-cell>
          <table:table-cell office:value-type="float" office:value="24.83">
            <text:p>24.83</text:p>
          </table:table-cell>
          <table:table-cell table:formula="of:=[.D1218]/[.A1218]" office:value-type="float" office:value="1.06065783853054">
            <text:p>1.06</text:p>
          </table:table-cell>
          <table:table-cell office:value-type="float" office:value="24.83">
            <text:p>24.83</text:p>
          </table:table-cell>
          <table:table-cell table:formula="of:=[.F1218]/[.A1218]" office:value-type="float" office:value="1.06065783853054">
            <text:p>1.06</text:p>
          </table:table-cell>
          <table:table-cell office:value-type="float" office:value="23.41">
            <text:p>23.41</text:p>
          </table:table-cell>
          <table:table-cell table:formula="of:=[.H1218]/[.A1218]" office:value-type="float" office:value="1">
            <text:p>1</text:p>
          </table:table-cell>
          <table:table-cell office:value-type="float" office:value="23.41">
            <text:p>23.41</text:p>
          </table:table-cell>
          <table:table-cell table:formula="of:=[.J1218]/[.A121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3.66">
            <text:p>23.66</text:p>
          </table:table-cell>
          <table:table-cell office:value-type="float" office:value="35.66">
            <text:p>35.66</text:p>
          </table:table-cell>
          <table:table-cell table:formula="of:=[.B1219]/[.A1219]" office:value-type="float" office:value="1.50718512256974">
            <text:p>1.51</text:p>
          </table:table-cell>
          <table:table-cell office:value-type="float" office:value="23.66">
            <text:p>23.66</text:p>
          </table:table-cell>
          <table:table-cell table:formula="of:=[.D1219]/[.A1219]" office:value-type="float" office:value="1">
            <text:p>1</text:p>
          </table:table-cell>
          <table:table-cell office:value-type="float" office:value="23.66">
            <text:p>23.66</text:p>
          </table:table-cell>
          <table:table-cell table:formula="of:=[.F1219]/[.A1219]" office:value-type="float" office:value="1">
            <text:p>1</text:p>
          </table:table-cell>
          <table:table-cell office:value-type="float" office:value="23.66">
            <text:p>23.66</text:p>
          </table:table-cell>
          <table:table-cell table:formula="of:=[.H1219]/[.A1219]" office:value-type="float" office:value="1">
            <text:p>1</text:p>
          </table:table-cell>
          <table:table-cell office:value-type="float" office:value="23.66">
            <text:p>23.66</text:p>
          </table:table-cell>
          <table:table-cell table:formula="of:=[.J1219]/[.A121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3.07">
            <text:p>23.07</text:p>
          </table:table-cell>
          <table:table-cell office:value-type="float" office:value="31.41">
            <text:p>31.41</text:p>
          </table:table-cell>
          <table:table-cell table:formula="of:=[.B1220]/[.A1220]" office:value-type="float" office:value="1.36150845253576">
            <text:p>1.36</text:p>
          </table:table-cell>
          <table:table-cell office:value-type="float" office:value="23.07">
            <text:p>23.07</text:p>
          </table:table-cell>
          <table:table-cell table:formula="of:=[.D1220]/[.A1220]" office:value-type="float" office:value="1">
            <text:p>1</text:p>
          </table:table-cell>
          <table:table-cell office:value-type="float" office:value="23.07">
            <text:p>23.07</text:p>
          </table:table-cell>
          <table:table-cell table:formula="of:=[.F1220]/[.A1220]" office:value-type="float" office:value="1">
            <text:p>1</text:p>
          </table:table-cell>
          <table:table-cell office:value-type="float" office:value="23.07">
            <text:p>23.07</text:p>
          </table:table-cell>
          <table:table-cell table:formula="of:=[.H1220]/[.A1220]" office:value-type="float" office:value="1">
            <text:p>1</text:p>
          </table:table-cell>
          <table:table-cell office:value-type="float" office:value="23.07">
            <text:p>23.07</text:p>
          </table:table-cell>
          <table:table-cell table:formula="of:=[.J1220]/[.A122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2.63">
            <text:p>22.63</text:p>
          </table:table-cell>
          <table:table-cell office:value-type="float" office:value="28.97">
            <text:p>28.97</text:p>
          </table:table-cell>
          <table:table-cell table:formula="of:=[.B1221]/[.A1221]" office:value-type="float" office:value="1.28015908086611">
            <text:p>1.28</text:p>
          </table:table-cell>
          <table:table-cell office:value-type="float" office:value="22.63">
            <text:p>22.63</text:p>
          </table:table-cell>
          <table:table-cell table:formula="of:=[.D1221]/[.A1221]" office:value-type="float" office:value="1">
            <text:p>1</text:p>
          </table:table-cell>
          <table:table-cell office:value-type="float" office:value="22.63">
            <text:p>22.63</text:p>
          </table:table-cell>
          <table:table-cell table:formula="of:=[.F1221]/[.A1221]" office:value-type="float" office:value="1">
            <text:p>1</text:p>
          </table:table-cell>
          <table:table-cell office:value-type="float" office:value="22.63">
            <text:p>22.63</text:p>
          </table:table-cell>
          <table:table-cell table:formula="of:=[.H1221]/[.A1221]" office:value-type="float" office:value="1">
            <text:p>1</text:p>
          </table:table-cell>
          <table:table-cell office:value-type="float" office:value="22.63">
            <text:p>22.63</text:p>
          </table:table-cell>
          <table:table-cell table:formula="of:=[.J1221]/[.A122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3.63">
            <text:p>23.63</text:p>
          </table:table-cell>
          <table:table-cell office:value-type="float" office:value="25.38">
            <text:p>25.38</text:p>
          </table:table-cell>
          <table:table-cell table:formula="of:=[.B1222]/[.A1222]" office:value-type="float" office:value="1.07405840033855">
            <text:p>1.07</text:p>
          </table:table-cell>
          <table:table-cell office:value-type="float" office:value="23.63">
            <text:p>23.63</text:p>
          </table:table-cell>
          <table:table-cell table:formula="of:=[.D1222]/[.A1222]" office:value-type="float" office:value="1">
            <text:p>1</text:p>
          </table:table-cell>
          <table:table-cell office:value-type="float" office:value="23.63">
            <text:p>23.63</text:p>
          </table:table-cell>
          <table:table-cell table:formula="of:=[.F1222]/[.A1222]" office:value-type="float" office:value="1">
            <text:p>1</text:p>
          </table:table-cell>
          <table:table-cell office:value-type="float" office:value="23.63">
            <text:p>23.63</text:p>
          </table:table-cell>
          <table:table-cell table:formula="of:=[.H1222]/[.A1222]" office:value-type="float" office:value="1">
            <text:p>1</text:p>
          </table:table-cell>
          <table:table-cell office:value-type="float" office:value="23.63">
            <text:p>23.63</text:p>
          </table:table-cell>
          <table:table-cell table:formula="of:=[.J1222]/[.A122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58.91">
            <text:p>458.91</text:p>
          </table:table-cell>
          <table:table-cell office:value-type="float" office:value="471.35">
            <text:p>471.35</text:p>
          </table:table-cell>
          <table:table-cell table:formula="of:=[.B1223]/[.A1223]" office:value-type="float" office:value="1.02710771175176">
            <text:p>1.03</text:p>
          </table:table-cell>
          <table:table-cell office:value-type="float" office:value="463.35">
            <text:p>463.35</text:p>
          </table:table-cell>
          <table:table-cell table:formula="of:=[.D1223]/[.A1223]" office:value-type="float" office:value="1.00967509969275">
            <text:p>1.01</text:p>
          </table:table-cell>
          <table:table-cell office:value-type="float" office:value="465.59">
            <text:p>465.59</text:p>
          </table:table-cell>
          <table:table-cell table:formula="of:=[.F1223]/[.A1223]" office:value-type="float" office:value="1.01455623106927">
            <text:p>1.01</text:p>
          </table:table-cell>
          <table:table-cell office:value-type="float" office:value="471.35">
            <text:p>471.35</text:p>
          </table:table-cell>
          <table:table-cell table:formula="of:=[.H1223]/[.A1223]" office:value-type="float" office:value="1.02710771175176">
            <text:p>1.03</text:p>
          </table:table-cell>
          <table:table-cell office:value-type="float" office:value="465.11">
            <text:p>465.11</text:p>
          </table:table-cell>
          <table:table-cell table:formula="of:=[.J1223]/[.A1223]" office:value-type="float" office:value="1.01351027434573">
            <text:p>1.01</text:p>
          </table:table-cell>
          <table:table-cell table:number-columns-repeated="5"/>
        </table:table-row>
        <table:table-row table:style-name="ro1">
          <table:table-cell office:value-type="float" office:value="23.41">
            <text:p>23.41</text:p>
          </table:table-cell>
          <table:table-cell office:value-type="float" office:value="33.9">
            <text:p>33.9</text:p>
          </table:table-cell>
          <table:table-cell table:formula="of:=[.B1224]/[.A1224]" office:value-type="float" office:value="1.44809910294746">
            <text:p>1.45</text:p>
          </table:table-cell>
          <table:table-cell office:value-type="float" office:value="23.41">
            <text:p>23.41</text:p>
          </table:table-cell>
          <table:table-cell table:formula="of:=[.D1224]/[.A1224]" office:value-type="float" office:value="1">
            <text:p>1</text:p>
          </table:table-cell>
          <table:table-cell office:value-type="float" office:value="23.41">
            <text:p>23.41</text:p>
          </table:table-cell>
          <table:table-cell table:formula="of:=[.F1224]/[.A1224]" office:value-type="float" office:value="1">
            <text:p>1</text:p>
          </table:table-cell>
          <table:table-cell office:value-type="float" office:value="23.41">
            <text:p>23.41</text:p>
          </table:table-cell>
          <table:table-cell table:formula="of:=[.H1224]/[.A1224]" office:value-type="float" office:value="1">
            <text:p>1</text:p>
          </table:table-cell>
          <table:table-cell office:value-type="float" office:value="23.41">
            <text:p>23.41</text:p>
          </table:table-cell>
          <table:table-cell table:formula="of:=[.J1224]/[.A122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3.56">
            <text:p>23.56</text:p>
          </table:table-cell>
          <table:table-cell office:value-type="float" office:value="28.14">
            <text:p>28.14</text:p>
          </table:table-cell>
          <table:table-cell table:formula="of:=[.B1225]/[.A1225]" office:value-type="float" office:value="1.19439728353141">
            <text:p>1.19</text:p>
          </table:table-cell>
          <table:table-cell office:value-type="float" office:value="23.56">
            <text:p>23.56</text:p>
          </table:table-cell>
          <table:table-cell table:formula="of:=[.D1225]/[.A1225]" office:value-type="float" office:value="1">
            <text:p>1</text:p>
          </table:table-cell>
          <table:table-cell office:value-type="float" office:value="24.14">
            <text:p>24.14</text:p>
          </table:table-cell>
          <table:table-cell table:formula="of:=[.F1225]/[.A1225]" office:value-type="float" office:value="1.02461799660441">
            <text:p>1.02</text:p>
          </table:table-cell>
          <table:table-cell office:value-type="float" office:value="28.14">
            <text:p>28.14</text:p>
          </table:table-cell>
          <table:table-cell table:formula="of:=[.H1225]/[.A1225]" office:value-type="float" office:value="1.19439728353141">
            <text:p>1.19</text:p>
          </table:table-cell>
          <table:table-cell office:value-type="float" office:value="23.56">
            <text:p>23.56</text:p>
          </table:table-cell>
          <table:table-cell table:formula="of:=[.J1225]/[.A122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3.41">
            <text:p>23.41</text:p>
          </table:table-cell>
          <table:table-cell office:value-type="float" office:value="26">
            <text:p>26</text:p>
          </table:table-cell>
          <table:table-cell table:formula="of:=[.B1226]/[.A1226]" office:value-type="float" office:value="1.11063648013669">
            <text:p>1.11</text:p>
          </table:table-cell>
          <table:table-cell office:value-type="float" office:value="23.41">
            <text:p>23.41</text:p>
          </table:table-cell>
          <table:table-cell table:formula="of:=[.D1226]/[.A1226]" office:value-type="float" office:value="1">
            <text:p>1</text:p>
          </table:table-cell>
          <table:table-cell office:value-type="float" office:value="23.41">
            <text:p>23.41</text:p>
          </table:table-cell>
          <table:table-cell table:formula="of:=[.F1226]/[.A1226]" office:value-type="float" office:value="1">
            <text:p>1</text:p>
          </table:table-cell>
          <table:table-cell office:value-type="float" office:value="23.41">
            <text:p>23.41</text:p>
          </table:table-cell>
          <table:table-cell table:formula="of:=[.H1226]/[.A1226]" office:value-type="float" office:value="1">
            <text:p>1</text:p>
          </table:table-cell>
          <table:table-cell office:value-type="float" office:value="23.41">
            <text:p>23.41</text:p>
          </table:table-cell>
          <table:table-cell table:formula="of:=[.J1226]/[.A122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9.38">
            <text:p>19.38</text:p>
          </table:table-cell>
          <table:table-cell office:value-type="float" office:value="52.7">
            <text:p>52.7</text:p>
          </table:table-cell>
          <table:table-cell table:formula="of:=[.B1227]/[.A1227]" office:value-type="float" office:value="2.71929824561404">
            <text:p>2.72</text:p>
          </table:table-cell>
          <table:table-cell office:value-type="float" office:value="19.38">
            <text:p>19.38</text:p>
          </table:table-cell>
          <table:table-cell table:formula="of:=[.D1227]/[.A1227]" office:value-type="float" office:value="1">
            <text:p>1</text:p>
          </table:table-cell>
          <table:table-cell office:value-type="float" office:value="19.38">
            <text:p>19.38</text:p>
          </table:table-cell>
          <table:table-cell table:formula="of:=[.F1227]/[.A1227]" office:value-type="float" office:value="1">
            <text:p>1</text:p>
          </table:table-cell>
          <table:table-cell office:value-type="float" office:value="19.38">
            <text:p>19.38</text:p>
          </table:table-cell>
          <table:table-cell table:formula="of:=[.H1227]/[.A1227]" office:value-type="float" office:value="1">
            <text:p>1</text:p>
          </table:table-cell>
          <table:table-cell office:value-type="float" office:value="19.38">
            <text:p>19.38</text:p>
          </table:table-cell>
          <table:table-cell table:formula="of:=[.J1227]/[.A122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9.07">
            <text:p>19.07</text:p>
          </table:table-cell>
          <table:table-cell office:value-type="float" office:value="30.83">
            <text:p>30.83</text:p>
          </table:table-cell>
          <table:table-cell table:formula="of:=[.B1228]/[.A1228]" office:value-type="float" office:value="1.61667540639748">
            <text:p>1.62</text:p>
          </table:table-cell>
          <table:table-cell office:value-type="float" office:value="19.07">
            <text:p>19.07</text:p>
          </table:table-cell>
          <table:table-cell table:formula="of:=[.D1228]/[.A1228]" office:value-type="float" office:value="1">
            <text:p>1</text:p>
          </table:table-cell>
          <table:table-cell office:value-type="float" office:value="19.07">
            <text:p>19.07</text:p>
          </table:table-cell>
          <table:table-cell table:formula="of:=[.F1228]/[.A1228]" office:value-type="float" office:value="1">
            <text:p>1</text:p>
          </table:table-cell>
          <table:table-cell office:value-type="float" office:value="19.07">
            <text:p>19.07</text:p>
          </table:table-cell>
          <table:table-cell table:formula="of:=[.H1228]/[.A1228]" office:value-type="float" office:value="1">
            <text:p>1</text:p>
          </table:table-cell>
          <table:table-cell office:value-type="float" office:value="19.07">
            <text:p>19.07</text:p>
          </table:table-cell>
          <table:table-cell table:formula="of:=[.J1228]/[.A122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9.8">
            <text:p>19.8</text:p>
          </table:table-cell>
          <table:table-cell office:value-type="float" office:value="35.41">
            <text:p>35.41</text:p>
          </table:table-cell>
          <table:table-cell table:formula="of:=[.B1229]/[.A1229]" office:value-type="float" office:value="1.78838383838384">
            <text:p>1.79</text:p>
          </table:table-cell>
          <table:table-cell office:value-type="float" office:value="19.8">
            <text:p>19.8</text:p>
          </table:table-cell>
          <table:table-cell table:formula="of:=[.D1229]/[.A1229]" office:value-type="float" office:value="1">
            <text:p>1</text:p>
          </table:table-cell>
          <table:table-cell office:value-type="float" office:value="19.8">
            <text:p>19.8</text:p>
          </table:table-cell>
          <table:table-cell table:formula="of:=[.F1229]/[.A1229]" office:value-type="float" office:value="1">
            <text:p>1</text:p>
          </table:table-cell>
          <table:table-cell office:value-type="float" office:value="19.8">
            <text:p>19.8</text:p>
          </table:table-cell>
          <table:table-cell table:formula="of:=[.H1229]/[.A1229]" office:value-type="float" office:value="1">
            <text:p>1</text:p>
          </table:table-cell>
          <table:table-cell office:value-type="float" office:value="19.8">
            <text:p>19.8</text:p>
          </table:table-cell>
          <table:table-cell table:formula="of:=[.J1229]/[.A122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9.8">
            <text:p>19.8</text:p>
          </table:table-cell>
          <table:table-cell office:value-type="float" office:value="47.31">
            <text:p>47.31</text:p>
          </table:table-cell>
          <table:table-cell table:formula="of:=[.B1230]/[.A1230]" office:value-type="float" office:value="2.38939393939394">
            <text:p>2.39</text:p>
          </table:table-cell>
          <table:table-cell office:value-type="float" office:value="19.8">
            <text:p>19.8</text:p>
          </table:table-cell>
          <table:table-cell table:formula="of:=[.D1230]/[.A1230]" office:value-type="float" office:value="1">
            <text:p>1</text:p>
          </table:table-cell>
          <table:table-cell office:value-type="float" office:value="19.8">
            <text:p>19.8</text:p>
          </table:table-cell>
          <table:table-cell table:formula="of:=[.F1230]/[.A1230]" office:value-type="float" office:value="1">
            <text:p>1</text:p>
          </table:table-cell>
          <table:table-cell office:value-type="float" office:value="19.8">
            <text:p>19.8</text:p>
          </table:table-cell>
          <table:table-cell table:formula="of:=[.H1230]/[.A1230]" office:value-type="float" office:value="1">
            <text:p>1</text:p>
          </table:table-cell>
          <table:table-cell office:value-type="float" office:value="19.8">
            <text:p>19.8</text:p>
          </table:table-cell>
          <table:table-cell table:formula="of:=[.J1230]/[.A123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87.23">
            <text:p>487.23</text:p>
          </table:table-cell>
          <table:table-cell office:value-type="float" office:value="513.78">
            <text:p>513.78</text:p>
          </table:table-cell>
          <table:table-cell table:formula="of:=[.B1231]/[.A1231]" office:value-type="float" office:value="1.05449171849024">
            <text:p>1.05</text:p>
          </table:table-cell>
          <table:table-cell office:value-type="float" office:value="508.26">
            <text:p>508.26</text:p>
          </table:table-cell>
          <table:table-cell table:formula="of:=[.D1231]/[.A1231]" office:value-type="float" office:value="1.04316236684933">
            <text:p>1.04</text:p>
          </table:table-cell>
          <table:table-cell office:value-type="float" office:value="501.19">
            <text:p>501.19</text:p>
          </table:table-cell>
          <table:table-cell table:formula="of:=[.F1231]/[.A1231]" office:value-type="float" office:value="1.02865176610636">
            <text:p>1.03</text:p>
          </table:table-cell>
          <table:table-cell office:value-type="float" office:value="513.78">
            <text:p>513.78</text:p>
          </table:table-cell>
          <table:table-cell table:formula="of:=[.H1231]/[.A1231]" office:value-type="float" office:value="1.05449171849024">
            <text:p>1.05</text:p>
          </table:table-cell>
          <table:table-cell office:value-type="float" office:value="509.43">
            <text:p>509.43</text:p>
          </table:table-cell>
          <table:table-cell table:formula="of:=[.J1231]/[.A1231]" office:value-type="float" office:value="1.0455636968167">
            <text:p>1.05</text:p>
          </table:table-cell>
          <table:table-cell table:number-columns-repeated="5"/>
        </table:table-row>
        <table:table-row table:style-name="ro1">
          <table:table-cell office:value-type="float" office:value="19.83">
            <text:p>19.83</text:p>
          </table:table-cell>
          <table:table-cell office:value-type="float" office:value="22.66">
            <text:p>22.66</text:p>
          </table:table-cell>
          <table:table-cell table:formula="of:=[.B1232]/[.A1232]" office:value-type="float" office:value="1.14271306101866">
            <text:p>1.14</text:p>
          </table:table-cell>
          <table:table-cell office:value-type="float" office:value="19.83">
            <text:p>19.83</text:p>
          </table:table-cell>
          <table:table-cell table:formula="of:=[.D1232]/[.A1232]" office:value-type="float" office:value="1">
            <text:p>1</text:p>
          </table:table-cell>
          <table:table-cell office:value-type="float" office:value="19.83">
            <text:p>19.83</text:p>
          </table:table-cell>
          <table:table-cell table:formula="of:=[.F1232]/[.A1232]" office:value-type="float" office:value="1">
            <text:p>1</text:p>
          </table:table-cell>
          <table:table-cell office:value-type="float" office:value="19.83">
            <text:p>19.83</text:p>
          </table:table-cell>
          <table:table-cell table:formula="of:=[.H1232]/[.A1232]" office:value-type="float" office:value="1">
            <text:p>1</text:p>
          </table:table-cell>
          <table:table-cell office:value-type="float" office:value="19.83">
            <text:p>19.83</text:p>
          </table:table-cell>
          <table:table-cell table:formula="of:=[.J1232]/[.A123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9.24">
            <text:p>19.24</text:p>
          </table:table-cell>
          <table:table-cell office:value-type="float" office:value="21.49">
            <text:p>21.49</text:p>
          </table:table-cell>
          <table:table-cell table:formula="of:=[.B1233]/[.A1233]" office:value-type="float" office:value="1.11694386694387">
            <text:p>1.12</text:p>
          </table:table-cell>
          <table:table-cell office:value-type="float" office:value="20.66">
            <text:p>20.66</text:p>
          </table:table-cell>
          <table:table-cell table:formula="of:=[.D1233]/[.A1233]" office:value-type="float" office:value="1.07380457380457">
            <text:p>1.07</text:p>
          </table:table-cell>
          <table:table-cell office:value-type="float" office:value="19.83">
            <text:p>19.83</text:p>
          </table:table-cell>
          <table:table-cell table:formula="of:=[.F1233]/[.A1233]" office:value-type="float" office:value="1.03066528066528">
            <text:p>1.03</text:p>
          </table:table-cell>
          <table:table-cell office:value-type="float" office:value="21.49">
            <text:p>21.49</text:p>
          </table:table-cell>
          <table:table-cell table:formula="of:=[.H1233]/[.A1233]" office:value-type="float" office:value="1.11694386694387">
            <text:p>1.12</text:p>
          </table:table-cell>
          <table:table-cell office:value-type="float" office:value="20.66">
            <text:p>20.66</text:p>
          </table:table-cell>
          <table:table-cell table:formula="of:=[.J1233]/[.A1233]" office:value-type="float" office:value="1.07380457380457">
            <text:p>1.07</text:p>
          </table:table-cell>
          <table:table-cell table:number-columns-repeated="5"/>
        </table:table-row>
        <table:table-row table:style-name="ro1">
          <table:table-cell office:value-type="float" office:value="15.66">
            <text:p>15.66</text:p>
          </table:table-cell>
          <table:table-cell office:value-type="float" office:value="16">
            <text:p>16</text:p>
          </table:table-cell>
          <table:table-cell table:formula="of:=[.B1234]/[.A1234]" office:value-type="float" office:value="1.02171136653895">
            <text:p>1.02</text:p>
          </table:table-cell>
          <table:table-cell office:value-type="float" office:value="14.24">
            <text:p>14.24</text:p>
          </table:table-cell>
          <table:table-cell table:formula="of:=[.D1234]/[.A1234]" office:value-type="float" office:value="0.909323116219668">
            <text:p>0.91</text:p>
          </table:table-cell>
          <table:table-cell office:value-type="float" office:value="14.24">
            <text:p>14.24</text:p>
          </table:table-cell>
          <table:table-cell table:formula="of:=[.F1234]/[.A1234]" office:value-type="float" office:value="0.909323116219668">
            <text:p>0.91</text:p>
          </table:table-cell>
          <table:table-cell office:value-type="float" office:value="16">
            <text:p>16</text:p>
          </table:table-cell>
          <table:table-cell table:formula="of:=[.H1234]/[.A1234]" office:value-type="float" office:value="1.02171136653895">
            <text:p>1.02</text:p>
          </table:table-cell>
          <table:table-cell office:value-type="float" office:value="14.24">
            <text:p>14.24</text:p>
          </table:table-cell>
          <table:table-cell table:formula="of:=[.J1234]/[.A1234]" office:value-type="float" office:value="0.909323116219668">
            <text:p>0.91</text:p>
          </table:table-cell>
          <table:table-cell table:number-columns-repeated="5"/>
        </table:table-row>
        <table:table-row table:style-name="ro1">
          <table:table-cell office:value-type="float" office:value="459.03">
            <text:p>459.03</text:p>
          </table:table-cell>
          <table:table-cell office:value-type="float" office:value="471.72">
            <text:p>471.72</text:p>
          </table:table-cell>
          <table:table-cell table:formula="of:=[.B1235]/[.A1235]" office:value-type="float" office:value="1.02764525194432">
            <text:p>1.03</text:p>
          </table:table-cell>
          <table:table-cell office:value-type="float" office:value="468.79">
            <text:p>468.79</text:p>
          </table:table-cell>
          <table:table-cell table:formula="of:=[.D1235]/[.A1235]" office:value-type="float" office:value="1.0212622268697">
            <text:p>1.02</text:p>
          </table:table-cell>
          <table:table-cell office:value-type="float" office:value="475.23">
            <text:p>475.23</text:p>
          </table:table-cell>
          <table:table-cell table:formula="of:=[.F1235]/[.A1235]" office:value-type="float" office:value="1.03529181099275">
            <text:p>1.04</text:p>
          </table:table-cell>
          <table:table-cell office:value-type="float" office:value="471.72">
            <text:p>471.72</text:p>
          </table:table-cell>
          <table:table-cell table:formula="of:=[.H1235]/[.A1235]" office:value-type="float" office:value="1.02764525194432">
            <text:p>1.03</text:p>
          </table:table-cell>
          <table:table-cell office:value-type="float" office:value="469.37">
            <text:p>469.37</text:p>
          </table:table-cell>
          <table:table-cell table:formula="of:=[.J1235]/[.A1235]" office:value-type="float" office:value="1.02252576084352">
            <text:p>1.02</text:p>
          </table:table-cell>
          <table:table-cell table:number-columns-repeated="5"/>
        </table:table-row>
        <table:table-row table:style-name="ro1">
          <table:table-cell office:value-type="float" office:value="15.73">
            <text:p>15.73</text:p>
          </table:table-cell>
          <table:table-cell office:value-type="float" office:value="23.49">
            <text:p>23.49</text:p>
          </table:table-cell>
          <table:table-cell table:formula="of:=[.B1236]/[.A1236]" office:value-type="float" office:value="1.49332485696122">
            <text:p>1.49</text:p>
          </table:table-cell>
          <table:table-cell office:value-type="float" office:value="15.73">
            <text:p>15.73</text:p>
          </table:table-cell>
          <table:table-cell table:formula="of:=[.D1236]/[.A1236]" office:value-type="float" office:value="1">
            <text:p>1</text:p>
          </table:table-cell>
          <table:table-cell office:value-type="float" office:value="15.73">
            <text:p>15.73</text:p>
          </table:table-cell>
          <table:table-cell table:formula="of:=[.F1236]/[.A1236]" office:value-type="float" office:value="1">
            <text:p>1</text:p>
          </table:table-cell>
          <table:table-cell office:value-type="float" office:value="15.73">
            <text:p>15.73</text:p>
          </table:table-cell>
          <table:table-cell table:formula="of:=[.H1236]/[.A1236]" office:value-type="float" office:value="1">
            <text:p>1</text:p>
          </table:table-cell>
          <table:table-cell office:value-type="float" office:value="15.73">
            <text:p>15.73</text:p>
          </table:table-cell>
          <table:table-cell table:formula="of:=[.J1236]/[.A123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77.11">
            <text:p>477.11</text:p>
          </table:table-cell>
          <table:table-cell office:value-type="float" office:value="495.26">
            <text:p>495.26</text:p>
          </table:table-cell>
          <table:table-cell table:formula="of:=[.B1237]/[.A1237]" office:value-type="float" office:value="1.03804154178282">
            <text:p>1.04</text:p>
          </table:table-cell>
          <table:table-cell office:value-type="float" office:value="490.29">
            <text:p>490.29</text:p>
          </table:table-cell>
          <table:table-cell table:formula="of:=[.D1237]/[.A1237]" office:value-type="float" office:value="1.02762465678774">
            <text:p>1.03</text:p>
          </table:table-cell>
          <table:table-cell office:value-type="float" office:value="490.49">
            <text:p>490.49</text:p>
          </table:table-cell>
          <table:table-cell table:formula="of:=[.F1237]/[.A1237]" office:value-type="float" office:value="1.0280438473308">
            <text:p>1.03</text:p>
          </table:table-cell>
          <table:table-cell office:value-type="float" office:value="495.26">
            <text:p>495.26</text:p>
          </table:table-cell>
          <table:table-cell table:formula="of:=[.H1237]/[.A1237]" office:value-type="float" office:value="1.03804154178282">
            <text:p>1.04</text:p>
          </table:table-cell>
          <table:table-cell office:value-type="float" office:value="491.46">
            <text:p>491.46</text:p>
          </table:table-cell>
          <table:table-cell table:formula="of:=[.J1237]/[.A1237]" office:value-type="float" office:value="1.03007692146465">
            <text:p>1.03</text:p>
          </table:table-cell>
          <table:table-cell table:number-columns-repeated="5"/>
        </table:table-row>
        <table:table-row table:style-name="ro1">
          <table:table-cell office:value-type="float" office:value="487.95">
            <text:p>487.95</text:p>
          </table:table-cell>
          <table:table-cell office:value-type="float" office:value="534.09">
            <text:p>534.09</text:p>
          </table:table-cell>
          <table:table-cell table:formula="of:=[.B1238]/[.A1238]" office:value-type="float" office:value="1.09455886873655">
            <text:p>1.09</text:p>
          </table:table-cell>
          <table:table-cell office:value-type="float" office:value="494.15">
            <text:p>494.15</text:p>
          </table:table-cell>
          <table:table-cell table:formula="of:=[.D1238]/[.A1238]" office:value-type="float" office:value="1.01270621989958">
            <text:p>1.01</text:p>
          </table:table-cell>
          <table:table-cell office:value-type="float" office:value="494.15">
            <text:p>494.15</text:p>
          </table:table-cell>
          <table:table-cell table:formula="of:=[.F1238]/[.A1238]" office:value-type="float" office:value="1.01270621989958">
            <text:p>1.01</text:p>
          </table:table-cell>
          <table:table-cell office:value-type="float" office:value="534.09">
            <text:p>534.09</text:p>
          </table:table-cell>
          <table:table-cell table:formula="of:=[.H1238]/[.A1238]" office:value-type="float" office:value="1.09455886873655">
            <text:p>1.09</text:p>
          </table:table-cell>
          <table:table-cell office:value-type="float" office:value="506.82">
            <text:p>506.82</text:p>
          </table:table-cell>
          <table:table-cell table:formula="of:=[.J1238]/[.A1238]" office:value-type="float" office:value="1.03867199508146">
            <text:p>1.04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.31">
            <text:p>32.31</text:p>
          </table:table-cell>
          <table:table-cell table:formula="of:=[.B1239]/[.A1239]" office:value-type="float" office:value="2.154">
            <text:p>2.15</text:p>
          </table:table-cell>
          <table:table-cell office:value-type="float" office:value="15">
            <text:p>15</text:p>
          </table:table-cell>
          <table:table-cell table:formula="of:=[.D1239]/[.A1239]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[.F1239]/[.A1239]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[.H1239]/[.A1239]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[.J1239]/[.A123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87.55">
            <text:p>487.55</text:p>
          </table:table-cell>
          <table:table-cell office:value-type="float" office:value="495.21">
            <text:p>495.21</text:p>
          </table:table-cell>
          <table:table-cell table:formula="of:=[.B1240]/[.A1240]" office:value-type="float" office:value="1.01571120910676">
            <text:p>1.02</text:p>
          </table:table-cell>
          <table:table-cell office:value-type="float" office:value="491.21">
            <text:p>491.21</text:p>
          </table:table-cell>
          <table:table-cell table:formula="of:=[.D1240]/[.A1240]" office:value-type="float" office:value="1.00750692236694">
            <text:p>1.01</text:p>
          </table:table-cell>
          <table:table-cell office:value-type="float" office:value="496.48">
            <text:p>496.48</text:p>
          </table:table-cell>
          <table:table-cell table:formula="of:=[.F1240]/[.A1240]" office:value-type="float" office:value="1.01831607014665">
            <text:p>1.02</text:p>
          </table:table-cell>
          <table:table-cell office:value-type="float" office:value="491.8">
            <text:p>491.8</text:p>
          </table:table-cell>
          <table:table-cell table:formula="of:=[.H1240]/[.A1240]" office:value-type="float" office:value="1.00871705466106">
            <text:p>1.01</text:p>
          </table:table-cell>
          <table:table-cell office:value-type="float" office:value="491.21">
            <text:p>491.21</text:p>
          </table:table-cell>
          <table:table-cell table:formula="of:=[.J1240]/[.A1240]" office:value-type="float" office:value="1.00750692236694">
            <text:p>1.01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0.31">
            <text:p>40.31</text:p>
          </table:table-cell>
          <table:table-cell table:formula="of:=[.B1241]/[.A1241]" office:value-type="float" office:value="2.68733333333333">
            <text:p>2.69</text:p>
          </table:table-cell>
          <table:table-cell office:value-type="float" office:value="15">
            <text:p>15</text:p>
          </table:table-cell>
          <table:table-cell table:formula="of:=[.D1241]/[.A1241]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[.F1241]/[.A1241]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[.H1241]/[.A1241]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[.J1241]/[.A124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5.24">
            <text:p>15.24</text:p>
          </table:table-cell>
          <table:table-cell office:value-type="float" office:value="22.07">
            <text:p>22.07</text:p>
          </table:table-cell>
          <table:table-cell table:formula="of:=[.B1242]/[.A1242]" office:value-type="float" office:value="1.44816272965879">
            <text:p>1.45</text:p>
          </table:table-cell>
          <table:table-cell office:value-type="float" office:value="18.66">
            <text:p>18.66</text:p>
          </table:table-cell>
          <table:table-cell table:formula="of:=[.D1242]/[.A1242]" office:value-type="float" office:value="1.2244094488189">
            <text:p>1.22</text:p>
          </table:table-cell>
          <table:table-cell office:value-type="float" office:value="15.24">
            <text:p>15.24</text:p>
          </table:table-cell>
          <table:table-cell table:formula="of:=[.F1242]/[.A1242]" office:value-type="float" office:value="1">
            <text:p>1</text:p>
          </table:table-cell>
          <table:table-cell office:value-type="float" office:value="15.24">
            <text:p>15.24</text:p>
          </table:table-cell>
          <table:table-cell table:formula="of:=[.H1242]/[.A1242]" office:value-type="float" office:value="1">
            <text:p>1</text:p>
          </table:table-cell>
          <table:table-cell office:value-type="float" office:value="15.24">
            <text:p>15.24</text:p>
          </table:table-cell>
          <table:table-cell table:formula="of:=[.J1242]/[.A124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4.9">
            <text:p>14.9</text:p>
          </table:table-cell>
          <table:table-cell office:value-type="float" office:value="20.56">
            <text:p>20.56</text:p>
          </table:table-cell>
          <table:table-cell table:formula="of:=[.B1243]/[.A1243]" office:value-type="float" office:value="1.37986577181208">
            <text:p>1.38</text:p>
          </table:table-cell>
          <table:table-cell office:value-type="float" office:value="14.9">
            <text:p>14.9</text:p>
          </table:table-cell>
          <table:table-cell table:formula="of:=[.D1243]/[.A1243]" office:value-type="float" office:value="1">
            <text:p>1</text:p>
          </table:table-cell>
          <table:table-cell office:value-type="float" office:value="14.9">
            <text:p>14.9</text:p>
          </table:table-cell>
          <table:table-cell table:formula="of:=[.F1243]/[.A1243]" office:value-type="float" office:value="1">
            <text:p>1</text:p>
          </table:table-cell>
          <table:table-cell office:value-type="float" office:value="14.9">
            <text:p>14.9</text:p>
          </table:table-cell>
          <table:table-cell table:formula="of:=[.H1243]/[.A1243]" office:value-type="float" office:value="1">
            <text:p>1</text:p>
          </table:table-cell>
          <table:table-cell office:value-type="float" office:value="14.9">
            <text:p>14.9</text:p>
          </table:table-cell>
          <table:table-cell table:formula="of:=[.J1243]/[.A124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5.41">
            <text:p>15.41</text:p>
          </table:table-cell>
          <table:table-cell office:value-type="float" office:value="23.41">
            <text:p>23.41</text:p>
          </table:table-cell>
          <table:table-cell table:formula="of:=[.B1244]/[.A1244]" office:value-type="float" office:value="1.51914341336794">
            <text:p>1.52</text:p>
          </table:table-cell>
          <table:table-cell office:value-type="float" office:value="15.41">
            <text:p>15.41</text:p>
          </table:table-cell>
          <table:table-cell table:formula="of:=[.D1244]/[.A1244]" office:value-type="float" office:value="1">
            <text:p>1</text:p>
          </table:table-cell>
          <table:table-cell office:value-type="float" office:value="15.41">
            <text:p>15.41</text:p>
          </table:table-cell>
          <table:table-cell table:formula="of:=[.F1244]/[.A1244]" office:value-type="float" office:value="1">
            <text:p>1</text:p>
          </table:table-cell>
          <table:table-cell office:value-type="float" office:value="15.41">
            <text:p>15.41</text:p>
          </table:table-cell>
          <table:table-cell table:formula="of:=[.H1244]/[.A1244]" office:value-type="float" office:value="1">
            <text:p>1</text:p>
          </table:table-cell>
          <table:table-cell office:value-type="float" office:value="15.41">
            <text:p>15.41</text:p>
          </table:table-cell>
          <table:table-cell table:formula="of:=[.J1244]/[.A124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5.31">
            <text:p>15.31</text:p>
          </table:table-cell>
          <table:table-cell office:value-type="float" office:value="20.49">
            <text:p>20.49</text:p>
          </table:table-cell>
          <table:table-cell table:formula="of:=[.B1245]/[.A1245]" office:value-type="float" office:value="1.33834095362508">
            <text:p>1.34</text:p>
          </table:table-cell>
          <table:table-cell office:value-type="float" office:value="15.31">
            <text:p>15.31</text:p>
          </table:table-cell>
          <table:table-cell table:formula="of:=[.D1245]/[.A1245]" office:value-type="float" office:value="1">
            <text:p>1</text:p>
          </table:table-cell>
          <table:table-cell office:value-type="float" office:value="15.31">
            <text:p>15.31</text:p>
          </table:table-cell>
          <table:table-cell table:formula="of:=[.F1245]/[.A1245]" office:value-type="float" office:value="1">
            <text:p>1</text:p>
          </table:table-cell>
          <table:table-cell office:value-type="float" office:value="15.31">
            <text:p>15.31</text:p>
          </table:table-cell>
          <table:table-cell table:formula="of:=[.H1245]/[.A1245]" office:value-type="float" office:value="1">
            <text:p>1</text:p>
          </table:table-cell>
          <table:table-cell office:value-type="float" office:value="15.31">
            <text:p>15.31</text:p>
          </table:table-cell>
          <table:table-cell table:formula="of:=[.J1245]/[.A124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1.31">
            <text:p>11.31</text:p>
          </table:table-cell>
          <table:table-cell office:value-type="float" office:value="14.24">
            <text:p>14.24</text:p>
          </table:table-cell>
          <table:table-cell table:formula="of:=[.B1246]/[.A1246]" office:value-type="float" office:value="1.25906277630416">
            <text:p>1.26</text:p>
          </table:table-cell>
          <table:table-cell office:value-type="float" office:value="11.31">
            <text:p>11.31</text:p>
          </table:table-cell>
          <table:table-cell table:formula="of:=[.D1246]/[.A1246]" office:value-type="float" office:value="1">
            <text:p>1</text:p>
          </table:table-cell>
          <table:table-cell office:value-type="float" office:value="11.31">
            <text:p>11.31</text:p>
          </table:table-cell>
          <table:table-cell table:formula="of:=[.F1246]/[.A1246]" office:value-type="float" office:value="1">
            <text:p>1</text:p>
          </table:table-cell>
          <table:table-cell office:value-type="float" office:value="11.31">
            <text:p>11.31</text:p>
          </table:table-cell>
          <table:table-cell table:formula="of:=[.H1246]/[.A1246]" office:value-type="float" office:value="1">
            <text:p>1</text:p>
          </table:table-cell>
          <table:table-cell office:value-type="float" office:value="11.31">
            <text:p>11.31</text:p>
          </table:table-cell>
          <table:table-cell table:formula="of:=[.J1246]/[.A124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1.49">
            <text:p>11.49</text:p>
          </table:table-cell>
          <table:table-cell office:value-type="float" office:value="14.66">
            <text:p>14.66</text:p>
          </table:table-cell>
          <table:table-cell table:formula="of:=[.B1247]/[.A1247]" office:value-type="float" office:value="1.27589208006963">
            <text:p>1.28</text:p>
          </table:table-cell>
          <table:table-cell office:value-type="float" office:value="11.49">
            <text:p>11.49</text:p>
          </table:table-cell>
          <table:table-cell table:formula="of:=[.D1247]/[.A1247]" office:value-type="float" office:value="1">
            <text:p>1</text:p>
          </table:table-cell>
          <table:table-cell office:value-type="float" office:value="11.49">
            <text:p>11.49</text:p>
          </table:table-cell>
          <table:table-cell table:formula="of:=[.F1247]/[.A1247]" office:value-type="float" office:value="1">
            <text:p>1</text:p>
          </table:table-cell>
          <table:table-cell office:value-type="float" office:value="11.49">
            <text:p>11.49</text:p>
          </table:table-cell>
          <table:table-cell table:formula="of:=[.H1247]/[.A1247]" office:value-type="float" office:value="1">
            <text:p>1</text:p>
          </table:table-cell>
          <table:table-cell office:value-type="float" office:value="11.49">
            <text:p>11.49</text:p>
          </table:table-cell>
          <table:table-cell table:formula="of:=[.J1247]/[.A124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1.31">
            <text:p>11.31</text:p>
          </table:table-cell>
          <table:table-cell office:value-type="float" office:value="23.66">
            <text:p>23.66</text:p>
          </table:table-cell>
          <table:table-cell table:formula="of:=[.B1248]/[.A1248]" office:value-type="float" office:value="2.09195402298851">
            <text:p>2.09</text:p>
          </table:table-cell>
          <table:table-cell office:value-type="float" office:value="11.31">
            <text:p>11.31</text:p>
          </table:table-cell>
          <table:table-cell table:formula="of:=[.D1248]/[.A1248]" office:value-type="float" office:value="1">
            <text:p>1</text:p>
          </table:table-cell>
          <table:table-cell office:value-type="float" office:value="11.31">
            <text:p>11.31</text:p>
          </table:table-cell>
          <table:table-cell table:formula="of:=[.F1248]/[.A1248]" office:value-type="float" office:value="1">
            <text:p>1</text:p>
          </table:table-cell>
          <table:table-cell office:value-type="float" office:value="11.31">
            <text:p>11.31</text:p>
          </table:table-cell>
          <table:table-cell table:formula="of:=[.H1248]/[.A1248]" office:value-type="float" office:value="1">
            <text:p>1</text:p>
          </table:table-cell>
          <table:table-cell office:value-type="float" office:value="11.31">
            <text:p>11.31</text:p>
          </table:table-cell>
          <table:table-cell table:formula="of:=[.J1248]/[.A124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1.66">
            <text:p>11.66</text:p>
          </table:table-cell>
          <table:table-cell office:value-type="float" office:value="36.49">
            <text:p>36.49</text:p>
          </table:table-cell>
          <table:table-cell table:formula="of:=[.B1249]/[.A1249]" office:value-type="float" office:value="3.1295025728988">
            <text:p>3.13</text:p>
          </table:table-cell>
          <table:table-cell office:value-type="float" office:value="11.66">
            <text:p>11.66</text:p>
          </table:table-cell>
          <table:table-cell table:formula="of:=[.D1249]/[.A1249]" office:value-type="float" office:value="1">
            <text:p>1</text:p>
          </table:table-cell>
          <table:table-cell office:value-type="float" office:value="11.66">
            <text:p>11.66</text:p>
          </table:table-cell>
          <table:table-cell table:formula="of:=[.F1249]/[.A1249]" office:value-type="float" office:value="1">
            <text:p>1</text:p>
          </table:table-cell>
          <table:table-cell office:value-type="float" office:value="11.66">
            <text:p>11.66</text:p>
          </table:table-cell>
          <table:table-cell table:formula="of:=[.H1249]/[.A1249]" office:value-type="float" office:value="1">
            <text:p>1</text:p>
          </table:table-cell>
          <table:table-cell office:value-type="float" office:value="11.66">
            <text:p>11.66</text:p>
          </table:table-cell>
          <table:table-cell table:formula="of:=[.J1249]/[.A124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1.9">
            <text:p>11.9</text:p>
          </table:table-cell>
          <table:table-cell office:value-type="float" office:value="14.73">
            <text:p>14.73</text:p>
          </table:table-cell>
          <table:table-cell table:formula="of:=[.B1250]/[.A1250]" office:value-type="float" office:value="1.23781512605042">
            <text:p>1.24</text:p>
          </table:table-cell>
          <table:table-cell office:value-type="float" office:value="11.9">
            <text:p>11.9</text:p>
          </table:table-cell>
          <table:table-cell table:formula="of:=[.D1250]/[.A1250]" office:value-type="float" office:value="1">
            <text:p>1</text:p>
          </table:table-cell>
          <table:table-cell office:value-type="float" office:value="11.9">
            <text:p>11.9</text:p>
          </table:table-cell>
          <table:table-cell table:formula="of:=[.F1250]/[.A1250]" office:value-type="float" office:value="1">
            <text:p>1</text:p>
          </table:table-cell>
          <table:table-cell office:value-type="float" office:value="11.9">
            <text:p>11.9</text:p>
          </table:table-cell>
          <table:table-cell table:formula="of:=[.H1250]/[.A1250]" office:value-type="float" office:value="1">
            <text:p>1</text:p>
          </table:table-cell>
          <table:table-cell office:value-type="float" office:value="11.9">
            <text:p>11.9</text:p>
          </table:table-cell>
          <table:table-cell table:formula="of:=[.J1250]/[.A125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1.31">
            <text:p>11.31</text:p>
          </table:table-cell>
          <table:table-cell office:value-type="float" office:value="32.97">
            <text:p>32.97</text:p>
          </table:table-cell>
          <table:table-cell table:formula="of:=[.B1251]/[.A1251]" office:value-type="float" office:value="2.91511936339523">
            <text:p>2.92</text:p>
          </table:table-cell>
          <table:table-cell office:value-type="float" office:value="11.31">
            <text:p>11.31</text:p>
          </table:table-cell>
          <table:table-cell table:formula="of:=[.D1251]/[.A1251]" office:value-type="float" office:value="1">
            <text:p>1</text:p>
          </table:table-cell>
          <table:table-cell office:value-type="float" office:value="11.31">
            <text:p>11.31</text:p>
          </table:table-cell>
          <table:table-cell table:formula="of:=[.F1251]/[.A1251]" office:value-type="float" office:value="1">
            <text:p>1</text:p>
          </table:table-cell>
          <table:table-cell office:value-type="float" office:value="11.31">
            <text:p>11.31</text:p>
          </table:table-cell>
          <table:table-cell table:formula="of:=[.H1251]/[.A1251]" office:value-type="float" office:value="1">
            <text:p>1</text:p>
          </table:table-cell>
          <table:table-cell office:value-type="float" office:value="11.31">
            <text:p>11.31</text:p>
          </table:table-cell>
          <table:table-cell table:formula="of:=[.J1251]/[.A125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1.9">
            <text:p>11.9</text:p>
          </table:table-cell>
          <table:table-cell office:value-type="float" office:value="20.97">
            <text:p>20.97</text:p>
          </table:table-cell>
          <table:table-cell table:formula="of:=[.B1252]/[.A1252]" office:value-type="float" office:value="1.76218487394958">
            <text:p>1.76</text:p>
          </table:table-cell>
          <table:table-cell office:value-type="float" office:value="11.9">
            <text:p>11.9</text:p>
          </table:table-cell>
          <table:table-cell table:formula="of:=[.D1252]/[.A1252]" office:value-type="float" office:value="1">
            <text:p>1</text:p>
          </table:table-cell>
          <table:table-cell office:value-type="float" office:value="11.9">
            <text:p>11.9</text:p>
          </table:table-cell>
          <table:table-cell table:formula="of:=[.F1252]/[.A1252]" office:value-type="float" office:value="1">
            <text:p>1</text:p>
          </table:table-cell>
          <table:table-cell office:value-type="float" office:value="11.9">
            <text:p>11.9</text:p>
          </table:table-cell>
          <table:table-cell table:formula="of:=[.H1252]/[.A1252]" office:value-type="float" office:value="1">
            <text:p>1</text:p>
          </table:table-cell>
          <table:table-cell office:value-type="float" office:value="11.9">
            <text:p>11.9</text:p>
          </table:table-cell>
          <table:table-cell table:formula="of:=[.J1252]/[.A125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55.36">
            <text:p>455.36</text:p>
          </table:table-cell>
          <table:table-cell office:value-type="float" office:value="470.09">
            <text:p>470.09</text:p>
          </table:table-cell>
          <table:table-cell table:formula="of:=[.B1253]/[.A1253]" office:value-type="float" office:value="1.03234803232607">
            <text:p>1.03</text:p>
          </table:table-cell>
          <table:table-cell office:value-type="float" office:value="458.19">
            <text:p>458.19</text:p>
          </table:table-cell>
          <table:table-cell table:formula="of:=[.D1253]/[.A1253]" office:value-type="float" office:value="1.00621486296557">
            <text:p>1.01</text:p>
          </table:table-cell>
          <table:table-cell office:value-type="float" office:value="462.09">
            <text:p>462.09</text:p>
          </table:table-cell>
          <table:table-cell table:formula="of:=[.F1253]/[.A1253]" office:value-type="float" office:value="1.01477951510892">
            <text:p>1.01</text:p>
          </table:table-cell>
          <table:table-cell office:value-type="float" office:value="470.09">
            <text:p>470.09</text:p>
          </table:table-cell>
          <table:table-cell table:formula="of:=[.H1253]/[.A1253]" office:value-type="float" office:value="1.03234803232607">
            <text:p>1.03</text:p>
          </table:table-cell>
          <table:table-cell office:value-type="float" office:value="460.92">
            <text:p>460.92</text:p>
          </table:table-cell>
          <table:table-cell table:formula="of:=[.J1253]/[.A1253]" office:value-type="float" office:value="1.01221011946592">
            <text:p>1.01</text:p>
          </table:table-cell>
          <table:table-cell table:number-columns-repeated="5"/>
        </table:table-row>
        <table:table-row table:style-name="ro1">
          <table:table-cell office:value-type="float" office:value="7.07">
            <text:p>7.07</text:p>
          </table:table-cell>
          <table:table-cell office:value-type="float" office:value="8.24">
            <text:p>8.24</text:p>
          </table:table-cell>
          <table:table-cell table:formula="of:=[.B1254]/[.A1254]" office:value-type="float" office:value="1.16548797736917">
            <text:p>1.17</text:p>
          </table:table-cell>
          <table:table-cell office:value-type="float" office:value="7.07">
            <text:p>7.07</text:p>
          </table:table-cell>
          <table:table-cell table:formula="of:=[.D1254]/[.A1254]" office:value-type="float" office:value="1">
            <text:p>1</text:p>
          </table:table-cell>
          <table:table-cell office:value-type="float" office:value="7.07">
            <text:p>7.07</text:p>
          </table:table-cell>
          <table:table-cell table:formula="of:=[.F1254]/[.A1254]" office:value-type="float" office:value="1">
            <text:p>1</text:p>
          </table:table-cell>
          <table:table-cell office:value-type="float" office:value="7.07">
            <text:p>7.07</text:p>
          </table:table-cell>
          <table:table-cell table:formula="of:=[.H1254]/[.A1254]" office:value-type="float" office:value="1">
            <text:p>1</text:p>
          </table:table-cell>
          <table:table-cell office:value-type="float" office:value="7.07">
            <text:p>7.07</text:p>
          </table:table-cell>
          <table:table-cell table:formula="of:=[.J1254]/[.A125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.83">
            <text:p>7.83</text:p>
          </table:table-cell>
          <table:table-cell office:value-type="float" office:value="38.07">
            <text:p>38.07</text:p>
          </table:table-cell>
          <table:table-cell table:formula="of:=[.B1255]/[.A1255]" office:value-type="float" office:value="4.86206896551724">
            <text:p>4.86</text:p>
          </table:table-cell>
          <table:table-cell office:value-type="float" office:value="7.83">
            <text:p>7.83</text:p>
          </table:table-cell>
          <table:table-cell table:formula="of:=[.D1255]/[.A1255]" office:value-type="float" office:value="1">
            <text:p>1</text:p>
          </table:table-cell>
          <table:table-cell office:value-type="float" office:value="7.83">
            <text:p>7.83</text:p>
          </table:table-cell>
          <table:table-cell table:formula="of:=[.F1255]/[.A1255]" office:value-type="float" office:value="1">
            <text:p>1</text:p>
          </table:table-cell>
          <table:table-cell office:value-type="float" office:value="8.41">
            <text:p>8.41</text:p>
          </table:table-cell>
          <table:table-cell table:formula="of:=[.H1255]/[.A1255]" office:value-type="float" office:value="1.07407407407407">
            <text:p>1.07</text:p>
          </table:table-cell>
          <table:table-cell office:value-type="float" office:value="8.41">
            <text:p>8.41</text:p>
          </table:table-cell>
          <table:table-cell table:formula="of:=[.J1255]/[.A1255]" office:value-type="float" office:value="1.07407407407407">
            <text:p>1.07</text:p>
          </table:table-cell>
          <table:table-cell table:number-columns-repeated="5"/>
        </table:table-row>
        <table:table-row table:style-name="ro1">
          <table:table-cell office:value-type="float" office:value="487.04">
            <text:p>487.04</text:p>
          </table:table-cell>
          <table:table-cell office:value-type="float" office:value="518.37">
            <text:p>518.37</text:p>
          </table:table-cell>
          <table:table-cell table:formula="of:=[.B1256]/[.A1256]" office:value-type="float" office:value="1.0643273653088">
            <text:p>1.06</text:p>
          </table:table-cell>
          <table:table-cell office:value-type="float" office:value="511.06">
            <text:p>511.06</text:p>
          </table:table-cell>
          <table:table-cell table:formula="of:=[.D1256]/[.A1256]" office:value-type="float" office:value="1.04931833114323">
            <text:p>1.05</text:p>
          </table:table-cell>
          <table:table-cell office:value-type="float" office:value="507.54">
            <text:p>507.54</text:p>
          </table:table-cell>
          <table:table-cell table:formula="of:=[.F1256]/[.A1256]" office:value-type="float" office:value="1.04209099868594">
            <text:p>1.04</text:p>
          </table:table-cell>
          <table:table-cell office:value-type="float" office:value="517.78">
            <text:p>517.78</text:p>
          </table:table-cell>
          <table:table-cell table:formula="of:=[.H1256]/[.A1256]" office:value-type="float" office:value="1.06311596583443">
            <text:p>1.06</text:p>
          </table:table-cell>
          <table:table-cell office:value-type="float" office:value="509.88">
            <text:p>509.88</text:p>
          </table:table-cell>
          <table:table-cell table:formula="of:=[.J1256]/[.A1256]" office:value-type="float" office:value="1.04689553219448">
            <text:p>1.05</text:p>
          </table:table-cell>
          <table:table-cell table:number-columns-repeated="5"/>
        </table:table-row>
        <table:table-row table:style-name="ro1">
          <table:table-cell office:value-type="float" office:value="487.17">
            <text:p>487.17</text:p>
          </table:table-cell>
          <table:table-cell office:value-type="float" office:value="533.22">
            <text:p>533.22</text:p>
          </table:table-cell>
          <table:table-cell table:formula="of:=[.B1257]/[.A1257]" office:value-type="float" office:value="1.09452552497075">
            <text:p>1.09</text:p>
          </table:table-cell>
          <table:table-cell office:value-type="float" office:value="501.7">
            <text:p>501.7</text:p>
          </table:table-cell>
          <table:table-cell table:formula="of:=[.D1257]/[.A1257]" office:value-type="float" office:value="1.02982531765092">
            <text:p>1.03</text:p>
          </table:table-cell>
          <table:table-cell office:value-type="float" office:value="498.39">
            <text:p>498.39</text:p>
          </table:table-cell>
          <table:table-cell table:formula="of:=[.F1257]/[.A1257]" office:value-type="float" office:value="1.02303097481372">
            <text:p>1.02</text:p>
          </table:table-cell>
          <table:table-cell office:value-type="float" office:value="533.22">
            <text:p>533.22</text:p>
          </table:table-cell>
          <table:table-cell table:formula="of:=[.H1257]/[.A1257]" office:value-type="float" office:value="1.09452552497075">
            <text:p>1.09</text:p>
          </table:table-cell>
          <table:table-cell office:value-type="float" office:value="498.14">
            <text:p>498.14</text:p>
          </table:table-cell>
          <table:table-cell table:formula="of:=[.J1257]/[.A1257]" office:value-type="float" office:value="1.02251780692571">
            <text:p>1.02</text:p>
          </table:table-cell>
          <table:table-cell table:number-columns-repeated="5"/>
        </table:table-row>
        <table:table-row table:style-name="ro1">
          <table:table-cell office:value-type="float" office:value="7.24">
            <text:p>7.24</text:p>
          </table:table-cell>
          <table:table-cell office:value-type="float" office:value="11">
            <text:p>11</text:p>
          </table:table-cell>
          <table:table-cell table:formula="of:=[.B1258]/[.A1258]" office:value-type="float" office:value="1.51933701657459">
            <text:p>1.52</text:p>
          </table:table-cell>
          <table:table-cell office:value-type="float" office:value="7.83">
            <text:p>7.83</text:p>
          </table:table-cell>
          <table:table-cell table:formula="of:=[.D1258]/[.A1258]" office:value-type="float" office:value="1.08149171270718">
            <text:p>1.08</text:p>
          </table:table-cell>
          <table:table-cell office:value-type="float" office:value="7.83">
            <text:p>7.83</text:p>
          </table:table-cell>
          <table:table-cell table:formula="of:=[.F1258]/[.A1258]" office:value-type="float" office:value="1.08149171270718">
            <text:p>1.08</text:p>
          </table:table-cell>
          <table:table-cell office:value-type="float" office:value="7.83">
            <text:p>7.83</text:p>
          </table:table-cell>
          <table:table-cell table:formula="of:=[.H1258]/[.A1258]" office:value-type="float" office:value="1.08149171270718">
            <text:p>1.08</text:p>
          </table:table-cell>
          <table:table-cell office:value-type="float" office:value="7.83">
            <text:p>7.83</text:p>
          </table:table-cell>
          <table:table-cell table:formula="of:=[.J1258]/[.A1258]" office:value-type="float" office:value="1.08149171270718">
            <text:p>1.08</text:p>
          </table:table-cell>
          <table:table-cell table:number-columns-repeated="5"/>
        </table:table-row>
        <table:table-row table:style-name="ro1">
          <table:table-cell office:value-type="float" office:value="7.66">
            <text:p>7.66</text:p>
          </table:table-cell>
          <table:table-cell office:value-type="float" office:value="14.24">
            <text:p>14.24</text:p>
          </table:table-cell>
          <table:table-cell table:formula="of:=[.B1259]/[.A1259]" office:value-type="float" office:value="1.85900783289817">
            <text:p>1.86</text:p>
          </table:table-cell>
          <table:table-cell office:value-type="float" office:value="7.66">
            <text:p>7.66</text:p>
          </table:table-cell>
          <table:table-cell table:formula="of:=[.D1259]/[.A1259]" office:value-type="float" office:value="1">
            <text:p>1</text:p>
          </table:table-cell>
          <table:table-cell office:value-type="float" office:value="7.66">
            <text:p>7.66</text:p>
          </table:table-cell>
          <table:table-cell table:formula="of:=[.F1259]/[.A1259]" office:value-type="float" office:value="1">
            <text:p>1</text:p>
          </table:table-cell>
          <table:table-cell office:value-type="float" office:value="7.66">
            <text:p>7.66</text:p>
          </table:table-cell>
          <table:table-cell table:formula="of:=[.H1259]/[.A1259]" office:value-type="float" office:value="1">
            <text:p>1</text:p>
          </table:table-cell>
          <table:table-cell office:value-type="float" office:value="7.66">
            <text:p>7.66</text:p>
          </table:table-cell>
          <table:table-cell table:formula="of:=[.J1259]/[.A1259]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.24">
            <text:p>7.24</text:p>
          </table:table-cell>
          <table:table-cell table:formula="of:=[.B1260]/[.A1260]" office:value-type="float" office:value="1">
            <text:p>1</text:p>
          </table:table-cell>
          <table:table-cell office:value-type="float" office:value="8.41">
            <text:p>8.41</text:p>
          </table:table-cell>
          <table:table-cell table:formula="of:=[.D1260]/[.A1260]" office:value-type="float" office:value="1.16160220994475">
            <text:p>1.16</text:p>
          </table:table-cell>
          <table:table-cell office:value-type="float" office:value="8.41">
            <text:p>8.41</text:p>
          </table:table-cell>
          <table:table-cell table:formula="of:=[.F1260]/[.A1260]" office:value-type="float" office:value="1.16160220994475">
            <text:p>1.16</text:p>
          </table:table-cell>
          <table:table-cell office:value-type="float" office:value="8.41">
            <text:p>8.41</text:p>
          </table:table-cell>
          <table:table-cell table:formula="of:=[.H1260]/[.A1260]" office:value-type="float" office:value="1.16160220994475">
            <text:p>1.16</text:p>
          </table:table-cell>
          <table:table-cell office:value-type="float" office:value="8.41">
            <text:p>8.41</text:p>
          </table:table-cell>
          <table:table-cell table:formula="of:=[.J1260]/[.A1260]" office:value-type="float" office:value="1.16160220994475">
            <text:p>1.16</text:p>
          </table:table-cell>
          <table:table-cell table:number-columns-repeated="5"/>
        </table:table-row>
        <table:table-row table:style-name="ro1">
          <table:table-cell office:value-type="float" office:value="486.96">
            <text:p>486.96</text:p>
          </table:table-cell>
          <table:table-cell office:value-type="float" office:value="508.27">
            <text:p>508.27</text:p>
          </table:table-cell>
          <table:table-cell table:formula="of:=[.B1261]/[.A1261]" office:value-type="float" office:value="1.04376129456218">
            <text:p>1.04</text:p>
          </table:table-cell>
          <table:table-cell office:value-type="float" office:value="501.69">
            <text:p>501.69</text:p>
          </table:table-cell>
          <table:table-cell table:formula="of:=[.D1261]/[.A1261]" office:value-type="float" office:value="1.03024889107935">
            <text:p>1.03</text:p>
          </table:table-cell>
          <table:table-cell office:value-type="float" office:value="499.06">
            <text:p>499.06</text:p>
          </table:table-cell>
          <table:table-cell table:formula="of:=[.F1261]/[.A1261]" office:value-type="float" office:value="1.02484803679974">
            <text:p>1.02</text:p>
          </table:table-cell>
          <table:table-cell office:value-type="float" office:value="508.27">
            <text:p>508.27</text:p>
          </table:table-cell>
          <table:table-cell table:formula="of:=[.H1261]/[.A1261]" office:value-type="float" office:value="1.04376129456218">
            <text:p>1.04</text:p>
          </table:table-cell>
          <table:table-cell office:value-type="float" office:value="503.45">
            <text:p>503.45</text:p>
          </table:table-cell>
          <table:table-cell table:formula="of:=[.J1261]/[.A1261]" office:value-type="float" office:value="1.03386315097749">
            <text:p>1.03</text:p>
          </table:table-cell>
          <table:table-cell table:number-columns-repeated="5"/>
        </table:table-row>
        <table:table-row table:style-name="ro1">
          <table:table-cell office:value-type="float" office:value="6.83">
            <text:p>6.83</text:p>
          </table:table-cell>
          <table:table-cell office:value-type="float" office:value="10.24">
            <text:p>10.24</text:p>
          </table:table-cell>
          <table:table-cell table:formula="of:=[.B1262]/[.A1262]" office:value-type="float" office:value="1.49926793557833">
            <text:p>1.5</text:p>
          </table:table-cell>
          <table:table-cell office:value-type="float" office:value="7.41">
            <text:p>7.41</text:p>
          </table:table-cell>
          <table:table-cell table:formula="of:=[.D1262]/[.A1262]" office:value-type="float" office:value="1.08491947291362">
            <text:p>1.08</text:p>
          </table:table-cell>
          <table:table-cell office:value-type="float" office:value="7.41">
            <text:p>7.41</text:p>
          </table:table-cell>
          <table:table-cell table:formula="of:=[.F1262]/[.A1262]" office:value-type="float" office:value="1.08491947291362">
            <text:p>1.08</text:p>
          </table:table-cell>
          <table:table-cell office:value-type="float" office:value="10.24">
            <text:p>10.24</text:p>
          </table:table-cell>
          <table:table-cell table:formula="of:=[.H1262]/[.A1262]" office:value-type="float" office:value="1.49926793557833">
            <text:p>1.5</text:p>
          </table:table-cell>
          <table:table-cell office:value-type="float" office:value="7.41">
            <text:p>7.41</text:p>
          </table:table-cell>
          <table:table-cell table:formula="of:=[.J1262]/[.A1262]" office:value-type="float" office:value="1.08491947291362">
            <text:p>1.0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.83">
            <text:p>2.83</text:p>
          </table:table-cell>
          <table:table-cell table:formula="of:=[.B1263]/[.A1263]" office:value-type="float" office:value="1">
            <text:p>1</text:p>
          </table:table-cell>
          <table:table-cell office:value-type="float" office:value="2.83">
            <text:p>2.83</text:p>
          </table:table-cell>
          <table:table-cell table:formula="of:=[.D1263]/[.A1263]" office:value-type="float" office:value="1">
            <text:p>1</text:p>
          </table:table-cell>
          <table:table-cell office:value-type="float" office:value="2.83">
            <text:p>2.83</text:p>
          </table:table-cell>
          <table:table-cell table:formula="of:=[.F1263]/[.A1263]" office:value-type="float" office:value="1">
            <text:p>1</text:p>
          </table:table-cell>
          <table:table-cell office:value-type="float" office:value="2.83">
            <text:p>2.83</text:p>
          </table:table-cell>
          <table:table-cell table:formula="of:=[.H1263]/[.A1263]" office:value-type="float" office:value="1">
            <text:p>1</text:p>
          </table:table-cell>
          <table:table-cell office:value-type="float" office:value="2.83">
            <text:p>2.83</text:p>
          </table:table-cell>
          <table:table-cell table:formula="of:=[.J1263]/[.A126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54.92">
            <text:p>454.92</text:p>
          </table:table-cell>
          <table:table-cell office:value-type="float" office:value="476.53">
            <text:p>476.53</text:p>
          </table:table-cell>
          <table:table-cell table:formula="of:=[.B1264]/[.A1264]" office:value-type="float" office:value="1.0475028576453">
            <text:p>1.05</text:p>
          </table:table-cell>
          <table:table-cell office:value-type="float" office:value="458.78">
            <text:p>458.78</text:p>
          </table:table-cell>
          <table:table-cell table:formula="of:=[.D1264]/[.A1264]" office:value-type="float" office:value="1.00848500835312">
            <text:p>1.01</text:p>
          </table:table-cell>
          <table:table-cell office:value-type="float" office:value="460.33">
            <text:p>460.33</text:p>
          </table:table-cell>
          <table:table-cell table:formula="of:=[.F1264]/[.A1264]" office:value-type="float" office:value="1.01189220082652">
            <text:p>1.01</text:p>
          </table:table-cell>
          <table:table-cell office:value-type="float" office:value="476.53">
            <text:p>476.53</text:p>
          </table:table-cell>
          <table:table-cell table:formula="of:=[.H1264]/[.A1264]" office:value-type="float" office:value="1.0475028576453">
            <text:p>1.05</text:p>
          </table:table-cell>
          <table:table-cell office:value-type="float" office:value="458.58">
            <text:p>458.58</text:p>
          </table:table-cell>
          <table:table-cell table:formula="of:=[.J1264]/[.A1264]" office:value-type="float" office:value="1.00804537061461">
            <text:p>1.0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.83">
            <text:p>2.83</text:p>
          </table:table-cell>
          <table:table-cell table:formula="of:=[.B1265]/[.A1265]" office:value-type="float" office:value="1">
            <text:p>1</text:p>
          </table:table-cell>
          <table:table-cell office:value-type="float" office:value="2.83">
            <text:p>2.83</text:p>
          </table:table-cell>
          <table:table-cell table:formula="of:=[.D1265]/[.A1265]" office:value-type="float" office:value="1">
            <text:p>1</text:p>
          </table:table-cell>
          <table:table-cell office:value-type="float" office:value="2.83">
            <text:p>2.83</text:p>
          </table:table-cell>
          <table:table-cell table:formula="of:=[.F1265]/[.A1265]" office:value-type="float" office:value="1">
            <text:p>1</text:p>
          </table:table-cell>
          <table:table-cell office:value-type="float" office:value="2.83">
            <text:p>2.83</text:p>
          </table:table-cell>
          <table:table-cell table:formula="of:=[.H1265]/[.A1265]" office:value-type="float" office:value="1">
            <text:p>1</text:p>
          </table:table-cell>
          <table:table-cell office:value-type="float" office:value="2.83">
            <text:p>2.83</text:p>
          </table:table-cell>
          <table:table-cell table:formula="of:=[.J1265]/[.A126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.66">
            <text:p>14.66</text:p>
          </table:table-cell>
          <table:table-cell table:formula="of:=[.B1266]/[.A1266]" office:value-type="float" office:value="4.88666666666667">
            <text:p>4.89</text:p>
          </table:table-cell>
          <table:table-cell office:value-type="float" office:value="3">
            <text:p>3</text:p>
          </table:table-cell>
          <table:table-cell table:formula="of:=[.D1266]/[.A1266]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F1266]/[.A1266]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H1266]/[.A1266]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J1266]/[.A1266]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.83">
            <text:p>2.83</text:p>
          </table:table-cell>
          <table:table-cell table:formula="of:=[.B1267]/[.A1267]" office:value-type="float" office:value="1">
            <text:p>1</text:p>
          </table:table-cell>
          <table:table-cell office:value-type="float" office:value="2.83">
            <text:p>2.83</text:p>
          </table:table-cell>
          <table:table-cell table:formula="of:=[.D1267]/[.A1267]" office:value-type="float" office:value="1">
            <text:p>1</text:p>
          </table:table-cell>
          <table:table-cell office:value-type="float" office:value="2.83">
            <text:p>2.83</text:p>
          </table:table-cell>
          <table:table-cell table:formula="of:=[.F1267]/[.A1267]" office:value-type="float" office:value="1">
            <text:p>1</text:p>
          </table:table-cell>
          <table:table-cell office:value-type="float" office:value="2.83">
            <text:p>2.83</text:p>
          </table:table-cell>
          <table:table-cell table:formula="of:=[.H1267]/[.A1267]" office:value-type="float" office:value="1">
            <text:p>1</text:p>
          </table:table-cell>
          <table:table-cell office:value-type="float" office:value="2.83">
            <text:p>2.83</text:p>
          </table:table-cell>
          <table:table-cell table:formula="of:=[.J1267]/[.A126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.83">
            <text:p>2.83</text:p>
          </table:table-cell>
          <table:table-cell office:value-type="float" office:value="4">
            <text:p>4</text:p>
          </table:table-cell>
          <table:table-cell table:formula="of:=[.B1268]/[.A1268]" office:value-type="float" office:value="1.41342756183746">
            <text:p>1.41</text:p>
          </table:table-cell>
          <table:table-cell office:value-type="float" office:value="2.83">
            <text:p>2.83</text:p>
          </table:table-cell>
          <table:table-cell table:formula="of:=[.D1268]/[.A1268]" office:value-type="float" office:value="1">
            <text:p>1</text:p>
          </table:table-cell>
          <table:table-cell office:value-type="float" office:value="2.83">
            <text:p>2.83</text:p>
          </table:table-cell>
          <table:table-cell table:formula="of:=[.F1268]/[.A1268]" office:value-type="float" office:value="1">
            <text:p>1</text:p>
          </table:table-cell>
          <table:table-cell office:value-type="float" office:value="2.83">
            <text:p>2.83</text:p>
          </table:table-cell>
          <table:table-cell table:formula="of:=[.H1268]/[.A1268]" office:value-type="float" office:value="1">
            <text:p>1</text:p>
          </table:table-cell>
          <table:table-cell office:value-type="float" office:value="2.83">
            <text:p>2.83</text:p>
          </table:table-cell>
          <table:table-cell table:formula="of:=[.J1268]/[.A126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.41">
            <text:p>3.41</text:p>
          </table:table-cell>
          <table:table-cell office:value-type="float" office:value="10">
            <text:p>10</text:p>
          </table:table-cell>
          <table:table-cell table:formula="of:=[.B1269]/[.A1269]" office:value-type="float" office:value="2.93255131964809">
            <text:p>2.93</text:p>
          </table:table-cell>
          <table:table-cell office:value-type="float" office:value="9.41">
            <text:p>9.41</text:p>
          </table:table-cell>
          <table:table-cell table:formula="of:=[.D1269]/[.A1269]" office:value-type="float" office:value="2.75953079178886">
            <text:p>2.76</text:p>
          </table:table-cell>
          <table:table-cell office:value-type="float" office:value="3.41">
            <text:p>3.41</text:p>
          </table:table-cell>
          <table:table-cell table:formula="of:=[.F1269]/[.A1269]" office:value-type="float" office:value="1">
            <text:p>1</text:p>
          </table:table-cell>
          <table:table-cell office:value-type="float" office:value="3.41">
            <text:p>3.41</text:p>
          </table:table-cell>
          <table:table-cell table:formula="of:=[.H1269]/[.A1269]" office:value-type="float" office:value="1">
            <text:p>1</text:p>
          </table:table-cell>
          <table:table-cell office:value-type="float" office:value="3.41">
            <text:p>3.41</text:p>
          </table:table-cell>
          <table:table-cell table:formula="of:=[.J1269]/[.A126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53.43">
            <text:p>453.43</text:p>
          </table:table-cell>
          <table:table-cell office:value-type="float" office:value="493.33">
            <text:p>493.33</text:p>
          </table:table-cell>
          <table:table-cell table:formula="of:=[.B1270]/[.A1270]" office:value-type="float" office:value="1.08799594204177">
            <text:p>1.09</text:p>
          </table:table-cell>
          <table:table-cell office:value-type="float" office:value="463.92">
            <text:p>463.92</text:p>
          </table:table-cell>
          <table:table-cell table:formula="of:=[.D1270]/[.A1270]" office:value-type="float" office:value="1.02313477273229">
            <text:p>1.02</text:p>
          </table:table-cell>
          <table:table-cell office:value-type="float" office:value="455.39">
            <text:p>455.39</text:p>
          </table:table-cell>
          <table:table-cell table:formula="of:=[.F1270]/[.A1270]" office:value-type="float" office:value="1.00432260767924">
            <text:p>1</text:p>
          </table:table-cell>
          <table:table-cell office:value-type="float" office:value="493.33">
            <text:p>493.33</text:p>
          </table:table-cell>
          <table:table-cell table:formula="of:=[.H1270]/[.A1270]" office:value-type="float" office:value="1.08799594204177">
            <text:p>1.09</text:p>
          </table:table-cell>
          <table:table-cell office:value-type="float" office:value="463.33">
            <text:p>463.33</text:p>
          </table:table-cell>
          <table:table-cell table:formula="of:=[.J1270]/[.A1270]" office:value-type="float" office:value="1.02183357960435">
            <text:p>1.02</text:p>
          </table:table-cell>
          <table:table-cell table:number-columns-repeated="5"/>
        </table:table-row>
        <table:table-row table:style-name="ro1">
          <table:table-cell office:value-type="float" office:value="2.83">
            <text:p>2.83</text:p>
          </table:table-cell>
          <table:table-cell office:value-type="float" office:value="7.66">
            <text:p>7.66</text:p>
          </table:table-cell>
          <table:table-cell table:formula="of:=[.B1271]/[.A1271]" office:value-type="float" office:value="2.70671378091873">
            <text:p>2.71</text:p>
          </table:table-cell>
          <table:table-cell office:value-type="float" office:value="2.83">
            <text:p>2.83</text:p>
          </table:table-cell>
          <table:table-cell table:formula="of:=[.D1271]/[.A1271]" office:value-type="float" office:value="1">
            <text:p>1</text:p>
          </table:table-cell>
          <table:table-cell office:value-type="float" office:value="2.83">
            <text:p>2.83</text:p>
          </table:table-cell>
          <table:table-cell table:formula="of:=[.F1271]/[.A1271]" office:value-type="float" office:value="1">
            <text:p>1</text:p>
          </table:table-cell>
          <table:table-cell office:value-type="float" office:value="2.83">
            <text:p>2.83</text:p>
          </table:table-cell>
          <table:table-cell table:formula="of:=[.H1271]/[.A1271]" office:value-type="float" office:value="1">
            <text:p>1</text:p>
          </table:table-cell>
          <table:table-cell office:value-type="float" office:value="2.83">
            <text:p>2.83</text:p>
          </table:table-cell>
          <table:table-cell table:formula="of:=[.J1271]/[.A127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.83">
            <text:p>2.83</text:p>
          </table:table-cell>
          <table:table-cell office:value-type="float" office:value="4">
            <text:p>4</text:p>
          </table:table-cell>
          <table:table-cell table:formula="of:=[.B1272]/[.A1272]" office:value-type="float" office:value="1.41342756183746">
            <text:p>1.41</text:p>
          </table:table-cell>
          <table:table-cell office:value-type="float" office:value="2.83">
            <text:p>2.83</text:p>
          </table:table-cell>
          <table:table-cell table:formula="of:=[.D1272]/[.A1272]" office:value-type="float" office:value="1">
            <text:p>1</text:p>
          </table:table-cell>
          <table:table-cell office:value-type="float" office:value="2.83">
            <text:p>2.83</text:p>
          </table:table-cell>
          <table:table-cell table:formula="of:=[.F1272]/[.A1272]" office:value-type="float" office:value="1">
            <text:p>1</text:p>
          </table:table-cell>
          <table:table-cell office:value-type="float" office:value="2.83">
            <text:p>2.83</text:p>
          </table:table-cell>
          <table:table-cell table:formula="of:=[.H1272]/[.A1272]" office:value-type="float" office:value="1">
            <text:p>1</text:p>
          </table:table-cell>
          <table:table-cell office:value-type="float" office:value="2.83">
            <text:p>2.83</text:p>
          </table:table-cell>
          <table:table-cell table:formula="of:=[.J1272]/[.A127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.41">
            <text:p>3.41</text:p>
          </table:table-cell>
          <table:table-cell office:value-type="float" office:value="7.41">
            <text:p>7.41</text:p>
          </table:table-cell>
          <table:table-cell table:formula="of:=[.B1273]/[.A1273]" office:value-type="float" office:value="2.17302052785924">
            <text:p>2.17</text:p>
          </table:table-cell>
          <table:table-cell office:value-type="float" office:value="3.41">
            <text:p>3.41</text:p>
          </table:table-cell>
          <table:table-cell table:formula="of:=[.D1273]/[.A1273]" office:value-type="float" office:value="1">
            <text:p>1</text:p>
          </table:table-cell>
          <table:table-cell office:value-type="float" office:value="3.41">
            <text:p>3.41</text:p>
          </table:table-cell>
          <table:table-cell table:formula="of:=[.F1273]/[.A1273]" office:value-type="float" office:value="1">
            <text:p>1</text:p>
          </table:table-cell>
          <table:table-cell office:value-type="float" office:value="3.41">
            <text:p>3.41</text:p>
          </table:table-cell>
          <table:table-cell table:formula="of:=[.H1273]/[.A1273]" office:value-type="float" office:value="1">
            <text:p>1</text:p>
          </table:table-cell>
          <table:table-cell office:value-type="float" office:value="3.41">
            <text:p>3.41</text:p>
          </table:table-cell>
          <table:table-cell table:formula="of:=[.J1273]/[.A127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.41">
            <text:p>3.41</text:p>
          </table:table-cell>
          <table:table-cell office:value-type="float" office:value="24.24">
            <text:p>24.24</text:p>
          </table:table-cell>
          <table:table-cell table:formula="of:=[.B1274]/[.A1274]" office:value-type="float" office:value="7.10850439882698">
            <text:p>7.11</text:p>
          </table:table-cell>
          <table:table-cell office:value-type="float" office:value="3.41">
            <text:p>3.41</text:p>
          </table:table-cell>
          <table:table-cell table:formula="of:=[.D1274]/[.A1274]" office:value-type="float" office:value="1">
            <text:p>1</text:p>
          </table:table-cell>
          <table:table-cell office:value-type="float" office:value="3.41">
            <text:p>3.41</text:p>
          </table:table-cell>
          <table:table-cell table:formula="of:=[.F1274]/[.A1274]" office:value-type="float" office:value="1">
            <text:p>1</text:p>
          </table:table-cell>
          <table:table-cell office:value-type="float" office:value="3.41">
            <text:p>3.41</text:p>
          </table:table-cell>
          <table:table-cell table:formula="of:=[.H1274]/[.A1274]" office:value-type="float" office:value="1">
            <text:p>1</text:p>
          </table:table-cell>
          <table:table-cell office:value-type="float" office:value="3.41">
            <text:p>3.41</text:p>
          </table:table-cell>
          <table:table-cell table:formula="of:=[.J1274]/[.A127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55.72">
            <text:p>455.72</text:p>
          </table:table-cell>
          <table:table-cell office:value-type="float" office:value="478.85">
            <text:p>478.85</text:p>
          </table:table-cell>
          <table:table-cell table:formula="of:=[.B1275]/[.A1275]" office:value-type="float" office:value="1.05075484946897">
            <text:p>1.05</text:p>
          </table:table-cell>
          <table:table-cell office:value-type="float" office:value="462.51">
            <text:p>462.51</text:p>
          </table:table-cell>
          <table:table-cell table:formula="of:=[.D1275]/[.A1275]" office:value-type="float" office:value="1.01489949969279">
            <text:p>1.01</text:p>
          </table:table-cell>
          <table:table-cell office:value-type="float" office:value="464.27">
            <text:p>464.27</text:p>
          </table:table-cell>
          <table:table-cell table:formula="of:=[.F1275]/[.A1275]" office:value-type="float" office:value="1.01876152023172">
            <text:p>1.02</text:p>
          </table:table-cell>
          <table:table-cell office:value-type="float" office:value="478.85">
            <text:p>478.85</text:p>
          </table:table-cell>
          <table:table-cell table:formula="of:=[.H1275]/[.A1275]" office:value-type="float" office:value="1.05075484946897">
            <text:p>1.05</text:p>
          </table:table-cell>
          <table:table-cell office:value-type="float" office:value="463.1">
            <text:p>463.1</text:p>
          </table:table-cell>
          <table:table-cell table:formula="of:=[.J1275]/[.A1275]" office:value-type="float" office:value="1.01619415430528">
            <text:p>1.02</text:p>
          </table:table-cell>
          <table:table-cell table:number-columns-repeated="5"/>
        </table:table-row>
        <table:table-row table:style-name="ro1">
          <table:table-cell office:value-type="float" office:value="480.27">
            <text:p>480.27</text:p>
          </table:table-cell>
          <table:table-cell office:value-type="float" office:value="507.06">
            <text:p>507.06</text:p>
          </table:table-cell>
          <table:table-cell table:formula="of:=[.B1276]/[.A1276]" office:value-type="float" office:value="1.05578112311825">
            <text:p>1.06</text:p>
          </table:table-cell>
          <table:table-cell office:value-type="float" office:value="492.57">
            <text:p>492.57</text:p>
          </table:table-cell>
          <table:table-cell table:formula="of:=[.D1276]/[.A1276]" office:value-type="float" office:value="1.02561059404085">
            <text:p>1.03</text:p>
          </table:table-cell>
          <table:table-cell office:value-type="float" office:value="493.16">
            <text:p>493.16</text:p>
          </table:table-cell>
          <table:table-cell table:formula="of:=[.F1276]/[.A1276]" office:value-type="float" office:value="1.02683906968997">
            <text:p>1.03</text:p>
          </table:table-cell>
          <table:table-cell office:value-type="float" office:value="507.06">
            <text:p>507.06</text:p>
          </table:table-cell>
          <table:table-cell table:formula="of:=[.H1276]/[.A1276]" office:value-type="float" office:value="1.05578112311825">
            <text:p>1.06</text:p>
          </table:table-cell>
          <table:table-cell office:value-type="float" office:value="491.98">
            <text:p>491.98</text:p>
          </table:table-cell>
          <table:table-cell table:formula="of:=[.J1276]/[.A1276]" office:value-type="float" office:value="1.02438211839174">
            <text:p>1.02</text:p>
          </table:table-cell>
          <table:table-cell table:number-columns-repeated="5"/>
        </table:table-row>
        <table:table-row table:style-name="ro1">
          <table:table-cell office:value-type="float" office:value="483.48">
            <text:p>483.48</text:p>
          </table:table-cell>
          <table:table-cell office:value-type="float" office:value="524.67">
            <text:p>524.67</text:p>
          </table:table-cell>
          <table:table-cell table:formula="of:=[.B1277]/[.A1277]" office:value-type="float" office:value="1.08519483742864">
            <text:p>1.09</text:p>
          </table:table-cell>
          <table:table-cell office:value-type="float" office:value="505.74">
            <text:p>505.74</text:p>
          </table:table-cell>
          <table:table-cell table:formula="of:=[.D1277]/[.A1277]" office:value-type="float" office:value="1.04604120129064">
            <text:p>1.05</text:p>
          </table:table-cell>
          <table:table-cell office:value-type="float" office:value="502.81">
            <text:p>502.81</text:p>
          </table:table-cell>
          <table:table-cell table:formula="of:=[.F1277]/[.A1277]" office:value-type="float" office:value="1.03998097129147">
            <text:p>1.04</text:p>
          </table:table-cell>
          <table:table-cell office:value-type="float" office:value="524.67">
            <text:p>524.67</text:p>
          </table:table-cell>
          <table:table-cell table:formula="of:=[.H1277]/[.A1277]" office:value-type="float" office:value="1.08519483742864">
            <text:p>1.09</text:p>
          </table:table-cell>
          <table:table-cell office:value-type="float" office:value="503.98">
            <text:p>503.98</text:p>
          </table:table-cell>
          <table:table-cell table:formula="of:=[.J1277]/[.A1277]" office:value-type="float" office:value="1.04240092661537">
            <text:p>1.04</text:p>
          </table:table-cell>
          <table:table-cell table:number-columns-repeated="5"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507.06">
            <text:p>507.06</text:p>
          </table:table-cell>
          <table:table-cell table:formula="of:=[.B1278]/[.A1278]" office:value-type="float" office:value="1.05858037578288">
            <text:p>1.06</text:p>
          </table:table-cell>
          <table:table-cell office:value-type="float" office:value="489.44">
            <text:p>489.44</text:p>
          </table:table-cell>
          <table:table-cell table:formula="of:=[.D1278]/[.A1278]" office:value-type="float" office:value="1.02179540709812">
            <text:p>1.02</text:p>
          </table:table-cell>
          <table:table-cell office:value-type="float" office:value="491.3">
            <text:p>491.3</text:p>
          </table:table-cell>
          <table:table-cell table:formula="of:=[.F1278]/[.A1278]" office:value-type="float" office:value="1.02567849686848">
            <text:p>1.03</text:p>
          </table:table-cell>
          <table:table-cell office:value-type="float" office:value="507.06">
            <text:p>507.06</text:p>
          </table:table-cell>
          <table:table-cell table:formula="of:=[.H1278]/[.A1278]" office:value-type="float" office:value="1.05858037578288">
            <text:p>1.06</text:p>
          </table:table-cell>
          <table:table-cell office:value-type="float" office:value="488.85">
            <text:p>488.85</text:p>
          </table:table-cell>
          <table:table-cell table:formula="of:=[.J1278]/[.A1278]" office:value-type="float" office:value="1.0205636743215">
            <text:p>1.02</text:p>
          </table:table-cell>
          <table:table-cell table:number-columns-repeated="5"/>
        </table:table-row>
        <table:table-row table:style-name="ro1">
          <table:table-cell office:value-type="float" office:value="455.14">
            <text:p>455.14</text:p>
          </table:table-cell>
          <table:table-cell office:value-type="float" office:value="472.17">
            <text:p>472.17</text:p>
          </table:table-cell>
          <table:table-cell table:formula="of:=[.B1279]/[.A1279]" office:value-type="float" office:value="1.0374170584875">
            <text:p>1.04</text:p>
          </table:table-cell>
          <table:table-cell office:value-type="float" office:value="466.62">
            <text:p>466.62</text:p>
          </table:table-cell>
          <table:table-cell table:formula="of:=[.D1279]/[.A1279]" office:value-type="float" office:value="1.02522300830514">
            <text:p>1.03</text:p>
          </table:table-cell>
          <table:table-cell office:value-type="float" office:value="457.55">
            <text:p>457.55</text:p>
          </table:table-cell>
          <table:table-cell table:formula="of:=[.F1279]/[.A1279]" office:value-type="float" office:value="1.00529507404315">
            <text:p>1.01</text:p>
          </table:table-cell>
          <table:table-cell office:value-type="float" office:value="472.17">
            <text:p>472.17</text:p>
          </table:table-cell>
          <table:table-cell table:formula="of:=[.H1279]/[.A1279]" office:value-type="float" office:value="1.0374170584875">
            <text:p>1.04</text:p>
          </table:table-cell>
          <table:table-cell office:value-type="float" office:value="464.86">
            <text:p>464.86</text:p>
          </table:table-cell>
          <table:table-cell table:formula="of:=[.J1279]/[.A1279]" office:value-type="float" office:value="1.02135606626533">
            <text:p>1.02</text:p>
          </table:table-cell>
          <table:table-cell table:number-columns-repeated="5"/>
        </table:table-row>
        <table:table-row table:style-name="ro1">
          <table:table-cell office:value-type="float" office:value="475.26">
            <text:p>475.26</text:p>
          </table:table-cell>
          <table:table-cell office:value-type="float" office:value="492.19">
            <text:p>492.19</text:p>
          </table:table-cell>
          <table:table-cell table:formula="of:=[.B1280]/[.A1280]" office:value-type="float" office:value="1.03562260657324">
            <text:p>1.04</text:p>
          </table:table-cell>
          <table:table-cell office:value-type="float" office:value="485.94">
            <text:p>485.94</text:p>
          </table:table-cell>
          <table:table-cell table:formula="of:=[.D1280]/[.A1280]" office:value-type="float" office:value="1.02247191011236">
            <text:p>1.02</text:p>
          </table:table-cell>
          <table:table-cell office:value-type="float" office:value="492.49">
            <text:p>492.49</text:p>
          </table:table-cell>
          <table:table-cell table:formula="of:=[.F1280]/[.A1280]" office:value-type="float" office:value="1.03625384000337">
            <text:p>1.04</text:p>
          </table:table-cell>
          <table:table-cell office:value-type="float" office:value="492.19">
            <text:p>492.19</text:p>
          </table:table-cell>
          <table:table-cell table:formula="of:=[.H1280]/[.A1280]" office:value-type="float" office:value="1.03562260657324">
            <text:p>1.04</text:p>
          </table:table-cell>
          <table:table-cell office:value-type="float" office:value="487.7">
            <text:p>487.7</text:p>
          </table:table-cell>
          <table:table-cell table:formula="of:=[.J1280]/[.A1280]" office:value-type="float" office:value="1.02617514623574">
            <text:p>1.03</text:p>
          </table:table-cell>
          <table:table-cell table:number-columns-repeated="5"/>
        </table:table-row>
        <table:table-row table:style-name="ro1">
          <table:table-cell office:value-type="float" office:value="474.6">
            <text:p>474.6</text:p>
          </table:table-cell>
          <table:table-cell office:value-type="float" office:value="493.83">
            <text:p>493.83</text:p>
          </table:table-cell>
          <table:table-cell table:formula="of:=[.B1281]/[.A1281]" office:value-type="float" office:value="1.0405183312263">
            <text:p>1.04</text:p>
          </table:table-cell>
          <table:table-cell office:value-type="float" office:value="482.31">
            <text:p>482.31</text:p>
          </table:table-cell>
          <table:table-cell table:formula="of:=[.D1281]/[.A1281]" office:value-type="float" office:value="1.01624525916561">
            <text:p>1.02</text:p>
          </table:table-cell>
          <table:table-cell office:value-type="float" office:value="484.65">
            <text:p>484.65</text:p>
          </table:table-cell>
          <table:table-cell table:formula="of:=[.F1281]/[.A1281]" office:value-type="float" office:value="1.02117572692794">
            <text:p>1.02</text:p>
          </table:table-cell>
          <table:table-cell office:value-type="float" office:value="493.83">
            <text:p>493.83</text:p>
          </table:table-cell>
          <table:table-cell table:formula="of:=[.H1281]/[.A1281]" office:value-type="float" office:value="1.0405183312263">
            <text:p>1.04</text:p>
          </table:table-cell>
          <table:table-cell office:value-type="float" office:value="482.9">
            <text:p>482.9</text:p>
          </table:table-cell>
          <table:table-cell table:formula="of:=[.J1281]/[.A1281]" office:value-type="float" office:value="1.01748841129372">
            <text:p>1.02</text:p>
          </table:table-cell>
          <table:table-cell table:number-columns-repeated="5"/>
        </table:table-row>
        <table:table-row table:style-name="ro1">
          <table:table-cell office:value-type="float" office:value="16.9">
            <text:p>16.9</text:p>
          </table:table-cell>
          <table:table-cell office:value-type="float" office:value="28.56">
            <text:p>28.56</text:p>
          </table:table-cell>
          <table:table-cell table:formula="of:=[.B1282]/[.A1282]" office:value-type="float" office:value="1.68994082840237">
            <text:p>1.69</text:p>
          </table:table-cell>
          <table:table-cell office:value-type="float" office:value="16.9">
            <text:p>16.9</text:p>
          </table:table-cell>
          <table:table-cell table:formula="of:=[.D1282]/[.A1282]" office:value-type="float" office:value="1">
            <text:p>1</text:p>
          </table:table-cell>
          <table:table-cell office:value-type="float" office:value="16.9">
            <text:p>16.9</text:p>
          </table:table-cell>
          <table:table-cell table:formula="of:=[.F1282]/[.A1282]" office:value-type="float" office:value="1">
            <text:p>1</text:p>
          </table:table-cell>
          <table:table-cell office:value-type="float" office:value="16.9">
            <text:p>16.9</text:p>
          </table:table-cell>
          <table:table-cell table:formula="of:=[.H1282]/[.A1282]" office:value-type="float" office:value="1">
            <text:p>1</text:p>
          </table:table-cell>
          <table:table-cell office:value-type="float" office:value="16.9">
            <text:p>16.9</text:p>
          </table:table-cell>
          <table:table-cell table:formula="of:=[.J1282]/[.A1282]" office:value-type="float" office:value="1">
            <text:p>1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9">01/19/2014</text:date>, <text:time>12:2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6M29S</meta:editing-duration>
    <meta:editing-cycles>12</meta:editing-cycles>
    <meta:generator>OpenOffice.org/3.4.1$Win32 OpenOffice.org_project/341m1$Build-9593</meta:generator>
    <dc:date>2014-01-19T12:24:55.83</dc:date>
    <dc:creator>Ryan Tuck</dc:creator>
    <meta:document-statistic meta:table-count="3" meta:cell-count="14110" meta:object-count="0"/>
    <meta:user-defined meta:name="Info 1"/>
    <meta:user-defined meta:name="Info 2"/>
    <meta:user-defined meta:name="Info 3"/>
    <meta:user-defined meta:name="Info 4"/>
  </office:meta>
</office:document-meta>
</file>